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IDEQUIPAMENT</text:p>
          </table:table-cell>
          <table:table-cell office:value-type="string" calcext:value-type="string">
            <text:p>ALIE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TIPUS_VIA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SUFIX_VIA</text:p>
          </table:table-cell>
          <table:table-cell office:value-type="string" calcext:value-type="string">
            <text:p>TIPUS2</text:p>
          </table:table-cell>
          <table:table-cell office:value-type="string" calcext:value-type="string">
            <text:p>VIA2</text:p>
          </table:table-cell>
          <table:table-cell office:value-type="string" calcext:value-type="string">
            <text:p>SUFIX2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CPOSTAL</text:p>
          </table:table-cell>
          <table:table-cell office:value-type="string" calcext:value-type="string">
            <text:p>POBLACIO</text:p>
          </table:table-cell>
          <table:table-cell office:value-type="string" calcext:value-type="string">
            <text:p>CODI_MUNICIPI</text:p>
          </table:table-cell>
          <table:table-cell office:value-type="string" calcext:value-type="string">
            <text:p>COMARCA</text:p>
          </table:table-cell>
          <table:table-cell office:value-type="string" calcext:value-type="string">
            <text:p>TELEFON1</text:p>
          </table:table-cell>
          <table:table-cell office:value-type="string" calcext:value-type="string">
            <text:p>TELEFON2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UTMX</text:p>
          </table:table-cell>
          <table:table-cell office:value-type="string" calcext:value-type="string">
            <text:p>UTMY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DATA_MODIFICACIO</text:p>
          </table:table-cell>
          <table:table-cell office:value-type="string" calcext:value-type="string">
            <text:p>PROPIETATS</text:p>
          </table:table-cell>
          <table:table-cell office:value-type="string" calcext:value-type="string">
            <text:p>Georeferència</text:p>
          </table:table-cell>
        </table:table-row>
        <table:table-row table:style-name="ro1">
          <table:table-cell office:value-type="float" office:value="573991" calcext:value-type="float">
            <text:p>573991</text:p>
          </table:table-cell>
          <table:table-cell table:number-columns-repeated="2" office:value-type="string" calcext:value-type="string">
            <text:p>Jutjat de Pau d'Albi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Abeurador 1</text:p>
          </table:table-cell>
          <table:table-cell table:number-columns-repeated="7"/>
          <table:table-cell office:value-type="float" office:value="25450" calcext:value-type="float">
            <text:p>25450</text:p>
          </table:table-cell>
          <table:table-cell office:value-type="string" calcext:value-type="string">
            <text:p>Albi, l'</text:p>
          </table:table-cell>
          <table:table-cell office:value-type="float" office:value="250096" calcext:value-type="float">
            <text:p>250096</text:p>
          </table:table-cell>
          <table:table-cell office:value-type="string" calcext:value-type="string">
            <text:p>Garrigues</text:p>
          </table:table-cell>
          <table:table-cell office:value-type="float" office:value="973175004" calcext:value-type="float">
            <text:p>973175004</text:p>
          </table:table-cell>
          <table:table-cell/>
          <table:table-cell office:value-type="string" calcext:value-type="string">
            <text:p>973175004(F)</text:p>
          </table:table-cell>
          <table:table-cell office:value-type="float" office:value="327540027" calcext:value-type="float">
            <text:p>327540027</text:p>
          </table:table-cell>
          <table:table-cell office:value-type="float" office:value="4587767937" calcext:value-type="float">
            <text:p>4587767937</text:p>
          </table:table-cell>
          <table:table-cell office:value-type="string" calcext:value-type="string">
            <text:p>0.936190000</text:p>
          </table:table-cell>
          <table:table-cell office:value-type="string" calcext:value-type="string">
            <text:p>41.422970000</text:p>
          </table:table-cell>
          <table:table-cell table:number-columns-repeated="2"/>
          <table:table-cell office:value-type="string" calcext:value-type="string">
            <text:p>07/18/2024 07:02:41 AM</text:p>
          </table:table-cell>
          <table:table-cell/>
          <table:table-cell office:value-type="string" calcext:value-type="string">
            <text:p>POINT (0.93619 41.42297)</text:p>
          </table:table-cell>
        </table:table-row>
        <table:table-row table:style-name="ro1">
          <table:table-cell office:value-type="float" office:value="55446" calcext:value-type="float">
            <text:p>55446</text:p>
          </table:table-cell>
          <table:table-cell table:number-columns-repeated="2" office:value-type="string" calcext:value-type="string">
            <text:p>Les Cases d'Alcanar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530" calcext:value-type="float">
            <text:p>43530</text:p>
          </table:table-cell>
          <table:table-cell office:value-type="string" calcext:value-type="string">
            <text:p>Alcanar</text:p>
          </table:table-cell>
          <table:table-cell office:value-type="float" office:value="430043" calcext:value-type="float">
            <text:p>430043</text:p>
          </table:table-cell>
          <table:table-cell office:value-type="string" calcext:value-type="string">
            <text:p>Montsià</text:p>
          </table:table-cell>
          <table:table-cell table:number-columns-repeated="3"/>
          <table:table-cell office:value-type="float" office:value="291137000" calcext:value-type="float">
            <text:p>291137000</text:p>
          </table:table-cell>
          <table:table-cell office:value-type="float" office:value="4492125000" calcext:value-type="float">
            <text:p>4492125000</text:p>
          </table:table-cell>
          <table:table-cell office:value-type="string" calcext:value-type="string">
            <text:p>0.532172431</text:p>
          </table:table-cell>
          <table:table-cell office:value-type="string" calcext:value-type="string">
            <text:p>40.551713308</text:p>
          </table:table-cell>
          <table:table-cell table:number-columns-repeated="2"/>
          <table:table-cell office:value-type="string" calcext:value-type="string">
            <text:p>07/17/2024 06:00:49 AM</text:p>
          </table:table-cell>
          <table:table-cell/>
          <table:table-cell office:value-type="string" calcext:value-type="string">
            <text:p>POINT (0.53217244 40.551712)</text:p>
          </table:table-cell>
        </table:table-row>
        <table:table-row table:style-name="ro1">
          <table:table-cell office:value-type="float" office:value="14439" calcext:value-type="float">
            <text:p>14439</text:p>
          </table:table-cell>
          <table:table-cell table:number-columns-repeated="2" office:value-type="string" calcext:value-type="string">
            <text:p>DEIXALLERIA D'ALCARRÀ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S/N</text:p>
          </table:table-cell>
          <table:table-cell table:number-columns-repeated="7"/>
          <table:table-cell office:value-type="float" office:value="25180" calcext:value-type="float">
            <text:p>25180</text:p>
          </table:table-cell>
          <table:table-cell office:value-type="string" calcext:value-type="string">
            <text:p>Alcarràs</text:p>
          </table:table-cell>
          <table:table-cell office:value-type="float" office:value="250117" calcext:value-type="float">
            <text:p>250117</text:p>
          </table:table-cell>
          <table:table-cell office:value-type="string" calcext:value-type="string">
            <text:p>Segrià</text:p>
          </table:table-cell>
          <table:table-cell office:value-type="float" office:value="973790004" calcext:value-type="float">
            <text:p>973790004</text:p>
          </table:table-cell>
          <table:table-cell table:number-columns-repeated="2"/>
          <table:table-cell office:value-type="float" office:value="292195000" calcext:value-type="float">
            <text:p>292195000</text:p>
          </table:table-cell>
          <table:table-cell office:value-type="float" office:value="4605066000" calcext:value-type="float">
            <text:p>4605066000</text:p>
          </table:table-cell>
          <table:table-cell office:value-type="string" calcext:value-type="string">
            <text:p>0.507606264</text:p>
          </table:table-cell>
          <table:table-cell office:value-type="string" calcext:value-type="string">
            <text:p>41.570273051</text:p>
          </table:table-cell>
          <table:table-cell office:value-type="string" calcext:value-type="string">
            <text:p>jibars@segria.cat</text:p>
          </table:table-cell>
          <table:table-cell office:value-type="string" calcext:value-type="string">
            <text:p>http://www.segria.cat/arees/medi-ambient/deixalleries/deixalleries-segria/alcarras</text:p>
          </table:table-cell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e dimarts a divendres de 16 a 19h. Dissabtes de 8 a 14 i de 16 a 19h.Diumenges de 8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50760627 41.570274)</text:p>
          </table:table-cell>
        </table:table-row>
        <table:table-row table:style-name="ro1">
          <table:table-cell office:value-type="float" office:value="3044316" calcext:value-type="float">
            <text:p>3044316</text:p>
          </table:table-cell>
          <table:table-cell table:number-columns-repeated="2" office:value-type="string" calcext:value-type="string">
            <text:p>Estació Experimental d'Alcarràs</text:p>
          </table:table-cell>
          <table:table-cell office:value-type="string" calcext:value-type="string">
            <text:p>Recerca|Centres de recerca|Centres IRTA|</text:p>
          </table:table-cell>
          <table:table-cell/>
          <table:table-cell office:value-type="string" calcext:value-type="string">
            <text:p><text:s text:c="2"/>Partida Montagut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25180" calcext:value-type="float">
            <text:p>25180</text:p>
          </table:table-cell>
          <table:table-cell office:value-type="string" calcext:value-type="string">
            <text:p>Alcarràs</text:p>
          </table:table-cell>
          <table:table-cell office:value-type="float" office:value="250117" calcext:value-type="float">
            <text:p>250117</text:p>
          </table:table-cell>
          <table:table-cell office:value-type="string" calcext:value-type="string">
            <text:p>Segrià</text:p>
          </table:table-cell>
          <table:table-cell table:number-columns-repeated="3"/>
          <table:table-cell office:value-type="float" office:value="293768380" calcext:value-type="float">
            <text:p>293768380</text:p>
          </table:table-cell>
          <table:table-cell office:value-type="float" office:value="4608568897" calcext:value-type="float">
            <text:p>4608568897</text:p>
          </table:table-cell>
          <table:table-cell office:value-type="string" calcext:value-type="string">
            <text:p>0.525256102</text:p>
          </table:table-cell>
          <table:table-cell office:value-type="string" calcext:value-type="string">
            <text:p>41.602202673</text:p>
          </table:table-cell>
          <table:table-cell/>
          <table:table-cell office:value-type="string" calcext:value-type="string">
            <text:p>http://www.irta.cat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0.5252561 41.602203)</text:p>
          </table:table-cell>
        </table:table-row>
        <table:table-row table:style-name="ro1">
          <table:table-cell office:value-type="float" office:value="27043899" calcext:value-type="float">
            <text:p>27043899</text:p>
          </table:table-cell>
          <table:table-cell table:number-columns-repeated="2" office:value-type="string" calcext:value-type="string">
            <text:p>Centro Cultural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Xerta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3528" calcext:value-type="float">
            <text:p>43528</text:p>
          </table:table-cell>
          <table:table-cell office:value-type="string" calcext:value-type="string">
            <text:p>Alfara de Carles</text:p>
          </table:table-cell>
          <table:table-cell office:value-type="float" office:value="430081" calcext:value-type="float">
            <text:p>430081</text:p>
          </table:table-cell>
          <table:table-cell office:value-type="string" calcext:value-type="string">
            <text:p>Baix Ebre</text:p>
          </table:table-cell>
          <table:table-cell office:value-type="float" office:value="977455005" calcext:value-type="float">
            <text:p>977455005</text:p>
          </table:table-cell>
          <table:table-cell table:number-columns-repeated="2"/>
          <table:table-cell office:value-type="float" office:value="280951197" calcext:value-type="float">
            <text:p>280951197</text:p>
          </table:table-cell>
          <table:table-cell office:value-type="float" office:value="4527875861" calcext:value-type="float">
            <text:p>4527875861</text:p>
          </table:table-cell>
          <table:table-cell office:value-type="string" calcext:value-type="string">
            <text:p>0.400550151</text:p>
          </table:table-cell>
          <table:table-cell office:value-type="string" calcext:value-type="string">
            <text:p>40.872675900</text:p>
          </table:table-cell>
          <table:table-cell office:value-type="string" calcext:value-type="string">
            <text:p>jroyo@alfaracarles.cat</text:p>
          </table:table-cell>
          <table:table-cell/>
          <table:table-cell table:style-name="ce1" office:value-type="string" calcext:value-type="string">
            <text:p>07/10/2024 07:23:33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0.40055016 40.872677)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  <table:table-cell table:number-columns-repeated="2" office:value-type="string" calcext:value-type="string">
            <text:p>DEIXALLERIA D'ALGUAIRE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PLA DE LA FALS (POL. 23 PARC. 46) </text:p>
          </table:table-cell>
          <table:table-cell table:number-columns-repeated="7"/>
          <table:table-cell office:value-type="float" office:value="25125" calcext:value-type="float">
            <text:p>25125</text:p>
          </table:table-cell>
          <table:table-cell office:value-type="string" calcext:value-type="string">
            <text:p>Alguaire</text:p>
          </table:table-cell>
          <table:table-cell office:value-type="float" office:value="250169" calcext:value-type="float">
            <text:p>250169</text:p>
          </table:table-cell>
          <table:table-cell office:value-type="string" calcext:value-type="string">
            <text:p>Segrià</text:p>
          </table:table-cell>
          <table:table-cell office:value-type="float" office:value="973756006" calcext:value-type="float">
            <text:p>973756006</text:p>
          </table:table-cell>
          <table:table-cell/>
          <table:table-cell office:value-type="float" office:value="973054810" calcext:value-type="float">
            <text:p>973054810</text:p>
          </table:table-cell>
          <table:table-cell office:value-type="float" office:value="297961000" calcext:value-type="float">
            <text:p>297961000</text:p>
          </table:table-cell>
          <table:table-cell office:value-type="float" office:value="4623659000" calcext:value-type="float">
            <text:p>4623659000</text:p>
          </table:table-cell>
          <table:table-cell office:value-type="string" calcext:value-type="string">
            <text:p>0.570419206</text:p>
          </table:table-cell>
          <table:table-cell office:value-type="string" calcext:value-type="string">
            <text:p>41.739071530</text:p>
          </table:table-cell>
          <table:table-cell office:value-type="string" calcext:value-type="string">
            <text:p>jibars@segria.cat</text:p>
          </table:table-cell>
          <table:table-cell office:value-type="string" calcext:value-type="string">
            <text:p>http://www.segria.cat/arees/medi-ambient/deixalleries/deixalleries-segria/alguaire</text:p>
          </table:table-cell>
          <table:table-cell office:value-type="string" calcext:value-type="string">
            <text:p>07/19/2024 07:02:54 AM</text:p>
          </table:table-cell>
          <table:table-cell office:value-type="string" calcext:value-type="string">
            <text:p>Horari|De dimarts a divendres de 15 a 18h.Dissabtes de 8 a 14 i de 16 a 19h.Diumenges de 9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5704192 41.73907)</text:p>
          </table:table-cell>
        </table:table-row>
        <table:table-row table:style-name="ro1">
          <table:table-cell office:value-type="float" office:value="55404" calcext:value-type="float">
            <text:p>55404</text:p>
          </table:table-cell>
          <table:table-cell table:number-columns-repeated="2" office:value-type="string" calcext:value-type="string">
            <text:p>Aeroport de Lleida-Alguaire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Aeroport de Lleida-Alguaire</text:p>
          </table:table-cell>
          <table:table-cell table:number-columns-repeated="7"/>
          <table:table-cell office:value-type="float" office:value="25125" calcext:value-type="float">
            <text:p>25125</text:p>
          </table:table-cell>
          <table:table-cell office:value-type="string" calcext:value-type="string">
            <text:p>Alguaire</text:p>
          </table:table-cell>
          <table:table-cell office:value-type="float" office:value="250169" calcext:value-type="float">
            <text:p>250169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 03 27 00</text:p>
          </table:table-cell>
          <table:table-cell table:number-columns-repeated="2"/>
          <table:table-cell office:value-type="float" office:value="294981240" calcext:value-type="float">
            <text:p>294981240</text:p>
          </table:table-cell>
          <table:table-cell office:value-type="float" office:value="4622550490" calcext:value-type="float">
            <text:p>4622550490</text:p>
          </table:table-cell>
          <table:table-cell office:value-type="string" calcext:value-type="string">
            <text:p>0.534250000</text:p>
          </table:table-cell>
          <table:table-cell office:value-type="string" calcext:value-type="string">
            <text:p>41.728277778</text:p>
          </table:table-cell>
          <table:table-cell/>
          <table:table-cell office:value-type="string" calcext:value-type="string">
            <text:p>http://www.aeroportlleida.cat/</text:p>
          </table:table-cell>
          <table:table-cell office:value-type="string" calcext:value-type="string">
            <text:p>07/17/2024 06:00:54 AM</text:p>
          </table:table-cell>
          <table:table-cell office:value-type="string" calcext:value-type="string">
            <text:p>Entitat Gestora|Aeroports de Catalunya|Tipus|Aeroport</text:p>
          </table:table-cell>
          <table:table-cell office:value-type="string" calcext:value-type="string">
            <text:p>POINT (0.53425 41.72828)</text:p>
          </table:table-cell>
        </table:table-row>
        <table:table-row table:style-name="ro1">
          <table:table-cell office:value-type="float" office:value="2244527" calcext:value-type="float">
            <text:p>2244527</text:p>
          </table:table-cell>
          <table:table-cell table:number-columns-repeated="2" office:value-type="string" calcext:value-type="string">
            <text:p>Entitat Municipal Descentralitzada d'Ainet de Besan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73" calcext:value-type="float">
            <text:p>25573</text:p>
          </table:table-cell>
          <table:table-cell office:value-type="string" calcext:value-type="string">
            <text:p>Alins</text:p>
          </table:table-cell>
          <table:table-cell office:value-type="float" office:value="250175" calcext:value-type="float">
            <text:p>250175</text:p>
          </table:table-cell>
          <table:table-cell office:value-type="string" calcext:value-type="string">
            <text:p>Pallars Sobirà</text:p>
          </table:table-cell>
          <table:table-cell office:value-type="string" calcext:value-type="string">
            <text:p>973-624405</text:p>
          </table:table-cell>
          <table:table-cell/>
          <table:table-cell office:value-type="string" calcext:value-type="string">
            <text:p>973-624388</text:p>
          </table:table-cell>
          <table:table-cell office:value-type="float" office:value="361877578" calcext:value-type="float">
            <text:p>361877578</text:p>
          </table:table-cell>
          <table:table-cell office:value-type="float" office:value="4712063189" calcext:value-type="float">
            <text:p>4712063189</text:p>
          </table:table-cell>
          <table:table-cell office:value-type="string" calcext:value-type="string">
            <text:p>1.317703100</text:p>
          </table:table-cell>
          <table:table-cell office:value-type="string" calcext:value-type="string">
            <text:p>42.548619900</text:p>
          </table:table-cell>
          <table:table-cell office:value-type="string" calcext:value-type="string">
            <text:p>aj@alins.ddl.net</text:p>
          </table:table-cell>
          <table:table-cell/>
          <table:table-cell office:value-type="string" calcext:value-type="string">
            <text:p>07/17/2024 07:02:47 AM</text:p>
          </table:table-cell>
          <table:table-cell/>
          <table:table-cell office:value-type="string" calcext:value-type="string">
            <text:p>POINT (1.3177031 42.54862)</text:p>
          </table:table-cell>
        </table:table-row>
        <table:table-row table:style-name="ro1">
          <table:table-cell office:value-type="float" office:value="2244532" calcext:value-type="float">
            <text:p>2244532</text:p>
          </table:table-cell>
          <table:table-cell table:number-columns-repeated="2" office:value-type="string" calcext:value-type="string">
            <text:p>Entitat Municipal Descentralitzada d'Àreu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de la Vila</text:p>
          </table:table-cell>
          <table:table-cell table:number-columns-repeated="7"/>
          <table:table-cell office:value-type="float" office:value="25575" calcext:value-type="float">
            <text:p>25575</text:p>
          </table:table-cell>
          <table:table-cell office:value-type="string" calcext:value-type="string">
            <text:p>Alins</text:p>
          </table:table-cell>
          <table:table-cell office:value-type="float" office:value="250175" calcext:value-type="float">
            <text:p>250175</text:p>
          </table:table-cell>
          <table:table-cell office:value-type="string" calcext:value-type="string">
            <text:p>Pallars Sobirà</text:p>
          </table:table-cell>
          <table:table-cell office:value-type="string" calcext:value-type="string">
            <text:p>973-624405</text:p>
          </table:table-cell>
          <table:table-cell/>
          <table:table-cell office:value-type="string" calcext:value-type="string">
            <text:p>973-624388</text:p>
          </table:table-cell>
          <table:table-cell office:value-type="float" office:value="361877578" calcext:value-type="float">
            <text:p>361877578</text:p>
          </table:table-cell>
          <table:table-cell office:value-type="float" office:value="4712063189" calcext:value-type="float">
            <text:p>4712063189</text:p>
          </table:table-cell>
          <table:table-cell office:value-type="string" calcext:value-type="string">
            <text:p>1.317703100</text:p>
          </table:table-cell>
          <table:table-cell office:value-type="string" calcext:value-type="string">
            <text:p>42.548619900</text:p>
          </table:table-cell>
          <table:table-cell office:value-type="string" calcext:value-type="string">
            <text:p>aj@alins.ddl.net</text:p>
          </table:table-cell>
          <table:table-cell/>
          <table:table-cell office:value-type="string" calcext:value-type="string">
            <text:p>07/17/2024 07:02:47 AM</text:p>
          </table:table-cell>
          <table:table-cell/>
          <table:table-cell office:value-type="string" calcext:value-type="string">
            <text:p>POINT (1.3177031 42.54862)</text:p>
          </table:table-cell>
        </table:table-row>
        <table:table-row table:style-name="ro1">
          <table:table-cell office:value-type="float" office:value="27041827" calcext:value-type="float">
            <text:p>27041827</text:p>
          </table:table-cell>
          <table:table-cell table:number-columns-repeated="2" office:value-type="string" calcext:value-type="string">
            <text:p>Espai Museístic del Ferro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Casa Sintet</text:p>
          </table:table-cell>
          <table:table-cell table:number-columns-repeated="7"/>
          <table:table-cell office:value-type="float" office:value="25574" calcext:value-type="float">
            <text:p>25574</text:p>
          </table:table-cell>
          <table:table-cell office:value-type="string" calcext:value-type="string">
            <text:p>Alins</text:p>
          </table:table-cell>
          <table:table-cell office:value-type="float" office:value="250175" calcext:value-type="float">
            <text:p>250175</text:p>
          </table:table-cell>
          <table:table-cell office:value-type="string" calcext:value-type="string">
            <text:p>Pallars Sobirà</text:p>
          </table:table-cell>
          <table:table-cell office:value-type="string" calcext:value-type="string">
            <text:p>658 49 13 12 -</text:p>
          </table:table-cell>
          <table:table-cell table:number-columns-repeated="2"/>
          <table:table-cell office:value-type="float" office:value="361858000" calcext:value-type="float">
            <text:p>361858000</text:p>
          </table:table-cell>
          <table:table-cell office:value-type="float" office:value="4712083000" calcext:value-type="float">
            <text:p>4712083000</text:p>
          </table:table-cell>
          <table:table-cell office:value-type="string" calcext:value-type="string">
            <text:p>1.317459954</text:p>
          </table:table-cell>
          <table:table-cell office:value-type="string" calcext:value-type="string">
            <text:p>42.548794735</text:p>
          </table:table-cell>
          <table:table-cell office:value-type="string" calcext:value-type="string">
            <text:p>casasintet@gmail.com</text:p>
          </table:table-cell>
          <table:table-cell office:value-type="string" calcext:value-type="string">
            <text:p>http://facebook.com/casasintet</text:p>
          </table:table-cell>
          <table:table-cell table:style-name="ce1" office:value-type="string" calcext:value-type="string">
            <text:p>07/10/2024 07:36:15 AM</text:p>
          </table:table-cell>
          <table:table-cell office:value-type="string" calcext:value-type="string">
            <text:p>Gestio|Gestió directa de persones o entitats privades</text:p>
          </table:table-cell>
          <table:table-cell office:value-type="string" calcext:value-type="string">
            <text:p>POINT (1.31746 42.548794)</text:p>
          </table:table-cell>
        </table:table-row>
        <table:table-row table:style-name="ro1">
          <table:table-cell office:value-type="float" office:value="2244622" calcext:value-type="float">
            <text:p>2244622</text:p>
          </table:table-cell>
          <table:table-cell table:number-columns-repeated="2" office:value-type="string" calcext:value-type="string">
            <text:p>Entitat Municipal Descentralitzada d'Isil i Alós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l Estudi d'Isil</text:p>
          </table:table-cell>
          <table:table-cell table:number-columns-repeated="7"/>
          <table:table-cell office:value-type="float" office:value="25586" calcext:value-type="float">
            <text:p>25586</text:p>
          </table:table-cell>
          <table:table-cell office:value-type="string" calcext:value-type="string">
            <text:p>Alt Àneu</text:p>
          </table:table-cell>
          <table:table-cell office:value-type="float" office:value="250241" calcext:value-type="float">
            <text:p>250241</text:p>
          </table:table-cell>
          <table:table-cell office:value-type="string" calcext:value-type="string">
            <text:p>Pallars Sobirà</text:p>
          </table:table-cell>
          <table:table-cell office:value-type="string" calcext:value-type="string">
            <text:p>973-926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emd.isil.alos.arreu@gmail.com</text:p>
          </table:table-cell>
          <table:table-cell/>
          <table:table-cell office:value-type="string" calcext:value-type="string">
            <text:p>07/17/2024 07:02:45 AM</text:p>
          </table:table-cell>
          <table:table-cell table:number-columns-repeated="2"/>
        </table:table-row>
        <table:table-row table:style-name="ro1">
          <table:table-cell office:value-type="float" office:value="2244642" calcext:value-type="float">
            <text:p>2244642</text:p>
          </table:table-cell>
          <table:table-cell table:number-columns-repeated="2" office:value-type="string" calcext:value-type="string">
            <text:p>Entitat Municipal Descentralitzada de Sorpe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l Estudi de Sorpe</text:p>
          </table:table-cell>
          <table:table-cell table:number-columns-repeated="7"/>
          <table:table-cell office:value-type="float" office:value="25587" calcext:value-type="float">
            <text:p>25587</text:p>
          </table:table-cell>
          <table:table-cell office:value-type="string" calcext:value-type="string">
            <text:p>Alt Àneu</text:p>
          </table:table-cell>
          <table:table-cell office:value-type="float" office:value="250241" calcext:value-type="float">
            <text:p>250241</text:p>
          </table:table-cell>
          <table:table-cell office:value-type="string" calcext:value-type="string">
            <text:p>Pallars Sobirà</text:p>
          </table:table-cell>
          <table:table-cell office:value-type="string" calcext:value-type="string">
            <text:p>973-626038</text:p>
          </table:table-cell>
          <table:table-cell/>
          <table:table-cell office:value-type="string" calcext:value-type="string">
            <text:p>973-6263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juntament@altaneu.ddl.net</text:p>
          </table:table-cell>
          <table:table-cell/>
          <table:table-cell office:value-type="string" calcext:value-type="string">
            <text:p>07/17/2024 07:02:44 AM</text:p>
          </table:table-cell>
          <table:table-cell table:number-columns-repeated="2"/>
        </table:table-row>
        <table:table-row table:style-name="ro1">
          <table:table-cell office:value-type="float" office:value="14263" calcext:value-type="float">
            <text:p>14263</text:p>
          </table:table-cell>
          <table:table-cell table:number-columns-repeated="2" office:value-type="string" calcext:value-type="string">
            <text:p>DEIXALLERIA DE L'AMETLLA DE MAR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MAS DEL RENEGAT (POL.45 PARC. 3) </text:p>
          </table:table-cell>
          <table:table-cell table:number-columns-repeated="7"/>
          <table:table-cell office:value-type="float" office:value="43860" calcext:value-type="float">
            <text:p>43860</text:p>
          </table:table-cell>
          <table:table-cell office:value-type="string" calcext:value-type="string">
            <text:p>Ametlla de Mar, l'</text:p>
          </table:table-cell>
          <table:table-cell office:value-type="float" office:value="430136" calcext:value-type="float">
            <text:p>430136</text:p>
          </table:table-cell>
          <table:table-cell office:value-type="string" calcext:value-type="string">
            <text:p>Baix Ebre</text:p>
          </table:table-cell>
          <table:table-cell office:value-type="float" office:value="977445308" calcext:value-type="float">
            <text:p>977445308</text:p>
          </table:table-cell>
          <table:table-cell table:number-columns-repeated="2"/>
          <table:table-cell office:value-type="float" office:value="315516000" calcext:value-type="float">
            <text:p>315516000</text:p>
          </table:table-cell>
          <table:table-cell office:value-type="float" office:value="4530231000" calcext:value-type="float">
            <text:p>4530231000</text:p>
          </table:table-cell>
          <table:table-cell office:value-type="string" calcext:value-type="string">
            <text:p>0.809718576</text:p>
          </table:table-cell>
          <table:table-cell office:value-type="string" calcext:value-type="string">
            <text:p>40.902390197</text:p>
          </table:table-cell>
          <table:table-cell office:value-type="string" calcext:value-type="string">
            <text:p>laznar@copate.cat</text:p>
          </table:table-cell>
          <table:table-cell office:value-type="string" calcext:value-type="string">
            <text:p>http://www.code.cat/sections/gestio-de-residus/instal-lacio.aspx?id=19</text:p>
          </table:table-cell>
          <table:table-cell office:value-type="string" calcext:value-type="string">
            <text:p>07/19/2024 07:02:57 AM</text:p>
          </table:table-cell>
          <table:table-cell office:value-type="string" calcext:value-type="string">
            <text:p>Horari|De dilluns a divendres 10:00h a 13:00h i 14:30h a 17:30h. Dissabte 8:00h a 13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80971855 40.90239)</text:p>
          </table:table-cell>
        </table:table-row>
        <table:table-row table:style-name="ro1">
          <table:table-cell office:value-type="float" office:value="55448" calcext:value-type="float">
            <text:p>55448</text:p>
          </table:table-cell>
          <table:table-cell table:number-columns-repeated="2" office:value-type="string" calcext:value-type="string">
            <text:p>l'Ametlla de Mar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860" calcext:value-type="float">
            <text:p>43860</text:p>
          </table:table-cell>
          <table:table-cell office:value-type="string" calcext:value-type="string">
            <text:p>Ametlla de Mar, l'</text:p>
          </table:table-cell>
          <table:table-cell office:value-type="float" office:value="430136" calcext:value-type="float">
            <text:p>430136</text:p>
          </table:table-cell>
          <table:table-cell office:value-type="string" calcext:value-type="string">
            <text:p>Baix Ebre</text:p>
          </table:table-cell>
          <table:table-cell table:number-columns-repeated="3"/>
          <table:table-cell office:value-type="float" office:value="315056000" calcext:value-type="float">
            <text:p>315056000</text:p>
          </table:table-cell>
          <table:table-cell office:value-type="float" office:value="4528109000" calcext:value-type="float">
            <text:p>4528109000</text:p>
          </table:table-cell>
          <table:table-cell office:value-type="string" calcext:value-type="string">
            <text:p>0.803830142</text:p>
          </table:table-cell>
          <table:table-cell office:value-type="string" calcext:value-type="string">
            <text:p>40.881330838</text:p>
          </table:table-cell>
          <table:table-cell table:number-columns-repeated="2"/>
          <table:table-cell office:value-type="string" calcext:value-type="string">
            <text:p>07/17/2024 06:00:49 AM</text:p>
          </table:table-cell>
          <table:table-cell/>
          <table:table-cell office:value-type="string" calcext:value-type="string">
            <text:p>POINT (0.80383015 40.881332)</text:p>
          </table:table-cell>
        </table:table-row>
        <table:table-row table:style-name="ro1">
          <table:table-cell office:value-type="float" office:value="1283310" calcext:value-type="float">
            <text:p>1283310</text:p>
          </table:table-cell>
          <table:table-cell table:number-columns-repeated="2" office:value-type="string" calcext:value-type="string">
            <text:p>A0462003 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ompeu Fabra, 30-34, 1r, local 13</text:p>
          </table:table-cell>
          <table:table-cell table:number-columns-repeated="7"/>
          <table:table-cell office:value-type="float" office:value="8480" calcext:value-type="float">
            <text:p>8480</text:p>
          </table:table-cell>
          <table:table-cell office:value-type="string" calcext:value-type="string">
            <text:p>Ametlla del Vallès, l'</text:p>
          </table:table-cell>
          <table:table-cell office:value-type="float" office:value="80057" calcext:value-type="float">
            <text:p>80057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38521773" calcext:value-type="float">
            <text:p>438521773</text:p>
          </table:table-cell>
          <table:table-cell office:value-type="float" office:value="4613344574" calcext:value-type="float">
            <text:p>4613344574</text:p>
          </table:table-cell>
          <table:table-cell office:value-type="string" calcext:value-type="string">
            <text:p>2.261479000</text:p>
          </table:table-cell>
          <table:table-cell office:value-type="string" calcext:value-type="string">
            <text:p>41.669490100</text:p>
          </table:table-cell>
          <table:table-cell table:number-columns-repeated="2"/>
          <table:table-cell office:value-type="string" calcext:value-type="string">
            <text:p>07/18/2024 07:02:13 AM</text:p>
          </table:table-cell>
          <table:table-cell/>
          <table:table-cell office:value-type="string" calcext:value-type="string">
            <text:p>POINT (2.261479 41.66949)</text:p>
          </table:table-cell>
        </table:table-row>
        <table:table-row table:style-name="ro1">
          <table:table-cell office:value-type="float" office:value="574149" calcext:value-type="float">
            <text:p>574149</text:p>
          </table:table-cell>
          <table:table-cell table:number-columns-repeated="2" office:value-type="string" calcext:value-type="string">
            <text:p>Jutjat de Pau d'Ametlla del Vallè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ompeu Fabra, 30-34, 1r, local 13</text:p>
          </table:table-cell>
          <table:table-cell table:number-columns-repeated="7"/>
          <table:table-cell office:value-type="float" office:value="8480" calcext:value-type="float">
            <text:p>8480</text:p>
          </table:table-cell>
          <table:table-cell office:value-type="string" calcext:value-type="string">
            <text:p>Ametlla del Vallès, l'</text:p>
          </table:table-cell>
          <table:table-cell office:value-type="float" office:value="80057" calcext:value-type="float">
            <text:p>80057</text:p>
          </table:table-cell>
          <table:table-cell office:value-type="string" calcext:value-type="string">
            <text:p>Vallès Oriental</text:p>
          </table:table-cell>
          <table:table-cell office:value-type="float" office:value="938432808" calcext:value-type="float">
            <text:p>938432808</text:p>
          </table:table-cell>
          <table:table-cell/>
          <table:table-cell office:value-type="float" office:value="938432467" calcext:value-type="float">
            <text:p>938432467</text:p>
          </table:table-cell>
          <table:table-cell office:value-type="float" office:value="438521773" calcext:value-type="float">
            <text:p>438521773</text:p>
          </table:table-cell>
          <table:table-cell office:value-type="float" office:value="4613344574" calcext:value-type="float">
            <text:p>4613344574</text:p>
          </table:table-cell>
          <table:table-cell office:value-type="string" calcext:value-type="string">
            <text:p>2.261479000</text:p>
          </table:table-cell>
          <table:table-cell office:value-type="string" calcext:value-type="string">
            <text:p>41.669490100</text:p>
          </table:table-cell>
          <table:table-cell table:number-columns-repeated="2"/>
          <table:table-cell office:value-type="string" calcext:value-type="string">
            <text:p>07/18/2024 07:02:52 AM</text:p>
          </table:table-cell>
          <table:table-cell/>
          <table:table-cell office:value-type="string" calcext:value-type="string">
            <text:p>POINT (2.261479 41.66949)</text:p>
          </table:table-cell>
        </table:table-row>
        <table:table-row table:style-name="ro1">
          <table:table-cell office:value-type="float" office:value="3040253" calcext:value-type="float">
            <text:p>3040253</text:p>
          </table:table-cell>
          <table:table-cell table:number-columns-repeated="2" office:value-type="string" calcext:value-type="string">
            <text:p>Confraria de Pescadors de l'Ampolla</text:p>
          </table:table-cell>
          <table:table-cell office:value-type="string" calcext:value-type="string">
            <text:p>Agricultura. Ramaderia. Pesca|Confraries de pescadors||</text:p>
          </table:table-cell>
          <table:table-cell/>
          <table:table-cell office:value-type="string" calcext:value-type="string">
            <text:p><text:s/>Port Pesquer, s/n</text:p>
          </table:table-cell>
          <table:table-cell table:number-columns-repeated="7"/>
          <table:table-cell office:value-type="float" office:value="43895" calcext:value-type="float">
            <text:p>43895</text:p>
          </table:table-cell>
          <table:table-cell office:value-type="string" calcext:value-type="string">
            <text:p>Ampolla, l'</text:p>
          </table:table-cell>
          <table:table-cell office:value-type="float" office:value="439060" calcext:value-type="float">
            <text:p>439060</text:p>
          </table:table-cell>
          <table:table-cell office:value-type="string" calcext:value-type="string">
            <text:p>Baix Ebre</text:p>
          </table:table-cell>
          <table:table-cell office:value-type="string" calcext:value-type="string">
            <text:p>977 46 05 23</text:p>
          </table:table-cell>
          <table:table-cell/>
          <table:table-cell office:value-type="string" calcext:value-type="string">
            <text:p>977 46 09 60</text:p>
          </table:table-cell>
          <table:table-cell office:value-type="float" office:value="307045227" calcext:value-type="float">
            <text:p>307045227</text:p>
          </table:table-cell>
          <table:table-cell office:value-type="float" office:value="4520376493" calcext:value-type="float">
            <text:p>4520376493</text:p>
          </table:table-cell>
          <table:table-cell office:value-type="string" calcext:value-type="string">
            <text:p>0.712137000</text:p>
          </table:table-cell>
          <table:table-cell office:value-type="string" calcext:value-type="string">
            <text:p>40.811785000</text:p>
          </table:table-cell>
          <table:table-cell office:value-type="string" calcext:value-type="string">
            <text:p>cofradia_ampolla@yahoo.es</text:p>
          </table:table-cell>
          <table:table-cell/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0.712137 40.811787)</text:p>
          </table:table-cell>
        </table:table-row>
        <table:table-row table:style-name="ro1">
          <table:table-cell office:value-type="float" office:value="55449" calcext:value-type="float">
            <text:p>55449</text:p>
          </table:table-cell>
          <table:table-cell table:number-columns-repeated="2" office:value-type="string" calcext:value-type="string">
            <text:p>l'Ampoll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895" calcext:value-type="float">
            <text:p>43895</text:p>
          </table:table-cell>
          <table:table-cell office:value-type="string" calcext:value-type="string">
            <text:p>Ampolla, l'</text:p>
          </table:table-cell>
          <table:table-cell office:value-type="float" office:value="439060" calcext:value-type="float">
            <text:p>439060</text:p>
          </table:table-cell>
          <table:table-cell office:value-type="string" calcext:value-type="string">
            <text:p>Baix Ebre</text:p>
          </table:table-cell>
          <table:table-cell table:number-columns-repeated="3"/>
          <table:table-cell office:value-type="float" office:value="306955000" calcext:value-type="float">
            <text:p>306955000</text:p>
          </table:table-cell>
          <table:table-cell office:value-type="float" office:value="4520428000" calcext:value-type="float">
            <text:p>4520428000</text:p>
          </table:table-cell>
          <table:table-cell office:value-type="string" calcext:value-type="string">
            <text:p>0.710134977</text:p>
          </table:table-cell>
          <table:table-cell office:value-type="string" calcext:value-type="string">
            <text:p>40.810322229</text:p>
          </table:table-cell>
          <table:table-cell table:number-columns-repeated="2"/>
          <table:table-cell office:value-type="string" calcext:value-type="string">
            <text:p>07/17/2024 06:00:49 AM</text:p>
          </table:table-cell>
          <table:table-cell/>
          <table:table-cell office:value-type="string" calcext:value-type="string">
            <text:p>POINT (0.710135 40.81032)</text:p>
          </table:table-cell>
        </table:table-row>
        <table:table-row table:style-name="ro1">
          <table:table-cell office:value-type="float" office:value="2581548" calcext:value-type="float">
            <text:p>2581548</text:p>
          </table:table-cell>
          <table:table-cell table:number-columns-repeated="2" office:value-type="string" calcext:value-type="string">
            <text:p>Llar d'infants La Marinada</text:p>
          </table:table-cell>
          <table:table-cell office:value-type="string" calcext:value-type="string">
            <text:p>Educació. Formació|Educació infantil de 1r cicle (EINF1C)||</text:p>
          </table:table-cell>
          <table:table-cell/>
          <table:table-cell office:value-type="string" calcext:value-type="string">
            <text:p><text:s/>Zona d'Equipaments, Unitat d'Acció 5</text:p>
          </table:table-cell>
          <table:table-cell table:number-columns-repeated="7"/>
          <table:table-cell office:value-type="float" office:value="43895" calcext:value-type="float">
            <text:p>43895</text:p>
          </table:table-cell>
          <table:table-cell office:value-type="string" calcext:value-type="string">
            <text:p>Ampolla, l'</text:p>
          </table:table-cell>
          <table:table-cell office:value-type="float" office:value="439060" calcext:value-type="float">
            <text:p>439060</text:p>
          </table:table-cell>
          <table:table-cell office:value-type="string" calcext:value-type="string">
            <text:p>Baix Ebre</text:p>
          </table:table-cell>
          <table:table-cell office:value-type="float" office:value="977460765" calcext:value-type="float">
            <text:p>977460765</text:p>
          </table:table-cell>
          <table:table-cell/>
          <table:table-cell office:value-type="float" office:value="977460765" calcext:value-type="float">
            <text:p>977460765</text:p>
          </table:table-cell>
          <table:table-cell office:value-type="float" office:value="306868000" calcext:value-type="float">
            <text:p>306868000</text:p>
          </table:table-cell>
          <table:table-cell office:value-type="float" office:value="4520686000" calcext:value-type="float">
            <text:p>4520686000</text:p>
          </table:table-cell>
          <table:table-cell office:value-type="string" calcext:value-type="string">
            <text:p>0.710088000</text:p>
          </table:table-cell>
          <table:table-cell office:value-type="string" calcext:value-type="string">
            <text:p>40.814475000</text:p>
          </table:table-cell>
          <table:table-cell office:value-type="string" calcext:value-type="string">
            <text:p>e3011856@xtec.cat</text:p>
          </table:table-cell>
          <table:table-cell/>
          <table:table-cell table:style-name="ce1" office:value-type="string" calcext:value-type="string">
            <text:p>06/12/2024 07:19:26 AM</text:p>
          </table:table-cell>
          <table:table-cell office:value-type="string" calcext:value-type="string">
            <text:p>Codi Territorial|Terres de l'Ebre|Naturalesa|Públic|Titularitat|Corporacions Locals</text:p>
          </table:table-cell>
          <table:table-cell office:value-type="string" calcext:value-type="string">
            <text:p>POINT (0.710088 40.814476)</text:p>
          </table:table-cell>
        </table:table-row>
        <table:table-row table:style-name="ro1">
          <table:table-cell office:value-type="float" office:value="24593792" calcext:value-type="float">
            <text:p>24593792</text:p>
          </table:table-cell>
          <table:table-cell table:number-columns-repeated="2"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, s/n, Ampolla, l'</text:p>
          </table:table-cell>
          <table:table-cell table:number-columns-repeated="7"/>
          <table:table-cell office:value-type="float" office:value="43895" calcext:value-type="float">
            <text:p>43895</text:p>
          </table:table-cell>
          <table:table-cell office:value-type="string" calcext:value-type="string">
            <text:p>Ampolla, l'</text:p>
          </table:table-cell>
          <table:table-cell office:value-type="float" office:value="439060" calcext:value-type="float">
            <text:p>439060</text:p>
          </table:table-cell>
          <table:table-cell office:value-type="string" calcext:value-type="string">
            <text:p>Baix Ebre</text:p>
          </table:table-cell>
          <table:table-cell table:number-columns-repeated="3"/>
          <table:table-cell office:value-type="float" office:value="307229000" calcext:value-type="float">
            <text:p>307229000</text:p>
          </table:table-cell>
          <table:table-cell office:value-type="float" office:value="4521301000" calcext:value-type="float">
            <text:p>4521301000</text:p>
          </table:table-cell>
          <table:table-cell office:value-type="string" calcext:value-type="string">
            <text:p>0.714171106</text:p>
          </table:table-cell>
          <table:table-cell office:value-type="string" calcext:value-type="string">
            <text:p>40.820098897</text:p>
          </table:table-cell>
          <table:table-cell table:number-columns-repeated="2"/>
          <table:table-cell office:value-type="string" calcext:value-type="string">
            <text:p>07/19/2024 07:33:32 AM</text:p>
          </table:table-cell>
          <table:table-cell office:value-type="string" calcext:value-type="string">
            <text:p>Enlla�|&lt;a href=" http://equipaments.esport.gencat.cat/ceeree/equipaments/18209" target="_blank"&gt;Cens d�equipaments esportius de Catalunya&lt;/a&gt;|Espais|1 Camps poliespotius i especialitzats</text:p>
          </table:table-cell>
          <table:table-cell office:value-type="string" calcext:value-type="string">
            <text:p>POINT (0.7141711 40.8201)</text:p>
          </table:table-cell>
        </table:table-row>
        <table:table-row table:style-name="ro1">
          <table:table-cell office:value-type="float" office:value="24593789" calcext:value-type="float">
            <text:p>24593789</text:p>
          </table:table-cell>
          <table:table-cell table:number-columns-repeated="2" office:value-type="string" calcext:value-type="string">
            <text:p>CLUB DE TENNIS AMPOLLA</text:p>
          </table:table-cell>
          <table:table-cell office:value-type="string" calcext:value-type="string">
            <text:p>Esports. Lleure|Instal·lacions esportives|Frontó|Esports. Lleure|Instal·lacions esportives|Pista de tennis|</text:p>
          </table:table-cell>
          <table:table-cell/>
          <table:table-cell office:value-type="string" calcext:value-type="string">
            <text:p><text:s/>Zona Esportiva, s/n, Ampolla, l'</text:p>
          </table:table-cell>
          <table:table-cell table:number-columns-repeated="7"/>
          <table:table-cell office:value-type="float" office:value="43895" calcext:value-type="float">
            <text:p>43895</text:p>
          </table:table-cell>
          <table:table-cell office:value-type="string" calcext:value-type="string">
            <text:p>Ampolla, l'</text:p>
          </table:table-cell>
          <table:table-cell office:value-type="float" office:value="439060" calcext:value-type="float">
            <text:p>439060</text:p>
          </table:table-cell>
          <table:table-cell office:value-type="string" calcext:value-type="string">
            <text:p>Baix Ebre</text:p>
          </table:table-cell>
          <table:table-cell office:value-type="float" office:value="977460210" calcext:value-type="float">
            <text:p>977460210</text:p>
          </table:table-cell>
          <table:table-cell table:number-columns-repeated="2"/>
          <table:table-cell office:value-type="float" office:value="307195000" calcext:value-type="float">
            <text:p>307195000</text:p>
          </table:table-cell>
          <table:table-cell office:value-type="float" office:value="4521249000" calcext:value-type="float">
            <text:p>4521249000</text:p>
          </table:table-cell>
          <table:table-cell office:value-type="string" calcext:value-type="string">
            <text:p>0.713784328</text:p>
          </table:table-cell>
          <table:table-cell office:value-type="string" calcext:value-type="string">
            <text:p>40.819622841</text:p>
          </table:table-cell>
          <table:table-cell table:number-columns-repeated="2"/>
          <table:table-cell office:value-type="string" calcext:value-type="string">
            <text:p>07/19/2024 07:33:32 AM</text:p>
          </table:table-cell>
          <table:table-cell office:value-type="string" calcext:value-type="string">
            <text:p>Enlla�|&lt;a href=" http://equipaments.esport.gencat.cat/ceeree/equipaments/18206" target="_blank"&gt;Cens d�equipaments esportius de Catalunya&lt;/a&gt;|Espais|1 Frontons i frontennis&lt;br/&gt;3 Pistes de tennis i mini tennis</text:p>
          </table:table-cell>
          <table:table-cell office:value-type="string" calcext:value-type="string">
            <text:p>POINT (0.71378434 40.819622)</text:p>
          </table:table-cell>
        </table:table-row>
        <table:table-row table:style-name="ro1">
          <table:table-cell office:value-type="float" office:value="55450" calcext:value-type="float">
            <text:p>55450</text:p>
          </table:table-cell>
          <table:table-cell table:number-columns-repeated="2" office:value-type="string" calcext:value-type="string">
            <text:p>Embarcador d'Ampost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870" calcext:value-type="float">
            <text:p>43870</text:p>
          </table:table-cell>
          <table:table-cell office:value-type="string" calcext:value-type="string">
            <text:p>Amposta</text:p>
          </table:table-cell>
          <table:table-cell office:value-type="float" office:value="430141" calcext:value-type="float">
            <text:p>430141</text:p>
          </table:table-cell>
          <table:table-cell office:value-type="string" calcext:value-type="string">
            <text:p>Montsià</text:p>
          </table:table-cell>
          <table:table-cell table:number-columns-repeated="3"/>
          <table:table-cell office:value-type="float" office:value="296070000" calcext:value-type="float">
            <text:p>296070000</text:p>
          </table:table-cell>
          <table:table-cell office:value-type="float" office:value="4509895000" calcext:value-type="float">
            <text:p>4509895000</text:p>
          </table:table-cell>
          <table:table-cell office:value-type="string" calcext:value-type="string">
            <text:p>0.584624034</text:p>
          </table:table-cell>
          <table:table-cell office:value-type="string" calcext:value-type="string">
            <text:p>40.712887103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0.58462405 40.712887)</text:p>
          </table:table-cell>
        </table:table-row>
        <table:table-row table:style-name="ro1">
          <table:table-cell office:value-type="float" office:value="14489" calcext:value-type="float">
            <text:p>14489</text:p>
          </table:table-cell>
          <table:table-cell table:number-columns-repeated="2" office:value-type="string" calcext:value-type="string">
            <text:p>DEIXALLERIA D'ANGLESOL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/>POL.IND. LA SERRA I. C. CENTRAL S/N</text:p>
          </table:table-cell>
          <table:table-cell table:number-columns-repeated="7"/>
          <table:table-cell office:value-type="float" office:value="25320" calcext:value-type="float">
            <text:p>25320</text:p>
          </table:table-cell>
          <table:table-cell office:value-type="string" calcext:value-type="string">
            <text:p>Anglesola</text:p>
          </table:table-cell>
          <table:table-cell office:value-type="float" office:value="250273" calcext:value-type="float">
            <text:p>250273</text:p>
          </table:table-cell>
          <table:table-cell office:value-type="string" calcext:value-type="string">
            <text:p>Urgell</text:p>
          </table:table-cell>
          <table:table-cell office:value-type="float" office:value="973308006" calcext:value-type="float">
            <text:p>973308006</text:p>
          </table:table-cell>
          <table:table-cell table:number-columns-repeated="2"/>
          <table:table-cell office:value-type="float" office:value="341026000" calcext:value-type="float">
            <text:p>341026000</text:p>
          </table:table-cell>
          <table:table-cell office:value-type="float" office:value="4613270000" calcext:value-type="float">
            <text:p>4613270000</text:p>
          </table:table-cell>
          <table:table-cell office:value-type="string" calcext:value-type="string">
            <text:p>1.090743056</text:p>
          </table:table-cell>
          <table:table-cell office:value-type="string" calcext:value-type="string">
            <text:p>41.655331052</text:p>
          </table:table-cell>
          <table:table-cell office:value-type="string" calcext:value-type="string">
            <text:p>sgerencia@urgell.cat</text:p>
          </table:table-cell>
          <table:table-cell/>
          <table:table-cell office:value-type="string" calcext:value-type="string">
            <text:p>07/19/2024 07:02:51 AM</text:p>
          </table:table-cell>
          <table:table-cell office:value-type="string" calcext:value-type="string">
            <text:p>Horari|Dissabtes de 10 a 14h 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0907431 41.65533)</text:p>
          </table:table-cell>
        </table:table-row>
        <table:table-row table:style-name="ro1">
          <table:table-cell office:value-type="float" office:value="14198" calcext:value-type="float">
            <text:p>14198</text:p>
          </table:table-cell>
          <table:table-cell table:number-columns-repeated="2" office:value-type="string" calcext:value-type="string">
            <text:p>DEIXALLERIA D'ARBÚCIE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PARATGE CAN GALL (ANTIC ABOCADOR) </text:p>
          </table:table-cell>
          <table:table-cell table:number-columns-repeated="7"/>
          <table:table-cell office:value-type="float" office:value="17401" calcext:value-type="float">
            <text:p>17401</text:p>
          </table:table-cell>
          <table:table-cell office:value-type="string" calcext:value-type="string">
            <text:p>Arbúcies</text:p>
          </table:table-cell>
          <table:table-cell office:value-type="float" office:value="170097" calcext:value-type="float">
            <text:p>170097</text:p>
          </table:table-cell>
          <table:table-cell office:value-type="string" calcext:value-type="string">
            <text:p>Selva</text:p>
          </table:table-cell>
          <table:table-cell office:value-type="float" office:value="972842161" calcext:value-type="float">
            <text:p>972842161</text:p>
          </table:table-cell>
          <table:table-cell table:number-columns-repeated="2"/>
          <table:table-cell office:value-type="float" office:value="460309000" calcext:value-type="float">
            <text:p>460309000</text:p>
          </table:table-cell>
          <table:table-cell office:value-type="float" office:value="4628839000" calcext:value-type="float">
            <text:p>4628839000</text:p>
          </table:table-cell>
          <table:table-cell office:value-type="string" calcext:value-type="string">
            <text:p>2.522158357</text:p>
          </table:table-cell>
          <table:table-cell office:value-type="string" calcext:value-type="string">
            <text:p>41.810428424</text:p>
          </table:table-cell>
          <table:table-cell office:value-type="string" calcext:value-type="string">
            <text:p>apintu@ajarbucies.cat</text:p>
          </table:table-cell>
          <table:table-cell office:value-type="string" calcext:value-type="string">
            <text:p>http://www.arbucies.cat/ca/643</text:p>
          </table:table-cell>
          <table:table-cell office:value-type="string" calcext:value-type="string">
            <text:p>07/19/2024 07:03:00 AM</text:p>
          </table:table-cell>
          <table:table-cell office:value-type="string" calcext:value-type="string">
            <text:p>Horari|De dilluns a dissabte de 8:30h a 13:30h. Dimarts i dijous de 15h a 18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5221584 41.81043)</text:p>
          </table:table-cell>
        </table:table-row>
        <table:table-row table:style-name="ro1">
          <table:table-cell office:value-type="float" office:value="1841289" calcext:value-type="float">
            <text:p>1841289</text:p>
          </table:table-cell>
          <table:table-cell table:number-columns-repeated="2" office:value-type="string" calcext:value-type="string">
            <text:p>Oficina Municipal d'Informació al Consumidor d'Arenys de Mar</text:p>
          </table:table-cell>
          <table:table-cell office:value-type="string" calcext:value-type="string">
            <text:p>Comerç. Consum|Servei públic de Consum|Municipal|</text:p>
          </table:table-cell>
          <table:table-cell/>
          <table:table-cell office:value-type="string" calcext:value-type="string">
            <text:p><text:s text:c="2"/>Can Nadal s/n</text:p>
          </table:table-cell>
          <table:table-cell table:number-columns-repeated="7"/>
          <table:table-cell office:value-type="float" office:value="8350" calcext:value-type="float">
            <text:p>8350</text:p>
          </table:table-cell>
          <table:table-cell office:value-type="string" calcext:value-type="string">
            <text:p>Arenys de Mar</text:p>
          </table:table-cell>
          <table:table-cell office:value-type="float" office:value="80060" calcext:value-type="float">
            <text:p>80060</text:p>
          </table:table-cell>
          <table:table-cell office:value-type="string" calcext:value-type="string">
            <text:p>Maresme</text:p>
          </table:table-cell>
          <table:table-cell office:value-type="float" office:value="937922264" calcext:value-type="float">
            <text:p>937922264</text:p>
          </table:table-cell>
          <table:table-cell/>
          <table:table-cell office:value-type="float" office:value="937922336" calcext:value-type="float">
            <text:p>937922336</text:p>
          </table:table-cell>
          <table:table-cell office:value-type="float" office:value="462044780" calcext:value-type="float">
            <text:p>462044780</text:p>
          </table:table-cell>
          <table:table-cell office:value-type="float" office:value="4603654671" calcext:value-type="float">
            <text:p>4603654671</text:p>
          </table:table-cell>
          <table:table-cell office:value-type="string" calcext:value-type="string">
            <text:p>2.544657639</text:p>
          </table:table-cell>
          <table:table-cell office:value-type="string" calcext:value-type="string">
            <text:p>41.583681763</text:p>
          </table:table-cell>
          <table:table-cell office:value-type="string" calcext:value-type="string">
            <text:p>omic@arenysdemar.cat</text:p>
          </table:table-cell>
          <table:table-cell office:value-type="string" calcext:value-type="string">
            <text:p>http://www.arenysdemar.cat</text:p>
          </table:table-cell>
          <table:table-cell table:style-name="ce1" office:value-type="string" calcext:value-type="string">
            <text:p>04/02/2024 07:01:27 AM</text:p>
          </table:table-cell>
          <table:table-cell office:value-type="string" calcext:value-type="string">
            <text:p>Horari|Horari d'atenció al públic: divendres d'11 a 14h. Cal demanar cita prèvia.|Funcions|- Gestionar les reclamacions per mitjà de la mediació en matèria de consum.&lt;br&gt;- Informar, orientar i assessorar les persones consumidores sobre llurs drets i deures i les formes d'exercir-los.&lt;br&gt;- Rebre i tramitar les queixes, reclamacions i denúncies de les persones consumidores.|Tipus informació|General de consum|Àmbit|Municipal</text:p>
          </table:table-cell>
          <table:table-cell office:value-type="string" calcext:value-type="string">
            <text:p>POINT (2.5446577 41.583683)</text:p>
          </table:table-cell>
        </table:table-row>
        <table:table-row table:style-name="ro1">
          <table:table-cell office:value-type="float" office:value="3040102" calcext:value-type="float">
            <text:p>3040102</text:p>
          </table:table-cell>
          <table:table-cell table:number-columns-repeated="2" office:value-type="string" calcext:value-type="string">
            <text:p>Casa del Mar d'Arenys de Mar</text:p>
          </table:table-cell>
          <table:table-cell office:value-type="string" calcext:value-type="string">
            <text:p>Societat. Ciutadania. Famílies|Equipaments cívics|Cases del mar|</text:p>
          </table:table-cell>
          <table:table-cell/>
          <table:table-cell office:value-type="string" calcext:value-type="string">
            <text:p><text:s/>Port, s/n</text:p>
          </table:table-cell>
          <table:table-cell table:number-columns-repeated="7"/>
          <table:table-cell office:value-type="float" office:value="8350" calcext:value-type="float">
            <text:p>8350</text:p>
          </table:table-cell>
          <table:table-cell office:value-type="string" calcext:value-type="string">
            <text:p>Arenys de Mar</text:p>
          </table:table-cell>
          <table:table-cell office:value-type="float" office:value="80060" calcext:value-type="float">
            <text:p>80060</text:p>
          </table:table-cell>
          <table:table-cell office:value-type="string" calcext:value-type="string">
            <text:p>Maresme</text:p>
          </table:table-cell>
          <table:table-cell office:value-type="string" calcext:value-type="string">
            <text:p>93 798 99 57</text:p>
          </table:table-cell>
          <table:table-cell table:number-columns-repeated="2"/>
          <table:table-cell office:value-type="float" office:value="462906097" calcext:value-type="float">
            <text:p>462906097</text:p>
          </table:table-cell>
          <table:table-cell office:value-type="float" office:value="4603145439" calcext:value-type="float">
            <text:p>4603145439</text:p>
          </table:table-cell>
          <table:table-cell office:value-type="string" calcext:value-type="string">
            <text:p>2.555025000</text:p>
          </table:table-cell>
          <table:table-cell office:value-type="string" calcext:value-type="string">
            <text:p>41.579126000</text:p>
          </table:table-cell>
          <table:table-cell office:value-type="string" calcext:value-type="string">
            <text:p>cm.arenysdemar@gencat.cat</text:p>
          </table:table-cell>
          <table:table-cell/>
          <table:table-cell office:value-type="string" calcext:value-type="string">
            <text:p>07/19/2024 07:36:52 AM</text:p>
          </table:table-cell>
          <table:table-cell/>
          <table:table-cell office:value-type="string" calcext:value-type="string">
            <text:p>POINT (2.555025 41.579124)</text:p>
          </table:table-cell>
        </table:table-row>
        <table:table-row table:style-name="ro1">
          <table:table-cell office:value-type="float" office:value="55451" calcext:value-type="float">
            <text:p>55451</text:p>
          </table:table-cell>
          <table:table-cell table:number-columns-repeated="2" office:value-type="string" calcext:value-type="string">
            <text:p>Arenys de Mar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Zona Portinyol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350" calcext:value-type="float">
            <text:p>8350</text:p>
          </table:table-cell>
          <table:table-cell office:value-type="string" calcext:value-type="string">
            <text:p>Arenys de Mar</text:p>
          </table:table-cell>
          <table:table-cell office:value-type="float" office:value="80060" calcext:value-type="float">
            <text:p>80060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office:value-type="float" office:value="463515000" calcext:value-type="float">
            <text:p>463515000</text:p>
          </table:table-cell>
          <table:table-cell office:value-type="float" office:value="4603256000" calcext:value-type="float">
            <text:p>4603256000</text:p>
          </table:table-cell>
          <table:table-cell office:value-type="string" calcext:value-type="string">
            <text:p>2.561205390</text:p>
          </table:table-cell>
          <table:table-cell office:value-type="string" calcext:value-type="string">
            <text:p>41.578312581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2.5612054 41.578312)</text:p>
          </table:table-cell>
        </table:table-row>
        <table:table-row table:style-name="ro1">
          <table:table-cell office:value-type="float" office:value="24608292" calcext:value-type="float">
            <text:p>24608292</text:p>
          </table:table-cell>
          <table:table-cell office:value-type="string" calcext:value-type="string">
            <text:p>Port d'Arenys de Mar <text:s text:c="229"/></text:p>
          </table:table-cell>
          <table:table-cell office:value-type="string" calcext:value-type="string">
            <text:p>CLUB NÀUTIC ARENYS DE MAR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Portuària, s/n, Arenys de Mar</text:p>
          </table:table-cell>
          <table:table-cell table:number-columns-repeated="7"/>
          <table:table-cell office:value-type="float" office:value="8350" calcext:value-type="float">
            <text:p>8350</text:p>
          </table:table-cell>
          <table:table-cell office:value-type="string" calcext:value-type="string">
            <text:p>Arenys de Mar</text:p>
          </table:table-cell>
          <table:table-cell office:value-type="float" office:value="80060" calcext:value-type="float">
            <text:p>80060</text:p>
          </table:table-cell>
          <table:table-cell office:value-type="string" calcext:value-type="string">
            <text:p>Maresme</text:p>
          </table:table-cell>
          <table:table-cell office:value-type="float" office:value="937921600" calcext:value-type="float">
            <text:p>937921600</text:p>
          </table:table-cell>
          <table:table-cell table:number-columns-repeated="2"/>
          <table:table-cell office:value-type="float" office:value="463150000" calcext:value-type="float">
            <text:p>463150000</text:p>
          </table:table-cell>
          <table:table-cell office:value-type="float" office:value="4603170000" calcext:value-type="float">
            <text:p>4603170000</text:p>
          </table:table-cell>
          <table:table-cell office:value-type="string" calcext:value-type="string">
            <text:p>2.557946164</text:p>
          </table:table-cell>
          <table:table-cell office:value-type="string" calcext:value-type="string">
            <text:p>41.579368049</text:p>
          </table:table-cell>
          <table:table-cell/>
          <table:table-cell office:value-type="string" calcext:value-type="string">
            <text:p>http://www.cnarenys.com</text:p>
          </table:table-cell>
          <table:table-cell office:value-type="string" calcext:value-type="string">
            <text:p>07/19/2024 07:31:51 AM</text:p>
          </table:table-cell>
          <table:table-cell office:value-type="string" calcext:value-type="string">
            <text:p>Enlla�|&lt;a href=" http://equipaments.esport.gencat.cat/ceeree/equipaments/26932" target="_blank"&gt;Cens d�equipaments esportius de Catalunya&lt;/a&gt;|Espais|1 Zones d'activitat a l'entorn natural &lt;br/&gt;2 Piscina a l'aire lliure</text:p>
          </table:table-cell>
          <table:table-cell office:value-type="string" calcext:value-type="string">
            <text:p>POINT (2.5579462 41.57937)</text:p>
          </table:table-cell>
        </table:table-row>
        <table:table-row table:style-name="ro1">
          <table:table-cell office:value-type="float" office:value="3040799" calcext:value-type="float">
            <text:p>3040799</text:p>
          </table:table-cell>
          <table:table-cell table:number-columns-repeated="2" office:value-type="string" calcext:value-type="string">
            <text:p>Estació d'ITV (B-08) Maresme</text:p>
          </table:table-cell>
          <table:table-cell office:value-type="string" calcext:value-type="string">
            <text:p>Empresa. Indústria. Energia|Inspecció tècnica de vehicles (ITV)||</text:p>
          </table:table-cell>
          <table:table-cell/>
          <table:table-cell office:value-type="string" calcext:value-type="string">
            <text:p><text:s/>Polígon Industrial ''El Cros'' (Zona Industrial Sector Sud)</text:p>
          </table:table-cell>
          <table:table-cell table:number-columns-repeated="7"/>
          <table:table-cell office:value-type="float" office:value="8310" calcext:value-type="float">
            <text:p>8310</text:p>
          </table:table-cell>
          <table:table-cell office:value-type="string" calcext:value-type="string">
            <text:p>Argentona</text:p>
          </table:table-cell>
          <table:table-cell office:value-type="float" office:value="80095" calcext:value-type="float">
            <text:p>80095</text:p>
          </table:table-cell>
          <table:table-cell office:value-type="string" calcext:value-type="string">
            <text:p>Maresme</text:p>
          </table:table-cell>
          <table:table-cell office:value-type="string" calcext:value-type="string">
            <text:p>902 930 200</text:p>
          </table:table-cell>
          <table:table-cell/>
          <table:table-cell office:value-type="string" calcext:value-type="string">
            <text:p>93 798 65 60</text:p>
          </table:table-cell>
          <table:table-cell office:value-type="float" office:value="451357043" calcext:value-type="float">
            <text:p>451357043</text:p>
          </table:table-cell>
          <table:table-cell office:value-type="float" office:value="4598425519" calcext:value-type="float">
            <text:p>4598425519</text:p>
          </table:table-cell>
          <table:table-cell office:value-type="string" calcext:value-type="string">
            <text:p>2.416861000</text:p>
          </table:table-cell>
          <table:table-cell office:value-type="string" calcext:value-type="string">
            <text:p>41.536003000</text:p>
          </table:table-cell>
          <table:table-cell table:number-columns-repeated="2"/>
          <table:table-cell office:value-type="string" calcext:value-type="string">
            <text:p>07/19/2024 07:37:13 AM</text:p>
          </table:table-cell>
          <table:table-cell office:value-type="string" calcext:value-type="string">
            <text:p>Horari|&lt;br /&gt;&lt;b&gt;Horari d'admissió de vehicles:&lt;/b&gt;&lt;br /&gt; <text:s text:c="3"/>de dilluns a divendres, de 8 a 13.30 i de 15 a 16.30 h.&lt;br /&gt;|Observacions|Estació gestionada per APPLUS ITEUVE. Es recomana concertar hora per fer la revisió del vehicle.</text:p>
          </table:table-cell>
          <table:table-cell office:value-type="string" calcext:value-type="string">
            <text:p>POINT (2.416861 41.536003)</text:p>
          </table:table-cell>
        </table:table-row>
        <table:table-row table:style-name="ro1">
          <table:table-cell office:value-type="float" office:value="24594398" calcext:value-type="float">
            <text:p>24594398</text:p>
          </table:table-cell>
          <table:table-cell table:number-columns-repeated="2"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, s/n, Avià</text:p>
          </table:table-cell>
          <table:table-cell table:number-columns-repeated="7"/>
          <table:table-cell office:value-type="float" office:value="8610" calcext:value-type="float">
            <text:p>8610</text:p>
          </table:table-cell>
          <table:table-cell office:value-type="string" calcext:value-type="string">
            <text:p>Avià</text:p>
          </table:table-cell>
          <table:table-cell office:value-type="float" office:value="80116" calcext:value-type="float">
            <text:p>80116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02482000" calcext:value-type="float">
            <text:p>402482000</text:p>
          </table:table-cell>
          <table:table-cell office:value-type="float" office:value="4658870000" calcext:value-type="float">
            <text:p>4658870000</text:p>
          </table:table-cell>
          <table:table-cell office:value-type="string" calcext:value-type="string">
            <text:p>1.821104576</text:p>
          </table:table-cell>
          <table:table-cell office:value-type="string" calcext:value-type="string">
            <text:p>42.075848574</text:p>
          </table:table-cell>
          <table:table-cell table:number-columns-repeated="2"/>
          <table:table-cell office:value-type="string" calcext:value-type="string">
            <text:p>07/19/2024 07:32:33 AM</text:p>
          </table:table-cell>
          <table:table-cell office:value-type="string" calcext:value-type="string">
            <text:p>Enlla�|&lt;a href=" http://equipaments.esport.gencat.cat/ceeree/equipaments/23450" target="_blank"&gt;Cens d�equipaments esportius de Catalunya&lt;/a&gt;|Espais|2 Camps poliespotius i especialitzats</text:p>
          </table:table-cell>
          <table:table-cell office:value-type="string" calcext:value-type="string">
            <text:p>POINT (1.8211045 42.075848)</text:p>
          </table:table-cell>
        </table:table-row>
        <table:table-row table:style-name="ro1">
          <table:table-cell office:value-type="float" office:value="24594399" calcext:value-type="float">
            <text:p>24594399</text:p>
          </table:table-cell>
          <table:table-cell table:number-columns-repeated="2" office:value-type="string" calcext:value-type="string">
            <text:p>PISCINA MUNICIPAL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Esportiva, s/n, Avià</text:p>
          </table:table-cell>
          <table:table-cell table:number-columns-repeated="7"/>
          <table:table-cell office:value-type="float" office:value="8610" calcext:value-type="float">
            <text:p>8610</text:p>
          </table:table-cell>
          <table:table-cell office:value-type="string" calcext:value-type="string">
            <text:p>Avià</text:p>
          </table:table-cell>
          <table:table-cell office:value-type="float" office:value="80116" calcext:value-type="float">
            <text:p>80116</text:p>
          </table:table-cell>
          <table:table-cell office:value-type="string" calcext:value-type="string">
            <text:p>Berguedà</text:p>
          </table:table-cell>
          <table:table-cell office:value-type="float" office:value="938230000" calcext:value-type="float">
            <text:p>938230000</text:p>
          </table:table-cell>
          <table:table-cell table:number-columns-repeated="2"/>
          <table:table-cell office:value-type="float" office:value="402512000" calcext:value-type="float">
            <text:p>402512000</text:p>
          </table:table-cell>
          <table:table-cell office:value-type="float" office:value="4658895000" calcext:value-type="float">
            <text:p>4658895000</text:p>
          </table:table-cell>
          <table:table-cell office:value-type="string" calcext:value-type="string">
            <text:p>1.821463006</text:p>
          </table:table-cell>
          <table:table-cell office:value-type="string" calcext:value-type="string">
            <text:p>42.076077415</text:p>
          </table:table-cell>
          <table:table-cell table:number-columns-repeated="2"/>
          <table:table-cell office:value-type="string" calcext:value-type="string">
            <text:p>07/19/2024 07:32:33 AM</text:p>
          </table:table-cell>
          <table:table-cell office:value-type="string" calcext:value-type="string">
            <text:p>Enlla�|&lt;a href=" http://equipaments.esport.gencat.cat/ceeree/equipaments/23452" target="_blank"&gt;Cens d�equipaments esportius de Catalunya&lt;/a&gt;|Espais|2 Piscina a l'aire lliure</text:p>
          </table:table-cell>
          <table:table-cell office:value-type="string" calcext:value-type="string">
            <text:p>POINT (1.821463 42.076077)</text:p>
          </table:table-cell>
        </table:table-row>
        <table:table-row table:style-name="ro1">
          <table:table-cell office:value-type="float" office:value="14414" calcext:value-type="float">
            <text:p>14414</text:p>
          </table:table-cell>
          <table:table-cell table:number-columns-repeated="2" office:value-type="string" calcext:value-type="string">
            <text:p>DEIXALLERIA D'AVINYÓ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/>POL.IND. EL PUNSIC </text:p>
          </table:table-cell>
          <table:table-cell table:number-columns-repeated="7"/>
          <table:table-cell office:value-type="float" office:value="8279" calcext:value-type="float">
            <text:p>8279</text:p>
          </table:table-cell>
          <table:table-cell office:value-type="string" calcext:value-type="string">
            <text:p>Avinyó</text:p>
          </table:table-cell>
          <table:table-cell office:value-type="float" office:value="80121" calcext:value-type="float">
            <text:p>80121</text:p>
          </table:table-cell>
          <table:table-cell office:value-type="string" calcext:value-type="string">
            <text:p>Bages</text:p>
          </table:table-cell>
          <table:table-cell office:value-type="float" office:value="937433407" calcext:value-type="float">
            <text:p>937433407</text:p>
          </table:table-cell>
          <table:table-cell table:number-columns-repeated="2"/>
          <table:table-cell office:value-type="float" office:value="414558000" calcext:value-type="float">
            <text:p>414558000</text:p>
          </table:table-cell>
          <table:table-cell office:value-type="float" office:value="4634227000" calcext:value-type="float">
            <text:p>4634227000</text:p>
          </table:table-cell>
          <table:table-cell office:value-type="string" calcext:value-type="string">
            <text:p>1.970645651</text:p>
          </table:table-cell>
          <table:table-cell office:value-type="string" calcext:value-type="string">
            <text:p>41.855338691</text:p>
          </table:table-cell>
          <table:table-cell office:value-type="string" calcext:value-type="string">
            <text:p>consorcidelbages@consorcidelbages.cat</text:p>
          </table:table-cell>
          <table:table-cell office:value-type="string" calcext:value-type="string">
            <text:p>http://www.avinyo.cat/adreces-i-telefons/deixalleria</text:p>
          </table:table-cell>
          <table:table-cell office:value-type="string" calcext:value-type="string">
            <text:p>07/19/2024 07:02:54 AM</text:p>
          </table:table-cell>
          <table:table-cell office:value-type="string" calcext:value-type="string">
            <text:p>Horari|Dimarts i dijous de 17 a 19h.Dimecres i divendres de 12 a 14h.Dissabtes i diumenge de 12 a 14h.Festius tancat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9706457 41.85534)</text:p>
          </table:table-cell>
        </table:table-row>
        <table:table-row table:style-name="ro1">
          <table:table-cell office:value-type="float" office:value="16463361" calcext:value-type="float">
            <text:p>16463361</text:p>
          </table:table-cell>
          <table:table-cell table:number-columns-repeated="2" office:value-type="string" calcext:value-type="string">
            <text:p>OGE - Cambra Badalona</text:p>
          </table:table-cell>
          <table:table-cell office:value-type="string" calcext:value-type="string">
            <text:p>Empresa. Indústria. Energia|Oficines de gestió empresarial (OGE)||</text:p>
          </table:table-cell>
          <table:table-cell/>
          <table:table-cell office:value-type="string" calcext:value-type="string">
            <text:p><text:s/>Polígon les Guixeres, s/n (edifici BCIN)</text:p>
          </table:table-cell>
          <table:table-cell table:number-columns-repeated="7"/>
          <table:table-cell office:value-type="float" office:value="8915" calcext:value-type="float">
            <text:p>8915</text:p>
          </table:table-cell>
          <table:table-cell office:value-type="string" calcext:value-type="string">
            <text:p>Badalona</text:p>
          </table:table-cell>
          <table:table-cell office:value-type="float" office:value="80155" calcext:value-type="float">
            <text:p>80155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934 169 300</text:p>
          </table:table-cell>
          <table:table-cell table:number-columns-repeated="2"/>
          <table:table-cell office:value-type="float" office:value="437866211" calcext:value-type="float">
            <text:p>437866211</text:p>
          </table:table-cell>
          <table:table-cell office:value-type="float" office:value="4590375775" calcext:value-type="float">
            <text:p>4590375775</text:p>
          </table:table-cell>
          <table:table-cell office:value-type="string" calcext:value-type="string">
            <text:p>2.256757021</text:p>
          </table:table-cell>
          <table:table-cell office:value-type="string" calcext:value-type="string">
            <text:p>41.461977327</text:p>
          </table:table-cell>
          <table:table-cell office:value-type="string" calcext:value-type="string">
            <text:p>barcelonesnord@cambrabcn.cat</text:p>
          </table:table-cell>
          <table:table-cell office:value-type="string" calcext:value-type="string">
            <text:p>http://www.cambrabcn.org</text:p>
          </table:table-cell>
          <table:table-cell office:value-type="string" calcext:value-type="string">
            <text:p>07/19/2024 07:36:46 AM</text:p>
          </table:table-cell>
          <table:table-cell office:value-type="string" calcext:value-type="string">
            <text:p>Observacions|&lt;strong&gt;Cal concertar hora de visita 934169300&lt;/strong&gt;</text:p>
          </table:table-cell>
          <table:table-cell office:value-type="string" calcext:value-type="string">
            <text:p>POINT (2.256757 41.46198)</text:p>
          </table:table-cell>
        </table:table-row>
        <table:table-row table:style-name="ro1">
          <table:table-cell office:value-type="float" office:value="55452" calcext:value-type="float">
            <text:p>55452</text:p>
          </table:table-cell>
          <table:table-cell table:number-columns-repeated="2" office:value-type="string" calcext:value-type="string">
            <text:p>Badalon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esportiu i pesquer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912" calcext:value-type="float">
            <text:p>8912</text:p>
          </table:table-cell>
          <table:table-cell office:value-type="string" calcext:value-type="string">
            <text:p>Badalona</text:p>
          </table:table-cell>
          <table:table-cell office:value-type="float" office:value="80155" calcext:value-type="float">
            <text:p>80155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office:value-type="float" office:value="436685000" calcext:value-type="float">
            <text:p>436685000</text:p>
          </table:table-cell>
          <table:table-cell office:value-type="float" office:value="4587199000" calcext:value-type="float">
            <text:p>4587199000</text:p>
          </table:table-cell>
          <table:table-cell office:value-type="string" calcext:value-type="string">
            <text:p>2.242199000</text:p>
          </table:table-cell>
          <table:table-cell office:value-type="string" calcext:value-type="string">
            <text:p>41.43385300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2.242199 41.433853)</text:p>
          </table:table-cell>
        </table:table-row>
        <table:table-row table:style-name="ro1">
          <table:table-cell office:value-type="float" office:value="14529" calcext:value-type="float">
            <text:p>14529</text:p>
          </table:table-cell>
          <table:table-cell table:number-columns-repeated="2" office:value-type="string" calcext:value-type="string">
            <text:p>MINIDEIXALLERIA DE BADIA DEL VALLÈ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VIA DE LA PLATA (MERCAT MUNICIPAL) </text:p>
          </table:table-cell>
          <table:table-cell table:number-columns-repeated="7"/>
          <table:table-cell office:value-type="float" office:value="8214" calcext:value-type="float">
            <text:p>8214</text:p>
          </table:table-cell>
          <table:table-cell office:value-type="string" calcext:value-type="string">
            <text:p>Badia del Vallès</text:p>
          </table:table-cell>
          <table:table-cell office:value-type="float" office:value="89045" calcext:value-type="float">
            <text:p>89045</text:p>
          </table:table-cell>
          <table:table-cell office:value-type="string" calcext:value-type="string">
            <text:p>Vallès Occidental</text:p>
          </table:table-cell>
          <table:table-cell office:value-type="float" office:value="932389350" calcext:value-type="float">
            <text:p>932389350</text:p>
          </table:table-cell>
          <table:table-cell table:number-columns-repeated="2"/>
          <table:table-cell office:value-type="float" office:value="425919000" calcext:value-type="float">
            <text:p>425919000</text:p>
          </table:table-cell>
          <table:table-cell office:value-type="float" office:value="4595630000" calcext:value-type="float">
            <text:p>4595630000</text:p>
          </table:table-cell>
          <table:table-cell office:value-type="string" calcext:value-type="string">
            <text:p>2.112289816</text:p>
          </table:table-cell>
          <table:table-cell office:value-type="string" calcext:value-type="string">
            <text:p>41.508876179</text:p>
          </table:table-cell>
          <table:table-cell office:value-type="string" calcext:value-type="string">
            <text:p>fcipres@siresa.cat</text:p>
          </table:table-cell>
          <table:table-cell office:value-type="string" calcext:value-type="string">
            <text:p>http://www.amb.cat/s/web/medi-ambient/medi-ambient.html</text:p>
          </table:table-cell>
          <table:table-cell office:value-type="string" calcext:value-type="string">
            <text:p>07/19/2024 07:02:43 AM</text:p>
          </table:table-cell>
          <table:table-cell office:value-type="string" calcext:value-type="string">
            <text:p>Horari|Dilluns de 8 a 13h.De dimarts a dijous de 8 a 14h.Divendres de 7:30 a 14h i de 17 a 20:30h. Dissabtes de 7:30 a 14:3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11229 41.508877)</text:p>
          </table:table-cell>
        </table:table-row>
        <table:table-row table:style-name="ro1">
          <table:table-cell office:value-type="float" office:value="25379612" calcext:value-type="float">
            <text:p>25379612</text:p>
          </table:table-cell>
          <table:table-cell table:number-columns-repeated="2" office:value-type="string" calcext:value-type="string">
            <text:p>DEIXALLERIA MÒBIL DEL CONSELL COMARCAL DE LA NOGUER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600" calcext:value-type="float">
            <text:p>25600</text:p>
          </table:table-cell>
          <table:table-cell office:value-type="string" calcext:value-type="string">
            <text:p>Balaguer</text:p>
          </table:table-cell>
          <table:table-cell office:value-type="float" office:value="250404" calcext:value-type="float">
            <text:p>250404</text:p>
          </table:table-cell>
          <table:table-cell office:value-type="string" calcext:value-type="string">
            <text:p>Noguera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276" calcext:value-type="float">
            <text:p>14276</text:p>
          </table:table-cell>
          <table:table-cell table:number-columns-repeated="2" office:value-type="string" calcext:value-type="string">
            <text:p>DEIXALLERIA DE BALSARENY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660" calcext:value-type="float">
            <text:p>8660</text:p>
          </table:table-cell>
          <table:table-cell office:value-type="string" calcext:value-type="string">
            <text:p>Balsareny</text:p>
          </table:table-cell>
          <table:table-cell office:value-type="float" office:value="80180" calcext:value-type="float">
            <text:p>80180</text:p>
          </table:table-cell>
          <table:table-cell office:value-type="string" calcext:value-type="string">
            <text:p>Bages</text:p>
          </table:table-cell>
          <table:table-cell office:value-type="float" office:value="937433407" calcext:value-type="float">
            <text:p>937433407</text:p>
          </table:table-cell>
          <table:table-cell table:number-columns-repeated="2"/>
          <table:table-cell office:value-type="float" office:value="406997000" calcext:value-type="float">
            <text:p>406997000</text:p>
          </table:table-cell>
          <table:table-cell office:value-type="float" office:value="4633562000" calcext:value-type="float">
            <text:p>4633562000</text:p>
          </table:table-cell>
          <table:table-cell office:value-type="string" calcext:value-type="string">
            <text:p>1.879675857</text:p>
          </table:table-cell>
          <table:table-cell office:value-type="string" calcext:value-type="string">
            <text:p>41.848497822</text:p>
          </table:table-cell>
          <table:table-cell office:value-type="string" calcext:value-type="string">
            <text:p>consorcidelbages@consorcidelbages.cat</text:p>
          </table:table-cell>
          <table:table-cell office:value-type="string" calcext:value-type="string">
            <text:p>http://balsareny.cat/pl213/adreces-i-telefons/id428/deixalleria-municipal.htm?fcat_213=56</text:p>
          </table:table-cell>
          <table:table-cell office:value-type="string" calcext:value-type="string">
            <text:p>07/19/2024 07:02:56 AM</text:p>
          </table:table-cell>
          <table:table-cell office:value-type="string" calcext:value-type="string">
            <text:p>Horari|Dimecres i divendres de 11h a 14h. Dissabte i diumenge d'11h a 14h. Dimarts i dijous de 16h a 19h. Festius tancat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8796759 41.8485)</text:p>
          </table:table-cell>
        </table:table-row>
        <table:table-row table:style-name="ro1">
          <table:table-cell office:value-type="float" office:value="547807" calcext:value-type="float">
            <text:p>547807</text:p>
          </table:table-cell>
          <table:table-cell table:number-columns-repeated="2" office:value-type="string" calcext:value-type="string">
            <text:p>DEIXALLERIA MÒBIL DEL CONSELL COMARCAL DEL PLA DE L'ESTANY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820" calcext:value-type="float">
            <text:p>17820</text:p>
          </table:table-cell>
          <table:table-cell office:value-type="string" calcext:value-type="string">
            <text:p>Banyoles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Pla de l'Estany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197" calcext:value-type="float">
            <text:p>14197</text:p>
          </table:table-cell>
          <table:table-cell table:number-columns-repeated="2" office:value-type="string" calcext:value-type="string">
            <text:p>DEIXALLERIA DE BANYOLE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VEINAT DE PUIGPALTER </text:p>
          </table:table-cell>
          <table:table-cell table:number-columns-repeated="7"/>
          <table:table-cell office:value-type="float" office:value="17820" calcext:value-type="float">
            <text:p>17820</text:p>
          </table:table-cell>
          <table:table-cell office:value-type="string" calcext:value-type="string">
            <text:p>Banyoles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Pla de l'Estany</text:p>
          </table:table-cell>
          <table:table-cell office:value-type="float" office:value="972573550" calcext:value-type="float">
            <text:p>972573550</text:p>
          </table:table-cell>
          <table:table-cell table:number-columns-repeated="2"/>
          <table:table-cell office:value-type="float" office:value="482695000" calcext:value-type="float">
            <text:p>482695000</text:p>
          </table:table-cell>
          <table:table-cell office:value-type="float" office:value="4662732000" calcext:value-type="float">
            <text:p>4662732000</text:p>
          </table:table-cell>
          <table:table-cell office:value-type="string" calcext:value-type="string">
            <text:p>2.790664680</text:p>
          </table:table-cell>
          <table:table-cell office:value-type="string" calcext:value-type="string">
            <text:p>42.116496228</text:p>
          </table:table-cell>
          <table:table-cell office:value-type="string" calcext:value-type="string">
            <text:p>mediambient@plaestany.cat</text:p>
          </table:table-cell>
          <table:table-cell office:value-type="string" calcext:value-type="string">
            <text:p>http://www.plaestany.cat/les-arees/medi-ambient/instal%C2%B7lacions-de-residus/deixalleria-comarcal</text:p>
          </table:table-cell>
          <table:table-cell office:value-type="string" calcext:value-type="string">
            <text:p>07/19/2024 07:03:00 AM</text:p>
          </table:table-cell>
          <table:table-cell office:value-type="string" calcext:value-type="string">
            <text:p>Horari|De dilluns a divendres de 9h a 13h i de 15h a 18h. Dissabte de 9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7906647 42.116497)</text:p>
          </table:table-cell>
        </table:table-row>
        <table:table-row table:style-name="ro1">
          <table:table-cell office:value-type="float" office:value="759372" calcext:value-type="float">
            <text:p>759372</text:p>
          </table:table-cell>
          <table:table-cell table:number-columns-repeated="2" office:value-type="string" calcext:value-type="string">
            <text:p>Reial Club Nàutic de Barcelon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7"/>
          <table:table-cell office:value-type="string" calcext:value-type="string">
            <text:p>-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office:value-type="float" office:value="432035000" calcext:value-type="float">
            <text:p>432035000</text:p>
          </table:table-cell>
          <table:table-cell office:value-type="float" office:value="4581152000" calcext:value-type="float">
            <text:p>4581152000</text:p>
          </table:table-cell>
          <table:table-cell office:value-type="string" calcext:value-type="string">
            <text:p>2.186096645</text:p>
          </table:table-cell>
          <table:table-cell office:value-type="string" calcext:value-type="string">
            <text:p>41.377171885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2.1860967 41.37717)</text:p>
          </table:table-cell>
        </table:table-row>
        <table:table-row table:style-name="ro1">
          <table:table-cell office:value-type="float" office:value="759374" calcext:value-type="float">
            <text:p>759374</text:p>
          </table:table-cell>
          <table:table-cell table:number-columns-repeated="2" office:value-type="string" calcext:value-type="string">
            <text:p>Marina Port Vell de Barcelon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7"/>
          <table:table-cell office:value-type="string" calcext:value-type="string">
            <text:p>-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office:value-type="float" office:value="431652000" calcext:value-type="float">
            <text:p>431652000</text:p>
          </table:table-cell>
          <table:table-cell office:value-type="float" office:value="4580784000" calcext:value-type="float">
            <text:p>4580784000</text:p>
          </table:table-cell>
          <table:table-cell office:value-type="string" calcext:value-type="string">
            <text:p>2.181558394</text:p>
          </table:table-cell>
          <table:table-cell office:value-type="string" calcext:value-type="string">
            <text:p>41.373824945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2.1815584 41.373825)</text:p>
          </table:table-cell>
        </table:table-row>
        <table:table-row table:style-name="ro1">
          <table:table-cell office:value-type="float" office:value="14504" calcext:value-type="float">
            <text:p>14504</text:p>
          </table:table-cell>
          <table:table-cell table:number-columns-repeated="2" office:value-type="string" calcext:value-type="string">
            <text:p>DEIXALLERIA MÒBIL DE L'AMB (V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040" calcext:value-type="float">
            <text:p>8040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57" calcext:value-type="float">
            <text:p>14357</text:p>
          </table:table-cell>
          <table:table-cell table:number-columns-repeated="2" office:value-type="string" calcext:value-type="string">
            <text:p>DEIXALLERIA MÒBIL DE L'AJUNTAMENT DE BARCELONA (IV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002" calcext:value-type="float">
            <text:p>800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40" calcext:value-type="float">
            <text:p>14340</text:p>
          </table:table-cell>
          <table:table-cell table:number-columns-repeated="2" office:value-type="string" calcext:value-type="string">
            <text:p>DEIXALLERIA MÒBIL DE L'AJUNTAMENT DE BARCELONA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002" calcext:value-type="float">
            <text:p>800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18" calcext:value-type="float">
            <text:p>14318</text:p>
          </table:table-cell>
          <table:table-cell table:number-columns-repeated="2" office:value-type="string" calcext:value-type="string">
            <text:p>DEIXALLERIA MÒBIL DE L'AMB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040" calcext:value-type="float">
            <text:p>8040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9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41" calcext:value-type="float">
            <text:p>14341</text:p>
          </table:table-cell>
          <table:table-cell table:number-columns-repeated="2" office:value-type="string" calcext:value-type="string">
            <text:p>DEIXALLERIA MÒBIL DE L'AJUNTAMENT DE BARCELONA (I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002" calcext:value-type="float">
            <text:p>800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number-columns-repeated="2" office:value-type="string" calcext:value-type="string">
            <text:p>DEIXALLERIA MÒBIL DE L'AMB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040" calcext:value-type="float">
            <text:p>8040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503" calcext:value-type="float">
            <text:p>14503</text:p>
          </table:table-cell>
          <table:table-cell table:number-columns-repeated="2" office:value-type="string" calcext:value-type="string">
            <text:p>DEIXALLERIA MÒBIL DE L'AMB (IV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040" calcext:value-type="float">
            <text:p>8040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37" calcext:value-type="float">
            <text:p>14337</text:p>
          </table:table-cell>
          <table:table-cell table:number-columns-repeated="2" office:value-type="string" calcext:value-type="string">
            <text:p>DEIXALLERIA MÒBIL DE L'AMB (I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040" calcext:value-type="float">
            <text:p>8040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39" calcext:value-type="float">
            <text:p>14339</text:p>
          </table:table-cell>
          <table:table-cell table:number-columns-repeated="2" office:value-type="string" calcext:value-type="string">
            <text:p>DEIXALLERIA MÒBIL DE L'AJUNTAMENT DE BARCELONA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002" calcext:value-type="float">
            <text:p>800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58" calcext:value-type="float">
            <text:p>14358</text:p>
          </table:table-cell>
          <table:table-cell table:number-columns-repeated="2" office:value-type="string" calcext:value-type="string">
            <text:p>DEIXALLERIA MÒBIL DE L'AJUNTAMENT DE BARCELONA (V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002" calcext:value-type="float">
            <text:p>800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841319" calcext:value-type="float">
            <text:p>1841319</text:p>
          </table:table-cell>
          <table:table-cell table:number-columns-repeated="2" office:value-type="string" calcext:value-type="string">
            <text:p>Acmac. Associació Catalana de Màsters En Ciències del Consum</text:p>
          </table:table-cell>
          <table:table-cell office:value-type="string" calcext:value-type="string">
            <text:p>Comerç. Consum|Organitzacions de persones consumidores||</text:p>
          </table:table-cell>
          <table:table-cell/>
          <table:table-cell office:value-type="string" calcext:value-type="string">
            <text:p><text:s text:c="2"/>Apartat de Correus 5572 </text:p>
          </table:table-cell>
          <table:table-cell table:number-columns-repeated="7"/>
          <table:table-cell office:value-type="float" office:value="8080" calcext:value-type="float">
            <text:p>8080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4179986" calcext:value-type="float">
            <text:p>934179986</text:p>
          </table:table-cell>
          <table:table-cell/>
          <table:table-cell office:value-type="float" office:value="938945765" calcext:value-type="float">
            <text:p>938945765</text:p>
          </table:table-cell>
          <table:table-cell office:value-type="float" office:value="432274830" calcext:value-type="float">
            <text:p>432274830</text:p>
          </table:table-cell>
          <table:table-cell office:value-type="float" office:value="4584472567" calcext:value-type="float">
            <text:p>4584472567</text:p>
          </table:table-cell>
          <table:table-cell office:value-type="string" calcext:value-type="string">
            <text:p>2.189695700</text:p>
          </table:table-cell>
          <table:table-cell office:value-type="string" calcext:value-type="string">
            <text:p>41.408948100</text:p>
          </table:table-cell>
          <table:table-cell office:value-type="string" calcext:value-type="string">
            <text:p>acmac95@yahoo.es</text:p>
          </table:table-cell>
          <table:table-cell/>
          <table:table-cell table:style-name="ce1" office:value-type="string" calcext:value-type="string">
            <text:p>04/02/2024 07:01:32 AM</text:p>
          </table:table-cell>
          <table:table-cell/>
          <table:table-cell office:value-type="string" calcext:value-type="string">
            <text:p>POINT (2.1896956 41.408947)</text:p>
          </table:table-cell>
        </table:table-row>
        <table:table-row table:style-name="ro1">
          <table:table-cell office:value-type="float" office:value="24608670" calcext:value-type="float">
            <text:p>24608670</text:p>
          </table:table-cell>
          <table:table-cell office:value-type="string" calcext:value-type="string">
            <text:p>Complex La Marina del Port <text:s text:c="223"/></text:p>
          </table:table-cell>
          <table:table-cell office:value-type="string" calcext:value-type="string">
            <text:p>PAVELLÓ POLIESPORTIU DE LA MARINA</text:p>
          </table:table-cell>
          <table:table-cell office:value-type="string" calcext:value-type="string">
            <text:p>Esports. Lleure|Instal·lacions esportives|Pavelló|</text:p>
          </table:table-cell>
          <table:table-cell/>
          <table:table-cell office:value-type="string" calcext:value-type="string">
            <text:p><text:s text:c="2"/>C. Coure, 5, Barcelona</text:p>
          </table:table-cell>
          <table:table-cell table:number-columns-repeated="7"/>
          <table:table-cell office:value-type="float" office:value="8038" calcext:value-type="float">
            <text:p>8038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7061280" calcext:value-type="float">
            <text:p>937061280</text:p>
          </table:table-cell>
          <table:table-cell table:number-columns-repeated="2"/>
          <table:table-cell office:value-type="float" office:value="427720000" calcext:value-type="float">
            <text:p>427720000</text:p>
          </table:table-cell>
          <table:table-cell office:value-type="float" office:value="4578960000" calcext:value-type="float">
            <text:p>4578960000</text:p>
          </table:table-cell>
          <table:table-cell office:value-type="string" calcext:value-type="string">
            <text:p>2.135862374</text:p>
          </table:table-cell>
          <table:table-cell office:value-type="string" calcext:value-type="string">
            <text:p>41.358901883</text:p>
          </table:table-cell>
          <table:table-cell table:number-columns-repeated="2"/>
          <table:table-cell office:value-type="string" calcext:value-type="string">
            <text:p>07/19/2024 07:31:55 AM</text:p>
          </table:table-cell>
          <table:table-cell office:value-type="string" calcext:value-type="string">
            <text:p>Enlla�|&lt;a href=" http://equipaments.esport.gencat.cat/ceeree/equipaments/26552" target="_blank"&gt;Cens d�equipaments esportius de Catalunya&lt;/a&gt;|Espais|1 Pavelló</text:p>
          </table:table-cell>
          <table:table-cell office:value-type="string" calcext:value-type="string">
            <text:p>POINT (2.1358624 41.358902)</text:p>
          </table:table-cell>
        </table:table-row>
        <table:table-row table:style-name="ro1">
          <table:table-cell office:value-type="float" office:value="29758286" calcext:value-type="float">
            <text:p>29758286</text:p>
          </table:table-cell>
          <table:table-cell table:number-columns-repeated="2" office:value-type="string" calcext:value-type="string">
            <text:p>MINIDEIXALLERIA DE BARCELONA (GANDUXER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JARD.3 TORRES(GANDUXER-VILA-ARRUFAT </text:p>
          </table:table-cell>
          <table:table-cell table:number-columns-repeated="7"/>
          <table:table-cell office:value-type="float" office:value="8022" calcext:value-type="float">
            <text:p>802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2914174" calcext:value-type="float">
            <text:p>932914174</text:p>
          </table:table-cell>
          <table:table-cell table:number-columns-repeated="2"/>
          <table:table-cell office:value-type="float" office:value="427680000" calcext:value-type="float">
            <text:p>427680000</text:p>
          </table:table-cell>
          <table:table-cell office:value-type="float" office:value="4583341000" calcext:value-type="float">
            <text:p>4583341000</text:p>
          </table:table-cell>
          <table:table-cell office:value-type="string" calcext:value-type="string">
            <text:p>2.134861441</text:p>
          </table:table-cell>
          <table:table-cell office:value-type="string" calcext:value-type="string">
            <text:p>41.398356279</text:p>
          </table:table-cell>
          <table:table-cell office:value-type="string" calcext:value-type="string">
            <text:p>rchico@bcn.cat</text:p>
          </table:table-cell>
          <table:table-cell office:value-type="string" calcext:value-type="string">
            <text:p>http://www.amb.cat/s/web/medi-ambient/medi-ambient.html</text:p>
          </table:table-cell>
          <table:table-cell office:value-type="string" calcext:value-type="string">
            <text:p>07/19/2024 07:02:42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1348615 41.398357)</text:p>
          </table:table-cell>
        </table:table-row>
        <table:table-row table:style-name="ro1">
          <table:table-cell office:value-type="float" office:value="3044254" calcext:value-type="float">
            <text:p>3044254</text:p>
          </table:table-cell>
          <table:table-cell office:value-type="string" calcext:value-type="string">
            <text:p>IRTA</text:p>
          </table:table-cell>
          <table:table-cell office:value-type="string" calcext:value-type="string">
            <text:p>Institut de Recerca i Tecnologia Agroalimentàries</text:p>
          </table:table-cell>
          <table:table-cell office:value-type="string" calcext:value-type="string">
            <text:p>Recerca|Centres de recerca|Centres CERCA|</text:p>
          </table:table-cell>
          <table:table-cell/>
          <table:table-cell office:value-type="string" calcext:value-type="string">
            <text:p><text:s text:c="2"/>Torre Marimón</text:p>
          </table:table-cell>
          <table:table-cell table:number-columns-repeated="7"/>
          <table:table-cell office:value-type="float" office:value="8140" calcext:value-type="float">
            <text:p>8140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93 4674040</text:p>
          </table:table-cell>
          <table:table-cell/>
          <table:table-cell office:value-type="string" calcext:value-type="string">
            <text:p>93 4674042</text:p>
          </table:table-cell>
          <table:table-cell office:value-type="float" office:value="430850371" calcext:value-type="float">
            <text:p>430850371</text:p>
          </table:table-cell>
          <table:table-cell office:value-type="float" office:value="4607108013" calcext:value-type="float">
            <text:p>4607108013</text:p>
          </table:table-cell>
          <table:table-cell office:value-type="string" calcext:value-type="string">
            <text:p>2.170054413</text:p>
          </table:table-cell>
          <table:table-cell office:value-type="string" calcext:value-type="string">
            <text:p>41.612692811</text:p>
          </table:table-cell>
          <table:table-cell/>
          <table:table-cell office:value-type="string" calcext:value-type="string">
            <text:p>http://www.irta.cat</text:p>
          </table:table-cell>
          <table:table-cell office:value-type="string" calcext:value-type="string">
            <text:p>07/19/2024 07:40:49 AM</text:p>
          </table:table-cell>
          <table:table-cell/>
          <table:table-cell office:value-type="string" calcext:value-type="string">
            <text:p>POINT (2.1700544 41.612694)</text:p>
          </table:table-cell>
        </table:table-row>
        <table:table-row table:style-name="ro1">
          <table:table-cell office:value-type="float" office:value="1841312" calcext:value-type="float">
            <text:p>1841312</text:p>
          </table:table-cell>
          <table:table-cell table:number-columns-repeated="2" office:value-type="string" calcext:value-type="string">
            <text:p>Associació Catalana del Càncer</text:p>
          </table:table-cell>
          <table:table-cell office:value-type="string" calcext:value-type="string">
            <text:p>Comerç. Consum|Organitzacions de persones consumidores||</text:p>
          </table:table-cell>
          <table:table-cell/>
          <table:table-cell office:value-type="string" calcext:value-type="string">
            <text:p><text:s text:c="2"/>Travessera de Dalt 21-23</text:p>
          </table:table-cell>
          <table:table-cell table:number-columns-repeated="7"/>
          <table:table-cell office:value-type="float" office:value="8024" calcext:value-type="float">
            <text:p>8024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2851911" calcext:value-type="float">
            <text:p>932851911</text:p>
          </table:table-cell>
          <table:table-cell table:number-columns-repeated="2"/>
          <table:table-cell office:value-type="float" office:value="429120602" calcext:value-type="float">
            <text:p>429120602</text:p>
          </table:table-cell>
          <table:table-cell office:value-type="float" office:value="4584459971" calcext:value-type="float">
            <text:p>4584459971</text:p>
          </table:table-cell>
          <table:table-cell office:value-type="string" calcext:value-type="string">
            <text:p>2.151962000</text:p>
          </table:table-cell>
          <table:table-cell office:value-type="string" calcext:value-type="string">
            <text:p>41.408562700</text:p>
          </table:table-cell>
          <table:table-cell office:value-type="string" calcext:value-type="string">
            <text:p>catcancer@hotmail.com</text:p>
          </table:table-cell>
          <table:table-cell/>
          <table:table-cell table:style-name="ce1" office:value-type="string" calcext:value-type="string">
            <text:p>04/02/2024 07:01:26 AM</text:p>
          </table:table-cell>
          <table:table-cell/>
          <table:table-cell office:value-type="string" calcext:value-type="string">
            <text:p>POINT (2.151962 41.40856)</text:p>
          </table:table-cell>
        </table:table-row>
        <table:table-row table:style-name="ro1">
          <table:table-cell office:value-type="float" office:value="55454" calcext:value-type="float">
            <text:p>55454</text:p>
          </table:table-cell>
          <table:table-cell table:number-columns-repeated="2" office:value-type="string" calcext:value-type="string">
            <text:p>Port Olímpic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Edifici Capitani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office:value-type="float" office:value="433176000" calcext:value-type="float">
            <text:p>433176000</text:p>
          </table:table-cell>
          <table:table-cell office:value-type="float" office:value="4581863000" calcext:value-type="float">
            <text:p>4581863000</text:p>
          </table:table-cell>
          <table:table-cell office:value-type="string" calcext:value-type="string">
            <text:p>2.200833330</text:p>
          </table:table-cell>
          <table:table-cell office:value-type="string" calcext:value-type="string">
            <text:p>41.38555560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2.2008333 41.385555)</text:p>
          </table:table-cell>
        </table:table-row>
        <table:table-row table:style-name="ro1">
          <table:table-cell office:value-type="float" office:value="27043479" calcext:value-type="float">
            <text:p>27043479</text:p>
          </table:table-cell>
          <table:table-cell table:number-columns-repeated="2" office:value-type="string" calcext:value-type="string">
            <text:p>Arxiu del Museu Nacional d'Art de Catalunya</text:p>
          </table:table-cell>
          <table:table-cell office:value-type="string" calcext:value-type="string">
            <text:p>Cultura|Arxius||</text:p>
          </table:table-cell>
          <table:table-cell/>
          <table:table-cell office:value-type="string" calcext:value-type="string">
            <text:p><text:s/>Edifici Palau Nacional <text:s/>Parc de Montjuïc</text:p>
          </table:table-cell>
          <table:table-cell table:number-columns-repeated="7"/>
          <table:table-cell office:value-type="float" office:value="8038" calcext:value-type="float">
            <text:p>8038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6220360" calcext:value-type="float">
            <text:p>936220360</text:p>
          </table:table-cell>
          <table:table-cell table:number-columns-repeated="2"/>
          <table:table-cell office:value-type="float" office:value="429191500" calcext:value-type="float">
            <text:p>429191500</text:p>
          </table:table-cell>
          <table:table-cell office:value-type="float" office:value="4580004500" calcext:value-type="float">
            <text:p>4580004500</text:p>
          </table:table-cell>
          <table:table-cell office:value-type="string" calcext:value-type="string">
            <text:p>2.153330971</text:p>
          </table:table-cell>
          <table:table-cell office:value-type="string" calcext:value-type="string">
            <text:p>41.368440109</text:p>
          </table:table-cell>
          <table:table-cell office:value-type="string" calcext:value-type="string">
            <text:p>arxiu@museunacional.cat</text:p>
          </table:table-cell>
          <table:table-cell office:value-type="string" calcext:value-type="string">
            <text:p>https://www.museunacional.cat/ca/arxiu</text:p>
          </table:table-cell>
          <table:table-cell table:style-name="ce1" office:value-type="string" calcext:value-type="string">
            <text:p>07/10/2024 07:27:27 AM</text:p>
          </table:table-cell>
          <table:table-cell office:value-type="string" calcext:value-type="string">
            <text:p>Titularitat|Generalitat de Catalunya: general o institucional</text:p>
          </table:table-cell>
          <table:table-cell office:value-type="string" calcext:value-type="string">
            <text:p>POINT (2.153331 41.36844)</text:p>
          </table:table-cell>
        </table:table-row>
        <table:table-row table:style-name="ro1">
          <table:table-cell office:value-type="float" office:value="27042641" calcext:value-type="float">
            <text:p>27042641</text:p>
          </table:table-cell>
          <table:table-cell table:number-columns-repeated="2" office:value-type="string" calcext:value-type="string">
            <text:p>Arxiu del Port de Barcelona</text:p>
          </table:table-cell>
          <table:table-cell office:value-type="string" calcext:value-type="string">
            <text:p>Cultura|Arxius||</text:p>
          </table:table-cell>
          <table:table-cell/>
          <table:table-cell office:value-type="string" calcext:value-type="string">
            <text:p><text:s/>Edifici WTC Barcelona S/N</text:p>
          </table:table-cell>
          <table:table-cell table:number-columns-repeated="7"/>
          <table:table-cell office:value-type="float" office:value="8039" calcext:value-type="float">
            <text:p>8039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3068800" calcext:value-type="float">
            <text:p>933068800</text:p>
          </table:table-cell>
          <table:table-cell table:number-columns-repeated="2"/>
          <table:table-cell office:value-type="float" office:value="431337800" calcext:value-type="float">
            <text:p>431337800</text:p>
          </table:table-cell>
          <table:table-cell office:value-type="float" office:value="4580814000" calcext:value-type="float">
            <text:p>4580814000</text:p>
          </table:table-cell>
          <table:table-cell office:value-type="string" calcext:value-type="string">
            <text:p>2.178900391</text:p>
          </table:table-cell>
          <table:table-cell office:value-type="string" calcext:value-type="string">
            <text:p>41.375917000</text:p>
          </table:table-cell>
          <table:table-cell office:value-type="string" calcext:value-type="string">
            <text:p>cendoc@portdebarcelona.cat</text:p>
          </table:table-cell>
          <table:table-cell office:value-type="string" calcext:value-type="string">
            <text:p>http://www.portdebarcelona.cat</text:p>
          </table:table-cell>
          <table:table-cell table:style-name="ce1" office:value-type="string" calcext:value-type="string">
            <text:p>07/10/2024 07:32:35 AM</text:p>
          </table:table-cell>
          <table:table-cell office:value-type="string" calcext:value-type="string">
            <text:p>Titularitat|Arxiu de l'Estat</text:p>
          </table:table-cell>
          <table:table-cell office:value-type="string" calcext:value-type="string">
            <text:p>POINT (2.1789005 41.375916)</text:p>
          </table:table-cell>
        </table:table-row>
        <table:table-row table:style-name="ro1">
          <table:table-cell office:value-type="float" office:value="27045612" calcext:value-type="float">
            <text:p>27045612</text:p>
          </table:table-cell>
          <table:table-cell table:number-columns-repeated="2" office:value-type="string" calcext:value-type="string">
            <text:p>Museu d'Història de la Ciutat de Barcelona. Museu-Casa Verdaguer. Vil·la Joana - VIL·LA JOAN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Vil·la Joana. Vallvidrera. Ctra. Església, 104</text:p>
          </table:table-cell>
          <table:table-cell table:number-columns-repeated="7"/>
          <table:table-cell office:value-type="float" office:value="8017" calcext:value-type="float">
            <text:p>8017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932047805 - 93</text:p>
          </table:table-cell>
          <table:table-cell table:number-columns-repeated="2"/>
          <table:table-cell office:value-type="float" office:value="424845000" calcext:value-type="float">
            <text:p>424845000</text:p>
          </table:table-cell>
          <table:table-cell office:value-type="float" office:value="4585891000" calcext:value-type="float">
            <text:p>4585891000</text:p>
          </table:table-cell>
          <table:table-cell office:value-type="string" calcext:value-type="string">
            <text:p>2.100634568</text:p>
          </table:table-cell>
          <table:table-cell office:value-type="string" calcext:value-type="string">
            <text:p>41.421062841</text:p>
          </table:table-cell>
          <table:table-cell office:value-type="string" calcext:value-type="string">
            <text:p>museuverdaguer@bcn.cat</text:p>
          </table:table-cell>
          <table:table-cell office:value-type="string" calcext:value-type="string">
            <text:p>https://www.barcelona.cat/museuhistoria/ca</text:p>
          </table:table-cell>
          <table:table-cell table:style-name="ce1" office:value-type="string" calcext:value-type="string">
            <text:p>07/10/2024 07:26:48 AM</text:p>
          </table:table-cell>
          <table:table-cell/>
          <table:table-cell office:value-type="string" calcext:value-type="string">
            <text:p>POINT (2.1006346 41.421062)</text:p>
          </table:table-cell>
        </table:table-row>
        <table:table-row table:style-name="ro1">
          <table:table-cell office:value-type="float" office:value="18138671" calcext:value-type="float">
            <text:p>18138671</text:p>
          </table:table-cell>
          <table:table-cell table:number-columns-repeated="2" office:value-type="string" calcext:value-type="string">
            <text:p>TSJC h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xxxx</text:p>
          </table:table-cell>
          <table:table-cell table:number-columns-repeated="7"/>
          <table:table-cell office:value-type="float" office:value="8017" calcext:value-type="float">
            <text:p>8017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4177639" calcext:value-type="float">
            <text:p>934177639</text:p>
          </table:table-cell>
          <table:table-cell table:number-columns-repeated="2"/>
          <table:table-cell office:value-type="float" office:value="430069361" calcext:value-type="float">
            <text:p>430069361</text:p>
          </table:table-cell>
          <table:table-cell office:value-type="float" office:value="4584020995" calcext:value-type="float">
            <text:p>4584020995</text:p>
          </table:table-cell>
          <table:table-cell office:value-type="string" calcext:value-type="string">
            <text:p>2.163363000</text:p>
          </table:table-cell>
          <table:table-cell office:value-type="string" calcext:value-type="string">
            <text:p>41.404692100</text:p>
          </table:table-cell>
          <table:table-cell table:number-columns-repeated="2"/>
          <table:table-cell office:value-type="string" calcext:value-type="string">
            <text:p>07/18/2024 07:02:31 AM</text:p>
          </table:table-cell>
          <table:table-cell/>
          <table:table-cell office:value-type="string" calcext:value-type="string">
            <text:p>POINT (2.163363 41.404694)</text:p>
          </table:table-cell>
        </table:table-row>
        <table:table-row table:style-name="ro1">
          <table:table-cell office:value-type="float" office:value="546867" calcext:value-type="float">
            <text:p>546867</text:p>
          </table:table-cell>
          <table:table-cell table:number-columns-repeated="2" office:value-type="string" calcext:value-type="string">
            <text:p>Ajuntament de Bausen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49" calcext:value-type="float">
            <text:p>25549</text:p>
          </table:table-cell>
          <table:table-cell office:value-type="string" calcext:value-type="string">
            <text:p>Bausen</text:p>
          </table:table-cell>
          <table:table-cell office:value-type="float" office:value="250450" calcext:value-type="float">
            <text:p>250450</text:p>
          </table:table-cell>
          <table:table-cell office:value-type="string" calcext:value-type="string">
            <text:p>Val d'Aran</text:p>
          </table:table-cell>
          <table:table-cell office:value-type="string" calcext:value-type="string">
            <text:p>973-647024</text:p>
          </table:table-cell>
          <table:table-cell table:number-columns-repeated="2"/>
          <table:table-cell office:value-type="float" office:value="313450000" calcext:value-type="float">
            <text:p>313450000</text:p>
          </table:table-cell>
          <table:table-cell office:value-type="float" office:value="4745200000" calcext:value-type="float">
            <text:p>4745200000</text:p>
          </table:table-cell>
          <table:table-cell office:value-type="string" calcext:value-type="string">
            <text:p>0.717362525</text:p>
          </table:table-cell>
          <table:table-cell office:value-type="string" calcext:value-type="string">
            <text:p>42.836626736</text:p>
          </table:table-cell>
          <table:table-cell office:value-type="string" calcext:value-type="string">
            <text:p>ajuntamentbausen@hotmail.es</text:p>
          </table:table-cell>
          <table:table-cell office:value-type="string" calcext:value-type="string">
            <text:p>http://bausen.ddl.net/</text:p>
          </table:table-cell>
          <table:table-cell office:value-type="string" calcext:value-type="string">
            <text:p>07/17/2024 07:03:53 AM</text:p>
          </table:table-cell>
          <table:table-cell/>
          <table:table-cell office:value-type="string" calcext:value-type="string">
            <text:p>POINT (0.7173625 42.836628)</text:p>
          </table:table-cell>
        </table:table-row>
        <table:table-row table:style-name="ro1">
          <table:table-cell office:value-type="float" office:value="574023" calcext:value-type="float">
            <text:p>574023</text:p>
          </table:table-cell>
          <table:table-cell table:number-columns-repeated="2" office:value-type="string" calcext:value-type="string">
            <text:p>Jutjat de Pau de Bausen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49" calcext:value-type="float">
            <text:p>25549</text:p>
          </table:table-cell>
          <table:table-cell office:value-type="string" calcext:value-type="string">
            <text:p>Bausen</text:p>
          </table:table-cell>
          <table:table-cell office:value-type="float" office:value="250450" calcext:value-type="float">
            <text:p>250450</text:p>
          </table:table-cell>
          <table:table-cell office:value-type="string" calcext:value-type="string">
            <text:p>Val d'Aran</text:p>
          </table:table-cell>
          <table:table-cell office:value-type="float" office:value="973648144" calcext:value-type="float">
            <text:p>973648144</text:p>
          </table:table-cell>
          <table:table-cell table:number-columns-repeated="2"/>
          <table:table-cell office:value-type="float" office:value="312800611" calcext:value-type="float">
            <text:p>312800611</text:p>
          </table:table-cell>
          <table:table-cell office:value-type="float" office:value="4742255410" calcext:value-type="float">
            <text:p>4742255410</text:p>
          </table:table-cell>
          <table:table-cell office:value-type="string" calcext:value-type="string">
            <text:p>0.710401200</text:p>
          </table:table-cell>
          <table:table-cell office:value-type="string" calcext:value-type="string">
            <text:p>42.809972200</text:p>
          </table:table-cell>
          <table:table-cell table:number-columns-repeated="2"/>
          <table:table-cell office:value-type="string" calcext:value-type="string">
            <text:p>07/18/2024 07:02:41 AM</text:p>
          </table:table-cell>
          <table:table-cell/>
          <table:table-cell office:value-type="string" calcext:value-type="string">
            <text:p>POINT (0.7104012 42.80997)</text:p>
          </table:table-cell>
        </table:table-row>
        <table:table-row table:style-name="ro1">
          <table:table-cell office:value-type="float" office:value="55456" calcext:value-type="float">
            <text:p>55456</text:p>
          </table:table-cell>
          <table:table-cell table:number-columns-repeated="2" office:value-type="string" calcext:value-type="string">
            <text:p>Aiguablav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latja Fornells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255" calcext:value-type="float">
            <text:p>17255</text:p>
          </table:table-cell>
          <table:table-cell office:value-type="string" calcext:value-type="string">
            <text:p>Begur</text:p>
          </table:table-cell>
          <table:table-cell office:value-type="float" office:value="170139" calcext:value-type="float">
            <text:p>170139</text:p>
          </table:table-cell>
          <table:table-cell office:value-type="string" calcext:value-type="string">
            <text:p>Baix Empordà</text:p>
          </table:table-cell>
          <table:table-cell table:number-columns-repeated="3"/>
          <table:table-cell office:value-type="float" office:value="517967000" calcext:value-type="float">
            <text:p>517967000</text:p>
          </table:table-cell>
          <table:table-cell office:value-type="float" office:value="4642943000" calcext:value-type="float">
            <text:p>4642943000</text:p>
          </table:table-cell>
          <table:table-cell office:value-type="string" calcext:value-type="string">
            <text:p>3.216921000</text:p>
          </table:table-cell>
          <table:table-cell office:value-type="string" calcext:value-type="string">
            <text:p>41.93828900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3.216921 41.93829)</text:p>
          </table:table-cell>
        </table:table-row>
        <table:table-row table:style-name="ro1">
          <table:table-cell office:value-type="float" office:value="574571" calcext:value-type="float">
            <text:p>574571</text:p>
          </table:table-cell>
          <table:table-cell table:number-columns-repeated="2" office:value-type="string" calcext:value-type="string">
            <text:p>Jutjat de Pau de Bellaguard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lça Escoles s/n</text:p>
          </table:table-cell>
          <table:table-cell table:number-columns-repeated="7"/>
          <table:table-cell office:value-type="float" office:value="25163" calcext:value-type="float">
            <text:p>25163</text:p>
          </table:table-cell>
          <table:table-cell office:value-type="string" calcext:value-type="string">
            <text:p>Bellaguarda</text:p>
          </table:table-cell>
          <table:table-cell office:value-type="float" office:value="251706" calcext:value-type="float">
            <text:p>251706</text:p>
          </table:table-cell>
          <table:table-cell office:value-type="string" calcext:value-type="string">
            <text:p>Garrigues</text:p>
          </table:table-cell>
          <table:table-cell office:value-type="float" office:value="973124004" calcext:value-type="float">
            <text:p>973124004</text:p>
          </table:table-cell>
          <table:table-cell/>
          <table:table-cell office:value-type="string" calcext:value-type="string">
            <text:p>973124004(F)</text:p>
          </table:table-cell>
          <table:table-cell office:value-type="float" office:value="398111601" calcext:value-type="float">
            <text:p>398111601</text:p>
          </table:table-cell>
          <table:table-cell office:value-type="float" office:value="4586374969" calcext:value-type="float">
            <text:p>4586374969</text:p>
          </table:table-cell>
          <table:table-cell office:value-type="string" calcext:value-type="string">
            <text:p>1.780700000</text:p>
          </table:table-cell>
          <table:table-cell office:value-type="string" calcext:value-type="string">
            <text:p>41.422476100</text:p>
          </table:table-cell>
          <table:table-cell table:number-columns-repeated="2"/>
          <table:table-cell office:value-type="string" calcext:value-type="string">
            <text:p>07/18/2024 07:02:38 AM</text:p>
          </table:table-cell>
          <table:table-cell/>
          <table:table-cell office:value-type="string" calcext:value-type="string">
            <text:p>POINT (1.7807 41.422478)</text:p>
          </table:table-cell>
        </table:table-row>
        <table:table-row table:style-name="ro1">
          <table:table-cell office:value-type="float" office:value="574162" calcext:value-type="float">
            <text:p>574162</text:p>
          </table:table-cell>
          <table:table-cell table:number-columns-repeated="2" office:value-type="string" calcext:value-type="string">
            <text:p>Jutjat de Pau de Bellprat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719" calcext:value-type="float">
            <text:p>8719</text:p>
          </table:table-cell>
          <table:table-cell office:value-type="string" calcext:value-type="string">
            <text:p>Bellprat</text:p>
          </table:table-cell>
          <table:table-cell office:value-type="float" office:value="80214" calcext:value-type="float">
            <text:p>80214</text:p>
          </table:table-cell>
          <table:table-cell office:value-type="string" calcext:value-type="string">
            <text:p>Anoia</text:p>
          </table:table-cell>
          <table:table-cell office:value-type="float" office:value="977881240" calcext:value-type="float">
            <text:p>977881240</text:p>
          </table:table-cell>
          <table:table-cell/>
          <table:table-cell office:value-type="string" calcext:value-type="string">
            <text:p>977881240(F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02:52 AM</text:p>
          </table:table-cell>
          <table:table-cell table:number-columns-repeated="2"/>
        </table:table-row>
        <table:table-row table:style-name="ro1">
          <table:table-cell office:value-type="float" office:value="546877" calcext:value-type="float">
            <text:p>546877</text:p>
          </table:table-cell>
          <table:table-cell table:number-columns-repeated="2" office:value-type="string" calcext:value-type="string">
            <text:p>Ajuntament de Bellprat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43421" calcext:value-type="float">
            <text:p>43421</text:p>
          </table:table-cell>
          <table:table-cell office:value-type="string" calcext:value-type="string">
            <text:p>Bellprat</text:p>
          </table:table-cell>
          <table:table-cell office:value-type="float" office:value="80214" calcext:value-type="float">
            <text:p>80214</text:p>
          </table:table-cell>
          <table:table-cell office:value-type="string" calcext:value-type="string">
            <text:p>Anoia</text:p>
          </table:table-cell>
          <table:table-cell office:value-type="string" calcext:value-type="string">
            <text:p>977-881240</text:p>
          </table:table-cell>
          <table:table-cell/>
          <table:table-cell office:value-type="string" calcext:value-type="string">
            <text:p>977-881240</text:p>
          </table:table-cell>
          <table:table-cell office:value-type="float" office:value="369442000" calcext:value-type="float">
            <text:p>369442000</text:p>
          </table:table-cell>
          <table:table-cell office:value-type="float" office:value="4597549000" calcext:value-type="float">
            <text:p>4597549000</text:p>
          </table:table-cell>
          <table:table-cell office:value-type="string" calcext:value-type="string">
            <text:p>1.435301625</text:p>
          </table:table-cell>
          <table:table-cell office:value-type="string" calcext:value-type="string">
            <text:p>41.518941906</text:p>
          </table:table-cell>
          <table:table-cell office:value-type="string" calcext:value-type="string">
            <text:p>bellprat@diba.cat</text:p>
          </table:table-cell>
          <table:table-cell office:value-type="string" calcext:value-type="string">
            <text:p>http://www.anoia.net/bellprat.htm</text:p>
          </table:table-cell>
          <table:table-cell office:value-type="string" calcext:value-type="string">
            <text:p>07/17/2024 07:03:53 AM</text:p>
          </table:table-cell>
          <table:table-cell/>
          <table:table-cell office:value-type="string" calcext:value-type="string">
            <text:p>POINT (1.4353017 41.518944)</text:p>
          </table:table-cell>
        </table:table-row>
        <table:table-row table:style-name="ro1">
          <table:table-cell office:value-type="float" office:value="29758318" calcext:value-type="float">
            <text:p>29758318</text:p>
          </table:table-cell>
          <table:table-cell table:number-columns-repeated="2" office:value-type="string" calcext:value-type="string">
            <text:p>DEIXALLERIA MÒBIL DEL CONSELL COMARCAL DEL BAIX PENEDÈS (V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719" calcext:value-type="float">
            <text:p>43719</text:p>
          </table:table-cell>
          <table:table-cell office:value-type="string" calcext:value-type="string">
            <text:p>Bellvei</text:p>
          </table:table-cell>
          <table:table-cell office:value-type="float" office:value="430249" calcext:value-type="float">
            <text:p>430249</text:p>
          </table:table-cell>
          <table:table-cell office:value-type="string" calcext:value-type="string">
            <text:p>Baix Penedès</text:p>
          </table:table-cell>
          <table:table-cell table:number-columns-repeated="3"/>
          <table:table-cell office:value-type="float" office:value="379686000" calcext:value-type="float">
            <text:p>379686000</text:p>
          </table:table-cell>
          <table:table-cell office:value-type="float" office:value="4566055000" calcext:value-type="float">
            <text:p>4566055000</text:p>
          </table:table-cell>
          <table:table-cell office:value-type="string" calcext:value-type="string">
            <text:p>1.564285596</text:p>
          </table:table-cell>
          <table:table-cell office:value-type="string" calcext:value-type="string">
            <text:p>41.236949454</text:p>
          </table:table-cell>
          <table:table-cell table:number-columns-repeated="2"/>
          <table:table-cell office:value-type="string" calcext:value-type="string">
            <text:p>07/19/2024 07:02:44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5642856 41.23695)</text:p>
          </table:table-cell>
        </table:table-row>
        <table:table-row table:style-name="ro1">
          <table:table-cell office:value-type="float" office:value="29758316" calcext:value-type="float">
            <text:p>29758316</text:p>
          </table:table-cell>
          <table:table-cell table:number-columns-repeated="2" office:value-type="string" calcext:value-type="string">
            <text:p>DEIXALLERIA MÒBIL DEL CONSELL COMARCAL DEL BAIX PENEDÈS (I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719" calcext:value-type="float">
            <text:p>43719</text:p>
          </table:table-cell>
          <table:table-cell office:value-type="string" calcext:value-type="string">
            <text:p>Bellvei</text:p>
          </table:table-cell>
          <table:table-cell office:value-type="float" office:value="430249" calcext:value-type="float">
            <text:p>430249</text:p>
          </table:table-cell>
          <table:table-cell office:value-type="string" calcext:value-type="string">
            <text:p>Baix Penedès</text:p>
          </table:table-cell>
          <table:table-cell table:number-columns-repeated="3"/>
          <table:table-cell office:value-type="float" office:value="379686000" calcext:value-type="float">
            <text:p>379686000</text:p>
          </table:table-cell>
          <table:table-cell office:value-type="float" office:value="4566055000" calcext:value-type="float">
            <text:p>4566055000</text:p>
          </table:table-cell>
          <table:table-cell office:value-type="string" calcext:value-type="string">
            <text:p>1.564285596</text:p>
          </table:table-cell>
          <table:table-cell office:value-type="string" calcext:value-type="string">
            <text:p>41.236949454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5642856 41.23695)</text:p>
          </table:table-cell>
        </table:table-row>
        <table:table-row table:style-name="ro1">
          <table:table-cell office:value-type="float" office:value="29758319" calcext:value-type="float">
            <text:p>29758319</text:p>
          </table:table-cell>
          <table:table-cell table:number-columns-repeated="2" office:value-type="string" calcext:value-type="string">
            <text:p>DEIXALLERIA MÒBIL DEL CONSELL COMARCAL DEL BAIX PENEDÈS (V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719" calcext:value-type="float">
            <text:p>43719</text:p>
          </table:table-cell>
          <table:table-cell office:value-type="string" calcext:value-type="string">
            <text:p>Bellvei</text:p>
          </table:table-cell>
          <table:table-cell office:value-type="float" office:value="430249" calcext:value-type="float">
            <text:p>430249</text:p>
          </table:table-cell>
          <table:table-cell office:value-type="string" calcext:value-type="string">
            <text:p>Baix Penedès</text:p>
          </table:table-cell>
          <table:table-cell table:number-columns-repeated="3"/>
          <table:table-cell office:value-type="float" office:value="379686000" calcext:value-type="float">
            <text:p>379686000</text:p>
          </table:table-cell>
          <table:table-cell office:value-type="float" office:value="4566055000" calcext:value-type="float">
            <text:p>4566055000</text:p>
          </table:table-cell>
          <table:table-cell office:value-type="string" calcext:value-type="string">
            <text:p>1.564285596</text:p>
          </table:table-cell>
          <table:table-cell office:value-type="string" calcext:value-type="string">
            <text:p>41.236949454</text:p>
          </table:table-cell>
          <table:table-cell table:number-columns-repeated="2"/>
          <table:table-cell office:value-type="string" calcext:value-type="string">
            <text:p>07/19/2024 07:02:44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5642856 41.23695)</text:p>
          </table:table-cell>
        </table:table-row>
        <table:table-row table:style-name="ro1">
          <table:table-cell office:value-type="float" office:value="29758317" calcext:value-type="float">
            <text:p>29758317</text:p>
          </table:table-cell>
          <table:table-cell table:number-columns-repeated="2" office:value-type="string" calcext:value-type="string">
            <text:p>DEIXALLERIA MÒBIL DEL CONSELL COMARCAL DEL BAIX PENEDÈS (IV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719" calcext:value-type="float">
            <text:p>43719</text:p>
          </table:table-cell>
          <table:table-cell office:value-type="string" calcext:value-type="string">
            <text:p>Bellvei</text:p>
          </table:table-cell>
          <table:table-cell office:value-type="float" office:value="430249" calcext:value-type="float">
            <text:p>430249</text:p>
          </table:table-cell>
          <table:table-cell office:value-type="string" calcext:value-type="string">
            <text:p>Baix Penedès</text:p>
          </table:table-cell>
          <table:table-cell table:number-columns-repeated="3"/>
          <table:table-cell office:value-type="float" office:value="379686000" calcext:value-type="float">
            <text:p>379686000</text:p>
          </table:table-cell>
          <table:table-cell office:value-type="float" office:value="4566055000" calcext:value-type="float">
            <text:p>4566055000</text:p>
          </table:table-cell>
          <table:table-cell office:value-type="string" calcext:value-type="string">
            <text:p>1.564285596</text:p>
          </table:table-cell>
          <table:table-cell office:value-type="string" calcext:value-type="string">
            <text:p>41.236949454</text:p>
          </table:table-cell>
          <table:table-cell table:number-columns-repeated="2"/>
          <table:table-cell office:value-type="string" calcext:value-type="string">
            <text:p>07/19/2024 07:02:44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5642856 41.23695)</text:p>
          </table:table-cell>
        </table:table-row>
        <table:table-row table:style-name="ro1">
          <table:table-cell office:value-type="float" office:value="14361" calcext:value-type="float">
            <text:p>14361</text:p>
          </table:table-cell>
          <table:table-cell table:number-columns-repeated="2" office:value-type="string" calcext:value-type="string">
            <text:p>DEIXALLERIA MÒBIL DEL CONSELL COMARCAL DEL BAIX PENEDÈS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719" calcext:value-type="float">
            <text:p>43719</text:p>
          </table:table-cell>
          <table:table-cell office:value-type="string" calcext:value-type="string">
            <text:p>Bellvei</text:p>
          </table:table-cell>
          <table:table-cell office:value-type="float" office:value="430249" calcext:value-type="float">
            <text:p>430249</text:p>
          </table:table-cell>
          <table:table-cell office:value-type="string" calcext:value-type="string">
            <text:p>Baix Pened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9758315" calcext:value-type="float">
            <text:p>29758315</text:p>
          </table:table-cell>
          <table:table-cell table:number-columns-repeated="2" office:value-type="string" calcext:value-type="string">
            <text:p>DEIXALLERIA MÒBIL DEL CONSELL COMARCAL DEL BAIX PENEDÈS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719" calcext:value-type="float">
            <text:p>43719</text:p>
          </table:table-cell>
          <table:table-cell office:value-type="string" calcext:value-type="string">
            <text:p>Bellvei</text:p>
          </table:table-cell>
          <table:table-cell office:value-type="float" office:value="430249" calcext:value-type="float">
            <text:p>430249</text:p>
          </table:table-cell>
          <table:table-cell office:value-type="string" calcext:value-type="string">
            <text:p>Baix Penedès</text:p>
          </table:table-cell>
          <table:table-cell table:number-columns-repeated="3"/>
          <table:table-cell office:value-type="float" office:value="379686000" calcext:value-type="float">
            <text:p>379686000</text:p>
          </table:table-cell>
          <table:table-cell office:value-type="float" office:value="4566055000" calcext:value-type="float">
            <text:p>4566055000</text:p>
          </table:table-cell>
          <table:table-cell office:value-type="string" calcext:value-type="string">
            <text:p>1.564285596</text:p>
          </table:table-cell>
          <table:table-cell office:value-type="string" calcext:value-type="string">
            <text:p>41.236949454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5642856 41.23695)</text:p>
          </table:table-cell>
        </table:table-row>
        <table:table-row table:style-name="ro1">
          <table:table-cell office:value-type="float" office:value="3039961" calcext:value-type="float">
            <text:p>3039961</text:p>
          </table:table-cell>
          <table:table-cell table:number-columns-repeated="2" office:value-type="string" calcext:value-type="string">
            <text:p>Estació d'ITV (T-07) Baix Penedès</text:p>
          </table:table-cell>
          <table:table-cell office:value-type="string" calcext:value-type="string">
            <text:p>Empresa. Indústria. Energia|Inspecció tècnica de vehicles (ITV)||</text:p>
          </table:table-cell>
          <table:table-cell/>
          <table:table-cell office:value-type="string" calcext:value-type="string">
            <text:p><text:s/>Pol. Ind. Els Masets. Sector 8, C/V3, parcel·les 21-22-23</text:p>
          </table:table-cell>
          <table:table-cell table:number-columns-repeated="7"/>
          <table:table-cell office:value-type="float" office:value="43719" calcext:value-type="float">
            <text:p>43719</text:p>
          </table:table-cell>
          <table:table-cell office:value-type="string" calcext:value-type="string">
            <text:p>Bellvei</text:p>
          </table:table-cell>
          <table:table-cell office:value-type="float" office:value="430249" calcext:value-type="float">
            <text:p>430249</text:p>
          </table:table-cell>
          <table:table-cell office:value-type="string" calcext:value-type="string">
            <text:p>Baix Penedès</text:p>
          </table:table-cell>
          <table:table-cell office:value-type="string" calcext:value-type="string">
            <text:p>902 011 774</text:p>
          </table:table-cell>
          <table:table-cell table:number-columns-repeated="2"/>
          <table:table-cell office:value-type="float" office:value="379876027" calcext:value-type="float">
            <text:p>379876027</text:p>
          </table:table-cell>
          <table:table-cell office:value-type="float" office:value="4565796505" calcext:value-type="float">
            <text:p>4565796505</text:p>
          </table:table-cell>
          <table:table-cell office:value-type="string" calcext:value-type="string">
            <text:p>1.566603183</text:p>
          </table:table-cell>
          <table:table-cell office:value-type="string" calcext:value-type="string">
            <text:p>41.234590981</text:p>
          </table:table-cell>
          <table:table-cell/>
          <table:table-cell office:value-type="string" calcext:value-type="string">
            <text:p>http://www.gencat.cat/itv/baix_penedes.html</text:p>
          </table:table-cell>
          <table:table-cell office:value-type="string" calcext:value-type="string">
            <text:p>07/19/2024 07:36:26 AM</text:p>
          </table:table-cell>
          <table:table-cell/>
          <table:table-cell office:value-type="string" calcext:value-type="string">
            <text:p>POINT (1.5666032 41.234592)</text:p>
          </table:table-cell>
        </table:table-row>
        <table:table-row table:style-name="ro1">
          <table:table-cell office:value-type="float" office:value="14316" calcext:value-type="float">
            <text:p>14316</text:p>
          </table:table-cell>
          <table:table-cell table:number-columns-repeated="2" office:value-type="string" calcext:value-type="string">
            <text:p>DEIXALLERIA MÒBIL DEL CONSELL COMARCAL DEL BERGUEDÀ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600" calcext:value-type="float">
            <text:p>8600</text:p>
          </table:table-cell>
          <table:table-cell office:value-type="string" calcext:value-type="string">
            <text:p>Berga</text:p>
          </table:table-cell>
          <table:table-cell office:value-type="float" office:value="80229" calcext:value-type="float">
            <text:p>80229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raomon-coromines@ccbergueda.cat</text:p>
          </table:table-cell>
          <table:table-cell/>
          <table:table-cell office:value-type="string" calcext:value-type="string">
            <text:p>07/19/2024 07:02:49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261" calcext:value-type="float">
            <text:p>14261</text:p>
          </table:table-cell>
          <table:table-cell table:number-columns-repeated="2" office:value-type="string" calcext:value-type="string">
            <text:p>DEIXALLERIA DE BERGA (BERGUEDÀ CENTRE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600" calcext:value-type="float">
            <text:p>8600</text:p>
          </table:table-cell>
          <table:table-cell office:value-type="string" calcext:value-type="string">
            <text:p>Berga</text:p>
          </table:table-cell>
          <table:table-cell office:value-type="float" office:value="80229" calcext:value-type="float">
            <text:p>80229</text:p>
          </table:table-cell>
          <table:table-cell office:value-type="string" calcext:value-type="string">
            <text:p>Berguedà</text:p>
          </table:table-cell>
          <table:table-cell office:value-type="float" office:value="938213553" calcext:value-type="float">
            <text:p>938213553</text:p>
          </table:table-cell>
          <table:table-cell table:number-columns-repeated="2"/>
          <table:table-cell office:value-type="float" office:value="403049000" calcext:value-type="float">
            <text:p>403049000</text:p>
          </table:table-cell>
          <table:table-cell office:value-type="float" office:value="4660282000" calcext:value-type="float">
            <text:p>4660282000</text:p>
          </table:table-cell>
          <table:table-cell office:value-type="string" calcext:value-type="string">
            <text:p>1.827723599</text:p>
          </table:table-cell>
          <table:table-cell office:value-type="string" calcext:value-type="string">
            <text:p>42.088633341</text:p>
          </table:table-cell>
          <table:table-cell office:value-type="string" calcext:value-type="string">
            <text:p>ramon-corominas@ccbergueda.cat</text:p>
          </table:table-cell>
          <table:table-cell office:value-type="string" calcext:value-type="string">
            <text:p>http://www.bergueda.cat/serveis/medi-ambient/gestio-dels-residus-solids-urbans/deixalleries/</text:p>
          </table:table-cell>
          <table:table-cell office:value-type="string" calcext:value-type="string">
            <text:p>07/19/2024 07:02:57 AM</text:p>
          </table:table-cell>
          <table:table-cell office:value-type="string" calcext:value-type="string">
            <text:p>Horari|Horari d'hivern: de dimarts a dijous de 15h a 18h, divendres de 15h a 19h, dissabte de 9h a 13h i de 15h a 19h, diumenge de 9h a 13h. <text:s/>Horari d'estiu (15/7 al 31/8): de dimarts a divendres de 16h a 20h; dissabte de 9h a 13h i de 16h a 20h, diumengehs de 9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8277236 42.088634)</text:p>
          </table:table-cell>
        </table:table-row>
        <table:table-row table:style-name="ro1">
          <table:table-cell office:value-type="float" office:value="27044263" calcext:value-type="float">
            <text:p>27044263</text:p>
          </table:table-cell>
          <table:table-cell table:number-columns-repeated="2" office:value-type="string" calcext:value-type="string">
            <text:p>Pavelló de Suècia</text:p>
          </table:table-cell>
          <table:table-cell office:value-type="string" calcext:value-type="string">
            <text:p>Cultura|Espais escènics i musicals|Auditori|</text:p>
          </table:table-cell>
          <table:table-cell/>
          <table:table-cell office:value-type="string" calcext:value-type="string">
            <text:p><text:s/>No Aplica Pavelló Suèci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string" calcext:value-type="string">
            <text:p>Berga</text:p>
          </table:table-cell>
          <table:table-cell office:value-type="float" office:value="80229" calcext:value-type="float">
            <text:p>80229</text:p>
          </table:table-cell>
          <table:table-cell office:value-type="string" calcext:value-type="string">
            <text:p>Berguedà</text:p>
          </table:table-cell>
          <table:table-cell office:value-type="float" office:value="938214333" calcext:value-type="float">
            <text:p>93821433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ultura@ajberga.cat</text:p>
          </table:table-cell>
          <table:table-cell/>
          <table:table-cell table:style-name="ce1" office:value-type="string" calcext:value-type="string">
            <text:p>07/10/2024 07:25:47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14355" calcext:value-type="float">
            <text:p>14355</text:p>
          </table:table-cell>
          <table:table-cell table:number-columns-repeated="2" office:value-type="string" calcext:value-type="string">
            <text:p>DEIXALLERIA MÒBIL DEL CONSELL COMARCAL DEL BAIX EMPORDÀ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100" calcext:value-type="float">
            <text:p>17100</text:p>
          </table:table-cell>
          <table:table-cell office:value-type="string" calcext:value-type="string">
            <text:p>Bisbal d'Empordà, la</text:p>
          </table:table-cell>
          <table:table-cell office:value-type="float" office:value="170221" calcext:value-type="float">
            <text:p>170221</text:p>
          </table:table-cell>
          <table:table-cell office:value-type="string" calcext:value-type="string">
            <text:p>Baix Empordà</text:p>
          </table:table-cell>
          <table:table-cell table:number-columns-repeated="2"/>
          <table:table-cell office:value-type="float" office:value="972641003" calcext:value-type="float">
            <text:p>972641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55457" calcext:value-type="float">
            <text:p>55457</text:p>
          </table:table-cell>
          <table:table-cell table:number-columns-repeated="2" office:value-type="string" calcext:value-type="string">
            <text:p>Blanes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300" calcext:value-type="float">
            <text:p>17300</text:p>
          </table:table-cell>
          <table:table-cell office:value-type="string" calcext:value-type="string">
            <text:p>Blanes</text:p>
          </table:table-cell>
          <table:table-cell office:value-type="float" office:value="170237" calcext:value-type="float">
            <text:p>170237</text:p>
          </table:table-cell>
          <table:table-cell office:value-type="string" calcext:value-type="string">
            <text:p>Selva</text:p>
          </table:table-cell>
          <table:table-cell table:number-columns-repeated="3"/>
          <table:table-cell office:value-type="float" office:value="483275000" calcext:value-type="float">
            <text:p>483275000</text:p>
          </table:table-cell>
          <table:table-cell office:value-type="float" office:value="4613866000" calcext:value-type="float">
            <text:p>4613866000</text:p>
          </table:table-cell>
          <table:table-cell office:value-type="string" calcext:value-type="string">
            <text:p>2.797944092</text:p>
          </table:table-cell>
          <table:table-cell office:value-type="string" calcext:value-type="string">
            <text:p>41.674538033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2.797944 41.674538)</text:p>
          </table:table-cell>
        </table:table-row>
        <table:table-row table:style-name="ro1">
          <table:table-cell office:value-type="float" office:value="29758195" calcext:value-type="float">
            <text:p>29758195</text:p>
          </table:table-cell>
          <table:table-cell table:number-columns-repeated="2" office:value-type="string" calcext:value-type="string">
            <text:p>DEIXALLERIA MÒBIL DEL CONSELL COMARCAL DE LES GARRIGUE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400" calcext:value-type="float">
            <text:p>25400</text:p>
          </table:table-cell>
          <table:table-cell office:value-type="string" calcext:value-type="string">
            <text:p>Borges Blanques, les</text:p>
          </table:table-cell>
          <table:table-cell office:value-type="float" office:value="250582" calcext:value-type="float">
            <text:p>250582</text:p>
          </table:table-cell>
          <table:table-cell office:value-type="string" calcext:value-type="string">
            <text:p>Garrigue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9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246" calcext:value-type="float">
            <text:p>14246</text:p>
          </table:table-cell>
          <table:table-cell table:number-columns-repeated="2" office:value-type="string" calcext:value-type="string">
            <text:p>DEIXALLERIA DE LES GARRIGUE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PARTIDA COMARDEVOL S/N</text:p>
          </table:table-cell>
          <table:table-cell table:number-columns-repeated="7"/>
          <table:table-cell office:value-type="float" office:value="25400" calcext:value-type="float">
            <text:p>25400</text:p>
          </table:table-cell>
          <table:table-cell office:value-type="string" calcext:value-type="string">
            <text:p>Borges Blanques, les</text:p>
          </table:table-cell>
          <table:table-cell office:value-type="float" office:value="250582" calcext:value-type="float">
            <text:p>250582</text:p>
          </table:table-cell>
          <table:table-cell office:value-type="string" calcext:value-type="string">
            <text:p>Garrigues</text:p>
          </table:table-cell>
          <table:table-cell office:value-type="float" office:value="973142658" calcext:value-type="float">
            <text:p>973142658</text:p>
          </table:table-cell>
          <table:table-cell table:number-columns-repeated="2"/>
          <table:table-cell office:value-type="float" office:value="323345000" calcext:value-type="float">
            <text:p>323345000</text:p>
          </table:table-cell>
          <table:table-cell office:value-type="float" office:value="4597214000" calcext:value-type="float">
            <text:p>4597214000</text:p>
          </table:table-cell>
          <table:table-cell office:value-type="string" calcext:value-type="string">
            <text:p>0.883256281</text:p>
          </table:table-cell>
          <table:table-cell office:value-type="string" calcext:value-type="string">
            <text:p>41.507086147</text:p>
          </table:table-cell>
          <table:table-cell office:value-type="string" calcext:value-type="string">
            <text:p>consell@garrigues.cat</text:p>
          </table:table-cell>
          <table:table-cell/>
          <table:table-cell office:value-type="string" calcext:value-type="string">
            <text:p>07/19/2024 07:02:57 AM</text:p>
          </table:table-cell>
          <table:table-cell office:value-type="string" calcext:value-type="string">
            <text:p>Horari|De dilluns a dissabte de 9h a 13h.Dilluns,dimarts,dimecres i divendres de 15h a 17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88325626 41.507088)</text:p>
          </table:table-cell>
        </table:table-row>
        <table:table-row table:style-name="ro1">
          <table:table-cell office:value-type="float" office:value="2581022" calcext:value-type="float">
            <text:p>2581022</text:p>
          </table:table-cell>
          <table:table-cell table:number-columns-repeated="2" office:value-type="string" calcext:value-type="string">
            <text:p>Escola agrària de Les Borges Blanques</text:p>
          </table:table-cell>
          <table:table-cell office:value-type="string" calcext:value-type="string">
            <text:p>Educació. Formació|Cicles formatius professionals de grau mitjà (CFPM)||</text:p>
          </table:table-cell>
          <table:table-cell/>
          <table:table-cell office:value-type="string" calcext:value-type="string">
            <text:p><text:s/>Finca La Pujada / Ap.Correus 84</text:p>
          </table:table-cell>
          <table:table-cell table:number-columns-repeated="7"/>
          <table:table-cell office:value-type="float" office:value="25400" calcext:value-type="float">
            <text:p>25400</text:p>
          </table:table-cell>
          <table:table-cell office:value-type="string" calcext:value-type="string">
            <text:p>Borges Blanques, les</text:p>
          </table:table-cell>
          <table:table-cell office:value-type="float" office:value="250582" calcext:value-type="float">
            <text:p>250582</text:p>
          </table:table-cell>
          <table:table-cell office:value-type="string" calcext:value-type="string">
            <text:p>Garrigues</text:p>
          </table:table-cell>
          <table:table-cell office:value-type="float" office:value="973143169" calcext:value-type="float">
            <text:p>973143169</text:p>
          </table:table-cell>
          <table:table-cell/>
          <table:table-cell office:value-type="float" office:value="973143169" calcext:value-type="float">
            <text:p>973143169</text:p>
          </table:table-cell>
          <table:table-cell office:value-type="float" office:value="320497000" calcext:value-type="float">
            <text:p>320497000</text:p>
          </table:table-cell>
          <table:table-cell office:value-type="float" office:value="4596982000" calcext:value-type="float">
            <text:p>4596982000</text:p>
          </table:table-cell>
          <table:table-cell office:value-type="string" calcext:value-type="string">
            <text:p>0.849219000</text:p>
          </table:table-cell>
          <table:table-cell office:value-type="string" calcext:value-type="string">
            <text:p>41.504364000</text:p>
          </table:table-cell>
          <table:table-cell office:value-type="string" calcext:value-type="string">
            <text:p>c5001175@xtec.cat</text:p>
          </table:table-cell>
          <table:table-cell/>
          <table:table-cell table:style-name="ce1" office:value-type="string" calcext:value-type="string">
            <text:p>06/12/2024 07:28:42 AM</text:p>
          </table:table-cell>
          <table:table-cell office:value-type="string" calcext:value-type="string">
            <text:p>Codi Territorial|Lleida|Naturalesa|Públic|Titularitat|Altres Departaments</text:p>
          </table:table-cell>
          <table:table-cell office:value-type="string" calcext:value-type="string">
            <text:p>POINT (0.849219 41.504364)</text:p>
          </table:table-cell>
        </table:table-row>
        <table:table-row table:style-name="ro1">
          <table:table-cell office:value-type="float" office:value="574036" calcext:value-type="float">
            <text:p>574036</text:p>
          </table:table-cell>
          <table:table-cell table:number-columns-repeated="2" office:value-type="string" calcext:value-type="string">
            <text:p>Jutjat de Pau de Bossòst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Eduard Aunós 14</text:p>
          </table:table-cell>
          <table:table-cell table:number-columns-repeated="7"/>
          <table:table-cell office:value-type="float" office:value="25550" calcext:value-type="float">
            <text:p>25550</text:p>
          </table:table-cell>
          <table:table-cell office:value-type="string" calcext:value-type="string">
            <text:p>Bossòst</text:p>
          </table:table-cell>
          <table:table-cell office:value-type="float" office:value="250595" calcext:value-type="float">
            <text:p>250595</text:p>
          </table:table-cell>
          <table:table-cell office:value-type="string" calcext:value-type="string">
            <text:p>Val d'Aran</text:p>
          </table:table-cell>
          <table:table-cell office:value-type="float" office:value="973648157" calcext:value-type="float">
            <text:p>973648157</text:p>
          </table:table-cell>
          <table:table-cell/>
          <table:table-cell office:value-type="float" office:value="973647278" calcext:value-type="float">
            <text:p>973647278</text:p>
          </table:table-cell>
          <table:table-cell office:value-type="float" office:value="311111331" calcext:value-type="float">
            <text:p>311111331</text:p>
          </table:table-cell>
          <table:table-cell office:value-type="float" office:value="4739258903" calcext:value-type="float">
            <text:p>4739258903</text:p>
          </table:table-cell>
          <table:table-cell office:value-type="string" calcext:value-type="string">
            <text:p>0.690759550</text:p>
          </table:table-cell>
          <table:table-cell office:value-type="string" calcext:value-type="string">
            <text:p>42.782594511</text:p>
          </table:table-cell>
          <table:table-cell table:number-columns-repeated="2"/>
          <table:table-cell office:value-type="string" calcext:value-type="string">
            <text:p>07/18/2024 07:02:40 AM</text:p>
          </table:table-cell>
          <table:table-cell/>
          <table:table-cell office:value-type="string" calcext:value-type="string">
            <text:p>POINT (0.69075954 42.782593)</text:p>
          </table:table-cell>
        </table:table-row>
        <table:table-row table:style-name="ro1">
          <table:table-cell office:value-type="float" office:value="24594756" calcext:value-type="float">
            <text:p>24594756</text:p>
          </table:table-cell>
          <table:table-cell table:number-columns-repeated="2" office:value-type="string" calcext:value-type="string">
            <text:p>ZONA ESPORTIVA MUNICIPAL</text:p>
          </table:table-cell>
          <table:table-cell office:value-type="string" calcext:value-type="string">
            <text:p>Esports. Lleure|Instal·lacions esportives|Circuit de motor|Esports. Lleure|Instal·lacions esportives|Camp|</text:p>
          </table:table-cell>
          <table:table-cell/>
          <table:table-cell office:value-type="string" calcext:value-type="string">
            <text:p><text:s/>Afores Poble, s/n, Bràfim</text:p>
          </table:table-cell>
          <table:table-cell table:number-columns-repeated="7"/>
          <table:table-cell office:value-type="float" office:value="43812" calcext:value-type="float">
            <text:p>43812</text:p>
          </table:table-cell>
          <table:table-cell office:value-type="string" calcext:value-type="string">
            <text:p>Bràfim</text:p>
          </table:table-cell>
          <table:table-cell office:value-type="float" office:value="430347" calcext:value-type="float">
            <text:p>430347</text:p>
          </table:table-cell>
          <table:table-cell office:value-type="string" calcext:value-type="string">
            <text:p>Alt Camp</text:p>
          </table:table-cell>
          <table:table-cell office:value-type="float" office:value="977620011" calcext:value-type="float">
            <text:p>977620011</text:p>
          </table:table-cell>
          <table:table-cell table:number-columns-repeated="2"/>
          <table:table-cell office:value-type="float" office:value="361020000" calcext:value-type="float">
            <text:p>361020000</text:p>
          </table:table-cell>
          <table:table-cell office:value-type="float" office:value="4570016000" calcext:value-type="float">
            <text:p>4570016000</text:p>
          </table:table-cell>
          <table:table-cell office:value-type="string" calcext:value-type="string">
            <text:p>1.340724008</text:p>
          </table:table-cell>
          <table:table-cell office:value-type="string" calcext:value-type="string">
            <text:p>41.269622351</text:p>
          </table:table-cell>
          <table:table-cell table:number-columns-repeated="2"/>
          <table:table-cell office:value-type="string" calcext:value-type="string">
            <text:p>07/19/2024 07:32:50 AM</text:p>
          </table:table-cell>
          <table:table-cell office:value-type="string" calcext:value-type="string">
            <text:p>Enlla�|&lt;a href=" http://equipaments.esport.gencat.cat/ceeree/equipaments/21337" target="_blank"&gt;Cens d�equipaments esportius de Catalunya&lt;/a&gt;|Espais|1 Camps poliespotius i especialitzats&lt;br/&gt;1 Circuits i espais de motor</text:p>
          </table:table-cell>
          <table:table-cell office:value-type="string" calcext:value-type="string">
            <text:p>POINT (1.340724 41.269623)</text:p>
          </table:table-cell>
        </table:table-row>
        <table:table-row table:style-name="ro1">
          <table:table-cell office:value-type="float" office:value="29647649" calcext:value-type="float">
            <text:p>29647649</text:p>
          </table:table-cell>
          <table:table-cell table:number-columns-repeated="2" office:value-type="string" calcext:value-type="string">
            <text:p>Aula Municipal de Música del Bruc</text:p>
          </table:table-cell>
          <table:table-cell office:value-type="string" calcext:value-type="string">
            <text:p>Educació. Formació|Escoles de música (no reglat) (MUSE)||</text:p>
          </table:table-cell>
          <table:table-cell/>
          <table:table-cell office:value-type="string" calcext:value-type="string">
            <text:p><text:s/>"c. del Bruc del Mig, 55 ""Can Casas"""</text:p>
          </table:table-cell>
          <table:table-cell table:number-columns-repeated="7"/>
          <table:table-cell office:value-type="float" office:value="8194" calcext:value-type="float">
            <text:p>8194</text:p>
          </table:table-cell>
          <table:table-cell office:value-type="string" calcext:value-type="string">
            <text:p>Bruc, el</text:p>
          </table:table-cell>
          <table:table-cell office:value-type="float" office:value="80253" calcext:value-type="float">
            <text:p>80253</text:p>
          </table:table-cell>
          <table:table-cell office:value-type="string" calcext:value-type="string">
            <text:p>Anoia</text:p>
          </table:table-cell>
          <table:table-cell office:value-type="float" office:value="937710006" calcext:value-type="float">
            <text:p>937710006</text:p>
          </table:table-cell>
          <table:table-cell/>
          <table:table-cell office:value-type="float" office:value="937710006" calcext:value-type="float">
            <text:p>937710006</text:p>
          </table:table-cell>
          <table:table-cell office:value-type="float" office:value="398292000" calcext:value-type="float">
            <text:p>398292000</text:p>
          </table:table-cell>
          <table:table-cell office:value-type="float" office:value="4603939000" calcext:value-type="float">
            <text:p>4603939000</text:p>
          </table:table-cell>
          <table:table-cell office:value-type="string" calcext:value-type="string">
            <text:p>1.779893000</text:p>
          </table:table-cell>
          <table:table-cell office:value-type="string" calcext:value-type="string">
            <text:p>41.580670000</text:p>
          </table:table-cell>
          <table:table-cell office:value-type="string" calcext:value-type="string">
            <text:p>a8056080@xtec.cat</text:p>
          </table:table-cell>
          <table:table-cell/>
          <table:table-cell table:style-name="ce1" office:value-type="string" calcext:value-type="string">
            <text:p>06/12/2024 07:47:30 AM</text:p>
          </table:table-cell>
          <table:table-cell office:value-type="string" calcext:value-type="string">
            <text:p>Codi Territorial|Penedès|Naturalesa|Públic|Titularitat|Corporacions Locals</text:p>
          </table:table-cell>
          <table:table-cell office:value-type="string" calcext:value-type="string">
            <text:p>POINT (1.779893 41.58067)</text:p>
          </table:table-cell>
        </table:table-row>
        <table:table-row table:style-name="ro1">
          <table:table-cell office:value-type="float" office:value="24607002" calcext:value-type="float">
            <text:p>24607002</text:p>
          </table:table-cell>
          <table:table-cell table:number-columns-repeated="2" office:value-type="string" calcext:value-type="string">
            <text:p>PISTA POLIESPORTIVA</text:p>
          </table:table-cell>
          <table:table-cell office:value-type="string" calcext:value-type="string">
            <text:p>Esports. Lleure|Instal·lacions esportives|Pista|</text:p>
          </table:table-cell>
          <table:table-cell/>
          <table:table-cell office:value-type="string" calcext:value-type="string">
            <text:p><text:s/>Zona Esportiva, s/n, Cabacés</text:p>
          </table:table-cell>
          <table:table-cell table:number-columns-repeated="7"/>
          <table:table-cell office:value-type="float" office:value="43373" calcext:value-type="float">
            <text:p>43373</text:p>
          </table:table-cell>
          <table:table-cell office:value-type="string" calcext:value-type="string">
            <text:p>Cabacés</text:p>
          </table:table-cell>
          <table:table-cell office:value-type="float" office:value="430350" calcext:value-type="float">
            <text:p>430350</text:p>
          </table:table-cell>
          <table:table-cell office:value-type="string" calcext:value-type="string">
            <text:p>Priorat</text:p>
          </table:table-cell>
          <table:table-cell office:value-type="float" office:value="977839190" calcext:value-type="float">
            <text:p>977839190</text:p>
          </table:table-cell>
          <table:table-cell table:number-columns-repeated="2"/>
          <table:table-cell office:value-type="float" office:value="310382000" calcext:value-type="float">
            <text:p>310382000</text:p>
          </table:table-cell>
          <table:table-cell office:value-type="float" office:value="4568799000" calcext:value-type="float">
            <text:p>4568799000</text:p>
          </table:table-cell>
          <table:table-cell office:value-type="string" calcext:value-type="string">
            <text:p>0.736929120</text:p>
          </table:table-cell>
          <table:table-cell office:value-type="string" calcext:value-type="string">
            <text:p>41.248371881</text:p>
          </table:table-cell>
          <table:table-cell table:number-columns-repeated="2"/>
          <table:table-cell office:value-type="string" calcext:value-type="string">
            <text:p>07/19/2024 07:32:12 AM</text:p>
          </table:table-cell>
          <table:table-cell office:value-type="string" calcext:value-type="string">
            <text:p>Enlla�|&lt;a href=" http://equipaments.esport.gencat.cat/ceeree/equipaments/25339" target="_blank"&gt;Cens d�equipaments esportius de Catalunya&lt;/a&gt;|Espais|1 Pistes poliesportives a l'aire lliure</text:p>
          </table:table-cell>
          <table:table-cell office:value-type="string" calcext:value-type="string">
            <text:p>POINT (0.7369291 41.24837)</text:p>
          </table:table-cell>
        </table:table-row>
        <table:table-row table:style-name="ro1">
          <table:table-cell office:value-type="float" office:value="24595225" calcext:value-type="float">
            <text:p>24595225</text:p>
          </table:table-cell>
          <table:table-cell table:number-columns-repeated="2" office:value-type="string" calcext:value-type="string">
            <text:p>CAMP MUNICIPAL DE FUTBOL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, s/n, Cabacés</text:p>
          </table:table-cell>
          <table:table-cell table:number-columns-repeated="7"/>
          <table:table-cell office:value-type="float" office:value="43373" calcext:value-type="float">
            <text:p>43373</text:p>
          </table:table-cell>
          <table:table-cell office:value-type="string" calcext:value-type="string">
            <text:p>Cabacés</text:p>
          </table:table-cell>
          <table:table-cell office:value-type="float" office:value="430350" calcext:value-type="float">
            <text:p>430350</text:p>
          </table:table-cell>
          <table:table-cell office:value-type="string" calcext:value-type="string">
            <text:p>Priorat</text:p>
          </table:table-cell>
          <table:table-cell office:value-type="float" office:value="977839109" calcext:value-type="float">
            <text:p>977839109</text:p>
          </table:table-cell>
          <table:table-cell table:number-columns-repeated="2"/>
          <table:table-cell office:value-type="float" office:value="310401000" calcext:value-type="float">
            <text:p>310401000</text:p>
          </table:table-cell>
          <table:table-cell office:value-type="float" office:value="4568806000" calcext:value-type="float">
            <text:p>4568806000</text:p>
          </table:table-cell>
          <table:table-cell office:value-type="string" calcext:value-type="string">
            <text:p>0.737153539</text:p>
          </table:table-cell>
          <table:table-cell office:value-type="string" calcext:value-type="string">
            <text:p>41.248439343</text:p>
          </table:table-cell>
          <table:table-cell table:number-columns-repeated="2"/>
          <table:table-cell office:value-type="string" calcext:value-type="string">
            <text:p>07/19/2024 07:32:14 AM</text:p>
          </table:table-cell>
          <table:table-cell office:value-type="string" calcext:value-type="string">
            <text:p>Enlla�|&lt;a href=" http://equipaments.esport.gencat.cat/ceeree/equipaments/25237" target="_blank"&gt;Cens d�equipaments esportius de Catalunya&lt;/a&gt;|Espais|1 Camps poliespotius i especialitzats</text:p>
          </table:table-cell>
          <table:table-cell office:value-type="string" calcext:value-type="string">
            <text:p>POINT (0.73715353 41.24844)</text:p>
          </table:table-cell>
        </table:table-row>
        <table:table-row table:style-name="ro1">
          <table:table-cell office:value-type="float" office:value="24595260" calcext:value-type="float">
            <text:p>24595260</text:p>
          </table:table-cell>
          <table:table-cell table:number-columns-repeated="2" office:value-type="string" calcext:value-type="string">
            <text:p>PISCINA MUNICIPAL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Esportiva, s/n, Cabacés</text:p>
          </table:table-cell>
          <table:table-cell table:number-columns-repeated="7"/>
          <table:table-cell office:value-type="float" office:value="43373" calcext:value-type="float">
            <text:p>43373</text:p>
          </table:table-cell>
          <table:table-cell office:value-type="string" calcext:value-type="string">
            <text:p>Cabacés</text:p>
          </table:table-cell>
          <table:table-cell office:value-type="float" office:value="430350" calcext:value-type="float">
            <text:p>430350</text:p>
          </table:table-cell>
          <table:table-cell office:value-type="string" calcext:value-type="string">
            <text:p>Priorat</text:p>
          </table:table-cell>
          <table:table-cell office:value-type="float" office:value="977839109" calcext:value-type="float">
            <text:p>977839109</text:p>
          </table:table-cell>
          <table:table-cell table:number-columns-repeated="2"/>
          <table:table-cell office:value-type="float" office:value="310336000" calcext:value-type="float">
            <text:p>310336000</text:p>
          </table:table-cell>
          <table:table-cell office:value-type="float" office:value="4568781000" calcext:value-type="float">
            <text:p>4568781000</text:p>
          </table:table-cell>
          <table:table-cell office:value-type="string" calcext:value-type="string">
            <text:p>0.736386120</text:p>
          </table:table-cell>
          <table:table-cell office:value-type="string" calcext:value-type="string">
            <text:p>41.248199077</text:p>
          </table:table-cell>
          <table:table-cell table:number-columns-repeated="2"/>
          <table:table-cell office:value-type="string" calcext:value-type="string">
            <text:p>07/19/2024 07:32:12 AM</text:p>
          </table:table-cell>
          <table:table-cell office:value-type="string" calcext:value-type="string">
            <text:p>Enlla�|&lt;a href=" http://equipaments.esport.gencat.cat/ceeree/equipaments/25332" target="_blank"&gt;Cens d�equipaments esportius de Catalunya&lt;/a&gt;|Espais|2 Piscina a l'aire lliure</text:p>
          </table:table-cell>
          <table:table-cell office:value-type="string" calcext:value-type="string">
            <text:p>POINT (0.7363861 41.2482)</text:p>
          </table:table-cell>
        </table:table-row>
        <table:table-row table:style-name="ro1">
          <table:table-cell office:value-type="float" office:value="574037" calcext:value-type="float">
            <text:p>574037</text:p>
          </table:table-cell>
          <table:table-cell table:number-columns-repeated="2" office:value-type="string" calcext:value-type="string">
            <text:p>Jutjat de Pau de Cabanabon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48" calcext:value-type="float">
            <text:p>25748</text:p>
          </table:table-cell>
          <table:table-cell office:value-type="string" calcext:value-type="string">
            <text:p>Cabanabona</text:p>
          </table:table-cell>
          <table:table-cell office:value-type="float" office:value="250609" calcext:value-type="float">
            <text:p>250609</text:p>
          </table:table-cell>
          <table:table-cell office:value-type="string" calcext:value-type="string">
            <text:p>Noguera</text:p>
          </table:table-cell>
          <table:table-cell office:value-type="float" office:value="973460048" calcext:value-type="float">
            <text:p>973460048</text:p>
          </table:table-cell>
          <table:table-cell table:number-columns-repeated="2"/>
          <table:table-cell office:value-type="float" office:value="353000689" calcext:value-type="float">
            <text:p>353000689</text:p>
          </table:table-cell>
          <table:table-cell office:value-type="float" office:value="4635735289" calcext:value-type="float">
            <text:p>4635735289</text:p>
          </table:table-cell>
          <table:table-cell office:value-type="string" calcext:value-type="string">
            <text:p>1.228935319</text:p>
          </table:table-cell>
          <table:table-cell office:value-type="string" calcext:value-type="string">
            <text:p>41.859878996</text:p>
          </table:table-cell>
          <table:table-cell table:number-columns-repeated="2"/>
          <table:table-cell office:value-type="string" calcext:value-type="string">
            <text:p>07/18/2024 07:02:40 AM</text:p>
          </table:table-cell>
          <table:table-cell/>
          <table:table-cell office:value-type="string" calcext:value-type="string">
            <text:p>POINT (1.2289354 41.85988)</text:p>
          </table:table-cell>
        </table:table-row>
        <table:table-row table:style-name="ro1">
          <table:table-cell office:value-type="float" office:value="14464" calcext:value-type="float">
            <text:p>14464</text:p>
          </table:table-cell>
          <table:table-cell table:number-columns-repeated="2" office:value-type="string" calcext:value-type="string">
            <text:p>DEIXALLERIA DE CABANELLE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COSTAT DEL PARC DE BOMBERS </text:p>
          </table:table-cell>
          <table:table-cell table:number-columns-repeated="7"/>
          <table:table-cell office:value-type="float" office:value="17746" calcext:value-type="float">
            <text:p>17746</text:p>
          </table:table-cell>
          <table:table-cell office:value-type="string" calcext:value-type="string">
            <text:p>Cabanelles</text:p>
          </table:table-cell>
          <table:table-cell office:value-type="float" office:value="170314" calcext:value-type="float">
            <text:p>170314</text:p>
          </table:table-cell>
          <table:table-cell office:value-type="string" calcext:value-type="string">
            <text:p>Alt Empordà</text:p>
          </table:table-cell>
          <table:table-cell office:value-type="float" office:value="972503088" calcext:value-type="float">
            <text:p>972503088</text:p>
          </table:table-cell>
          <table:table-cell table:number-columns-repeated="2"/>
          <table:table-cell office:value-type="float" office:value="485091000" calcext:value-type="float">
            <text:p>485091000</text:p>
          </table:table-cell>
          <table:table-cell office:value-type="float" office:value="4674723000" calcext:value-type="float">
            <text:p>4674723000</text:p>
          </table:table-cell>
          <table:table-cell office:value-type="string" calcext:value-type="string">
            <text:p>2.819341443</text:p>
          </table:table-cell>
          <table:table-cell office:value-type="string" calcext:value-type="string">
            <text:p>42.224540637</text:p>
          </table:table-cell>
          <table:table-cell table:number-columns-repeated="2"/>
          <table:table-cell office:value-type="string" calcext:value-type="string">
            <text:p>07/19/2024 07:02:52 AM</text:p>
          </table:table-cell>
          <table:table-cell office:value-type="string" calcext:value-type="string">
            <text:p>Horari|Dissabtes de 10h a 12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8193414 42.22454)</text:p>
          </table:table-cell>
        </table:table-row>
        <table:table-row table:style-name="ro1">
          <table:table-cell office:value-type="float" office:value="24594758" calcext:value-type="float">
            <text:p>24594758</text:p>
          </table:table-cell>
          <table:table-cell table:number-columns-repeated="2" office:value-type="string" calcext:value-type="string">
            <text:p>PAVELLÓ ZONA ESPORTIVA MUNICIPAL</text:p>
          </table:table-cell>
          <table:table-cell office:value-type="string" calcext:value-type="string">
            <text:p>Esports. Lleure|Instal·lacions esportives|Pavelló|</text:p>
          </table:table-cell>
          <table:table-cell/>
          <table:table-cell office:value-type="string" calcext:value-type="string">
            <text:p><text:s/>Pol. 1 - parcela 133 (Antic camp de futbol), Cabra del Camp</text:p>
          </table:table-cell>
          <table:table-cell table:number-columns-repeated="7"/>
          <table:table-cell office:value-type="float" office:value="43811" calcext:value-type="float">
            <text:p>43811</text:p>
          </table:table-cell>
          <table:table-cell office:value-type="string" calcext:value-type="string">
            <text:p>Cabra del Camp</text:p>
          </table:table-cell>
          <table:table-cell office:value-type="float" office:value="430363" calcext:value-type="float">
            <text:p>430363</text:p>
          </table:table-cell>
          <table:table-cell office:value-type="string" calcext:value-type="string">
            <text:p>Alt Camp</text:p>
          </table:table-cell>
          <table:table-cell office:value-type="float" office:value="977630131" calcext:value-type="float">
            <text:p>977630131</text:p>
          </table:table-cell>
          <table:table-cell table:number-columns-repeated="2"/>
          <table:table-cell office:value-type="float" office:value="355440000" calcext:value-type="float">
            <text:p>355440000</text:p>
          </table:table-cell>
          <table:table-cell office:value-type="float" office:value="4584404000" calcext:value-type="float">
            <text:p>4584404000</text:p>
          </table:table-cell>
          <table:table-cell office:value-type="string" calcext:value-type="string">
            <text:p>1.270709451</text:p>
          </table:table-cell>
          <table:table-cell office:value-type="string" calcext:value-type="string">
            <text:p>41.398187082</text:p>
          </table:table-cell>
          <table:table-cell table:number-columns-repeated="2"/>
          <table:table-cell office:value-type="string" calcext:value-type="string">
            <text:p>07/19/2024 07:32:50 AM</text:p>
          </table:table-cell>
          <table:table-cell office:value-type="string" calcext:value-type="string">
            <text:p>Enlla�|&lt;a href=" http://equipaments.esport.gencat.cat/ceeree/equipaments/21343" target="_blank"&gt;Cens d�equipaments esportius de Catalunya&lt;/a&gt;|Espais|1 Pavelló</text:p>
          </table:table-cell>
          <table:table-cell office:value-type="string" calcext:value-type="string">
            <text:p>POINT (1.2707094 41.398186)</text:p>
          </table:table-cell>
        </table:table-row>
        <table:table-row table:style-name="ro1">
          <table:table-cell office:value-type="float" office:value="14156" calcext:value-type="float">
            <text:p>14156</text:p>
          </table:table-cell>
          <table:table-cell table:number-columns-repeated="2" office:value-type="string" calcext:value-type="string">
            <text:p>DEIXALLERIA DE CADAQUÉ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488" calcext:value-type="float">
            <text:p>17488</text:p>
          </table:table-cell>
          <table:table-cell office:value-type="string" calcext:value-type="string">
            <text:p>Cadaqués</text:p>
          </table:table-cell>
          <table:table-cell office:value-type="float" office:value="170329" calcext:value-type="float">
            <text:p>170329</text:p>
          </table:table-cell>
          <table:table-cell office:value-type="string" calcext:value-type="string">
            <text:p>Alt Empordà</text:p>
          </table:table-cell>
          <table:table-cell office:value-type="float" office:value="696965019" calcext:value-type="float">
            <text:p>696965019</text:p>
          </table:table-cell>
          <table:table-cell table:number-columns-repeated="2"/>
          <table:table-cell office:value-type="float" office:value="522220000" calcext:value-type="float">
            <text:p>522220000</text:p>
          </table:table-cell>
          <table:table-cell office:value-type="float" office:value="4682118000" calcext:value-type="float">
            <text:p>4682118000</text:p>
          </table:table-cell>
          <table:table-cell office:value-type="string" calcext:value-type="string">
            <text:p>3.269531661</text:p>
          </table:table-cell>
          <table:table-cell office:value-type="string" calcext:value-type="string">
            <text:p>42.290967472</text:p>
          </table:table-cell>
          <table:table-cell office:value-type="string" calcext:value-type="string">
            <text:p>mfmartorell@urbaser.com</text:p>
          </table:table-cell>
          <table:table-cell office:value-type="string" calcext:value-type="string">
            <text:p>http://deixalleries.residus-altemporda.org/dmunicipal.aspx?IDCTR=5</text:p>
          </table:table-cell>
          <table:table-cell office:value-type="string" calcext:value-type="string">
            <text:p>07/19/2024 07:03:02 AM</text:p>
          </table:table-cell>
          <table:table-cell office:value-type="string" calcext:value-type="string">
            <text:p>Horari|De dilluns a dissabte de 07:30 a 13h. Festius Tancat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3.2695317 42.290966)</text:p>
          </table:table-cell>
        </table:table-row>
        <table:table-row table:style-name="ro1">
          <table:table-cell office:value-type="float" office:value="27041666" calcext:value-type="float">
            <text:p>27041666</text:p>
          </table:table-cell>
          <table:table-cell table:number-columns-repeated="2" office:value-type="string" calcext:value-type="string">
            <text:p>Biblioteca Casa Nova - Segur de Calafell</text:p>
          </table:table-cell>
          <table:table-cell office:value-type="string" calcext:value-type="string">
            <text:p>Cultura|Biblioteques|Pública (Punt d'informació i lectura)|</text:p>
          </table:table-cell>
          <table:table-cell/>
          <table:table-cell office:value-type="string" calcext:value-type="string">
            <text:p><text:s/>Port Segur-Calafell, <text:s/>edifici G</text:p>
          </table:table-cell>
          <table:table-cell table:number-columns-repeated="4"/>
          <table:table-cell office:value-type="string" calcext:value-type="string">
            <text:p>edifici G</text:p>
          </table:table-cell>
          <table:table-cell table:number-columns-repeated="2"/>
          <table:table-cell office:value-type="float" office:value="43882" calcext:value-type="float">
            <text:p>43882</text:p>
          </table:table-cell>
          <table:table-cell office:value-type="string" calcext:value-type="string">
            <text:p>Calafell</text:p>
          </table:table-cell>
          <table:table-cell office:value-type="float" office:value="430379" calcext:value-type="float">
            <text:p>430379</text:p>
          </table:table-cell>
          <table:table-cell office:value-type="string" calcext:value-type="string">
            <text:p>Baix Penedès</text:p>
          </table:table-cell>
          <table:table-cell office:value-type="string" calcext:value-type="string">
            <text:p>977 16 18 64</text:p>
          </table:table-cell>
          <table:table-cell table:number-columns-repeated="2"/>
          <table:table-cell office:value-type="float" office:value="383058000" calcext:value-type="float">
            <text:p>383058000</text:p>
          </table:table-cell>
          <table:table-cell office:value-type="float" office:value="4560648000" calcext:value-type="float">
            <text:p>4560648000</text:p>
          </table:table-cell>
          <table:table-cell office:value-type="string" calcext:value-type="string">
            <text:p>1.605546832</text:p>
          </table:table-cell>
          <table:table-cell office:value-type="string" calcext:value-type="string">
            <text:p>41.188752816</text:p>
          </table:table-cell>
          <table:table-cell office:value-type="string" calcext:value-type="string">
            <text:p>biblioteca.segur@calafell.cat</text:p>
          </table:table-cell>
          <table:table-cell office:value-type="string" calcext:value-type="string">
            <text:p>http://www.calafell.cat/serveis/biblioteques</text:p>
          </table:table-cell>
          <table:table-cell table:style-name="ce1" office:value-type="string" calcext:value-type="string">
            <text:p>07/10/2024 07:35:09 AM</text:p>
          </table:table-cell>
          <table:table-cell office:value-type="string" calcext:value-type="string">
            <text:p>Gestio|Pública|Titularitat|Adm. local: ajuntament</text:p>
          </table:table-cell>
          <table:table-cell office:value-type="string" calcext:value-type="string">
            <text:p>POINT (1.6055468 41.18875)</text:p>
          </table:table-cell>
        </table:table-row>
        <table:table-row table:style-name="ro1">
          <table:table-cell office:value-type="float" office:value="3044313" calcext:value-type="float">
            <text:p>3044313</text:p>
          </table:table-cell>
          <table:table-cell office:value-type="string" calcext:value-type="string">
            <text:p>IRTA-TM</text:p>
          </table:table-cell>
          <table:table-cell office:value-type="string" calcext:value-type="string">
            <text:p>Centre Torre Marimon</text:p>
          </table:table-cell>
          <table:table-cell office:value-type="string" calcext:value-type="string">
            <text:p>Recerca|Centres de recerca|Centres IRTA|</text:p>
          </table:table-cell>
          <table:table-cell/>
          <table:table-cell office:value-type="string" calcext:value-type="string">
            <text:p><text:s text:c="2"/>Torre Marimon</text:p>
          </table:table-cell>
          <table:table-cell table:number-columns-repeated="7"/>
          <table:table-cell office:value-type="float" office:value="8140" calcext:value-type="float">
            <text:p>8140</text:p>
          </table:table-cell>
          <table:table-cell office:value-type="string" calcext:value-type="string">
            <text:p>Caldes de Montbui</text:p>
          </table:table-cell>
          <table:table-cell office:value-type="float" office:value="80333" calcext:value-type="float">
            <text:p>80333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4674040</text:p>
          </table:table-cell>
          <table:table-cell/>
          <table:table-cell office:value-type="string" calcext:value-type="string">
            <text:p>93 <text:s/>4674042</text:p>
          </table:table-cell>
          <table:table-cell office:value-type="float" office:value="430850371" calcext:value-type="float">
            <text:p>430850371</text:p>
          </table:table-cell>
          <table:table-cell office:value-type="float" office:value="4607108013" calcext:value-type="float">
            <text:p>4607108013</text:p>
          </table:table-cell>
          <table:table-cell office:value-type="string" calcext:value-type="string">
            <text:p>2.170054413</text:p>
          </table:table-cell>
          <table:table-cell office:value-type="string" calcext:value-type="string">
            <text:p>41.612692811</text:p>
          </table:table-cell>
          <table:table-cell/>
          <table:table-cell office:value-type="string" calcext:value-type="string">
            <text:p>http://www.irta.cat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2.1700544 41.612694)</text:p>
          </table:table-cell>
        </table:table-row>
        <table:table-row table:style-name="ro1">
          <table:table-cell office:value-type="float" office:value="24594165" calcext:value-type="float">
            <text:p>24594165</text:p>
          </table:table-cell>
          <table:table-cell office:value-type="string" calcext:value-type="string">
            <text:p>Zona Esportiva Bugarai <text:s text:c="227"/></text:p>
          </table:table-cell>
          <table:table-cell office:value-type="string" calcext:value-type="string">
            <text:p>PARC DE PATINATGE I BMX BUGARAI</text:p>
          </table:table-cell>
          <table:table-cell office:value-type="string" calcext:value-type="string">
            <text:p>Esports. Lleure|Instal·lacions esportives|Altres espais singulars|</text:p>
          </table:table-cell>
          <table:table-cell/>
          <table:table-cell office:value-type="string" calcext:value-type="string">
            <text:p><text:s/>Zona del Bugarai, Caldes de Montbui</text:p>
          </table:table-cell>
          <table:table-cell table:number-columns-repeated="7"/>
          <table:table-cell office:value-type="float" office:value="8140" calcext:value-type="float">
            <text:p>8140</text:p>
          </table:table-cell>
          <table:table-cell office:value-type="string" calcext:value-type="string">
            <text:p>Caldes de Montbui</text:p>
          </table:table-cell>
          <table:table-cell office:value-type="float" office:value="80333" calcext:value-type="float">
            <text:p>80333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30652000" calcext:value-type="float">
            <text:p>430652000</text:p>
          </table:table-cell>
          <table:table-cell office:value-type="float" office:value="4608493000" calcext:value-type="float">
            <text:p>4608493000</text:p>
          </table:table-cell>
          <table:table-cell office:value-type="string" calcext:value-type="string">
            <text:p>2.167513367</text:p>
          </table:table-cell>
          <table:table-cell office:value-type="string" calcext:value-type="string">
            <text:p>41.625149226</text:p>
          </table:table-cell>
          <table:table-cell table:number-columns-repeated="2"/>
          <table:table-cell office:value-type="string" calcext:value-type="string">
            <text:p>07/19/2024 07:32:45 AM</text:p>
          </table:table-cell>
          <table:table-cell office:value-type="string" calcext:value-type="string">
            <text:p>Enlla�|&lt;a href=" http://equipaments.esport.gencat.cat/ceeree/equipaments/22252" target="_blank"&gt;Cens d�equipaments esportius de Catalunya&lt;/a&gt;|Espais|1 Altres espais singulars</text:p>
          </table:table-cell>
          <table:table-cell office:value-type="string" calcext:value-type="string">
            <text:p>POINT (2.1675134 41.62515)</text:p>
          </table:table-cell>
        </table:table-row>
        <table:table-row table:style-name="ro1">
          <table:table-cell office:value-type="float" office:value="24594163" calcext:value-type="float">
            <text:p>24594163</text:p>
          </table:table-cell>
          <table:table-cell office:value-type="string" calcext:value-type="string">
            <text:p>Zona Esportiva Les Cremades <text:s text:c="222"/></text:p>
          </table:table-cell>
          <table:table-cell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 les Cremades, s/n, Caldes de Montbui</text:p>
          </table:table-cell>
          <table:table-cell table:number-columns-repeated="7"/>
          <table:table-cell office:value-type="float" office:value="8140" calcext:value-type="float">
            <text:p>8140</text:p>
          </table:table-cell>
          <table:table-cell office:value-type="string" calcext:value-type="string">
            <text:p>Caldes de Montbui</text:p>
          </table:table-cell>
          <table:table-cell office:value-type="float" office:value="80333" calcext:value-type="float">
            <text:p>80333</text:p>
          </table:table-cell>
          <table:table-cell office:value-type="string" calcext:value-type="string">
            <text:p>Vallès Oriental</text:p>
          </table:table-cell>
          <table:table-cell office:value-type="float" office:value="938654378" calcext:value-type="float">
            <text:p>938654378</text:p>
          </table:table-cell>
          <table:table-cell table:number-columns-repeated="2"/>
          <table:table-cell office:value-type="float" office:value="429899000" calcext:value-type="float">
            <text:p>429899000</text:p>
          </table:table-cell>
          <table:table-cell office:value-type="float" office:value="4609815000" calcext:value-type="float">
            <text:p>4609815000</text:p>
          </table:table-cell>
          <table:table-cell office:value-type="string" calcext:value-type="string">
            <text:p>2.158320057</text:p>
          </table:table-cell>
          <table:table-cell office:value-type="string" calcext:value-type="string">
            <text:p>41.636989708</text:p>
          </table:table-cell>
          <table:table-cell table:number-columns-repeated="2"/>
          <table:table-cell office:value-type="string" calcext:value-type="string">
            <text:p>07/19/2024 07:32:45 AM</text:p>
          </table:table-cell>
          <table:table-cell office:value-type="string" calcext:value-type="string">
            <text:p>Enlla�|&lt;a href=" http://equipaments.esport.gencat.cat/ceeree/equipaments/22247" target="_blank"&gt;Cens d�equipaments esportius de Catalunya&lt;/a&gt;|Espais|1 Camps poliespotius i especialitzats</text:p>
          </table:table-cell>
          <table:table-cell office:value-type="string" calcext:value-type="string">
            <text:p>POINT (2.15832 41.63699)</text:p>
          </table:table-cell>
        </table:table-row>
        <table:table-row table:style-name="ro1">
          <table:table-cell office:value-type="float" office:value="2578093" calcext:value-type="float">
            <text:p>2578093</text:p>
          </table:table-cell>
          <table:table-cell table:number-columns-repeated="2" office:value-type="string" calcext:value-type="string">
            <text:p>Escola El Farell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/>
          <table:table-cell office:value-type="string" calcext:value-type="string">
            <text:p><text:s/>Zona Esportiva, s/n</text:p>
          </table:table-cell>
          <table:table-cell table:number-columns-repeated="7"/>
          <table:table-cell office:value-type="float" office:value="8140" calcext:value-type="float">
            <text:p>8140</text:p>
          </table:table-cell>
          <table:table-cell office:value-type="string" calcext:value-type="string">
            <text:p>Caldes de Montbui</text:p>
          </table:table-cell>
          <table:table-cell office:value-type="float" office:value="80333" calcext:value-type="float">
            <text:p>80333</text:p>
          </table:table-cell>
          <table:table-cell office:value-type="string" calcext:value-type="string">
            <text:p>Vallès Oriental</text:p>
          </table:table-cell>
          <table:table-cell office:value-type="float" office:value="938650373" calcext:value-type="float">
            <text:p>938650373</text:p>
          </table:table-cell>
          <table:table-cell/>
          <table:table-cell office:value-type="float" office:value="938650373" calcext:value-type="float">
            <text:p>938650373</text:p>
          </table:table-cell>
          <table:table-cell office:value-type="float" office:value="429888000" calcext:value-type="float">
            <text:p>429888000</text:p>
          </table:table-cell>
          <table:table-cell office:value-type="float" office:value="4609912000" calcext:value-type="float">
            <text:p>4609912000</text:p>
          </table:table-cell>
          <table:table-cell office:value-type="string" calcext:value-type="string">
            <text:p>2.158171000</text:p>
          </table:table-cell>
          <table:table-cell office:value-type="string" calcext:value-type="string">
            <text:p>41.637866000</text:p>
          </table:table-cell>
          <table:table-cell office:value-type="string" calcext:value-type="string">
            <text:p>a8015077@xtec.cat</text:p>
          </table:table-cell>
          <table:table-cell/>
          <table:table-cell table:style-name="ce1" office:value-type="string" calcext:value-type="string">
            <text:p>06/12/2024 07:52:17 AM</text:p>
          </table:table-cell>
          <table:table-cell office:value-type="string" calcext:value-type="string">
            <text:p>Codi Territorial|Maresme - Vallès Oriental|Naturalesa|Públic|Titularitat|Departament d'Educació</text:p>
          </table:table-cell>
          <table:table-cell office:value-type="string" calcext:value-type="string">
            <text:p>POINT (2.158171 41.637867)</text:p>
          </table:table-cell>
        </table:table-row>
        <table:table-row table:style-name="ro1">
          <table:table-cell office:value-type="float" office:value="24594164" calcext:value-type="float">
            <text:p>24594164</text:p>
          </table:table-cell>
          <table:table-cell office:value-type="string" calcext:value-type="string">
            <text:p>Zona Esportiva Les Cremades <text:s text:c="222"/></text:p>
          </table:table-cell>
          <table:table-cell office:value-type="string" calcext:value-type="string">
            <text:p>PAVELLÓ MUNICIPAL D'ESPORTS LES CREMADES</text:p>
          </table:table-cell>
          <table:table-cell office:value-type="string" calcext:value-type="string">
            <text:p>Esports. Lleure|Instal·lacions esportives|Rocòdrom|Esports. Lleure|Instal·lacions esportives|Pavelló|</text:p>
          </table:table-cell>
          <table:table-cell/>
          <table:table-cell office:value-type="string" calcext:value-type="string">
            <text:p><text:s/>Zona Municipal Esportiva les Cremades, Caldes de Montbui</text:p>
          </table:table-cell>
          <table:table-cell table:number-columns-repeated="7"/>
          <table:table-cell office:value-type="float" office:value="8140" calcext:value-type="float">
            <text:p>8140</text:p>
          </table:table-cell>
          <table:table-cell office:value-type="string" calcext:value-type="string">
            <text:p>Caldes de Montbui</text:p>
          </table:table-cell>
          <table:table-cell office:value-type="float" office:value="80333" calcext:value-type="float">
            <text:p>80333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29881000" calcext:value-type="float">
            <text:p>429881000</text:p>
          </table:table-cell>
          <table:table-cell office:value-type="float" office:value="4609858000" calcext:value-type="float">
            <text:p>4609858000</text:p>
          </table:table-cell>
          <table:table-cell office:value-type="string" calcext:value-type="string">
            <text:p>2.158098919</text:p>
          </table:table-cell>
          <table:table-cell office:value-type="string" calcext:value-type="string">
            <text:p>41.637375395</text:p>
          </table:table-cell>
          <table:table-cell table:number-columns-repeated="2"/>
          <table:table-cell office:value-type="string" calcext:value-type="string">
            <text:p>07/19/2024 07:32:45 AM</text:p>
          </table:table-cell>
          <table:table-cell office:value-type="string" calcext:value-type="string">
            <text:p>Enlla�|&lt;a href=" http://equipaments.esport.gencat.cat/ceeree/equipaments/22248" target="_blank"&gt;Cens d�equipaments esportius de Catalunya&lt;/a&gt;|Espais|1 Pavelló&lt;br/&gt;1 Rocòdroms i boulders</text:p>
          </table:table-cell>
          <table:table-cell office:value-type="string" calcext:value-type="string">
            <text:p>POINT (2.158099 41.637375)</text:p>
          </table:table-cell>
        </table:table-row>
        <table:table-row table:style-name="ro1">
          <table:table-cell office:value-type="float" office:value="14342" calcext:value-type="float">
            <text:p>14342</text:p>
          </table:table-cell>
          <table:table-cell table:number-columns-repeated="2" office:value-type="string" calcext:value-type="string">
            <text:p>DEIXALLERIA MÒBIL DE L'AJUNTAMENT DE CALELL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370" calcext:value-type="float">
            <text:p>8370</text:p>
          </table:table-cell>
          <table:table-cell office:value-type="string" calcext:value-type="string">
            <text:p>Calella</text:p>
          </table:table-cell>
          <table:table-cell office:value-type="float" office:value="80351" calcext:value-type="float">
            <text:p>80351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546990" calcext:value-type="float">
            <text:p>546990</text:p>
          </table:table-cell>
          <table:table-cell table:number-columns-repeated="2" office:value-type="string" calcext:value-type="string">
            <text:p>Ajuntament de Calldetene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11 de setembre, s/n</text:p>
          </table:table-cell>
          <table:table-cell table:number-columns-repeated="7"/>
          <table:table-cell office:value-type="float" office:value="8506" calcext:value-type="float">
            <text:p>8506</text:p>
          </table:table-cell>
          <table:table-cell office:value-type="string" calcext:value-type="string">
            <text:p>Calldetenes</text:p>
          </table:table-cell>
          <table:table-cell office:value-type="float" office:value="80370" calcext:value-type="float">
            <text:p>80370</text:p>
          </table:table-cell>
          <table:table-cell office:value-type="string" calcext:value-type="string">
            <text:p>Osona</text:p>
          </table:table-cell>
          <table:table-cell office:value-type="string" calcext:value-type="string">
            <text:p>93-8863105</text:p>
          </table:table-cell>
          <table:table-cell table:number-columns-repeated="2"/>
          <table:table-cell office:value-type="float" office:value="440668038" calcext:value-type="float">
            <text:p>440668038</text:p>
          </table:table-cell>
          <table:table-cell office:value-type="float" office:value="4641621468" calcext:value-type="float">
            <text:p>4641621468</text:p>
          </table:table-cell>
          <table:table-cell office:value-type="string" calcext:value-type="string">
            <text:p>2.284432131</text:p>
          </table:table-cell>
          <table:table-cell office:value-type="string" calcext:value-type="string">
            <text:p>41.924322668</text:p>
          </table:table-cell>
          <table:table-cell office:value-type="string" calcext:value-type="string">
            <text:p>calldetenes@diba.cat</text:p>
          </table:table-cell>
          <table:table-cell office:value-type="string" calcext:value-type="string">
            <text:p>http://www.calldetenes.cat</text:p>
          </table:table-cell>
          <table:table-cell office:value-type="string" calcext:value-type="string">
            <text:p>07/17/2024 07:03:49 AM</text:p>
          </table:table-cell>
          <table:table-cell/>
          <table:table-cell office:value-type="string" calcext:value-type="string">
            <text:p>POINT (2.2844322 41.924324)</text:p>
          </table:table-cell>
        </table:table-row>
        <table:table-row table:style-name="ro1">
          <table:table-cell office:value-type="float" office:value="574176" calcext:value-type="float">
            <text:p>574176</text:p>
          </table:table-cell>
          <table:table-cell table:number-columns-repeated="2" office:value-type="string" calcext:value-type="string">
            <text:p>Jutjat de Pau de Calonge de Segarr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281" calcext:value-type="float">
            <text:p>8281</text:p>
          </table:table-cell>
          <table:table-cell office:value-type="string" calcext:value-type="string">
            <text:p>Calonge de Segarra</text:p>
          </table:table-cell>
          <table:table-cell office:value-type="float" office:value="80364" calcext:value-type="float">
            <text:p>80364</text:p>
          </table:table-cell>
          <table:table-cell office:value-type="string" calcext:value-type="string">
            <text:p>Anoia</text:p>
          </table:table-cell>
          <table:table-cell office:value-type="float" office:value="938690409" calcext:value-type="float">
            <text:p>938690409</text:p>
          </table:table-cell>
          <table:table-cell/>
          <table:table-cell office:value-type="float" office:value="938681234" calcext:value-type="float">
            <text:p>938681234</text:p>
          </table:table-cell>
          <table:table-cell office:value-type="float" office:value="374872372" calcext:value-type="float">
            <text:p>374872372</text:p>
          </table:table-cell>
          <table:table-cell office:value-type="float" office:value="4621914229" calcext:value-type="float">
            <text:p>4621914229</text:p>
          </table:table-cell>
          <table:table-cell office:value-type="string" calcext:value-type="string">
            <text:p>1.495267000</text:p>
          </table:table-cell>
          <table:table-cell office:value-type="string" calcext:value-type="string">
            <text:p>41.739197000</text:p>
          </table:table-cell>
          <table:table-cell table:number-columns-repeated="2"/>
          <table:table-cell office:value-type="string" calcext:value-type="string">
            <text:p>07/18/2024 07:02:51 AM</text:p>
          </table:table-cell>
          <table:table-cell/>
          <table:table-cell office:value-type="string" calcext:value-type="string">
            <text:p>POINT (1.495267 41.739197)</text:p>
          </table:table-cell>
        </table:table-row>
        <table:table-row table:style-name="ro1">
          <table:table-cell office:value-type="float" office:value="55459" calcext:value-type="float">
            <text:p>55459</text:p>
          </table:table-cell>
          <table:table-cell table:number-columns-repeated="2" office:value-type="string" calcext:value-type="string">
            <text:p>Cambrils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850" calcext:value-type="float">
            <text:p>43850</text:p>
          </table:table-cell>
          <table:table-cell office:value-type="string" calcext:value-type="string">
            <text:p>Cambrils</text:p>
          </table:table-cell>
          <table:table-cell office:value-type="float" office:value="430385" calcext:value-type="float">
            <text:p>430385</text:p>
          </table:table-cell>
          <table:table-cell office:value-type="string" calcext:value-type="string">
            <text:p>Baix Camp</text:p>
          </table:table-cell>
          <table:table-cell table:number-columns-repeated="3"/>
          <table:table-cell office:value-type="float" office:value="337222000" calcext:value-type="float">
            <text:p>337222000</text:p>
          </table:table-cell>
          <table:table-cell office:value-type="float" office:value="4547959000" calcext:value-type="float">
            <text:p>4547959000</text:p>
          </table:table-cell>
          <table:table-cell office:value-type="string" calcext:value-type="string">
            <text:p>1.061535297</text:p>
          </table:table-cell>
          <table:table-cell office:value-type="string" calcext:value-type="string">
            <text:p>41.064750421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1.0615352 41.06475)</text:p>
          </table:table-cell>
        </table:table-row>
        <table:table-row table:style-name="ro1">
          <table:table-cell office:value-type="float" office:value="14533" calcext:value-type="float">
            <text:p>14533</text:p>
          </table:table-cell>
          <table:table-cell table:number-columns-repeated="2" office:value-type="string" calcext:value-type="string">
            <text:p>MINIDEIXALLERIA DE CANET DE MAR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RIERA BUSCARONS (PLAÇA MERCAT) 101</text:p>
          </table:table-cell>
          <table:table-cell table:number-columns-repeated="7"/>
          <table:table-cell office:value-type="float" office:value="8360" calcext:value-type="float">
            <text:p>8360</text:p>
          </table:table-cell>
          <table:table-cell office:value-type="string" calcext:value-type="string">
            <text:p>Canet de Mar</text:p>
          </table:table-cell>
          <table:table-cell office:value-type="float" office:value="80403" calcext:value-type="float">
            <text:p>80403</text:p>
          </table:table-cell>
          <table:table-cell office:value-type="string" calcext:value-type="string">
            <text:p>Maresme</text:p>
          </table:table-cell>
          <table:table-cell office:value-type="float" office:value="937943940" calcext:value-type="float">
            <text:p>937943940</text:p>
          </table:table-cell>
          <table:table-cell table:number-columns-repeated="2"/>
          <table:table-cell office:value-type="float" office:value="465052000" calcext:value-type="float">
            <text:p>465052000</text:p>
          </table:table-cell>
          <table:table-cell office:value-type="float" office:value="4604515000" calcext:value-type="float">
            <text:p>4604515000</text:p>
          </table:table-cell>
          <table:table-cell office:value-type="string" calcext:value-type="string">
            <text:p>2.580683643</text:p>
          </table:table-cell>
          <table:table-cell office:value-type="string" calcext:value-type="string">
            <text:p>41.591568025</text:p>
          </table:table-cell>
          <table:table-cell/>
          <table:table-cell office:value-type="string" calcext:value-type="string">
            <text:p>http://www.canetdemar.org</text:p>
          </table:table-cell>
          <table:table-cell office:value-type="string" calcext:value-type="string">
            <text:p>07/19/2024 07:02:43 AM</text:p>
          </table:table-cell>
          <table:table-cell office:value-type="string" calcext:value-type="string">
            <text:p>Horari|El mateix horari de la plaça del Mercat: de dilluns a dissabte matins i divendres tarda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5806837 41.591568)</text:p>
          </table:table-cell>
        </table:table-row>
        <table:table-row table:style-name="ro1">
          <table:table-cell office:value-type="float" office:value="1841187" calcext:value-type="float">
            <text:p>1841187</text:p>
          </table:table-cell>
          <table:table-cell table:number-columns-repeated="2" office:value-type="string" calcext:value-type="string">
            <text:p>Oficina Municipal d'Informació al Consumidor de Canet de Mar</text:p>
          </table:table-cell>
          <table:table-cell office:value-type="string" calcext:value-type="string">
            <text:p>Comerç. Consum|Servei públic de Consum|Municipal|</text:p>
          </table:table-cell>
          <table:table-cell/>
          <table:table-cell office:value-type="string" calcext:value-type="string">
            <text:p><text:s text:c="2"/>Riera Gavarra <text:s/>s/n</text:p>
          </table:table-cell>
          <table:table-cell table:number-columns-repeated="7"/>
          <table:table-cell office:value-type="float" office:value="8360" calcext:value-type="float">
            <text:p>8360</text:p>
          </table:table-cell>
          <table:table-cell office:value-type="string" calcext:value-type="string">
            <text:p>Canet de Mar</text:p>
          </table:table-cell>
          <table:table-cell office:value-type="float" office:value="80403" calcext:value-type="float">
            <text:p>80403</text:p>
          </table:table-cell>
          <table:table-cell office:value-type="string" calcext:value-type="string">
            <text:p>Maresme</text:p>
          </table:table-cell>
          <table:table-cell office:value-type="float" office:value="937954625" calcext:value-type="float">
            <text:p>937954625</text:p>
          </table:table-cell>
          <table:table-cell table:number-columns-repeated="2"/>
          <table:table-cell office:value-type="float" office:value="464792578" calcext:value-type="float">
            <text:p>464792578</text:p>
          </table:table-cell>
          <table:table-cell office:value-type="float" office:value="4604326623" calcext:value-type="float">
            <text:p>4604326623</text:p>
          </table:table-cell>
          <table:table-cell office:value-type="string" calcext:value-type="string">
            <text:p>2.577582164</text:p>
          </table:table-cell>
          <table:table-cell office:value-type="string" calcext:value-type="string">
            <text:p>41.589859907</text:p>
          </table:table-cell>
          <table:table-cell office:value-type="string" calcext:value-type="string">
            <text:p>omic@canetdemar.cat</text:p>
          </table:table-cell>
          <table:table-cell office:value-type="string" calcext:value-type="string">
            <text:p>http://www.canetdemar.cat</text:p>
          </table:table-cell>
          <table:table-cell table:style-name="ce1" office:value-type="string" calcext:value-type="string">
            <text:p>04/02/2024 07:01:29 AM</text:p>
          </table:table-cell>
          <table:table-cell office:value-type="string" calcext:value-type="string">
            <text:p>Horari|Horari d'atenció al públic: dilluns de 10 a 13h (hores concertades)|Funcions|- Informar, orientar i assessorar les persones consumidores sobre llurs drets i deures i les formes d'exercir-los.&lt;br&gt;- Rebre i tramitar les queixes, reclamacions i denúncies de les persones consumidores.|Tipus informació|General de consum|Àmbit|Municipal</text:p>
          </table:table-cell>
          <table:table-cell office:value-type="string" calcext:value-type="string">
            <text:p>POINT (2.5775821 41.58986)</text:p>
          </table:table-cell>
        </table:table-row>
        <table:table-row table:style-name="ro1">
          <table:table-cell office:value-type="float" office:value="24608120" calcext:value-type="float">
            <text:p>24608120</text:p>
          </table:table-cell>
          <table:table-cell table:number-columns-repeated="2" office:value-type="string" calcext:value-type="string">
            <text:p>CAMP MUNICIPAL D'ESPORTS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/>
          <table:table-cell office:value-type="string" calcext:value-type="string">
            <text:p><text:s/>Afores Misericordia, s/n, Canet de Mar</text:p>
          </table:table-cell>
          <table:table-cell table:number-columns-repeated="7"/>
          <table:table-cell office:value-type="float" office:value="8360" calcext:value-type="float">
            <text:p>8360</text:p>
          </table:table-cell>
          <table:table-cell office:value-type="string" calcext:value-type="string">
            <text:p>Canet de Mar</text:p>
          </table:table-cell>
          <table:table-cell office:value-type="float" office:value="80403" calcext:value-type="float">
            <text:p>80403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office:value-type="float" office:value="465052000" calcext:value-type="float">
            <text:p>465052000</text:p>
          </table:table-cell>
          <table:table-cell office:value-type="float" office:value="4605174000" calcext:value-type="float">
            <text:p>4605174000</text:p>
          </table:table-cell>
          <table:table-cell office:value-type="string" calcext:value-type="string">
            <text:p>2.580645225</text:p>
          </table:table-cell>
          <table:table-cell office:value-type="string" calcext:value-type="string">
            <text:p>41.597503681</text:p>
          </table:table-cell>
          <table:table-cell table:number-columns-repeated="2"/>
          <table:table-cell office:value-type="string" calcext:value-type="string">
            <text:p>07/19/2024 07:31:53 AM</text:p>
          </table:table-cell>
          <table:table-cell office:value-type="string" calcext:value-type="string">
            <text:p>Enlla�|&lt;a href=" http://equipaments.esport.gencat.cat/ceeree/equipaments/26764" target="_blank"&gt;Cens d�equipaments esportius de Catalunya&lt;/a&gt;|Espais|1 Camps poliespotius i especialitzats&lt;br/&gt;1 Pistes poliesportives a l'aire lliure</text:p>
          </table:table-cell>
          <table:table-cell office:value-type="string" calcext:value-type="string">
            <text:p>POINT (2.5806453 41.597504)</text:p>
          </table:table-cell>
        </table:table-row>
        <table:table-row table:style-name="ro1">
          <table:table-cell office:value-type="float" office:value="24608578" calcext:value-type="float">
            <text:p>24608578</text:p>
          </table:table-cell>
          <table:table-cell table:number-columns-repeated="2" office:value-type="string" calcext:value-type="string">
            <text:p>CLUB BILLAR CANET DE MAR</text:p>
          </table:table-cell>
          <table:table-cell office:value-type="string" calcext:value-type="string">
            <text:p>Esports. Lleure|Instal·lacions esportives|Sala|</text:p>
          </table:table-cell>
          <table:table-cell/>
          <table:table-cell office:value-type="string" calcext:value-type="string">
            <text:p><text:s/>Afores Misericòrdia, s/n, Canet de Mar</text:p>
          </table:table-cell>
          <table:table-cell table:number-columns-repeated="7"/>
          <table:table-cell office:value-type="float" office:value="8360" calcext:value-type="float">
            <text:p>8360</text:p>
          </table:table-cell>
          <table:table-cell office:value-type="string" calcext:value-type="string">
            <text:p>Canet de Mar</text:p>
          </table:table-cell>
          <table:table-cell office:value-type="float" office:value="80403" calcext:value-type="float">
            <text:p>80403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office:value-type="float" office:value="465072000" calcext:value-type="float">
            <text:p>465072000</text:p>
          </table:table-cell>
          <table:table-cell office:value-type="float" office:value="4605165000" calcext:value-type="float">
            <text:p>4605165000</text:p>
          </table:table-cell>
          <table:table-cell office:value-type="string" calcext:value-type="string">
            <text:p>2.580885731</text:p>
          </table:table-cell>
          <table:table-cell office:value-type="string" calcext:value-type="string">
            <text:p>41.597423493</text:p>
          </table:table-cell>
          <table:table-cell table:number-columns-repeated="2"/>
          <table:table-cell office:value-type="string" calcext:value-type="string">
            <text:p>07/19/2024 07:31:48 AM</text:p>
          </table:table-cell>
          <table:table-cell office:value-type="string" calcext:value-type="string">
            <text:p>Enlla�|&lt;a href=" http://equipaments.esport.gencat.cat/ceeree/equipaments/27229" target="_blank"&gt;Cens d�equipaments esportius de Catalunya&lt;/a&gt;|Espais|1 Sales d'activitats i especialitzades</text:p>
          </table:table-cell>
          <table:table-cell office:value-type="string" calcext:value-type="string">
            <text:p>POINT (2.5808856 41.597424)</text:p>
          </table:table-cell>
        </table:table-row>
        <table:table-row table:style-name="ro1">
          <table:table-cell office:value-type="float" office:value="55304" calcext:value-type="float">
            <text:p>55304</text:p>
          </table:table-cell>
          <table:table-cell table:number-columns-repeated="2" office:value-type="string" calcext:value-type="string">
            <text:p>OFICINA DE TURISME DE CANET DE MAR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Xamfrà rieres Gavarra i Buscarons</text:p>
          </table:table-cell>
          <table:table-cell table:number-columns-repeated="7"/>
          <table:table-cell office:value-type="float" office:value="8360" calcext:value-type="float">
            <text:p>8360</text:p>
          </table:table-cell>
          <table:table-cell office:value-type="string" calcext:value-type="string">
            <text:p>Canet de Mar</text:p>
          </table:table-cell>
          <table:table-cell office:value-type="float" office:value="80403" calcext:value-type="float">
            <text:p>80403</text:p>
          </table:table-cell>
          <table:table-cell office:value-type="string" calcext:value-type="string">
            <text:p>Maresme</text:p>
          </table:table-cell>
          <table:table-cell office:value-type="float" office:value="937954615" calcext:value-type="float">
            <text:p>93795461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anet.turisme@canetdemar.cat</text:p>
          </table:table-cell>
          <table:table-cell office:value-type="string" calcext:value-type="string">
            <text:p>http://www.turismecanet.cat</text:p>
          </table:table-cell>
          <table:table-cell office:value-type="string" calcext:value-type="string">
            <text:p>07/19/2024 07:51:53 AM</text:p>
          </table:table-cell>
          <table:table-cell office:value-type="string" calcext:value-type="string">
            <text:p>Marca_Turistica|COSTA BARCELONA</text:p>
          </table:table-cell>
          <table:table-cell/>
        </table:table-row>
        <table:table-row table:style-name="ro1">
          <table:table-cell office:value-type="float" office:value="27045230" calcext:value-type="float">
            <text:p>27045230</text:p>
          </table:table-cell>
          <table:table-cell table:number-columns-repeated="2" office:value-type="string" calcext:value-type="string">
            <text:p>Espai Civic Jove "Ecijove"</text:p>
          </table:table-cell>
          <table:table-cell office:value-type="string" calcext:value-type="string">
            <text:p>Cultura|Altres espais aptes per a l'ús cultural||</text:p>
          </table:table-cell>
          <table:table-cell/>
          <table:table-cell office:value-type="string" calcext:value-type="string">
            <text:p><text:s/>Edifici Casal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811" calcext:value-type="float">
            <text:p>8811</text:p>
          </table:table-cell>
          <table:table-cell office:value-type="string" calcext:value-type="string">
            <text:p>Canyelles</text:p>
          </table:table-cell>
          <table:table-cell office:value-type="float" office:value="80431" calcext:value-type="float">
            <text:p>80431</text:p>
          </table:table-cell>
          <table:table-cell office:value-type="string" calcext:value-type="string">
            <text:p>Garraf</text:p>
          </table:table-cell>
          <table:table-cell office:value-type="float" office:value="938188659" calcext:value-type="float">
            <text:p>938188659</text:p>
          </table:table-cell>
          <table:table-cell table:number-columns-repeated="2"/>
          <table:table-cell office:value-type="float" office:value="378753620" calcext:value-type="float">
            <text:p>378753620</text:p>
          </table:table-cell>
          <table:table-cell office:value-type="float" office:value="4567934500" calcext:value-type="float">
            <text:p>4567934500</text:p>
          </table:table-cell>
          <table:table-cell office:value-type="string" calcext:value-type="string">
            <text:p>1.552789380</text:p>
          </table:table-cell>
          <table:table-cell office:value-type="string" calcext:value-type="string">
            <text:p>41.253735056</text:p>
          </table:table-cell>
          <table:table-cell office:value-type="string" calcext:value-type="string">
            <text:p>ecijove@canyelles.cat</text:p>
          </table:table-cell>
          <table:table-cell office:value-type="string" calcext:value-type="string">
            <text:p>http://www.canyelles.cat/ecijove</text:p>
          </table:table-cell>
          <table:table-cell table:style-name="ce1" office:value-type="string" calcext:value-type="string">
            <text:p>07/10/2024 07:34:53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1.5527893 41.253735)</text:p>
          </table:table-cell>
        </table:table-row>
        <table:table-row table:style-name="ro1">
          <table:table-cell office:value-type="float" office:value="27043631" calcext:value-type="float">
            <text:p>27043631</text:p>
          </table:table-cell>
          <table:table-cell table:number-columns-repeated="2" office:value-type="string" calcext:value-type="string">
            <text:p>Auditori Font Cuitora</text:p>
          </table:table-cell>
          <table:table-cell office:value-type="string" calcext:value-type="string">
            <text:p>Cultura|Espais escènics i musicals|Auditori|</text:p>
          </table:table-cell>
          <table:table-cell/>
          <table:table-cell office:value-type="string" calcext:value-type="string">
            <text:p><text:s/>No Aplica parc de la Font Cuitora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86" calcext:value-type="float">
            <text:p>8786</text:p>
          </table:table-cell>
          <table:table-cell office:value-type="string" calcext:value-type="string">
            <text:p>Capellades</text:p>
          </table:table-cell>
          <table:table-cell office:value-type="float" office:value="80446" calcext:value-type="float">
            <text:p>80446</text:p>
          </table:table-cell>
          <table:table-cell office:value-type="string" calcext:value-type="string">
            <text:p>Anoia</text:p>
          </table:table-cell>
          <table:table-cell office:value-type="float" office:value="938011001" calcext:value-type="float">
            <text:p>93801100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molnercen@capellades.cat</text:p>
          </table:table-cell>
          <table:table-cell office:value-type="string" calcext:value-type="string">
            <text:p>http://www.capellades.cat</text:p>
          </table:table-cell>
          <table:table-cell table:style-name="ce1" office:value-type="string" calcext:value-type="string">
            <text:p>07/10/2024 07:34:52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547015" calcext:value-type="float">
            <text:p>547015</text:p>
          </table:table-cell>
          <table:table-cell table:number-columns-repeated="2" office:value-type="string" calcext:value-type="string">
            <text:p>Ajuntament de Capolat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, s/n</text:p>
          </table:table-cell>
          <table:table-cell table:number-columns-repeated="7"/>
          <table:table-cell office:value-type="float" office:value="8619" calcext:value-type="float">
            <text:p>8619</text:p>
          </table:table-cell>
          <table:table-cell office:value-type="string" calcext:value-type="string">
            <text:p>Capolat</text:p>
          </table:table-cell>
          <table:table-cell office:value-type="float" office:value="80459" calcext:value-type="float">
            <text:p>80459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-8215040</text:p>
          </table:table-cell>
          <table:table-cell table:number-columns-repeated="2"/>
          <table:table-cell office:value-type="float" office:value="396972000" calcext:value-type="float">
            <text:p>396972000</text:p>
          </table:table-cell>
          <table:table-cell office:value-type="float" office:value="4659415000" calcext:value-type="float">
            <text:p>4659415000</text:p>
          </table:table-cell>
          <table:table-cell office:value-type="string" calcext:value-type="string">
            <text:p>1.754413008</text:p>
          </table:table-cell>
          <table:table-cell office:value-type="string" calcext:value-type="string">
            <text:p>42.080052464</text:p>
          </table:table-cell>
          <table:table-cell office:value-type="string" calcext:value-type="string">
            <text:p>capolat@diba.cat</text:p>
          </table:table-cell>
          <table:table-cell office:value-type="string" calcext:value-type="string">
            <text:p>http://www.capolat.cat/</text:p>
          </table:table-cell>
          <table:table-cell office:value-type="string" calcext:value-type="string">
            <text:p>07/17/2024 07:03:47 AM</text:p>
          </table:table-cell>
          <table:table-cell/>
          <table:table-cell office:value-type="string" calcext:value-type="string">
            <text:p>POINT (1.754413 42.08005)</text:p>
          </table:table-cell>
        </table:table-row>
        <table:table-row table:style-name="ro1">
          <table:table-cell office:value-type="float" office:value="27044694" calcext:value-type="float">
            <text:p>27044694</text:p>
          </table:table-cell>
          <table:table-cell table:number-columns-repeated="2" office:value-type="string" calcext:value-type="string">
            <text:p>Castell de Cardona</text:p>
          </table:table-cell>
          <table:table-cell office:value-type="string" calcext:value-type="string">
            <text:p>Cultura|Altres espais aptes per a l'ús cultural|Altres|</text:p>
          </table:table-cell>
          <table:table-cell/>
          <table:table-cell office:value-type="string" calcext:value-type="string">
            <text:p><text:s/>No Aplica Castell de Cardon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261" calcext:value-type="float">
            <text:p>8261</text:p>
          </table:table-cell>
          <table:table-cell office:value-type="string" calcext:value-type="string">
            <text:p>Cardona</text:p>
          </table:table-cell>
          <table:table-cell office:value-type="float" office:value="80478" calcext:value-type="float">
            <text:p>80478</text:p>
          </table:table-cell>
          <table:table-cell office:value-type="string" calcext:value-type="string">
            <text:p>Bages</text:p>
          </table:table-cell>
          <table:table-cell office:value-type="float" office:value="938691275" calcext:value-type="float">
            <text:p>938691275</text:p>
          </table:table-cell>
          <table:table-cell table:number-columns-repeated="2"/>
          <table:table-cell office:value-type="float" office:value="391068620" calcext:value-type="float">
            <text:p>391068620</text:p>
          </table:table-cell>
          <table:table-cell office:value-type="float" office:value="4641247500" calcext:value-type="float">
            <text:p>4641247500</text:p>
          </table:table-cell>
          <table:table-cell office:value-type="string" calcext:value-type="string">
            <text:p>1.686429072</text:p>
          </table:table-cell>
          <table:table-cell office:value-type="string" calcext:value-type="string">
            <text:p>41.915670211</text:p>
          </table:table-cell>
          <table:table-cell/>
          <table:table-cell office:value-type="string" calcext:value-type="string">
            <text:p>http://www.mhcat.net</text:p>
          </table:table-cell>
          <table:table-cell table:style-name="ce1" office:value-type="string" calcext:value-type="string">
            <text:p>07/10/2024 07:33:25 AM</text:p>
          </table:table-cell>
          <table:table-cell office:value-type="string" calcext:value-type="string">
            <text:p>Gestio|Altres <text:s text:c="3"/>|Titularitat|Altres <text:s text:c="3"/></text:p>
          </table:table-cell>
          <table:table-cell office:value-type="string" calcext:value-type="string">
            <text:p>POINT (1.686429 41.91567)</text:p>
          </table:table-cell>
        </table:table-row>
        <table:table-row table:style-name="ro1">
          <table:table-cell office:value-type="float" office:value="24594574" calcext:value-type="float">
            <text:p>24594574</text:p>
          </table:table-cell>
          <table:table-cell table:number-columns-repeated="2"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, Cardona</text:p>
          </table:table-cell>
          <table:table-cell table:number-columns-repeated="7"/>
          <table:table-cell office:value-type="float" office:value="8261" calcext:value-type="float">
            <text:p>8261</text:p>
          </table:table-cell>
          <table:table-cell office:value-type="string" calcext:value-type="string">
            <text:p>Cardona</text:p>
          </table:table-cell>
          <table:table-cell office:value-type="float" office:value="80478" calcext:value-type="float">
            <text:p>80478</text:p>
          </table:table-cell>
          <table:table-cell office:value-type="string" calcext:value-type="string">
            <text:p>Bages</text:p>
          </table:table-cell>
          <table:table-cell office:value-type="float" office:value="938691000" calcext:value-type="float">
            <text:p>938691000</text:p>
          </table:table-cell>
          <table:table-cell table:number-columns-repeated="2"/>
          <table:table-cell office:value-type="float" office:value="390691000" calcext:value-type="float">
            <text:p>390691000</text:p>
          </table:table-cell>
          <table:table-cell office:value-type="float" office:value="4640908000" calcext:value-type="float">
            <text:p>4640908000</text:p>
          </table:table-cell>
          <table:table-cell office:value-type="string" calcext:value-type="string">
            <text:p>1.681939535</text:p>
          </table:table-cell>
          <table:table-cell office:value-type="string" calcext:value-type="string">
            <text:p>41.912561036</text:p>
          </table:table-cell>
          <table:table-cell/>
          <table:table-cell office:value-type="string" calcext:value-type="string">
            <text:p>http://www.ajcardona.org</text:p>
          </table:table-cell>
          <table:table-cell office:value-type="string" calcext:value-type="string">
            <text:p>07/19/2024 07:32:15 AM</text:p>
          </table:table-cell>
          <table:table-cell office:value-type="string" calcext:value-type="string">
            <text:p>Enlla�|&lt;a href=" http://equipaments.esport.gencat.cat/ceeree/equipaments/25197" target="_blank"&gt;Cens d�equipaments esportius de Catalunya&lt;/a&gt;|Espais|1 Camps poliespotius i especialitzats</text:p>
          </table:table-cell>
          <table:table-cell office:value-type="string" calcext:value-type="string">
            <text:p>POINT (1.6819395 41.91256)</text:p>
          </table:table-cell>
        </table:table-row>
        <table:table-row table:style-name="ro1">
          <table:table-cell office:value-type="float" office:value="14509" calcext:value-type="float">
            <text:p>14509</text:p>
          </table:table-cell>
          <table:table-cell table:number-columns-repeated="2" office:value-type="string" calcext:value-type="string">
            <text:p>DEIXALLERIA MÒBIL DE L'AJUNTAMENT DE CASTELL-PLATJA D'ARO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250" calcext:value-type="float">
            <text:p>17250</text:p>
          </table:table-cell>
          <table:table-cell office:value-type="string" calcext:value-type="string">
            <text:p>Castell-Platja d'Aro</text:p>
          </table:table-cell>
          <table:table-cell office:value-type="float" office:value="170486" calcext:value-type="float">
            <text:p>170486</text:p>
          </table:table-cell>
          <table:table-cell office:value-type="string" calcext:value-type="string">
            <text:p>Baix Empordà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7041936" calcext:value-type="float">
            <text:p>27041936</text:p>
          </table:table-cell>
          <table:table-cell table:number-columns-repeated="2" office:value-type="string" calcext:value-type="string">
            <text:p>OCINE PLATJA D'ARO</text:p>
          </table:table-cell>
          <table:table-cell table:number-columns-repeated="2"/>
          <table:table-cell office:value-type="string" calcext:value-type="string">
            <text:p><text:s/>Pol. la Bovila s/n</text:p>
          </table:table-cell>
          <table:table-cell table:number-columns-repeated="7"/>
          <table:table-cell office:value-type="float" office:value="17250" calcext:value-type="float">
            <text:p>17250</text:p>
          </table:table-cell>
          <table:table-cell office:value-type="string" calcext:value-type="string">
            <text:p>Castell-Platja d'Aro</text:p>
          </table:table-cell>
          <table:table-cell office:value-type="float" office:value="170486" calcext:value-type="float">
            <text:p>170486</text:p>
          </table:table-cell>
          <table:table-cell office:value-type="string" calcext:value-type="string">
            <text:p>Baix Empordà</text:p>
          </table:table-cell>
          <table:table-cell office:value-type="string" calcext:value-type="string">
            <text:p>972.81.68.5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platjadaro@ocine.es</text:p>
          </table:table-cell>
          <table:table-cell/>
          <table:table-cell table:style-name="ce1" office:value-type="string" calcext:value-type="string">
            <text:p>07/10/2024 07:22:49 AM</text:p>
          </table:table-cell>
          <table:table-cell table:number-columns-repeated="2"/>
        </table:table-row>
        <table:table-row table:style-name="ro1">
          <table:table-cell office:value-type="float" office:value="24608554" calcext:value-type="float">
            <text:p>24608554</text:p>
          </table:table-cell>
          <table:table-cell table:number-columns-repeated="2" office:value-type="string" calcext:value-type="string">
            <text:p>PISTA DE BICICLETA</text:p>
          </table:table-cell>
          <table:table-cell office:value-type="string" calcext:value-type="string">
            <text:p>Esports. Lleure|Instal·lacions esportives|Altres espais singulars|</text:p>
          </table:table-cell>
          <table:table-cell/>
          <table:table-cell office:value-type="string" calcext:value-type="string">
            <text:p><text:s/>Poliesportiu Castellar, Castellar de la Ribera</text:p>
          </table:table-cell>
          <table:table-cell table:number-columns-repeated="7"/>
          <table:table-cell office:value-type="float" office:value="25289" calcext:value-type="float">
            <text:p>25289</text:p>
          </table:table-cell>
          <table:table-cell office:value-type="string" calcext:value-type="string">
            <text:p>Castellar de la Ribera</text:p>
          </table:table-cell>
          <table:table-cell office:value-type="float" office:value="250642" calcext:value-type="float">
            <text:p>250642</text:p>
          </table:table-cell>
          <table:table-cell office:value-type="string" calcext:value-type="string">
            <text:p>Solsonès</text:p>
          </table:table-cell>
          <table:table-cell table:number-columns-repeated="3"/>
          <table:table-cell office:value-type="float" office:value="368750000" calcext:value-type="float">
            <text:p>368750000</text:p>
          </table:table-cell>
          <table:table-cell office:value-type="float" office:value="4651110000" calcext:value-type="float">
            <text:p>4651110000</text:p>
          </table:table-cell>
          <table:table-cell office:value-type="string" calcext:value-type="string">
            <text:p>1.415187267</text:p>
          </table:table-cell>
          <table:table-cell office:value-type="string" calcext:value-type="string">
            <text:p>42.001071610</text:p>
          </table:table-cell>
          <table:table-cell table:number-columns-repeated="2"/>
          <table:table-cell office:value-type="string" calcext:value-type="string">
            <text:p>07/19/2024 07:31:43 AM</text:p>
          </table:table-cell>
          <table:table-cell office:value-type="string" calcext:value-type="string">
            <text:p>Enlla�|&lt;a href=" http://equipaments.esport.gencat.cat/ceeree/equipaments/27813" target="_blank"&gt;Cens d�equipaments esportius de Catalunya&lt;/a&gt;|Espais|1 Altres espais singulars</text:p>
          </table:table-cell>
          <table:table-cell office:value-type="string" calcext:value-type="string">
            <text:p>POINT (1.4151872 42.001072)</text:p>
          </table:table-cell>
        </table:table-row>
        <table:table-row table:style-name="ro1">
          <table:table-cell office:value-type="float" office:value="24608432" calcext:value-type="float">
            <text:p>24608432</text:p>
          </table:table-cell>
          <table:table-cell table:number-columns-repeated="2" office:value-type="string" calcext:value-type="string">
            <text:p>ZONA POLIESPORTIVA MUNICIPAL</text:p>
          </table:table-cell>
          <table:table-cell office:value-type="string" calcext:value-type="string">
            <text:p>Esports. Lleure|Instal·lacions esportives|Pavelló|Esports. Lleure|Instal·lacions esportives|Camp|</text:p>
          </table:table-cell>
          <table:table-cell/>
          <table:table-cell office:value-type="string" calcext:value-type="string">
            <text:p><text:s/>Poliesportiu Castellar, Castellar de la Ribera</text:p>
          </table:table-cell>
          <table:table-cell table:number-columns-repeated="7"/>
          <table:table-cell office:value-type="float" office:value="25289" calcext:value-type="float">
            <text:p>25289</text:p>
          </table:table-cell>
          <table:table-cell office:value-type="string" calcext:value-type="string">
            <text:p>Castellar de la Ribera</text:p>
          </table:table-cell>
          <table:table-cell office:value-type="float" office:value="250642" calcext:value-type="float">
            <text:p>250642</text:p>
          </table:table-cell>
          <table:table-cell office:value-type="string" calcext:value-type="string">
            <text:p>Solsonès</text:p>
          </table:table-cell>
          <table:table-cell table:number-columns-repeated="3"/>
          <table:table-cell office:value-type="float" office:value="368872000" calcext:value-type="float">
            <text:p>368872000</text:p>
          </table:table-cell>
          <table:table-cell office:value-type="float" office:value="4651111000" calcext:value-type="float">
            <text:p>4651111000</text:p>
          </table:table-cell>
          <table:table-cell office:value-type="string" calcext:value-type="string">
            <text:p>1.416659621</text:p>
          </table:table-cell>
          <table:table-cell office:value-type="string" calcext:value-type="string">
            <text:p>42.001100939</text:p>
          </table:table-cell>
          <table:table-cell table:number-columns-repeated="2"/>
          <table:table-cell office:value-type="string" calcext:value-type="string">
            <text:p>07/19/2024 07:31:43 AM</text:p>
          </table:table-cell>
          <table:table-cell office:value-type="string" calcext:value-type="string">
            <text:p>Enlla�|&lt;a href=" http://equipaments.esport.gencat.cat/ceeree/equipaments/27768" target="_blank"&gt;Cens d�equipaments esportius de Catalunya&lt;/a&gt;|Espais|1 Camps poliespotius i especialitzats&lt;br/&gt;1 Pavelló</text:p>
          </table:table-cell>
          <table:table-cell office:value-type="string" calcext:value-type="string">
            <text:p>POINT (1.4166596 42.001102)</text:p>
          </table:table-cell>
        </table:table-row>
        <table:table-row table:style-name="ro1">
          <table:table-cell office:value-type="float" office:value="14367" calcext:value-type="float">
            <text:p>14367</text:p>
          </table:table-cell>
          <table:table-cell table:number-columns-repeated="2" office:value-type="string" calcext:value-type="string">
            <text:p>DEIXALLERIA MÒBIL DE L'AJUNTAMENT <text:s/>DE CASTELLBISBAL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755" calcext:value-type="float">
            <text:p>8755</text:p>
          </table:table-cell>
          <table:table-cell office:value-type="string" calcext:value-type="string">
            <text:p>Castellbisbal</text:p>
          </table:table-cell>
          <table:table-cell office:value-type="float" office:value="80543" calcext:value-type="float">
            <text:p>80543</text:p>
          </table:table-cell>
          <table:table-cell office:value-type="string" calcext:value-type="string">
            <text:p>Vallès Occidental</text:p>
          </table:table-cell>
          <table:table-cell office:value-type="float" office:value="900226226" calcext:value-type="float">
            <text:p>9002262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234" calcext:value-type="float">
            <text:p>14234</text:p>
          </table:table-cell>
          <table:table-cell table:number-columns-repeated="2" office:value-type="string" calcext:value-type="string">
            <text:p>DEIXALLERIA DE CASTELLNOU DE SEAN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PARATGE LES TEULES PARC.41-42</text:p>
          </table:table-cell>
          <table:table-cell table:number-columns-repeated="7"/>
          <table:table-cell office:value-type="float" office:value="25265" calcext:value-type="float">
            <text:p>25265</text:p>
          </table:table-cell>
          <table:table-cell office:value-type="string" calcext:value-type="string">
            <text:p>Castellnou de Seana</text:p>
          </table:table-cell>
          <table:table-cell office:value-type="float" office:value="250680" calcext:value-type="float">
            <text:p>250680</text:p>
          </table:table-cell>
          <table:table-cell office:value-type="string" calcext:value-type="string">
            <text:p>Pla d'Urgell</text:p>
          </table:table-cell>
          <table:table-cell office:value-type="float" office:value="973320705" calcext:value-type="float">
            <text:p>973320705</text:p>
          </table:table-cell>
          <table:table-cell table:number-columns-repeated="2"/>
          <table:table-cell office:value-type="float" office:value="329410000" calcext:value-type="float">
            <text:p>329410000</text:p>
          </table:table-cell>
          <table:table-cell office:value-type="float" office:value="4613703000" calcext:value-type="float">
            <text:p>4613703000</text:p>
          </table:table-cell>
          <table:table-cell office:value-type="string" calcext:value-type="string">
            <text:p>0.951195770</text:p>
          </table:table-cell>
          <table:table-cell office:value-type="string" calcext:value-type="string">
            <text:p>41.656827306</text:p>
          </table:table-cell>
          <table:table-cell office:value-type="string" calcext:value-type="string">
            <text:p>rmontserrat@plaurgell.cat</text:p>
          </table:table-cell>
          <table:table-cell office:value-type="string" calcext:value-type="string">
            <text:p>http://www.plaurgell.cat/medi-ambient/deixalleries-comarcals/deixalleries-de-la-comarca/deixalleria-comarcal-a-castellnou-de-seana</text:p>
          </table:table-cell>
          <table:table-cell office:value-type="string" calcext:value-type="string">
            <text:p>07/19/2024 07:02:58 AM</text:p>
          </table:table-cell>
          <table:table-cell office:value-type="string" calcext:value-type="string">
            <text:p>Horari|De dilluns a dissabte de 10 a 14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9511958 41.656826)</text:p>
          </table:table-cell>
        </table:table-row>
        <table:table-row table:style-name="ro1">
          <table:table-cell office:value-type="float" office:value="55410" calcext:value-type="float">
            <text:p>55410</text:p>
          </table:table-cell>
          <table:table-cell table:number-columns-repeated="2" office:value-type="string" calcext:value-type="string">
            <text:p>Aeròdrom d'Empuriabrava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Aeròdrom d'Empuriabrava</text:p>
          </table:table-cell>
          <table:table-cell table:number-columns-repeated="7"/>
          <table:table-cell office:value-type="float" office:value="17487" calcext:value-type="float">
            <text:p>17487</text:p>
          </table:table-cell>
          <table:table-cell office:value-type="string" calcext:value-type="string">
            <text:p>Castelló d'Empúries</text:p>
          </table:table-cell>
          <table:table-cell office:value-type="float" office:value="170470" calcext:value-type="float">
            <text:p>170470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 45 35 03</text:p>
          </table:table-cell>
          <table:table-cell table:number-columns-repeated="2"/>
          <table:table-cell office:value-type="float" office:value="509031520" calcext:value-type="float">
            <text:p>509031520</text:p>
          </table:table-cell>
          <table:table-cell office:value-type="float" office:value="4678647100" calcext:value-type="float">
            <text:p>4678647100</text:p>
          </table:table-cell>
          <table:table-cell office:value-type="string" calcext:value-type="string">
            <text:p>3.109500000</text:p>
          </table:table-cell>
          <table:table-cell office:value-type="string" calcext:value-type="string">
            <text:p>42.259972222</text:p>
          </table:table-cell>
          <table:table-cell table:number-columns-repeated="2"/>
          <table:table-cell office:value-type="string" calcext:value-type="string">
            <text:p>07/17/2024 06:00:53 AM</text:p>
          </table:table-cell>
          <table:table-cell office:value-type="string" calcext:value-type="string">
            <text:p>Aeroport Alternatiu|Girona|Elevació|2 m|Entitat Gestora|JIP Aviació, S.L.|Operador Principal|JIP Aviació, S.L.|Superfície sistema aeroportuari|36,58 Ha|Tipus|Aeròdrom|Utilització actual|Esportiva, fumigació i recolzament contra-incendis</text:p>
          </table:table-cell>
          <table:table-cell office:value-type="string" calcext:value-type="string">
            <text:p>POINT (3.1095 42.25997)</text:p>
          </table:table-cell>
        </table:table-row>
        <table:table-row table:style-name="ro1">
          <table:table-cell office:value-type="float" office:value="27042655" calcext:value-type="float">
            <text:p>27042655</text:p>
          </table:table-cell>
          <table:table-cell table:number-columns-repeated="2" office:value-type="string" calcext:value-type="string">
            <text:p>Espai Proa</text:p>
          </table:table-cell>
          <table:table-cell office:value-type="string" calcext:value-type="string">
            <text:p>Cultura|Altres espais aptes per a l'ús cultural|Locals i espais polivalents|</text:p>
          </table:table-cell>
          <table:table-cell/>
          <table:table-cell office:value-type="string" calcext:value-type="string">
            <text:p><text:s/>Edifici del Club Nàutic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486" calcext:value-type="float">
            <text:p>17486</text:p>
          </table:table-cell>
          <table:table-cell office:value-type="string" calcext:value-type="string">
            <text:p>Castelló d'Empúries</text:p>
          </table:table-cell>
          <table:table-cell office:value-type="float" office:value="170470" calcext:value-type="float">
            <text:p>170470</text:p>
          </table:table-cell>
          <table:table-cell office:value-type="string" calcext:value-type="string">
            <text:p>Alt Empordà</text:p>
          </table:table-cell>
          <table:table-cell office:value-type="float" office:value="972451239" calcext:value-type="float">
            <text:p>972451239</text:p>
          </table:table-cell>
          <table:table-cell table:number-columns-repeated="2"/>
          <table:table-cell office:value-type="float" office:value="510641620" calcext:value-type="float">
            <text:p>510641620</text:p>
          </table:table-cell>
          <table:table-cell office:value-type="float" office:value="4677363000" calcext:value-type="float">
            <text:p>4677363000</text:p>
          </table:table-cell>
          <table:table-cell office:value-type="string" calcext:value-type="string">
            <text:p>3.128997504</text:p>
          </table:table-cell>
          <table:table-cell office:value-type="string" calcext:value-type="string">
            <text:p>42.248386982</text:p>
          </table:table-cell>
          <table:table-cell table:number-columns-repeated="2"/>
          <table:table-cell table:style-name="ce1" office:value-type="string" calcext:value-type="string">
            <text:p>07/10/2024 07:22:49 AM</text:p>
          </table:table-cell>
          <table:table-cell office:value-type="string" calcext:value-type="string">
            <text:p>Gestio|Pública <text:s text:c="2"/>|Titularitat|Privada <text:s text:c="2"/></text:p>
          </table:table-cell>
          <table:table-cell office:value-type="string" calcext:value-type="string">
            <text:p>POINT (3.1289976 42.248386)</text:p>
          </table:table-cell>
        </table:table-row>
        <table:table-row table:style-name="ro1">
          <table:table-cell office:value-type="float" office:value="14094" calcext:value-type="float">
            <text:p>14094</text:p>
          </table:table-cell>
          <table:table-cell table:number-columns-repeated="2" office:value-type="string" calcext:value-type="string">
            <text:p>DEIXALLERIA DE CASTELLTERÇOL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183" calcext:value-type="float">
            <text:p>8183</text:p>
          </table:table-cell>
          <table:table-cell office:value-type="string" calcext:value-type="string">
            <text:p>Castellterçol</text:p>
          </table:table-cell>
          <table:table-cell office:value-type="float" office:value="80641" calcext:value-type="float">
            <text:p>80641</text:p>
          </table:table-cell>
          <table:table-cell office:value-type="string" calcext:value-type="string">
            <text:p>Moianès</text:p>
          </table:table-cell>
          <table:table-cell office:value-type="float" office:value="938708753" calcext:value-type="float">
            <text:p>938708753</text:p>
          </table:table-cell>
          <table:table-cell table:number-columns-repeated="2"/>
          <table:table-cell office:value-type="float" office:value="426663000" calcext:value-type="float">
            <text:p>426663000</text:p>
          </table:table-cell>
          <table:table-cell office:value-type="float" office:value="4623770000" calcext:value-type="float">
            <text:p>4623770000</text:p>
          </table:table-cell>
          <table:table-cell office:value-type="string" calcext:value-type="string">
            <text:p>2.117754564</text:p>
          </table:table-cell>
          <table:table-cell office:value-type="string" calcext:value-type="string">
            <text:p>41.762378412</text:p>
          </table:table-cell>
          <table:table-cell office:value-type="string" calcext:value-type="string">
            <text:p>ovalles@savosa.cat</text:p>
          </table:table-cell>
          <table:table-cell office:value-type="string" calcext:value-type="string">
            <text:p>http://www.cresidusvo.cat/index.html?</text:p>
          </table:table-cell>
          <table:table-cell office:value-type="string" calcext:value-type="string">
            <text:p>07/19/2024 07:02:59 AM</text:p>
          </table:table-cell>
          <table:table-cell office:value-type="string" calcext:value-type="string">
            <text:p>Horari|Dimarts de 16h a 19h. De dimecres a divendres de 9:30h a 13:30h i de 16h a 19h. <text:s/>Dissabte de 9h a 15h. Diumenge de 9h a 14:30h. <text:s/>AGOST: Dimarts de 14h a 19h. De dimecres a diumenge de 9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1177545 41.76238)</text:p>
          </table:table-cell>
        </table:table-row>
        <table:table-row table:style-name="ro1">
          <table:table-cell office:value-type="float" office:value="27042441" calcext:value-type="float">
            <text:p>27042441</text:p>
          </table:table-cell>
          <table:table-cell table:number-columns-repeated="2" office:value-type="string" calcext:value-type="string">
            <text:p>Societat Cultural i Recreativa de Castellví de la Marca</text:p>
          </table:table-cell>
          <table:table-cell office:value-type="string" calcext:value-type="string">
            <text:p>Cultura|Centres culturals: ateneus, centres cívics i cases de cultura|Ateneu|</text:p>
          </table:table-cell>
          <table:table-cell/>
          <table:table-cell office:value-type="string" calcext:value-type="string">
            <text:p><text:s/>No Aplica Ca la Quim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732" calcext:value-type="float">
            <text:p>8732</text:p>
          </table:table-cell>
          <table:table-cell office:value-type="string" calcext:value-type="string">
            <text:p>Castellví de la Marca</text:p>
          </table:table-cell>
          <table:table-cell office:value-type="float" office:value="80654" calcext:value-type="float">
            <text:p>80654</text:p>
          </table:table-cell>
          <table:table-cell office:value-type="string" calcext:value-type="string">
            <text:p>Alt Pened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table:style-name="ce1" office:value-type="string" calcext:value-type="string">
            <text:p>07/10/2024 07:25:29 AM</text:p>
          </table:table-cell>
          <table:table-cell office:value-type="string" calcext:value-type="string">
            <text:p>Gestio|Privada <text:s text:c="2"/>|Titularitat|Privada <text:s text:c="2"/></text:p>
          </table:table-cell>
          <table:table-cell/>
        </table:table-row>
        <table:table-row table:style-name="ro1">
          <table:table-cell office:value-type="float" office:value="27043863" calcext:value-type="float">
            <text:p>27043863</text:p>
          </table:table-cell>
          <table:table-cell table:number-columns-repeated="2" office:value-type="string" calcext:value-type="string">
            <text:p>Centre Polivalent de Castellví</text:p>
          </table:table-cell>
          <table:table-cell office:value-type="string" calcext:value-type="string">
            <text:p>Cultura|Altres espais aptes per a l'ús cultural|Locals i espais polivalents|</text:p>
          </table:table-cell>
          <table:table-cell/>
          <table:table-cell office:value-type="string" calcext:value-type="string">
            <text:p><text:s/>No Aplica Maset dels Cosins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732" calcext:value-type="float">
            <text:p>8732</text:p>
          </table:table-cell>
          <table:table-cell office:value-type="string" calcext:value-type="string">
            <text:p>Castellví de la Marca</text:p>
          </table:table-cell>
          <table:table-cell office:value-type="float" office:value="80654" calcext:value-type="float">
            <text:p>80654</text:p>
          </table:table-cell>
          <table:table-cell office:value-type="string" calcext:value-type="string">
            <text:p>Alt Pened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table:style-name="ce1" office:value-type="string" calcext:value-type="string">
            <text:p>07/10/2024 07:25:29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14456" calcext:value-type="float">
            <text:p>14456</text:p>
          </table:table-cell>
          <table:table-cell table:number-columns-repeated="2" office:value-type="string" calcext:value-type="string">
            <text:p>DEIXALLERIA DE LA CELLERA DE TER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S/N</text:p>
          </table:table-cell>
          <table:table-cell table:number-columns-repeated="7"/>
          <table:table-cell office:value-type="float" office:value="17165" calcext:value-type="float">
            <text:p>17165</text:p>
          </table:table-cell>
          <table:table-cell office:value-type="string" calcext:value-type="string">
            <text:p>Cellera de Ter, la</text:p>
          </table:table-cell>
          <table:table-cell office:value-type="float" office:value="171899" calcext:value-type="float">
            <text:p>171899</text:p>
          </table:table-cell>
          <table:table-cell office:value-type="string" calcext:value-type="string">
            <text:p>Selva</text:p>
          </table:table-cell>
          <table:table-cell office:value-type="float" office:value="872012018" calcext:value-type="float">
            <text:p>872012018</text:p>
          </table:table-cell>
          <table:table-cell table:number-columns-repeated="2"/>
          <table:table-cell office:value-type="float" office:value="468948000" calcext:value-type="float">
            <text:p>468948000</text:p>
          </table:table-cell>
          <table:table-cell office:value-type="float" office:value="4646553000" calcext:value-type="float">
            <text:p>4646553000</text:p>
          </table:table-cell>
          <table:table-cell office:value-type="string" calcext:value-type="string">
            <text:p>2.625229809</text:p>
          </table:table-cell>
          <table:table-cell office:value-type="string" calcext:value-type="string">
            <text:p>41.970357720</text:p>
          </table:table-cell>
          <table:table-cell office:value-type="string" calcext:value-type="string">
            <text:p>nora@noraselva.cat</text:p>
          </table:table-cell>
          <table:table-cell office:value-type="string" calcext:value-type="string">
            <text:p>http://www.noraselva.cat/index.php</text:p>
          </table:table-cell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illuns, dimecres i divendres de 17h a 19:30h.Dimarts i dijous de 10h a 14h i dissabte de 10h a 14:3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6252298 41.970356)</text:p>
          </table:table-cell>
        </table:table-row>
        <table:table-row table:style-name="ro1">
          <table:table-cell office:value-type="float" office:value="24607539" calcext:value-type="float">
            <text:p>24607539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PISTA POLIESPORTIVA MUNICIPAL</text:p>
          </table:table-cell>
          <table:table-cell office:value-type="string" calcext:value-type="string">
            <text:p>Esports. Lleure|Instal·lacions esportives|Pista|</text:p>
          </table:table-cell>
          <table:table-cell/>
          <table:table-cell office:value-type="string" calcext:value-type="string">
            <text:p><text:s/>Zona Esportiva Municipal, Cercs</text:p>
          </table:table-cell>
          <table:table-cell table:number-columns-repeated="7"/>
          <table:table-cell office:value-type="float" office:value="8698" calcext:value-type="float">
            <text:p>8698</text:p>
          </table:table-cell>
          <table:table-cell office:value-type="string" calcext:value-type="string">
            <text:p>Cercs</text:p>
          </table:table-cell>
          <table:table-cell office:value-type="float" office:value="82687" calcext:value-type="float">
            <text:p>82687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05620000" calcext:value-type="float">
            <text:p>405620000</text:p>
          </table:table-cell>
          <table:table-cell office:value-type="float" office:value="4667033000" calcext:value-type="float">
            <text:p>4667033000</text:p>
          </table:table-cell>
          <table:table-cell office:value-type="string" calcext:value-type="string">
            <text:p>1.857713211</text:p>
          </table:table-cell>
          <table:table-cell office:value-type="string" calcext:value-type="string">
            <text:p>42.149737318</text:p>
          </table:table-cell>
          <table:table-cell table:number-columns-repeated="2"/>
          <table:table-cell office:value-type="string" calcext:value-type="string">
            <text:p>07/19/2024 07:32:31 AM</text:p>
          </table:table-cell>
          <table:table-cell office:value-type="string" calcext:value-type="string">
            <text:p>Enlla�|&lt;a href=" http://equipaments.esport.gencat.cat/ceeree/equipaments/23652" target="_blank"&gt;Cens d�equipaments esportius de Catalunya&lt;/a&gt;|Espais|1 Pistes poliesportives a l'aire lliure</text:p>
          </table:table-cell>
          <table:table-cell office:value-type="string" calcext:value-type="string">
            <text:p>POINT (1.8577132 42.14974)</text:p>
          </table:table-cell>
        </table:table-row>
        <table:table-row table:style-name="ro1">
          <table:table-cell office:value-type="float" office:value="24594481" calcext:value-type="float">
            <text:p>24594481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PAVELLÓ I PISCINES MUNICIPALS</text:p>
          </table:table-cell>
          <table:table-cell office:value-type="string" calcext:value-type="string">
            <text:p>Esports. Lleure|Instal·lacions esportives|Sala|Esports. Lleure|Instal·lacions esportives|Pavelló|Esports. Lleure|Instal·lacions esportives|Piscina a l'aire lliure|</text:p>
          </table:table-cell>
          <table:table-cell/>
          <table:table-cell office:value-type="string" calcext:value-type="string">
            <text:p><text:s/>Zona Esportiva Municipal, Cercs</text:p>
          </table:table-cell>
          <table:table-cell table:number-columns-repeated="7"/>
          <table:table-cell office:value-type="float" office:value="8698" calcext:value-type="float">
            <text:p>8698</text:p>
          </table:table-cell>
          <table:table-cell office:value-type="string" calcext:value-type="string">
            <text:p>Cercs</text:p>
          </table:table-cell>
          <table:table-cell office:value-type="float" office:value="82687" calcext:value-type="float">
            <text:p>82687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05634000" calcext:value-type="float">
            <text:p>405634000</text:p>
          </table:table-cell>
          <table:table-cell office:value-type="float" office:value="4667053000" calcext:value-type="float">
            <text:p>4667053000</text:p>
          </table:table-cell>
          <table:table-cell office:value-type="string" calcext:value-type="string">
            <text:p>1.857879384</text:p>
          </table:table-cell>
          <table:table-cell office:value-type="string" calcext:value-type="string">
            <text:p>42.149919097</text:p>
          </table:table-cell>
          <table:table-cell table:number-columns-repeated="2"/>
          <table:table-cell office:value-type="string" calcext:value-type="string">
            <text:p>07/19/2024 07:32:33 AM</text:p>
          </table:table-cell>
          <table:table-cell office:value-type="string" calcext:value-type="string">
            <text:p>Enlla�|&lt;a href=" http://equipaments.esport.gencat.cat/ceeree/equipaments/23530" target="_blank"&gt;Cens d�equipaments esportius de Catalunya&lt;/a&gt;|Espais|3 Piscina a l'aire lliure&lt;br/&gt;1 Pavelló&lt;br/&gt;1 Sales d'activitats i especialitzades</text:p>
          </table:table-cell>
          <table:table-cell office:value-type="string" calcext:value-type="string">
            <text:p>POINT (1.8578794 42.149918)</text:p>
          </table:table-cell>
        </table:table-row>
        <table:table-row table:style-name="ro1">
          <table:table-cell office:value-type="float" office:value="24594479" calcext:value-type="float">
            <text:p>24594479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FRONTÓ MUNICIPAL</text:p>
          </table:table-cell>
          <table:table-cell office:value-type="string" calcext:value-type="string">
            <text:p>Esports. Lleure|Instal·lacions esportives|Frontó|</text:p>
          </table:table-cell>
          <table:table-cell/>
          <table:table-cell office:value-type="string" calcext:value-type="string">
            <text:p><text:s/>Zona Esportiva Municipal, Cercs</text:p>
          </table:table-cell>
          <table:table-cell table:number-columns-repeated="7"/>
          <table:table-cell office:value-type="float" office:value="8699" calcext:value-type="float">
            <text:p>8699</text:p>
          </table:table-cell>
          <table:table-cell office:value-type="string" calcext:value-type="string">
            <text:p>Cercs</text:p>
          </table:table-cell>
          <table:table-cell office:value-type="float" office:value="82687" calcext:value-type="float">
            <text:p>82687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05705000" calcext:value-type="float">
            <text:p>405705000</text:p>
          </table:table-cell>
          <table:table-cell office:value-type="float" office:value="4667072000" calcext:value-type="float">
            <text:p>4667072000</text:p>
          </table:table-cell>
          <table:table-cell office:value-type="string" calcext:value-type="string">
            <text:p>1.858735465</text:p>
          </table:table-cell>
          <table:table-cell office:value-type="string" calcext:value-type="string">
            <text:p>42.150098735</text:p>
          </table:table-cell>
          <table:table-cell table:number-columns-repeated="2"/>
          <table:table-cell office:value-type="string" calcext:value-type="string">
            <text:p>07/19/2024 07:32:33 AM</text:p>
          </table:table-cell>
          <table:table-cell office:value-type="string" calcext:value-type="string">
            <text:p>Enlla�|&lt;a href=" http://equipaments.esport.gencat.cat/ceeree/equipaments/23527" target="_blank"&gt;Cens d�equipaments esportius de Catalunya&lt;/a&gt;|Espais|1 Frontons i frontennis</text:p>
          </table:table-cell>
          <table:table-cell office:value-type="string" calcext:value-type="string">
            <text:p>POINT (1.8587354 42.150097)</text:p>
          </table:table-cell>
        </table:table-row>
        <table:table-row table:style-name="ro1">
          <table:table-cell office:value-type="float" office:value="24594627" calcext:value-type="float">
            <text:p>24594627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 Municipal, Cercs</text:p>
          </table:table-cell>
          <table:table-cell table:number-columns-repeated="7"/>
          <table:table-cell office:value-type="float" office:value="8698" calcext:value-type="float">
            <text:p>8698</text:p>
          </table:table-cell>
          <table:table-cell office:value-type="string" calcext:value-type="string">
            <text:p>Cercs</text:p>
          </table:table-cell>
          <table:table-cell office:value-type="float" office:value="82687" calcext:value-type="float">
            <text:p>82687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05716000" calcext:value-type="float">
            <text:p>405716000</text:p>
          </table:table-cell>
          <table:table-cell office:value-type="float" office:value="4667067000" calcext:value-type="float">
            <text:p>4667067000</text:p>
          </table:table-cell>
          <table:table-cell office:value-type="string" calcext:value-type="string">
            <text:p>1.858869382</text:p>
          </table:table-cell>
          <table:table-cell office:value-type="string" calcext:value-type="string">
            <text:p>42.150055036</text:p>
          </table:table-cell>
          <table:table-cell table:number-columns-repeated="2"/>
          <table:table-cell office:value-type="string" calcext:value-type="string">
            <text:p>07/19/2024 07:32:31 AM</text:p>
          </table:table-cell>
          <table:table-cell office:value-type="string" calcext:value-type="string">
            <text:p>Enlla�|&lt;a href=" http://equipaments.esport.gencat.cat/ceeree/equipaments/23653" target="_blank"&gt;Cens d�equipaments esportius de Catalunya&lt;/a&gt;|Espais|1 Camps poliespotius i especialitzats</text:p>
          </table:table-cell>
          <table:table-cell office:value-type="string" calcext:value-type="string">
            <text:p>POINT (1.8588694 42.150055)</text:p>
          </table:table-cell>
        </table:table-row>
        <table:table-row table:style-name="ro1">
          <table:table-cell office:value-type="float" office:value="24594482" calcext:value-type="float">
            <text:p>24594482</text:p>
          </table:table-cell>
          <table:table-cell table:number-columns-repeated="2" office:value-type="string" calcext:value-type="string">
            <text:p>PISTES MUNICIPALS DE TENNIS I PÀDEL</text:p>
          </table:table-cell>
          <table:table-cell office:value-type="string" calcext:value-type="string">
            <text:p>Esports. Lleure|Instal·lacions esportives|Pista de pàdel|Esports. Lleure|Instal·lacions esportives|Pista de tennis|</text:p>
          </table:table-cell>
          <table:table-cell/>
          <table:table-cell office:value-type="string" calcext:value-type="string">
            <text:p><text:s/>Zona Esportiva, Cercs</text:p>
          </table:table-cell>
          <table:table-cell table:number-columns-repeated="7"/>
          <table:table-cell office:value-type="float" office:value="8698" calcext:value-type="float">
            <text:p>8698</text:p>
          </table:table-cell>
          <table:table-cell office:value-type="string" calcext:value-type="string">
            <text:p>Cercs</text:p>
          </table:table-cell>
          <table:table-cell office:value-type="float" office:value="82687" calcext:value-type="float">
            <text:p>82687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05815000" calcext:value-type="float">
            <text:p>405815000</text:p>
          </table:table-cell>
          <table:table-cell office:value-type="float" office:value="4667045000" calcext:value-type="float">
            <text:p>4667045000</text:p>
          </table:table-cell>
          <table:table-cell office:value-type="string" calcext:value-type="string">
            <text:p>1.860070916</text:p>
          </table:table-cell>
          <table:table-cell office:value-type="string" calcext:value-type="string">
            <text:p>42.149868844</text:p>
          </table:table-cell>
          <table:table-cell table:number-columns-repeated="2"/>
          <table:table-cell office:value-type="string" calcext:value-type="string">
            <text:p>07/19/2024 07:32:32 AM</text:p>
          </table:table-cell>
          <table:table-cell office:value-type="string" calcext:value-type="string">
            <text:p>Enlla�|&lt;a href=" http://equipaments.esport.gencat.cat/ceeree/equipaments/23531" target="_blank"&gt;Cens d�equipaments esportius de Catalunya&lt;/a&gt;|Espais|1 Pistes de pàdel&lt;br/&gt;1 Pistes de tennis i mini tennis</text:p>
          </table:table-cell>
          <table:table-cell office:value-type="string" calcext:value-type="string">
            <text:p>POINT (1.860071 42.149868)</text:p>
          </table:table-cell>
        </table:table-row>
        <table:table-row table:style-name="ro1">
          <table:table-cell office:value-type="float" office:value="3044393" calcext:value-type="float">
            <text:p>3044393</text:p>
          </table:table-cell>
          <table:table-cell table:number-columns-repeated="2" office:value-type="string" calcext:value-type="string">
            <text:p>Facultat de Dret (UAB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de Bellaterra - Edifici B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0 62</text:p>
          </table:table-cell>
          <table:table-cell/>
          <table:table-cell office:value-type="string" calcext:value-type="string">
            <text:p>93 581 27 32</text:p>
          </table:table-cell>
          <table:table-cell office:value-type="float" office:value="425561000" calcext:value-type="float">
            <text:p>425561000</text:p>
          </table:table-cell>
          <table:table-cell office:value-type="float" office:value="4595223000" calcext:value-type="float">
            <text:p>4595223000</text:p>
          </table:table-cell>
          <table:table-cell office:value-type="string" calcext:value-type="string">
            <text:p>2.108050726</text:p>
          </table:table-cell>
          <table:table-cell office:value-type="string" calcext:value-type="string">
            <text:p>41.505177406</text:p>
          </table:table-cell>
          <table:table-cell/>
          <table:table-cell office:value-type="string" calcext:value-type="string">
            <text:p>http://www.uab.es/dret</text:p>
          </table:table-cell>
          <table:table-cell office:value-type="string" calcext:value-type="string">
            <text:p>07/19/2024 07:40:44 AM</text:p>
          </table:table-cell>
          <table:table-cell/>
          <table:table-cell office:value-type="string" calcext:value-type="string">
            <text:p>POINT (2.1080508 41.505177)</text:p>
          </table:table-cell>
        </table:table-row>
        <table:table-row table:style-name="ro1">
          <table:table-cell office:value-type="float" office:value="3044445" calcext:value-type="float">
            <text:p>3044445</text:p>
          </table:table-cell>
          <table:table-cell table:number-columns-repeated="2" office:value-type="string" calcext:value-type="string">
            <text:p>Facultat de Ciències Polítiques i de Sociologia (UAB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de Bellaterra - Edifici B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2 21</text:p>
          </table:table-cell>
          <table:table-cell/>
          <table:table-cell office:value-type="string" calcext:value-type="string">
            <text:p>93 581 24 37</text:p>
          </table:table-cell>
          <table:table-cell office:value-type="float" office:value="425561000" calcext:value-type="float">
            <text:p>425561000</text:p>
          </table:table-cell>
          <table:table-cell office:value-type="float" office:value="4595223000" calcext:value-type="float">
            <text:p>4595223000</text:p>
          </table:table-cell>
          <table:table-cell office:value-type="string" calcext:value-type="string">
            <text:p>2.108050726</text:p>
          </table:table-cell>
          <table:table-cell office:value-type="string" calcext:value-type="string">
            <text:p>41.505177406</text:p>
          </table:table-cell>
          <table:table-cell/>
          <table:table-cell office:value-type="string" calcext:value-type="string">
            <text:p>http://www.uab.cat/politiques-sociologia</text:p>
          </table:table-cell>
          <table:table-cell office:value-type="string" calcext:value-type="string">
            <text:p>07/19/2024 07:40:45 AM</text:p>
          </table:table-cell>
          <table:table-cell/>
          <table:table-cell office:value-type="string" calcext:value-type="string">
            <text:p>POINT (2.1080508 41.505177)</text:p>
          </table:table-cell>
        </table:table-row>
        <table:table-row table:style-name="ro1">
          <table:table-cell office:value-type="float" office:value="3044390" calcext:value-type="float">
            <text:p>3044390</text:p>
          </table:table-cell>
          <table:table-cell table:number-columns-repeated="2" office:value-type="string" calcext:value-type="string">
            <text:p>Facultat d'Economia i Empresa (UAB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de Bellaterra - Edifici B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0 60</text:p>
          </table:table-cell>
          <table:table-cell/>
          <table:table-cell office:value-type="string" calcext:value-type="string">
            <text:p>93 581 15 69</text:p>
          </table:table-cell>
          <table:table-cell office:value-type="float" office:value="425561000" calcext:value-type="float">
            <text:p>425561000</text:p>
          </table:table-cell>
          <table:table-cell office:value-type="float" office:value="4595223000" calcext:value-type="float">
            <text:p>4595223000</text:p>
          </table:table-cell>
          <table:table-cell office:value-type="string" calcext:value-type="string">
            <text:p>2.108050726</text:p>
          </table:table-cell>
          <table:table-cell office:value-type="string" calcext:value-type="string">
            <text:p>41.505177406</text:p>
          </table:table-cell>
          <table:table-cell/>
          <table:table-cell office:value-type="string" calcext:value-type="string">
            <text:p>http://www.uab.es/economia-empresa</text:p>
          </table:table-cell>
          <table:table-cell office:value-type="string" calcext:value-type="string">
            <text:p>07/19/2024 07:40:42 AM</text:p>
          </table:table-cell>
          <table:table-cell/>
          <table:table-cell office:value-type="string" calcext:value-type="string">
            <text:p>POINT (2.1080508 41.505177)</text:p>
          </table:table-cell>
        </table:table-row>
        <table:table-row table:style-name="ro1">
          <table:table-cell office:value-type="float" office:value="3044395" calcext:value-type="float">
            <text:p>3044395</text:p>
          </table:table-cell>
          <table:table-cell table:number-columns-repeated="2" office:value-type="string" calcext:value-type="string">
            <text:p>Facultat de Psicologia (UAB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de Bellaterra - Edifici B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8 55</text:p>
          </table:table-cell>
          <table:table-cell/>
          <table:table-cell office:value-type="string" calcext:value-type="string">
            <text:p>93 581 23 24</text:p>
          </table:table-cell>
          <table:table-cell office:value-type="float" office:value="425561000" calcext:value-type="float">
            <text:p>425561000</text:p>
          </table:table-cell>
          <table:table-cell office:value-type="float" office:value="4595223000" calcext:value-type="float">
            <text:p>4595223000</text:p>
          </table:table-cell>
          <table:table-cell office:value-type="string" calcext:value-type="string">
            <text:p>2.108050726</text:p>
          </table:table-cell>
          <table:table-cell office:value-type="string" calcext:value-type="string">
            <text:p>41.505177406</text:p>
          </table:table-cell>
          <table:table-cell/>
          <table:table-cell office:value-type="string" calcext:value-type="string">
            <text:p>http://www.uab.cat/psicologia</text:p>
          </table:table-cell>
          <table:table-cell office:value-type="string" calcext:value-type="string">
            <text:p>07/19/2024 07:40:44 AM</text:p>
          </table:table-cell>
          <table:table-cell/>
          <table:table-cell office:value-type="string" calcext:value-type="string">
            <text:p>POINT (2.1080508 41.505177)</text:p>
          </table:table-cell>
        </table:table-row>
        <table:table-row table:style-name="ro1">
          <table:table-cell office:value-type="float" office:value="3044444" calcext:value-type="float">
            <text:p>3044444</text:p>
          </table:table-cell>
          <table:table-cell table:number-columns-repeated="2" office:value-type="string" calcext:value-type="string">
            <text:p>Facultat de Filosofia i Lletres (UAB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de Bellaterra - Edifici B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5 58</text:p>
          </table:table-cell>
          <table:table-cell/>
          <table:table-cell office:value-type="string" calcext:value-type="string">
            <text:p>93 581 20 01</text:p>
          </table:table-cell>
          <table:table-cell office:value-type="float" office:value="425561000" calcext:value-type="float">
            <text:p>425561000</text:p>
          </table:table-cell>
          <table:table-cell office:value-type="float" office:value="4595223000" calcext:value-type="float">
            <text:p>4595223000</text:p>
          </table:table-cell>
          <table:table-cell office:value-type="string" calcext:value-type="string">
            <text:p>2.108050726</text:p>
          </table:table-cell>
          <table:table-cell office:value-type="string" calcext:value-type="string">
            <text:p>41.505177406</text:p>
          </table:table-cell>
          <table:table-cell/>
          <table:table-cell office:value-type="string" calcext:value-type="string">
            <text:p>http://www.uab.es/lletres</text:p>
          </table:table-cell>
          <table:table-cell office:value-type="string" calcext:value-type="string">
            <text:p>07/19/2024 07:40:43 AM</text:p>
          </table:table-cell>
          <table:table-cell/>
          <table:table-cell office:value-type="string" calcext:value-type="string">
            <text:p>POINT (2.1080508 41.505177)</text:p>
          </table:table-cell>
        </table:table-row>
        <table:table-row table:style-name="ro1">
          <table:table-cell office:value-type="float" office:value="25916319" calcext:value-type="float">
            <text:p>25916319</text:p>
          </table:table-cell>
          <table:table-cell table:number-columns-repeated="2" office:value-type="string" calcext:value-type="string">
            <text:p>Facultat de Ciències de l'Educació (UAB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de Bellaterra - Edifici B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25561000" calcext:value-type="float">
            <text:p>425561000</text:p>
          </table:table-cell>
          <table:table-cell office:value-type="float" office:value="4595223000" calcext:value-type="float">
            <text:p>4595223000</text:p>
          </table:table-cell>
          <table:table-cell office:value-type="string" calcext:value-type="string">
            <text:p>2.108050726</text:p>
          </table:table-cell>
          <table:table-cell office:value-type="string" calcext:value-type="string">
            <text:p>41.505177406</text:p>
          </table:table-cell>
          <table:table-cell table:number-columns-repeated="2"/>
          <table:table-cell office:value-type="string" calcext:value-type="string">
            <text:p>07/19/2024 07:40:46 AM</text:p>
          </table:table-cell>
          <table:table-cell/>
          <table:table-cell office:value-type="string" calcext:value-type="string">
            <text:p>POINT (2.1080508 41.505177)</text:p>
          </table:table-cell>
        </table:table-row>
        <table:table-row table:style-name="ro1">
          <table:table-cell office:value-type="float" office:value="3044487" calcext:value-type="float">
            <text:p>3044487</text:p>
          </table:table-cell>
          <table:table-cell table:number-columns-repeated="2" office:value-type="string" calcext:value-type="string">
            <text:p>Facultat de Ciències de l'Educació (UAB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de Bellaterra - Edifici G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26 83</text:p>
          </table:table-cell>
          <table:table-cell/>
          <table:table-cell office:value-type="string" calcext:value-type="string">
            <text:p>93 581 20 07</text:p>
          </table:table-cell>
          <table:table-cell office:value-type="float" office:value="425246600" calcext:value-type="float">
            <text:p>425246600</text:p>
          </table:table-cell>
          <table:table-cell office:value-type="float" office:value="4595513900" calcext:value-type="float">
            <text:p>4595513900</text:p>
          </table:table-cell>
          <table:table-cell office:value-type="string" calcext:value-type="string">
            <text:p>2.104247825</text:p>
          </table:table-cell>
          <table:table-cell office:value-type="string" calcext:value-type="string">
            <text:p>41.507768075</text:p>
          </table:table-cell>
          <table:table-cell/>
          <table:table-cell office:value-type="string" calcext:value-type="string">
            <text:p>http://www.uab.es/ciencies-educacio</text:p>
          </table:table-cell>
          <table:table-cell office:value-type="string" calcext:value-type="string">
            <text:p>07/19/2024 07:40:46 AM</text:p>
          </table:table-cell>
          <table:table-cell/>
          <table:table-cell office:value-type="string" calcext:value-type="string">
            <text:p>POINT (2.1042478 41.507767)</text:p>
          </table:table-cell>
        </table:table-row>
        <table:table-row table:style-name="ro1">
          <table:table-cell office:value-type="float" office:value="3044476" calcext:value-type="float">
            <text:p>3044476</text:p>
          </table:table-cell>
          <table:table-cell table:number-columns-repeated="2" office:value-type="string" calcext:value-type="string">
            <text:p>Facultat de Ciències de la Comunicació (UAB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de Bellaterra - Edifici I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9 94</text:p>
          </table:table-cell>
          <table:table-cell/>
          <table:table-cell office:value-type="string" calcext:value-type="string">
            <text:p>93 581 20 05</text:p>
          </table:table-cell>
          <table:table-cell office:value-type="float" office:value="425265700" calcext:value-type="float">
            <text:p>425265700</text:p>
          </table:table-cell>
          <table:table-cell office:value-type="float" office:value="4594937700" calcext:value-type="float">
            <text:p>4594937700</text:p>
          </table:table-cell>
          <table:table-cell office:value-type="string" calcext:value-type="string">
            <text:p>2.104548175</text:p>
          </table:table-cell>
          <table:table-cell office:value-type="string" calcext:value-type="string">
            <text:p>41.502580402</text:p>
          </table:table-cell>
          <table:table-cell/>
          <table:table-cell office:value-type="string" calcext:value-type="string">
            <text:p>http://www.uab.cat/comunicacio/</text:p>
          </table:table-cell>
          <table:table-cell office:value-type="string" calcext:value-type="string">
            <text:p>07/19/2024 07:40:43 AM</text:p>
          </table:table-cell>
          <table:table-cell/>
          <table:table-cell office:value-type="string" calcext:value-type="string">
            <text:p>POINT (2.1045482 41.50258)</text:p>
          </table:table-cell>
        </table:table-row>
        <table:table-row table:style-name="ro1">
          <table:table-cell office:value-type="float" office:value="3044429" calcext:value-type="float">
            <text:p>3044429</text:p>
          </table:table-cell>
          <table:table-cell table:number-columns-repeated="2" office:value-type="string" calcext:value-type="string">
            <text:p>Facultat de Traducció i d'Interpretació (UAB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de Bellaterra - Edifici K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8 76</text:p>
          </table:table-cell>
          <table:table-cell/>
          <table:table-cell office:value-type="string" calcext:value-type="string">
            <text:p>93 581 10 37</text:p>
          </table:table-cell>
          <table:table-cell office:value-type="float" office:value="425388200" calcext:value-type="float">
            <text:p>425388200</text:p>
          </table:table-cell>
          <table:table-cell office:value-type="float" office:value="4595363000" calcext:value-type="float">
            <text:p>4595363000</text:p>
          </table:table-cell>
          <table:table-cell office:value-type="string" calcext:value-type="string">
            <text:p>2.105963083</text:p>
          </table:table-cell>
          <table:table-cell office:value-type="string" calcext:value-type="string">
            <text:p>41.506422219</text:p>
          </table:table-cell>
          <table:table-cell/>
          <table:table-cell office:value-type="string" calcext:value-type="string">
            <text:p>http://www.uab.es/traducciointerpretacio</text:p>
          </table:table-cell>
          <table:table-cell office:value-type="string" calcext:value-type="string">
            <text:p>07/19/2024 07:40:43 AM</text:p>
          </table:table-cell>
          <table:table-cell/>
          <table:table-cell office:value-type="string" calcext:value-type="string">
            <text:p>POINT (2.105963 41.506424)</text:p>
          </table:table-cell>
        </table:table-row>
        <table:table-row table:style-name="ro1">
          <table:table-cell office:value-type="float" office:value="3044461" calcext:value-type="float">
            <text:p>3044461</text:p>
          </table:table-cell>
          <table:table-cell table:number-columns-repeated="2" office:value-type="string" calcext:value-type="string">
            <text:p>Facultat de Medicina (UAB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de Bellaterra - Edifici M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9 02</text:p>
          </table:table-cell>
          <table:table-cell/>
          <table:table-cell office:value-type="string" calcext:value-type="string">
            <text:p>93 581 20 04</text:p>
          </table:table-cell>
          <table:table-cell office:value-type="float" office:value="425532000" calcext:value-type="float">
            <text:p>425532000</text:p>
          </table:table-cell>
          <table:table-cell office:value-type="float" office:value="4594453000" calcext:value-type="float">
            <text:p>4594453000</text:p>
          </table:table-cell>
          <table:table-cell office:value-type="string" calcext:value-type="string">
            <text:p>2.107798480</text:p>
          </table:table-cell>
          <table:table-cell office:value-type="string" calcext:value-type="string">
            <text:p>41.498239816</text:p>
          </table:table-cell>
          <table:table-cell/>
          <table:table-cell office:value-type="string" calcext:value-type="string">
            <text:p>http://www.uab.es/medicina</text:p>
          </table:table-cell>
          <table:table-cell office:value-type="string" calcext:value-type="string">
            <text:p>07/19/2024 07:40:43 AM</text:p>
          </table:table-cell>
          <table:table-cell/>
          <table:table-cell office:value-type="string" calcext:value-type="string">
            <text:p>POINT (2.1077986 41.49824)</text:p>
          </table:table-cell>
        </table:table-row>
        <table:table-row table:style-name="ro1">
          <table:table-cell office:value-type="float" office:value="3044346" calcext:value-type="float">
            <text:p>3044346</text:p>
          </table:table-cell>
          <table:table-cell table:number-columns-repeated="2" office:value-type="string" calcext:value-type="string">
            <text:p>Escola d'Enginyeria (UAB)</text:p>
          </table:table-cell>
          <table:table-cell office:value-type="string" calcext:value-type="string">
            <text:p>Universitats|Facultats i escoles|Escoles|</text:p>
          </table:table-cell>
          <table:table-cell/>
          <table:table-cell office:value-type="string" calcext:value-type="string">
            <text:p><text:s text:c="3"/>- Campus de Bellaterra - Edifici Q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30 49</text:p>
          </table:table-cell>
          <table:table-cell/>
          <table:table-cell office:value-type="string" calcext:value-type="string">
            <text:p>93 581 34 43</text:p>
          </table:table-cell>
          <table:table-cell office:value-type="float" office:value="426019200" calcext:value-type="float">
            <text:p>426019200</text:p>
          </table:table-cell>
          <table:table-cell office:value-type="float" office:value="4594868000" calcext:value-type="float">
            <text:p>4594868000</text:p>
          </table:table-cell>
          <table:table-cell office:value-type="string" calcext:value-type="string">
            <text:p>2.113583983</text:p>
          </table:table-cell>
          <table:table-cell office:value-type="string" calcext:value-type="string">
            <text:p>41.502022590</text:p>
          </table:table-cell>
          <table:table-cell/>
          <table:table-cell office:value-type="string" calcext:value-type="string">
            <text:p>http://www.uab.es/escola-enginyeria</text:p>
          </table:table-cell>
          <table:table-cell office:value-type="string" calcext:value-type="string">
            <text:p>07/19/2024 07:40:46 AM</text:p>
          </table:table-cell>
          <table:table-cell/>
          <table:table-cell office:value-type="string" calcext:value-type="string">
            <text:p>POINT (2.113584 41.50202)</text:p>
          </table:table-cell>
        </table:table-row>
        <table:table-row table:style-name="ro1">
          <table:table-cell office:value-type="float" office:value="3044394" calcext:value-type="float">
            <text:p>3044394</text:p>
          </table:table-cell>
          <table:table-cell table:number-columns-repeated="2" office:value-type="string" calcext:value-type="string">
            <text:p>Facultat de Veterinària (UAB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de Bellaterra - Edifici V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4 13</text:p>
          </table:table-cell>
          <table:table-cell/>
          <table:table-cell office:value-type="string" calcext:value-type="string">
            <text:p>93 581 20 06</text:p>
          </table:table-cell>
          <table:table-cell office:value-type="float" office:value="424819200" calcext:value-type="float">
            <text:p>424819200</text:p>
          </table:table-cell>
          <table:table-cell office:value-type="float" office:value="4595363000" calcext:value-type="float">
            <text:p>4595363000</text:p>
          </table:table-cell>
          <table:table-cell office:value-type="string" calcext:value-type="string">
            <text:p>2.099145839</text:p>
          </table:table-cell>
          <table:table-cell office:value-type="string" calcext:value-type="string">
            <text:p>41.506369020</text:p>
          </table:table-cell>
          <table:table-cell/>
          <table:table-cell office:value-type="string" calcext:value-type="string">
            <text:p>http://www.uab.es/veterinaria</text:p>
          </table:table-cell>
          <table:table-cell office:value-type="string" calcext:value-type="string">
            <text:p>07/19/2024 07:40:44 AM</text:p>
          </table:table-cell>
          <table:table-cell/>
          <table:table-cell office:value-type="string" calcext:value-type="string">
            <text:p>POINT (2.099146 41.50637)</text:p>
          </table:table-cell>
        </table:table-row>
        <table:table-row table:style-name="ro1">
          <table:table-cell office:value-type="float" office:value="3044293" calcext:value-type="float">
            <text:p>3044293</text:p>
          </table:table-cell>
          <table:table-cell table:number-columns-repeated="2" office:value-type="string" calcext:value-type="string">
            <text:p>RLASB - Laboratori dAlta Seguretat Biològica del Centre de Recerca en Sanitat Animal (CReSA)</text:p>
          </table:table-cell>
          <table:table-cell office:value-type="string" calcext:value-type="string">
            <text:p>Recerca|Grans infraestructures de suport a la recerca||</text:p>
          </table:table-cell>
          <table:table-cell/>
          <table:table-cell office:value-type="string" calcext:value-type="string">
            <text:p><text:s text:c="2"/>Campus de la Universitat 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4674040 </text:p>
          </table:table-cell>
          <table:table-cell/>
          <table:table-cell office:value-type="string" calcext:value-type="string">
            <text:p>93 5814490</text:p>
          </table:table-cell>
          <table:table-cell office:value-type="float" office:value="425485419" calcext:value-type="float">
            <text:p>425485419</text:p>
          </table:table-cell>
          <table:table-cell office:value-type="float" office:value="4594517104" calcext:value-type="float">
            <text:p>4594517104</text:p>
          </table:table-cell>
          <table:table-cell office:value-type="string" calcext:value-type="string">
            <text:p>2.107232523</text:p>
          </table:table-cell>
          <table:table-cell office:value-type="string" calcext:value-type="string">
            <text:p>41.498812829</text:p>
          </table:table-cell>
          <table:table-cell/>
          <table:table-cell office:value-type="string" calcext:value-type="string">
            <text:p>http://www.rlasb.es/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2.1072326 41.498814)</text:p>
          </table:table-cell>
        </table:table-row>
        <table:table-row table:style-name="ro1">
          <table:table-cell office:value-type="float" office:value="3044226" calcext:value-type="float">
            <text:p>3044226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Consorci Centre d'Estudis Demogràfics</text:p>
          </table:table-cell>
          <table:table-cell office:value-type="string" calcext:value-type="string">
            <text:p>Recerca|Centres de recerca|Centres CERCA|</text:p>
          </table:table-cell>
          <table:table-cell/>
          <table:table-cell office:value-type="string" calcext:value-type="string">
            <text:p><text:s text:c="2"/>Campus de la Universitat 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3060</text:p>
          </table:table-cell>
          <table:table-cell/>
          <table:table-cell office:value-type="string" calcext:value-type="string">
            <text:p>93 5813061</text:p>
          </table:table-cell>
          <table:table-cell office:value-type="float" office:value="425485419" calcext:value-type="float">
            <text:p>425485419</text:p>
          </table:table-cell>
          <table:table-cell office:value-type="float" office:value="4594517104" calcext:value-type="float">
            <text:p>4594517104</text:p>
          </table:table-cell>
          <table:table-cell office:value-type="string" calcext:value-type="string">
            <text:p>2.107232523</text:p>
          </table:table-cell>
          <table:table-cell office:value-type="string" calcext:value-type="string">
            <text:p>41.498812829</text:p>
          </table:table-cell>
          <table:table-cell/>
          <table:table-cell office:value-type="string" calcext:value-type="string">
            <text:p>http://www.ced.uab.es</text:p>
          </table:table-cell>
          <table:table-cell office:value-type="string" calcext:value-type="string">
            <text:p>07/19/2024 07:40:49 AM</text:p>
          </table:table-cell>
          <table:table-cell/>
          <table:table-cell office:value-type="string" calcext:value-type="string">
            <text:p>POINT (2.1072326 41.498814)</text:p>
          </table:table-cell>
        </table:table-row>
        <table:table-row table:style-name="ro1">
          <table:table-cell office:value-type="float" office:value="3044244" calcext:value-type="float">
            <text:p>3044244</text:p>
          </table:table-cell>
          <table:table-cell office:value-type="string" calcext:value-type="string">
            <text:p>ICN2</text:p>
          </table:table-cell>
          <table:table-cell office:value-type="string" calcext:value-type="string">
            <text:p>Fundació Institut Català de Nanociència i Nanotecnologia</text:p>
          </table:table-cell>
          <table:table-cell office:value-type="string" calcext:value-type="string">
            <text:p>Recerca|Centres de recerca|Centres CERCA|</text:p>
          </table:table-cell>
          <table:table-cell/>
          <table:table-cell office:value-type="string" calcext:value-type="string">
            <text:p><text:s text:c="2"/>Campus Universitat <text:s/>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7372649 <text:s text:c="3"/></text:p>
          </table:table-cell>
          <table:table-cell/>
          <table:table-cell office:value-type="string" calcext:value-type="string">
            <text:p>93 7372648 <text:s text:c="3"/></text:p>
          </table:table-cell>
          <table:table-cell office:value-type="float" office:value="425856416" calcext:value-type="float">
            <text:p>425856416</text:p>
          </table:table-cell>
          <table:table-cell office:value-type="float" office:value="4594797102" calcext:value-type="float">
            <text:p>4594797102</text:p>
          </table:table-cell>
          <table:table-cell office:value-type="string" calcext:value-type="string">
            <text:p>2.111642501</text:p>
          </table:table-cell>
          <table:table-cell office:value-type="string" calcext:value-type="string">
            <text:p>41.501369010</text:p>
          </table:table-cell>
          <table:table-cell/>
          <table:table-cell office:value-type="string" calcext:value-type="string">
            <text:p>http://www.icn.cat</text:p>
          </table:table-cell>
          <table:table-cell office:value-type="string" calcext:value-type="string">
            <text:p>07/19/2024 07:40:49 AM</text:p>
          </table:table-cell>
          <table:table-cell/>
          <table:table-cell office:value-type="string" calcext:value-type="string">
            <text:p>POINT (2.1116426 41.50137)</text:p>
          </table:table-cell>
        </table:table-row>
        <table:table-row table:style-name="ro1">
          <table:table-cell office:value-type="float" office:value="3044319" calcext:value-type="float">
            <text:p>3044319</text:p>
          </table:table-cell>
          <table:table-cell office:value-type="string" calcext:value-type="string">
            <text:p>CRESA</text:p>
          </table:table-cell>
          <table:table-cell office:value-type="string" calcext:value-type="string">
            <text:p>Centre de Recerca en Sanitat Animal</text:p>
          </table:table-cell>
          <table:table-cell office:value-type="string" calcext:value-type="string">
            <text:p>Recerca|Centres de recerca|Centres IRTA|</text:p>
          </table:table-cell>
          <table:table-cell/>
          <table:table-cell office:value-type="string" calcext:value-type="string">
            <text:p><text:s text:c="2"/>Campus Universitat Autònom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3284</text:p>
          </table:table-cell>
          <table:table-cell/>
          <table:table-cell office:value-type="float" office:value="935814490" calcext:value-type="float">
            <text:p>935814490</text:p>
          </table:table-cell>
          <table:table-cell office:value-type="float" office:value="425871415" calcext:value-type="float">
            <text:p>425871415</text:p>
          </table:table-cell>
          <table:table-cell office:value-type="float" office:value="4594795102" calcext:value-type="float">
            <text:p>4594795102</text:p>
          </table:table-cell>
          <table:table-cell office:value-type="string" calcext:value-type="string">
            <text:p>2.111822449</text:p>
          </table:table-cell>
          <table:table-cell office:value-type="string" calcext:value-type="string">
            <text:p>41.501352385</text:p>
          </table:table-cell>
          <table:table-cell/>
          <table:table-cell office:value-type="string" calcext:value-type="string">
            <text:p>http://www.cresa.es</text:p>
          </table:table-cell>
          <table:table-cell office:value-type="string" calcext:value-type="string">
            <text:p>07/19/2024 07:40:47 AM</text:p>
          </table:table-cell>
          <table:table-cell/>
          <table:table-cell office:value-type="string" calcext:value-type="string">
            <text:p>POINT (2.1118224 41.501354)</text:p>
          </table:table-cell>
        </table:table-row>
        <table:table-row table:style-name="ro1">
          <table:table-cell office:value-type="float" office:value="3044295" calcext:value-type="float">
            <text:p>3044295</text:p>
          </table:table-cell>
          <table:table-cell table:number-columns-repeated="2" office:value-type="string" calcext:value-type="string">
            <text:p>MICRONANOFABS - Sala Blanca Integrada de Micro i Nano Fabricació del Centre Nacional de Microelectrònica del CSIC (SBCNM)</text:p>
          </table:table-cell>
          <table:table-cell office:value-type="string" calcext:value-type="string">
            <text:p>Recerca|Grans infraestructures de suport a la recerca||</text:p>
          </table:table-cell>
          <table:table-cell/>
          <table:table-cell office:value-type="string" calcext:value-type="string">
            <text:p><text:s text:c="2"/>Campus Universitat Autó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947700</text:p>
          </table:table-cell>
          <table:table-cell/>
          <table:table-cell office:value-type="float" office:value="935801496" calcext:value-type="float">
            <text:p>935801496</text:p>
          </table:table-cell>
          <table:table-cell office:value-type="float" office:value="425670417" calcext:value-type="float">
            <text:p>425670417</text:p>
          </table:table-cell>
          <table:table-cell office:value-type="float" office:value="4594901101" calcext:value-type="float">
            <text:p>4594901101</text:p>
          </table:table-cell>
          <table:table-cell office:value-type="string" calcext:value-type="string">
            <text:p>2.109401366</text:p>
          </table:table-cell>
          <table:table-cell office:value-type="string" calcext:value-type="string">
            <text:p>41.502288430</text:p>
          </table:table-cell>
          <table:table-cell/>
          <table:table-cell office:value-type="string" calcext:value-type="string">
            <text:p>http://www.imb-cnm.csic.es/icts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2.1094015 41.50229)</text:p>
          </table:table-cell>
        </table:table-row>
        <table:table-row table:style-name="ro1">
          <table:table-cell office:value-type="float" office:value="3044276" calcext:value-type="float">
            <text:p>3044276</text:p>
          </table:table-cell>
          <table:table-cell office:value-type="string" calcext:value-type="string">
            <text:p>ICMAB</text:p>
          </table:table-cell>
          <table:table-cell office:value-type="string" calcext:value-type="string">
            <text:p>Institut de Ciència de Materials de Barcelona</text:p>
          </table:table-cell>
          <table:table-cell office:value-type="string" calcext:value-type="string">
            <text:p>Recerca|Centres de recerca|Centres CSIC|</text:p>
          </table:table-cell>
          <table:table-cell/>
          <table:table-cell office:value-type="string" calcext:value-type="string">
            <text:p><text:s text:c="2"/>Campus Universitat 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01853 </text:p>
          </table:table-cell>
          <table:table-cell/>
          <table:table-cell office:value-type="string" calcext:value-type="string">
            <text:p>93 5805729</text:p>
          </table:table-cell>
          <table:table-cell office:value-type="float" office:value="425357419" calcext:value-type="float">
            <text:p>425357419</text:p>
          </table:table-cell>
          <table:table-cell office:value-type="float" office:value="4594979101" calcext:value-type="float">
            <text:p>4594979101</text:p>
          </table:table-cell>
          <table:table-cell office:value-type="string" calcext:value-type="string">
            <text:p>2.105641877</text:p>
          </table:table-cell>
          <table:table-cell office:value-type="string" calcext:value-type="string">
            <text:p>41.502961819</text:p>
          </table:table-cell>
          <table:table-cell/>
          <table:table-cell office:value-type="string" calcext:value-type="string">
            <text:p>http://www.icmab.es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2.1056418 41.50296)</text:p>
          </table:table-cell>
        </table:table-row>
        <table:table-row table:style-name="ro1">
          <table:table-cell office:value-type="float" office:value="3044250" calcext:value-type="float">
            <text:p>3044250</text:p>
          </table:table-cell>
          <table:table-cell office:value-type="string" calcext:value-type="string">
            <text:p>IFAE</text:p>
          </table:table-cell>
          <table:table-cell office:value-type="string" calcext:value-type="string">
            <text:p>Consorci Institut de Física d'Altes Energies</text:p>
          </table:table-cell>
          <table:table-cell office:value-type="string" calcext:value-type="string">
            <text:p>Recerca|Centres de recerca|Centres CERCA|</text:p>
          </table:table-cell>
          <table:table-cell/>
          <table:table-cell office:value-type="string" calcext:value-type="string">
            <text:p><text:s text:c="2"/>Campus Universitat 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1984</text:p>
          </table:table-cell>
          <table:table-cell/>
          <table:table-cell office:value-type="string" calcext:value-type="string">
            <text:p>93 5811938</text:p>
          </table:table-cell>
          <table:table-cell office:value-type="float" office:value="425357419" calcext:value-type="float">
            <text:p>425357419</text:p>
          </table:table-cell>
          <table:table-cell office:value-type="float" office:value="4594979101" calcext:value-type="float">
            <text:p>4594979101</text:p>
          </table:table-cell>
          <table:table-cell office:value-type="string" calcext:value-type="string">
            <text:p>2.105641877</text:p>
          </table:table-cell>
          <table:table-cell office:value-type="string" calcext:value-type="string">
            <text:p>41.502961819</text:p>
          </table:table-cell>
          <table:table-cell/>
          <table:table-cell office:value-type="string" calcext:value-type="string">
            <text:p>http://www.ifae.es</text:p>
          </table:table-cell>
          <table:table-cell office:value-type="string" calcext:value-type="string">
            <text:p>07/19/2024 07:40:49 AM</text:p>
          </table:table-cell>
          <table:table-cell/>
          <table:table-cell office:value-type="string" calcext:value-type="string">
            <text:p>POINT (2.1056418 41.50296)</text:p>
          </table:table-cell>
        </table:table-row>
        <table:table-row table:style-name="ro1">
          <table:table-cell office:value-type="float" office:value="3044280" calcext:value-type="float">
            <text:p>3044280</text:p>
          </table:table-cell>
          <table:table-cell office:value-type="string" calcext:value-type="string">
            <text:p>IIIA</text:p>
          </table:table-cell>
          <table:table-cell office:value-type="string" calcext:value-type="string">
            <text:p>Institut d'Investigació en Intel·ligència Artificial</text:p>
          </table:table-cell>
          <table:table-cell office:value-type="string" calcext:value-type="string">
            <text:p>Recerca|Centres de recerca|Centres CSIC|</text:p>
          </table:table-cell>
          <table:table-cell/>
          <table:table-cell office:value-type="string" calcext:value-type="string">
            <text:p><text:s text:c="2"/>Campus Universitat 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09570</text:p>
          </table:table-cell>
          <table:table-cell/>
          <table:table-cell office:value-type="string" calcext:value-type="string">
            <text:p>93 5809661</text:p>
          </table:table-cell>
          <table:table-cell office:value-type="float" office:value="425357419" calcext:value-type="float">
            <text:p>425357419</text:p>
          </table:table-cell>
          <table:table-cell office:value-type="float" office:value="4594979101" calcext:value-type="float">
            <text:p>4594979101</text:p>
          </table:table-cell>
          <table:table-cell office:value-type="string" calcext:value-type="string">
            <text:p>2.105641877</text:p>
          </table:table-cell>
          <table:table-cell office:value-type="string" calcext:value-type="string">
            <text:p>41.502961819</text:p>
          </table:table-cell>
          <table:table-cell/>
          <table:table-cell office:value-type="string" calcext:value-type="string">
            <text:p>http://www.iiia.csic.es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2.1056418 41.50296)</text:p>
          </table:table-cell>
        </table:table-row>
        <table:table-row table:style-name="ro1">
          <table:table-cell office:value-type="float" office:value="3044270" calcext:value-type="float">
            <text:p>3044270</text:p>
          </table:table-cell>
          <table:table-cell office:value-type="string" calcext:value-type="string">
            <text:p>IAE</text:p>
          </table:table-cell>
          <table:table-cell office:value-type="string" calcext:value-type="string">
            <text:p>Institut d'Anàlisi Econòmica</text:p>
          </table:table-cell>
          <table:table-cell office:value-type="string" calcext:value-type="string">
            <text:p>Recerca|Centres de recerca|Centres CSIC|</text:p>
          </table:table-cell>
          <table:table-cell/>
          <table:table-cell office:value-type="string" calcext:value-type="string">
            <text:p><text:s text:c="2"/>Campus Universitat 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06612</text:p>
          </table:table-cell>
          <table:table-cell/>
          <table:table-cell office:value-type="string" calcext:value-type="string">
            <text:p>93 5801452</text:p>
          </table:table-cell>
          <table:table-cell office:value-type="float" office:value="425357419" calcext:value-type="float">
            <text:p>425357419</text:p>
          </table:table-cell>
          <table:table-cell office:value-type="float" office:value="4594979101" calcext:value-type="float">
            <text:p>4594979101</text:p>
          </table:table-cell>
          <table:table-cell office:value-type="string" calcext:value-type="string">
            <text:p>2.105641877</text:p>
          </table:table-cell>
          <table:table-cell office:value-type="string" calcext:value-type="string">
            <text:p>41.502961819</text:p>
          </table:table-cell>
          <table:table-cell/>
          <table:table-cell office:value-type="string" calcext:value-type="string">
            <text:p>http://www.iae.csic.es/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2.1056418 41.50296)</text:p>
          </table:table-cell>
        </table:table-row>
        <table:table-row table:style-name="ro1">
          <table:table-cell office:value-type="float" office:value="3044234" calcext:value-type="float">
            <text:p>3044234</text:p>
          </table:table-cell>
          <table:table-cell office:value-type="string" calcext:value-type="string">
            <text:p>CRAG</text:p>
          </table:table-cell>
          <table:table-cell office:value-type="string" calcext:value-type="string">
            <text:p>Consorci CSIC-IRTA-UAB Centre de Recerca <text:s/>Agrigenòmica</text:p>
          </table:table-cell>
          <table:table-cell office:value-type="string" calcext:value-type="string">
            <text:p>Recerca|Centres de recerca|Centres CERCA|</text:p>
          </table:table-cell>
          <table:table-cell/>
          <table:table-cell office:value-type="string" calcext:value-type="string">
            <text:p><text:s text:c="2"/>Campus Universitat 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636600</text:p>
          </table:table-cell>
          <table:table-cell/>
          <table:table-cell office:value-type="string" calcext:value-type="string">
            <text:p>93 5636601</text:p>
          </table:table-cell>
          <table:table-cell office:value-type="float" office:value="425357419" calcext:value-type="float">
            <text:p>425357419</text:p>
          </table:table-cell>
          <table:table-cell office:value-type="float" office:value="4594979101" calcext:value-type="float">
            <text:p>4594979101</text:p>
          </table:table-cell>
          <table:table-cell office:value-type="string" calcext:value-type="string">
            <text:p>2.105641877</text:p>
          </table:table-cell>
          <table:table-cell office:value-type="string" calcext:value-type="string">
            <text:p>41.502961819</text:p>
          </table:table-cell>
          <table:table-cell/>
          <table:table-cell office:value-type="string" calcext:value-type="string">
            <text:p>http://www.cragenomica.es</text:p>
          </table:table-cell>
          <table:table-cell office:value-type="string" calcext:value-type="string">
            <text:p>07/19/2024 07:40:49 AM</text:p>
          </table:table-cell>
          <table:table-cell/>
          <table:table-cell office:value-type="string" calcext:value-type="string">
            <text:p>POINT (2.1056418 41.50296)</text:p>
          </table:table-cell>
        </table:table-row>
        <table:table-row table:style-name="ro1">
          <table:table-cell office:value-type="float" office:value="3044236" calcext:value-type="float">
            <text:p>3044236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Consorci Centre de Recerca Matemàtica</text:p>
          </table:table-cell>
          <table:table-cell office:value-type="string" calcext:value-type="string">
            <text:p>Recerca|Centres de recerca|Centres CERCA|</text:p>
          </table:table-cell>
          <table:table-cell/>
          <table:table-cell office:value-type="string" calcext:value-type="string">
            <text:p><text:s text:c="2"/>Campus Universitat 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1081</text:p>
          </table:table-cell>
          <table:table-cell/>
          <table:table-cell office:value-type="string" calcext:value-type="string">
            <text:p>93 5812202</text:p>
          </table:table-cell>
          <table:table-cell office:value-type="float" office:value="425357419" calcext:value-type="float">
            <text:p>425357419</text:p>
          </table:table-cell>
          <table:table-cell office:value-type="float" office:value="4594979101" calcext:value-type="float">
            <text:p>4594979101</text:p>
          </table:table-cell>
          <table:table-cell office:value-type="string" calcext:value-type="string">
            <text:p>2.105641877</text:p>
          </table:table-cell>
          <table:table-cell office:value-type="string" calcext:value-type="string">
            <text:p>41.502961819</text:p>
          </table:table-cell>
          <table:table-cell/>
          <table:table-cell office:value-type="string" calcext:value-type="string">
            <text:p>http://www.crm.cat</text:p>
          </table:table-cell>
          <table:table-cell office:value-type="string" calcext:value-type="string">
            <text:p>07/19/2024 07:40:49 AM</text:p>
          </table:table-cell>
          <table:table-cell/>
          <table:table-cell office:value-type="string" calcext:value-type="string">
            <text:p>POINT (2.1056418 41.50296)</text:p>
          </table:table-cell>
        </table:table-row>
        <table:table-row table:style-name="ro1">
          <table:table-cell office:value-type="float" office:value="3044235" calcext:value-type="float">
            <text:p>3044235</text:p>
          </table:table-cell>
          <table:table-cell office:value-type="string" calcext:value-type="string">
            <text:p>CREAF</text:p>
          </table:table-cell>
          <table:table-cell office:value-type="string" calcext:value-type="string">
            <text:p>Consorci Centre de Recerca Ecològica i Aplicacions Forestals</text:p>
          </table:table-cell>
          <table:table-cell office:value-type="string" calcext:value-type="string">
            <text:p>Recerca|Centres de recerca|Centres CERCA|</text:p>
          </table:table-cell>
          <table:table-cell/>
          <table:table-cell office:value-type="string" calcext:value-type="string">
            <text:p><text:s text:c="2"/>Campus Universitat 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1312</text:p>
          </table:table-cell>
          <table:table-cell/>
          <table:table-cell office:value-type="string" calcext:value-type="string">
            <text:p>93 5814151</text:p>
          </table:table-cell>
          <table:table-cell office:value-type="float" office:value="425357419" calcext:value-type="float">
            <text:p>425357419</text:p>
          </table:table-cell>
          <table:table-cell office:value-type="float" office:value="4594979101" calcext:value-type="float">
            <text:p>4594979101</text:p>
          </table:table-cell>
          <table:table-cell office:value-type="string" calcext:value-type="string">
            <text:p>2.105641877</text:p>
          </table:table-cell>
          <table:table-cell office:value-type="string" calcext:value-type="string">
            <text:p>41.502961819</text:p>
          </table:table-cell>
          <table:table-cell/>
          <table:table-cell office:value-type="string" calcext:value-type="string">
            <text:p>http://www.creaf.cat</text:p>
          </table:table-cell>
          <table:table-cell office:value-type="string" calcext:value-type="string">
            <text:p>07/19/2024 07:40:49 AM</text:p>
          </table:table-cell>
          <table:table-cell/>
          <table:table-cell office:value-type="string" calcext:value-type="string">
            <text:p>POINT (2.1056418 41.50296)</text:p>
          </table:table-cell>
        </table:table-row>
        <table:table-row table:style-name="ro1">
          <table:table-cell office:value-type="float" office:value="3044239" calcext:value-type="float">
            <text:p>3044239</text:p>
          </table:table-cell>
          <table:table-cell office:value-type="string" calcext:value-type="string">
            <text:p>CVC</text:p>
          </table:table-cell>
          <table:table-cell office:value-type="string" calcext:value-type="string">
            <text:p>Consorci Centre de Visió per Computador</text:p>
          </table:table-cell>
          <table:table-cell office:value-type="string" calcext:value-type="string">
            <text:p>Recerca|Centres de recerca|Centres CERCA|</text:p>
          </table:table-cell>
          <table:table-cell/>
          <table:table-cell office:value-type="string" calcext:value-type="string">
            <text:p><text:s text:c="2"/>Campus Universitat 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1828 </text:p>
          </table:table-cell>
          <table:table-cell/>
          <table:table-cell office:value-type="string" calcext:value-type="string">
            <text:p>93 5811670</text:p>
          </table:table-cell>
          <table:table-cell office:value-type="float" office:value="425357419" calcext:value-type="float">
            <text:p>425357419</text:p>
          </table:table-cell>
          <table:table-cell office:value-type="float" office:value="4594979101" calcext:value-type="float">
            <text:p>4594979101</text:p>
          </table:table-cell>
          <table:table-cell office:value-type="string" calcext:value-type="string">
            <text:p>2.105641877</text:p>
          </table:table-cell>
          <table:table-cell office:value-type="string" calcext:value-type="string">
            <text:p>41.502961819</text:p>
          </table:table-cell>
          <table:table-cell/>
          <table:table-cell office:value-type="string" calcext:value-type="string">
            <text:p>http://www.cvc.uab.es/</text:p>
          </table:table-cell>
          <table:table-cell office:value-type="string" calcext:value-type="string">
            <text:p>07/19/2024 07:40:49 AM</text:p>
          </table:table-cell>
          <table:table-cell/>
          <table:table-cell office:value-type="string" calcext:value-type="string">
            <text:p>POINT (2.1056418 41.50296)</text:p>
          </table:table-cell>
        </table:table-row>
        <table:table-row table:style-name="ro1">
          <table:table-cell office:value-type="float" office:value="3044281" calcext:value-type="float">
            <text:p>3044281</text:p>
          </table:table-cell>
          <table:table-cell office:value-type="string" calcext:value-type="string">
            <text:p>IMB-CNM</text:p>
          </table:table-cell>
          <table:table-cell office:value-type="string" calcext:value-type="string">
            <text:p>Institut de Microelectrònica de Barcelona</text:p>
          </table:table-cell>
          <table:table-cell office:value-type="string" calcext:value-type="string">
            <text:p>Recerca|Centres de recerca|Centres CSIC|</text:p>
          </table:table-cell>
          <table:table-cell/>
          <table:table-cell office:value-type="string" calcext:value-type="string">
            <text:p><text:s text:c="2"/>Campus Universitat Autònoma de Barcelona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947700</text:p>
          </table:table-cell>
          <table:table-cell/>
          <table:table-cell office:value-type="string" calcext:value-type="string">
            <text:p>93 5801496 </text:p>
          </table:table-cell>
          <table:table-cell office:value-type="float" office:value="425357419" calcext:value-type="float">
            <text:p>425357419</text:p>
          </table:table-cell>
          <table:table-cell office:value-type="float" office:value="4594979101" calcext:value-type="float">
            <text:p>4594979101</text:p>
          </table:table-cell>
          <table:table-cell office:value-type="string" calcext:value-type="string">
            <text:p>2.105641877</text:p>
          </table:table-cell>
          <table:table-cell office:value-type="string" calcext:value-type="string">
            <text:p>41.502961819</text:p>
          </table:table-cell>
          <table:table-cell/>
          <table:table-cell office:value-type="string" calcext:value-type="string">
            <text:p>http://www.imb-cnm.csic.es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2.1056418 41.50296)</text:p>
          </table:table-cell>
        </table:table-row>
        <table:table-row table:style-name="ro1">
          <table:table-cell office:value-type="float" office:value="3044333" calcext:value-type="float">
            <text:p>3044333</text:p>
          </table:table-cell>
          <table:table-cell office:value-type="string" calcext:value-type="string">
            <text:p>PTV</text:p>
          </table:table-cell>
          <table:table-cell office:value-type="string" calcext:value-type="string">
            <text:p>Parc Tecnològic del Vallès</text:p>
          </table:table-cell>
          <table:table-cell office:value-type="string" calcext:value-type="string">
            <text:p>Recerca|Parcs científics i tecnològics||</text:p>
          </table:table-cell>
          <table:table-cell/>
          <table:table-cell office:value-type="string" calcext:value-type="string">
            <text:p><text:s text:c="2"/>Parc Tecnològic del Vallès</text:p>
          </table:table-cell>
          <table:table-cell table:number-columns-repeated="7"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20100</text:p>
          </table:table-cell>
          <table:table-cell/>
          <table:table-cell office:value-type="string" calcext:value-type="string">
            <text:p>93 5802495</text:p>
          </table:table-cell>
          <table:table-cell office:value-type="float" office:value="427162407" calcext:value-type="float">
            <text:p>427162407</text:p>
          </table:table-cell>
          <table:table-cell office:value-type="float" office:value="4592961117" calcext:value-type="float">
            <text:p>4592961117</text:p>
          </table:table-cell>
          <table:table-cell office:value-type="string" calcext:value-type="string">
            <text:p>2.127510514</text:p>
          </table:table-cell>
          <table:table-cell office:value-type="string" calcext:value-type="string">
            <text:p>41.484953149</text:p>
          </table:table-cell>
          <table:table-cell/>
          <table:table-cell office:value-type="string" calcext:value-type="string">
            <text:p>http://www.ptv.es/</text:p>
          </table:table-cell>
          <table:table-cell office:value-type="string" calcext:value-type="string">
            <text:p>07/19/2024 07:40:47 AM</text:p>
          </table:table-cell>
          <table:table-cell/>
          <table:table-cell office:value-type="string" calcext:value-type="string">
            <text:p>POINT (2.1275105 41.484955)</text:p>
          </table:table-cell>
        </table:table-row>
        <table:table-row table:style-name="ro1">
          <table:table-cell office:value-type="float" office:value="14218" calcext:value-type="float">
            <text:p>14218</text:p>
          </table:table-cell>
          <table:table-cell table:number-columns-repeated="2" office:value-type="string" calcext:value-type="string">
            <text:p>DEIXALLERIA DE CERDANYOLA DEL VALLÈS (UAB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UAB AL COSTAT DEL PARKING </text:p>
          </table:table-cell>
          <table:table-cell table:number-columns-repeated="7"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2235151" calcext:value-type="float">
            <text:p>932235151</text:p>
          </table:table-cell>
          <table:table-cell table:number-columns-repeated="2"/>
          <table:table-cell office:value-type="float" office:value="425785000" calcext:value-type="float">
            <text:p>425785000</text:p>
          </table:table-cell>
          <table:table-cell office:value-type="float" office:value="4595072000" calcext:value-type="float">
            <text:p>4595072000</text:p>
          </table:table-cell>
          <table:table-cell office:value-type="string" calcext:value-type="string">
            <text:p>2.110753055</text:p>
          </table:table-cell>
          <table:table-cell office:value-type="string" calcext:value-type="string">
            <text:p>41.503838227</text:p>
          </table:table-cell>
          <table:table-cell/>
          <table:table-cell office:value-type="string" calcext:value-type="string">
            <text:p>http://www.amb.cat/web/medi-ambient/residus/instalacions-i-equipaments</text:p>
          </table:table-cell>
          <table:table-cell office:value-type="string" calcext:value-type="string">
            <text:p>07/19/2024 07:02:59 AM</text:p>
          </table:table-cell>
          <table:table-cell office:value-type="string" calcext:value-type="string">
            <text:p>Horari|De dilluns a divendres de 08:30h a 18:30h i dissabte de 09:00h a 13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110753 41.503838)</text:p>
          </table:table-cell>
        </table:table-row>
        <table:table-row table:style-name="ro1">
          <table:table-cell office:value-type="float" office:value="29648899" calcext:value-type="float">
            <text:p>29648899</text:p>
          </table:table-cell>
          <table:table-cell table:number-columns-repeated="2" office:value-type="string" calcext:value-type="string">
            <text:p>Fundació UAB</text:p>
          </table:table-cell>
          <table:table-cell office:value-type="string" calcext:value-type="string">
            <text:p>Educació. Formació|Cicles formatius professionals de grau superior (CFPS)||</text:p>
          </table:table-cell>
          <table:table-cell/>
          <table:table-cell office:value-type="string" calcext:value-type="string">
            <text:p><text:s/>Edifici Blanc del Campus de la UAB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158095" calcext:value-type="float">
            <text:p>935158095</text:p>
          </table:table-cell>
          <table:table-cell/>
          <table:table-cell office:value-type="float" office:value="935158095" calcext:value-type="float">
            <text:p>935158095</text:p>
          </table:table-cell>
          <table:table-cell office:value-type="float" office:value="424763000" calcext:value-type="float">
            <text:p>424763000</text:p>
          </table:table-cell>
          <table:table-cell office:value-type="float" office:value="4594563000" calcext:value-type="float">
            <text:p>4594563000</text:p>
          </table:table-cell>
          <table:table-cell office:value-type="string" calcext:value-type="string">
            <text:p>2.098570000</text:p>
          </table:table-cell>
          <table:table-cell office:value-type="string" calcext:value-type="string">
            <text:p>41.499162000</text:p>
          </table:table-cell>
          <table:table-cell office:value-type="string" calcext:value-type="string">
            <text:p>a8073508@xtec.cat</text:p>
          </table:table-cell>
          <table:table-cell/>
          <table:table-cell table:style-name="ce1" office:value-type="string" calcext:value-type="string">
            <text:p>06/12/2024 07:35:23 AM</text:p>
          </table:table-cell>
          <table:table-cell office:value-type="string" calcext:value-type="string">
            <text:p>Codi Territorial|Vallès Occidental|Naturalesa|Privat|Titularitat|Fundacions</text:p>
          </table:table-cell>
          <table:table-cell office:value-type="string" calcext:value-type="string">
            <text:p>POINT (2.09857 41.49916)</text:p>
          </table:table-cell>
        </table:table-row>
        <table:table-row table:style-name="ro1">
          <table:table-cell office:value-type="float" office:value="27043454" calcext:value-type="float">
            <text:p>27043454</text:p>
          </table:table-cell>
          <table:table-cell table:number-columns-repeated="2" office:value-type="string" calcext:value-type="string">
            <text:p>Teatre de la Uab</text:p>
          </table:table-cell>
          <table:table-cell office:value-type="string" calcext:value-type="string">
            <text:p>Cultura|Espais escènics i musicals|Teatre|</text:p>
          </table:table-cell>
          <table:table-cell/>
          <table:table-cell office:value-type="string" calcext:value-type="string">
            <text:p><text:s/>Edifici d'Estudiants de la Plaça Cívic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12449" calcext:value-type="float">
            <text:p>935812449</text:p>
          </table:table-cell>
          <table:table-cell table:number-columns-repeated="2"/>
          <table:table-cell office:value-type="float" office:value="425363000" calcext:value-type="float">
            <text:p>425363000</text:p>
          </table:table-cell>
          <table:table-cell office:value-type="float" office:value="4595150000" calcext:value-type="float">
            <text:p>4595150000</text:p>
          </table:table-cell>
          <table:table-cell office:value-type="string" calcext:value-type="string">
            <text:p>2.105687558</text:p>
          </table:table-cell>
          <table:table-cell office:value-type="string" calcext:value-type="string">
            <text:p>41.504501520</text:p>
          </table:table-cell>
          <table:table-cell office:value-type="string" calcext:value-type="string">
            <text:p>informacio@uab.cat</text:p>
          </table:table-cell>
          <table:table-cell office:value-type="string" calcext:value-type="string">
            <text:p>http://www.uab.cat</text:p>
          </table:table-cell>
          <table:table-cell table:style-name="ce1" office:value-type="string" calcext:value-type="string">
            <text:p>07/10/2024 07:30:35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1056876 41.5045)</text:p>
          </table:table-cell>
        </table:table-row>
        <table:table-row table:style-name="ro1">
          <table:table-cell office:value-type="float" office:value="27045528" calcext:value-type="float">
            <text:p>27045528</text:p>
          </table:table-cell>
          <table:table-cell table:number-columns-repeated="2" office:value-type="string" calcext:value-type="string">
            <text:p>Arxiu General i Registre de la Universitat Autònoma de Barcelona</text:p>
          </table:table-cell>
          <table:table-cell office:value-type="string" calcext:value-type="string">
            <text:p>Cultura|Arxius||</text:p>
          </table:table-cell>
          <table:table-cell/>
          <table:table-cell office:value-type="string" calcext:value-type="string">
            <text:p><text:s/>Edifici Universitat Autònoma de Barcelona <text:s text:c="2"/>Edifici A (Bellaterra)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12027" calcext:value-type="float">
            <text:p>935812027</text:p>
          </table:table-cell>
          <table:table-cell table:number-columns-repeated="2"/>
          <table:table-cell office:value-type="float" office:value="425362780" calcext:value-type="float">
            <text:p>425362780</text:p>
          </table:table-cell>
          <table:table-cell office:value-type="float" office:value="4595032500" calcext:value-type="float">
            <text:p>4595032500</text:p>
          </table:table-cell>
          <table:table-cell office:value-type="string" calcext:value-type="string">
            <text:p>2.105699484</text:p>
          </table:table-cell>
          <table:table-cell office:value-type="string" calcext:value-type="string">
            <text:p>41.503443253</text:p>
          </table:table-cell>
          <table:table-cell office:value-type="string" calcext:value-type="string">
            <text:p>arxiu.general@uab.cat</text:p>
          </table:table-cell>
          <table:table-cell office:value-type="string" calcext:value-type="string">
            <text:p>https://siastd.uab.es/pcde/entitat.jsf;jsessionid=9cfDOif03c6QaAgvgYJ1lV4r6-zDl5CMVR0O2TnTf33I598kSRaI!-1960975187?id=2922</text:p>
          </table:table-cell>
          <table:table-cell table:style-name="ce1" office:value-type="string" calcext:value-type="string">
            <text:p>07/10/2024 07:28:05 AM</text:p>
          </table:table-cell>
          <table:table-cell office:value-type="string" calcext:value-type="string">
            <text:p>Titularitat|Corporacions i entitats oficials: universitari</text:p>
          </table:table-cell>
          <table:table-cell office:value-type="string" calcext:value-type="string">
            <text:p>POINT (2.1056995 41.503445)</text:p>
          </table:table-cell>
        </table:table-row>
        <table:table-row table:style-name="ro1">
          <table:table-cell office:value-type="float" office:value="29758305" calcext:value-type="float">
            <text:p>29758305</text:p>
          </table:table-cell>
          <table:table-cell table:number-columns-repeated="2" office:value-type="string" calcext:value-type="string">
            <text:p>DEIXALLERIA MÒBIL DEL CONSELL COMARCAL DE LA SEGARRA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200" calcext:value-type="float">
            <text:p>25200</text:p>
          </table:table-cell>
          <table:table-cell office:value-type="string" calcext:value-type="string">
            <text:p>Cervera</text:p>
          </table:table-cell>
          <table:table-cell office:value-type="float" office:value="250729" calcext:value-type="float">
            <text:p>250729</text:p>
          </table:table-cell>
          <table:table-cell office:value-type="string" calcext:value-type="string">
            <text:p>Segarra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9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433" calcext:value-type="float">
            <text:p>14433</text:p>
          </table:table-cell>
          <table:table-cell table:number-columns-repeated="2" office:value-type="string" calcext:value-type="string">
            <text:p>DEIXALLERIA DE CERVERA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S/N</text:p>
          </table:table-cell>
          <table:table-cell table:number-columns-repeated="7"/>
          <table:table-cell office:value-type="float" office:value="25200" calcext:value-type="float">
            <text:p>25200</text:p>
          </table:table-cell>
          <table:table-cell office:value-type="string" calcext:value-type="string">
            <text:p>Cervera</text:p>
          </table:table-cell>
          <table:table-cell office:value-type="float" office:value="250729" calcext:value-type="float">
            <text:p>250729</text:p>
          </table:table-cell>
          <table:table-cell office:value-type="string" calcext:value-type="string">
            <text:p>Segarra</text:p>
          </table:table-cell>
          <table:table-cell office:value-type="float" office:value="973531300" calcext:value-type="float">
            <text:p>973531300</text:p>
          </table:table-cell>
          <table:table-cell table:number-columns-repeated="2"/>
          <table:table-cell office:value-type="float" office:value="354566000" calcext:value-type="float">
            <text:p>354566000</text:p>
          </table:table-cell>
          <table:table-cell office:value-type="float" office:value="4614994000" calcext:value-type="float">
            <text:p>4614994000</text:p>
          </table:table-cell>
          <table:table-cell office:value-type="string" calcext:value-type="string">
            <text:p>1.252860881</text:p>
          </table:table-cell>
          <table:table-cell office:value-type="string" calcext:value-type="string">
            <text:p>41.673437990</text:p>
          </table:table-cell>
          <table:table-cell office:value-type="string" calcext:value-type="string">
            <text:p>gestioresidus@ccsegarra.cat</text:p>
          </table:table-cell>
          <table:table-cell office:value-type="string" calcext:value-type="string">
            <text:p>http://www.ccsegarra.cat/arees/gestio-de-residus/deixalleries-comarcals</text:p>
          </table:table-cell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e dilluns a dissabte de 9h a 14h i de 15:30h a 19h. Diumenge de 9h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2528609 41.67344)</text:p>
          </table:table-cell>
        </table:table-row>
        <table:table-row table:style-name="ro1">
          <table:table-cell office:value-type="float" office:value="14248" calcext:value-type="float">
            <text:p>14248</text:p>
          </table:table-cell>
          <table:table-cell table:number-columns-repeated="2" office:value-type="string" calcext:value-type="string">
            <text:p>DEIXALLERIA DE CERVERA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PLA DE LES VIES </text:p>
          </table:table-cell>
          <table:table-cell table:number-columns-repeated="7"/>
          <table:table-cell office:value-type="float" office:value="25200" calcext:value-type="float">
            <text:p>25200</text:p>
          </table:table-cell>
          <table:table-cell office:value-type="string" calcext:value-type="string">
            <text:p>Cervera</text:p>
          </table:table-cell>
          <table:table-cell office:value-type="float" office:value="250729" calcext:value-type="float">
            <text:p>250729</text:p>
          </table:table-cell>
          <table:table-cell office:value-type="string" calcext:value-type="string">
            <text:p>Segarra</text:p>
          </table:table-cell>
          <table:table-cell office:value-type="float" office:value="973531300" calcext:value-type="float">
            <text:p>973531300</text:p>
          </table:table-cell>
          <table:table-cell table:number-columns-repeated="2"/>
          <table:table-cell office:value-type="float" office:value="358141000" calcext:value-type="float">
            <text:p>358141000</text:p>
          </table:table-cell>
          <table:table-cell office:value-type="float" office:value="4615293000" calcext:value-type="float">
            <text:p>4615293000</text:p>
          </table:table-cell>
          <table:table-cell office:value-type="string" calcext:value-type="string">
            <text:p>1.295718797</text:p>
          </table:table-cell>
          <table:table-cell office:value-type="string" calcext:value-type="string">
            <text:p>41.676774682</text:p>
          </table:table-cell>
          <table:table-cell office:value-type="string" calcext:value-type="string">
            <text:p>gestioresidus@ccsegarra.cat</text:p>
          </table:table-cell>
          <table:table-cell office:value-type="string" calcext:value-type="string">
            <text:p>http://www.ccsegarra.cat/arees/gestio-de-residus/deixalleries-comarcals</text:p>
          </table:table-cell>
          <table:table-cell office:value-type="string" calcext:value-type="string">
            <text:p>07/19/2024 07:02:57 AM</text:p>
          </table:table-cell>
          <table:table-cell office:value-type="string" calcext:value-type="string">
            <text:p>Horari|De dilluns a divendres de 8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2957188 41.676773)</text:p>
          </table:table-cell>
        </table:table-row>
        <table:table-row table:style-name="ro1">
          <table:table-cell office:value-type="float" office:value="29758325" calcext:value-type="float">
            <text:p>29758325</text:p>
          </table:table-cell>
          <table:table-cell table:number-columns-repeated="2" office:value-type="string" calcext:value-type="string">
            <text:p>DEIXALLERIA MÒBIL DEL CONSELL COMARCAL DE LA SEGARRA (I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/>POL.IND. INDUSTRIAL S/N</text:p>
          </table:table-cell>
          <table:table-cell table:number-columns-repeated="7"/>
          <table:table-cell office:value-type="float" office:value="25200" calcext:value-type="float">
            <text:p>25200</text:p>
          </table:table-cell>
          <table:table-cell office:value-type="string" calcext:value-type="string">
            <text:p>Cervera</text:p>
          </table:table-cell>
          <table:table-cell office:value-type="float" office:value="250729" calcext:value-type="float">
            <text:p>250729</text:p>
          </table:table-cell>
          <table:table-cell office:value-type="string" calcext:value-type="string">
            <text:p>Segarra</text:p>
          </table:table-cell>
          <table:table-cell table:number-columns-repeated="3"/>
          <table:table-cell office:value-type="float" office:value="354566000" calcext:value-type="float">
            <text:p>354566000</text:p>
          </table:table-cell>
          <table:table-cell office:value-type="float" office:value="4614994000" calcext:value-type="float">
            <text:p>4614994000</text:p>
          </table:table-cell>
          <table:table-cell office:value-type="string" calcext:value-type="string">
            <text:p>1.252860881</text:p>
          </table:table-cell>
          <table:table-cell office:value-type="string" calcext:value-type="string">
            <text:p>41.673437990</text:p>
          </table:table-cell>
          <table:table-cell table:number-columns-repeated="2"/>
          <table:table-cell office:value-type="string" calcext:value-type="string">
            <text:p>07/19/2024 07:02:44 AM</text:p>
          </table:table-cell>
          <table:table-cell office:value-type="string" calcext:value-type="string">
            <text:p>Horari|Els dies de mercat de Cervera i Guissona de 9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2528609 41.67344)</text:p>
          </table:table-cell>
        </table:table-row>
        <table:table-row table:style-name="ro1">
          <table:table-cell office:value-type="float" office:value="574394" calcext:value-type="float">
            <text:p>574394</text:p>
          </table:table-cell>
          <table:table-cell table:number-columns-repeated="2" office:value-type="string" calcext:value-type="string">
            <text:p>Jutjat de Pau de Clariana de Cardener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90" calcext:value-type="float">
            <text:p>25290</text:p>
          </table:table-cell>
          <table:table-cell office:value-type="string" calcext:value-type="string">
            <text:p>Clariana de Cardener</text:p>
          </table:table-cell>
          <table:table-cell office:value-type="float" office:value="250753" calcext:value-type="float">
            <text:p>250753</text:p>
          </table:table-cell>
          <table:table-cell office:value-type="string" calcext:value-type="string">
            <text:p>Solsonès</text:p>
          </table:table-cell>
          <table:table-cell office:value-type="float" office:value="973482204" calcext:value-type="float">
            <text:p>973482204</text:p>
          </table:table-cell>
          <table:table-cell/>
          <table:table-cell office:value-type="string" calcext:value-type="string">
            <text:p>973482204(F)</text:p>
          </table:table-cell>
          <table:table-cell office:value-type="float" office:value="385992403" calcext:value-type="float">
            <text:p>385992403</text:p>
          </table:table-cell>
          <table:table-cell office:value-type="float" office:value="4643342665" calcext:value-type="float">
            <text:p>4643342665</text:p>
          </table:table-cell>
          <table:table-cell office:value-type="string" calcext:value-type="string">
            <text:p>1.624828000</text:p>
          </table:table-cell>
          <table:table-cell office:value-type="string" calcext:value-type="string">
            <text:p>41.933819000</text:p>
          </table:table-cell>
          <table:table-cell table:number-columns-repeated="2"/>
          <table:table-cell office:value-type="string" calcext:value-type="string">
            <text:p>07/18/2024 07:02:40 AM</text:p>
          </table:table-cell>
          <table:table-cell/>
          <table:table-cell office:value-type="string" calcext:value-type="string">
            <text:p>POINT (1.624828 41.93382)</text:p>
          </table:table-cell>
        </table:table-row>
        <table:table-row table:style-name="ro1">
          <table:table-cell office:value-type="float" office:value="24605176" calcext:value-type="float">
            <text:p>24605176</text:p>
          </table:table-cell>
          <table:table-cell table:number-columns-repeated="2" office:value-type="string" calcext:value-type="string">
            <text:p>PISTA POLIESPORTIVA MUNICIPAL</text:p>
          </table:table-cell>
          <table:table-cell office:value-type="string" calcext:value-type="string">
            <text:p>Esports. Lleure|Instal·lacions esportives|Pista|</text:p>
          </table:table-cell>
          <table:table-cell/>
          <table:table-cell office:value-type="string" calcext:value-type="string">
            <text:p><text:s/>Zona Esportiva Municipal, Collsuspina</text:p>
          </table:table-cell>
          <table:table-cell table:number-columns-repeated="7"/>
          <table:table-cell office:value-type="float" office:value="8178" calcext:value-type="float">
            <text:p>8178</text:p>
          </table:table-cell>
          <table:table-cell office:value-type="string" calcext:value-type="string">
            <text:p>Collsuspina</text:p>
          </table:table-cell>
          <table:table-cell office:value-type="float" office:value="80706" calcext:value-type="float">
            <text:p>80706</text:p>
          </table:table-cell>
          <table:table-cell office:value-type="string" calcext:value-type="string">
            <text:p>Moianès</text:p>
          </table:table-cell>
          <table:table-cell table:number-columns-repeated="3"/>
          <table:table-cell office:value-type="float" office:value="431660000" calcext:value-type="float">
            <text:p>431660000</text:p>
          </table:table-cell>
          <table:table-cell office:value-type="float" office:value="4630865000" calcext:value-type="float">
            <text:p>4630865000</text:p>
          </table:table-cell>
          <table:table-cell office:value-type="string" calcext:value-type="string">
            <text:p>2.177045350</text:p>
          </table:table-cell>
          <table:table-cell office:value-type="string" calcext:value-type="string">
            <text:p>41.826722269</text:p>
          </table:table-cell>
          <table:table-cell table:number-columns-repeated="2"/>
          <table:table-cell office:value-type="string" calcext:value-type="string">
            <text:p>07/19/2024 07:33:26 AM</text:p>
          </table:table-cell>
          <table:table-cell office:value-type="string" calcext:value-type="string">
            <text:p>Enlla�|&lt;a href=" http://equipaments.esport.gencat.cat/ceeree/equipaments/18594" target="_blank"&gt;Cens d�equipaments esportius de Catalunya&lt;/a&gt;|Espais|1 Pistes poliesportives a l'aire lliure</text:p>
          </table:table-cell>
          <table:table-cell office:value-type="string" calcext:value-type="string">
            <text:p>POINT (2.1770453 41.82672)</text:p>
          </table:table-cell>
        </table:table-row>
        <table:table-row table:style-name="ro1">
          <table:table-cell office:value-type="float" office:value="24593536" calcext:value-type="float">
            <text:p>24593536</text:p>
          </table:table-cell>
          <table:table-cell table:number-columns-repeated="2" office:value-type="string" calcext:value-type="string">
            <text:p>PISCINES MUNICIPALS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Esportiva Municipal, Collsuspina</text:p>
          </table:table-cell>
          <table:table-cell table:number-columns-repeated="7"/>
          <table:table-cell office:value-type="float" office:value="8519" calcext:value-type="float">
            <text:p>8519</text:p>
          </table:table-cell>
          <table:table-cell office:value-type="string" calcext:value-type="string">
            <text:p>Collsuspina</text:p>
          </table:table-cell>
          <table:table-cell office:value-type="float" office:value="80706" calcext:value-type="float">
            <text:p>80706</text:p>
          </table:table-cell>
          <table:table-cell office:value-type="string" calcext:value-type="string">
            <text:p>Moianès</text:p>
          </table:table-cell>
          <table:table-cell table:number-columns-repeated="3"/>
          <table:table-cell office:value-type="float" office:value="431643000" calcext:value-type="float">
            <text:p>431643000</text:p>
          </table:table-cell>
          <table:table-cell office:value-type="float" office:value="4630887000" calcext:value-type="float">
            <text:p>4630887000</text:p>
          </table:table-cell>
          <table:table-cell office:value-type="string" calcext:value-type="string">
            <text:p>2.176838117</text:p>
          </table:table-cell>
          <table:table-cell office:value-type="string" calcext:value-type="string">
            <text:p>41.826918934</text:p>
          </table:table-cell>
          <table:table-cell table:number-columns-repeated="2"/>
          <table:table-cell office:value-type="string" calcext:value-type="string">
            <text:p>07/19/2024 07:33:26 AM</text:p>
          </table:table-cell>
          <table:table-cell office:value-type="string" calcext:value-type="string">
            <text:p>Enlla�|&lt;a href=" http://equipaments.esport.gencat.cat/ceeree/equipaments/18593" target="_blank"&gt;Cens d�equipaments esportius de Catalunya&lt;/a&gt;|Espais|2 Piscina a l'aire lliure</text:p>
          </table:table-cell>
          <table:table-cell office:value-type="string" calcext:value-type="string">
            <text:p>POINT (2.1768382 41.82692)</text:p>
          </table:table-cell>
        </table:table-row>
        <table:table-row table:style-name="ro1">
          <table:table-cell office:value-type="float" office:value="24608458" calcext:value-type="float">
            <text:p>24608458</text:p>
          </table:table-cell>
          <table:table-cell table:number-columns-repeated="2" office:value-type="string" calcext:value-type="string">
            <text:p>ZONA ESPORTIVA MUNICIPAL</text:p>
          </table:table-cell>
          <table:table-cell office:value-type="string" calcext:value-type="string">
            <text:p>Esports. Lleure|Instal·lacions esportives|Pista|Esports. Lleure|Instal·lacions esportives|Piscina a l'aire lliure|</text:p>
          </table:table-cell>
          <table:table-cell/>
          <table:table-cell office:value-type="string" calcext:value-type="string">
            <text:p><text:s/>Zona Esportiva Municipal, s/n, Conesa</text:p>
          </table:table-cell>
          <table:table-cell table:number-columns-repeated="7"/>
          <table:table-cell office:value-type="float" office:value="43427" calcext:value-type="float">
            <text:p>43427</text:p>
          </table:table-cell>
          <table:table-cell office:value-type="string" calcext:value-type="string">
            <text:p>Conesa</text:p>
          </table:table-cell>
          <table:table-cell office:value-type="float" office:value="430461" calcext:value-type="float">
            <text:p>430461</text:p>
          </table:table-cell>
          <table:table-cell office:value-type="string" calcext:value-type="string">
            <text:p>Conca de Barberà</text:p>
          </table:table-cell>
          <table:table-cell table:number-columns-repeated="3"/>
          <table:table-cell office:value-type="float" office:value="357424000" calcext:value-type="float">
            <text:p>357424000</text:p>
          </table:table-cell>
          <table:table-cell office:value-type="float" office:value="4597409000" calcext:value-type="float">
            <text:p>4597409000</text:p>
          </table:table-cell>
          <table:table-cell office:value-type="string" calcext:value-type="string">
            <text:p>1.291361624</text:p>
          </table:table-cell>
          <table:table-cell office:value-type="string" calcext:value-type="string">
            <text:p>41.515631990</text:p>
          </table:table-cell>
          <table:table-cell table:number-columns-repeated="2"/>
          <table:table-cell office:value-type="string" calcext:value-type="string">
            <text:p>07/19/2024 07:31:56 AM</text:p>
          </table:table-cell>
          <table:table-cell office:value-type="string" calcext:value-type="string">
            <text:p>Enlla�|&lt;a href=" http://equipaments.esport.gencat.cat/ceeree/equipaments/26419" target="_blank"&gt;Cens d�equipaments esportius de Catalunya&lt;/a&gt;|Espais|2 Piscina a l'aire lliure&lt;br/&gt;1 Pistes poliesportives a l'aire lliure</text:p>
          </table:table-cell>
          <table:table-cell office:value-type="string" calcext:value-type="string">
            <text:p>POINT (1.2913616 41.515633)</text:p>
          </table:table-cell>
        </table:table-row>
        <table:table-row table:style-name="ro1">
          <table:table-cell office:value-type="float" office:value="24608624" calcext:value-type="float">
            <text:p>24608624</text:p>
          </table:table-cell>
          <table:table-cell table:number-columns-repeated="2"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 Municipal, s/n, Conesa</text:p>
          </table:table-cell>
          <table:table-cell table:number-columns-repeated="7"/>
          <table:table-cell office:value-type="float" office:value="43427" calcext:value-type="float">
            <text:p>43427</text:p>
          </table:table-cell>
          <table:table-cell office:value-type="string" calcext:value-type="string">
            <text:p>Conesa</text:p>
          </table:table-cell>
          <table:table-cell office:value-type="float" office:value="430461" calcext:value-type="float">
            <text:p>430461</text:p>
          </table:table-cell>
          <table:table-cell office:value-type="string" calcext:value-type="string">
            <text:p>Conca de Barberà</text:p>
          </table:table-cell>
          <table:table-cell table:number-columns-repeated="3"/>
          <table:table-cell office:value-type="float" office:value="357414000" calcext:value-type="float">
            <text:p>357414000</text:p>
          </table:table-cell>
          <table:table-cell office:value-type="float" office:value="4597399000" calcext:value-type="float">
            <text:p>4597399000</text:p>
          </table:table-cell>
          <table:table-cell office:value-type="string" calcext:value-type="string">
            <text:p>1.291244204</text:p>
          </table:table-cell>
          <table:table-cell office:value-type="string" calcext:value-type="string">
            <text:p>41.515540175</text:p>
          </table:table-cell>
          <table:table-cell table:number-columns-repeated="2"/>
          <table:table-cell office:value-type="string" calcext:value-type="string">
            <text:p>07/19/2024 07:31:55 AM</text:p>
          </table:table-cell>
          <table:table-cell office:value-type="string" calcext:value-type="string">
            <text:p>Enlla�|&lt;a href=" http://equipaments.esport.gencat.cat/ceeree/equipaments/26524" target="_blank"&gt;Cens d�equipaments esportius de Catalunya&lt;/a&gt;|Espais|1 Camps poliespotius i especialitzats</text:p>
          </table:table-cell>
          <table:table-cell office:value-type="string" calcext:value-type="string">
            <text:p>POINT (1.2912441 41.51554)</text:p>
          </table:table-cell>
        </table:table-row>
        <table:table-row table:style-name="ro1">
          <table:table-cell office:value-type="float" office:value="14363" calcext:value-type="float">
            <text:p>14363</text:p>
          </table:table-cell>
          <table:table-cell table:number-columns-repeated="2" office:value-type="string" calcext:value-type="string">
            <text:p>DEIXALLERIA MÒBIL DE L'AJUNTAMENT DE CORBERA DE LLOBREGAT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757" calcext:value-type="float">
            <text:p>8757</text:p>
          </table:table-cell>
          <table:table-cell office:value-type="string" calcext:value-type="string">
            <text:p>Corbera de Llobregat</text:p>
          </table:table-cell>
          <table:table-cell office:value-type="float" office:value="80728" calcext:value-type="float">
            <text:p>80728</text:p>
          </table:table-cell>
          <table:table-cell office:value-type="string" calcext:value-type="string">
            <text:p>Baix Llobregat</text:p>
          </table:table-cell>
          <table:table-cell office:value-type="float" office:value="900226226" calcext:value-type="float">
            <text:p>9002262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3044310" calcext:value-type="float">
            <text:p>3044310</text:p>
          </table:table-cell>
          <table:table-cell office:value-type="string" calcext:value-type="string">
            <text:p>IRTA-TA</text:p>
          </table:table-cell>
          <table:table-cell office:value-type="string" calcext:value-type="string">
            <text:p>Centre de Tecnologia dels Aliments i Avaluació del Porcí</text:p>
          </table:table-cell>
          <table:table-cell office:value-type="string" calcext:value-type="string">
            <text:p>Recerca|Centres de recerca|Centres IRTA|</text:p>
          </table:table-cell>
          <table:table-cell/>
          <table:table-cell office:value-type="string" calcext:value-type="string">
            <text:p><text:s text:c="2"/>Finca Camps i Armet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121" calcext:value-type="float">
            <text:p>17121</text:p>
          </table:table-cell>
          <table:table-cell office:value-type="string" calcext:value-type="string">
            <text:p>Cruïlles, Monells i Sant Sadurní de l'Heura</text:p>
          </table:table-cell>
          <table:table-cell office:value-type="float" office:value="179011" calcext:value-type="float">
            <text:p>179011</text:p>
          </table:table-cell>
          <table:table-cell office:value-type="string" calcext:value-type="string">
            <text:p>Baix Empordà</text:p>
          </table:table-cell>
          <table:table-cell office:value-type="string" calcext:value-type="string">
            <text:p>972 630236</text:p>
          </table:table-cell>
          <table:table-cell table:number-columns-repeated="2"/>
          <table:table-cell office:value-type="float" office:value="499834837" calcext:value-type="float">
            <text:p>499834837</text:p>
          </table:table-cell>
          <table:table-cell office:value-type="float" office:value="4647450748" calcext:value-type="float">
            <text:p>4647450748</text:p>
          </table:table-cell>
          <table:table-cell office:value-type="string" calcext:value-type="string">
            <text:p>2.998006355</text:p>
          </table:table-cell>
          <table:table-cell office:value-type="string" calcext:value-type="string">
            <text:p>41.979055149</text:p>
          </table:table-cell>
          <table:table-cell/>
          <table:table-cell office:value-type="string" calcext:value-type="string">
            <text:p>http://www.irta.cat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2.9980063 41.979053)</text:p>
          </table:table-cell>
        </table:table-row>
        <table:table-row table:style-name="ro1">
          <table:table-cell office:value-type="float" office:value="2579861" calcext:value-type="float">
            <text:p>2579861</text:p>
          </table:table-cell>
          <table:table-cell table:number-columns-repeated="2" office:value-type="string" calcext:value-type="string">
            <text:p>Escola agrària de l'Empordà</text:p>
          </table:table-cell>
          <table:table-cell office:value-type="string" calcext:value-type="string">
            <text:p>Educació. Formació|Cicles formatius professionals de grau superior (CFPS)||</text:p>
          </table:table-cell>
          <table:table-cell/>
          <table:table-cell office:value-type="string" calcext:value-type="string">
            <text:p><text:s/>Finca Camps i Armet</text:p>
          </table:table-cell>
          <table:table-cell table:number-columns-repeated="7"/>
          <table:table-cell office:value-type="float" office:value="17116" calcext:value-type="float">
            <text:p>17116</text:p>
          </table:table-cell>
          <table:table-cell office:value-type="string" calcext:value-type="string">
            <text:p>Cruïlles, Monells i Sant Sadurní de l'Heura</text:p>
          </table:table-cell>
          <table:table-cell office:value-type="float" office:value="179011" calcext:value-type="float">
            <text:p>179011</text:p>
          </table:table-cell>
          <table:table-cell office:value-type="string" calcext:value-type="string">
            <text:p>Baix Empordà</text:p>
          </table:table-cell>
          <table:table-cell office:value-type="float" office:value="972630123" calcext:value-type="float">
            <text:p>972630123</text:p>
          </table:table-cell>
          <table:table-cell/>
          <table:table-cell office:value-type="float" office:value="972630123" calcext:value-type="float">
            <text:p>972630123</text:p>
          </table:table-cell>
          <table:table-cell office:value-type="float" office:value="499826000" calcext:value-type="float">
            <text:p>499826000</text:p>
          </table:table-cell>
          <table:table-cell office:value-type="float" office:value="4647168000" calcext:value-type="float">
            <text:p>4647168000</text:p>
          </table:table-cell>
          <table:table-cell office:value-type="string" calcext:value-type="string">
            <text:p>2.997895000</text:p>
          </table:table-cell>
          <table:table-cell office:value-type="string" calcext:value-type="string">
            <text:p>41.976512000</text:p>
          </table:table-cell>
          <table:table-cell office:value-type="string" calcext:value-type="string">
            <text:p>b7001231@xtec.cat</text:p>
          </table:table-cell>
          <table:table-cell/>
          <table:table-cell table:style-name="ce1" office:value-type="string" calcext:value-type="string">
            <text:p>06/12/2024 07:32:30 AM</text:p>
          </table:table-cell>
          <table:table-cell office:value-type="string" calcext:value-type="string">
            <text:p>Codi Territorial|Girona|Naturalesa|Públic|Titularitat|Altres Departaments</text:p>
          </table:table-cell>
          <table:table-cell office:value-type="string" calcext:value-type="string">
            <text:p>POINT (2.997895 41.976513)</text:p>
          </table:table-cell>
        </table:table-row>
        <table:table-row table:style-name="ro1">
          <table:table-cell office:value-type="float" office:value="29758320" calcext:value-type="float">
            <text:p>29758320</text:p>
          </table:table-cell>
          <table:table-cell table:number-columns-repeated="2" office:value-type="string" calcext:value-type="string">
            <text:p>DEIXALLERIA DE DARNIU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/>POL.IND. POLIGON 5 PARCEL·LA 21 </text:p>
          </table:table-cell>
          <table:table-cell table:number-columns-repeated="7"/>
          <table:table-cell office:value-type="float" office:value="17722" calcext:value-type="float">
            <text:p>17722</text:p>
          </table:table-cell>
          <table:table-cell office:value-type="string" calcext:value-type="string">
            <text:p>Darnius</text:p>
          </table:table-cell>
          <table:table-cell office:value-type="float" office:value="170600" calcext:value-type="float">
            <text:p>170600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 535 015</text:p>
          </table:table-cell>
          <table:table-cell table:number-columns-repeated="2"/>
          <table:table-cell office:value-type="float" office:value="486697000" calcext:value-type="float">
            <text:p>486697000</text:p>
          </table:table-cell>
          <table:table-cell office:value-type="float" office:value="4690109000" calcext:value-type="float">
            <text:p>4690109000</text:p>
          </table:table-cell>
          <table:table-cell office:value-type="string" calcext:value-type="string">
            <text:p>2.838448184</text:p>
          </table:table-cell>
          <table:table-cell office:value-type="string" calcext:value-type="string">
            <text:p>42.363138553</text:p>
          </table:table-cell>
          <table:table-cell table:number-columns-repeated="2"/>
          <table:table-cell office:value-type="string" calcext:value-type="string">
            <text:p>07/19/2024 07:02:49 AM</text:p>
          </table:table-cell>
          <table:table-cell office:value-type="string" calcext:value-type="string">
            <text:p>Horari|Divendres de 17h a 19h.Dissabtes de 9h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8384483 42.36314)</text:p>
          </table:table-cell>
        </table:table-row>
        <table:table-row table:style-name="ro1">
          <table:table-cell office:value-type="float" office:value="55408" calcext:value-type="float">
            <text:p>55408</text:p>
          </table:table-cell>
          <table:table-cell table:number-columns-repeated="2" office:value-type="string" calcext:value-type="string">
            <text:p>Aeròdrom de la Cerdanya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Aeròdrom de la Cerdanya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538" calcext:value-type="float">
            <text:p>17538</text:p>
          </table:table-cell>
          <table:table-cell office:value-type="string" calcext:value-type="string">
            <text:p>Das</text:p>
          </table:table-cell>
          <table:table-cell office:value-type="float" office:value="170617" calcext:value-type="float">
            <text:p>170617</text:p>
          </table:table-cell>
          <table:table-cell office:value-type="string" calcext:value-type="string">
            <text:p>Cerdanya</text:p>
          </table:table-cell>
          <table:table-cell office:value-type="string" calcext:value-type="string">
            <text:p>661 232 703</text:p>
          </table:table-cell>
          <table:table-cell table:number-columns-repeated="2"/>
          <table:table-cell office:value-type="float" office:value="406407390" calcext:value-type="float">
            <text:p>406407390</text:p>
          </table:table-cell>
          <table:table-cell office:value-type="float" office:value="4693288630" calcext:value-type="float">
            <text:p>4693288630</text:p>
          </table:table-cell>
          <table:table-cell office:value-type="string" calcext:value-type="string">
            <text:p>1.863000000</text:p>
          </table:table-cell>
          <table:table-cell office:value-type="string" calcext:value-type="string">
            <text:p>42.386250000</text:p>
          </table:table-cell>
          <table:table-cell table:number-columns-repeated="2"/>
          <table:table-cell office:value-type="string" calcext:value-type="string">
            <text:p>07/17/2024 06:00:53 AM</text:p>
          </table:table-cell>
          <table:table-cell office:value-type="string" calcext:value-type="string">
            <text:p>Adreça Titular|Plaça del Rec, 5, 17520 Puigcerdà|Titular|CONSORCI GENERALITAT I CONSELL COMARCAL |Utilització actual|Esportiva|Adreça Explotador|Adreça Explotador|Aeroport Alternatiu|Alt Urgell i Girona|Elevació|1,092 m|Entitat Gestora|Gestió aeroportuària Ceretana, SL <text:s/>(cvvcerdanya@gmail.com)|Operador Principal|Aeroclub Barcelona-Sabadell|Superfície sistema aeroportuari|66,79 Ha|Tipus|Aeròdrom</text:p>
          </table:table-cell>
          <table:table-cell office:value-type="string" calcext:value-type="string">
            <text:p>POINT (1.863 42.38625)</text:p>
          </table:table-cell>
        </table:table-row>
        <table:table-row table:style-name="ro1">
          <table:table-cell office:value-type="float" office:value="14378" calcext:value-type="float">
            <text:p>14378</text:p>
          </table:table-cell>
          <table:table-cell table:number-columns-repeated="2" office:value-type="string" calcext:value-type="string">
            <text:p>DEIXALLERIA DE DELTEBRE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PARC.11</text:p>
          </table:table-cell>
          <table:table-cell table:number-columns-repeated="7"/>
          <table:table-cell office:value-type="float" office:value="43580" calcext:value-type="float">
            <text:p>43580</text:p>
          </table:table-cell>
          <table:table-cell office:value-type="string" calcext:value-type="string">
            <text:p>Deltebre</text:p>
          </table:table-cell>
          <table:table-cell office:value-type="float" office:value="439018" calcext:value-type="float">
            <text:p>439018</text:p>
          </table:table-cell>
          <table:table-cell office:value-type="string" calcext:value-type="string">
            <text:p>Baix Ebre</text:p>
          </table:table-cell>
          <table:table-cell office:value-type="float" office:value="977489309" calcext:value-type="float">
            <text:p>977489309</text:p>
          </table:table-cell>
          <table:table-cell table:number-columns-repeated="2"/>
          <table:table-cell office:value-type="float" office:value="307420000" calcext:value-type="float">
            <text:p>307420000</text:p>
          </table:table-cell>
          <table:table-cell office:value-type="float" office:value="4510918000" calcext:value-type="float">
            <text:p>4510918000</text:p>
          </table:table-cell>
          <table:table-cell office:value-type="string" calcext:value-type="string">
            <text:p>0.719633626</text:p>
          </table:table-cell>
          <table:table-cell office:value-type="string" calcext:value-type="string">
            <text:p>40.726681842</text:p>
          </table:table-cell>
          <table:table-cell office:value-type="string" calcext:value-type="string">
            <text:p>jcurto@deltebre.cat</text:p>
          </table:table-cell>
          <table:table-cell office:value-type="string" calcext:value-type="string">
            <text:p>http://www.code.cat/sections/gestio-de-residus/instal-lacio.aspx?id=22</text:p>
          </table:table-cell>
          <table:table-cell office:value-type="string" calcext:value-type="string">
            <text:p>07/19/2024 07:02:55 AM</text:p>
          </table:table-cell>
          <table:table-cell office:value-type="string" calcext:value-type="string">
            <text:p>Horari|De dimarts a dissabte de 9:00h a 13:00h i de 16:00h a 20:00h.Dissabtes de 9:00h a 13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71963364 40.72668)</text:p>
          </table:table-cell>
        </table:table-row>
        <table:table-row table:style-name="ro1">
          <table:table-cell office:value-type="float" office:value="55465" calcext:value-type="float">
            <text:p>55465</text:p>
          </table:table-cell>
          <table:table-cell table:number-columns-repeated="2" office:value-type="string" calcext:value-type="string">
            <text:p>Port de Deltebre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580" calcext:value-type="float">
            <text:p>43580</text:p>
          </table:table-cell>
          <table:table-cell office:value-type="string" calcext:value-type="string">
            <text:p>Deltebre</text:p>
          </table:table-cell>
          <table:table-cell office:value-type="float" office:value="439018" calcext:value-type="float">
            <text:p>439018</text:p>
          </table:table-cell>
          <table:table-cell office:value-type="string" calcext:value-type="string">
            <text:p>Baix Ebre</text:p>
          </table:table-cell>
          <table:table-cell table:number-columns-repeated="3"/>
          <table:table-cell office:value-type="float" office:value="309184000" calcext:value-type="float">
            <text:p>309184000</text:p>
          </table:table-cell>
          <table:table-cell office:value-type="float" office:value="4515536000" calcext:value-type="float">
            <text:p>4515536000</text:p>
          </table:table-cell>
          <table:table-cell office:value-type="string" calcext:value-type="string">
            <text:p>0.738037358</text:p>
          </table:table-cell>
          <table:table-cell office:value-type="string" calcext:value-type="string">
            <text:p>40.766807842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0.73803735 40.766808)</text:p>
          </table:table-cell>
        </table:table-row>
        <table:table-row table:style-name="ro1">
          <table:table-cell office:value-type="float" office:value="55466" calcext:value-type="float">
            <text:p>55466</text:p>
          </table:table-cell>
          <table:table-cell table:number-columns-repeated="2" office:value-type="string" calcext:value-type="string">
            <text:p>l'Escal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130" calcext:value-type="float">
            <text:p>17130</text:p>
          </table:table-cell>
          <table:table-cell office:value-type="string" calcext:value-type="string">
            <text:p>Escala, l'</text:p>
          </table:table-cell>
          <table:table-cell office:value-type="float" office:value="170622" calcext:value-type="float">
            <text:p>170622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office:value-type="float" office:value="512191000" calcext:value-type="float">
            <text:p>512191000</text:p>
          </table:table-cell>
          <table:table-cell office:value-type="float" office:value="4663166000" calcext:value-type="float">
            <text:p>4663166000</text:p>
          </table:table-cell>
          <table:table-cell office:value-type="string" calcext:value-type="string">
            <text:p>3.146347702</text:p>
          </table:table-cell>
          <table:table-cell office:value-type="string" calcext:value-type="string">
            <text:p>42.118657759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3.1463478 42.118656)</text:p>
          </table:table-cell>
        </table:table-row>
        <table:table-row table:style-name="ro1">
          <table:table-cell office:value-type="float" office:value="1282622" calcext:value-type="float">
            <text:p>1282622</text:p>
          </table:table-cell>
          <table:table-cell table:number-columns-repeated="2" office:value-type="string" calcext:value-type="string">
            <text:p>A0251992 <text:s/>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ort, 49, 1r</text:p>
          </table:table-cell>
          <table:table-cell table:number-columns-repeated="7"/>
          <table:table-cell office:value-type="float" office:value="17130" calcext:value-type="float">
            <text:p>17130</text:p>
          </table:table-cell>
          <table:table-cell office:value-type="string" calcext:value-type="string">
            <text:p>Escala, l'</text:p>
          </table:table-cell>
          <table:table-cell office:value-type="float" office:value="170622" calcext:value-type="float">
            <text:p>170622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office:value-type="float" office:value="511088253" calcext:value-type="float">
            <text:p>511088253</text:p>
          </table:table-cell>
          <table:table-cell office:value-type="float" office:value="4663623541" calcext:value-type="float">
            <text:p>4663623541</text:p>
          </table:table-cell>
          <table:table-cell office:value-type="string" calcext:value-type="string">
            <text:p>3.134149700</text:p>
          </table:table-cell>
          <table:table-cell office:value-type="string" calcext:value-type="string">
            <text:p>42.124638400</text:p>
          </table:table-cell>
          <table:table-cell table:number-columns-repeated="2"/>
          <table:table-cell office:value-type="string" calcext:value-type="string">
            <text:p>07/18/2024 07:02:32 AM</text:p>
          </table:table-cell>
          <table:table-cell/>
          <table:table-cell office:value-type="string" calcext:value-type="string">
            <text:p>POINT (3.1341498 42.124638)</text:p>
          </table:table-cell>
        </table:table-row>
        <table:table-row table:style-name="ro1">
          <table:table-cell office:value-type="float" office:value="573189" calcext:value-type="float">
            <text:p>573189</text:p>
          </table:table-cell>
          <table:table-cell table:number-columns-repeated="2" office:value-type="string" calcext:value-type="string">
            <text:p>Jutjat de Pau d'Escal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ort, 49, 1r</text:p>
          </table:table-cell>
          <table:table-cell table:number-columns-repeated="7"/>
          <table:table-cell office:value-type="float" office:value="17130" calcext:value-type="float">
            <text:p>17130</text:p>
          </table:table-cell>
          <table:table-cell office:value-type="string" calcext:value-type="string">
            <text:p>Escala, l'</text:p>
          </table:table-cell>
          <table:table-cell office:value-type="float" office:value="170622" calcext:value-type="float">
            <text:p>170622</text:p>
          </table:table-cell>
          <table:table-cell office:value-type="string" calcext:value-type="string">
            <text:p>Alt Empordà</text:p>
          </table:table-cell>
          <table:table-cell office:value-type="float" office:value="972770150" calcext:value-type="float">
            <text:p>972770150</text:p>
          </table:table-cell>
          <table:table-cell table:number-columns-repeated="2"/>
          <table:table-cell office:value-type="float" office:value="511088253" calcext:value-type="float">
            <text:p>511088253</text:p>
          </table:table-cell>
          <table:table-cell office:value-type="float" office:value="4663623541" calcext:value-type="float">
            <text:p>4663623541</text:p>
          </table:table-cell>
          <table:table-cell office:value-type="string" calcext:value-type="string">
            <text:p>3.134149700</text:p>
          </table:table-cell>
          <table:table-cell office:value-type="string" calcext:value-type="string">
            <text:p>42.124638400</text:p>
          </table:table-cell>
          <table:table-cell table:number-columns-repeated="2"/>
          <table:table-cell office:value-type="string" calcext:value-type="string">
            <text:p>07/18/2024 07:02:45 AM</text:p>
          </table:table-cell>
          <table:table-cell/>
          <table:table-cell office:value-type="string" calcext:value-type="string">
            <text:p>POINT (3.1341498 42.124638)</text:p>
          </table:table-cell>
        </table:table-row>
        <table:table-row table:style-name="ro1">
          <table:table-cell office:value-type="float" office:value="53519" calcext:value-type="float">
            <text:p>53519</text:p>
          </table:table-cell>
          <table:table-cell table:number-columns-repeated="2" office:value-type="string" calcext:value-type="string">
            <text:p>DEIXALLERIA MÒBIL DE L'AJUNTAMENT D'ESPARREGUER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292" calcext:value-type="float">
            <text:p>8292</text:p>
          </table:table-cell>
          <table:table-cell office:value-type="string" calcext:value-type="string">
            <text:p>Esparreguera</text:p>
          </table:table-cell>
          <table:table-cell office:value-type="float" office:value="80765" calcext:value-type="float">
            <text:p>80765</text:p>
          </table:table-cell>
          <table:table-cell office:value-type="string" calcext:value-type="string">
            <text:p>Baix Llobrega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Horari|Dilluns a dissabte, de 10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573190" calcext:value-type="float">
            <text:p>573190</text:p>
          </table:table-cell>
          <table:table-cell table:number-columns-repeated="2" office:value-type="string" calcext:value-type="string">
            <text:p>Jutjat de Pau d'Espinelve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17405" calcext:value-type="float">
            <text:p>17405</text:p>
          </table:table-cell>
          <table:table-cell office:value-type="string" calcext:value-type="string">
            <text:p>Espinelves</text:p>
          </table:table-cell>
          <table:table-cell office:value-type="float" office:value="170638" calcext:value-type="float">
            <text:p>170638</text:p>
          </table:table-cell>
          <table:table-cell office:value-type="string" calcext:value-type="string">
            <text:p>Osona</text:p>
          </table:table-cell>
          <table:table-cell office:value-type="float" office:value="938809004" calcext:value-type="float">
            <text:p>938809004</text:p>
          </table:table-cell>
          <table:table-cell/>
          <table:table-cell office:value-type="string" calcext:value-type="string">
            <text:p>93 8809004</text:p>
          </table:table-cell>
          <table:table-cell office:value-type="float" office:value="470178900" calcext:value-type="float">
            <text:p>470178900</text:p>
          </table:table-cell>
          <table:table-cell office:value-type="float" office:value="4645061390" calcext:value-type="float">
            <text:p>4645061390</text:p>
          </table:table-cell>
          <table:table-cell office:value-type="string" calcext:value-type="string">
            <text:p>2.640161000</text:p>
          </table:table-cell>
          <table:table-cell office:value-type="string" calcext:value-type="string">
            <text:p>41.956971000</text:p>
          </table:table-cell>
          <table:table-cell table:number-columns-repeated="2"/>
          <table:table-cell office:value-type="string" calcext:value-type="string">
            <text:p>07/18/2024 07:02:44 AM</text:p>
          </table:table-cell>
          <table:table-cell/>
          <table:table-cell office:value-type="string" calcext:value-type="string">
            <text:p>POINT (2.640161 41.95697)</text:p>
          </table:table-cell>
        </table:table-row>
        <table:table-row table:style-name="ro1">
          <table:table-cell office:value-type="float" office:value="53194" calcext:value-type="float">
            <text:p>53194</text:p>
          </table:table-cell>
          <table:table-cell table:number-columns-repeated="2" office:value-type="string" calcext:value-type="string">
            <text:p>Espluga de Francolí - Punt d'Informació Juvenil Francolí</text:p>
          </table:table-cell>
          <table:table-cell office:value-type="string" calcext:value-type="string">
            <text:p>Societat. Ciutadania. Famílies|Serveis d'Informació Juvenil|Punt d'Informació Juvenil amb Assessoria/es|</text:p>
          </table:table-cell>
          <table:table-cell/>
          <table:table-cell office:value-type="string" calcext:value-type="string">
            <text:p><text:s/>Casal de l'Espluga (Plaça Montserrat Canals S/N), 43440</text:p>
          </table:table-cell>
          <table:table-cell table:number-columns-repeated="7"/>
          <table:table-cell office:value-type="float" office:value="43440" calcext:value-type="float">
            <text:p>43440</text:p>
          </table:table-cell>
          <table:table-cell office:value-type="string" calcext:value-type="string">
            <text:p>Espluga de Francolí, l'</text:p>
          </table:table-cell>
          <table:table-cell office:value-type="float" office:value="430542" calcext:value-type="float">
            <text:p>430542</text:p>
          </table:table-cell>
          <table:table-cell office:value-type="string" calcext:value-type="string">
            <text:p>Conca de Barberà</text:p>
          </table:table-cell>
          <table:table-cell office:value-type="float" office:value="606303917" calcext:value-type="float">
            <text:p>606303917</text:p>
          </table:table-cell>
          <table:table-cell table:number-columns-repeated="2"/>
          <table:table-cell office:value-type="float" office:value="340954512" calcext:value-type="float">
            <text:p>340954512</text:p>
          </table:table-cell>
          <table:table-cell office:value-type="float" office:value="4584284194" calcext:value-type="float">
            <text:p>4584284194</text:p>
          </table:table-cell>
          <table:table-cell office:value-type="string" calcext:value-type="string">
            <text:p>1.097546600</text:p>
          </table:table-cell>
          <table:table-cell office:value-type="string" calcext:value-type="string">
            <text:p>41.394374400</text:p>
          </table:table-cell>
          <table:table-cell office:value-type="string" calcext:value-type="string">
            <text:p>ebove@concadebarbera.cat</text:p>
          </table:table-cell>
          <table:table-cell/>
          <table:table-cell table:style-name="ce1" office:value-type="string" calcext:value-type="string">
            <text:p>07/10/2024 07:10:28 AM</text:p>
          </table:table-cell>
          <table:table-cell/>
          <table:table-cell office:value-type="string" calcext:value-type="string">
            <text:p>POINT (1.0975466 41.394375)</text:p>
          </table:table-cell>
        </table:table-row>
        <table:table-row table:style-name="ro1">
          <table:table-cell office:value-type="float" office:value="1841195" calcext:value-type="float">
            <text:p>1841195</text:p>
          </table:table-cell>
          <table:table-cell table:number-columns-repeated="2" office:value-type="string" calcext:value-type="string">
            <text:p>Oficina Municipal d'Informació al Consumidor d'Esplugues de Llobregat</text:p>
          </table:table-cell>
          <table:table-cell office:value-type="string" calcext:value-type="string">
            <text:p>Comerç. Consum|Servei públic de Consum|Municipal|</text:p>
          </table:table-cell>
          <table:table-cell/>
          <table:table-cell office:value-type="string" calcext:value-type="string">
            <text:p><text:s text:c="2"/>Ed. Mpal. Puig Coca (Petit Parc de l'Amistat) s/n</text:p>
          </table:table-cell>
          <table:table-cell table:number-columns-repeated="7"/>
          <table:table-cell office:value-type="float" office:value="8950" calcext:value-type="float">
            <text:p>8950</text:p>
          </table:table-cell>
          <table:table-cell office:value-type="string" calcext:value-type="string">
            <text:p>Esplugues de Llobregat</text:p>
          </table:table-cell>
          <table:table-cell office:value-type="float" office:value="80771" calcext:value-type="float">
            <text:p>80771</text:p>
          </table:table-cell>
          <table:table-cell office:value-type="string" calcext:value-type="string">
            <text:p>Baix Llobregat</text:p>
          </table:table-cell>
          <table:table-cell table:number-columns-repeated="2" office:value-type="float" office:value="933720416" calcext:value-type="float">
            <text:p>933720416</text:p>
          </table:table-cell>
          <table:table-cell/>
          <table:table-cell office:value-type="float" office:value="423815228" calcext:value-type="float">
            <text:p>423815228</text:p>
          </table:table-cell>
          <table:table-cell office:value-type="float" office:value="4580575195" calcext:value-type="float">
            <text:p>4580575195</text:p>
          </table:table-cell>
          <table:table-cell office:value-type="string" calcext:value-type="string">
            <text:p>2.088981800</text:p>
          </table:table-cell>
          <table:table-cell office:value-type="string" calcext:value-type="string">
            <text:p>41.373089200</text:p>
          </table:table-cell>
          <table:table-cell office:value-type="string" calcext:value-type="string">
            <text:p>omic@esplugues.cat</text:p>
          </table:table-cell>
          <table:table-cell office:value-type="string" calcext:value-type="string">
            <text:p>http://www.esplugues.cat</text:p>
          </table:table-cell>
          <table:table-cell table:style-name="ce1" office:value-type="string" calcext:value-type="string">
            <text:p>04/02/2024 07:01:29 AM</text:p>
          </table:table-cell>
          <table:table-cell office:value-type="string" calcext:value-type="string">
            <text:p>Horari|Horari d'atenció al públic: de dilluns a divendres de 10 a 12.30h i els dijous també de 16.30 a 18|Funcions|- Gestionar les reclamacions per mitjà de la mediació en matèria de consum.&lt;br&gt;- Informar, orientar i assessorar les persones consumidores sobre llurs drets i deures i les formes d'exercir-los.&lt;br&gt;- Rebre i tramitar les queixes, reclamacions i denúncies de les persones consumidores.|Tipus informació|General de consum|Àmbit|Municipal</text:p>
          </table:table-cell>
          <table:table-cell office:value-type="string" calcext:value-type="string">
            <text:p>POINT (2.0889819 41.37309)</text:p>
          </table:table-cell>
        </table:table-row>
        <table:table-row table:style-name="ro1">
          <table:table-cell office:value-type="float" office:value="25916131" calcext:value-type="float">
            <text:p>25916131</text:p>
          </table:table-cell>
          <table:table-cell office:value-type="string" calcext:value-type="string">
            <text:p>IRSJD </text:p>
          </table:table-cell>
          <table:table-cell office:value-type="string" calcext:value-type="string">
            <text:p>Institut de Recerca Sant Joan de Déu</text:p>
          </table:table-cell>
          <table:table-cell office:value-type="string" calcext:value-type="string">
            <text:p>Recerca|Centres de recerca|Centres CERCA|</text:p>
          </table:table-cell>
          <table:table-cell/>
          <table:table-cell office:value-type="string" calcext:value-type="string">
            <text:p><text:s text:c="2"/>Edifici Docent. Santa Rosa</text:p>
          </table:table-cell>
          <table:table-cell table:number-columns-repeated="4"/>
          <table:table-cell office:value-type="string" calcext:value-type="string">
            <text:p>39-57</text:p>
          </table:table-cell>
          <table:table-cell table:number-columns-repeated="2"/>
          <table:table-cell office:value-type="float" office:value="8950" calcext:value-type="float">
            <text:p>8950</text:p>
          </table:table-cell>
          <table:table-cell office:value-type="string" calcext:value-type="string">
            <text:p>Esplugues de Llobregat</text:p>
          </table:table-cell>
          <table:table-cell office:value-type="float" office:value="80771" calcext:value-type="float">
            <text:p>80771</text:p>
          </table:table-cell>
          <table:table-cell office:value-type="string" calcext:value-type="string">
            <text:p>Baix Llobregat</text:p>
          </table:table-cell>
          <table:table-cell office:value-type="float" office:value="936009751" calcext:value-type="float">
            <text:p>936009751</text:p>
          </table:table-cell>
          <table:table-cell/>
          <table:table-cell office:value-type="float" office:value="936009771" calcext:value-type="float">
            <text:p>9360097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/>
          <table:table-cell office:value-type="string" calcext:value-type="string">
            <text:p>http://www.irsjd.org</text:p>
          </table:table-cell>
          <table:table-cell office:value-type="string" calcext:value-type="string">
            <text:p>07/19/2024 07:40:48 AM</text:p>
          </table:table-cell>
          <table:table-cell table:number-columns-repeated="2"/>
        </table:table-row>
        <table:table-row table:style-name="ro1">
          <table:table-cell office:value-type="float" office:value="574403" calcext:value-type="float">
            <text:p>574403</text:p>
          </table:table-cell>
          <table:table-cell table:number-columns-repeated="2" office:value-type="string" calcext:value-type="string">
            <text:p>Jutjat de Pau d'Esterri de Cardó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<text:s/>Consistorial</text:p>
          </table:table-cell>
          <table:table-cell table:number-columns-repeated="7"/>
          <table:table-cell office:value-type="float" office:value="25571" calcext:value-type="float">
            <text:p>25571</text:p>
          </table:table-cell>
          <table:table-cell office:value-type="string" calcext:value-type="string">
            <text:p>Esterri de Cardós</text:p>
          </table:table-cell>
          <table:table-cell office:value-type="float" office:value="250870" calcext:value-type="float">
            <text:p>250870</text:p>
          </table:table-cell>
          <table:table-cell office:value-type="string" calcext:value-type="string">
            <text:p>Pallars Sobirà</text:p>
          </table:table-cell>
          <table:table-cell office:value-type="float" office:value="973633052" calcext:value-type="float">
            <text:p>973633052</text:p>
          </table:table-cell>
          <table:table-cell table:number-columns-repeated="2"/>
          <table:table-cell office:value-type="float" office:value="357382755" calcext:value-type="float">
            <text:p>357382755</text:p>
          </table:table-cell>
          <table:table-cell office:value-type="float" office:value="4716993941" calcext:value-type="float">
            <text:p>4716993941</text:p>
          </table:table-cell>
          <table:table-cell office:value-type="string" calcext:value-type="string">
            <text:p>1.261749000</text:p>
          </table:table-cell>
          <table:table-cell office:value-type="string" calcext:value-type="string">
            <text:p>42.592188000</text:p>
          </table:table-cell>
          <table:table-cell table:number-columns-repeated="2"/>
          <table:table-cell office:value-type="string" calcext:value-type="string">
            <text:p>07/18/2024 07:02:39 AM</text:p>
          </table:table-cell>
          <table:table-cell/>
          <table:table-cell office:value-type="string" calcext:value-type="string">
            <text:p>POINT (1.261749 42.59219)</text:p>
          </table:table-cell>
        </table:table-row>
        <table:table-row table:style-name="ro1">
          <table:table-cell office:value-type="float" office:value="546804" calcext:value-type="float">
            <text:p>546804</text:p>
          </table:table-cell>
          <table:table-cell table:number-columns-repeated="2" office:value-type="string" calcext:value-type="string">
            <text:p>Ajuntament d'Esterri de Cardó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71" calcext:value-type="float">
            <text:p>25571</text:p>
          </table:table-cell>
          <table:table-cell office:value-type="string" calcext:value-type="string">
            <text:p>Esterri de Cardós</text:p>
          </table:table-cell>
          <table:table-cell office:value-type="float" office:value="250870" calcext:value-type="float">
            <text:p>250870</text:p>
          </table:table-cell>
          <table:table-cell office:value-type="string" calcext:value-type="string">
            <text:p>Pallars Sobirà</text:p>
          </table:table-cell>
          <table:table-cell office:value-type="float" office:value="973623185" calcext:value-type="float">
            <text:p>973623185</text:p>
          </table:table-cell>
          <table:table-cell/>
          <table:table-cell office:value-type="float" office:value="973623185" calcext:value-type="float">
            <text:p>973623185</text:p>
          </table:table-cell>
          <table:table-cell office:value-type="float" office:value="357500000" calcext:value-type="float">
            <text:p>357500000</text:p>
          </table:table-cell>
          <table:table-cell office:value-type="float" office:value="4717200000" calcext:value-type="float">
            <text:p>4717200000</text:p>
          </table:table-cell>
          <table:table-cell office:value-type="string" calcext:value-type="string">
            <text:p>1.263125850</text:p>
          </table:table-cell>
          <table:table-cell office:value-type="string" calcext:value-type="string">
            <text:p>42.594064522</text:p>
          </table:table-cell>
          <table:table-cell office:value-type="string" calcext:value-type="string">
            <text:p>ajuntament@esterricardos.ddl.net</text:p>
          </table:table-cell>
          <table:table-cell office:value-type="string" calcext:value-type="string">
            <text:p>http://esterricardos.ddl.net</text:p>
          </table:table-cell>
          <table:table-cell office:value-type="string" calcext:value-type="string">
            <text:p>07/17/2024 07:03:41 AM</text:p>
          </table:table-cell>
          <table:table-cell/>
          <table:table-cell office:value-type="string" calcext:value-type="string">
            <text:p>POINT (1.2631259 42.594063)</text:p>
          </table:table-cell>
        </table:table-row>
        <table:table-row table:style-name="ro1">
          <table:table-cell office:value-type="float" office:value="27042704" calcext:value-type="float">
            <text:p>27042704</text:p>
          </table:table-cell>
          <table:table-cell table:number-columns-repeated="2" office:value-type="string" calcext:value-type="string">
            <text:p>Sala d'Actes de l'Ajuntament d'Esterri de Cardós</text:p>
          </table:table-cell>
          <table:table-cell office:value-type="string" calcext:value-type="string">
            <text:p>Cultura|Altres espais aptes per a l'ús cultural|Sales d'actes|</text:p>
          </table:table-cell>
          <table:table-cell/>
          <table:table-cell office:value-type="string" calcext:value-type="string">
            <text:p><text:s/>Casa de la Vil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11" calcext:value-type="float">
            <text:p>11111</text:p>
          </table:table-cell>
          <table:table-cell office:value-type="string" calcext:value-type="string">
            <text:p>Esterri de Cardós</text:p>
          </table:table-cell>
          <table:table-cell office:value-type="float" office:value="250870" calcext:value-type="float">
            <text:p>250870</text:p>
          </table:table-cell>
          <table:table-cell office:value-type="string" calcext:value-type="string">
            <text:p>Pallars Sobirà</text:p>
          </table:table-cell>
          <table:table-cell office:value-type="float" office:value="973623185" calcext:value-type="float">
            <text:p>973623185</text:p>
          </table:table-cell>
          <table:table-cell table:number-columns-repeated="2"/>
          <table:table-cell office:value-type="float" office:value="357398850" calcext:value-type="float">
            <text:p>357398850</text:p>
          </table:table-cell>
          <table:table-cell office:value-type="float" office:value="4717002146" calcext:value-type="float">
            <text:p>4717002146</text:p>
          </table:table-cell>
          <table:table-cell office:value-type="string" calcext:value-type="string">
            <text:p>1.261943029</text:p>
          </table:table-cell>
          <table:table-cell office:value-type="string" calcext:value-type="string">
            <text:p>42.592264831</text:p>
          </table:table-cell>
          <table:table-cell table:number-columns-repeated="2"/>
          <table:table-cell table:style-name="ce1" office:value-type="string" calcext:value-type="string">
            <text:p>07/10/2024 07:25:08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1.261943 42.592266)</text:p>
          </table:table-cell>
        </table:table-row>
        <table:table-row table:style-name="ro1">
          <table:table-cell office:value-type="float" office:value="14332" calcext:value-type="float">
            <text:p>14332</text:p>
          </table:table-cell>
          <table:table-cell table:number-columns-repeated="2" office:value-type="string" calcext:value-type="string">
            <text:p>DEIXALLERIA MÒBIL DEL CONSELL COMARCAL DEL PRIORAT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730" calcext:value-type="float">
            <text:p>43730</text:p>
          </table:table-cell>
          <table:table-cell office:value-type="string" calcext:value-type="string">
            <text:p>Falset</text:p>
          </table:table-cell>
          <table:table-cell office:value-type="float" office:value="430555" calcext:value-type="float">
            <text:p>430555</text:p>
          </table:table-cell>
          <table:table-cell office:value-type="string" calcext:value-type="string">
            <text:p>Priora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25" calcext:value-type="float">
            <text:p>14325</text:p>
          </table:table-cell>
          <table:table-cell table:number-columns-repeated="2" office:value-type="string" calcext:value-type="string">
            <text:p>DEIXALLERIA MÒBIL DEL CONSELL COMARCAL DE L'ALT EMPORDÀ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600" calcext:value-type="float">
            <text:p>17600</text:p>
          </table:table-cell>
          <table:table-cell office:value-type="string" calcext:value-type="string">
            <text:p>Figueres</text:p>
          </table:table-cell>
          <table:table-cell office:value-type="float" office:value="170669" calcext:value-type="float">
            <text:p>170669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22" calcext:value-type="float">
            <text:p>14322</text:p>
          </table:table-cell>
          <table:table-cell table:number-columns-repeated="2" office:value-type="string" calcext:value-type="string">
            <text:p>DEIXALLERIA MÒBIL DE L'AJUNTAMENT DE FIGUERE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600" calcext:value-type="float">
            <text:p>17600</text:p>
          </table:table-cell>
          <table:table-cell office:value-type="string" calcext:value-type="string">
            <text:p>Figueres</text:p>
          </table:table-cell>
          <table:table-cell office:value-type="float" office:value="170669" calcext:value-type="float">
            <text:p>170669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7045349" calcext:value-type="float">
            <text:p>27045349</text:p>
          </table:table-cell>
          <table:table-cell table:number-columns-repeated="2" office:value-type="string" calcext:value-type="string">
            <text:p>CAT CINEMES</text:p>
          </table:table-cell>
          <table:table-cell table:number-columns-repeated="2"/>
          <table:table-cell office:value-type="string" calcext:value-type="string">
            <text:p><text:s/>Pol. Industrial <text:s/>El Firal - Ronda sud - <text:s/>Parcela 17</text:p>
          </table:table-cell>
          <table:table-cell table:number-columns-repeated="7"/>
          <table:table-cell office:value-type="float" office:value="17600" calcext:value-type="float">
            <text:p>17600</text:p>
          </table:table-cell>
          <table:table-cell office:value-type="string" calcext:value-type="string">
            <text:p>Figueres</text:p>
          </table:table-cell>
          <table:table-cell office:value-type="float" office:value="170669" calcext:value-type="float">
            <text:p>170669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-67.63.5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manager@catcines.cat</text:p>
          </table:table-cell>
          <table:table-cell/>
          <table:table-cell table:style-name="ce1" office:value-type="string" calcext:value-type="string">
            <text:p>07/10/2024 07:22:32 AM</text:p>
          </table:table-cell>
          <table:table-cell table:number-columns-repeated="2"/>
        </table:table-row>
        <table:table-row table:style-name="ro1">
          <table:table-cell office:value-type="float" office:value="27044959" calcext:value-type="float">
            <text:p>27044959</text:p>
          </table:table-cell>
          <table:table-cell table:number-columns-repeated="2" office:value-type="string" calcext:value-type="string">
            <text:p>Centre d'Interpretació de les Torres de Guaita - Torre de la Mixard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Afores</text:p>
          </table:table-cell>
          <table:table-cell table:number-columns-repeated="7"/>
          <table:table-cell office:value-type="float" office:value="43811" calcext:value-type="float">
            <text:p>43811</text:p>
          </table:table-cell>
          <table:table-cell office:value-type="string" calcext:value-type="string">
            <text:p>Figuerola del Camp</text:p>
          </table:table-cell>
          <table:table-cell office:value-type="float" office:value="430593" calcext:value-type="float">
            <text:p>430593</text:p>
          </table:table-cell>
          <table:table-cell office:value-type="string" calcext:value-type="string">
            <text:p>Alt Camp</text:p>
          </table:table-cell>
          <table:table-cell office:value-type="string" calcext:value-type="string">
            <text:p>977 63 01 75</text:p>
          </table:table-cell>
          <table:table-cell table:number-columns-repeated="2"/>
          <table:table-cell office:value-type="float" office:value="354061000" calcext:value-type="float">
            <text:p>354061000</text:p>
          </table:table-cell>
          <table:table-cell office:value-type="float" office:value="4578281000" calcext:value-type="float">
            <text:p>4578281000</text:p>
          </table:table-cell>
          <table:table-cell office:value-type="string" calcext:value-type="string">
            <text:p>1.255694144</text:p>
          </table:table-cell>
          <table:table-cell office:value-type="string" calcext:value-type="string">
            <text:p>41.342809764</text:p>
          </table:table-cell>
          <table:table-cell office:value-type="string" calcext:value-type="string">
            <text:p>aj.figuerola@altanet.org</text:p>
          </table:table-cell>
          <table:table-cell office:value-type="string" calcext:value-type="string">
            <text:p>http://www.figuerola.altanet.org</text:p>
          </table:table-cell>
          <table:table-cell table:style-name="ce1" office:value-type="string" calcext:value-type="string">
            <text:p>07/10/2024 07:34:21 AM</text:p>
          </table:table-cell>
          <table:table-cell office:value-type="string" calcext:value-type="string">
            <text:p>Titularitat|Pública</text:p>
          </table:table-cell>
          <table:table-cell office:value-type="string" calcext:value-type="string">
            <text:p>POINT (1.2556942 41.34281)</text:p>
          </table:table-cell>
        </table:table-row>
        <table:table-row table:style-name="ro1">
          <table:table-cell office:value-type="float" office:value="574231" calcext:value-type="float">
            <text:p>574231</text:p>
          </table:table-cell>
          <table:table-cell table:number-columns-repeated="2" office:value-type="string" calcext:value-type="string">
            <text:p>Jutjat de Pau de Fogars de Montclú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470" calcext:value-type="float">
            <text:p>8470</text:p>
          </table:table-cell>
          <table:table-cell office:value-type="string" calcext:value-type="string">
            <text:p>Fogars de Montclús</text:p>
          </table:table-cell>
          <table:table-cell office:value-type="float" office:value="80811" calcext:value-type="float">
            <text:p>80811</text:p>
          </table:table-cell>
          <table:table-cell office:value-type="string" calcext:value-type="string">
            <text:p>Vallès Oriental</text:p>
          </table:table-cell>
          <table:table-cell office:value-type="float" office:value="938475104" calcext:value-type="float">
            <text:p>938475104</text:p>
          </table:table-cell>
          <table:table-cell/>
          <table:table-cell office:value-type="string" calcext:value-type="string">
            <text:p>938475104(F)</text:p>
          </table:table-cell>
          <table:table-cell office:value-type="float" office:value="451961561" calcext:value-type="float">
            <text:p>451961561</text:p>
          </table:table-cell>
          <table:table-cell office:value-type="float" office:value="4618265452" calcext:value-type="float">
            <text:p>4618265452</text:p>
          </table:table-cell>
          <table:table-cell office:value-type="string" calcext:value-type="string">
            <text:p>2.422522200</text:p>
          </table:table-cell>
          <table:table-cell office:value-type="string" calcext:value-type="string">
            <text:p>41.714734917</text:p>
          </table:table-cell>
          <table:table-cell table:number-columns-repeated="2"/>
          <table:table-cell office:value-type="string" calcext:value-type="string">
            <text:p>07/18/2024 07:02:51 AM</text:p>
          </table:table-cell>
          <table:table-cell/>
          <table:table-cell office:value-type="string" calcext:value-type="string">
            <text:p>POINT (2.4225223 41.714733)</text:p>
          </table:table-cell>
        </table:table-row>
        <table:table-row table:style-name="ro1">
          <table:table-cell office:value-type="float" office:value="27043305" calcext:value-type="float">
            <text:p>27043305</text:p>
          </table:table-cell>
          <table:table-cell table:number-columns-repeated="2" office:value-type="string" calcext:value-type="string">
            <text:p>ESGLÉSIA DE LES TORRES DE FALS</text:p>
          </table:table-cell>
          <table:table-cell office:value-type="string" calcext:value-type="string">
            <text:p>Cultura|Espais escènics i musicals||</text:p>
          </table:table-cell>
          <table:table-cell/>
          <table:table-cell office:value-type="string" calcext:value-type="string">
            <text:p><text:s/>No Aplica TORRES DE FALS 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59" calcext:value-type="float">
            <text:p>8259</text:p>
          </table:table-cell>
          <table:table-cell office:value-type="string" calcext:value-type="string">
            <text:p>Fonollosa</text:p>
          </table:table-cell>
          <table:table-cell office:value-type="float" office:value="80847" calcext:value-type="float">
            <text:p>80847</text:p>
          </table:table-cell>
          <table:table-cell office:value-type="string" calcext:value-type="string">
            <text:p>Bages</text:p>
          </table:table-cell>
          <table:table-cell office:value-type="float" office:value="938366005" calcext:value-type="float">
            <text:p>93836600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fonollosa@fonollosa.cat</text:p>
          </table:table-cell>
          <table:table-cell office:value-type="string" calcext:value-type="string">
            <text:p>https://www.fonollosa.cat/</text:p>
          </table:table-cell>
          <table:table-cell table:style-name="ce1" office:value-type="string" calcext:value-type="string">
            <text:p>07/10/2024 07:27:38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573195" calcext:value-type="float">
            <text:p>573195</text:p>
          </table:table-cell>
          <table:table-cell table:number-columns-repeated="2" office:value-type="string" calcext:value-type="string">
            <text:p>Jutjat de Pau de Fontanals de Cerdany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Vilar d'Urtx s/n</text:p>
          </table:table-cell>
          <table:table-cell table:number-columns-repeated="7"/>
          <table:table-cell office:value-type="float" office:value="17538" calcext:value-type="float">
            <text:p>17538</text:p>
          </table:table-cell>
          <table:table-cell office:value-type="string" calcext:value-type="string">
            <text:p>Fontanals de Cerdanya</text:p>
          </table:table-cell>
          <table:table-cell office:value-type="float" office:value="170694" calcext:value-type="float">
            <text:p>170694</text:p>
          </table:table-cell>
          <table:table-cell office:value-type="string" calcext:value-type="string">
            <text:p>Cerdanya</text:p>
          </table:table-cell>
          <table:table-cell office:value-type="float" office:value="972890196" calcext:value-type="float">
            <text:p>972890196</text:p>
          </table:table-cell>
          <table:table-cell/>
          <table:table-cell office:value-type="float" office:value="972890200" calcext:value-type="float">
            <text:p>972890200</text:p>
          </table:table-cell>
          <table:table-cell office:value-type="float" office:value="409407515" calcext:value-type="float">
            <text:p>409407515</text:p>
          </table:table-cell>
          <table:table-cell office:value-type="float" office:value="4693109978" calcext:value-type="float">
            <text:p>4693109978</text:p>
          </table:table-cell>
          <table:table-cell office:value-type="string" calcext:value-type="string">
            <text:p>1.899468211</text:p>
          </table:table-cell>
          <table:table-cell office:value-type="string" calcext:value-type="string">
            <text:p>42.384996950</text:p>
          </table:table-cell>
          <table:table-cell table:number-columns-repeated="2"/>
          <table:table-cell office:value-type="string" calcext:value-type="string">
            <text:p>07/18/2024 07:02:44 AM</text:p>
          </table:table-cell>
          <table:table-cell/>
          <table:table-cell office:value-type="string" calcext:value-type="string">
            <text:p>POINT (1.8994682 42.385)</text:p>
          </table:table-cell>
        </table:table-row>
        <table:table-row table:style-name="ro1">
          <table:table-cell office:value-type="float" office:value="573196" calcext:value-type="float">
            <text:p>573196</text:p>
          </table:table-cell>
          <table:table-cell table:number-columns-repeated="2" office:value-type="string" calcext:value-type="string">
            <text:p>Jutjat de Pau de Fontanille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17257" calcext:value-type="float">
            <text:p>17257</text:p>
          </table:table-cell>
          <table:table-cell office:value-type="string" calcext:value-type="string">
            <text:p>Fontanilles</text:p>
          </table:table-cell>
          <table:table-cell office:value-type="float" office:value="170708" calcext:value-type="float">
            <text:p>170708</text:p>
          </table:table-cell>
          <table:table-cell office:value-type="string" calcext:value-type="string">
            <text:p>Baix Empordà</text:p>
          </table:table-cell>
          <table:table-cell office:value-type="float" office:value="972757404" calcext:value-type="float">
            <text:p>972757404</text:p>
          </table:table-cell>
          <table:table-cell table:number-columns-repeated="2"/>
          <table:table-cell office:value-type="float" office:value="508879935" calcext:value-type="float">
            <text:p>508879935</text:p>
          </table:table-cell>
          <table:table-cell office:value-type="float" office:value="4650920944" calcext:value-type="float">
            <text:p>4650920944</text:p>
          </table:table-cell>
          <table:table-cell office:value-type="string" calcext:value-type="string">
            <text:p>3.107240000</text:p>
          </table:table-cell>
          <table:table-cell office:value-type="string" calcext:value-type="string">
            <text:p>42.010260000</text:p>
          </table:table-cell>
          <table:table-cell table:number-columns-repeated="2"/>
          <table:table-cell office:value-type="string" calcext:value-type="string">
            <text:p>07/18/2024 07:02:44 AM</text:p>
          </table:table-cell>
          <table:table-cell/>
          <table:table-cell office:value-type="string" calcext:value-type="string">
            <text:p>POINT (3.10724 42.01026)</text:p>
          </table:table-cell>
        </table:table-row>
        <table:table-row table:style-name="ro1">
          <table:table-cell office:value-type="float" office:value="574408" calcext:value-type="float">
            <text:p>574408</text:p>
          </table:table-cell>
          <table:table-cell table:number-columns-repeated="2" office:value-type="string" calcext:value-type="string">
            <text:p>Jutjat de Pau de Foradad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37" calcext:value-type="float">
            <text:p>25737</text:p>
          </table:table-cell>
          <table:table-cell office:value-type="string" calcext:value-type="string">
            <text:p>Foradada</text:p>
          </table:table-cell>
          <table:table-cell office:value-type="float" office:value="250946" calcext:value-type="float">
            <text:p>250946</text:p>
          </table:table-cell>
          <table:table-cell office:value-type="string" calcext:value-type="string">
            <text:p>Noguera</text:p>
          </table:table-cell>
          <table:table-cell office:value-type="float" office:value="973400095" calcext:value-type="float">
            <text:p>973400095</text:p>
          </table:table-cell>
          <table:table-cell/>
          <table:table-cell office:value-type="string" calcext:value-type="string">
            <text:p>973400095(F)</text:p>
          </table:table-cell>
          <table:table-cell office:value-type="float" office:value="333408115" calcext:value-type="float">
            <text:p>333408115</text:p>
          </table:table-cell>
          <table:table-cell office:value-type="float" office:value="4639370196" calcext:value-type="float">
            <text:p>4639370196</text:p>
          </table:table-cell>
          <table:table-cell office:value-type="string" calcext:value-type="string">
            <text:p>0.991989048</text:p>
          </table:table-cell>
          <table:table-cell office:value-type="string" calcext:value-type="string">
            <text:p>41.888716343</text:p>
          </table:table-cell>
          <table:table-cell table:number-columns-repeated="2"/>
          <table:table-cell office:value-type="string" calcext:value-type="string">
            <text:p>07/18/2024 07:02:39 AM</text:p>
          </table:table-cell>
          <table:table-cell/>
          <table:table-cell office:value-type="string" calcext:value-type="string">
            <text:p>POINT (0.9919891 41.888718)</text:p>
          </table:table-cell>
        </table:table-row>
        <table:table-row table:style-name="ro1">
          <table:table-cell office:value-type="float" office:value="24595032" calcext:value-type="float">
            <text:p>24595032</text:p>
          </table:table-cell>
          <table:table-cell table:number-columns-repeated="2" office:value-type="string" calcext:value-type="string">
            <text:p>PISCINA MUNICIPAL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Esportiva Municipal, Fortià</text:p>
          </table:table-cell>
          <table:table-cell table:number-columns-repeated="7"/>
          <table:table-cell office:value-type="float" office:value="17469" calcext:value-type="float">
            <text:p>17469</text:p>
          </table:table-cell>
          <table:table-cell office:value-type="string" calcext:value-type="string">
            <text:p>Fortià</text:p>
          </table:table-cell>
          <table:table-cell office:value-type="float" office:value="170741" calcext:value-type="float">
            <text:p>170741</text:p>
          </table:table-cell>
          <table:table-cell office:value-type="string" calcext:value-type="string">
            <text:p>Alt Empordà</text:p>
          </table:table-cell>
          <table:table-cell office:value-type="float" office:value="972534069" calcext:value-type="float">
            <text:p>972534069</text:p>
          </table:table-cell>
          <table:table-cell table:number-columns-repeated="2"/>
          <table:table-cell office:value-type="float" office:value="503501000" calcext:value-type="float">
            <text:p>503501000</text:p>
          </table:table-cell>
          <table:table-cell office:value-type="float" office:value="4676466000" calcext:value-type="float">
            <text:p>4676466000</text:p>
          </table:table-cell>
          <table:table-cell office:value-type="string" calcext:value-type="string">
            <text:p>3.042433684</text:p>
          </table:table-cell>
          <table:table-cell office:value-type="string" calcext:value-type="string">
            <text:p>42.240373037</text:p>
          </table:table-cell>
          <table:table-cell table:number-columns-repeated="2"/>
          <table:table-cell office:value-type="string" calcext:value-type="string">
            <text:p>07/19/2024 07:32:26 AM</text:p>
          </table:table-cell>
          <table:table-cell office:value-type="string" calcext:value-type="string">
            <text:p>Enlla�|&lt;a href=" http://equipaments.esport.gencat.cat/ceeree/equipaments/24156" target="_blank"&gt;Cens d�equipaments esportius de Catalunya&lt;/a&gt;|Espais|2 Piscina a l'aire lliure</text:p>
          </table:table-cell>
          <table:table-cell office:value-type="string" calcext:value-type="string">
            <text:p>POINT (3.0424337 42.24037)</text:p>
          </table:table-cell>
        </table:table-row>
        <table:table-row table:style-name="ro1">
          <table:table-cell office:value-type="float" office:value="24594654" calcext:value-type="float">
            <text:p>24594654</text:p>
          </table:table-cell>
          <table:table-cell table:number-columns-repeated="2" office:value-type="string" calcext:value-type="string">
            <text:p>CAMP MPAL. D'ESPORTS DE FORTIÀ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/>
          <table:table-cell office:value-type="string" calcext:value-type="string">
            <text:p><text:s/>Zona Esportiva Municipal, s/n, Fortià</text:p>
          </table:table-cell>
          <table:table-cell table:number-columns-repeated="7"/>
          <table:table-cell office:value-type="float" office:value="17469" calcext:value-type="float">
            <text:p>17469</text:p>
          </table:table-cell>
          <table:table-cell office:value-type="string" calcext:value-type="string">
            <text:p>Fortià</text:p>
          </table:table-cell>
          <table:table-cell office:value-type="float" office:value="170741" calcext:value-type="float">
            <text:p>170741</text:p>
          </table:table-cell>
          <table:table-cell office:value-type="string" calcext:value-type="string">
            <text:p>Alt Empordà</text:p>
          </table:table-cell>
          <table:table-cell office:value-type="float" office:value="972534069" calcext:value-type="float">
            <text:p>972534069</text:p>
          </table:table-cell>
          <table:table-cell table:number-columns-repeated="2"/>
          <table:table-cell office:value-type="float" office:value="503426000" calcext:value-type="float">
            <text:p>503426000</text:p>
          </table:table-cell>
          <table:table-cell office:value-type="float" office:value="4676422000" calcext:value-type="float">
            <text:p>4676422000</text:p>
          </table:table-cell>
          <table:table-cell office:value-type="string" calcext:value-type="string">
            <text:p>3.041524391</text:p>
          </table:table-cell>
          <table:table-cell office:value-type="string" calcext:value-type="string">
            <text:p>42.239977093</text:p>
          </table:table-cell>
          <table:table-cell table:number-columns-repeated="2"/>
          <table:table-cell office:value-type="string" calcext:value-type="string">
            <text:p>07/19/2024 07:32:23 AM</text:p>
          </table:table-cell>
          <table:table-cell office:value-type="string" calcext:value-type="string">
            <text:p>Enlla�|&lt;a href=" http://equipaments.esport.gencat.cat/ceeree/equipaments/24518" target="_blank"&gt;Cens d�equipaments esportius de Catalunya&lt;/a&gt;|Espais|1 Camps poliespotius i especialitzats&lt;br/&gt;1 Pistes poliesportives a l'aire lliure</text:p>
          </table:table-cell>
          <table:table-cell office:value-type="string" calcext:value-type="string">
            <text:p>POINT (3.0415244 42.23998)</text:p>
          </table:table-cell>
        </table:table-row>
        <table:table-row table:style-name="ro1">
          <table:table-cell office:value-type="float" office:value="24595009" calcext:value-type="float">
            <text:p>24595009</text:p>
          </table:table-cell>
          <table:table-cell office:value-type="string" calcext:value-type="string">
            <text:p>Complex esportiu municipal Centre</text:p>
          </table:table-cell>
          <table:table-cell office:value-type="string" calcext:value-type="string">
            <text:p>PAVELLÓ POLIESPORTIU MUNICIPAL CORRÓ D'AVALL</text:p>
          </table:table-cell>
          <table:table-cell office:value-type="string" calcext:value-type="string">
            <text:p>Esports. Lleure|Instal·lacions esportives|Pista|Esports. Lleure|Instal·lacions esportives|Pavelló|</text:p>
          </table:table-cell>
          <table:table-cell/>
          <table:table-cell office:value-type="string" calcext:value-type="string">
            <text:p><text:s/>Zona Esportiva, s/n, Franqueses del Vallès, les</text:p>
          </table:table-cell>
          <table:table-cell table:number-columns-repeated="7"/>
          <table:table-cell office:value-type="float" office:value="8520" calcext:value-type="float">
            <text:p>8520</text:p>
          </table:table-cell>
          <table:table-cell office:value-type="string" calcext:value-type="string">
            <text:p>Franqueses del Vallès, les</text:p>
          </table:table-cell>
          <table:table-cell office:value-type="float" office:value="80863" calcext:value-type="float">
            <text:p>80863</text:p>
          </table:table-cell>
          <table:table-cell office:value-type="string" calcext:value-type="string">
            <text:p>Vallès Oriental</text:p>
          </table:table-cell>
          <table:table-cell office:value-type="float" office:value="938467083" calcext:value-type="float">
            <text:p>938467083</text:p>
          </table:table-cell>
          <table:table-cell table:number-columns-repeated="2"/>
          <table:table-cell office:value-type="float" office:value="441339000" calcext:value-type="float">
            <text:p>441339000</text:p>
          </table:table-cell>
          <table:table-cell office:value-type="float" office:value="4608305000" calcext:value-type="float">
            <text:p>4608305000</text:p>
          </table:table-cell>
          <table:table-cell office:value-type="string" calcext:value-type="string">
            <text:p>2.295813489</text:p>
          </table:table-cell>
          <table:table-cell office:value-type="string" calcext:value-type="string">
            <text:p>41.624313438</text:p>
          </table:table-cell>
          <table:table-cell table:number-columns-repeated="2"/>
          <table:table-cell office:value-type="string" calcext:value-type="string">
            <text:p>07/19/2024 07:32:36 AM</text:p>
          </table:table-cell>
          <table:table-cell office:value-type="string" calcext:value-type="string">
            <text:p>Enlla�|&lt;a href=" http://equipaments.esport.gencat.cat/ceeree/equipaments/23134" target="_blank"&gt;Cens d�equipaments esportius de Catalunya&lt;/a&gt;|Espais|1 Pavelló&lt;br/&gt;1 Pistes poliesportives a l'aire lliure</text:p>
          </table:table-cell>
          <table:table-cell office:value-type="string" calcext:value-type="string">
            <text:p>POINT (2.2958136 41.624313)</text:p>
          </table:table-cell>
        </table:table-row>
        <table:table-row table:style-name="ro1">
          <table:table-cell office:value-type="float" office:value="24595004" calcext:value-type="float">
            <text:p>24595004</text:p>
          </table:table-cell>
          <table:table-cell office:value-type="string" calcext:value-type="string">
            <text:p>Complex esportiu municipal Centre</text:p>
          </table:table-cell>
          <table:table-cell office:value-type="string" calcext:value-type="string">
            <text:p>COMPLEX ESPORTIU MUNICIPAL LES FRANQUESES</text:p>
          </table:table-cell>
          <table:table-cell office:value-type="string" calcext:value-type="string">
            <text:p>Esports. Lleure|Instal·lacions esportives|Pista de pàdel|Esports. Lleure|Instal·lacions esportives|Piscina coberta|Esports. Lleure|Instal·lacions esportives|Sala|Esports. Lleure|Instal·lacions esportives|Piscina a l'aire lliure|Esports. Lleure|Instal·lacions esportives|Pista de tennis|</text:p>
          </table:table-cell>
          <table:table-cell/>
          <table:table-cell office:value-type="string" calcext:value-type="string">
            <text:p><text:s/>Zona Esportiva, s/n, Franqueses del Vallès, les</text:p>
          </table:table-cell>
          <table:table-cell table:number-columns-repeated="7"/>
          <table:table-cell office:value-type="float" office:value="8520" calcext:value-type="float">
            <text:p>8520</text:p>
          </table:table-cell>
          <table:table-cell office:value-type="string" calcext:value-type="string">
            <text:p>Franqueses del Vallès, les</text:p>
          </table:table-cell>
          <table:table-cell office:value-type="float" office:value="80863" calcext:value-type="float">
            <text:p>80863</text:p>
          </table:table-cell>
          <table:table-cell office:value-type="string" calcext:value-type="string">
            <text:p>Vallès Oriental</text:p>
          </table:table-cell>
          <table:table-cell office:value-type="float" office:value="938404880" calcext:value-type="float">
            <text:p>938404880</text:p>
          </table:table-cell>
          <table:table-cell table:number-columns-repeated="2"/>
          <table:table-cell office:value-type="float" office:value="441339000" calcext:value-type="float">
            <text:p>441339000</text:p>
          </table:table-cell>
          <table:table-cell office:value-type="float" office:value="4608305000" calcext:value-type="float">
            <text:p>4608305000</text:p>
          </table:table-cell>
          <table:table-cell office:value-type="string" calcext:value-type="string">
            <text:p>2.295813489</text:p>
          </table:table-cell>
          <table:table-cell office:value-type="string" calcext:value-type="string">
            <text:p>41.624313438</text:p>
          </table:table-cell>
          <table:table-cell/>
          <table:table-cell office:value-type="string" calcext:value-type="string">
            <text:p>http://www.cemlesfranqueses.com</text:p>
          </table:table-cell>
          <table:table-cell office:value-type="string" calcext:value-type="string">
            <text:p>07/19/2024 07:32:36 AM</text:p>
          </table:table-cell>
          <table:table-cell office:value-type="string" calcext:value-type="string">
            <text:p>Enlla�|&lt;a href=" http://equipaments.esport.gencat.cat/ceeree/equipaments/23126" target="_blank"&gt;Cens d�equipaments esportius de Catalunya&lt;/a&gt;|Espais|3 Pistes de pàdel&lt;br/&gt;3 Piscina a l'aire lliure&lt;br/&gt;2 Piscina coberta&lt;br/&gt;3 Sales d'activitats i especialitzades&lt;br/&gt;4 Pistes de tennis i mini tennis</text:p>
          </table:table-cell>
          <table:table-cell office:value-type="string" calcext:value-type="string">
            <text:p>POINT (2.2958136 41.624313)</text:p>
          </table:table-cell>
        </table:table-row>
        <table:table-row table:style-name="ro1">
          <table:table-cell office:value-type="float" office:value="24594394" calcext:value-type="float">
            <text:p>24594394</text:p>
          </table:table-cell>
          <table:table-cell office:value-type="string" calcext:value-type="string">
            <text:p>Complex esportiu municipal Centre</text:p>
          </table:table-cell>
          <table:table-cell office:value-type="string" calcext:value-type="string">
            <text:p>CAMP DE FUTBOL MUNICIPAL CORRÓ D'AVALL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, s/n, Franqueses del Vallès, les</text:p>
          </table:table-cell>
          <table:table-cell table:number-columns-repeated="7"/>
          <table:table-cell office:value-type="float" office:value="8520" calcext:value-type="float">
            <text:p>8520</text:p>
          </table:table-cell>
          <table:table-cell office:value-type="string" calcext:value-type="string">
            <text:p>Franqueses del Vallès, les</text:p>
          </table:table-cell>
          <table:table-cell office:value-type="float" office:value="80863" calcext:value-type="float">
            <text:p>80863</text:p>
          </table:table-cell>
          <table:table-cell office:value-type="string" calcext:value-type="string">
            <text:p>Vallès Oriental</text:p>
          </table:table-cell>
          <table:table-cell office:value-type="float" office:value="938467083" calcext:value-type="float">
            <text:p>938467083</text:p>
          </table:table-cell>
          <table:table-cell table:number-columns-repeated="2"/>
          <table:table-cell office:value-type="float" office:value="441277000" calcext:value-type="float">
            <text:p>441277000</text:p>
          </table:table-cell>
          <table:table-cell office:value-type="float" office:value="4608191000" calcext:value-type="float">
            <text:p>4608191000</text:p>
          </table:table-cell>
          <table:table-cell office:value-type="string" calcext:value-type="string">
            <text:p>2.295080458</text:p>
          </table:table-cell>
          <table:table-cell office:value-type="string" calcext:value-type="string">
            <text:p>41.623282127</text:p>
          </table:table-cell>
          <table:table-cell/>
          <table:table-cell office:value-type="string" calcext:value-type="string">
            <text:p>http://www.lesfranqueses.cat/esports</text:p>
          </table:table-cell>
          <table:table-cell office:value-type="string" calcext:value-type="string">
            <text:p>07/19/2024 07:32:42 AM</text:p>
          </table:table-cell>
          <table:table-cell office:value-type="string" calcext:value-type="string">
            <text:p>Enlla�|&lt;a href=" http://equipaments.esport.gencat.cat/ceeree/equipaments/22516" target="_blank"&gt;Cens d�equipaments esportius de Catalunya&lt;/a&gt;|Espais|2 Camps poliespotius i especialitzats</text:p>
          </table:table-cell>
          <table:table-cell office:value-type="string" calcext:value-type="string">
            <text:p>POINT (2.2950804 41.623283)</text:p>
          </table:table-cell>
        </table:table-row>
        <table:table-row table:style-name="ro1">
          <table:table-cell office:value-type="float" office:value="14477" calcext:value-type="float">
            <text:p>14477</text:p>
          </table:table-cell>
          <table:table-cell table:number-columns-repeated="2" office:value-type="string" calcext:value-type="string">
            <text:p>DEIXALLERIA DE FREGINAL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POLÍGON 8 PARC.176</text:p>
          </table:table-cell>
          <table:table-cell table:number-columns-repeated="7"/>
          <table:table-cell office:value-type="float" office:value="43558" calcext:value-type="float">
            <text:p>43558</text:p>
          </table:table-cell>
          <table:table-cell office:value-type="string" calcext:value-type="string">
            <text:p>Freginals</text:p>
          </table:table-cell>
          <table:table-cell office:value-type="float" office:value="430629" calcext:value-type="float">
            <text:p>430629</text:p>
          </table:table-cell>
          <table:table-cell office:value-type="string" calcext:value-type="string">
            <text:p>Montsià</text:p>
          </table:table-cell>
          <table:table-cell office:value-type="float" office:value="977707045" calcext:value-type="float">
            <text:p>977707045</text:p>
          </table:table-cell>
          <table:table-cell table:number-columns-repeated="2"/>
          <table:table-cell office:value-type="float" office:value="290696000" calcext:value-type="float">
            <text:p>290696000</text:p>
          </table:table-cell>
          <table:table-cell office:value-type="float" office:value="4505603000" calcext:value-type="float">
            <text:p>4505603000</text:p>
          </table:table-cell>
          <table:table-cell office:value-type="string" calcext:value-type="string">
            <text:p>0.523544944</text:p>
          </table:table-cell>
          <table:table-cell office:value-type="string" calcext:value-type="string">
            <text:p>40.674764701</text:p>
          </table:table-cell>
          <table:table-cell office:value-type="string" calcext:value-type="string">
            <text:p>mmariano@copate.cat</text:p>
          </table:table-cell>
          <table:table-cell office:value-type="string" calcext:value-type="string">
            <text:p>http://www.code.cat/sections/gestio-de-residus/instal-lacio.aspx?id=10</text:p>
          </table:table-cell>
          <table:table-cell office:value-type="string" calcext:value-type="string">
            <text:p>07/19/2024 07:02:52 AM</text:p>
          </table:table-cell>
          <table:table-cell office:value-type="string" calcext:value-type="string">
            <text:p>Horari|Hivern: dilluns, dimecres i divendres de 15h a 17h, dissabte de 8h a 14h. Estiu: dilluns, dimecres, divendres i dissabte de 17h a 19h, dissabte de 8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52354497 40.674767)</text:p>
          </table:table-cell>
        </table:table-row>
        <table:table-row table:style-name="ro1">
          <table:table-cell office:value-type="float" office:value="27045224" calcext:value-type="float">
            <text:p>27045224</text:p>
          </table:table-cell>
          <table:table-cell table:number-columns-repeated="2" office:value-type="string" calcext:value-type="string">
            <text:p>Pavelló Poliesportiu Municipal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Portal, S/N</text:p>
          </table:table-cell>
          <table:table-cell table:number-columns-repeated="7"/>
          <table:table-cell office:value-type="float" office:value="25332" calcext:value-type="float">
            <text:p>25332</text:p>
          </table:table-cell>
          <table:table-cell office:value-type="string" calcext:value-type="string">
            <text:p>Fuliola, la</text:p>
          </table:table-cell>
          <table:table-cell office:value-type="float" office:value="250962" calcext:value-type="float">
            <text:p>250962</text:p>
          </table:table-cell>
          <table:table-cell office:value-type="string" calcext:value-type="string">
            <text:p>Urgell</text:p>
          </table:table-cell>
          <table:table-cell office:value-type="float" office:value="973570013" calcext:value-type="float">
            <text:p>9735700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juntament@fuliola.cat</text:p>
          </table:table-cell>
          <table:table-cell/>
          <table:table-cell table:style-name="ce1" office:value-type="string" calcext:value-type="string">
            <text:p>07/10/2024 07:22:28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1650" calcext:value-type="float">
            <text:p>27041650</text:p>
          </table:table-cell>
          <table:table-cell table:number-columns-repeated="2" office:value-type="string" calcext:value-type="string">
            <text:p>Viver d'Empreses de Gandesa</text:p>
          </table:table-cell>
          <table:table-cell office:value-type="string" calcext:value-type="string">
            <text:p>Cultura|Altres espais aptes per a l'ús cultural|Altres|</text:p>
          </table:table-cell>
          <table:table-cell/>
          <table:table-cell office:value-type="string" calcext:value-type="string">
            <text:p><text:s/>Pol. Industrial la Plana 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3780" calcext:value-type="float">
            <text:p>43780</text:p>
          </table:table-cell>
          <table:table-cell office:value-type="string" calcext:value-type="string">
            <text:p>Gandesa</text:p>
          </table:table-cell>
          <table:table-cell office:value-type="float" office:value="430640" calcext:value-type="float">
            <text:p>430640</text:p>
          </table:table-cell>
          <table:table-cell office:value-type="string" calcext:value-type="string">
            <text:p>Terra Alta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table:style-name="ce1" office:value-type="string" calcext:value-type="string">
            <text:p>07/10/2024 07:24:56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14233" calcext:value-type="float">
            <text:p>14233</text:p>
          </table:table-cell>
          <table:table-cell table:number-columns-repeated="2" office:value-type="string" calcext:value-type="string">
            <text:p>DEIXALLERIA DE LA GARRIG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530" calcext:value-type="float">
            <text:p>8530</text:p>
          </table:table-cell>
          <table:table-cell office:value-type="string" calcext:value-type="string">
            <text:p>Garriga, la</text:p>
          </table:table-cell>
          <table:table-cell office:value-type="float" office:value="80885" calcext:value-type="float">
            <text:p>80885</text:p>
          </table:table-cell>
          <table:table-cell office:value-type="string" calcext:value-type="string">
            <text:p>Vallès Oriental</text:p>
          </table:table-cell>
          <table:table-cell office:value-type="float" office:value="938708753" calcext:value-type="float">
            <text:p>938708753</text:p>
          </table:table-cell>
          <table:table-cell table:number-columns-repeated="2"/>
          <table:table-cell office:value-type="float" office:value="439852000" calcext:value-type="float">
            <text:p>439852000</text:p>
          </table:table-cell>
          <table:table-cell office:value-type="float" office:value="4613690000" calcext:value-type="float">
            <text:p>4613690000</text:p>
          </table:table-cell>
          <table:table-cell office:value-type="string" calcext:value-type="string">
            <text:p>2.277422624</text:p>
          </table:table-cell>
          <table:table-cell office:value-type="string" calcext:value-type="string">
            <text:p>41.672702733</text:p>
          </table:table-cell>
          <table:table-cell office:value-type="string" calcext:value-type="string">
            <text:p>ovalles@savosa.cat</text:p>
          </table:table-cell>
          <table:table-cell office:value-type="string" calcext:value-type="string">
            <text:p>http://www.cresidusvo.cat/index.html?</text:p>
          </table:table-cell>
          <table:table-cell office:value-type="string" calcext:value-type="string">
            <text:p>07/19/2024 07:02:58 AM</text:p>
          </table:table-cell>
          <table:table-cell office:value-type="string" calcext:value-type="string">
            <text:p>Horari|Dimarts de 16h a 19h. De dimecres a divendres de 9:30h a 13:30h i de 16h a 19h. Dissabtes de 9h a 15h. Diumenge de 9 a 14:30h. AGOST: Dimarts de 14h a 19h. De dimecres a diumenge de 9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2774227 41.672703)</text:p>
          </table:table-cell>
        </table:table-row>
        <table:table-row table:style-name="ro1">
          <table:table-cell office:value-type="float" office:value="24594461" calcext:value-type="float">
            <text:p>24594461</text:p>
          </table:table-cell>
          <table:table-cell table:number-columns-repeated="2" office:value-type="string" calcext:value-type="string">
            <text:p>SKATEPARK DE LA GARRIGA</text:p>
          </table:table-cell>
          <table:table-cell office:value-type="string" calcext:value-type="string">
            <text:p>Esports. Lleure|Instal·lacions esportives|Altres espais singulars|</text:p>
          </table:table-cell>
          <table:table-cell/>
          <table:table-cell office:value-type="string" calcext:value-type="string">
            <text:p><text:s/>Pol. Industrial, Garriga, la</text:p>
          </table:table-cell>
          <table:table-cell table:number-columns-repeated="7"/>
          <table:table-cell office:value-type="float" office:value="8530" calcext:value-type="float">
            <text:p>8530</text:p>
          </table:table-cell>
          <table:table-cell office:value-type="string" calcext:value-type="string">
            <text:p>Garriga, la</text:p>
          </table:table-cell>
          <table:table-cell office:value-type="float" office:value="80885" calcext:value-type="float">
            <text:p>80885</text:p>
          </table:table-cell>
          <table:table-cell office:value-type="string" calcext:value-type="string">
            <text:p>Vallès Oriental</text:p>
          </table:table-cell>
          <table:table-cell office:value-type="float" office:value="937400638" calcext:value-type="float">
            <text:p>937400638</text:p>
          </table:table-cell>
          <table:table-cell table:number-columns-repeated="2"/>
          <table:table-cell office:value-type="float" office:value="440124000" calcext:value-type="float">
            <text:p>440124000</text:p>
          </table:table-cell>
          <table:table-cell office:value-type="float" office:value="4613057000" calcext:value-type="float">
            <text:p>4613057000</text:p>
          </table:table-cell>
          <table:table-cell office:value-type="string" calcext:value-type="string">
            <text:p>2.280753463</text:p>
          </table:table-cell>
          <table:table-cell office:value-type="string" calcext:value-type="string">
            <text:p>41.667022129</text:p>
          </table:table-cell>
          <table:table-cell table:number-columns-repeated="2"/>
          <table:table-cell office:value-type="string" calcext:value-type="string">
            <text:p>07/19/2024 07:32:42 AM</text:p>
          </table:table-cell>
          <table:table-cell office:value-type="string" calcext:value-type="string">
            <text:p>Enlla�|&lt;a href=" http://equipaments.esport.gencat.cat/ceeree/equipaments/22544" target="_blank"&gt;Cens d�equipaments esportius de Catalunya&lt;/a&gt;|Espais|1 Altres espais singulars</text:p>
          </table:table-cell>
          <table:table-cell office:value-type="string" calcext:value-type="string">
            <text:p>POINT (2.2807534 41.667023)</text:p>
          </table:table-cell>
        </table:table-row>
        <table:table-row table:style-name="ro1">
          <table:table-cell office:value-type="float" office:value="546904" calcext:value-type="float">
            <text:p>546904</text:p>
          </table:table-cell>
          <table:table-cell table:number-columns-repeated="2" office:value-type="string" calcext:value-type="string">
            <text:p>Ajuntament de Gavet de la Conc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639" calcext:value-type="float">
            <text:p>25639</text:p>
          </table:table-cell>
          <table:table-cell office:value-type="string" calcext:value-type="string">
            <text:p>Gavet de la Conca</text:p>
          </table:table-cell>
          <table:table-cell office:value-type="float" office:value="250984" calcext:value-type="float">
            <text:p>250984</text:p>
          </table:table-cell>
          <table:table-cell office:value-type="string" calcext:value-type="string">
            <text:p>Pallars Jussà</text:p>
          </table:table-cell>
          <table:table-cell office:value-type="string" calcext:value-type="string">
            <text:p>973-650217</text:p>
          </table:table-cell>
          <table:table-cell/>
          <table:table-cell office:value-type="string" calcext:value-type="string">
            <text:p>973-650217</text:p>
          </table:table-cell>
          <table:table-cell office:value-type="float" office:value="328200000" calcext:value-type="float">
            <text:p>328200000</text:p>
          </table:table-cell>
          <table:table-cell office:value-type="float" office:value="4665750000" calcext:value-type="float">
            <text:p>4665750000</text:p>
          </table:table-cell>
          <table:table-cell office:value-type="string" calcext:value-type="string">
            <text:p>0.921534666</text:p>
          </table:table-cell>
          <table:table-cell office:value-type="string" calcext:value-type="string">
            <text:p>42.125039593</text:p>
          </table:table-cell>
          <table:table-cell office:value-type="string" calcext:value-type="string">
            <text:p>ajuntament@gavet.ddl.net</text:p>
          </table:table-cell>
          <table:table-cell office:value-type="string" calcext:value-type="string">
            <text:p>http://gavet.ddl.net</text:p>
          </table:table-cell>
          <table:table-cell office:value-type="string" calcext:value-type="string">
            <text:p>07/17/2024 07:03:37 AM</text:p>
          </table:table-cell>
          <table:table-cell/>
          <table:table-cell office:value-type="string" calcext:value-type="string">
            <text:p>POINT (0.92153466 42.12504)</text:p>
          </table:table-cell>
        </table:table-row>
        <table:table-row table:style-name="ro1">
          <table:table-cell office:value-type="float" office:value="3044359" calcext:value-type="float">
            <text:p>3044359</text:p>
          </table:table-cell>
          <table:table-cell table:number-columns-repeated="2" office:value-type="string" calcext:value-type="string">
            <text:p>Escola Politècnica Superior (UdG)</text:p>
          </table:table-cell>
          <table:table-cell office:value-type="string" calcext:value-type="string">
            <text:p>Universitats|Facultats i escoles|Escoles|</text:p>
          </table:table-cell>
          <table:table-cell/>
          <table:table-cell office:value-type="string" calcext:value-type="string">
            <text:p><text:s text:c="3"/>- Campus Montilivi</text:p>
          </table:table-cell>
          <table:table-cell table:number-columns-repeated="7"/>
          <table:table-cell office:value-type="float" office:value="17071" calcext:value-type="float">
            <text:p>17071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office:value-type="string" calcext:value-type="string">
            <text:p>972 41 84 20</text:p>
          </table:table-cell>
          <table:table-cell/>
          <table:table-cell office:value-type="string" calcext:value-type="string">
            <text:p>972 41 83 99</text:p>
          </table:table-cell>
          <table:table-cell office:value-type="float" office:value="485839742" calcext:value-type="float">
            <text:p>485839742</text:p>
          </table:table-cell>
          <table:table-cell office:value-type="float" office:value="4645625756" calcext:value-type="float">
            <text:p>4645625756</text:p>
          </table:table-cell>
          <table:table-cell office:value-type="string" calcext:value-type="string">
            <text:p>2.829119118</text:p>
          </table:table-cell>
          <table:table-cell office:value-type="string" calcext:value-type="string">
            <text:p>41.962490815</text:p>
          </table:table-cell>
          <table:table-cell/>
          <table:table-cell office:value-type="string" calcext:value-type="string">
            <text:p>http://www.udg.edu/eps</text:p>
          </table:table-cell>
          <table:table-cell office:value-type="string" calcext:value-type="string">
            <text:p>07/19/2024 07:40:47 AM</text:p>
          </table:table-cell>
          <table:table-cell/>
          <table:table-cell office:value-type="string" calcext:value-type="string">
            <text:p>POINT (2.8291192 41.96249)</text:p>
          </table:table-cell>
        </table:table-row>
        <table:table-row table:style-name="ro1">
          <table:table-cell office:value-type="float" office:value="3044466" calcext:value-type="float">
            <text:p>3044466</text:p>
          </table:table-cell>
          <table:table-cell table:number-columns-repeated="2" office:value-type="string" calcext:value-type="string">
            <text:p>Facultat de Ciències Econòmiques i Empresarials (UdG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Montilivi</text:p>
          </table:table-cell>
          <table:table-cell table:number-columns-repeated="7"/>
          <table:table-cell office:value-type="float" office:value="17071" calcext:value-type="float">
            <text:p>17071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office:value-type="string" calcext:value-type="string">
            <text:p>972 41 80 40</text:p>
          </table:table-cell>
          <table:table-cell/>
          <table:table-cell office:value-type="string" calcext:value-type="string">
            <text:p>972 41 80 32</text:p>
          </table:table-cell>
          <table:table-cell office:value-type="float" office:value="485839742" calcext:value-type="float">
            <text:p>485839742</text:p>
          </table:table-cell>
          <table:table-cell office:value-type="float" office:value="4645625756" calcext:value-type="float">
            <text:p>4645625756</text:p>
          </table:table-cell>
          <table:table-cell office:value-type="string" calcext:value-type="string">
            <text:p>2.829119118</text:p>
          </table:table-cell>
          <table:table-cell office:value-type="string" calcext:value-type="string">
            <text:p>41.962490815</text:p>
          </table:table-cell>
          <table:table-cell/>
          <table:table-cell office:value-type="string" calcext:value-type="string">
            <text:p>http://www.udg.edu/fcee</text:p>
          </table:table-cell>
          <table:table-cell office:value-type="string" calcext:value-type="string">
            <text:p>07/19/2024 07:40:43 AM</text:p>
          </table:table-cell>
          <table:table-cell/>
          <table:table-cell office:value-type="string" calcext:value-type="string">
            <text:p>POINT (2.8291192 41.96249)</text:p>
          </table:table-cell>
        </table:table-row>
        <table:table-row table:style-name="ro1">
          <table:table-cell office:value-type="float" office:value="3044410" calcext:value-type="float">
            <text:p>3044410</text:p>
          </table:table-cell>
          <table:table-cell table:number-columns-repeated="2" office:value-type="string" calcext:value-type="string">
            <text:p>Facultat de Dret (UdG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Montilivi</text:p>
          </table:table-cell>
          <table:table-cell table:number-columns-repeated="7"/>
          <table:table-cell office:value-type="float" office:value="17071" calcext:value-type="float">
            <text:p>17071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office:value-type="string" calcext:value-type="string">
            <text:p>972 41 81 20</text:p>
          </table:table-cell>
          <table:table-cell/>
          <table:table-cell office:value-type="string" calcext:value-type="string">
            <text:p>972 41 81 21</text:p>
          </table:table-cell>
          <table:table-cell office:value-type="float" office:value="485839742" calcext:value-type="float">
            <text:p>485839742</text:p>
          </table:table-cell>
          <table:table-cell office:value-type="float" office:value="4645625756" calcext:value-type="float">
            <text:p>4645625756</text:p>
          </table:table-cell>
          <table:table-cell office:value-type="string" calcext:value-type="string">
            <text:p>2.829119118</text:p>
          </table:table-cell>
          <table:table-cell office:value-type="string" calcext:value-type="string">
            <text:p>41.962490815</text:p>
          </table:table-cell>
          <table:table-cell/>
          <table:table-cell office:value-type="string" calcext:value-type="string">
            <text:p>http://www.udg.edu/fd</text:p>
          </table:table-cell>
          <table:table-cell office:value-type="string" calcext:value-type="string">
            <text:p>07/19/2024 07:40:44 AM</text:p>
          </table:table-cell>
          <table:table-cell/>
          <table:table-cell office:value-type="string" calcext:value-type="string">
            <text:p>POINT (2.8291192 41.96249)</text:p>
          </table:table-cell>
        </table:table-row>
        <table:table-row table:style-name="ro1">
          <table:table-cell office:value-type="float" office:value="3044497" calcext:value-type="float">
            <text:p>3044497</text:p>
          </table:table-cell>
          <table:table-cell table:number-columns-repeated="2" office:value-type="string" calcext:value-type="string">
            <text:p>Facultat de Ciències (UdG)</text:p>
          </table:table-cell>
          <table:table-cell office:value-type="string" calcext:value-type="string">
            <text:p>Universitats|Facultats i escoles|Facultats|</text:p>
          </table:table-cell>
          <table:table-cell/>
          <table:table-cell office:value-type="string" calcext:value-type="string">
            <text:p><text:s text:c="3"/>- Campus Montilivi</text:p>
          </table:table-cell>
          <table:table-cell table:number-columns-repeated="7"/>
          <table:table-cell office:value-type="float" office:value="17071" calcext:value-type="float">
            <text:p>17071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office:value-type="string" calcext:value-type="string">
            <text:p>972 41 87 20</text:p>
          </table:table-cell>
          <table:table-cell/>
          <table:table-cell office:value-type="string" calcext:value-type="string">
            <text:p>972 41 81 50</text:p>
          </table:table-cell>
          <table:table-cell office:value-type="float" office:value="485839742" calcext:value-type="float">
            <text:p>485839742</text:p>
          </table:table-cell>
          <table:table-cell office:value-type="float" office:value="4645625756" calcext:value-type="float">
            <text:p>4645625756</text:p>
          </table:table-cell>
          <table:table-cell office:value-type="string" calcext:value-type="string">
            <text:p>2.829119118</text:p>
          </table:table-cell>
          <table:table-cell office:value-type="string" calcext:value-type="string">
            <text:p>41.962490815</text:p>
          </table:table-cell>
          <table:table-cell/>
          <table:table-cell office:value-type="string" calcext:value-type="string">
            <text:p>https://www.udg.edu/ca/</text:p>
          </table:table-cell>
          <table:table-cell office:value-type="string" calcext:value-type="string">
            <text:p>07/19/2024 07:40:43 AM</text:p>
          </table:table-cell>
          <table:table-cell/>
          <table:table-cell office:value-type="string" calcext:value-type="string">
            <text:p>POINT (2.8291192 41.96249)</text:p>
          </table:table-cell>
        </table:table-row>
        <table:table-row table:style-name="ro1">
          <table:table-cell office:value-type="float" office:value="14345" calcext:value-type="float">
            <text:p>14345</text:p>
          </table:table-cell>
          <table:table-cell table:number-columns-repeated="2" office:value-type="string" calcext:value-type="string">
            <text:p>DEIXALLERIA MÒBIL DE L'AJUNTAMENT DE GIRONA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004" calcext:value-type="float">
            <text:p>17004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osoles@ajgirona.cat</text:p>
          </table:table-cell>
          <table:table-cell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65" calcext:value-type="float">
            <text:p>14365</text:p>
          </table:table-cell>
          <table:table-cell table:number-columns-repeated="2" office:value-type="string" calcext:value-type="string">
            <text:p>DEIXALLERIA MÒBIL DE L'AJUNTAMENT DE GIRONA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004" calcext:value-type="float">
            <text:p>17004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osoles@ajgirona.cat</text:p>
          </table:table-cell>
          <table:table-cell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27" calcext:value-type="float">
            <text:p>14327</text:p>
          </table:table-cell>
          <table:table-cell table:number-columns-repeated="2" office:value-type="string" calcext:value-type="string">
            <text:p>DEIXALLERIA MÒBIL DEL CONSELL COMARCAL DEL GIRONÈ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004" calcext:value-type="float">
            <text:p>17004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medi.ambient@girones.cat</text:p>
          </table:table-cell>
          <table:table-cell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8138669" calcext:value-type="float">
            <text:p>18138669</text:p>
          </table:table-cell>
          <table:table-cell table:number-columns-repeated="2" office:value-type="string" calcext:value-type="string">
            <text:p>Habitatge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xxx</text:p>
          </table:table-cell>
          <table:table-cell table:number-columns-repeated="7"/>
          <table:table-cell office:value-type="float" office:value="17079" calcext:value-type="float">
            <text:p>17079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table:number-columns-repeated="3"/>
          <table:table-cell office:value-type="float" office:value="429802559" calcext:value-type="float">
            <text:p>429802559</text:p>
          </table:table-cell>
          <table:table-cell office:value-type="float" office:value="4583209932" calcext:value-type="float">
            <text:p>4583209932</text:p>
          </table:table-cell>
          <table:table-cell office:value-type="string" calcext:value-type="string">
            <text:p>2.160265400</text:p>
          </table:table-cell>
          <table:table-cell office:value-type="string" calcext:value-type="string">
            <text:p>41.397363900</text:p>
          </table:table-cell>
          <table:table-cell table:number-columns-repeated="2"/>
          <table:table-cell office:value-type="string" calcext:value-type="string">
            <text:p>07/18/2024 07:02:13 AM</text:p>
          </table:table-cell>
          <table:table-cell/>
          <table:table-cell office:value-type="string" calcext:value-type="string">
            <text:p>POINT (2.1602654 41.397366)</text:p>
          </table:table-cell>
        </table:table-row>
        <table:table-row table:style-name="ro1">
          <table:table-cell office:value-type="float" office:value="18138667" calcext:value-type="float">
            <text:p>18138667</text:p>
          </table:table-cell>
          <table:table-cell table:number-columns-repeated="2" office:value-type="string" calcext:value-type="string">
            <text:p>Fiscalia H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xxx</text:p>
          </table:table-cell>
          <table:table-cell table:number-columns-repeated="7"/>
          <table:table-cell office:value-type="float" office:value="17071" calcext:value-type="float">
            <text:p>17071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table:number-columns-repeated="3"/>
          <table:table-cell office:value-type="float" office:value="429802559" calcext:value-type="float">
            <text:p>429802559</text:p>
          </table:table-cell>
          <table:table-cell office:value-type="float" office:value="4583209932" calcext:value-type="float">
            <text:p>4583209932</text:p>
          </table:table-cell>
          <table:table-cell office:value-type="string" calcext:value-type="string">
            <text:p>2.160265400</text:p>
          </table:table-cell>
          <table:table-cell office:value-type="string" calcext:value-type="string">
            <text:p>41.397363900</text:p>
          </table:table-cell>
          <table:table-cell table:number-columns-repeated="2"/>
          <table:table-cell office:value-type="string" calcext:value-type="string">
            <text:p>07/18/2024 07:02:14 AM</text:p>
          </table:table-cell>
          <table:table-cell/>
          <table:table-cell office:value-type="string" calcext:value-type="string">
            <text:p>POINT (2.1602654 41.397366)</text:p>
          </table:table-cell>
        </table:table-row>
        <table:table-row table:style-name="ro1">
          <table:table-cell office:value-type="float" office:value="2578322" calcext:value-type="float">
            <text:p>2578322</text:p>
          </table:table-cell>
          <table:table-cell table:number-columns-repeated="2" office:value-type="string" calcext:value-type="string">
            <text:p>Institut Pere Fontdevila</text:p>
          </table:table-cell>
          <table:table-cell office:value-type="string" calcext:value-type="string">
            <text:p>Educació. Formació|Educació secundària obligatòria (ESO)||Educació. Formació|Cicles formatius professionals de grau mitjà (CFPM)||Educació. Formació|Batxillerat (BATX)||</text:p>
          </table:table-cell>
          <table:table-cell/>
          <table:table-cell office:value-type="string" calcext:value-type="string">
            <text:p><text:s/>Pont de les Eres, 4</text:p>
          </table:table-cell>
          <table:table-cell table:number-columns-repeated="7"/>
          <table:table-cell office:value-type="float" office:value="8680" calcext:value-type="float">
            <text:p>8680</text:p>
          </table:table-cell>
          <table:table-cell office:value-type="string" calcext:value-type="string">
            <text:p>Gironella</text:p>
          </table:table-cell>
          <table:table-cell office:value-type="float" office:value="80924" calcext:value-type="float">
            <text:p>80924</text:p>
          </table:table-cell>
          <table:table-cell office:value-type="string" calcext:value-type="string">
            <text:p>Berguedà</text:p>
          </table:table-cell>
          <table:table-cell office:value-type="float" office:value="938228660" calcext:value-type="float">
            <text:p>938228660</text:p>
          </table:table-cell>
          <table:table-cell/>
          <table:table-cell office:value-type="float" office:value="938228660" calcext:value-type="float">
            <text:p>938228660</text:p>
          </table:table-cell>
          <table:table-cell office:value-type="float" office:value="407455000" calcext:value-type="float">
            <text:p>407455000</text:p>
          </table:table-cell>
          <table:table-cell office:value-type="float" office:value="4653891000" calcext:value-type="float">
            <text:p>4653891000</text:p>
          </table:table-cell>
          <table:table-cell office:value-type="string" calcext:value-type="string">
            <text:p>1.881996000</text:p>
          </table:table-cell>
          <table:table-cell office:value-type="string" calcext:value-type="string">
            <text:p>42.031617000</text:p>
          </table:table-cell>
          <table:table-cell office:value-type="string" calcext:value-type="string">
            <text:p>a8044971@xtec.cat</text:p>
          </table:table-cell>
          <table:table-cell/>
          <table:table-cell table:style-name="ce1" office:value-type="string" calcext:value-type="string">
            <text:p>06/12/2024 07:48:55 AM</text:p>
          </table:table-cell>
          <table:table-cell office:value-type="string" calcext:value-type="string">
            <text:p>Codi Territorial|Catalunya Central|Naturalesa|Públic|Titularitat|Departament d'Educació</text:p>
          </table:table-cell>
          <table:table-cell office:value-type="string" calcext:value-type="string">
            <text:p>POINT (1.881996 42.031616)</text:p>
          </table:table-cell>
        </table:table-row>
        <table:table-row table:style-name="ro1">
          <table:table-cell office:value-type="float" office:value="27044787" calcext:value-type="float">
            <text:p>27044787</text:p>
          </table:table-cell>
          <table:table-cell table:number-columns-repeated="2" office:value-type="string" calcext:value-type="string">
            <text:p>Edifici del Teatre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Viladomiu No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80" calcext:value-type="float">
            <text:p>8680</text:p>
          </table:table-cell>
          <table:table-cell office:value-type="string" calcext:value-type="string">
            <text:p>Gironella</text:p>
          </table:table-cell>
          <table:table-cell office:value-type="float" office:value="80924" calcext:value-type="float">
            <text:p>80924</text:p>
          </table:table-cell>
          <table:table-cell office:value-type="string" calcext:value-type="string">
            <text:p>Berguedà</text:p>
          </table:table-cell>
          <table:table-cell office:value-type="float" office:value="938250033" calcext:value-type="float">
            <text:p>938250033</text:p>
          </table:table-cell>
          <table:table-cell table:number-columns-repeated="2"/>
          <table:table-cell office:value-type="float" office:value="407747689" calcext:value-type="float">
            <text:p>407747689</text:p>
          </table:table-cell>
          <table:table-cell office:value-type="float" office:value="4650834310" calcext:value-type="float">
            <text:p>4650834310</text:p>
          </table:table-cell>
          <table:table-cell office:value-type="string" calcext:value-type="string">
            <text:p>1.886014248</text:p>
          </table:table-cell>
          <table:table-cell office:value-type="string" calcext:value-type="string">
            <text:p>42.004124232</text:p>
          </table:table-cell>
          <table:table-cell office:value-type="string" calcext:value-type="string">
            <text:p>gironella@diba.cat</text:p>
          </table:table-cell>
          <table:table-cell office:value-type="string" calcext:value-type="string">
            <text:p>http://www.gironella.cat</text:p>
          </table:table-cell>
          <table:table-cell table:style-name="ce1" office:value-type="string" calcext:value-type="string">
            <text:p>07/10/2024 07:34:04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1.8860142 42.004124)</text:p>
          </table:table-cell>
        </table:table-row>
        <table:table-row table:style-name="ro1">
          <table:table-cell office:value-type="float" office:value="384386" calcext:value-type="float">
            <text:p>384386</text:p>
          </table:table-cell>
          <table:table-cell table:number-columns-repeated="2" office:value-type="string" calcext:value-type="string">
            <text:p>Telecentre de Viladomiu Nou (subseu Telecolóni@)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Viladomiu Nou, Torre de l'Amo, s/n</text:p>
          </table:table-cell>
          <table:table-cell table:number-columns-repeated="7"/>
          <table:table-cell office:value-type="float" office:value="8680" calcext:value-type="float">
            <text:p>8680</text:p>
          </table:table-cell>
          <table:table-cell office:value-type="string" calcext:value-type="string">
            <text:p>Gironella</text:p>
          </table:table-cell>
          <table:table-cell office:value-type="float" office:value="80924" calcext:value-type="float">
            <text:p>80924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 838 06 5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telecolonia@parcfluvial.org</text:p>
          </table:table-cell>
          <table:table-cell/>
          <table:table-cell office:value-type="string" calcext:value-type="string">
            <text:p>10/19/2023 09:55:42 AM</text:p>
          </table:table-cell>
          <table:table-cell table:number-columns-repeated="2"/>
        </table:table-row>
        <table:table-row table:style-name="ro1">
          <table:table-cell office:value-type="float" office:value="27044921" calcext:value-type="float">
            <text:p>27044921</text:p>
          </table:table-cell>
          <table:table-cell table:number-columns-repeated="2" office:value-type="string" calcext:value-type="string">
            <text:p>Jardí Botànic de Plantes Medicinals de Gombrèn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Afores <text:s text:c="2"/>/ <text:s text:c="2"/>Oficines: C. Carbasser, 4, 2n</text:p>
          </table:table-cell>
          <table:table-cell table:number-columns-repeated="7"/>
          <table:table-cell office:value-type="float" office:value="17531" calcext:value-type="float">
            <text:p>17531</text:p>
          </table:table-cell>
          <table:table-cell office:value-type="string" calcext:value-type="string">
            <text:p>Gombrèn</text:p>
          </table:table-cell>
          <table:table-cell office:value-type="float" office:value="170806" calcext:value-type="float">
            <text:p>170806</text:p>
          </table:table-cell>
          <table:table-cell office:value-type="string" calcext:value-type="string">
            <text:p>Ripollès</text:p>
          </table:table-cell>
          <table:table-cell office:value-type="string" calcext:value-type="string">
            <text:p>972 73 05 85 -</text:p>
          </table:table-cell>
          <table:table-cell table:number-columns-repeated="2"/>
          <table:table-cell office:value-type="float" office:value="424700000" calcext:value-type="float">
            <text:p>424700000</text:p>
          </table:table-cell>
          <table:table-cell office:value-type="float" office:value="4677782000" calcext:value-type="float">
            <text:p>4677782000</text:p>
          </table:table-cell>
          <table:table-cell office:value-type="string" calcext:value-type="string">
            <text:p>2.087215534</text:p>
          </table:table-cell>
          <table:table-cell office:value-type="string" calcext:value-type="string">
            <text:p>42.248600950</text:p>
          </table:table-cell>
          <table:table-cell office:value-type="string" calcext:value-type="string">
            <text:p>info@jardibotanic-gombren.cat</text:p>
          </table:table-cell>
          <table:table-cell office:value-type="string" calcext:value-type="string">
            <text:p>http://www.jardibotanic-gombren.cat</text:p>
          </table:table-cell>
          <table:table-cell table:style-name="ce1" office:value-type="string" calcext:value-type="string">
            <text:p>07/10/2024 07:33:54 AM</text:p>
          </table:table-cell>
          <table:table-cell office:value-type="string" calcext:value-type="string">
            <text:p>Gestio|Gestió directa de persones o entitats privades|Titularitat|Privada</text:p>
          </table:table-cell>
          <table:table-cell office:value-type="string" calcext:value-type="string">
            <text:p>POINT (2.0872154 42.2486)</text:p>
          </table:table-cell>
        </table:table-row>
        <table:table-row table:style-name="ro1">
          <table:table-cell office:value-type="float" office:value="29647482" calcext:value-type="float">
            <text:p>29647482</text:p>
          </table:table-cell>
          <table:table-cell table:number-columns-repeated="2" office:value-type="string" calcext:value-type="string">
            <text:p>A. Hospitalària Hospital de dia</text:p>
          </table:table-cell>
          <table:table-cell office:value-type="string" calcext:value-type="string">
            <text:p>Educació. Formació|Educació primària (EPRI)||Educació. Formació|Educació secundària obligatòria (ESO)||Educació. Formació|Educació infantil de 1r cicle (EINF1C)||</text:p>
          </table:table-cell>
          <table:table-cell/>
          <table:table-cell office:value-type="string" calcext:value-type="string">
            <text:p><text:s/>.</text:p>
          </table:table-cell>
          <table:table-cell table:number-columns-repeated="7"/>
          <table:table-cell office:value-type="float" office:value="8400" calcext:value-type="float">
            <text:p>8400</text:p>
          </table:table-cell>
          <table:table-cell office:value-type="string" calcext:value-type="string">
            <text:p>Granollers</text:p>
          </table:table-cell>
          <table:table-cell office:value-type="float" office:value="80961" calcext:value-type="float">
            <text:p>80961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41143000" calcext:value-type="float">
            <text:p>441143000</text:p>
          </table:table-cell>
          <table:table-cell office:value-type="float" office:value="4607000000" calcext:value-type="float">
            <text:p>4607000000</text:p>
          </table:table-cell>
          <table:table-cell office:value-type="string" calcext:value-type="string">
            <text:p>2.293590000</text:p>
          </table:table-cell>
          <table:table-cell office:value-type="string" calcext:value-type="string">
            <text:p>41.612548000</text:p>
          </table:table-cell>
          <table:table-cell office:value-type="string" calcext:value-type="string">
            <text:p>a8071512@xtec.cat</text:p>
          </table:table-cell>
          <table:table-cell/>
          <table:table-cell table:style-name="ce1" office:value-type="string" calcext:value-type="string">
            <text:p>06/12/2024 07:36:45 AM</text:p>
          </table:table-cell>
          <table:table-cell office:value-type="string" calcext:value-type="string">
            <text:p>Codi Territorial|Maresme - Vallès Oriental|Naturalesa|Públic|Titularitat|Altres Departaments</text:p>
          </table:table-cell>
          <table:table-cell office:value-type="string" calcext:value-type="string">
            <text:p>POINT (2.29359 41.61255)</text:p>
          </table:table-cell>
        </table:table-row>
        <table:table-row table:style-name="ro1">
          <table:table-cell office:value-type="float" office:value="574418" calcext:value-type="float">
            <text:p>574418</text:p>
          </table:table-cell>
          <table:table-cell table:number-columns-repeated="2" office:value-type="string" calcext:value-type="string">
            <text:p>Jutjat de Pau de Granyena de les Garrigue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ortal, 5</text:p>
          </table:table-cell>
          <table:table-cell table:number-columns-repeated="7"/>
          <table:table-cell office:value-type="float" office:value="25160" calcext:value-type="float">
            <text:p>25160</text:p>
          </table:table-cell>
          <table:table-cell office:value-type="string" calcext:value-type="string">
            <text:p>Granyena de les Garrigues</text:p>
          </table:table-cell>
          <table:table-cell office:value-type="float" office:value="251057" calcext:value-type="float">
            <text:p>251057</text:p>
          </table:table-cell>
          <table:table-cell office:value-type="string" calcext:value-type="string">
            <text:p>Garrigues</text:p>
          </table:table-cell>
          <table:table-cell office:value-type="float" office:value="973136185" calcext:value-type="float">
            <text:p>973136185</text:p>
          </table:table-cell>
          <table:table-cell/>
          <table:table-cell office:value-type="string" calcext:value-type="string">
            <text:p>973136185(F)</text:p>
          </table:table-cell>
          <table:table-cell office:value-type="float" office:value="303655360" calcext:value-type="float">
            <text:p>303655360</text:p>
          </table:table-cell>
          <table:table-cell office:value-type="float" office:value="4589445141" calcext:value-type="float">
            <text:p>4589445141</text:p>
          </table:table-cell>
          <table:table-cell office:value-type="string" calcext:value-type="string">
            <text:p>0.650036900</text:p>
          </table:table-cell>
          <table:table-cell office:value-type="string" calcext:value-type="string">
            <text:p>41.432584500</text:p>
          </table:table-cell>
          <table:table-cell table:number-columns-repeated="2"/>
          <table:table-cell office:value-type="string" calcext:value-type="string">
            <text:p>07/18/2024 07:02:39 AM</text:p>
          </table:table-cell>
          <table:table-cell/>
          <table:table-cell office:value-type="string" calcext:value-type="string">
            <text:p>POINT (0.6500369 41.432583)</text:p>
          </table:table-cell>
        </table:table-row>
        <table:table-row table:style-name="ro1">
          <table:table-cell office:value-type="float" office:value="546924" calcext:value-type="float">
            <text:p>546924</text:p>
          </table:table-cell>
          <table:table-cell table:number-columns-repeated="2" office:value-type="string" calcext:value-type="string">
            <text:p>Ajuntament de Gratallop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43737" calcext:value-type="float">
            <text:p>43737</text:p>
          </table:table-cell>
          <table:table-cell office:value-type="string" calcext:value-type="string">
            <text:p>Gratallops</text:p>
          </table:table-cell>
          <table:table-cell office:value-type="float" office:value="430691" calcext:value-type="float">
            <text:p>430691</text:p>
          </table:table-cell>
          <table:table-cell office:value-type="string" calcext:value-type="string">
            <text:p>Priorat</text:p>
          </table:table-cell>
          <table:table-cell office:value-type="string" calcext:value-type="string">
            <text:p>977-839295</text:p>
          </table:table-cell>
          <table:table-cell/>
          <table:table-cell office:value-type="string" calcext:value-type="string">
            <text:p>977-839295</text:p>
          </table:table-cell>
          <table:table-cell office:value-type="float" office:value="313675000" calcext:value-type="float">
            <text:p>313675000</text:p>
          </table:table-cell>
          <table:table-cell office:value-type="float" office:value="4562775000" calcext:value-type="float">
            <text:p>4562775000</text:p>
          </table:table-cell>
          <table:table-cell office:value-type="string" calcext:value-type="string">
            <text:p>0.778039087</text:p>
          </table:table-cell>
          <table:table-cell office:value-type="string" calcext:value-type="string">
            <text:p>41.194914856</text:p>
          </table:table-cell>
          <table:table-cell office:value-type="string" calcext:value-type="string">
            <text:p>aj.gratallops@altanet.org</text:p>
          </table:table-cell>
          <table:table-cell office:value-type="string" calcext:value-type="string">
            <text:p>http://www.gratallops.altanet.org</text:p>
          </table:table-cell>
          <table:table-cell office:value-type="string" calcext:value-type="string">
            <text:p>07/17/2024 07:03:36 AM</text:p>
          </table:table-cell>
          <table:table-cell/>
          <table:table-cell office:value-type="string" calcext:value-type="string">
            <text:p>POINT (0.7780391 41.194916)</text:p>
          </table:table-cell>
        </table:table-row>
        <table:table-row table:style-name="ro1">
          <table:table-cell office:value-type="float" office:value="574937" calcext:value-type="float">
            <text:p>574937</text:p>
          </table:table-cell>
          <table:table-cell table:number-columns-repeated="2" office:value-type="string" calcext:value-type="string">
            <text:p>Jutjat de Pau de Gratallop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43737" calcext:value-type="float">
            <text:p>43737</text:p>
          </table:table-cell>
          <table:table-cell office:value-type="string" calcext:value-type="string">
            <text:p>Gratallops</text:p>
          </table:table-cell>
          <table:table-cell office:value-type="float" office:value="430691" calcext:value-type="float">
            <text:p>430691</text:p>
          </table:table-cell>
          <table:table-cell office:value-type="string" calcext:value-type="string">
            <text:p>Priorat</text:p>
          </table:table-cell>
          <table:table-cell office:value-type="float" office:value="977839295" calcext:value-type="float">
            <text:p>977839295</text:p>
          </table:table-cell>
          <table:table-cell/>
          <table:table-cell office:value-type="string" calcext:value-type="string">
            <text:p>977839295(F)</text:p>
          </table:table-cell>
          <table:table-cell office:value-type="float" office:value="313680076" calcext:value-type="float">
            <text:p>313680076</text:p>
          </table:table-cell>
          <table:table-cell office:value-type="float" office:value="4562618617" calcext:value-type="float">
            <text:p>4562618617</text:p>
          </table:table-cell>
          <table:table-cell office:value-type="string" calcext:value-type="string">
            <text:p>0.778147200</text:p>
          </table:table-cell>
          <table:table-cell office:value-type="string" calcext:value-type="string">
            <text:p>41.193508400</text:p>
          </table:table-cell>
          <table:table-cell table:number-columns-repeated="2"/>
          <table:table-cell office:value-type="string" calcext:value-type="string">
            <text:p>07/18/2024 07:02:35 AM</text:p>
          </table:table-cell>
          <table:table-cell/>
          <table:table-cell office:value-type="string" calcext:value-type="string">
            <text:p>POINT (0.7781472 41.19351)</text:p>
          </table:table-cell>
        </table:table-row>
        <table:table-row table:style-name="ro1">
          <table:table-cell office:value-type="float" office:value="14194" calcext:value-type="float">
            <text:p>14194</text:p>
          </table:table-cell>
          <table:table-cell table:number-columns-repeated="2" office:value-type="string" calcext:value-type="string">
            <text:p>DEIXALLERIA DE GUARDIOLA DE BERGUEDÀ (ALT BERGUEDÀ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ZONA DEL COLLET </text:p>
          </table:table-cell>
          <table:table-cell table:number-columns-repeated="7"/>
          <table:table-cell office:value-type="float" office:value="8694" calcext:value-type="float">
            <text:p>8694</text:p>
          </table:table-cell>
          <table:table-cell office:value-type="string" calcext:value-type="string">
            <text:p>Guardiola de Berguedà</text:p>
          </table:table-cell>
          <table:table-cell office:value-type="float" office:value="80996" calcext:value-type="float">
            <text:p>80996</text:p>
          </table:table-cell>
          <table:table-cell office:value-type="string" calcext:value-type="string">
            <text:p>Berguedà</text:p>
          </table:table-cell>
          <table:table-cell office:value-type="float" office:value="938213553" calcext:value-type="float">
            <text:p>938213553</text:p>
          </table:table-cell>
          <table:table-cell table:number-columns-repeated="2"/>
          <table:table-cell office:value-type="float" office:value="406893000" calcext:value-type="float">
            <text:p>406893000</text:p>
          </table:table-cell>
          <table:table-cell office:value-type="float" office:value="4675040000" calcext:value-type="float">
            <text:p>4675040000</text:p>
          </table:table-cell>
          <table:table-cell office:value-type="string" calcext:value-type="string">
            <text:p>1.871836169</text:p>
          </table:table-cell>
          <table:table-cell office:value-type="string" calcext:value-type="string">
            <text:p>42.221989717</text:p>
          </table:table-cell>
          <table:table-cell office:value-type="string" calcext:value-type="string">
            <text:p>ramon-corominas@ccbergueda.cat</text:p>
          </table:table-cell>
          <table:table-cell office:value-type="string" calcext:value-type="string">
            <text:p>http://www.guardioladebergueda.net/index.php?tipus=5&amp;info=1465&amp;menu=312&amp;cat=233</text:p>
          </table:table-cell>
          <table:table-cell office:value-type="string" calcext:value-type="string">
            <text:p>07/19/2024 07:03:00 AM</text:p>
          </table:table-cell>
          <table:table-cell office:value-type="string" calcext:value-type="string">
            <text:p>Horari|Horari d'hivern: de dimarts a dijous de 15h a 18h, divendres de 15h a 19h, dissabte de 9h a 13h i de 15h a 19h, diumenge de 9h a 13h. <text:s/>Horari d'estiu (15/7 al 31/8): de dimarts a divendres de 16h a 20,; dissabte de 9h a 13h i de 16h a 20h, diumenge de 9:00h a 13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8718362 42.22199)</text:p>
          </table:table-cell>
        </table:table-row>
        <table:table-row table:style-name="ro1">
          <table:table-cell office:value-type="float" office:value="3041433" calcext:value-type="float">
            <text:p>3041433</text:p>
          </table:table-cell>
          <table:table-cell table:number-columns-repeated="2" office:value-type="string" calcext:value-type="string">
            <text:p>Parc de Bombers de Guardiola de Berguedà</text:p>
          </table:table-cell>
          <table:table-cell office:value-type="string" calcext:value-type="string">
            <text:p>Emergències. Seguretat|Parcs de Bombers||</text:p>
          </table:table-cell>
          <table:table-cell/>
          <table:table-cell office:value-type="string" calcext:value-type="string">
            <text:p><text:s/>Cases Noves del Collet, 4</text:p>
          </table:table-cell>
          <table:table-cell table:number-columns-repeated="7"/>
          <table:table-cell office:value-type="float" office:value="8694" calcext:value-type="float">
            <text:p>8694</text:p>
          </table:table-cell>
          <table:table-cell office:value-type="string" calcext:value-type="string">
            <text:p>Guardiola de Berguedà</text:p>
          </table:table-cell>
          <table:table-cell office:value-type="float" office:value="80996" calcext:value-type="float">
            <text:p>80996</text:p>
          </table:table-cell>
          <table:table-cell office:value-type="string" calcext:value-type="string">
            <text:p>Berguedà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406796554" calcext:value-type="float">
            <text:p>406796554</text:p>
          </table:table-cell>
          <table:table-cell office:value-type="float" office:value="4674785976" calcext:value-type="float">
            <text:p>4674785976</text:p>
          </table:table-cell>
          <table:table-cell office:value-type="string" calcext:value-type="string">
            <text:p>1.870767000</text:p>
          </table:table-cell>
          <table:table-cell office:value-type="string" calcext:value-type="string">
            <text:p>42.219583000</text:p>
          </table:table-cell>
          <table:table-cell table:number-columns-repeated="2"/>
          <table:table-cell office:value-type="string" calcext:value-type="string">
            <text:p>07/19/2024 07:37:24 AM</text:p>
          </table:table-cell>
          <table:table-cell/>
          <table:table-cell office:value-type="string" calcext:value-type="string">
            <text:p>POINT (1.870767 42.21958)</text:p>
          </table:table-cell>
        </table:table-row>
        <table:table-row table:style-name="ro1">
          <table:table-cell office:value-type="float" office:value="574421" calcext:value-type="float">
            <text:p>574421</text:p>
          </table:table-cell>
          <table:table-cell table:number-columns-repeated="2" office:value-type="string" calcext:value-type="string">
            <text:p>Jutjat de Pau de Guixer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85" calcext:value-type="float">
            <text:p>25285</text:p>
          </table:table-cell>
          <table:table-cell office:value-type="string" calcext:value-type="string">
            <text:p>Guixers</text:p>
          </table:table-cell>
          <table:table-cell office:value-type="float" office:value="251116" calcext:value-type="float">
            <text:p>251116</text:p>
          </table:table-cell>
          <table:table-cell office:value-type="string" calcext:value-type="string">
            <text:p>Solsonès</text:p>
          </table:table-cell>
          <table:table-cell office:value-type="float" office:value="973492541" calcext:value-type="float">
            <text:p>973492541</text:p>
          </table:table-cell>
          <table:table-cell/>
          <table:table-cell office:value-type="string" calcext:value-type="string">
            <text:p>973492541(F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02:39 AM</text:p>
          </table:table-cell>
          <table:table-cell table:number-columns-repeated="2"/>
        </table:table-row>
        <table:table-row table:style-name="ro1">
          <table:table-cell office:value-type="float" office:value="27045724" calcext:value-type="float">
            <text:p>27045724</text:p>
          </table:table-cell>
          <table:table-cell table:number-columns-repeated="2" office:value-type="string" calcext:value-type="string">
            <text:p>Teatre l'Esperança</text:p>
          </table:table-cell>
          <table:table-cell office:value-type="string" calcext:value-type="string">
            <text:p>Cultura|Espais escènics i musicals|Teatre|</text:p>
          </table:table-cell>
          <table:table-cell/>
          <table:table-cell office:value-type="string" calcext:value-type="string">
            <text:p><text:s/>No Aplica Mas de l'Esperanç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503" calcext:value-type="float">
            <text:p>8503</text:p>
          </table:table-cell>
          <table:table-cell office:value-type="string" calcext:value-type="string">
            <text:p>Gurb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Osona</text:p>
          </table:table-cell>
          <table:table-cell office:value-type="float" office:value="938860166" calcext:value-type="float">
            <text:p>938860166</text:p>
          </table:table-cell>
          <table:table-cell table:number-columns-repeated="2"/>
          <table:table-cell office:value-type="float" office:value="437277300" calcext:value-type="float">
            <text:p>437277300</text:p>
          </table:table-cell>
          <table:table-cell office:value-type="float" office:value="4643463000" calcext:value-type="float">
            <text:p>4643463000</text:p>
          </table:table-cell>
          <table:table-cell office:value-type="string" calcext:value-type="string">
            <text:p>2.243345790</text:p>
          </table:table-cell>
          <table:table-cell office:value-type="string" calcext:value-type="string">
            <text:p>41.940645371</text:p>
          </table:table-cell>
          <table:table-cell office:value-type="string" calcext:value-type="string">
            <text:p>gurb@diba.cat</text:p>
          </table:table-cell>
          <table:table-cell office:value-type="string" calcext:value-type="string">
            <text:p>http://gurb.cat</text:p>
          </table:table-cell>
          <table:table-cell table:style-name="ce1" office:value-type="string" calcext:value-type="string">
            <text:p>07/10/2024 07:36:14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2433457 41.940647)</text:p>
          </table:table-cell>
        </table:table-row>
        <table:table-row table:style-name="ro1">
          <table:table-cell office:value-type="float" office:value="27042594" calcext:value-type="float">
            <text:p>27042594</text:p>
          </table:table-cell>
          <table:table-cell table:number-columns-repeated="2" office:value-type="string" calcext:value-type="string">
            <text:p>Sala de Cultura l'Esperança</text:p>
          </table:table-cell>
          <table:table-cell office:value-type="string" calcext:value-type="string">
            <text:p>Cultura|Centres culturals: ateneus, centres cívics i cases de cultura|Casa de Cultura/casals|</text:p>
          </table:table-cell>
          <table:table-cell/>
          <table:table-cell office:value-type="string" calcext:value-type="string">
            <text:p><text:s/>No Aplica Mas l'Esperanç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503" calcext:value-type="float">
            <text:p>8503</text:p>
          </table:table-cell>
          <table:table-cell office:value-type="string" calcext:value-type="string">
            <text:p>Gurb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Osona</text:p>
          </table:table-cell>
          <table:table-cell office:value-type="float" office:value="938860166" calcext:value-type="float">
            <text:p>938860166</text:p>
          </table:table-cell>
          <table:table-cell table:number-columns-repeated="2"/>
          <table:table-cell office:value-type="float" office:value="437277300" calcext:value-type="float">
            <text:p>437277300</text:p>
          </table:table-cell>
          <table:table-cell office:value-type="float" office:value="4643463000" calcext:value-type="float">
            <text:p>4643463000</text:p>
          </table:table-cell>
          <table:table-cell office:value-type="string" calcext:value-type="string">
            <text:p>2.243345790</text:p>
          </table:table-cell>
          <table:table-cell office:value-type="string" calcext:value-type="string">
            <text:p>41.940645371</text:p>
          </table:table-cell>
          <table:table-cell office:value-type="string" calcext:value-type="string">
            <text:p>gurb@diba.cat</text:p>
          </table:table-cell>
          <table:table-cell office:value-type="string" calcext:value-type="string">
            <text:p>http://gurb.cat</text:p>
          </table:table-cell>
          <table:table-cell table:style-name="ce1" office:value-type="string" calcext:value-type="string">
            <text:p>07/10/2024 07:36:14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2433457 41.940647)</text:p>
          </table:table-cell>
        </table:table-row>
        <table:table-row table:style-name="ro1">
          <table:table-cell office:value-type="float" office:value="759248" calcext:value-type="float">
            <text:p>759248</text:p>
          </table:table-cell>
          <table:table-cell table:number-columns-repeated="2" office:value-type="string" calcext:value-type="string">
            <text:p>Camp d'aviació de Puieda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Zona La Gravera de la Puied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503" calcext:value-type="float">
            <text:p>8503</text:p>
          </table:table-cell>
          <table:table-cell office:value-type="string" calcext:value-type="string">
            <text:p>Gurb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office:value-type="float" office:value="438393490" calcext:value-type="float">
            <text:p>438393490</text:p>
          </table:table-cell>
          <table:table-cell office:value-type="float" office:value="4648729880" calcext:value-type="float">
            <text:p>4648729880</text:p>
          </table:table-cell>
          <table:table-cell office:value-type="string" calcext:value-type="string">
            <text:p>2.256258333</text:p>
          </table:table-cell>
          <table:table-cell office:value-type="string" calcext:value-type="string">
            <text:p>41.988166667</text:p>
          </table:table-cell>
          <table:table-cell table:number-columns-repeated="2"/>
          <table:table-cell office:value-type="string" calcext:value-type="string">
            <text:p>07/17/2024 06:00:53 AM</text:p>
          </table:table-cell>
          <table:table-cell office:value-type="string" calcext:value-type="string">
            <text:p>Entitat Gestora|Amics de l'Aire de Gurb|Explotador|Amics de l'Aire de Gurb|Tipus|Camp d'aviació privat|Titular|Amics de l'Aire de Gurb</text:p>
          </table:table-cell>
          <table:table-cell office:value-type="string" calcext:value-type="string">
            <text:p>POINT (2.2562582 41.988167)</text:p>
          </table:table-cell>
        </table:table-row>
        <table:table-row table:style-name="ro1">
          <table:table-cell office:value-type="float" office:value="1841266" calcext:value-type="float">
            <text:p>1841266</text:p>
          </table:table-cell>
          <table:table-cell table:number-columns-repeated="2" office:value-type="string" calcext:value-type="string">
            <text:p>Junta Arbitral de Consum de L'Hospitalet</text:p>
          </table:table-cell>
          <table:table-cell office:value-type="string" calcext:value-type="string">
            <text:p>Comerç. Consum|Juntes arbitrals de consum||</text:p>
          </table:table-cell>
          <table:table-cell/>
          <table:table-cell office:value-type="string" calcext:value-type="string">
            <text:p><text:s text:c="2"/>Riera de la Creu 32</text:p>
          </table:table-cell>
          <table:table-cell table:number-columns-repeated="7"/>
          <table:table-cell office:value-type="float" office:value="8901" calcext:value-type="float">
            <text:p>8901</text:p>
          </table:table-cell>
          <table:table-cell office:value-type="string" calcext:value-type="string">
            <text:p>Hospitalet de Llobregat, l'</text:p>
          </table:table-cell>
          <table:table-cell office:value-type="float" office:value="81017" calcext:value-type="float">
            <text:p>81017</text:p>
          </table:table-cell>
          <table:table-cell office:value-type="string" calcext:value-type="string">
            <text:p>Barcelonès</text:p>
          </table:table-cell>
          <table:table-cell office:value-type="float" office:value="934026033" calcext:value-type="float">
            <text:p>934026033</text:p>
          </table:table-cell>
          <table:table-cell/>
          <table:table-cell office:value-type="float" office:value="934026034" calcext:value-type="float">
            <text:p>934026034</text:p>
          </table:table-cell>
          <table:table-cell office:value-type="float" office:value="424772092" calcext:value-type="float">
            <text:p>424772092</text:p>
          </table:table-cell>
          <table:table-cell office:value-type="float" office:value="4579249359" calcext:value-type="float">
            <text:p>4579249359</text:p>
          </table:table-cell>
          <table:table-cell office:value-type="string" calcext:value-type="string">
            <text:p>2.100587100</text:p>
          </table:table-cell>
          <table:table-cell office:value-type="string" calcext:value-type="string">
            <text:p>41.361238000</text:p>
          </table:table-cell>
          <table:table-cell office:value-type="string" calcext:value-type="string">
            <text:p>junta.arbitral@l-h.cat</text:p>
          </table:table-cell>
          <table:table-cell/>
          <table:table-cell table:style-name="ce1" office:value-type="string" calcext:value-type="string">
            <text:p>04/02/2024 07:01:27 AM</text:p>
          </table:table-cell>
          <table:table-cell/>
          <table:table-cell office:value-type="string" calcext:value-type="string">
            <text:p>POINT (2.1005871 41.361237)</text:p>
          </table:table-cell>
        </table:table-row>
        <table:table-row table:style-name="ro1">
          <table:table-cell office:value-type="float" office:value="3621725" calcext:value-type="float">
            <text:p>3621725</text:p>
          </table:table-cell>
          <table:table-cell table:number-columns-repeated="2" office:value-type="string" calcext:value-type="string">
            <text:p>Punt d'Atenció continuada Florida</text:p>
          </table:table-cell>
          <table:table-cell office:value-type="string" calcext:value-type="string">
            <text:p>Salut|Centres sanitaris|2. Centres amb atenció continuada|</text:p>
          </table:table-cell>
          <table:table-cell/>
          <table:table-cell office:value-type="string" calcext:value-type="string">
            <text:p><text:s/>PR DELS OCELLETS, S/N</text:p>
          </table:table-cell>
          <table:table-cell table:number-columns-repeated="7"/>
          <table:table-cell office:value-type="float" office:value="8905" calcext:value-type="float">
            <text:p>8905</text:p>
          </table:table-cell>
          <table:table-cell office:value-type="string" calcext:value-type="string">
            <text:p>Hospitalet de Llobregat, l'</text:p>
          </table:table-cell>
          <table:table-cell office:value-type="float" office:value="81017" calcext:value-type="float">
            <text:p>81017</text:p>
          </table:table-cell>
          <table:table-cell office:value-type="string" calcext:value-type="string">
            <text:p>Barcelonès</text:p>
          </table:table-cell>
          <table:table-cell office:value-type="float" office:value="934471080" calcext:value-type="float">
            <text:p>934471080</text:p>
          </table:table-cell>
          <table:table-cell/>
          <table:table-cell office:value-type="string" calcext:value-type="string">
            <text:p>93 448 33 06</text:p>
          </table:table-cell>
          <table:table-cell office:value-type="float" office:value="425897093" calcext:value-type="float">
            <text:p>425897093</text:p>
          </table:table-cell>
          <table:table-cell office:value-type="float" office:value="4580314773" calcext:value-type="float">
            <text:p>4580314773</text:p>
          </table:table-cell>
          <table:table-cell office:value-type="string" calcext:value-type="string">
            <text:p>2.113905697</text:p>
          </table:table-cell>
          <table:table-cell office:value-type="string" calcext:value-type="string">
            <text:p>41.370938068</text:p>
          </table:table-cell>
          <table:table-cell office:value-type="string" calcext:value-type="string">
            <text:p>lsolsona.apms.ics@gencat.cat</text:p>
          </table:table-cell>
          <table:table-cell/>
          <table:table-cell office:value-type="string" calcext:value-type="string">
            <text:p>07/19/2024 07:54:46 AM</text:p>
          </table:table-cell>
          <table:table-cell office:value-type="string" calcext:value-type="string">
            <text:p>Horari|Dissabtes, diumenges i festius de 8 a 20 h. Fora d'aquest horari truqueu al 061 Salut Respon o adreceu-vos al CUAP Pura Fernández (obert 24 hores).</text:p>
          </table:table-cell>
          <table:table-cell office:value-type="string" calcext:value-type="string">
            <text:p>POINT (2.1139057 41.370937)</text:p>
          </table:table-cell>
        </table:table-row>
        <table:table-row table:style-name="ro1">
          <table:table-cell office:value-type="float" office:value="3621730" calcext:value-type="float">
            <text:p>3621730</text:p>
          </table:table-cell>
          <table:table-cell table:number-columns-repeated="2" office:value-type="string" calcext:value-type="string">
            <text:p>CAP Florida - Equip Florida Nord</text:p>
          </table:table-cell>
          <table:table-cell office:value-type="string" calcext:value-type="string">
            <text:p>Salut|Centres sanitaris|7. Centres amb intercanvi de xeringues|Salut|Centres sanitaris|1. Centres d'atenció primària (CAP)|</text:p>
          </table:table-cell>
          <table:table-cell/>
          <table:table-cell office:value-type="string" calcext:value-type="string">
            <text:p><text:s/>PR DELS OCELLETS, S/N</text:p>
          </table:table-cell>
          <table:table-cell table:number-columns-repeated="7"/>
          <table:table-cell office:value-type="float" office:value="8905" calcext:value-type="float">
            <text:p>8905</text:p>
          </table:table-cell>
          <table:table-cell office:value-type="string" calcext:value-type="string">
            <text:p>Hospitalet de Llobregat, l'</text:p>
          </table:table-cell>
          <table:table-cell office:value-type="float" office:value="81017" calcext:value-type="float">
            <text:p>81017</text:p>
          </table:table-cell>
          <table:table-cell office:value-type="string" calcext:value-type="string">
            <text:p>Barcelonès</text:p>
          </table:table-cell>
          <table:table-cell office:value-type="float" office:value="934471080" calcext:value-type="float">
            <text:p>934471080</text:p>
          </table:table-cell>
          <table:table-cell/>
          <table:table-cell office:value-type="string" calcext:value-type="string">
            <text:p>93 448 33 06</text:p>
          </table:table-cell>
          <table:table-cell office:value-type="float" office:value="425897093" calcext:value-type="float">
            <text:p>425897093</text:p>
          </table:table-cell>
          <table:table-cell office:value-type="float" office:value="4580314773" calcext:value-type="float">
            <text:p>4580314773</text:p>
          </table:table-cell>
          <table:table-cell office:value-type="string" calcext:value-type="string">
            <text:p>2.113905697</text:p>
          </table:table-cell>
          <table:table-cell office:value-type="string" calcext:value-type="string">
            <text:p>41.370938068</text:p>
          </table:table-cell>
          <table:table-cell office:value-type="string" calcext:value-type="string">
            <text:p>hospitaletnord@ambitcp.catsalut.cat</text:p>
          </table:table-cell>
          <table:table-cell/>
          <table:table-cell office:value-type="string" calcext:value-type="string">
            <text:p>07/19/2024 07:54:48 AM</text:p>
          </table:table-cell>
          <table:table-cell office:value-type="string" calcext:value-type="string">
            <text:p>Horari|De dilluns a divendres de 8h a 20h. Caps de setmana i festius de 8 a 20h adreceu-vos al PAC Florida. Fora d'aquest horari, adreceu-vos al CUAP Pura Fernández (obert 24h) o bé truqueu al 061 Salut Respon</text:p>
          </table:table-cell>
          <table:table-cell office:value-type="string" calcext:value-type="string">
            <text:p>POINT (2.1139057 41.370937)</text:p>
          </table:table-cell>
        </table:table-row>
        <table:table-row table:style-name="ro1">
          <table:table-cell office:value-type="float" office:value="3621731" calcext:value-type="float">
            <text:p>3621731</text:p>
          </table:table-cell>
          <table:table-cell table:number-columns-repeated="2" office:value-type="string" calcext:value-type="string">
            <text:p>CAP Florida - Equip Florida Sud</text:p>
          </table:table-cell>
          <table:table-cell office:value-type="string" calcext:value-type="string">
            <text:p>Salut|Centres sanitaris|7. Centres amb intercanvi de xeringues|Salut|Centres sanitaris|1. Centres d'atenció primària (CAP)|</text:p>
          </table:table-cell>
          <table:table-cell/>
          <table:table-cell office:value-type="string" calcext:value-type="string">
            <text:p><text:s/>PR DELS OCELLETS, S/N</text:p>
          </table:table-cell>
          <table:table-cell table:number-columns-repeated="7"/>
          <table:table-cell office:value-type="float" office:value="8905" calcext:value-type="float">
            <text:p>8905</text:p>
          </table:table-cell>
          <table:table-cell office:value-type="string" calcext:value-type="string">
            <text:p>Hospitalet de Llobregat, l'</text:p>
          </table:table-cell>
          <table:table-cell office:value-type="float" office:value="81017" calcext:value-type="float">
            <text:p>81017</text:p>
          </table:table-cell>
          <table:table-cell office:value-type="string" calcext:value-type="string">
            <text:p>Barcelonès</text:p>
          </table:table-cell>
          <table:table-cell office:value-type="float" office:value="934471080" calcext:value-type="float">
            <text:p>934471080</text:p>
          </table:table-cell>
          <table:table-cell/>
          <table:table-cell office:value-type="string" calcext:value-type="string">
            <text:p>93 448 33 06</text:p>
          </table:table-cell>
          <table:table-cell office:value-type="float" office:value="425897093" calcext:value-type="float">
            <text:p>425897093</text:p>
          </table:table-cell>
          <table:table-cell office:value-type="float" office:value="4580314773" calcext:value-type="float">
            <text:p>4580314773</text:p>
          </table:table-cell>
          <table:table-cell office:value-type="string" calcext:value-type="string">
            <text:p>2.113905697</text:p>
          </table:table-cell>
          <table:table-cell office:value-type="string" calcext:value-type="string">
            <text:p>41.370938068</text:p>
          </table:table-cell>
          <table:table-cell office:value-type="string" calcext:value-type="string">
            <text:p>bcastror.apms.ics@gencat.cat</text:p>
          </table:table-cell>
          <table:table-cell/>
          <table:table-cell office:value-type="string" calcext:value-type="string">
            <text:p>07/19/2024 07:54:48 AM</text:p>
          </table:table-cell>
          <table:table-cell office:value-type="string" calcext:value-type="string">
            <text:p>Horari|De dilluns a divendres de 8h a 20h. Caps de setmana i festius de 8 a 20h adreceu-vos al PAC Florida. Fora d'aquest horari al CUAP Pura Fernández (obert 24h) o bé truqueu al 061 Salut Respon</text:p>
          </table:table-cell>
          <table:table-cell office:value-type="string" calcext:value-type="string">
            <text:p>POINT (2.1139057 41.370937)</text:p>
          </table:table-cell>
        </table:table-row>
        <table:table-row table:style-name="ro1">
          <table:table-cell office:value-type="float" office:value="2927158" calcext:value-type="float">
            <text:p>2927158</text:p>
          </table:table-cell>
          <table:table-cell table:number-columns-repeated="2" office:value-type="string" calcext:value-type="string">
            <text:p>PUNT D'ATENCIÓ TURÍSTICA DE LA FORTALESA D'HOSTALRIC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Castell d'Hostalric</text:p>
          </table:table-cell>
          <table:table-cell table:number-columns-repeated="7"/>
          <table:table-cell office:value-type="float" office:value="17450" calcext:value-type="float">
            <text:p>17450</text:p>
          </table:table-cell>
          <table:table-cell office:value-type="string" calcext:value-type="string">
            <text:p>Hostalric</text:p>
          </table:table-cell>
          <table:table-cell office:value-type="float" office:value="170834" calcext:value-type="float">
            <text:p>170834</text:p>
          </table:table-cell>
          <table:table-cell office:value-type="string" calcext:value-type="string">
            <text:p>Selva</text:p>
          </table:table-cell>
          <table:table-cell office:value-type="float" office:value="972874165" calcext:value-type="float">
            <text:p>972874165</text:p>
          </table:table-cell>
          <table:table-cell table:number-columns-repeated="2"/>
          <table:table-cell office:value-type="float" office:value="469522243" calcext:value-type="float">
            <text:p>469522243</text:p>
          </table:table-cell>
          <table:table-cell office:value-type="float" office:value="4621413143" calcext:value-type="float">
            <text:p>4621413143</text:p>
          </table:table-cell>
          <table:table-cell office:value-type="string" calcext:value-type="string">
            <text:p>2.633455500</text:p>
          </table:table-cell>
          <table:table-cell office:value-type="string" calcext:value-type="string">
            <text:p>41.743952800</text:p>
          </table:table-cell>
          <table:table-cell office:value-type="string" calcext:value-type="string">
            <text:p>turisme@hostalric.cat</text:p>
          </table:table-cell>
          <table:table-cell office:value-type="string" calcext:value-type="string">
            <text:p>http://www.turismehostalric.cat</text:p>
          </table:table-cell>
          <table:table-cell office:value-type="string" calcext:value-type="string">
            <text:p>07/19/2024 07:51:52 AM</text:p>
          </table:table-cell>
          <table:table-cell office:value-type="string" calcext:value-type="string">
            <text:p>Marca_Turistica|COSTA BRAVA</text:p>
          </table:table-cell>
          <table:table-cell office:value-type="string" calcext:value-type="string">
            <text:p>POINT (2.6334555 41.743954)</text:p>
          </table:table-cell>
        </table:table-row>
        <table:table-row table:style-name="ro1">
          <table:table-cell office:value-type="float" office:value="14354" calcext:value-type="float">
            <text:p>14354</text:p>
          </table:table-cell>
          <table:table-cell table:number-columns-repeated="2" office:value-type="string" calcext:value-type="string">
            <text:p>DEIXALLERIA MÒBIL DE L'AJUNTAMENT D'IGUALAD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700" calcext:value-type="float">
            <text:p>8700</text:p>
          </table:table-cell>
          <table:table-cell office:value-type="string" calcext:value-type="string">
            <text:p>Igualada</text:p>
          </table:table-cell>
          <table:table-cell office:value-type="float" office:value="81022" calcext:value-type="float">
            <text:p>81022</text:p>
          </table:table-cell>
          <table:table-cell office:value-type="string" calcext:value-type="string">
            <text:p>Anoia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9758292" calcext:value-type="float">
            <text:p>29758292</text:p>
          </table:table-cell>
          <table:table-cell table:number-columns-repeated="2" office:value-type="string" calcext:value-type="string">
            <text:p>DEIXALLERIA MÒBIL DEL CONSELL COMARCAL DE L'ANOIA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700" calcext:value-type="float">
            <text:p>8700</text:p>
          </table:table-cell>
          <table:table-cell office:value-type="string" calcext:value-type="string">
            <text:p>Igualada</text:p>
          </table:table-cell>
          <table:table-cell office:value-type="float" office:value="81022" calcext:value-type="float">
            <text:p>81022</text:p>
          </table:table-cell>
          <table:table-cell office:value-type="string" calcext:value-type="string">
            <text:p>Anoia</text:p>
          </table:table-cell>
          <table:table-cell office:value-type="float" office:value="938051585" calcext:value-type="float">
            <text:p>93805158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salvanys@anoia.cat</text:p>
          </table:table-cell>
          <table:table-cell/>
          <table:table-cell office:value-type="string" calcext:value-type="string">
            <text:p>07/19/2024 07:02:45 AM</text:p>
          </table:table-cell>
          <table:table-cell office:value-type="string" calcext:value-type="string">
            <text:p>Horari|De dilluns a divendres de 14 a 2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9649388" calcext:value-type="float">
            <text:p>29649388</text:p>
          </table:table-cell>
          <table:table-cell table:number-columns-repeated="2" office:value-type="string" calcext:value-type="string">
            <text:p>A. Hospitalària Hospital de dia d'Igualada</text:p>
          </table:table-cell>
          <table:table-cell office:value-type="string" calcext:value-type="string">
            <text:p>Educació. Formació|Educació primària (EPRI)||Educació. Formació|Educació infantil de 2n cicle (EINF2C)||Educació. Formació|Educació secundària obligatòria (ESO)||</text:p>
          </table:table-cell>
          <table:table-cell/>
          <table:table-cell office:value-type="string" calcext:value-type="string">
            <text:p><text:s/>.</text:p>
          </table:table-cell>
          <table:table-cell table:number-columns-repeated="7"/>
          <table:table-cell office:value-type="float" office:value="8700" calcext:value-type="float">
            <text:p>8700</text:p>
          </table:table-cell>
          <table:table-cell office:value-type="string" calcext:value-type="string">
            <text:p>Igualada</text:p>
          </table:table-cell>
          <table:table-cell office:value-type="float" office:value="81022" calcext:value-type="float">
            <text:p>81022</text:p>
          </table:table-cell>
          <table:table-cell office:value-type="string" calcext:value-type="string">
            <text:p>Anoia</text:p>
          </table:table-cell>
          <table:table-cell table:number-columns-repeated="3"/>
          <table:table-cell office:value-type="float" office:value="385389000" calcext:value-type="float">
            <text:p>385389000</text:p>
          </table:table-cell>
          <table:table-cell office:value-type="float" office:value="4603785000" calcext:value-type="float">
            <text:p>4603785000</text:p>
          </table:table-cell>
          <table:table-cell office:value-type="string" calcext:value-type="string">
            <text:p>1.625177000</text:p>
          </table:table-cell>
          <table:table-cell office:value-type="string" calcext:value-type="string">
            <text:p>41.577539000</text:p>
          </table:table-cell>
          <table:table-cell office:value-type="string" calcext:value-type="string">
            <text:p>a8074902@xtec.cat</text:p>
          </table:table-cell>
          <table:table-cell/>
          <table:table-cell table:style-name="ce1" office:value-type="string" calcext:value-type="string">
            <text:p>06/12/2024 07:34:32 AM</text:p>
          </table:table-cell>
          <table:table-cell office:value-type="string" calcext:value-type="string">
            <text:p>Codi Territorial|Penedès|Naturalesa|Públic|Titularitat|Altres Departaments</text:p>
          </table:table-cell>
          <table:table-cell office:value-type="string" calcext:value-type="string">
            <text:p>POINT (1.625177 41.577538)</text:p>
          </table:table-cell>
        </table:table-row>
        <table:table-row table:style-name="ro1">
          <table:table-cell office:value-type="float" office:value="55467" calcext:value-type="float">
            <text:p>55467</text:p>
          </table:table-cell>
          <table:table-cell table:number-columns-repeated="2" office:value-type="string" calcext:value-type="string">
            <text:p>Llanç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490" calcext:value-type="float">
            <text:p>17490</text:p>
          </table:table-cell>
          <table:table-cell office:value-type="string" calcext:value-type="string">
            <text:p>Llançà</text:p>
          </table:table-cell>
          <table:table-cell office:value-type="float" office:value="170926" calcext:value-type="float">
            <text:p>170926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office:value-type="float" office:value="513469000" calcext:value-type="float">
            <text:p>513469000</text:p>
          </table:table-cell>
          <table:table-cell office:value-type="float" office:value="4691416000" calcext:value-type="float">
            <text:p>4691416000</text:p>
          </table:table-cell>
          <table:table-cell office:value-type="string" calcext:value-type="string">
            <text:p>3.162462000</text:p>
          </table:table-cell>
          <table:table-cell office:value-type="string" calcext:value-type="string">
            <text:p>42.373063705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3.162462 42.373062)</text:p>
          </table:table-cell>
        </table:table-row>
        <table:table-row table:style-name="ro1">
          <table:table-cell office:value-type="float" office:value="2244626" calcext:value-type="float">
            <text:p>2244626</text:p>
          </table:table-cell>
          <table:table-cell table:number-columns-repeated="2" office:value-type="string" calcext:value-type="string">
            <text:p>Entitat Municipal Descentralitzada de Montenartró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95" calcext:value-type="float">
            <text:p>25595</text:p>
          </table:table-cell>
          <table:table-cell office:value-type="string" calcext:value-type="string">
            <text:p>Llavorsí</text:p>
          </table:table-cell>
          <table:table-cell office:value-type="float" office:value="251266" calcext:value-type="float">
            <text:p>251266</text:p>
          </table:table-cell>
          <table:table-cell office:value-type="string" calcext:value-type="string">
            <text:p>Pallars Sobirà</text:p>
          </table:table-cell>
          <table:table-cell office:value-type="string" calcext:value-type="string">
            <text:p>973-622008</text:p>
          </table:table-cell>
          <table:table-cell/>
          <table:table-cell office:value-type="string" calcext:value-type="string">
            <text:p>973-622008</text:p>
          </table:table-cell>
          <table:table-cell office:value-type="float" office:value="352817598" calcext:value-type="float">
            <text:p>352817598</text:p>
          </table:table-cell>
          <table:table-cell office:value-type="float" office:value="4706566611" calcext:value-type="float">
            <text:p>4706566611</text:p>
          </table:table-cell>
          <table:table-cell office:value-type="string" calcext:value-type="string">
            <text:p>1.208820000</text:p>
          </table:table-cell>
          <table:table-cell office:value-type="string" calcext:value-type="string">
            <text:p>42.497470000</text:p>
          </table:table-cell>
          <table:table-cell office:value-type="string" calcext:value-type="string">
            <text:p>ajuntament@llavorsi.ddl.net</text:p>
          </table:table-cell>
          <table:table-cell office:value-type="string" calcext:value-type="string">
            <text:p>http://llavorsi.ddl.net</text:p>
          </table:table-cell>
          <table:table-cell office:value-type="string" calcext:value-type="string">
            <text:p>07/17/2024 07:02:45 AM</text:p>
          </table:table-cell>
          <table:table-cell/>
          <table:table-cell office:value-type="string" calcext:value-type="string">
            <text:p>POINT (1.20882 42.49747)</text:p>
          </table:table-cell>
        </table:table-row>
        <table:table-row table:style-name="ro1">
          <table:table-cell office:value-type="float" office:value="14510" calcext:value-type="float">
            <text:p>14510</text:p>
          </table:table-cell>
          <table:table-cell table:number-columns-repeated="2" office:value-type="string" calcext:value-type="string">
            <text:p>DEIXALLERIA MÒBIL DE L'AJUNTAMENT DE LLEIDA (I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007" calcext:value-type="float">
            <text:p>25007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24" calcext:value-type="float">
            <text:p>14324</text:p>
          </table:table-cell>
          <table:table-cell table:number-columns-repeated="2" office:value-type="string" calcext:value-type="string">
            <text:p>DEIXALLERIA MÒBIL DE L'AJUNTAMENT DE LLEIDA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007" calcext:value-type="float">
            <text:p>25007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9758293" calcext:value-type="float">
            <text:p>29758293</text:p>
          </table:table-cell>
          <table:table-cell table:number-columns-repeated="2" office:value-type="string" calcext:value-type="string">
            <text:p>DEIXALLERIA MÒBIL DEL CONSELL COMARCAL DEL SEGRIÀ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007" calcext:value-type="float">
            <text:p>25007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53" calcext:value-type="float">
            <text:p>14353</text:p>
          </table:table-cell>
          <table:table-cell table:number-columns-repeated="2" office:value-type="string" calcext:value-type="string">
            <text:p>DEIXALLERIA MÒBIL DE L'AJUNTAMENT DE LLEIDA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007" calcext:value-type="float">
            <text:p>25007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841308" calcext:value-type="float">
            <text:p>1841308</text:p>
          </table:table-cell>
          <table:table-cell table:number-columns-repeated="2" office:value-type="string" calcext:value-type="string">
            <text:p>Ofideute (Lleida)</text:p>
          </table:table-cell>
          <table:table-cell office:value-type="string" calcext:value-type="string">
            <text:p>Comerç. Consum|Servei públic de Consum||</text:p>
          </table:table-cell>
          <table:table-cell/>
          <table:table-cell office:value-type="string" calcext:value-type="string">
            <text:p><text:s text:c="2"/>Clot de les Monges 6-8</text:p>
          </table:table-cell>
          <table:table-cell table:number-columns-repeated="7"/>
          <table:table-cell office:value-type="float" office:value="25007" calcext:value-type="float">
            <text:p>25007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float" office:value="970031800" calcext:value-type="float">
            <text:p>970031800</text:p>
          </table:table-cell>
          <table:table-cell table:number-columns-repeated="2"/>
          <table:table-cell office:value-type="float" office:value="302428175" calcext:value-type="float">
            <text:p>302428175</text:p>
          </table:table-cell>
          <table:table-cell office:value-type="float" office:value="4609966927" calcext:value-type="float">
            <text:p>4609966927</text:p>
          </table:table-cell>
          <table:table-cell office:value-type="string" calcext:value-type="string">
            <text:p>0.628623700</text:p>
          </table:table-cell>
          <table:table-cell office:value-type="string" calcext:value-type="string">
            <text:p>41.616973700</text:p>
          </table:table-cell>
          <table:table-cell table:number-columns-repeated="2"/>
          <table:table-cell table:style-name="ce1" office:value-type="string" calcext:value-type="string">
            <text:p>04/02/2024 07:01:26 AM</text:p>
          </table:table-cell>
          <table:table-cell/>
          <table:table-cell office:value-type="string" calcext:value-type="string">
            <text:p>POINT (0.6286237 41.616974)</text:p>
          </table:table-cell>
        </table:table-row>
        <table:table-row table:style-name="ro1">
          <table:table-cell office:value-type="float" office:value="3044323" calcext:value-type="float">
            <text:p>3044323</text:p>
          </table:table-cell>
          <table:table-cell office:value-type="string" calcext:value-type="string">
            <text:p>PCiTAL</text:p>
          </table:table-cell>
          <table:table-cell office:value-type="string" calcext:value-type="string">
            <text:p>Parc Científic i Tecnològic Agroalimentari de Lleida</text:p>
          </table:table-cell>
          <table:table-cell office:value-type="string" calcext:value-type="string">
            <text:p>Recerca|Parcs científics i tecnològics||</text:p>
          </table:table-cell>
          <table:table-cell/>
          <table:table-cell office:value-type="string" calcext:value-type="string">
            <text:p><text:s text:c="2"/>Parc de Gardeny</text:p>
          </table:table-cell>
          <table:table-cell table:number-columns-repeated="7"/>
          <table:table-cell office:value-type="float" office:value="25071" calcext:value-type="float">
            <text:p>25071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 272922</text:p>
          </table:table-cell>
          <table:table-cell/>
          <table:table-cell office:value-type="string" calcext:value-type="string">
            <text:p>973 <text:s/>267161</text:p>
          </table:table-cell>
          <table:table-cell office:value-type="float" office:value="300467331" calcext:value-type="float">
            <text:p>300467331</text:p>
          </table:table-cell>
          <table:table-cell office:value-type="float" office:value="4609044899" calcext:value-type="float">
            <text:p>4609044899</text:p>
          </table:table-cell>
          <table:table-cell office:value-type="string" calcext:value-type="string">
            <text:p>0.605415222</text:p>
          </table:table-cell>
          <table:table-cell office:value-type="string" calcext:value-type="string">
            <text:p>41.608188258</text:p>
          </table:table-cell>
          <table:table-cell/>
          <table:table-cell office:value-type="string" calcext:value-type="string">
            <text:p>http://www.pcital.es</text:p>
          </table:table-cell>
          <table:table-cell office:value-type="string" calcext:value-type="string">
            <text:p>07/19/2024 07:40:47 AM</text:p>
          </table:table-cell>
          <table:table-cell/>
          <table:table-cell office:value-type="string" calcext:value-type="string">
            <text:p>POINT (0.6054152 41.60819)</text:p>
          </table:table-cell>
        </table:table-row>
        <table:table-row table:style-name="ro1">
          <table:table-cell office:value-type="float" office:value="29645694" calcext:value-type="float">
            <text:p>29645694</text:p>
          </table:table-cell>
          <table:table-cell table:number-columns-repeated="2" office:value-type="string" calcext:value-type="string">
            <text:p>Cent.Prof.Mús. L'Intèrpret</text:p>
          </table:table-cell>
          <table:table-cell office:value-type="string" calcext:value-type="string">
            <text:p>Educació. Formació|Grau professional de música (MUSP)||</text:p>
          </table:table-cell>
          <table:table-cell/>
          <table:table-cell office:value-type="string" calcext:value-type="string">
            <text:p><text:s/>"c. Dolors ""Lolín"" Sabaté, 11, baixos"</text:p>
          </table:table-cell>
          <table:table-cell table:number-columns-repeated="7"/>
          <table:table-cell office:value-type="float" office:value="25003" calcext:value-type="float">
            <text:p>25003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float" office:value="973263906" calcext:value-type="float">
            <text:p>973263906</text:p>
          </table:table-cell>
          <table:table-cell/>
          <table:table-cell office:value-type="float" office:value="973263906" calcext:value-type="float">
            <text:p>973263906</text:p>
          </table:table-cell>
          <table:table-cell office:value-type="float" office:value="301284000" calcext:value-type="float">
            <text:p>301284000</text:p>
          </table:table-cell>
          <table:table-cell office:value-type="float" office:value="4609617000" calcext:value-type="float">
            <text:p>4609617000</text:p>
          </table:table-cell>
          <table:table-cell office:value-type="string" calcext:value-type="string">
            <text:p>0.615012000</text:p>
          </table:table-cell>
          <table:table-cell office:value-type="string" calcext:value-type="string">
            <text:p>41.613541000</text:p>
          </table:table-cell>
          <table:table-cell office:value-type="string" calcext:value-type="string">
            <text:p>c5009927@xtec.cat</text:p>
          </table:table-cell>
          <table:table-cell/>
          <table:table-cell table:style-name="ce1" office:value-type="string" calcext:value-type="string">
            <text:p>06/12/2024 07:25:16 AM</text:p>
          </table:table-cell>
          <table:table-cell office:value-type="string" calcext:value-type="string">
            <text:p>Codi Territorial|Lleida|Naturalesa|Privat|Titularitat|Societats Mercantils</text:p>
          </table:table-cell>
          <table:table-cell office:value-type="string" calcext:value-type="string">
            <text:p>POINT (0.615012 41.61354)</text:p>
          </table:table-cell>
        </table:table-row>
        <table:table-row table:style-name="ro1">
          <table:table-cell office:value-type="float" office:value="24595489" calcext:value-type="float">
            <text:p>24595489</text:p>
          </table:table-cell>
          <table:table-cell table:number-columns-repeated="2" office:value-type="string" calcext:value-type="string">
            <text:p>Lliçà d'Amunt - PIJ El Galliner</text:p>
          </table:table-cell>
          <table:table-cell office:value-type="string" calcext:value-type="string">
            <text:p>Societat. Ciutadania. Famílies|Serveis d'Informació Juvenil|Punt d'Informació Juvenil sense Assessoria/es|</text:p>
          </table:table-cell>
          <table:table-cell/>
          <table:table-cell office:value-type="string" calcext:value-type="string">
            <text:p><text:s/>Castelló de la Plana, 11, 08186</text:p>
          </table:table-cell>
          <table:table-cell table:number-columns-repeated="7"/>
          <table:table-cell office:value-type="float" office:value="8186" calcext:value-type="float">
            <text:p>8186</text:p>
          </table:table-cell>
          <table:table-cell office:value-type="string" calcext:value-type="string">
            <text:p>Lliçà d'Amunt</text:p>
          </table:table-cell>
          <table:table-cell office:value-type="float" office:value="81075" calcext:value-type="float">
            <text:p>81075</text:p>
          </table:table-cell>
          <table:table-cell office:value-type="string" calcext:value-type="string">
            <text:p>Vallès Oriental</text:p>
          </table:table-cell>
          <table:table-cell office:value-type="float" office:value="938607001" calcext:value-type="float">
            <text:p>938607001</text:p>
          </table:table-cell>
          <table:table-cell table:number-columns-repeated="2"/>
          <table:table-cell office:value-type="float" office:value="436530743" calcext:value-type="float">
            <text:p>436530743</text:p>
          </table:table-cell>
          <table:table-cell office:value-type="float" office:value="4607503877" calcext:value-type="float">
            <text:p>4607503877</text:p>
          </table:table-cell>
          <table:table-cell office:value-type="string" calcext:value-type="string">
            <text:p>2.238183200</text:p>
          </table:table-cell>
          <table:table-cell office:value-type="string" calcext:value-type="string">
            <text:p>41.616730100</text:p>
          </table:table-cell>
          <table:table-cell office:value-type="string" calcext:value-type="string">
            <text:p>elgalliner@llicamunt.cat</text:p>
          </table:table-cell>
          <table:table-cell office:value-type="string" calcext:value-type="string">
            <text:p>https://www.espaijovegalliner.cat/</text:p>
          </table:table-cell>
          <table:table-cell table:style-name="ce1" office:value-type="string" calcext:value-type="string">
            <text:p>07/10/2024 07:10:49 AM</text:p>
          </table:table-cell>
          <table:table-cell office:value-type="string" calcext:value-type="string">
            <text:p>Xarxes|https://www.facebook.com/espaijovegalliner <text:s text:c="3"/>https://twitter.com/jovegalliner <text:s/>https://www.instagram.com/espaijovegalliner <text:s/>WhatsApp: 673930937|Assessories| </text:p>
          </table:table-cell>
          <table:table-cell office:value-type="string" calcext:value-type="string">
            <text:p>POINT (2.2381833 41.61673)</text:p>
          </table:table-cell>
        </table:table-row>
        <table:table-row table:style-name="ro1">
          <table:table-cell office:value-type="float" office:value="27043453" calcext:value-type="float">
            <text:p>27043453</text:p>
          </table:table-cell>
          <table:table-cell table:number-columns-repeated="2" office:value-type="string" calcext:value-type="string">
            <text:p>Local Social Ca l'Esteper</text:p>
          </table:table-cell>
          <table:table-cell office:value-type="string" calcext:value-type="string">
            <text:p>Cultura|Altres espais aptes per a l'ús cultural|Locals i espais polivalents|</text:p>
          </table:table-cell>
          <table:table-cell/>
          <table:table-cell office:value-type="string" calcext:value-type="string">
            <text:p><text:s/>No Aplica Zona Esportiva Ca l' Esteper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186" calcext:value-type="float">
            <text:p>8186</text:p>
          </table:table-cell>
          <table:table-cell office:value-type="string" calcext:value-type="string">
            <text:p>Lliçà d'Amunt</text:p>
          </table:table-cell>
          <table:table-cell office:value-type="float" office:value="81075" calcext:value-type="float">
            <text:p>81075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841 5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participacio@llicamunt.cat</text:p>
          </table:table-cell>
          <table:table-cell office:value-type="string" calcext:value-type="string">
            <text:p>http://www.llicamunt.cat</text:p>
          </table:table-cell>
          <table:table-cell table:style-name="ce1" office:value-type="string" calcext:value-type="string">
            <text:p>07/10/2024 07:33:39 AM</text:p>
          </table:table-cell>
          <table:table-cell office:value-type="string" calcext:value-type="string">
            <text:p>Gestio|Altres <text:s text:c="3"/>|Titularitat|Pública <text:s text:c="2"/></text:p>
          </table:table-cell>
          <table:table-cell/>
        </table:table-row>
        <table:table-row table:style-name="ro1">
          <table:table-cell office:value-type="float" office:value="547171" calcext:value-type="float">
            <text:p>547171</text:p>
          </table:table-cell>
          <table:table-cell table:number-columns-repeated="2" office:value-type="string" calcext:value-type="string">
            <text:p>Ajuntament de Llober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81" calcext:value-type="float">
            <text:p>25281</text:p>
          </table:table-cell>
          <table:table-cell office:value-type="string" calcext:value-type="string">
            <text:p>Llobera</text:p>
          </table:table-cell>
          <table:table-cell office:value-type="float" office:value="251291" calcext:value-type="float">
            <text:p>251291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73-483829</text:p>
          </table:table-cell>
          <table:table-cell/>
          <table:table-cell office:value-type="string" calcext:value-type="string">
            <text:p>973-480272</text:p>
          </table:table-cell>
          <table:table-cell office:value-type="float" office:value="372579736" calcext:value-type="float">
            <text:p>372579736</text:p>
          </table:table-cell>
          <table:table-cell office:value-type="float" office:value="4642284231" calcext:value-type="float">
            <text:p>4642284231</text:p>
          </table:table-cell>
          <table:table-cell office:value-type="string" calcext:value-type="string">
            <text:p>1.463324974</text:p>
          </table:table-cell>
          <table:table-cell office:value-type="string" calcext:value-type="string">
            <text:p>41.922238032</text:p>
          </table:table-cell>
          <table:table-cell office:value-type="string" calcext:value-type="string">
            <text:p>ajuntament@llobera.cat</text:p>
          </table:table-cell>
          <table:table-cell office:value-type="string" calcext:value-type="string">
            <text:p>http://llobera.ddl.net/</text:p>
          </table:table-cell>
          <table:table-cell office:value-type="string" calcext:value-type="string">
            <text:p>07/17/2024 07:03:33 AM</text:p>
          </table:table-cell>
          <table:table-cell/>
          <table:table-cell office:value-type="string" calcext:value-type="string">
            <text:p>POINT (1.463325 41.922237)</text:p>
          </table:table-cell>
        </table:table-row>
        <table:table-row table:style-name="ro1">
          <table:table-cell office:value-type="float" office:value="574436" calcext:value-type="float">
            <text:p>574436</text:p>
          </table:table-cell>
          <table:table-cell table:number-columns-repeated="2" office:value-type="string" calcext:value-type="string">
            <text:p>Jutjat de Pau de Llober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81" calcext:value-type="float">
            <text:p>25281</text:p>
          </table:table-cell>
          <table:table-cell office:value-type="string" calcext:value-type="string">
            <text:p>Llobera</text:p>
          </table:table-cell>
          <table:table-cell office:value-type="float" office:value="251291" calcext:value-type="float">
            <text:p>251291</text:p>
          </table:table-cell>
          <table:table-cell office:value-type="string" calcext:value-type="string">
            <text:p>Solsonès</text:p>
          </table:table-cell>
          <table:table-cell office:value-type="float" office:value="973480300" calcext:value-type="float">
            <text:p>973480300</text:p>
          </table:table-cell>
          <table:table-cell/>
          <table:table-cell office:value-type="float" office:value="973480272" calcext:value-type="float">
            <text:p>973480272</text:p>
          </table:table-cell>
          <table:table-cell office:value-type="float" office:value="372579736" calcext:value-type="float">
            <text:p>372579736</text:p>
          </table:table-cell>
          <table:table-cell office:value-type="float" office:value="4642284231" calcext:value-type="float">
            <text:p>4642284231</text:p>
          </table:table-cell>
          <table:table-cell office:value-type="string" calcext:value-type="string">
            <text:p>1.463324974</text:p>
          </table:table-cell>
          <table:table-cell office:value-type="string" calcext:value-type="string">
            <text:p>41.922238032</text:p>
          </table:table-cell>
          <table:table-cell table:number-columns-repeated="2"/>
          <table:table-cell office:value-type="string" calcext:value-type="string">
            <text:p>07/18/2024 07:02:38 AM</text:p>
          </table:table-cell>
          <table:table-cell/>
          <table:table-cell office:value-type="string" calcext:value-type="string">
            <text:p>POINT (1.463325 41.922237)</text:p>
          </table:table-cell>
        </table:table-row>
        <table:table-row table:style-name="ro1">
          <table:table-cell office:value-type="float" office:value="384284" calcext:value-type="float">
            <text:p>384284</text:p>
          </table:table-cell>
          <table:table-cell table:number-columns-repeated="2" office:value-type="string" calcext:value-type="string">
            <text:p>Punt TIC Llobera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Casa Consistorial, s/n</text:p>
          </table:table-cell>
          <table:table-cell table:number-columns-repeated="7"/>
          <table:table-cell office:value-type="float" office:value="25281" calcext:value-type="float">
            <text:p>25281</text:p>
          </table:table-cell>
          <table:table-cell office:value-type="string" calcext:value-type="string">
            <text:p>Llobera</text:p>
          </table:table-cell>
          <table:table-cell office:value-type="float" office:value="251291" calcext:value-type="float">
            <text:p>251291</text:p>
          </table:table-cell>
          <table:table-cell office:value-type="string" calcext:value-type="string">
            <text:p>Solsonès</text:p>
          </table:table-cell>
          <table:table-cell office:value-type="float" office:value="973483829" calcext:value-type="float">
            <text:p>973483829</text:p>
          </table:table-cell>
          <table:table-cell table:number-columns-repeated="2"/>
          <table:table-cell office:value-type="float" office:value="372579736" calcext:value-type="float">
            <text:p>372579736</text:p>
          </table:table-cell>
          <table:table-cell office:value-type="float" office:value="4642284231" calcext:value-type="float">
            <text:p>4642284231</text:p>
          </table:table-cell>
          <table:table-cell office:value-type="string" calcext:value-type="string">
            <text:p>1.463324974</text:p>
          </table:table-cell>
          <table:table-cell office:value-type="string" calcext:value-type="string">
            <text:p>41.922238032</text:p>
          </table:table-cell>
          <table:table-cell office:value-type="string" calcext:value-type="string">
            <text:p>ajuntament@llobera.cat</text:p>
          </table:table-cell>
          <table:table-cell/>
          <table:table-cell office:value-type="string" calcext:value-type="string">
            <text:p>10/19/2023 09:55:43 AM</text:p>
          </table:table-cell>
          <table:table-cell/>
          <table:table-cell office:value-type="string" calcext:value-type="string">
            <text:p>POINT (1.463325 41.922237)</text:p>
          </table:table-cell>
        </table:table-row>
        <table:table-row table:style-name="ro1">
          <table:table-cell office:value-type="float" office:value="27045435" calcext:value-type="float">
            <text:p>27045435</text:p>
          </table:table-cell>
          <table:table-cell table:number-columns-repeated="2" office:value-type="string" calcext:value-type="string">
            <text:p>TEATRE DE LLORET</text:p>
          </table:table-cell>
          <table:table-cell office:value-type="string" calcext:value-type="string">
            <text:p>Cultura|Espais escènics i musicals|Teatre|</text:p>
          </table:table-cell>
          <table:table-cell/>
          <table:table-cell office:value-type="string" calcext:value-type="string">
            <text:p><text:s/>Vila de Tossa, núm. 25 (Parc de Can Saragossa)</text:p>
          </table:table-cell>
          <table:table-cell table:number-columns-repeated="7"/>
          <table:table-cell office:value-type="float" office:value="17310" calcext:value-type="float">
            <text:p>17310</text:p>
          </table:table-cell>
          <table:table-cell office:value-type="string" calcext:value-type="string">
            <text:p>Lloret de Mar</text:p>
          </table:table-cell>
          <table:table-cell office:value-type="float" office:value="170950" calcext:value-type="float">
            <text:p>170950</text:p>
          </table:table-cell>
          <table:table-cell office:value-type="string" calcext:value-type="string">
            <text:p>Selva</text:p>
          </table:table-cell>
          <table:table-cell office:value-type="float" office:value="972361833" calcext:value-type="float">
            <text:p>97236183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jdelemus@lloret.cat</text:p>
          </table:table-cell>
          <table:table-cell/>
          <table:table-cell table:style-name="ce1" office:value-type="string" calcext:value-type="string">
            <text:p>07/10/2024 07:22:08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5174" calcext:value-type="float">
            <text:p>27045174</text:p>
          </table:table-cell>
          <table:table-cell table:number-columns-repeated="2" office:value-type="string" calcext:value-type="string">
            <text:p>L'ESTUDI</text:p>
          </table:table-cell>
          <table:table-cell office:value-type="string" calcext:value-type="string">
            <text:p>Cultura|Espais escènics i musicals|Altres espais escènics i musicals|</text:p>
          </table:table-cell>
          <table:table-cell/>
          <table:table-cell office:value-type="string" calcext:value-type="string">
            <text:p><text:s/>AFORES, SN</text:p>
          </table:table-cell>
          <table:table-cell table:number-columns-repeated="7"/>
          <table:table-cell office:value-type="float" office:value="8514" calcext:value-type="float">
            <text:p>8514</text:p>
          </table:table-cell>
          <table:table-cell office:value-type="string" calcext:value-type="string">
            <text:p>Lluçà</text:p>
          </table:table-cell>
          <table:table-cell office:value-type="float" office:value="81094" calcext:value-type="float">
            <text:p>81094</text:p>
          </table:table-cell>
          <table:table-cell office:value-type="string" calcext:value-type="string">
            <text:p>Osona</text:p>
          </table:table-cell>
          <table:table-cell office:value-type="float" office:value="938554042" calcext:value-type="float">
            <text:p>93855404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boixadecr@diba.cat</text:p>
          </table:table-cell>
          <table:table-cell/>
          <table:table-cell table:style-name="ce1" office:value-type="string" calcext:value-type="string">
            <text:p>07/10/2024 07:22:07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14496" calcext:value-type="float">
            <text:p>14496</text:p>
          </table:table-cell>
          <table:table-cell table:number-columns-repeated="2" office:value-type="string" calcext:value-type="string">
            <text:p>DEIXALLERIA DE MADREMANY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ZONA NOVA DEL CEMENTIRI S/N</text:p>
          </table:table-cell>
          <table:table-cell table:number-columns-repeated="7"/>
          <table:table-cell office:value-type="float" office:value="17462" calcext:value-type="float">
            <text:p>17462</text:p>
          </table:table-cell>
          <table:table-cell office:value-type="string" calcext:value-type="string">
            <text:p>Madremanya</text:p>
          </table:table-cell>
          <table:table-cell office:value-type="float" office:value="170979" calcext:value-type="float">
            <text:p>170979</text:p>
          </table:table-cell>
          <table:table-cell office:value-type="string" calcext:value-type="string">
            <text:p>Gironès</text:p>
          </table:table-cell>
          <table:table-cell office:value-type="float" office:value="972213262" calcext:value-type="float">
            <text:p>972213262</text:p>
          </table:table-cell>
          <table:table-cell/>
          <table:table-cell office:value-type="float" office:value="972213573" calcext:value-type="float">
            <text:p>972213573</text:p>
          </table:table-cell>
          <table:table-cell office:value-type="float" office:value="496279000" calcext:value-type="float">
            <text:p>496279000</text:p>
          </table:table-cell>
          <table:table-cell office:value-type="float" office:value="4649102000" calcext:value-type="float">
            <text:p>4649102000</text:p>
          </table:table-cell>
          <table:table-cell office:value-type="string" calcext:value-type="string">
            <text:p>2.955074226</text:p>
          </table:table-cell>
          <table:table-cell office:value-type="string" calcext:value-type="string">
            <text:p>41.993918687</text:p>
          </table:table-cell>
          <table:table-cell office:value-type="string" calcext:value-type="string">
            <text:p>medi.ambient@girones.cat</text:p>
          </table:table-cell>
          <table:table-cell/>
          <table:table-cell office:value-type="string" calcext:value-type="string">
            <text:p>07/19/2024 07:02:51 AM</text:p>
          </table:table-cell>
          <table:table-cell office:value-type="string" calcext:value-type="string">
            <text:p>Horari|De dilluns a diumenge de 8h a 20h.Accés restringit amb targeta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9550743 41.99392)</text:p>
          </table:table-cell>
        </table:table-row>
        <table:table-row table:style-name="ro1">
          <table:table-cell office:value-type="float" office:value="14371" calcext:value-type="float">
            <text:p>14371</text:p>
          </table:table-cell>
          <table:table-cell table:number-columns-repeated="2" office:value-type="string" calcext:value-type="string">
            <text:p>DEIXALLERIA MÒBIL DE LA MANCOMUNITAT INTERMUNICIPAL VOLUNTÀRIA LA PLANA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519" calcext:value-type="float">
            <text:p>8519</text:p>
          </table:table-cell>
          <table:table-cell office:value-type="string" calcext:value-type="string">
            <text:p>Malla</text:p>
          </table:table-cell>
          <table:table-cell office:value-type="float" office:value="81115" calcext:value-type="float">
            <text:p>81115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158" calcext:value-type="float">
            <text:p>14158</text:p>
          </table:table-cell>
          <table:table-cell table:number-columns-repeated="2" office:value-type="string" calcext:value-type="string">
            <text:p>DEIXALLERIA DE MALL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SECTOR EL QUADRO, AFORES S/N</text:p>
          </table:table-cell>
          <table:table-cell table:number-columns-repeated="7"/>
          <table:table-cell office:value-type="float" office:value="8519" calcext:value-type="float">
            <text:p>8519</text:p>
          </table:table-cell>
          <table:table-cell office:value-type="string" calcext:value-type="string">
            <text:p>Malla</text:p>
          </table:table-cell>
          <table:table-cell office:value-type="float" office:value="81115" calcext:value-type="float">
            <text:p>81115</text:p>
          </table:table-cell>
          <table:table-cell office:value-type="string" calcext:value-type="string">
            <text:p>Osona</text:p>
          </table:table-cell>
          <table:table-cell office:value-type="float" office:value="938124167" calcext:value-type="float">
            <text:p>938124167</text:p>
          </table:table-cell>
          <table:table-cell table:number-columns-repeated="2"/>
          <table:table-cell office:value-type="float" office:value="437083000" calcext:value-type="float">
            <text:p>437083000</text:p>
          </table:table-cell>
          <table:table-cell office:value-type="float" office:value="4633399000" calcext:value-type="float">
            <text:p>4633399000</text:p>
          </table:table-cell>
          <table:table-cell office:value-type="string" calcext:value-type="string">
            <text:p>2.242074471</text:p>
          </table:table-cell>
          <table:table-cell office:value-type="string" calcext:value-type="string">
            <text:p>41.849993096</text:p>
          </table:table-cell>
          <table:table-cell office:value-type="string" calcext:value-type="string">
            <text:p>mediambient@mancoplana.cat</text:p>
          </table:table-cell>
          <table:table-cell/>
          <table:table-cell office:value-type="string" calcext:value-type="string">
            <text:p>07/19/2024 07:03:02 AM</text:p>
          </table:table-cell>
          <table:table-cell office:value-type="string" calcext:value-type="string">
            <text:p>Horari|De dimarts a divendres de 10:00h a 20:00h. Dissabte de 10:00h a 13:00h i de 16:00h a 20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2420745 41.849995)</text:p>
          </table:table-cell>
        </table:table-row>
        <table:table-row table:style-name="ro1">
          <table:table-cell office:value-type="float" office:value="547183" calcext:value-type="float">
            <text:p>547183</text:p>
          </table:table-cell>
          <table:table-cell table:number-columns-repeated="2" office:value-type="string" calcext:value-type="string">
            <text:p>Ajuntament de Mall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519" calcext:value-type="float">
            <text:p>8519</text:p>
          </table:table-cell>
          <table:table-cell office:value-type="string" calcext:value-type="string">
            <text:p>Malla</text:p>
          </table:table-cell>
          <table:table-cell office:value-type="float" office:value="81115" calcext:value-type="float">
            <text:p>81115</text:p>
          </table:table-cell>
          <table:table-cell office:value-type="string" calcext:value-type="string">
            <text:p>Osona</text:p>
          </table:table-cell>
          <table:table-cell office:value-type="float" office:value="938856306" calcext:value-type="float">
            <text:p>938856306</text:p>
          </table:table-cell>
          <table:table-cell/>
          <table:table-cell office:value-type="float" office:value="938814029" calcext:value-type="float">
            <text:p>938814029</text:p>
          </table:table-cell>
          <table:table-cell office:value-type="float" office:value="436597000" calcext:value-type="float">
            <text:p>436597000</text:p>
          </table:table-cell>
          <table:table-cell office:value-type="float" office:value="4637722000" calcext:value-type="float">
            <text:p>4637722000</text:p>
          </table:table-cell>
          <table:table-cell office:value-type="string" calcext:value-type="string">
            <text:p>2.235756796</text:p>
          </table:table-cell>
          <table:table-cell office:value-type="string" calcext:value-type="string">
            <text:p>41.888887559</text:p>
          </table:table-cell>
          <table:table-cell office:value-type="string" calcext:value-type="string">
            <text:p>malla@diba.cat</text:p>
          </table:table-cell>
          <table:table-cell office:value-type="string" calcext:value-type="string">
            <text:p>http://www.malla-osona.net/</text:p>
          </table:table-cell>
          <table:table-cell office:value-type="string" calcext:value-type="string">
            <text:p>07/17/2024 07:03:32 AM</text:p>
          </table:table-cell>
          <table:table-cell/>
          <table:table-cell office:value-type="string" calcext:value-type="string">
            <text:p>POINT (2.2357569 41.88889)</text:p>
          </table:table-cell>
        </table:table-row>
        <table:table-row table:style-name="ro1">
          <table:table-cell office:value-type="float" office:value="574257" calcext:value-type="float">
            <text:p>574257</text:p>
          </table:table-cell>
          <table:table-cell table:number-columns-repeated="2" office:value-type="string" calcext:value-type="string">
            <text:p>Jutjat de Pau de Mall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519" calcext:value-type="float">
            <text:p>8519</text:p>
          </table:table-cell>
          <table:table-cell office:value-type="string" calcext:value-type="string">
            <text:p>Malla</text:p>
          </table:table-cell>
          <table:table-cell office:value-type="float" office:value="81115" calcext:value-type="float">
            <text:p>81115</text:p>
          </table:table-cell>
          <table:table-cell office:value-type="string" calcext:value-type="string">
            <text:p>Osona</text:p>
          </table:table-cell>
          <table:table-cell office:value-type="float" office:value="938856306" calcext:value-type="float">
            <text:p>938856306</text:p>
          </table:table-cell>
          <table:table-cell/>
          <table:table-cell office:value-type="float" office:value="938137077" calcext:value-type="float">
            <text:p>938137077</text:p>
          </table:table-cell>
          <table:table-cell office:value-type="float" office:value="437253698" calcext:value-type="float">
            <text:p>437253698</text:p>
          </table:table-cell>
          <table:table-cell office:value-type="float" office:value="4638346895" calcext:value-type="float">
            <text:p>4638346895</text:p>
          </table:table-cell>
          <table:table-cell office:value-type="string" calcext:value-type="string">
            <text:p>2.243605400</text:p>
          </table:table-cell>
          <table:table-cell office:value-type="string" calcext:value-type="string">
            <text:p>41.894567800</text:p>
          </table:table-cell>
          <table:table-cell table:number-columns-repeated="2"/>
          <table:table-cell office:value-type="string" calcext:value-type="string">
            <text:p>07/18/2024 07:02:50 AM</text:p>
          </table:table-cell>
          <table:table-cell/>
          <table:table-cell office:value-type="string" calcext:value-type="string">
            <text:p>POINT (2.2436054 41.89457)</text:p>
          </table:table-cell>
        </table:table-row>
        <table:table-row table:style-name="ro1">
          <table:table-cell office:value-type="float" office:value="2578801" calcext:value-type="float">
            <text:p>2578801</text:p>
          </table:table-cell>
          <table:table-cell table:number-columns-repeated="2" office:value-type="string" calcext:value-type="string">
            <text:p>Esc. de Música Municipal de Manlleu</text:p>
          </table:table-cell>
          <table:table-cell office:value-type="string" calcext:value-type="string">
            <text:p>Educació. Formació|Escoles de música (no reglat) (MUSE)||</text:p>
          </table:table-cell>
          <table:table-cell/>
          <table:table-cell office:value-type="string" calcext:value-type="string">
            <text:p><text:s/>Casa de Cultura Can Puget</text:p>
          </table:table-cell>
          <table:table-cell table:number-columns-repeated="7"/>
          <table:table-cell office:value-type="float" office:value="8560" calcext:value-type="float">
            <text:p>8560</text:p>
          </table:table-cell>
          <table:table-cell office:value-type="string" calcext:value-type="string">
            <text:p>Manlleu</text:p>
          </table:table-cell>
          <table:table-cell office:value-type="float" office:value="81120" calcext:value-type="float">
            <text:p>81120</text:p>
          </table:table-cell>
          <table:table-cell office:value-type="string" calcext:value-type="string">
            <text:p>Osona</text:p>
          </table:table-cell>
          <table:table-cell office:value-type="float" office:value="938507809" calcext:value-type="float">
            <text:p>938507809</text:p>
          </table:table-cell>
          <table:table-cell/>
          <table:table-cell office:value-type="float" office:value="938507809" calcext:value-type="float">
            <text:p>938507809</text:p>
          </table:table-cell>
          <table:table-cell office:value-type="float" office:value="440680000" calcext:value-type="float">
            <text:p>440680000</text:p>
          </table:table-cell>
          <table:table-cell office:value-type="float" office:value="4650133000" calcext:value-type="float">
            <text:p>4650133000</text:p>
          </table:table-cell>
          <table:table-cell office:value-type="string" calcext:value-type="string">
            <text:p>2.283715000</text:p>
          </table:table-cell>
          <table:table-cell office:value-type="string" calcext:value-type="string">
            <text:p>42.000978000</text:p>
          </table:table-cell>
          <table:table-cell office:value-type="string" calcext:value-type="string">
            <text:p>a8055233@xtec.cat</text:p>
          </table:table-cell>
          <table:table-cell/>
          <table:table-cell table:style-name="ce1" office:value-type="string" calcext:value-type="string">
            <text:p>06/12/2024 07:47:36 AM</text:p>
          </table:table-cell>
          <table:table-cell office:value-type="string" calcext:value-type="string">
            <text:p>Codi Territorial|Catalunya Central|Naturalesa|Públic|Titularitat|Corporacions Locals</text:p>
          </table:table-cell>
          <table:table-cell office:value-type="string" calcext:value-type="string">
            <text:p>POINT (2.283715 42.000977)</text:p>
          </table:table-cell>
        </table:table-row>
        <table:table-row table:style-name="ro1">
          <table:table-cell office:value-type="float" office:value="14314" calcext:value-type="float">
            <text:p>14314</text:p>
          </table:table-cell>
          <table:table-cell table:number-columns-repeated="2" office:value-type="string" calcext:value-type="string">
            <text:p>DEIXALLERIA MÒBIL DEL CONSORCI DEL BAGES PER A LA GESTIÓ DE RESIDUS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240" calcext:value-type="float">
            <text:p>8240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937433407" calcext:value-type="float">
            <text:p>93743340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onsorcidelbages@consorcidelbages.cat</text:p>
          </table:table-cell>
          <table:table-cell/>
          <table:table-cell office:value-type="string" calcext:value-type="string">
            <text:p>07/19/2024 07:02:49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502" calcext:value-type="float">
            <text:p>14502</text:p>
          </table:table-cell>
          <table:table-cell table:number-columns-repeated="2" office:value-type="string" calcext:value-type="string">
            <text:p>DEIXALLERIA MÒBIL DEL CONSORCI DEL BAGES PER A LA GESTIÓ DE RESIDUS (I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243" calcext:value-type="float">
            <text:p>8243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937433407" calcext:value-type="float">
            <text:p>93743340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onsorcidelbages@consorcidelbages.cat</text:p>
          </table:table-cell>
          <table:table-cell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11" calcext:value-type="float">
            <text:p>14311</text:p>
          </table:table-cell>
          <table:table-cell table:number-columns-repeated="2" office:value-type="string" calcext:value-type="string">
            <text:p>DEIXALLERIA MÒBIL DEL CONSORCI DEL BAGES PER A LA GESTIÓ DE RESIDUS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243" calcext:value-type="float">
            <text:p>8243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937433407" calcext:value-type="float">
            <text:p>93743340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onsorcidelbages@consorcidelbages.cat</text:p>
          </table:table-cell>
          <table:table-cell/>
          <table:table-cell office:value-type="string" calcext:value-type="string">
            <text:p>07/19/2024 07:02:49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657518" calcext:value-type="float">
            <text:p>657518</text:p>
          </table:table-cell>
          <table:table-cell table:number-columns-repeated="2" office:value-type="string" calcext:value-type="string">
            <text:p>Recinte Firal de Manresa</text:p>
          </table:table-cell>
          <table:table-cell office:value-type="string" calcext:value-type="string">
            <text:p>Comerç. Consum|Recintes firals||</text:p>
          </table:table-cell>
          <table:table-cell/>
          <table:table-cell office:value-type="string" calcext:value-type="string">
            <text:p><text:s/>Polígon Industrial Els Dolors. Carrer Castelladral, 5-7</text:p>
          </table:table-cell>
          <table:table-cell table:number-columns-repeated="7"/>
          <table:table-cell office:value-type="float" office:value="8243" calcext:value-type="float">
            <text:p>8243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string" calcext:value-type="string">
            <text:p>938 776 313</text:p>
          </table:table-cell>
          <table:table-cell/>
          <table:table-cell office:value-type="string" calcext:value-type="string">
            <text:p>938 776 317</text:p>
          </table:table-cell>
          <table:table-cell office:value-type="float" office:value="404138427" calcext:value-type="float">
            <text:p>404138427</text:p>
          </table:table-cell>
          <table:table-cell office:value-type="float" office:value="4621429581" calcext:value-type="float">
            <text:p>4621429581</text:p>
          </table:table-cell>
          <table:table-cell office:value-type="string" calcext:value-type="string">
            <text:p>1.847207400</text:p>
          </table:table-cell>
          <table:table-cell office:value-type="string" calcext:value-type="string">
            <text:p>41.738902400</text:p>
          </table:table-cell>
          <table:table-cell/>
          <table:table-cell office:value-type="string" calcext:value-type="string">
            <text:p>http://www.firamanresa.com</text:p>
          </table:table-cell>
          <table:table-cell office:value-type="string" calcext:value-type="string">
            <text:p>07/17/2024 07:01:42 AM</text:p>
          </table:table-cell>
          <table:table-cell office:value-type="string" calcext:value-type="string">
            <text:p>Entitat|Fira de Manresa|Superfície bruta|4.200 m2 |Superfície neta|7.500 m2 </text:p>
          </table:table-cell>
          <table:table-cell office:value-type="string" calcext:value-type="string">
            <text:p>POINT (1.8472074 41.738903)</text:p>
          </table:table-cell>
        </table:table-row>
        <table:table-row table:style-name="ro1">
          <table:table-cell office:value-type="float" office:value="2577432" calcext:value-type="float">
            <text:p>2577432</text:p>
          </table:table-cell>
          <table:table-cell table:number-columns-repeated="2" office:value-type="string" calcext:value-type="string">
            <text:p>Escola Serra i Húnter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/>
          <table:table-cell office:value-type="string" calcext:value-type="string">
            <text:p><text:s/>Poligon La Balconada</text:p>
          </table:table-cell>
          <table:table-cell table:number-columns-repeated="7"/>
          <table:table-cell office:value-type="float" office:value="8240" calcext:value-type="float">
            <text:p>8240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938787129" calcext:value-type="float">
            <text:p>938787129</text:p>
          </table:table-cell>
          <table:table-cell/>
          <table:table-cell office:value-type="float" office:value="938787129" calcext:value-type="float">
            <text:p>938787129</text:p>
          </table:table-cell>
          <table:table-cell office:value-type="float" office:value="403655200" calcext:value-type="float">
            <text:p>403655200</text:p>
          </table:table-cell>
          <table:table-cell office:value-type="float" office:value="4619077300" calcext:value-type="float">
            <text:p>4619077300</text:p>
          </table:table-cell>
          <table:table-cell office:value-type="string" calcext:value-type="string">
            <text:p>1.841778000</text:p>
          </table:table-cell>
          <table:table-cell office:value-type="string" calcext:value-type="string">
            <text:p>41.717661000</text:p>
          </table:table-cell>
          <table:table-cell office:value-type="string" calcext:value-type="string">
            <text:p>a8038181@xtec.cat</text:p>
          </table:table-cell>
          <table:table-cell/>
          <table:table-cell table:style-name="ce1" office:value-type="string" calcext:value-type="string">
            <text:p>06/12/2024 07:49:55 AM</text:p>
          </table:table-cell>
          <table:table-cell office:value-type="string" calcext:value-type="string">
            <text:p>Codi Territorial|Catalunya Central|Naturalesa|Públic|Titularitat|Departament d'Educació</text:p>
          </table:table-cell>
          <table:table-cell office:value-type="string" calcext:value-type="string">
            <text:p>POINT (1.841778 41.717663)</text:p>
          </table:table-cell>
        </table:table-row>
        <table:table-row table:style-name="ro1">
          <table:table-cell office:value-type="float" office:value="2579348" calcext:value-type="float">
            <text:p>2579348</text:p>
          </table:table-cell>
          <table:table-cell table:number-columns-repeated="2" office:value-type="string" calcext:value-type="string">
            <text:p>Institut Manresa Sis</text:p>
          </table:table-cell>
          <table:table-cell office:value-type="string" calcext:value-type="string">
            <text:p>Educació. Formació|Educació secundària obligatòria (ESO)||Educació. Formació|Batxillerat (BATX)||</text:p>
          </table:table-cell>
          <table:table-cell/>
          <table:table-cell office:value-type="string" calcext:value-type="string">
            <text:p><text:s/>Vivendes Pare Ignasi Puig, s/n</text:p>
          </table:table-cell>
          <table:table-cell table:number-columns-repeated="7"/>
          <table:table-cell office:value-type="float" office:value="8242" calcext:value-type="float">
            <text:p>8242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938564566" calcext:value-type="float">
            <text:p>938564566</text:p>
          </table:table-cell>
          <table:table-cell/>
          <table:table-cell office:value-type="float" office:value="938564566" calcext:value-type="float">
            <text:p>938564566</text:p>
          </table:table-cell>
          <table:table-cell office:value-type="float" office:value="400634000" calcext:value-type="float">
            <text:p>400634000</text:p>
          </table:table-cell>
          <table:table-cell office:value-type="float" office:value="4618718000" calcext:value-type="float">
            <text:p>4618718000</text:p>
          </table:table-cell>
          <table:table-cell office:value-type="string" calcext:value-type="string">
            <text:p>1.805531000</text:p>
          </table:table-cell>
          <table:table-cell office:value-type="string" calcext:value-type="string">
            <text:p>41.714057000</text:p>
          </table:table-cell>
          <table:table-cell office:value-type="string" calcext:value-type="string">
            <text:p>a8067636@xtec.cat</text:p>
          </table:table-cell>
          <table:table-cell/>
          <table:table-cell table:style-name="ce1" office:value-type="string" calcext:value-type="string">
            <text:p>06/12/2024 07:40:23 AM</text:p>
          </table:table-cell>
          <table:table-cell office:value-type="string" calcext:value-type="string">
            <text:p>Codi Territorial|Catalunya Central|Naturalesa|Públic|Titularitat|Departament d'Educació</text:p>
          </table:table-cell>
          <table:table-cell office:value-type="string" calcext:value-type="string">
            <text:p>POINT (1.805531 41.714058)</text:p>
          </table:table-cell>
        </table:table-row>
        <table:table-row table:style-name="ro1">
          <table:table-cell office:value-type="float" office:value="2577621" calcext:value-type="float">
            <text:p>2577621</text:p>
          </table:table-cell>
          <table:table-cell table:number-columns-repeated="2" office:value-type="string" calcext:value-type="string">
            <text:p>Escola Muntanya del Drac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/>
          <table:table-cell office:value-type="string" calcext:value-type="string">
            <text:p><text:s/>Vivendes Pare Ignasi Puig, s/n</text:p>
          </table:table-cell>
          <table:table-cell table:number-columns-repeated="7"/>
          <table:table-cell office:value-type="float" office:value="8240" calcext:value-type="float">
            <text:p>8240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938752116" calcext:value-type="float">
            <text:p>938752116</text:p>
          </table:table-cell>
          <table:table-cell/>
          <table:table-cell office:value-type="float" office:value="938752116" calcext:value-type="float">
            <text:p>938752116</text:p>
          </table:table-cell>
          <table:table-cell office:value-type="float" office:value="400606000" calcext:value-type="float">
            <text:p>400606000</text:p>
          </table:table-cell>
          <table:table-cell office:value-type="float" office:value="4618689000" calcext:value-type="float">
            <text:p>4618689000</text:p>
          </table:table-cell>
          <table:table-cell office:value-type="string" calcext:value-type="string">
            <text:p>1.805200000</text:p>
          </table:table-cell>
          <table:table-cell office:value-type="string" calcext:value-type="string">
            <text:p>41.713791000</text:p>
          </table:table-cell>
          <table:table-cell office:value-type="string" calcext:value-type="string">
            <text:p>a8020012@xtec.cat</text:p>
          </table:table-cell>
          <table:table-cell/>
          <table:table-cell table:style-name="ce1" office:value-type="string" calcext:value-type="string">
            <text:p>06/12/2024 07:51:49 AM</text:p>
          </table:table-cell>
          <table:table-cell office:value-type="string" calcext:value-type="string">
            <text:p>Codi Territorial|Catalunya Central|Naturalesa|Públic|Titularitat|Departament d'Educació</text:p>
          </table:table-cell>
          <table:table-cell office:value-type="string" calcext:value-type="string">
            <text:p>POINT (1.8052 41.71379)</text:p>
          </table:table-cell>
        </table:table-row>
        <table:table-row table:style-name="ro1">
          <table:table-cell office:value-type="float" office:value="24594502" calcext:value-type="float">
            <text:p>24594502</text:p>
          </table:table-cell>
          <table:table-cell office:value-type="string" calcext:value-type="string">
            <text:p>Complex esportiu Congost <text:s text:c="225"/></text:p>
          </table:table-cell>
          <table:table-cell office:value-type="string" calcext:value-type="string">
            <text:p>CAMP DE BEISBOL DE MANRESA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 - El Congost, Manresa</text:p>
          </table:table-cell>
          <table:table-cell table:number-columns-repeated="7"/>
          <table:table-cell office:value-type="float" office:value="8240" calcext:value-type="float">
            <text:p>8240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938773239" calcext:value-type="float">
            <text:p>938773239</text:p>
          </table:table-cell>
          <table:table-cell table:number-columns-repeated="2"/>
          <table:table-cell office:value-type="float" office:value="400910000" calcext:value-type="float">
            <text:p>400910000</text:p>
          </table:table-cell>
          <table:table-cell office:value-type="float" office:value="4620057000" calcext:value-type="float">
            <text:p>4620057000</text:p>
          </table:table-cell>
          <table:table-cell office:value-type="string" calcext:value-type="string">
            <text:p>1.808620042</text:p>
          </table:table-cell>
          <table:table-cell office:value-type="string" calcext:value-type="string">
            <text:p>41.726146093</text:p>
          </table:table-cell>
          <table:table-cell table:number-columns-repeated="2"/>
          <table:table-cell office:value-type="string" calcext:value-type="string">
            <text:p>07/19/2024 07:32:20 AM</text:p>
          </table:table-cell>
          <table:table-cell office:value-type="string" calcext:value-type="string">
            <text:p>Enlla�|&lt;a href=" http://equipaments.esport.gencat.cat/ceeree/equipaments/24808" target="_blank"&gt;Cens d�equipaments esportius de Catalunya&lt;/a&gt;|Espais|1 Camps poliespotius i especialitzats</text:p>
          </table:table-cell>
          <table:table-cell office:value-type="string" calcext:value-type="string">
            <text:p>POINT (1.8086201 41.726147)</text:p>
          </table:table-cell>
        </table:table-row>
        <table:table-row table:style-name="ro1">
          <table:table-cell office:value-type="float" office:value="27042631" calcext:value-type="float">
            <text:p>27042631</text:p>
          </table:table-cell>
          <table:table-cell table:number-columns-repeated="2" office:value-type="string" calcext:value-type="string">
            <text:p>Arxiu del Monestir de Sant Benet de Montserrat</text:p>
          </table:table-cell>
          <table:table-cell office:value-type="string" calcext:value-type="string">
            <text:p>Cultura|Arxius||</text:p>
          </table:table-cell>
          <table:table-cell/>
          <table:table-cell office:value-type="string" calcext:value-type="string">
            <text:p><text:s/>Edifici Monestir de Sant Benet S/N</text:p>
          </table:table-cell>
          <table:table-cell table:number-columns-repeated="7"/>
          <table:table-cell office:value-type="float" office:value="8199" calcext:value-type="float">
            <text:p>8199</text:p>
          </table:table-cell>
          <table:table-cell office:value-type="string" calcext:value-type="string">
            <text:p>Marganell</text:p>
          </table:table-cell>
          <table:table-cell office:value-type="float" office:value="82423" calcext:value-type="float">
            <text:p>82423</text:p>
          </table:table-cell>
          <table:table-cell office:value-type="string" calcext:value-type="string">
            <text:p>Bages</text:p>
          </table:table-cell>
          <table:table-cell office:value-type="float" office:value="938350078" calcext:value-type="float">
            <text:p>938350078</text:p>
          </table:table-cell>
          <table:table-cell table:number-columns-repeated="2"/>
          <table:table-cell office:value-type="float" office:value="402272600" calcext:value-type="float">
            <text:p>402272600</text:p>
          </table:table-cell>
          <table:table-cell office:value-type="float" office:value="4607135000" calcext:value-type="float">
            <text:p>4607135000</text:p>
          </table:table-cell>
          <table:table-cell office:value-type="string" calcext:value-type="string">
            <text:p>1.827113789</text:p>
          </table:table-cell>
          <table:table-cell office:value-type="string" calcext:value-type="string">
            <text:p>41.609948340</text:p>
          </table:table-cell>
          <table:table-cell office:value-type="string" calcext:value-type="string">
            <text:p>acub.mbc@gmail.com</text:p>
          </table:table-cell>
          <table:table-cell office:value-type="string" calcext:value-type="string">
            <text:p>https://www.acub.cat/</text:p>
          </table:table-cell>
          <table:table-cell table:style-name="ce1" office:value-type="string" calcext:value-type="string">
            <text:p>07/10/2024 07:28:01 AM</text:p>
          </table:table-cell>
          <table:table-cell office:value-type="string" calcext:value-type="string">
            <text:p>Titularitat|Església catolica: monàstics, conventuals i de congregacions</text:p>
          </table:table-cell>
          <table:table-cell office:value-type="string" calcext:value-type="string">
            <text:p>POINT (1.8271137 41.609947)</text:p>
          </table:table-cell>
        </table:table-row>
        <table:table-row table:style-name="ro2">
          <table:table-cell office:value-type="float" office:value="29758314" calcext:value-type="float">
            <text:p>29758314</text:p>
          </table:table-cell>
          <table:table-cell table:number-columns-repeated="2" office:value-type="string" calcext:value-type="string">
            <text:p>DEIXALLERIA MÒBIL DE L'AJUNTAMENT DE MARTORELL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760" calcext:value-type="float">
            <text:p>8760</text:p>
          </table:table-cell>
          <table:table-cell office:value-type="string" calcext:value-type="string">
            <text:p>Martorell</text:p>
          </table:table-cell>
          <table:table-cell office:value-type="float" office:value="81141" calcext:value-type="float">
            <text:p>81141</text:p>
          </table:table-cell>
          <table:table-cell office:value-type="string" calcext:value-type="string">
            <text:p>Baix Llobregat</text:p>
          </table:table-cell>
          <table:table-cell office:value-type="float" office:value="937753434" calcext:value-type="float">
            <text:p>937753434</text:p>
          </table:table-cell>
          <table:table-cell table:number-columns-repeated="2"/>
          <table:table-cell office:value-type="float" office:value="409844000" calcext:value-type="float">
            <text:p>409844000</text:p>
          </table:table-cell>
          <table:table-cell office:value-type="float" office:value="4594257000" calcext:value-type="float">
            <text:p>4594257000</text:p>
          </table:table-cell>
          <table:table-cell office:value-type="string" calcext:value-type="string">
            <text:p>1.919899090</text:p>
          </table:table-cell>
          <table:table-cell office:value-type="string" calcext:value-type="string">
            <text:p>41.494863210</text:p>
          </table:table-cell>
          <table:table-cell office:value-type="string" calcext:value-type="string">
            <text:p>mibanez@martorell.cat</text:p>
          </table:table-cell>
          <table:table-cell office:value-type="string" calcext:value-type="string">
            <text:p>http://www.martorell.cat/ca/pag811/martorell-recicla-deixalleria-mobil.htm</text:p>
          </table:table-cell>
          <table:table-cell office:value-type="string" calcext:value-type="string">
            <text:p>07/19/2024 07:02:45 AM</text:p>
          </table:table-cell>
          <table:table-cell office:value-type="string" calcext:value-type="string">
            <text:p>Horari|De dilluns a divendres de 11 a 14 i de 16 a 18:30h.Dissabtes de 10 a 13h.</text:p>
            <text:p>Els dies festius i el mes d'agost no hi ha servei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9198991 41.49486)</text:p>
          </table:table-cell>
        </table:table-row>
        <table:table-row table:style-name="ro1">
          <table:table-cell office:value-type="float" office:value="547122" calcext:value-type="float">
            <text:p>547122</text:p>
          </table:table-cell>
          <table:table-cell table:number-columns-repeated="2" office:value-type="string" calcext:value-type="string">
            <text:p>Ajuntament de les Masies de Rod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510" calcext:value-type="float">
            <text:p>8510</text:p>
          </table:table-cell>
          <table:table-cell office:value-type="string" calcext:value-type="string">
            <text:p>Masies de Roda, les</text:p>
          </table:table-cell>
          <table:table-cell office:value-type="float" office:value="81167" calcext:value-type="float">
            <text:p>81167</text:p>
          </table:table-cell>
          <table:table-cell office:value-type="string" calcext:value-type="string">
            <text:p>Osona</text:p>
          </table:table-cell>
          <table:table-cell office:value-type="string" calcext:value-type="string">
            <text:p>93-8540027</text:p>
          </table:table-cell>
          <table:table-cell/>
          <table:table-cell office:value-type="string" calcext:value-type="string">
            <text:p>93-8540007</text:p>
          </table:table-cell>
          <table:table-cell office:value-type="float" office:value="443550000" calcext:value-type="float">
            <text:p>443550000</text:p>
          </table:table-cell>
          <table:table-cell office:value-type="float" office:value="4649150000" calcext:value-type="float">
            <text:p>4649150000</text:p>
          </table:table-cell>
          <table:table-cell office:value-type="string" calcext:value-type="string">
            <text:p>2.318465259</text:p>
          </table:table-cell>
          <table:table-cell office:value-type="string" calcext:value-type="string">
            <text:p>41.992336681</text:p>
          </table:table-cell>
          <table:table-cell office:value-type="string" calcext:value-type="string">
            <text:p>masiesr@diba.cat</text:p>
          </table:table-cell>
          <table:table-cell office:value-type="string" calcext:value-type="string">
            <text:p>http://www.lesmasies.org/</text:p>
          </table:table-cell>
          <table:table-cell office:value-type="string" calcext:value-type="string">
            <text:p>07/17/2024 07:03:31 AM</text:p>
          </table:table-cell>
          <table:table-cell/>
          <table:table-cell office:value-type="string" calcext:value-type="string">
            <text:p>POINT (2.3184652 41.992336)</text:p>
          </table:table-cell>
        </table:table-row>
        <table:table-row table:style-name="ro1">
          <table:table-cell office:value-type="float" office:value="29650395" calcext:value-type="float">
            <text:p>29650395</text:p>
          </table:table-cell>
          <table:table-cell table:number-columns-repeated="2" office:value-type="string" calcext:value-type="string">
            <text:p>Mare de Déu de la Gleva</text:p>
          </table:table-cell>
          <table:table-cell office:value-type="string" calcext:value-type="string">
            <text:p>Educació. Formació|Educació primària (EPRI)||Educació. Formació|Educació infantil de 2n cicle (EINF2C)||Educació. Formació|Educació secundària obligatòria (ESO)||</text:p>
          </table:table-cell>
          <table:table-cell/>
          <table:table-cell office:value-type="string" calcext:value-type="string">
            <text:p><text:s/>Casa d'Exercicis La Gleva</text:p>
          </table:table-cell>
          <table:table-cell table:number-columns-repeated="7"/>
          <table:table-cell office:value-type="float" office:value="8512" calcext:value-type="float">
            <text:p>8512</text:p>
          </table:table-cell>
          <table:table-cell office:value-type="string" calcext:value-type="string">
            <text:p>Masies de Voltregà, les</text:p>
          </table:table-cell>
          <table:table-cell office:value-type="float" office:value="81173" calcext:value-type="float">
            <text:p>81173</text:p>
          </table:table-cell>
          <table:table-cell office:value-type="string" calcext:value-type="string">
            <text:p>Osona</text:p>
          </table:table-cell>
          <table:table-cell office:value-type="float" office:value="938570106" calcext:value-type="float">
            <text:p>938570106</text:p>
          </table:table-cell>
          <table:table-cell/>
          <table:table-cell office:value-type="float" office:value="938570106" calcext:value-type="float">
            <text:p>938570106</text:p>
          </table:table-cell>
          <table:table-cell office:value-type="float" office:value="437087000" calcext:value-type="float">
            <text:p>437087000</text:p>
          </table:table-cell>
          <table:table-cell office:value-type="float" office:value="4650440000" calcext:value-type="float">
            <text:p>4650440000</text:p>
          </table:table-cell>
          <table:table-cell office:value-type="string" calcext:value-type="string">
            <text:p>2.240308000</text:p>
          </table:table-cell>
          <table:table-cell office:value-type="string" calcext:value-type="string">
            <text:p>42.003465000</text:p>
          </table:table-cell>
          <table:table-cell office:value-type="string" calcext:value-type="string">
            <text:p>a8026543@xtec.cat</text:p>
          </table:table-cell>
          <table:table-cell/>
          <table:table-cell table:style-name="ce1" office:value-type="string" calcext:value-type="string">
            <text:p>06/12/2024 07:51:13 AM</text:p>
          </table:table-cell>
          <table:table-cell office:value-type="string" calcext:value-type="string">
            <text:p>Codi Territorial|Catalunya Central|Naturalesa|Privat|Titularitat|Fundacions</text:p>
          </table:table-cell>
          <table:table-cell office:value-type="string" calcext:value-type="string">
            <text:p>POINT (2.240308 42.003464)</text:p>
          </table:table-cell>
        </table:table-row>
        <table:table-row table:style-name="ro1">
          <table:table-cell office:value-type="float" office:value="24604828" calcext:value-type="float">
            <text:p>24604828</text:p>
          </table:table-cell>
          <table:table-cell table:number-columns-repeated="2" office:value-type="string" calcext:value-type="string">
            <text:p>CLUB DE TIR ESPORTIU MARTORELL</text:p>
          </table:table-cell>
          <table:table-cell office:value-type="string" calcext:value-type="string">
            <text:p>Esports. Lleure|Instal·lacions esportives|Altres espais singulars|</text:p>
          </table:table-cell>
          <table:table-cell/>
          <table:table-cell office:value-type="string" calcext:value-type="string">
            <text:p><text:s/>Poligon La Pedrosa, Masquefa</text:p>
          </table:table-cell>
          <table:table-cell table:number-columns-repeated="7"/>
          <table:table-cell office:value-type="float" office:value="8783" calcext:value-type="float">
            <text:p>8783</text:p>
          </table:table-cell>
          <table:table-cell office:value-type="string" calcext:value-type="string">
            <text:p>Masquefa</text:p>
          </table:table-cell>
          <table:table-cell office:value-type="float" office:value="81192" calcext:value-type="float">
            <text:p>81192</text:p>
          </table:table-cell>
          <table:table-cell office:value-type="string" calcext:value-type="string">
            <text:p>Anoia</text:p>
          </table:table-cell>
          <table:table-cell office:value-type="float" office:value="937727121" calcext:value-type="float">
            <text:p>937727121</text:p>
          </table:table-cell>
          <table:table-cell table:number-columns-repeated="2"/>
          <table:table-cell office:value-type="float" office:value="401879000" calcext:value-type="float">
            <text:p>401879000</text:p>
          </table:table-cell>
          <table:table-cell office:value-type="float" office:value="4594257000" calcext:value-type="float">
            <text:p>4594257000</text:p>
          </table:table-cell>
          <table:table-cell office:value-type="string" calcext:value-type="string">
            <text:p>1.824494071</text:p>
          </table:table-cell>
          <table:table-cell office:value-type="string" calcext:value-type="string">
            <text:p>41.493927615</text:p>
          </table:table-cell>
          <table:table-cell table:number-columns-repeated="2"/>
          <table:table-cell office:value-type="string" calcext:value-type="string">
            <text:p>07/19/2024 07:33:43 AM</text:p>
          </table:table-cell>
          <table:table-cell office:value-type="string" calcext:value-type="string">
            <text:p>Enlla�|&lt;a href=" http://equipaments.esport.gencat.cat/ceeree/equipaments/17636" target="_blank"&gt;Cens d�equipaments esportius de Catalunya&lt;/a&gt;|Espais|2 Altres espais singulars</text:p>
          </table:table-cell>
          <table:table-cell office:value-type="string" calcext:value-type="string">
            <text:p>POINT (1.8244941 41.493927)</text:p>
          </table:table-cell>
        </table:table-row>
        <table:table-row table:style-name="ro1">
          <table:table-cell office:value-type="float" office:value="14506" calcext:value-type="float">
            <text:p>14506</text:p>
          </table:table-cell>
          <table:table-cell table:number-columns-repeated="2" office:value-type="string" calcext:value-type="string">
            <text:p>DEIXALLERIA MÒBIL DE L'AJUNTAMENT DE MATARÓ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301" calcext:value-type="float">
            <text:p>8301</text:p>
          </table:table-cell>
          <table:table-cell office:value-type="string" calcext:value-type="string">
            <text:p>Mataró</text:p>
          </table:table-cell>
          <table:table-cell office:value-type="float" office:value="81213" calcext:value-type="float">
            <text:p>81213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508" calcext:value-type="float">
            <text:p>14508</text:p>
          </table:table-cell>
          <table:table-cell table:number-columns-repeated="2" office:value-type="string" calcext:value-type="string">
            <text:p>DEIXALLERIA MÒBIL DEL CONSELL COMARCAL DEL MARESME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301" calcext:value-type="float">
            <text:p>8301</text:p>
          </table:table-cell>
          <table:table-cell office:value-type="string" calcext:value-type="string">
            <text:p>Mataró</text:p>
          </table:table-cell>
          <table:table-cell office:value-type="float" office:value="81213" calcext:value-type="float">
            <text:p>81213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9649271" calcext:value-type="float">
            <text:p>29649271</text:p>
          </table:table-cell>
          <table:table-cell table:number-columns-repeated="2" office:value-type="string" calcext:value-type="string">
            <text:p>El Roure</text:p>
          </table:table-cell>
          <table:table-cell office:value-type="string" calcext:value-type="string">
            <text:p>Educació. Formació|Educació primària (EPRI)||</text:p>
          </table:table-cell>
          <table:table-cell/>
          <table:table-cell office:value-type="string" calcext:value-type="string">
            <text:p><text:s/>Finca Mas Solé</text:p>
          </table:table-cell>
          <table:table-cell table:number-columns-repeated="7"/>
          <table:table-cell office:value-type="float" office:value="8773" calcext:value-type="float">
            <text:p>8773</text:p>
          </table:table-cell>
          <table:table-cell office:value-type="string" calcext:value-type="string">
            <text:p>Mediona</text:p>
          </table:table-cell>
          <table:table-cell office:value-type="float" office:value="81228" calcext:value-type="float">
            <text:p>81228</text:p>
          </table:table-cell>
          <table:table-cell office:value-type="string" calcext:value-type="string">
            <text:p>Alt Penedès</text:p>
          </table:table-cell>
          <table:table-cell office:value-type="float" office:value="645389822" calcext:value-type="float">
            <text:p>645389822</text:p>
          </table:table-cell>
          <table:table-cell/>
          <table:table-cell office:value-type="float" office:value="645389822" calcext:value-type="float">
            <text:p>645389822</text:p>
          </table:table-cell>
          <table:table-cell office:value-type="float" office:value="381715000" calcext:value-type="float">
            <text:p>381715000</text:p>
          </table:table-cell>
          <table:table-cell office:value-type="float" office:value="4592882000" calcext:value-type="float">
            <text:p>4592882000</text:p>
          </table:table-cell>
          <table:table-cell office:value-type="string" calcext:value-type="string">
            <text:p>1.583265000</text:p>
          </table:table-cell>
          <table:table-cell office:value-type="string" calcext:value-type="string">
            <text:p>41.478823000</text:p>
          </table:table-cell>
          <table:table-cell office:value-type="string" calcext:value-type="string">
            <text:p>a8074689@xtec.cat</text:p>
          </table:table-cell>
          <table:table-cell/>
          <table:table-cell table:style-name="ce1" office:value-type="string" calcext:value-type="string">
            <text:p>06/12/2024 07:34:39 AM</text:p>
          </table:table-cell>
          <table:table-cell office:value-type="string" calcext:value-type="string">
            <text:p>Codi Territorial|Penedès|Naturalesa|Privat|Titularitat|Cooperatives</text:p>
          </table:table-cell>
          <table:table-cell office:value-type="string" calcext:value-type="string">
            <text:p>POINT (1.583265 41.478825)</text:p>
          </table:table-cell>
        </table:table-row>
        <table:table-row table:style-name="ro1">
          <table:table-cell office:value-type="float" office:value="14312" calcext:value-type="float">
            <text:p>14312</text:p>
          </table:table-cell>
          <table:table-cell table:number-columns-repeated="2" office:value-type="string" calcext:value-type="string">
            <text:p>DEIXALLERIA MÒBIL DEL CONSELL COMARCAL DEL PLA D'URGELL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230" calcext:value-type="float">
            <text:p>25230</text:p>
          </table:table-cell>
          <table:table-cell office:value-type="string" calcext:value-type="string">
            <text:p>Mollerussa</text:p>
          </table:table-cell>
          <table:table-cell office:value-type="float" office:value="251370" calcext:value-type="float">
            <text:p>251370</text:p>
          </table:table-cell>
          <table:table-cell office:value-type="string" calcext:value-type="string">
            <text:p>Pla d'Urgel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9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501" calcext:value-type="float">
            <text:p>14501</text:p>
          </table:table-cell>
          <table:table-cell table:number-columns-repeated="2" office:value-type="string" calcext:value-type="string">
            <text:p>DEIXALLERIA MÒBIL DEL CONSELL COMARCAL DEL PLA D'URGELL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230" calcext:value-type="float">
            <text:p>25230</text:p>
          </table:table-cell>
          <table:table-cell office:value-type="string" calcext:value-type="string">
            <text:p>Mollerussa</text:p>
          </table:table-cell>
          <table:table-cell office:value-type="float" office:value="251370" calcext:value-type="float">
            <text:p>251370</text:p>
          </table:table-cell>
          <table:table-cell office:value-type="string" calcext:value-type="string">
            <text:p>Pla d'Urgel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69" calcext:value-type="float">
            <text:p>14369</text:p>
          </table:table-cell>
          <table:table-cell table:number-columns-repeated="2" office:value-type="string" calcext:value-type="string">
            <text:p>DEIXALLERIA MÒBIL DE L'AJUNTAMENT DE MOLLET DEL VALLÈ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100" calcext:value-type="float">
            <text:p>8100</text:p>
          </table:table-cell>
          <table:table-cell office:value-type="string" calcext:value-type="string">
            <text:p>Mollet del Vallès</text:p>
          </table:table-cell>
          <table:table-cell office:value-type="float" office:value="81249" calcext:value-type="float">
            <text:p>81249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578844" calcext:value-type="float">
            <text:p>2578844</text:p>
          </table:table-cell>
          <table:table-cell table:number-columns-repeated="2" office:value-type="string" calcext:value-type="string">
            <text:p>Esc. de Música Municipal de Mollet del Vallès</text:p>
          </table:table-cell>
          <table:table-cell office:value-type="string" calcext:value-type="string">
            <text:p>Educació. Formació|Escoles de música (no reglat) (MUSE)||</text:p>
          </table:table-cell>
          <table:table-cell/>
          <table:table-cell office:value-type="string" calcext:value-type="string">
            <text:p><text:s/>Edifici Can Gomà / c. Castelao, 2</text:p>
          </table:table-cell>
          <table:table-cell table:number-columns-repeated="7"/>
          <table:table-cell office:value-type="float" office:value="8100" calcext:value-type="float">
            <text:p>8100</text:p>
          </table:table-cell>
          <table:table-cell office:value-type="string" calcext:value-type="string">
            <text:p>Mollet del Vallès</text:p>
          </table:table-cell>
          <table:table-cell office:value-type="float" office:value="81249" calcext:value-type="float">
            <text:p>81249</text:p>
          </table:table-cell>
          <table:table-cell office:value-type="string" calcext:value-type="string">
            <text:p>Vallès Oriental</text:p>
          </table:table-cell>
          <table:table-cell office:value-type="float" office:value="935706851" calcext:value-type="float">
            <text:p>935706851</text:p>
          </table:table-cell>
          <table:table-cell/>
          <table:table-cell office:value-type="float" office:value="935706851" calcext:value-type="float">
            <text:p>935706851</text:p>
          </table:table-cell>
          <table:table-cell office:value-type="float" office:value="434543000" calcext:value-type="float">
            <text:p>434543000</text:p>
          </table:table-cell>
          <table:table-cell office:value-type="float" office:value="4599296000" calcext:value-type="float">
            <text:p>4599296000</text:p>
          </table:table-cell>
          <table:table-cell office:value-type="string" calcext:value-type="string">
            <text:p>2.215219000</text:p>
          </table:table-cell>
          <table:table-cell office:value-type="string" calcext:value-type="string">
            <text:p>41.542643000</text:p>
          </table:table-cell>
          <table:table-cell office:value-type="string" calcext:value-type="string">
            <text:p>a8055312@xtec.cat</text:p>
          </table:table-cell>
          <table:table-cell/>
          <table:table-cell table:style-name="ce1" office:value-type="string" calcext:value-type="string">
            <text:p>06/12/2024 07:47:35 AM</text:p>
          </table:table-cell>
          <table:table-cell office:value-type="string" calcext:value-type="string">
            <text:p>Codi Territorial|Maresme - Vallès Oriental|Naturalesa|Públic|Titularitat|Corporacions Locals</text:p>
          </table:table-cell>
          <table:table-cell office:value-type="string" calcext:value-type="string">
            <text:p>POINT (2.215219 41.542645)</text:p>
          </table:table-cell>
        </table:table-row>
        <table:table-row table:style-name="ro1">
          <table:table-cell office:value-type="float" office:value="27040973" calcext:value-type="float">
            <text:p>27040973</text:p>
          </table:table-cell>
          <table:table-cell table:number-columns-repeated="2" office:value-type="string" calcext:value-type="string">
            <text:p>Arxiu de l'Abadia de Montserrat</text:p>
          </table:table-cell>
          <table:table-cell office:value-type="string" calcext:value-type="string">
            <text:p>Cultura|Arxius||</text:p>
          </table:table-cell>
          <table:table-cell/>
          <table:table-cell office:value-type="string" calcext:value-type="string">
            <text:p><text:s/>Edifici Abadia de Montserrat S/N</text:p>
          </table:table-cell>
          <table:table-cell table:number-columns-repeated="7"/>
          <table:table-cell office:value-type="float" office:value="8199" calcext:value-type="float">
            <text:p>8199</text:p>
          </table:table-cell>
          <table:table-cell office:value-type="string" calcext:value-type="string">
            <text:p>Monistrol de Montserrat</text:p>
          </table:table-cell>
          <table:table-cell office:value-type="float" office:value="81271" calcext:value-type="float">
            <text:p>81271</text:p>
          </table:table-cell>
          <table:table-cell office:value-type="string" calcext:value-type="string">
            <text:p>Bages</text:p>
          </table:table-cell>
          <table:table-cell office:value-type="float" office:value="938777765" calcext:value-type="float">
            <text:p>938777765</text:p>
          </table:table-cell>
          <table:table-cell table:number-columns-repeated="2"/>
          <table:table-cell office:value-type="float" office:value="403217940" calcext:value-type="float">
            <text:p>403217940</text:p>
          </table:table-cell>
          <table:table-cell office:value-type="float" office:value="4605313000" calcext:value-type="float">
            <text:p>4605313000</text:p>
          </table:table-cell>
          <table:table-cell office:value-type="string" calcext:value-type="string">
            <text:p>1.838751377</text:p>
          </table:table-cell>
          <table:table-cell office:value-type="string" calcext:value-type="string">
            <text:p>41.593655611</text:p>
          </table:table-cell>
          <table:table-cell office:value-type="string" calcext:value-type="string">
            <text:p>arxiu@abadiamontserrat.net</text:p>
          </table:table-cell>
          <table:table-cell/>
          <table:table-cell table:style-name="ce1" office:value-type="string" calcext:value-type="string">
            <text:p>07/10/2024 07:21:54 AM</text:p>
          </table:table-cell>
          <table:table-cell office:value-type="string" calcext:value-type="string">
            <text:p>Titularitat|Església catolica: monàstics, conventuals i de congregacions</text:p>
          </table:table-cell>
          <table:table-cell office:value-type="string" calcext:value-type="string">
            <text:p>POINT (1.8387514 41.593655)</text:p>
          </table:table-cell>
        </table:table-row>
        <table:table-row table:style-name="ro1">
          <table:table-cell office:value-type="float" office:value="27042733" calcext:value-type="float">
            <text:p>27042733</text:p>
          </table:table-cell>
          <table:table-cell table:number-columns-repeated="2" office:value-type="string" calcext:value-type="string">
            <text:p>Fundació Mas Miró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Finca Mas Miró, s/n</text:p>
          </table:table-cell>
          <table:table-cell table:number-columns-repeated="7"/>
          <table:table-cell office:value-type="float" office:value="43300" calcext:value-type="float">
            <text:p>43300</text:p>
          </table:table-cell>
          <table:table-cell office:value-type="string" calcext:value-type="string">
            <text:p>Mont-roig del Camp</text:p>
          </table:table-cell>
          <table:table-cell office:value-type="float" office:value="430923" calcext:value-type="float">
            <text:p>430923</text:p>
          </table:table-cell>
          <table:table-cell office:value-type="string" calcext:value-type="string">
            <text:p>Baix Camp</text:p>
          </table:table-cell>
          <table:table-cell office:value-type="float" office:value="977179158" calcext:value-type="float">
            <text:p>977179158</text:p>
          </table:table-cell>
          <table:table-cell table:number-columns-repeated="2"/>
          <table:table-cell office:value-type="float" office:value="331493000" calcext:value-type="float">
            <text:p>331493000</text:p>
          </table:table-cell>
          <table:table-cell office:value-type="float" office:value="4547733000" calcext:value-type="float">
            <text:p>4547733000</text:p>
          </table:table-cell>
          <table:table-cell office:value-type="string" calcext:value-type="string">
            <text:p>0.994519929</text:p>
          </table:table-cell>
          <table:table-cell office:value-type="string" calcext:value-type="string">
            <text:p>41.063402277</text:p>
          </table:table-cell>
          <table:table-cell office:value-type="string" calcext:value-type="string">
            <text:p>info@masmiro.com</text:p>
          </table:table-cell>
          <table:table-cell office:value-type="string" calcext:value-type="string">
            <text:p>http://www.masmiro.com</text:p>
          </table:table-cell>
          <table:table-cell table:style-name="ce1" office:value-type="string" calcext:value-type="string">
            <text:p>07/10/2024 07:33:33 AM</text:p>
          </table:table-cell>
          <table:table-cell office:value-type="string" calcext:value-type="string">
            <text:p>Gestio|Patronat amb personalitat jurídica</text:p>
          </table:table-cell>
          <table:table-cell office:value-type="string" calcext:value-type="string">
            <text:p>POINT (0.99451995 41.063404)</text:p>
          </table:table-cell>
        </table:table-row>
        <table:table-row table:style-name="ro1">
          <table:table-cell office:value-type="float" office:value="14335" calcext:value-type="float">
            <text:p>14335</text:p>
          </table:table-cell>
          <table:table-cell table:number-columns-repeated="2" office:value-type="string" calcext:value-type="string">
            <text:p>DEIXALLERIA MÒBIL DEL CONSELL COMARCAL DE LA CONCA DE BARBERÀ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400" calcext:value-type="float">
            <text:p>43400</text:p>
          </table:table-cell>
          <table:table-cell office:value-type="string" calcext:value-type="string">
            <text:p>Montblanc</text:p>
          </table:table-cell>
          <table:table-cell office:value-type="float" office:value="430862" calcext:value-type="float">
            <text:p>430862</text:p>
          </table:table-cell>
          <table:table-cell office:value-type="string" calcext:value-type="string">
            <text:p>Conca de Barberà</text:p>
          </table:table-cell>
          <table:table-cell table:number-columns-repeated="3"/>
          <table:table-cell office:value-type="float" office:value="346013000" calcext:value-type="float">
            <text:p>346013000</text:p>
          </table:table-cell>
          <table:table-cell office:value-type="float" office:value="4583295000" calcext:value-type="float">
            <text:p>4583295000</text:p>
          </table:table-cell>
          <table:table-cell office:value-type="string" calcext:value-type="string">
            <text:p>1.158275636</text:p>
          </table:table-cell>
          <table:table-cell office:value-type="string" calcext:value-type="string">
            <text:p>41.386453072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1582756 41.38645)</text:p>
          </table:table-cell>
        </table:table-row>
        <table:table-row table:style-name="ro1">
          <table:table-cell office:value-type="float" office:value="14351" calcext:value-type="float">
            <text:p>14351</text:p>
          </table:table-cell>
          <table:table-cell table:number-columns-repeated="2" office:value-type="string" calcext:value-type="string">
            <text:p>DEIXALLERIA MÒBIL DEL CONSELL COMARCAL DE LA CONCA DE BARBERÀ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400" calcext:value-type="float">
            <text:p>43400</text:p>
          </table:table-cell>
          <table:table-cell office:value-type="string" calcext:value-type="string">
            <text:p>Montblanc</text:p>
          </table:table-cell>
          <table:table-cell office:value-type="float" office:value="430862" calcext:value-type="float">
            <text:p>430862</text:p>
          </table:table-cell>
          <table:table-cell office:value-type="string" calcext:value-type="string">
            <text:p>Conca de Barberà</text:p>
          </table:table-cell>
          <table:table-cell table:number-columns-repeated="3"/>
          <table:table-cell office:value-type="float" office:value="346013000" calcext:value-type="float">
            <text:p>346013000</text:p>
          </table:table-cell>
          <table:table-cell office:value-type="float" office:value="4583295000" calcext:value-type="float">
            <text:p>4583295000</text:p>
          </table:table-cell>
          <table:table-cell office:value-type="string" calcext:value-type="string">
            <text:p>1.158275636</text:p>
          </table:table-cell>
          <table:table-cell office:value-type="string" calcext:value-type="string">
            <text:p>41.386453072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1582756 41.38645)</text:p>
          </table:table-cell>
        </table:table-row>
        <table:table-row table:style-name="ro1">
          <table:table-cell office:value-type="float" office:value="547226" calcext:value-type="float">
            <text:p>547226</text:p>
          </table:table-cell>
          <table:table-cell table:number-columns-repeated="2" office:value-type="string" calcext:value-type="string">
            <text:p>Ajuntament de Montclar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619" calcext:value-type="float">
            <text:p>8619</text:p>
          </table:table-cell>
          <table:table-cell office:value-type="string" calcext:value-type="string">
            <text:p>Montclar</text:p>
          </table:table-cell>
          <table:table-cell office:value-type="float" office:value="81304" calcext:value-type="float">
            <text:p>81304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-8231092</text:p>
          </table:table-cell>
          <table:table-cell table:number-columns-repeated="2"/>
          <table:table-cell office:value-type="float" office:value="397757000" calcext:value-type="float">
            <text:p>397757000</text:p>
          </table:table-cell>
          <table:table-cell office:value-type="float" office:value="4652754000" calcext:value-type="float">
            <text:p>4652754000</text:p>
          </table:table-cell>
          <table:table-cell office:value-type="string" calcext:value-type="string">
            <text:p>1.765063825</text:p>
          </table:table-cell>
          <table:table-cell office:value-type="string" calcext:value-type="string">
            <text:p>42.020176159</text:p>
          </table:table-cell>
          <table:table-cell office:value-type="string" calcext:value-type="string">
            <text:p>montclar@diba.cat</text:p>
          </table:table-cell>
          <table:table-cell office:value-type="string" calcext:value-type="string">
            <text:p>http://www.diba.es/municipis/munview.asp?Ine=08130&amp;Vista=1</text:p>
          </table:table-cell>
          <table:table-cell office:value-type="string" calcext:value-type="string">
            <text:p>07/17/2024 07:03:29 AM</text:p>
          </table:table-cell>
          <table:table-cell/>
          <table:table-cell office:value-type="string" calcext:value-type="string">
            <text:p>POINT (1.7650639 42.020176)</text:p>
          </table:table-cell>
        </table:table-row>
        <table:table-row table:style-name="ro1">
          <table:table-cell office:value-type="float" office:value="574272" calcext:value-type="float">
            <text:p>574272</text:p>
          </table:table-cell>
          <table:table-cell table:number-columns-repeated="2" office:value-type="string" calcext:value-type="string">
            <text:p>Jutjat de Pau de Montclar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619" calcext:value-type="float">
            <text:p>8619</text:p>
          </table:table-cell>
          <table:table-cell office:value-type="string" calcext:value-type="string">
            <text:p>Montclar</text:p>
          </table:table-cell>
          <table:table-cell office:value-type="float" office:value="81304" calcext:value-type="float">
            <text:p>81304</text:p>
          </table:table-cell>
          <table:table-cell office:value-type="string" calcext:value-type="string">
            <text:p>Berguedà</text:p>
          </table:table-cell>
          <table:table-cell office:value-type="float" office:value="938246000" calcext:value-type="float">
            <text:p>938246000</text:p>
          </table:table-cell>
          <table:table-cell table:number-columns-repeated="2"/>
          <table:table-cell office:value-type="float" office:value="397747322" calcext:value-type="float">
            <text:p>397747322</text:p>
          </table:table-cell>
          <table:table-cell office:value-type="float" office:value="4652524238" calcext:value-type="float">
            <text:p>4652524238</text:p>
          </table:table-cell>
          <table:table-cell office:value-type="string" calcext:value-type="string">
            <text:p>1.764987000</text:p>
          </table:table-cell>
          <table:table-cell office:value-type="string" calcext:value-type="string">
            <text:p>42.018106000</text:p>
          </table:table-cell>
          <table:table-cell table:number-columns-repeated="2"/>
          <table:table-cell office:value-type="string" calcext:value-type="string">
            <text:p>07/18/2024 07:02:50 AM</text:p>
          </table:table-cell>
          <table:table-cell/>
          <table:table-cell office:value-type="string" calcext:value-type="string">
            <text:p>POINT (1.764987 42.018105)</text:p>
          </table:table-cell>
        </table:table-row>
        <table:table-row table:style-name="ro1">
          <table:table-cell office:value-type="float" office:value="24594018" calcext:value-type="float">
            <text:p>24594018</text:p>
          </table:table-cell>
          <table:table-cell table:number-columns-repeated="2" office:value-type="string" calcext:value-type="string">
            <text:p>PAVELLÓ MUNICIPAL</text:p>
          </table:table-cell>
          <table:table-cell office:value-type="string" calcext:value-type="string">
            <text:p>Esports. Lleure|Instal·lacions esportives|Pavelló|</text:p>
          </table:table-cell>
          <table:table-cell/>
          <table:table-cell office:value-type="string" calcext:value-type="string">
            <text:p><text:s/>Zona Esportiva, s/n, Montellà i Martinet</text:p>
          </table:table-cell>
          <table:table-cell table:number-columns-repeated="7"/>
          <table:table-cell office:value-type="float" office:value="25724" calcext:value-type="float">
            <text:p>25724</text:p>
          </table:table-cell>
          <table:table-cell office:value-type="string" calcext:value-type="string">
            <text:p>Montellà i Martinet</text:p>
          </table:table-cell>
          <table:table-cell office:value-type="float" office:value="251399" calcext:value-type="float">
            <text:p>251399</text:p>
          </table:table-cell>
          <table:table-cell office:value-type="string" calcext:value-type="string">
            <text:p>Cerdanya</text:p>
          </table:table-cell>
          <table:table-cell table:number-columns-repeated="3"/>
          <table:table-cell office:value-type="float" office:value="392723000" calcext:value-type="float">
            <text:p>392723000</text:p>
          </table:table-cell>
          <table:table-cell office:value-type="float" office:value="4690446000" calcext:value-type="float">
            <text:p>4690446000</text:p>
          </table:table-cell>
          <table:table-cell office:value-type="string" calcext:value-type="string">
            <text:p>1.697324851</text:p>
          </table:table-cell>
          <table:table-cell office:value-type="string" calcext:value-type="string">
            <text:p>42.358886609</text:p>
          </table:table-cell>
          <table:table-cell table:number-columns-repeated="2"/>
          <table:table-cell office:value-type="string" calcext:value-type="string">
            <text:p>07/19/2024 07:33:05 AM</text:p>
          </table:table-cell>
          <table:table-cell office:value-type="string" calcext:value-type="string">
            <text:p>Enlla�|&lt;a href=" http://equipaments.esport.gencat.cat/ceeree/equipaments/20068" target="_blank"&gt;Cens d�equipaments esportius de Catalunya&lt;/a&gt;|Espais|1 Pavelló</text:p>
          </table:table-cell>
          <table:table-cell office:value-type="string" calcext:value-type="string">
            <text:p>POINT (1.6973249 42.358887)</text:p>
          </table:table-cell>
        </table:table-row>
        <table:table-row table:style-name="ro1">
          <table:table-cell office:value-type="float" office:value="24594017" calcext:value-type="float">
            <text:p>24594017</text:p>
          </table:table-cell>
          <table:table-cell table:number-columns-repeated="2" office:value-type="string" calcext:value-type="string">
            <text:p>PISTA I CAMP MUNICIPAL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/>
          <table:table-cell office:value-type="string" calcext:value-type="string">
            <text:p><text:s/>Zona Esportiva, s/n, Montellà i Martinet</text:p>
          </table:table-cell>
          <table:table-cell table:number-columns-repeated="7"/>
          <table:table-cell office:value-type="float" office:value="25724" calcext:value-type="float">
            <text:p>25724</text:p>
          </table:table-cell>
          <table:table-cell office:value-type="string" calcext:value-type="string">
            <text:p>Montellà i Martinet</text:p>
          </table:table-cell>
          <table:table-cell office:value-type="float" office:value="251399" calcext:value-type="float">
            <text:p>251399</text:p>
          </table:table-cell>
          <table:table-cell office:value-type="string" calcext:value-type="string">
            <text:p>Cerdanya</text:p>
          </table:table-cell>
          <table:table-cell office:value-type="float" office:value="973515012" calcext:value-type="float">
            <text:p>973515012</text:p>
          </table:table-cell>
          <table:table-cell table:number-columns-repeated="2"/>
          <table:table-cell office:value-type="float" office:value="392770000" calcext:value-type="float">
            <text:p>392770000</text:p>
          </table:table-cell>
          <table:table-cell office:value-type="float" office:value="4690484000" calcext:value-type="float">
            <text:p>4690484000</text:p>
          </table:table-cell>
          <table:table-cell office:value-type="string" calcext:value-type="string">
            <text:p>1.697888369</text:p>
          </table:table-cell>
          <table:table-cell office:value-type="string" calcext:value-type="string">
            <text:p>42.359235235</text:p>
          </table:table-cell>
          <table:table-cell table:number-columns-repeated="2"/>
          <table:table-cell office:value-type="string" calcext:value-type="string">
            <text:p>07/19/2024 07:33:05 AM</text:p>
          </table:table-cell>
          <table:table-cell office:value-type="string" calcext:value-type="string">
            <text:p>Enlla�|&lt;a href=" http://equipaments.esport.gencat.cat/ceeree/equipaments/20066" target="_blank"&gt;Cens d�equipaments esportius de Catalunya&lt;/a&gt;|Espais|1 Camps poliespotius i especialitzats&lt;br/&gt;1 Pistes poliesportives a l'aire lliure</text:p>
          </table:table-cell>
          <table:table-cell office:value-type="string" calcext:value-type="string">
            <text:p>POINT (1.6978884 42.359234)</text:p>
          </table:table-cell>
        </table:table-row>
        <table:table-row table:style-name="ro1">
          <table:table-cell office:value-type="float" office:value="24594016" calcext:value-type="float">
            <text:p>24594016</text:p>
          </table:table-cell>
          <table:table-cell table:number-columns-repeated="2" office:value-type="string" calcext:value-type="string">
            <text:p>PISCINES MUNICIPALS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Poliesportiva, s/n, Montellà i Martinet</text:p>
          </table:table-cell>
          <table:table-cell table:number-columns-repeated="7"/>
          <table:table-cell office:value-type="float" office:value="25724" calcext:value-type="float">
            <text:p>25724</text:p>
          </table:table-cell>
          <table:table-cell office:value-type="string" calcext:value-type="string">
            <text:p>Montellà i Martinet</text:p>
          </table:table-cell>
          <table:table-cell office:value-type="float" office:value="251399" calcext:value-type="float">
            <text:p>251399</text:p>
          </table:table-cell>
          <table:table-cell office:value-type="string" calcext:value-type="string">
            <text:p>Cerdanya</text:p>
          </table:table-cell>
          <table:table-cell office:value-type="float" office:value="973515012" calcext:value-type="float">
            <text:p>973515012</text:p>
          </table:table-cell>
          <table:table-cell table:number-columns-repeated="2"/>
          <table:table-cell office:value-type="float" office:value="392780000" calcext:value-type="float">
            <text:p>392780000</text:p>
          </table:table-cell>
          <table:table-cell office:value-type="float" office:value="4690405000" calcext:value-type="float">
            <text:p>4690405000</text:p>
          </table:table-cell>
          <table:table-cell office:value-type="string" calcext:value-type="string">
            <text:p>1.698024456</text:p>
          </table:table-cell>
          <table:table-cell office:value-type="string" calcext:value-type="string">
            <text:p>42.358525316</text:p>
          </table:table-cell>
          <table:table-cell table:number-columns-repeated="2"/>
          <table:table-cell office:value-type="string" calcext:value-type="string">
            <text:p>07/19/2024 07:33:05 AM</text:p>
          </table:table-cell>
          <table:table-cell office:value-type="string" calcext:value-type="string">
            <text:p>Enlla�|&lt;a href=" http://equipaments.esport.gencat.cat/ceeree/equipaments/20065" target="_blank"&gt;Cens d�equipaments esportius de Catalunya&lt;/a&gt;|Espais|2 Piscina a l'aire lliure</text:p>
          </table:table-cell>
          <table:table-cell office:value-type="string" calcext:value-type="string">
            <text:p>POINT (1.6980245 42.358524)</text:p>
          </table:table-cell>
        </table:table-row>
        <table:table-row table:style-name="ro1">
          <table:table-cell office:value-type="float" office:value="574273" calcext:value-type="float">
            <text:p>574273</text:p>
          </table:table-cell>
          <table:table-cell table:number-columns-repeated="2" office:value-type="string" calcext:value-type="string">
            <text:p>Jutjat de Pau de Montesquiu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589" calcext:value-type="float">
            <text:p>8589</text:p>
          </table:table-cell>
          <table:table-cell office:value-type="string" calcext:value-type="string">
            <text:p>Montesquiu</text:p>
          </table:table-cell>
          <table:table-cell office:value-type="float" office:value="81311" calcext:value-type="float">
            <text:p>81311</text:p>
          </table:table-cell>
          <table:table-cell office:value-type="string" calcext:value-type="string">
            <text:p>Osona</text:p>
          </table:table-cell>
          <table:table-cell office:value-type="float" office:value="938529100" calcext:value-type="float">
            <text:p>938529100</text:p>
          </table:table-cell>
          <table:table-cell/>
          <table:table-cell office:value-type="float" office:value="938551279" calcext:value-type="float">
            <text:p>938551279</text:p>
          </table:table-cell>
          <table:table-cell office:value-type="float" office:value="434435166" calcext:value-type="float">
            <text:p>434435166</text:p>
          </table:table-cell>
          <table:table-cell office:value-type="float" office:value="4662016988" calcext:value-type="float">
            <text:p>4662016988</text:p>
          </table:table-cell>
          <table:table-cell office:value-type="string" calcext:value-type="string">
            <text:p>2.206989051</text:p>
          </table:table-cell>
          <table:table-cell office:value-type="string" calcext:value-type="string">
            <text:p>42.107507224</text:p>
          </table:table-cell>
          <table:table-cell table:number-columns-repeated="2"/>
          <table:table-cell office:value-type="string" calcext:value-type="string">
            <text:p>07/18/2024 07:02:49 AM</text:p>
          </table:table-cell>
          <table:table-cell/>
          <table:table-cell office:value-type="string" calcext:value-type="string">
            <text:p>POINT (2.206989 42.107506)</text:p>
          </table:table-cell>
        </table:table-row>
        <table:table-row table:style-name="ro1">
          <table:table-cell office:value-type="float" office:value="1172937" calcext:value-type="float">
            <text:p>1172937</text:p>
          </table:table-cell>
          <table:table-cell table:number-columns-repeated="2" office:value-type="string" calcext:value-type="string">
            <text:p>Aeroport d'Andorra - la Seu d'Urgell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Aeròdrom La Seu d’Urgell-Andorra</text:p>
          </table:table-cell>
          <table:table-cell table:number-columns-repeated="7"/>
          <table:table-cell office:value-type="float" office:value="25711" calcext:value-type="float">
            <text:p>25711</text:p>
          </table:table-cell>
          <table:table-cell office:value-type="string" calcext:value-type="string">
            <text:p>Montferrer i Castellbò</text:p>
          </table:table-cell>
          <table:table-cell office:value-type="float" office:value="251403" calcext:value-type="float">
            <text:p>251403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 355 324</text:p>
          </table:table-cell>
          <table:table-cell table:number-columns-repeated="2"/>
          <table:table-cell office:value-type="float" office:value="369423350" calcext:value-type="float">
            <text:p>369423350</text:p>
          </table:table-cell>
          <table:table-cell office:value-type="float" office:value="4689422690" calcext:value-type="float">
            <text:p>4689422690</text:p>
          </table:table-cell>
          <table:table-cell office:value-type="string" calcext:value-type="string">
            <text:p>1.414722222</text:p>
          </table:table-cell>
          <table:table-cell office:value-type="string" calcext:value-type="string">
            <text:p>42.346111100</text:p>
          </table:table-cell>
          <table:table-cell table:number-columns-repeated="2"/>
          <table:table-cell office:value-type="string" calcext:value-type="string">
            <text:p>07/17/2024 06:00:54 AM</text:p>
          </table:table-cell>
          <table:table-cell office:value-type="string" calcext:value-type="string">
            <text:p>Adreça Titular|Departament de Territori i Sostenibilitat. Av. Josep Tarradellas, 2-6, 08029 Barcelona|Adreça Explotador|Adreça Explotador|Entitat Gestora|Aeroports de Catalunya|Explotador|Aeroports de Catalunya|Telèfon Titular|934958000|Tipus|Aeroport|Titular|Generalitat de Catalunya</text:p>
          </table:table-cell>
          <table:table-cell office:value-type="string" calcext:value-type="string">
            <text:p>POINT (1.4147222 42.34611)</text:p>
          </table:table-cell>
        </table:table-row>
        <table:table-row table:style-name="ro1">
          <table:table-cell office:value-type="float" office:value="3040723" calcext:value-type="float">
            <text:p>3040723</text:p>
          </table:table-cell>
          <table:table-cell table:number-columns-repeated="2" office:value-type="string" calcext:value-type="string">
            <text:p>Escola Agrària del Pirineu</text:p>
          </table:table-cell>
          <table:table-cell office:value-type="string" calcext:value-type="string">
            <text:p>Agricultura. Ramaderia. Pesca|Escoles de capacitació agrària||</text:p>
          </table:table-cell>
          <table:table-cell/>
          <table:table-cell office:value-type="string" calcext:value-type="string">
            <text:p><text:s/>Finca les Colomines - Bellestar</text:p>
          </table:table-cell>
          <table:table-cell table:number-columns-repeated="7"/>
          <table:table-cell office:value-type="float" office:value="25712" calcext:value-type="float">
            <text:p>25712</text:p>
          </table:table-cell>
          <table:table-cell office:value-type="string" calcext:value-type="string">
            <text:p>Montferrer i Castellbò</text:p>
          </table:table-cell>
          <table:table-cell office:value-type="float" office:value="251403" calcext:value-type="float">
            <text:p>251403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 35 23 58</text:p>
          </table:table-cell>
          <table:table-cell/>
          <table:table-cell office:value-type="string" calcext:value-type="string">
            <text:p>973 35 44 13</text:p>
          </table:table-cell>
          <table:table-cell office:value-type="float" office:value="370161628" calcext:value-type="float">
            <text:p>370161628</text:p>
          </table:table-cell>
          <table:table-cell office:value-type="float" office:value="4692151281" calcext:value-type="float">
            <text:p>4692151281</text:p>
          </table:table-cell>
          <table:table-cell office:value-type="string" calcext:value-type="string">
            <text:p>1.422898000</text:p>
          </table:table-cell>
          <table:table-cell office:value-type="string" calcext:value-type="string">
            <text:p>42.370595000</text:p>
          </table:table-cell>
          <table:table-cell office:value-type="string" calcext:value-type="string">
            <text:p>aecapir.daam@gencat.cat</text:p>
          </table:table-cell>
          <table:table-cell office:value-type="string" calcext:value-type="string">
            <text:p>http://agricultura.gencat.cat/ca/ambits/formacio-innovacio/escoles-agraries/escola-agraria-pirineu/</text:p>
          </table:table-cell>
          <table:table-cell office:value-type="string" calcext:value-type="string">
            <text:p>07/19/2024 07:37:17 AM</text:p>
          </table:table-cell>
          <table:table-cell office:value-type="string" calcext:value-type="string">
            <text:p>Horari|&lt;br /&gt;&lt;b&gt;Atenció al públic&lt;/b&gt;&lt;br /&gt; <text:s text:c="3"/>de dilluns a dijous, de 9 a 17 h.&lt;br /&gt; <text:s text:c="3"/>divendres, de 9 a 15 h.&lt;br /&gt;&lt;br /&gt;&lt;b&gt;Horari d'estiu&lt;/b&gt;&lt;br /&gt; <text:s text:c="3"/>de l'1 de juny al 20 de setembre: de dilluns a divendres, de 8:30 a 15 h.&lt;br /&gt;&lt;br /&gt;&lt;b&gt;Romandrà tancat (festes locals del Pirineu)&lt;/b&gt;&lt;br /&gt; <text:s text:c="3"/>de l'1 d'agost al 31 d'agost.&lt;br /&gt; <text:s text:c="3"/>del 24 de desembre a l'11 de gener.&lt;br /&gt;</text:p>
          </table:table-cell>
          <table:table-cell office:value-type="string" calcext:value-type="string">
            <text:p>POINT (1.422898 42.370594)</text:p>
          </table:table-cell>
        </table:table-row>
        <table:table-row table:style-name="ro1">
          <table:table-cell office:value-type="float" office:value="2580747" calcext:value-type="float">
            <text:p>2580747</text:p>
          </table:table-cell>
          <table:table-cell table:number-columns-repeated="2" office:value-type="string" calcext:value-type="string">
            <text:p>Escola agrària del Pirineu</text:p>
          </table:table-cell>
          <table:table-cell office:value-type="string" calcext:value-type="string">
            <text:p>Educació. Formació|Cicles formatius professionals de grau mitjà (CFPM)||</text:p>
          </table:table-cell>
          <table:table-cell/>
          <table:table-cell office:value-type="string" calcext:value-type="string">
            <text:p><text:s/>Finca Les Colomines (Bellestar)</text:p>
          </table:table-cell>
          <table:table-cell table:number-columns-repeated="7"/>
          <table:table-cell office:value-type="float" office:value="25711" calcext:value-type="float">
            <text:p>25711</text:p>
          </table:table-cell>
          <table:table-cell office:value-type="string" calcext:value-type="string">
            <text:p>Montferrer i Castellbò</text:p>
          </table:table-cell>
          <table:table-cell office:value-type="float" office:value="251403" calcext:value-type="float">
            <text:p>251403</text:p>
          </table:table-cell>
          <table:table-cell office:value-type="string" calcext:value-type="string">
            <text:p>Alt Urgell</text:p>
          </table:table-cell>
          <table:table-cell office:value-type="float" office:value="973352358" calcext:value-type="float">
            <text:p>973352358</text:p>
          </table:table-cell>
          <table:table-cell/>
          <table:table-cell office:value-type="float" office:value="973352358" calcext:value-type="float">
            <text:p>973352358</text:p>
          </table:table-cell>
          <table:table-cell office:value-type="float" office:value="370134000" calcext:value-type="float">
            <text:p>370134000</text:p>
          </table:table-cell>
          <table:table-cell office:value-type="float" office:value="4692124000" calcext:value-type="float">
            <text:p>4692124000</text:p>
          </table:table-cell>
          <table:table-cell office:value-type="string" calcext:value-type="string">
            <text:p>1.422737000</text:p>
          </table:table-cell>
          <table:table-cell office:value-type="string" calcext:value-type="string">
            <text:p>42.370553000</text:p>
          </table:table-cell>
          <table:table-cell office:value-type="string" calcext:value-type="string">
            <text:p>c5005570@xtec.cat</text:p>
          </table:table-cell>
          <table:table-cell/>
          <table:table-cell table:style-name="ce1" office:value-type="string" calcext:value-type="string">
            <text:p>06/12/2024 07:27:26 AM</text:p>
          </table:table-cell>
          <table:table-cell office:value-type="string" calcext:value-type="string">
            <text:p>Codi Territorial|Alt Pirineu i Aran|Naturalesa|Públic|Titularitat|Altres Departaments</text:p>
          </table:table-cell>
          <table:table-cell office:value-type="string" calcext:value-type="string">
            <text:p>POINT (1.422737 42.370552)</text:p>
          </table:table-cell>
        </table:table-row>
        <table:table-row table:style-name="ro1">
          <table:table-cell office:value-type="float" office:value="547235" calcext:value-type="float">
            <text:p>547235</text:p>
          </table:table-cell>
          <table:table-cell table:number-columns-repeated="2" office:value-type="string" calcext:value-type="string">
            <text:p>Ajuntament de Montmajor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612" calcext:value-type="float">
            <text:p>8612</text:p>
          </table:table-cell>
          <table:table-cell office:value-type="string" calcext:value-type="string">
            <text:p>Montmajor</text:p>
          </table:table-cell>
          <table:table-cell office:value-type="float" office:value="81326" calcext:value-type="float">
            <text:p>81326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-8246000</text:p>
          </table:table-cell>
          <table:table-cell/>
          <table:table-cell office:value-type="string" calcext:value-type="string">
            <text:p>93-8246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4652688000" calcext:value-type="float">
            <text:p>4652688000</text:p>
          </table:table-cell>
          <table:table-cell office:value-type="string" calcext:value-type="string">
            <text:p>1.735937093</text:p>
          </table:table-cell>
          <table:table-cell office:value-type="string" calcext:value-type="string">
            <text:p>42.019264631</text:p>
          </table:table-cell>
          <table:table-cell office:value-type="string" calcext:value-type="string">
            <text:p>montmajor@diba.cat</text:p>
          </table:table-cell>
          <table:table-cell office:value-type="string" calcext:value-type="string">
            <text:p>http://www.montmajor.diba.es/</text:p>
          </table:table-cell>
          <table:table-cell office:value-type="string" calcext:value-type="string">
            <text:p>07/17/2024 07:03:29 AM</text:p>
          </table:table-cell>
          <table:table-cell/>
          <table:table-cell office:value-type="string" calcext:value-type="string">
            <text:p>POINT (1.7359371 42.019264)</text:p>
          </table:table-cell>
        </table:table-row>
        <table:table-row table:style-name="ro1">
          <table:table-cell office:value-type="float" office:value="27044796" calcext:value-type="float">
            <text:p>27044796</text:p>
          </table:table-cell>
          <table:table-cell table:number-columns-repeated="2" office:value-type="string" calcext:value-type="string">
            <text:p>Local Social de Pinedes Altes</text:p>
          </table:table-cell>
          <table:table-cell office:value-type="string" calcext:value-type="string">
            <text:p>Cultura|Centres culturals: ateneus, centres cívics i cases de cultura|Centre cívic|</text:p>
          </table:table-cell>
          <table:table-cell/>
          <table:table-cell office:value-type="string" calcext:value-type="string">
            <text:p><text:s/>Pol. Xii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3714" calcext:value-type="float">
            <text:p>43714</text:p>
          </table:table-cell>
          <table:table-cell office:value-type="string" calcext:value-type="string">
            <text:p>Montmell, el</text:p>
          </table:table-cell>
          <table:table-cell office:value-type="float" office:value="430901" calcext:value-type="float">
            <text:p>430901</text:p>
          </table:table-cell>
          <table:table-cell office:value-type="string" calcext:value-type="string">
            <text:p>Baix Penedès</text:p>
          </table:table-cell>
          <table:table-cell office:value-type="float" office:value="977688429" calcext:value-type="float">
            <text:p>97768842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j.montmell@altanet.org</text:p>
          </table:table-cell>
          <table:table-cell office:value-type="string" calcext:value-type="string">
            <text:p>http://elmontmell.cat</text:p>
          </table:table-cell>
          <table:table-cell table:style-name="ce1" office:value-type="string" calcext:value-type="string">
            <text:p>07/10/2024 07:36:16 AM</text:p>
          </table:table-cell>
          <table:table-cell office:value-type="string" calcext:value-type="string">
            <text:p>Gestio|Privada <text:s text:c="2"/>|Titularitat|Pública <text:s text:c="2"/></text:p>
          </table:table-cell>
          <table:table-cell/>
        </table:table-row>
        <table:table-row table:style-name="ro1">
          <table:table-cell office:value-type="float" office:value="14383" calcext:value-type="float">
            <text:p>14383</text:p>
          </table:table-cell>
          <table:table-cell table:number-columns-repeated="2" office:value-type="string" calcext:value-type="string">
            <text:p>DEIXALLERIA DE MONTOLIU DE LLEID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172" calcext:value-type="float">
            <text:p>25172</text:p>
          </table:table-cell>
          <table:table-cell office:value-type="string" calcext:value-type="string">
            <text:p>Montoliu de Lleida</text:p>
          </table:table-cell>
          <table:table-cell office:value-type="float" office:value="251425" calcext:value-type="float">
            <text:p>251425</text:p>
          </table:table-cell>
          <table:table-cell office:value-type="string" calcext:value-type="string">
            <text:p>Segrià</text:p>
          </table:table-cell>
          <table:table-cell office:value-type="float" office:value="973054800" calcext:value-type="float">
            <text:p>973054800</text:p>
          </table:table-cell>
          <table:table-cell table:number-columns-repeated="2"/>
          <table:table-cell office:value-type="float" office:value="301369000" calcext:value-type="float">
            <text:p>301369000</text:p>
          </table:table-cell>
          <table:table-cell office:value-type="float" office:value="4601509000" calcext:value-type="float">
            <text:p>4601509000</text:p>
          </table:table-cell>
          <table:table-cell office:value-type="string" calcext:value-type="string">
            <text:p>0.618720733</text:p>
          </table:table-cell>
          <table:table-cell office:value-type="string" calcext:value-type="string">
            <text:p>41.540593491</text:p>
          </table:table-cell>
          <table:table-cell office:value-type="string" calcext:value-type="string">
            <text:p>alatorre@segria.cat</text:p>
          </table:table-cell>
          <table:table-cell office:value-type="string" calcext:value-type="string">
            <text:p>http://www.segria.cat/arees/medi-ambient/deixalleries/deixalleries-segria/montoliu-lleida</text:p>
          </table:table-cell>
          <table:table-cell office:value-type="string" calcext:value-type="string">
            <text:p>07/19/2024 07:02:55 AM</text:p>
          </table:table-cell>
          <table:table-cell office:value-type="string" calcext:value-type="string">
            <text:p>Horari|De dilluns a dissabte de 8h a 14h i de 16h a 19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6187207 41.540592)</text:p>
          </table:table-cell>
        </table:table-row>
        <table:table-row table:style-name="ro1">
          <table:table-cell office:value-type="float" office:value="14191" calcext:value-type="float">
            <text:p>14191</text:p>
          </table:table-cell>
          <table:table-cell table:number-columns-repeated="2" office:value-type="string" calcext:value-type="string">
            <text:p>DEIXALLERIA DE MONTORNÈS DEL VALLÈ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170" calcext:value-type="float">
            <text:p>8170</text:p>
          </table:table-cell>
          <table:table-cell office:value-type="string" calcext:value-type="string">
            <text:p>Montornès del Vallès</text:p>
          </table:table-cell>
          <table:table-cell office:value-type="float" office:value="81363" calcext:value-type="float">
            <text:p>81363</text:p>
          </table:table-cell>
          <table:table-cell office:value-type="string" calcext:value-type="string">
            <text:p>Vallès Oriental</text:p>
          </table:table-cell>
          <table:table-cell office:value-type="float" office:value="938708753" calcext:value-type="float">
            <text:p>938708753</text:p>
          </table:table-cell>
          <table:table-cell table:number-columns-repeated="2"/>
          <table:table-cell office:value-type="float" office:value="439441000" calcext:value-type="float">
            <text:p>439441000</text:p>
          </table:table-cell>
          <table:table-cell office:value-type="float" office:value="4600654000" calcext:value-type="float">
            <text:p>4600654000</text:p>
          </table:table-cell>
          <table:table-cell office:value-type="string" calcext:value-type="string">
            <text:p>2.273803688</text:p>
          </table:table-cell>
          <table:table-cell office:value-type="string" calcext:value-type="string">
            <text:p>41.555262217</text:p>
          </table:table-cell>
          <table:table-cell office:value-type="string" calcext:value-type="string">
            <text:p>ovalles@savosa.cat</text:p>
          </table:table-cell>
          <table:table-cell office:value-type="string" calcext:value-type="string">
            <text:p>http://www.cresidusvo.info/frontal/directori/detall.php?directoriapartat=27&amp;apartat=334&amp;entitat=171</text:p>
          </table:table-cell>
          <table:table-cell office:value-type="string" calcext:value-type="string">
            <text:p>07/19/2024 07:03:00 AM</text:p>
          </table:table-cell>
          <table:table-cell office:value-type="string" calcext:value-type="string">
            <text:p>Horari|Dimarts de 16h a 19h. De dimecres a divendres de 9:30h a 13:30h i de 16h a 19h. <text:s/>Dissabte de 9h a 15h. Diumenge de 9h a 14:30h. <text:s/>AGOST: Dimarts de 14h a 19h. De dimecres a diumenge de 9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2738037 41.555264)</text:p>
          </table:table-cell>
        </table:table-row>
        <table:table-row table:style-name="ro1">
          <table:table-cell office:value-type="float" office:value="574334" calcext:value-type="float">
            <text:p>574334</text:p>
          </table:table-cell>
          <table:table-cell table:number-columns-repeated="2" office:value-type="string" calcext:value-type="string">
            <text:p>Jutjat de Pau de Montseny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460" calcext:value-type="float">
            <text:p>8460</text:p>
          </table:table-cell>
          <table:table-cell office:value-type="string" calcext:value-type="string">
            <text:p>Montseny</text:p>
          </table:table-cell>
          <table:table-cell office:value-type="float" office:value="81379" calcext:value-type="float">
            <text:p>81379</text:p>
          </table:table-cell>
          <table:table-cell office:value-type="string" calcext:value-type="string">
            <text:p>Vallès Oriental</text:p>
          </table:table-cell>
          <table:table-cell office:value-type="float" office:value="938473003" calcext:value-type="float">
            <text:p>938473003</text:p>
          </table:table-cell>
          <table:table-cell/>
          <table:table-cell office:value-type="string" calcext:value-type="string">
            <text:p>938473003(F)</text:p>
          </table:table-cell>
          <table:table-cell office:value-type="float" office:value="449820218" calcext:value-type="float">
            <text:p>449820218</text:p>
          </table:table-cell>
          <table:table-cell office:value-type="float" office:value="4623035071" calcext:value-type="float">
            <text:p>4623035071</text:p>
          </table:table-cell>
          <table:table-cell office:value-type="string" calcext:value-type="string">
            <text:p>2.396380010</text:p>
          </table:table-cell>
          <table:table-cell office:value-type="string" calcext:value-type="string">
            <text:p>41.757560649</text:p>
          </table:table-cell>
          <table:table-cell table:number-columns-repeated="2"/>
          <table:table-cell office:value-type="string" calcext:value-type="string">
            <text:p>07/18/2024 07:02:49 AM</text:p>
          </table:table-cell>
          <table:table-cell/>
          <table:table-cell office:value-type="string" calcext:value-type="string">
            <text:p>POINT (2.39638 41.75756)</text:p>
          </table:table-cell>
        </table:table-row>
        <table:table-row table:style-name="ro1">
          <table:table-cell office:value-type="float" office:value="24606933" calcext:value-type="float">
            <text:p>24606933</text:p>
          </table:table-cell>
          <table:table-cell table:number-columns-repeated="2" office:value-type="string" calcext:value-type="string">
            <text:p>PISTA POLIESPORTIVA MUNICIPAL</text:p>
          </table:table-cell>
          <table:table-cell office:value-type="string" calcext:value-type="string">
            <text:p>Esports. Lleure|Instal·lacions esportives|Pista|</text:p>
          </table:table-cell>
          <table:table-cell/>
          <table:table-cell office:value-type="string" calcext:value-type="string">
            <text:p><text:s/>Zona Esportiva Municipal, s/n, Morera de Montsant, la</text:p>
          </table:table-cell>
          <table:table-cell table:number-columns-repeated="7"/>
          <table:table-cell office:value-type="float" office:value="43361" calcext:value-type="float">
            <text:p>43361</text:p>
          </table:table-cell>
          <table:table-cell office:value-type="string" calcext:value-type="string">
            <text:p>Morera de Montsant, la</text:p>
          </table:table-cell>
          <table:table-cell office:value-type="float" office:value="430960" calcext:value-type="float">
            <text:p>430960</text:p>
          </table:table-cell>
          <table:table-cell office:value-type="string" calcext:value-type="string">
            <text:p>Priorat</text:p>
          </table:table-cell>
          <table:table-cell table:number-columns-repeated="3"/>
          <table:table-cell office:value-type="float" office:value="319264000" calcext:value-type="float">
            <text:p>319264000</text:p>
          </table:table-cell>
          <table:table-cell office:value-type="float" office:value="4570359000" calcext:value-type="float">
            <text:p>4570359000</text:p>
          </table:table-cell>
          <table:table-cell office:value-type="string" calcext:value-type="string">
            <text:p>0.842398853</text:p>
          </table:table-cell>
          <table:table-cell office:value-type="string" calcext:value-type="string">
            <text:p>41.264448461</text:p>
          </table:table-cell>
          <table:table-cell table:number-columns-repeated="2"/>
          <table:table-cell office:value-type="string" calcext:value-type="string">
            <text:p>07/19/2024 07:32:13 AM</text:p>
          </table:table-cell>
          <table:table-cell office:value-type="string" calcext:value-type="string">
            <text:p>Enlla�|&lt;a href=" http://equipaments.esport.gencat.cat/ceeree/equipaments/25304" target="_blank"&gt;Cens d�equipaments esportius de Catalunya&lt;/a&gt;|Espais|1 Pistes poliesportives a l'aire lliure&lt;br/&gt;1 Zones d'activitat a l'entorn urbà</text:p>
          </table:table-cell>
          <table:table-cell office:value-type="string" calcext:value-type="string">
            <text:p>POINT (0.8423989 41.26445)</text:p>
          </table:table-cell>
        </table:table-row>
        <table:table-row table:style-name="ro1">
          <table:table-cell office:value-type="float" office:value="24595250" calcext:value-type="float">
            <text:p>24595250</text:p>
          </table:table-cell>
          <table:table-cell table:number-columns-repeated="2" office:value-type="string" calcext:value-type="string">
            <text:p>PISCINA A L'AIRE LLIURE MUNICIPAL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Esportiva Municipal, s/n, Morera de Montsant, la</text:p>
          </table:table-cell>
          <table:table-cell table:number-columns-repeated="7"/>
          <table:table-cell office:value-type="float" office:value="43361" calcext:value-type="float">
            <text:p>43361</text:p>
          </table:table-cell>
          <table:table-cell office:value-type="string" calcext:value-type="string">
            <text:p>Morera de Montsant, la</text:p>
          </table:table-cell>
          <table:table-cell office:value-type="float" office:value="430960" calcext:value-type="float">
            <text:p>430960</text:p>
          </table:table-cell>
          <table:table-cell office:value-type="string" calcext:value-type="string">
            <text:p>Priorat</text:p>
          </table:table-cell>
          <table:table-cell table:number-columns-repeated="3"/>
          <table:table-cell office:value-type="float" office:value="319260000" calcext:value-type="float">
            <text:p>319260000</text:p>
          </table:table-cell>
          <table:table-cell office:value-type="float" office:value="4570394000" calcext:value-type="float">
            <text:p>4570394000</text:p>
          </table:table-cell>
          <table:table-cell office:value-type="string" calcext:value-type="string">
            <text:p>0.842340758</text:p>
          </table:table-cell>
          <table:table-cell office:value-type="string" calcext:value-type="string">
            <text:p>41.264762616</text:p>
          </table:table-cell>
          <table:table-cell table:number-columns-repeated="2"/>
          <table:table-cell office:value-type="string" calcext:value-type="string">
            <text:p>07/19/2024 07:32:13 AM</text:p>
          </table:table-cell>
          <table:table-cell office:value-type="string" calcext:value-type="string">
            <text:p>Enlla�|&lt;a href=" http://equipaments.esport.gencat.cat/ceeree/equipaments/25305" target="_blank"&gt;Cens d�equipaments esportius de Catalunya&lt;/a&gt;|Espais|1 Piscina a l'aire lliure</text:p>
          </table:table-cell>
          <table:table-cell office:value-type="string" calcext:value-type="string">
            <text:p>POINT (0.84234077 41.264763)</text:p>
          </table:table-cell>
        </table:table-row>
        <table:table-row table:style-name="ro1">
          <table:table-cell office:value-type="float" office:value="547249" calcext:value-type="float">
            <text:p>547249</text:p>
          </table:table-cell>
          <table:table-cell table:number-columns-repeated="2" office:value-type="string" calcext:value-type="string">
            <text:p>Ajuntament de Muntanyol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505" calcext:value-type="float">
            <text:p>8505</text:p>
          </table:table-cell>
          <table:table-cell office:value-type="string" calcext:value-type="string">
            <text:p>Muntanyola</text:p>
          </table:table-cell>
          <table:table-cell office:value-type="float" office:value="81290" calcext:value-type="float">
            <text:p>81290</text:p>
          </table:table-cell>
          <table:table-cell office:value-type="string" calcext:value-type="string">
            <text:p>Osona</text:p>
          </table:table-cell>
          <table:table-cell office:value-type="string" calcext:value-type="string">
            <text:p>93-8830186</text:p>
          </table:table-cell>
          <table:table-cell/>
          <table:table-cell office:value-type="string" calcext:value-type="string">
            <text:p>93-8137087</text:p>
          </table:table-cell>
          <table:table-cell office:value-type="float" office:value="431939000" calcext:value-type="float">
            <text:p>431939000</text:p>
          </table:table-cell>
          <table:table-cell office:value-type="float" office:value="4636821000" calcext:value-type="float">
            <text:p>4636821000</text:p>
          </table:table-cell>
          <table:table-cell office:value-type="string" calcext:value-type="string">
            <text:p>2.179719648</text:p>
          </table:table-cell>
          <table:table-cell office:value-type="string" calcext:value-type="string">
            <text:p>41.880385870</text:p>
          </table:table-cell>
          <table:table-cell office:value-type="string" calcext:value-type="string">
            <text:p>muntanyola@diba.cat</text:p>
          </table:table-cell>
          <table:table-cell office:value-type="string" calcext:value-type="string">
            <text:p>http://www.muntanyola.cat/</text:p>
          </table:table-cell>
          <table:table-cell office:value-type="string" calcext:value-type="string">
            <text:p>07/17/2024 07:03:28 AM</text:p>
          </table:table-cell>
          <table:table-cell/>
          <table:table-cell office:value-type="string" calcext:value-type="string">
            <text:p>POINT (2.1797197 41.880386)</text:p>
          </table:table-cell>
        </table:table-row>
        <table:table-row table:style-name="ro1">
          <table:table-cell office:value-type="float" office:value="574271" calcext:value-type="float">
            <text:p>574271</text:p>
          </table:table-cell>
          <table:table-cell table:number-columns-repeated="2" office:value-type="string" calcext:value-type="string">
            <text:p>Jutjat de Pau de Muntanyol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519" calcext:value-type="float">
            <text:p>8519</text:p>
          </table:table-cell>
          <table:table-cell office:value-type="string" calcext:value-type="string">
            <text:p>Muntanyola</text:p>
          </table:table-cell>
          <table:table-cell office:value-type="float" office:value="81290" calcext:value-type="float">
            <text:p>81290</text:p>
          </table:table-cell>
          <table:table-cell office:value-type="string" calcext:value-type="string">
            <text:p>Osona</text:p>
          </table:table-cell>
          <table:table-cell office:value-type="float" office:value="938830186" calcext:value-type="float">
            <text:p>938830186</text:p>
          </table:table-cell>
          <table:table-cell/>
          <table:table-cell office:value-type="float" office:value="938137087" calcext:value-type="float">
            <text:p>938137087</text:p>
          </table:table-cell>
          <table:table-cell office:value-type="float" office:value="431846053" calcext:value-type="float">
            <text:p>431846053</text:p>
          </table:table-cell>
          <table:table-cell office:value-type="float" office:value="4636722569" calcext:value-type="float">
            <text:p>4636722569</text:p>
          </table:table-cell>
          <table:table-cell office:value-type="string" calcext:value-type="string">
            <text:p>2.178610900</text:p>
          </table:table-cell>
          <table:table-cell office:value-type="string" calcext:value-type="string">
            <text:p>41.879491400</text:p>
          </table:table-cell>
          <table:table-cell table:number-columns-repeated="2"/>
          <table:table-cell office:value-type="string" calcext:value-type="string">
            <text:p>07/18/2024 07:02:50 AM</text:p>
          </table:table-cell>
          <table:table-cell/>
          <table:table-cell office:value-type="string" calcext:value-type="string">
            <text:p>POINT (2.1786108 41.87949)</text:p>
          </table:table-cell>
        </table:table-row>
        <table:table-row table:style-name="ro1">
          <table:table-cell office:value-type="float" office:value="27041383" calcext:value-type="float">
            <text:p>27041383</text:p>
          </table:table-cell>
          <table:table-cell table:number-columns-repeated="2" office:value-type="string" calcext:value-type="string">
            <text:p>Casa Museu El Puig de la Balm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Casa El Puig, s/n.</text:p>
          </table:table-cell>
          <table:table-cell table:number-columns-repeated="7"/>
          <table:table-cell office:value-type="float" office:value="8278" calcext:value-type="float">
            <text:p>8278</text:p>
          </table:table-cell>
          <table:table-cell office:value-type="string" calcext:value-type="string">
            <text:p>Mura</text:p>
          </table:table-cell>
          <table:table-cell office:value-type="float" office:value="81398" calcext:value-type="float">
            <text:p>81398</text:p>
          </table:table-cell>
          <table:table-cell office:value-type="string" calcext:value-type="string">
            <text:p>Bages</text:p>
          </table:table-cell>
          <table:table-cell office:value-type="string" calcext:value-type="string">
            <text:p>93 743 32 74 -</text:p>
          </table:table-cell>
          <table:table-cell table:number-columns-repeated="2"/>
          <table:table-cell office:value-type="float" office:value="413676000" calcext:value-type="float">
            <text:p>413676000</text:p>
          </table:table-cell>
          <table:table-cell office:value-type="float" office:value="4616291000" calcext:value-type="float">
            <text:p>4616291000</text:p>
          </table:table-cell>
          <table:table-cell office:value-type="string" calcext:value-type="string">
            <text:p>1.962627759</text:p>
          </table:table-cell>
          <table:table-cell office:value-type="string" calcext:value-type="string">
            <text:p>41.693719616</text:p>
          </table:table-cell>
          <table:table-cell office:value-type="string" calcext:value-type="string">
            <text:p>elpuigdelabalma@gmail.com</text:p>
          </table:table-cell>
          <table:table-cell office:value-type="string" calcext:value-type="string">
            <text:p>http://www.puigdelabalma.com</text:p>
          </table:table-cell>
          <table:table-cell table:style-name="ce1" office:value-type="string" calcext:value-type="string">
            <text:p>07/10/2024 07:32:33 AM</text:p>
          </table:table-cell>
          <table:table-cell office:value-type="string" calcext:value-type="string">
            <text:p>Titularitat|Privada</text:p>
          </table:table-cell>
          <table:table-cell office:value-type="string" calcext:value-type="string">
            <text:p>POINT (1.9626278 41.693718)</text:p>
          </table:table-cell>
        </table:table-row>
        <table:table-row table:style-name="ro1">
          <table:table-cell office:value-type="float" office:value="547251" calcext:value-type="float">
            <text:p>547251</text:p>
          </table:table-cell>
          <table:table-cell table:number-columns-repeated="2" office:value-type="string" calcext:value-type="string">
            <text:p>Ajuntament de Nalec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341" calcext:value-type="float">
            <text:p>25341</text:p>
          </table:table-cell>
          <table:table-cell office:value-type="string" calcext:value-type="string">
            <text:p>Nalec</text:p>
          </table:table-cell>
          <table:table-cell office:value-type="float" office:value="251459" calcext:value-type="float">
            <text:p>251459</text:p>
          </table:table-cell>
          <table:table-cell office:value-type="string" calcext:value-type="string">
            <text:p>Urgell</text:p>
          </table:table-cell>
          <table:table-cell office:value-type="string" calcext:value-type="string">
            <text:p>973-303129</text:p>
          </table:table-cell>
          <table:table-cell/>
          <table:table-cell office:value-type="string" calcext:value-type="string">
            <text:p>973-303129</text:p>
          </table:table-cell>
          <table:table-cell office:value-type="float" office:value="342925000" calcext:value-type="float">
            <text:p>342925000</text:p>
          </table:table-cell>
          <table:table-cell office:value-type="float" office:value="4602825000" calcext:value-type="float">
            <text:p>4602825000</text:p>
          </table:table-cell>
          <table:table-cell office:value-type="string" calcext:value-type="string">
            <text:p>1.116276055</text:p>
          </table:table-cell>
          <table:table-cell office:value-type="string" calcext:value-type="string">
            <text:p>41.561677505</text:p>
          </table:table-cell>
          <table:table-cell office:value-type="string" calcext:value-type="string">
            <text:p>ajuntament@nalec.ddl.net</text:p>
          </table:table-cell>
          <table:table-cell office:value-type="string" calcext:value-type="string">
            <text:p>http://nalec.ddl.net/</text:p>
          </table:table-cell>
          <table:table-cell office:value-type="string" calcext:value-type="string">
            <text:p>07/17/2024 07:03:28 AM</text:p>
          </table:table-cell>
          <table:table-cell/>
          <table:table-cell office:value-type="string" calcext:value-type="string">
            <text:p>POINT (1.116276 41.561676)</text:p>
          </table:table-cell>
        </table:table-row>
        <table:table-row table:style-name="ro1">
          <table:table-cell office:value-type="float" office:value="574550" calcext:value-type="float">
            <text:p>574550</text:p>
          </table:table-cell>
          <table:table-cell table:number-columns-repeated="2" office:value-type="string" calcext:value-type="string">
            <text:p>Jutjat de Pau de Nalec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341" calcext:value-type="float">
            <text:p>25341</text:p>
          </table:table-cell>
          <table:table-cell office:value-type="string" calcext:value-type="string">
            <text:p>Nalec</text:p>
          </table:table-cell>
          <table:table-cell office:value-type="float" office:value="251459" calcext:value-type="float">
            <text:p>251459</text:p>
          </table:table-cell>
          <table:table-cell office:value-type="string" calcext:value-type="string">
            <text:p>Urgell</text:p>
          </table:table-cell>
          <table:table-cell office:value-type="float" office:value="973303129" calcext:value-type="float">
            <text:p>973303129</text:p>
          </table:table-cell>
          <table:table-cell/>
          <table:table-cell office:value-type="string" calcext:value-type="string">
            <text:p>973303129(F)</text:p>
          </table:table-cell>
          <table:table-cell office:value-type="float" office:value="342855675" calcext:value-type="float">
            <text:p>342855675</text:p>
          </table:table-cell>
          <table:table-cell office:value-type="float" office:value="4602620158" calcext:value-type="float">
            <text:p>4602620158</text:p>
          </table:table-cell>
          <table:table-cell office:value-type="string" calcext:value-type="string">
            <text:p>1.115498700</text:p>
          </table:table-cell>
          <table:table-cell office:value-type="string" calcext:value-type="string">
            <text:p>41.559819800</text:p>
          </table:table-cell>
          <table:table-cell table:number-columns-repeated="2"/>
          <table:table-cell office:value-type="string" calcext:value-type="string">
            <text:p>07/18/2024 07:02:38 AM</text:p>
          </table:table-cell>
          <table:table-cell/>
          <table:table-cell office:value-type="string" calcext:value-type="string">
            <text:p>POINT (1.1154987 41.55982)</text:p>
          </table:table-cell>
        </table:table-row>
        <table:table-row table:style-name="ro1">
          <table:table-cell office:value-type="float" office:value="2244557" calcext:value-type="float">
            <text:p>2244557</text:p>
          </table:table-cell>
          <table:table-cell table:number-columns-repeated="2" office:value-type="string" calcext:value-type="string">
            <text:p>Entitat Municipal Descentralitzada de Gessa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98" calcext:value-type="float">
            <text:p>25598</text:p>
          </table:table-cell>
          <table:table-cell office:value-type="string" calcext:value-type="string">
            <text:p>Naut Aran</text:p>
          </table:table-cell>
          <table:table-cell office:value-type="float" office:value="250254" calcext:value-type="float">
            <text:p>250254</text:p>
          </table:table-cell>
          <table:table-cell office:value-type="string" calcext:value-type="string">
            <text:p>Val d'Aran</text:p>
          </table:table-cell>
          <table:table-cell office:value-type="string" calcext:value-type="string">
            <text:p>973-644030</text:p>
          </table:table-cell>
          <table:table-cell/>
          <table:table-cell office:value-type="string" calcext:value-type="string">
            <text:p>973-645726</text:p>
          </table:table-cell>
          <table:table-cell office:value-type="float" office:value="328075019" calcext:value-type="float">
            <text:p>328075019</text:p>
          </table:table-cell>
          <table:table-cell office:value-type="float" office:value="4730421698" calcext:value-type="float">
            <text:p>4730421698</text:p>
          </table:table-cell>
          <table:table-cell office:value-type="string" calcext:value-type="string">
            <text:p>0.900691157</text:p>
          </table:table-cell>
          <table:table-cell office:value-type="string" calcext:value-type="string">
            <text:p>42.707058218</text:p>
          </table:table-cell>
          <table:table-cell office:value-type="string" calcext:value-type="string">
            <text:p>info@nautaran.org</text:p>
          </table:table-cell>
          <table:table-cell office:value-type="string" calcext:value-type="string">
            <text:p>http://www.nautaran.org</text:p>
          </table:table-cell>
          <table:table-cell office:value-type="string" calcext:value-type="string">
            <text:p>07/17/2024 07:02:45 AM</text:p>
          </table:table-cell>
          <table:table-cell/>
          <table:table-cell office:value-type="string" calcext:value-type="string">
            <text:p>POINT (0.90069115 42.707058)</text:p>
          </table:table-cell>
        </table:table-row>
        <table:table-row table:style-name="ro1">
          <table:table-cell office:value-type="float" office:value="2244648" calcext:value-type="float">
            <text:p>2244648</text:p>
          </table:table-cell>
          <table:table-cell table:number-columns-repeated="2" office:value-type="string" calcext:value-type="string">
            <text:p>Entitat Municipal Descentralitzada de Tredòs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98" calcext:value-type="float">
            <text:p>25598</text:p>
          </table:table-cell>
          <table:table-cell office:value-type="string" calcext:value-type="string">
            <text:p>Naut Aran</text:p>
          </table:table-cell>
          <table:table-cell office:value-type="float" office:value="250254" calcext:value-type="float">
            <text:p>250254</text:p>
          </table:table-cell>
          <table:table-cell office:value-type="string" calcext:value-type="string">
            <text:p>Val d'Aran</text:p>
          </table:table-cell>
          <table:table-cell office:value-type="string" calcext:value-type="string">
            <text:p>973-644030</text:p>
          </table:table-cell>
          <table:table-cell/>
          <table:table-cell office:value-type="string" calcext:value-type="string">
            <text:p>973-645726</text:p>
          </table:table-cell>
          <table:table-cell office:value-type="float" office:value="328075019" calcext:value-type="float">
            <text:p>328075019</text:p>
          </table:table-cell>
          <table:table-cell office:value-type="float" office:value="4730421698" calcext:value-type="float">
            <text:p>4730421698</text:p>
          </table:table-cell>
          <table:table-cell office:value-type="string" calcext:value-type="string">
            <text:p>0.900691157</text:p>
          </table:table-cell>
          <table:table-cell office:value-type="string" calcext:value-type="string">
            <text:p>42.707058218</text:p>
          </table:table-cell>
          <table:table-cell office:value-type="string" calcext:value-type="string">
            <text:p>info@nautaran.org</text:p>
          </table:table-cell>
          <table:table-cell office:value-type="string" calcext:value-type="string">
            <text:p>http://www.nautaran.org</text:p>
          </table:table-cell>
          <table:table-cell office:value-type="string" calcext:value-type="string">
            <text:p>07/17/2024 07:02:43 AM</text:p>
          </table:table-cell>
          <table:table-cell/>
          <table:table-cell office:value-type="string" calcext:value-type="string">
            <text:p>POINT (0.90069115 42.707058)</text:p>
          </table:table-cell>
        </table:table-row>
        <table:table-row table:style-name="ro1">
          <table:table-cell office:value-type="float" office:value="2244539" calcext:value-type="float">
            <text:p>2244539</text:p>
          </table:table-cell>
          <table:table-cell table:number-columns-repeated="2" office:value-type="string" calcext:value-type="string">
            <text:p>Entitat Municipal Descentralitzada de Bagergue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98" calcext:value-type="float">
            <text:p>25598</text:p>
          </table:table-cell>
          <table:table-cell office:value-type="string" calcext:value-type="string">
            <text:p>Naut Aran</text:p>
          </table:table-cell>
          <table:table-cell office:value-type="float" office:value="250254" calcext:value-type="float">
            <text:p>250254</text:p>
          </table:table-cell>
          <table:table-cell office:value-type="string" calcext:value-type="string">
            <text:p>Val d'Aran</text:p>
          </table:table-cell>
          <table:table-cell office:value-type="string" calcext:value-type="string">
            <text:p>973-644030</text:p>
          </table:table-cell>
          <table:table-cell/>
          <table:table-cell office:value-type="string" calcext:value-type="string">
            <text:p>973-645726</text:p>
          </table:table-cell>
          <table:table-cell office:value-type="float" office:value="328075019" calcext:value-type="float">
            <text:p>328075019</text:p>
          </table:table-cell>
          <table:table-cell office:value-type="float" office:value="4730421698" calcext:value-type="float">
            <text:p>4730421698</text:p>
          </table:table-cell>
          <table:table-cell office:value-type="string" calcext:value-type="string">
            <text:p>0.900691157</text:p>
          </table:table-cell>
          <table:table-cell office:value-type="string" calcext:value-type="string">
            <text:p>42.707058218</text:p>
          </table:table-cell>
          <table:table-cell office:value-type="string" calcext:value-type="string">
            <text:p>info@nautaran.org</text:p>
          </table:table-cell>
          <table:table-cell office:value-type="string" calcext:value-type="string">
            <text:p>http://www.nautaran.org</text:p>
          </table:table-cell>
          <table:table-cell office:value-type="string" calcext:value-type="string">
            <text:p>07/17/2024 07:02:46 AM</text:p>
          </table:table-cell>
          <table:table-cell/>
          <table:table-cell office:value-type="string" calcext:value-type="string">
            <text:p>POINT (0.90069115 42.707058)</text:p>
          </table:table-cell>
        </table:table-row>
        <table:table-row table:style-name="ro1">
          <table:table-cell office:value-type="float" office:value="547039" calcext:value-type="float">
            <text:p>547039</text:p>
          </table:table-cell>
          <table:table-cell table:number-columns-repeated="2" office:value-type="string" calcext:value-type="string">
            <text:p>Ajuntament de la Nou de Berguedà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698" calcext:value-type="float">
            <text:p>8698</text:p>
          </table:table-cell>
          <table:table-cell office:value-type="string" calcext:value-type="string">
            <text:p>Nou de Berguedà, la</text:p>
          </table:table-cell>
          <table:table-cell office:value-type="float" office:value="81424" calcext:value-type="float">
            <text:p>81424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-8259000</text:p>
          </table:table-cell>
          <table:table-cell/>
          <table:table-cell office:value-type="string" calcext:value-type="string">
            <text:p>93-8259048</text:p>
          </table:table-cell>
          <table:table-cell office:value-type="float" office:value="407850154" calcext:value-type="float">
            <text:p>407850154</text:p>
          </table:table-cell>
          <table:table-cell office:value-type="float" office:value="4668853275" calcext:value-type="float">
            <text:p>4668853275</text:p>
          </table:table-cell>
          <table:table-cell office:value-type="string" calcext:value-type="string">
            <text:p>1.884412000</text:p>
          </table:table-cell>
          <table:table-cell office:value-type="string" calcext:value-type="string">
            <text:p>42.166393900</text:p>
          </table:table-cell>
          <table:table-cell office:value-type="string" calcext:value-type="string">
            <text:p>nou@diba.cat</text:p>
          </table:table-cell>
          <table:table-cell office:value-type="string" calcext:value-type="string">
            <text:p>http://www.lanou.bergueda.org/</text:p>
          </table:table-cell>
          <table:table-cell office:value-type="string" calcext:value-type="string">
            <text:p>07/17/2024 07:03:28 AM</text:p>
          </table:table-cell>
          <table:table-cell/>
          <table:table-cell office:value-type="string" calcext:value-type="string">
            <text:p>POINT (1.884412 42.166393)</text:p>
          </table:table-cell>
        </table:table-row>
        <table:table-row table:style-name="ro1">
          <table:table-cell office:value-type="float" office:value="574339" calcext:value-type="float">
            <text:p>574339</text:p>
          </table:table-cell>
          <table:table-cell table:number-columns-repeated="2" office:value-type="string" calcext:value-type="string">
            <text:p>Jutjat de Pau de Nou de Berguedà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699" calcext:value-type="float">
            <text:p>8699</text:p>
          </table:table-cell>
          <table:table-cell office:value-type="string" calcext:value-type="string">
            <text:p>Nou de Berguedà, la</text:p>
          </table:table-cell>
          <table:table-cell office:value-type="float" office:value="81424" calcext:value-type="float">
            <text:p>81424</text:p>
          </table:table-cell>
          <table:table-cell office:value-type="string" calcext:value-type="string">
            <text:p>Berguedà</text:p>
          </table:table-cell>
          <table:table-cell office:value-type="float" office:value="938259000" calcext:value-type="float">
            <text:p>938259000</text:p>
          </table:table-cell>
          <table:table-cell/>
          <table:table-cell office:value-type="float" office:value="938248027" calcext:value-type="float">
            <text:p>938248027</text:p>
          </table:table-cell>
          <table:table-cell office:value-type="float" office:value="407910689" calcext:value-type="float">
            <text:p>407910689</text:p>
          </table:table-cell>
          <table:table-cell office:value-type="float" office:value="4668819846" calcext:value-type="float">
            <text:p>4668819846</text:p>
          </table:table-cell>
          <table:table-cell office:value-type="string" calcext:value-type="string">
            <text:p>1.885150000</text:p>
          </table:table-cell>
          <table:table-cell office:value-type="string" calcext:value-type="string">
            <text:p>42.166100000</text:p>
          </table:table-cell>
          <table:table-cell table:number-columns-repeated="2"/>
          <table:table-cell office:value-type="string" calcext:value-type="string">
            <text:p>07/18/2024 07:02:49 AM</text:p>
          </table:table-cell>
          <table:table-cell/>
          <table:table-cell office:value-type="string" calcext:value-type="string">
            <text:p>POINT (1.88515 42.1661)</text:p>
          </table:table-cell>
        </table:table-row>
        <table:table-row table:style-name="ro1">
          <table:table-cell office:value-type="float" office:value="2244547" calcext:value-type="float">
            <text:p>2244547</text:p>
          </table:table-cell>
          <table:table-cell table:number-columns-repeated="2" office:value-type="string" calcext:value-type="string">
            <text:p>Entitat Municipal Descentralitzada de Canalda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83" calcext:value-type="float">
            <text:p>25283</text:p>
          </table:table-cell>
          <table:table-cell office:value-type="string" calcext:value-type="string">
            <text:p>Odèn</text:p>
          </table:table-cell>
          <table:table-cell office:value-type="float" office:value="251484" calcext:value-type="float">
            <text:p>251484</text:p>
          </table:table-cell>
          <table:table-cell office:value-type="string" calcext:value-type="string">
            <text:p>Solsonès</text:p>
          </table:table-cell>
          <table:table-cell office:value-type="float" office:value="636793722" calcext:value-type="float">
            <text:p>636793722</text:p>
          </table:table-cell>
          <table:table-cell table:number-columns-repeated="2"/>
          <table:table-cell office:value-type="float" office:value="-183163298" calcext:value-type="float">
            <text:p>-183163298</text:p>
          </table:table-cell>
          <table:table-cell office:value-type="float" office:value="4070826825" calcext:value-type="float">
            <text:p>4070826825</text:p>
          </table:table-cell>
          <table:table-cell office:value-type="string" calcext:value-type="string">
            <text:p>-4.625592500</text:p>
          </table:table-cell>
          <table:table-cell office:value-type="string" calcext:value-type="string">
            <text:p>36.538404000</text:p>
          </table:table-cell>
          <table:table-cell office:value-type="string" calcext:value-type="string">
            <text:p>ajuntament@oden.cat</text:p>
          </table:table-cell>
          <table:table-cell office:value-type="string" calcext:value-type="string">
            <text:p>http://canalda.ddl.net/</text:p>
          </table:table-cell>
          <table:table-cell office:value-type="string" calcext:value-type="string">
            <text:p>07/17/2024 07:02:46 AM</text:p>
          </table:table-cell>
          <table:table-cell/>
          <table:table-cell office:value-type="string" calcext:value-type="string">
            <text:p>POINT (-4.6255927 36.538403)</text:p>
          </table:table-cell>
        </table:table-row>
        <table:table-row table:style-name="ro1">
          <table:table-cell office:value-type="float" office:value="55409" calcext:value-type="float">
            <text:p>55409</text:p>
          </table:table-cell>
          <table:table-cell table:number-columns-repeated="2" office:value-type="string" calcext:value-type="string">
            <text:p>Aeròdrom d'Igualada-Òdena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Aeròdrom d'Igualada-Òdena</text:p>
          </table:table-cell>
          <table:table-cell table:number-columns-repeated="7"/>
          <table:table-cell office:value-type="float" office:value="8711" calcext:value-type="float">
            <text:p>8711</text:p>
          </table:table-cell>
          <table:table-cell office:value-type="string" calcext:value-type="string">
            <text:p>Òdena</text:p>
          </table:table-cell>
          <table:table-cell office:value-type="float" office:value="81430" calcext:value-type="float">
            <text:p>81430</text:p>
          </table:table-cell>
          <table:table-cell office:value-type="string" calcext:value-type="string">
            <text:p>Anoia</text:p>
          </table:table-cell>
          <table:table-cell office:value-type="string" calcext:value-type="string">
            <text:p>93 803 19 50</text:p>
          </table:table-cell>
          <table:table-cell table:number-columns-repeated="2"/>
          <table:table-cell office:value-type="float" office:value="387678880" calcext:value-type="float">
            <text:p>387678880</text:p>
          </table:table-cell>
          <table:table-cell office:value-type="float" office:value="4604515980" calcext:value-type="float">
            <text:p>4604515980</text:p>
          </table:table-cell>
          <table:table-cell office:value-type="string" calcext:value-type="string">
            <text:p>1.652144444</text:p>
          </table:table-cell>
          <table:table-cell office:value-type="string" calcext:value-type="string">
            <text:p>41.585236111</text:p>
          </table:table-cell>
          <table:table-cell table:number-columns-repeated="2"/>
          <table:table-cell office:value-type="string" calcext:value-type="string">
            <text:p>07/17/2024 06:00:53 AM</text:p>
          </table:table-cell>
          <table:table-cell office:value-type="string" calcext:value-type="string">
            <text:p>Adreça Titular|Plaça Major, 2, 08711 Òdena, Barcelona|Titular|Consorci Ajutaments Igualada-Òdena|Utilització actual|Esportiva|Adreça Explotador|Adreça Explotador|Aeroport Alternatiu|Sabadell i Reus|Elevació|350 m|Entitat Gestora|Consorci per a la gestió de l'aeròdrom d'Igualada-Òdena|Operador Principal|Club de Vol a Vela d'Igualada-Òdena|Superfície sistema aeroportuari|33,83 Ha|Tipus|Aeròdrom</text:p>
          </table:table-cell>
          <table:table-cell office:value-type="string" calcext:value-type="string">
            <text:p>POINT (1.6521444 41.585236)</text:p>
          </table:table-cell>
        </table:table-row>
        <table:table-row table:style-name="ro1">
          <table:table-cell office:value-type="float" office:value="574340" calcext:value-type="float">
            <text:p>574340</text:p>
          </table:table-cell>
          <table:table-cell table:number-columns-repeated="2" office:value-type="string" calcext:value-type="string">
            <text:p>Jutjat de Pau d'Òden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omepu Fabra, 14</text:p>
          </table:table-cell>
          <table:table-cell table:number-columns-repeated="7"/>
          <table:table-cell office:value-type="float" office:value="8711" calcext:value-type="float">
            <text:p>8711</text:p>
          </table:table-cell>
          <table:table-cell office:value-type="string" calcext:value-type="string">
            <text:p>Òdena</text:p>
          </table:table-cell>
          <table:table-cell office:value-type="float" office:value="81430" calcext:value-type="float">
            <text:p>81430</text:p>
          </table:table-cell>
          <table:table-cell office:value-type="string" calcext:value-type="string">
            <text:p>Anoia</text:p>
          </table:table-cell>
          <table:table-cell office:value-type="float" office:value="938034633" calcext:value-type="float">
            <text:p>938034633</text:p>
          </table:table-cell>
          <table:table-cell/>
          <table:table-cell office:value-type="float" office:value="938053322" calcext:value-type="float">
            <text:p>938053322</text:p>
          </table:table-cell>
          <table:table-cell office:value-type="float" office:value="386904820" calcext:value-type="float">
            <text:p>386904820</text:p>
          </table:table-cell>
          <table:table-cell office:value-type="float" office:value="4606870717" calcext:value-type="float">
            <text:p>4606870717</text:p>
          </table:table-cell>
          <table:table-cell office:value-type="string" calcext:value-type="string">
            <text:p>1.642771964</text:p>
          </table:table-cell>
          <table:table-cell office:value-type="string" calcext:value-type="string">
            <text:p>41.605539161</text:p>
          </table:table-cell>
          <table:table-cell table:number-columns-repeated="2"/>
          <table:table-cell office:value-type="string" calcext:value-type="string">
            <text:p>07/18/2024 07:02:49 AM</text:p>
          </table:table-cell>
          <table:table-cell/>
          <table:table-cell office:value-type="string" calcext:value-type="string">
            <text:p>POINT (1.642772 41.605537)</text:p>
          </table:table-cell>
        </table:table-row>
        <table:table-row table:style-name="ro1">
          <table:table-cell office:value-type="float" office:value="53520" calcext:value-type="float">
            <text:p>53520</text:p>
          </table:table-cell>
          <table:table-cell table:number-columns-repeated="2" office:value-type="string" calcext:value-type="string">
            <text:p>DEIXALLERIA MÒBIL DE LA MANCOM. INTERMUNIC. GESTIÓ RSU DE L'ALT URGELL MERIDIONAL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790" calcext:value-type="float">
            <text:p>25790</text:p>
          </table:table-cell>
          <table:table-cell office:value-type="string" calcext:value-type="string">
            <text:p>Oliana</text:p>
          </table:table-cell>
          <table:table-cell office:value-type="float" office:value="251497" calcext:value-type="float">
            <text:p>251497</text:p>
          </table:table-cell>
          <table:table-cell office:value-type="string" calcext:value-type="string">
            <text:p>Alt Urgel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580548" calcext:value-type="float">
            <text:p>2580548</text:p>
          </table:table-cell>
          <table:table-cell table:number-columns-repeated="2" office:value-type="string" calcext:value-type="string">
            <text:p>Escola agrària del Solsonès</text:p>
          </table:table-cell>
          <table:table-cell office:value-type="string" calcext:value-type="string">
            <text:p>Educació. Formació|Cicles formatius professionals de grau superior (CFPS)||</text:p>
          </table:table-cell>
          <table:table-cell/>
          <table:table-cell office:value-type="string" calcext:value-type="string">
            <text:p><text:s/>Finca s. Just,ctra.Manresa-Solsona,km 77</text:p>
          </table:table-cell>
          <table:table-cell table:number-columns-repeated="7"/>
          <table:table-cell office:value-type="float" office:value="25286" calcext:value-type="float">
            <text:p>25286</text:p>
          </table:table-cell>
          <table:table-cell office:value-type="string" calcext:value-type="string">
            <text:p>Olius</text:p>
          </table:table-cell>
          <table:table-cell office:value-type="float" office:value="251517" calcext:value-type="float">
            <text:p>251517</text:p>
          </table:table-cell>
          <table:table-cell office:value-type="string" calcext:value-type="string">
            <text:p>Solsonès</text:p>
          </table:table-cell>
          <table:table-cell office:value-type="float" office:value="973480713" calcext:value-type="float">
            <text:p>973480713</text:p>
          </table:table-cell>
          <table:table-cell/>
          <table:table-cell office:value-type="float" office:value="973480713" calcext:value-type="float">
            <text:p>973480713</text:p>
          </table:table-cell>
          <table:table-cell office:value-type="float" office:value="380389000" calcext:value-type="float">
            <text:p>380389000</text:p>
          </table:table-cell>
          <table:table-cell office:value-type="float" office:value="4648501000" calcext:value-type="float">
            <text:p>4648501000</text:p>
          </table:table-cell>
          <table:table-cell office:value-type="string" calcext:value-type="string">
            <text:p>1.556216000</text:p>
          </table:table-cell>
          <table:table-cell office:value-type="string" calcext:value-type="string">
            <text:p>41.979430000</text:p>
          </table:table-cell>
          <table:table-cell office:value-type="string" calcext:value-type="string">
            <text:p>c5004310@xtec.cat</text:p>
          </table:table-cell>
          <table:table-cell/>
          <table:table-cell table:style-name="ce1" office:value-type="string" calcext:value-type="string">
            <text:p>06/12/2024 07:27:48 AM</text:p>
          </table:table-cell>
          <table:table-cell office:value-type="string" calcext:value-type="string">
            <text:p>Codi Territorial|Catalunya Central|Naturalesa|Públic|Titularitat|Altres Departaments</text:p>
          </table:table-cell>
          <table:table-cell office:value-type="string" calcext:value-type="string">
            <text:p>POINT (1.556216 41.97943)</text:p>
          </table:table-cell>
        </table:table-row>
        <table:table-row table:style-name="ro1">
          <table:table-cell office:value-type="float" office:value="14326" calcext:value-type="float">
            <text:p>14326</text:p>
          </table:table-cell>
          <table:table-cell table:number-columns-repeated="2" office:value-type="string" calcext:value-type="string">
            <text:p>DEIXALLERIA MÒBIL DEL CONSELL COMARCAL DE LA GARROTXA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800" calcext:value-type="float">
            <text:p>17800</text:p>
          </table:table-cell>
          <table:table-cell office:value-type="string" calcext:value-type="string">
            <text:p>Olot</text:p>
          </table:table-cell>
          <table:table-cell office:value-type="float" office:value="171143" calcext:value-type="float">
            <text:p>171143</text:p>
          </table:table-cell>
          <table:table-cell office:value-type="string" calcext:value-type="string">
            <text:p>Garrotxa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68" calcext:value-type="float">
            <text:p>14368</text:p>
          </table:table-cell>
          <table:table-cell table:number-columns-repeated="2" office:value-type="string" calcext:value-type="string">
            <text:p>DEIXALLERIA MÒBIL DEL CONSELL COMARCAL DE LA GARROTXA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800" calcext:value-type="float">
            <text:p>17800</text:p>
          </table:table-cell>
          <table:table-cell office:value-type="string" calcext:value-type="string">
            <text:p>Olot</text:p>
          </table:table-cell>
          <table:table-cell office:value-type="float" office:value="171143" calcext:value-type="float">
            <text:p>171143</text:p>
          </table:table-cell>
          <table:table-cell office:value-type="string" calcext:value-type="string">
            <text:p>Garrotxa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145" calcext:value-type="float">
            <text:p>14145</text:p>
          </table:table-cell>
          <table:table-cell table:number-columns-repeated="2" office:value-type="string" calcext:value-type="string">
            <text:p>DEIXALLERIA D'OLOT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SECTOR 2 PARC. 2</text:p>
          </table:table-cell>
          <table:table-cell table:number-columns-repeated="7"/>
          <table:table-cell office:value-type="float" office:value="17800" calcext:value-type="float">
            <text:p>17800</text:p>
          </table:table-cell>
          <table:table-cell office:value-type="string" calcext:value-type="string">
            <text:p>Olot</text:p>
          </table:table-cell>
          <table:table-cell office:value-type="float" office:value="171143" calcext:value-type="float">
            <text:p>171143</text:p>
          </table:table-cell>
          <table:table-cell office:value-type="string" calcext:value-type="string">
            <text:p>Garrotxa</text:p>
          </table:table-cell>
          <table:table-cell office:value-type="float" office:value="972274871" calcext:value-type="float">
            <text:p>972274871</text:p>
          </table:table-cell>
          <table:table-cell table:number-columns-repeated="2"/>
          <table:table-cell office:value-type="float" office:value="457841000" calcext:value-type="float">
            <text:p>457841000</text:p>
          </table:table-cell>
          <table:table-cell office:value-type="float" office:value="4671317000" calcext:value-type="float">
            <text:p>4671317000</text:p>
          </table:table-cell>
          <table:table-cell office:value-type="string" calcext:value-type="string">
            <text:p>2.489397555</text:p>
          </table:table-cell>
          <table:table-cell office:value-type="string" calcext:value-type="string">
            <text:p>42.192870982</text:p>
          </table:table-cell>
          <table:table-cell office:value-type="string" calcext:value-type="string">
            <text:p>sigma@consorcisigma.org</text:p>
          </table:table-cell>
          <table:table-cell office:value-type="string" calcext:value-type="string">
            <text:p>http://www.olot.cat/skin/default.aspx?ACCIO=PORTALENC&amp;NIVELL=6579D32CB08575F99AE681EE12821D85AF8662ACCC5DCF6408554CE583266A7931C50A07F87DFE786D22254D88409BF697BB3F4ED85D9D565D90B32487B35C7956B1CE8F195FDEAA</text:p>
          </table:table-cell>
          <table:table-cell office:value-type="string" calcext:value-type="string">
            <text:p>07/19/2024 07:03:03 AM</text:p>
          </table:table-cell>
          <table:table-cell office:value-type="string" calcext:value-type="string">
            <text:p>Horari|De dilluns a divendres de 8 a 13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4893975 42.19287)</text:p>
          </table:table-cell>
        </table:table-row>
        <table:table-row table:style-name="ro1">
          <table:table-cell office:value-type="float" office:value="574556" calcext:value-type="float">
            <text:p>574556</text:p>
          </table:table-cell>
          <table:table-cell table:number-columns-repeated="2" office:value-type="string" calcext:value-type="string">
            <text:p>Jutjat de Pau d'Oluge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tell 2</text:p>
          </table:table-cell>
          <table:table-cell table:number-columns-repeated="7"/>
          <table:table-cell office:value-type="float" office:value="25214" calcext:value-type="float">
            <text:p>25214</text:p>
          </table:table-cell>
          <table:table-cell office:value-type="string" calcext:value-type="string">
            <text:p>Oluges, les</text:p>
          </table:table-cell>
          <table:table-cell office:value-type="float" office:value="251522" calcext:value-type="float">
            <text:p>251522</text:p>
          </table:table-cell>
          <table:table-cell office:value-type="string" calcext:value-type="string">
            <text:p>Segarra</text:p>
          </table:table-cell>
          <table:table-cell office:value-type="float" office:value="973530004" calcext:value-type="float">
            <text:p>973530004</text:p>
          </table:table-cell>
          <table:table-cell/>
          <table:table-cell office:value-type="string" calcext:value-type="string">
            <text:p>973530004(F)</text:p>
          </table:table-cell>
          <table:table-cell office:value-type="float" office:value="360163792" calcext:value-type="float">
            <text:p>360163792</text:p>
          </table:table-cell>
          <table:table-cell office:value-type="float" office:value="4617516899" calcext:value-type="float">
            <text:p>4617516899</text:p>
          </table:table-cell>
          <table:table-cell office:value-type="string" calcext:value-type="string">
            <text:p>1.319489200</text:p>
          </table:table-cell>
          <table:table-cell office:value-type="string" calcext:value-type="string">
            <text:p>41.697154800</text:p>
          </table:table-cell>
          <table:table-cell table:number-columns-repeated="2"/>
          <table:table-cell office:value-type="string" calcext:value-type="string">
            <text:p>07/18/2024 07:02:38 AM</text:p>
          </table:table-cell>
          <table:table-cell/>
          <table:table-cell office:value-type="string" calcext:value-type="string">
            <text:p>POINT (1.3194892 41.697155)</text:p>
          </table:table-cell>
        </table:table-row>
        <table:table-row table:style-name="ro1">
          <table:table-cell office:value-type="float" office:value="574561" calcext:value-type="float">
            <text:p>574561</text:p>
          </table:table-cell>
          <table:table-cell table:number-columns-repeated="2" office:value-type="string" calcext:value-type="string">
            <text:p>Jutjat de Pau d'Ossó de Sió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tial</text:p>
          </table:table-cell>
          <table:table-cell table:number-columns-repeated="7"/>
          <table:table-cell office:value-type="float" office:value="25318" calcext:value-type="float">
            <text:p>25318</text:p>
          </table:table-cell>
          <table:table-cell office:value-type="string" calcext:value-type="string">
            <text:p>Ossó de Sió</text:p>
          </table:table-cell>
          <table:table-cell office:value-type="float" office:value="251575" calcext:value-type="float">
            <text:p>251575</text:p>
          </table:table-cell>
          <table:table-cell office:value-type="string" calcext:value-type="string">
            <text:p>Urgell</text:p>
          </table:table-cell>
          <table:table-cell office:value-type="float" office:value="973390790" calcext:value-type="float">
            <text:p>973390790</text:p>
          </table:table-cell>
          <table:table-cell/>
          <table:table-cell office:value-type="string" calcext:value-type="string">
            <text:p>973390790(F)</text:p>
          </table:table-cell>
          <table:table-cell office:value-type="float" office:value="347037418" calcext:value-type="float">
            <text:p>347037418</text:p>
          </table:table-cell>
          <table:table-cell office:value-type="float" office:value="4624187828" calcext:value-type="float">
            <text:p>4624187828</text:p>
          </table:table-cell>
          <table:table-cell office:value-type="string" calcext:value-type="string">
            <text:p>1.160102000</text:p>
          </table:table-cell>
          <table:table-cell office:value-type="string" calcext:value-type="string">
            <text:p>41.754795000</text:p>
          </table:table-cell>
          <table:table-cell table:number-columns-repeated="2"/>
          <table:table-cell office:value-type="string" calcext:value-type="string">
            <text:p>07/18/2024 07:02:38 AM</text:p>
          </table:table-cell>
          <table:table-cell/>
          <table:table-cell office:value-type="string" calcext:value-type="string">
            <text:p>POINT (1.160102 41.754795)</text:p>
          </table:table-cell>
        </table:table-row>
        <table:table-row table:style-name="ro1">
          <table:table-cell office:value-type="float" office:value="18519798" calcext:value-type="float">
            <text:p>18519798</text:p>
          </table:table-cell>
          <table:table-cell table:number-columns-repeated="2" office:value-type="string" calcext:value-type="string">
            <text:p>Palamós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230" calcext:value-type="float">
            <text:p>17230</text:p>
          </table:table-cell>
          <table:table-cell office:value-type="string" calcext:value-type="string">
            <text:p>Palamós</text:p>
          </table:table-cell>
          <table:table-cell office:value-type="float" office:value="171181" calcext:value-type="float">
            <text:p>171181</text:p>
          </table:table-cell>
          <table:table-cell office:value-type="string" calcext:value-type="string">
            <text:p>Baix Empordà</text:p>
          </table:table-cell>
          <table:table-cell table:number-columns-repeated="3"/>
          <table:table-cell office:value-type="float" office:value="509747000" calcext:value-type="float">
            <text:p>509747000</text:p>
          </table:table-cell>
          <table:table-cell office:value-type="float" office:value="4632130000" calcext:value-type="float">
            <text:p>4632130000</text:p>
          </table:table-cell>
          <table:table-cell office:value-type="string" calcext:value-type="string">
            <text:p>3.118333330</text:p>
          </table:table-cell>
          <table:table-cell office:value-type="string" calcext:value-type="string">
            <text:p>41.84002453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3.1183333 41.840023)</text:p>
          </table:table-cell>
        </table:table-row>
        <table:table-row table:style-name="ro1">
          <table:table-cell office:value-type="float" office:value="3040240" calcext:value-type="float">
            <text:p>3040240</text:p>
          </table:table-cell>
          <table:table-cell table:number-columns-repeated="2" office:value-type="string" calcext:value-type="string">
            <text:p>Confraria de Pescadors de Palamós</text:p>
          </table:table-cell>
          <table:table-cell office:value-type="string" calcext:value-type="string">
            <text:p>Agricultura. Ramaderia. Pesca|Confraries de pescadors||</text:p>
          </table:table-cell>
          <table:table-cell/>
          <table:table-cell office:value-type="string" calcext:value-type="string">
            <text:p><text:s/>Port, s/n</text:p>
          </table:table-cell>
          <table:table-cell table:number-columns-repeated="7"/>
          <table:table-cell office:value-type="float" office:value="17230" calcext:value-type="float">
            <text:p>17230</text:p>
          </table:table-cell>
          <table:table-cell office:value-type="string" calcext:value-type="string">
            <text:p>Palamós</text:p>
          </table:table-cell>
          <table:table-cell office:value-type="float" office:value="171181" calcext:value-type="float">
            <text:p>171181</text:p>
          </table:table-cell>
          <table:table-cell office:value-type="string" calcext:value-type="string">
            <text:p>Baix Empordà</text:p>
          </table:table-cell>
          <table:table-cell office:value-type="string" calcext:value-type="string">
            <text:p>972 31 44 37</text:p>
          </table:table-cell>
          <table:table-cell/>
          <table:table-cell office:value-type="string" calcext:value-type="string">
            <text:p>972 60 04 17</text:p>
          </table:table-cell>
          <table:table-cell office:value-type="float" office:value="510647894" calcext:value-type="float">
            <text:p>510647894</text:p>
          </table:table-cell>
          <table:table-cell office:value-type="float" office:value="4632507122" calcext:value-type="float">
            <text:p>4632507122</text:p>
          </table:table-cell>
          <table:table-cell office:value-type="string" calcext:value-type="string">
            <text:p>3.128201000</text:p>
          </table:table-cell>
          <table:table-cell office:value-type="string" calcext:value-type="string">
            <text:p>41.844425000</text:p>
          </table:table-cell>
          <table:table-cell office:value-type="string" calcext:value-type="string">
            <text:p>palamos@confraria.cat</text:p>
          </table:table-cell>
          <table:table-cell/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3.128201 41.844425)</text:p>
          </table:table-cell>
        </table:table-row>
        <table:table-row table:style-name="ro1">
          <table:table-cell office:value-type="float" office:value="14441" calcext:value-type="float">
            <text:p>14441</text:p>
          </table:table-cell>
          <table:table-cell table:number-columns-repeated="2" office:value-type="string" calcext:value-type="string">
            <text:p>DEIXALLERIA DE PALAU-SAVERDER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ZONA ESPORTIVA S/N</text:p>
          </table:table-cell>
          <table:table-cell table:number-columns-repeated="7"/>
          <table:table-cell office:value-type="float" office:value="17495" calcext:value-type="float">
            <text:p>17495</text:p>
          </table:table-cell>
          <table:table-cell office:value-type="string" calcext:value-type="string">
            <text:p>Palau-saverdera</text:p>
          </table:table-cell>
          <table:table-cell office:value-type="float" office:value="171208" calcext:value-type="float">
            <text:p>171208</text:p>
          </table:table-cell>
          <table:table-cell office:value-type="string" calcext:value-type="string">
            <text:p>Alt Empordà</text:p>
          </table:table-cell>
          <table:table-cell office:value-type="float" office:value="972503088" calcext:value-type="float">
            <text:p>972503088</text:p>
          </table:table-cell>
          <table:table-cell table:number-columns-repeated="2"/>
          <table:table-cell office:value-type="float" office:value="511802000" calcext:value-type="float">
            <text:p>511802000</text:p>
          </table:table-cell>
          <table:table-cell office:value-type="float" office:value="4684045000" calcext:value-type="float">
            <text:p>4684045000</text:p>
          </table:table-cell>
          <table:table-cell office:value-type="string" calcext:value-type="string">
            <text:p>3.143199755</text:p>
          </table:table-cell>
          <table:table-cell office:value-type="string" calcext:value-type="string">
            <text:p>42.308549733</text:p>
          </table:table-cell>
          <table:table-cell/>
          <table:table-cell office:value-type="string" calcext:value-type="string">
            <text:p>http://deixalleries.residus-altemporda.org/minideixalleria.aspx?IDCTR=12</text:p>
          </table:table-cell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e dilluns a divendres de 12:30h a 14h i de 15h a 18h. Dissabte de 10:30h a 13:3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3.1431997 42.308548)</text:p>
          </table:table-cell>
        </table:table-row>
        <table:table-row table:style-name="ro1">
          <table:table-cell office:value-type="float" office:value="417022" calcext:value-type="float">
            <text:p>417022</text:p>
          </table:table-cell>
          <table:table-cell table:number-columns-repeated="2" office:value-type="string" calcext:value-type="string">
            <text:p>Llar de Santa Anna <text:s text:c="81"/></text:p>
          </table:table-cell>
          <table:table-cell office:value-type="string" calcext:value-type="string">
            <text:p>Serveis socials especialitzats|Serveis adreçats a persones amb discapacitat intel·lectual|Servei de llar residència temporal o permanent per a persones amb discapacitat intel·lectual|</text:p>
          </table:table-cell>
          <table:table-cell/>
          <table:table-cell office:value-type="string" calcext:value-type="string">
            <text:p><text:s/>Castell del Rem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335" calcext:value-type="float">
            <text:p>25335</text:p>
          </table:table-cell>
          <table:table-cell office:value-type="string" calcext:value-type="string">
            <text:p>Penelles</text:p>
          </table:table-cell>
          <table:table-cell office:value-type="float" office:value="251641" calcext:value-type="float">
            <text:p>251641</text:p>
          </table:table-cell>
          <table:table-cell office:value-type="string" calcext:value-type="string">
            <text:p>Noguera</text:p>
          </table:table-cell>
          <table:table-cell office:value-type="float" office:value="973580167" calcext:value-type="float">
            <text:p>973580167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331262329" calcext:value-type="float">
            <text:p>331262329</text:p>
          </table:table-cell>
          <table:table-cell office:value-type="float" office:value="4620651317" calcext:value-type="float">
            <text:p>4620651317</text:p>
          </table:table-cell>
          <table:table-cell office:value-type="string" calcext:value-type="string">
            <text:p>0.971464327</text:p>
          </table:table-cell>
          <table:table-cell office:value-type="string" calcext:value-type="string">
            <text:p>41.719766941</text:p>
          </table:table-cell>
          <table:table-cell table:number-columns-repeated="2"/>
          <table:table-cell office:value-type="string" calcext:value-type="string">
            <text:p>07/18/2024 07:31:19 AM</text:p>
          </table:table-cell>
          <table:table-cell/>
          <table:table-cell office:value-type="string" calcext:value-type="string">
            <text:p>POINT (0.97146434 41.71977)</text:p>
          </table:table-cell>
        </table:table-row>
        <table:table-row table:style-name="ro1">
          <table:table-cell office:value-type="float" office:value="419714" calcext:value-type="float">
            <text:p>419714</text:p>
          </table:table-cell>
          <table:table-cell table:number-columns-repeated="2" office:value-type="string" calcext:value-type="string">
            <text:p>Servei Residència - Llar de Santa Anna <text:s text:c="61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/>
          <table:table-cell office:value-type="string" calcext:value-type="string">
            <text:p><text:s/>Castell del Rem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333" calcext:value-type="float">
            <text:p>25333</text:p>
          </table:table-cell>
          <table:table-cell office:value-type="string" calcext:value-type="string">
            <text:p>Penelles</text:p>
          </table:table-cell>
          <table:table-cell office:value-type="float" office:value="251641" calcext:value-type="float">
            <text:p>251641</text:p>
          </table:table-cell>
          <table:table-cell office:value-type="string" calcext:value-type="string">
            <text:p>Noguera</text:p>
          </table:table-cell>
          <table:table-cell office:value-type="float" office:value="973580167" calcext:value-type="float">
            <text:p>973580167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331262329" calcext:value-type="float">
            <text:p>331262329</text:p>
          </table:table-cell>
          <table:table-cell office:value-type="float" office:value="4620651317" calcext:value-type="float">
            <text:p>4620651317</text:p>
          </table:table-cell>
          <table:table-cell office:value-type="string" calcext:value-type="string">
            <text:p>0.971464327</text:p>
          </table:table-cell>
          <table:table-cell office:value-type="string" calcext:value-type="string">
            <text:p>41.719766941</text:p>
          </table:table-cell>
          <table:table-cell table:number-columns-repeated="2"/>
          <table:table-cell office:value-type="string" calcext:value-type="string">
            <text:p>07/18/2024 07:29:54 AM</text:p>
          </table:table-cell>
          <table:table-cell/>
          <table:table-cell office:value-type="string" calcext:value-type="string">
            <text:p>POINT (0.97146434 41.71977)</text:p>
          </table:table-cell>
        </table:table-row>
        <table:table-row table:style-name="ro1">
          <table:table-cell office:value-type="float" office:value="27041371" calcext:value-type="float">
            <text:p>27041371</text:p>
          </table:table-cell>
          <table:table-cell table:number-columns-repeated="2" office:value-type="string" calcext:value-type="string">
            <text:p>La Sala · Vilanova de la Muga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Castelló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492" calcext:value-type="float">
            <text:p>17492</text:p>
          </table:table-cell>
          <table:table-cell office:value-type="string" calcext:value-type="string">
            <text:p>Peralada</text:p>
          </table:table-cell>
          <table:table-cell office:value-type="float" office:value="171328" calcext:value-type="float">
            <text:p>171328</text:p>
          </table:table-cell>
          <table:table-cell office:value-type="string" calcext:value-type="string">
            <text:p>Alt Empordà</text:p>
          </table:table-cell>
          <table:table-cell office:value-type="float" office:value="972154051" calcext:value-type="float">
            <text:p>972154051</text:p>
          </table:table-cell>
          <table:table-cell table:number-columns-repeated="2"/>
          <table:table-cell office:value-type="float" office:value="503628668" calcext:value-type="float">
            <text:p>503628668</text:p>
          </table:table-cell>
          <table:table-cell office:value-type="float" office:value="4680849674" calcext:value-type="float">
            <text:p>4680849674</text:p>
          </table:table-cell>
          <table:table-cell office:value-type="string" calcext:value-type="string">
            <text:p>3.044008522</text:p>
          </table:table-cell>
          <table:table-cell office:value-type="string" calcext:value-type="string">
            <text:p>42.279852941</text:p>
          </table:table-cell>
          <table:table-cell office:value-type="string" calcext:value-type="string">
            <text:p>ajuntament@peralada.cat</text:p>
          </table:table-cell>
          <table:table-cell/>
          <table:table-cell table:style-name="ce1" office:value-type="string" calcext:value-type="string">
            <text:p>07/10/2024 07:21:38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3.0440085 42.279854)</text:p>
          </table:table-cell>
        </table:table-row>
        <table:table-row table:style-name="ro1">
          <table:table-cell office:value-type="float" office:value="574566" calcext:value-type="float">
            <text:p>574566</text:p>
          </table:table-cell>
          <table:table-cell table:number-columns-repeated="2" office:value-type="string" calcext:value-type="string">
            <text:p>Jutjat de Pau de Peramol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90" calcext:value-type="float">
            <text:p>25790</text:p>
          </table:table-cell>
          <table:table-cell office:value-type="string" calcext:value-type="string">
            <text:p>Peramola</text:p>
          </table:table-cell>
          <table:table-cell office:value-type="float" office:value="251654" calcext:value-type="float">
            <text:p>251654</text:p>
          </table:table-cell>
          <table:table-cell office:value-type="string" calcext:value-type="string">
            <text:p>Alt Urgell</text:p>
          </table:table-cell>
          <table:table-cell office:value-type="float" office:value="973470263" calcext:value-type="float">
            <text:p>973470263</text:p>
          </table:table-cell>
          <table:table-cell/>
          <table:table-cell office:value-type="string" calcext:value-type="string">
            <text:p>973470263(F)</text:p>
          </table:table-cell>
          <table:table-cell office:value-type="float" office:value="358656212" calcext:value-type="float">
            <text:p>358656212</text:p>
          </table:table-cell>
          <table:table-cell office:value-type="float" office:value="4656337716" calcext:value-type="float">
            <text:p>4656337716</text:p>
          </table:table-cell>
          <table:table-cell office:value-type="string" calcext:value-type="string">
            <text:p>1.292098153</text:p>
          </table:table-cell>
          <table:table-cell office:value-type="string" calcext:value-type="string">
            <text:p>42.046387721</text:p>
          </table:table-cell>
          <table:table-cell table:number-columns-repeated="2"/>
          <table:table-cell office:value-type="string" calcext:value-type="string">
            <text:p>07/18/2024 07:02:38 AM</text:p>
          </table:table-cell>
          <table:table-cell/>
          <table:table-cell office:value-type="string" calcext:value-type="string">
            <text:p>POINT (1.2920982 42.046387)</text:p>
          </table:table-cell>
        </table:table-row>
        <table:table-row table:style-name="ro1">
          <table:table-cell office:value-type="float" office:value="573252" calcext:value-type="float">
            <text:p>573252</text:p>
          </table:table-cell>
          <table:table-cell table:number-columns-repeated="2" office:value-type="string" calcext:value-type="string">
            <text:p>Jutjat de Pau de Pile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43128major 23</text:p>
          </table:table-cell>
          <table:table-cell table:number-columns-repeated="7"/>
          <table:table-cell office:value-type="float" office:value="43428" calcext:value-type="float">
            <text:p>43428</text:p>
          </table:table-cell>
          <table:table-cell office:value-type="string" calcext:value-type="string">
            <text:p>Piles, les</text:p>
          </table:table-cell>
          <table:table-cell office:value-type="float" office:value="431055" calcext:value-type="float">
            <text:p>431055</text:p>
          </table:table-cell>
          <table:table-cell office:value-type="string" calcext:value-type="string">
            <text:p>Conca de Barberà</text:p>
          </table:table-cell>
          <table:table-cell office:value-type="float" office:value="977881088" calcext:value-type="float">
            <text:p>977881088</text:p>
          </table:table-cell>
          <table:table-cell/>
          <table:table-cell office:value-type="string" calcext:value-type="string">
            <text:p>977881088(F)</text:p>
          </table:table-cell>
          <table:table-cell office:value-type="float" office:value="361663739" calcext:value-type="float">
            <text:p>361663739</text:p>
          </table:table-cell>
          <table:table-cell office:value-type="float" office:value="4596016719" calcext:value-type="float">
            <text:p>4596016719</text:p>
          </table:table-cell>
          <table:table-cell office:value-type="string" calcext:value-type="string">
            <text:p>1.342470000</text:p>
          </table:table-cell>
          <table:table-cell office:value-type="string" calcext:value-type="string">
            <text:p>41.503839900</text:p>
          </table:table-cell>
          <table:table-cell table:number-columns-repeated="2"/>
          <table:table-cell office:value-type="string" calcext:value-type="string">
            <text:p>07/18/2024 07:02:34 AM</text:p>
          </table:table-cell>
          <table:table-cell/>
          <table:table-cell office:value-type="string" calcext:value-type="string">
            <text:p>POINT (1.34247 41.50384)</text:p>
          </table:table-cell>
        </table:table-row>
        <table:table-row table:style-name="ro1">
          <table:table-cell office:value-type="float" office:value="546605" calcext:value-type="float">
            <text:p>546605</text:p>
          </table:table-cell>
          <table:table-cell table:number-columns-repeated="2" office:value-type="string" calcext:value-type="string">
            <text:p>Ajuntament de Pinell de Solsonè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86" calcext:value-type="float">
            <text:p>25286</text:p>
          </table:table-cell>
          <table:table-cell office:value-type="string" calcext:value-type="string">
            <text:p>Pinell de Solsonès</text:p>
          </table:table-cell>
          <table:table-cell office:value-type="float" office:value="251667" calcext:value-type="float">
            <text:p>251667</text:p>
          </table:table-cell>
          <table:table-cell office:value-type="string" calcext:value-type="string">
            <text:p>Solsonès</text:p>
          </table:table-cell>
          <table:table-cell office:value-type="float" office:value="973483922" calcext:value-type="float">
            <text:p>973483922</text:p>
          </table:table-cell>
          <table:table-cell/>
          <table:table-cell office:value-type="string" calcext:value-type="string">
            <text:p>973-480272</text:p>
          </table:table-cell>
          <table:table-cell office:value-type="float" office:value="367441637" calcext:value-type="float">
            <text:p>367441637</text:p>
          </table:table-cell>
          <table:table-cell office:value-type="float" office:value="4647771949" calcext:value-type="float">
            <text:p>4647771949</text:p>
          </table:table-cell>
          <table:table-cell office:value-type="string" calcext:value-type="string">
            <text:p>1.400147800</text:p>
          </table:table-cell>
          <table:table-cell office:value-type="string" calcext:value-type="string">
            <text:p>41.970799400</text:p>
          </table:table-cell>
          <table:table-cell office:value-type="string" calcext:value-type="string">
            <text:p>ajuntament@pinelldesolsones.cat</text:p>
          </table:table-cell>
          <table:table-cell office:value-type="string" calcext:value-type="string">
            <text:p>http://pinell.ddl.net/</text:p>
          </table:table-cell>
          <table:table-cell office:value-type="string" calcext:value-type="string">
            <text:p>07/17/2024 07:03:23 AM</text:p>
          </table:table-cell>
          <table:table-cell/>
          <table:table-cell office:value-type="string" calcext:value-type="string">
            <text:p>POINT (1.4001478 41.9708)</text:p>
          </table:table-cell>
        </table:table-row>
        <table:table-row table:style-name="ro1">
          <table:table-cell office:value-type="float" office:value="574568" calcext:value-type="float">
            <text:p>574568</text:p>
          </table:table-cell>
          <table:table-cell table:number-columns-repeated="2" office:value-type="string" calcext:value-type="string">
            <text:p>Jutjat de Pau de Pinó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87" calcext:value-type="float">
            <text:p>25287</text:p>
          </table:table-cell>
          <table:table-cell office:value-type="string" calcext:value-type="string">
            <text:p>Pinós</text:p>
          </table:table-cell>
          <table:table-cell office:value-type="float" office:value="251673" calcext:value-type="float">
            <text:p>251673</text:p>
          </table:table-cell>
          <table:table-cell office:value-type="string" calcext:value-type="string">
            <text:p>Solsonès</text:p>
          </table:table-cell>
          <table:table-cell office:value-type="float" office:value="973480300" calcext:value-type="float">
            <text:p>973480300</text:p>
          </table:table-cell>
          <table:table-cell/>
          <table:table-cell office:value-type="float" office:value="973480272" calcext:value-type="float">
            <text:p>973480272</text:p>
          </table:table-cell>
          <table:table-cell office:value-type="float" office:value="378895224" calcext:value-type="float">
            <text:p>378895224</text:p>
          </table:table-cell>
          <table:table-cell office:value-type="float" office:value="4631617568" calcext:value-type="float">
            <text:p>4631617568</text:p>
          </table:table-cell>
          <table:table-cell office:value-type="string" calcext:value-type="string">
            <text:p>1.541650000</text:p>
          </table:table-cell>
          <table:table-cell office:value-type="string" calcext:value-type="string">
            <text:p>41.827190000</text:p>
          </table:table-cell>
          <table:table-cell table:number-columns-repeated="2"/>
          <table:table-cell office:value-type="string" calcext:value-type="string">
            <text:p>07/18/2024 07:02:38 AM</text:p>
          </table:table-cell>
          <table:table-cell/>
          <table:table-cell office:value-type="string" calcext:value-type="string">
            <text:p>POINT (1.54165 41.82719)</text:p>
          </table:table-cell>
        </table:table-row>
        <table:table-row table:style-name="ro1">
          <table:table-cell office:value-type="float" office:value="546606" calcext:value-type="float">
            <text:p>546606</text:p>
          </table:table-cell>
          <table:table-cell table:number-columns-repeated="2" office:value-type="string" calcext:value-type="string">
            <text:p>Ajuntament de Pinó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, s/n</text:p>
          </table:table-cell>
          <table:table-cell table:number-columns-repeated="7"/>
          <table:table-cell office:value-type="float" office:value="25287" calcext:value-type="float">
            <text:p>25287</text:p>
          </table:table-cell>
          <table:table-cell office:value-type="string" calcext:value-type="string">
            <text:p>Pinós</text:p>
          </table:table-cell>
          <table:table-cell office:value-type="float" office:value="251673" calcext:value-type="float">
            <text:p>251673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73-473292</text:p>
          </table:table-cell>
          <table:table-cell table:number-columns-repeated="2"/>
          <table:table-cell office:value-type="float" office:value="379025000" calcext:value-type="float">
            <text:p>379025000</text:p>
          </table:table-cell>
          <table:table-cell office:value-type="float" office:value="4631775000" calcext:value-type="float">
            <text:p>4631775000</text:p>
          </table:table-cell>
          <table:table-cell office:value-type="string" calcext:value-type="string">
            <text:p>1.543180138</text:p>
          </table:table-cell>
          <table:table-cell office:value-type="string" calcext:value-type="string">
            <text:p>41.828627348</text:p>
          </table:table-cell>
          <table:table-cell office:value-type="string" calcext:value-type="string">
            <text:p>ajuntament@pinos.ddl.net</text:p>
          </table:table-cell>
          <table:table-cell office:value-type="string" calcext:value-type="string">
            <text:p>http://pinos.ddl.net/</text:p>
          </table:table-cell>
          <table:table-cell office:value-type="string" calcext:value-type="string">
            <text:p>07/17/2024 07:03:22 AM</text:p>
          </table:table-cell>
          <table:table-cell/>
          <table:table-cell office:value-type="string" calcext:value-type="string">
            <text:p>POINT (1.5431801 41.82863)</text:p>
          </table:table-cell>
        </table:table-row>
        <table:table-row table:style-name="ro1">
          <table:table-cell office:value-type="float" office:value="27040884" calcext:value-type="float">
            <text:p>27040884</text:p>
          </table:table-cell>
          <table:table-cell table:number-columns-repeated="2" office:value-type="string" calcext:value-type="string">
            <text:p>Centre civic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Vidal i Barraquer</text:p>
          </table:table-cell>
          <table:table-cell table:number-columns-repeated="7"/>
          <table:table-cell office:value-type="float" office:value="43810" calcext:value-type="float">
            <text:p>43810</text:p>
          </table:table-cell>
          <table:table-cell office:value-type="string" calcext:value-type="string">
            <text:p>Pla de Santa Maria, el</text:p>
          </table:table-cell>
          <table:table-cell office:value-type="float" office:value="431080" calcext:value-type="float">
            <text:p>431080</text:p>
          </table:table-cell>
          <table:table-cell office:value-type="string" calcext:value-type="string">
            <text:p>Alt Camp</text:p>
          </table:table-cell>
          <table:table-cell office:value-type="float" office:value="977630006" calcext:value-type="float">
            <text:p>977630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j.pla@altanet.org</text:p>
          </table:table-cell>
          <table:table-cell/>
          <table:table-cell table:style-name="ce1" office:value-type="string" calcext:value-type="string">
            <text:p>07/10/2024 07:21:36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5900" calcext:value-type="float">
            <text:p>27045900</text:p>
          </table:table-cell>
          <table:table-cell table:number-columns-repeated="2" office:value-type="string" calcext:value-type="string">
            <text:p>Castell de Concabella</text:p>
          </table:table-cell>
          <table:table-cell office:value-type="string" calcext:value-type="string">
            <text:p>Cultura|Espais escènics i musicals|Altres espais escènics i musicals|</text:p>
          </table:table-cell>
          <table:table-cell/>
          <table:table-cell office:value-type="string" calcext:value-type="string">
            <text:p><text:s/>Castell</text:p>
          </table:table-cell>
          <table:table-cell table:number-columns-repeated="7"/>
          <table:table-cell office:value-type="float" office:value="25211" calcext:value-type="float">
            <text:p>25211</text:p>
          </table:table-cell>
          <table:table-cell office:value-type="string" calcext:value-type="string">
            <text:p>Plans de Sió, els</text:p>
          </table:table-cell>
          <table:table-cell office:value-type="float" office:value="259118" calcext:value-type="float">
            <text:p>259118</text:p>
          </table:table-cell>
          <table:table-cell office:value-type="string" calcext:value-type="string">
            <text:p>Segarra</text:p>
          </table:table-cell>
          <table:table-cell office:value-type="float" office:value="973520030" calcext:value-type="float">
            <text:p>97352003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juntament@plansdesio.com</text:p>
          </table:table-cell>
          <table:table-cell/>
          <table:table-cell table:style-name="ce1" office:value-type="string" calcext:value-type="string">
            <text:p>07/10/2024 07:21:35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574569" calcext:value-type="float">
            <text:p>574569</text:p>
          </table:table-cell>
          <table:table-cell table:number-columns-repeated="2" office:value-type="string" calcext:value-type="string">
            <text:p>Jutjat de Pau de Poal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143" calcext:value-type="float">
            <text:p>25143</text:p>
          </table:table-cell>
          <table:table-cell office:value-type="string" calcext:value-type="string">
            <text:p>Poal, el</text:p>
          </table:table-cell>
          <table:table-cell office:value-type="float" office:value="251689" calcext:value-type="float">
            <text:p>251689</text:p>
          </table:table-cell>
          <table:table-cell office:value-type="string" calcext:value-type="string">
            <text:p>Pla d'Urgell</text:p>
          </table:table-cell>
          <table:table-cell office:value-type="float" office:value="973565002" calcext:value-type="float">
            <text:p>973565002</text:p>
          </table:table-cell>
          <table:table-cell/>
          <table:table-cell office:value-type="string" calcext:value-type="string">
            <text:p>973565002(F)</text:p>
          </table:table-cell>
          <table:table-cell office:value-type="float" office:value="321611710" calcext:value-type="float">
            <text:p>321611710</text:p>
          </table:table-cell>
          <table:table-cell office:value-type="float" office:value="4616286555" calcext:value-type="float">
            <text:p>4616286555</text:p>
          </table:table-cell>
          <table:table-cell office:value-type="string" calcext:value-type="string">
            <text:p>0.856827700</text:p>
          </table:table-cell>
          <table:table-cell office:value-type="string" calcext:value-type="string">
            <text:p>41.678374400</text:p>
          </table:table-cell>
          <table:table-cell table:number-columns-repeated="2"/>
          <table:table-cell office:value-type="string" calcext:value-type="string">
            <text:p>07/18/2024 07:02:38 AM</text:p>
          </table:table-cell>
          <table:table-cell/>
          <table:table-cell office:value-type="string" calcext:value-type="string">
            <text:p>POINT (0.8568277 41.678375)</text:p>
          </table:table-cell>
        </table:table-row>
        <table:table-row table:style-name="ro1">
          <table:table-cell office:value-type="float" office:value="55374" calcext:value-type="float">
            <text:p>55374</text:p>
          </table:table-cell>
          <table:table-cell table:number-columns-repeated="2" office:value-type="string" calcext:value-type="string">
            <text:p>OFICINA DE TURISME DE LA POBLA DE LILLET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Ed. Estació del tren de La Pobla de Lillet, <text:s/>s/n</text:p>
          </table:table-cell>
          <table:table-cell table:number-columns-repeated="7"/>
          <table:table-cell office:value-type="float" office:value="8696" calcext:value-type="float">
            <text:p>8696</text:p>
          </table:table-cell>
          <table:table-cell office:value-type="string" calcext:value-type="string">
            <text:p>Pobla de Lillet, la</text:p>
          </table:table-cell>
          <table:table-cell office:value-type="float" office:value="81666" calcext:value-type="float">
            <text:p>81666</text:p>
          </table:table-cell>
          <table:table-cell office:value-type="string" calcext:value-type="string">
            <text:p>Berguedà</text:p>
          </table:table-cell>
          <table:table-cell office:value-type="float" office:value="687998541" calcext:value-type="float">
            <text:p>68799854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tur.lillet@diba.cat</text:p>
          </table:table-cell>
          <table:table-cell office:value-type="string" calcext:value-type="string">
            <text:p>http://www.poblalillet.cat</text:p>
          </table:table-cell>
          <table:table-cell office:value-type="string" calcext:value-type="string">
            <text:p>07/19/2024 07:51:51 AM</text:p>
          </table:table-cell>
          <table:table-cell office:value-type="string" calcext:value-type="string">
            <text:p>Marca_Turistica|PIRINEUS</text:p>
          </table:table-cell>
          <table:table-cell/>
        </table:table-row>
        <table:table-row table:style-name="ro1">
          <table:table-cell office:value-type="float" office:value="24607418" calcext:value-type="float">
            <text:p>24607418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PISTA POLIESPORTIVA MUNICIPAL</text:p>
          </table:table-cell>
          <table:table-cell office:value-type="string" calcext:value-type="string">
            <text:p>Esports. Lleure|Instal·lacions esportives|Pista|</text:p>
          </table:table-cell>
          <table:table-cell/>
          <table:table-cell office:value-type="string" calcext:value-type="string">
            <text:p><text:s/>Zona esportiva, Pobla de Lillet, la</text:p>
          </table:table-cell>
          <table:table-cell table:number-columns-repeated="7"/>
          <table:table-cell office:value-type="float" office:value="8696" calcext:value-type="float">
            <text:p>8696</text:p>
          </table:table-cell>
          <table:table-cell office:value-type="string" calcext:value-type="string">
            <text:p>Pobla de Lillet, la</text:p>
          </table:table-cell>
          <table:table-cell office:value-type="float" office:value="81666" calcext:value-type="float">
            <text:p>81666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15254000" calcext:value-type="float">
            <text:p>415254000</text:p>
          </table:table-cell>
          <table:table-cell office:value-type="float" office:value="4677666000" calcext:value-type="float">
            <text:p>4677666000</text:p>
          </table:table-cell>
          <table:table-cell office:value-type="string" calcext:value-type="string">
            <text:p>1.972745185</text:p>
          </table:table-cell>
          <table:table-cell office:value-type="string" calcext:value-type="string">
            <text:p>42.246588057</text:p>
          </table:table-cell>
          <table:table-cell table:number-columns-repeated="2"/>
          <table:table-cell office:value-type="string" calcext:value-type="string">
            <text:p>07/19/2024 07:32:32 AM</text:p>
          </table:table-cell>
          <table:table-cell office:value-type="string" calcext:value-type="string">
            <text:p>Enlla�|&lt;a href=" http://equipaments.esport.gencat.cat/ceeree/equipaments/23594" target="_blank"&gt;Cens d�equipaments esportius de Catalunya&lt;/a&gt;|Espais|2 Pistes poliesportives a l'aire lliure</text:p>
          </table:table-cell>
          <table:table-cell office:value-type="string" calcext:value-type="string">
            <text:p>POINT (1.9727452 42.24659)</text:p>
          </table:table-cell>
        </table:table-row>
        <table:table-row table:style-name="ro1">
          <table:table-cell office:value-type="float" office:value="24594553" calcext:value-type="float">
            <text:p>24594553</text:p>
          </table:table-cell>
          <table:table-cell table:number-columns-repeated="2" office:value-type="string" calcext:value-type="string">
            <text:p>PISCINES MUNICIPALS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esportiva, Pobla de Lillet, la</text:p>
          </table:table-cell>
          <table:table-cell table:number-columns-repeated="7"/>
          <table:table-cell office:value-type="float" office:value="8696" calcext:value-type="float">
            <text:p>8696</text:p>
          </table:table-cell>
          <table:table-cell office:value-type="string" calcext:value-type="string">
            <text:p>Pobla de Lillet, la</text:p>
          </table:table-cell>
          <table:table-cell office:value-type="float" office:value="81666" calcext:value-type="float">
            <text:p>81666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15306000" calcext:value-type="float">
            <text:p>415306000</text:p>
          </table:table-cell>
          <table:table-cell office:value-type="float" office:value="4677634000" calcext:value-type="float">
            <text:p>4677634000</text:p>
          </table:table-cell>
          <table:table-cell office:value-type="string" calcext:value-type="string">
            <text:p>1.973380081</text:p>
          </table:table-cell>
          <table:table-cell office:value-type="string" calcext:value-type="string">
            <text:p>42.246305545</text:p>
          </table:table-cell>
          <table:table-cell table:number-columns-repeated="2"/>
          <table:table-cell office:value-type="string" calcext:value-type="string">
            <text:p>07/19/2024 07:32:32 AM</text:p>
          </table:table-cell>
          <table:table-cell office:value-type="string" calcext:value-type="string">
            <text:p>Enlla�|&lt;a href=" http://equipaments.esport.gencat.cat/ceeree/equipaments/23591" target="_blank"&gt;Cens d�equipaments esportius de Catalunya&lt;/a&gt;|Espais|2 Piscina a l'aire lliure</text:p>
          </table:table-cell>
          <table:table-cell office:value-type="string" calcext:value-type="string">
            <text:p>POINT (1.9733801 42.246307)</text:p>
          </table:table-cell>
        </table:table-row>
        <table:table-row table:style-name="ro1">
          <table:table-cell office:value-type="float" office:value="546708" calcext:value-type="float">
            <text:p>546708</text:p>
          </table:table-cell>
          <table:table-cell table:number-columns-repeated="2" office:value-type="string" calcext:value-type="string">
            <text:p>Ajuntament del Pont de Bar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23" calcext:value-type="float">
            <text:p>25723</text:p>
          </table:table-cell>
          <table:table-cell office:value-type="string" calcext:value-type="string">
            <text:p>Pont de Bar, el</text:p>
          </table:table-cell>
          <table:table-cell office:value-type="float" office:value="250306" calcext:value-type="float">
            <text:p>250306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384063</text:p>
          </table:table-cell>
          <table:table-cell/>
          <table:table-cell office:value-type="string" calcext:value-type="string">
            <text:p>973-384063</text:p>
          </table:table-cell>
          <table:table-cell office:value-type="float" office:value="385161618" calcext:value-type="float">
            <text:p>385161618</text:p>
          </table:table-cell>
          <table:table-cell office:value-type="float" office:value="4692026392" calcext:value-type="float">
            <text:p>4692026392</text:p>
          </table:table-cell>
          <table:table-cell office:value-type="string" calcext:value-type="string">
            <text:p>1.605217000</text:p>
          </table:table-cell>
          <table:table-cell office:value-type="string" calcext:value-type="string">
            <text:p>42.372035700</text:p>
          </table:table-cell>
          <table:table-cell office:value-type="string" calcext:value-type="string">
            <text:p>ajuntament@pontbar.cat</text:p>
          </table:table-cell>
          <table:table-cell office:value-type="string" calcext:value-type="string">
            <text:p>http://pontbar.ddl.net/</text:p>
          </table:table-cell>
          <table:table-cell office:value-type="string" calcext:value-type="string">
            <text:p>07/17/2024 07:03:21 AM</text:p>
          </table:table-cell>
          <table:table-cell/>
          <table:table-cell office:value-type="string" calcext:value-type="string">
            <text:p>POINT (1.605217 42.372036)</text:p>
          </table:table-cell>
        </table:table-row>
        <table:table-row table:style-name="ro1">
          <table:table-cell office:value-type="float" office:value="574009" calcext:value-type="float">
            <text:p>574009</text:p>
          </table:table-cell>
          <table:table-cell table:number-columns-repeated="2" office:value-type="string" calcext:value-type="string">
            <text:p>Jutjat de Pau de Pont de Bar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23" calcext:value-type="float">
            <text:p>25723</text:p>
          </table:table-cell>
          <table:table-cell office:value-type="string" calcext:value-type="string">
            <text:p>Pont de Bar, el</text:p>
          </table:table-cell>
          <table:table-cell office:value-type="float" office:value="250306" calcext:value-type="float">
            <text:p>250306</text:p>
          </table:table-cell>
          <table:table-cell office:value-type="string" calcext:value-type="string">
            <text:p>Alt Urgell</text:p>
          </table:table-cell>
          <table:table-cell office:value-type="float" office:value="973384063" calcext:value-type="float">
            <text:p>973384063</text:p>
          </table:table-cell>
          <table:table-cell table:number-columns-repeated="2"/>
          <table:table-cell office:value-type="float" office:value="387054424" calcext:value-type="float">
            <text:p>387054424</text:p>
          </table:table-cell>
          <table:table-cell office:value-type="float" office:value="4690917974" calcext:value-type="float">
            <text:p>4690917974</text:p>
          </table:table-cell>
          <table:table-cell office:value-type="string" calcext:value-type="string">
            <text:p>1.628417000</text:p>
          </table:table-cell>
          <table:table-cell office:value-type="string" calcext:value-type="string">
            <text:p>42.362333400</text:p>
          </table:table-cell>
          <table:table-cell table:number-columns-repeated="2"/>
          <table:table-cell office:value-type="string" calcext:value-type="string">
            <text:p>07/18/2024 07:02:41 AM</text:p>
          </table:table-cell>
          <table:table-cell/>
          <table:table-cell office:value-type="string" calcext:value-type="string">
            <text:p>POINT (1.628417 42.362335)</text:p>
          </table:table-cell>
        </table:table-row>
        <table:table-row table:style-name="ro1">
          <table:table-cell office:value-type="float" office:value="3039789" calcext:value-type="float">
            <text:p>3039789</text:p>
          </table:table-cell>
          <table:table-cell table:number-columns-repeated="2" office:value-type="string" calcext:value-type="string">
            <text:p>Estació d'ITV (L-10) Alta Ribagorça</text:p>
          </table:table-cell>
          <table:table-cell office:value-type="string" calcext:value-type="string">
            <text:p>Empresa. Indústria. Energia|Inspecció tècnica de vehicles (ITV)||</text:p>
          </table:table-cell>
          <table:table-cell/>
          <table:table-cell office:value-type="string" calcext:value-type="string">
            <text:p><text:s/>Polígon Industrial Sores, Parcel·la E1</text:p>
          </table:table-cell>
          <table:table-cell table:number-columns-repeated="7"/>
          <table:table-cell office:value-type="float" office:value="25520" calcext:value-type="float">
            <text:p>25520</text:p>
          </table:table-cell>
          <table:table-cell office:value-type="string" calcext:value-type="string">
            <text:p>Pont de Suert, el</text:p>
          </table:table-cell>
          <table:table-cell office:value-type="float" office:value="251734" calcext:value-type="float">
            <text:p>251734</text:p>
          </table:table-cell>
          <table:table-cell office:value-type="string" calcext:value-type="string">
            <text:p>Alta Ribagorça</text:p>
          </table:table-cell>
          <table:table-cell office:value-type="string" calcext:value-type="string">
            <text:p>902 01 17 74</text:p>
          </table:table-cell>
          <table:table-cell table:number-columns-repeated="2"/>
          <table:table-cell office:value-type="float" office:value="313746594" calcext:value-type="float">
            <text:p>313746594</text:p>
          </table:table-cell>
          <table:table-cell office:value-type="float" office:value="4699126719" calcext:value-type="float">
            <text:p>4699126719</text:p>
          </table:table-cell>
          <table:table-cell office:value-type="string" calcext:value-type="string">
            <text:p>0.736100000</text:p>
          </table:table-cell>
          <table:table-cell office:value-type="string" calcext:value-type="string">
            <text:p>42.422090000</text:p>
          </table:table-cell>
          <table:table-cell/>
          <table:table-cell office:value-type="string" calcext:value-type="string">
            <text:p>http://www.gencat.cat/itv/</text:p>
          </table:table-cell>
          <table:table-cell office:value-type="string" calcext:value-type="string">
            <text:p>07/19/2024 07:36:24 AM</text:p>
          </table:table-cell>
          <table:table-cell office:value-type="string" calcext:value-type="string">
            <text:p>Horari|&lt;br /&gt;&lt;b&gt;Horari estació&lt;/b&gt;&lt;br /&gt; <text:s text:c="3"/>de dilluns a divendres, de 9 a 13 i de 16 a 19 h|Observacions|Es recomana concertar hora per fer la revisió del vehicle: &lt;a target="blank" href:"http://www.gencat.cat/itv/que.html"&gt;http://www.gencat.cat/itv/que.html&lt;/a&gt;</text:p>
          </table:table-cell>
          <table:table-cell office:value-type="string" calcext:value-type="string">
            <text:p>POINT (0.7361 42.42209)</text:p>
          </table:table-cell>
        </table:table-row>
        <table:table-row table:style-name="ro1">
          <table:table-cell office:value-type="float" office:value="546710" calcext:value-type="float">
            <text:p>546710</text:p>
          </table:table-cell>
          <table:table-cell table:number-columns-repeated="2" office:value-type="string" calcext:value-type="string">
            <text:p>Consell Comarcal de l'Alta Ribagorça</text:p>
          </table:table-cell>
          <table:table-cell office:value-type="string" calcext:value-type="string">
            <text:p>Administració pública|Ens locals|Consells comarcals|</text:p>
          </table:table-cell>
          <table:table-cell/>
          <table:table-cell office:value-type="string" calcext:value-type="string">
            <text:p><text:s/>Victoriano Muñoz, s/n</text:p>
          </table:table-cell>
          <table:table-cell table:number-columns-repeated="7"/>
          <table:table-cell office:value-type="float" office:value="25520" calcext:value-type="float">
            <text:p>25520</text:p>
          </table:table-cell>
          <table:table-cell office:value-type="string" calcext:value-type="string">
            <text:p>Pont de Suert, el</text:p>
          </table:table-cell>
          <table:table-cell office:value-type="float" office:value="251734" calcext:value-type="float">
            <text:p>251734</text:p>
          </table:table-cell>
          <table:table-cell office:value-type="string" calcext:value-type="string">
            <text:p>Alta Ribagorça</text:p>
          </table:table-cell>
          <table:table-cell office:value-type="string" calcext:value-type="string">
            <text:p>973-690353</text:p>
          </table:table-cell>
          <table:table-cell/>
          <table:table-cell office:value-type="string" calcext:value-type="string">
            <text:p>973-690575</text:p>
          </table:table-cell>
          <table:table-cell office:value-type="float" office:value="314121842" calcext:value-type="float">
            <text:p>314121842</text:p>
          </table:table-cell>
          <table:table-cell office:value-type="float" office:value="4697564068" calcext:value-type="float">
            <text:p>4697564068</text:p>
          </table:table-cell>
          <table:table-cell office:value-type="string" calcext:value-type="string">
            <text:p>0.741134238</text:p>
          </table:table-cell>
          <table:table-cell office:value-type="string" calcext:value-type="string">
            <text:p>42.408132314</text:p>
          </table:table-cell>
          <table:table-cell office:value-type="string" calcext:value-type="string">
            <text:p>consell@ccar.ddl.net</text:p>
          </table:table-cell>
          <table:table-cell office:value-type="string" calcext:value-type="string">
            <text:p>http://www.altaribagorça.cat</text:p>
          </table:table-cell>
          <table:table-cell office:value-type="string" calcext:value-type="string">
            <text:p>07/17/2024 07:02:52 AM</text:p>
          </table:table-cell>
          <table:table-cell/>
          <table:table-cell office:value-type="string" calcext:value-type="string">
            <text:p>POINT (0.7411342 42.40813)</text:p>
          </table:table-cell>
        </table:table-row>
        <table:table-row table:style-name="ro1">
          <table:table-cell office:value-type="float" office:value="24595199" calcext:value-type="float">
            <text:p>24595199</text:p>
          </table:table-cell>
          <table:table-cell office:value-type="string" calcext:value-type="string">
            <text:p>Complex Esportiu Municipal</text:p>
          </table:table-cell>
          <table:table-cell office:value-type="string" calcext:value-type="string">
            <text:p>CAMP MUNICIPAL PONT DE SUERT</text:p>
          </table:table-cell>
          <table:table-cell office:value-type="string" calcext:value-type="string">
            <text:p>Esports. Lleure|Instal·lacions esportives|Camps d'atletisme|Esports. Lleure|Instal·lacions esportives|Camp|</text:p>
          </table:table-cell>
          <table:table-cell/>
          <table:table-cell office:value-type="string" calcext:value-type="string">
            <text:p><text:s/>Zona Esportiva, Pont de Suert, el</text:p>
          </table:table-cell>
          <table:table-cell table:number-columns-repeated="7"/>
          <table:table-cell office:value-type="float" office:value="25520" calcext:value-type="float">
            <text:p>25520</text:p>
          </table:table-cell>
          <table:table-cell office:value-type="string" calcext:value-type="string">
            <text:p>Pont de Suert, el</text:p>
          </table:table-cell>
          <table:table-cell office:value-type="float" office:value="251734" calcext:value-type="float">
            <text:p>251734</text:p>
          </table:table-cell>
          <table:table-cell office:value-type="string" calcext:value-type="string">
            <text:p>Alta Ribagorça</text:p>
          </table:table-cell>
          <table:table-cell office:value-type="float" office:value="973690005" calcext:value-type="float">
            <text:p>973690005</text:p>
          </table:table-cell>
          <table:table-cell table:number-columns-repeated="2"/>
          <table:table-cell office:value-type="float" office:value="314040000" calcext:value-type="float">
            <text:p>314040000</text:p>
          </table:table-cell>
          <table:table-cell office:value-type="float" office:value="4697305000" calcext:value-type="float">
            <text:p>4697305000</text:p>
          </table:table-cell>
          <table:table-cell office:value-type="string" calcext:value-type="string">
            <text:p>0.740224132</text:p>
          </table:table-cell>
          <table:table-cell office:value-type="string" calcext:value-type="string">
            <text:p>42.405781363</text:p>
          </table:table-cell>
          <table:table-cell/>
          <table:table-cell office:value-type="string" calcext:value-type="string">
            <text:p>http://www.elpontdesuert.ddl.net</text:p>
          </table:table-cell>
          <table:table-cell office:value-type="string" calcext:value-type="string">
            <text:p>07/19/2024 07:33:07 AM</text:p>
          </table:table-cell>
          <table:table-cell office:value-type="string" calcext:value-type="string">
            <text:p>Enlla�|&lt;a href=" http://equipaments.esport.gencat.cat/ceeree/equipaments/19985" target="_blank"&gt;Cens d�equipaments esportius de Catalunya&lt;/a&gt;|Espais|2 Camps, pistes i espais d'atletisme&lt;br/&gt;1 Camps poliespotius i especialitzats</text:p>
          </table:table-cell>
          <table:table-cell office:value-type="string" calcext:value-type="string">
            <text:p>POINT (0.7402241 42.40578)</text:p>
          </table:table-cell>
        </table:table-row>
        <table:table-row table:style-name="ro1">
          <table:table-cell office:value-type="float" office:value="546614" calcext:value-type="float">
            <text:p>546614</text:p>
          </table:table-cell>
          <table:table-cell table:number-columns-repeated="2" office:value-type="string" calcext:value-type="string">
            <text:p>Ajuntament de Pontó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17773" calcext:value-type="float">
            <text:p>17773</text:p>
          </table:table-cell>
          <table:table-cell office:value-type="string" calcext:value-type="string">
            <text:p>Pontós</text:p>
          </table:table-cell>
          <table:table-cell office:value-type="float" office:value="171365" calcext:value-type="float">
            <text:p>171365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-560228</text:p>
          </table:table-cell>
          <table:table-cell/>
          <table:table-cell office:value-type="string" calcext:value-type="string">
            <text:p>972-560228</text:p>
          </table:table-cell>
          <table:table-cell office:value-type="float" office:value="493250000" calcext:value-type="float">
            <text:p>493250000</text:p>
          </table:table-cell>
          <table:table-cell office:value-type="float" office:value="4670650000" calcext:value-type="float">
            <text:p>4670650000</text:p>
          </table:table-cell>
          <table:table-cell office:value-type="string" calcext:value-type="string">
            <text:p>2.918254590</text:p>
          </table:table-cell>
          <table:table-cell office:value-type="string" calcext:value-type="string">
            <text:p>42.187970943</text:p>
          </table:table-cell>
          <table:table-cell office:value-type="string" calcext:value-type="string">
            <text:p>ajuntament@pontos.cat</text:p>
          </table:table-cell>
          <table:table-cell office:value-type="string" calcext:value-type="string">
            <text:p>http://www.ddgi.cat/pontos/</text:p>
          </table:table-cell>
          <table:table-cell office:value-type="string" calcext:value-type="string">
            <text:p>07/17/2024 07:03:21 AM</text:p>
          </table:table-cell>
          <table:table-cell/>
          <table:table-cell office:value-type="string" calcext:value-type="string">
            <text:p>POINT (2.9182546 42.18797)</text:p>
          </table:table-cell>
        </table:table-row>
        <table:table-row table:style-name="ro1">
          <table:table-cell office:value-type="float" office:value="573480" calcext:value-type="float">
            <text:p>573480</text:p>
          </table:table-cell>
          <table:table-cell table:number-columns-repeated="2" office:value-type="string" calcext:value-type="string">
            <text:p>Jutjat de Pau de Pontó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17773" calcext:value-type="float">
            <text:p>17773</text:p>
          </table:table-cell>
          <table:table-cell office:value-type="string" calcext:value-type="string">
            <text:p>Pontós</text:p>
          </table:table-cell>
          <table:table-cell office:value-type="float" office:value="171365" calcext:value-type="float">
            <text:p>171365</text:p>
          </table:table-cell>
          <table:table-cell office:value-type="string" calcext:value-type="string">
            <text:p>Alt Empordà</text:p>
          </table:table-cell>
          <table:table-cell office:value-type="float" office:value="972560228" calcext:value-type="float">
            <text:p>972560228</text:p>
          </table:table-cell>
          <table:table-cell table:number-columns-repeated="2"/>
          <table:table-cell office:value-type="float" office:value="493125190" calcext:value-type="float">
            <text:p>493125190</text:p>
          </table:table-cell>
          <table:table-cell office:value-type="float" office:value="4670514101" calcext:value-type="float">
            <text:p>4670514101</text:p>
          </table:table-cell>
          <table:table-cell office:value-type="string" calcext:value-type="string">
            <text:p>2.916744700</text:p>
          </table:table-cell>
          <table:table-cell office:value-type="string" calcext:value-type="string">
            <text:p>42.186745900</text:p>
          </table:table-cell>
          <table:table-cell table:number-columns-repeated="2"/>
          <table:table-cell office:value-type="string" calcext:value-type="string">
            <text:p>07/18/2024 07:02:43 AM</text:p>
          </table:table-cell>
          <table:table-cell/>
          <table:table-cell office:value-type="string" calcext:value-type="string">
            <text:p>POINT (2.9167447 42.186745)</text:p>
          </table:table-cell>
        </table:table-row>
        <table:table-row table:style-name="ro1">
          <table:table-cell office:value-type="float" office:value="55471" calcext:value-type="float">
            <text:p>55471</text:p>
          </table:table-cell>
          <table:table-cell table:number-columns-repeated="2" office:value-type="string" calcext:value-type="string">
            <text:p>El Port de La Selv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489" calcext:value-type="float">
            <text:p>17489</text:p>
          </table:table-cell>
          <table:table-cell office:value-type="string" calcext:value-type="string">
            <text:p>Port de la Selva, el</text:p>
          </table:table-cell>
          <table:table-cell office:value-type="float" office:value="171404" calcext:value-type="float">
            <text:p>171404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office:value-type="float" office:value="516707000" calcext:value-type="float">
            <text:p>516707000</text:p>
          </table:table-cell>
          <table:table-cell office:value-type="float" office:value="4687852000" calcext:value-type="float">
            <text:p>4687852000</text:p>
          </table:table-cell>
          <table:table-cell office:value-type="string" calcext:value-type="string">
            <text:p>3.201687360</text:p>
          </table:table-cell>
          <table:table-cell office:value-type="string" calcext:value-type="string">
            <text:p>42.340903401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3.2016873 42.340904)</text:p>
          </table:table-cell>
        </table:table-row>
        <table:table-row table:style-name="ro1">
          <table:table-cell office:value-type="float" office:value="11443803" calcext:value-type="float">
            <text:p>11443803</text:p>
          </table:table-cell>
          <table:table-cell table:number-columns-repeated="2" office:value-type="string" calcext:value-type="string">
            <text:p>OFICINA DE TURISME DE CATALUNYA A L'AEROPORT DE BARCELONA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Accés. Terminals 1 i 2 Aeroport de Barcelona</text:p>
          </table:table-cell>
          <table:table-cell table:number-columns-repeated="7"/>
          <table:table-cell office:value-type="float" office:value="8820" calcext:value-type="float">
            <text:p>8820</text:p>
          </table:table-cell>
          <table:table-cell office:value-type="string" calcext:value-type="string">
            <text:p>Prat de Llobregat, el</text:p>
          </table:table-cell>
          <table:table-cell office:value-type="float" office:value="81691" calcext:value-type="float">
            <text:p>81691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33788175 / 9355752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ot.aeroportbcnta@gencat.cat</text:p>
          </table:table-cell>
          <table:table-cell office:value-type="string" calcext:value-type="string">
            <text:p>http://www.catalunya.com</text:p>
          </table:table-cell>
          <table:table-cell office:value-type="string" calcext:value-type="string">
            <text:p>07/19/2024 07:51:55 AM</text:p>
          </table:table-cell>
          <table:table-cell office:value-type="string" calcext:value-type="string">
            <text:p>Marca_Turistica|COSTA BARCELONA</text:p>
          </table:table-cell>
          <table:table-cell/>
        </table:table-row>
        <table:table-row table:style-name="ro1">
          <table:table-cell office:value-type="float" office:value="3039835" calcext:value-type="float">
            <text:p>3039835</text:p>
          </table:table-cell>
          <table:table-cell table:number-columns-repeated="2" office:value-type="string" calcext:value-type="string">
            <text:p>Oficina Policial de la Generalitat - Mossos d'Esquadra a l'aeroport de El Prat T-1 i T-2</text:p>
          </table:table-cell>
          <table:table-cell office:value-type="string" calcext:value-type="string">
            <text:p>Emergències. Seguretat|Dependències d'atenció policial - Mossos d'Esquadra||</text:p>
          </table:table-cell>
          <table:table-cell/>
          <table:table-cell office:value-type="string" calcext:value-type="string">
            <text:p><text:s/>Aeroport de Barcelona</text:p>
          </table:table-cell>
          <table:table-cell table:number-columns-repeated="7"/>
          <table:table-cell office:value-type="float" office:value="8820" calcext:value-type="float">
            <text:p>8820</text:p>
          </table:table-cell>
          <table:table-cell office:value-type="string" calcext:value-type="string">
            <text:p>Prat de Llobregat, el</text:p>
          </table:table-cell>
          <table:table-cell office:value-type="float" office:value="81691" calcext:value-type="float">
            <text:p>81691</text:p>
          </table:table-cell>
          <table:table-cell office:value-type="string" calcext:value-type="string">
            <text:p>Baix Llobrega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1: 93 728 52 8</text:p>
          </table:table-cell>
          <table:table-cell office:value-type="string" calcext:value-type="string">
            <text:p>T1: 93 297 16 4</text:p>
          </table:table-cell>
          <table:table-cell office:value-type="float" office:value="423248801" calcext:value-type="float">
            <text:p>423248801</text:p>
          </table:table-cell>
          <table:table-cell office:value-type="float" office:value="4572182692" calcext:value-type="float">
            <text:p>4572182692</text:p>
          </table:table-cell>
          <table:table-cell office:value-type="string" calcext:value-type="string">
            <text:p>2.083290600</text:p>
          </table:table-cell>
          <table:table-cell office:value-type="string" calcext:value-type="string">
            <text:p>41.297493900</text:p>
          </table:table-cell>
          <table:table-cell table:number-columns-repeated="2"/>
          <table:table-cell office:value-type="string" calcext:value-type="string">
            <text:p>07/19/2024 07:36:27 AM</text:p>
          </table:table-cell>
          <table:table-cell office:value-type="string" calcext:value-type="string">
            <text:p>Observacions|Des del 7 de febrer de 2018, els Mossos tenen la seva ubicació dins de la terminal T2 a l'àrea B. Aquesta ubicació, més visible i més accessible per a la ciutadania, comporta un guany de temps a les persones que volen denunciar algun fet il·lícit.</text:p>
          </table:table-cell>
          <table:table-cell office:value-type="string" calcext:value-type="string">
            <text:p>POINT (2.0832906 41.297493)</text:p>
          </table:table-cell>
        </table:table-row>
        <table:table-row table:style-name="ro1">
          <table:table-cell office:value-type="float" office:value="55402" calcext:value-type="float">
            <text:p>55402</text:p>
          </table:table-cell>
          <table:table-cell table:number-columns-repeated="2" office:value-type="string" calcext:value-type="string">
            <text:p>Aeroport de Barcelona - El Prat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Aeroport de Barcelona</text:p>
          </table:table-cell>
          <table:table-cell table:number-columns-repeated="7"/>
          <table:table-cell office:value-type="float" office:value="8820" calcext:value-type="float">
            <text:p>8820</text:p>
          </table:table-cell>
          <table:table-cell office:value-type="string" calcext:value-type="string">
            <text:p>Prat de Llobregat, el</text:p>
          </table:table-cell>
          <table:table-cell office:value-type="float" office:value="81691" calcext:value-type="float">
            <text:p>81691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02 404 704</text:p>
          </table:table-cell>
          <table:table-cell table:number-columns-repeated="2"/>
          <table:table-cell office:value-type="float" office:value="423467440" calcext:value-type="float">
            <text:p>423467440</text:p>
          </table:table-cell>
          <table:table-cell office:value-type="float" office:value="4572340390" calcext:value-type="float">
            <text:p>4572340390</text:p>
          </table:table-cell>
          <table:table-cell office:value-type="string" calcext:value-type="string">
            <text:p>2.085861111</text:p>
          </table:table-cell>
          <table:table-cell office:value-type="string" calcext:value-type="string">
            <text:p>41.298888889</text:p>
          </table:table-cell>
          <table:table-cell/>
          <table:table-cell office:value-type="string" calcext:value-type="string">
            <text:p>http://www.aena.es/csee/Satellite?MO=-1&amp;SMO=-1&amp;SiteName=BCN&amp;c=Page&amp;cid=1045569607459&amp;pagename=subHome</text:p>
          </table:table-cell>
          <table:table-cell office:value-type="string" calcext:value-type="string">
            <text:p>07/17/2024 06:00:54 AM</text:p>
          </table:table-cell>
          <table:table-cell office:value-type="string" calcext:value-type="string">
            <text:p>Entitat Gestora|Aena|Tipus|Aeroport</text:p>
          </table:table-cell>
          <table:table-cell office:value-type="string" calcext:value-type="string">
            <text:p>POINT (2.0858612 41.29889)</text:p>
          </table:table-cell>
        </table:table-row>
        <table:table-row table:style-name="ro1">
          <table:table-cell office:value-type="float" office:value="3041254" calcext:value-type="float">
            <text:p>3041254</text:p>
          </table:table-cell>
          <table:table-cell table:number-columns-repeated="2" office:value-type="string" calcext:value-type="string">
            <text:p>Oficina de Turisme de Catalunya a l'Aeroport de Barcelona-T1</text:p>
          </table:table-cell>
          <table:table-cell office:value-type="string" calcext:value-type="string">
            <text:p>Turisme|Oficines de Turisme de la Xarxa|Oficines de Turisme de la Generalitat de Catalunya|</text:p>
          </table:table-cell>
          <table:table-cell/>
          <table:table-cell office:value-type="string" calcext:value-type="string">
            <text:p><text:s/>Aeroport de Barcelona. Terminal 1 (Arribades)</text:p>
          </table:table-cell>
          <table:table-cell table:number-columns-repeated="7"/>
          <table:table-cell office:value-type="float" office:value="8820" calcext:value-type="float">
            <text:p>8820</text:p>
          </table:table-cell>
          <table:table-cell office:value-type="string" calcext:value-type="string">
            <text:p>Prat de Llobregat, el</text:p>
          </table:table-cell>
          <table:table-cell office:value-type="float" office:value="81691" calcext:value-type="float">
            <text:p>81691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3 378 81 75</text:p>
          </table:table-cell>
          <table:table-cell table:number-columns-repeated="2"/>
          <table:table-cell office:value-type="float" office:value="422430792" calcext:value-type="float">
            <text:p>422430792</text:p>
          </table:table-cell>
          <table:table-cell office:value-type="float" office:value="4571220696" calcext:value-type="float">
            <text:p>4571220696</text:p>
          </table:table-cell>
          <table:table-cell office:value-type="string" calcext:value-type="string">
            <text:p>2.073702000</text:p>
          </table:table-cell>
          <table:table-cell office:value-type="string" calcext:value-type="string">
            <text:p>41.288715000</text:p>
          </table:table-cell>
          <table:table-cell office:value-type="string" calcext:value-type="string">
            <text:p>ot.aeroportbcnta@gencat.cat</text:p>
          </table:table-cell>
          <table:table-cell/>
          <table:table-cell office:value-type="string" calcext:value-type="string">
            <text:p>07/19/2024 07:37:12 AM</text:p>
          </table:table-cell>
          <table:table-cell office:value-type="string" calcext:value-type="string">
            <text:p>Accessibilitat|SI|Horari|&lt;br /&gt;&lt;b&gt;&lt;/b&gt;&lt;br /&gt;de dilluns a diumenge, de 8 a 20:30 h.&lt;br /&gt;&lt;br /&gt;&lt;b&gt;Horari especial:&lt;/b&gt;&lt;br /&gt; <text:s text:c="3"/>el 25 de desembre: Tancat.&lt;br /&gt; <text:s text:c="3"/>el 24 de desembre, de 9 a 17 h.&lt;br /&gt; <text:s text:c="3"/>el 26 de desembre, de 8:30 a 13:30 h.&lt;br /&gt; <text:s text:c="3"/>el 31 de desembre, de 9 a 17 h.&lt;br /&gt; <text:s text:c="3"/>l'1 de gener, de 10 a 14:30 h.&lt;br /&gt; <text:s text:c="3"/>el 6 de gener, de 8:30 a 13:30 h.&lt;br /&gt;&lt;br /&gt;&lt;b&gt;&lt;/b&gt;&lt;br /&gt;&lt;br /&gt;|Observacions|&lt;p&gt;Aquestes oficines només ofereixen informació turística.&lt;/p&gt;&lt;p&gt;L'horari habitual es pot veure modificat per les mesures adoptades per a la reducció de contagis de la COVID-19.&lt;/p&gt;&lt;p&gt;&lt;strong&gt;Oficina de Turisme Virtual disponible al web &lt;a href="http://www.catalunya.com" target="_blank"&gt;Catalunya.com&lt;/a&gt; .&lt;/strong&gt;&lt;/p&gt;</text:p>
          </table:table-cell>
          <table:table-cell office:value-type="string" calcext:value-type="string">
            <text:p>POINT (2.073702 41.288715)</text:p>
          </table:table-cell>
        </table:table-row>
        <table:table-row table:style-name="ro1">
          <table:table-cell office:value-type="float" office:value="3041255" calcext:value-type="float">
            <text:p>3041255</text:p>
          </table:table-cell>
          <table:table-cell table:number-columns-repeated="2" office:value-type="string" calcext:value-type="string">
            <text:p>Oficina de Turisme de Catalunya a l'Aeroport de Barcelona-T2</text:p>
          </table:table-cell>
          <table:table-cell office:value-type="string" calcext:value-type="string">
            <text:p>Turisme|Oficines de Turisme de la Xarxa|Oficines de Turisme de la Generalitat de Catalunya|</text:p>
          </table:table-cell>
          <table:table-cell/>
          <table:table-cell office:value-type="string" calcext:value-type="string">
            <text:p><text:s/>Aeroport de Barcelona. Terminal 2 B (Arribades)</text:p>
          </table:table-cell>
          <table:table-cell table:number-columns-repeated="7"/>
          <table:table-cell office:value-type="float" office:value="8820" calcext:value-type="float">
            <text:p>8820</text:p>
          </table:table-cell>
          <table:table-cell office:value-type="string" calcext:value-type="string">
            <text:p>Prat de Llobregat, el</text:p>
          </table:table-cell>
          <table:table-cell office:value-type="float" office:value="81691" calcext:value-type="float">
            <text:p>81691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3 557 52 20</text:p>
          </table:table-cell>
          <table:table-cell table:number-columns-repeated="2"/>
          <table:table-cell office:value-type="float" office:value="422838805" calcext:value-type="float">
            <text:p>422838805</text:p>
          </table:table-cell>
          <table:table-cell office:value-type="float" office:value="4572872696" calcext:value-type="float">
            <text:p>4572872696</text:p>
          </table:table-cell>
          <table:table-cell office:value-type="string" calcext:value-type="string">
            <text:p>2.078470600</text:p>
          </table:table-cell>
          <table:table-cell office:value-type="string" calcext:value-type="string">
            <text:p>41.303241900</text:p>
          </table:table-cell>
          <table:table-cell office:value-type="string" calcext:value-type="string">
            <text:p>ot.aeroportbcnta@gencat.cat</text:p>
          </table:table-cell>
          <table:table-cell/>
          <table:table-cell office:value-type="string" calcext:value-type="string">
            <text:p>07/19/2024 07:37:12 AM</text:p>
          </table:table-cell>
          <table:table-cell office:value-type="string" calcext:value-type="string">
            <text:p>Accessibilitat|NO|Horari|&lt;br /&gt;&lt;b&gt;&lt;/b&gt;&lt;br /&gt;de dilluns a diumenge, de 8 a 20:30 h.&lt;br /&gt;&lt;br /&gt;&lt;b&gt;Horari especial:&lt;/b&gt;&lt;br /&gt; <text:s text:c="3"/>l'1 de gener, de 10 a 14:30 h.&lt;br /&gt; <text:s text:c="3"/>el 6 de gener, de 8:30 a 13:30 h.&lt;br /&gt; <text:s text:c="3"/>el 24 de desembre, de 9 a 17 h.&lt;br /&gt; <text:s text:c="3"/>el 25 de desembre: Tancat.&lt;br /&gt; <text:s text:c="3"/>el 26 de desembre, de 8:30 a 13:30 h.&lt;br /&gt; <text:s text:c="3"/>el 31 de desembre, de 9 a 17 h.&lt;br /&gt;|Observacions|&lt;p&gt;Aquesta oficina només ofereix informació turística&lt;/p&gt;</text:p>
          </table:table-cell>
          <table:table-cell office:value-type="string" calcext:value-type="string">
            <text:p>POINT (2.0784707 41.30324)</text:p>
          </table:table-cell>
        </table:table-row>
        <table:table-row table:style-name="ro1">
          <table:table-cell office:value-type="float" office:value="29649267" calcext:value-type="float">
            <text:p>29649267</text:p>
          </table:table-cell>
          <table:table-cell table:number-columns-repeated="2" office:value-type="string" calcext:value-type="string">
            <text:p>Institut El Prat de Llobregat</text:p>
          </table:table-cell>
          <table:table-cell office:value-type="string" calcext:value-type="string">
            <text:p>Educació. Formació|Educació secundària obligatòria (ESO)||</text:p>
          </table:table-cell>
          <table:table-cell/>
          <table:table-cell office:value-type="string" calcext:value-type="string">
            <text:p><text:s/>Zona del Fondo d'En Peixo, 9</text:p>
          </table:table-cell>
          <table:table-cell table:number-columns-repeated="7"/>
          <table:table-cell office:value-type="float" office:value="8820" calcext:value-type="float">
            <text:p>8820</text:p>
          </table:table-cell>
          <table:table-cell office:value-type="string" calcext:value-type="string">
            <text:p>Prat de Llobregat, el</text:p>
          </table:table-cell>
          <table:table-cell office:value-type="float" office:value="81691" calcext:value-type="float">
            <text:p>81691</text:p>
          </table:table-cell>
          <table:table-cell office:value-type="string" calcext:value-type="string">
            <text:p>Baix Llobregat</text:p>
          </table:table-cell>
          <table:table-cell table:number-columns-repeated="3"/>
          <table:table-cell office:value-type="float" office:value="423872000" calcext:value-type="float">
            <text:p>423872000</text:p>
          </table:table-cell>
          <table:table-cell office:value-type="float" office:value="4575827000" calcext:value-type="float">
            <text:p>4575827000</text:p>
          </table:table-cell>
          <table:table-cell office:value-type="string" calcext:value-type="string">
            <text:p>2.090253000</text:p>
          </table:table-cell>
          <table:table-cell office:value-type="string" calcext:value-type="string">
            <text:p>41.330329000</text:p>
          </table:table-cell>
          <table:table-cell office:value-type="string" calcext:value-type="string">
            <text:p>a8074628@xtec.cat</text:p>
          </table:table-cell>
          <table:table-cell/>
          <table:table-cell table:style-name="ce1" office:value-type="string" calcext:value-type="string">
            <text:p>06/12/2024 07:34:42 AM</text:p>
          </table:table-cell>
          <table:table-cell office:value-type="string" calcext:value-type="string">
            <text:p>Codi Territorial|Baix Llobregat|Naturalesa|Públic|Titularitat|Departament d'Educació</text:p>
          </table:table-cell>
          <table:table-cell office:value-type="string" calcext:value-type="string">
            <text:p>POINT (2.090253 41.33033)</text:p>
          </table:table-cell>
        </table:table-row>
        <table:table-row table:style-name="ro1">
          <table:table-cell office:value-type="float" office:value="27042307" calcext:value-type="float">
            <text:p>27042307</text:p>
          </table:table-cell>
          <table:table-cell table:number-columns-repeated="2" office:value-type="string" calcext:value-type="string">
            <text:p>Sala Polivalent Municipal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Pol. les Saleres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513" calcext:value-type="float">
            <text:p>8513</text:p>
          </table:table-cell>
          <table:table-cell office:value-type="string" calcext:value-type="string">
            <text:p>Prats de Lluçanès</text:p>
          </table:table-cell>
          <table:table-cell office:value-type="float" office:value="81712" calcext:value-type="float">
            <text:p>81712</text:p>
          </table:table-cell>
          <table:table-cell office:value-type="string" calcext:value-type="string">
            <text:p>Osona</text:p>
          </table:table-cell>
          <table:table-cell office:value-type="float" office:value="938560100" calcext:value-type="float">
            <text:p>938560100</text:p>
          </table:table-cell>
          <table:table-cell table:number-columns-repeated="2"/>
          <table:table-cell office:value-type="float" office:value="419984940" calcext:value-type="float">
            <text:p>419984940</text:p>
          </table:table-cell>
          <table:table-cell office:value-type="float" office:value="4650852500" calcext:value-type="float">
            <text:p>4650852500</text:p>
          </table:table-cell>
          <table:table-cell office:value-type="string" calcext:value-type="string">
            <text:p>2.033759898</text:p>
          </table:table-cell>
          <table:table-cell office:value-type="string" calcext:value-type="string">
            <text:p>42.005626893</text:p>
          </table:table-cell>
          <table:table-cell office:value-type="string" calcext:value-type="string">
            <text:p>ajuntament@pratsdellucanes.cat</text:p>
          </table:table-cell>
          <table:table-cell office:value-type="string" calcext:value-type="string">
            <text:p>http://www.pratsdellucanes.cat</text:p>
          </table:table-cell>
          <table:table-cell table:style-name="ce1" office:value-type="string" calcext:value-type="string">
            <text:p>07/10/2024 07:32:33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0337598 42.005627)</text:p>
          </table:table-cell>
        </table:table-row>
        <table:table-row table:style-name="ro1">
          <table:table-cell office:value-type="float" office:value="546625" calcext:value-type="float">
            <text:p>546625</text:p>
          </table:table-cell>
          <table:table-cell table:number-columns-repeated="2" office:value-type="string" calcext:value-type="string">
            <text:p>Ajuntament de Preixan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63" calcext:value-type="float">
            <text:p>25263</text:p>
          </table:table-cell>
          <table:table-cell office:value-type="string" calcext:value-type="string">
            <text:p>Preixana</text:p>
          </table:table-cell>
          <table:table-cell office:value-type="float" office:value="251765" calcext:value-type="float">
            <text:p>251765</text:p>
          </table:table-cell>
          <table:table-cell office:value-type="string" calcext:value-type="string">
            <text:p>Urgell</text:p>
          </table:table-cell>
          <table:table-cell office:value-type="string" calcext:value-type="string">
            <text:p>973-320404</text:p>
          </table:table-cell>
          <table:table-cell/>
          <table:table-cell office:value-type="string" calcext:value-type="string">
            <text:p>973-322002</text:p>
          </table:table-cell>
          <table:table-cell office:value-type="float" office:value="336700000" calcext:value-type="float">
            <text:p>336700000</text:p>
          </table:table-cell>
          <table:table-cell office:value-type="float" office:value="4608150000" calcext:value-type="float">
            <text:p>4608150000</text:p>
          </table:table-cell>
          <table:table-cell office:value-type="string" calcext:value-type="string">
            <text:p>1.040214287</text:p>
          </table:table-cell>
          <table:table-cell office:value-type="string" calcext:value-type="string">
            <text:p>41.608366433</text:p>
          </table:table-cell>
          <table:table-cell office:value-type="string" calcext:value-type="string">
            <text:p>ajuntament@preixana.cat</text:p>
          </table:table-cell>
          <table:table-cell office:value-type="string" calcext:value-type="string">
            <text:p>http://preixana.ddl.net/</text:p>
          </table:table-cell>
          <table:table-cell office:value-type="string" calcext:value-type="string">
            <text:p>07/17/2024 07:03:20 AM</text:p>
          </table:table-cell>
          <table:table-cell/>
          <table:table-cell office:value-type="string" calcext:value-type="string">
            <text:p>POINT (1.0402143 41.608368)</text:p>
          </table:table-cell>
        </table:table-row>
        <table:table-row table:style-name="ro1">
          <table:table-cell office:value-type="float" office:value="14507" calcext:value-type="float">
            <text:p>14507</text:p>
          </table:table-cell>
          <table:table-cell table:number-columns-repeated="2" office:value-type="string" calcext:value-type="string">
            <text:p>DEIXALLERIA MÒBIL DE LA MANCOMUNITAT PREMIÀ DE MAR,PREMIÀ DE DALT I VILASSAR DE DALT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338" calcext:value-type="float">
            <text:p>8338</text:p>
          </table:table-cell>
          <table:table-cell office:value-type="string" calcext:value-type="string">
            <text:p>Premià de Dalt</text:p>
          </table:table-cell>
          <table:table-cell office:value-type="float" office:value="82303" calcext:value-type="float">
            <text:p>82303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574368" calcext:value-type="float">
            <text:p>574368</text:p>
          </table:table-cell>
          <table:table-cell table:number-columns-repeated="2" office:value-type="string" calcext:value-type="string">
            <text:p>Jutjat de Pau de Premià de Mar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Edifici Can Roura / c/. Sant Antoni, 23-25</text:p>
          </table:table-cell>
          <table:table-cell table:number-columns-repeated="7"/>
          <table:table-cell office:value-type="float" office:value="8330" calcext:value-type="float">
            <text:p>8330</text:p>
          </table:table-cell>
          <table:table-cell office:value-type="string" calcext:value-type="string">
            <text:p>Premià de Mar</text:p>
          </table:table-cell>
          <table:table-cell office:value-type="float" office:value="81727" calcext:value-type="float">
            <text:p>81727</text:p>
          </table:table-cell>
          <table:table-cell office:value-type="string" calcext:value-type="string">
            <text:p>Maresme</text:p>
          </table:table-cell>
          <table:table-cell office:value-type="float" office:value="937520635" calcext:value-type="float">
            <text:p>937520635</text:p>
          </table:table-cell>
          <table:table-cell/>
          <table:table-cell office:value-type="float" office:value="937524450" calcext:value-type="float">
            <text:p>937524450</text:p>
          </table:table-cell>
          <table:table-cell office:value-type="float" office:value="446404229" calcext:value-type="float">
            <text:p>446404229</text:p>
          </table:table-cell>
          <table:table-cell office:value-type="float" office:value="4593330407" calcext:value-type="float">
            <text:p>4593330407</text:p>
          </table:table-cell>
          <table:table-cell office:value-type="string" calcext:value-type="string">
            <text:p>2.357950600</text:p>
          </table:table-cell>
          <table:table-cell office:value-type="string" calcext:value-type="string">
            <text:p>41.489796700</text:p>
          </table:table-cell>
          <table:table-cell table:number-columns-repeated="2"/>
          <table:table-cell office:value-type="string" calcext:value-type="string">
            <text:p>07/18/2024 07:02:49 AM</text:p>
          </table:table-cell>
          <table:table-cell/>
          <table:table-cell office:value-type="string" calcext:value-type="string">
            <text:p>POINT (2.3579507 41.489796)</text:p>
          </table:table-cell>
        </table:table-row>
        <table:table-row table:style-name="ro1">
          <table:table-cell office:value-type="float" office:value="14240" calcext:value-type="float">
            <text:p>14240</text:p>
          </table:table-cell>
          <table:table-cell table:number-columns-repeated="2" office:value-type="string" calcext:value-type="string">
            <text:p>DEIXALLERIA DE PUIG-REIG (BAIX BERGUEDÀ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692" calcext:value-type="float">
            <text:p>8692</text:p>
          </table:table-cell>
          <table:table-cell office:value-type="string" calcext:value-type="string">
            <text:p>Puig-reig</text:p>
          </table:table-cell>
          <table:table-cell office:value-type="float" office:value="81751" calcext:value-type="float">
            <text:p>81751</text:p>
          </table:table-cell>
          <table:table-cell office:value-type="string" calcext:value-type="string">
            <text:p>Berguedà</text:p>
          </table:table-cell>
          <table:table-cell office:value-type="float" office:value="938213553" calcext:value-type="float">
            <text:p>938213553</text:p>
          </table:table-cell>
          <table:table-cell table:number-columns-repeated="2"/>
          <table:table-cell office:value-type="float" office:value="407061000" calcext:value-type="float">
            <text:p>407061000</text:p>
          </table:table-cell>
          <table:table-cell office:value-type="float" office:value="4643728000" calcext:value-type="float">
            <text:p>4643728000</text:p>
          </table:table-cell>
          <table:table-cell office:value-type="string" calcext:value-type="string">
            <text:p>1.878846614</text:p>
          </table:table-cell>
          <table:table-cell office:value-type="string" calcext:value-type="string">
            <text:p>41.940051275</text:p>
          </table:table-cell>
          <table:table-cell office:value-type="string" calcext:value-type="string">
            <text:p>ramon-corominas@ccbergueda.cat</text:p>
          </table:table-cell>
          <table:table-cell office:value-type="string" calcext:value-type="string">
            <text:p>http://www.puig-reig.cat/web/index.php?option=com_content&amp;view=article&amp;id=204&amp;Itemid=153</text:p>
          </table:table-cell>
          <table:table-cell office:value-type="string" calcext:value-type="string">
            <text:p>07/19/2024 07:02:57 AM</text:p>
          </table:table-cell>
          <table:table-cell office:value-type="string" calcext:value-type="string">
            <text:p>Horari|Horari d'hivern: de dimarts a dijous de 15h a 18h, divendres de 15h a 19h, dissabte de 9h a 13h i de 15h a 19h, diumenge de 9h a 13h. <text:s/>Horari d'estiu (15/7 al 31/8): de dimarts a divendres de 16h a 20h; dissabte de 9h a 13h i de 16h a 20h, diumenge de 9h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8788466 41.940052)</text:p>
          </table:table-cell>
        </table:table-row>
        <table:table-row table:style-name="ro1">
          <table:table-cell office:value-type="float" office:value="14230" calcext:value-type="float">
            <text:p>14230</text:p>
          </table:table-cell>
          <table:table-cell table:number-columns-repeated="2" office:value-type="string" calcext:value-type="string">
            <text:p>DEIXALLERIA DE PUIGCERDÀ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520" calcext:value-type="float">
            <text:p>17520</text:p>
          </table:table-cell>
          <table:table-cell office:value-type="string" calcext:value-type="string">
            <text:p>Puigcerdà</text:p>
          </table:table-cell>
          <table:table-cell office:value-type="float" office:value="171411" calcext:value-type="float">
            <text:p>171411</text:p>
          </table:table-cell>
          <table:table-cell office:value-type="string" calcext:value-type="string">
            <text:p>Cerdanya</text:p>
          </table:table-cell>
          <table:table-cell office:value-type="float" office:value="972880182" calcext:value-type="float">
            <text:p>972880182</text:p>
          </table:table-cell>
          <table:table-cell table:number-columns-repeated="2"/>
          <table:table-cell office:value-type="float" office:value="411647000" calcext:value-type="float">
            <text:p>411647000</text:p>
          </table:table-cell>
          <table:table-cell office:value-type="float" office:value="4697697000" calcext:value-type="float">
            <text:p>4697697000</text:p>
          </table:table-cell>
          <table:table-cell office:value-type="string" calcext:value-type="string">
            <text:p>1.925964734</text:p>
          </table:table-cell>
          <table:table-cell office:value-type="string" calcext:value-type="string">
            <text:p>42.426558442</text:p>
          </table:table-cell>
          <table:table-cell office:value-type="string" calcext:value-type="string">
            <text:p>intervencio@cerdanya.org</text:p>
          </table:table-cell>
          <table:table-cell office:value-type="string" calcext:value-type="string">
            <text:p>http://www.puigcerda.cat/mediambient/escombraries</text:p>
          </table:table-cell>
          <table:table-cell office:value-type="string" calcext:value-type="string">
            <text:p>07/19/2024 07:02:58 AM</text:p>
          </table:table-cell>
          <table:table-cell office:value-type="string" calcext:value-type="string">
            <text:p>Horari|De dimarts a dissabte de 9h a 13h i de 15h a 19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9259647 42.42656)</text:p>
          </table:table-cell>
        </table:table-row>
        <table:table-row table:style-name="ro1">
          <table:table-cell office:value-type="float" office:value="18138670" calcext:value-type="float">
            <text:p>18138670</text:p>
          </table:table-cell>
          <table:table-cell table:number-columns-repeated="2" office:value-type="string" calcext:value-type="string">
            <text:p>Jutge H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xxx</text:p>
          </table:table-cell>
          <table:table-cell table:number-columns-repeated="7"/>
          <table:table-cell office:value-type="float" office:value="17520" calcext:value-type="float">
            <text:p>17520</text:p>
          </table:table-cell>
          <table:table-cell office:value-type="string" calcext:value-type="string">
            <text:p>Puigcerdà</text:p>
          </table:table-cell>
          <table:table-cell office:value-type="float" office:value="171411" calcext:value-type="float">
            <text:p>171411</text:p>
          </table:table-cell>
          <table:table-cell office:value-type="string" calcext:value-type="string">
            <text:p>Cerdanya</text:p>
          </table:table-cell>
          <table:table-cell table:number-columns-repeated="3"/>
          <table:table-cell office:value-type="float" office:value="429545059" calcext:value-type="float">
            <text:p>429545059</text:p>
          </table:table-cell>
          <table:table-cell office:value-type="float" office:value="4582054510" calcext:value-type="float">
            <text:p>4582054510</text:p>
          </table:table-cell>
          <table:table-cell office:value-type="string" calcext:value-type="string">
            <text:p>2.157319800</text:p>
          </table:table-cell>
          <table:table-cell office:value-type="string" calcext:value-type="string">
            <text:p>41.386934900</text:p>
          </table:table-cell>
          <table:table-cell table:number-columns-repeated="2"/>
          <table:table-cell office:value-type="string" calcext:value-type="string">
            <text:p>07/18/2024 07:02:14 AM</text:p>
          </table:table-cell>
          <table:table-cell/>
          <table:table-cell office:value-type="string" calcext:value-type="string">
            <text:p>POINT (2.1573198 41.386936)</text:p>
          </table:table-cell>
        </table:table-row>
        <table:table-row table:style-name="ro1">
          <table:table-cell office:value-type="float" office:value="14350" calcext:value-type="float">
            <text:p>14350</text:p>
          </table:table-cell>
          <table:table-cell table:number-columns-repeated="2" office:value-type="string" calcext:value-type="string">
            <text:p>DEIXALLERIA MÒBIL DEL CONSELL COMARCAL DEL BAIX CAMP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202" calcext:value-type="float">
            <text:p>43202</text:p>
          </table:table-cell>
          <table:table-cell office:value-type="string" calcext:value-type="string">
            <text:p>Reus</text:p>
          </table:table-cell>
          <table:table-cell office:value-type="float" office:value="431233" calcext:value-type="float">
            <text:p>431233</text:p>
          </table:table-cell>
          <table:table-cell office:value-type="string" calcext:value-type="string">
            <text:p>Baix Camp</text:p>
          </table:table-cell>
          <table:table-cell table:number-columns-repeated="2"/>
          <table:table-cell office:value-type="float" office:value="977321773" calcext:value-type="float">
            <text:p>97732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09" calcext:value-type="float">
            <text:p>14309</text:p>
          </table:table-cell>
          <table:table-cell table:number-columns-repeated="2" office:value-type="string" calcext:value-type="string">
            <text:p>DEIXALLERIA MÒBIL DE L'AJUNTAMENT DE REU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201" calcext:value-type="float">
            <text:p>43201</text:p>
          </table:table-cell>
          <table:table-cell office:value-type="string" calcext:value-type="string">
            <text:p>Reus</text:p>
          </table:table-cell>
          <table:table-cell office:value-type="float" office:value="431233" calcext:value-type="float">
            <text:p>431233</text:p>
          </table:table-cell>
          <table:table-cell office:value-type="string" calcext:value-type="string">
            <text:p>Baix Cam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9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384265" calcext:value-type="float">
            <text:p>384265</text:p>
          </table:table-cell>
          <table:table-cell table:number-columns-repeated="2" office:value-type="string" calcext:value-type="string">
            <text:p>Casal de Joves La Palma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Castellvell, 24</text:p>
          </table:table-cell>
          <table:table-cell table:number-columns-repeated="7"/>
          <table:table-cell office:value-type="float" office:value="43202" calcext:value-type="float">
            <text:p>43202</text:p>
          </table:table-cell>
          <table:table-cell office:value-type="string" calcext:value-type="string">
            <text:p>Reus</text:p>
          </table:table-cell>
          <table:table-cell office:value-type="float" office:value="431233" calcext:value-type="float">
            <text:p>431233</text:p>
          </table:table-cell>
          <table:table-cell office:value-type="string" calcext:value-type="string">
            <text:p>Baix Camp</text:p>
          </table:table-cell>
          <table:table-cell office:value-type="float" office:value="977010268" calcext:value-type="float">
            <text:p>977010268</text:p>
          </table:table-cell>
          <table:table-cell table:number-columns-repeated="2"/>
          <table:table-cell office:value-type="float" office:value="24000" calcext:value-type="float">
            <text:p>24000</text:p>
          </table:table-cell>
          <table:table-cell office:value-type="float" office:value="4559012630" calcext:value-type="float">
            <text:p>4559012630</text:p>
          </table:table-cell>
          <table:table-cell office:value-type="string" calcext:value-type="string">
            <text:p>1.101852131</text:p>
          </table:table-cell>
          <table:table-cell office:value-type="string" calcext:value-type="string">
            <text:p>41.166820773</text:p>
          </table:table-cell>
          <table:table-cell office:value-type="string" calcext:value-type="string">
            <text:p>info.joventut@reus.cat</text:p>
          </table:table-cell>
          <table:table-cell/>
          <table:table-cell office:value-type="string" calcext:value-type="string">
            <text:p>10/19/2023 09:55:54 AM</text:p>
          </table:table-cell>
          <table:table-cell/>
          <table:table-cell office:value-type="string" calcext:value-type="string">
            <text:p>POINT (1.1018522 41.16682)</text:p>
          </table:table-cell>
        </table:table-row>
        <table:table-row table:style-name="ro1">
          <table:table-cell office:value-type="float" office:value="11443920" calcext:value-type="float">
            <text:p>11443920</text:p>
          </table:table-cell>
          <table:table-cell table:number-columns-repeated="2" office:value-type="string" calcext:value-type="string">
            <text:p>OFICINA DE TURISME DE CATALUNYA A L'AEROPORT DE REUS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Edifici Aeroport de Reus. Autovia Reus-Tarragona</text:p>
          </table:table-cell>
          <table:table-cell table:number-columns-repeated="7"/>
          <table:table-cell office:value-type="float" office:value="43204" calcext:value-type="float">
            <text:p>43204</text:p>
          </table:table-cell>
          <table:table-cell office:value-type="string" calcext:value-type="string">
            <text:p>Reus</text:p>
          </table:table-cell>
          <table:table-cell office:value-type="float" office:value="431233" calcext:value-type="float">
            <text:p>431233</text:p>
          </table:table-cell>
          <table:table-cell office:value-type="string" calcext:value-type="string">
            <text:p>Baix Camp</text:p>
          </table:table-cell>
          <table:table-cell office:value-type="float" office:value="977772204" calcext:value-type="float">
            <text:p>977772204</text:p>
          </table:table-cell>
          <table:table-cell table:number-columns-repeated="2"/>
          <table:table-cell office:value-type="float" office:value="346293911" calcext:value-type="float">
            <text:p>346293911</text:p>
          </table:table-cell>
          <table:table-cell office:value-type="float" office:value="4556837013" calcext:value-type="float">
            <text:p>4556837013</text:p>
          </table:table-cell>
          <table:table-cell office:value-type="string" calcext:value-type="string">
            <text:p>1.168305300</text:p>
          </table:table-cell>
          <table:table-cell office:value-type="string" calcext:value-type="string">
            <text:p>41.148300500</text:p>
          </table:table-cell>
          <table:table-cell office:value-type="string" calcext:value-type="string">
            <text:p>ot.aeroportreus@gencat.cat</text:p>
          </table:table-cell>
          <table:table-cell office:value-type="string" calcext:value-type="string">
            <text:p>http://www.catalunya.com</text:p>
          </table:table-cell>
          <table:table-cell office:value-type="string" calcext:value-type="string">
            <text:p>07/19/2024 07:51:55 AM</text:p>
          </table:table-cell>
          <table:table-cell office:value-type="string" calcext:value-type="string">
            <text:p>Marca_Turistica|COSTA DAURADA</text:p>
          </table:table-cell>
          <table:table-cell office:value-type="string" calcext:value-type="string">
            <text:p>POINT (1.1683053 41.1483)</text:p>
          </table:table-cell>
        </table:table-row>
        <table:table-row table:style-name="ro1">
          <table:table-cell office:value-type="float" office:value="24608264" calcext:value-type="float">
            <text:p>24608264</text:p>
          </table:table-cell>
          <table:table-cell table:number-columns-repeated="2" office:value-type="string" calcext:value-type="string">
            <text:p>CAMP MUNICIPAL D'ESPORTS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/>
          <table:table-cell office:value-type="string" calcext:value-type="string">
            <text:p><text:s/>Zona Esportiva Rialp, s/n, Rialp</text:p>
          </table:table-cell>
          <table:table-cell table:number-columns-repeated="7"/>
          <table:table-cell office:value-type="float" office:value="25594" calcext:value-type="float">
            <text:p>25594</text:p>
          </table:table-cell>
          <table:table-cell office:value-type="string" calcext:value-type="string">
            <text:p>Rialp</text:p>
          </table:table-cell>
          <table:table-cell office:value-type="float" office:value="251832" calcext:value-type="float">
            <text:p>251832</text:p>
          </table:table-cell>
          <table:table-cell office:value-type="string" calcext:value-type="string">
            <text:p>Pallars Sobirà</text:p>
          </table:table-cell>
          <table:table-cell table:number-columns-repeated="3"/>
          <table:table-cell office:value-type="float" office:value="346480000" calcext:value-type="float">
            <text:p>346480000</text:p>
          </table:table-cell>
          <table:table-cell office:value-type="float" office:value="4700194000" calcext:value-type="float">
            <text:p>4700194000</text:p>
          </table:table-cell>
          <table:table-cell office:value-type="string" calcext:value-type="string">
            <text:p>1.133437276</text:p>
          </table:table-cell>
          <table:table-cell office:value-type="string" calcext:value-type="string">
            <text:p>42.438878132</text:p>
          </table:table-cell>
          <table:table-cell table:number-columns-repeated="2"/>
          <table:table-cell office:value-type="string" calcext:value-type="string">
            <text:p>07/19/2024 07:31:44 AM</text:p>
          </table:table-cell>
          <table:table-cell office:value-type="string" calcext:value-type="string">
            <text:p>Enlla�|&lt;a href=" http://equipaments.esport.gencat.cat/ceeree/equipaments/27671" target="_blank"&gt;Cens d�equipaments esportius de Catalunya&lt;/a&gt;|Espais|2 Camps poliespotius i especialitzats&lt;br/&gt;1 Pistes poliesportives a l'aire lliure</text:p>
          </table:table-cell>
          <table:table-cell office:value-type="string" calcext:value-type="string">
            <text:p>POINT (1.1334373 42.438877)</text:p>
          </table:table-cell>
        </table:table-row>
        <table:table-row table:style-name="ro1">
          <table:table-cell office:value-type="float" office:value="574585" calcext:value-type="float">
            <text:p>574585</text:p>
          </table:table-cell>
          <table:table-cell table:number-columns-repeated="2" office:value-type="string" calcext:value-type="string">
            <text:p>Jutjat de Pau de Riner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90" calcext:value-type="float">
            <text:p>25290</text:p>
          </table:table-cell>
          <table:table-cell office:value-type="string" calcext:value-type="string">
            <text:p>Riner</text:p>
          </table:table-cell>
          <table:table-cell office:value-type="float" office:value="251863" calcext:value-type="float">
            <text:p>251863</text:p>
          </table:table-cell>
          <table:table-cell office:value-type="string" calcext:value-type="string">
            <text:p>Solsonès</text:p>
          </table:table-cell>
          <table:table-cell office:value-type="float" office:value="9738110815" calcext:value-type="float">
            <text:p>9738110815</text:p>
          </table:table-cell>
          <table:table-cell table:number-columns-repeated="2"/>
          <table:table-cell office:value-type="float" office:value="-183163298" calcext:value-type="float">
            <text:p>-183163298</text:p>
          </table:table-cell>
          <table:table-cell office:value-type="float" office:value="4070826825" calcext:value-type="float">
            <text:p>4070826825</text:p>
          </table:table-cell>
          <table:table-cell office:value-type="string" calcext:value-type="string">
            <text:p>-4.625592500</text:p>
          </table:table-cell>
          <table:table-cell office:value-type="string" calcext:value-type="string">
            <text:p>36.538404000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-4.6255927 36.538403)</text:p>
          </table:table-cell>
        </table:table-row>
        <table:table-row table:style-name="ro1">
          <table:table-cell office:value-type="float" office:value="547419" calcext:value-type="float">
            <text:p>547419</text:p>
          </table:table-cell>
          <table:table-cell table:number-columns-repeated="2" office:value-type="string" calcext:value-type="string">
            <text:p>Ajuntament de Riner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90" calcext:value-type="float">
            <text:p>25290</text:p>
          </table:table-cell>
          <table:table-cell office:value-type="string" calcext:value-type="string">
            <text:p>Riner</text:p>
          </table:table-cell>
          <table:table-cell office:value-type="float" office:value="251863" calcext:value-type="float">
            <text:p>251863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73-480815</text:p>
          </table:table-cell>
          <table:table-cell/>
          <table:table-cell office:value-type="string" calcext:value-type="string">
            <text:p>973-481666</text:p>
          </table:table-cell>
          <table:table-cell office:value-type="float" office:value="381050000" calcext:value-type="float">
            <text:p>381050000</text:p>
          </table:table-cell>
          <table:table-cell office:value-type="float" office:value="4644500000" calcext:value-type="float">
            <text:p>4644500000</text:p>
          </table:table-cell>
          <table:table-cell office:value-type="string" calcext:value-type="string">
            <text:p>1.564996234</text:p>
          </table:table-cell>
          <table:table-cell office:value-type="string" calcext:value-type="string">
            <text:p>41.943510178</text:p>
          </table:table-cell>
          <table:table-cell office:value-type="string" calcext:value-type="string">
            <text:p>ajuntament@riner.ddl.net</text:p>
          </table:table-cell>
          <table:table-cell office:value-type="string" calcext:value-type="string">
            <text:p>http://riner.ddl.net/</text:p>
          </table:table-cell>
          <table:table-cell office:value-type="string" calcext:value-type="string">
            <text:p>07/17/2024 07:03:18 AM</text:p>
          </table:table-cell>
          <table:table-cell/>
          <table:table-cell office:value-type="string" calcext:value-type="string">
            <text:p>POINT (1.5649962 41.943512)</text:p>
          </table:table-cell>
        </table:table-row>
        <table:table-row table:style-name="ro1">
          <table:table-cell office:value-type="float" office:value="14328" calcext:value-type="float">
            <text:p>14328</text:p>
          </table:table-cell>
          <table:table-cell table:number-columns-repeated="2" office:value-type="string" calcext:value-type="string">
            <text:p>DEIXALLERIA MÒBIL DEL CONSELL COMARCAL DEL RIPOLLÈ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500" calcext:value-type="float">
            <text:p>17500</text:p>
          </table:table-cell>
          <table:table-cell office:value-type="string" calcext:value-type="string">
            <text:p>Ripoll</text:p>
          </table:table-cell>
          <table:table-cell office:value-type="float" office:value="171479" calcext:value-type="float">
            <text:p>171479</text:p>
          </table:table-cell>
          <table:table-cell office:value-type="string" calcext:value-type="string">
            <text:p>Ripoll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mediambient@ripolles.cat</text:p>
          </table:table-cell>
          <table:table-cell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8122068" calcext:value-type="float">
            <text:p>8122068</text:p>
          </table:table-cell>
          <table:table-cell table:number-columns-repeated="2" office:value-type="string" calcext:value-type="string">
            <text:p>Servei suport a la pròpia llar disc. físics Fundació MAP <text:s text:c="43"/></text:p>
          </table:table-cell>
          <table:table-cell office:value-type="string" calcext:value-type="string">
            <text:p>Serveis socials especialitzats|Serveis adreçats a infància, adolescència, joventut|Servei de suport a l'adopció internacional|</text:p>
          </table:table-cell>
          <table:table-cell/>
          <table:table-cell office:value-type="string" calcext:value-type="string">
            <text:p><text:s/>pol <text:s/>Ind. Els Pintors c/ Dalí, 6-8 <text:s text:c="20"/></text:p>
          </table:table-cell>
          <table:table-cell table:number-columns-repeated="7"/>
          <table:table-cell office:value-type="float" office:value="17500" calcext:value-type="float">
            <text:p>17500</text:p>
          </table:table-cell>
          <table:table-cell office:value-type="string" calcext:value-type="string">
            <text:p>Ripoll</text:p>
          </table:table-cell>
          <table:table-cell office:value-type="float" office:value="171479" calcext:value-type="float">
            <text:p>171479</text:p>
          </table:table-cell>
          <table:table-cell office:value-type="string" calcext:value-type="string">
            <text:p>Ripollès</text:p>
          </table:table-cell>
          <table:table-cell office:value-type="float" office:value="972703104" calcext:value-type="float">
            <text:p>97270310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55 AM</text:p>
          </table:table-cell>
          <table:table-cell table:number-columns-repeated="2"/>
        </table:table-row>
        <table:table-row table:style-name="ro1">
          <table:table-cell office:value-type="float" office:value="8122097" calcext:value-type="float">
            <text:p>8122097</text:p>
          </table:table-cell>
          <table:table-cell table:number-columns-repeated="2" office:value-type="string" calcext:value-type="string">
            <text:p>Servei Suport a la pròpia llar malalts mentals Fundació Privada MAP <text:s text:c="32"/></text:p>
          </table:table-cell>
          <table:table-cell office:value-type="string" calcext:value-type="string">
            <text:p>Serveis socials especialitzats|Serveis adreçats a persones amb problemàtica social derivada de malaltia mental|Servei de suport a l'autonomia a la pròpia llar per a persones amb problemàtica social derivada de malaltia mental|</text:p>
          </table:table-cell>
          <table:table-cell/>
          <table:table-cell office:value-type="string" calcext:value-type="string">
            <text:p><text:s/>pol <text:s/>Ind. Els Pintors, 6-8 <text:s text:c="28"/></text:p>
          </table:table-cell>
          <table:table-cell table:number-columns-repeated="7"/>
          <table:table-cell office:value-type="float" office:value="17500" calcext:value-type="float">
            <text:p>17500</text:p>
          </table:table-cell>
          <table:table-cell office:value-type="string" calcext:value-type="string">
            <text:p>Ripoll</text:p>
          </table:table-cell>
          <table:table-cell office:value-type="float" office:value="171479" calcext:value-type="float">
            <text:p>171479</text:p>
          </table:table-cell>
          <table:table-cell office:value-type="string" calcext:value-type="string">
            <text:p>Ripollès</text:p>
          </table:table-cell>
          <table:table-cell office:value-type="float" office:value="972703104" calcext:value-type="float">
            <text:p>97270310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53 AM</text:p>
          </table:table-cell>
          <table:table-cell table:number-columns-repeated="2"/>
        </table:table-row>
        <table:table-row table:style-name="ro1">
          <table:table-cell office:value-type="float" office:value="3076083" calcext:value-type="float">
            <text:p>3076083</text:p>
          </table:table-cell>
          <table:table-cell table:number-columns-repeated="2" office:value-type="string" calcext:value-type="string">
            <text:p>DEIXALLERIA DE RIUDECANYE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PARC. 142</text:p>
          </table:table-cell>
          <table:table-cell table:number-columns-repeated="7"/>
          <table:table-cell office:value-type="float" office:value="43771" calcext:value-type="float">
            <text:p>43771</text:p>
          </table:table-cell>
          <table:table-cell office:value-type="string" calcext:value-type="string">
            <text:p>Riudecanyes</text:p>
          </table:table-cell>
          <table:table-cell office:value-type="float" office:value="431270" calcext:value-type="float">
            <text:p>431270</text:p>
          </table:table-cell>
          <table:table-cell office:value-type="string" calcext:value-type="string">
            <text:p>Baix Camp</text:p>
          </table:table-cell>
          <table:table-cell office:value-type="float" office:value="977834005" calcext:value-type="float">
            <text:p>977834005</text:p>
          </table:table-cell>
          <table:table-cell table:number-columns-repeated="2"/>
          <table:table-cell office:value-type="float" office:value="329293000" calcext:value-type="float">
            <text:p>329293000</text:p>
          </table:table-cell>
          <table:table-cell office:value-type="float" office:value="4555280000" calcext:value-type="float">
            <text:p>4555280000</text:p>
          </table:table-cell>
          <table:table-cell office:value-type="string" calcext:value-type="string">
            <text:p>0.966257004</text:p>
          </table:table-cell>
          <table:table-cell office:value-type="string" calcext:value-type="string">
            <text:p>41.130884894</text:p>
          </table:table-cell>
          <table:table-cell office:value-type="string" calcext:value-type="string">
            <text:p>ajuntament@riudecanyes.cat</text:p>
          </table:table-cell>
          <table:table-cell/>
          <table:table-cell office:value-type="string" calcext:value-type="string">
            <text:p>07/19/2024 07:02:50 AM</text:p>
          </table:table-cell>
          <table:table-cell office:value-type="string" calcext:value-type="string">
            <text:p>Horari|Obert 24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966257 41.130886)</text:p>
          </table:table-cell>
        </table:table-row>
        <table:table-row table:style-name="ro1">
          <table:table-cell office:value-type="float" office:value="759351" calcext:value-type="float">
            <text:p>759351</text:p>
          </table:table-cell>
          <table:table-cell table:number-columns-repeated="2" office:value-type="string" calcext:value-type="string">
            <text:p>Heliport de La Roca Village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Planes de Can Mainou</text:p>
          </table:table-cell>
          <table:table-cell table:number-columns-repeated="7"/>
          <table:table-cell office:value-type="float" office:value="8430" calcext:value-type="float">
            <text:p>8430</text:p>
          </table:table-cell>
          <table:table-cell office:value-type="string" calcext:value-type="string">
            <text:p>Roca del Vallès, la</text:p>
          </table:table-cell>
          <table:table-cell office:value-type="float" office:value="81810" calcext:value-type="float">
            <text:p>81810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45119370" calcext:value-type="float">
            <text:p>445119370</text:p>
          </table:table-cell>
          <table:table-cell office:value-type="float" office:value="4606330940" calcext:value-type="float">
            <text:p>4606330940</text:p>
          </table:table-cell>
          <table:table-cell office:value-type="string" calcext:value-type="string">
            <text:p>2.341372222</text:p>
          </table:table-cell>
          <table:table-cell office:value-type="string" calcext:value-type="string">
            <text:p>41.606802778</text:p>
          </table:table-cell>
          <table:table-cell table:number-columns-repeated="2"/>
          <table:table-cell office:value-type="string" calcext:value-type="string">
            <text:p>07/17/2024 06:00:49 AM</text:p>
          </table:table-cell>
          <table:table-cell office:value-type="string" calcext:value-type="string">
            <text:p>Adreça Explotador|Adreça Explotador|Entitat Gestora|BG Helicòpters, SLU|Explotador|BG Helicòpters, SLU|Tipus|Heliport Restringit Especialitzat|Titular|Bigas Group</text:p>
          </table:table-cell>
          <table:table-cell office:value-type="string" calcext:value-type="string">
            <text:p>POINT (2.3413723 41.606804)</text:p>
          </table:table-cell>
        </table:table-row>
        <table:table-row table:style-name="ro1">
          <table:table-cell office:value-type="float" office:value="55474" calcext:value-type="float">
            <text:p>55474</text:p>
          </table:table-cell>
          <table:table-cell table:number-columns-repeated="2" office:value-type="string" calcext:value-type="string">
            <text:p>Roda de Berà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Edifici de Capitani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883" calcext:value-type="float">
            <text:p>43883</text:p>
          </table:table-cell>
          <table:table-cell office:value-type="string" calcext:value-type="string">
            <text:p>Roda de Berà</text:p>
          </table:table-cell>
          <table:table-cell office:value-type="float" office:value="431310" calcext:value-type="float">
            <text:p>431310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office:value-type="float" office:value="372826000" calcext:value-type="float">
            <text:p>372826000</text:p>
          </table:table-cell>
          <table:table-cell office:value-type="float" office:value="4558621000" calcext:value-type="float">
            <text:p>4558621000</text:p>
          </table:table-cell>
          <table:table-cell office:value-type="string" calcext:value-type="string">
            <text:p>1.484080000</text:p>
          </table:table-cell>
          <table:table-cell office:value-type="string" calcext:value-type="string">
            <text:p>41.16892300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1.48408 41.168922)</text:p>
          </table:table-cell>
        </table:table-row>
        <table:table-row table:style-name="ro1">
          <table:table-cell office:value-type="float" office:value="24605225" calcext:value-type="float">
            <text:p>24605225</text:p>
          </table:table-cell>
          <table:table-cell table:number-columns-repeated="2" office:value-type="string" calcext:value-type="string">
            <text:p>PISTES DE PETANCA CLUB DE PETANCA RODA I CAMP DE FUTBOL</text:p>
          </table:table-cell>
          <table:table-cell office:value-type="string" calcext:value-type="string">
            <text:p>Esports. Lleure|Instal·lacions esportives|Pista de petanca|Esports. Lleure|Instal·lacions esportives|Camp|</text:p>
          </table:table-cell>
          <table:table-cell/>
          <table:table-cell office:value-type="string" calcext:value-type="string">
            <text:p><text:s/>Zona Esportiva, s/n, Roda de Ter</text:p>
          </table:table-cell>
          <table:table-cell table:number-columns-repeated="7"/>
          <table:table-cell office:value-type="float" office:value="8510" calcext:value-type="float">
            <text:p>8510</text:p>
          </table:table-cell>
          <table:table-cell office:value-type="string" calcext:value-type="string">
            <text:p>Roda de Ter</text:p>
          </table:table-cell>
          <table:table-cell office:value-type="float" office:value="81831" calcext:value-type="float">
            <text:p>81831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office:value-type="float" office:value="442969000" calcext:value-type="float">
            <text:p>442969000</text:p>
          </table:table-cell>
          <table:table-cell office:value-type="float" office:value="4648600000" calcext:value-type="float">
            <text:p>4648600000</text:p>
          </table:table-cell>
          <table:table-cell office:value-type="string" calcext:value-type="string">
            <text:p>2.311504570</text:p>
          </table:table-cell>
          <table:table-cell office:value-type="string" calcext:value-type="string">
            <text:p>41.987341507</text:p>
          </table:table-cell>
          <table:table-cell table:number-columns-repeated="2"/>
          <table:table-cell office:value-type="string" calcext:value-type="string">
            <text:p>07/19/2024 07:33:23 AM</text:p>
          </table:table-cell>
          <table:table-cell office:value-type="string" calcext:value-type="string">
            <text:p>Enlla�|&lt;a href=" http://equipaments.esport.gencat.cat/ceeree/equipaments/18863" target="_blank"&gt;Cens d�equipaments esportius de Catalunya&lt;/a&gt;|Espais|1 Camps poliespotius i especialitzats&lt;br/&gt;4 Espais de petanca i bitlles</text:p>
          </table:table-cell>
          <table:table-cell office:value-type="string" calcext:value-type="string">
            <text:p>POINT (2.3115046 41.987343)</text:p>
          </table:table-cell>
        </table:table-row>
        <table:table-row table:style-name="ro1">
          <table:table-cell office:value-type="float" office:value="573278" calcext:value-type="float">
            <text:p>573278</text:p>
          </table:table-cell>
          <table:table-cell table:number-columns-repeated="2" office:value-type="string" calcext:value-type="string">
            <text:p>Jutjat de Pau de Rodonyà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43812" calcext:value-type="float">
            <text:p>43812</text:p>
          </table:table-cell>
          <table:table-cell office:value-type="string" calcext:value-type="string">
            <text:p>Rodonyà</text:p>
          </table:table-cell>
          <table:table-cell office:value-type="float" office:value="431325" calcext:value-type="float">
            <text:p>431325</text:p>
          </table:table-cell>
          <table:table-cell office:value-type="string" calcext:value-type="string">
            <text:p>Alt Camp</text:p>
          </table:table-cell>
          <table:table-cell office:value-type="float" office:value="977628006" calcext:value-type="float">
            <text:p>977628006</text:p>
          </table:table-cell>
          <table:table-cell/>
          <table:table-cell office:value-type="string" calcext:value-type="string">
            <text:p>977628006(F)</text:p>
          </table:table-cell>
          <table:table-cell office:value-type="float" office:value="366512493" calcext:value-type="float">
            <text:p>366512493</text:p>
          </table:table-cell>
          <table:table-cell office:value-type="float" office:value="4571102619" calcext:value-type="float">
            <text:p>4571102619</text:p>
          </table:table-cell>
          <table:table-cell office:value-type="string" calcext:value-type="string">
            <text:p>1.406035767</text:p>
          </table:table-cell>
          <table:table-cell office:value-type="string" calcext:value-type="string">
            <text:p>41.280332905</text:p>
          </table:table-cell>
          <table:table-cell table:number-columns-repeated="2"/>
          <table:table-cell office:value-type="string" calcext:value-type="string">
            <text:p>07/18/2024 07:02:33 AM</text:p>
          </table:table-cell>
          <table:table-cell/>
          <table:table-cell office:value-type="string" calcext:value-type="string">
            <text:p>POINT (1.4060358 41.280334)</text:p>
          </table:table-cell>
        </table:table-row>
        <table:table-row table:style-name="ro1">
          <table:table-cell office:value-type="float" office:value="29758308" calcext:value-type="float">
            <text:p>29758308</text:p>
          </table:table-cell>
          <table:table-cell table:number-columns-repeated="2" office:value-type="string" calcext:value-type="string">
            <text:p>DEIXALLERIA MÒBIL DEL CONSORCI DE POLÍTIQUES AMBIENTALS DE LES TERRES DE L'EBRE (COPATE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520" calcext:value-type="float">
            <text:p>43520</text:p>
          </table:table-cell>
          <table:table-cell office:value-type="string" calcext:value-type="string">
            <text:p>Roquetes</text:p>
          </table:table-cell>
          <table:table-cell office:value-type="float" office:value="431331" calcext:value-type="float">
            <text:p>431331</text:p>
          </table:table-cell>
          <table:table-cell office:value-type="string" calcext:value-type="string">
            <text:p>Baix Ebre</text:p>
          </table:table-cell>
          <table:table-cell office:value-type="float" office:value="977707045" calcext:value-type="float">
            <text:p>977707045</text:p>
          </table:table-cell>
          <table:table-cell table:number-columns-repeated="2"/>
          <table:table-cell office:value-type="float" office:value="289067000" calcext:value-type="float">
            <text:p>289067000</text:p>
          </table:table-cell>
          <table:table-cell office:value-type="float" office:value="4522475000" calcext:value-type="float">
            <text:p>4522475000</text:p>
          </table:table-cell>
          <table:table-cell office:value-type="string" calcext:value-type="string">
            <text:p>0.498600742</text:p>
          </table:table-cell>
          <table:table-cell office:value-type="string" calcext:value-type="string">
            <text:p>40.826198608</text:p>
          </table:table-cell>
          <table:table-cell office:value-type="string" calcext:value-type="string">
            <text:p>mmariano@copate.cat</text:p>
          </table:table-cell>
          <table:table-cell office:value-type="string" calcext:value-type="string">
            <text:p>https://copate.cat/</text:p>
          </table:table-cell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49860075 40.8262)</text:p>
          </table:table-cell>
        </table:table-row>
        <table:table-row table:style-name="ro1">
          <table:table-cell office:value-type="float" office:value="55475" calcext:value-type="float">
            <text:p>55475</text:p>
          </table:table-cell>
          <table:table-cell table:number-columns-repeated="2" office:value-type="string" calcext:value-type="string">
            <text:p>Canals de Santa Margarid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7"/>
          <table:table-cell office:value-type="float" office:value="17480" calcext:value-type="float">
            <text:p>17480</text:p>
          </table:table-cell>
          <table:table-cell office:value-type="string" calcext:value-type="string">
            <text:p>Roses</text:p>
          </table:table-cell>
          <table:table-cell office:value-type="float" office:value="171523" calcext:value-type="float">
            <text:p>171523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office:value-type="float" office:value="512428000" calcext:value-type="float">
            <text:p>512428000</text:p>
          </table:table-cell>
          <table:table-cell office:value-type="float" office:value="4678362000" calcext:value-type="float">
            <text:p>4678362000</text:p>
          </table:table-cell>
          <table:table-cell office:value-type="string" calcext:value-type="string">
            <text:p>3.150680000</text:p>
          </table:table-cell>
          <table:table-cell office:value-type="string" calcext:value-type="string">
            <text:p>42.25736300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3.15068 42.257362)</text:p>
          </table:table-cell>
        </table:table-row>
        <table:table-row table:style-name="ro1">
          <table:table-cell office:value-type="float" office:value="547436" calcext:value-type="float">
            <text:p>547436</text:p>
          </table:table-cell>
          <table:table-cell table:number-columns-repeated="2" office:value-type="string" calcext:value-type="string">
            <text:p>Ajuntament de Rose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"Casa Cambó" Pl. Catalunya</text:p>
          </table:table-cell>
          <table:table-cell table:number-columns-repeated="7"/>
          <table:table-cell office:value-type="float" office:value="17480" calcext:value-type="float">
            <text:p>17480</text:p>
          </table:table-cell>
          <table:table-cell office:value-type="string" calcext:value-type="string">
            <text:p>Roses</text:p>
          </table:table-cell>
          <table:table-cell office:value-type="float" office:value="171523" calcext:value-type="float">
            <text:p>171523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-252400</text:p>
          </table:table-cell>
          <table:table-cell/>
          <table:table-cell office:value-type="string" calcext:value-type="string">
            <text:p>972-254206</text:p>
          </table:table-cell>
          <table:table-cell office:value-type="float" office:value="422758988" calcext:value-type="float">
            <text:p>422758988</text:p>
          </table:table-cell>
          <table:table-cell office:value-type="float" office:value="4599235664" calcext:value-type="float">
            <text:p>4599235664</text:p>
          </table:table-cell>
          <table:table-cell office:value-type="string" calcext:value-type="string">
            <text:p>2.073965220</text:p>
          </table:table-cell>
          <table:table-cell office:value-type="string" calcext:value-type="string">
            <text:p>41.541051157</text:p>
          </table:table-cell>
          <table:table-cell office:value-type="string" calcext:value-type="string">
            <text:p>info@roses.cat</text:p>
          </table:table-cell>
          <table:table-cell office:value-type="string" calcext:value-type="string">
            <text:p>http://www.roses.cat</text:p>
          </table:table-cell>
          <table:table-cell office:value-type="string" calcext:value-type="string">
            <text:p>07/17/2024 07:03:18 AM</text:p>
          </table:table-cell>
          <table:table-cell/>
          <table:table-cell office:value-type="string" calcext:value-type="string">
            <text:p>POINT (2.0739653 41.54105)</text:p>
          </table:table-cell>
        </table:table-row>
        <table:table-row table:style-name="ro1">
          <table:table-cell office:value-type="float" office:value="14310" calcext:value-type="float">
            <text:p>14310</text:p>
          </table:table-cell>
          <table:table-cell table:number-columns-repeated="2" office:value-type="string" calcext:value-type="string">
            <text:p>DEIXALLERIA MÒBIL DE L'AJUNTAMENT DE RUBÍ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191" calcext:value-type="float">
            <text:p>8191</text:p>
          </table:table-cell>
          <table:table-cell office:value-type="string" calcext:value-type="string">
            <text:p>Rubí</text:p>
          </table:table-cell>
          <table:table-cell office:value-type="float" office:value="81846" calcext:value-type="float">
            <text:p>81846</text:p>
          </table:table-cell>
          <table:table-cell office:value-type="string" calcext:value-type="string">
            <text:p>Vallès Occidental</text:p>
          </table:table-cell>
          <table:table-cell office:value-type="float" office:value="935887000" calcext:value-type="float">
            <text:p>935887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epa@ajrubi.es</text:p>
          </table:table-cell>
          <table:table-cell/>
          <table:table-cell office:value-type="string" calcext:value-type="string">
            <text:p>07/19/2024 07:02:49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21" calcext:value-type="float">
            <text:p>14321</text:p>
          </table:table-cell>
          <table:table-cell table:number-columns-repeated="2" office:value-type="string" calcext:value-type="string">
            <text:p>DEIXALLERIA MÒBIL DE L'AJUNTAMENT DE RUBÍ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191" calcext:value-type="float">
            <text:p>8191</text:p>
          </table:table-cell>
          <table:table-cell office:value-type="string" calcext:value-type="string">
            <text:p>Rubí</text:p>
          </table:table-cell>
          <table:table-cell office:value-type="float" office:value="81846" calcext:value-type="float">
            <text:p>81846</text:p>
          </table:table-cell>
          <table:table-cell office:value-type="string" calcext:value-type="string">
            <text:p>Vallès Occidental</text:p>
          </table:table-cell>
          <table:table-cell office:value-type="float" office:value="935887000" calcext:value-type="float">
            <text:p>935887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epa@ajrubi.es</text:p>
          </table:table-cell>
          <table:table-cell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43" calcext:value-type="float">
            <text:p>14343</text:p>
          </table:table-cell>
          <table:table-cell table:number-columns-repeated="2" office:value-type="string" calcext:value-type="string">
            <text:p>DEIXALLERIA MÒBIL DE L'AJUNTAMENT DE SABADELL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201" calcext:value-type="float">
            <text:p>8201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00222234" calcext:value-type="float">
            <text:p>900222234</text:p>
          </table:table-cell>
          <table:table-cell table:number-columns-repeated="2"/>
          <table:table-cell office:value-type="float" office:value="424271000" calcext:value-type="float">
            <text:p>424271000</text:p>
          </table:table-cell>
          <table:table-cell office:value-type="float" office:value="4603455000" calcext:value-type="float">
            <text:p>4603455000</text:p>
          </table:table-cell>
          <table:table-cell office:value-type="string" calcext:value-type="string">
            <text:p>2.091558308</text:p>
          </table:table-cell>
          <table:table-cell office:value-type="string" calcext:value-type="string">
            <text:p>41.579195990</text:p>
          </table:table-cell>
          <table:table-cell office:value-type="string" calcext:value-type="string">
            <text:p>ffeliu@ajsabadell.cat</text:p>
          </table:table-cell>
          <table:table-cell office:value-type="string" calcext:value-type="string">
            <text:p>https://web.sabadell.cat/deixalleries</text:p>
          </table:table-cell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0915582 41.579197)</text:p>
          </table:table-cell>
        </table:table-row>
        <table:table-row table:style-name="ro1">
          <table:table-cell office:value-type="float" office:value="547443" calcext:value-type="float">
            <text:p>547443</text:p>
          </table:table-cell>
          <table:table-cell table:number-columns-repeated="2" office:value-type="string" calcext:value-type="string">
            <text:p>Ajuntament de Sagà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619" calcext:value-type="float">
            <text:p>8619</text:p>
          </table:table-cell>
          <table:table-cell office:value-type="string" calcext:value-type="string">
            <text:p>Sagàs</text:p>
          </table:table-cell>
          <table:table-cell office:value-type="float" office:value="81884" calcext:value-type="float">
            <text:p>81884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-8251150</text:p>
          </table:table-cell>
          <table:table-cell table:number-columns-repeated="2"/>
          <table:table-cell office:value-type="float" office:value="414238000" calcext:value-type="float">
            <text:p>414238000</text:p>
          </table:table-cell>
          <table:table-cell office:value-type="float" office:value="4656133000" calcext:value-type="float">
            <text:p>4656133000</text:p>
          </table:table-cell>
          <table:table-cell office:value-type="string" calcext:value-type="string">
            <text:p>1.963599820</text:p>
          </table:table-cell>
          <table:table-cell office:value-type="string" calcext:value-type="string">
            <text:p>42.052573485</text:p>
          </table:table-cell>
          <table:table-cell office:value-type="string" calcext:value-type="string">
            <text:p>sagas@diba.cat</text:p>
          </table:table-cell>
          <table:table-cell office:value-type="string" calcext:value-type="string">
            <text:p>http://www.sagas.cat/</text:p>
          </table:table-cell>
          <table:table-cell office:value-type="string" calcext:value-type="string">
            <text:p>07/17/2024 07:03:17 AM</text:p>
          </table:table-cell>
          <table:table-cell/>
          <table:table-cell office:value-type="string" calcext:value-type="string">
            <text:p>POINT (1.9635998 42.052574)</text:p>
          </table:table-cell>
        </table:table-row>
        <table:table-row table:style-name="ro1">
          <table:table-cell office:value-type="float" office:value="574380" calcext:value-type="float">
            <text:p>574380</text:p>
          </table:table-cell>
          <table:table-cell table:number-columns-repeated="2" office:value-type="string" calcext:value-type="string">
            <text:p>Jutjat de Pau de Sagà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619" calcext:value-type="float">
            <text:p>8619</text:p>
          </table:table-cell>
          <table:table-cell office:value-type="string" calcext:value-type="string">
            <text:p>Sagàs</text:p>
          </table:table-cell>
          <table:table-cell office:value-type="float" office:value="81884" calcext:value-type="float">
            <text:p>81884</text:p>
          </table:table-cell>
          <table:table-cell office:value-type="string" calcext:value-type="string">
            <text:p>Berguedà</text:p>
          </table:table-cell>
          <table:table-cell office:value-type="float" office:value="938251150" calcext:value-type="float">
            <text:p>938251150</text:p>
          </table:table-cell>
          <table:table-cell table:number-columns-repeated="2"/>
          <table:table-cell office:value-type="float" office:value="414284671" calcext:value-type="float">
            <text:p>414284671</text:p>
          </table:table-cell>
          <table:table-cell office:value-type="float" office:value="4654488394" calcext:value-type="float">
            <text:p>4654488394</text:p>
          </table:table-cell>
          <table:table-cell office:value-type="string" calcext:value-type="string">
            <text:p>1.964404300</text:p>
          </table:table-cell>
          <table:table-cell office:value-type="string" calcext:value-type="string">
            <text:p>42.037768700</text:p>
          </table:table-cell>
          <table:table-cell table:number-columns-repeated="2"/>
          <table:table-cell office:value-type="string" calcext:value-type="string">
            <text:p>07/18/2024 07:02:48 AM</text:p>
          </table:table-cell>
          <table:table-cell/>
          <table:table-cell office:value-type="string" calcext:value-type="string">
            <text:p>POINT (1.9644043 42.03777)</text:p>
          </table:table-cell>
        </table:table-row>
        <table:table-row table:style-name="ro1">
          <table:table-cell office:value-type="float" office:value="24594843" calcext:value-type="float">
            <text:p>24594843</text:p>
          </table:table-cell>
          <table:table-cell table:number-columns-repeated="2" office:value-type="string" calcext:value-type="string">
            <text:p>CLUB NÀUTIC DE SALOU</text:p>
          </table:table-cell>
          <table:table-cell office:value-type="string" calcext:value-type="string">
            <text:p>Esports. Lleure|Instal·lacions esportives|Sala|Esports. Lleure|Instal·lacions esportives|Piscina a l'aire lliure|</text:p>
          </table:table-cell>
          <table:table-cell/>
          <table:table-cell office:value-type="string" calcext:value-type="string">
            <text:p><text:s/>Port Esportiu, s/n, Salou</text:p>
          </table:table-cell>
          <table:table-cell table:number-columns-repeated="7"/>
          <table:table-cell office:value-type="float" office:value="43840" calcext:value-type="float">
            <text:p>43840</text:p>
          </table:table-cell>
          <table:table-cell office:value-type="string" calcext:value-type="string">
            <text:p>Salou</text:p>
          </table:table-cell>
          <table:table-cell office:value-type="float" office:value="439057" calcext:value-type="float">
            <text:p>439057</text:p>
          </table:table-cell>
          <table:table-cell office:value-type="string" calcext:value-type="string">
            <text:p>Tarragonès</text:p>
          </table:table-cell>
          <table:table-cell office:value-type="float" office:value="977382166" calcext:value-type="float">
            <text:p>977382166</text:p>
          </table:table-cell>
          <table:table-cell table:number-columns-repeated="2"/>
          <table:table-cell office:value-type="float" office:value="343045000" calcext:value-type="float">
            <text:p>343045000</text:p>
          </table:table-cell>
          <table:table-cell office:value-type="float" office:value="4548750000" calcext:value-type="float">
            <text:p>4548750000</text:p>
          </table:table-cell>
          <table:table-cell office:value-type="string" calcext:value-type="string">
            <text:p>1.131673961</text:p>
          </table:table-cell>
          <table:table-cell office:value-type="string" calcext:value-type="string">
            <text:p>41.074868981</text:p>
          </table:table-cell>
          <table:table-cell/>
          <table:table-cell office:value-type="string" calcext:value-type="string">
            <text:p>http://www.clubnauticsalou.com</text:p>
          </table:table-cell>
          <table:table-cell office:value-type="string" calcext:value-type="string">
            <text:p>07/19/2024 07:32:38 AM</text:p>
          </table:table-cell>
          <table:table-cell office:value-type="string" calcext:value-type="string">
            <text:p>Enlla�|&lt;a href=" http://equipaments.esport.gencat.cat/ceeree/equipaments/22891" target="_blank"&gt;Cens d�equipaments esportius de Catalunya&lt;/a&gt;|Espais|1 Zones d'activitat a l'entorn natural &lt;br/&gt;2 Piscina a l'aire lliure&lt;br/&gt;2 Sales d'activitats i especialitzades</text:p>
          </table:table-cell>
          <table:table-cell office:value-type="string" calcext:value-type="string">
            <text:p>POINT (1.1316739 41.074867)</text:p>
          </table:table-cell>
        </table:table-row>
        <table:table-row table:style-name="ro1">
          <table:table-cell office:value-type="float" office:value="3044330" calcext:value-type="float">
            <text:p>3044330</text:p>
          </table:table-cell>
          <table:table-cell office:value-type="string" calcext:value-type="string">
            <text:p>b-TEC</text:p>
          </table:table-cell>
          <table:table-cell office:value-type="string" calcext:value-type="string">
            <text:p>Barcelona <text:s/>Innovació Tecnològica</text:p>
          </table:table-cell>
          <table:table-cell office:value-type="string" calcext:value-type="string">
            <text:p>Recerca|Parcs científics i tecnològics||</text:p>
          </table:table-cell>
          <table:table-cell/>
          <table:table-cell office:value-type="string" calcext:value-type="string">
            <text:p><text:s text:c="2"/>Jardins de les Dones de Neg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30" calcext:value-type="float">
            <text:p>8930</text:p>
          </table:table-cell>
          <table:table-cell office:value-type="string" calcext:value-type="string">
            <text:p>Sant Adrià de Besòs</text:p>
          </table:table-cell>
          <table:table-cell office:value-type="float" office:value="81944" calcext:value-type="float">
            <text:p>81944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93 3560980</text:p>
          </table:table-cell>
          <table:table-cell/>
          <table:table-cell office:value-type="string" calcext:value-type="string">
            <text:p>93 3562823</text:p>
          </table:table-cell>
          <table:table-cell office:value-type="float" office:value="434864354" calcext:value-type="float">
            <text:p>434864354</text:p>
          </table:table-cell>
          <table:table-cell office:value-type="float" office:value="4585065181" calcext:value-type="float">
            <text:p>4585065181</text:p>
          </table:table-cell>
          <table:table-cell office:value-type="string" calcext:value-type="string">
            <text:p>2.220611715</text:p>
          </table:table-cell>
          <table:table-cell office:value-type="string" calcext:value-type="string">
            <text:p>41.414499640</text:p>
          </table:table-cell>
          <table:table-cell/>
          <table:table-cell office:value-type="string" calcext:value-type="string">
            <text:p>http://ca.btec.cat/</text:p>
          </table:table-cell>
          <table:table-cell office:value-type="string" calcext:value-type="string">
            <text:p>07/19/2024 07:40:47 AM</text:p>
          </table:table-cell>
          <table:table-cell/>
          <table:table-cell office:value-type="string" calcext:value-type="string">
            <text:p>POINT (2.2206118 41.4145)</text:p>
          </table:table-cell>
        </table:table-row>
        <table:table-row table:style-name="ro1">
          <table:table-cell office:value-type="float" office:value="3044253" calcext:value-type="float">
            <text:p>3044253</text:p>
          </table:table-cell>
          <table:table-cell office:value-type="string" calcext:value-type="string">
            <text:p>IREC</text:p>
          </table:table-cell>
          <table:table-cell office:value-type="string" calcext:value-type="string">
            <text:p>Fundació Institut de Recerca en Energia de Catalunya</text:p>
          </table:table-cell>
          <table:table-cell office:value-type="string" calcext:value-type="string">
            <text:p>Recerca|Centres de recerca|Centres CERCA|</text:p>
          </table:table-cell>
          <table:table-cell/>
          <table:table-cell office:value-type="string" calcext:value-type="string">
            <text:p><text:s text:c="2"/>Jardins de les Dones de Neg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30" calcext:value-type="float">
            <text:p>8930</text:p>
          </table:table-cell>
          <table:table-cell office:value-type="string" calcext:value-type="string">
            <text:p>Sant Adrià de Besòs</text:p>
          </table:table-cell>
          <table:table-cell office:value-type="float" office:value="81944" calcext:value-type="float">
            <text:p>81944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93 3562615</text:p>
          </table:table-cell>
          <table:table-cell/>
          <table:table-cell office:value-type="string" calcext:value-type="string">
            <text:p>93 3563802 </text:p>
          </table:table-cell>
          <table:table-cell office:value-type="float" office:value="434864354" calcext:value-type="float">
            <text:p>434864354</text:p>
          </table:table-cell>
          <table:table-cell office:value-type="float" office:value="4585065181" calcext:value-type="float">
            <text:p>4585065181</text:p>
          </table:table-cell>
          <table:table-cell office:value-type="string" calcext:value-type="string">
            <text:p>2.220611715</text:p>
          </table:table-cell>
          <table:table-cell office:value-type="string" calcext:value-type="string">
            <text:p>41.414499640</text:p>
          </table:table-cell>
          <table:table-cell/>
          <table:table-cell office:value-type="string" calcext:value-type="string">
            <text:p>http://www.irec.cat</text:p>
          </table:table-cell>
          <table:table-cell office:value-type="string" calcext:value-type="string">
            <text:p>07/19/2024 07:40:49 AM</text:p>
          </table:table-cell>
          <table:table-cell/>
          <table:table-cell office:value-type="string" calcext:value-type="string">
            <text:p>POINT (2.2206118 41.4145)</text:p>
          </table:table-cell>
        </table:table-row>
        <table:table-row table:style-name="ro1">
          <table:table-cell office:value-type="float" office:value="573498" calcext:value-type="float">
            <text:p>573498</text:p>
          </table:table-cell>
          <table:table-cell table:number-columns-repeated="2" office:value-type="string" calcext:value-type="string">
            <text:p>Jutjat de Pau de Sant Andreu Salou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17457" calcext:value-type="float">
            <text:p>17457</text:p>
          </table:table-cell>
          <table:table-cell office:value-type="string" calcext:value-type="string">
            <text:p>Sant Andreu Salou</text:p>
          </table:table-cell>
          <table:table-cell office:value-type="float" office:value="171576" calcext:value-type="float">
            <text:p>171576</text:p>
          </table:table-cell>
          <table:table-cell office:value-type="string" calcext:value-type="string">
            <text:p>Gironès</text:p>
          </table:table-cell>
          <table:table-cell office:value-type="float" office:value="972463037" calcext:value-type="float">
            <text:p>972463037</text:p>
          </table:table-cell>
          <table:table-cell/>
          <table:table-cell office:value-type="string" calcext:value-type="string">
            <text:p>972463037(F)</text:p>
          </table:table-cell>
          <table:table-cell office:value-type="float" office:value="343038966" calcext:value-type="float">
            <text:p>343038966</text:p>
          </table:table-cell>
          <table:table-cell office:value-type="float" office:value="4549071024" calcext:value-type="float">
            <text:p>4549071024</text:p>
          </table:table-cell>
          <table:table-cell office:value-type="string" calcext:value-type="string">
            <text:p>1.131520300</text:p>
          </table:table-cell>
          <table:table-cell office:value-type="string" calcext:value-type="string">
            <text:p>41.077758100</text:p>
          </table:table-cell>
          <table:table-cell table:number-columns-repeated="2"/>
          <table:table-cell office:value-type="string" calcext:value-type="string">
            <text:p>07/18/2024 07:02:43 AM</text:p>
          </table:table-cell>
          <table:table-cell/>
          <table:table-cell office:value-type="string" calcext:value-type="string">
            <text:p>POINT (1.1315203 41.07776)</text:p>
          </table:table-cell>
        </table:table-row>
        <table:table-row table:style-name="ro1">
          <table:table-cell office:value-type="float" office:value="14513" calcext:value-type="float">
            <text:p>14513</text:p>
          </table:table-cell>
          <table:table-cell table:number-columns-repeated="2" office:value-type="string" calcext:value-type="string">
            <text:p>MINIDEIXALLERIA DE SANT BOI DE LLOBREGAT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MERCAT DE LA MUNTANYETA </text:p>
          </table:table-cell>
          <table:table-cell table:number-columns-repeated="7"/>
          <table:table-cell office:value-type="float" office:value="8830" calcext:value-type="float">
            <text:p>8830</text:p>
          </table:table-cell>
          <table:table-cell office:value-type="string" calcext:value-type="string">
            <text:p>Sant Boi de Llobregat</text:p>
          </table:table-cell>
          <table:table-cell office:value-type="float" office:value="82009" calcext:value-type="float">
            <text:p>82009</text:p>
          </table:table-cell>
          <table:table-cell office:value-type="string" calcext:value-type="string">
            <text:p>Baix Llobregat</text:p>
          </table:table-cell>
          <table:table-cell office:value-type="float" office:value="936304545" calcext:value-type="float">
            <text:p>936304545</text:p>
          </table:table-cell>
          <table:table-cell/>
          <table:table-cell office:value-type="float" office:value="936301856" calcext:value-type="float">
            <text:p>936301856</text:p>
          </table:table-cell>
          <table:table-cell office:value-type="float" office:value="419738000" calcext:value-type="float">
            <text:p>419738000</text:p>
          </table:table-cell>
          <table:table-cell office:value-type="float" office:value="4577391000" calcext:value-type="float">
            <text:p>4577391000</text:p>
          </table:table-cell>
          <table:table-cell office:value-type="string" calcext:value-type="string">
            <text:p>2.040653917</text:p>
          </table:table-cell>
          <table:table-cell office:value-type="string" calcext:value-type="string">
            <text:p>41.344014748</text:p>
          </table:table-cell>
          <table:table-cell/>
          <table:table-cell office:value-type="string" calcext:value-type="string">
            <text:p>http://www.amb.cat</text:p>
          </table:table-cell>
          <table:table-cell office:value-type="string" calcext:value-type="string">
            <text:p>07/19/2024 07:02:43 AM</text:p>
          </table:table-cell>
          <table:table-cell office:value-type="string" calcext:value-type="string">
            <text:p>Horari|Dijous i divendres de 16h a 20h i dissabtes de 10h a 14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040654 41.344013)</text:p>
          </table:table-cell>
        </table:table-row>
        <table:table-row table:style-name="ro1">
          <table:table-cell office:value-type="float" office:value="55480" calcext:value-type="float">
            <text:p>55480</text:p>
          </table:table-cell>
          <table:table-cell table:number-columns-repeated="2" office:value-type="string" calcext:value-type="string">
            <text:p>Sant Carles de la Ràpit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540" calcext:value-type="float">
            <text:p>43540</text:p>
          </table:table-cell>
          <table:table-cell office:value-type="string" calcext:value-type="string">
            <text:p>Sant Carles de la Ràpita</text:p>
          </table:table-cell>
          <table:table-cell office:value-type="float" office:value="431362" calcext:value-type="float">
            <text:p>431362</text:p>
          </table:table-cell>
          <table:table-cell office:value-type="string" calcext:value-type="string">
            <text:p>Montsià</text:p>
          </table:table-cell>
          <table:table-cell table:number-columns-repeated="3"/>
          <table:table-cell office:value-type="float" office:value="296819000" calcext:value-type="float">
            <text:p>296819000</text:p>
          </table:table-cell>
          <table:table-cell office:value-type="float" office:value="4499210000" calcext:value-type="float">
            <text:p>4499210000</text:p>
          </table:table-cell>
          <table:table-cell office:value-type="string" calcext:value-type="string">
            <text:p>0.596939118</text:p>
          </table:table-cell>
          <table:table-cell office:value-type="string" calcext:value-type="string">
            <text:p>40.616898345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0.59693915 40.616898)</text:p>
          </table:table-cell>
        </table:table-row>
        <table:table-row table:style-name="ro1">
          <table:table-cell office:value-type="float" office:value="29758304" calcext:value-type="float">
            <text:p>29758304</text:p>
          </table:table-cell>
          <table:table-cell table:number-columns-repeated="2" office:value-type="string" calcext:value-type="string">
            <text:p>DEIXALLERIA MÒBIL DE L'AJUNTAMENT DE SANT CUGAT DEL VALLÈS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172" calcext:value-type="float">
            <text:p>8172</text:p>
          </table:table-cell>
          <table:table-cell office:value-type="string" calcext:value-type="string">
            <text:p>Sant Cugat del Vallès</text:p>
          </table:table-cell>
          <table:table-cell office:value-type="float" office:value="82055" calcext:value-type="float">
            <text:p>82055</text:p>
          </table:table-cell>
          <table:table-cell office:value-type="string" calcext:value-type="string">
            <text:p>Vallès Occidental</text:p>
          </table:table-cell>
          <table:table-cell office:value-type="float" office:value="935657000" calcext:value-type="float">
            <text:p>935657000</text:p>
          </table:table-cell>
          <table:table-cell table:number-columns-repeated="2"/>
          <table:table-cell office:value-type="float" office:value="418097000" calcext:value-type="float">
            <text:p>418097000</text:p>
          </table:table-cell>
          <table:table-cell office:value-type="float" office:value="4590996000" calcext:value-type="float">
            <text:p>4590996000</text:p>
          </table:table-cell>
          <table:table-cell office:value-type="string" calcext:value-type="string">
            <text:p>2.019201294</text:p>
          </table:table-cell>
          <table:table-cell office:value-type="string" calcext:value-type="string">
            <text:p>41.466380077</text:p>
          </table:table-cell>
          <table:table-cell office:value-type="string" calcext:value-type="string">
            <text:p>estevegimenez@santcugat.cat</text:p>
          </table:table-cell>
          <table:table-cell office:value-type="string" calcext:value-type="string">
            <text:p>http://www.santcugat.cat</text:p>
          </table:table-cell>
          <table:table-cell office:value-type="string" calcext:value-type="string">
            <text:p>07/19/2024 07:02:45 AM</text:p>
          </table:table-cell>
          <table:table-cell office:value-type="string" calcext:value-type="string">
            <text:p>Horari|De 9 a 18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0192013 41.46638)</text:p>
          </table:table-cell>
        </table:table-row>
        <table:table-row table:style-name="ro1">
          <table:table-cell office:value-type="float" office:value="27044355" calcext:value-type="float">
            <text:p>27044355</text:p>
          </table:table-cell>
          <table:table-cell table:number-columns-repeated="2" office:value-type="string" calcext:value-type="string">
            <text:p>TEATRE-AUDITORI SANT CUGAT</text:p>
          </table:table-cell>
          <table:table-cell office:value-type="string" calcext:value-type="string">
            <text:p>Cultura|Espais escènics i musicals||</text:p>
          </table:table-cell>
          <table:table-cell/>
          <table:table-cell office:value-type="string" calcext:value-type="string">
            <text:p><text:s/>Victoria dels Angel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72" calcext:value-type="float">
            <text:p>8172</text:p>
          </table:table-cell>
          <table:table-cell office:value-type="string" calcext:value-type="string">
            <text:p>Sant Cugat del Vallès</text:p>
          </table:table-cell>
          <table:table-cell office:value-type="float" office:value="82055" calcext:value-type="float">
            <text:p>82055</text:p>
          </table:table-cell>
          <table:table-cell office:value-type="string" calcext:value-type="string">
            <text:p>Vallès Occidental</text:p>
          </table:table-cell>
          <table:table-cell office:value-type="float" office:value="935907690" calcext:value-type="float">
            <text:p>935907690</text:p>
          </table:table-cell>
          <table:table-cell table:number-columns-repeated="2"/>
          <table:table-cell office:value-type="float" office:value="423983947" calcext:value-type="float">
            <text:p>423983947</text:p>
          </table:table-cell>
          <table:table-cell office:value-type="float" office:value="4591276716" calcext:value-type="float">
            <text:p>4591276716</text:p>
          </table:table-cell>
          <table:table-cell office:value-type="string" calcext:value-type="string">
            <text:p>2.089653979</text:p>
          </table:table-cell>
          <table:table-cell office:value-type="string" calcext:value-type="string">
            <text:p>41.469487761</text:p>
          </table:table-cell>
          <table:table-cell office:value-type="string" calcext:value-type="string">
            <text:p>peptugues@santcugat.cat</text:p>
          </table:table-cell>
          <table:table-cell office:value-type="string" calcext:value-type="string">
            <text:p>http://www.teatre-auditori.santcugat.cat</text:p>
          </table:table-cell>
          <table:table-cell table:style-name="ce1" office:value-type="string" calcext:value-type="string">
            <text:p>07/10/2024 07:31:23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089654 41.469486)</text:p>
          </table:table-cell>
        </table:table-row>
        <table:table-row table:style-name="ro1">
          <table:table-cell office:value-type="float" office:value="547470" calcext:value-type="float">
            <text:p>547470</text:p>
          </table:table-cell>
          <table:table-cell table:number-columns-repeated="2" office:value-type="string" calcext:value-type="string">
            <text:p>Ajuntament de Sant Esteve de la Sarg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632" calcext:value-type="float">
            <text:p>25632</text:p>
          </table:table-cell>
          <table:table-cell office:value-type="string" calcext:value-type="string">
            <text:p>Sant Esteve de la Sarga</text:p>
          </table:table-cell>
          <table:table-cell office:value-type="float" office:value="251961" calcext:value-type="float">
            <text:p>251961</text:p>
          </table:table-cell>
          <table:table-cell office:value-type="string" calcext:value-type="string">
            <text:p>Pallars Jussà</text:p>
          </table:table-cell>
          <table:table-cell office:value-type="string" calcext:value-type="string">
            <text:p>973-653377</text:p>
          </table:table-cell>
          <table:table-cell/>
          <table:table-cell office:value-type="string" calcext:value-type="string">
            <text:p>973-653378</text:p>
          </table:table-cell>
          <table:table-cell office:value-type="float" office:value="315026769" calcext:value-type="float">
            <text:p>315026769</text:p>
          </table:table-cell>
          <table:table-cell office:value-type="float" office:value="4661048655" calcext:value-type="float">
            <text:p>4661048655</text:p>
          </table:table-cell>
          <table:table-cell office:value-type="string" calcext:value-type="string">
            <text:p>0.763764065</text:p>
          </table:table-cell>
          <table:table-cell office:value-type="string" calcext:value-type="string">
            <text:p>42.079732532</text:p>
          </table:table-cell>
          <table:table-cell office:value-type="string" calcext:value-type="string">
            <text:p>ajuntament@santesteve.ddl.net</text:p>
          </table:table-cell>
          <table:table-cell office:value-type="string" calcext:value-type="string">
            <text:p>http://santesteve.ddl.net/</text:p>
          </table:table-cell>
          <table:table-cell office:value-type="string" calcext:value-type="string">
            <text:p>07/17/2024 07:03:16 AM</text:p>
          </table:table-cell>
          <table:table-cell/>
          <table:table-cell office:value-type="string" calcext:value-type="string">
            <text:p>POINT (0.7637641 42.07973)</text:p>
          </table:table-cell>
        </table:table-row>
        <table:table-row table:style-name="ro1">
          <table:table-cell office:value-type="float" office:value="574592" calcext:value-type="float">
            <text:p>574592</text:p>
          </table:table-cell>
          <table:table-cell table:number-columns-repeated="2" office:value-type="string" calcext:value-type="string">
            <text:p>Jutjat de Pau de Sant Esteve de la Sarg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632" calcext:value-type="float">
            <text:p>25632</text:p>
          </table:table-cell>
          <table:table-cell office:value-type="string" calcext:value-type="string">
            <text:p>Sant Esteve de la Sarga</text:p>
          </table:table-cell>
          <table:table-cell office:value-type="float" office:value="251961" calcext:value-type="float">
            <text:p>251961</text:p>
          </table:table-cell>
          <table:table-cell office:value-type="string" calcext:value-type="string">
            <text:p>Pallars Jussà</text:p>
          </table:table-cell>
          <table:table-cell office:value-type="float" office:value="973653377" calcext:value-type="float">
            <text:p>973653377</text:p>
          </table:table-cell>
          <table:table-cell table:number-columns-repeated="2"/>
          <table:table-cell office:value-type="float" office:value="315026769" calcext:value-type="float">
            <text:p>315026769</text:p>
          </table:table-cell>
          <table:table-cell office:value-type="float" office:value="4661048655" calcext:value-type="float">
            <text:p>4661048655</text:p>
          </table:table-cell>
          <table:table-cell office:value-type="string" calcext:value-type="string">
            <text:p>0.763764065</text:p>
          </table:table-cell>
          <table:table-cell office:value-type="string" calcext:value-type="string">
            <text:p>42.079732532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0.7637641 42.07973)</text:p>
          </table:table-cell>
        </table:table-row>
        <table:table-row table:style-name="ro1">
          <table:table-cell office:value-type="float" office:value="18137249" calcext:value-type="float">
            <text:p>18137249</text:p>
          </table:table-cell>
          <table:table-cell table:number-columns-repeated="2" office:value-type="string" calcext:value-type="string">
            <text:p>CP Brians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Finca Can Duran</text:p>
          </table:table-cell>
          <table:table-cell table:number-columns-repeated="7"/>
          <table:table-cell office:value-type="float" office:value="8760" calcext:value-type="float">
            <text:p>8760</text:p>
          </table:table-cell>
          <table:table-cell office:value-type="string" calcext:value-type="string">
            <text:p>Sant Esteve Sesrovires</text:p>
          </table:table-cell>
          <table:table-cell office:value-type="float" office:value="82080" calcext:value-type="float">
            <text:p>82080</text:p>
          </table:table-cell>
          <table:table-cell office:value-type="string" calcext:value-type="string">
            <text:p>Baix Llobregat</text:p>
          </table:table-cell>
          <table:table-cell table:number-columns-repeated="3"/>
          <table:table-cell office:value-type="float" office:value="392670781" calcext:value-type="float">
            <text:p>392670781</text:p>
          </table:table-cell>
          <table:table-cell office:value-type="float" office:value="4591944873" calcext:value-type="float">
            <text:p>4591944873</text:p>
          </table:table-cell>
          <table:table-cell office:value-type="string" calcext:value-type="string">
            <text:p>1.714615200</text:p>
          </table:table-cell>
          <table:table-cell office:value-type="string" calcext:value-type="string">
            <text:p>41.471926200</text:p>
          </table:table-cell>
          <table:table-cell table:number-columns-repeated="2"/>
          <table:table-cell office:value-type="string" calcext:value-type="string">
            <text:p>07/18/2024 07:02:29 AM</text:p>
          </table:table-cell>
          <table:table-cell/>
          <table:table-cell office:value-type="string" calcext:value-type="string">
            <text:p>POINT (1.7146152 41.471928)</text:p>
          </table:table-cell>
        </table:table-row>
        <table:table-row table:style-name="ro1">
          <table:table-cell office:value-type="float" office:value="55481" calcext:value-type="float">
            <text:p>55481</text:p>
          </table:table-cell>
          <table:table-cell table:number-columns-repeated="2" office:value-type="string" calcext:value-type="string">
            <text:p>Sant Feliu de Guíxols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220" calcext:value-type="float">
            <text:p>17220</text:p>
          </table:table-cell>
          <table:table-cell office:value-type="string" calcext:value-type="string">
            <text:p>Sant Feliu de Guíxols</text:p>
          </table:table-cell>
          <table:table-cell office:value-type="float" office:value="171609" calcext:value-type="float">
            <text:p>171609</text:p>
          </table:table-cell>
          <table:table-cell office:value-type="string" calcext:value-type="string">
            <text:p>Baix Empordà</text:p>
          </table:table-cell>
          <table:table-cell table:number-columns-repeated="3"/>
          <table:table-cell office:value-type="float" office:value="502827000" calcext:value-type="float">
            <text:p>502827000</text:p>
          </table:table-cell>
          <table:table-cell office:value-type="float" office:value="4625199000" calcext:value-type="float">
            <text:p>4625199000</text:p>
          </table:table-cell>
          <table:table-cell office:value-type="string" calcext:value-type="string">
            <text:p>3.032889450</text:p>
          </table:table-cell>
          <table:table-cell office:value-type="string" calcext:value-type="string">
            <text:p>41.77678721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3.0328894 41.776787)</text:p>
          </table:table-cell>
        </table:table-row>
        <table:table-row table:style-name="ro1">
          <table:table-cell office:value-type="float" office:value="27041194" calcext:value-type="float">
            <text:p>27041194</text:p>
          </table:table-cell>
          <table:table-cell table:number-columns-repeated="2" office:value-type="string" calcext:value-type="string">
            <text:p>Escoles de Cartellà</text:p>
          </table:table-cell>
          <table:table-cell office:value-type="string" calcext:value-type="string">
            <text:p>Cultura|Centres culturals: ateneus, centres cívics i cases de cultura|Centre cívic|</text:p>
          </table:table-cell>
          <table:table-cell/>
          <table:table-cell office:value-type="string" calcext:value-type="string">
            <text:p><text:s/>No Aplica Cartellà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199" calcext:value-type="float">
            <text:p>17199</text:p>
          </table:table-cell>
          <table:table-cell office:value-type="string" calcext:value-type="string">
            <text:p>Sant Gregori</text:p>
          </table:table-cell>
          <table:table-cell office:value-type="float" office:value="171637" calcext:value-type="float">
            <text:p>171637</text:p>
          </table:table-cell>
          <table:table-cell office:value-type="string" calcext:value-type="string">
            <text:p>Gironès</text:p>
          </table:table-cell>
          <table:table-cell office:value-type="float" office:value="972428300" calcext:value-type="float">
            <text:p>972428300</text:p>
          </table:table-cell>
          <table:table-cell table:number-columns-repeated="2"/>
          <table:table-cell office:value-type="float" office:value="480672280" calcext:value-type="float">
            <text:p>480672280</text:p>
          </table:table-cell>
          <table:table-cell office:value-type="float" office:value="4652411500" calcext:value-type="float">
            <text:p>4652411500</text:p>
          </table:table-cell>
          <table:table-cell office:value-type="string" calcext:value-type="string">
            <text:p>2.766537255</text:p>
          </table:table-cell>
          <table:table-cell office:value-type="string" calcext:value-type="string">
            <text:p>42.023497579</text:p>
          </table:table-cell>
          <table:table-cell office:value-type="string" calcext:value-type="string">
            <text:p>cultura@santgregori.cat</text:p>
          </table:table-cell>
          <table:table-cell office:value-type="string" calcext:value-type="string">
            <text:p>http://www.santgregori.cat</text:p>
          </table:table-cell>
          <table:table-cell table:style-name="ce1" office:value-type="string" calcext:value-type="string">
            <text:p>07/10/2024 07:32:04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7665372 42.0235)</text:p>
          </table:table-cell>
        </table:table-row>
        <table:table-row table:style-name="ro1">
          <table:table-cell office:value-type="float" office:value="27045913" calcext:value-type="float">
            <text:p>27045913</text:p>
          </table:table-cell>
          <table:table-cell table:number-columns-repeated="2" office:value-type="string" calcext:value-type="string">
            <text:p>Espai <text:s/>la Pineda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Zona Esportiva la Pineda</text:p>
          </table:table-cell>
          <table:table-cell table:number-columns-repeated="7"/>
          <table:table-cell office:value-type="float" office:value="17150" calcext:value-type="float">
            <text:p>17150</text:p>
          </table:table-cell>
          <table:table-cell office:value-type="string" calcext:value-type="string">
            <text:p>Sant Gregori</text:p>
          </table:table-cell>
          <table:table-cell office:value-type="float" office:value="171637" calcext:value-type="float">
            <text:p>171637</text:p>
          </table:table-cell>
          <table:table-cell office:value-type="string" calcext:value-type="string">
            <text:p>Gironès</text:p>
          </table:table-cell>
          <table:table-cell office:value-type="float" office:value="972428300" calcext:value-type="float">
            <text:p>9724283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ultura@santgregori.cat</text:p>
          </table:table-cell>
          <table:table-cell office:value-type="string" calcext:value-type="string">
            <text:p>http://www.santgregoril.cat</text:p>
          </table:table-cell>
          <table:table-cell table:style-name="ce1" office:value-type="string" calcext:value-type="string">
            <text:p>07/10/2024 07:32:04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759238" calcext:value-type="float">
            <text:p>759238</text:p>
          </table:table-cell>
          <table:table-cell table:number-columns-repeated="2" office:value-type="string" calcext:value-type="string">
            <text:p>Camp d'aviació de la Segarra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Castell de Santa Mari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25270" calcext:value-type="float">
            <text:p>25270</text:p>
          </table:table-cell>
          <table:table-cell office:value-type="string" calcext:value-type="string">
            <text:p>Sant Guim de Freixenet</text:p>
          </table:table-cell>
          <table:table-cell office:value-type="float" office:value="251924" calcext:value-type="float">
            <text:p>251924</text:p>
          </table:table-cell>
          <table:table-cell office:value-type="string" calcext:value-type="string">
            <text:p>Segarra</text:p>
          </table:table-cell>
          <table:table-cell table:number-columns-repeated="3"/>
          <table:table-cell office:value-type="float" office:value="367986280" calcext:value-type="float">
            <text:p>367986280</text:p>
          </table:table-cell>
          <table:table-cell office:value-type="float" office:value="4615586610" calcext:value-type="float">
            <text:p>4615586610</text:p>
          </table:table-cell>
          <table:table-cell office:value-type="string" calcext:value-type="string">
            <text:p>1.421666667</text:p>
          </table:table-cell>
          <table:table-cell office:value-type="string" calcext:value-type="string">
            <text:p>41.681283333</text:p>
          </table:table-cell>
          <table:table-cell table:number-columns-repeated="2"/>
          <table:table-cell office:value-type="string" calcext:value-type="string">
            <text:p>07/17/2024 06:00:53 AM</text:p>
          </table:table-cell>
          <table:table-cell office:value-type="string" calcext:value-type="string">
            <text:p>Entitat Gestora|Jordi i Xavier Gras|Explotador|Jordi i Xavier Gras|Tipus|Camp d'aviació especialitzat|Titular|Jordi Gras</text:p>
          </table:table-cell>
          <table:table-cell office:value-type="string" calcext:value-type="string">
            <text:p>POINT (1.4216666 41.681282)</text:p>
          </table:table-cell>
        </table:table-row>
        <table:table-row table:style-name="ro1">
          <table:table-cell office:value-type="float" office:value="14270" calcext:value-type="float">
            <text:p>14270</text:p>
          </table:table-cell>
          <table:table-cell table:number-columns-repeated="2" office:value-type="string" calcext:value-type="string">
            <text:p>DEIXALLERIA DE SANT HILARI SACALM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403" calcext:value-type="float">
            <text:p>17403</text:p>
          </table:table-cell>
          <table:table-cell office:value-type="string" calcext:value-type="string">
            <text:p>Sant Hilari Sacalm</text:p>
          </table:table-cell>
          <table:table-cell office:value-type="float" office:value="171642" calcext:value-type="float">
            <text:p>171642</text:p>
          </table:table-cell>
          <table:table-cell office:value-type="string" calcext:value-type="string">
            <text:p>Selva</text:p>
          </table:table-cell>
          <table:table-cell office:value-type="float" office:value="972842161" calcext:value-type="float">
            <text:p>972842161</text:p>
          </table:table-cell>
          <table:table-cell table:number-columns-repeated="2"/>
          <table:table-cell office:value-type="float" office:value="460351000" calcext:value-type="float">
            <text:p>460351000</text:p>
          </table:table-cell>
          <table:table-cell office:value-type="float" office:value="4636381000" calcext:value-type="float">
            <text:p>4636381000</text:p>
          </table:table-cell>
          <table:table-cell office:value-type="string" calcext:value-type="string">
            <text:p>2.522158816</text:p>
          </table:table-cell>
          <table:table-cell office:value-type="string" calcext:value-type="string">
            <text:p>41.878358298</text:p>
          </table:table-cell>
          <table:table-cell office:value-type="string" calcext:value-type="string">
            <text:p>mpeso@selva.cat</text:p>
          </table:table-cell>
          <table:table-cell office:value-type="string" calcext:value-type="string">
            <text:p>http://www.santhilari.cat/ajuntament/deixalleria-i-servei-de-recollida</text:p>
          </table:table-cell>
          <table:table-cell office:value-type="string" calcext:value-type="string">
            <text:p>07/19/2024 07:02:56 AM</text:p>
          </table:table-cell>
          <table:table-cell office:value-type="string" calcext:value-type="string">
            <text:p>Horari|Dilluns tarda de 15:00 a 18:00h.De dimarts a divendres de 9:00 a 13:00h i de 15:00h a 18:00h.Dissabtes de 9:00 a 13:00h i de 15:00 a 19:00h.Diumenges de 16:00 a 19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5221589 41.878357)</text:p>
          </table:table-cell>
        </table:table-row>
        <table:table-row table:style-name="ro1">
          <table:table-cell office:value-type="float" office:value="55482" calcext:value-type="float">
            <text:p>55482</text:p>
          </table:table-cell>
          <table:table-cell table:number-columns-repeated="2" office:value-type="string" calcext:value-type="string">
            <text:p>Embarcador de Sant Jaume d'Envej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877" calcext:value-type="float">
            <text:p>43877</text:p>
          </table:table-cell>
          <table:table-cell office:value-type="string" calcext:value-type="string">
            <text:p>Sant Jaume d'Enveja</text:p>
          </table:table-cell>
          <table:table-cell office:value-type="float" office:value="439023" calcext:value-type="float">
            <text:p>439023</text:p>
          </table:table-cell>
          <table:table-cell office:value-type="string" calcext:value-type="string">
            <text:p>Montsià</text:p>
          </table:table-cell>
          <table:table-cell table:number-columns-repeated="3"/>
          <table:table-cell office:value-type="float" office:value="306961000" calcext:value-type="float">
            <text:p>306961000</text:p>
          </table:table-cell>
          <table:table-cell office:value-type="float" office:value="4509457000" calcext:value-type="float">
            <text:p>4509457000</text:p>
          </table:table-cell>
          <table:table-cell office:value-type="string" calcext:value-type="string">
            <text:p>0.713593266</text:p>
          </table:table-cell>
          <table:table-cell office:value-type="string" calcext:value-type="string">
            <text:p>40.711568939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0.71359324 40.71157)</text:p>
          </table:table-cell>
        </table:table-row>
        <table:table-row table:style-name="ro1">
          <table:table-cell office:value-type="float" office:value="547489" calcext:value-type="float">
            <text:p>547489</text:p>
          </table:table-cell>
          <table:table-cell table:number-columns-repeated="2" office:value-type="string" calcext:value-type="string">
            <text:p>Ajuntament de Sant Jaume de Frontanyà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619" calcext:value-type="float">
            <text:p>8619</text:p>
          </table:table-cell>
          <table:table-cell office:value-type="string" calcext:value-type="string">
            <text:p>Sant Jaume de Frontanyà</text:p>
          </table:table-cell>
          <table:table-cell office:value-type="float" office:value="82166" calcext:value-type="float">
            <text:p>82166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-8239194</text:p>
          </table:table-cell>
          <table:table-cell/>
          <table:table-cell office:value-type="string" calcext:value-type="string">
            <text:p>93-8239120</text:p>
          </table:table-cell>
          <table:table-cell office:value-type="float" office:value="419397926" calcext:value-type="float">
            <text:p>419397926</text:p>
          </table:table-cell>
          <table:table-cell office:value-type="float" office:value="4671024061" calcext:value-type="float">
            <text:p>4671024061</text:p>
          </table:table-cell>
          <table:table-cell office:value-type="string" calcext:value-type="string">
            <text:p>2.023890432</text:p>
          </table:table-cell>
          <table:table-cell office:value-type="string" calcext:value-type="string">
            <text:p>42.187216152</text:p>
          </table:table-cell>
          <table:table-cell office:value-type="string" calcext:value-type="string">
            <text:p>st.jaume@diba.cat</text:p>
          </table:table-cell>
          <table:table-cell office:value-type="string" calcext:value-type="string">
            <text:p>http://www.santjaumedefrontanya.net</text:p>
          </table:table-cell>
          <table:table-cell office:value-type="string" calcext:value-type="string">
            <text:p>07/17/2024 07:03:14 AM</text:p>
          </table:table-cell>
          <table:table-cell/>
          <table:table-cell office:value-type="string" calcext:value-type="string">
            <text:p>POINT (2.0238905 42.187218)</text:p>
          </table:table-cell>
        </table:table-row>
        <table:table-row table:style-name="ro1">
          <table:table-cell office:value-type="float" office:value="574519" calcext:value-type="float">
            <text:p>574519</text:p>
          </table:table-cell>
          <table:table-cell table:number-columns-repeated="2" office:value-type="string" calcext:value-type="string">
            <text:p>Jutjat de Pau de Sant Jaume de Frontanyà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619" calcext:value-type="float">
            <text:p>8619</text:p>
          </table:table-cell>
          <table:table-cell office:value-type="string" calcext:value-type="string">
            <text:p>Sant Jaume de Frontanyà</text:p>
          </table:table-cell>
          <table:table-cell office:value-type="float" office:value="82166" calcext:value-type="float">
            <text:p>82166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19397926" calcext:value-type="float">
            <text:p>419397926</text:p>
          </table:table-cell>
          <table:table-cell office:value-type="float" office:value="4671024061" calcext:value-type="float">
            <text:p>4671024061</text:p>
          </table:table-cell>
          <table:table-cell office:value-type="string" calcext:value-type="string">
            <text:p>2.023890432</text:p>
          </table:table-cell>
          <table:table-cell office:value-type="string" calcext:value-type="string">
            <text:p>42.187216152</text:p>
          </table:table-cell>
          <table:table-cell table:number-columns-repeated="2"/>
          <table:table-cell office:value-type="string" calcext:value-type="string">
            <text:p>07/18/2024 07:02:48 AM</text:p>
          </table:table-cell>
          <table:table-cell/>
          <table:table-cell office:value-type="string" calcext:value-type="string">
            <text:p>POINT (2.0238905 42.187218)</text:p>
          </table:table-cell>
        </table:table-row>
        <table:table-row table:style-name="ro1">
          <table:table-cell office:value-type="float" office:value="27042585" calcext:value-type="float">
            <text:p>27042585</text:p>
          </table:table-cell>
          <table:table-cell table:number-columns-repeated="2" office:value-type="string" calcext:value-type="string">
            <text:p>Sala d'Actes</text:p>
          </table:table-cell>
          <table:table-cell office:value-type="string" calcext:value-type="string">
            <text:p>Cultura|Altres espais aptes per a l'ús cultural|Sales d'actes|</text:p>
          </table:table-cell>
          <table:table-cell/>
          <table:table-cell office:value-type="string" calcext:value-type="string">
            <text:p><text:s/>Vila-ras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19" calcext:value-type="float">
            <text:p>8619</text:p>
          </table:table-cell>
          <table:table-cell office:value-type="string" calcext:value-type="string">
            <text:p>Sant Jaume de Frontanyà</text:p>
          </table:table-cell>
          <table:table-cell office:value-type="float" office:value="82166" calcext:value-type="float">
            <text:p>82166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20767927" calcext:value-type="float">
            <text:p>420767927</text:p>
          </table:table-cell>
          <table:table-cell office:value-type="float" office:value="4670909221" calcext:value-type="float">
            <text:p>4670909221</text:p>
          </table:table-cell>
          <table:table-cell office:value-type="string" calcext:value-type="string">
            <text:p>2.040494825</text:p>
          </table:table-cell>
          <table:table-cell office:value-type="string" calcext:value-type="string">
            <text:p>42.186321966</text:p>
          </table:table-cell>
          <table:table-cell table:number-columns-repeated="2"/>
          <table:table-cell table:style-name="ce1" office:value-type="string" calcext:value-type="string">
            <text:p>07/10/2024 07:20:57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040495 42.18632)</text:p>
          </table:table-cell>
        </table:table-row>
        <table:table-row table:style-name="ro1">
          <table:table-cell office:value-type="float" office:value="14473" calcext:value-type="float">
            <text:p>14473</text:p>
          </table:table-cell>
          <table:table-cell table:number-columns-repeated="2" office:value-type="string" calcext:value-type="string">
            <text:p>DEIXALLERIA DE SANT JOAN DE LES ABADESSE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17860" calcext:value-type="float">
            <text:p>17860</text:p>
          </table:table-cell>
          <table:table-cell office:value-type="string" calcext:value-type="string">
            <text:p>Sant Joan de les Abadesses</text:p>
          </table:table-cell>
          <table:table-cell office:value-type="float" office:value="171674" calcext:value-type="float">
            <text:p>171674</text:p>
          </table:table-cell>
          <table:table-cell office:value-type="string" calcext:value-type="string">
            <text:p>Ripollès</text:p>
          </table:table-cell>
          <table:table-cell office:value-type="float" office:value="972703211" calcext:value-type="float">
            <text:p>972703211</text:p>
          </table:table-cell>
          <table:table-cell table:number-columns-repeated="2"/>
          <table:table-cell office:value-type="float" office:value="439415000" calcext:value-type="float">
            <text:p>439415000</text:p>
          </table:table-cell>
          <table:table-cell office:value-type="float" office:value="4675352000" calcext:value-type="float">
            <text:p>4675352000</text:p>
          </table:table-cell>
          <table:table-cell office:value-type="string" calcext:value-type="string">
            <text:p>2.265828144</text:p>
          </table:table-cell>
          <table:table-cell office:value-type="string" calcext:value-type="string">
            <text:p>42.227998281</text:p>
          </table:table-cell>
          <table:table-cell office:value-type="string" calcext:value-type="string">
            <text:p>mediambient@ripolles.cat</text:p>
          </table:table-cell>
          <table:table-cell office:value-type="string" calcext:value-type="string">
            <text:p>https://www.santjoandelesabadesses.cat/index.php/noticies-vila/783-deixalleria</text:p>
          </table:table-cell>
          <table:table-cell office:value-type="string" calcext:value-type="string">
            <text:p>07/19/2024 07:02:52 AM</text:p>
          </table:table-cell>
          <table:table-cell office:value-type="string" calcext:value-type="string">
            <text:p>Horari|Dilluns, dimecres, dijous i dissabte de 10:00h a 14:00h. Dimarts i divendres de 10:00h a 18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2658281 42.227997)</text:p>
          </table:table-cell>
        </table:table-row>
        <table:table-row table:style-name="ro1">
          <table:table-cell office:value-type="float" office:value="2244635" calcext:value-type="float">
            <text:p>2244635</text:p>
          </table:table-cell>
          <table:table-cell table:number-columns-repeated="2" office:value-type="string" calcext:value-type="string">
            <text:p>Entitat Municipal Descentralitzada de Sant Martí de Torroella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al Pinsà, s/n</text:p>
          </table:table-cell>
          <table:table-cell table:number-columns-repeated="7"/>
          <table:table-cell office:value-type="float" office:value="8250" calcext:value-type="float">
            <text:p>8250</text:p>
          </table:table-cell>
          <table:table-cell office:value-type="string" calcext:value-type="string">
            <text:p>Sant Joan de Vilatorrada</text:p>
          </table:table-cell>
          <table:table-cell office:value-type="float" office:value="82188" calcext:value-type="float">
            <text:p>82188</text:p>
          </table:table-cell>
          <table:table-cell office:value-type="string" calcext:value-type="string">
            <text:p>Bages</text:p>
          </table:table-cell>
          <table:table-cell office:value-type="string" calcext:value-type="string">
            <text:p>93-8360261</text:p>
          </table:table-cell>
          <table:table-cell table:number-columns-repeated="2"/>
          <table:table-cell office:value-type="float" office:value="400672418" calcext:value-type="float">
            <text:p>400672418</text:p>
          </table:table-cell>
          <table:table-cell office:value-type="float" office:value="4622225461" calcext:value-type="float">
            <text:p>4622225461</text:p>
          </table:table-cell>
          <table:table-cell office:value-type="string" calcext:value-type="string">
            <text:p>1.805402300</text:p>
          </table:table-cell>
          <table:table-cell office:value-type="string" calcext:value-type="string">
            <text:p>41.745643700</text:p>
          </table:table-cell>
          <table:table-cell office:value-type="string" calcext:value-type="string">
            <text:p>st.martitorr@diba.es</text:p>
          </table:table-cell>
          <table:table-cell/>
          <table:table-cell office:value-type="string" calcext:value-type="string">
            <text:p>07/17/2024 07:02:45 AM</text:p>
          </table:table-cell>
          <table:table-cell/>
          <table:table-cell office:value-type="string" calcext:value-type="string">
            <text:p>POINT (1.8054023 41.745644)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table:number-columns-repeated="2" office:value-type="string" calcext:value-type="string">
            <text:p>DEIXALLERIA DE SANT LLORENÇ D'HORTON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PARC.R-2</text:p>
          </table:table-cell>
          <table:table-cell table:number-columns-repeated="7"/>
          <table:table-cell office:value-type="float" office:value="8791" calcext:value-type="float">
            <text:p>8791</text:p>
          </table:table-cell>
          <table:table-cell office:value-type="string" calcext:value-type="string">
            <text:p>Sant Llorenç d'Hortons</text:p>
          </table:table-cell>
          <table:table-cell office:value-type="float" office:value="82227" calcext:value-type="float">
            <text:p>82227</text:p>
          </table:table-cell>
          <table:table-cell office:value-type="string" calcext:value-type="string">
            <text:p>Alt Penedès</text:p>
          </table:table-cell>
          <table:table-cell office:value-type="float" office:value="937716000" calcext:value-type="float">
            <text:p>937716000</text:p>
          </table:table-cell>
          <table:table-cell/>
          <table:table-cell office:value-type="float" office:value="937716308" calcext:value-type="float">
            <text:p>937716308</text:p>
          </table:table-cell>
          <table:table-cell office:value-type="float" office:value="400512000" calcext:value-type="float">
            <text:p>400512000</text:p>
          </table:table-cell>
          <table:table-cell office:value-type="float" office:value="4591735000" calcext:value-type="float">
            <text:p>4591735000</text:p>
          </table:table-cell>
          <table:table-cell office:value-type="string" calcext:value-type="string">
            <text:p>1.808536716</text:p>
          </table:table-cell>
          <table:table-cell office:value-type="string" calcext:value-type="string">
            <text:p>41.471047143</text:p>
          </table:table-cell>
          <table:table-cell office:value-type="string" calcext:value-type="string">
            <text:p>estevecj@diba.cat</text:p>
          </table:table-cell>
          <table:table-cell/>
          <table:table-cell office:value-type="string" calcext:value-type="string">
            <text:p>07/19/2024 07:02:52 AM</text:p>
          </table:table-cell>
          <table:table-cell office:value-type="string" calcext:value-type="string">
            <text:p>Horari|Dijous de 16 a 20h i a lhivern de 15 a 19h. Dimecres i divendres de 11 a 13h. Dissabtes i diumenges de 9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8085368 41.471046)</text:p>
          </table:table-cell>
        </table:table-row>
        <table:table-row table:style-name="ro1">
          <table:table-cell office:value-type="float" office:value="14125" calcext:value-type="float">
            <text:p>14125</text:p>
          </table:table-cell>
          <table:table-cell table:number-columns-repeated="2" office:value-type="string" calcext:value-type="string">
            <text:p>DEIXALLERIA DE SANT LLORENÇ DE LA MUG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ZONA ESPORTIVA S/N</text:p>
          </table:table-cell>
          <table:table-cell table:number-columns-repeated="7"/>
          <table:table-cell office:value-type="float" office:value="17732" calcext:value-type="float">
            <text:p>17732</text:p>
          </table:table-cell>
          <table:table-cell office:value-type="string" calcext:value-type="string">
            <text:p>Sant Llorenç de la Muga</text:p>
          </table:table-cell>
          <table:table-cell office:value-type="float" office:value="171714" calcext:value-type="float">
            <text:p>171714</text:p>
          </table:table-cell>
          <table:table-cell office:value-type="string" calcext:value-type="string">
            <text:p>Alt Empordà</text:p>
          </table:table-cell>
          <table:table-cell office:value-type="float" office:value="972503088" calcext:value-type="float">
            <text:p>972503088</text:p>
          </table:table-cell>
          <table:table-cell table:number-columns-repeated="2"/>
          <table:table-cell office:value-type="float" office:value="482751000" calcext:value-type="float">
            <text:p>482751000</text:p>
          </table:table-cell>
          <table:table-cell office:value-type="float" office:value="4685670000" calcext:value-type="float">
            <text:p>4685670000</text:p>
          </table:table-cell>
          <table:table-cell office:value-type="string" calcext:value-type="string">
            <text:p>2.790660846</text:p>
          </table:table-cell>
          <table:table-cell office:value-type="string" calcext:value-type="string">
            <text:p>42.323083087</text:p>
          </table:table-cell>
          <table:table-cell/>
          <table:table-cell office:value-type="string" calcext:value-type="string">
            <text:p>http://deixalleries.residus-altemporda.org/minideixalleria.aspx?IDCTR=31</text:p>
          </table:table-cell>
          <table:table-cell office:value-type="string" calcext:value-type="string">
            <text:p>07/19/2024 07:03:05 AM</text:p>
          </table:table-cell>
          <table:table-cell office:value-type="string" calcext:value-type="string">
            <text:p>Horari|Dimecres, divendres i l'últim dissabte de mes de 10h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7906609 42.323082)</text:p>
          </table:table-cell>
        </table:table-row>
        <table:table-row table:style-name="ro1">
          <table:table-cell office:value-type="float" office:value="14430" calcext:value-type="float">
            <text:p>14430</text:p>
          </table:table-cell>
          <table:table-cell table:number-columns-repeated="2" office:value-type="string" calcext:value-type="string">
            <text:p>DEIXALLERIA DE SANT LLORENÇ DE MORUNY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PRAT TOMÀS S/N</text:p>
          </table:table-cell>
          <table:table-cell table:number-columns-repeated="7"/>
          <table:table-cell office:value-type="float" office:value="25282" calcext:value-type="float">
            <text:p>25282</text:p>
          </table:table-cell>
          <table:table-cell office:value-type="string" calcext:value-type="string">
            <text:p>Sant Llorenç de Morunys</text:p>
          </table:table-cell>
          <table:table-cell office:value-type="float" office:value="251930" calcext:value-type="float">
            <text:p>251930</text:p>
          </table:table-cell>
          <table:table-cell office:value-type="string" calcext:value-type="string">
            <text:p>Solsonès</text:p>
          </table:table-cell>
          <table:table-cell office:value-type="float" office:value="973492050" calcext:value-type="float">
            <text:p>973492050</text:p>
          </table:table-cell>
          <table:table-cell table:number-columns-repeated="2"/>
          <table:table-cell office:value-type="float" office:value="383996000" calcext:value-type="float">
            <text:p>383996000</text:p>
          </table:table-cell>
          <table:table-cell office:value-type="float" office:value="4666441000" calcext:value-type="float">
            <text:p>4666441000</text:p>
          </table:table-cell>
          <table:table-cell office:value-type="string" calcext:value-type="string">
            <text:p>1.596183407</text:p>
          </table:table-cell>
          <table:table-cell office:value-type="string" calcext:value-type="string">
            <text:p>42.141503395</text:p>
          </table:table-cell>
          <table:table-cell office:value-type="string" calcext:value-type="string">
            <text:p>ajuntament@santllorens.ddl.net</text:p>
          </table:table-cell>
          <table:table-cell/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e dilluns a divendres de 10 a 15h.Dissabtes de 10 a 13 i de 15 a 18h.Diumenges tancat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5961834 42.141502)</text:p>
          </table:table-cell>
        </table:table-row>
        <table:table-row table:style-name="ro1">
          <table:table-cell office:value-type="float" office:value="574532" calcext:value-type="float">
            <text:p>574532</text:p>
          </table:table-cell>
          <table:table-cell table:number-columns-repeated="2" office:value-type="string" calcext:value-type="string">
            <text:p>Jutjat de Pau de Sant Mateu de Bage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263" calcext:value-type="float">
            <text:p>8263</text:p>
          </table:table-cell>
          <table:table-cell office:value-type="string" calcext:value-type="string">
            <text:p>Sant Mateu de Bages</text:p>
          </table:table-cell>
          <table:table-cell office:value-type="float" office:value="82299" calcext:value-type="float">
            <text:p>82299</text:p>
          </table:table-cell>
          <table:table-cell office:value-type="string" calcext:value-type="string">
            <text:p>Bages</text:p>
          </table:table-cell>
          <table:table-cell office:value-type="float" office:value="938360010" calcext:value-type="float">
            <text:p>938360010</text:p>
          </table:table-cell>
          <table:table-cell/>
          <table:table-cell office:value-type="string" calcext:value-type="string">
            <text:p>938360010(F)</text:p>
          </table:table-cell>
          <table:table-cell office:value-type="float" office:value="394805635" calcext:value-type="float">
            <text:p>394805635</text:p>
          </table:table-cell>
          <table:table-cell office:value-type="float" office:value="4627871485" calcext:value-type="float">
            <text:p>4627871485</text:p>
          </table:table-cell>
          <table:table-cell office:value-type="string" calcext:value-type="string">
            <text:p>1.733860000</text:p>
          </table:table-cell>
          <table:table-cell office:value-type="string" calcext:value-type="string">
            <text:p>41.795730000</text:p>
          </table:table-cell>
          <table:table-cell table:number-columns-repeated="2"/>
          <table:table-cell office:value-type="string" calcext:value-type="string">
            <text:p>07/18/2024 07:02:47 AM</text:p>
          </table:table-cell>
          <table:table-cell/>
          <table:table-cell office:value-type="string" calcext:value-type="string">
            <text:p>POINT (1.73386 41.79573)</text:p>
          </table:table-cell>
        </table:table-row>
        <table:table-row table:style-name="ro1">
          <table:table-cell office:value-type="float" office:value="547518" calcext:value-type="float">
            <text:p>547518</text:p>
          </table:table-cell>
          <table:table-cell table:number-columns-repeated="2" office:value-type="string" calcext:value-type="string">
            <text:p>Ajuntament de Sant Mateu de Bage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263" calcext:value-type="float">
            <text:p>8263</text:p>
          </table:table-cell>
          <table:table-cell office:value-type="string" calcext:value-type="string">
            <text:p>Sant Mateu de Bages</text:p>
          </table:table-cell>
          <table:table-cell office:value-type="float" office:value="82299" calcext:value-type="float">
            <text:p>82299</text:p>
          </table:table-cell>
          <table:table-cell office:value-type="string" calcext:value-type="string">
            <text:p>Bages</text:p>
          </table:table-cell>
          <table:table-cell office:value-type="string" calcext:value-type="string">
            <text:p>93-8360010</text:p>
          </table:table-cell>
          <table:table-cell/>
          <table:table-cell office:value-type="string" calcext:value-type="string">
            <text:p>93-8360010</text:p>
          </table:table-cell>
          <table:table-cell office:value-type="float" office:value="394799000" calcext:value-type="float">
            <text:p>394799000</text:p>
          </table:table-cell>
          <table:table-cell office:value-type="float" office:value="4628191000" calcext:value-type="float">
            <text:p>4628191000</text:p>
          </table:table-cell>
          <table:table-cell office:value-type="string" calcext:value-type="string">
            <text:p>1.733723510</text:p>
          </table:table-cell>
          <table:table-cell office:value-type="string" calcext:value-type="string">
            <text:p>41.798606286</text:p>
          </table:table-cell>
          <table:table-cell office:value-type="string" calcext:value-type="string">
            <text:p>st.mateu@diba.cat</text:p>
          </table:table-cell>
          <table:table-cell office:value-type="string" calcext:value-type="string">
            <text:p>http://www.santmateudebages.cat</text:p>
          </table:table-cell>
          <table:table-cell office:value-type="string" calcext:value-type="string">
            <text:p>07/17/2024 07:03:11 AM</text:p>
          </table:table-cell>
          <table:table-cell/>
          <table:table-cell office:value-type="string" calcext:value-type="string">
            <text:p>POINT (1.7337235 41.798607)</text:p>
          </table:table-cell>
        </table:table-row>
        <table:table-row table:style-name="ro1">
          <table:table-cell office:value-type="float" office:value="14472" calcext:value-type="float">
            <text:p>14472</text:p>
          </table:table-cell>
          <table:table-cell table:number-columns-repeated="2" office:value-type="string" calcext:value-type="string">
            <text:p>DEIXALLERIA DE SANT MIQUEL DE FLUVIÀ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PARATGE DE SANT SEBASTIÀ </text:p>
          </table:table-cell>
          <table:table-cell table:number-columns-repeated="7"/>
          <table:table-cell office:value-type="float" office:value="17475" calcext:value-type="float">
            <text:p>17475</text:p>
          </table:table-cell>
          <table:table-cell office:value-type="string" calcext:value-type="string">
            <text:p>Sant Miquel de Fluvià</text:p>
          </table:table-cell>
          <table:table-cell office:value-type="float" office:value="171753" calcext:value-type="float">
            <text:p>171753</text:p>
          </table:table-cell>
          <table:table-cell office:value-type="string" calcext:value-type="string">
            <text:p>Alt Empordà</text:p>
          </table:table-cell>
          <table:table-cell office:value-type="float" office:value="972503088" calcext:value-type="float">
            <text:p>972503088</text:p>
          </table:table-cell>
          <table:table-cell table:number-columns-repeated="2"/>
          <table:table-cell office:value-type="float" office:value="499087000" calcext:value-type="float">
            <text:p>499087000</text:p>
          </table:table-cell>
          <table:table-cell office:value-type="float" office:value="4669724000" calcext:value-type="float">
            <text:p>4669724000</text:p>
          </table:table-cell>
          <table:table-cell office:value-type="string" calcext:value-type="string">
            <text:p>2.988944624</text:p>
          </table:table-cell>
          <table:table-cell office:value-type="string" calcext:value-type="string">
            <text:p>42.179659629</text:p>
          </table:table-cell>
          <table:table-cell/>
          <table:table-cell office:value-type="string" calcext:value-type="string">
            <text:p>http://deixalleries.residus-altemporda.org/minideixalleria.aspx?IDCTR=22</text:p>
          </table:table-cell>
          <table:table-cell office:value-type="string" calcext:value-type="string">
            <text:p>07/19/2024 07:02:52 AM</text:p>
          </table:table-cell>
          <table:table-cell office:value-type="string" calcext:value-type="string">
            <text:p>Horari|Dissabtes de 9h a 13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9889445 42.17966)</text:p>
          </table:table-cell>
        </table:table-row>
        <table:table-row table:style-name="ro1">
          <table:table-cell office:value-type="float" office:value="573515" calcext:value-type="float">
            <text:p>573515</text:p>
          </table:table-cell>
          <table:table-cell table:number-columns-repeated="2" office:value-type="string" calcext:value-type="string">
            <text:p>Jutjat de Pau de Sant Miquel de Fluvià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Abad Oliva, 1</text:p>
          </table:table-cell>
          <table:table-cell table:number-columns-repeated="7"/>
          <table:table-cell office:value-type="float" office:value="17475" calcext:value-type="float">
            <text:p>17475</text:p>
          </table:table-cell>
          <table:table-cell office:value-type="string" calcext:value-type="string">
            <text:p>Sant Miquel de Fluvià</text:p>
          </table:table-cell>
          <table:table-cell office:value-type="float" office:value="171753" calcext:value-type="float">
            <text:p>171753</text:p>
          </table:table-cell>
          <table:table-cell office:value-type="string" calcext:value-type="string">
            <text:p>Alt Empordà</text:p>
          </table:table-cell>
          <table:table-cell office:value-type="float" office:value="972568070" calcext:value-type="float">
            <text:p>972568070</text:p>
          </table:table-cell>
          <table:table-cell table:number-columns-repeated="2"/>
          <table:table-cell office:value-type="float" office:value="499190589" calcext:value-type="float">
            <text:p>499190589</text:p>
          </table:table-cell>
          <table:table-cell office:value-type="float" office:value="4668981223" calcext:value-type="float">
            <text:p>4668981223</text:p>
          </table:table-cell>
          <table:table-cell office:value-type="string" calcext:value-type="string">
            <text:p>2.990200000</text:p>
          </table:table-cell>
          <table:table-cell office:value-type="string" calcext:value-type="string">
            <text:p>42.172970000</text:p>
          </table:table-cell>
          <table:table-cell table:number-columns-repeated="2"/>
          <table:table-cell office:value-type="string" calcext:value-type="string">
            <text:p>07/18/2024 07:02:43 AM</text:p>
          </table:table-cell>
          <table:table-cell/>
          <table:table-cell office:value-type="string" calcext:value-type="string">
            <text:p>POINT (2.9902 42.17297)</text:p>
          </table:table-cell>
        </table:table-row>
        <table:table-row table:style-name="ro1">
          <table:table-cell office:value-type="float" office:value="547521" calcext:value-type="float">
            <text:p>547521</text:p>
          </table:table-cell>
          <table:table-cell table:number-columns-repeated="2" office:value-type="string" calcext:value-type="string">
            <text:p>Ajuntament de Sant Mori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17467" calcext:value-type="float">
            <text:p>17467</text:p>
          </table:table-cell>
          <table:table-cell office:value-type="string" calcext:value-type="string">
            <text:p>Sant Mori</text:p>
          </table:table-cell>
          <table:table-cell office:value-type="float" office:value="171766" calcext:value-type="float">
            <text:p>171766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-794101</text:p>
          </table:table-cell>
          <table:table-cell/>
          <table:table-cell office:value-type="string" calcext:value-type="string">
            <text:p>972-794536</text:p>
          </table:table-cell>
          <table:table-cell office:value-type="float" office:value="499350000" calcext:value-type="float">
            <text:p>499350000</text:p>
          </table:table-cell>
          <table:table-cell office:value-type="float" office:value="4667100000" calcext:value-type="float">
            <text:p>4667100000</text:p>
          </table:table-cell>
          <table:table-cell office:value-type="string" calcext:value-type="string">
            <text:p>2.992132179</text:p>
          </table:table-cell>
          <table:table-cell office:value-type="string" calcext:value-type="string">
            <text:p>42.156027089</text:p>
          </table:table-cell>
          <table:table-cell office:value-type="string" calcext:value-type="string">
            <text:p>ajuntament@santmori.cat</text:p>
          </table:table-cell>
          <table:table-cell office:value-type="string" calcext:value-type="string">
            <text:p>http://www.ddgi.cat/stmori/</text:p>
          </table:table-cell>
          <table:table-cell office:value-type="string" calcext:value-type="string">
            <text:p>07/17/2024 07:03:11 AM</text:p>
          </table:table-cell>
          <table:table-cell/>
          <table:table-cell office:value-type="string" calcext:value-type="string">
            <text:p>POINT (2.9921322 42.15603)</text:p>
          </table:table-cell>
        </table:table-row>
        <table:table-row table:style-name="ro1">
          <table:table-cell office:value-type="float" office:value="573516" calcext:value-type="float">
            <text:p>573516</text:p>
          </table:table-cell>
          <table:table-cell table:number-columns-repeated="2" office:value-type="string" calcext:value-type="string">
            <text:p>Jutjat de Pau de Sant Mori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17467" calcext:value-type="float">
            <text:p>17467</text:p>
          </table:table-cell>
          <table:table-cell office:value-type="string" calcext:value-type="string">
            <text:p>Sant Mori</text:p>
          </table:table-cell>
          <table:table-cell office:value-type="float" office:value="171766" calcext:value-type="float">
            <text:p>171766</text:p>
          </table:table-cell>
          <table:table-cell office:value-type="string" calcext:value-type="string">
            <text:p>Alt Empordà</text:p>
          </table:table-cell>
          <table:table-cell office:value-type="float" office:value="972794101" calcext:value-type="float">
            <text:p>972794101</text:p>
          </table:table-cell>
          <table:table-cell/>
          <table:table-cell office:value-type="float" office:value="972794536" calcext:value-type="float">
            <text:p>972794536</text:p>
          </table:table-cell>
          <table:table-cell office:value-type="float" office:value="499204374" calcext:value-type="float">
            <text:p>499204374</text:p>
          </table:table-cell>
          <table:table-cell office:value-type="float" office:value="4667002508" calcext:value-type="float">
            <text:p>4667002508</text:p>
          </table:table-cell>
          <table:table-cell office:value-type="string" calcext:value-type="string">
            <text:p>2.990369600</text:p>
          </table:table-cell>
          <table:table-cell office:value-type="string" calcext:value-type="string">
            <text:p>42.155148900</text:p>
          </table:table-cell>
          <table:table-cell table:number-columns-repeated="2"/>
          <table:table-cell office:value-type="string" calcext:value-type="string">
            <text:p>07/18/2024 07:02:43 AM</text:p>
          </table:table-cell>
          <table:table-cell/>
          <table:table-cell office:value-type="string" calcext:value-type="string">
            <text:p>POINT (2.9903696 42.155148)</text:p>
          </table:table-cell>
        </table:table-row>
        <table:table-row table:style-name="ro1">
          <table:table-cell office:value-type="float" office:value="27041433" calcext:value-type="float">
            <text:p>27041433</text:p>
          </table:table-cell>
          <table:table-cell table:number-columns-repeated="2" office:value-type="string" calcext:value-type="string">
            <text:p>Centre Cultural el Local</text:p>
          </table:table-cell>
          <table:table-cell office:value-type="string" calcext:value-type="string">
            <text:p>Cultura|Centres culturals: ateneus, centres cívics i cases de cultura|Centre cívic|</text:p>
          </table:table-cell>
          <table:table-cell/>
          <table:table-cell office:value-type="string" calcext:value-type="string">
            <text:p><text:s/>Eduard Maristany cantonada Onze de Setembre</text:p>
          </table:table-cell>
          <table:table-cell table:number-columns-repeated="7"/>
          <table:table-cell office:value-type="float" office:value="8810" calcext:value-type="float">
            <text:p>8810</text:p>
          </table:table-cell>
          <table:table-cell office:value-type="string" calcext:value-type="string">
            <text:p>Sant Pere de Ribes</text:p>
          </table:table-cell>
          <table:table-cell office:value-type="float" office:value="82310" calcext:value-type="float">
            <text:p>82310</text:p>
          </table:table-cell>
          <table:table-cell office:value-type="string" calcext:value-type="string">
            <text:p>Garraf</text:p>
          </table:table-cell>
          <table:table-cell office:value-type="string" calcext:value-type="string">
            <text:p>610 26 50 4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ortizda@santperederibes.cat</text:p>
          </table:table-cell>
          <table:table-cell office:value-type="string" calcext:value-type="string">
            <text:p>https://www.santperederibes.cat</text:p>
          </table:table-cell>
          <table:table-cell table:style-name="ce1" office:value-type="string" calcext:value-type="string">
            <text:p>07/10/2024 07:27:12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4595194" calcext:value-type="float">
            <text:p>24595194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CAMP D'ESPORTS PEP ALEIX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, s/n, Sant Pere de Torelló</text:p>
          </table:table-cell>
          <table:table-cell table:number-columns-repeated="7"/>
          <table:table-cell office:value-type="float" office:value="8572" calcext:value-type="float">
            <text:p>8572</text:p>
          </table:table-cell>
          <table:table-cell office:value-type="string" calcext:value-type="string">
            <text:p>Sant Pere de Torelló</text:p>
          </table:table-cell>
          <table:table-cell office:value-type="float" office:value="82331" calcext:value-type="float">
            <text:p>82331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office:value-type="float" office:value="441299000" calcext:value-type="float">
            <text:p>441299000</text:p>
          </table:table-cell>
          <table:table-cell office:value-type="float" office:value="4658033000" calcext:value-type="float">
            <text:p>4658033000</text:p>
          </table:table-cell>
          <table:table-cell office:value-type="string" calcext:value-type="string">
            <text:p>2.290401060</text:p>
          </table:table-cell>
          <table:table-cell office:value-type="string" calcext:value-type="string">
            <text:p>42.072171764</text:p>
          </table:table-cell>
          <table:table-cell table:number-columns-repeated="2"/>
          <table:table-cell office:value-type="string" calcext:value-type="string">
            <text:p>07/19/2024 07:32:58 AM</text:p>
          </table:table-cell>
          <table:table-cell office:value-type="string" calcext:value-type="string">
            <text:p>Enlla�|&lt;a href=" http://equipaments.esport.gencat.cat/ceeree/equipaments/20472" target="_blank"&gt;Cens d�equipaments esportius de Catalunya&lt;/a&gt;|Espais|2 Camps poliespotius i especialitzats</text:p>
          </table:table-cell>
          <table:table-cell office:value-type="string" calcext:value-type="string">
            <text:p>POINT (2.290401 42.07217)</text:p>
          </table:table-cell>
        </table:table-row>
        <table:table-row table:style-name="ro1">
          <table:table-cell office:value-type="float" office:value="55407" calcext:value-type="float">
            <text:p>55407</text:p>
          </table:table-cell>
          <table:table-cell table:number-columns-repeated="2" office:value-type="string" calcext:value-type="string">
            <text:p>Aeròdrom de Calaf - Sant Pere Sallavinera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Aeròdrom de Calaf-St. Pere Sallavinera</text:p>
          </table:table-cell>
          <table:table-cell table:number-columns-repeated="7"/>
          <table:table-cell office:value-type="float" office:value="8281" calcext:value-type="float">
            <text:p>8281</text:p>
          </table:table-cell>
          <table:table-cell office:value-type="string" calcext:value-type="string">
            <text:p>Sant Pere Sallavinera</text:p>
          </table:table-cell>
          <table:table-cell office:value-type="float" office:value="81897" calcext:value-type="float">
            <text:p>81897</text:p>
          </table:table-cell>
          <table:table-cell office:value-type="string" calcext:value-type="string">
            <text:p>Anoia</text:p>
          </table:table-cell>
          <table:table-cell office:value-type="string" calcext:value-type="string">
            <text:p>93 689 82 50</text:p>
          </table:table-cell>
          <table:table-cell table:number-columns-repeated="2"/>
          <table:table-cell office:value-type="float" office:value="380080930" calcext:value-type="float">
            <text:p>380080930</text:p>
          </table:table-cell>
          <table:table-cell office:value-type="float" office:value="4622438660" calcext:value-type="float">
            <text:p>4622438660</text:p>
          </table:table-cell>
          <table:table-cell office:value-type="string" calcext:value-type="string">
            <text:p>1.557388889</text:p>
          </table:table-cell>
          <table:table-cell office:value-type="string" calcext:value-type="string">
            <text:p>41.744111111</text:p>
          </table:table-cell>
          <table:table-cell table:number-columns-repeated="2"/>
          <table:table-cell office:value-type="string" calcext:value-type="string">
            <text:p>07/17/2024 06:00:54 AM</text:p>
          </table:table-cell>
          <table:table-cell office:value-type="string" calcext:value-type="string">
            <text:p>Aeroport Alternatiu|Sabadell|Elevació|760 m|Entitat Gestora|Juan Lladó (Ceràmiques Calaf)|Superfície sistema aeroportuari|1,71 Ha|Tipus|Aeròdrom|Utilització actual|Esportiva</text:p>
          </table:table-cell>
          <table:table-cell office:value-type="string" calcext:value-type="string">
            <text:p>POINT (1.5573889 41.74411)</text:p>
          </table:table-cell>
        </table:table-row>
        <table:table-row table:style-name="ro1">
          <table:table-cell office:value-type="float" office:value="574381" calcext:value-type="float">
            <text:p>574381</text:p>
          </table:table-cell>
          <table:table-cell table:number-columns-repeated="2" office:value-type="string" calcext:value-type="string">
            <text:p>Jutjat de Pau de Sant Pere Sallaviner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281" calcext:value-type="float">
            <text:p>8281</text:p>
          </table:table-cell>
          <table:table-cell office:value-type="string" calcext:value-type="string">
            <text:p>Sant Pere Sallavinera</text:p>
          </table:table-cell>
          <table:table-cell office:value-type="float" office:value="81897" calcext:value-type="float">
            <text:p>81897</text:p>
          </table:table-cell>
          <table:table-cell office:value-type="string" calcext:value-type="string">
            <text:p>Anoia</text:p>
          </table:table-cell>
          <table:table-cell office:value-type="float" office:value="938698830" calcext:value-type="float">
            <text:p>938698830</text:p>
          </table:table-cell>
          <table:table-cell/>
          <table:table-cell office:value-type="string" calcext:value-type="string">
            <text:p>938698830(F)</text:p>
          </table:table-cell>
          <table:table-cell office:value-type="float" office:value="381456748" calcext:value-type="float">
            <text:p>381456748</text:p>
          </table:table-cell>
          <table:table-cell office:value-type="float" office:value="4621518681" calcext:value-type="float">
            <text:p>4621518681</text:p>
          </table:table-cell>
          <table:table-cell office:value-type="string" calcext:value-type="string">
            <text:p>1.574502487</text:p>
          </table:table-cell>
          <table:table-cell office:value-type="string" calcext:value-type="string">
            <text:p>41.736644907</text:p>
          </table:table-cell>
          <table:table-cell table:number-columns-repeated="2"/>
          <table:table-cell office:value-type="string" calcext:value-type="string">
            <text:p>07/18/2024 07:02:48 AM</text:p>
          </table:table-cell>
          <table:table-cell/>
          <table:table-cell office:value-type="string" calcext:value-type="string">
            <text:p>POINT (1.5745025 41.736645)</text:p>
          </table:table-cell>
        </table:table-row>
        <table:table-row table:style-name="ro1">
          <table:table-cell office:value-type="float" office:value="3040246" calcext:value-type="float">
            <text:p>3040246</text:p>
          </table:table-cell>
          <table:table-cell table:number-columns-repeated="2" office:value-type="string" calcext:value-type="string">
            <text:p>Confraria de Pescadors de Sant Pol de Mar</text:p>
          </table:table-cell>
          <table:table-cell office:value-type="string" calcext:value-type="string">
            <text:p>Agricultura. Ramaderia. Pesca|Confraries de pescadors||</text:p>
          </table:table-cell>
          <table:table-cell/>
          <table:table-cell office:value-type="string" calcext:value-type="string">
            <text:p><text:s/>Zona platja, s/n</text:p>
          </table:table-cell>
          <table:table-cell table:number-columns-repeated="7"/>
          <table:table-cell office:value-type="float" office:value="8395" calcext:value-type="float">
            <text:p>8395</text:p>
          </table:table-cell>
          <table:table-cell office:value-type="string" calcext:value-type="string">
            <text:p>Sant Pol de Mar</text:p>
          </table:table-cell>
          <table:table-cell office:value-type="float" office:value="82359" calcext:value-type="float">
            <text:p>82359</text:p>
          </table:table-cell>
          <table:table-cell office:value-type="string" calcext:value-type="string">
            <text:p>Maresme</text:p>
          </table:table-cell>
          <table:table-cell office:value-type="string" calcext:value-type="string">
            <text:p>93 769 32 58</text:p>
          </table:table-cell>
          <table:table-cell/>
          <table:table-cell office:value-type="string" calcext:value-type="string">
            <text:p>93 795 75 82</text:p>
          </table:table-cell>
          <table:table-cell office:value-type="float" office:value="468726125" calcext:value-type="float">
            <text:p>468726125</text:p>
          </table:table-cell>
          <table:table-cell office:value-type="float" office:value="4605605399" calcext:value-type="float">
            <text:p>4605605399</text:p>
          </table:table-cell>
          <table:table-cell office:value-type="string" calcext:value-type="string">
            <text:p>2.624734640</text:p>
          </table:table-cell>
          <table:table-cell office:value-type="string" calcext:value-type="string">
            <text:p>41.601548312</text:p>
          </table:table-cell>
          <table:table-cell office:value-type="string" calcext:value-type="string">
            <text:p>montmany@gmail.com / alfonspuig66@gmail.com</text:p>
          </table:table-cell>
          <table:table-cell/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2.6247346 41.601547)</text:p>
          </table:table-cell>
        </table:table-row>
        <table:table-row table:style-name="ro1">
          <table:table-cell office:value-type="float" office:value="14320" calcext:value-type="float">
            <text:p>14320</text:p>
          </table:table-cell>
          <table:table-cell table:number-columns-repeated="2" office:value-type="string" calcext:value-type="string">
            <text:p>DEIXALLERIA MÒBIL DE L'AJUNTAMENT DE SANT QUIRZE DEL VALLÈ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string" calcext:value-type="string">
            <text:p>Sant Quirze del Vallès</text:p>
          </table:table-cell>
          <table:table-cell office:value-type="float" office:value="82384" calcext:value-type="float">
            <text:p>82384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4593729" calcext:value-type="float">
            <text:p>24593729</text:p>
          </table:table-cell>
          <table:table-cell table:number-columns-repeated="2" office:value-type="string" calcext:value-type="string">
            <text:p>ZONA ESPORTIVA DE BORGONYÀ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/>
          <table:table-cell office:value-type="string" calcext:value-type="string">
            <text:p><text:s/>Zona Esportiva, s/n, Sant Vicenç de Torelló</text:p>
          </table:table-cell>
          <table:table-cell table:number-columns-repeated="7"/>
          <table:table-cell office:value-type="float" office:value="8571" calcext:value-type="float">
            <text:p>8571</text:p>
          </table:table-cell>
          <table:table-cell office:value-type="string" calcext:value-type="string">
            <text:p>Sant Vicenç de Torelló</text:p>
          </table:table-cell>
          <table:table-cell office:value-type="float" office:value="82652" calcext:value-type="float">
            <text:p>82652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office:value-type="float" office:value="437036000" calcext:value-type="float">
            <text:p>437036000</text:p>
          </table:table-cell>
          <table:table-cell office:value-type="float" office:value="4657283000" calcext:value-type="float">
            <text:p>4657283000</text:p>
          </table:table-cell>
          <table:table-cell office:value-type="string" calcext:value-type="string">
            <text:p>2.238953307</text:p>
          </table:table-cell>
          <table:table-cell office:value-type="string" calcext:value-type="string">
            <text:p>42.065087256</text:p>
          </table:table-cell>
          <table:table-cell table:number-columns-repeated="2"/>
          <table:table-cell office:value-type="string" calcext:value-type="string">
            <text:p>07/19/2024 07:33:22 AM</text:p>
          </table:table-cell>
          <table:table-cell office:value-type="string" calcext:value-type="string">
            <text:p>Enlla�|&lt;a href=" http://equipaments.esport.gencat.cat/ceeree/equipaments/18970" target="_blank"&gt;Cens d�equipaments esportius de Catalunya&lt;/a&gt;|Espais|1 Camps poliespotius i especialitzats&lt;br/&gt;1 Pistes poliesportives a l'aire lliure</text:p>
          </table:table-cell>
          <table:table-cell office:value-type="string" calcext:value-type="string">
            <text:p>POINT (2.2389534 42.065086)</text:p>
          </table:table-cell>
        </table:table-row>
        <table:table-row table:style-name="ro1">
          <table:table-cell office:value-type="float" office:value="24593728" calcext:value-type="float">
            <text:p>24593728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CAMP MUNICIPAL D'ESPORTS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/>
          <table:table-cell office:value-type="string" calcext:value-type="string">
            <text:p><text:s/>Zona Esportiva, s/n, Sant Vicenç de Torelló</text:p>
          </table:table-cell>
          <table:table-cell table:number-columns-repeated="7"/>
          <table:table-cell office:value-type="float" office:value="8571" calcext:value-type="float">
            <text:p>8571</text:p>
          </table:table-cell>
          <table:table-cell office:value-type="string" calcext:value-type="string">
            <text:p>Sant Vicenç de Torelló</text:p>
          </table:table-cell>
          <table:table-cell office:value-type="float" office:value="82652" calcext:value-type="float">
            <text:p>82652</text:p>
          </table:table-cell>
          <table:table-cell office:value-type="string" calcext:value-type="string">
            <text:p>Osona</text:p>
          </table:table-cell>
          <table:table-cell office:value-type="float" office:value="938590003" calcext:value-type="float">
            <text:p>938590003</text:p>
          </table:table-cell>
          <table:table-cell table:number-columns-repeated="2"/>
          <table:table-cell office:value-type="float" office:value="439075000" calcext:value-type="float">
            <text:p>439075000</text:p>
          </table:table-cell>
          <table:table-cell office:value-type="float" office:value="4657000000" calcext:value-type="float">
            <text:p>4657000000</text:p>
          </table:table-cell>
          <table:table-cell office:value-type="string" calcext:value-type="string">
            <text:p>2.263626177</text:p>
          </table:table-cell>
          <table:table-cell office:value-type="string" calcext:value-type="string">
            <text:p>42.062699385</text:p>
          </table:table-cell>
          <table:table-cell table:number-columns-repeated="2"/>
          <table:table-cell office:value-type="string" calcext:value-type="string">
            <text:p>07/19/2024 07:33:22 AM</text:p>
          </table:table-cell>
          <table:table-cell office:value-type="string" calcext:value-type="string">
            <text:p>Enlla�|&lt;a href=" http://equipaments.esport.gencat.cat/ceeree/equipaments/18969" target="_blank"&gt;Cens d�equipaments esportius de Catalunya&lt;/a&gt;|Espais|1 Camps poliespotius i especialitzats&lt;br/&gt;1 Pistes poliesportives a l'aire lliure</text:p>
          </table:table-cell>
          <table:table-cell office:value-type="string" calcext:value-type="string">
            <text:p>POINT (2.263626 42.0627)</text:p>
          </table:table-cell>
        </table:table-row>
        <table:table-row table:style-name="ro1">
          <table:table-cell office:value-type="float" office:value="14438" calcext:value-type="float">
            <text:p>14438</text:p>
          </table:table-cell>
          <table:table-cell table:number-columns-repeated="2" office:value-type="string" calcext:value-type="string">
            <text:p>DEIXALLERIA DE SANTA BÀRBAR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PARCEL·LA DE BAIX DEL CEMENTERI </text:p>
          </table:table-cell>
          <table:table-cell table:number-columns-repeated="7"/>
          <table:table-cell office:value-type="float" office:value="43570" calcext:value-type="float">
            <text:p>43570</text:p>
          </table:table-cell>
          <table:table-cell office:value-type="string" calcext:value-type="string">
            <text:p>Santa Bàrbara</text:p>
          </table:table-cell>
          <table:table-cell office:value-type="float" office:value="431384" calcext:value-type="float">
            <text:p>431384</text:p>
          </table:table-cell>
          <table:table-cell office:value-type="string" calcext:value-type="string">
            <text:p>Montsià</text:p>
          </table:table-cell>
          <table:table-cell office:value-type="float" office:value="977707045" calcext:value-type="float">
            <text:p>977707045</text:p>
          </table:table-cell>
          <table:table-cell table:number-columns-repeated="2"/>
          <table:table-cell office:value-type="float" office:value="288635000" calcext:value-type="float">
            <text:p>288635000</text:p>
          </table:table-cell>
          <table:table-cell office:value-type="float" office:value="4511176000" calcext:value-type="float">
            <text:p>4511176000</text:p>
          </table:table-cell>
          <table:table-cell office:value-type="string" calcext:value-type="string">
            <text:p>0.497303827</text:p>
          </table:table-cell>
          <table:table-cell office:value-type="string" calcext:value-type="string">
            <text:p>40.724396832</text:p>
          </table:table-cell>
          <table:table-cell office:value-type="string" calcext:value-type="string">
            <text:p>mmariano@copate.cat</text:p>
          </table:table-cell>
          <table:table-cell office:value-type="string" calcext:value-type="string">
            <text:p>http://www.santabarbara.cat/media/upload/imatges/deixalleriaSB.pdf</text:p>
          </table:table-cell>
          <table:table-cell office:value-type="string" calcext:value-type="string">
            <text:p>07/19/2024 07:02:53 AM</text:p>
          </table:table-cell>
          <table:table-cell office:value-type="string" calcext:value-type="string">
            <text:p>Horari|Hivern: de dilluns a divendres de 15:00h a 18:00h i dissabte de 8:00h a 13:00h. Estiu: de dilluns a divendres de 16:00h a 19:00h i dissabte de 8:00h a 13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4973038 40.724396)</text:p>
          </table:table-cell>
        </table:table-row>
        <table:table-row table:style-name="ro1">
          <table:table-cell office:value-type="float" office:value="574546" calcext:value-type="float">
            <text:p>574546</text:p>
          </table:table-cell>
          <table:table-cell table:number-columns-repeated="2" office:value-type="string" calcext:value-type="string">
            <text:p>Jutjat de Pau de Santa Cecília de Voltregà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519" calcext:value-type="float">
            <text:p>8519</text:p>
          </table:table-cell>
          <table:table-cell office:value-type="string" calcext:value-type="string">
            <text:p>Santa Cecília de Voltregà</text:p>
          </table:table-cell>
          <table:table-cell office:value-type="float" office:value="82439" calcext:value-type="float">
            <text:p>82439</text:p>
          </table:table-cell>
          <table:table-cell office:value-type="string" calcext:value-type="string">
            <text:p>Osona</text:p>
          </table:table-cell>
          <table:table-cell office:value-type="float" office:value="938502474" calcext:value-type="float">
            <text:p>938502474</text:p>
          </table:table-cell>
          <table:table-cell/>
          <table:table-cell office:value-type="string" calcext:value-type="string">
            <text:p>938502474(F)</text:p>
          </table:table-cell>
          <table:table-cell office:value-type="float" office:value="435536557" calcext:value-type="float">
            <text:p>435536557</text:p>
          </table:table-cell>
          <table:table-cell office:value-type="float" office:value="4649364876" calcext:value-type="float">
            <text:p>4649364876</text:p>
          </table:table-cell>
          <table:table-cell office:value-type="string" calcext:value-type="string">
            <text:p>2.221701500</text:p>
          </table:table-cell>
          <table:table-cell office:value-type="string" calcext:value-type="string">
            <text:p>41.993656700</text:p>
          </table:table-cell>
          <table:table-cell table:number-columns-repeated="2"/>
          <table:table-cell office:value-type="string" calcext:value-type="string">
            <text:p>07/18/2024 07:02:47 AM</text:p>
          </table:table-cell>
          <table:table-cell/>
          <table:table-cell office:value-type="string" calcext:value-type="string">
            <text:p>POINT (2.2217014 41.993656)</text:p>
          </table:table-cell>
        </table:table-row>
        <table:table-row table:style-name="ro1">
          <table:table-cell office:value-type="float" office:value="24593456" calcext:value-type="float">
            <text:p>24593456</text:p>
          </table:table-cell>
          <table:table-cell table:number-columns-repeated="2" office:value-type="string" calcext:value-type="string">
            <text:p>ECA DE SANTA COLOMA DE FARNERS</text:p>
          </table:table-cell>
          <table:table-cell office:value-type="string" calcext:value-type="string">
            <text:p>Esports. Lleure|Instal·lacions esportives|Rocòdrom|Esports. Lleure|Instal·lacions esportives|Sala|Esports. Lleure|Instal·lacions esportives|Pavelló|Esports. Lleure|Instal·lacions esportives|Camp|</text:p>
          </table:table-cell>
          <table:table-cell/>
          <table:table-cell office:value-type="string" calcext:value-type="string">
            <text:p><text:s/>Casa Xifra, s/n Ctra. dels Banys (Veïnat de Vall), Santa Coloma de Farners</text:p>
          </table:table-cell>
          <table:table-cell table:number-columns-repeated="7"/>
          <table:table-cell office:value-type="float" office:value="17430" calcext:value-type="float">
            <text:p>17430</text:p>
          </table:table-cell>
          <table:table-cell office:value-type="string" calcext:value-type="string">
            <text:p>Santa Coloma de Farners</text:p>
          </table:table-cell>
          <table:table-cell office:value-type="float" office:value="171805" calcext:value-type="float">
            <text:p>171805</text:p>
          </table:table-cell>
          <table:table-cell office:value-type="string" calcext:value-type="string">
            <text:p>Selva</text:p>
          </table:table-cell>
          <table:table-cell office:value-type="float" office:value="972841765" calcext:value-type="float">
            <text:p>972841765</text:p>
          </table:table-cell>
          <table:table-cell table:number-columns-repeated="2"/>
          <table:table-cell office:value-type="float" office:value="473276000" calcext:value-type="float">
            <text:p>473276000</text:p>
          </table:table-cell>
          <table:table-cell office:value-type="float" office:value="4632860000" calcext:value-type="float">
            <text:p>4632860000</text:p>
          </table:table-cell>
          <table:table-cell office:value-type="string" calcext:value-type="string">
            <text:p>2.678084283</text:p>
          </table:table-cell>
          <table:table-cell office:value-type="string" calcext:value-type="string">
            <text:p>41.847188038</text:p>
          </table:table-cell>
          <table:table-cell/>
          <table:table-cell office:value-type="string" calcext:value-type="string">
            <text:p>http://www.gencat.cat/agricultura/eca/farners/</text:p>
          </table:table-cell>
          <table:table-cell office:value-type="string" calcext:value-type="string">
            <text:p>07/19/2024 07:33:29 AM</text:p>
          </table:table-cell>
          <table:table-cell office:value-type="string" calcext:value-type="string">
            <text:p>Enlla�|&lt;a href=" http://equipaments.esport.gencat.cat/ceeree/equipaments/18380" target="_blank"&gt;Cens d�equipaments esportius de Catalunya&lt;/a&gt;|Espais|1 Camps poliespotius i especialitzats&lt;br/&gt;1 Pavelló&lt;br/&gt;1 Rocòdroms i boulders&lt;br/&gt;2 Sales d'activitats i especialitzades</text:p>
          </table:table-cell>
          <table:table-cell office:value-type="string" calcext:value-type="string">
            <text:p>POINT (2.6780844 41.847187)</text:p>
          </table:table-cell>
        </table:table-row>
        <table:table-row table:style-name="ro1">
          <table:table-cell office:value-type="float" office:value="2580472" calcext:value-type="float">
            <text:p>2580472</text:p>
          </table:table-cell>
          <table:table-cell table:number-columns-repeated="2" office:value-type="string" calcext:value-type="string">
            <text:p>Escola agrària de Santa Coloma de Farners</text:p>
          </table:table-cell>
          <table:table-cell office:value-type="string" calcext:value-type="string">
            <text:p>Educació. Formació|Cicles formatius professionals de grau mitjà (CFPM)||Educació. Formació|Cicles formatius professionals de grau superior (CFPS)||</text:p>
          </table:table-cell>
          <table:table-cell/>
          <table:table-cell office:value-type="string" calcext:value-type="string">
            <text:p><text:s/>Finca Casa Xifra</text:p>
          </table:table-cell>
          <table:table-cell table:number-columns-repeated="7"/>
          <table:table-cell office:value-type="float" office:value="17430" calcext:value-type="float">
            <text:p>17430</text:p>
          </table:table-cell>
          <table:table-cell office:value-type="string" calcext:value-type="string">
            <text:p>Santa Coloma de Farners</text:p>
          </table:table-cell>
          <table:table-cell office:value-type="float" office:value="171805" calcext:value-type="float">
            <text:p>171805</text:p>
          </table:table-cell>
          <table:table-cell office:value-type="string" calcext:value-type="string">
            <text:p>Selva</text:p>
          </table:table-cell>
          <table:table-cell office:value-type="float" office:value="972841765" calcext:value-type="float">
            <text:p>972841765</text:p>
          </table:table-cell>
          <table:table-cell/>
          <table:table-cell office:value-type="float" office:value="972841765" calcext:value-type="float">
            <text:p>972841765</text:p>
          </table:table-cell>
          <table:table-cell office:value-type="float" office:value="473324000" calcext:value-type="float">
            <text:p>473324000</text:p>
          </table:table-cell>
          <table:table-cell office:value-type="float" office:value="4632802000" calcext:value-type="float">
            <text:p>4632802000</text:p>
          </table:table-cell>
          <table:table-cell office:value-type="string" calcext:value-type="string">
            <text:p>2.678667000</text:p>
          </table:table-cell>
          <table:table-cell office:value-type="string" calcext:value-type="string">
            <text:p>41.846670000</text:p>
          </table:table-cell>
          <table:table-cell office:value-type="string" calcext:value-type="string">
            <text:p>b7004992@xtec.cat</text:p>
          </table:table-cell>
          <table:table-cell/>
          <table:table-cell table:style-name="ce1" office:value-type="string" calcext:value-type="string">
            <text:p>06/12/2024 07:31:34 AM</text:p>
          </table:table-cell>
          <table:table-cell office:value-type="string" calcext:value-type="string">
            <text:p>Codi Territorial|Girona|Naturalesa|Públic|Titularitat|Altres Departaments</text:p>
          </table:table-cell>
          <table:table-cell office:value-type="string" calcext:value-type="string">
            <text:p>POINT (2.678667 41.84667)</text:p>
          </table:table-cell>
        </table:table-row>
        <table:table-row table:style-name="ro1">
          <table:table-cell office:value-type="float" office:value="3040712" calcext:value-type="float">
            <text:p>3040712</text:p>
          </table:table-cell>
          <table:table-cell table:number-columns-repeated="2" office:value-type="string" calcext:value-type="string">
            <text:p>Escola Agrària Forestal de Santa Coloma de Farners</text:p>
          </table:table-cell>
          <table:table-cell office:value-type="string" calcext:value-type="string">
            <text:p>Agricultura. Ramaderia. Pesca|Escoles de capacitació agrària||</text:p>
          </table:table-cell>
          <table:table-cell/>
          <table:table-cell office:value-type="string" calcext:value-type="string">
            <text:p><text:s/>Finca Casa Xifra</text:p>
          </table:table-cell>
          <table:table-cell table:number-columns-repeated="7"/>
          <table:table-cell office:value-type="float" office:value="17430" calcext:value-type="float">
            <text:p>17430</text:p>
          </table:table-cell>
          <table:table-cell office:value-type="string" calcext:value-type="string">
            <text:p>Santa Coloma de Farners</text:p>
          </table:table-cell>
          <table:table-cell office:value-type="float" office:value="171805" calcext:value-type="float">
            <text:p>171805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972 84 17 65</text:p>
          </table:table-cell>
          <table:table-cell table:number-columns-repeated="2"/>
          <table:table-cell office:value-type="float" office:value="473288338" calcext:value-type="float">
            <text:p>473288338</text:p>
          </table:table-cell>
          <table:table-cell office:value-type="float" office:value="4632815406" calcext:value-type="float">
            <text:p>4632815406</text:p>
          </table:table-cell>
          <table:table-cell office:value-type="string" calcext:value-type="string">
            <text:p>2.678207000</text:p>
          </table:table-cell>
          <table:table-cell office:value-type="string" calcext:value-type="string">
            <text:p>41.846837000</text:p>
          </table:table-cell>
          <table:table-cell office:value-type="string" calcext:value-type="string">
            <text:p>acxifra.daam@gencat.cat</text:p>
          </table:table-cell>
          <table:table-cell office:value-type="string" calcext:value-type="string">
            <text:p>http://agricultura.gencat.cat/ca/ambits/formacio-innovacio/escoles-agraries/escola-agraria-forestal-santa-coloma-farners/</text:p>
          </table:table-cell>
          <table:table-cell office:value-type="string" calcext:value-type="string">
            <text:p>07/19/2024 07:37:17 AM</text:p>
          </table:table-cell>
          <table:table-cell office:value-type="string" calcext:value-type="string">
            <text:p>Horari|&lt;br /&gt;&lt;b&gt;Atenció al públic&lt;/b&gt;&lt;br /&gt; <text:s text:c="3"/>de dilluns a divendres, de 8:30 a 14 h.&lt;br /&gt;&lt;br /&gt;&lt;b&gt;Horari d'estiu&lt;/b&gt;&lt;br /&gt; <text:s text:c="3"/>de l'1 de juny al 30 de setembre: de dilluns a divendres, de 8:30 a 14 h.&lt;br /&gt;&lt;br /&gt;&lt;b&gt;Romandrà tancat (festa local de Santa Coloma de Farners)&lt;/b&gt;&lt;br /&gt; <text:s text:c="3"/>de l'1 d'agost al 31 d'agost.&lt;br /&gt; <text:s text:c="3"/>el 24 de desembre: Tancat.&lt;br /&gt; <text:s text:c="3"/>el 31 de desembre: Tancat.&lt;br /&gt;</text:p>
          </table:table-cell>
          <table:table-cell office:value-type="string" calcext:value-type="string">
            <text:p>POINT (2.678207 41.846836)</text:p>
          </table:table-cell>
        </table:table-row>
        <table:table-row table:style-name="ro3">
          <table:table-cell office:value-type="float" office:value="14317" calcext:value-type="float">
            <text:p>14317</text:p>
          </table:table-cell>
          <table:table-cell table:number-columns-repeated="2" office:value-type="string" calcext:value-type="string">
            <text:p>DEIXALLERIA MÒBIL DE L'AJUNTAMENT DE SANTA COLOMA DE GRAMENET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921" calcext:value-type="float">
            <text:p>8921</text:p>
          </table:table-cell>
          <table:table-cell office:value-type="string" calcext:value-type="string">
            <text:p>Santa Coloma de Gramenet</text:p>
          </table:table-cell>
          <table:table-cell office:value-type="float" office:value="82457" calcext:value-type="float">
            <text:p>82457</text:p>
          </table:table-cell>
          <table:table-cell office:value-type="string" calcext:value-type="string">
            <text:p>Barcelonès</text:p>
          </table:table-cell>
          <table:table-cell office:value-type="float" office:value="900226226" calcext:value-type="float">
            <text:p>9002262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olivesjm@gramenet.cat</text:p>
          </table:table-cell>
          <table:table-cell/>
          <table:table-cell office:value-type="string" calcext:value-type="string">
            <text:p>07/19/2024 07:02:49 AM</text:p>
          </table:table-cell>
          <table:table-cell office:value-type="string" calcext:value-type="string">
            <text:p>Horari|Parades dels divendres matí:</text:p>
            <text:p>Plaça de Catalunya: <text:tab/><text:tab/>de 10.00 a 10.55 h</text:p>
            <text:p>Barri Fondo (Metro Fondo): <text:tab/><text:tab/>de 11.05 a 11.35 h</text:p>
            <text:p>Plaça de la Vila: <text:tab/><text:tab/><text:tab/>de 11.45 a 12.35 h</text:p>
            <text:p>Av. Banús (Metro Santa Rosa - L9):<text:tab/>de 12.45 a 13.15 h</text:p>
            <text:p>Av. Puig Castellar: <text:tab/><text:tab/><text:tab/>de 13.25 a 14.0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7040617" calcext:value-type="float">
            <text:p>27040617</text:p>
          </table:table-cell>
          <table:table-cell table:number-columns-repeated="2" office:value-type="string" calcext:value-type="string">
            <text:p>Exposició Permanent de Diorames de Pessebre</text:p>
          </table:table-cell>
          <table:table-cell office:value-type="string" calcext:value-type="string">
            <text:p>Cultura|Altres espais aptes per a l'ús cultural|Altres|</text:p>
          </table:table-cell>
          <table:table-cell/>
          <table:table-cell office:value-type="string" calcext:value-type="string">
            <text:p><text:s/>Edifici Monestir de Solius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246" calcext:value-type="float">
            <text:p>17246</text:p>
          </table:table-cell>
          <table:table-cell office:value-type="string" calcext:value-type="string">
            <text:p>Santa Cristina d'Aro</text:p>
          </table:table-cell>
          <table:table-cell office:value-type="float" office:value="171812" calcext:value-type="float">
            <text:p>171812</text:p>
          </table:table-cell>
          <table:table-cell office:value-type="string" calcext:value-type="string">
            <text:p>Baix Empordà</text:p>
          </table:table-cell>
          <table:table-cell office:value-type="float" office:value="972837084" calcext:value-type="float">
            <text:p>97283708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msolius@gmail.com</text:p>
          </table:table-cell>
          <table:table-cell office:value-type="string" calcext:value-type="string">
            <text:p>http://perso.wanado.es/msolius/portada2.htm</text:p>
          </table:table-cell>
          <table:table-cell table:style-name="ce1" office:value-type="string" calcext:value-type="string">
            <text:p>07/10/2024 07:36:03 AM</text:p>
          </table:table-cell>
          <table:table-cell office:value-type="string" calcext:value-type="string">
            <text:p>Gestio|Privada <text:s text:c="2"/>|Titularitat|Privada <text:s text:c="2"/></text:p>
          </table:table-cell>
          <table:table-cell/>
        </table:table-row>
        <table:table-row table:style-name="ro1">
          <table:table-cell office:value-type="float" office:value="24593605" calcext:value-type="float">
            <text:p>24593605</text:p>
          </table:table-cell>
          <table:table-cell office:value-type="string" calcext:value-type="string">
            <text:p>ZONA ESPORTIVA MUNICIPAL SOT DE LES BRUIXES</text:p>
          </table:table-cell>
          <table:table-cell office:value-type="string" calcext:value-type="string">
            <text:p>CAMP DE FUTBOL SOT DE LES BRUIXES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, s/n, Santa Eugènia de Berga</text:p>
          </table:table-cell>
          <table:table-cell table:number-columns-repeated="7"/>
          <table:table-cell office:value-type="float" office:value="8507" calcext:value-type="float">
            <text:p>8507</text:p>
          </table:table-cell>
          <table:table-cell office:value-type="string" calcext:value-type="string">
            <text:p>Santa Eugènia de Berga</text:p>
          </table:table-cell>
          <table:table-cell office:value-type="float" office:value="82460" calcext:value-type="float">
            <text:p>82460</text:p>
          </table:table-cell>
          <table:table-cell office:value-type="string" calcext:value-type="string">
            <text:p>Osona</text:p>
          </table:table-cell>
          <table:table-cell office:value-type="float" office:value="938855803" calcext:value-type="float">
            <text:p>938855803</text:p>
          </table:table-cell>
          <table:table-cell table:number-columns-repeated="2"/>
          <table:table-cell office:value-type="float" office:value="440155000" calcext:value-type="float">
            <text:p>440155000</text:p>
          </table:table-cell>
          <table:table-cell office:value-type="float" office:value="4638885000" calcext:value-type="float">
            <text:p>4638885000</text:p>
          </table:table-cell>
          <table:table-cell office:value-type="string" calcext:value-type="string">
            <text:p>2.278522748</text:p>
          </table:table-cell>
          <table:table-cell office:value-type="string" calcext:value-type="string">
            <text:p>41.899639066</text:p>
          </table:table-cell>
          <table:table-cell table:number-columns-repeated="2"/>
          <table:table-cell office:value-type="string" calcext:value-type="string">
            <text:p>07/19/2024 07:33:25 AM</text:p>
          </table:table-cell>
          <table:table-cell office:value-type="string" calcext:value-type="string">
            <text:p>Enlla�|&lt;a href=" http://equipaments.esport.gencat.cat/ceeree/equipaments/18668" target="_blank"&gt;Cens d�equipaments esportius de Catalunya&lt;/a&gt;|Espais|1 Camps poliespotius i especialitzats</text:p>
          </table:table-cell>
          <table:table-cell office:value-type="string" calcext:value-type="string">
            <text:p>POINT (2.2785227 41.89964)</text:p>
          </table:table-cell>
        </table:table-row>
        <table:table-row table:style-name="ro1">
          <table:table-cell office:value-type="float" office:value="24593607" calcext:value-type="float">
            <text:p>24593607</text:p>
          </table:table-cell>
          <table:table-cell table:number-columns-repeated="2" office:value-type="string" calcext:value-type="string">
            <text:p>SKATE PARK</text:p>
          </table:table-cell>
          <table:table-cell office:value-type="string" calcext:value-type="string">
            <text:p>Esports. Lleure|Instal·lacions esportives|Altres espais singulars|</text:p>
          </table:table-cell>
          <table:table-cell/>
          <table:table-cell office:value-type="string" calcext:value-type="string">
            <text:p><text:s/>Zona esportiva, s/n, Santa Eugènia de Berga</text:p>
          </table:table-cell>
          <table:table-cell table:number-columns-repeated="7"/>
          <table:table-cell office:value-type="float" office:value="8507" calcext:value-type="float">
            <text:p>8507</text:p>
          </table:table-cell>
          <table:table-cell office:value-type="string" calcext:value-type="string">
            <text:p>Santa Eugènia de Berga</text:p>
          </table:table-cell>
          <table:table-cell office:value-type="float" office:value="82460" calcext:value-type="float">
            <text:p>82460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office:value-type="float" office:value="440283000" calcext:value-type="float">
            <text:p>440283000</text:p>
          </table:table-cell>
          <table:table-cell office:value-type="float" office:value="4638951000" calcext:value-type="float">
            <text:p>4638951000</text:p>
          </table:table-cell>
          <table:table-cell office:value-type="string" calcext:value-type="string">
            <text:p>2.280059091</text:p>
          </table:table-cell>
          <table:table-cell office:value-type="string" calcext:value-type="string">
            <text:p>41.900243154</text:p>
          </table:table-cell>
          <table:table-cell table:number-columns-repeated="2"/>
          <table:table-cell office:value-type="string" calcext:value-type="string">
            <text:p>07/19/2024 07:33:25 AM</text:p>
          </table:table-cell>
          <table:table-cell office:value-type="string" calcext:value-type="string">
            <text:p>Enlla�|&lt;a href=" http://equipaments.esport.gencat.cat/ceeree/equipaments/18672" target="_blank"&gt;Cens d�equipaments esportius de Catalunya&lt;/a&gt;|Espais|1 Altres espais singulars</text:p>
          </table:table-cell>
          <table:table-cell office:value-type="string" calcext:value-type="string">
            <text:p>POINT (2.280059 41.90024)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  <table:table-cell table:number-columns-repeated="2" office:value-type="string" calcext:value-type="string">
            <text:p>DEIXALLERIA DE SANTA MARGARIDA DE MONTBUI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PARC. 54</text:p>
          </table:table-cell>
          <table:table-cell table:number-columns-repeated="7"/>
          <table:table-cell office:value-type="float" office:value="8710" calcext:value-type="float">
            <text:p>8710</text:p>
          </table:table-cell>
          <table:table-cell office:value-type="string" calcext:value-type="string">
            <text:p>Santa Margarida de Montbui</text:p>
          </table:table-cell>
          <table:table-cell office:value-type="float" office:value="82508" calcext:value-type="float">
            <text:p>82508</text:p>
          </table:table-cell>
          <table:table-cell office:value-type="string" calcext:value-type="string">
            <text:p>Anoia</text:p>
          </table:table-cell>
          <table:table-cell office:value-type="float" office:value="938034735" calcext:value-type="float">
            <text:p>938034735</text:p>
          </table:table-cell>
          <table:table-cell table:number-columns-repeated="2"/>
          <table:table-cell office:value-type="float" office:value="383983000" calcext:value-type="float">
            <text:p>383983000</text:p>
          </table:table-cell>
          <table:table-cell office:value-type="float" office:value="4602507000" calcext:value-type="float">
            <text:p>4602507000</text:p>
          </table:table-cell>
          <table:table-cell office:value-type="string" calcext:value-type="string">
            <text:p>1.608561777</text:p>
          </table:table-cell>
          <table:table-cell office:value-type="string" calcext:value-type="string">
            <text:p>41.565826137</text:p>
          </table:table-cell>
          <table:table-cell office:value-type="string" calcext:value-type="string">
            <text:p>reciora@montbui.cat</text:p>
          </table:table-cell>
          <table:table-cell/>
          <table:table-cell office:value-type="string" calcext:value-type="string">
            <text:p>07/19/2024 07:02:56 AM</text:p>
          </table:table-cell>
          <table:table-cell office:value-type="string" calcext:value-type="string">
            <text:p>Horari|De dimarts a divendres de 10h a 13h i de 16h a 19h. Dissabtes de 9h a 14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6085618 41.565826)</text:p>
          </table:table-cell>
        </table:table-row>
        <table:table-row table:style-name="ro1">
          <table:table-cell office:value-type="float" office:value="2244625" calcext:value-type="float">
            <text:p>2244625</text:p>
          </table:table-cell>
          <table:table-cell table:number-columns-repeated="2" office:value-type="string" calcext:value-type="string">
            <text:p>Entitat Municipal Descentralitzada de Manyanet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55" calcext:value-type="float">
            <text:p>25555</text:p>
          </table:table-cell>
          <table:table-cell office:value-type="string" calcext:value-type="string">
            <text:p>Sarroca de Bellera</text:p>
          </table:table-cell>
          <table:table-cell office:value-type="float" office:value="252017" calcext:value-type="float">
            <text:p>252017</text:p>
          </table:table-cell>
          <table:table-cell office:value-type="string" calcext:value-type="string">
            <text:p>Pallars Jussà</text:p>
          </table:table-cell>
          <table:table-cell office:value-type="string" calcext:value-type="string">
            <text:p>973-680300</text:p>
          </table:table-cell>
          <table:table-cell table:number-columns-repeated="2"/>
          <table:table-cell office:value-type="float" office:value="325513361" calcext:value-type="float">
            <text:p>325513361</text:p>
          </table:table-cell>
          <table:table-cell office:value-type="float" office:value="4691930000" calcext:value-type="float">
            <text:p>4691930000</text:p>
          </table:table-cell>
          <table:table-cell office:value-type="string" calcext:value-type="string">
            <text:p>0.881180000</text:p>
          </table:table-cell>
          <table:table-cell office:value-type="string" calcext:value-type="string">
            <text:p>42.360070000</text:p>
          </table:table-cell>
          <table:table-cell office:value-type="string" calcext:value-type="string">
            <text:p>ajuntament@sarrocabellera.ddl.net</text:p>
          </table:table-cell>
          <table:table-cell/>
          <table:table-cell office:value-type="string" calcext:value-type="string">
            <text:p>07/17/2024 07:02:45 AM</text:p>
          </table:table-cell>
          <table:table-cell/>
          <table:table-cell office:value-type="string" calcext:value-type="string">
            <text:p>POINT (0.88118 42.36007)</text:p>
          </table:table-cell>
        </table:table-row>
        <table:table-row table:style-name="ro1">
          <table:table-cell office:value-type="float" office:value="14453" calcext:value-type="float">
            <text:p>14453</text:p>
          </table:table-cell>
          <table:table-cell table:number-columns-repeated="2" office:value-type="string" calcext:value-type="string">
            <text:p>DEIXALLERIA DE SAUS, CAMALLERA I LLAMPAIE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ZONA ESPORTIVA DE CAMALLERA </text:p>
          </table:table-cell>
          <table:table-cell table:number-columns-repeated="7"/>
          <table:table-cell office:value-type="float" office:value="17467" calcext:value-type="float">
            <text:p>17467</text:p>
          </table:table-cell>
          <table:table-cell office:value-type="string" calcext:value-type="string">
            <text:p>Saus</text:p>
          </table:table-cell>
          <table:table-cell office:value-type="float" office:value="171870" calcext:value-type="float">
            <text:p>171870</text:p>
          </table:table-cell>
          <table:table-cell office:value-type="string" calcext:value-type="string">
            <text:p>Alt Empordà</text:p>
          </table:table-cell>
          <table:table-cell office:value-type="float" office:value="972503088" calcext:value-type="float">
            <text:p>972503088</text:p>
          </table:table-cell>
          <table:table-cell table:number-columns-repeated="2"/>
          <table:table-cell office:value-type="float" office:value="496912000" calcext:value-type="float">
            <text:p>496912000</text:p>
          </table:table-cell>
          <table:table-cell office:value-type="float" office:value="4663741000" calcext:value-type="float">
            <text:p>4663741000</text:p>
          </table:table-cell>
          <table:table-cell office:value-type="string" calcext:value-type="string">
            <text:p>2.962639592</text:p>
          </table:table-cell>
          <table:table-cell office:value-type="string" calcext:value-type="string">
            <text:p>42.125768625</text:p>
          </table:table-cell>
          <table:table-cell/>
          <table:table-cell office:value-type="string" calcext:value-type="string">
            <text:p>http://deixalleries.residus-altemporda.org/minideixalleria.aspx?IDCTR=14</text:p>
          </table:table-cell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imarts i divendres de 12h a 15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9626396 42.125767)</text:p>
          </table:table-cell>
        </table:table-row>
        <table:table-row table:style-name="ro1">
          <table:table-cell office:value-type="float" office:value="24608564" calcext:value-type="float">
            <text:p>24608564</text:p>
          </table:table-cell>
          <table:table-cell table:number-columns-repeated="2" office:value-type="string" calcext:value-type="string">
            <text:p>PISTA POLIESPORTIVA MUNICIPAL</text:p>
          </table:table-cell>
          <table:table-cell office:value-type="string" calcext:value-type="string">
            <text:p>Esports. Lleure|Instal·lacions esportives|Pista|</text:p>
          </table:table-cell>
          <table:table-cell/>
          <table:table-cell office:value-type="string" calcext:value-type="string">
            <text:p><text:s/>Pol. 4 P8 Partida Atmetllet, s/n, Savallà del Comtat</text:p>
          </table:table-cell>
          <table:table-cell table:number-columns-repeated="7"/>
          <table:table-cell office:value-type="float" office:value="43427" calcext:value-type="float">
            <text:p>43427</text:p>
          </table:table-cell>
          <table:table-cell office:value-type="string" calcext:value-type="string">
            <text:p>Savallà del Comtat</text:p>
          </table:table-cell>
          <table:table-cell office:value-type="float" office:value="431439" calcext:value-type="float">
            <text:p>431439</text:p>
          </table:table-cell>
          <table:table-cell office:value-type="string" calcext:value-type="string">
            <text:p>Conca de Barberà</text:p>
          </table:table-cell>
          <table:table-cell table:number-columns-repeated="3"/>
          <table:table-cell office:value-type="float" office:value="358022000" calcext:value-type="float">
            <text:p>358022000</text:p>
          </table:table-cell>
          <table:table-cell office:value-type="float" office:value="4600334000" calcext:value-type="float">
            <text:p>4600334000</text:p>
          </table:table-cell>
          <table:table-cell office:value-type="string" calcext:value-type="string">
            <text:p>1.297834700</text:p>
          </table:table-cell>
          <table:table-cell office:value-type="string" calcext:value-type="string">
            <text:p>41.542073247</text:p>
          </table:table-cell>
          <table:table-cell table:number-columns-repeated="2"/>
          <table:table-cell office:value-type="string" calcext:value-type="string">
            <text:p>07/19/2024 07:31:56 AM</text:p>
          </table:table-cell>
          <table:table-cell office:value-type="string" calcext:value-type="string">
            <text:p>Enlla�|&lt;a href=" http://equipaments.esport.gencat.cat/ceeree/equipaments/26503" target="_blank"&gt;Cens d�equipaments esportius de Catalunya&lt;/a&gt;|Espais|1 Pistes poliesportives a l'aire lliure</text:p>
          </table:table-cell>
          <table:table-cell office:value-type="string" calcext:value-type="string">
            <text:p>POINT (1.2978348 41.542072)</text:p>
          </table:table-cell>
        </table:table-row>
        <table:table-row table:style-name="ro1">
          <table:table-cell office:value-type="float" office:value="547057" calcext:value-type="float">
            <text:p>547057</text:p>
          </table:table-cell>
          <table:table-cell table:number-columns-repeated="2" office:value-type="string" calcext:value-type="string">
            <text:p>Ajuntament de la Selva de Mar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17489" calcext:value-type="float">
            <text:p>17489</text:p>
          </table:table-cell>
          <table:table-cell office:value-type="string" calcext:value-type="string">
            <text:p>Selva de Mar, la</text:p>
          </table:table-cell>
          <table:table-cell office:value-type="float" office:value="171886" calcext:value-type="float">
            <text:p>171886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-387228</text:p>
          </table:table-cell>
          <table:table-cell/>
          <table:table-cell office:value-type="string" calcext:value-type="string">
            <text:p>972-387228</text:p>
          </table:table-cell>
          <table:table-cell office:value-type="float" office:value="515500000" calcext:value-type="float">
            <text:p>515500000</text:p>
          </table:table-cell>
          <table:table-cell office:value-type="float" office:value="4686025000" calcext:value-type="float">
            <text:p>4686025000</text:p>
          </table:table-cell>
          <table:table-cell office:value-type="string" calcext:value-type="string">
            <text:p>3.188122396</text:p>
          </table:table-cell>
          <table:table-cell office:value-type="string" calcext:value-type="string">
            <text:p>42.326317041</text:p>
          </table:table-cell>
          <table:table-cell office:value-type="string" calcext:value-type="string">
            <text:p>ajuntament@selvamar.cat</text:p>
          </table:table-cell>
          <table:table-cell office:value-type="string" calcext:value-type="string">
            <text:p>http://www.ddgi.es/selvademar/</text:p>
          </table:table-cell>
          <table:table-cell office:value-type="string" calcext:value-type="string">
            <text:p>07/17/2024 07:03:06 AM</text:p>
          </table:table-cell>
          <table:table-cell/>
          <table:table-cell office:value-type="string" calcext:value-type="string">
            <text:p>POINT (3.1881225 42.326317)</text:p>
          </table:table-cell>
        </table:table-row>
        <table:table-row table:style-name="ro1">
          <table:table-cell office:value-type="float" office:value="14202" calcext:value-type="float">
            <text:p>14202</text:p>
          </table:table-cell>
          <table:table-cell table:number-columns-repeated="2" office:value-type="string" calcext:value-type="string">
            <text:p>DEIXALLERIA DE LA SELVA DEL CAMP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/>POL.IND. DRASSERA, C/MECANICA, S/N </text:p>
          </table:table-cell>
          <table:table-cell table:number-columns-repeated="7"/>
          <table:table-cell office:value-type="float" office:value="43470" calcext:value-type="float">
            <text:p>43470</text:p>
          </table:table-cell>
          <table:table-cell office:value-type="string" calcext:value-type="string">
            <text:p>Selva del Camp, la</text:p>
          </table:table-cell>
          <table:table-cell office:value-type="float" office:value="431457" calcext:value-type="float">
            <text:p>431457</text:p>
          </table:table-cell>
          <table:table-cell office:value-type="string" calcext:value-type="string">
            <text:p>Baix Camp</text:p>
          </table:table-cell>
          <table:table-cell office:value-type="float" office:value="977844007" calcext:value-type="float">
            <text:p>977844007</text:p>
          </table:table-cell>
          <table:table-cell table:number-columns-repeated="2"/>
          <table:table-cell office:value-type="float" office:value="344748000" calcext:value-type="float">
            <text:p>344748000</text:p>
          </table:table-cell>
          <table:table-cell office:value-type="float" office:value="4564490000" calcext:value-type="float">
            <text:p>4564490000</text:p>
          </table:table-cell>
          <table:table-cell office:value-type="string" calcext:value-type="string">
            <text:p>1.147951220</text:p>
          </table:table-cell>
          <table:table-cell office:value-type="string" calcext:value-type="string">
            <text:p>41.216907833</text:p>
          </table:table-cell>
          <table:table-cell office:value-type="string" calcext:value-type="string">
            <text:p>nbove@laselva.altanet.org</text:p>
          </table:table-cell>
          <table:table-cell office:value-type="string" calcext:value-type="string">
            <text:p>http://www.laselvadelcamp.cat/equipament/deixalleria-municipal</text:p>
          </table:table-cell>
          <table:table-cell office:value-type="string" calcext:value-type="string">
            <text:p>07/19/2024 07:03:00 AM</text:p>
          </table:table-cell>
          <table:table-cell office:value-type="string" calcext:value-type="string">
            <text:p>Horari|De dilluns a divendres de 8h a 13h i de 15h a 18h. Dissabte de 7:30h a 15:30h i diumenge de 10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1479512 41.216908)</text:p>
          </table:table-cell>
        </table:table-row>
        <table:table-row table:style-name="ro1">
          <table:table-cell office:value-type="float" office:value="573830" calcext:value-type="float">
            <text:p>573830</text:p>
          </table:table-cell>
          <table:table-cell table:number-columns-repeated="2" office:value-type="string" calcext:value-type="string">
            <text:p>Jutjat de Pau de Setcase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17869" calcext:value-type="float">
            <text:p>17869</text:p>
          </table:table-cell>
          <table:table-cell office:value-type="string" calcext:value-type="string">
            <text:p>Setcases</text:p>
          </table:table-cell>
          <table:table-cell office:value-type="float" office:value="171925" calcext:value-type="float">
            <text:p>171925</text:p>
          </table:table-cell>
          <table:table-cell office:value-type="string" calcext:value-type="string">
            <text:p>Ripollès</text:p>
          </table:table-cell>
          <table:table-cell office:value-type="float" office:value="972136089" calcext:value-type="float">
            <text:p>972136089</text:p>
          </table:table-cell>
          <table:table-cell/>
          <table:table-cell office:value-type="string" calcext:value-type="string">
            <text:p>972136089(F)</text:p>
          </table:table-cell>
          <table:table-cell office:value-type="float" office:value="512977838" calcext:value-type="float">
            <text:p>512977838</text:p>
          </table:table-cell>
          <table:table-cell office:value-type="float" office:value="4690702239" calcext:value-type="float">
            <text:p>4690702239</text:p>
          </table:table-cell>
          <table:table-cell office:value-type="string" calcext:value-type="string">
            <text:p>3.157616414</text:p>
          </table:table-cell>
          <table:table-cell office:value-type="string" calcext:value-type="string">
            <text:p>42.368486792</text:p>
          </table:table-cell>
          <table:table-cell table:number-columns-repeated="2"/>
          <table:table-cell office:value-type="string" calcext:value-type="string">
            <text:p>07/18/2024 07:02:42 AM</text:p>
          </table:table-cell>
          <table:table-cell/>
          <table:table-cell office:value-type="string" calcext:value-type="string">
            <text:p>POINT (3.1576164 42.36849)</text:p>
          </table:table-cell>
        </table:table-row>
        <table:table-row table:style-name="ro1">
          <table:table-cell office:value-type="float" office:value="14366" calcext:value-type="float">
            <text:p>14366</text:p>
          </table:table-cell>
          <table:table-cell table:number-columns-repeated="2" office:value-type="string" calcext:value-type="string">
            <text:p>DEIXALLERIA MÒBIL DE LA MANCOMUNITAT DE RECOLLIDA D'ESCOMBRARIES DE L'URGELLET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700" calcext:value-type="float">
            <text:p>25700</text:p>
          </table:table-cell>
          <table:table-cell office:value-type="string" calcext:value-type="string">
            <text:p>Seu d'Urgell, la</text:p>
          </table:table-cell>
          <table:table-cell office:value-type="float" office:value="252038" calcext:value-type="float">
            <text:p>252038</text:p>
          </table:table-cell>
          <table:table-cell office:value-type="string" calcext:value-type="string">
            <text:p>Alt Urgel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Horari|Dissabtes al matí de 9h a 13h a la Plaça dels Oms davant de l'Ajuntament de la Seu d'Urgell (costat de Sant Domènec)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4593561" calcext:value-type="float">
            <text:p>24593561</text:p>
          </table:table-cell>
          <table:table-cell table:number-columns-repeated="2" office:value-type="string" calcext:value-type="string">
            <text:p>SKATE PARK DE LA QUADRADA</text:p>
          </table:table-cell>
          <table:table-cell office:value-type="string" calcext:value-type="string">
            <text:p>Esports. Lleure|Instal·lacions esportives|Altres espais singulars|</text:p>
          </table:table-cell>
          <table:table-cell/>
          <table:table-cell office:value-type="string" calcext:value-type="string">
            <text:p><text:s/>Zona de la Quadrada, Seva</text:p>
          </table:table-cell>
          <table:table-cell table:number-columns-repeated="7"/>
          <table:table-cell office:value-type="float" office:value="8553" calcext:value-type="float">
            <text:p>8553</text:p>
          </table:table-cell>
          <table:table-cell office:value-type="string" calcext:value-type="string">
            <text:p>Seva</text:p>
          </table:table-cell>
          <table:table-cell office:value-type="float" office:value="82690" calcext:value-type="float">
            <text:p>82690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office:value-type="float" office:value="440260000" calcext:value-type="float">
            <text:p>440260000</text:p>
          </table:table-cell>
          <table:table-cell office:value-type="float" office:value="4631635000" calcext:value-type="float">
            <text:p>4631635000</text:p>
          </table:table-cell>
          <table:table-cell office:value-type="string" calcext:value-type="string">
            <text:p>2.280521005</text:p>
          </table:table-cell>
          <table:table-cell office:value-type="string" calcext:value-type="string">
            <text:p>41.834352317</text:p>
          </table:table-cell>
          <table:table-cell table:number-columns-repeated="2"/>
          <table:table-cell office:value-type="string" calcext:value-type="string">
            <text:p>07/19/2024 07:33:26 AM</text:p>
          </table:table-cell>
          <table:table-cell office:value-type="string" calcext:value-type="string">
            <text:p>Enlla�|&lt;a href=" http://equipaments.esport.gencat.cat/ceeree/equipaments/18606" target="_blank"&gt;Cens d�equipaments esportius de Catalunya&lt;/a&gt;|Espais|1 Altres espais singulars</text:p>
          </table:table-cell>
          <table:table-cell office:value-type="string" calcext:value-type="string">
            <text:p>POINT (2.280521 41.83435)</text:p>
          </table:table-cell>
        </table:table-row>
        <table:table-row table:style-name="ro1">
          <table:table-cell office:value-type="float" office:value="14174" calcext:value-type="float">
            <text:p>14174</text:p>
          </table:table-cell>
          <table:table-cell table:number-columns-repeated="2" office:value-type="string" calcext:value-type="string">
            <text:p>DEIXALLERIA DE SITGE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870" calcext:value-type="float">
            <text:p>8870</text:p>
          </table:table-cell>
          <table:table-cell office:value-type="string" calcext:value-type="string">
            <text:p>Sitges</text:p>
          </table:table-cell>
          <table:table-cell office:value-type="float" office:value="82704" calcext:value-type="float">
            <text:p>82704</text:p>
          </table:table-cell>
          <table:table-cell office:value-type="string" calcext:value-type="string">
            <text:p>Garraf</text:p>
          </table:table-cell>
          <table:table-cell office:value-type="float" office:value="938109100" calcext:value-type="float">
            <text:p>938109100</text:p>
          </table:table-cell>
          <table:table-cell table:number-columns-repeated="2"/>
          <table:table-cell office:value-type="float" office:value="400257000" calcext:value-type="float">
            <text:p>400257000</text:p>
          </table:table-cell>
          <table:table-cell office:value-type="float" office:value="4567190000" calcext:value-type="float">
            <text:p>4567190000</text:p>
          </table:table-cell>
          <table:table-cell office:value-type="string" calcext:value-type="string">
            <text:p>1.809519118</text:p>
          </table:table-cell>
          <table:table-cell office:value-type="string" calcext:value-type="string">
            <text:p>41.249970117</text:p>
          </table:table-cell>
          <table:table-cell office:value-type="string" calcext:value-type="string">
            <text:p>vilafjs@sitges.cat</text:p>
          </table:table-cell>
          <table:table-cell office:value-type="string" calcext:value-type="string">
            <text:p>http://www.sitges.cat/jsp/directori/detall.jsp?id=654&amp;id_tema=</text:p>
          </table:table-cell>
          <table:table-cell office:value-type="string" calcext:value-type="string">
            <text:p>07/19/2024 07:03:01 AM</text:p>
          </table:table-cell>
          <table:table-cell office:value-type="string" calcext:value-type="string">
            <text:p>Horari|De dilluns a dissabte 10h <text:s/>a 14h i de 16h a 20h. Diumenge de 10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8095192 41.24997)</text:p>
          </table:table-cell>
        </table:table-row>
        <table:table-row table:style-name="ro1">
          <table:table-cell office:value-type="float" office:value="24593634" calcext:value-type="float">
            <text:p>24593634</text:p>
          </table:table-cell>
          <table:table-cell table:number-columns-repeated="2" office:value-type="string" calcext:value-type="string">
            <text:p>ZONA ESPORTIVA MUNICIPAL DE PINS VENS</text:p>
          </table:table-cell>
          <table:table-cell office:value-type="string" calcext:value-type="string">
            <text:p>Esports. Lleure|Instal·lacions esportives|Pavelló|</text:p>
          </table:table-cell>
          <table:table-cell/>
          <table:table-cell office:value-type="string" calcext:value-type="string">
            <text:p><text:s text:c="2"/>Av. Josep Tarradellas i Joan, s/n, Sitges</text:p>
          </table:table-cell>
          <table:table-cell table:number-columns-repeated="7"/>
          <table:table-cell office:value-type="float" office:value="8870" calcext:value-type="float">
            <text:p>8870</text:p>
          </table:table-cell>
          <table:table-cell office:value-type="string" calcext:value-type="string">
            <text:p>Sitges</text:p>
          </table:table-cell>
          <table:table-cell office:value-type="float" office:value="82704" calcext:value-type="float">
            <text:p>82704</text:p>
          </table:table-cell>
          <table:table-cell office:value-type="string" calcext:value-type="string">
            <text:p>Garraf</text:p>
          </table:table-cell>
          <table:table-cell office:value-type="float" office:value="938945056" calcext:value-type="float">
            <text:p>938945056</text:p>
          </table:table-cell>
          <table:table-cell table:number-columns-repeated="2"/>
          <table:table-cell office:value-type="float" office:value="400619000" calcext:value-type="float">
            <text:p>400619000</text:p>
          </table:table-cell>
          <table:table-cell office:value-type="float" office:value="4566343000" calcext:value-type="float">
            <text:p>4566343000</text:p>
          </table:table-cell>
          <table:table-cell office:value-type="string" calcext:value-type="string">
            <text:p>1.813976832</text:p>
          </table:table-cell>
          <table:table-cell office:value-type="string" calcext:value-type="string">
            <text:p>41.242386692</text:p>
          </table:table-cell>
          <table:table-cell table:number-columns-repeated="2"/>
          <table:table-cell office:value-type="string" calcext:value-type="string">
            <text:p>07/19/2024 07:33:40 AM</text:p>
          </table:table-cell>
          <table:table-cell office:value-type="string" calcext:value-type="string">
            <text:p>Enlla�|&lt;a href=" http://equipaments.esport.gencat.cat/ceeree/equipaments/17850" target="_blank"&gt;Cens d�equipaments esportius de Catalunya&lt;/a&gt;|Espais|2 Pavelló</text:p>
          </table:table-cell>
          <table:table-cell office:value-type="string" calcext:value-type="string">
            <text:p>POINT (1.8139769 41.242386)</text:p>
          </table:table-cell>
        </table:table-row>
        <table:table-row table:style-name="ro1">
          <table:table-cell office:value-type="float" office:value="27044803" calcext:value-type="float">
            <text:p>27044803</text:p>
          </table:table-cell>
          <table:table-cell table:number-columns-repeated="2" office:value-type="string" calcext:value-type="string">
            <text:p>Museu Maricel. Oficines Consorci Patrimoni Sitges - EDIFICI MIRAMAR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Edifici Miramar. C/ Davallada, 12, 3a planta</text:p>
          </table:table-cell>
          <table:table-cell table:number-columns-repeated="7"/>
          <table:table-cell office:value-type="float" office:value="8870" calcext:value-type="float">
            <text:p>8870</text:p>
          </table:table-cell>
          <table:table-cell office:value-type="string" calcext:value-type="string">
            <text:p>Sitges</text:p>
          </table:table-cell>
          <table:table-cell office:value-type="float" office:value="82704" calcext:value-type="float">
            <text:p>82704</text:p>
          </table:table-cell>
          <table:table-cell office:value-type="string" calcext:value-type="string">
            <text:p>Garraf</text:p>
          </table:table-cell>
          <table:table-cell office:value-type="string" calcext:value-type="string">
            <text:p>93 894 03 64</text:p>
          </table:table-cell>
          <table:table-cell table:number-columns-repeated="2"/>
          <table:table-cell office:value-type="float" office:value="400487000" calcext:value-type="float">
            <text:p>400487000</text:p>
          </table:table-cell>
          <table:table-cell office:value-type="float" office:value="4565582000" calcext:value-type="float">
            <text:p>4565582000</text:p>
          </table:table-cell>
          <table:table-cell office:value-type="string" calcext:value-type="string">
            <text:p>1.812525924</text:p>
          </table:table-cell>
          <table:table-cell office:value-type="string" calcext:value-type="string">
            <text:p>41.235516947</text:p>
          </table:table-cell>
          <table:table-cell office:value-type="string" calcext:value-type="string">
            <text:p>museusdesitges@diba.cat</text:p>
          </table:table-cell>
          <table:table-cell office:value-type="string" calcext:value-type="string">
            <text:p>http://www.museusdesitges.cat</text:p>
          </table:table-cell>
          <table:table-cell table:style-name="ce1" office:value-type="string" calcext:value-type="string">
            <text:p>07/10/2024 07:32:53 AM</text:p>
          </table:table-cell>
          <table:table-cell/>
          <table:table-cell office:value-type="string" calcext:value-type="string">
            <text:p>POINT (1.8125259 41.235516)</text:p>
          </table:table-cell>
        </table:table-row>
        <table:table-row table:style-name="ro1">
          <table:table-cell office:value-type="float" office:value="55483" calcext:value-type="float">
            <text:p>55483</text:p>
          </table:table-cell>
          <table:table-cell table:number-columns-repeated="2" office:value-type="string" calcext:value-type="string">
            <text:p>Aiguadolç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de Sitges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870" calcext:value-type="float">
            <text:p>8870</text:p>
          </table:table-cell>
          <table:table-cell office:value-type="string" calcext:value-type="string">
            <text:p>Sitges</text:p>
          </table:table-cell>
          <table:table-cell office:value-type="float" office:value="82704" calcext:value-type="float">
            <text:p>82704</text:p>
          </table:table-cell>
          <table:table-cell office:value-type="string" calcext:value-type="string">
            <text:p>Garraf</text:p>
          </table:table-cell>
          <table:table-cell table:number-columns-repeated="3"/>
          <table:table-cell office:value-type="float" office:value="401584000" calcext:value-type="float">
            <text:p>401584000</text:p>
          </table:table-cell>
          <table:table-cell office:value-type="float" office:value="4565477000" calcext:value-type="float">
            <text:p>4565477000</text:p>
          </table:table-cell>
          <table:table-cell office:value-type="string" calcext:value-type="string">
            <text:p>1.825556000</text:p>
          </table:table-cell>
          <table:table-cell office:value-type="string" calcext:value-type="string">
            <text:p>41.23472200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1.825556 41.234722)</text:p>
          </table:table-cell>
        </table:table-row>
        <table:table-row table:style-name="ro1">
          <table:table-cell office:value-type="float" office:value="55484" calcext:value-type="float">
            <text:p>55484</text:p>
          </table:table-cell>
          <table:table-cell table:number-columns-repeated="2" office:value-type="string" calcext:value-type="string">
            <text:p>Garraf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871" calcext:value-type="float">
            <text:p>8871</text:p>
          </table:table-cell>
          <table:table-cell office:value-type="string" calcext:value-type="string">
            <text:p>Sitges</text:p>
          </table:table-cell>
          <table:table-cell office:value-type="float" office:value="82704" calcext:value-type="float">
            <text:p>82704</text:p>
          </table:table-cell>
          <table:table-cell office:value-type="string" calcext:value-type="string">
            <text:p>Garraf</text:p>
          </table:table-cell>
          <table:table-cell table:number-columns-repeated="3"/>
          <table:table-cell office:value-type="float" office:value="407961000" calcext:value-type="float">
            <text:p>407961000</text:p>
          </table:table-cell>
          <table:table-cell office:value-type="float" office:value="4567319000" calcext:value-type="float">
            <text:p>4567319000</text:p>
          </table:table-cell>
          <table:table-cell office:value-type="string" calcext:value-type="string">
            <text:p>1.900339690</text:p>
          </table:table-cell>
          <table:table-cell office:value-type="string" calcext:value-type="string">
            <text:p>41.250196071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1.9003397 41.250195)</text:p>
          </table:table-cell>
        </table:table-row>
        <table:table-row table:style-name="ro1">
          <table:table-cell office:value-type="float" office:value="14122" calcext:value-type="float">
            <text:p>14122</text:p>
          </table:table-cell>
          <table:table-cell table:number-columns-repeated="2" office:value-type="string" calcext:value-type="string">
            <text:p>DEIXALLERIA DE SOLSON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PTDA SANT HONORAT S/N</text:p>
          </table:table-cell>
          <table:table-cell table:number-columns-repeated="7"/>
          <table:table-cell office:value-type="float" office:value="25280" calcext:value-type="float">
            <text:p>25280</text:p>
          </table:table-cell>
          <table:table-cell office:value-type="string" calcext:value-type="string">
            <text:p>Solsona</text:p>
          </table:table-cell>
          <table:table-cell office:value-type="float" office:value="252075" calcext:value-type="float">
            <text:p>252075</text:p>
          </table:table-cell>
          <table:table-cell office:value-type="string" calcext:value-type="string">
            <text:p>Solsonès</text:p>
          </table:table-cell>
          <table:table-cell office:value-type="float" office:value="973480050" calcext:value-type="float">
            <text:p>973480050</text:p>
          </table:table-cell>
          <table:table-cell table:number-columns-repeated="2"/>
          <table:table-cell office:value-type="float" office:value="378637000" calcext:value-type="float">
            <text:p>378637000</text:p>
          </table:table-cell>
          <table:table-cell office:value-type="float" office:value="4650517000" calcext:value-type="float">
            <text:p>4650517000</text:p>
          </table:table-cell>
          <table:table-cell office:value-type="string" calcext:value-type="string">
            <text:p>1.534653702</text:p>
          </table:table-cell>
          <table:table-cell office:value-type="string" calcext:value-type="string">
            <text:p>41.997318363</text:p>
          </table:table-cell>
          <table:table-cell office:value-type="string" calcext:value-type="string">
            <text:p>a.ambientals@ajsolsona.cat</text:p>
          </table:table-cell>
          <table:table-cell office:value-type="string" calcext:value-type="string">
            <text:p>https://www.ajsolsona.cat/ca/serveis-municipals/gestio-municipal-de-residus-1/deixalleria</text:p>
          </table:table-cell>
          <table:table-cell office:value-type="string" calcext:value-type="string">
            <text:p>07/19/2024 07:02:58 AM</text:p>
          </table:table-cell>
          <table:table-cell office:value-type="string" calcext:value-type="string">
            <text:p>Horari|De dilluns a dissabte de 10 a 13h i de 16:30 a 18:30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5346537 41.99732)</text:p>
          </table:table-cell>
        </table:table-row>
        <table:table-row table:style-name="ro1">
          <table:table-cell office:value-type="float" office:value="3039785" calcext:value-type="float">
            <text:p>3039785</text:p>
          </table:table-cell>
          <table:table-cell table:number-columns-repeated="2" office:value-type="string" calcext:value-type="string">
            <text:p>Estació d'ITV (L-06) Solsonès</text:p>
          </table:table-cell>
          <table:table-cell office:value-type="string" calcext:value-type="string">
            <text:p>Empresa. Indústria. Energia|Inspecció tècnica de vehicles (ITV)||</text:p>
          </table:table-cell>
          <table:table-cell/>
          <table:table-cell office:value-type="string" calcext:value-type="string">
            <text:p><text:s/>Polígon industrial Els Ametllers, parcel·la núm. 7</text:p>
          </table:table-cell>
          <table:table-cell table:number-columns-repeated="7"/>
          <table:table-cell office:value-type="float" office:value="25280" calcext:value-type="float">
            <text:p>25280</text:p>
          </table:table-cell>
          <table:table-cell office:value-type="string" calcext:value-type="string">
            <text:p>Solsona</text:p>
          </table:table-cell>
          <table:table-cell office:value-type="float" office:value="252075" calcext:value-type="float">
            <text:p>252075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02 790 791</text:p>
          </table:table-cell>
          <table:table-cell/>
          <table:table-cell office:value-type="string" calcext:value-type="string">
            <text:p>973 48 18 37</text:p>
          </table:table-cell>
          <table:table-cell office:value-type="float" office:value="379426321" calcext:value-type="float">
            <text:p>379426321</text:p>
          </table:table-cell>
          <table:table-cell office:value-type="float" office:value="4649786145" calcext:value-type="float">
            <text:p>4649786145</text:p>
          </table:table-cell>
          <table:table-cell office:value-type="string" calcext:value-type="string">
            <text:p>1.544327000</text:p>
          </table:table-cell>
          <table:table-cell office:value-type="string" calcext:value-type="string">
            <text:p>41.990906000</text:p>
          </table:table-cell>
          <table:table-cell table:number-columns-repeated="2"/>
          <table:table-cell office:value-type="string" calcext:value-type="string">
            <text:p>07/19/2024 07:37:12 AM</text:p>
          </table:table-cell>
          <table:table-cell office:value-type="string" calcext:value-type="string">
            <text:p>Horari|&lt;br /&gt;&lt;b&gt;Horari d'admissió de vehicles:&lt;/b&gt;&lt;br /&gt; <text:s text:c="3"/>de dilluns a divendres, de 8 a 13.30 i de 15 a 16.30 h.&lt;br /&gt;|Observacions|Estació gestionada per CERTIO ITV SL. Es recomana concertar hora per fer la revisió del vehicle.</text:p>
          </table:table-cell>
          <table:table-cell office:value-type="string" calcext:value-type="string">
            <text:p>POINT (1.544327 41.990906)</text:p>
          </table:table-cell>
        </table:table-row>
        <table:table-row table:style-name="ro1">
          <table:table-cell office:value-type="float" office:value="14329" calcext:value-type="float">
            <text:p>14329</text:p>
          </table:table-cell>
          <table:table-cell table:number-columns-repeated="2" office:value-type="string" calcext:value-type="string">
            <text:p>DEIXALLERIA MÒBIL DEL CONSELL COMARCAL DEL PALLARS SOBIRÀ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-</text:p>
          </table:table-cell>
          <table:table-cell table:number-columns-repeated="7"/>
          <table:table-cell office:value-type="float" office:value="25560" calcext:value-type="float">
            <text:p>25560</text:p>
          </table:table-cell>
          <table:table-cell office:value-type="string" calcext:value-type="string">
            <text:p>Sort</text:p>
          </table:table-cell>
          <table:table-cell office:value-type="float" office:value="252094" calcext:value-type="float">
            <text:p>252094</text:p>
          </table:table-cell>
          <table:table-cell office:value-type="string" calcext:value-type="string">
            <text:p>Pallars Sobirà</text:p>
          </table:table-cell>
          <table:table-cell office:value-type="float" office:value="666408002" calcext:value-type="float">
            <text:p>666408002</text:p>
          </table:table-cell>
          <table:table-cell/>
          <table:table-cell office:value-type="float" office:value="973620078" calcext:value-type="float">
            <text:p>9736200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deixalleria@pallarssobira.cat</text:p>
          </table:table-cell>
          <table:table-cell office:value-type="string" calcext:value-type="string">
            <text:p>http://www.pallarssobira.cat/departaments/residus</text:p>
          </table:table-cell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55340" calcext:value-type="float">
            <text:p>55340</text:p>
          </table:table-cell>
          <table:table-cell table:number-columns-repeated="2" office:value-type="string" calcext:value-type="string">
            <text:p>OFICINA DE TURISME DE SUBIRATS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Edifici Estació Renfe de Lavern</text:p>
          </table:table-cell>
          <table:table-cell table:number-columns-repeated="7"/>
          <table:table-cell office:value-type="float" office:value="8739" calcext:value-type="float">
            <text:p>8739</text:p>
          </table:table-cell>
          <table:table-cell office:value-type="string" calcext:value-type="string">
            <text:p>Subirats</text:p>
          </table:table-cell>
          <table:table-cell office:value-type="float" office:value="82732" calcext:value-type="float">
            <text:p>82732</text:p>
          </table:table-cell>
          <table:table-cell office:value-type="string" calcext:value-type="string">
            <text:p>Alt Penedès</text:p>
          </table:table-cell>
          <table:table-cell office:value-type="float" office:value="938993499" calcext:value-type="float">
            <text:p>93899349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info@turismesubirats.cat</text:p>
          </table:table-cell>
          <table:table-cell office:value-type="string" calcext:value-type="string">
            <text:p>http://www.turismesubirats.cat</text:p>
          </table:table-cell>
          <table:table-cell office:value-type="string" calcext:value-type="string">
            <text:p>07/19/2024 07:51:52 AM</text:p>
          </table:table-cell>
          <table:table-cell office:value-type="string" calcext:value-type="string">
            <text:p>Marca_Turistica|COSTA BARCELONA</text:p>
          </table:table-cell>
          <table:table-cell/>
        </table:table-row>
        <table:table-row table:style-name="ro1">
          <table:table-cell office:value-type="float" office:value="27043908" calcext:value-type="float">
            <text:p>27043908</text:p>
          </table:table-cell>
          <table:table-cell table:number-columns-repeated="2" office:value-type="string" calcext:value-type="string">
            <text:p>Associació Colla Castellera Salats de Súria</text:p>
          </table:table-cell>
          <table:table-cell office:value-type="string" calcext:value-type="string">
            <text:p>Cultura|Centres culturals: ateneus, centres cívics i cases de cultura|Ateneu|</text:p>
          </table:table-cell>
          <table:table-cell/>
          <table:table-cell office:value-type="string" calcext:value-type="string">
            <text:p><text:s/>Pol. Ind Abadal (Nau Primatex B)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260" calcext:value-type="float">
            <text:p>8260</text:p>
          </table:table-cell>
          <table:table-cell office:value-type="string" calcext:value-type="string">
            <text:p>Súria</text:p>
          </table:table-cell>
          <table:table-cell office:value-type="float" office:value="82747" calcext:value-type="float">
            <text:p>82747</text:p>
          </table:table-cell>
          <table:table-cell office:value-type="string" calcext:value-type="string">
            <text:p>Bage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table:style-name="ce1" office:value-type="string" calcext:value-type="string">
            <text:p>07/10/2024 07:23:47 AM</text:p>
          </table:table-cell>
          <table:table-cell office:value-type="string" calcext:value-type="string">
            <text:p>Gestio|Privada <text:s text:c="2"/>|Titularitat|Privada <text:s text:c="2"/></text:p>
          </table:table-cell>
          <table:table-cell/>
        </table:table-row>
        <table:table-row table:style-name="ro1">
          <table:table-cell office:value-type="float" office:value="547378" calcext:value-type="float">
            <text:p>547378</text:p>
          </table:table-cell>
          <table:table-cell table:number-columns-repeated="2" office:value-type="string" calcext:value-type="string">
            <text:p>Ajuntament de Talaver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13" calcext:value-type="float">
            <text:p>25213</text:p>
          </table:table-cell>
          <table:table-cell office:value-type="string" calcext:value-type="string">
            <text:p>Talavera</text:p>
          </table:table-cell>
          <table:table-cell office:value-type="float" office:value="252167" calcext:value-type="float">
            <text:p>252167</text:p>
          </table:table-cell>
          <table:table-cell office:value-type="string" calcext:value-type="string">
            <text:p>Segarra</text:p>
          </table:table-cell>
          <table:table-cell office:value-type="string" calcext:value-type="string">
            <text:p>973-540001</text:p>
          </table:table-cell>
          <table:table-cell/>
          <table:table-cell office:value-type="string" calcext:value-type="string">
            <text:p>973-540163</text:p>
          </table:table-cell>
          <table:table-cell office:value-type="float" office:value="361550000" calcext:value-type="float">
            <text:p>361550000</text:p>
          </table:table-cell>
          <table:table-cell office:value-type="float" office:value="4604950000" calcext:value-type="float">
            <text:p>4604950000</text:p>
          </table:table-cell>
          <table:table-cell office:value-type="string" calcext:value-type="string">
            <text:p>1.339050151</text:p>
          </table:table-cell>
          <table:table-cell office:value-type="string" calcext:value-type="string">
            <text:p>41.584251922</text:p>
          </table:table-cell>
          <table:table-cell office:value-type="string" calcext:value-type="string">
            <text:p>ajuntament@talavera.ddl.net</text:p>
          </table:table-cell>
          <table:table-cell office:value-type="string" calcext:value-type="string">
            <text:p>http://talavera.ddl.net/</text:p>
          </table:table-cell>
          <table:table-cell office:value-type="string" calcext:value-type="string">
            <text:p>07/17/2024 07:03:03 AM</text:p>
          </table:table-cell>
          <table:table-cell/>
          <table:table-cell office:value-type="string" calcext:value-type="string">
            <text:p>POINT (1.3390502 41.58425)</text:p>
          </table:table-cell>
        </table:table-row>
        <table:table-row table:style-name="ro1">
          <table:table-cell office:value-type="float" office:value="547379" calcext:value-type="float">
            <text:p>547379</text:p>
          </table:table-cell>
          <table:table-cell table:number-columns-repeated="2" office:value-type="string" calcext:value-type="string">
            <text:p>Ajuntament de Taradell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Vila, 45</text:p>
          </table:table-cell>
          <table:table-cell table:number-columns-repeated="7"/>
          <table:table-cell office:value-type="float" office:value="8552" calcext:value-type="float">
            <text:p>8552</text:p>
          </table:table-cell>
          <table:table-cell office:value-type="string" calcext:value-type="string">
            <text:p>Taradell</text:p>
          </table:table-cell>
          <table:table-cell office:value-type="float" office:value="82785" calcext:value-type="float">
            <text:p>82785</text:p>
          </table:table-cell>
          <table:table-cell office:value-type="string" calcext:value-type="string">
            <text:p>Osona</text:p>
          </table:table-cell>
          <table:table-cell office:value-type="string" calcext:value-type="string">
            <text:p>93-8126100</text:p>
          </table:table-cell>
          <table:table-cell/>
          <table:table-cell office:value-type="string" calcext:value-type="string">
            <text:p>93-8800975</text:p>
          </table:table-cell>
          <table:table-cell office:value-type="float" office:value="440858427" calcext:value-type="float">
            <text:p>440858427</text:p>
          </table:table-cell>
          <table:table-cell office:value-type="float" office:value="4636073454" calcext:value-type="float">
            <text:p>4636073454</text:p>
          </table:table-cell>
          <table:table-cell office:value-type="string" calcext:value-type="string">
            <text:p>2.287283963</text:p>
          </table:table-cell>
          <table:table-cell office:value-type="string" calcext:value-type="string">
            <text:p>41.874370833</text:p>
          </table:table-cell>
          <table:table-cell office:value-type="string" calcext:value-type="string">
            <text:p>alcaldia@taradell.cat</text:p>
          </table:table-cell>
          <table:table-cell office:value-type="string" calcext:value-type="string">
            <text:p>http://www.taradell.org</text:p>
          </table:table-cell>
          <table:table-cell office:value-type="string" calcext:value-type="string">
            <text:p>07/17/2024 07:03:02 AM</text:p>
          </table:table-cell>
          <table:table-cell/>
          <table:table-cell office:value-type="string" calcext:value-type="string">
            <text:p>POINT (2.287284 41.87437)</text:p>
          </table:table-cell>
        </table:table-row>
        <table:table-row table:style-name="ro1">
          <table:table-cell office:value-type="float" office:value="759362" calcext:value-type="float">
            <text:p>759362</text:p>
          </table:table-cell>
          <table:table-cell table:number-columns-repeated="2" office:value-type="string" calcext:value-type="string">
            <text:p>Port de Tarragon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7"/>
          <table:table-cell office:value-type="string" calcext:value-type="string">
            <text:p>-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office:value-type="float" office:value="353250000" calcext:value-type="float">
            <text:p>353250000</text:p>
          </table:table-cell>
          <table:table-cell office:value-type="float" office:value="4553350000" calcext:value-type="float">
            <text:p>4553350000</text:p>
          </table:table-cell>
          <table:table-cell office:value-type="string" calcext:value-type="string">
            <text:p>1.250920283</text:p>
          </table:table-cell>
          <table:table-cell office:value-type="string" calcext:value-type="string">
            <text:p>41.11634005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1.2509203 41.11634)</text:p>
          </table:table-cell>
        </table:table-row>
        <table:table-row table:style-name="ro1">
          <table:table-cell office:value-type="float" office:value="14511" calcext:value-type="float">
            <text:p>14511</text:p>
          </table:table-cell>
          <table:table-cell table:number-columns-repeated="2" office:value-type="string" calcext:value-type="string">
            <text:p>DEIXALLERIA MÒBIL DE L'AJUNTAMENT DE TARRAGONA (IV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003" calcext:value-type="float">
            <text:p>43003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33" calcext:value-type="float">
            <text:p>14333</text:p>
          </table:table-cell>
          <table:table-cell table:number-columns-repeated="2" office:value-type="string" calcext:value-type="string">
            <text:p>DEIXALLERIA MÒBIL DEL CONSELL COMARCAL DEL TARRAGONÈ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003" calcext:value-type="float">
            <text:p>43003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505" calcext:value-type="float">
            <text:p>14505</text:p>
          </table:table-cell>
          <table:table-cell table:number-columns-repeated="2" office:value-type="string" calcext:value-type="string">
            <text:p>DEIXALLERIA MÒBIL DE L'AJUNTAMENT DE TARRAGONA (I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003" calcext:value-type="float">
            <text:p>43003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7042835" calcext:value-type="float">
            <text:p>27042835</text:p>
          </table:table-cell>
          <table:table-cell table:number-columns-repeated="2" office:value-type="string" calcext:value-type="string">
            <text:p>Sala de Lectura Sant Pere i Sant Pau</text:p>
          </table:table-cell>
          <table:table-cell office:value-type="string" calcext:value-type="string">
            <text:p>Cultura|Biblioteques|Pública (Punt d'informació i lectura)|</text:p>
          </table:table-cell>
          <table:table-cell/>
          <table:table-cell office:value-type="string" calcext:value-type="string">
            <text:p><text:s/>Edifici Europa, <text:s/>esc. C, baixos</text:p>
          </table:table-cell>
          <table:table-cell table:number-columns-repeated="4"/>
          <table:table-cell office:value-type="string" calcext:value-type="string">
            <text:p>esc. C, b</text:p>
          </table:table-cell>
          <table:table-cell table:number-columns-repeated="2"/>
          <table:table-cell office:value-type="float" office:value="43007" calcext:value-type="float">
            <text:p>43007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office:value-type="string" calcext:value-type="string">
            <text:p>977 20 02 10</text:p>
          </table:table-cell>
          <table:table-cell table:number-columns-repeated="2"/>
          <table:table-cell office:value-type="float" office:value="353362560" calcext:value-type="float">
            <text:p>353362560</text:p>
          </table:table-cell>
          <table:table-cell office:value-type="float" office:value="4555608000" calcext:value-type="float">
            <text:p>4555608000</text:p>
          </table:table-cell>
          <table:table-cell office:value-type="string" calcext:value-type="string">
            <text:p>1.252796877</text:p>
          </table:table-cell>
          <table:table-cell office:value-type="string" calcext:value-type="string">
            <text:p>41.138543168</text:p>
          </table:table-cell>
          <table:table-cell office:value-type="string" calcext:value-type="string">
            <text:p>salalecturaspsp@tarragona.cat</text:p>
          </table:table-cell>
          <table:table-cell/>
          <table:table-cell table:style-name="ce1" office:value-type="string" calcext:value-type="string">
            <text:p>07/10/2024 07:20:37 AM</text:p>
          </table:table-cell>
          <table:table-cell office:value-type="string" calcext:value-type="string">
            <text:p>Gestio|Pública|Titularitat|Adm. local: ajuntament</text:p>
          </table:table-cell>
          <table:table-cell office:value-type="string" calcext:value-type="string">
            <text:p>POINT (1.2527969 41.138542)</text:p>
          </table:table-cell>
        </table:table-row>
        <table:table-row table:style-name="ro1">
          <table:table-cell office:value-type="float" office:value="3041483" calcext:value-type="float">
            <text:p>3041483</text:p>
          </table:table-cell>
          <table:table-cell table:number-columns-repeated="2" office:value-type="string" calcext:value-type="string">
            <text:p>Parc de Bombers de Tarragona</text:p>
          </table:table-cell>
          <table:table-cell office:value-type="string" calcext:value-type="string">
            <text:p>Emergències. Seguretat|Parcs de Bombers||</text:p>
          </table:table-cell>
          <table:table-cell/>
          <table:table-cell office:value-type="string" calcext:value-type="string">
            <text:p><text:s/>Polígon <text:s/>Industrial Francolí, s/n</text:p>
          </table:table-cell>
          <table:table-cell table:number-columns-repeated="7"/>
          <table:table-cell office:value-type="float" office:value="43006" calcext:value-type="float">
            <text:p>43006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350665542" calcext:value-type="float">
            <text:p>350665542</text:p>
          </table:table-cell>
          <table:table-cell office:value-type="float" office:value="4552906213" calcext:value-type="float">
            <text:p>4552906213</text:p>
          </table:table-cell>
          <table:table-cell office:value-type="string" calcext:value-type="string">
            <text:p>1.221361000</text:p>
          </table:table-cell>
          <table:table-cell office:value-type="string" calcext:value-type="string">
            <text:p>41.113681000</text:p>
          </table:table-cell>
          <table:table-cell table:number-columns-repeated="2"/>
          <table:table-cell office:value-type="string" calcext:value-type="string">
            <text:p>07/19/2024 07:37:22 AM</text:p>
          </table:table-cell>
          <table:table-cell/>
          <table:table-cell office:value-type="string" calcext:value-type="string">
            <text:p>POINT (1.221361 41.11368)</text:p>
          </table:table-cell>
        </table:table-row>
        <table:table-row table:style-name="ro1">
          <table:table-cell office:value-type="float" office:value="24594850" calcext:value-type="float">
            <text:p>24594850</text:p>
          </table:table-cell>
          <table:table-cell office:value-type="string" calcext:value-type="string">
            <text:p>Port esportiu de Tarragona <text:s text:c="223"/></text:p>
          </table:table-cell>
          <table:table-cell office:value-type="string" calcext:value-type="string">
            <text:p>REIAL CLUB NÀUTIC TARRAGONA</text:p>
          </table:table-cell>
          <table:table-cell office:value-type="string" calcext:value-type="string">
            <text:p>Esports. Lleure|Instal·lacions esportives|Pista|Esports. Lleure|Instal·lacions esportives|Pista de pàdel|Esports. Lleure|Instal·lacions esportives|Sala|Esports. Lleure|Instal·lacions esportives|Piscina a l'aire lliure|</text:p>
          </table:table-cell>
          <table:table-cell/>
          <table:table-cell office:value-type="string" calcext:value-type="string">
            <text:p><text:s/>Port Esportiu, s/n, Tarragona</text:p>
          </table:table-cell>
          <table:table-cell table:number-columns-repeated="7"/>
          <table:table-cell office:value-type="float" office:value="43005" calcext:value-type="float">
            <text:p>43005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office:value-type="float" office:value="977240360" calcext:value-type="float">
            <text:p>977240360</text:p>
          </table:table-cell>
          <table:table-cell table:number-columns-repeated="2"/>
          <table:table-cell office:value-type="float" office:value="353048000" calcext:value-type="float">
            <text:p>353048000</text:p>
          </table:table-cell>
          <table:table-cell office:value-type="float" office:value="4552151000" calcext:value-type="float">
            <text:p>4552151000</text:p>
          </table:table-cell>
          <table:table-cell office:value-type="string" calcext:value-type="string">
            <text:p>1.249877894</text:p>
          </table:table-cell>
          <table:table-cell office:value-type="string" calcext:value-type="string">
            <text:p>41.107360018</text:p>
          </table:table-cell>
          <table:table-cell/>
          <table:table-cell office:value-type="string" calcext:value-type="string">
            <text:p>http://www.rcntarragona.org</text:p>
          </table:table-cell>
          <table:table-cell office:value-type="string" calcext:value-type="string">
            <text:p>07/19/2024 07:32:38 AM</text:p>
          </table:table-cell>
          <table:table-cell office:value-type="string" calcext:value-type="string">
            <text:p>Enlla�|&lt;a href=" http://equipaments.esport.gencat.cat/ceeree/equipaments/22948" target="_blank"&gt;Cens d�equipaments esportius de Catalunya&lt;/a&gt;|Espais|3 Pistes de pàdel&lt;br/&gt;2 Piscina a l'aire lliure&lt;br/&gt;1 Pistes poliesportives a l'aire lliure&lt;br/&gt;3 Sales d'activitats i especialitzades</text:p>
          </table:table-cell>
          <table:table-cell office:value-type="string" calcext:value-type="string">
            <text:p>POINT (1.2498779 41.10736)</text:p>
          </table:table-cell>
        </table:table-row>
        <table:table-row table:style-name="ro1">
          <table:table-cell office:value-type="float" office:value="1283576" calcext:value-type="float">
            <text:p>1283576</text:p>
          </table:table-cell>
          <table:table-cell table:number-columns-repeated="2" office:value-type="string" calcext:value-type="string">
            <text:p>Jutjat Unipersonal de Menors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Vidal Barraquer, 5, baixos</text:p>
          </table:table-cell>
          <table:table-cell table:number-columns-repeated="7"/>
          <table:table-cell office:value-type="float" office:value="43005" calcext:value-type="float">
            <text:p>43005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office:value-type="float" office:value="977240457" calcext:value-type="float">
            <text:p>977240457</text:p>
          </table:table-cell>
          <table:table-cell office:value-type="float" office:value="977240467" calcext:value-type="float">
            <text:p>977240467</text:p>
          </table:table-cell>
          <table:table-cell office:value-type="float" office:value="977221543" calcext:value-type="float">
            <text:p>977221543</text:p>
          </table:table-cell>
          <table:table-cell office:value-type="float" office:value="336402873" calcext:value-type="float">
            <text:p>336402873</text:p>
          </table:table-cell>
          <table:table-cell office:value-type="float" office:value="4548485675" calcext:value-type="float">
            <text:p>4548485675</text:p>
          </table:table-cell>
          <table:table-cell office:value-type="string" calcext:value-type="string">
            <text:p>1.052721900</text:p>
          </table:table-cell>
          <table:table-cell office:value-type="string" calcext:value-type="string">
            <text:p>41.071180500</text:p>
          </table:table-cell>
          <table:table-cell table:number-columns-repeated="2"/>
          <table:table-cell office:value-type="string" calcext:value-type="string">
            <text:p>07/18/2024 07:02:16 AM</text:p>
          </table:table-cell>
          <table:table-cell/>
          <table:table-cell office:value-type="string" calcext:value-type="string">
            <text:p>POINT (1.0527219 41.071182)</text:p>
          </table:table-cell>
        </table:table-row>
        <table:table-row table:style-name="ro1">
          <table:table-cell office:value-type="float" office:value="1283648" calcext:value-type="float">
            <text:p>1283648</text:p>
          </table:table-cell>
          <table:table-cell table:number-columns-repeated="2" office:value-type="string" calcext:value-type="string">
            <text:p>Fiscalia jutjats de Menors</text:p>
          </table:table-cell>
          <table:table-cell office:value-type="string" calcext:value-type="string">
            <text:p>Justícia|Fiscalies||</text:p>
          </table:table-cell>
          <table:table-cell/>
          <table:table-cell office:value-type="string" calcext:value-type="string">
            <text:p><text:s/>Vidal Barraquer, 5, baixos</text:p>
          </table:table-cell>
          <table:table-cell table:number-columns-repeated="7"/>
          <table:table-cell office:value-type="float" office:value="43005" calcext:value-type="float">
            <text:p>43005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office:value-type="float" office:value="627480849" calcext:value-type="float">
            <text:p>627480849</text:p>
          </table:table-cell>
          <table:table-cell office:value-type="float" office:value="627480874" calcext:value-type="float">
            <text:p>627480874</text:p>
          </table:table-cell>
          <table:table-cell office:value-type="float" office:value="977248178" calcext:value-type="float">
            <text:p>977248178</text:p>
          </table:table-cell>
          <table:table-cell office:value-type="float" office:value="336402873" calcext:value-type="float">
            <text:p>336402873</text:p>
          </table:table-cell>
          <table:table-cell office:value-type="float" office:value="4548485675" calcext:value-type="float">
            <text:p>4548485675</text:p>
          </table:table-cell>
          <table:table-cell office:value-type="string" calcext:value-type="string">
            <text:p>1.052721900</text:p>
          </table:table-cell>
          <table:table-cell office:value-type="string" calcext:value-type="string">
            <text:p>41.071180500</text:p>
          </table:table-cell>
          <table:table-cell table:number-columns-repeated="2"/>
          <table:table-cell office:value-type="string" calcext:value-type="string">
            <text:p>07/18/2024 07:02:14 AM</text:p>
          </table:table-cell>
          <table:table-cell/>
          <table:table-cell office:value-type="string" calcext:value-type="string">
            <text:p>POINT (1.0527219 41.071182)</text:p>
          </table:table-cell>
        </table:table-row>
        <table:table-row table:style-name="ro1">
          <table:table-cell office:value-type="float" office:value="18138668" calcext:value-type="float">
            <text:p>18138668</text:p>
          </table:table-cell>
          <table:table-cell table:number-columns-repeated="2" office:value-type="string" calcext:value-type="string">
            <text:p>Fiscalia H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xxx</text:p>
          </table:table-cell>
          <table:table-cell table:number-columns-repeated="7"/>
          <table:table-cell office:value-type="float" office:value="43071" calcext:value-type="float">
            <text:p>43071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office:value-type="float" office:value="429972128" calcext:value-type="float">
            <text:p>429972128</text:p>
          </table:table-cell>
          <table:table-cell office:value-type="float" office:value="4582019504" calcext:value-type="float">
            <text:p>4582019504</text:p>
          </table:table-cell>
          <table:table-cell office:value-type="string" calcext:value-type="string">
            <text:p>2.162431300</text:p>
          </table:table-cell>
          <table:table-cell office:value-type="string" calcext:value-type="string">
            <text:p>41.386656900</text:p>
          </table:table-cell>
          <table:table-cell table:number-columns-repeated="2"/>
          <table:table-cell office:value-type="string" calcext:value-type="string">
            <text:p>07/18/2024 07:02:14 AM</text:p>
          </table:table-cell>
          <table:table-cell/>
          <table:table-cell office:value-type="string" calcext:value-type="string">
            <text:p>POINT (2.1624312 41.386658)</text:p>
          </table:table-cell>
        </table:table-row>
        <table:table-row table:style-name="ro1">
          <table:table-cell office:value-type="float" office:value="547385" calcext:value-type="float">
            <text:p>547385</text:p>
          </table:table-cell>
          <table:table-cell table:number-columns-repeated="2" office:value-type="string" calcext:value-type="string">
            <text:p>Ajuntament de Tarré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480" calcext:value-type="float">
            <text:p>25480</text:p>
          </table:table-cell>
          <table:table-cell office:value-type="string" calcext:value-type="string">
            <text:p>Tarrés</text:p>
          </table:table-cell>
          <table:table-cell office:value-type="float" office:value="252189" calcext:value-type="float">
            <text:p>252189</text:p>
          </table:table-cell>
          <table:table-cell office:value-type="string" calcext:value-type="string">
            <text:p>Garrigues</text:p>
          </table:table-cell>
          <table:table-cell office:value-type="string" calcext:value-type="string">
            <text:p>973-175620</text:p>
          </table:table-cell>
          <table:table-cell/>
          <table:table-cell office:value-type="string" calcext:value-type="string">
            <text:p>973-175701</text:p>
          </table:table-cell>
          <table:table-cell office:value-type="float" office:value="334650000" calcext:value-type="float">
            <text:p>334650000</text:p>
          </table:table-cell>
          <table:table-cell office:value-type="float" office:value="4587800000" calcext:value-type="float">
            <text:p>4587800000</text:p>
          </table:table-cell>
          <table:table-cell office:value-type="string" calcext:value-type="string">
            <text:p>1.021215764</text:p>
          </table:table-cell>
          <table:table-cell office:value-type="string" calcext:value-type="string">
            <text:p>41.424753165</text:p>
          </table:table-cell>
          <table:table-cell office:value-type="string" calcext:value-type="string">
            <text:p>ajuntament@tarres.cat</text:p>
          </table:table-cell>
          <table:table-cell office:value-type="string" calcext:value-type="string">
            <text:p>http://www.tarres.cat</text:p>
          </table:table-cell>
          <table:table-cell office:value-type="string" calcext:value-type="string">
            <text:p>07/17/2024 07:03:02 AM</text:p>
          </table:table-cell>
          <table:table-cell/>
          <table:table-cell office:value-type="string" calcext:value-type="string">
            <text:p>POINT (1.0212158 41.42475)</text:p>
          </table:table-cell>
        </table:table-row>
        <table:table-row table:style-name="ro1">
          <table:table-cell office:value-type="float" office:value="547386" calcext:value-type="float">
            <text:p>547386</text:p>
          </table:table-cell>
          <table:table-cell table:number-columns-repeated="2" office:value-type="string" calcext:value-type="string">
            <text:p>Ajuntament de Tarroja de Segarr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11" calcext:value-type="float">
            <text:p>25211</text:p>
          </table:table-cell>
          <table:table-cell office:value-type="string" calcext:value-type="string">
            <text:p>Tarroja de Segarra</text:p>
          </table:table-cell>
          <table:table-cell office:value-type="float" office:value="252192" calcext:value-type="float">
            <text:p>252192</text:p>
          </table:table-cell>
          <table:table-cell office:value-type="string" calcext:value-type="string">
            <text:p>Segarra</text:p>
          </table:table-cell>
          <table:table-cell office:value-type="string" calcext:value-type="string">
            <text:p>973-520065</text:p>
          </table:table-cell>
          <table:table-cell/>
          <table:table-cell office:value-type="string" calcext:value-type="string">
            <text:p>973-520065</text:p>
          </table:table-cell>
          <table:table-cell office:value-type="float" office:value="356700000" calcext:value-type="float">
            <text:p>356700000</text:p>
          </table:table-cell>
          <table:table-cell office:value-type="float" office:value="4621550000" calcext:value-type="float">
            <text:p>4621550000</text:p>
          </table:table-cell>
          <table:table-cell office:value-type="string" calcext:value-type="string">
            <text:p>1.276910446</text:p>
          </table:table-cell>
          <table:table-cell office:value-type="string" calcext:value-type="string">
            <text:p>41.732848819</text:p>
          </table:table-cell>
          <table:table-cell office:value-type="string" calcext:value-type="string">
            <text:p>ajuntament@tarroja.ddl.net</text:p>
          </table:table-cell>
          <table:table-cell office:value-type="string" calcext:value-type="string">
            <text:p>http://tarroja.ddl.net/</text:p>
          </table:table-cell>
          <table:table-cell office:value-type="string" calcext:value-type="string">
            <text:p>07/17/2024 07:03:02 AM</text:p>
          </table:table-cell>
          <table:table-cell/>
          <table:table-cell office:value-type="string" calcext:value-type="string">
            <text:p>POINT (1.2769104 41.73285)</text:p>
          </table:table-cell>
        </table:table-row>
        <table:table-row table:style-name="ro1">
          <table:table-cell office:value-type="float" office:value="574717" calcext:value-type="float">
            <text:p>574717</text:p>
          </table:table-cell>
          <table:table-cell table:number-columns-repeated="2" office:value-type="string" calcext:value-type="string">
            <text:p>Jutjat de Pau de Tarroja de Segarr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12" calcext:value-type="float">
            <text:p>25212</text:p>
          </table:table-cell>
          <table:table-cell office:value-type="string" calcext:value-type="string">
            <text:p>Tarroja de Segarra</text:p>
          </table:table-cell>
          <table:table-cell office:value-type="float" office:value="252192" calcext:value-type="float">
            <text:p>252192</text:p>
          </table:table-cell>
          <table:table-cell office:value-type="string" calcext:value-type="string">
            <text:p>Segarra</text:p>
          </table:table-cell>
          <table:table-cell office:value-type="float" office:value="973520065" calcext:value-type="float">
            <text:p>973520065</text:p>
          </table:table-cell>
          <table:table-cell/>
          <table:table-cell office:value-type="string" calcext:value-type="string">
            <text:p>973520065(F)</text:p>
          </table:table-cell>
          <table:table-cell office:value-type="float" office:value="356092448" calcext:value-type="float">
            <text:p>356092448</text:p>
          </table:table-cell>
          <table:table-cell office:value-type="float" office:value="4614968904" calcext:value-type="float">
            <text:p>4614968904</text:p>
          </table:table-cell>
          <table:table-cell office:value-type="string" calcext:value-type="string">
            <text:p>1.271196500</text:p>
          </table:table-cell>
          <table:table-cell office:value-type="string" calcext:value-type="string">
            <text:p>41.673489300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1.2711965 41.67349)</text:p>
          </table:table-cell>
        </table:table-row>
        <table:table-row table:style-name="ro1">
          <table:table-cell office:value-type="float" office:value="14364" calcext:value-type="float">
            <text:p>14364</text:p>
          </table:table-cell>
          <table:table-cell table:number-columns-repeated="2" office:value-type="string" calcext:value-type="string">
            <text:p>DEIXALLERIA MÒBIL DE LA MANCOMUNITAT DE SERVEIS ALELLA/MASNOU/TEIÀ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329" calcext:value-type="float">
            <text:p>8329</text:p>
          </table:table-cell>
          <table:table-cell office:value-type="string" calcext:value-type="string">
            <text:p>Teià</text:p>
          </table:table-cell>
          <table:table-cell office:value-type="float" office:value="82819" calcext:value-type="float">
            <text:p>82819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573834" calcext:value-type="float">
            <text:p>573834</text:p>
          </table:table-cell>
          <table:table-cell table:number-columns-repeated="2" office:value-type="string" calcext:value-type="string">
            <text:p>Jutjat de Pau de Terrade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17731" calcext:value-type="float">
            <text:p>17731</text:p>
          </table:table-cell>
          <table:table-cell office:value-type="string" calcext:value-type="string">
            <text:p>Terrades</text:p>
          </table:table-cell>
          <table:table-cell office:value-type="float" office:value="171962" calcext:value-type="float">
            <text:p>171962</text:p>
          </table:table-cell>
          <table:table-cell office:value-type="string" calcext:value-type="string">
            <text:p>Alt Empordà</text:p>
          </table:table-cell>
          <table:table-cell office:value-type="float" office:value="972569048" calcext:value-type="float">
            <text:p>972569048</text:p>
          </table:table-cell>
          <table:table-cell/>
          <table:table-cell office:value-type="string" calcext:value-type="string">
            <text:p>972569048(F)</text:p>
          </table:table-cell>
          <table:table-cell office:value-type="float" office:value="480473002" calcext:value-type="float">
            <text:p>480473002</text:p>
          </table:table-cell>
          <table:table-cell office:value-type="float" office:value="4662728764" calcext:value-type="float">
            <text:p>4662728764</text:p>
          </table:table-cell>
          <table:table-cell office:value-type="string" calcext:value-type="string">
            <text:p>2.763785900</text:p>
          </table:table-cell>
          <table:table-cell office:value-type="string" calcext:value-type="string">
            <text:p>42.116414900</text:p>
          </table:table-cell>
          <table:table-cell table:number-columns-repeated="2"/>
          <table:table-cell office:value-type="string" calcext:value-type="string">
            <text:p>07/18/2024 07:02:42 AM</text:p>
          </table:table-cell>
          <table:table-cell/>
          <table:table-cell office:value-type="string" calcext:value-type="string">
            <text:p>POINT (2.7637858 42.116413)</text:p>
          </table:table-cell>
        </table:table-row>
        <table:table-row table:style-name="ro1">
          <table:table-cell office:value-type="float" office:value="53521" calcext:value-type="float">
            <text:p>53521</text:p>
          </table:table-cell>
          <table:table-cell table:number-columns-repeated="2" office:value-type="string" calcext:value-type="string">
            <text:p>DEIXALLERIA MÒBIL DE L'AJUNTAMENT DE TERRASSA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221" calcext:value-type="float">
            <text:p>8221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315424" calcext:value-type="float">
            <text:p>9373154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eco-equip@terrassa.cat</text:p>
          </table:table-cell>
          <table:table-cell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 table:number-columns-repeated="2" office:value-type="string" calcext:value-type="string">
            <text:p>DEIXALLERIA MÒBIL DE L'AJUNTAMENT DE TERRASS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221" calcext:value-type="float">
            <text:p>8221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315424" calcext:value-type="float">
            <text:p>9373154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eco-equip@terrassa.cat</text:p>
          </table:table-cell>
          <table:table-cell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7043368" calcext:value-type="float">
            <text:p>27043368</text:p>
          </table:table-cell>
          <table:table-cell table:number-columns-repeated="2" office:value-type="string" calcext:value-type="string">
            <text:p>Els Bellots (Espai Públic d'Oci i Cultura)</text:p>
          </table:table-cell>
          <table:table-cell office:value-type="string" calcext:value-type="string">
            <text:p>Cultura|Altres espais aptes per a l'ús cultural|Locals i espais polivalents|</text:p>
          </table:table-cell>
          <table:table-cell/>
          <table:table-cell office:value-type="string" calcext:value-type="string">
            <text:p><text:s/>Pol. Industrial Els Bellots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227" calcext:value-type="float">
            <text:p>8227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832711" calcext:value-type="float">
            <text:p>937832711</text:p>
          </table:table-cell>
          <table:table-cell table:number-columns-repeated="2"/>
          <table:table-cell office:value-type="float" office:value="417956800" calcext:value-type="float">
            <text:p>417956800</text:p>
          </table:table-cell>
          <table:table-cell office:value-type="float" office:value="4601095500" calcext:value-type="float">
            <text:p>4601095500</text:p>
          </table:table-cell>
          <table:table-cell office:value-type="string" calcext:value-type="string">
            <text:p>2.016146248</text:p>
          </table:table-cell>
          <table:table-cell office:value-type="string" calcext:value-type="string">
            <text:p>41.557322926</text:p>
          </table:table-cell>
          <table:table-cell office:value-type="string" calcext:value-type="string">
            <text:p>cultura@terrassa.cat</text:p>
          </table:table-cell>
          <table:table-cell office:value-type="string" calcext:value-type="string">
            <text:p>http://www.terrassa.cat/cultura</text:p>
          </table:table-cell>
          <table:table-cell table:style-name="ce1" office:value-type="string" calcext:value-type="string">
            <text:p>07/10/2024 07:31:15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0161462 41.557323)</text:p>
          </table:table-cell>
        </table:table-row>
        <table:table-row table:style-name="ro1">
          <table:table-cell office:value-type="float" office:value="2580603" calcext:value-type="float">
            <text:p>2580603</text:p>
          </table:table-cell>
          <table:table-cell table:number-columns-repeated="2" office:value-type="string" calcext:value-type="string">
            <text:p>Escola de Tírvia - ZER Alt Pallars Sobirà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/>
          <table:table-cell office:value-type="string" calcext:value-type="string">
            <text:p><text:s/>Zona Escolar</text:p>
          </table:table-cell>
          <table:table-cell table:number-columns-repeated="7"/>
          <table:table-cell office:value-type="float" office:value="25595" calcext:value-type="float">
            <text:p>25595</text:p>
          </table:table-cell>
          <table:table-cell office:value-type="string" calcext:value-type="string">
            <text:p>Tírvia</text:p>
          </table:table-cell>
          <table:table-cell office:value-type="float" office:value="252213" calcext:value-type="float">
            <text:p>252213</text:p>
          </table:table-cell>
          <table:table-cell office:value-type="string" calcext:value-type="string">
            <text:p>Pallars Sobirà</text:p>
          </table:table-cell>
          <table:table-cell office:value-type="float" office:value="973622077" calcext:value-type="float">
            <text:p>973622077</text:p>
          </table:table-cell>
          <table:table-cell/>
          <table:table-cell office:value-type="float" office:value="973622077" calcext:value-type="float">
            <text:p>973622077</text:p>
          </table:table-cell>
          <table:table-cell office:value-type="float" office:value="355426000" calcext:value-type="float">
            <text:p>355426000</text:p>
          </table:table-cell>
          <table:table-cell office:value-type="float" office:value="4708578000" calcext:value-type="float">
            <text:p>4708578000</text:p>
          </table:table-cell>
          <table:table-cell office:value-type="string" calcext:value-type="string">
            <text:p>1.240046000</text:p>
          </table:table-cell>
          <table:table-cell office:value-type="string" calcext:value-type="string">
            <text:p>42.516068000</text:p>
          </table:table-cell>
          <table:table-cell office:value-type="string" calcext:value-type="string">
            <text:p>c5004577@xtec.cat</text:p>
          </table:table-cell>
          <table:table-cell/>
          <table:table-cell table:style-name="ce1" office:value-type="string" calcext:value-type="string">
            <text:p>06/12/2024 07:27:43 AM</text:p>
          </table:table-cell>
          <table:table-cell office:value-type="string" calcext:value-type="string">
            <text:p>Codi Territorial|Alt Pirineu i Aran|Naturalesa|Públic|Titularitat|Departament d'Educació</text:p>
          </table:table-cell>
          <table:table-cell office:value-type="string" calcext:value-type="string">
            <text:p>POINT (1.240046 42.516068)</text:p>
          </table:table-cell>
        </table:table-row>
        <table:table-row table:style-name="ro1">
          <table:table-cell office:value-type="float" office:value="574720" calcext:value-type="float">
            <text:p>574720</text:p>
          </table:table-cell>
          <table:table-cell table:number-columns-repeated="2" office:value-type="string" calcext:value-type="string">
            <text:p>Jutjat de Pau de Tiuran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, s/n</text:p>
          </table:table-cell>
          <table:table-cell table:number-columns-repeated="7"/>
          <table:table-cell office:value-type="float" office:value="25222" calcext:value-type="float">
            <text:p>25222</text:p>
          </table:table-cell>
          <table:table-cell office:value-type="string" calcext:value-type="string">
            <text:p>Tiurana</text:p>
          </table:table-cell>
          <table:table-cell office:value-type="float" office:value="252228" calcext:value-type="float">
            <text:p>252228</text:p>
          </table:table-cell>
          <table:table-cell office:value-type="string" calcext:value-type="string">
            <text:p>Noguera</text:p>
          </table:table-cell>
          <table:table-cell office:value-type="float" office:value="973460234" calcext:value-type="float">
            <text:p>973460234</text:p>
          </table:table-cell>
          <table:table-cell/>
          <table:table-cell office:value-type="float" office:value="973462125" calcext:value-type="float">
            <text:p>973462125</text:p>
          </table:table-cell>
          <table:table-cell office:value-type="float" office:value="-183163298" calcext:value-type="float">
            <text:p>-183163298</text:p>
          </table:table-cell>
          <table:table-cell office:value-type="float" office:value="4070826825" calcext:value-type="float">
            <text:p>4070826825</text:p>
          </table:table-cell>
          <table:table-cell office:value-type="string" calcext:value-type="string">
            <text:p>-4.625592500</text:p>
          </table:table-cell>
          <table:table-cell office:value-type="string" calcext:value-type="string">
            <text:p>36.538404000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-4.6255927 36.538403)</text:p>
          </table:table-cell>
        </table:table-row>
        <table:table-row table:style-name="ro1">
          <table:table-cell office:value-type="float" office:value="14109" calcext:value-type="float">
            <text:p>14109</text:p>
          </table:table-cell>
          <table:table-cell table:number-columns-repeated="2" office:value-type="string" calcext:value-type="string">
            <text:p>DEIXALLERIA DE TORDER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PARC. 88</text:p>
          </table:table-cell>
          <table:table-cell table:number-columns-repeated="7"/>
          <table:table-cell office:value-type="float" office:value="8490" calcext:value-type="float">
            <text:p>8490</text:p>
          </table:table-cell>
          <table:table-cell office:value-type="string" calcext:value-type="string">
            <text:p>Tordera</text:p>
          </table:table-cell>
          <table:table-cell office:value-type="float" office:value="82845" calcext:value-type="float">
            <text:p>82845</text:p>
          </table:table-cell>
          <table:table-cell office:value-type="string" calcext:value-type="string">
            <text:p>Maresme</text:p>
          </table:table-cell>
          <table:table-cell office:value-type="float" office:value="937643717" calcext:value-type="float">
            <text:p>937643717</text:p>
          </table:table-cell>
          <table:table-cell table:number-columns-repeated="2"/>
          <table:table-cell office:value-type="float" office:value="476376000" calcext:value-type="float">
            <text:p>476376000</text:p>
          </table:table-cell>
          <table:table-cell office:value-type="float" office:value="4617416000" calcext:value-type="float">
            <text:p>4617416000</text:p>
          </table:table-cell>
          <table:table-cell office:value-type="string" calcext:value-type="string">
            <text:p>2.716040505</text:p>
          </table:table-cell>
          <table:table-cell office:value-type="string" calcext:value-type="string">
            <text:p>41.708183963</text:p>
          </table:table-cell>
          <table:table-cell office:value-type="string" calcext:value-type="string">
            <text:p>vallegb@tordera.org</text:p>
          </table:table-cell>
          <table:table-cell office:value-type="string" calcext:value-type="string">
            <text:p>http://www.tordera.cat/ambit.php?id=51</text:p>
          </table:table-cell>
          <table:table-cell office:value-type="string" calcext:value-type="string">
            <text:p>07/19/2024 07:02:58 AM</text:p>
          </table:table-cell>
          <table:table-cell office:value-type="string" calcext:value-type="string">
            <text:p>Horari|De dimarts <text:s/>a dissabte de 10h a 13h i de 16h a 19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7160406 41.708183)</text:p>
          </table:table-cell>
        </table:table-row>
        <table:table-row table:style-name="ro1">
          <table:table-cell office:value-type="float" office:value="14359" calcext:value-type="float">
            <text:p>14359</text:p>
          </table:table-cell>
          <table:table-cell table:number-columns-repeated="2" office:value-type="string" calcext:value-type="string">
            <text:p>DEIXALLERIA MÒBIL DEL CONSORCI DE LA VALL DEL GES, ORÍS I BISAUR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570" calcext:value-type="float">
            <text:p>8570</text:p>
          </table:table-cell>
          <table:table-cell office:value-type="string" calcext:value-type="string">
            <text:p>Torelló</text:p>
          </table:table-cell>
          <table:table-cell office:value-type="float" office:value="82858" calcext:value-type="float">
            <text:p>82858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160" calcext:value-type="float">
            <text:p>14160</text:p>
          </table:table-cell>
          <table:table-cell table:number-columns-repeated="2" office:value-type="string" calcext:value-type="string">
            <text:p>DEIXALLERIA DE TORELLÓ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S/N</text:p>
          </table:table-cell>
          <table:table-cell table:number-columns-repeated="7"/>
          <table:table-cell office:value-type="float" office:value="8570" calcext:value-type="float">
            <text:p>8570</text:p>
          </table:table-cell>
          <table:table-cell office:value-type="string" calcext:value-type="string">
            <text:p>Torelló</text:p>
          </table:table-cell>
          <table:table-cell office:value-type="float" office:value="82858" calcext:value-type="float">
            <text:p>82858</text:p>
          </table:table-cell>
          <table:table-cell office:value-type="string" calcext:value-type="string">
            <text:p>Osona</text:p>
          </table:table-cell>
          <table:table-cell office:value-type="float" office:value="938591050" calcext:value-type="float">
            <text:p>938591050</text:p>
          </table:table-cell>
          <table:table-cell table:number-columns-repeated="2"/>
          <table:table-cell office:value-type="float" office:value="440090000" calcext:value-type="float">
            <text:p>440090000</text:p>
          </table:table-cell>
          <table:table-cell office:value-type="float" office:value="4654876000" calcext:value-type="float">
            <text:p>4654876000</text:p>
          </table:table-cell>
          <table:table-cell office:value-type="string" calcext:value-type="string">
            <text:p>2.276110330</text:p>
          </table:table-cell>
          <table:table-cell office:value-type="string" calcext:value-type="string">
            <text:p>42.043648985</text:p>
          </table:table-cell>
          <table:table-cell office:value-type="string" calcext:value-type="string">
            <text:p>franquesagp@ajtorello.cat</text:p>
          </table:table-cell>
          <table:table-cell office:value-type="string" calcext:value-type="string">
            <text:p>http://www.rro.cat/municipis/torello/</text:p>
          </table:table-cell>
          <table:table-cell office:value-type="string" calcext:value-type="string">
            <text:p>07/19/2024 07:03:02 AM</text:p>
          </table:table-cell>
          <table:table-cell office:value-type="string" calcext:value-type="string">
            <text:p>Horari|Dimarts, dimecres i dijous de 9:15h a 15:15h i de 15:30h a 19:00h. Divendres de 15:30h a 19:00h. Dissabte de 9:15h a 13:15h. <text:s/>Fora d'aquest horari no està permès deixar materials a l'entrada de la deixalleria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2761104 42.043648)</text:p>
          </table:table-cell>
        </table:table-row>
        <table:table-row table:style-name="ro1">
          <table:table-cell office:value-type="float" office:value="547064" calcext:value-type="float">
            <text:p>547064</text:p>
          </table:table-cell>
          <table:table-cell table:number-columns-repeated="2" office:value-type="string" calcext:value-type="string">
            <text:p>Ajuntament de la Torre de Cabdell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15" calcext:value-type="float">
            <text:p>25515</text:p>
          </table:table-cell>
          <table:table-cell office:value-type="string" calcext:value-type="string">
            <text:p>Torre de Cabdella, la</text:p>
          </table:table-cell>
          <table:table-cell office:value-type="float" office:value="252271" calcext:value-type="float">
            <text:p>252271</text:p>
          </table:table-cell>
          <table:table-cell office:value-type="string" calcext:value-type="string">
            <text:p>Pallars Jussà</text:p>
          </table:table-cell>
          <table:table-cell office:value-type="float" office:value="973663001" calcext:value-type="float">
            <text:p>973663001</text:p>
          </table:table-cell>
          <table:table-cell/>
          <table:table-cell office:value-type="float" office:value="973663145" calcext:value-type="float">
            <text:p>973663145</text:p>
          </table:table-cell>
          <table:table-cell office:value-type="float" office:value="334100000" calcext:value-type="float">
            <text:p>334100000</text:p>
          </table:table-cell>
          <table:table-cell office:value-type="float" office:value="4698800000" calcext:value-type="float">
            <text:p>4698800000</text:p>
          </table:table-cell>
          <table:table-cell office:value-type="string" calcext:value-type="string">
            <text:p>0.983405486</text:p>
          </table:table-cell>
          <table:table-cell office:value-type="string" calcext:value-type="string">
            <text:p>42.423782320</text:p>
          </table:table-cell>
          <table:table-cell office:value-type="string" calcext:value-type="string">
            <text:p>ajuntament@torrecapdella.ddl.net</text:p>
          </table:table-cell>
          <table:table-cell office:value-type="string" calcext:value-type="string">
            <text:p>http://www.torredecapdella.org</text:p>
          </table:table-cell>
          <table:table-cell office:value-type="string" calcext:value-type="string">
            <text:p>07/17/2024 07:03:00 AM</text:p>
          </table:table-cell>
          <table:table-cell/>
          <table:table-cell office:value-type="string" calcext:value-type="string">
            <text:p>POINT (0.9834055 42.423782)</text:p>
          </table:table-cell>
        </table:table-row>
        <table:table-row table:style-name="ro1">
          <table:table-cell office:value-type="float" office:value="574725" calcext:value-type="float">
            <text:p>574725</text:p>
          </table:table-cell>
          <table:table-cell table:number-columns-repeated="2" office:value-type="string" calcext:value-type="string">
            <text:p>Jutjat de Pau de Torre de Cabdell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15" calcext:value-type="float">
            <text:p>25515</text:p>
          </table:table-cell>
          <table:table-cell office:value-type="string" calcext:value-type="string">
            <text:p>Torre de Cabdella, la</text:p>
          </table:table-cell>
          <table:table-cell office:value-type="float" office:value="252271" calcext:value-type="float">
            <text:p>252271</text:p>
          </table:table-cell>
          <table:table-cell office:value-type="string" calcext:value-type="string">
            <text:p>Pallars Jussà</text:p>
          </table:table-cell>
          <table:table-cell office:value-type="float" office:value="973663001" calcext:value-type="float">
            <text:p>973663001</text:p>
          </table:table-cell>
          <table:table-cell/>
          <table:table-cell office:value-type="string" calcext:value-type="string">
            <text:p>973663001(F)</text:p>
          </table:table-cell>
          <table:table-cell office:value-type="float" office:value="333997031" calcext:value-type="float">
            <text:p>333997031</text:p>
          </table:table-cell>
          <table:table-cell office:value-type="float" office:value="4698535723" calcext:value-type="float">
            <text:p>4698535723</text:p>
          </table:table-cell>
          <table:table-cell office:value-type="string" calcext:value-type="string">
            <text:p>0.982230900</text:p>
          </table:table-cell>
          <table:table-cell office:value-type="string" calcext:value-type="string">
            <text:p>42.421381700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0.9822309 42.421383)</text:p>
          </table:table-cell>
        </table:table-row>
        <table:table-row table:style-name="ro1">
          <table:table-cell office:value-type="float" office:value="27041424" calcext:value-type="float">
            <text:p>27041424</text:p>
          </table:table-cell>
          <table:table-cell table:number-columns-repeated="2" office:value-type="string" calcext:value-type="string">
            <text:p>Molí del Bep de Canut</text:p>
          </table:table-cell>
          <table:table-cell office:value-type="string" calcext:value-type="string">
            <text:p>Cultura|Altres espais aptes per a l'ús cultural|Altres|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176" calcext:value-type="float">
            <text:p>25176</text:p>
          </table:table-cell>
          <table:table-cell office:value-type="string" calcext:value-type="string">
            <text:p>Torrebesses</text:p>
          </table:table-cell>
          <table:table-cell office:value-type="float" office:value="252265" calcext:value-type="float">
            <text:p>252265</text:p>
          </table:table-cell>
          <table:table-cell office:value-type="string" calcext:value-type="string">
            <text:p>Segrià</text:p>
          </table:table-cell>
          <table:table-cell office:value-type="float" office:value="973126059" calcext:value-type="float">
            <text:p>973126059</text:p>
          </table:table-cell>
          <table:table-cell table:number-columns-repeated="2"/>
          <table:table-cell office:value-type="float" office:value="298839055" calcext:value-type="float">
            <text:p>298839055</text:p>
          </table:table-cell>
          <table:table-cell office:value-type="float" office:value="4588810839" calcext:value-type="float">
            <text:p>4588810839</text:p>
          </table:table-cell>
          <table:table-cell office:value-type="string" calcext:value-type="string">
            <text:p>0.592651924</text:p>
          </table:table-cell>
          <table:table-cell office:value-type="string" calcext:value-type="string">
            <text:p>41.425684499</text:p>
          </table:table-cell>
          <table:table-cell table:number-columns-repeated="2"/>
          <table:table-cell table:style-name="ce1" office:value-type="string" calcext:value-type="string">
            <text:p>07/10/2024 07:23:45 AM</text:p>
          </table:table-cell>
          <table:table-cell office:value-type="string" calcext:value-type="string">
            <text:p>Gestio|Pública <text:s text:c="2"/>|Titularitat|Altres <text:s text:c="3"/></text:p>
          </table:table-cell>
          <table:table-cell office:value-type="string" calcext:value-type="string">
            <text:p>POINT (0.5926519 41.425686)</text:p>
          </table:table-cell>
        </table:table-row>
        <table:table-row table:style-name="ro1">
          <table:table-cell office:value-type="float" office:value="14379" calcext:value-type="float">
            <text:p>14379</text:p>
          </table:table-cell>
          <table:table-cell table:number-columns-repeated="2" office:value-type="string" calcext:value-type="string">
            <text:p>DEIXALLERIA DE TORREDEMBARR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PARC. 15</text:p>
          </table:table-cell>
          <table:table-cell table:number-columns-repeated="7"/>
          <table:table-cell office:value-type="float" office:value="43830" calcext:value-type="float">
            <text:p>43830</text:p>
          </table:table-cell>
          <table:table-cell office:value-type="string" calcext:value-type="string">
            <text:p>Torredembarra</text:p>
          </table:table-cell>
          <table:table-cell office:value-type="float" office:value="431536" calcext:value-type="float">
            <text:p>431536</text:p>
          </table:table-cell>
          <table:table-cell office:value-type="string" calcext:value-type="string">
            <text:p>Tarragonès</text:p>
          </table:table-cell>
          <table:table-cell office:value-type="float" office:value="977244500" calcext:value-type="float">
            <text:p>977244500</text:p>
          </table:table-cell>
          <table:table-cell table:number-columns-repeated="2"/>
          <table:table-cell office:value-type="float" office:value="365110000" calcext:value-type="float">
            <text:p>365110000</text:p>
          </table:table-cell>
          <table:table-cell office:value-type="float" office:value="4556929000" calcext:value-type="float">
            <text:p>4556929000</text:p>
          </table:table-cell>
          <table:table-cell office:value-type="string" calcext:value-type="string">
            <text:p>1.392423529</text:p>
          </table:table-cell>
          <table:table-cell office:value-type="string" calcext:value-type="string">
            <text:p>41.152475763</text:p>
          </table:table-cell>
          <table:table-cell office:value-type="string" calcext:value-type="string">
            <text:p>tomas@tarragones.org</text:p>
          </table:table-cell>
          <table:table-cell office:value-type="string" calcext:value-type="string">
            <text:p>http://tarragones.cat/medi-ambient/servei-integrat-mediambiental-sim/adreces-i-horaris-deixalleries</text:p>
          </table:table-cell>
          <table:table-cell office:value-type="string" calcext:value-type="string">
            <text:p>07/19/2024 07:02:55 AM</text:p>
          </table:table-cell>
          <table:table-cell office:value-type="string" calcext:value-type="string">
            <text:p>Horari|Dimarts, dimecres, dijous i dissabtes de 9h a 13h i de 15h a 18h. Diumenges de 10h a 13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3924235 41.152477)</text:p>
          </table:table-cell>
        </table:table-row>
        <table:table-row table:style-name="ro1">
          <table:table-cell office:value-type="float" office:value="55487" calcext:value-type="float">
            <text:p>55487</text:p>
          </table:table-cell>
          <table:table-cell table:number-columns-repeated="2" office:value-type="string" calcext:value-type="string">
            <text:p>Torredembarr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de Torredembarr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830" calcext:value-type="float">
            <text:p>43830</text:p>
          </table:table-cell>
          <table:table-cell office:value-type="string" calcext:value-type="string">
            <text:p>Torredembarra</text:p>
          </table:table-cell>
          <table:table-cell office:value-type="float" office:value="431536" calcext:value-type="float">
            <text:p>431536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office:value-type="float" office:value="365796000" calcext:value-type="float">
            <text:p>365796000</text:p>
          </table:table-cell>
          <table:table-cell office:value-type="float" office:value="4554958000" calcext:value-type="float">
            <text:p>4554958000</text:p>
          </table:table-cell>
          <table:table-cell office:value-type="string" calcext:value-type="string">
            <text:p>1.401010000</text:p>
          </table:table-cell>
          <table:table-cell office:value-type="string" calcext:value-type="string">
            <text:p>41.13481300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1.40101 41.13481)</text:p>
          </table:table-cell>
        </table:table-row>
        <table:table-row table:style-name="ro1">
          <table:table-cell office:value-type="float" office:value="24595065" calcext:value-type="float">
            <text:p>24595065</text:p>
          </table:table-cell>
          <table:table-cell office:value-type="string" calcext:value-type="string">
            <text:p>Complex esportiu municipal</text:p>
          </table:table-cell>
          <table:table-cell office:value-type="string" calcext:value-type="string">
            <text:p>PAVELLÓ MUNICIPAL SANT JORDI</text:p>
          </table:table-cell>
          <table:table-cell office:value-type="string" calcext:value-type="string">
            <text:p>Esports. Lleure|Instal·lacions esportives|Sala|Esports. Lleure|Instal·lacions esportives|Pavelló|</text:p>
          </table:table-cell>
          <table:table-cell/>
          <table:table-cell office:value-type="string" calcext:value-type="string">
            <text:p><text:s/>Zona esportiva municipal, s/n, Torredembarra</text:p>
          </table:table-cell>
          <table:table-cell table:number-columns-repeated="7"/>
          <table:table-cell office:value-type="float" office:value="43830" calcext:value-type="float">
            <text:p>43830</text:p>
          </table:table-cell>
          <table:table-cell office:value-type="string" calcext:value-type="string">
            <text:p>Torredembarra</text:p>
          </table:table-cell>
          <table:table-cell office:value-type="float" office:value="431536" calcext:value-type="float">
            <text:p>431536</text:p>
          </table:table-cell>
          <table:table-cell office:value-type="string" calcext:value-type="string">
            <text:p>Tarragonès</text:p>
          </table:table-cell>
          <table:table-cell office:value-type="float" office:value="977958646" calcext:value-type="float">
            <text:p>977958646</text:p>
          </table:table-cell>
          <table:table-cell table:number-columns-repeated="2"/>
          <table:table-cell office:value-type="float" office:value="365370000" calcext:value-type="float">
            <text:p>365370000</text:p>
          </table:table-cell>
          <table:table-cell office:value-type="float" office:value="4556646000" calcext:value-type="float">
            <text:p>4556646000</text:p>
          </table:table-cell>
          <table:table-cell office:value-type="string" calcext:value-type="string">
            <text:p>1.395583105</text:p>
          </table:table-cell>
          <table:table-cell office:value-type="string" calcext:value-type="string">
            <text:p>41.149970696</text:p>
          </table:table-cell>
          <table:table-cell/>
          <table:table-cell office:value-type="string" calcext:value-type="string">
            <text:p>http://esports.torredembarra.cat</text:p>
          </table:table-cell>
          <table:table-cell office:value-type="string" calcext:value-type="string">
            <text:p>07/19/2024 07:32:47 AM</text:p>
          </table:table-cell>
          <table:table-cell office:value-type="string" calcext:value-type="string">
            <text:p>Enlla�|&lt;a href=" http://equipaments.esport.gencat.cat/ceeree/equipaments/22154" target="_blank"&gt;Cens d�equipaments esportius de Catalunya&lt;/a&gt;|Espais|1 Pavelló&lt;br/&gt;1 Sales d'activitats i especialitzades</text:p>
          </table:table-cell>
          <table:table-cell office:value-type="string" calcext:value-type="string">
            <text:p>POINT (1.3955832 41.14997)</text:p>
          </table:table-cell>
        </table:table-row>
        <table:table-row table:style-name="ro1">
          <table:table-cell office:value-type="float" office:value="24594771" calcext:value-type="float">
            <text:p>24594771</text:p>
          </table:table-cell>
          <table:table-cell table:number-columns-repeated="2" office:value-type="string" calcext:value-type="string">
            <text:p>PISCINES I PISTES DE TENNIS MUNICIPALS</text:p>
          </table:table-cell>
          <table:table-cell office:value-type="string" calcext:value-type="string">
            <text:p>Esports. Lleure|Instal·lacions esportives|Pista de pàdel|Esports. Lleure|Instal·lacions esportives|Piscina a l'aire lliure|Esports. Lleure|Instal·lacions esportives|Pista de tennis|</text:p>
          </table:table-cell>
          <table:table-cell/>
          <table:table-cell office:value-type="string" calcext:value-type="string">
            <text:p><text:s/>Zona Esportiva, s/n, Torredembarra</text:p>
          </table:table-cell>
          <table:table-cell table:number-columns-repeated="7"/>
          <table:table-cell office:value-type="float" office:value="43830" calcext:value-type="float">
            <text:p>43830</text:p>
          </table:table-cell>
          <table:table-cell office:value-type="string" calcext:value-type="string">
            <text:p>Torredembarra</text:p>
          </table:table-cell>
          <table:table-cell office:value-type="float" office:value="431536" calcext:value-type="float">
            <text:p>431536</text:p>
          </table:table-cell>
          <table:table-cell office:value-type="string" calcext:value-type="string">
            <text:p>Tarragonès</text:p>
          </table:table-cell>
          <table:table-cell office:value-type="float" office:value="977643273" calcext:value-type="float">
            <text:p>977643273</text:p>
          </table:table-cell>
          <table:table-cell table:number-columns-repeated="2"/>
          <table:table-cell office:value-type="float" office:value="365334000" calcext:value-type="float">
            <text:p>365334000</text:p>
          </table:table-cell>
          <table:table-cell office:value-type="float" office:value="4556714000" calcext:value-type="float">
            <text:p>4556714000</text:p>
          </table:table-cell>
          <table:table-cell office:value-type="string" calcext:value-type="string">
            <text:p>1.395139311</text:p>
          </table:table-cell>
          <table:table-cell office:value-type="string" calcext:value-type="string">
            <text:p>41.150577024</text:p>
          </table:table-cell>
          <table:table-cell table:number-columns-repeated="2"/>
          <table:table-cell office:value-type="string" calcext:value-type="string">
            <text:p>07/19/2024 07:32:38 AM</text:p>
          </table:table-cell>
          <table:table-cell office:value-type="string" calcext:value-type="string">
            <text:p>Enlla�|&lt;a href=" http://equipaments.esport.gencat.cat/ceeree/equipaments/22870" target="_blank"&gt;Cens d�equipaments esportius de Catalunya&lt;/a&gt;|Espais|3 Pistes de pàdel&lt;br/&gt;2 Piscina a l'aire lliure&lt;br/&gt;5 Pistes de tennis i mini tennis&lt;br/&gt;1 Zones d'activitat a l'entorn urbà</text:p>
          </table:table-cell>
          <table:table-cell office:value-type="string" calcext:value-type="string">
            <text:p>POINT (1.3951393 41.150578)</text:p>
          </table:table-cell>
        </table:table-row>
        <table:table-row table:style-name="ro1">
          <table:table-cell office:value-type="float" office:value="24594772" calcext:value-type="float">
            <text:p>24594772</text:p>
          </table:table-cell>
          <table:table-cell office:value-type="string" calcext:value-type="string">
            <text:p>Complex esportiu municipal</text:p>
          </table:table-cell>
          <table:table-cell office:value-type="string" calcext:value-type="string">
            <text:p>PISCINA MUNICIPAL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esportiva, s/n, Torredembarra</text:p>
          </table:table-cell>
          <table:table-cell table:number-columns-repeated="7"/>
          <table:table-cell office:value-type="float" office:value="43830" calcext:value-type="float">
            <text:p>43830</text:p>
          </table:table-cell>
          <table:table-cell office:value-type="string" calcext:value-type="string">
            <text:p>Torredembarra</text:p>
          </table:table-cell>
          <table:table-cell office:value-type="float" office:value="431536" calcext:value-type="float">
            <text:p>431536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office:value-type="float" office:value="365369000" calcext:value-type="float">
            <text:p>365369000</text:p>
          </table:table-cell>
          <table:table-cell office:value-type="float" office:value="4556628000" calcext:value-type="float">
            <text:p>4556628000</text:p>
          </table:table-cell>
          <table:table-cell office:value-type="string" calcext:value-type="string">
            <text:p>1.395575145</text:p>
          </table:table-cell>
          <table:table-cell office:value-type="string" calcext:value-type="string">
            <text:p>41.149808450</text:p>
          </table:table-cell>
          <table:table-cell table:number-columns-repeated="2"/>
          <table:table-cell office:value-type="string" calcext:value-type="string">
            <text:p>07/19/2024 07:32:38 AM</text:p>
          </table:table-cell>
          <table:table-cell office:value-type="string" calcext:value-type="string">
            <text:p>Enlla�|&lt;a href=" http://equipaments.esport.gencat.cat/ceeree/equipaments/22871" target="_blank"&gt;Cens d�equipaments esportius de Catalunya&lt;/a&gt;|Espais|1 Piscina a l'aire lliure</text:p>
          </table:table-cell>
          <table:table-cell office:value-type="string" calcext:value-type="string">
            <text:p>POINT (1.3955752 41.149807)</text:p>
          </table:table-cell>
        </table:table-row>
        <table:table-row table:style-name="ro1">
          <table:table-cell office:value-type="float" office:value="24595066" calcext:value-type="float">
            <text:p>24595066</text:p>
          </table:table-cell>
          <table:table-cell office:value-type="string" calcext:value-type="string">
            <text:p>Complex esportiu municipal</text:p>
          </table:table-cell>
          <table:table-cell office:value-type="string" calcext:value-type="string">
            <text:p>ESTADI D'ATLETISME MUNICIPAL</text:p>
          </table:table-cell>
          <table:table-cell office:value-type="string" calcext:value-type="string">
            <text:p>Esports. Lleure|Instal·lacions esportives|Camps d'atletisme|</text:p>
          </table:table-cell>
          <table:table-cell/>
          <table:table-cell office:value-type="string" calcext:value-type="string">
            <text:p><text:s/>Zona Esportiva, s/n, Torredembarra</text:p>
          </table:table-cell>
          <table:table-cell table:number-columns-repeated="7"/>
          <table:table-cell office:value-type="float" office:value="43830" calcext:value-type="float">
            <text:p>43830</text:p>
          </table:table-cell>
          <table:table-cell office:value-type="string" calcext:value-type="string">
            <text:p>Torredembarra</text:p>
          </table:table-cell>
          <table:table-cell office:value-type="float" office:value="431536" calcext:value-type="float">
            <text:p>431536</text:p>
          </table:table-cell>
          <table:table-cell office:value-type="string" calcext:value-type="string">
            <text:p>Tarragonès</text:p>
          </table:table-cell>
          <table:table-cell office:value-type="float" office:value="977640025" calcext:value-type="float">
            <text:p>977640025</text:p>
          </table:table-cell>
          <table:table-cell table:number-columns-repeated="2"/>
          <table:table-cell office:value-type="float" office:value="365251000" calcext:value-type="float">
            <text:p>365251000</text:p>
          </table:table-cell>
          <table:table-cell office:value-type="float" office:value="4556629000" calcext:value-type="float">
            <text:p>4556629000</text:p>
          </table:table-cell>
          <table:table-cell office:value-type="string" calcext:value-type="string">
            <text:p>1.394169223</text:p>
          </table:table-cell>
          <table:table-cell office:value-type="string" calcext:value-type="string">
            <text:p>41.149797862</text:p>
          </table:table-cell>
          <table:table-cell table:number-columns-repeated="2"/>
          <table:table-cell office:value-type="string" calcext:value-type="string">
            <text:p>07/19/2024 07:32:46 AM</text:p>
          </table:table-cell>
          <table:table-cell office:value-type="string" calcext:value-type="string">
            <text:p>Enlla�|&lt;a href=" http://equipaments.esport.gencat.cat/ceeree/equipaments/22164" target="_blank"&gt;Cens d�equipaments esportius de Catalunya&lt;/a&gt;|Espais|4 Camps, pistes i espais d'atletisme</text:p>
          </table:table-cell>
          <table:table-cell office:value-type="string" calcext:value-type="string">
            <text:p>POINT (1.3941692 41.1498)</text:p>
          </table:table-cell>
        </table:table-row>
        <table:table-row table:style-name="ro1">
          <table:table-cell office:value-type="float" office:value="24595067" calcext:value-type="float">
            <text:p>24595067</text:p>
          </table:table-cell>
          <table:table-cell office:value-type="string" calcext:value-type="string">
            <text:p>Complex esportiu municipal</text:p>
          </table:table-cell>
          <table:table-cell office:value-type="string" calcext:value-type="string">
            <text:p>CAMP DE FUTBOL MUNICIPAL TORREDEMBARRA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, s/n, Torredembarra</text:p>
          </table:table-cell>
          <table:table-cell table:number-columns-repeated="7"/>
          <table:table-cell office:value-type="float" office:value="43830" calcext:value-type="float">
            <text:p>43830</text:p>
          </table:table-cell>
          <table:table-cell office:value-type="string" calcext:value-type="string">
            <text:p>Torredembarra</text:p>
          </table:table-cell>
          <table:table-cell office:value-type="float" office:value="431536" calcext:value-type="float">
            <text:p>431536</text:p>
          </table:table-cell>
          <table:table-cell office:value-type="string" calcext:value-type="string">
            <text:p>Tarragonès</text:p>
          </table:table-cell>
          <table:table-cell office:value-type="float" office:value="977640025" calcext:value-type="float">
            <text:p>977640025</text:p>
          </table:table-cell>
          <table:table-cell table:number-columns-repeated="2"/>
          <table:table-cell office:value-type="float" office:value="365236000" calcext:value-type="float">
            <text:p>365236000</text:p>
          </table:table-cell>
          <table:table-cell office:value-type="float" office:value="4556628000" calcext:value-type="float">
            <text:p>4556628000</text:p>
          </table:table-cell>
          <table:table-cell office:value-type="string" calcext:value-type="string">
            <text:p>1.393990752</text:p>
          </table:table-cell>
          <table:table-cell office:value-type="string" calcext:value-type="string">
            <text:p>41.149786366</text:p>
          </table:table-cell>
          <table:table-cell table:number-columns-repeated="2"/>
          <table:table-cell office:value-type="string" calcext:value-type="string">
            <text:p>07/19/2024 07:32:46 AM</text:p>
          </table:table-cell>
          <table:table-cell office:value-type="string" calcext:value-type="string">
            <text:p>Enlla�|&lt;a href=" http://equipaments.esport.gencat.cat/ceeree/equipaments/22165" target="_blank"&gt;Cens d�equipaments esportius de Catalunya&lt;/a&gt;|Espais|1 Camps poliespotius i especialitzats</text:p>
          </table:table-cell>
          <table:table-cell office:value-type="string" calcext:value-type="string">
            <text:p>POINT (1.3939908 41.149788)</text:p>
          </table:table-cell>
        </table:table-row>
        <table:table-row table:style-name="ro1">
          <table:table-cell office:value-type="float" office:value="14443" calcext:value-type="float">
            <text:p>14443</text:p>
          </table:table-cell>
          <table:table-cell table:number-columns-repeated="2" office:value-type="string" calcext:value-type="string">
            <text:p>DEIXALLERIA DE TORREFARRERA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S/N</text:p>
          </table:table-cell>
          <table:table-cell table:number-columns-repeated="7"/>
          <table:table-cell office:value-type="float" office:value="25123" calcext:value-type="float">
            <text:p>25123</text:p>
          </table:table-cell>
          <table:table-cell office:value-type="string" calcext:value-type="string">
            <text:p>Torrefarrera</text:p>
          </table:table-cell>
          <table:table-cell office:value-type="float" office:value="252287" calcext:value-type="float">
            <text:p>252287</text:p>
          </table:table-cell>
          <table:table-cell office:value-type="string" calcext:value-type="string">
            <text:p>Segrià</text:p>
          </table:table-cell>
          <table:table-cell office:value-type="float" office:value="973054800" calcext:value-type="float">
            <text:p>973054800</text:p>
          </table:table-cell>
          <table:table-cell/>
          <table:table-cell office:value-type="float" office:value="973054810" calcext:value-type="float">
            <text:p>973054810</text:p>
          </table:table-cell>
          <table:table-cell office:value-type="float" office:value="300806000" calcext:value-type="float">
            <text:p>300806000</text:p>
          </table:table-cell>
          <table:table-cell office:value-type="float" office:value="4616247000" calcext:value-type="float">
            <text:p>4616247000</text:p>
          </table:table-cell>
          <table:table-cell office:value-type="string" calcext:value-type="string">
            <text:p>0.607078234</text:p>
          </table:table-cell>
          <table:table-cell office:value-type="string" calcext:value-type="string">
            <text:p>41.673087189</text:p>
          </table:table-cell>
          <table:table-cell office:value-type="string" calcext:value-type="string">
            <text:p>jibars@segria.cat</text:p>
          </table:table-cell>
          <table:table-cell office:value-type="string" calcext:value-type="string">
            <text:p>http://www.segria.cat/arees/medi-ambient/deixalleries/deixalleries-segria/torrefarrera</text:p>
          </table:table-cell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imarts de 10 a 16:40h i dissabtes de 8 a 14:4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60707825 41.673088)</text:p>
          </table:table-cell>
        </table:table-row>
        <table:table-row table:style-name="ro1">
          <table:table-cell office:value-type="float" office:value="574752" calcext:value-type="float">
            <text:p>574752</text:p>
          </table:table-cell>
          <table:table-cell table:number-columns-repeated="2" office:value-type="string" calcext:value-type="string">
            <text:p>Jutjat de Pau de Torrefeta i Florejac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212" calcext:value-type="float">
            <text:p>25212</text:p>
          </table:table-cell>
          <table:table-cell office:value-type="string" calcext:value-type="string">
            <text:p>Torrefeta i Florejacs</text:p>
          </table:table-cell>
          <table:table-cell office:value-type="float" office:value="259078" calcext:value-type="float">
            <text:p>259078</text:p>
          </table:table-cell>
          <table:table-cell office:value-type="string" calcext:value-type="string">
            <text:p>Segarra</text:p>
          </table:table-cell>
          <table:table-cell office:value-type="float" office:value="973520184" calcext:value-type="float">
            <text:p>973520184</text:p>
          </table:table-cell>
          <table:table-cell/>
          <table:table-cell office:value-type="string" calcext:value-type="string">
            <text:p>973520184(F)</text:p>
          </table:table-cell>
          <table:table-cell office:value-type="float" office:value="355381436" calcext:value-type="float">
            <text:p>355381436</text:p>
          </table:table-cell>
          <table:table-cell office:value-type="float" office:value="4625004683" calcext:value-type="float">
            <text:p>4625004683</text:p>
          </table:table-cell>
          <table:table-cell office:value-type="string" calcext:value-type="string">
            <text:p>1.260222800</text:p>
          </table:table-cell>
          <table:table-cell office:value-type="string" calcext:value-type="string">
            <text:p>41.763712200</text:p>
          </table:table-cell>
          <table:table-cell table:number-columns-repeated="2"/>
          <table:table-cell office:value-type="string" calcext:value-type="string">
            <text:p>07/18/2024 07:02:36 AM</text:p>
          </table:table-cell>
          <table:table-cell/>
          <table:table-cell office:value-type="string" calcext:value-type="string">
            <text:p>POINT (1.2602228 41.763714)</text:p>
          </table:table-cell>
        </table:table-row>
        <table:table-row table:style-name="ro1">
          <table:table-cell office:value-type="float" office:value="574728" calcext:value-type="float">
            <text:p>574728</text:p>
          </table:table-cell>
          <table:table-cell table:number-columns-repeated="2" office:value-type="string" calcext:value-type="string">
            <text:p>Jutjat de Pau de Torrelameu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138" calcext:value-type="float">
            <text:p>25138</text:p>
          </table:table-cell>
          <table:table-cell office:value-type="string" calcext:value-type="string">
            <text:p>Torrelameu</text:p>
          </table:table-cell>
          <table:table-cell office:value-type="float" office:value="252311" calcext:value-type="float">
            <text:p>252311</text:p>
          </table:table-cell>
          <table:table-cell office:value-type="string" calcext:value-type="string">
            <text:p>Noguera</text:p>
          </table:table-cell>
          <table:table-cell office:value-type="float" office:value="973190267" calcext:value-type="float">
            <text:p>973190267</text:p>
          </table:table-cell>
          <table:table-cell/>
          <table:table-cell office:value-type="string" calcext:value-type="string">
            <text:p>973190267(F)</text:p>
          </table:table-cell>
          <table:table-cell office:value-type="float" office:value="308967055" calcext:value-type="float">
            <text:p>308967055</text:p>
          </table:table-cell>
          <table:table-cell office:value-type="float" office:value="4619499422" calcext:value-type="float">
            <text:p>4619499422</text:p>
          </table:table-cell>
          <table:table-cell office:value-type="string" calcext:value-type="string">
            <text:p>0.703998700</text:p>
          </table:table-cell>
          <table:table-cell office:value-type="string" calcext:value-type="string">
            <text:p>41.704357600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0.7039987 41.704357)</text:p>
          </table:table-cell>
        </table:table-row>
        <table:table-row table:style-name="ro1">
          <table:table-cell office:value-type="float" office:value="547410" calcext:value-type="float">
            <text:p>547410</text:p>
          </table:table-cell>
          <table:table-cell table:number-columns-repeated="2" office:value-type="string" calcext:value-type="string">
            <text:p>Ajuntament de Torrelameu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de la Vila</text:p>
          </table:table-cell>
          <table:table-cell table:number-columns-repeated="7"/>
          <table:table-cell office:value-type="float" office:value="25138" calcext:value-type="float">
            <text:p>25138</text:p>
          </table:table-cell>
          <table:table-cell office:value-type="string" calcext:value-type="string">
            <text:p>Torrelameu</text:p>
          </table:table-cell>
          <table:table-cell office:value-type="float" office:value="252311" calcext:value-type="float">
            <text:p>252311</text:p>
          </table:table-cell>
          <table:table-cell office:value-type="string" calcext:value-type="string">
            <text:p>Noguera</text:p>
          </table:table-cell>
          <table:table-cell office:value-type="float" office:value="973190267" calcext:value-type="float">
            <text:p>973190267</text:p>
          </table:table-cell>
          <table:table-cell/>
          <table:table-cell office:value-type="float" office:value="973191194" calcext:value-type="float">
            <text:p>973191194</text:p>
          </table:table-cell>
          <table:table-cell office:value-type="float" office:value="309003667" calcext:value-type="float">
            <text:p>309003667</text:p>
          </table:table-cell>
          <table:table-cell office:value-type="float" office:value="4619447018" calcext:value-type="float">
            <text:p>4619447018</text:p>
          </table:table-cell>
          <table:table-cell office:value-type="string" calcext:value-type="string">
            <text:p>0.704455176</text:p>
          </table:table-cell>
          <table:table-cell office:value-type="string" calcext:value-type="string">
            <text:p>41.703894759</text:p>
          </table:table-cell>
          <table:table-cell office:value-type="string" calcext:value-type="string">
            <text:p>ajuntament@torrelameu.ddl.net</text:p>
          </table:table-cell>
          <table:table-cell office:value-type="string" calcext:value-type="string">
            <text:p>http://torrelameu.ddl.net/</text:p>
          </table:table-cell>
          <table:table-cell office:value-type="string" calcext:value-type="string">
            <text:p>07/17/2024 07:02:59 AM</text:p>
          </table:table-cell>
          <table:table-cell/>
          <table:table-cell office:value-type="string" calcext:value-type="string">
            <text:p>POINT (0.7044552 41.703896)</text:p>
          </table:table-cell>
        </table:table-row>
        <table:table-row table:style-name="ro1">
          <table:table-cell office:value-type="float" office:value="14494" calcext:value-type="float">
            <text:p>14494</text:p>
          </table:table-cell>
          <table:table-cell table:number-columns-repeated="2" office:value-type="string" calcext:value-type="string">
            <text:p>DEIXALLERIA DE TORRELAVIT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775" calcext:value-type="float">
            <text:p>8775</text:p>
          </table:table-cell>
          <table:table-cell office:value-type="string" calcext:value-type="string">
            <text:p>Torrelavit</text:p>
          </table:table-cell>
          <table:table-cell office:value-type="float" office:value="82877" calcext:value-type="float">
            <text:p>82877</text:p>
          </table:table-cell>
          <table:table-cell office:value-type="string" calcext:value-type="string">
            <text:p>Alt Penedès</text:p>
          </table:table-cell>
          <table:table-cell office:value-type="float" office:value="938995002" calcext:value-type="float">
            <text:p>938995002</text:p>
          </table:table-cell>
          <table:table-cell table:number-columns-repeated="2"/>
          <table:table-cell office:value-type="float" office:value="394452000" calcext:value-type="float">
            <text:p>394452000</text:p>
          </table:table-cell>
          <table:table-cell office:value-type="float" office:value="4588338000" calcext:value-type="float">
            <text:p>4588338000</text:p>
          </table:table-cell>
          <table:table-cell office:value-type="string" calcext:value-type="string">
            <text:p>1.736572784</text:p>
          </table:table-cell>
          <table:table-cell office:value-type="string" calcext:value-type="string">
            <text:p>41.439681503</text:p>
          </table:table-cell>
          <table:table-cell office:value-type="string" calcext:value-type="string">
            <text:p>torrelavit@torrelavit.cat</text:p>
          </table:table-cell>
          <table:table-cell office:value-type="string" calcext:value-type="string">
            <text:p>http://www.mancomunitat.cat/index.asp?tx=27</text:p>
          </table:table-cell>
          <table:table-cell office:value-type="string" calcext:value-type="string">
            <text:p>07/19/2024 07:02:51 AM</text:p>
          </table:table-cell>
          <table:table-cell office:value-type="string" calcext:value-type="string">
            <text:p>Horari|Dimecres de 16h a 19h i dissabtes de 10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7365727 41.439682)</text:p>
          </table:table-cell>
        </table:table-row>
        <table:table-row table:style-name="ro1">
          <table:table-cell office:value-type="float" office:value="24606941" calcext:value-type="float">
            <text:p>24606941</text:p>
          </table:table-cell>
          <table:table-cell table:number-columns-repeated="2" office:value-type="string" calcext:value-type="string">
            <text:p>PISTA POLIESPORTIVA MUNICIPAL</text:p>
          </table:table-cell>
          <table:table-cell office:value-type="string" calcext:value-type="string">
            <text:p>Esports. Lleure|Instal·lacions esportives|Pista|</text:p>
          </table:table-cell>
          <table:table-cell/>
          <table:table-cell office:value-type="string" calcext:value-type="string">
            <text:p><text:s/>Zona Esportiva Municipal, Torroja del Priorat</text:p>
          </table:table-cell>
          <table:table-cell table:number-columns-repeated="7"/>
          <table:table-cell office:value-type="float" office:value="43737" calcext:value-type="float">
            <text:p>43737</text:p>
          </table:table-cell>
          <table:table-cell office:value-type="string" calcext:value-type="string">
            <text:p>Torroja del Priorat</text:p>
          </table:table-cell>
          <table:table-cell office:value-type="float" office:value="431541" calcext:value-type="float">
            <text:p>431541</text:p>
          </table:table-cell>
          <table:table-cell office:value-type="string" calcext:value-type="string">
            <text:p>Priorat</text:p>
          </table:table-cell>
          <table:table-cell office:value-type="float" office:value="977830615" calcext:value-type="float">
            <text:p>977830615</text:p>
          </table:table-cell>
          <table:table-cell table:number-columns-repeated="2"/>
          <table:table-cell office:value-type="float" office:value="316252000" calcext:value-type="float">
            <text:p>316252000</text:p>
          </table:table-cell>
          <table:table-cell office:value-type="float" office:value="4564611000" calcext:value-type="float">
            <text:p>4564611000</text:p>
          </table:table-cell>
          <table:table-cell office:value-type="string" calcext:value-type="string">
            <text:p>0.808197010</text:p>
          </table:table-cell>
          <table:table-cell office:value-type="string" calcext:value-type="string">
            <text:p>41.212029948</text:p>
          </table:table-cell>
          <table:table-cell table:number-columns-repeated="2"/>
          <table:table-cell office:value-type="string" calcext:value-type="string">
            <text:p>07/19/2024 07:32:13 AM</text:p>
          </table:table-cell>
          <table:table-cell office:value-type="string" calcext:value-type="string">
            <text:p>Enlla�|&lt;a href=" http://equipaments.esport.gencat.cat/ceeree/equipaments/25322" target="_blank"&gt;Cens d�equipaments esportius de Catalunya&lt;/a&gt;|Espais|1 Pistes poliesportives a l'aire lliure</text:p>
          </table:table-cell>
          <table:table-cell office:value-type="string" calcext:value-type="string">
            <text:p>POINT (0.808197 41.21203)</text:p>
          </table:table-cell>
        </table:table-row>
        <table:table-row table:style-name="ro1">
          <table:table-cell office:value-type="float" office:value="24595255" calcext:value-type="float">
            <text:p>24595255</text:p>
          </table:table-cell>
          <table:table-cell table:number-columns-repeated="2" office:value-type="string" calcext:value-type="string">
            <text:p>PISCINA MUNICIPAL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Esportiva Municipal, Torroja del Priorat</text:p>
          </table:table-cell>
          <table:table-cell table:number-columns-repeated="7"/>
          <table:table-cell office:value-type="float" office:value="43737" calcext:value-type="float">
            <text:p>43737</text:p>
          </table:table-cell>
          <table:table-cell office:value-type="string" calcext:value-type="string">
            <text:p>Torroja del Priorat</text:p>
          </table:table-cell>
          <table:table-cell office:value-type="float" office:value="431541" calcext:value-type="float">
            <text:p>431541</text:p>
          </table:table-cell>
          <table:table-cell office:value-type="string" calcext:value-type="string">
            <text:p>Priorat</text:p>
          </table:table-cell>
          <table:table-cell table:number-columns-repeated="3"/>
          <table:table-cell office:value-type="float" office:value="316247000" calcext:value-type="float">
            <text:p>316247000</text:p>
          </table:table-cell>
          <table:table-cell office:value-type="float" office:value="4564629000" calcext:value-type="float">
            <text:p>4564629000</text:p>
          </table:table-cell>
          <table:table-cell office:value-type="string" calcext:value-type="string">
            <text:p>0.808132000</text:p>
          </table:table-cell>
          <table:table-cell office:value-type="string" calcext:value-type="string">
            <text:p>41.212190836</text:p>
          </table:table-cell>
          <table:table-cell table:number-columns-repeated="2"/>
          <table:table-cell office:value-type="string" calcext:value-type="string">
            <text:p>07/19/2024 07:32:13 AM</text:p>
          </table:table-cell>
          <table:table-cell office:value-type="string" calcext:value-type="string">
            <text:p>Enlla�|&lt;a href=" http://equipaments.esport.gencat.cat/ceeree/equipaments/25323" target="_blank"&gt;Cens d�equipaments esportius de Catalunya&lt;/a&gt;|Espais|2 Piscina a l'aire lliure</text:p>
          </table:table-cell>
          <table:table-cell office:value-type="string" calcext:value-type="string">
            <text:p>POINT (0.808132 41.212193)</text:p>
          </table:table-cell>
        </table:table-row>
        <table:table-row table:style-name="ro1">
          <table:table-cell office:value-type="float" office:value="14334" calcext:value-type="float">
            <text:p>14334</text:p>
          </table:table-cell>
          <table:table-cell table:number-columns-repeated="2" office:value-type="string" calcext:value-type="string">
            <text:p>DEIXALLERIA MÒBIL DEL CONSELL COMARCAL DEL BAIX EBRE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500" calcext:value-type="float">
            <text:p>43500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7041059" calcext:value-type="float">
            <text:p>27041059</text:p>
          </table:table-cell>
          <table:table-cell table:number-columns-repeated="2" office:value-type="string" calcext:value-type="string">
            <text:p>Museu de l'Ebre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Casal Pont del Mil·lenari</text:p>
          </table:table-cell>
          <table:table-cell table:number-columns-repeated="7"/>
          <table:table-cell office:value-type="float" office:value="43500" calcext:value-type="float">
            <text:p>43500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office:value-type="string" calcext:value-type="string">
            <text:p>977 44 96 48 -</text:p>
          </table:table-cell>
          <table:table-cell table:number-columns-repeated="2"/>
          <table:table-cell office:value-type="float" office:value="290383000" calcext:value-type="float">
            <text:p>290383000</text:p>
          </table:table-cell>
          <table:table-cell office:value-type="float" office:value="4519852000" calcext:value-type="float">
            <text:p>4519852000</text:p>
          </table:table-cell>
          <table:table-cell office:value-type="string" calcext:value-type="string">
            <text:p>0.515074329</text:p>
          </table:table-cell>
          <table:table-cell office:value-type="string" calcext:value-type="string">
            <text:p>40.802928723</text:p>
          </table:table-cell>
          <table:table-cell office:value-type="string" calcext:value-type="string">
            <text:p>administracio@amicsebre.cat</text:p>
          </table:table-cell>
          <table:table-cell/>
          <table:table-cell table:style-name="ce1" office:value-type="string" calcext:value-type="string">
            <text:p>07/10/2024 07:20:21 AM</text:p>
          </table:table-cell>
          <table:table-cell office:value-type="string" calcext:value-type="string">
            <text:p>Titularitat|Privada</text:p>
          </table:table-cell>
          <table:table-cell office:value-type="string" calcext:value-type="string">
            <text:p>POINT (0.5150743 40.80293)</text:p>
          </table:table-cell>
        </table:table-row>
        <table:table-row table:style-name="ro1">
          <table:table-cell office:value-type="float" office:value="55489" calcext:value-type="float">
            <text:p>55489</text:p>
          </table:table-cell>
          <table:table-cell table:number-columns-repeated="2" office:value-type="string" calcext:value-type="string">
            <text:p>Embarcador de Tortosa</text:p>
          </table:table-cell>
          <table:table-cell office:value-type="string" calcext:value-type="string">
            <text:p>Mobilitat. Transports|Ports||</text:p>
          </table:table-cell>
          <table:table-cell/>
          <table:table-cell office:value-type="string" calcext:value-type="string">
            <text:p><text:s/>Por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500" calcext:value-type="float">
            <text:p>43500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table:number-columns-repeated="3"/>
          <table:table-cell office:value-type="float" office:value="290665000" calcext:value-type="float">
            <text:p>290665000</text:p>
          </table:table-cell>
          <table:table-cell office:value-type="float" office:value="4520793000" calcext:value-type="float">
            <text:p>4520793000</text:p>
          </table:table-cell>
          <table:table-cell office:value-type="string" calcext:value-type="string">
            <text:p>0.517043994</text:p>
          </table:table-cell>
          <table:table-cell office:value-type="string" calcext:value-type="string">
            <text:p>40.809615096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0.517044 40.809616)</text:p>
          </table:table-cell>
        </table:table-row>
        <table:table-row table:style-name="ro1">
          <table:table-cell office:value-type="float" office:value="2581562" calcext:value-type="float">
            <text:p>2581562</text:p>
          </table:table-cell>
          <table:table-cell table:number-columns-repeated="2" office:value-type="string" calcext:value-type="string">
            <text:p>Llar d'infants Barrufets</text:p>
          </table:table-cell>
          <table:table-cell office:value-type="string" calcext:value-type="string">
            <text:p>Educació. Formació|Educació infantil de 1r cicle (EINF1C)||</text:p>
          </table:table-cell>
          <table:table-cell/>
          <table:table-cell office:value-type="string" calcext:value-type="string">
            <text:p><text:s/>Zona Esportiva, s/n</text:p>
          </table:table-cell>
          <table:table-cell table:number-columns-repeated="7"/>
          <table:table-cell office:value-type="float" office:value="43500" calcext:value-type="float">
            <text:p>43500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office:value-type="float" office:value="977596666" calcext:value-type="float">
            <text:p>977596666</text:p>
          </table:table-cell>
          <table:table-cell/>
          <table:table-cell office:value-type="float" office:value="977596666" calcext:value-type="float">
            <text:p>977596666</text:p>
          </table:table-cell>
          <table:table-cell office:value-type="float" office:value="290352250" calcext:value-type="float">
            <text:p>290352250</text:p>
          </table:table-cell>
          <table:table-cell office:value-type="float" office:value="4520892820" calcext:value-type="float">
            <text:p>4520892820</text:p>
          </table:table-cell>
          <table:table-cell office:value-type="string" calcext:value-type="string">
            <text:p>0.514335000</text:p>
          </table:table-cell>
          <table:table-cell office:value-type="string" calcext:value-type="string">
            <text:p>40.812326000</text:p>
          </table:table-cell>
          <table:table-cell office:value-type="string" calcext:value-type="string">
            <text:p>e3007634@xtec.cat</text:p>
          </table:table-cell>
          <table:table-cell/>
          <table:table-cell table:style-name="ce1" office:value-type="string" calcext:value-type="string">
            <text:p>06/12/2024 07:21:55 AM</text:p>
          </table:table-cell>
          <table:table-cell office:value-type="string" calcext:value-type="string">
            <text:p>Codi Territorial|Terres de l'Ebre|Naturalesa|Públic|Titularitat|Corporacions Locals</text:p>
          </table:table-cell>
          <table:table-cell office:value-type="string" calcext:value-type="string">
            <text:p>POINT (0.514335 40.812325)</text:p>
          </table:table-cell>
        </table:table-row>
        <table:table-row table:style-name="ro1">
          <table:table-cell office:value-type="float" office:value="24593492" calcext:value-type="float">
            <text:p>24593492</text:p>
          </table:table-cell>
          <table:table-cell table:number-columns-repeated="2" office:value-type="string" calcext:value-type="string">
            <text:p>PISCINA COBERTA MUNICIPAL</text:p>
          </table:table-cell>
          <table:table-cell office:value-type="string" calcext:value-type="string">
            <text:p>Esports. Lleure|Instal·lacions esportives|Pista de pàdel|Esports. Lleure|Instal·lacions esportives|Piscina coberta|Esports. Lleure|Instal·lacions esportives|Sala|</text:p>
          </table:table-cell>
          <table:table-cell/>
          <table:table-cell office:value-type="string" calcext:value-type="string">
            <text:p><text:s/>Zona Esportiva Anna Esteve Llach, s/n, Tossa de Mar</text:p>
          </table:table-cell>
          <table:table-cell table:number-columns-repeated="7"/>
          <table:table-cell office:value-type="float" office:value="17320" calcext:value-type="float">
            <text:p>17320</text:p>
          </table:table-cell>
          <table:table-cell office:value-type="string" calcext:value-type="string">
            <text:p>Tossa de Mar</text:p>
          </table:table-cell>
          <table:table-cell office:value-type="float" office:value="172023" calcext:value-type="float">
            <text:p>172023</text:p>
          </table:table-cell>
          <table:table-cell office:value-type="string" calcext:value-type="string">
            <text:p>Selva</text:p>
          </table:table-cell>
          <table:table-cell office:value-type="float" office:value="972343045" calcext:value-type="float">
            <text:p>972343045</text:p>
          </table:table-cell>
          <table:table-cell table:number-columns-repeated="2"/>
          <table:table-cell office:value-type="float" office:value="493711000" calcext:value-type="float">
            <text:p>493711000</text:p>
          </table:table-cell>
          <table:table-cell office:value-type="float" office:value="4619720000" calcext:value-type="float">
            <text:p>4619720000</text:p>
          </table:table-cell>
          <table:table-cell office:value-type="string" calcext:value-type="string">
            <text:p>2.924381743</text:p>
          </table:table-cell>
          <table:table-cell office:value-type="string" calcext:value-type="string">
            <text:p>41.729262286</text:p>
          </table:table-cell>
          <table:table-cell table:number-columns-repeated="2"/>
          <table:table-cell office:value-type="string" calcext:value-type="string">
            <text:p>07/19/2024 07:33:28 AM</text:p>
          </table:table-cell>
          <table:table-cell office:value-type="string" calcext:value-type="string">
            <text:p>Enlla�|&lt;a href=" http://equipaments.esport.gencat.cat/ceeree/equipaments/18455" target="_blank"&gt;Cens d�equipaments esportius de Catalunya&lt;/a&gt;|Espais|2 Pistes de pàdel&lt;br/&gt;2 Piscina coberta&lt;br/&gt;3 Sales d'activitats i especialitzades</text:p>
          </table:table-cell>
          <table:table-cell office:value-type="string" calcext:value-type="string">
            <text:p>POINT (2.9243817 41.729263)</text:p>
          </table:table-cell>
        </table:table-row>
        <table:table-row table:style-name="ro1">
          <table:table-cell office:value-type="float" office:value="24593494" calcext:value-type="float">
            <text:p>24593494</text:p>
          </table:table-cell>
          <table:table-cell office:value-type="string" calcext:value-type="string">
            <text:p>Zona Esportiva Anna Esteve Llach</text:p>
          </table:table-cell>
          <table:table-cell office:value-type="string" calcext:value-type="string">
            <text:p>PAVELLÓ MUNICIPAL</text:p>
          </table:table-cell>
          <table:table-cell office:value-type="string" calcext:value-type="string">
            <text:p>Esports. Lleure|Instal·lacions esportives|Pavelló|</text:p>
          </table:table-cell>
          <table:table-cell/>
          <table:table-cell office:value-type="string" calcext:value-type="string">
            <text:p><text:s/>Zona Esportiva Municipal, Tossa de Mar</text:p>
          </table:table-cell>
          <table:table-cell table:number-columns-repeated="7"/>
          <table:table-cell office:value-type="float" office:value="17320" calcext:value-type="float">
            <text:p>17320</text:p>
          </table:table-cell>
          <table:table-cell office:value-type="string" calcext:value-type="string">
            <text:p>Tossa de Mar</text:p>
          </table:table-cell>
          <table:table-cell office:value-type="float" office:value="172023" calcext:value-type="float">
            <text:p>172023</text:p>
          </table:table-cell>
          <table:table-cell office:value-type="string" calcext:value-type="string">
            <text:p>Selva</text:p>
          </table:table-cell>
          <table:table-cell office:value-type="float" office:value="972342203" calcext:value-type="float">
            <text:p>972342203</text:p>
          </table:table-cell>
          <table:table-cell table:number-columns-repeated="2"/>
          <table:table-cell office:value-type="float" office:value="493764000" calcext:value-type="float">
            <text:p>493764000</text:p>
          </table:table-cell>
          <table:table-cell office:value-type="float" office:value="4619669000" calcext:value-type="float">
            <text:p>4619669000</text:p>
          </table:table-cell>
          <table:table-cell office:value-type="string" calcext:value-type="string">
            <text:p>2.925019543</text:p>
          </table:table-cell>
          <table:table-cell office:value-type="string" calcext:value-type="string">
            <text:p>41.728803342</text:p>
          </table:table-cell>
          <table:table-cell table:number-columns-repeated="2"/>
          <table:table-cell office:value-type="string" calcext:value-type="string">
            <text:p>07/19/2024 07:33:28 AM</text:p>
          </table:table-cell>
          <table:table-cell office:value-type="string" calcext:value-type="string">
            <text:p>Enlla�|&lt;a href=" http://equipaments.esport.gencat.cat/ceeree/equipaments/18458" target="_blank"&gt;Cens d�equipaments esportius de Catalunya&lt;/a&gt;|Espais|1 Pavelló&lt;br/&gt;1 Zones d'activitat a l'entorn urbà</text:p>
          </table:table-cell>
          <table:table-cell office:value-type="string" calcext:value-type="string">
            <text:p>POINT (2.9250195 41.7288)</text:p>
          </table:table-cell>
        </table:table-row>
        <table:table-row table:style-name="ro1">
          <table:table-cell office:value-type="float" office:value="24593493" calcext:value-type="float">
            <text:p>24593493</text:p>
          </table:table-cell>
          <table:table-cell office:value-type="string" calcext:value-type="string">
            <text:p>Zona Esportiva Anna Esteve Llach</text:p>
          </table:table-cell>
          <table:table-cell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Zona Esportiva Municipal, Tossa de Mar</text:p>
          </table:table-cell>
          <table:table-cell table:number-columns-repeated="7"/>
          <table:table-cell office:value-type="float" office:value="17320" calcext:value-type="float">
            <text:p>17320</text:p>
          </table:table-cell>
          <table:table-cell office:value-type="string" calcext:value-type="string">
            <text:p>Tossa de Mar</text:p>
          </table:table-cell>
          <table:table-cell office:value-type="float" office:value="172023" calcext:value-type="float">
            <text:p>172023</text:p>
          </table:table-cell>
          <table:table-cell office:value-type="string" calcext:value-type="string">
            <text:p>Selva</text:p>
          </table:table-cell>
          <table:table-cell office:value-type="float" office:value="972340100" calcext:value-type="float">
            <text:p>972340100</text:p>
          </table:table-cell>
          <table:table-cell table:number-columns-repeated="2"/>
          <table:table-cell office:value-type="float" office:value="493709000" calcext:value-type="float">
            <text:p>493709000</text:p>
          </table:table-cell>
          <table:table-cell office:value-type="float" office:value="4619820000" calcext:value-type="float">
            <text:p>4619820000</text:p>
          </table:table-cell>
          <table:table-cell office:value-type="string" calcext:value-type="string">
            <text:p>2.924356639</text:p>
          </table:table-cell>
          <table:table-cell office:value-type="string" calcext:value-type="string">
            <text:p>41.730162979</text:p>
          </table:table-cell>
          <table:table-cell table:number-columns-repeated="2"/>
          <table:table-cell office:value-type="string" calcext:value-type="string">
            <text:p>07/19/2024 07:33:28 AM</text:p>
          </table:table-cell>
          <table:table-cell office:value-type="string" calcext:value-type="string">
            <text:p>Enlla�|&lt;a href=" http://equipaments.esport.gencat.cat/ceeree/equipaments/18457" target="_blank"&gt;Cens d�equipaments esportius de Catalunya&lt;/a&gt;|Espais|1 Camps poliespotius i especialitzats</text:p>
          </table:table-cell>
          <table:table-cell office:value-type="string" calcext:value-type="string">
            <text:p>POINT (2.9243567 41.730164)</text:p>
          </table:table-cell>
        </table:table-row>
        <table:table-row table:style-name="ro1">
          <table:table-cell office:value-type="float" office:value="29758309" calcext:value-type="float">
            <text:p>29758309</text:p>
          </table:table-cell>
          <table:table-cell table:number-columns-repeated="2" office:value-type="string" calcext:value-type="string">
            <text:p>DEIXALLERIA MÒBIL DEL CONSELL COMARCAL DEL PALLARS JUSSÀ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25620" calcext:value-type="float">
            <text:p>25620</text:p>
          </table:table-cell>
          <table:table-cell office:value-type="string" calcext:value-type="string">
            <text:p>Tremp</text:p>
          </table:table-cell>
          <table:table-cell office:value-type="float" office:value="252347" calcext:value-type="float">
            <text:p>252347</text:p>
          </table:table-cell>
          <table:table-cell office:value-type="string" calcext:value-type="string">
            <text:p>Pallars Jussà</text:p>
          </table:table-cell>
          <table:table-cell table:number-columns-repeated="3"/>
          <table:table-cell office:value-type="float" office:value="325808000" calcext:value-type="float">
            <text:p>325808000</text:p>
          </table:table-cell>
          <table:table-cell office:value-type="float" office:value="4670823000" calcext:value-type="float">
            <text:p>4670823000</text:p>
          </table:table-cell>
          <table:table-cell office:value-type="string" calcext:value-type="string">
            <text:p>0.891099098</text:p>
          </table:table-cell>
          <table:table-cell office:value-type="string" calcext:value-type="string">
            <text:p>42.170170527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Horari|De 8:00 a 14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8910991 42.17017)</text:p>
          </table:table-cell>
        </table:table-row>
        <table:table-row table:style-name="ro1">
          <table:table-cell office:value-type="float" office:value="27044821" calcext:value-type="float">
            <text:p>27044821</text:p>
          </table:table-cell>
          <table:table-cell table:number-columns-repeated="2" office:value-type="string" calcext:value-type="string">
            <text:p>Museu d'Arqueologia de Catalunya. Ullastret - MAC Ullastret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Afores, s/n. Puig de Sant Andreu</text:p>
          </table:table-cell>
          <table:table-cell table:number-columns-repeated="7"/>
          <table:table-cell office:value-type="float" office:value="17114" calcext:value-type="float">
            <text:p>17114</text:p>
          </table:table-cell>
          <table:table-cell office:value-type="string" calcext:value-type="string">
            <text:p>Ullastret</text:p>
          </table:table-cell>
          <table:table-cell office:value-type="float" office:value="172057" calcext:value-type="float">
            <text:p>172057</text:p>
          </table:table-cell>
          <table:table-cell office:value-type="string" calcext:value-type="string">
            <text:p>Baix Empordà</text:p>
          </table:table-cell>
          <table:table-cell office:value-type="float" office:value="972179058" calcext:value-type="float">
            <text:p>972179058</text:p>
          </table:table-cell>
          <table:table-cell table:number-columns-repeated="2"/>
          <table:table-cell office:value-type="float" office:value="506531000" calcext:value-type="float">
            <text:p>506531000</text:p>
          </table:table-cell>
          <table:table-cell office:value-type="float" office:value="4650505000" calcext:value-type="float">
            <text:p>4650505000</text:p>
          </table:table-cell>
          <table:table-cell office:value-type="string" calcext:value-type="string">
            <text:p>3.078868098</text:p>
          </table:table-cell>
          <table:table-cell office:value-type="string" calcext:value-type="string">
            <text:p>42.006536740</text:p>
          </table:table-cell>
          <table:table-cell office:value-type="string" calcext:value-type="string">
            <text:p>macullastret.cultura@gencat.cat</text:p>
          </table:table-cell>
          <table:table-cell office:value-type="string" calcext:value-type="string">
            <text:p>http://www.macullastret.cat</text:p>
          </table:table-cell>
          <table:table-cell table:style-name="ce1" office:value-type="string" calcext:value-type="string">
            <text:p>07/10/2024 07:33:37 AM</text:p>
          </table:table-cell>
          <table:table-cell/>
          <table:table-cell office:value-type="string" calcext:value-type="string">
            <text:p>POINT (3.0788682 42.00654)</text:p>
          </table:table-cell>
        </table:table-row>
        <table:table-row table:style-name="ro1">
          <table:table-cell office:value-type="float" office:value="573841" calcext:value-type="float">
            <text:p>573841</text:p>
          </table:table-cell>
          <table:table-cell table:number-columns-repeated="2" office:value-type="string" calcext:value-type="string">
            <text:p>Jutjat de Pau d'Ultramort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17133" calcext:value-type="float">
            <text:p>17133</text:p>
          </table:table-cell>
          <table:table-cell office:value-type="string" calcext:value-type="string">
            <text:p>Ultramort</text:p>
          </table:table-cell>
          <table:table-cell office:value-type="float" office:value="172039" calcext:value-type="float">
            <text:p>172039</text:p>
          </table:table-cell>
          <table:table-cell office:value-type="string" calcext:value-type="string">
            <text:p>Baix Empordà</text:p>
          </table:table-cell>
          <table:table-cell office:value-type="float" office:value="972769161" calcext:value-type="float">
            <text:p>972769161</text:p>
          </table:table-cell>
          <table:table-cell table:number-columns-repeated="2"/>
          <table:table-cell office:value-type="float" office:value="502855561" calcext:value-type="float">
            <text:p>502855561</text:p>
          </table:table-cell>
          <table:table-cell office:value-type="float" office:value="4653862675" calcext:value-type="float">
            <text:p>4653862675</text:p>
          </table:table-cell>
          <table:table-cell office:value-type="string" calcext:value-type="string">
            <text:p>3.034500000</text:p>
          </table:table-cell>
          <table:table-cell office:value-type="string" calcext:value-type="string">
            <text:p>42.036800000</text:p>
          </table:table-cell>
          <table:table-cell table:number-columns-repeated="2"/>
          <table:table-cell office:value-type="string" calcext:value-type="string">
            <text:p>07/18/2024 07:02:42 AM</text:p>
          </table:table-cell>
          <table:table-cell/>
          <table:table-cell office:value-type="string" calcext:value-type="string">
            <text:p>POINT (3.0345 42.0368)</text:p>
          </table:table-cell>
        </table:table-row>
        <table:table-row table:style-name="ro1">
          <table:table-cell office:value-type="float" office:value="547069" calcext:value-type="float">
            <text:p>547069</text:p>
          </table:table-cell>
          <table:table-cell table:number-columns-repeated="2" office:value-type="string" calcext:value-type="string">
            <text:p>Ajuntament de la Vajol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Ponent, s/n</text:p>
          </table:table-cell>
          <table:table-cell table:number-columns-repeated="7"/>
          <table:table-cell office:value-type="float" office:value="17707" calcext:value-type="float">
            <text:p>17707</text:p>
          </table:table-cell>
          <table:table-cell office:value-type="string" calcext:value-type="string">
            <text:p>Vajol, la</text:p>
          </table:table-cell>
          <table:table-cell office:value-type="float" office:value="170144" calcext:value-type="float">
            <text:p>170144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-535325</text:p>
          </table:table-cell>
          <table:table-cell/>
          <table:table-cell office:value-type="string" calcext:value-type="string">
            <text:p>972-535325</text:p>
          </table:table-cell>
          <table:table-cell office:value-type="float" office:value="483482661" calcext:value-type="float">
            <text:p>483482661</text:p>
          </table:table-cell>
          <table:table-cell office:value-type="float" office:value="4694646448" calcext:value-type="float">
            <text:p>4694646448</text:p>
          </table:table-cell>
          <table:table-cell office:value-type="string" calcext:value-type="string">
            <text:p>2.799283300</text:p>
          </table:table-cell>
          <table:table-cell office:value-type="string" calcext:value-type="string">
            <text:p>42.403941200</text:p>
          </table:table-cell>
          <table:table-cell office:value-type="string" calcext:value-type="string">
            <text:p>ajuntament@lavajol.cat</text:p>
          </table:table-cell>
          <table:table-cell office:value-type="string" calcext:value-type="string">
            <text:p>http://www.ddgi.cat/vajol</text:p>
          </table:table-cell>
          <table:table-cell office:value-type="string" calcext:value-type="string">
            <text:p>07/17/2024 07:02:58 AM</text:p>
          </table:table-cell>
          <table:table-cell/>
          <table:table-cell office:value-type="string" calcext:value-type="string">
            <text:p>POINT (2.7992833 42.403942)</text:p>
          </table:table-cell>
        </table:table-row>
        <table:table-row table:style-name="ro1">
          <table:table-cell office:value-type="float" office:value="2244550" calcext:value-type="float">
            <text:p>2244550</text:p>
          </table:table-cell>
          <table:table-cell table:number-columns-repeated="2" office:value-type="string" calcext:value-type="string">
            <text:p>Entitat Municipal Descentralitzada de Durro i Saraís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27" calcext:value-type="float">
            <text:p>25527</text:p>
          </table:table-cell>
          <table:table-cell office:value-type="string" calcext:value-type="string">
            <text:p>Vall de Boí, la</text:p>
          </table:table-cell>
          <table:table-cell office:value-type="float" office:value="250432" calcext:value-type="float">
            <text:p>250432</text:p>
          </table:table-cell>
          <table:table-cell office:value-type="string" calcext:value-type="string">
            <text:p>Alta Ribagorça</text:p>
          </table:table-cell>
          <table:table-cell table:number-columns-repeated="3"/>
          <table:table-cell office:value-type="float" office:value="323205624" calcext:value-type="float">
            <text:p>323205624</text:p>
          </table:table-cell>
          <table:table-cell office:value-type="float" office:value="4709882828" calcext:value-type="float">
            <text:p>4709882828</text:p>
          </table:table-cell>
          <table:table-cell office:value-type="string" calcext:value-type="string">
            <text:p>0.847650540</text:p>
          </table:table-cell>
          <table:table-cell office:value-type="string" calcext:value-type="string">
            <text:p>42.521117529</text:p>
          </table:table-cell>
          <table:table-cell office:value-type="string" calcext:value-type="string">
            <text:p>ajuntament@vallboi.ddl.net</text:p>
          </table:table-cell>
          <table:table-cell/>
          <table:table-cell office:value-type="string" calcext:value-type="string">
            <text:p>07/17/2024 07:02:46 AM</text:p>
          </table:table-cell>
          <table:table-cell/>
          <table:table-cell office:value-type="string" calcext:value-type="string">
            <text:p>POINT (0.8476505 42.52112)</text:p>
          </table:table-cell>
        </table:table-row>
        <table:table-row table:style-name="ro1">
          <table:table-cell office:value-type="float" office:value="547552" calcext:value-type="float">
            <text:p>547552</text:p>
          </table:table-cell>
          <table:table-cell table:number-columns-repeated="2" office:value-type="string" calcext:value-type="string">
            <text:p>Ajuntament de Vallcebre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699" calcext:value-type="float">
            <text:p>8699</text:p>
          </table:table-cell>
          <table:table-cell office:value-type="string" calcext:value-type="string">
            <text:p>Vallcebre</text:p>
          </table:table-cell>
          <table:table-cell office:value-type="float" office:value="82938" calcext:value-type="float">
            <text:p>82938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-8227031</text:p>
          </table:table-cell>
          <table:table-cell/>
          <table:table-cell office:value-type="string" calcext:value-type="string">
            <text:p>93-8227031</text:p>
          </table:table-cell>
          <table:table-cell office:value-type="float" office:value="402426494" calcext:value-type="float">
            <text:p>402426494</text:p>
          </table:table-cell>
          <table:table-cell office:value-type="float" office:value="4673052750" calcext:value-type="float">
            <text:p>4673052750</text:p>
          </table:table-cell>
          <table:table-cell office:value-type="string" calcext:value-type="string">
            <text:p>1.818060800</text:p>
          </table:table-cell>
          <table:table-cell office:value-type="string" calcext:value-type="string">
            <text:p>42.203550700</text:p>
          </table:table-cell>
          <table:table-cell office:value-type="string" calcext:value-type="string">
            <text:p>vallcebre@diba.cat</text:p>
          </table:table-cell>
          <table:table-cell office:value-type="string" calcext:value-type="string">
            <text:p>http://www.diba.es/municipis/munview.asp?Ine=08293&amp;Vista=1</text:p>
          </table:table-cell>
          <table:table-cell office:value-type="string" calcext:value-type="string">
            <text:p>07/17/2024 07:02:57 AM</text:p>
          </table:table-cell>
          <table:table-cell/>
          <table:table-cell office:value-type="string" calcext:value-type="string">
            <text:p>POINT (1.8180608 42.203552)</text:p>
          </table:table-cell>
        </table:table-row>
        <table:table-row table:style-name="ro1">
          <table:table-cell office:value-type="float" office:value="574708" calcext:value-type="float">
            <text:p>574708</text:p>
          </table:table-cell>
          <table:table-cell table:number-columns-repeated="2" office:value-type="string" calcext:value-type="string">
            <text:p>Jutjat de Pau de Vallcebre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8699" calcext:value-type="float">
            <text:p>8699</text:p>
          </table:table-cell>
          <table:table-cell office:value-type="string" calcext:value-type="string">
            <text:p>Vallcebre</text:p>
          </table:table-cell>
          <table:table-cell office:value-type="float" office:value="82938" calcext:value-type="float">
            <text:p>82938</text:p>
          </table:table-cell>
          <table:table-cell office:value-type="string" calcext:value-type="string">
            <text:p>Berguedà</text:p>
          </table:table-cell>
          <table:table-cell office:value-type="float" office:value="938227031" calcext:value-type="float">
            <text:p>938227031</text:p>
          </table:table-cell>
          <table:table-cell/>
          <table:table-cell office:value-type="string" calcext:value-type="string">
            <text:p>938227031(F)</text:p>
          </table:table-cell>
          <table:table-cell office:value-type="float" office:value="402426494" calcext:value-type="float">
            <text:p>402426494</text:p>
          </table:table-cell>
          <table:table-cell office:value-type="float" office:value="4673052750" calcext:value-type="float">
            <text:p>4673052750</text:p>
          </table:table-cell>
          <table:table-cell office:value-type="string" calcext:value-type="string">
            <text:p>1.818060800</text:p>
          </table:table-cell>
          <table:table-cell office:value-type="string" calcext:value-type="string">
            <text:p>42.203550700</text:p>
          </table:table-cell>
          <table:table-cell table:number-columns-repeated="2"/>
          <table:table-cell office:value-type="string" calcext:value-type="string">
            <text:p>07/18/2024 07:02:46 AM</text:p>
          </table:table-cell>
          <table:table-cell/>
          <table:table-cell office:value-type="string" calcext:value-type="string">
            <text:p>POINT (1.8180608 42.203552)</text:p>
          </table:table-cell>
        </table:table-row>
        <table:table-row table:style-name="ro1">
          <table:table-cell office:value-type="float" office:value="2580951" calcext:value-type="float">
            <text:p>2580951</text:p>
          </table:table-cell>
          <table:table-cell table:number-columns-repeated="2" office:value-type="string" calcext:value-type="string">
            <text:p>Escola agrària de Vallfogona de Balaguer</text:p>
          </table:table-cell>
          <table:table-cell office:value-type="string" calcext:value-type="string">
            <text:p>Educació. Formació|Cicles formatius professionals de grau mitjà (CFPM)||Educació. Formació|Cicles formatius professionals de grau superior (CFPS)||</text:p>
          </table:table-cell>
          <table:table-cell/>
          <table:table-cell office:value-type="string" calcext:value-type="string">
            <text:p><text:s/>Finca l'Empalme</text:p>
          </table:table-cell>
          <table:table-cell table:number-columns-repeated="7"/>
          <table:table-cell office:value-type="float" office:value="25680" calcext:value-type="float">
            <text:p>25680</text:p>
          </table:table-cell>
          <table:table-cell office:value-type="string" calcext:value-type="string">
            <text:p>Vallfogona de Balaguer</text:p>
          </table:table-cell>
          <table:table-cell office:value-type="float" office:value="252402" calcext:value-type="float">
            <text:p>252402</text:p>
          </table:table-cell>
          <table:table-cell office:value-type="string" calcext:value-type="string">
            <text:p>Noguera</text:p>
          </table:table-cell>
          <table:table-cell office:value-type="float" office:value="973443650" calcext:value-type="float">
            <text:p>973443650</text:p>
          </table:table-cell>
          <table:table-cell/>
          <table:table-cell office:value-type="float" office:value="973443650" calcext:value-type="float">
            <text:p>973443650</text:p>
          </table:table-cell>
          <table:table-cell office:value-type="float" office:value="319505000" calcext:value-type="float">
            <text:p>319505000</text:p>
          </table:table-cell>
          <table:table-cell office:value-type="float" office:value="4628250000" calcext:value-type="float">
            <text:p>4628250000</text:p>
          </table:table-cell>
          <table:table-cell office:value-type="string" calcext:value-type="string">
            <text:p>0.827913000</text:p>
          </table:table-cell>
          <table:table-cell office:value-type="string" calcext:value-type="string">
            <text:p>41.785580000</text:p>
          </table:table-cell>
          <table:table-cell office:value-type="string" calcext:value-type="string">
            <text:p>c5000845@xtec.cat</text:p>
          </table:table-cell>
          <table:table-cell/>
          <table:table-cell table:style-name="ce1" office:value-type="string" calcext:value-type="string">
            <text:p>06/12/2024 07:28:47 AM</text:p>
          </table:table-cell>
          <table:table-cell office:value-type="string" calcext:value-type="string">
            <text:p>Codi Territorial|Lleida|Naturalesa|Públic|Titularitat|Altres Departaments</text:p>
          </table:table-cell>
          <table:table-cell office:value-type="string" calcext:value-type="string">
            <text:p>POINT (0.827913 41.78558)</text:p>
          </table:table-cell>
        </table:table-row>
        <table:table-row table:style-name="ro1">
          <table:table-cell office:value-type="float" office:value="24608675" calcext:value-type="float">
            <text:p>24608675</text:p>
          </table:table-cell>
          <table:table-cell office:value-type="string" calcext:value-type="string">
            <text:p>Complex esportiu municipal</text:p>
          </table:table-cell>
          <table:table-cell office:value-type="string" calcext:value-type="string">
            <text:p>INSTAL·LACIONS ESPORTIVES MUNICIPALS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/>
          <table:table-cell office:value-type="string" calcext:value-type="string">
            <text:p><text:s/>Zona Esportiva, s/n, Vallfogona de Riucorb</text:p>
          </table:table-cell>
          <table:table-cell table:number-columns-repeated="7"/>
          <table:table-cell office:value-type="float" office:value="43427" calcext:value-type="float">
            <text:p>43427</text:p>
          </table:table-cell>
          <table:table-cell office:value-type="string" calcext:value-type="string">
            <text:p>Vallfogona de Riucorb</text:p>
          </table:table-cell>
          <table:table-cell office:value-type="float" office:value="431592" calcext:value-type="float">
            <text:p>431592</text:p>
          </table:table-cell>
          <table:table-cell office:value-type="string" calcext:value-type="string">
            <text:p>Conca de Barberà</text:p>
          </table:table-cell>
          <table:table-cell table:number-columns-repeated="3"/>
          <table:table-cell office:value-type="float" office:value="353014000" calcext:value-type="float">
            <text:p>353014000</text:p>
          </table:table-cell>
          <table:table-cell office:value-type="float" office:value="4602908000" calcext:value-type="float">
            <text:p>4602908000</text:p>
          </table:table-cell>
          <table:table-cell office:value-type="string" calcext:value-type="string">
            <text:p>1.237191253</text:p>
          </table:table-cell>
          <table:table-cell office:value-type="string" calcext:value-type="string">
            <text:p>41.564342982</text:p>
          </table:table-cell>
          <table:table-cell table:number-columns-repeated="2"/>
          <table:table-cell office:value-type="string" calcext:value-type="string">
            <text:p>07/19/2024 07:31:55 AM</text:p>
          </table:table-cell>
          <table:table-cell office:value-type="string" calcext:value-type="string">
            <text:p>Enlla�|&lt;a href=" http://equipaments.esport.gencat.cat/ceeree/equipaments/26564" target="_blank"&gt;Cens d�equipaments esportius de Catalunya&lt;/a&gt;|Espais|1 Camps poliespotius i especialitzats&lt;br/&gt;1 Pistes poliesportives a l'aire lliure</text:p>
          </table:table-cell>
          <table:table-cell office:value-type="string" calcext:value-type="string">
            <text:p>POINT (1.2371912 41.564342)</text:p>
          </table:table-cell>
        </table:table-row>
        <table:table-row table:style-name="ro1">
          <table:table-cell office:value-type="float" office:value="24608668" calcext:value-type="float">
            <text:p>24608668</text:p>
          </table:table-cell>
          <table:table-cell table:number-columns-repeated="2" office:value-type="string" calcext:value-type="string">
            <text:p>PISCINES MUNICIPALS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Esportiva, s/n, Vallfogona de Riucorb</text:p>
          </table:table-cell>
          <table:table-cell table:number-columns-repeated="7"/>
          <table:table-cell office:value-type="float" office:value="43427" calcext:value-type="float">
            <text:p>43427</text:p>
          </table:table-cell>
          <table:table-cell office:value-type="string" calcext:value-type="string">
            <text:p>Vallfogona de Riucorb</text:p>
          </table:table-cell>
          <table:table-cell office:value-type="float" office:value="431592" calcext:value-type="float">
            <text:p>431592</text:p>
          </table:table-cell>
          <table:table-cell office:value-type="string" calcext:value-type="string">
            <text:p>Conca de Barberà</text:p>
          </table:table-cell>
          <table:table-cell table:number-columns-repeated="3"/>
          <table:table-cell office:value-type="float" office:value="353073000" calcext:value-type="float">
            <text:p>353073000</text:p>
          </table:table-cell>
          <table:table-cell office:value-type="float" office:value="4602902000" calcext:value-type="float">
            <text:p>4602902000</text:p>
          </table:table-cell>
          <table:table-cell office:value-type="string" calcext:value-type="string">
            <text:p>1.237899989</text:p>
          </table:table-cell>
          <table:table-cell office:value-type="string" calcext:value-type="string">
            <text:p>41.564299808</text:p>
          </table:table-cell>
          <table:table-cell table:number-columns-repeated="2"/>
          <table:table-cell office:value-type="string" calcext:value-type="string">
            <text:p>07/19/2024 07:31:55 AM</text:p>
          </table:table-cell>
          <table:table-cell office:value-type="string" calcext:value-type="string">
            <text:p>Enlla�|&lt;a href=" http://equipaments.esport.gencat.cat/ceeree/equipaments/26549" target="_blank"&gt;Cens d�equipaments esportius de Catalunya&lt;/a&gt;|Espais|2 Piscina a l'aire lliure</text:p>
          </table:table-cell>
          <table:table-cell office:value-type="string" calcext:value-type="string">
            <text:p>POINT (1.2379 41.5643)</text:p>
          </table:table-cell>
        </table:table-row>
        <table:table-row table:style-name="ro1">
          <table:table-cell office:value-type="float" office:value="2581621" calcext:value-type="float">
            <text:p>2581621</text:p>
          </table:table-cell>
          <table:table-cell table:number-columns-repeated="2" office:value-type="string" calcext:value-type="string">
            <text:p>Llar d'infants L'Espígol</text:p>
          </table:table-cell>
          <table:table-cell office:value-type="string" calcext:value-type="string">
            <text:p>Educació. Formació|Educació infantil de 1r cicle (EINF1C)||</text:p>
          </table:table-cell>
          <table:table-cell/>
          <table:table-cell office:value-type="string" calcext:value-type="string">
            <text:p><text:s/>Zona d'euipaments, Polígon Mas Vell</text:p>
          </table:table-cell>
          <table:table-cell table:number-columns-repeated="7"/>
          <table:table-cell office:value-type="float" office:value="43144" calcext:value-type="float">
            <text:p>43144</text:p>
          </table:table-cell>
          <table:table-cell office:value-type="string" calcext:value-type="string">
            <text:p>Vallmoll</text:p>
          </table:table-cell>
          <table:table-cell office:value-type="float" office:value="431606" calcext:value-type="float">
            <text:p>431606</text:p>
          </table:table-cell>
          <table:table-cell office:value-type="string" calcext:value-type="string">
            <text:p>Alt Camp</text:p>
          </table:table-cell>
          <table:table-cell table:number-columns-repeated="3"/>
          <table:table-cell office:value-type="float" office:value="353919000" calcext:value-type="float">
            <text:p>353919000</text:p>
          </table:table-cell>
          <table:table-cell office:value-type="float" office:value="4565896000" calcext:value-type="float">
            <text:p>4565896000</text:p>
          </table:table-cell>
          <table:table-cell office:value-type="string" calcext:value-type="string">
            <text:p>1.256970000</text:p>
          </table:table-cell>
          <table:table-cell office:value-type="string" calcext:value-type="string">
            <text:p>41.231275000</text:p>
          </table:table-cell>
          <table:table-cell office:value-type="string" calcext:value-type="string">
            <text:p>e3012393@xtec.cat</text:p>
          </table:table-cell>
          <table:table-cell/>
          <table:table-cell table:style-name="ce1" office:value-type="string" calcext:value-type="string">
            <text:p>06/12/2024 07:19:00 AM</text:p>
          </table:table-cell>
          <table:table-cell office:value-type="string" calcext:value-type="string">
            <text:p>Codi Territorial|Tarragona|Naturalesa|Públic|Titularitat|Corporacions Locals</text:p>
          </table:table-cell>
          <table:table-cell office:value-type="string" calcext:value-type="string">
            <text:p>POINT (1.25697 41.231274)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table:number-columns-repeated="2" office:value-type="string" calcext:value-type="string">
            <text:p>DEIXALLERIA MÒBIL DE L'AJUNTAMENT DE VALL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800" calcext:value-type="float">
            <text:p>43800</text:p>
          </table:table-cell>
          <table:table-cell office:value-type="string" calcext:value-type="string">
            <text:p>Valls</text:p>
          </table:table-cell>
          <table:table-cell office:value-type="float" office:value="431613" calcext:value-type="float">
            <text:p>431613</text:p>
          </table:table-cell>
          <table:table-cell office:value-type="string" calcext:value-type="string">
            <text:p>Alt Cam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331" calcext:value-type="float">
            <text:p>14331</text:p>
          </table:table-cell>
          <table:table-cell table:number-columns-repeated="2" office:value-type="string" calcext:value-type="string">
            <text:p>DEIXALLERIA MÒBIL DEL CONSELL COMARCAL DE L'ALT CAMP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800" calcext:value-type="float">
            <text:p>43800</text:p>
          </table:table-cell>
          <table:table-cell office:value-type="string" calcext:value-type="string">
            <text:p>Valls</text:p>
          </table:table-cell>
          <table:table-cell office:value-type="float" office:value="431613" calcext:value-type="float">
            <text:p>431613</text:p>
          </table:table-cell>
          <table:table-cell office:value-type="string" calcext:value-type="string">
            <text:p>Alt Cam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500" calcext:value-type="float">
            <text:p>14500</text:p>
          </table:table-cell>
          <table:table-cell table:number-columns-repeated="2" office:value-type="string" calcext:value-type="string">
            <text:p>DEIXALLERIA MÒBIL DEL CONSELL COMARCAL DE L'ALT CAMP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800" calcext:value-type="float">
            <text:p>43800</text:p>
          </table:table-cell>
          <table:table-cell office:value-type="string" calcext:value-type="string">
            <text:p>Valls</text:p>
          </table:table-cell>
          <table:table-cell office:value-type="float" office:value="431613" calcext:value-type="float">
            <text:p>431613</text:p>
          </table:table-cell>
          <table:table-cell office:value-type="string" calcext:value-type="string">
            <text:p>Alt Cam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244558" calcext:value-type="float">
            <text:p>2244558</text:p>
          </table:table-cell>
          <table:table-cell table:number-columns-repeated="2" office:value-type="string" calcext:value-type="string">
            <text:p>Entitat Municipal Descentralitzada de la Guàrdia d'Ares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95" calcext:value-type="float">
            <text:p>25795</text:p>
          </table:table-cell>
          <table:table-cell office:value-type="string" calcext:value-type="string">
            <text:p>Valls d'Aguilar, les</text:p>
          </table:table-cell>
          <table:table-cell office:value-type="float" office:value="259062" calcext:value-type="float">
            <text:p>259062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387086</text:p>
          </table:table-cell>
          <table:table-cell table:number-columns-repeated="2"/>
          <table:table-cell office:value-type="float" office:value="363305414" calcext:value-type="float">
            <text:p>363305414</text:p>
          </table:table-cell>
          <table:table-cell office:value-type="float" office:value="4683755821" calcext:value-type="float">
            <text:p>4683755821</text:p>
          </table:table-cell>
          <table:table-cell office:value-type="string" calcext:value-type="string">
            <text:p>1.341816800</text:p>
          </table:table-cell>
          <table:table-cell office:value-type="string" calcext:value-type="string">
            <text:p>42.294045000</text:p>
          </table:table-cell>
          <table:table-cell office:value-type="string" calcext:value-type="string">
            <text:p>ajuntament@vallsaguilar.ddl.net</text:p>
          </table:table-cell>
          <table:table-cell/>
          <table:table-cell office:value-type="string" calcext:value-type="string">
            <text:p>07/17/2024 07:02:45 AM</text:p>
          </table:table-cell>
          <table:table-cell/>
          <table:table-cell office:value-type="string" calcext:value-type="string">
            <text:p>POINT (1.3418168 42.294044)</text:p>
          </table:table-cell>
        </table:table-row>
        <table:table-row table:style-name="ro1">
          <table:table-cell office:value-type="float" office:value="574751" calcext:value-type="float">
            <text:p>574751</text:p>
          </table:table-cell>
          <table:table-cell table:number-columns-repeated="2" office:value-type="string" calcext:value-type="string">
            <text:p>Jutjat de Pau de Valls d'Aguilar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-Noves Segre</text:p>
          </table:table-cell>
          <table:table-cell table:number-columns-repeated="7"/>
          <table:table-cell office:value-type="float" office:value="25795" calcext:value-type="float">
            <text:p>25795</text:p>
          </table:table-cell>
          <table:table-cell office:value-type="string" calcext:value-type="string">
            <text:p>Valls d'Aguilar, les</text:p>
          </table:table-cell>
          <table:table-cell office:value-type="float" office:value="259062" calcext:value-type="float">
            <text:p>259062</text:p>
          </table:table-cell>
          <table:table-cell office:value-type="string" calcext:value-type="string">
            <text:p>Alt Urgell</text:p>
          </table:table-cell>
          <table:table-cell office:value-type="float" office:value="973387086" calcext:value-type="float">
            <text:p>973387086</text:p>
          </table:table-cell>
          <table:table-cell/>
          <table:table-cell office:value-type="float" office:value="973387085" calcext:value-type="float">
            <text:p>973387085</text:p>
          </table:table-cell>
          <table:table-cell office:value-type="float" office:value="363305414" calcext:value-type="float">
            <text:p>363305414</text:p>
          </table:table-cell>
          <table:table-cell office:value-type="float" office:value="4683755821" calcext:value-type="float">
            <text:p>4683755821</text:p>
          </table:table-cell>
          <table:table-cell office:value-type="string" calcext:value-type="string">
            <text:p>1.341816800</text:p>
          </table:table-cell>
          <table:table-cell office:value-type="string" calcext:value-type="string">
            <text:p>42.294045000</text:p>
          </table:table-cell>
          <table:table-cell table:number-columns-repeated="2"/>
          <table:table-cell office:value-type="string" calcext:value-type="string">
            <text:p>07/18/2024 07:02:36 AM</text:p>
          </table:table-cell>
          <table:table-cell/>
          <table:table-cell office:value-type="string" calcext:value-type="string">
            <text:p>POINT (1.3418168 42.294044)</text:p>
          </table:table-cell>
        </table:table-row>
        <table:table-row table:style-name="ro1">
          <table:table-cell office:value-type="float" office:value="2244646" calcext:value-type="float">
            <text:p>2244646</text:p>
          </table:table-cell>
          <table:table-cell table:number-columns-repeated="2" office:value-type="string" calcext:value-type="string">
            <text:p>Entitat Municipal Descentralitzada de Taús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del Poble</text:p>
          </table:table-cell>
          <table:table-cell table:number-columns-repeated="7"/>
          <table:table-cell office:value-type="float" office:value="25795" calcext:value-type="float">
            <text:p>25795</text:p>
          </table:table-cell>
          <table:table-cell office:value-type="string" calcext:value-type="string">
            <text:p>Valls d'Aguilar, les</text:p>
          </table:table-cell>
          <table:table-cell office:value-type="float" office:value="259062" calcext:value-type="float">
            <text:p>259062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387179</text:p>
          </table:table-cell>
          <table:table-cell table:number-columns-repeated="2"/>
          <table:table-cell office:value-type="float" office:value="363305414" calcext:value-type="float">
            <text:p>363305414</text:p>
          </table:table-cell>
          <table:table-cell office:value-type="float" office:value="4683755821" calcext:value-type="float">
            <text:p>4683755821</text:p>
          </table:table-cell>
          <table:table-cell office:value-type="string" calcext:value-type="string">
            <text:p>1.341816800</text:p>
          </table:table-cell>
          <table:table-cell office:value-type="string" calcext:value-type="string">
            <text:p>42.294045000</text:p>
          </table:table-cell>
          <table:table-cell office:value-type="string" calcext:value-type="string">
            <text:p>ajuntament@vallsaguilar.ddl.net</text:p>
          </table:table-cell>
          <table:table-cell/>
          <table:table-cell office:value-type="string" calcext:value-type="string">
            <text:p>07/17/2024 07:02:43 AM</text:p>
          </table:table-cell>
          <table:table-cell/>
          <table:table-cell office:value-type="string" calcext:value-type="string">
            <text:p>POINT (1.3418168 42.294044)</text:p>
          </table:table-cell>
        </table:table-row>
        <table:table-row table:style-name="ro1">
          <table:table-cell office:value-type="float" office:value="547131" calcext:value-type="float">
            <text:p>547131</text:p>
          </table:table-cell>
          <table:table-cell table:number-columns-repeated="2" office:value-type="string" calcext:value-type="string">
            <text:p>Ajuntament de les Valls de Valir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98" calcext:value-type="float">
            <text:p>25798</text:p>
          </table:table-cell>
          <table:table-cell office:value-type="string" calcext:value-type="string">
            <text:p>Valls de Valira, les</text:p>
          </table:table-cell>
          <table:table-cell office:value-type="float" office:value="252398" calcext:value-type="float">
            <text:p>252398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350458</text:p>
          </table:table-cell>
          <table:table-cell/>
          <table:table-cell office:value-type="string" calcext:value-type="string">
            <text:p>973-355566</text:p>
          </table:table-cell>
          <table:table-cell office:value-type="float" office:value="373731044" calcext:value-type="float">
            <text:p>373731044</text:p>
          </table:table-cell>
          <table:table-cell office:value-type="float" office:value="4698608117" calcext:value-type="float">
            <text:p>4698608117</text:p>
          </table:table-cell>
          <table:table-cell office:value-type="string" calcext:value-type="string">
            <text:p>1.464987804</text:p>
          </table:table-cell>
          <table:table-cell office:value-type="string" calcext:value-type="string">
            <text:p>42.429516942</text:p>
          </table:table-cell>
          <table:table-cell office:value-type="string" calcext:value-type="string">
            <text:p>ajuntament@vallsvalira.ddl.net</text:p>
          </table:table-cell>
          <table:table-cell office:value-type="string" calcext:value-type="string">
            <text:p>http://vallsvalira.ddl.net/</text:p>
          </table:table-cell>
          <table:table-cell office:value-type="string" calcext:value-type="string">
            <text:p>07/17/2024 07:02:56 AM</text:p>
          </table:table-cell>
          <table:table-cell/>
          <table:table-cell office:value-type="string" calcext:value-type="string">
            <text:p>POINT (1.4649878 42.429516)</text:p>
          </table:table-cell>
        </table:table-row>
        <table:table-row table:style-name="ro1">
          <table:table-cell office:value-type="float" office:value="2244543" calcext:value-type="float">
            <text:p>2244543</text:p>
          </table:table-cell>
          <table:table-cell table:number-columns-repeated="2" office:value-type="string" calcext:value-type="string">
            <text:p>Entitat Municipal Descentralitzada de Bescaran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19" calcext:value-type="float">
            <text:p>25719</text:p>
          </table:table-cell>
          <table:table-cell office:value-type="string" calcext:value-type="string">
            <text:p>Valls de Valira, les</text:p>
          </table:table-cell>
          <table:table-cell office:value-type="float" office:value="252398" calcext:value-type="float">
            <text:p>252398</text:p>
          </table:table-cell>
          <table:table-cell office:value-type="string" calcext:value-type="string">
            <text:p>Alt Urgell</text:p>
          </table:table-cell>
          <table:table-cell office:value-type="float" office:value="973350458" calcext:value-type="float">
            <text:p>973350458</text:p>
          </table:table-cell>
          <table:table-cell table:number-columns-repeated="2"/>
          <table:table-cell office:value-type="float" office:value="373731044" calcext:value-type="float">
            <text:p>373731044</text:p>
          </table:table-cell>
          <table:table-cell office:value-type="float" office:value="4698608117" calcext:value-type="float">
            <text:p>4698608117</text:p>
          </table:table-cell>
          <table:table-cell office:value-type="string" calcext:value-type="string">
            <text:p>1.464987804</text:p>
          </table:table-cell>
          <table:table-cell office:value-type="string" calcext:value-type="string">
            <text:p>42.429516942</text:p>
          </table:table-cell>
          <table:table-cell office:value-type="string" calcext:value-type="string">
            <text:p>eemmdd@vallsvalira.ddl.net</text:p>
          </table:table-cell>
          <table:table-cell office:value-type="string" calcext:value-type="string">
            <text:p>http://vallsvalira.ddl.net</text:p>
          </table:table-cell>
          <table:table-cell office:value-type="string" calcext:value-type="string">
            <text:p>07/17/2024 07:02:46 AM</text:p>
          </table:table-cell>
          <table:table-cell/>
          <table:table-cell office:value-type="string" calcext:value-type="string">
            <text:p>POINT (1.4649878 42.429516)</text:p>
          </table:table-cell>
        </table:table-row>
        <table:table-row table:style-name="ro1">
          <table:table-cell office:value-type="float" office:value="2244634" calcext:value-type="float">
            <text:p>2244634</text:p>
          </table:table-cell>
          <table:table-cell table:number-columns-repeated="2" office:value-type="string" calcext:value-type="string">
            <text:p>Entitat Municipal Descentralitzada de Sant Joan Fumat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99" calcext:value-type="float">
            <text:p>25799</text:p>
          </table:table-cell>
          <table:table-cell office:value-type="string" calcext:value-type="string">
            <text:p>Valls de Valira, les</text:p>
          </table:table-cell>
          <table:table-cell office:value-type="float" office:value="252398" calcext:value-type="float">
            <text:p>252398</text:p>
          </table:table-cell>
          <table:table-cell office:value-type="string" calcext:value-type="string">
            <text:p>Alt Urgell</text:p>
          </table:table-cell>
          <table:table-cell office:value-type="float" office:value="973350458" calcext:value-type="float">
            <text:p>973350458</text:p>
          </table:table-cell>
          <table:table-cell table:number-columns-repeated="2"/>
          <table:table-cell office:value-type="float" office:value="373731044" calcext:value-type="float">
            <text:p>373731044</text:p>
          </table:table-cell>
          <table:table-cell office:value-type="float" office:value="4698608117" calcext:value-type="float">
            <text:p>4698608117</text:p>
          </table:table-cell>
          <table:table-cell office:value-type="string" calcext:value-type="string">
            <text:p>1.464987804</text:p>
          </table:table-cell>
          <table:table-cell office:value-type="string" calcext:value-type="string">
            <text:p>42.429516942</text:p>
          </table:table-cell>
          <table:table-cell office:value-type="string" calcext:value-type="string">
            <text:p>eemmdd@vallsvalira.ddl.net</text:p>
          </table:table-cell>
          <table:table-cell office:value-type="string" calcext:value-type="string">
            <text:p>http://vallsvalira.ddl.net</text:p>
          </table:table-cell>
          <table:table-cell office:value-type="string" calcext:value-type="string">
            <text:p>07/17/2024 07:02:45 AM</text:p>
          </table:table-cell>
          <table:table-cell/>
          <table:table-cell office:value-type="string" calcext:value-type="string">
            <text:p>POINT (1.4649878 42.429516)</text:p>
          </table:table-cell>
        </table:table-row>
        <table:table-row table:style-name="ro1">
          <table:table-cell office:value-type="float" office:value="2244537" calcext:value-type="float">
            <text:p>2244537</text:p>
          </table:table-cell>
          <table:table-cell table:number-columns-repeated="2" office:value-type="string" calcext:value-type="string">
            <text:p>Entitat Municipal Descentralitzada d'Asnurri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99" calcext:value-type="float">
            <text:p>25799</text:p>
          </table:table-cell>
          <table:table-cell office:value-type="string" calcext:value-type="string">
            <text:p>Valls de Valira, les</text:p>
          </table:table-cell>
          <table:table-cell office:value-type="float" office:value="252398" calcext:value-type="float">
            <text:p>252398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350458</text:p>
          </table:table-cell>
          <table:table-cell/>
          <table:table-cell office:value-type="string" calcext:value-type="string">
            <text:p>973-355566</text:p>
          </table:table-cell>
          <table:table-cell office:value-type="float" office:value="373731044" calcext:value-type="float">
            <text:p>373731044</text:p>
          </table:table-cell>
          <table:table-cell office:value-type="float" office:value="4698608117" calcext:value-type="float">
            <text:p>4698608117</text:p>
          </table:table-cell>
          <table:table-cell office:value-type="string" calcext:value-type="string">
            <text:p>1.464987804</text:p>
          </table:table-cell>
          <table:table-cell office:value-type="string" calcext:value-type="string">
            <text:p>42.429516942</text:p>
          </table:table-cell>
          <table:table-cell office:value-type="string" calcext:value-type="string">
            <text:p>eemmdd@vallsvalira.ddl.net</text:p>
          </table:table-cell>
          <table:table-cell/>
          <table:table-cell office:value-type="string" calcext:value-type="string">
            <text:p>07/17/2024 07:02:47 AM</text:p>
          </table:table-cell>
          <table:table-cell/>
          <table:table-cell office:value-type="string" calcext:value-type="string">
            <text:p>POINT (1.4649878 42.429516)</text:p>
          </table:table-cell>
        </table:table-row>
        <table:table-row table:style-name="ro1">
          <table:table-cell office:value-type="float" office:value="2244549" calcext:value-type="float">
            <text:p>2244549</text:p>
          </table:table-cell>
          <table:table-cell table:number-columns-repeated="2" office:value-type="string" calcext:value-type="string">
            <text:p>Entitat Municipal Descentralitzada de Civís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99" calcext:value-type="float">
            <text:p>25799</text:p>
          </table:table-cell>
          <table:table-cell office:value-type="string" calcext:value-type="string">
            <text:p>Valls de Valira, les</text:p>
          </table:table-cell>
          <table:table-cell office:value-type="float" office:value="252398" calcext:value-type="float">
            <text:p>252398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350458</text:p>
          </table:table-cell>
          <table:table-cell table:number-columns-repeated="2"/>
          <table:table-cell office:value-type="float" office:value="373731044" calcext:value-type="float">
            <text:p>373731044</text:p>
          </table:table-cell>
          <table:table-cell office:value-type="float" office:value="4698608117" calcext:value-type="float">
            <text:p>4698608117</text:p>
          </table:table-cell>
          <table:table-cell office:value-type="string" calcext:value-type="string">
            <text:p>1.464987804</text:p>
          </table:table-cell>
          <table:table-cell office:value-type="string" calcext:value-type="string">
            <text:p>42.429516942</text:p>
          </table:table-cell>
          <table:table-cell office:value-type="string" calcext:value-type="string">
            <text:p>eemmdd@vallsvalira.ddl.net</text:p>
          </table:table-cell>
          <table:table-cell office:value-type="string" calcext:value-type="string">
            <text:p>http://vallsvalira.ddl.net</text:p>
          </table:table-cell>
          <table:table-cell office:value-type="string" calcext:value-type="string">
            <text:p>07/17/2024 07:02:46 AM</text:p>
          </table:table-cell>
          <table:table-cell/>
          <table:table-cell office:value-type="string" calcext:value-type="string">
            <text:p>POINT (1.4649878 42.429516)</text:p>
          </table:table-cell>
        </table:table-row>
        <table:table-row table:style-name="ro1">
          <table:table-cell office:value-type="float" office:value="2244530" calcext:value-type="float">
            <text:p>2244530</text:p>
          </table:table-cell>
          <table:table-cell table:number-columns-repeated="2" office:value-type="string" calcext:value-type="string">
            <text:p>Entitat Municipal Descentralitzada d'Arcavell i la Farga de Moles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99" calcext:value-type="float">
            <text:p>25799</text:p>
          </table:table-cell>
          <table:table-cell office:value-type="string" calcext:value-type="string">
            <text:p>Valls de Valira, les</text:p>
          </table:table-cell>
          <table:table-cell office:value-type="float" office:value="252398" calcext:value-type="float">
            <text:p>252398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350458</text:p>
          </table:table-cell>
          <table:table-cell/>
          <table:table-cell office:value-type="string" calcext:value-type="string">
            <text:p>973-355566</text:p>
          </table:table-cell>
          <table:table-cell office:value-type="float" office:value="373731044" calcext:value-type="float">
            <text:p>373731044</text:p>
          </table:table-cell>
          <table:table-cell office:value-type="float" office:value="4698608117" calcext:value-type="float">
            <text:p>4698608117</text:p>
          </table:table-cell>
          <table:table-cell office:value-type="string" calcext:value-type="string">
            <text:p>1.464987804</text:p>
          </table:table-cell>
          <table:table-cell office:value-type="string" calcext:value-type="string">
            <text:p>42.429516942</text:p>
          </table:table-cell>
          <table:table-cell office:value-type="string" calcext:value-type="string">
            <text:p>eemmdd@vallsvalira.ddl.net</text:p>
          </table:table-cell>
          <table:table-cell/>
          <table:table-cell office:value-type="string" calcext:value-type="string">
            <text:p>07/17/2024 07:02:47 AM</text:p>
          </table:table-cell>
          <table:table-cell/>
          <table:table-cell office:value-type="string" calcext:value-type="string">
            <text:p>POINT (1.4649878 42.429516)</text:p>
          </table:table-cell>
        </table:table-row>
        <table:table-row table:style-name="ro1">
          <table:table-cell office:value-type="float" office:value="2244535" calcext:value-type="float">
            <text:p>2244535</text:p>
          </table:table-cell>
          <table:table-cell table:number-columns-repeated="2" office:value-type="string" calcext:value-type="string">
            <text:p>Entitat Municipal Descentralitzada d'Ars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99" calcext:value-type="float">
            <text:p>25799</text:p>
          </table:table-cell>
          <table:table-cell office:value-type="string" calcext:value-type="string">
            <text:p>Valls de Valira, les</text:p>
          </table:table-cell>
          <table:table-cell office:value-type="float" office:value="252398" calcext:value-type="float">
            <text:p>252398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350458</text:p>
          </table:table-cell>
          <table:table-cell table:number-columns-repeated="2"/>
          <table:table-cell office:value-type="float" office:value="373731044" calcext:value-type="float">
            <text:p>373731044</text:p>
          </table:table-cell>
          <table:table-cell office:value-type="float" office:value="4698608117" calcext:value-type="float">
            <text:p>4698608117</text:p>
          </table:table-cell>
          <table:table-cell office:value-type="string" calcext:value-type="string">
            <text:p>1.464987804</text:p>
          </table:table-cell>
          <table:table-cell office:value-type="string" calcext:value-type="string">
            <text:p>42.429516942</text:p>
          </table:table-cell>
          <table:table-cell office:value-type="string" calcext:value-type="string">
            <text:p>eemmdd@vallsvalira.ddl.net</text:p>
          </table:table-cell>
          <table:table-cell office:value-type="string" calcext:value-type="string">
            <text:p>http://vallsvalira.ddel.net</text:p>
          </table:table-cell>
          <table:table-cell office:value-type="string" calcext:value-type="string">
            <text:p>07/17/2024 07:02:47 AM</text:p>
          </table:table-cell>
          <table:table-cell/>
          <table:table-cell office:value-type="string" calcext:value-type="string">
            <text:p>POINT (1.4649878 42.429516)</text:p>
          </table:table-cell>
        </table:table-row>
        <table:table-row table:style-name="ro1">
          <table:table-cell office:value-type="float" office:value="2244628" calcext:value-type="float">
            <text:p>2244628</text:p>
          </table:table-cell>
          <table:table-cell table:number-columns-repeated="2" office:value-type="string" calcext:value-type="string">
            <text:p>Entitat Municipal Descentralitzada d'Os de Civís</text:p>
          </table:table-cell>
          <table:table-cell office:value-type="string" calcext:value-type="string">
            <text:p>Administració pública|Ens locals|Entitats Municipal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88" calcext:value-type="float">
            <text:p>25788</text:p>
          </table:table-cell>
          <table:table-cell office:value-type="string" calcext:value-type="string">
            <text:p>Valls de Valira, les</text:p>
          </table:table-cell>
          <table:table-cell office:value-type="float" office:value="252398" calcext:value-type="float">
            <text:p>252398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350458</text:p>
          </table:table-cell>
          <table:table-cell table:number-columns-repeated="2"/>
          <table:table-cell office:value-type="float" office:value="373731044" calcext:value-type="float">
            <text:p>373731044</text:p>
          </table:table-cell>
          <table:table-cell office:value-type="float" office:value="4698608117" calcext:value-type="float">
            <text:p>4698608117</text:p>
          </table:table-cell>
          <table:table-cell office:value-type="string" calcext:value-type="string">
            <text:p>1.464987804</text:p>
          </table:table-cell>
          <table:table-cell office:value-type="string" calcext:value-type="string">
            <text:p>42.429516942</text:p>
          </table:table-cell>
          <table:table-cell office:value-type="string" calcext:value-type="string">
            <text:p>eemmdd@vallsvalira.ddl.net</text:p>
          </table:table-cell>
          <table:table-cell office:value-type="string" calcext:value-type="string">
            <text:p>http://vallsvalira.ddl.net</text:p>
          </table:table-cell>
          <table:table-cell office:value-type="string" calcext:value-type="string">
            <text:p>07/17/2024 07:02:45 AM</text:p>
          </table:table-cell>
          <table:table-cell/>
          <table:table-cell office:value-type="string" calcext:value-type="string">
            <text:p>POINT (1.4649878 42.429516)</text:p>
          </table:table-cell>
        </table:table-row>
        <table:table-row table:style-name="ro1">
          <table:table-cell office:value-type="float" office:value="2581658" calcext:value-type="float">
            <text:p>2581658</text:p>
          </table:table-cell>
          <table:table-cell table:number-columns-repeated="2" office:value-type="string" calcext:value-type="string">
            <text:p>Llar d'infants El Puig</text:p>
          </table:table-cell>
          <table:table-cell office:value-type="string" calcext:value-type="string">
            <text:p>Educació. Formació|Educació infantil de 1r cicle (EINF1C)||</text:p>
          </table:table-cell>
          <table:table-cell/>
          <table:table-cell office:value-type="string" calcext:value-type="string">
            <text:p><text:s/>Zona Residencial El Puig</text:p>
          </table:table-cell>
          <table:table-cell table:number-columns-repeated="7"/>
          <table:table-cell office:value-type="float" office:value="43700" calcext:value-type="float">
            <text:p>43700</text:p>
          </table:table-cell>
          <table:table-cell office:value-type="string" calcext:value-type="string">
            <text:p>Vendrell, el</text:p>
          </table:table-cell>
          <table:table-cell office:value-type="float" office:value="431634" calcext:value-type="float">
            <text:p>431634</text:p>
          </table:table-cell>
          <table:table-cell office:value-type="string" calcext:value-type="string">
            <text:p>Baix Penedès</text:p>
          </table:table-cell>
          <table:table-cell office:value-type="float" office:value="977666966" calcext:value-type="float">
            <text:p>977666966</text:p>
          </table:table-cell>
          <table:table-cell/>
          <table:table-cell office:value-type="float" office:value="977666966" calcext:value-type="float">
            <text:p>977666966</text:p>
          </table:table-cell>
          <table:table-cell office:value-type="float" office:value="377321000" calcext:value-type="float">
            <text:p>377321000</text:p>
          </table:table-cell>
          <table:table-cell office:value-type="float" office:value="4563927000" calcext:value-type="float">
            <text:p>4563927000</text:p>
          </table:table-cell>
          <table:table-cell office:value-type="string" calcext:value-type="string">
            <text:p>1.536496000</text:p>
          </table:table-cell>
          <table:table-cell office:value-type="string" calcext:value-type="string">
            <text:p>41.217428000</text:p>
          </table:table-cell>
          <table:table-cell office:value-type="string" calcext:value-type="string">
            <text:p>e3008602@xtec.cat</text:p>
          </table:table-cell>
          <table:table-cell/>
          <table:table-cell table:style-name="ce1" office:value-type="string" calcext:value-type="string">
            <text:p>06/12/2024 07:21:34 AM</text:p>
          </table:table-cell>
          <table:table-cell office:value-type="string" calcext:value-type="string">
            <text:p>Codi Territorial|Penedès|Naturalesa|Públic|Titularitat|Corporacions Locals</text:p>
          </table:table-cell>
          <table:table-cell office:value-type="string" calcext:value-type="string">
            <text:p>POINT (1.536496 41.217426)</text:p>
          </table:table-cell>
        </table:table-row>
        <table:table-row table:style-name="ro1">
          <table:table-cell office:value-type="float" office:value="29758302" calcext:value-type="float">
            <text:p>29758302</text:p>
          </table:table-cell>
          <table:table-cell table:number-columns-repeated="2" office:value-type="string" calcext:value-type="string">
            <text:p>DEIXALLERIA DE VENTALLÓ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A L'ENTRADA DE VENTALLÓ GI-624 </text:p>
          </table:table-cell>
          <table:table-cell table:number-columns-repeated="7"/>
          <table:table-cell office:value-type="float" office:value="17473" calcext:value-type="float">
            <text:p>17473</text:p>
          </table:table-cell>
          <table:table-cell office:value-type="string" calcext:value-type="string">
            <text:p>Ventalló</text:p>
          </table:table-cell>
          <table:table-cell office:value-type="float" office:value="172109" calcext:value-type="float">
            <text:p>172109</text:p>
          </table:table-cell>
          <table:table-cell office:value-type="string" calcext:value-type="string">
            <text:p>Alt Empordà</text:p>
          </table:table-cell>
          <table:table-cell office:value-type="float" office:value="972793156" calcext:value-type="float">
            <text:p>972793156</text:p>
          </table:table-cell>
          <table:table-cell table:number-columns-repeated="2"/>
          <table:table-cell office:value-type="float" office:value="502274000" calcext:value-type="float">
            <text:p>502274000</text:p>
          </table:table-cell>
          <table:table-cell office:value-type="float" office:value="4666647000" calcext:value-type="float">
            <text:p>4666647000</text:p>
          </table:table-cell>
          <table:table-cell office:value-type="string" calcext:value-type="string">
            <text:p>3.027523499</text:p>
          </table:table-cell>
          <table:table-cell office:value-type="string" calcext:value-type="string">
            <text:p>42.151944148</text:p>
          </table:table-cell>
          <table:table-cell office:value-type="string" calcext:value-type="string">
            <text:p>ajuntament@ventallo.cat</text:p>
          </table:table-cell>
          <table:table-cell/>
          <table:table-cell office:value-type="string" calcext:value-type="string">
            <text:p>07/19/2024 07:02:50 AM</text:p>
          </table:table-cell>
          <table:table-cell office:value-type="string" calcext:value-type="string">
            <text:p>Horari|Tots els dies de l'any de 8 a 22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3.0275235 42.151943)</text:p>
          </table:table-cell>
        </table:table-row>
        <table:table-row table:style-name="ro1">
          <table:table-cell office:value-type="float" office:value="14499" calcext:value-type="float">
            <text:p>14499</text:p>
          </table:table-cell>
          <table:table-cell table:number-columns-repeated="2" office:value-type="string" calcext:value-type="string">
            <text:p>DEIXALLERIA MÒBIL DEL CONSELL COMARCAL D'OSONA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table:number-columns-repeated="2"/>
          <table:table-cell office:value-type="float" office:value="938895632" calcext:value-type="float">
            <text:p>938895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6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9758306" calcext:value-type="float">
            <text:p>29758306</text:p>
          </table:table-cell>
          <table:table-cell table:number-columns-repeated="2" office:value-type="string" calcext:value-type="string">
            <text:p>DEIXALLERIA MÒBIL DEL CONSELL COMARCAL D'OSONA (I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office:value-type="float" office:value="437859000" calcext:value-type="float">
            <text:p>437859000</text:p>
          </table:table-cell>
          <table:table-cell office:value-type="float" office:value="4643476000" calcext:value-type="float">
            <text:p>4643476000</text:p>
          </table:table-cell>
          <table:table-cell office:value-type="string" calcext:value-type="string">
            <text:p>2.250361163</text:p>
          </table:table-cell>
          <table:table-cell office:value-type="string" calcext:value-type="string">
            <text:p>41.940808477</text:p>
          </table:table-cell>
          <table:table-cell table:number-columns-repeated="2"/>
          <table:table-cell office:value-type="string" calcext:value-type="string">
            <text:p>07/19/2024 07:02:49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2503612 41.940807)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  <table:table-cell table:number-columns-repeated="2" office:value-type="string" calcext:value-type="string">
            <text:p>DEIXALLERIA MÒBIL DEL CONSELL COMARCAL D'OSONA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table:number-columns-repeated="2"/>
          <table:table-cell office:value-type="float" office:value="938895632" calcext:value-type="float">
            <text:p>938895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7 AM</text:p>
          </table:table-cell>
          <table:table-cell office:value-type="string" calcext:value-type="string">
            <text:p>Horari|9:00 a 13:00 i 15:00 a 19:00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9646870" calcext:value-type="float">
            <text:p>29646870</text:p>
          </table:table-cell>
          <table:table-cell table:number-columns-repeated="2" office:value-type="string" calcext:value-type="string">
            <text:p>A. Hospitalària Hospital de Dia de Vic</text:p>
          </table:table-cell>
          <table:table-cell office:value-type="string" calcext:value-type="string">
            <text:p>Educació. Formació|Educació primària (EPRI)||Educació. Formació|Educació secundària obligatòria (ESO)||</text:p>
          </table:table-cell>
          <table:table-cell/>
          <table:table-cell office:value-type="string" calcext:value-type="string">
            <text:p><text:s/>"c. Francesc Pla, ""El Vigatà"", 1"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office:value-type="float" office:value="937027787" calcext:value-type="float">
            <text:p>937027787</text:p>
          </table:table-cell>
          <table:table-cell/>
          <table:table-cell office:value-type="float" office:value="937027787" calcext:value-type="float">
            <text:p>937027787</text:p>
          </table:table-cell>
          <table:table-cell office:value-type="float" office:value="438672000" calcext:value-type="float">
            <text:p>438672000</text:p>
          </table:table-cell>
          <table:table-cell office:value-type="float" office:value="4643006000" calcext:value-type="float">
            <text:p>4643006000</text:p>
          </table:table-cell>
          <table:table-cell office:value-type="string" calcext:value-type="string">
            <text:p>2.260211000</text:p>
          </table:table-cell>
          <table:table-cell office:value-type="string" calcext:value-type="string">
            <text:p>41.936640000</text:p>
          </table:table-cell>
          <table:table-cell office:value-type="string" calcext:value-type="string">
            <text:p>a8063060@xtec.cat</text:p>
          </table:table-cell>
          <table:table-cell/>
          <table:table-cell table:style-name="ce1" office:value-type="string" calcext:value-type="string">
            <text:p>06/12/2024 07:44:59 AM</text:p>
          </table:table-cell>
          <table:table-cell office:value-type="string" calcext:value-type="string">
            <text:p>Codi Territorial|Catalunya Central|Naturalesa|Públic|Titularitat|Altres Departaments</text:p>
          </table:table-cell>
          <table:table-cell office:value-type="string" calcext:value-type="string">
            <text:p>POINT (2.260211 41.93664)</text:p>
          </table:table-cell>
        </table:table-row>
        <table:table-row table:style-name="ro1">
          <table:table-cell office:value-type="float" office:value="24594841" calcext:value-type="float">
            <text:p>24594841</text:p>
          </table:table-cell>
          <table:table-cell table:number-columns-repeated="2" office:value-type="string" calcext:value-type="string">
            <text:p>ZONA ESPORTIVA MUNICIPAL DE VILA-RODONA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/>
          <table:table-cell office:value-type="string" calcext:value-type="string">
            <text:p><text:s/>Poligon 15, parcel·la 66. Aubellons, Vila-rodona</text:p>
          </table:table-cell>
          <table:table-cell table:number-columns-repeated="7"/>
          <table:table-cell office:value-type="float" office:value="43814" calcext:value-type="float">
            <text:p>43814</text:p>
          </table:table-cell>
          <table:table-cell office:value-type="string" calcext:value-type="string">
            <text:p>Vila-rodona</text:p>
          </table:table-cell>
          <table:table-cell office:value-type="float" office:value="431704" calcext:value-type="float">
            <text:p>431704</text:p>
          </table:table-cell>
          <table:table-cell office:value-type="string" calcext:value-type="string">
            <text:p>Alt Camp</text:p>
          </table:table-cell>
          <table:table-cell table:number-columns-repeated="3"/>
          <table:table-cell office:value-type="float" office:value="362863000" calcext:value-type="float">
            <text:p>362863000</text:p>
          </table:table-cell>
          <table:table-cell office:value-type="float" office:value="4574279000" calcext:value-type="float">
            <text:p>4574279000</text:p>
          </table:table-cell>
          <table:table-cell office:value-type="string" calcext:value-type="string">
            <text:p>1.361758686</text:p>
          </table:table-cell>
          <table:table-cell office:value-type="string" calcext:value-type="string">
            <text:p>41.308321797</text:p>
          </table:table-cell>
          <table:table-cell table:number-columns-repeated="2"/>
          <table:table-cell office:value-type="string" calcext:value-type="string">
            <text:p>07/19/2024 07:32:49 AM</text:p>
          </table:table-cell>
          <table:table-cell office:value-type="string" calcext:value-type="string">
            <text:p>Enlla�|&lt;a href=" http://equipaments.esport.gencat.cat/ceeree/equipaments/21490" target="_blank"&gt;Cens d�equipaments esportius de Catalunya&lt;/a&gt;|Espais|1 Camps poliespotius i especialitzats&lt;br/&gt;1 Pistes poliesportives a l'aire lliure</text:p>
          </table:table-cell>
          <table:table-cell office:value-type="string" calcext:value-type="string">
            <text:p>POINT (1.3617587 41.308323)</text:p>
          </table:table-cell>
        </table:table-row>
        <table:table-row table:style-name="ro1">
          <table:table-cell office:value-type="float" office:value="14323" calcext:value-type="float">
            <text:p>14323</text:p>
          </table:table-cell>
          <table:table-cell table:number-columns-repeated="2" office:value-type="string" calcext:value-type="string">
            <text:p>DEIXALLERIA MÒBIL DE L'AJUNTAMENT DE VILA-SECA (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480" calcext:value-type="float">
            <text:p>43480</text:p>
          </table:table-cell>
          <table:table-cell office:value-type="string" calcext:value-type="string">
            <text:p>Vila-seca</text:p>
          </table:table-cell>
          <table:table-cell office:value-type="float" office:value="431711" calcext:value-type="float">
            <text:p>431711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8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14512" calcext:value-type="float">
            <text:p>14512</text:p>
          </table:table-cell>
          <table:table-cell table:number-columns-repeated="2" office:value-type="string" calcext:value-type="string">
            <text:p>DEIXALLERIA MÒBIL DE L'AJUNTAMENT DE VILA-SECA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43480" calcext:value-type="float">
            <text:p>43480</text:p>
          </table:table-cell>
          <table:table-cell office:value-type="string" calcext:value-type="string">
            <text:p>Vila-seca</text:p>
          </table:table-cell>
          <table:table-cell office:value-type="float" office:value="431711" calcext:value-type="float">
            <text:p>431711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24607488" calcext:value-type="float">
            <text:p>24607488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PISTA POLIESPORTIVA MUNICIPAL</text:p>
          </table:table-cell>
          <table:table-cell office:value-type="string" calcext:value-type="string">
            <text:p>Esports. Lleure|Instal·lacions esportives|Pista|</text:p>
          </table:table-cell>
          <table:table-cell/>
          <table:table-cell office:value-type="string" calcext:value-type="string">
            <text:p><text:s/>Zona Esportiva Municipal, Vilada</text:p>
          </table:table-cell>
          <table:table-cell table:number-columns-repeated="7"/>
          <table:table-cell office:value-type="float" office:value="8613" calcext:value-type="float">
            <text:p>8613</text:p>
          </table:table-cell>
          <table:table-cell office:value-type="string" calcext:value-type="string">
            <text:p>Vilada</text:p>
          </table:table-cell>
          <table:table-cell office:value-type="float" office:value="82994" calcext:value-type="float">
            <text:p>82994</text:p>
          </table:table-cell>
          <table:table-cell office:value-type="string" calcext:value-type="string">
            <text:p>Berguedà</text:p>
          </table:table-cell>
          <table:table-cell office:value-type="float" office:value="938238128" calcext:value-type="float">
            <text:p>938238128</text:p>
          </table:table-cell>
          <table:table-cell table:number-columns-repeated="2"/>
          <table:table-cell office:value-type="float" office:value="411958000" calcext:value-type="float">
            <text:p>411958000</text:p>
          </table:table-cell>
          <table:table-cell office:value-type="float" office:value="4665383000" calcext:value-type="float">
            <text:p>4665383000</text:p>
          </table:table-cell>
          <table:table-cell office:value-type="string" calcext:value-type="string">
            <text:p>1.934658236</text:p>
          </table:table-cell>
          <table:table-cell office:value-type="string" calcext:value-type="string">
            <text:p>42.135617289</text:p>
          </table:table-cell>
          <table:table-cell table:number-columns-repeated="2"/>
          <table:table-cell office:value-type="string" calcext:value-type="string">
            <text:p>07/19/2024 07:32:31 AM</text:p>
          </table:table-cell>
          <table:table-cell office:value-type="string" calcext:value-type="string">
            <text:p>Enlla�|&lt;a href=" http://equipaments.esport.gencat.cat/ceeree/equipaments/23638" target="_blank"&gt;Cens d�equipaments esportius de Catalunya&lt;/a&gt;|Espais|1 Pistes poliesportives a l'aire lliure</text:p>
          </table:table-cell>
          <table:table-cell office:value-type="string" calcext:value-type="string">
            <text:p>POINT (1.9346583 42.135616)</text:p>
          </table:table-cell>
        </table:table-row>
        <table:table-row table:style-name="ro1">
          <table:table-cell office:value-type="float" office:value="24594566" calcext:value-type="float">
            <text:p>24594566</text:p>
          </table:table-cell>
          <table:table-cell table:number-columns-repeated="2" office:value-type="string" calcext:value-type="string">
            <text:p>ZONA ESPORTIVA MUNICIPAL</text:p>
          </table:table-cell>
          <table:table-cell office:value-type="string" calcext:value-type="string">
            <text:p>Esports. Lleure|Instal·lacions esportives|Camp|Esports. Lleure|Instal·lacions esportives|Piscina a l'aire lliure|Esports. Lleure|Instal·lacions esportives|Pista de tennis|</text:p>
          </table:table-cell>
          <table:table-cell/>
          <table:table-cell office:value-type="string" calcext:value-type="string">
            <text:p><text:s/>Zona Esportiva Municipal, Vilada</text:p>
          </table:table-cell>
          <table:table-cell table:number-columns-repeated="7"/>
          <table:table-cell office:value-type="float" office:value="8613" calcext:value-type="float">
            <text:p>8613</text:p>
          </table:table-cell>
          <table:table-cell office:value-type="string" calcext:value-type="string">
            <text:p>Vilada</text:p>
          </table:table-cell>
          <table:table-cell office:value-type="float" office:value="82994" calcext:value-type="float">
            <text:p>82994</text:p>
          </table:table-cell>
          <table:table-cell office:value-type="string" calcext:value-type="string">
            <text:p>Berguedà</text:p>
          </table:table-cell>
          <table:table-cell office:value-type="float" office:value="938238128" calcext:value-type="float">
            <text:p>938238128</text:p>
          </table:table-cell>
          <table:table-cell table:number-columns-repeated="2"/>
          <table:table-cell office:value-type="float" office:value="411938000" calcext:value-type="float">
            <text:p>411938000</text:p>
          </table:table-cell>
          <table:table-cell office:value-type="float" office:value="4665400000" calcext:value-type="float">
            <text:p>4665400000</text:p>
          </table:table-cell>
          <table:table-cell office:value-type="string" calcext:value-type="string">
            <text:p>1.934413702</text:p>
          </table:table-cell>
          <table:table-cell office:value-type="string" calcext:value-type="string">
            <text:p>42.135768125</text:p>
          </table:table-cell>
          <table:table-cell table:number-columns-repeated="2"/>
          <table:table-cell office:value-type="string" calcext:value-type="string">
            <text:p>07/19/2024 07:32:31 AM</text:p>
          </table:table-cell>
          <table:table-cell office:value-type="string" calcext:value-type="string">
            <text:p>Enlla�|&lt;a href=" http://equipaments.esport.gencat.cat/ceeree/equipaments/23637" target="_blank"&gt;Cens d�equipaments esportius de Catalunya&lt;/a&gt;|Espais|1 Camps poliespotius i especialitzats&lt;br/&gt;2 Piscina a l'aire lliure&lt;br/&gt;1 Pistes de tennis i mini tennis&lt;br/&gt;1 Zones d'activitat a l'entorn urbà</text:p>
          </table:table-cell>
          <table:table-cell office:value-type="string" calcext:value-type="string">
            <text:p>POINT (1.9344137 42.13577)</text:p>
          </table:table-cell>
        </table:table-row>
        <table:table-row table:style-name="ro1">
          <table:table-cell office:value-type="float" office:value="24594567" calcext:value-type="float">
            <text:p>24594567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ROCÓDROM MUNICIPAL</text:p>
          </table:table-cell>
          <table:table-cell office:value-type="string" calcext:value-type="string">
            <text:p>Esports. Lleure|Instal·lacions esportives|Rocòdrom|</text:p>
          </table:table-cell>
          <table:table-cell/>
          <table:table-cell office:value-type="string" calcext:value-type="string">
            <text:p><text:s/>Zona Esportiva Municipal, Vilada</text:p>
          </table:table-cell>
          <table:table-cell table:number-columns-repeated="7"/>
          <table:table-cell office:value-type="float" office:value="8613" calcext:value-type="float">
            <text:p>8613</text:p>
          </table:table-cell>
          <table:table-cell office:value-type="string" calcext:value-type="string">
            <text:p>Vilada</text:p>
          </table:table-cell>
          <table:table-cell office:value-type="float" office:value="82994" calcext:value-type="float">
            <text:p>82994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12006000" calcext:value-type="float">
            <text:p>412006000</text:p>
          </table:table-cell>
          <table:table-cell office:value-type="float" office:value="4665387000" calcext:value-type="float">
            <text:p>4665387000</text:p>
          </table:table-cell>
          <table:table-cell office:value-type="string" calcext:value-type="string">
            <text:p>1.935238353</text:p>
          </table:table-cell>
          <table:table-cell office:value-type="string" calcext:value-type="string">
            <text:p>42.135658699</text:p>
          </table:table-cell>
          <table:table-cell table:number-columns-repeated="2"/>
          <table:table-cell office:value-type="string" calcext:value-type="string">
            <text:p>07/19/2024 07:32:31 AM</text:p>
          </table:table-cell>
          <table:table-cell office:value-type="string" calcext:value-type="string">
            <text:p>Enlla�|&lt;a href=" http://equipaments.esport.gencat.cat/ceeree/equipaments/23646" target="_blank"&gt;Cens d�equipaments esportius de Catalunya&lt;/a&gt;|Espais|1 Rocòdroms i boulders</text:p>
          </table:table-cell>
          <table:table-cell office:value-type="string" calcext:value-type="string">
            <text:p>POINT (1.9352384 42.13566)</text:p>
          </table:table-cell>
        </table:table-row>
        <table:table-row table:style-name="ro1">
          <table:table-cell office:value-type="float" office:value="3041402" calcext:value-type="float">
            <text:p>3041402</text:p>
          </table:table-cell>
          <table:table-cell table:number-columns-repeated="2" office:value-type="string" calcext:value-type="string">
            <text:p>Parc de Bombers Voluntaris de Viladecavalls</text:p>
          </table:table-cell>
          <table:table-cell office:value-type="string" calcext:value-type="string">
            <text:p>Emergències. Seguretat|Parcs de Bombers||</text:p>
          </table:table-cell>
          <table:table-cell/>
          <table:table-cell office:value-type="string" calcext:value-type="string">
            <text:p><text:s/>Vial de Sant Jordi, s/n</text:p>
          </table:table-cell>
          <table:table-cell table:number-columns-repeated="7"/>
          <table:table-cell office:value-type="float" office:value="8232" calcext:value-type="float">
            <text:p>8232</text:p>
          </table:table-cell>
          <table:table-cell office:value-type="string" calcext:value-type="string">
            <text:p>Viladecavalls</text:p>
          </table:table-cell>
          <table:table-cell office:value-type="float" office:value="83008" calcext:value-type="float">
            <text:p>83008</text:p>
          </table:table-cell>
          <table:table-cell office:value-type="string" calcext:value-type="string">
            <text:p>Vallès Occidental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413306421" calcext:value-type="float">
            <text:p>413306421</text:p>
          </table:table-cell>
          <table:table-cell office:value-type="float" office:value="4601246554" calcext:value-type="float">
            <text:p>4601246554</text:p>
          </table:table-cell>
          <table:table-cell office:value-type="string" calcext:value-type="string">
            <text:p>1.961515000</text:p>
          </table:table-cell>
          <table:table-cell office:value-type="string" calcext:value-type="string">
            <text:p>41.560005000</text:p>
          </table:table-cell>
          <table:table-cell table:number-columns-repeated="2"/>
          <table:table-cell office:value-type="string" calcext:value-type="string">
            <text:p>07/19/2024 07:37:00 AM</text:p>
          </table:table-cell>
          <table:table-cell/>
          <table:table-cell office:value-type="string" calcext:value-type="string">
            <text:p>POINT (1.961515 41.560005)</text:p>
          </table:table-cell>
        </table:table-row>
        <table:table-row table:style-name="ro1">
          <table:table-cell office:value-type="float" office:value="29758307" calcext:value-type="float">
            <text:p>29758307</text:p>
          </table:table-cell>
          <table:table-cell table:number-columns-repeated="2" office:value-type="string" calcext:value-type="string">
            <text:p>DEIXALLERIA MÒBIL DE L'AJUNTAMENT DE VILAFRANCA DEL PENEDÈS (II)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- </text:p>
          </table:table-cell>
          <table:table-cell table:number-columns-repeated="7"/>
          <table:table-cell office:value-type="float" office:value="8720" calcext:value-type="float">
            <text:p>8720</text:p>
          </table:table-cell>
          <table:table-cell office:value-type="string" calcext:value-type="string">
            <text:p>Vilafranca del Penedès</text:p>
          </table:table-cell>
          <table:table-cell office:value-type="float" office:value="83054" calcext:value-type="float">
            <text:p>83054</text:p>
          </table:table-cell>
          <table:table-cell office:value-type="string" calcext:value-type="string">
            <text:p>Alt Penedès</text:p>
          </table:table-cell>
          <table:table-cell office:value-type="float" office:value="938181540" calcext:value-type="float">
            <text:p>938181540</text:p>
          </table:table-cell>
          <table:table-cell table:number-columns-repeated="2"/>
          <table:table-cell office:value-type="float" office:value="391718000" calcext:value-type="float">
            <text:p>391718000</text:p>
          </table:table-cell>
          <table:table-cell office:value-type="float" office:value="4575853000" calcext:value-type="float">
            <text:p>4575853000</text:p>
          </table:table-cell>
          <table:table-cell office:value-type="string" calcext:value-type="string">
            <text:p>1.706085277</text:p>
          </table:table-cell>
          <table:table-cell office:value-type="string" calcext:value-type="string">
            <text:p>41.326885906</text:p>
          </table:table-cell>
          <table:table-cell office:value-type="string" calcext:value-type="string">
            <text:p>palmirall@vilafranca.org</text:p>
          </table:table-cell>
          <table:table-cell office:value-type="string" calcext:value-type="string">
            <text:p>https://serveisurbans.vilafranca.cat/residus/deixalleries</text:p>
          </table:table-cell>
          <table:table-cell office:value-type="string" calcext:value-type="string">
            <text:p>07/19/2024 07:02:45 AM</text:p>
          </table:table-cell>
          <table:table-cell office:value-type="string" calcext:value-type="string">
            <text:p>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7060853 41.326885)</text:p>
          </table:table-cell>
        </table:table-row>
        <table:table-row table:style-name="ro1">
          <table:table-cell office:value-type="float" office:value="24594131" calcext:value-type="float">
            <text:p>24594131</text:p>
          </table:table-cell>
          <table:table-cell office:value-type="string" calcext:value-type="string">
            <text:p>Complex esportiu municipal <text:s text:c="223"/></text:p>
          </table:table-cell>
          <table:table-cell office:value-type="string" calcext:value-type="string">
            <text:p>PISCINA MUNICIPAL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Zona Esportiva Municipal, Vilajuïga</text:p>
          </table:table-cell>
          <table:table-cell table:number-columns-repeated="7"/>
          <table:table-cell office:value-type="float" office:value="17493" calcext:value-type="float">
            <text:p>17493</text:p>
          </table:table-cell>
          <table:table-cell office:value-type="string" calcext:value-type="string">
            <text:p>Vilajuïga</text:p>
          </table:table-cell>
          <table:table-cell office:value-type="float" office:value="172235" calcext:value-type="float">
            <text:p>172235</text:p>
          </table:table-cell>
          <table:table-cell office:value-type="string" calcext:value-type="string">
            <text:p>Alt Empordà</text:p>
          </table:table-cell>
          <table:table-cell office:value-type="float" office:value="972530005" calcext:value-type="float">
            <text:p>972530005</text:p>
          </table:table-cell>
          <table:table-cell table:number-columns-repeated="2"/>
          <table:table-cell office:value-type="float" office:value="507731000" calcext:value-type="float">
            <text:p>507731000</text:p>
          </table:table-cell>
          <table:table-cell office:value-type="float" office:value="4686983000" calcext:value-type="float">
            <text:p>4686983000</text:p>
          </table:table-cell>
          <table:table-cell office:value-type="string" calcext:value-type="string">
            <text:p>3.093843605</text:p>
          </table:table-cell>
          <table:table-cell office:value-type="string" calcext:value-type="string">
            <text:p>42.335060842</text:p>
          </table:table-cell>
          <table:table-cell table:number-columns-repeated="2"/>
          <table:table-cell office:value-type="string" calcext:value-type="string">
            <text:p>07/19/2024 07:32:25 AM</text:p>
          </table:table-cell>
          <table:table-cell office:value-type="string" calcext:value-type="string">
            <text:p>Enlla�|&lt;a href=" http://equipaments.esport.gencat.cat/ceeree/equipaments/24267" target="_blank"&gt;Cens d�equipaments esportius de Catalunya&lt;/a&gt;|Espais|2 Piscina a l'aire lliure</text:p>
          </table:table-cell>
          <table:table-cell office:value-type="string" calcext:value-type="string">
            <text:p>POINT (3.0938437 42.33506)</text:p>
          </table:table-cell>
        </table:table-row>
        <table:table-row table:style-name="ro1">
          <table:table-cell office:value-type="float" office:value="547608" calcext:value-type="float">
            <text:p>547608</text:p>
          </table:table-cell>
          <table:table-cell table:number-columns-repeated="2" office:value-type="string" calcext:value-type="string">
            <text:p>Ajuntament de Vilamò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51" calcext:value-type="float">
            <text:p>25551</text:p>
          </table:table-cell>
          <table:table-cell office:value-type="string" calcext:value-type="string">
            <text:p>Vilamòs</text:p>
          </table:table-cell>
          <table:table-cell office:value-type="float" office:value="252477" calcext:value-type="float">
            <text:p>252477</text:p>
          </table:table-cell>
          <table:table-cell office:value-type="string" calcext:value-type="string">
            <text:p>Val d'Aran</text:p>
          </table:table-cell>
          <table:table-cell office:value-type="float" office:value="973640739" calcext:value-type="float">
            <text:p>973640739</text:p>
          </table:table-cell>
          <table:table-cell/>
          <table:table-cell office:value-type="float" office:value="973642448" calcext:value-type="float">
            <text:p>973642448</text:p>
          </table:table-cell>
          <table:table-cell office:value-type="float" office:value="314025000" calcext:value-type="float">
            <text:p>314025000</text:p>
          </table:table-cell>
          <table:table-cell office:value-type="float" office:value="4735500000" calcext:value-type="float">
            <text:p>4735500000</text:p>
          </table:table-cell>
          <table:table-cell office:value-type="string" calcext:value-type="string">
            <text:p>0.727590035</text:p>
          </table:table-cell>
          <table:table-cell office:value-type="string" calcext:value-type="string">
            <text:p>42.749483121</text:p>
          </table:table-cell>
          <table:table-cell office:value-type="string" calcext:value-type="string">
            <text:p>secretaria@vilamos.es</text:p>
          </table:table-cell>
          <table:table-cell office:value-type="string" calcext:value-type="string">
            <text:p>http://vilamos.ddl.net/</text:p>
          </table:table-cell>
          <table:table-cell office:value-type="string" calcext:value-type="string">
            <text:p>07/17/2024 07:02:54 AM</text:p>
          </table:table-cell>
          <table:table-cell/>
          <table:table-cell office:value-type="string" calcext:value-type="string">
            <text:p>POINT (0.72759 42.749485)</text:p>
          </table:table-cell>
        </table:table-row>
        <table:table-row table:style-name="ro1">
          <table:table-cell office:value-type="float" office:value="574737" calcext:value-type="float">
            <text:p>574737</text:p>
          </table:table-cell>
          <table:table-cell table:number-columns-repeated="2" office:value-type="string" calcext:value-type="string">
            <text:p>Jutjat de Pau de Vilamò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551" calcext:value-type="float">
            <text:p>25551</text:p>
          </table:table-cell>
          <table:table-cell office:value-type="string" calcext:value-type="string">
            <text:p>Vilamòs</text:p>
          </table:table-cell>
          <table:table-cell office:value-type="float" office:value="252477" calcext:value-type="float">
            <text:p>252477</text:p>
          </table:table-cell>
          <table:table-cell office:value-type="string" calcext:value-type="string">
            <text:p>Val d'Aran</text:p>
          </table:table-cell>
          <table:table-cell office:value-type="float" office:value="973640739" calcext:value-type="float">
            <text:p>973640739</text:p>
          </table:table-cell>
          <table:table-cell table:number-columns-repeated="2"/>
          <table:table-cell office:value-type="float" office:value="313953640" calcext:value-type="float">
            <text:p>313953640</text:p>
          </table:table-cell>
          <table:table-cell office:value-type="float" office:value="4735280725" calcext:value-type="float">
            <text:p>4735280725</text:p>
          </table:table-cell>
          <table:table-cell office:value-type="string" calcext:value-type="string">
            <text:p>0.726790900</text:p>
          </table:table-cell>
          <table:table-cell office:value-type="string" calcext:value-type="string">
            <text:p>42.747492700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0.7267909 42.747494)</text:p>
          </table:table-cell>
        </table:table-row>
        <table:table-row table:style-name="ro1">
          <table:table-cell office:value-type="float" office:value="574740" calcext:value-type="float">
            <text:p>574740</text:p>
          </table:table-cell>
          <table:table-cell table:number-columns-repeated="2" office:value-type="string" calcext:value-type="string">
            <text:p>Jutjat de Pau de Vilanova de Meià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735" calcext:value-type="float">
            <text:p>25735</text:p>
          </table:table-cell>
          <table:table-cell office:value-type="string" calcext:value-type="string">
            <text:p>Vilanova de Meià</text:p>
          </table:table-cell>
          <table:table-cell office:value-type="float" office:value="252509" calcext:value-type="float">
            <text:p>252509</text:p>
          </table:table-cell>
          <table:table-cell office:value-type="string" calcext:value-type="string">
            <text:p>Noguera</text:p>
          </table:table-cell>
          <table:table-cell office:value-type="float" office:value="973415005" calcext:value-type="float">
            <text:p>973415005</text:p>
          </table:table-cell>
          <table:table-cell/>
          <table:table-cell office:value-type="string" calcext:value-type="string">
            <text:p>973415005(F)</text:p>
          </table:table-cell>
          <table:table-cell office:value-type="float" office:value="335978987" calcext:value-type="float">
            <text:p>335978987</text:p>
          </table:table-cell>
          <table:table-cell office:value-type="float" office:value="4650989106" calcext:value-type="float">
            <text:p>4650989106</text:p>
          </table:table-cell>
          <table:table-cell office:value-type="string" calcext:value-type="string">
            <text:p>1.019724400</text:p>
          </table:table-cell>
          <table:table-cell office:value-type="string" calcext:value-type="string">
            <text:p>41.993840100</text:p>
          </table:table-cell>
          <table:table-cell table:number-columns-repeated="2"/>
          <table:table-cell office:value-type="string" calcext:value-type="string">
            <text:p>07/18/2024 07:02:36 AM</text:p>
          </table:table-cell>
          <table:table-cell/>
          <table:table-cell office:value-type="string" calcext:value-type="string">
            <text:p>POINT (1.0197244 41.99384)</text:p>
          </table:table-cell>
        </table:table-row>
        <table:table-row table:style-name="ro1">
          <table:table-cell office:value-type="float" office:value="547617" calcext:value-type="float">
            <text:p>547617</text:p>
          </table:table-cell>
          <table:table-cell table:number-columns-repeated="2" office:value-type="string" calcext:value-type="string">
            <text:p>Ajuntament de Vilanova de Segrià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133" calcext:value-type="float">
            <text:p>25133</text:p>
          </table:table-cell>
          <table:table-cell office:value-type="string" calcext:value-type="string">
            <text:p>Vilanova de Segrià</text:p>
          </table:table-cell>
          <table:table-cell office:value-type="float" office:value="252516" calcext:value-type="float">
            <text:p>252516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-777081</text:p>
          </table:table-cell>
          <table:table-cell/>
          <table:table-cell office:value-type="string" calcext:value-type="string">
            <text:p>973-777231</text:p>
          </table:table-cell>
          <table:table-cell office:value-type="float" office:value="301768015" calcext:value-type="float">
            <text:p>301768015</text:p>
          </table:table-cell>
          <table:table-cell office:value-type="float" office:value="4620528507" calcext:value-type="float">
            <text:p>4620528507</text:p>
          </table:table-cell>
          <table:table-cell office:value-type="string" calcext:value-type="string">
            <text:p>0.617202931</text:p>
          </table:table-cell>
          <table:table-cell office:value-type="string" calcext:value-type="string">
            <text:p>41.711857941</text:p>
          </table:table-cell>
          <table:table-cell office:value-type="string" calcext:value-type="string">
            <text:p>ajuntament@vilanovasegria.cat</text:p>
          </table:table-cell>
          <table:table-cell office:value-type="string" calcext:value-type="string">
            <text:p>http://vilanovasegria.ddl.net/</text:p>
          </table:table-cell>
          <table:table-cell office:value-type="string" calcext:value-type="string">
            <text:p>07/17/2024 07:02:54 AM</text:p>
          </table:table-cell>
          <table:table-cell/>
          <table:table-cell office:value-type="string" calcext:value-type="string">
            <text:p>POINT (0.61720294 41.711857)</text:p>
          </table:table-cell>
        </table:table-row>
        <table:table-row table:style-name="ro1">
          <table:table-cell office:value-type="float" office:value="574741" calcext:value-type="float">
            <text:p>574741</text:p>
          </table:table-cell>
          <table:table-cell table:number-columns-repeated="2" office:value-type="string" calcext:value-type="string">
            <text:p>Jutjat de Pau de Vilanova de Segrià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Consistorial</text:p>
          </table:table-cell>
          <table:table-cell table:number-columns-repeated="7"/>
          <table:table-cell office:value-type="float" office:value="25133" calcext:value-type="float">
            <text:p>25133</text:p>
          </table:table-cell>
          <table:table-cell office:value-type="string" calcext:value-type="string">
            <text:p>Vilanova de Segrià</text:p>
          </table:table-cell>
          <table:table-cell office:value-type="float" office:value="252516" calcext:value-type="float">
            <text:p>252516</text:p>
          </table:table-cell>
          <table:table-cell office:value-type="string" calcext:value-type="string">
            <text:p>Segrià</text:p>
          </table:table-cell>
          <table:table-cell office:value-type="float" office:value="973777081" calcext:value-type="float">
            <text:p>973777081</text:p>
          </table:table-cell>
          <table:table-cell/>
          <table:table-cell office:value-type="float" office:value="973777231" calcext:value-type="float">
            <text:p>973777231</text:p>
          </table:table-cell>
          <table:table-cell office:value-type="float" office:value="301768015" calcext:value-type="float">
            <text:p>301768015</text:p>
          </table:table-cell>
          <table:table-cell office:value-type="float" office:value="4620528507" calcext:value-type="float">
            <text:p>4620528507</text:p>
          </table:table-cell>
          <table:table-cell office:value-type="string" calcext:value-type="string">
            <text:p>0.617202931</text:p>
          </table:table-cell>
          <table:table-cell office:value-type="string" calcext:value-type="string">
            <text:p>41.711857941</text:p>
          </table:table-cell>
          <table:table-cell table:number-columns-repeated="2"/>
          <table:table-cell office:value-type="string" calcext:value-type="string">
            <text:p>07/18/2024 07:02:36 AM</text:p>
          </table:table-cell>
          <table:table-cell/>
          <table:table-cell office:value-type="string" calcext:value-type="string">
            <text:p>POINT (0.61720294 41.711857)</text:p>
          </table:table-cell>
        </table:table-row>
        <table:table-row table:style-name="ro1">
          <table:table-cell office:value-type="float" office:value="3040251" calcext:value-type="float">
            <text:p>3040251</text:p>
          </table:table-cell>
          <table:table-cell table:number-columns-repeated="2" office:value-type="string" calcext:value-type="string">
            <text:p>Confraria de Pescadors de Vilanova i la Geltrú</text:p>
          </table:table-cell>
          <table:table-cell office:value-type="string" calcext:value-type="string">
            <text:p>Agricultura. Ramaderia. Pesca|Confraries de pescadors||</text:p>
          </table:table-cell>
          <table:table-cell/>
          <table:table-cell office:value-type="string" calcext:value-type="string">
            <text:p><text:s/>Zona del servei del port</text:p>
          </table:table-cell>
          <table:table-cell table:number-columns-repeated="7"/>
          <table:table-cell office:value-type="float" office:value="8800" calcext:value-type="float">
            <text:p>8800</text:p>
          </table:table-cell>
          <table:table-cell office:value-type="string" calcext:value-type="string">
            <text:p>Vilanova i la Geltrú</text:p>
          </table:table-cell>
          <table:table-cell office:value-type="float" office:value="83073" calcext:value-type="float">
            <text:p>83073</text:p>
          </table:table-cell>
          <table:table-cell office:value-type="string" calcext:value-type="string">
            <text:p>Garraf</text:p>
          </table:table-cell>
          <table:table-cell office:value-type="string" calcext:value-type="string">
            <text:p>93 815 02 50</text:p>
          </table:table-cell>
          <table:table-cell/>
          <table:table-cell office:value-type="string" calcext:value-type="string">
            <text:p>93 815 89 73</text:p>
          </table:table-cell>
          <table:table-cell office:value-type="float" office:value="393915689" calcext:value-type="float">
            <text:p>393915689</text:p>
          </table:table-cell>
          <table:table-cell office:value-type="float" office:value="4563505901" calcext:value-type="float">
            <text:p>4563505901</text:p>
          </table:table-cell>
          <table:table-cell office:value-type="string" calcext:value-type="string">
            <text:p>1.734458000</text:p>
          </table:table-cell>
          <table:table-cell office:value-type="string" calcext:value-type="string">
            <text:p>41.216031000</text:p>
          </table:table-cell>
          <table:table-cell office:value-type="string" calcext:value-type="string">
            <text:p>cpvilanova@llotjavilanova.com</text:p>
          </table:table-cell>
          <table:table-cell/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1.734458 41.21603)</text:p>
          </table:table-cell>
        </table:table-row>
        <table:table-row table:style-name="ro1">
          <table:table-cell office:value-type="float" office:value="27045823" calcext:value-type="float">
            <text:p>27045823</text:p>
          </table:table-cell>
          <table:table-cell table:number-columns-repeated="2" office:value-type="string" calcext:value-type="string">
            <text:p>Museu de la Mina Vell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Casa de Camp, 106. Ca l'Eudald</text:p>
          </table:table-cell>
          <table:table-cell table:number-columns-repeated="7"/>
          <table:table-cell office:value-type="float" office:value="8340" calcext:value-type="float">
            <text:p>8340</text:p>
          </table:table-cell>
          <table:table-cell office:value-type="string" calcext:value-type="string">
            <text:p>Vilassar de Mar</text:p>
          </table:table-cell>
          <table:table-cell office:value-type="float" office:value="82191" calcext:value-type="float">
            <text:p>82191</text:p>
          </table:table-cell>
          <table:table-cell office:value-type="string" calcext:value-type="string">
            <text:p>Maresme</text:p>
          </table:table-cell>
          <table:table-cell office:value-type="string" calcext:value-type="string">
            <text:p>93 759 72 70</text:p>
          </table:table-cell>
          <table:table-cell table:number-columns-repeated="2"/>
          <table:table-cell office:value-type="float" office:value="448817000" calcext:value-type="float">
            <text:p>448817000</text:p>
          </table:table-cell>
          <table:table-cell office:value-type="float" office:value="4595738000" calcext:value-type="float">
            <text:p>4595738000</text:p>
          </table:table-cell>
          <table:table-cell office:value-type="string" calcext:value-type="string">
            <text:p>2.386648128</text:p>
          </table:table-cell>
          <table:table-cell office:value-type="string" calcext:value-type="string">
            <text:p>41.511639446</text:p>
          </table:table-cell>
          <table:table-cell office:value-type="string" calcext:value-type="string">
            <text:p>museu@aiguesdevilassar.cat</text:p>
          </table:table-cell>
          <table:table-cell office:value-type="string" calcext:value-type="string">
            <text:p>http://www.aiguesdevilassar.cat</text:p>
          </table:table-cell>
          <table:table-cell table:style-name="ce1" office:value-type="string" calcext:value-type="string">
            <text:p>07/10/2024 07:35:53 AM</text:p>
          </table:table-cell>
          <table:table-cell office:value-type="string" calcext:value-type="string">
            <text:p>Gestio|Gestió directa de persones o entitats privades|Titularitat|Privada</text:p>
          </table:table-cell>
          <table:table-cell office:value-type="string" calcext:value-type="string">
            <text:p>POINT (2.3866482 41.51164)</text:p>
          </table:table-cell>
        </table:table-row>
        <table:table-row table:style-name="ro1">
          <table:table-cell office:value-type="float" office:value="3041256" calcext:value-type="float">
            <text:p>3041256</text:p>
          </table:table-cell>
          <table:table-cell table:number-columns-repeated="2" office:value-type="string" calcext:value-type="string">
            <text:p>Oficina de Turisme de Catalunya a l'Aeroport de Girona</text:p>
          </table:table-cell>
          <table:table-cell office:value-type="string" calcext:value-type="string">
            <text:p>Turisme|Oficines de Turisme de la Xarxa|Oficines de Turisme de la Generalitat de Catalunya|</text:p>
          </table:table-cell>
          <table:table-cell/>
          <table:table-cell office:value-type="string" calcext:value-type="string">
            <text:p><text:s/>Aeroport de Girona - Costa Brava</text:p>
          </table:table-cell>
          <table:table-cell table:number-columns-repeated="7"/>
          <table:table-cell office:value-type="float" office:value="17185" calcext:value-type="float">
            <text:p>17185</text:p>
          </table:table-cell>
          <table:table-cell office:value-type="string" calcext:value-type="string">
            <text:p>Vilobí d'Onyar</text:p>
          </table:table-cell>
          <table:table-cell office:value-type="float" office:value="172333" calcext:value-type="float">
            <text:p>172333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972 94 29 55</text:p>
          </table:table-cell>
          <table:table-cell office:value-type="string" calcext:value-type="string">
            <text:p>972 18 67 08</text:p>
          </table:table-cell>
          <table:table-cell office:value-type="string" calcext:value-type="string">
            <text:p>972 47 30 90</text:p>
          </table:table-cell>
          <table:table-cell office:value-type="float" office:value="480616393" calcext:value-type="float">
            <text:p>480616393</text:p>
          </table:table-cell>
          <table:table-cell office:value-type="float" office:value="4638515359" calcext:value-type="float">
            <text:p>4638515359</text:p>
          </table:table-cell>
          <table:table-cell office:value-type="string" calcext:value-type="string">
            <text:p>2.764603400</text:p>
          </table:table-cell>
          <table:table-cell office:value-type="string" calcext:value-type="string">
            <text:p>41.899179300</text:p>
          </table:table-cell>
          <table:table-cell office:value-type="string" calcext:value-type="string">
            <text:p>ot.aeroportgirona@gencat.cat</text:p>
          </table:table-cell>
          <table:table-cell/>
          <table:table-cell office:value-type="string" calcext:value-type="string">
            <text:p>07/19/2024 07:36:52 AM</text:p>
          </table:table-cell>
          <table:table-cell office:value-type="string" calcext:value-type="string">
            <text:p>Horari|&lt;br /&gt;&lt;b&gt;Horari de temporada alta&lt;/b&gt;&lt;br /&gt; <text:s text:c="3"/>del 25 de marc al 10 de novembre: de dilluns a diumenge, de 8 a 20 h.&lt;br /&gt;&lt;br /&gt;&lt;b&gt;Horari d'hivern (pot variar en funció dels vols)&lt;/b&gt;&lt;br /&gt; <text:s text:c="3"/>de l'11 de novembre al 24 de marc: dimarts i dijous de 8.30 a 18.30 h|Observacions|&lt;p&gt;Oficina temporalment tancada des del 25 d'octubre de 2020 fins a nova data &lt;/p&gt;&lt;p&gt;&lt;strong&gt;Oficina de Turisme Virtual disponible al web &lt;a href="http://www.catalunya.com" target="_blank"&gt;Catalunya.com&lt;/a&gt; .&lt;/strong&gt;&lt;/p&gt;</text:p>
          </table:table-cell>
          <table:table-cell office:value-type="string" calcext:value-type="string">
            <text:p>POINT (2.7646034 41.899178)</text:p>
          </table:table-cell>
        </table:table-row>
        <table:table-row table:style-name="ro1">
          <table:table-cell office:value-type="float" office:value="55401" calcext:value-type="float">
            <text:p>55401</text:p>
          </table:table-cell>
          <table:table-cell table:number-columns-repeated="2" office:value-type="string" calcext:value-type="string">
            <text:p>Aeroport Girona-Costa Brava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Aeroport Girona-Costa Brava</text:p>
          </table:table-cell>
          <table:table-cell table:number-columns-repeated="7"/>
          <table:table-cell office:value-type="float" office:value="17185" calcext:value-type="float">
            <text:p>17185</text:p>
          </table:table-cell>
          <table:table-cell office:value-type="string" calcext:value-type="string">
            <text:p>Vilobí d'Onyar</text:p>
          </table:table-cell>
          <table:table-cell office:value-type="float" office:value="172333" calcext:value-type="float">
            <text:p>172333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902 404 704</text:p>
          </table:table-cell>
          <table:table-cell table:number-columns-repeated="2"/>
          <table:table-cell office:value-type="float" office:value="480280730" calcext:value-type="float">
            <text:p>480280730</text:p>
          </table:table-cell>
          <table:table-cell office:value-type="float" office:value="4639215800" calcext:value-type="float">
            <text:p>4639215800</text:p>
          </table:table-cell>
          <table:table-cell office:value-type="string" calcext:value-type="string">
            <text:p>2.762250000</text:p>
          </table:table-cell>
          <table:table-cell office:value-type="string" calcext:value-type="string">
            <text:p>41.904638889</text:p>
          </table:table-cell>
          <table:table-cell/>
          <table:table-cell office:value-type="string" calcext:value-type="string">
            <text:p>http://www.aena.es/csee/Satellite?Language=CA_CT&amp;SiteName=GRO&amp;c=Page&amp;cid=1046767807255&amp;pagename=subHome</text:p>
          </table:table-cell>
          <table:table-cell office:value-type="string" calcext:value-type="string">
            <text:p>07/17/2024 06:00:54 AM</text:p>
          </table:table-cell>
          <table:table-cell office:value-type="string" calcext:value-type="string">
            <text:p>Entitat Gestora|Aena|Tipus|Aeroport</text:p>
          </table:table-cell>
          <table:table-cell office:value-type="string" calcext:value-type="string">
            <text:p>POINT (2.76225 41.90464)</text:p>
          </table:table-cell>
        </table:table-row>
        <table:table-row table:style-name="ro1">
          <table:table-cell office:value-type="float" office:value="11443926" calcext:value-type="float">
            <text:p>11443926</text:p>
          </table:table-cell>
          <table:table-cell table:number-columns-repeated="2" office:value-type="string" calcext:value-type="string">
            <text:p>OFICINA DE TURISME DE CATALUNYA A L'AEROPORT DE GIRONA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Edifici Aeroport de Girona-Costa Brava</text:p>
          </table:table-cell>
          <table:table-cell table:number-columns-repeated="7"/>
          <table:table-cell office:value-type="float" office:value="17185" calcext:value-type="float">
            <text:p>17185</text:p>
          </table:table-cell>
          <table:table-cell office:value-type="string" calcext:value-type="string">
            <text:p>Vilobí d'Onyar</text:p>
          </table:table-cell>
          <table:table-cell office:value-type="float" office:value="172333" calcext:value-type="float">
            <text:p>172333</text:p>
          </table:table-cell>
          <table:table-cell office:value-type="string" calcext:value-type="string">
            <text:p>Selva</text:p>
          </table:table-cell>
          <table:table-cell office:value-type="float" office:value="972942955" calcext:value-type="float">
            <text:p>97294295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ot.aeroportgirona@gencat.cat</text:p>
          </table:table-cell>
          <table:table-cell office:value-type="string" calcext:value-type="string">
            <text:p>http://www.catalunya.com</text:p>
          </table:table-cell>
          <table:table-cell office:value-type="string" calcext:value-type="string">
            <text:p>07/19/2024 07:51:55 AM</text:p>
          </table:table-cell>
          <table:table-cell office:value-type="string" calcext:value-type="string">
            <text:p>Marca_Turistica|COSTA BRAVA</text:p>
          </table:table-cell>
          <table:table-cell/>
        </table:table-row>
        <table:table-row table:style-name="ro1">
          <table:table-cell office:value-type="float" office:value="27043078" calcext:value-type="float">
            <text:p>27043078</text:p>
          </table:table-cell>
          <table:table-cell table:number-columns-repeated="2" office:value-type="string" calcext:value-type="string">
            <text:p>Arxiu de l'Abadia de Poblet</text:p>
          </table:table-cell>
          <table:table-cell office:value-type="string" calcext:value-type="string">
            <text:p>Cultura|Arxius||</text:p>
          </table:table-cell>
          <table:table-cell/>
          <table:table-cell office:value-type="string" calcext:value-type="string">
            <text:p><text:s/>Edifici Abadia de Poblet S/N</text:p>
          </table:table-cell>
          <table:table-cell table:number-columns-repeated="7"/>
          <table:table-cell office:value-type="float" office:value="43448" calcext:value-type="float">
            <text:p>43448</text:p>
          </table:table-cell>
          <table:table-cell office:value-type="string" calcext:value-type="string">
            <text:p>Vimbod�� i Poblet</text:p>
          </table:table-cell>
          <table:table-cell office:value-type="float" office:value="431763" calcext:value-type="float">
            <text:p>431763</text:p>
          </table:table-cell>
          <table:table-cell office:value-type="string" calcext:value-type="string">
            <text:p>Conca de Barberà</text:p>
          </table:table-cell>
          <table:table-cell office:value-type="float" office:value="977870089" calcext:value-type="float">
            <text:p>977870089</text:p>
          </table:table-cell>
          <table:table-cell table:number-columns-repeated="2"/>
          <table:table-cell office:value-type="float" office:value="339748560" calcext:value-type="float">
            <text:p>339748560</text:p>
          </table:table-cell>
          <table:table-cell office:value-type="float" office:value="4582795500" calcext:value-type="float">
            <text:p>4582795500</text:p>
          </table:table-cell>
          <table:table-cell office:value-type="string" calcext:value-type="string">
            <text:p>1.083522827</text:p>
          </table:table-cell>
          <table:table-cell office:value-type="string" calcext:value-type="string">
            <text:p>41.380732951</text:p>
          </table:table-cell>
          <table:table-cell office:value-type="string" calcext:value-type="string">
            <text:p>biblioteca@poblet.cat</text:p>
          </table:table-cell>
          <table:table-cell office:value-type="string" calcext:value-type="string">
            <text:p>http://www.poblet.cat</text:p>
          </table:table-cell>
          <table:table-cell table:style-name="ce1" office:value-type="string" calcext:value-type="string">
            <text:p>07/10/2024 07:32:36 AM</text:p>
          </table:table-cell>
          <table:table-cell office:value-type="string" calcext:value-type="string">
            <text:p>Titularitat|Església catolica: monàstics, conventuals i de congregacions</text:p>
          </table:table-cell>
          <table:table-cell office:value-type="string" calcext:value-type="string">
            <text:p>POINT (1.0835228 41.380733)</text:p>
          </table:table-cell>
        </table:table-row>
        <table:table-row table:style-name="ro1">
          <table:table-cell office:value-type="float" office:value="547639" calcext:value-type="float">
            <text:p>547639</text:p>
          </table:table-cell>
          <table:table-cell table:number-columns-repeated="2" office:value-type="string" calcext:value-type="string">
            <text:p>Ajuntament de Viver i Serrateix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sa de la Vila</text:p>
          </table:table-cell>
          <table:table-cell table:number-columns-repeated="7"/>
          <table:table-cell office:value-type="float" office:value="8679" calcext:value-type="float">
            <text:p>8679</text:p>
          </table:table-cell>
          <table:table-cell office:value-type="string" calcext:value-type="string">
            <text:p>Viver i Serrateix</text:p>
          </table:table-cell>
          <table:table-cell office:value-type="float" office:value="83089" calcext:value-type="float">
            <text:p>83089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-8204922</text:p>
          </table:table-cell>
          <table:table-cell table:number-columns-repeated="2"/>
          <table:table-cell office:value-type="float" office:value="398755654" calcext:value-type="float">
            <text:p>398755654</text:p>
          </table:table-cell>
          <table:table-cell office:value-type="float" office:value="4644583006" calcext:value-type="float">
            <text:p>4644583006</text:p>
          </table:table-cell>
          <table:table-cell office:value-type="string" calcext:value-type="string">
            <text:p>1.778530650</text:p>
          </table:table-cell>
          <table:table-cell office:value-type="string" calcext:value-type="string">
            <text:p>41.946728424</text:p>
          </table:table-cell>
          <table:table-cell office:value-type="string" calcext:value-type="string">
            <text:p>viver@diba.cat</text:p>
          </table:table-cell>
          <table:table-cell office:value-type="string" calcext:value-type="string">
            <text:p>http://www.viveriserrateix.cat</text:p>
          </table:table-cell>
          <table:table-cell office:value-type="string" calcext:value-type="string">
            <text:p>07/17/2024 07:02:52 AM</text:p>
          </table:table-cell>
          <table:table-cell/>
          <table:table-cell office:value-type="string" calcext:value-type="string">
            <text:p>POINT (1.7785306 41.946728)</text:p>
          </table:table-cell>
        </table:table-row>
        <table:table-row table:style-name="ro1">
          <table:table-cell office:value-type="float" office:value="574826" calcext:value-type="float">
            <text:p>574826</text:p>
          </table:table-cell>
          <table:table-cell table:number-columns-repeated="2" office:value-type="string" calcext:value-type="string">
            <text:p>Jutjat de Pau de Viver i Serrateix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sa de la Vila</text:p>
          </table:table-cell>
          <table:table-cell table:number-columns-repeated="7"/>
          <table:table-cell office:value-type="float" office:value="8679" calcext:value-type="float">
            <text:p>8679</text:p>
          </table:table-cell>
          <table:table-cell office:value-type="string" calcext:value-type="string">
            <text:p>Viver i Serrateix</text:p>
          </table:table-cell>
          <table:table-cell office:value-type="float" office:value="83089" calcext:value-type="float">
            <text:p>83089</text:p>
          </table:table-cell>
          <table:table-cell office:value-type="string" calcext:value-type="string">
            <text:p>Berguedà</text:p>
          </table:table-cell>
          <table:table-cell office:value-type="float" office:value="938390013" calcext:value-type="float">
            <text:p>938390013</text:p>
          </table:table-cell>
          <table:table-cell table:number-columns-repeated="2"/>
          <table:table-cell office:value-type="float" office:value="398755654" calcext:value-type="float">
            <text:p>398755654</text:p>
          </table:table-cell>
          <table:table-cell office:value-type="float" office:value="4644583006" calcext:value-type="float">
            <text:p>4644583006</text:p>
          </table:table-cell>
          <table:table-cell office:value-type="string" calcext:value-type="string">
            <text:p>1.778530650</text:p>
          </table:table-cell>
          <table:table-cell office:value-type="string" calcext:value-type="string">
            <text:p>41.946728424</text:p>
          </table:table-cell>
          <table:table-cell table:number-columns-repeated="2"/>
          <table:table-cell office:value-type="string" calcext:value-type="string">
            <text:p>07/18/2024 07:02:46 AM</text:p>
          </table:table-cell>
          <table:table-cell/>
          <table:table-cell office:value-type="string" calcext:value-type="string">
            <text:p>POINT (1.7785306 41.946728)</text:p>
          </table:table-cell>
        </table:table-row>
        <table:table-row table:style-name="ro1">
          <table:table-cell office:value-type="float" office:value="10059565" calcext:value-type="float">
            <text:p>10059565</text:p>
          </table:table-cell>
          <table:table-cell table:number-columns-repeated="2" office:value-type="string" calcext:value-type="string">
            <text:p>Delegació del Govern de la Generalitat de Catalunya als Estats Units i al Canadà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/>
          <table:table-cell office:value-type="string" calcext:value-type="string">
            <text:p><text:s/>1441 L Street NW Suite 540</text:p>
          </table:table-cell>
          <table:table-cell table:number-columns-repeated="7"/>
          <table:table-cell office:value-type="float" office:value="20005" calcext:value-type="float">
            <text:p>20005</text:p>
          </table:table-cell>
          <table:table-cell table:number-columns-repeated="6"/>
          <table:table-cell office:value-type="float" office:value="-5952460316" calcext:value-type="float">
            <text:p>-5952460316</text:p>
          </table:table-cell>
          <table:table-cell office:value-type="float" office:value="8652988907" calcext:value-type="float">
            <text:p>8652988907</text:p>
          </table:table-cell>
          <table:table-cell office:value-type="string" calcext:value-type="string">
            <text:p>-77.033689500</text:p>
          </table:table-cell>
          <table:table-cell office:value-type="string" calcext:value-type="string">
            <text:p>38.903938700</text:p>
          </table:table-cell>
          <table:table-cell office:value-type="string" calcext:value-type="string">
            <text:p>unitedstates@gencat.cat</text:p>
          </table:table-cell>
          <table:table-cell/>
          <table:table-cell office:value-type="string" calcext:value-type="string">
            <text:p>07/19/2024 07:36:35 AM</text:p>
          </table:table-cell>
          <table:table-cell/>
          <table:table-cell office:value-type="string" calcext:value-type="string">
            <text:p>POINT (-77.03369 38.90394)</text:p>
          </table:table-cell>
        </table:table-row>
        <table:table-row table:style-name="ro1">
          <table:table-cell office:value-type="float" office:value="22897058" calcext:value-type="float">
            <text:p>22897058</text:p>
          </table:table-cell>
          <table:table-cell table:number-columns-repeated="2" office:value-type="string" calcext:value-type="string">
            <text:p>Delegació del Govern de la Generalitat de Catalunya a França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/>
          <table:table-cell office:value-type="string" calcext:value-type="string">
            <text:p><text:s/>50, rue Saint Ferdinand</text:p>
          </table:table-cell>
          <table:table-cell table:number-columns-repeated="7"/>
          <table:table-cell office:value-type="float" office:value="75017" calcext:value-type="float">
            <text:p>75017</text:p>
          </table:table-cell>
          <table:table-cell table:number-columns-repeated="3"/>
          <table:table-cell office:value-type="string" calcext:value-type="string">
            <text:p>+33 (0) 1 40 54</text:p>
          </table:table-cell>
          <table:table-cell table:number-columns-repeated="2"/>
          <table:table-cell office:value-type="float" office:value="447640611" calcext:value-type="float">
            <text:p>447640611</text:p>
          </table:table-cell>
          <table:table-cell office:value-type="float" office:value="5414065086" calcext:value-type="float">
            <text:p>5414065086</text:p>
          </table:table-cell>
          <table:table-cell office:value-type="string" calcext:value-type="string">
            <text:p>2.285895300</text:p>
          </table:table-cell>
          <table:table-cell office:value-type="string" calcext:value-type="string">
            <text:p>48.877330000</text:p>
          </table:table-cell>
          <table:table-cell/>
          <table:table-cell office:value-type="string" calcext:value-type="string">
            <text:p>http://franca.gencat.cat</text:p>
          </table:table-cell>
          <table:table-cell office:value-type="string" calcext:value-type="string">
            <text:p>07/19/2024 07:36:53 AM</text:p>
          </table:table-cell>
          <table:table-cell/>
          <table:table-cell office:value-type="string" calcext:value-type="string">
            <text:p>POINT (2.2858953 48.87733)</text:p>
          </table:table-cell>
        </table:table-row>
        <table:table-row table:style-name="ro1">
          <table:table-cell office:value-type="float" office:value="3040720" calcext:value-type="float">
            <text:p>3040720</text:p>
          </table:table-cell>
          <table:table-cell table:number-columns-repeated="2" office:value-type="string" calcext:value-type="string">
            <text:p>Escola Agrària de l'Empordà</text:p>
          </table:table-cell>
          <table:table-cell office:value-type="string" calcext:value-type="string">
            <text:p>Agricultura. Ramaderia. Pesca|Escoles de capacitació agrària||</text:p>
          </table:table-cell>
          <table:table-cell/>
          <table:table-cell office:value-type="string" calcext:value-type="string">
            <text:p><text:s/>Finca Camps i Armet</text:p>
          </table:table-cell>
          <table:table-cell table:number-columns-repeated="7"/>
          <table:table-cell office:value-type="float" office:value="17121" calcext:value-type="float">
            <text:p>17121</text:p>
          </table:table-cell>
          <table:table-cell table:number-columns-repeated="3"/>
          <table:table-cell office:value-type="string" calcext:value-type="string">
            <text:p>972 63 01 23</text:p>
          </table:table-cell>
          <table:table-cell/>
          <table:table-cell office:value-type="string" calcext:value-type="string">
            <text:p>972 63 01 23</text:p>
          </table:table-cell>
          <table:table-cell office:value-type="float" office:value="499566490" calcext:value-type="float">
            <text:p>499566490</text:p>
          </table:table-cell>
          <table:table-cell office:value-type="float" office:value="4647495229" calcext:value-type="float">
            <text:p>4647495229</text:p>
          </table:table-cell>
          <table:table-cell office:value-type="string" calcext:value-type="string">
            <text:p>2.994617000</text:p>
          </table:table-cell>
          <table:table-cell office:value-type="string" calcext:value-type="string">
            <text:p>41.979373000</text:p>
          </table:table-cell>
          <table:table-cell office:value-type="string" calcext:value-type="string">
            <text:p>afarmet.daam@gencat.cat</text:p>
          </table:table-cell>
          <table:table-cell office:value-type="string" calcext:value-type="string">
            <text:p>https://agora.xtec.cat/eaemporda/</text:p>
          </table:table-cell>
          <table:table-cell office:value-type="string" calcext:value-type="string">
            <text:p>07/19/2024 07:37:16 AM</text:p>
          </table:table-cell>
          <table:table-cell office:value-type="string" calcext:value-type="string">
            <text:p>Horari|&lt;br /&gt;&lt;b&gt;Horari atenció al públic&lt;/b&gt;&lt;br /&gt; <text:s text:c="3"/>de dilluns a dijous, de 8:30 a 16:30 h.&lt;br /&gt; <text:s text:c="3"/>divendres, de 8:30 a 14 h.&lt;br /&gt;&lt;br /&gt;&lt;b&gt;Romandrà tancat - (festius locals dels municipis de Cruïlles, Monells i Sant Sadurní de l'Heura)&lt;/b&gt;&lt;br /&gt; <text:s text:c="3"/>de l'1 d'agost al 31 d'agost.&lt;br /&gt;&lt;br /&gt;&lt;b&gt;&lt;/b&gt;&lt;br /&gt;&lt;br /&gt;</text:p>
          </table:table-cell>
          <table:table-cell office:value-type="string" calcext:value-type="string">
            <text:p>POINT (2.994617 41.979374)</text:p>
          </table:table-cell>
        </table:table-row>
        <table:table-row table:style-name="ro1">
          <table:table-cell office:value-type="float" office:value="22896081" calcext:value-type="float">
            <text:p>22896081</text:p>
          </table:table-cell>
          <table:table-cell table:number-columns-repeated="2" office:value-type="string" calcext:value-type="string">
            <text:p>Delegació del Govern de la Generalitat a Madrid</text:p>
          </table:table-cell>
          <table:table-cell office:value-type="string" calcext:value-type="string">
            <text:p>Registres|Oficines de la Generalitat||Administració pública|Delegacions de la Generalitat a l’exterior||</text:p>
          </table:table-cell>
          <table:table-cell/>
          <table:table-cell office:value-type="string" calcext:value-type="string">
            <text:p><text:s/>Calle de Alcalá, 44 4º B</text:p>
          </table:table-cell>
          <table:table-cell table:number-columns-repeated="7"/>
          <table:table-cell office:value-type="float" office:value="28014" calcext:value-type="float">
            <text:p>28014</text:p>
          </table:table-cell>
          <table:table-cell table:number-columns-repeated="3"/>
          <table:table-cell office:value-type="string" calcext:value-type="string">
            <text:p>91 524 10 00</text:p>
          </table:table-cell>
          <table:table-cell table:number-columns-repeated="2"/>
          <table:table-cell office:value-type="float" office:value="-68274275" calcext:value-type="float">
            <text:p>-68274275</text:p>
          </table:table-cell>
          <table:table-cell office:value-type="float" office:value="4495780996" calcext:value-type="float">
            <text:p>4495780996</text:p>
          </table:table-cell>
          <table:table-cell office:value-type="string" calcext:value-type="string">
            <text:p>-3.696034700</text:p>
          </table:table-cell>
          <table:table-cell office:value-type="string" calcext:value-type="string">
            <text:p>40.418403900</text:p>
          </table:table-cell>
          <table:table-cell/>
          <table:table-cell office:value-type="string" calcext:value-type="string">
            <text:p>https://delegaciomadrid.gencat.cat</text:p>
          </table:table-cell>
          <table:table-cell office:value-type="string" calcext:value-type="string">
            <text:p>07/19/2024 07:37:25 AM</text:p>
          </table:table-cell>
          <table:table-cell/>
          <table:table-cell office:value-type="string" calcext:value-type="string">
            <text:p>POINT (-3.6960347 40.418404)</text:p>
          </table:table-cell>
        </table:table-row>
        <table:table-row table:style-name="ro1">
          <table:table-cell office:value-type="float" office:value="5226752" calcext:value-type="float">
            <text:p>5226752</text:p>
          </table:table-cell>
          <table:table-cell table:number-columns-repeated="2" office:value-type="string" calcext:value-type="string">
            <text:p>Delegació del Govern de la Generalitat de Catalunya a Alemanya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/>
          <table:table-cell office:value-type="string" calcext:value-type="string">
            <text:p><text:s/>Friedrichstrasse, 185</text:p>
          </table:table-cell>
          <table:table-cell table:number-columns-repeated="7"/>
          <table:table-cell office:value-type="string" calcext:value-type="string">
            <text:p>D-10117 </text:p>
          </table:table-cell>
          <table:table-cell table:number-columns-repeated="3"/>
          <table:table-cell office:value-type="string" calcext:value-type="string">
            <text:p>+49 (0)30 208 8</text:p>
          </table:table-cell>
          <table:table-cell/>
          <table:table-cell office:value-type="string" calcext:value-type="string">
            <text:p>+49 (0)30 551 9</text:p>
          </table:table-cell>
          <table:table-cell office:value-type="float" office:value="1204042457" calcext:value-type="float">
            <text:p>1204042457</text:p>
          </table:table-cell>
          <table:table-cell office:value-type="float" office:value="5868836932" calcext:value-type="float">
            <text:p>5868836932</text:p>
          </table:table-cell>
          <table:table-cell office:value-type="string" calcext:value-type="string">
            <text:p>13.389137100</text:p>
          </table:table-cell>
          <table:table-cell office:value-type="string" calcext:value-type="string">
            <text:p>52.511630500</text:p>
          </table:table-cell>
          <table:table-cell/>
          <table:table-cell office:value-type="string" calcext:value-type="string">
            <text:p>http://alemanya.gencat.cat</text:p>
          </table:table-cell>
          <table:table-cell office:value-type="string" calcext:value-type="string">
            <text:p>07/19/2024 07:36:36 AM</text:p>
          </table:table-cell>
          <table:table-cell office:value-type="string" calcext:value-type="string">
            <text:p>Horari|&lt;br /&gt;&lt;b&gt;&lt;/b&gt;&lt;br /&gt;de dilluns a divendres, de 9 a 17 h.&lt;br /&gt;</text:p>
          </table:table-cell>
          <table:table-cell office:value-type="string" calcext:value-type="string">
            <text:p>POINT (13.389137 52.51163)</text:p>
          </table:table-cell>
        </table:table-row>
        <table:table-row table:style-name="ro1">
          <table:table-cell office:value-type="float" office:value="10285176" calcext:value-type="float">
            <text:p>10285176</text:p>
          </table:table-cell>
          <table:table-cell table:number-columns-repeated="2" office:value-type="string" calcext:value-type="string">
            <text:p>Delegació del Govern de la Generalitat de Catalunya a Europa Central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<text:s/>Seilerstätte, 11/6</text:p>
          </table:table-cell>
          <table:table-cell table:number-columns-repeated="7"/>
          <table:table-cell office:value-type="float" office:value="1010" calcext:value-type="float">
            <text:p>1010</text:p>
          </table:table-cell>
          <table:table-cell table:number-columns-repeated="3"/>
          <table:table-cell office:value-type="string" calcext:value-type="string">
            <text:p>+43 664 2579 46</text:p>
          </table:table-cell>
          <table:table-cell table:number-columns-repeated="2"/>
          <table:table-cell office:value-type="float" office:value="1492658420" calcext:value-type="float">
            <text:p>1492658420</text:p>
          </table:table-cell>
          <table:table-cell office:value-type="float" office:value="5426192218" calcext:value-type="float">
            <text:p>5426192218</text:p>
          </table:table-cell>
          <table:table-cell office:value-type="string" calcext:value-type="string">
            <text:p>16.374645200</text:p>
          </table:table-cell>
          <table:table-cell office:value-type="string" calcext:value-type="string">
            <text:p>48.204817600</text:p>
          </table:table-cell>
          <table:table-cell table:number-columns-repeated="2"/>
          <table:table-cell office:value-type="string" calcext:value-type="string">
            <text:p>07/19/2024 07:36:20 AM</text:p>
          </table:table-cell>
          <table:table-cell office:value-type="string" calcext:value-type="string">
            <text:p>Horari|&lt;br /&gt;&lt;b&gt;&lt;/b&gt;&lt;br /&gt;de dilluns a divendres, de 9 a 18 h.&lt;br /&gt;</text:p>
          </table:table-cell>
          <table:table-cell office:value-type="string" calcext:value-type="string">
            <text:p>POINT (16.374645 48.20482)</text:p>
          </table:table-cell>
        </table:table-row>
        <table:table-row table:style-name="ro1">
          <table:table-cell office:value-type="float" office:value="22897962" calcext:value-type="float">
            <text:p>22897962</text:p>
          </table:table-cell>
          <table:table-cell table:number-columns-repeated="2" office:value-type="string" calcext:value-type="string">
            <text:p>Delegació del Govern de la Generalitat de Catalunya a Itàlia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ia IV Novembre, 114 planta 3a, local 538</text:p>
          </table:table-cell>
          <table:table-cell table:number-columns-repeated="7"/>
          <table:table-cell office:value-type="float" office:value="187" calcext:value-type="float">
            <text:p>187</text:p>
          </table:table-cell>
          <table:table-cell table:number-columns-repeated="3"/>
          <table:table-cell office:value-type="string" calcext:value-type="string">
            <text:p>+39 06 6992075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italia@gencat.cat</text:p>
          </table:table-cell>
          <table:table-cell/>
          <table:table-cell office:value-type="string" calcext:value-type="string">
            <text:p>07/19/2024 07:36:23 AM</text:p>
          </table:table-cell>
          <table:table-cell table:number-columns-repeated="2"/>
        </table:table-row>
        <table:table-row table:style-name="ro1">
          <table:table-cell office:value-type="float" office:value="21018328" calcext:value-type="float">
            <text:p>21018328</text:p>
          </table:table-cell>
          <table:table-cell table:number-columns-repeated="2" office:value-type="string" calcext:value-type="string">
            <text:p>Delegació del Govern de la Generalitat de Catalunya a Mèxic i a l'Amèrica Central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<text:s/>Leibnitz, 77 1er piso - Col. Anzures, Miguel Hidalgo</text:p>
          </table:table-cell>
          <table:table-cell table:number-columns-repeated="7"/>
          <table:table-cell office:value-type="float" office:value="11590" calcext:value-type="float">
            <text:p>11590</text:p>
          </table:table-cell>
          <table:table-cell table:number-columns-repeated="3"/>
          <table:table-cell office:value-type="string" calcext:value-type="string">
            <text:p>+52 55 2757 302</text:p>
          </table:table-cell>
          <table:table-cell table:number-columns-repeated="2"/>
          <table:table-cell office:value-type="float" office:value="-9688348938" calcext:value-type="float">
            <text:p>-9688348938</text:p>
          </table:table-cell>
          <table:table-cell office:value-type="float" office:value="-6605720587" calcext:value-type="float">
            <text:p>-6605720587</text:p>
          </table:table-cell>
          <table:table-cell office:value-type="string" calcext:value-type="string">
            <text:p>-99.177781400</text:p>
          </table:table-cell>
          <table:table-cell office:value-type="string" calcext:value-type="string">
            <text:p>19.428094700</text:p>
          </table:table-cell>
          <table:table-cell table:number-columns-repeated="2"/>
          <table:table-cell office:value-type="string" calcext:value-type="string">
            <text:p>07/19/2024 07:36:34 AM</text:p>
          </table:table-cell>
          <table:table-cell/>
          <table:table-cell office:value-type="string" calcext:value-type="string">
            <text:p>POINT (-99.17778 19.428095)</text:p>
          </table:table-cell>
        </table:table-row>
        <table:table-row table:style-name="ro1">
          <table:table-cell office:value-type="float" office:value="6015699" calcext:value-type="float">
            <text:p>6015699</text:p>
          </table:table-cell>
          <table:table-cell table:number-columns-repeated="2" office:value-type="string" calcext:value-type="string">
            <text:p>Delegació del Govern de la Generalitat de Catalunya a Portugal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 office:value-type="string" calcext:value-type="string">
            <text:p>Avinguda</text:p>
          </table:table-cell>
          <table:table-cell office:value-type="string" calcext:value-type="string">
            <text:p><text:s/>Av. da Liberdade, 245 2 G</text:p>
          </table:table-cell>
          <table:table-cell table:number-columns-repeated="7"/>
          <table:table-cell office:value-type="string" calcext:value-type="string">
            <text:p>1250-143</text:p>
          </table:table-cell>
          <table:table-cell table:number-columns-repeated="3"/>
          <table:table-cell office:value-type="string" calcext:value-type="string">
            <text:p>+351 210501297</text:p>
          </table:table-cell>
          <table:table-cell table:number-columns-repeated="2"/>
          <table:table-cell office:value-type="float" office:value="-557800518" calcext:value-type="float">
            <text:p>-557800518</text:p>
          </table:table-cell>
          <table:table-cell office:value-type="float" office:value="4356845799" calcext:value-type="float">
            <text:p>4356845799</text:p>
          </table:table-cell>
          <table:table-cell office:value-type="string" calcext:value-type="string">
            <text:p>-9.149203000</text:p>
          </table:table-cell>
          <table:table-cell office:value-type="string" calcext:value-type="string">
            <text:p>38.723520900</text:p>
          </table:table-cell>
          <table:table-cell table:number-columns-repeated="2"/>
          <table:table-cell office:value-type="string" calcext:value-type="string">
            <text:p>07/19/2024 07:36:23 AM</text:p>
          </table:table-cell>
          <table:table-cell office:value-type="string" calcext:value-type="string">
            <text:p>Accessibilitat|SI|Horari|&lt;br /&gt;&lt;b&gt;&lt;/b&gt;&lt;br /&gt;de dilluns a divendres, de 8 a 13 i de 14 a 17 h.&lt;br /&gt;</text:p>
          </table:table-cell>
          <table:table-cell office:value-type="string" calcext:value-type="string">
            <text:p>POINT (-9.149203 38.723522)</text:p>
          </table:table-cell>
        </table:table-row>
        <table:table-row table:style-name="ro1">
          <table:table-cell office:value-type="float" office:value="21019029" calcext:value-type="float">
            <text:p>21019029</text:p>
          </table:table-cell>
          <table:table-cell table:number-columns-repeated="2" office:value-type="string" calcext:value-type="string">
            <text:p>Delegació del Govern de la Generalitat de Catalunya a Suïssa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/>
          <table:table-cell office:value-type="string" calcext:value-type="string">
            <text:p><text:s/>Rue Rousseau, 38</text:p>
          </table:table-cell>
          <table:table-cell table:number-columns-repeated="7"/>
          <table:table-cell office:value-type="float" office:value="1201" calcext:value-type="float">
            <text:p>1201</text:p>
          </table:table-cell>
          <table:table-cell table:number-columns-repeated="3"/>
          <table:table-cell office:value-type="string" calcext:value-type="string">
            <text:p>(+41) 022 552 6</text:p>
          </table:table-cell>
          <table:table-cell table:number-columns-repeated="2"/>
          <table:table-cell office:value-type="float" office:value="742507388" calcext:value-type="float">
            <text:p>742507388</text:p>
          </table:table-cell>
          <table:table-cell office:value-type="float" office:value="5121849287" calcext:value-type="float">
            <text:p>5121849287</text:p>
          </table:table-cell>
          <table:table-cell office:value-type="string" calcext:value-type="string">
            <text:p>6.143669700</text:p>
          </table:table-cell>
          <table:table-cell office:value-type="string" calcext:value-type="string">
            <text:p>46.206977900</text:p>
          </table:table-cell>
          <table:table-cell table:number-columns-repeated="2"/>
          <table:table-cell office:value-type="string" calcext:value-type="string">
            <text:p>07/19/2024 07:36:22 AM</text:p>
          </table:table-cell>
          <table:table-cell/>
          <table:table-cell office:value-type="string" calcext:value-type="string">
            <text:p>POINT (6.1436696 46.206978)</text:p>
          </table:table-cell>
        </table:table-row>
        <table:table-row table:style-name="ro1">
          <table:table-cell office:value-type="float" office:value="8745834" calcext:value-type="float">
            <text:p>8745834</text:p>
          </table:table-cell>
          <table:table-cell table:number-columns-repeated="2" office:value-type="string" calcext:value-type="string">
            <text:p>Delegació del Govern de la Generalitat de Catalunya al Con Sud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/>
          <table:table-cell office:value-type="string" calcext:value-type="string">
            <text:p><text:s/>Calle Zabala, 2034</text:p>
          </table:table-cell>
          <table:table-cell table:number-columns-repeated="7"/>
          <table:table-cell office:value-type="string" calcext:value-type="string">
            <text:p>C1426DQL</text:p>
          </table:table-cell>
          <table:table-cell table:number-columns-repeated="3"/>
          <table:table-cell office:value-type="string" calcext:value-type="string">
            <text:p>+54 11 5868570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r@gencat.cat</text:p>
          </table:table-cell>
          <table:table-cell office:value-type="string" calcext:value-type="string">
            <text:p>https://exteriors.gencat.cat/con-sud</text:p>
          </table:table-cell>
          <table:table-cell office:value-type="string" calcext:value-type="string">
            <text:p>07/19/2024 07:36:34 AM</text:p>
          </table:table-cell>
          <table:table-cell table:number-columns-repeated="2"/>
        </table:table-row>
        <table:table-row table:style-name="ro1">
          <table:table-cell office:value-type="float" office:value="10285178" calcext:value-type="float">
            <text:p>10285178</text:p>
          </table:table-cell>
          <table:table-cell table:number-columns-repeated="2" office:value-type="string" calcext:value-type="string">
            <text:p>Delegació del Govern de la Generalitat de Catalunya al Nord d'Àfrica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/>
          <table:table-cell office:value-type="string" calcext:value-type="string">
            <text:p><text:s/>Rue de la Feuille d'Érable, Tanit Business Center, 307 3ème étage, Les Berges du Lac II</text:p>
          </table:table-cell>
          <table:table-cell table:number-columns-repeated="7"/>
          <table:table-cell office:value-type="float" office:value="1053" calcext:value-type="float">
            <text:p>1053</text:p>
          </table:table-cell>
          <table:table-cell table:number-columns-repeated="3"/>
          <table:table-cell office:value-type="string" calcext:value-type="string">
            <text:p>(+216) 585100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36:20 AM</text:p>
          </table:table-cell>
          <table:table-cell office:value-type="string" calcext:value-type="string">
            <text:p>Horari|&lt;br /&gt;&lt;b&gt;&lt;/b&gt;&lt;br /&gt;de dilluns a divendres, de 8:30 a 16:30 h.&lt;br /&gt;</text:p>
          </table:table-cell>
          <table:table-cell/>
        </table:table-row>
        <table:table-row table:style-name="ro1">
          <table:table-cell office:value-type="float" office:value="5509689" calcext:value-type="float">
            <text:p>5509689</text:p>
          </table:table-cell>
          <table:table-cell table:number-columns-repeated="2" office:value-type="string" calcext:value-type="string">
            <text:p>Delegació del Govern de la Generalitat de Catalunya al Regne Unit i Irlanda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/>
          <table:table-cell office:value-type="string" calcext:value-type="string">
            <text:p><text:s/>Fleet Street, 17</text:p>
          </table:table-cell>
          <table:table-cell table:number-columns-repeated="7"/>
          <table:table-cell office:value-type="string" calcext:value-type="string">
            <text:p>EC4Y 1AA</text:p>
          </table:table-cell>
          <table:table-cell table:number-columns-repeated="3"/>
          <table:table-cell office:value-type="string" calcext:value-type="string">
            <text:p>+ 44 (0) 2075 8</text:p>
          </table:table-cell>
          <table:table-cell table:number-columns-repeated="2"/>
          <table:table-cell office:value-type="float" office:value="284152776" calcext:value-type="float">
            <text:p>284152776</text:p>
          </table:table-cell>
          <table:table-cell office:value-type="float" office:value="5711537319" calcext:value-type="float">
            <text:p>5711537319</text:p>
          </table:table-cell>
          <table:table-cell office:value-type="string" calcext:value-type="string">
            <text:p>-0.110893500</text:p>
          </table:table-cell>
          <table:table-cell office:value-type="string" calcext:value-type="string">
            <text:p>51.513661900</text:p>
          </table:table-cell>
          <table:table-cell office:value-type="string" calcext:value-type="string">
            <text:p>unitedkingdom@gencat.cat</text:p>
          </table:table-cell>
          <table:table-cell office:value-type="string" calcext:value-type="string">
            <text:p>http://regneunit.gencat.cat</text:p>
          </table:table-cell>
          <table:table-cell office:value-type="string" calcext:value-type="string">
            <text:p>07/19/2024 07:36:36 AM</text:p>
          </table:table-cell>
          <table:table-cell office:value-type="string" calcext:value-type="string">
            <text:p>Horari|&lt;br /&gt;&lt;b&gt;&lt;/b&gt;&lt;br /&gt;de dilluns a divendres, de 9 a 17 h.&lt;br /&gt;</text:p>
          </table:table-cell>
          <table:table-cell office:value-type="string" calcext:value-type="string">
            <text:p>POINT (-0.1108935 51.51366)</text:p>
          </table:table-cell>
        </table:table-row>
        <table:table-row table:style-name="ro1">
          <table:table-cell office:value-type="float" office:value="10285236" calcext:value-type="float">
            <text:p>10285236</text:p>
          </table:table-cell>
          <table:table-cell table:number-columns-repeated="2" office:value-type="string" calcext:value-type="string">
            <text:p>Delegació del Govern de la Generalitat de Catalunya al Sud-est d'Europa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/>
          <table:table-cell office:value-type="string" calcext:value-type="string">
            <text:p><text:s/>Ul. Andrije Hebranga, 32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+385 1 377 04 2</text:p>
          </table:table-cell>
          <table:table-cell table:number-columns-repeated="2"/>
          <table:table-cell office:value-type="float" office:value="1507725318" calcext:value-type="float">
            <text:p>1507725318</text:p>
          </table:table-cell>
          <table:table-cell office:value-type="float" office:value="5155345825" calcext:value-type="float">
            <text:p>5155345825</text:p>
          </table:table-cell>
          <table:table-cell office:value-type="string" calcext:value-type="string">
            <text:p>15.973593300</text:p>
          </table:table-cell>
          <table:table-cell office:value-type="string" calcext:value-type="string">
            <text:p>45.809135800</text:p>
          </table:table-cell>
          <table:table-cell table:number-columns-repeated="2"/>
          <table:table-cell office:value-type="string" calcext:value-type="string">
            <text:p>07/19/2024 07:36:20 AM</text:p>
          </table:table-cell>
          <table:table-cell office:value-type="string" calcext:value-type="string">
            <text:p>Horari|&lt;br /&gt;&lt;b&gt;&lt;/b&gt;&lt;br /&gt;de dilluns a divendres, de 9 a 17 h.&lt;br /&gt;</text:p>
          </table:table-cell>
          <table:table-cell office:value-type="string" calcext:value-type="string">
            <text:p>POINT (15.973594 45.809135)</text:p>
          </table:table-cell>
        </table:table-row>
        <table:table-row table:style-name="ro1">
          <table:table-cell office:value-type="float" office:value="25790597" calcext:value-type="float">
            <text:p>25790597</text:p>
          </table:table-cell>
          <table:table-cell table:number-columns-repeated="2" office:value-type="string" calcext:value-type="string">
            <text:p>Delegació del Govern de la Generalitat de Catalunya als Països Nòrdics i als Països Bàltics</text:p>
          </table:table-cell>
          <table:table-cell office:value-type="string" calcext:value-type="string">
            <text:p>Administració pública|Delegacions de la Generalitat a l’exterior||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<text:s/>Engelbrektsgatan, 9-11 planta 2a, local 204 A</text:p>
          </table:table-cell>
          <table:table-cell table:number-columns-repeated="7"/>
          <table:table-cell office:value-type="string" calcext:value-type="string">
            <text:p>114 32</text:p>
          </table:table-cell>
          <table:table-cell table:number-columns-repeated="3"/>
          <table:table-cell office:value-type="string" calcext:value-type="string">
            <text:p>+46 (0)8-462 17</text:p>
          </table:table-cell>
          <table:table-cell table:number-columns-repeated="2"/>
          <table:table-cell office:value-type="float" office:value="1352427337" calcext:value-type="float">
            <text:p>1352427337</text:p>
          </table:table-cell>
          <table:table-cell office:value-type="float" office:value="6675109012" calcext:value-type="float">
            <text:p>6675109012</text:p>
          </table:table-cell>
          <table:table-cell office:value-type="string" calcext:value-type="string">
            <text:p>18.069645100</text:p>
          </table:table-cell>
          <table:table-cell office:value-type="string" calcext:value-type="string">
            <text:p>59.339233700</text:p>
          </table:table-cell>
          <table:table-cell office:value-type="string" calcext:value-type="string">
            <text:p>delegation.se@gencat.cat</text:p>
          </table:table-cell>
          <table:table-cell/>
          <table:table-cell office:value-type="string" calcext:value-type="string">
            <text:p>07/19/2024 07:36:20 AM</text:p>
          </table:table-cell>
          <table:table-cell/>
          <table:table-cell office:value-type="string" calcext:value-type="string">
            <text:p>POINT (18.069645 59.339233)</text:p>
          </table:table-cell>
        </table:table-row>
        <table:table-row table:style-name="ro1">
          <table:table-cell office:value-type="float" office:value="3040443" calcext:value-type="float">
            <text:p>3040443</text:p>
          </table:table-cell>
          <table:table-cell table:number-columns-repeated="2" office:value-type="string" calcext:value-type="string">
            <text:p>Delegació del Govern de la Generalitat de Catalunya davant la Unió Europea</text:p>
          </table:table-cell>
          <table:table-cell office:value-type="string" calcext:value-type="string">
            <text:p>Registres|Oficines de la Generalitat||Administració pública|Delegacions de la Generalitat a l’exterior||</text:p>
          </table:table-cell>
          <table:table-cell/>
          <table:table-cell office:value-type="string" calcext:value-type="string">
            <text:p><text:s/>Rue de la Loi, 227 Wetstraat, 227</text:p>
          </table:table-cell>
          <table:table-cell table:number-columns-repeated="7"/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0 32 2 231 03 </text:p>
          </table:table-cell>
          <table:table-cell/>
          <table:table-cell office:value-type="string" calcext:value-type="string">
            <text:p>00 32 2 230 21 </text:p>
          </table:table-cell>
          <table:table-cell office:value-type="float" office:value="597527556" calcext:value-type="float">
            <text:p>597527556</text:p>
          </table:table-cell>
          <table:table-cell office:value-type="float" office:value="5633157755" calcext:value-type="float">
            <text:p>5633157755</text:p>
          </table:table-cell>
          <table:table-cell office:value-type="string" calcext:value-type="string">
            <text:p>4.385208300</text:p>
          </table:table-cell>
          <table:table-cell office:value-type="string" calcext:value-type="string">
            <text:p>50.841897400</text:p>
          </table:table-cell>
          <table:table-cell/>
          <table:table-cell office:value-type="string" calcext:value-type="string">
            <text:p>http://ue.gencat.cat</text:p>
          </table:table-cell>
          <table:table-cell office:value-type="string" calcext:value-type="string">
            <text:p>07/19/2024 07:36:44 AM</text:p>
          </table:table-cell>
          <table:table-cell office:value-type="string" calcext:value-type="string">
            <text:p>Horari|&lt;br /&gt;&lt;b&gt;&lt;/b&gt;&lt;br /&gt;de dilluns a divendres, de 9:30 a 14 h.&lt;br /&gt;|Observacions|&lt;strong&gt;Visites concertades: eu@gencat.cat&lt;/strong&gt;&lt;br&gt;|Oficina_Registre|Disposa d'oficina de registre de documents en aquesta adreca</text:p>
          </table:table-cell>
          <table:table-cell office:value-type="string" calcext:value-type="string">
            <text:p>POINT (4.385208 50.841896)</text:p>
          </table:table-cell>
        </table:table-row>
        <table:table-row table:style-name="ro1">
          <table:table-cell office:value-type="float" office:value="55422" calcext:value-type="float">
            <text:p>55422</text:p>
          </table:table-cell>
          <table:table-cell table:number-columns-repeated="2" office:value-type="string" calcext:value-type="string">
            <text:p>Heliport de l'Autoritat Portuària de Barcelona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(Port BCN)</text:p>
          </table:table-cell>
          <table:table-cell office:value-type="string" calcext:value-type="string">
            <text:p><text:s/>(Port BCN) Moll Adossat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039" calcext:value-type="float">
            <text:p>8039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93 224 07 10</text:p>
          </table:table-cell>
          <table:table-cell table:number-columns-repeated="2"/>
          <table:table-cell office:value-type="float" office:value="431668210" calcext:value-type="float">
            <text:p>431668210</text:p>
          </table:table-cell>
          <table:table-cell office:value-type="float" office:value="4579518910" calcext:value-type="float">
            <text:p>4579518910</text:p>
          </table:table-cell>
          <table:table-cell office:value-type="string" calcext:value-type="string">
            <text:p>2.182997222</text:p>
          </table:table-cell>
          <table:table-cell office:value-type="string" calcext:value-type="string">
            <text:p>41.364280556</text:p>
          </table:table-cell>
          <table:table-cell table:number-columns-repeated="2"/>
          <table:table-cell office:value-type="string" calcext:value-type="string">
            <text:p>07/17/2024 06:00:51 AM</text:p>
          </table:table-cell>
          <table:table-cell office:value-type="string" calcext:value-type="string">
            <text:p>Adreça Titular|Pl. Sant Gregori Traumaturg, 8, 2on 1a, 08021 Barcelona|Adreça Explotador|Adreça Explotador|Entitat Gestora|Cat Helicòpters, SL|Explotador|Cat Helicòpters, S.L.|Telèfon explotador|647508938|Tipus|Heliport Restringit Especialitzat|Titular|Cat Helicòpters, S.L.</text:p>
          </table:table-cell>
          <table:table-cell office:value-type="string" calcext:value-type="string">
            <text:p>POINT (2.1829972 41.36428)</text:p>
          </table:table-cell>
        </table:table-row>
        <table:table-row table:style-name="ro1">
          <table:table-cell office:value-type="float" office:value="759236" calcext:value-type="float">
            <text:p>759236</text:p>
          </table:table-cell>
          <table:table-cell table:number-columns-repeated="2" office:value-type="string" calcext:value-type="string">
            <text:p>Camp d'aviació de Bellvei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- - 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3719" calcext:value-type="float">
            <text:p>43719</text:p>
          </table:table-cell>
          <table:table-cell office:value-type="string" calcext:value-type="string">
            <text:p>Bellvei</text:p>
          </table:table-cell>
          <table:table-cell office:value-type="float" office:value="430249" calcext:value-type="float">
            <text:p>430249</text:p>
          </table:table-cell>
          <table:table-cell office:value-type="string" calcext:value-type="string">
            <text:p>Baix Penedès</text:p>
          </table:table-cell>
          <table:table-cell table:number-columns-repeated="3"/>
          <table:table-cell office:value-type="float" office:value="379608070" calcext:value-type="float">
            <text:p>379608070</text:p>
          </table:table-cell>
          <table:table-cell office:value-type="float" office:value="4566916050" calcext:value-type="float">
            <text:p>4566916050</text:p>
          </table:table-cell>
          <table:table-cell office:value-type="string" calcext:value-type="string">
            <text:p>1.563186111</text:p>
          </table:table-cell>
          <table:table-cell office:value-type="string" calcext:value-type="string">
            <text:p>41.244691667</text:p>
          </table:table-cell>
          <table:table-cell table:number-columns-repeated="2"/>
          <table:table-cell office:value-type="string" calcext:value-type="string">
            <text:p>07/17/2024 06:00:53 AM</text:p>
          </table:table-cell>
          <table:table-cell office:value-type="string" calcext:value-type="string">
            <text:p>Elevació|85,34 m|Entitat Gestora|Sebastián Rodríguez|Explotador|Eusebi Mayoral, Sebastián Rodríguez|Tipus|Camp d'aviació especialitzat|Titular|Eusefe, SL</text:p>
          </table:table-cell>
          <table:table-cell office:value-type="string" calcext:value-type="string">
            <text:p>POINT (1.5631862 41.24469)</text:p>
          </table:table-cell>
        </table:table-row>
        <table:table-row table:style-name="ro1">
          <table:table-cell office:value-type="float" office:value="759245" calcext:value-type="float">
            <text:p>759245</text:p>
          </table:table-cell>
          <table:table-cell table:number-columns-repeated="2" office:value-type="string" calcext:value-type="string">
            <text:p>Camp d'aviació de Llabià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- - 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7257" calcext:value-type="float">
            <text:p>17257</text:p>
          </table:table-cell>
          <table:table-cell office:value-type="string" calcext:value-type="string">
            <text:p>Fontanilles</text:p>
          </table:table-cell>
          <table:table-cell office:value-type="float" office:value="170708" calcext:value-type="float">
            <text:p>170708</text:p>
          </table:table-cell>
          <table:table-cell office:value-type="string" calcext:value-type="string">
            <text:p>Baix Empordà</text:p>
          </table:table-cell>
          <table:table-cell table:number-columns-repeated="3"/>
          <table:table-cell office:value-type="float" office:value="507390130" calcext:value-type="float">
            <text:p>507390130</text:p>
          </table:table-cell>
          <table:table-cell office:value-type="float" office:value="4651069250" calcext:value-type="float">
            <text:p>4651069250</text:p>
          </table:table-cell>
          <table:table-cell office:value-type="string" calcext:value-type="string">
            <text:p>3.089250000</text:p>
          </table:table-cell>
          <table:table-cell office:value-type="string" calcext:value-type="string">
            <text:p>42.011611111</text:p>
          </table:table-cell>
          <table:table-cell table:number-columns-repeated="2"/>
          <table:table-cell office:value-type="string" calcext:value-type="string">
            <text:p>07/17/2024 06:00:53 AM</text:p>
          </table:table-cell>
          <table:table-cell office:value-type="string" calcext:value-type="string">
            <text:p>Entitat Gestora|Josep Coll|Explotador|Josep Coll|Tipus|Camp d'aviació privat|Titular|Josep Coll</text:p>
          </table:table-cell>
          <table:table-cell office:value-type="string" calcext:value-type="string">
            <text:p>POINT (3.08925 42.011612)</text:p>
          </table:table-cell>
        </table:table-row>
        <table:table-row table:style-name="ro1">
          <table:table-cell office:value-type="float" office:value="759256" calcext:value-type="float">
            <text:p>759256</text:p>
          </table:table-cell>
          <table:table-cell table:number-columns-repeated="2" office:value-type="string" calcext:value-type="string">
            <text:p>Camp d'aviació de Roquetes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- - 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3520" calcext:value-type="float">
            <text:p>43520</text:p>
          </table:table-cell>
          <table:table-cell office:value-type="string" calcext:value-type="string">
            <text:p>Roquetes</text:p>
          </table:table-cell>
          <table:table-cell office:value-type="float" office:value="431331" calcext:value-type="float">
            <text:p>431331</text:p>
          </table:table-cell>
          <table:table-cell office:value-type="string" calcext:value-type="string">
            <text:p>Baix Ebre</text:p>
          </table:table-cell>
          <table:table-cell table:number-columns-repeated="3"/>
          <table:table-cell office:value-type="float" office:value="283614370" calcext:value-type="float">
            <text:p>283614370</text:p>
          </table:table-cell>
          <table:table-cell office:value-type="float" office:value="4514940820" calcext:value-type="float">
            <text:p>4514940820</text:p>
          </table:table-cell>
          <table:table-cell office:value-type="string" calcext:value-type="string">
            <text:p>0.436611111</text:p>
          </table:table-cell>
          <table:table-cell office:value-type="string" calcext:value-type="string">
            <text:p>41.756975000</text:p>
          </table:table-cell>
          <table:table-cell table:number-columns-repeated="2"/>
          <table:table-cell office:value-type="string" calcext:value-type="string">
            <text:p>07/17/2024 06:00:52 AM</text:p>
          </table:table-cell>
          <table:table-cell office:value-type="string" calcext:value-type="string">
            <text:p>Entitat Gestora|Carlos Sánchez|Explotador|Carlos Sánchez i Cid|Tipus|Camp d'aviació privat|Titular|Carlos Sánchez i Cid</text:p>
          </table:table-cell>
          <table:table-cell office:value-type="string" calcext:value-type="string">
            <text:p>POINT (0.43661112 41.756973)</text:p>
          </table:table-cell>
        </table:table-row>
        <table:table-row table:style-name="ro1">
          <table:table-cell office:value-type="float" office:value="1283366" calcext:value-type="float">
            <text:p>1283366</text:p>
          </table:table-cell>
          <table:table-cell table:number-columns-repeated="2" office:value-type="string" calcext:value-type="string">
            <text:p>A 0592006 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La Placeta, 1</text:p>
          </table:table-cell>
          <table:table-cell table:number-columns-repeated="7"/>
          <table:table-cell office:value-type="float" office:value="17142" calcext:value-type="float">
            <text:p>17142</text:p>
          </table:table-cell>
          <table:table-cell office:value-type="string" calcext:value-type="string">
            <text:p>Verges</text:p>
          </table:table-cell>
          <table:table-cell office:value-type="float" office:value="172116" calcext:value-type="float">
            <text:p>172116</text:p>
          </table:table-cell>
          <table:table-cell office:value-type="string" calcext:value-type="string">
            <text:p>Baix Empordà</text:p>
          </table:table-cell>
          <table:table-cell table:number-columns-repeated="3"/>
          <table:table-cell office:value-type="float" office:value="503877088" calcext:value-type="float">
            <text:p>503877088</text:p>
          </table:table-cell>
          <table:table-cell office:value-type="float" office:value="4656478968" calcext:value-type="float">
            <text:p>4656478968</text:p>
          </table:table-cell>
          <table:table-cell office:value-type="string" calcext:value-type="string">
            <text:p>3.046859080</text:p>
          </table:table-cell>
          <table:table-cell office:value-type="string" calcext:value-type="string">
            <text:p>42.060359496</text:p>
          </table:table-cell>
          <table:table-cell table:number-columns-repeated="2"/>
          <table:table-cell office:value-type="string" calcext:value-type="string">
            <text:p>07/18/2024 07:02:11 AM</text:p>
          </table:table-cell>
          <table:table-cell/>
          <table:table-cell office:value-type="string" calcext:value-type="string">
            <text:p>POINT (3.046859 42.06036)</text:p>
          </table:table-cell>
        </table:table-row>
        <table:table-row table:style-name="ro1">
          <table:table-cell office:value-type="float" office:value="1283367" calcext:value-type="float">
            <text:p>1283367</text:p>
          </table:table-cell>
          <table:table-cell table:number-columns-repeated="2" office:value-type="string" calcext:value-type="string">
            <text:p>A 0602006 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Unió s/n -Vulpellac-</text:p>
          </table:table-cell>
          <table:table-cell table:number-columns-repeated="7"/>
          <table:table-cell office:value-type="float" office:value="17111" calcext:value-type="float">
            <text:p>17111</text:p>
          </table:table-cell>
          <table:table-cell office:value-type="string" calcext:value-type="string">
            <text:p>Forallac</text:p>
          </table:table-cell>
          <table:table-cell office:value-type="float" office:value="179026" calcext:value-type="float">
            <text:p>179026</text:p>
          </table:table-cell>
          <table:table-cell office:value-type="string" calcext:value-type="string">
            <text:p>Baix Empordà</text:p>
          </table:table-cell>
          <table:table-cell table:number-columns-repeated="3"/>
          <table:table-cell office:value-type="float" office:value="504633733" calcext:value-type="float">
            <text:p>504633733</text:p>
          </table:table-cell>
          <table:table-cell office:value-type="float" office:value="4645232013" calcext:value-type="float">
            <text:p>4645232013</text:p>
          </table:table-cell>
          <table:table-cell office:value-type="string" calcext:value-type="string">
            <text:p>3.055915222</text:p>
          </table:table-cell>
          <table:table-cell office:value-type="string" calcext:value-type="string">
            <text:p>41.959058032</text:p>
          </table:table-cell>
          <table:table-cell table:number-columns-repeated="2"/>
          <table:table-cell office:value-type="string" calcext:value-type="string">
            <text:p>07/18/2024 07:02:11 AM</text:p>
          </table:table-cell>
          <table:table-cell/>
          <table:table-cell office:value-type="string" calcext:value-type="string">
            <text:p>POINT (3.055915 41.959057)</text:p>
          </table:table-cell>
        </table:table-row>
        <table:table-row table:style-name="ro1">
          <table:table-cell office:value-type="float" office:value="29649133" calcext:value-type="float">
            <text:p>29649133</text:p>
          </table:table-cell>
          <table:table-cell table:number-columns-repeated="2" office:value-type="string" calcext:value-type="string">
            <text:p>A. Hospitalària Hospital de Dia Santa Caterina</text:p>
          </table:table-cell>
          <table:table-cell office:value-type="string" calcext:value-type="string">
            <text:p>Educació. Formació|Educació primària (EPRI)||Educació. Formació|Educació infantil de 2n cicle (EINF2C)||Educació. Formació|Educació secundària obligatòria (ESO)||</text:p>
          </table:table-cell>
          <table:table-cell/>
          <table:table-cell office:value-type="string" calcext:value-type="string">
            <text:p><text:s/>dr. Castany, s/n (Parc Els Til·lers)</text:p>
          </table:table-cell>
          <table:table-cell table:number-columns-repeated="7"/>
          <table:table-cell office:value-type="float" office:value="17190" calcext:value-type="float">
            <text:p>17190</text:p>
          </table:table-cell>
          <table:table-cell office:value-type="string" calcext:value-type="string">
            <text:p>Salt</text:p>
          </table:table-cell>
          <table:table-cell office:value-type="float" office:value="171557" calcext:value-type="float">
            <text:p>171557</text:p>
          </table:table-cell>
          <table:table-cell office:value-type="string" calcext:value-type="string">
            <text:p>Gironès</text:p>
          </table:table-cell>
          <table:table-cell office:value-type="float" office:value="972182515" calcext:value-type="float">
            <text:p>972182515</text:p>
          </table:table-cell>
          <table:table-cell/>
          <table:table-cell office:value-type="float" office:value="972182515" calcext:value-type="float">
            <text:p>972182515</text:p>
          </table:table-cell>
          <table:table-cell office:value-type="float" office:value="483267000" calcext:value-type="float">
            <text:p>483267000</text:p>
          </table:table-cell>
          <table:table-cell office:value-type="float" office:value="4646566000" calcext:value-type="float">
            <text:p>4646566000</text:p>
          </table:table-cell>
          <table:table-cell office:value-type="string" calcext:value-type="string">
            <text:p>2.798045000</text:p>
          </table:table-cell>
          <table:table-cell office:value-type="string" calcext:value-type="string">
            <text:p>41.970906000</text:p>
          </table:table-cell>
          <table:table-cell office:value-type="string" calcext:value-type="string">
            <text:p>b7008161@xtec.cat</text:p>
          </table:table-cell>
          <table:table-cell/>
          <table:table-cell table:style-name="ce1" office:value-type="string" calcext:value-type="string">
            <text:p>06/12/2024 07:30:25 AM</text:p>
          </table:table-cell>
          <table:table-cell office:value-type="string" calcext:value-type="string">
            <text:p>Codi Territorial|Girona|Naturalesa|Públic|Titularitat|No Informat</text:p>
          </table:table-cell>
          <table:table-cell office:value-type="string" calcext:value-type="string">
            <text:p>POINT (2.798045 41.970905)</text:p>
          </table:table-cell>
        </table:table-row>
        <table:table-row table:style-name="ro1">
          <table:table-cell office:value-type="float" office:value="384410" calcext:value-type="float">
            <text:p>384410</text:p>
          </table:table-cell>
          <table:table-cell table:number-columns-repeated="2" office:value-type="string" calcext:value-type="string">
            <text:p>A.V. Montserrat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Grups Montserrat, Bloc 2 baixos </text:p>
          </table:table-cell>
          <table:table-cell table:number-columns-repeated="7"/>
          <table:table-cell office:value-type="float" office:value="8227" calcext:value-type="float">
            <text:p>8227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848513" calcext:value-type="float">
            <text:p>937848513</text:p>
          </table:table-cell>
          <table:table-cell table:number-columns-repeated="2"/>
          <table:table-cell office:value-type="float" office:value="419534910" calcext:value-type="float">
            <text:p>419534910</text:p>
          </table:table-cell>
          <table:table-cell office:value-type="float" office:value="4601156539" calcext:value-type="float">
            <text:p>4601156539</text:p>
          </table:table-cell>
          <table:table-cell office:value-type="string" calcext:value-type="string">
            <text:p>2.035060000</text:p>
          </table:table-cell>
          <table:table-cell office:value-type="string" calcext:value-type="string">
            <text:p>41.558033000</text:p>
          </table:table-cell>
          <table:table-cell office:value-type="string" calcext:value-type="string">
            <text:p>montserrat@xarxaomnia.gencat.cat</text:p>
          </table:table-cell>
          <table:table-cell/>
          <table:table-cell office:value-type="string" calcext:value-type="string">
            <text:p>10/19/2023 09:55:55 AM</text:p>
          </table:table-cell>
          <table:table-cell/>
          <table:table-cell office:value-type="string" calcext:value-type="string">
            <text:p>POINT (2.03506 41.558033)</text:p>
          </table:table-cell>
        </table:table-row>
        <table:table-row table:style-name="ro1">
          <table:table-cell office:value-type="float" office:value="1282618" calcext:value-type="float">
            <text:p>1282618</text:p>
          </table:table-cell>
          <table:table-cell table:number-columns-repeated="2" office:value-type="string" calcext:value-type="string">
            <text:p>A0181992 <text:s/>A 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Onze de Setembre, s/n</text:p>
          </table:table-cell>
          <table:table-cell table:number-columns-repeated="7"/>
          <table:table-cell office:value-type="float" office:value="17013" calcext:value-type="float">
            <text:p>17013</text:p>
          </table:table-cell>
          <table:table-cell office:value-type="string" calcext:value-type="string">
            <text:p>Begur</text:p>
          </table:table-cell>
          <table:table-cell office:value-type="float" office:value="170139" calcext:value-type="float">
            <text:p>170139</text:p>
          </table:table-cell>
          <table:table-cell office:value-type="string" calcext:value-type="string">
            <text:p>Baix Empordà</text:p>
          </table:table-cell>
          <table:table-cell table:number-columns-repeated="3"/>
          <table:table-cell office:value-type="float" office:value="516994863" calcext:value-type="float">
            <text:p>516994863</text:p>
          </table:table-cell>
          <table:table-cell office:value-type="float" office:value="4644638305" calcext:value-type="float">
            <text:p>4644638305</text:p>
          </table:table-cell>
          <table:table-cell office:value-type="string" calcext:value-type="string">
            <text:p>3.205059158</text:p>
          </table:table-cell>
          <table:table-cell office:value-type="string" calcext:value-type="string">
            <text:p>41.953541158</text:p>
          </table:table-cell>
          <table:table-cell table:number-columns-repeated="2"/>
          <table:table-cell office:value-type="string" calcext:value-type="string">
            <text:p>07/18/2024 07:02:32 AM</text:p>
          </table:table-cell>
          <table:table-cell/>
          <table:table-cell office:value-type="string" calcext:value-type="string">
            <text:p>POINT (3.205059 41.95354)</text:p>
          </table:table-cell>
        </table:table-row>
        <table:table-row table:style-name="ro1">
          <table:table-cell office:value-type="float" office:value="547103" calcext:value-type="float">
            <text:p>547103</text:p>
          </table:table-cell>
          <table:table-cell table:number-columns-repeated="2" office:value-type="string" calcext:value-type="string">
            <text:p>Ajuntament de Castell-Platja d'Aro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Mossèn C. Verdaguer, 4</text:p>
          </table:table-cell>
          <table:table-cell table:number-columns-repeated="7"/>
          <table:table-cell office:value-type="float" office:value="17250" calcext:value-type="float">
            <text:p>17250</text:p>
          </table:table-cell>
          <table:table-cell office:value-type="string" calcext:value-type="string">
            <text:p>Castell-Platja d'Aro</text:p>
          </table:table-cell>
          <table:table-cell office:value-type="float" office:value="170486" calcext:value-type="float">
            <text:p>170486</text:p>
          </table:table-cell>
          <table:table-cell office:value-type="string" calcext:value-type="string">
            <text:p>Baix Empordà</text:p>
          </table:table-cell>
          <table:table-cell office:value-type="string" calcext:value-type="string">
            <text:p>972-817284</text:p>
          </table:table-cell>
          <table:table-cell/>
          <table:table-cell office:value-type="string" calcext:value-type="string">
            <text:p>972-825553</text:p>
          </table:table-cell>
          <table:table-cell office:value-type="float" office:value="505641870" calcext:value-type="float">
            <text:p>505641870</text:p>
          </table:table-cell>
          <table:table-cell office:value-type="float" office:value="4629519165" calcext:value-type="float">
            <text:p>4629519165</text:p>
          </table:table-cell>
          <table:table-cell office:value-type="string" calcext:value-type="string">
            <text:p>3.067930300</text:p>
          </table:table-cell>
          <table:table-cell office:value-type="string" calcext:value-type="string">
            <text:p>41.817528400</text:p>
          </table:table-cell>
          <table:table-cell office:value-type="string" calcext:value-type="string">
            <text:p>ajuntament@platjadaro.cat</text:p>
          </table:table-cell>
          <table:table-cell office:value-type="string" calcext:value-type="string">
            <text:p>http://www.platjadaro.com/</text:p>
          </table:table-cell>
          <table:table-cell office:value-type="string" calcext:value-type="string">
            <text:p>07/17/2024 07:03:45 AM</text:p>
          </table:table-cell>
          <table:table-cell/>
          <table:table-cell office:value-type="string" calcext:value-type="string">
            <text:p>POINT (3.0679302 41.817528)</text:p>
          </table:table-cell>
        </table:table-row>
        <table:table-row table:style-name="ro1">
          <table:table-cell office:value-type="float" office:value="546674" calcext:value-type="float">
            <text:p>546674</text:p>
          </table:table-cell>
          <table:table-cell table:number-columns-repeated="2" office:value-type="string" calcext:value-type="string">
            <text:p>Ajuntament de Cornellà de Llobregat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Mossèn Cinto Verdaguer, s/n</text:p>
          </table:table-cell>
          <table:table-cell table:number-columns-repeated="7"/>
          <table:table-cell office:value-type="float" office:value="8940" calcext:value-type="float">
            <text:p>8940</text:p>
          </table:table-cell>
          <table:table-cell office:value-type="string" calcext:value-type="string">
            <text:p>Cornellà de Llobregat</text:p>
          </table:table-cell>
          <table:table-cell office:value-type="float" office:value="80734" calcext:value-type="float">
            <text:p>80734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3-3770212</text:p>
          </table:table-cell>
          <table:table-cell/>
          <table:table-cell office:value-type="string" calcext:value-type="string">
            <text:p>93-3778900</text:p>
          </table:table-cell>
          <table:table-cell office:value-type="float" office:value="422455816" calcext:value-type="float">
            <text:p>422455816</text:p>
          </table:table-cell>
          <table:table-cell office:value-type="float" office:value="4578536058" calcext:value-type="float">
            <text:p>4578536058</text:p>
          </table:table-cell>
          <table:table-cell office:value-type="string" calcext:value-type="string">
            <text:p>2.072988667</text:p>
          </table:table-cell>
          <table:table-cell office:value-type="string" calcext:value-type="string">
            <text:p>41.354593906</text:p>
          </table:table-cell>
          <table:table-cell office:value-type="string" calcext:value-type="string">
            <text:p>apropteuonline@aj-cornella.cat</text:p>
          </table:table-cell>
          <table:table-cell office:value-type="string" calcext:value-type="string">
            <text:p>http://www.aj-cornella.cat</text:p>
          </table:table-cell>
          <table:table-cell office:value-type="string" calcext:value-type="string">
            <text:p>07/17/2024 07:03:43 AM</text:p>
          </table:table-cell>
          <table:table-cell/>
          <table:table-cell office:value-type="string" calcext:value-type="string">
            <text:p>POINT (2.0729887 41.354595)</text:p>
          </table:table-cell>
        </table:table-row>
        <table:table-row table:style-name="ro1">
          <table:table-cell office:value-type="float" office:value="546905" calcext:value-type="float">
            <text:p>546905</text:p>
          </table:table-cell>
          <table:table-cell table:number-columns-repeated="2" office:value-type="string" calcext:value-type="string">
            <text:p>Ajuntament de Gelid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Barceloneta, 12-18</text:p>
          </table:table-cell>
          <table:table-cell table:number-columns-repeated="7"/>
          <table:table-cell office:value-type="float" office:value="8790" calcext:value-type="float">
            <text:p>8790</text:p>
          </table:table-cell>
          <table:table-cell office:value-type="string" calcext:value-type="string">
            <text:p>Gelida</text:p>
          </table:table-cell>
          <table:table-cell office:value-type="float" office:value="80919" calcext:value-type="float">
            <text:p>80919</text:p>
          </table:table-cell>
          <table:table-cell office:value-type="string" calcext:value-type="string">
            <text:p>Alt Penedès</text:p>
          </table:table-cell>
          <table:table-cell office:value-type="string" calcext:value-type="string">
            <text:p>93-7790058</text:p>
          </table:table-cell>
          <table:table-cell/>
          <table:table-cell office:value-type="string" calcext:value-type="string">
            <text:p>93-7790100</text:p>
          </table:table-cell>
          <table:table-cell office:value-type="float" office:value="404993112" calcext:value-type="float">
            <text:p>404993112</text:p>
          </table:table-cell>
          <table:table-cell office:value-type="float" office:value="4588309825" calcext:value-type="float">
            <text:p>4588309825</text:p>
          </table:table-cell>
          <table:table-cell office:value-type="string" calcext:value-type="string">
            <text:p>1.862730900</text:p>
          </table:table-cell>
          <table:table-cell office:value-type="string" calcext:value-type="string">
            <text:p>41.440744200</text:p>
          </table:table-cell>
          <table:table-cell office:value-type="string" calcext:value-type="string">
            <text:p>gelida@diba.cat</text:p>
          </table:table-cell>
          <table:table-cell office:value-type="string" calcext:value-type="string">
            <text:p>http://www.gelida.cat</text:p>
          </table:table-cell>
          <table:table-cell office:value-type="string" calcext:value-type="string">
            <text:p>07/17/2024 07:03:37 AM</text:p>
          </table:table-cell>
          <table:table-cell/>
          <table:table-cell office:value-type="string" calcext:value-type="string">
            <text:p>POINT (1.8627309 41.440742)</text:p>
          </table:table-cell>
        </table:table-row>
        <table:table-row table:style-name="ro1">
          <table:table-cell office:value-type="float" office:value="546906" calcext:value-type="float">
            <text:p>546906</text:p>
          </table:table-cell>
          <table:table-cell table:number-columns-repeated="2" office:value-type="string" calcext:value-type="string">
            <text:p>Ajuntament de Ger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Quatre cantons, s/n</text:p>
          </table:table-cell>
          <table:table-cell table:number-columns-repeated="7"/>
          <table:table-cell office:value-type="float" office:value="17539" calcext:value-type="float">
            <text:p>17539</text:p>
          </table:table-cell>
          <table:table-cell office:value-type="string" calcext:value-type="string">
            <text:p>Ger</text:p>
          </table:table-cell>
          <table:table-cell office:value-type="float" office:value="170789" calcext:value-type="float">
            <text:p>170789</text:p>
          </table:table-cell>
          <table:table-cell office:value-type="string" calcext:value-type="string">
            <text:p>Cerdanya</text:p>
          </table:table-cell>
          <table:table-cell office:value-type="string" calcext:value-type="string">
            <text:p>972-894001</text:p>
          </table:table-cell>
          <table:table-cell/>
          <table:table-cell office:value-type="string" calcext:value-type="string">
            <text:p>972-147041</text:p>
          </table:table-cell>
          <table:table-cell office:value-type="float" office:value="404995513" calcext:value-type="float">
            <text:p>404995513</text:p>
          </table:table-cell>
          <table:table-cell office:value-type="float" office:value="4696011658" calcext:value-type="float">
            <text:p>4696011658</text:p>
          </table:table-cell>
          <table:table-cell office:value-type="string" calcext:value-type="string">
            <text:p>1.845401900</text:p>
          </table:table-cell>
          <table:table-cell office:value-type="string" calcext:value-type="string">
            <text:p>42.410597300</text:p>
          </table:table-cell>
          <table:table-cell office:value-type="string" calcext:value-type="string">
            <text:p>ger@ajger.cat</text:p>
          </table:table-cell>
          <table:table-cell office:value-type="string" calcext:value-type="string">
            <text:p>http://www.ddgi.cat/ger/</text:p>
          </table:table-cell>
          <table:table-cell office:value-type="string" calcext:value-type="string">
            <text:p>07/17/2024 07:03:37 AM</text:p>
          </table:table-cell>
          <table:table-cell/>
          <table:table-cell office:value-type="string" calcext:value-type="string">
            <text:p>POINT (1.8454019 42.4106)</text:p>
          </table:table-cell>
        </table:table-row>
        <table:table-row table:style-name="ro1">
          <table:table-cell office:value-type="float" office:value="547047" calcext:value-type="float">
            <text:p>547047</text:p>
          </table:table-cell>
          <table:table-cell table:number-columns-repeated="2" office:value-type="string" calcext:value-type="string">
            <text:p>Ajuntament de la Pobla de Mafumet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Verdaguer, 6</text:p>
          </table:table-cell>
          <table:table-cell table:number-columns-repeated="7"/>
          <table:table-cell office:value-type="float" office:value="43140" calcext:value-type="float">
            <text:p>43140</text:p>
          </table:table-cell>
          <table:table-cell office:value-type="string" calcext:value-type="string">
            <text:p>Pobla de Mafumet, la</text:p>
          </table:table-cell>
          <table:table-cell office:value-type="float" office:value="431093" calcext:value-type="float">
            <text:p>431093</text:p>
          </table:table-cell>
          <table:table-cell office:value-type="string" calcext:value-type="string">
            <text:p>Tarragonès</text:p>
          </table:table-cell>
          <table:table-cell office:value-type="string" calcext:value-type="string">
            <text:p>977-840260</text:p>
          </table:table-cell>
          <table:table-cell/>
          <table:table-cell office:value-type="string" calcext:value-type="string">
            <text:p>977-840207</text:p>
          </table:table-cell>
          <table:table-cell office:value-type="float" office:value="349844641" calcext:value-type="float">
            <text:p>349844641</text:p>
          </table:table-cell>
          <table:table-cell office:value-type="float" office:value="4561116192" calcext:value-type="float">
            <text:p>4561116192</text:p>
          </table:table-cell>
          <table:table-cell office:value-type="string" calcext:value-type="string">
            <text:p>1.209550053</text:p>
          </table:table-cell>
          <table:table-cell office:value-type="string" calcext:value-type="string">
            <text:p>41.187493350</text:p>
          </table:table-cell>
          <table:table-cell office:value-type="string" calcext:value-type="string">
            <text:p>aj.poblamafumet@altanet.org</text:p>
          </table:table-cell>
          <table:table-cell office:value-type="string" calcext:value-type="string">
            <text:p>http://www.poblamafumet.altanet.org</text:p>
          </table:table-cell>
          <table:table-cell office:value-type="string" calcext:value-type="string">
            <text:p>07/17/2024 07:03:22 AM</text:p>
          </table:table-cell>
          <table:table-cell/>
          <table:table-cell office:value-type="string" calcext:value-type="string">
            <text:p>POINT (1.20955 41.187492)</text:p>
          </table:table-cell>
        </table:table-row>
        <table:table-row table:style-name="ro1">
          <table:table-cell office:value-type="float" office:value="547128" calcext:value-type="float">
            <text:p>547128</text:p>
          </table:table-cell>
          <table:table-cell table:number-columns-repeated="2" office:value-type="string" calcext:value-type="string">
            <text:p>Ajuntament de les Valls d'Aguilar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Diputat Garriga, 3</text:p>
          </table:table-cell>
          <table:table-cell table:number-columns-repeated="7"/>
          <table:table-cell office:value-type="float" office:value="25795" calcext:value-type="float">
            <text:p>25795</text:p>
          </table:table-cell>
          <table:table-cell office:value-type="string" calcext:value-type="string">
            <text:p>Valls d'Aguilar, les</text:p>
          </table:table-cell>
          <table:table-cell office:value-type="float" office:value="259062" calcext:value-type="float">
            <text:p>259062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387086</text:p>
          </table:table-cell>
          <table:table-cell/>
          <table:table-cell office:value-type="string" calcext:value-type="string">
            <text:p>973-387085</text:p>
          </table:table-cell>
          <table:table-cell office:value-type="float" office:value="363330830" calcext:value-type="float">
            <text:p>363330830</text:p>
          </table:table-cell>
          <table:table-cell office:value-type="float" office:value="4683734810" calcext:value-type="float">
            <text:p>4683734810</text:p>
          </table:table-cell>
          <table:table-cell office:value-type="string" calcext:value-type="string">
            <text:p>1.342129944</text:p>
          </table:table-cell>
          <table:table-cell office:value-type="string" calcext:value-type="string">
            <text:p>42.293860304</text:p>
          </table:table-cell>
          <table:table-cell office:value-type="string" calcext:value-type="string">
            <text:p>ajuntament@vallsaguilar.ddl.net</text:p>
          </table:table-cell>
          <table:table-cell office:value-type="string" calcext:value-type="string">
            <text:p>http://vallsaguilar.ddl.net/</text:p>
          </table:table-cell>
          <table:table-cell office:value-type="string" calcext:value-type="string">
            <text:p>07/17/2024 07:02:56 AM</text:p>
          </table:table-cell>
          <table:table-cell/>
          <table:table-cell office:value-type="string" calcext:value-type="string">
            <text:p>POINT (1.34213 42.29386)</text:p>
          </table:table-cell>
        </table:table-row>
        <table:table-row table:style-name="ro1">
          <table:table-cell office:value-type="float" office:value="547175" calcext:value-type="float">
            <text:p>547175</text:p>
          </table:table-cell>
          <table:table-cell table:number-columns-repeated="2" office:value-type="string" calcext:value-type="string">
            <text:p>Ajuntament de Lluçà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Rourets, 1</text:p>
          </table:table-cell>
          <table:table-cell table:number-columns-repeated="7"/>
          <table:table-cell office:value-type="float" office:value="8514" calcext:value-type="float">
            <text:p>8514</text:p>
          </table:table-cell>
          <table:table-cell office:value-type="string" calcext:value-type="string">
            <text:p>Lluçà</text:p>
          </table:table-cell>
          <table:table-cell office:value-type="float" office:value="81094" calcext:value-type="float">
            <text:p>81094</text:p>
          </table:table-cell>
          <table:table-cell office:value-type="string" calcext:value-type="string">
            <text:p>Osona</text:p>
          </table:table-cell>
          <table:table-cell office:value-type="string" calcext:value-type="string">
            <text:p>93-8554062</text:p>
          </table:table-cell>
          <table:table-cell/>
          <table:table-cell office:value-type="string" calcext:value-type="string">
            <text:p>93-8554042</text:p>
          </table:table-cell>
          <table:table-cell office:value-type="float" office:value="423336790" calcext:value-type="float">
            <text:p>423336790</text:p>
          </table:table-cell>
          <table:table-cell office:value-type="float" office:value="4657759933" calcext:value-type="float">
            <text:p>4657759933</text:p>
          </table:table-cell>
          <table:table-cell office:value-type="string" calcext:value-type="string">
            <text:p>2.073327387</text:p>
          </table:table-cell>
          <table:table-cell office:value-type="string" calcext:value-type="string">
            <text:p>42.068164846</text:p>
          </table:table-cell>
          <table:table-cell office:value-type="string" calcext:value-type="string">
            <text:p>llusa@diba.cat</text:p>
          </table:table-cell>
          <table:table-cell office:value-type="string" calcext:value-type="string">
            <text:p>http://www.llusa.net</text:p>
          </table:table-cell>
          <table:table-cell office:value-type="string" calcext:value-type="string">
            <text:p>07/17/2024 07:03:33 AM</text:p>
          </table:table-cell>
          <table:table-cell/>
          <table:table-cell office:value-type="string" calcext:value-type="string">
            <text:p>POINT (2.0733273 42.068165)</text:p>
          </table:table-cell>
        </table:table-row>
        <table:table-row table:style-name="ro1">
          <table:table-cell office:value-type="float" office:value="547176" calcext:value-type="float">
            <text:p>547176</text:p>
          </table:table-cell>
          <table:table-cell table:number-columns-repeated="2" office:value-type="string" calcext:value-type="string">
            <text:p>Ajuntament de Maçanet de Cabreny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Paret Nova, 12</text:p>
          </table:table-cell>
          <table:table-cell table:number-columns-repeated="7"/>
          <table:table-cell office:value-type="float" office:value="17720" calcext:value-type="float">
            <text:p>17720</text:p>
          </table:table-cell>
          <table:table-cell office:value-type="string" calcext:value-type="string">
            <text:p>Maçanet de Cabrenys</text:p>
          </table:table-cell>
          <table:table-cell office:value-type="float" office:value="171024" calcext:value-type="float">
            <text:p>171024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-544005</text:p>
          </table:table-cell>
          <table:table-cell/>
          <table:table-cell office:value-type="string" calcext:value-type="string">
            <text:p>972-544108</text:p>
          </table:table-cell>
          <table:table-cell office:value-type="float" office:value="479439747" calcext:value-type="float">
            <text:p>479439747</text:p>
          </table:table-cell>
          <table:table-cell office:value-type="float" office:value="4692660192" calcext:value-type="float">
            <text:p>4692660192</text:p>
          </table:table-cell>
          <table:table-cell office:value-type="string" calcext:value-type="string">
            <text:p>2.750225645</text:p>
          </table:table-cell>
          <table:table-cell office:value-type="string" calcext:value-type="string">
            <text:p>42.385956517</text:p>
          </table:table-cell>
          <table:table-cell office:value-type="string" calcext:value-type="string">
            <text:p>ajuntament@massanet.org</text:p>
          </table:table-cell>
          <table:table-cell office:value-type="string" calcext:value-type="string">
            <text:p>http://www.ddgi.cat/cabrenys/</text:p>
          </table:table-cell>
          <table:table-cell office:value-type="string" calcext:value-type="string">
            <text:p>07/17/2024 07:03:33 AM</text:p>
          </table:table-cell>
          <table:table-cell/>
          <table:table-cell office:value-type="string" calcext:value-type="string">
            <text:p>POINT (2.7502255 42.385956)</text:p>
          </table:table-cell>
        </table:table-row>
        <table:table-row table:style-name="ro1">
          <table:table-cell office:value-type="float" office:value="547202" calcext:value-type="float">
            <text:p>547202</text:p>
          </table:table-cell>
          <table:table-cell table:number-columns-repeated="2" office:value-type="string" calcext:value-type="string">
            <text:p>Ajuntament de Mataró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Riera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8301" calcext:value-type="float">
            <text:p>8301</text:p>
          </table:table-cell>
          <table:table-cell office:value-type="string" calcext:value-type="string">
            <text:p>Mataró</text:p>
          </table:table-cell>
          <table:table-cell office:value-type="float" office:value="81213" calcext:value-type="float">
            <text:p>81213</text:p>
          </table:table-cell>
          <table:table-cell office:value-type="string" calcext:value-type="string">
            <text:p>Maresme</text:p>
          </table:table-cell>
          <table:table-cell office:value-type="string" calcext:value-type="string">
            <text:p>93-7582100</text:p>
          </table:table-cell>
          <table:table-cell/>
          <table:table-cell office:value-type="string" calcext:value-type="string">
            <text:p>93-7582472</text:p>
          </table:table-cell>
          <table:table-cell office:value-type="float" office:value="453687524" calcext:value-type="float">
            <text:p>453687524</text:p>
          </table:table-cell>
          <table:table-cell office:value-type="float" office:value="4598830717" calcext:value-type="float">
            <text:p>4598830717</text:p>
          </table:table-cell>
          <table:table-cell office:value-type="string" calcext:value-type="string">
            <text:p>2.444773223</text:p>
          </table:table-cell>
          <table:table-cell office:value-type="string" calcext:value-type="string">
            <text:p>41.539791967</text:p>
          </table:table-cell>
          <table:table-cell office:value-type="string" calcext:value-type="string">
            <text:p>ajmataro@ajmataro.cat</text:p>
          </table:table-cell>
          <table:table-cell office:value-type="string" calcext:value-type="string">
            <text:p>http://www.mataro.cat</text:p>
          </table:table-cell>
          <table:table-cell office:value-type="string" calcext:value-type="string">
            <text:p>07/17/2024 07:03:31 AM</text:p>
          </table:table-cell>
          <table:table-cell/>
          <table:table-cell office:value-type="string" calcext:value-type="string">
            <text:p>POINT (2.4447732 41.53979)</text:p>
          </table:table-cell>
        </table:table-row>
        <table:table-row table:style-name="ro1">
          <table:table-cell office:value-type="float" office:value="547236" calcext:value-type="float">
            <text:p>547236</text:p>
          </table:table-cell>
          <table:table-cell table:number-columns-repeated="2" office:value-type="string" calcext:value-type="string">
            <text:p>Ajuntament de Montmaneu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Panadella, 8</text:p>
          </table:table-cell>
          <table:table-cell table:number-columns-repeated="7"/>
          <table:table-cell office:value-type="float" office:value="8717" calcext:value-type="float">
            <text:p>8717</text:p>
          </table:table-cell>
          <table:table-cell office:value-type="string" calcext:value-type="string">
            <text:p>Montmaneu</text:p>
          </table:table-cell>
          <table:table-cell office:value-type="float" office:value="81332" calcext:value-type="float">
            <text:p>81332</text:p>
          </table:table-cell>
          <table:table-cell office:value-type="string" calcext:value-type="string">
            <text:p>Anoia</text:p>
          </table:table-cell>
          <table:table-cell office:value-type="string" calcext:value-type="string">
            <text:p>93-8092010</text:p>
          </table:table-cell>
          <table:table-cell/>
          <table:table-cell office:value-type="string" calcext:value-type="string">
            <text:p>93-8092010</text:p>
          </table:table-cell>
          <table:table-cell office:value-type="float" office:value="367938510" calcext:value-type="float">
            <text:p>367938510</text:p>
          </table:table-cell>
          <table:table-cell office:value-type="float" office:value="4609448136" calcext:value-type="float">
            <text:p>4609448136</text:p>
          </table:table-cell>
          <table:table-cell office:value-type="string" calcext:value-type="string">
            <text:p>1.414671300</text:p>
          </table:table-cell>
          <table:table-cell office:value-type="string" calcext:value-type="string">
            <text:p>41.625833900</text:p>
          </table:table-cell>
          <table:table-cell office:value-type="string" calcext:value-type="string">
            <text:p>montmaneu@diba.cat</text:p>
          </table:table-cell>
          <table:table-cell office:value-type="string" calcext:value-type="string">
            <text:p>http://www.montmaneu.diba.es/</text:p>
          </table:table-cell>
          <table:table-cell office:value-type="string" calcext:value-type="string">
            <text:p>07/17/2024 07:03:29 AM</text:p>
          </table:table-cell>
          <table:table-cell/>
          <table:table-cell office:value-type="string" calcext:value-type="string">
            <text:p>POINT (1.4146713 41.625835)</text:p>
          </table:table-cell>
        </table:table-row>
        <table:table-row table:style-name="ro1">
          <table:table-cell office:value-type="float" office:value="547250" calcext:value-type="float">
            <text:p>547250</text:p>
          </table:table-cell>
          <table:table-cell table:number-columns-repeated="2" office:value-type="string" calcext:value-type="string">
            <text:p>Ajuntament de Mur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Puiggili, s/n</text:p>
          </table:table-cell>
          <table:table-cell table:number-columns-repeated="7"/>
          <table:table-cell office:value-type="float" office:value="8278" calcext:value-type="float">
            <text:p>8278</text:p>
          </table:table-cell>
          <table:table-cell office:value-type="string" calcext:value-type="string">
            <text:p>Mura</text:p>
          </table:table-cell>
          <table:table-cell office:value-type="float" office:value="81398" calcext:value-type="float">
            <text:p>81398</text:p>
          </table:table-cell>
          <table:table-cell office:value-type="string" calcext:value-type="string">
            <text:p>Bages</text:p>
          </table:table-cell>
          <table:table-cell office:value-type="string" calcext:value-type="string">
            <text:p>93-8317226</text:p>
          </table:table-cell>
          <table:table-cell/>
          <table:table-cell office:value-type="string" calcext:value-type="string">
            <text:p>93-8317226</text:p>
          </table:table-cell>
          <table:table-cell office:value-type="float" office:value="414806833" calcext:value-type="float">
            <text:p>414806833</text:p>
          </table:table-cell>
          <table:table-cell office:value-type="float" office:value="4616998710" calcext:value-type="float">
            <text:p>4616998710</text:p>
          </table:table-cell>
          <table:table-cell office:value-type="string" calcext:value-type="string">
            <text:p>1.976114000</text:p>
          </table:table-cell>
          <table:table-cell office:value-type="string" calcext:value-type="string">
            <text:p>41.700214900</text:p>
          </table:table-cell>
          <table:table-cell office:value-type="string" calcext:value-type="string">
            <text:p>mura@diba.cat</text:p>
          </table:table-cell>
          <table:table-cell office:value-type="string" calcext:value-type="string">
            <text:p>http://www.mura.cat</text:p>
          </table:table-cell>
          <table:table-cell office:value-type="string" calcext:value-type="string">
            <text:p>07/17/2024 07:03:28 AM</text:p>
          </table:table-cell>
          <table:table-cell/>
          <table:table-cell office:value-type="string" calcext:value-type="string">
            <text:p>POINT (1.976114 41.700214)</text:p>
          </table:table-cell>
        </table:table-row>
        <table:table-row table:style-name="ro1">
          <table:table-cell office:value-type="float" office:value="546616" calcext:value-type="float">
            <text:p>546616</text:p>
          </table:table-cell>
          <table:table-cell table:number-columns-repeated="2" office:value-type="string" calcext:value-type="string">
            <text:p>Ajuntament de Porquere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Rubió i Ors, 1-7</text:p>
          </table:table-cell>
          <table:table-cell table:number-columns-repeated="7"/>
          <table:table-cell office:value-type="float" office:value="17834" calcext:value-type="float">
            <text:p>17834</text:p>
          </table:table-cell>
          <table:table-cell office:value-type="string" calcext:value-type="string">
            <text:p>Porqueres</text:p>
          </table:table-cell>
          <table:table-cell office:value-type="float" office:value="171371" calcext:value-type="float">
            <text:p>171371</text:p>
          </table:table-cell>
          <table:table-cell office:value-type="string" calcext:value-type="string">
            <text:p>Pla de l'Estany</text:p>
          </table:table-cell>
          <table:table-cell office:value-type="float" office:value="972570102" calcext:value-type="float">
            <text:p>972570102</text:p>
          </table:table-cell>
          <table:table-cell/>
          <table:table-cell office:value-type="float" office:value="972570412" calcext:value-type="float">
            <text:p>972570412</text:p>
          </table:table-cell>
          <table:table-cell office:value-type="float" office:value="482624669" calcext:value-type="float">
            <text:p>482624669</text:p>
          </table:table-cell>
          <table:table-cell office:value-type="float" office:value="4661182589" calcext:value-type="float">
            <text:p>4661182589</text:p>
          </table:table-cell>
          <table:table-cell office:value-type="string" calcext:value-type="string">
            <text:p>2.789860000</text:p>
          </table:table-cell>
          <table:table-cell office:value-type="string" calcext:value-type="string">
            <text:p>42.102540000</text:p>
          </table:table-cell>
          <table:table-cell office:value-type="string" calcext:value-type="string">
            <text:p>secretaria@porqueres.cat</text:p>
          </table:table-cell>
          <table:table-cell office:value-type="string" calcext:value-type="string">
            <text:p>http://www.porqueres.cat</text:p>
          </table:table-cell>
          <table:table-cell office:value-type="string" calcext:value-type="string">
            <text:p>07/17/2024 07:03:21 AM</text:p>
          </table:table-cell>
          <table:table-cell/>
          <table:table-cell office:value-type="string" calcext:value-type="string">
            <text:p>POINT (2.78986 42.10254)</text:p>
          </table:table-cell>
        </table:table-row>
        <table:table-row table:style-name="ro1">
          <table:table-cell office:value-type="float" office:value="547422" calcext:value-type="float">
            <text:p>547422</text:p>
          </table:table-cell>
          <table:table-cell table:number-columns-repeated="2" office:value-type="string" calcext:value-type="string">
            <text:p>Ajuntament de Ripollet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Balmes, 2</text:p>
          </table:table-cell>
          <table:table-cell table:number-columns-repeated="7"/>
          <table:table-cell office:value-type="float" office:value="8291" calcext:value-type="float">
            <text:p>8291</text:p>
          </table:table-cell>
          <table:table-cell office:value-type="string" calcext:value-type="string">
            <text:p>Ripollet</text:p>
          </table:table-cell>
          <table:table-cell office:value-type="float" office:value="81803" calcext:value-type="float">
            <text:p>81803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-5046000</text:p>
          </table:table-cell>
          <table:table-cell/>
          <table:table-cell office:value-type="string" calcext:value-type="string">
            <text:p>93-5808148</text:p>
          </table:table-cell>
          <table:table-cell office:value-type="float" office:value="429466117" calcext:value-type="float">
            <text:p>429466117</text:p>
          </table:table-cell>
          <table:table-cell office:value-type="float" office:value="4594139047" calcext:value-type="float">
            <text:p>4594139047</text:p>
          </table:table-cell>
          <table:table-cell office:value-type="string" calcext:value-type="string">
            <text:p>2.154964851</text:p>
          </table:table-cell>
          <table:table-cell office:value-type="string" calcext:value-type="string">
            <text:p>41.495768163</text:p>
          </table:table-cell>
          <table:table-cell office:value-type="string" calcext:value-type="string">
            <text:p>ajuntament@ripollet.cat</text:p>
          </table:table-cell>
          <table:table-cell office:value-type="string" calcext:value-type="string">
            <text:p>http://www.ripollet.cat</text:p>
          </table:table-cell>
          <table:table-cell office:value-type="string" calcext:value-type="string">
            <text:p>07/17/2024 07:03:18 AM</text:p>
          </table:table-cell>
          <table:table-cell/>
          <table:table-cell office:value-type="string" calcext:value-type="string">
            <text:p>POINT (2.154965 41.49577)</text:p>
          </table:table-cell>
        </table:table-row>
        <table:table-row table:style-name="ro1">
          <table:table-cell office:value-type="float" office:value="547500" calcext:value-type="float">
            <text:p>547500</text:p>
          </table:table-cell>
          <table:table-cell table:number-columns-repeated="2" office:value-type="string" calcext:value-type="string">
            <text:p>Ajuntament de Sant Jordi Desvall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Dr. Meseguer, 1</text:p>
          </table:table-cell>
          <table:table-cell table:number-columns-repeated="7"/>
          <table:table-cell office:value-type="float" office:value="17464" calcext:value-type="float">
            <text:p>17464</text:p>
          </table:table-cell>
          <table:table-cell office:value-type="string" calcext:value-type="string">
            <text:p>Sant Jordi Desvalls</text:p>
          </table:table-cell>
          <table:table-cell office:value-type="float" office:value="171668" calcext:value-type="float">
            <text:p>171668</text:p>
          </table:table-cell>
          <table:table-cell office:value-type="string" calcext:value-type="string">
            <text:p>Gironès</text:p>
          </table:table-cell>
          <table:table-cell office:value-type="string" calcext:value-type="string">
            <text:p>972-798005</text:p>
          </table:table-cell>
          <table:table-cell/>
          <table:table-cell office:value-type="string" calcext:value-type="string">
            <text:p>972-798281</text:p>
          </table:table-cell>
          <table:table-cell office:value-type="float" office:value="496105343" calcext:value-type="float">
            <text:p>496105343</text:p>
          </table:table-cell>
          <table:table-cell office:value-type="float" office:value="4657722413" calcext:value-type="float">
            <text:p>4657722413</text:p>
          </table:table-cell>
          <table:table-cell office:value-type="string" calcext:value-type="string">
            <text:p>2.952920305</text:p>
          </table:table-cell>
          <table:table-cell office:value-type="string" calcext:value-type="string">
            <text:p>42.071558573</text:p>
          </table:table-cell>
          <table:table-cell office:value-type="string" calcext:value-type="string">
            <text:p>ajuntament@santjordidesvalls.cat</text:p>
          </table:table-cell>
          <table:table-cell office:value-type="string" calcext:value-type="string">
            <text:p>http://www.santjordidesvalls.com</text:p>
          </table:table-cell>
          <table:table-cell office:value-type="string" calcext:value-type="string">
            <text:p>07/17/2024 07:03:14 AM</text:p>
          </table:table-cell>
          <table:table-cell/>
          <table:table-cell office:value-type="string" calcext:value-type="string">
            <text:p>POINT (2.9529202 42.07156)</text:p>
          </table:table-cell>
        </table:table-row>
        <table:table-row table:style-name="ro1">
          <table:table-cell office:value-type="float" office:value="547501" calcext:value-type="float">
            <text:p>547501</text:p>
          </table:table-cell>
          <table:table-cell table:number-columns-repeated="2" office:value-type="string" calcext:value-type="string">
            <text:p>Ajuntament de Sant Julià de Cerdanyol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Local municipal</text:p>
          </table:table-cell>
          <table:table-cell table:number-columns-repeated="7"/>
          <table:table-cell office:value-type="float" office:value="8694" calcext:value-type="float">
            <text:p>8694</text:p>
          </table:table-cell>
          <table:table-cell office:value-type="string" calcext:value-type="string">
            <text:p>Sant Julià de Cerdanyola</text:p>
          </table:table-cell>
          <table:table-cell office:value-type="float" office:value="89030" calcext:value-type="float">
            <text:p>89030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-8227667</text:p>
          </table:table-cell>
          <table:table-cell/>
          <table:table-cell office:value-type="string" calcext:value-type="string">
            <text:p>93-8227667</text:p>
          </table:table-cell>
          <table:table-cell office:value-type="float" office:value="408729000" calcext:value-type="float">
            <text:p>408729000</text:p>
          </table:table-cell>
          <table:table-cell office:value-type="float" office:value="4675427000" calcext:value-type="float">
            <text:p>4675427000</text:p>
          </table:table-cell>
          <table:table-cell office:value-type="string" calcext:value-type="string">
            <text:p>1.894017829</text:p>
          </table:table-cell>
          <table:table-cell office:value-type="string" calcext:value-type="string">
            <text:p>42.225691137</text:p>
          </table:table-cell>
          <table:table-cell office:value-type="string" calcext:value-type="string">
            <text:p>st.juliac@diba.cat</text:p>
          </table:table-cell>
          <table:table-cell office:value-type="string" calcext:value-type="string">
            <text:p>http://www.stjulia.net/index.php</text:p>
          </table:table-cell>
          <table:table-cell office:value-type="string" calcext:value-type="string">
            <text:p>07/17/2024 07:03:14 AM</text:p>
          </table:table-cell>
          <table:table-cell/>
          <table:table-cell office:value-type="string" calcext:value-type="string">
            <text:p>POINT (1.8940178 42.225693)</text:p>
          </table:table-cell>
        </table:table-row>
        <table:table-row table:style-name="ro1">
          <table:table-cell office:value-type="float" office:value="547342" calcext:value-type="float">
            <text:p>547342</text:p>
          </table:table-cell>
          <table:table-cell table:number-columns-repeated="2" office:value-type="string" calcext:value-type="string">
            <text:p>Ajuntament de Sarroca de Beller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Unic, s/n</text:p>
          </table:table-cell>
          <table:table-cell table:number-columns-repeated="7"/>
          <table:table-cell office:value-type="float" office:value="25555" calcext:value-type="float">
            <text:p>25555</text:p>
          </table:table-cell>
          <table:table-cell office:value-type="string" calcext:value-type="string">
            <text:p>Sarroca de Bellera</text:p>
          </table:table-cell>
          <table:table-cell office:value-type="float" office:value="252017" calcext:value-type="float">
            <text:p>252017</text:p>
          </table:table-cell>
          <table:table-cell office:value-type="string" calcext:value-type="string">
            <text:p>Pallars Jussà</text:p>
          </table:table-cell>
          <table:table-cell office:value-type="string" calcext:value-type="string">
            <text:p>973-661701</text:p>
          </table:table-cell>
          <table:table-cell/>
          <table:table-cell office:value-type="string" calcext:value-type="string">
            <text:p>973-661701</text:p>
          </table:table-cell>
          <table:table-cell office:value-type="float" office:value="323142645" calcext:value-type="float">
            <text:p>323142645</text:p>
          </table:table-cell>
          <table:table-cell office:value-type="float" office:value="4696122799" calcext:value-type="float">
            <text:p>4696122799</text:p>
          </table:table-cell>
          <table:table-cell office:value-type="string" calcext:value-type="string">
            <text:p>0.851124726</text:p>
          </table:table-cell>
          <table:table-cell office:value-type="string" calcext:value-type="string">
            <text:p>42.397268568</text:p>
          </table:table-cell>
          <table:table-cell office:value-type="string" calcext:value-type="string">
            <text:p>ajuntament@sarrocabellera.ddl.net</text:p>
          </table:table-cell>
          <table:table-cell office:value-type="string" calcext:value-type="string">
            <text:p>http://sarrocabellera.ddl.net/</text:p>
          </table:table-cell>
          <table:table-cell office:value-type="string" calcext:value-type="string">
            <text:p>07/17/2024 07:03:06 AM</text:p>
          </table:table-cell>
          <table:table-cell/>
          <table:table-cell office:value-type="string" calcext:value-type="string">
            <text:p>POINT (0.8511247 42.39727)</text:p>
          </table:table-cell>
        </table:table-row>
        <table:table-row table:style-name="ro1">
          <table:table-cell office:value-type="float" office:value="547344" calcext:value-type="float">
            <text:p>547344</text:p>
          </table:table-cell>
          <table:table-cell table:number-columns-repeated="2" office:value-type="string" calcext:value-type="string">
            <text:p>Ajuntament de Sarroca de Lleida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Monsenyor Vilaplana, 30</text:p>
          </table:table-cell>
          <table:table-cell table:number-columns-repeated="7"/>
          <table:table-cell office:value-type="float" office:value="25175" calcext:value-type="float">
            <text:p>25175</text:p>
          </table:table-cell>
          <table:table-cell office:value-type="string" calcext:value-type="string">
            <text:p>Sarroca de Lleida</text:p>
          </table:table-cell>
          <table:table-cell office:value-type="float" office:value="252000" calcext:value-type="float">
            <text:p>252000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-126001</text:p>
          </table:table-cell>
          <table:table-cell/>
          <table:table-cell office:value-type="string" calcext:value-type="string">
            <text:p>973-126235</text:p>
          </table:table-cell>
          <table:table-cell office:value-type="float" office:value="296302506" calcext:value-type="float">
            <text:p>296302506</text:p>
          </table:table-cell>
          <table:table-cell office:value-type="float" office:value="4592536909" calcext:value-type="float">
            <text:p>4592536909</text:p>
          </table:table-cell>
          <table:table-cell office:value-type="string" calcext:value-type="string">
            <text:p>0.561066611</text:p>
          </table:table-cell>
          <table:table-cell office:value-type="string" calcext:value-type="string">
            <text:p>41.458577807</text:p>
          </table:table-cell>
          <table:table-cell office:value-type="string" calcext:value-type="string">
            <text:p>ajuntament@sarrocalleida.ddl.net</text:p>
          </table:table-cell>
          <table:table-cell office:value-type="string" calcext:value-type="string">
            <text:p>http://sarrocalleida.ddl.net/</text:p>
          </table:table-cell>
          <table:table-cell office:value-type="string" calcext:value-type="string">
            <text:p>07/17/2024 07:03:06 AM</text:p>
          </table:table-cell>
          <table:table-cell/>
          <table:table-cell office:value-type="string" calcext:value-type="string">
            <text:p>POINT (0.5610666 41.458576)</text:p>
          </table:table-cell>
        </table:table-row>
        <table:table-row table:style-name="ro1">
          <table:table-cell office:value-type="float" office:value="547360" calcext:value-type="float">
            <text:p>547360</text:p>
          </table:table-cell>
          <table:table-cell table:number-columns-repeated="2" office:value-type="string" calcext:value-type="string">
            <text:p>Ajuntament de Sobremunt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Cal Tic</text:p>
          </table:table-cell>
          <table:table-cell table:number-columns-repeated="7"/>
          <table:table-cell office:value-type="float" office:value="8589" calcext:value-type="float">
            <text:p>8589</text:p>
          </table:table-cell>
          <table:table-cell office:value-type="string" calcext:value-type="string">
            <text:p>Sobremunt</text:p>
          </table:table-cell>
          <table:table-cell office:value-type="float" office:value="82711" calcext:value-type="float">
            <text:p>82711</text:p>
          </table:table-cell>
          <table:table-cell office:value-type="string" calcext:value-type="string">
            <text:p>Osona</text:p>
          </table:table-cell>
          <table:table-cell office:value-type="string" calcext:value-type="string">
            <text:p>93-8527071</text:p>
          </table:table-cell>
          <table:table-cell/>
          <table:table-cell office:value-type="string" calcext:value-type="string">
            <text:p>93-8527071</text:p>
          </table:table-cell>
          <table:table-cell office:value-type="float" office:value="431048172" calcext:value-type="float">
            <text:p>431048172</text:p>
          </table:table-cell>
          <table:table-cell office:value-type="float" office:value="4654089221" calcext:value-type="float">
            <text:p>4654089221</text:p>
          </table:table-cell>
          <table:table-cell office:value-type="string" calcext:value-type="string">
            <text:p>2.166961344</text:p>
          </table:table-cell>
          <table:table-cell office:value-type="string" calcext:value-type="string">
            <text:p>42.035822523</text:p>
          </table:table-cell>
          <table:table-cell office:value-type="string" calcext:value-type="string">
            <text:p>sobremunt@diba.cat</text:p>
          </table:table-cell>
          <table:table-cell office:value-type="string" calcext:value-type="string">
            <text:p>http://www.sobremunt.cat</text:p>
          </table:table-cell>
          <table:table-cell office:value-type="string" calcext:value-type="string">
            <text:p>07/17/2024 07:03:05 AM</text:p>
          </table:table-cell>
          <table:table-cell/>
          <table:table-cell office:value-type="string" calcext:value-type="string">
            <text:p>POINT (2.1669614 42.035824)</text:p>
          </table:table-cell>
        </table:table-row>
        <table:table-row table:style-name="ro1">
          <table:table-cell office:value-type="float" office:value="547366" calcext:value-type="float">
            <text:p>547366</text:p>
          </table:table-cell>
          <table:table-cell table:number-columns-repeated="2" office:value-type="string" calcext:value-type="string">
            <text:p>Ajuntament de Sort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Dr. Pol i Aleu, 13</text:p>
          </table:table-cell>
          <table:table-cell table:number-columns-repeated="7"/>
          <table:table-cell office:value-type="float" office:value="25560" calcext:value-type="float">
            <text:p>25560</text:p>
          </table:table-cell>
          <table:table-cell office:value-type="string" calcext:value-type="string">
            <text:p>Sort</text:p>
          </table:table-cell>
          <table:table-cell office:value-type="float" office:value="252094" calcext:value-type="float">
            <text:p>252094</text:p>
          </table:table-cell>
          <table:table-cell office:value-type="string" calcext:value-type="string">
            <text:p>Pallars Sobirà</text:p>
          </table:table-cell>
          <table:table-cell office:value-type="string" calcext:value-type="string">
            <text:p>973-620010</text:p>
          </table:table-cell>
          <table:table-cell/>
          <table:table-cell office:value-type="string" calcext:value-type="string">
            <text:p>973-620064</text:p>
          </table:table-cell>
          <table:table-cell office:value-type="float" office:value="346255327" calcext:value-type="float">
            <text:p>346255327</text:p>
          </table:table-cell>
          <table:table-cell office:value-type="float" office:value="4697334830" calcext:value-type="float">
            <text:p>4697334830</text:p>
          </table:table-cell>
          <table:table-cell office:value-type="string" calcext:value-type="string">
            <text:p>1.131471722</text:p>
          </table:table-cell>
          <table:table-cell office:value-type="string" calcext:value-type="string">
            <text:p>42.413097675</text:p>
          </table:table-cell>
          <table:table-cell office:value-type="string" calcext:value-type="string">
            <text:p>ajuntament@sort.ddl.net</text:p>
          </table:table-cell>
          <table:table-cell office:value-type="string" calcext:value-type="string">
            <text:p>http://sort.ddl.net/</text:p>
          </table:table-cell>
          <table:table-cell office:value-type="string" calcext:value-type="string">
            <text:p>07/17/2024 07:03:04 AM</text:p>
          </table:table-cell>
          <table:table-cell/>
          <table:table-cell office:value-type="string" calcext:value-type="string">
            <text:p>POINT (1.1314718 42.413097)</text:p>
          </table:table-cell>
        </table:table-row>
        <table:table-row table:style-name="ro1">
          <table:table-cell office:value-type="float" office:value="547569" calcext:value-type="float">
            <text:p>547569</text:p>
          </table:table-cell>
          <table:table-cell table:number-columns-repeated="2" office:value-type="string" calcext:value-type="string">
            <text:p>Ajuntament de Verges</text:p>
          </table:table-cell>
          <table:table-cell office:value-type="string" calcext:value-type="string">
            <text:p>Administració pública|Ens locals|Ajuntaments|</text:p>
          </table:table-cell>
          <table:table-cell/>
          <table:table-cell office:value-type="string" calcext:value-type="string">
            <text:p><text:s/>La Placeta, 1</text:p>
          </table:table-cell>
          <table:table-cell table:number-columns-repeated="7"/>
          <table:table-cell office:value-type="float" office:value="17142" calcext:value-type="float">
            <text:p>17142</text:p>
          </table:table-cell>
          <table:table-cell office:value-type="string" calcext:value-type="string">
            <text:p>Verges</text:p>
          </table:table-cell>
          <table:table-cell office:value-type="float" office:value="172116" calcext:value-type="float">
            <text:p>172116</text:p>
          </table:table-cell>
          <table:table-cell office:value-type="string" calcext:value-type="string">
            <text:p>Baix Empordà</text:p>
          </table:table-cell>
          <table:table-cell office:value-type="string" calcext:value-type="string">
            <text:p>972-780007</text:p>
          </table:table-cell>
          <table:table-cell/>
          <table:table-cell office:value-type="string" calcext:value-type="string">
            <text:p>972-780446</text:p>
          </table:table-cell>
          <table:table-cell office:value-type="float" office:value="503877088" calcext:value-type="float">
            <text:p>503877088</text:p>
          </table:table-cell>
          <table:table-cell office:value-type="float" office:value="4656478968" calcext:value-type="float">
            <text:p>4656478968</text:p>
          </table:table-cell>
          <table:table-cell office:value-type="string" calcext:value-type="string">
            <text:p>3.046859080</text:p>
          </table:table-cell>
          <table:table-cell office:value-type="string" calcext:value-type="string">
            <text:p>42.060359496</text:p>
          </table:table-cell>
          <table:table-cell office:value-type="string" calcext:value-type="string">
            <text:p>ajuntament@verges.cat</text:p>
          </table:table-cell>
          <table:table-cell office:value-type="string" calcext:value-type="string">
            <text:p>http://www.verges.net/</text:p>
          </table:table-cell>
          <table:table-cell office:value-type="string" calcext:value-type="string">
            <text:p>07/17/2024 07:02:56 AM</text:p>
          </table:table-cell>
          <table:table-cell/>
          <table:table-cell office:value-type="string" calcext:value-type="string">
            <text:p>POINT (3.046859 42.06036)</text:p>
          </table:table-cell>
        </table:table-row>
        <table:table-row table:style-name="ro1">
          <table:table-cell office:value-type="float" office:value="3039699" calcext:value-type="float">
            <text:p>3039699</text:p>
          </table:table-cell>
          <table:table-cell table:number-columns-repeated="2" office:value-type="string" calcext:value-type="string">
            <text:p>Alberg Mas de la Coixa</text:p>
          </table:table-cell>
          <table:table-cell office:value-type="string" calcext:value-type="string">
            <text:p>Turisme|Albergs de joventut||</text:p>
          </table:table-cell>
          <table:table-cell/>
          <table:table-cell office:value-type="string" calcext:value-type="string">
            <text:p><text:s/>Rotonda de l'eix de l'Ebre, s/n</text:p>
          </table:table-cell>
          <table:table-cell table:number-columns-repeated="7"/>
          <table:table-cell office:value-type="float" office:value="43770" calcext:value-type="float">
            <text:p>43770</text:p>
          </table:table-cell>
          <table:table-cell office:value-type="string" calcext:value-type="string">
            <text:p>Móra la Nova</text:p>
          </table:table-cell>
          <table:table-cell office:value-type="float" office:value="430944" calcext:value-type="float">
            <text:p>430944</text:p>
          </table:table-cell>
          <table:table-cell office:value-type="string" calcext:value-type="string">
            <text:p>Ribera d'Ebre</text:p>
          </table:table-cell>
          <table:table-cell office:value-type="string" calcext:value-type="string">
            <text:p>977 40 05 41</text:p>
          </table:table-cell>
          <table:table-cell/>
          <table:table-cell office:value-type="string" calcext:value-type="string">
            <text:p>93 268 91 12</text:p>
          </table:table-cell>
          <table:table-cell office:value-type="float" office:value="302685460" calcext:value-type="float">
            <text:p>302685460</text:p>
          </table:table-cell>
          <table:table-cell office:value-type="float" office:value="4551966575" calcext:value-type="float">
            <text:p>4551966575</text:p>
          </table:table-cell>
          <table:table-cell office:value-type="string" calcext:value-type="string">
            <text:p>0.650580000</text:p>
          </table:table-cell>
          <table:table-cell office:value-type="string" calcext:value-type="string">
            <text:p>41.095075000</text:p>
          </table:table-cell>
          <table:table-cell office:value-type="string" calcext:value-type="string">
            <text:p>masdelacoixa@yahoo.es</text:p>
          </table:table-cell>
          <table:table-cell office:value-type="string" calcext:value-type="string">
            <text:p>http://xanascat.gencat.cat/ca/albergs/albergs/mas-de-la-coixa-0</text:p>
          </table:table-cell>
          <table:table-cell office:value-type="string" calcext:value-type="string">
            <text:p>07/19/2024 07:36:50 AM</text:p>
          </table:table-cell>
          <table:table-cell office:value-type="string" calcext:value-type="string">
            <text:p>Observacions|És un alberg acreditat per l'Agència Catalana de la Joventut.</text:p>
          </table:table-cell>
          <table:table-cell office:value-type="string" calcext:value-type="string">
            <text:p>POINT (0.65058 41.095074)</text:p>
          </table:table-cell>
        </table:table-row>
        <table:table-row table:style-name="ro1">
          <table:table-cell office:value-type="float" office:value="3039760" calcext:value-type="float">
            <text:p>3039760</text:p>
          </table:table-cell>
          <table:table-cell table:number-columns-repeated="2" office:value-type="string" calcext:value-type="string">
            <text:p>Alberg Pic de l'Àliga</text:p>
          </table:table-cell>
          <table:table-cell office:value-type="string" calcext:value-type="string">
            <text:p>Turisme|Albergs de joventut||</text:p>
          </table:table-cell>
          <table:table-cell/>
          <table:table-cell office:value-type="string" calcext:value-type="string">
            <text:p><text:s/>Núria, s/n</text:p>
          </table:table-cell>
          <table:table-cell table:number-columns-repeated="7"/>
          <table:table-cell office:value-type="float" office:value="17534" calcext:value-type="float">
            <text:p>17534</text:p>
          </table:table-cell>
          <table:table-cell table:number-columns-repeated="3"/>
          <table:table-cell office:value-type="string" calcext:value-type="string">
            <text:p>972 73 20 48</text:p>
          </table:table-cell>
          <table:table-cell/>
          <table:table-cell office:value-type="string" calcext:value-type="string">
            <text:p>972 73 20 43</text:p>
          </table:table-cell>
          <table:table-cell office:value-type="float" office:value="430846734" calcext:value-type="float">
            <text:p>430846734</text:p>
          </table:table-cell>
          <table:table-cell office:value-type="float" office:value="4693675822" calcext:value-type="float">
            <text:p>4693675822</text:p>
          </table:table-cell>
          <table:table-cell office:value-type="string" calcext:value-type="string">
            <text:p>2.159779000</text:p>
          </table:table-cell>
          <table:table-cell office:value-type="string" calcext:value-type="string">
            <text:p>42.392047000</text:p>
          </table:table-cell>
          <table:table-cell office:value-type="string" calcext:value-type="string">
            <text:p>alberg.nuria@gencat.cat</text:p>
          </table:table-cell>
          <table:table-cell office:value-type="string" calcext:value-type="string">
            <text:p>http://xanascat.gencat.cat/ca/albergs/albergs/nuria-xanascat</text:p>
          </table:table-cell>
          <table:table-cell office:value-type="string" calcext:value-type="string">
            <text:p>07/19/2024 07:37:20 AM</text:p>
          </table:table-cell>
          <table:table-cell office:value-type="string" calcext:value-type="string">
            <text:p>Horari|&lt;br /&gt;&lt;b&gt;Horari de recepció:&lt;/b&gt;&lt;br /&gt; <text:s text:c="3"/>de dilluns a diumenge, de 9 a 13 i de 17 a 20 h.&lt;br /&gt;|Observacions|És un alberg que gestiona directament l'Agència Catalana de la Joventut.</text:p>
          </table:table-cell>
          <table:table-cell office:value-type="string" calcext:value-type="string">
            <text:p>POINT (2.159779 42.392048)</text:p>
          </table:table-cell>
        </table:table-row>
        <table:table-row table:style-name="ro1">
          <table:table-cell office:value-type="float" office:value="384367" calcext:value-type="float">
            <text:p>384367</text:p>
          </table:table-cell>
          <table:table-cell table:number-columns-repeated="2" office:value-type="string" calcext:value-type="string">
            <text:p>Alliançe Française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Corró, 22</text:p>
          </table:table-cell>
          <table:table-cell table:number-columns-repeated="7"/>
          <table:table-cell office:value-type="float" office:value="8401" calcext:value-type="float">
            <text:p>8401</text:p>
          </table:table-cell>
          <table:table-cell office:value-type="string" calcext:value-type="string">
            <text:p>Granollers</text:p>
          </table:table-cell>
          <table:table-cell office:value-type="float" office:value="80961" calcext:value-type="float">
            <text:p>80961</text:p>
          </table:table-cell>
          <table:table-cell office:value-type="string" calcext:value-type="string">
            <text:p>Vallès Oriental</text:p>
          </table:table-cell>
          <table:table-cell office:value-type="float" office:value="938796937" calcext:value-type="float">
            <text:p>938796937</text:p>
          </table:table-cell>
          <table:table-cell table:number-columns-repeated="2"/>
          <table:table-cell office:value-type="float" office:value="22000" calcext:value-type="float">
            <text:p>22000</text:p>
          </table:table-cell>
          <table:table-cell office:value-type="float" office:value="4606702487" calcext:value-type="float">
            <text:p>4606702487</text:p>
          </table:table-cell>
          <table:table-cell office:value-type="string" calcext:value-type="string">
            <text:p>2.288065313</text:p>
          </table:table-cell>
          <table:table-cell office:value-type="string" calcext:value-type="string">
            <text:p>41.609831577</text:p>
          </table:table-cell>
          <table:table-cell office:value-type="string" calcext:value-type="string">
            <text:p>info@alianzafrancesa.com</text:p>
          </table:table-cell>
          <table:table-cell/>
          <table:table-cell office:value-type="string" calcext:value-type="string">
            <text:p>10/19/2023 09:55:55 AM</text:p>
          </table:table-cell>
          <table:table-cell/>
          <table:table-cell office:value-type="string" calcext:value-type="string">
            <text:p>POINT (2.2880652 41.609833)</text:p>
          </table:table-cell>
        </table:table-row>
        <table:table-row table:style-name="ro1">
          <table:table-cell office:value-type="float" office:value="27043360" calcext:value-type="float">
            <text:p>27043360</text:p>
          </table:table-cell>
          <table:table-cell table:number-columns-repeated="2" office:value-type="string" calcext:value-type="string">
            <text:p>Antigues escoles de nens (Cantonigròs)</text:p>
          </table:table-cell>
          <table:table-cell office:value-type="string" calcext:value-type="string">
            <text:p>Cultura|Espais escènics i musicals|Altres espais escènics i musicals|</text:p>
          </table:table-cell>
          <table:table-cell/>
          <table:table-cell office:value-type="string" calcext:value-type="string">
            <text:p><text:s/>Montcau s/n</text:p>
          </table:table-cell>
          <table:table-cell table:number-columns-repeated="7"/>
          <table:table-cell office:value-type="float" office:value="8569" calcext:value-type="float">
            <text:p>8569</text:p>
          </table:table-cell>
          <table:table-cell office:value-type="string" calcext:value-type="string">
            <text:p>Esquirol, l'</text:p>
          </table:table-cell>
          <table:table-cell office:value-type="float" office:value="82541" calcext:value-type="float">
            <text:p>82541</text:p>
          </table:table-cell>
          <table:table-cell office:value-type="string" calcext:value-type="string">
            <text:p>Osona</text:p>
          </table:table-cell>
          <table:table-cell office:value-type="float" office:value="938568000" calcext:value-type="float">
            <text:p>938568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ultura@lesquirol.cat</text:p>
          </table:table-cell>
          <table:table-cell office:value-type="string" calcext:value-type="string">
            <text:p>http://www.lesquirol.cat</text:p>
          </table:table-cell>
          <table:table-cell table:style-name="ce1" office:value-type="string" calcext:value-type="string">
            <text:p>07/10/2024 07:33:45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2035" calcext:value-type="float">
            <text:p>27042035</text:p>
          </table:table-cell>
          <table:table-cell table:number-columns-repeated="2" office:value-type="string" calcext:value-type="string">
            <text:p>Arxiu General de la Universitat de Vic</text:p>
          </table:table-cell>
          <table:table-cell office:value-type="string" calcext:value-type="string">
            <text:p>Cultura|Arxius||</text:p>
          </table:table-cell>
          <table:table-cell/>
          <table:table-cell office:value-type="string" calcext:value-type="string">
            <text:p><text:s/>Campus Miramarges (Edifici F) C Sagrada Família 7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office:value-type="float" office:value="938815526" calcext:value-type="float">
            <text:p>938815526</text:p>
          </table:table-cell>
          <table:table-cell table:number-columns-repeated="2"/>
          <table:table-cell office:value-type="float" office:value="437698000" calcext:value-type="float">
            <text:p>437698000</text:p>
          </table:table-cell>
          <table:table-cell office:value-type="float" office:value="4642909000" calcext:value-type="float">
            <text:p>4642909000</text:p>
          </table:table-cell>
          <table:table-cell office:value-type="string" calcext:value-type="string">
            <text:p>2.248479058</text:p>
          </table:table-cell>
          <table:table-cell office:value-type="string" calcext:value-type="string">
            <text:p>41.935689385</text:p>
          </table:table-cell>
          <table:table-cell office:value-type="string" calcext:value-type="string">
            <text:p>arxiu@uvic.cat</text:p>
          </table:table-cell>
          <table:table-cell office:value-type="string" calcext:value-type="string">
            <text:p>http://www.uvic.cat/arxiu</text:p>
          </table:table-cell>
          <table:table-cell table:style-name="ce1" office:value-type="string" calcext:value-type="string">
            <text:p>07/10/2024 07:29:57 AM</text:p>
          </table:table-cell>
          <table:table-cell office:value-type="string" calcext:value-type="string">
            <text:p>Titularitat|Corporacions i entitats oficials: universitari</text:p>
          </table:table-cell>
          <table:table-cell office:value-type="string" calcext:value-type="string">
            <text:p>POINT (2.2484791 41.935688)</text:p>
          </table:table-cell>
        </table:table-row>
        <table:table-row table:style-name="ro1">
          <table:table-cell office:value-type="float" office:value="27042339" calcext:value-type="float">
            <text:p>27042339</text:p>
          </table:table-cell>
          <table:table-cell table:number-columns-repeated="2" office:value-type="string" calcext:value-type="string">
            <text:p>ATENEU MUNICIPAL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Tv. St. Valentí, 2.</text:p>
          </table:table-cell>
          <table:table-cell table:number-columns-repeated="7"/>
          <table:table-cell office:value-type="float" office:value="8712" calcext:value-type="float">
            <text:p>8712</text:p>
          </table:table-cell>
          <table:table-cell office:value-type="string" calcext:value-type="string">
            <text:p>Sant Martí de Tous</text:p>
          </table:table-cell>
          <table:table-cell office:value-type="float" office:value="82264" calcext:value-type="float">
            <text:p>82264</text:p>
          </table:table-cell>
          <table:table-cell office:value-type="string" calcext:value-type="string">
            <text:p>Anoia</text:p>
          </table:table-cell>
          <table:table-cell office:value-type="float" office:value="938096002" calcext:value-type="float">
            <text:p>93809600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st.martitous@diba.cat</text:p>
          </table:table-cell>
          <table:table-cell/>
          <table:table-cell table:style-name="ce1" office:value-type="string" calcext:value-type="string">
            <text:p>07/10/2024 07:20:55 AM</text:p>
          </table:table-cell>
          <table:table-cell office:value-type="string" calcext:value-type="string">
            <text:p>Gestio|Privada <text:s text:c="2"/>|Titularitat|Pública <text:s text:c="2"/></text:p>
          </table:table-cell>
          <table:table-cell/>
        </table:table-row>
        <table:table-row table:style-name="ro1">
          <table:table-cell office:value-type="float" office:value="24593793" calcext:value-type="float">
            <text:p>24593793</text:p>
          </table:table-cell>
          <table:table-cell table:number-columns-repeated="2" office:value-type="string" calcext:value-type="string">
            <text:p>CAMP DE FUTBOL DE CAMARLES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Tv-3409, Km. 0,7, Camarles</text:p>
          </table:table-cell>
          <table:table-cell table:number-columns-repeated="7"/>
          <table:table-cell office:value-type="float" office:value="43894" calcext:value-type="float">
            <text:p>43894</text:p>
          </table:table-cell>
          <table:table-cell office:value-type="string" calcext:value-type="string">
            <text:p>Camarles</text:p>
          </table:table-cell>
          <table:table-cell office:value-type="float" office:value="439039" calcext:value-type="float">
            <text:p>439039</text:p>
          </table:table-cell>
          <table:table-cell office:value-type="string" calcext:value-type="string">
            <text:p>Baix Ebre</text:p>
          </table:table-cell>
          <table:table-cell table:number-columns-repeated="3"/>
          <table:table-cell office:value-type="float" office:value="303151000" calcext:value-type="float">
            <text:p>303151000</text:p>
          </table:table-cell>
          <table:table-cell office:value-type="float" office:value="4516280000" calcext:value-type="float">
            <text:p>4516280000</text:p>
          </table:table-cell>
          <table:table-cell office:value-type="string" calcext:value-type="string">
            <text:p>0.667436352</text:p>
          </table:table-cell>
          <table:table-cell office:value-type="string" calcext:value-type="string">
            <text:p>40.773936601</text:p>
          </table:table-cell>
          <table:table-cell table:number-columns-repeated="2"/>
          <table:table-cell office:value-type="string" calcext:value-type="string">
            <text:p>07/19/2024 07:33:31 AM</text:p>
          </table:table-cell>
          <table:table-cell office:value-type="string" calcext:value-type="string">
            <text:p>Enlla�|&lt;a href=" http://equipaments.esport.gencat.cat/ceeree/equipaments/18210" target="_blank"&gt;Cens d�equipaments esportius de Catalunya&lt;/a&gt;|Espais|2 Camps poliespotius i especialitzats</text:p>
          </table:table-cell>
          <table:table-cell office:value-type="string" calcext:value-type="string">
            <text:p>POINT (0.66743636 40.773937)</text:p>
          </table:table-cell>
        </table:table-row>
        <table:table-row table:style-name="ro1">
          <table:table-cell office:value-type="float" office:value="24605676" calcext:value-type="float">
            <text:p>24605676</text:p>
          </table:table-cell>
          <table:table-cell table:number-columns-repeated="2" office:value-type="string" calcext:value-type="string">
            <text:p>CAMP DE TIR SOCIETAT DE CAÇADORS RACÓ D'HOMEDO</text:p>
          </table:table-cell>
          <table:table-cell office:value-type="string" calcext:value-type="string">
            <text:p>Esports. Lleure|Instal·lacions esportives|Altres espais singulars|</text:p>
          </table:table-cell>
          <table:table-cell/>
          <table:table-cell office:value-type="string" calcext:value-type="string">
            <text:p><text:s/>Barranc de Sant Antoni, Tortosa</text:p>
          </table:table-cell>
          <table:table-cell table:number-columns-repeated="7"/>
          <table:table-cell office:value-type="float" office:value="43500" calcext:value-type="float">
            <text:p>43500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office:value-type="float" office:value="977444152" calcext:value-type="float">
            <text:p>977444152</text:p>
          </table:table-cell>
          <table:table-cell table:number-columns-repeated="2"/>
          <table:table-cell office:value-type="float" office:value="287948000" calcext:value-type="float">
            <text:p>287948000</text:p>
          </table:table-cell>
          <table:table-cell office:value-type="float" office:value="4519740000" calcext:value-type="float">
            <text:p>4519740000</text:p>
          </table:table-cell>
          <table:table-cell office:value-type="string" calcext:value-type="string">
            <text:p>0.486272749</text:p>
          </table:table-cell>
          <table:table-cell office:value-type="string" calcext:value-type="string">
            <text:p>40.801295657</text:p>
          </table:table-cell>
          <table:table-cell table:number-columns-repeated="2"/>
          <table:table-cell office:value-type="string" calcext:value-type="string">
            <text:p>07/19/2024 07:32:58 AM</text:p>
          </table:table-cell>
          <table:table-cell office:value-type="string" calcext:value-type="string">
            <text:p>Enlla�|&lt;a href=" http://equipaments.esport.gencat.cat/ceeree/equipaments/20460" target="_blank"&gt;Cens d�equipaments esportius de Catalunya&lt;/a&gt;|Espais|2 Altres espais singulars</text:p>
          </table:table-cell>
          <table:table-cell office:value-type="string" calcext:value-type="string">
            <text:p>POINT (0.48627275 40.801296)</text:p>
          </table:table-cell>
        </table:table-row>
        <table:table-row table:style-name="ro1">
          <table:table-cell office:value-type="float" office:value="24607989" calcext:value-type="float">
            <text:p>24607989</text:p>
          </table:table-cell>
          <table:table-cell office:value-type="string" calcext:value-type="string">
            <text:p>Complex esportiu municipal Pedra santa</text:p>
          </table:table-cell>
          <table:table-cell office:value-type="string" calcext:value-type="string">
            <text:p>CAMP MUNICIPAL DE FUTBOL PEDRA SANTA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Camp de la Pedrasanta, s/n, Tremp</text:p>
          </table:table-cell>
          <table:table-cell table:number-columns-repeated="7"/>
          <table:table-cell office:value-type="float" office:value="25620" calcext:value-type="float">
            <text:p>25620</text:p>
          </table:table-cell>
          <table:table-cell office:value-type="string" calcext:value-type="string">
            <text:p>Tremp</text:p>
          </table:table-cell>
          <table:table-cell office:value-type="float" office:value="252347" calcext:value-type="float">
            <text:p>252347</text:p>
          </table:table-cell>
          <table:table-cell office:value-type="string" calcext:value-type="string">
            <text:p>Pallars Jussà</text:p>
          </table:table-cell>
          <table:table-cell office:value-type="float" office:value="647771797" calcext:value-type="float">
            <text:p>647771797</text:p>
          </table:table-cell>
          <table:table-cell table:number-columns-repeated="2"/>
          <table:table-cell office:value-type="float" office:value="326264000" calcext:value-type="float">
            <text:p>326264000</text:p>
          </table:table-cell>
          <table:table-cell office:value-type="float" office:value="4669877000" calcext:value-type="float">
            <text:p>4669877000</text:p>
          </table:table-cell>
          <table:table-cell office:value-type="string" calcext:value-type="string">
            <text:p>0.896898320</text:p>
          </table:table-cell>
          <table:table-cell office:value-type="string" calcext:value-type="string">
            <text:p>42.161757545</text:p>
          </table:table-cell>
          <table:table-cell/>
          <table:table-cell office:value-type="string" calcext:value-type="string">
            <text:p>http://cftremp.com</text:p>
          </table:table-cell>
          <table:table-cell office:value-type="string" calcext:value-type="string">
            <text:p>07/19/2024 07:31:46 AM</text:p>
          </table:table-cell>
          <table:table-cell office:value-type="string" calcext:value-type="string">
            <text:p>Enlla�|&lt;a href=" http://equipaments.esport.gencat.cat/ceeree/equipaments/27470" target="_blank"&gt;Cens d�equipaments esportius de Catalunya&lt;/a&gt;|Espais|1 Camps poliespotius i especialitzats</text:p>
          </table:table-cell>
          <table:table-cell office:value-type="string" calcext:value-type="string">
            <text:p>POINT (0.8968983 42.16176)</text:p>
          </table:table-cell>
        </table:table-row>
        <table:table-row table:style-name="ro1">
          <table:table-cell office:value-type="float" office:value="24594675" calcext:value-type="float">
            <text:p>24594675</text:p>
          </table:table-cell>
          <table:table-cell table:number-columns-repeated="2" office:value-type="string" calcext:value-type="string">
            <text:p>CAMP MUNICIPAL DE FUTBOL VILA-ROJA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Grup Vila-roja, 181, Girona</text:p>
          </table:table-cell>
          <table:table-cell table:number-columns-repeated="7"/>
          <table:table-cell office:value-type="float" office:value="17004" calcext:value-type="float">
            <text:p>17004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table:number-columns-repeated="3"/>
          <table:table-cell office:value-type="float" office:value="487245000" calcext:value-type="float">
            <text:p>487245000</text:p>
          </table:table-cell>
          <table:table-cell office:value-type="float" office:value="4646560000" calcext:value-type="float">
            <text:p>4646560000</text:p>
          </table:table-cell>
          <table:table-cell office:value-type="string" calcext:value-type="string">
            <text:p>2.846056951</text:p>
          </table:table-cell>
          <table:table-cell office:value-type="string" calcext:value-type="string">
            <text:p>41.970929250</text:p>
          </table:table-cell>
          <table:table-cell table:number-columns-repeated="2"/>
          <table:table-cell office:value-type="string" calcext:value-type="string">
            <text:p>07/19/2024 07:32:50 AM</text:p>
          </table:table-cell>
          <table:table-cell office:value-type="string" calcext:value-type="string">
            <text:p>Enlla�|&lt;a href=" http://equipaments.esport.gencat.cat/ceeree/equipaments/21226" target="_blank"&gt;Cens d�equipaments esportius de Catalunya&lt;/a&gt;|Espais|1 Camps poliespotius i especialitzats</text:p>
          </table:table-cell>
          <table:table-cell office:value-type="string" calcext:value-type="string">
            <text:p>POINT (2.846057 41.97093)</text:p>
          </table:table-cell>
        </table:table-row>
        <table:table-row table:style-name="ro1">
          <table:table-cell office:value-type="float" office:value="24593520" calcext:value-type="float">
            <text:p>24593520</text:p>
          </table:table-cell>
          <table:table-cell table:number-columns-repeated="2" office:value-type="string" calcext:value-type="string">
            <text:p>CAMPS DE FUTBOL CIUTAT ESPORTIVA BLANES</text:p>
          </table:table-cell>
          <table:table-cell office:value-type="string" calcext:value-type="string">
            <text:p>Esports. Lleure|Instal·lacions esportives|Camp|</text:p>
          </table:table-cell>
          <table:table-cell/>
          <table:table-cell office:value-type="string" calcext:value-type="string">
            <text:p><text:s/>Disseminat Mas Cuní, 43, Blanes</text:p>
          </table:table-cell>
          <table:table-cell table:number-columns-repeated="7"/>
          <table:table-cell office:value-type="float" office:value="17300" calcext:value-type="float">
            <text:p>17300</text:p>
          </table:table-cell>
          <table:table-cell office:value-type="string" calcext:value-type="string">
            <text:p>Blanes</text:p>
          </table:table-cell>
          <table:table-cell office:value-type="float" office:value="170237" calcext:value-type="float">
            <text:p>170237</text:p>
          </table:table-cell>
          <table:table-cell office:value-type="string" calcext:value-type="string">
            <text:p>Selva</text:p>
          </table:table-cell>
          <table:table-cell office:value-type="float" office:value="972352322" calcext:value-type="float">
            <text:p>972352322</text:p>
          </table:table-cell>
          <table:table-cell table:number-columns-repeated="2"/>
          <table:table-cell office:value-type="float" office:value="481065000" calcext:value-type="float">
            <text:p>481065000</text:p>
          </table:table-cell>
          <table:table-cell office:value-type="float" office:value="4614790000" calcext:value-type="float">
            <text:p>4614790000</text:p>
          </table:table-cell>
          <table:table-cell office:value-type="string" calcext:value-type="string">
            <text:p>2.772484981</text:p>
          </table:table-cell>
          <table:table-cell office:value-type="string" calcext:value-type="string">
            <text:p>41.684656830</text:p>
          </table:table-cell>
          <table:table-cell/>
          <table:table-cell office:value-type="string" calcext:value-type="string">
            <text:p>http://www.blanes.cat/esports</text:p>
          </table:table-cell>
          <table:table-cell office:value-type="string" calcext:value-type="string">
            <text:p>07/19/2024 07:33:27 AM</text:p>
          </table:table-cell>
          <table:table-cell office:value-type="string" calcext:value-type="string">
            <text:p>Enlla�|&lt;a href=" http://equipaments.esport.gencat.cat/ceeree/equipaments/18520" target="_blank"&gt;Cens d�equipaments esportius de Catalunya&lt;/a&gt;|Espais|2 Camps poliespotius i especialitzats</text:p>
          </table:table-cell>
          <table:table-cell office:value-type="string" calcext:value-type="string">
            <text:p>POINT (2.772485 41.684658)</text:p>
          </table:table-cell>
        </table:table-row>
        <table:table-row table:style-name="ro1">
          <table:table-cell office:value-type="float" office:value="27041522" calcext:value-type="float">
            <text:p>27041522</text:p>
          </table:table-cell>
          <table:table-cell table:number-columns-repeated="2" office:value-type="string" calcext:value-type="string">
            <text:p>Can Papasseit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Verge de Núr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88" calcext:value-type="float">
            <text:p>8788</text:p>
          </table:table-cell>
          <table:table-cell office:value-type="string" calcext:value-type="string">
            <text:p>Vilanova del Camí</text:p>
          </table:table-cell>
          <table:table-cell office:value-type="float" office:value="83020" calcext:value-type="float">
            <text:p>83020</text:p>
          </table:table-cell>
          <table:table-cell office:value-type="string" calcext:value-type="string">
            <text:p>Anoia</text:p>
          </table:table-cell>
          <table:table-cell office:value-type="float" office:value="938054411" calcext:value-type="float">
            <text:p>938054411</text:p>
          </table:table-cell>
          <table:table-cell table:number-columns-repeated="2"/>
          <table:table-cell office:value-type="float" office:value="386396356" calcext:value-type="float">
            <text:p>386396356</text:p>
          </table:table-cell>
          <table:table-cell office:value-type="float" office:value="4603474325" calcext:value-type="float">
            <text:p>4603474325</text:p>
          </table:table-cell>
          <table:table-cell office:value-type="string" calcext:value-type="string">
            <text:p>1.637315094</text:p>
          </table:table-cell>
          <table:table-cell office:value-type="string" calcext:value-type="string">
            <text:p>41.574883280</text:p>
          </table:table-cell>
          <table:table-cell office:value-type="string" calcext:value-type="string">
            <text:p>hervassj@gmail.com</text:p>
          </table:table-cell>
          <table:table-cell/>
          <table:table-cell table:style-name="ce1" office:value-type="string" calcext:value-type="string">
            <text:p>07/10/2024 07:19:56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1.637315 41.574883)</text:p>
          </table:table-cell>
        </table:table-row>
        <table:table-row table:style-name="ro1">
          <table:table-cell office:value-type="float" office:value="24607593" calcext:value-type="float">
            <text:p>24607593</text:p>
          </table:table-cell>
          <table:table-cell table:number-columns-repeated="2" office:value-type="string" calcext:value-type="string">
            <text:p>CANOA KAYAK SIURANA</text:p>
          </table:table-cell>
          <table:table-cell office:value-type="string" calcext:value-type="string">
            <text:p>Esports. Lleure|Instal·lacions esportives|Pista|</text:p>
          </table:table-cell>
          <table:table-cell/>
          <table:table-cell office:value-type="string" calcext:value-type="string">
            <text:p><text:s/>Pantà de Siurana, Cornudella de Montsant</text:p>
          </table:table-cell>
          <table:table-cell table:number-columns-repeated="7"/>
          <table:table-cell office:value-type="float" office:value="43360" calcext:value-type="float">
            <text:p>43360</text:p>
          </table:table-cell>
          <table:table-cell office:value-type="string" calcext:value-type="string">
            <text:p>Cornudella de Montsant</text:p>
          </table:table-cell>
          <table:table-cell office:value-type="float" office:value="430496" calcext:value-type="float">
            <text:p>430496</text:p>
          </table:table-cell>
          <table:table-cell office:value-type="string" calcext:value-type="string">
            <text:p>Priorat</text:p>
          </table:table-cell>
          <table:table-cell office:value-type="float" office:value="606414223" calcext:value-type="float">
            <text:p>606414223</text:p>
          </table:table-cell>
          <table:table-cell table:number-columns-repeated="2"/>
          <table:table-cell office:value-type="float" office:value="324913000" calcext:value-type="float">
            <text:p>324913000</text:p>
          </table:table-cell>
          <table:table-cell office:value-type="float" office:value="4568894000" calcext:value-type="float">
            <text:p>4568894000</text:p>
          </table:table-cell>
          <table:table-cell office:value-type="string" calcext:value-type="string">
            <text:p>0.910212733</text:p>
          </table:table-cell>
          <table:table-cell office:value-type="string" calcext:value-type="string">
            <text:p>41.252504578</text:p>
          </table:table-cell>
          <table:table-cell table:number-columns-repeated="2"/>
          <table:table-cell office:value-type="string" calcext:value-type="string">
            <text:p>07/19/2024 07:32:07 AM</text:p>
          </table:table-cell>
          <table:table-cell office:value-type="string" calcext:value-type="string">
            <text:p>Enlla�|&lt;a href=" http://equipaments.esport.gencat.cat/ceeree/equipaments/25719" target="_blank"&gt;Cens d�equipaments esportius de Catalunya&lt;/a&gt;|Espais|1 Zones d'activitat a l'entorn natural &lt;br/&gt;1 Pistes poliesportives a l'aire lliure</text:p>
          </table:table-cell>
          <table:table-cell office:value-type="string" calcext:value-type="string">
            <text:p>POINT (0.91021276 41.252506)</text:p>
          </table:table-cell>
        </table:table-row>
        <table:table-row table:style-name="ro1">
          <table:table-cell office:value-type="float" office:value="3622737" calcext:value-type="float">
            <text:p>3622737</text:p>
          </table:table-cell>
          <table:table-cell table:number-columns-repeated="2" office:value-type="string" calcext:value-type="string">
            <text:p>CAS Sabadell</text:p>
          </table:table-cell>
          <table:table-cell office:value-type="string" calcext:value-type="string">
            <text:p>Salut|Centres sanitaris|6. Centres d'atenció i seguiment a les drogodependències|Salut|Centres sanitaris|7. Centres amb intercanvi de xeringues|</text:p>
          </table:table-cell>
          <table:table-cell/>
          <table:table-cell office:value-type="string" calcext:value-type="string">
            <text:p><text:s/>LL PARC TAULÍ, S/N</text:p>
          </table:table-cell>
          <table:table-cell table:number-columns-repeated="7"/>
          <table:table-cell office:value-type="float" office:value="8208" calcext:value-type="float">
            <text:p>8208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37231010" calcext:value-type="float">
            <text:p>937231010</text:p>
          </table:table-cell>
          <table:table-cell office:value-type="float" office:value="937458377" calcext:value-type="float">
            <text:p>937458377</text:p>
          </table:table-cell>
          <table:table-cell office:value-type="string" calcext:value-type="string">
            <text:p>93 723 71 81</text:p>
          </table:table-cell>
          <table:table-cell office:value-type="float" office:value="425870836" calcext:value-type="float">
            <text:p>425870836</text:p>
          </table:table-cell>
          <table:table-cell office:value-type="float" office:value="4601038722" calcext:value-type="float">
            <text:p>4601038722</text:p>
          </table:table-cell>
          <table:table-cell office:value-type="string" calcext:value-type="string">
            <text:p>2.111046016</text:p>
          </table:table-cell>
          <table:table-cell office:value-type="string" calcext:value-type="string">
            <text:p>41.557584391</text:p>
          </table:table-cell>
          <table:table-cell office:value-type="string" calcext:value-type="string">
            <text:p>salutmental@tauli.cat</text:p>
          </table:table-cell>
          <table:table-cell/>
          <table:table-cell office:value-type="string" calcext:value-type="string">
            <text:p>07/19/2024 07:54:34 AM</text:p>
          </table:table-cell>
          <table:table-cell office:value-type="string" calcext:value-type="string">
            <text:p>Tractaments|Alcoholisme/Altres drogues/Tractaments amb metadona/Prescriptor de metadona/Dispensador de metadona/Programa d'intercanvi de xeringues</text:p>
          </table:table-cell>
          <table:table-cell office:value-type="string" calcext:value-type="string">
            <text:p>POINT (2.111046 41.557583)</text:p>
          </table:table-cell>
        </table:table-row>
        <table:table-row table:style-name="ro1">
          <table:table-cell office:value-type="float" office:value="28881734" calcext:value-type="float">
            <text:p>28881734</text:p>
          </table:table-cell>
          <table:table-cell table:number-columns-repeated="2" office:value-type="string" calcext:value-type="string">
            <text:p>Casal Cívic i Comunitari Manresa - Pare Ignasi Puig</text:p>
          </table:table-cell>
          <table:table-cell office:value-type="string" calcext:value-type="string">
            <text:p>Societat. Ciutadania. Famílies|Equipaments cívics|Casals cívics|</text:p>
          </table:table-cell>
          <table:table-cell/>
          <table:table-cell office:value-type="string" calcext:value-type="string">
            <text:p><text:s/>Grup d'habitatges el Xup, s/n</text:p>
          </table:table-cell>
          <table:table-cell table:number-columns-repeated="7"/>
          <table:table-cell office:value-type="float" office:value="8241" calcext:value-type="float">
            <text:p>8241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string" calcext:value-type="string">
            <text:p>93 875 12 19</text:p>
          </table:table-cell>
          <table:table-cell table:number-columns-repeated="2"/>
          <table:table-cell office:value-type="float" office:value="400706118" calcext:value-type="float">
            <text:p>400706118</text:p>
          </table:table-cell>
          <table:table-cell office:value-type="float" office:value="4618595935" calcext:value-type="float">
            <text:p>4618595935</text:p>
          </table:table-cell>
          <table:table-cell office:value-type="string" calcext:value-type="string">
            <text:p>1.806441000</text:p>
          </table:table-cell>
          <table:table-cell office:value-type="string" calcext:value-type="string">
            <text:p>41.712937000</text:p>
          </table:table-cell>
          <table:table-cell office:value-type="string" calcext:value-type="string">
            <text:p>cc.pareignasipuig@gencat.cat</text:p>
          </table:table-cell>
          <table:table-cell/>
          <table:table-cell office:value-type="string" calcext:value-type="string">
            <text:p>07/19/2024 07:37:09 AM</text:p>
          </table:table-cell>
          <table:table-cell office:value-type="string" calcext:value-type="string">
            <text:p>Horari|&lt;br /&gt;&lt;b&gt;&lt;/b&gt;&lt;br /&gt;de dilluns a divendres, de 15 a 21 h.&lt;br /&gt;&lt;br /&gt;|Observacions|Tancat el mes d'agost.</text:p>
          </table:table-cell>
          <table:table-cell office:value-type="string" calcext:value-type="string">
            <text:p>POINT (1.806441 41.712936)</text:p>
          </table:table-cell>
        </table:table-row>
        <table:table-row table:style-name="ro1">
          <table:table-cell office:value-type="float" office:value="27042823" calcext:value-type="float">
            <text:p>27042823</text:p>
          </table:table-cell>
          <table:table-cell table:number-columns-repeated="2" office:value-type="string" calcext:value-type="string">
            <text:p>Casal Cultural El Maset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Perot el Cantad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540" calcext:value-type="float">
            <text:p>43540</text:p>
          </table:table-cell>
          <table:table-cell office:value-type="string" calcext:value-type="string">
            <text:p>Sant Carles de la Ràpita</text:p>
          </table:table-cell>
          <table:table-cell office:value-type="float" office:value="431362" calcext:value-type="float">
            <text:p>431362</text:p>
          </table:table-cell>
          <table:table-cell office:value-type="string" calcext:value-type="string">
            <text:p>Montsià</text:p>
          </table:table-cell>
          <table:table-cell office:value-type="float" office:value="977740062" calcext:value-type="float">
            <text:p>977740062</text:p>
          </table:table-cell>
          <table:table-cell table:number-columns-repeated="2"/>
          <table:table-cell office:value-type="float" office:value="296150081" calcext:value-type="float">
            <text:p>296150081</text:p>
          </table:table-cell>
          <table:table-cell office:value-type="float" office:value="4498948620" calcext:value-type="float">
            <text:p>4498948620</text:p>
          </table:table-cell>
          <table:table-cell office:value-type="string" calcext:value-type="string">
            <text:p>0.590178298</text:p>
          </table:table-cell>
          <table:table-cell office:value-type="string" calcext:value-type="string">
            <text:p>40.616235692</text:p>
          </table:table-cell>
          <table:table-cell office:value-type="string" calcext:value-type="string">
            <text:p>revistarapita@gmail.com</text:p>
          </table:table-cell>
          <table:table-cell/>
          <table:table-cell table:style-name="ce1" office:value-type="string" calcext:value-type="string">
            <text:p>07/10/2024 07:21:20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0.5901783 40.616234)</text:p>
          </table:table-cell>
        </table:table-row>
        <table:table-row table:style-name="ro1">
          <table:table-cell office:value-type="float" office:value="27045299" calcext:value-type="float">
            <text:p>27045299</text:p>
          </table:table-cell>
          <table:table-cell table:number-columns-repeated="2" office:value-type="string" calcext:value-type="string">
            <text:p>CASAL FAMILIAR D'EL BRUC</text:p>
          </table:table-cell>
          <table:table-cell office:value-type="string" calcext:value-type="string">
            <text:p>Cultura|Espais escènics i musicals||</text:p>
          </table:table-cell>
          <table:table-cell/>
          <table:table-cell office:value-type="string" calcext:value-type="string">
            <text:p><text:s/>Parròquia, s/n</text:p>
          </table:table-cell>
          <table:table-cell table:number-columns-repeated="7"/>
          <table:table-cell office:value-type="float" office:value="8294" calcext:value-type="float">
            <text:p>8294</text:p>
          </table:table-cell>
          <table:table-cell office:value-type="string" calcext:value-type="string">
            <text:p>Bruc, el</text:p>
          </table:table-cell>
          <table:table-cell office:value-type="float" office:value="80253" calcext:value-type="float">
            <text:p>80253</text:p>
          </table:table-cell>
          <table:table-cell office:value-type="string" calcext:value-type="string">
            <text:p>Anoia</text:p>
          </table:table-cell>
          <table:table-cell office:value-type="float" office:value="937710006" calcext:value-type="float">
            <text:p>937710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bruc@diba.cat</text:p>
          </table:table-cell>
          <table:table-cell/>
          <table:table-cell table:style-name="ce1" office:value-type="string" calcext:value-type="string">
            <text:p>07/10/2024 07:22:59 AM</text:p>
          </table:table-cell>
          <table:table-cell office:value-type="string" calcext:value-type="string">
            <text:p>Gestio|Pública <text:s text:c="2"/>|Titularitat|Altres <text:s text:c="3"/></text:p>
          </table:table-cell>
          <table:table-cell/>
        </table:table-row>
        <table:table-row table:style-name="ro1">
          <table:table-cell office:value-type="float" office:value="27042898" calcext:value-type="float">
            <text:p>27042898</text:p>
          </table:table-cell>
          <table:table-cell table:number-columns-repeated="2" office:value-type="string" calcext:value-type="string">
            <text:p>Castell de la Vila</text:p>
          </table:table-cell>
          <table:table-cell office:value-type="string" calcext:value-type="string">
            <text:p>Cultura|Espais escènics i musicals|Altres espais escènics i musicals|</text:p>
          </table:table-cell>
          <table:table-cell/>
          <table:table-cell office:value-type="string" calcext:value-type="string">
            <text:p><text:s/>Quintana del Castell s/n</text:p>
          </table:table-cell>
          <table:table-cell table:number-columns-repeated="7"/>
          <table:table-cell office:value-type="float" office:value="43764" calcext:value-type="float">
            <text:p>43764</text:p>
          </table:table-cell>
          <table:table-cell office:value-type="string" calcext:value-type="string">
            <text:p>Catllar, el</text:p>
          </table:table-cell>
          <table:table-cell office:value-type="float" office:value="430430" calcext:value-type="float">
            <text:p>430430</text:p>
          </table:table-cell>
          <table:table-cell office:value-type="string" calcext:value-type="string">
            <text:p>Tarragonès</text:p>
          </table:table-cell>
          <table:table-cell office:value-type="float" office:value="977653101" calcext:value-type="float">
            <text:p>97765310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jgavalda@catllar.cat</text:p>
          </table:table-cell>
          <table:table-cell/>
          <table:table-cell table:style-name="ce1" office:value-type="string" calcext:value-type="string">
            <text:p>07/10/2024 07:22:47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1703" calcext:value-type="float">
            <text:p>27041703</text:p>
          </table:table-cell>
          <table:table-cell table:number-columns-repeated="2" office:value-type="string" calcext:value-type="string">
            <text:p>Castell Templer de Gardeny - Centre d'Interpretacióde l'Ordre del Templer de Gardeny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Turó de Gardeny</text:p>
          </table:table-cell>
          <table:table-cell table:number-columns-repeated="7"/>
          <table:table-cell office:value-type="float" office:value="25071" calcext:value-type="float">
            <text:p>25071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 27 19 42 -</text:p>
          </table:table-cell>
          <table:table-cell table:number-columns-repeated="2"/>
          <table:table-cell office:value-type="float" office:value="301385000" calcext:value-type="float">
            <text:p>301385000</text:p>
          </table:table-cell>
          <table:table-cell office:value-type="float" office:value="4609281000" calcext:value-type="float">
            <text:p>4609281000</text:p>
          </table:table-cell>
          <table:table-cell office:value-type="string" calcext:value-type="string">
            <text:p>0.616340693</text:p>
          </table:table-cell>
          <table:table-cell office:value-type="string" calcext:value-type="string">
            <text:p>41.610541838</text:p>
          </table:table-cell>
          <table:table-cell office:value-type="string" calcext:value-type="string">
            <text:p>gardeny@paeria.es</text:p>
          </table:table-cell>
          <table:table-cell office:value-type="string" calcext:value-type="string">
            <text:p>http://www.turismedelleida.cat</text:p>
          </table:table-cell>
          <table:table-cell table:style-name="ce1" office:value-type="string" calcext:value-type="string">
            <text:p>07/10/2024 07:30:38 AM</text:p>
          </table:table-cell>
          <table:table-cell office:value-type="string" calcext:value-type="string">
            <text:p>Gestio|Patronat amb personalitat jurídica|Titularitat|Pública</text:p>
          </table:table-cell>
          <table:table-cell office:value-type="string" calcext:value-type="string">
            <text:p>POINT (0.6163407 41.610542)</text:p>
          </table:table-cell>
        </table:table-row>
        <table:table-row table:style-name="ro1">
          <table:table-cell office:value-type="float" office:value="53327" calcext:value-type="float">
            <text:p>53327</text:p>
          </table:table-cell>
          <table:table-cell table:number-columns-repeated="2" office:value-type="string" calcext:value-type="string">
            <text:p>Castell-Platja d'Aro-Punt d’Informació Juvenil de Castell-Platja d’Aro</text:p>
          </table:table-cell>
          <table:table-cell office:value-type="string" calcext:value-type="string">
            <text:p>Societat. Ciutadania. Famílies|Serveis d'Informació Juvenil|Punt d'Informació Juvenil amb Assessoria/es|</text:p>
          </table:table-cell>
          <table:table-cell/>
          <table:table-cell office:value-type="string" calcext:value-type="string">
            <text:p><text:s/>Palau d'Esports i Congressos s/n, 17250</text:p>
          </table:table-cell>
          <table:table-cell table:number-columns-repeated="7"/>
          <table:table-cell office:value-type="float" office:value="17250" calcext:value-type="float">
            <text:p>17250</text:p>
          </table:table-cell>
          <table:table-cell office:value-type="string" calcext:value-type="string">
            <text:p>Castell-Platja d'Aro</text:p>
          </table:table-cell>
          <table:table-cell office:value-type="float" office:value="170486" calcext:value-type="float">
            <text:p>170486</text:p>
          </table:table-cell>
          <table:table-cell office:value-type="string" calcext:value-type="string">
            <text:p>Baix Empordà</text:p>
          </table:table-cell>
          <table:table-cell office:value-type="string" calcext:value-type="string">
            <text:p>972825463/ 69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pij@platjadaro.com</text:p>
          </table:table-cell>
          <table:table-cell office:value-type="string" calcext:value-type="string">
            <text:p>http://joventut.platjadaro.com/</text:p>
          </table:table-cell>
          <table:table-cell table:style-name="ce1" office:value-type="string" calcext:value-type="string">
            <text:p>07/10/2024 07:09:53 AM</text:p>
          </table:table-cell>
          <table:table-cell office:value-type="string" calcext:value-type="string">
            <text:p>Xarxes|https://www.facebook.com/pijplatjadaro <text:s/>https://www.instagram.com/joventutplatjadaro</text:p>
          </table:table-cell>
          <table:table-cell/>
        </table:table-row>
        <table:table-row table:style-name="ro1">
          <table:table-cell office:value-type="float" office:value="27043955" calcext:value-type="float">
            <text:p>27043955</text:p>
          </table:table-cell>
          <table:table-cell table:number-columns-repeated="2" office:value-type="string" calcext:value-type="string">
            <text:p>Catalunya en Miniatur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Can Balasch de Baix</text:p>
          </table:table-cell>
          <table:table-cell table:number-columns-repeated="7"/>
          <table:table-cell office:value-type="float" office:value="8629" calcext:value-type="float">
            <text:p>8629</text:p>
          </table:table-cell>
          <table:table-cell office:value-type="string" calcext:value-type="string">
            <text:p>Torrelles de Llobregat</text:p>
          </table:table-cell>
          <table:table-cell office:value-type="float" office:value="82896" calcext:value-type="float">
            <text:p>82896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3 6890960 - 6</text:p>
          </table:table-cell>
          <table:table-cell table:number-columns-repeated="2"/>
          <table:table-cell office:value-type="float" office:value="415242000" calcext:value-type="float">
            <text:p>415242000</text:p>
          </table:table-cell>
          <table:table-cell office:value-type="float" office:value="4579490000" calcext:value-type="float">
            <text:p>4579490000</text:p>
          </table:table-cell>
          <table:table-cell office:value-type="string" calcext:value-type="string">
            <text:p>1.986629347</text:p>
          </table:table-cell>
          <table:table-cell office:value-type="string" calcext:value-type="string">
            <text:p>41.362458461</text:p>
          </table:table-cell>
          <table:table-cell office:value-type="string" calcext:value-type="string">
            <text:p>info@catalunyaenminiatura.com</text:p>
          </table:table-cell>
          <table:table-cell office:value-type="string" calcext:value-type="string">
            <text:p>http://www.catalunyaenminiatura.com</text:p>
          </table:table-cell>
          <table:table-cell table:style-name="ce1" office:value-type="string" calcext:value-type="string">
            <text:p>07/10/2024 07:34:44 AM</text:p>
          </table:table-cell>
          <table:table-cell office:value-type="string" calcext:value-type="string">
            <text:p>Titularitat|Privada</text:p>
          </table:table-cell>
          <table:table-cell office:value-type="string" calcext:value-type="string">
            <text:p>POINT (1.9866294 41.362457)</text:p>
          </table:table-cell>
        </table:table-row>
        <table:table-row table:style-name="ro1">
          <table:table-cell office:value-type="float" office:value="27043660" calcext:value-type="float">
            <text:p>27043660</text:p>
          </table:table-cell>
          <table:table-cell table:number-columns-repeated="2" office:value-type="string" calcext:value-type="string">
            <text:p>Centre Cívic del Barri de la Pau</text:p>
          </table:table-cell>
          <table:table-cell office:value-type="string" calcext:value-type="string">
            <text:p>Cultura|Centres culturals: ateneus, centres cívics i cases de cultura|Centre cívic|</text:p>
          </table:table-cell>
          <table:table-cell/>
          <table:table-cell office:value-type="string" calcext:value-type="string">
            <text:p><text:s/>Verge del Cap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788" calcext:value-type="float">
            <text:p>8788</text:p>
          </table:table-cell>
          <table:table-cell office:value-type="string" calcext:value-type="string">
            <text:p>Vilanova del Camí</text:p>
          </table:table-cell>
          <table:table-cell office:value-type="float" office:value="83020" calcext:value-type="float">
            <text:p>83020</text:p>
          </table:table-cell>
          <table:table-cell office:value-type="string" calcext:value-type="string">
            <text:p>Anoia</text:p>
          </table:table-cell>
          <table:table-cell office:value-type="float" office:value="938054422" calcext:value-type="float">
            <text:p>938054422</text:p>
          </table:table-cell>
          <table:table-cell table:number-columns-repeated="2"/>
          <table:table-cell office:value-type="float" office:value="387019344" calcext:value-type="float">
            <text:p>387019344</text:p>
          </table:table-cell>
          <table:table-cell office:value-type="float" office:value="4603253202" calcext:value-type="float">
            <text:p>4603253202</text:p>
          </table:table-cell>
          <table:table-cell office:value-type="string" calcext:value-type="string">
            <text:p>1.644827497</text:p>
          </table:table-cell>
          <table:table-cell office:value-type="string" calcext:value-type="string">
            <text:p>41.572980421</text:p>
          </table:table-cell>
          <table:table-cell office:value-type="string" calcext:value-type="string">
            <text:p>centrecivicbarilapau@vilanovadelcami.cat</text:p>
          </table:table-cell>
          <table:table-cell/>
          <table:table-cell table:style-name="ce1" office:value-type="string" calcext:value-type="string">
            <text:p>07/10/2024 07:23:38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1.6448275 41.57298)</text:p>
          </table:table-cell>
        </table:table-row>
        <table:table-row table:style-name="ro1">
          <table:table-cell office:value-type="float" office:value="27041206" calcext:value-type="float">
            <text:p>27041206</text:p>
          </table:table-cell>
          <table:table-cell table:number-columns-repeated="2" office:value-type="string" calcext:value-type="string">
            <text:p>Centre Cultural de Les Preses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Murrià, 34</text:p>
          </table:table-cell>
          <table:table-cell table:number-columns-repeated="7"/>
          <table:table-cell office:value-type="float" office:value="17178" calcext:value-type="float">
            <text:p>17178</text:p>
          </table:table-cell>
          <table:table-cell office:value-type="string" calcext:value-type="string">
            <text:p>Preses, les</text:p>
          </table:table-cell>
          <table:table-cell office:value-type="float" office:value="171390" calcext:value-type="float">
            <text:p>171390</text:p>
          </table:table-cell>
          <table:table-cell office:value-type="string" calcext:value-type="string">
            <text:p>Garrotxa</text:p>
          </table:table-cell>
          <table:table-cell office:value-type="float" office:value="972693232" calcext:value-type="float">
            <text:p>97269323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info@esdansa.cat</text:p>
          </table:table-cell>
          <table:table-cell/>
          <table:table-cell table:style-name="ce1" office:value-type="string" calcext:value-type="string">
            <text:p>07/10/2024 07:21:26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2404" calcext:value-type="float">
            <text:p>27042404</text:p>
          </table:table-cell>
          <table:table-cell table:number-columns-repeated="2" office:value-type="string" calcext:value-type="string">
            <text:p>Centre d'Equipaments Culturals</text:p>
          </table:table-cell>
          <table:table-cell office:value-type="string" calcext:value-type="string">
            <text:p>Cultura|Altres espais aptes per a l'ús cultural|Locals i espais polivalents|</text:p>
          </table:table-cell>
          <table:table-cell/>
          <table:table-cell office:value-type="string" calcext:value-type="string">
            <text:p><text:s/>Romèl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511" calcext:value-type="float">
            <text:p>43511</text:p>
          </table:table-cell>
          <table:table-cell office:value-type="string" calcext:value-type="string">
            <text:p>Tivenys</text:p>
          </table:table-cell>
          <table:table-cell office:value-type="float" office:value="431495" calcext:value-type="float">
            <text:p>431495</text:p>
          </table:table-cell>
          <table:table-cell office:value-type="string" calcext:value-type="string">
            <text:p>Baix Ebre</text:p>
          </table:table-cell>
          <table:table-cell office:value-type="float" office:value="977496233" calcext:value-type="float">
            <text:p>977496233</text:p>
          </table:table-cell>
          <table:table-cell table:number-columns-repeated="2"/>
          <table:table-cell office:value-type="float" office:value="290435525" calcext:value-type="float">
            <text:p>290435525</text:p>
          </table:table-cell>
          <table:table-cell office:value-type="float" office:value="4531269708" calcext:value-type="float">
            <text:p>4531269708</text:p>
          </table:table-cell>
          <table:table-cell office:value-type="string" calcext:value-type="string">
            <text:p>0.511852524</text:p>
          </table:table-cell>
          <table:table-cell office:value-type="string" calcext:value-type="string">
            <text:p>40.905701144</text:p>
          </table:table-cell>
          <table:table-cell office:value-type="string" calcext:value-type="string">
            <text:p>aj.tivenys@altanet.org</text:p>
          </table:table-cell>
          <table:table-cell/>
          <table:table-cell table:style-name="ce1" office:value-type="string" calcext:value-type="string">
            <text:p>07/10/2024 07:20:33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0.5118525 40.9057)</text:p>
          </table:table-cell>
        </table:table-row>
        <table:table-row table:style-name="ro1">
          <table:table-cell office:value-type="float" office:value="55232" calcext:value-type="float">
            <text:p>55232</text:p>
          </table:table-cell>
          <table:table-cell table:number-columns-repeated="2" office:value-type="string" calcext:value-type="string">
            <text:p>CENTRE D'INICIATIVES I TURISME DEL VENDRELL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Dr. Robert, Nº 33</text:p>
          </table:table-cell>
          <table:table-cell table:number-columns-repeated="7"/>
          <table:table-cell office:value-type="float" office:value="43700" calcext:value-type="float">
            <text:p>43700</text:p>
          </table:table-cell>
          <table:table-cell office:value-type="string" calcext:value-type="string">
            <text:p>Vendrell, el</text:p>
          </table:table-cell>
          <table:table-cell office:value-type="float" office:value="431634" calcext:value-type="float">
            <text:p>431634</text:p>
          </table:table-cell>
          <table:table-cell office:value-type="string" calcext:value-type="string">
            <text:p>Baix Penedès</text:p>
          </table:table-cell>
          <table:table-cell office:value-type="float" office:value="977665872" calcext:value-type="float">
            <text:p>977665872</text:p>
          </table:table-cell>
          <table:table-cell table:number-columns-repeated="2"/>
          <table:table-cell office:value-type="float" office:value="377409427" calcext:value-type="float">
            <text:p>377409427</text:p>
          </table:table-cell>
          <table:table-cell office:value-type="float" office:value="4564411606" calcext:value-type="float">
            <text:p>4564411606</text:p>
          </table:table-cell>
          <table:table-cell office:value-type="string" calcext:value-type="string">
            <text:p>1.537457400</text:p>
          </table:table-cell>
          <table:table-cell office:value-type="string" calcext:value-type="string">
            <text:p>41.221808900</text:p>
          </table:table-cell>
          <table:table-cell office:value-type="string" calcext:value-type="string">
            <text:p>turisme@citvendrell.cat</text:p>
          </table:table-cell>
          <table:table-cell office:value-type="string" calcext:value-type="string">
            <text:p>http://www.citvendrell.cat</text:p>
          </table:table-cell>
          <table:table-cell office:value-type="string" calcext:value-type="string">
            <text:p>07/19/2024 07:51:55 AM</text:p>
          </table:table-cell>
          <table:table-cell office:value-type="string" calcext:value-type="string">
            <text:p>Marca_Turistica|COSTA DAURADA</text:p>
          </table:table-cell>
          <table:table-cell office:value-type="string" calcext:value-type="string">
            <text:p>POINT (1.5374573 41.22181)</text:p>
          </table:table-cell>
        </table:table-row>
        <table:table-row table:style-name="ro1">
          <table:table-cell office:value-type="float" office:value="27042668" calcext:value-type="float">
            <text:p>27042668</text:p>
          </table:table-cell>
          <table:table-cell table:number-columns-repeated="2" office:value-type="string" calcext:value-type="string">
            <text:p>Centre de Documentació Europea. Universitat Autònoma de Barcelona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de Bellaterra, <text:s/>Edifici E1</text:p>
          </table:table-cell>
          <table:table-cell table:number-columns-repeated="4"/>
          <table:table-cell office:value-type="string" calcext:value-type="string">
            <text:p>Edifici E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6 81</text:p>
          </table:table-cell>
          <table:table-cell table:number-columns-repeated="2"/>
          <table:table-cell office:value-type="float" office:value="425364970" calcext:value-type="float">
            <text:p>425364970</text:p>
          </table:table-cell>
          <table:table-cell office:value-type="float" office:value="4595028500" calcext:value-type="float">
            <text:p>4595028500</text:p>
          </table:table-cell>
          <table:table-cell office:value-type="string" calcext:value-type="string">
            <text:p>2.105726217</text:p>
          </table:table-cell>
          <table:table-cell office:value-type="string" calcext:value-type="string">
            <text:p>41.503407432</text:p>
          </table:table-cell>
          <table:table-cell office:value-type="string" calcext:value-type="string">
            <text:p>ce.doc.europea@uab.cat</text:p>
          </table:table-cell>
          <table:table-cell office:value-type="string" calcext:value-type="string">
            <text:p>http://www.uab.cat/biblioteques/cde/</text:p>
          </table:table-cell>
          <table:table-cell table:style-name="ce1" office:value-type="string" calcext:value-type="string">
            <text:p>07/10/2024 07:30:32 AM</text:p>
          </table:table-cell>
          <table:table-cell office:value-type="string" calcext:value-type="string">
            <text:p>Gestio| |Titularitat|Universitat</text:p>
          </table:table-cell>
          <table:table-cell office:value-type="string" calcext:value-type="string">
            <text:p>POINT (2.1057262 41.503407)</text:p>
          </table:table-cell>
        </table:table-row>
        <table:table-row table:style-name="ro1">
          <table:table-cell office:value-type="float" office:value="3044515" calcext:value-type="float">
            <text:p>3044515</text:p>
          </table:table-cell>
          <table:table-cell table:number-columns-repeated="2" office:value-type="string" calcext:value-type="string">
            <text:p>Centre de Recerca Ecològica i Aplicacions Forestals (CREAF) (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C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3 12</text:p>
          </table:table-cell>
          <table:table-cell/>
          <table:table-cell office:value-type="string" calcext:value-type="string">
            <text:p>93 581 41 51</text:p>
          </table:table-cell>
          <table:table-cell office:value-type="float" office:value="425814000" calcext:value-type="float">
            <text:p>425814000</text:p>
          </table:table-cell>
          <table:table-cell office:value-type="float" office:value="4594988000" calcext:value-type="float">
            <text:p>4594988000</text:p>
          </table:table-cell>
          <table:table-cell office:value-type="string" calcext:value-type="string">
            <text:p>2.111110841</text:p>
          </table:table-cell>
          <table:table-cell office:value-type="string" calcext:value-type="string">
            <text:p>41.503084380</text:p>
          </table:table-cell>
          <table:table-cell/>
          <table:table-cell office:value-type="string" calcext:value-type="string">
            <text:p>http://www.creaf.cat</text:p>
          </table:table-cell>
          <table:table-cell office:value-type="string" calcext:value-type="string">
            <text:p>07/19/2024 07:40:40 AM</text:p>
          </table:table-cell>
          <table:table-cell/>
          <table:table-cell office:value-type="string" calcext:value-type="string">
            <text:p>POINT (2.111111 41.503086)</text:p>
          </table:table-cell>
        </table:table-row>
        <table:table-row table:style-name="ro1">
          <table:table-cell office:value-type="float" office:value="3039870" calcext:value-type="float">
            <text:p>3039870</text:p>
          </table:table-cell>
          <table:table-cell table:number-columns-repeated="2" office:value-type="string" calcext:value-type="string">
            <text:p>Centre de Recerca Matemàtica (CRM)</text:p>
          </table:table-cell>
          <table:table-cell table:number-columns-repeated="2"/>
          <table:table-cell office:value-type="string" calcext:value-type="string">
            <text:p><text:s/>Campus de Bellaterra de la UAB. Edifici C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0 81</text:p>
          </table:table-cell>
          <table:table-cell/>
          <table:table-cell office:value-type="string" calcext:value-type="string">
            <text:p>93 581 22 02</text:p>
          </table:table-cell>
          <table:table-cell office:value-type="float" office:value="425630974" calcext:value-type="float">
            <text:p>425630974</text:p>
          </table:table-cell>
          <table:table-cell office:value-type="float" office:value="4594670709" calcext:value-type="float">
            <text:p>4594670709</text:p>
          </table:table-cell>
          <table:table-cell office:value-type="string" calcext:value-type="string">
            <text:p>2.108979000</text:p>
          </table:table-cell>
          <table:table-cell office:value-type="string" calcext:value-type="string">
            <text:p>41.500201000</text:p>
          </table:table-cell>
          <table:table-cell office:value-type="string" calcext:value-type="string">
            <text:p>crm@crm.cat</text:p>
          </table:table-cell>
          <table:table-cell office:value-type="string" calcext:value-type="string">
            <text:p>http://www.crm.cat</text:p>
          </table:table-cell>
          <table:table-cell office:value-type="string" calcext:value-type="string">
            <text:p>07/19/2024 07:36:26 AM</text:p>
          </table:table-cell>
          <table:table-cell/>
          <table:table-cell office:value-type="string" calcext:value-type="string">
            <text:p>POINT (2.108979 41.500202)</text:p>
          </table:table-cell>
        </table:table-row>
        <table:table-row table:style-name="ro1">
          <table:table-cell office:value-type="float" office:value="3044521" calcext:value-type="float">
            <text:p>3044521</text:p>
          </table:table-cell>
          <table:table-cell table:number-columns-repeated="2" office:value-type="string" calcext:value-type="string">
            <text:p>Centre de Recerca Matemàtica (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C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0 81</text:p>
          </table:table-cell>
          <table:table-cell/>
          <table:table-cell office:value-type="string" calcext:value-type="string">
            <text:p>93 581 22 02</text:p>
          </table:table-cell>
          <table:table-cell office:value-type="float" office:value="425814000" calcext:value-type="float">
            <text:p>425814000</text:p>
          </table:table-cell>
          <table:table-cell office:value-type="float" office:value="4594988000" calcext:value-type="float">
            <text:p>4594988000</text:p>
          </table:table-cell>
          <table:table-cell office:value-type="string" calcext:value-type="string">
            <text:p>2.111110841</text:p>
          </table:table-cell>
          <table:table-cell office:value-type="string" calcext:value-type="string">
            <text:p>41.503084380</text:p>
          </table:table-cell>
          <table:table-cell/>
          <table:table-cell office:value-type="string" calcext:value-type="string">
            <text:p>http://www.crm.cat</text:p>
          </table:table-cell>
          <table:table-cell office:value-type="string" calcext:value-type="string">
            <text:p>07/19/2024 07:40:40 AM</text:p>
          </table:table-cell>
          <table:table-cell/>
          <table:table-cell office:value-type="string" calcext:value-type="string">
            <text:p>POINT (2.111111 41.503086)</text:p>
          </table:table-cell>
        </table:table-row>
        <table:table-row table:style-name="ro1">
          <table:table-cell office:value-type="float" office:value="3044517" calcext:value-type="float">
            <text:p>3044517</text:p>
          </table:table-cell>
          <table:table-cell table:number-columns-repeated="2" office:value-type="string" calcext:value-type="string">
            <text:p>Centre de Visió per Computador (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O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8 28</text:p>
          </table:table-cell>
          <table:table-cell/>
          <table:table-cell office:value-type="string" calcext:value-type="string">
            <text:p>93 581 16 70</text:p>
          </table:table-cell>
          <table:table-cell office:value-type="float" office:value="425951000" calcext:value-type="float">
            <text:p>425951000</text:p>
          </table:table-cell>
          <table:table-cell office:value-type="float" office:value="4594939000" calcext:value-type="float">
            <text:p>4594939000</text:p>
          </table:table-cell>
          <table:table-cell office:value-type="string" calcext:value-type="string">
            <text:p>2.112758196</text:p>
          </table:table-cell>
          <table:table-cell office:value-type="string" calcext:value-type="string">
            <text:p>41.502655742</text:p>
          </table:table-cell>
          <table:table-cell/>
          <table:table-cell office:value-type="string" calcext:value-type="string">
            <text:p>http://www.cvc.uab.es</text:p>
          </table:table-cell>
          <table:table-cell office:value-type="string" calcext:value-type="string">
            <text:p>07/19/2024 07:40:40 AM</text:p>
          </table:table-cell>
          <table:table-cell/>
          <table:table-cell office:value-type="string" calcext:value-type="string">
            <text:p>POINT (2.1127582 41.502655)</text:p>
          </table:table-cell>
        </table:table-row>
        <table:table-row table:style-name="ro1">
          <table:table-cell office:value-type="float" office:value="3040772" calcext:value-type="float">
            <text:p>3040772</text:p>
          </table:table-cell>
          <table:table-cell table:number-columns-repeated="2" office:value-type="string" calcext:value-type="string">
            <text:p>Centre Educatiu El Segre</text:p>
          </table:table-cell>
          <table:table-cell office:value-type="string" calcext:value-type="string">
            <text:p>Justícia|Centres educatius de justícia juvenil||</text:p>
          </table:table-cell>
          <table:table-cell/>
          <table:table-cell office:value-type="string" calcext:value-type="string">
            <text:p><text:s/>Rufea, 68</text:p>
          </table:table-cell>
          <table:table-cell table:number-columns-repeated="7"/>
          <table:table-cell office:value-type="float" office:value="25192" calcext:value-type="float">
            <text:p>25192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 28 00 41</text:p>
          </table:table-cell>
          <table:table-cell/>
          <table:table-cell office:value-type="string" calcext:value-type="string">
            <text:p>973 28 03 89</text:p>
          </table:table-cell>
          <table:table-cell office:value-type="float" office:value="301110746" calcext:value-type="float">
            <text:p>301110746</text:p>
          </table:table-cell>
          <table:table-cell office:value-type="float" office:value="4607669518" calcext:value-type="float">
            <text:p>4607669518</text:p>
          </table:table-cell>
          <table:table-cell office:value-type="string" calcext:value-type="string">
            <text:p>0.613586727</text:p>
          </table:table-cell>
          <table:table-cell office:value-type="string" calcext:value-type="string">
            <text:p>41.595971085</text:p>
          </table:table-cell>
          <table:table-cell table:number-columns-repeated="2"/>
          <table:table-cell office:value-type="string" calcext:value-type="string">
            <text:p>07/19/2024 07:36:47 AM</text:p>
          </table:table-cell>
          <table:table-cell office:value-type="string" calcext:value-type="string">
            <text:p>Observacions|Centre per a l'execució de mesures d'internament fermes i cautelars en qualsevol tipus de règim.</text:p>
          </table:table-cell>
          <table:table-cell office:value-type="string" calcext:value-type="string">
            <text:p>POINT (0.6135867 41.59597)</text:p>
          </table:table-cell>
        </table:table-row>
        <table:table-row table:style-name="ro1">
          <table:table-cell office:value-type="float" office:value="384130" calcext:value-type="float">
            <text:p>384130</text:p>
          </table:table-cell>
          <table:table-cell table:number-columns-repeated="2" office:value-type="string" calcext:value-type="string">
            <text:p>Centre Penitenciari Puig de les Basses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Disseminat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7600" calcext:value-type="float">
            <text:p>17600</text:p>
          </table:table-cell>
          <table:table-cell office:value-type="string" calcext:value-type="string">
            <text:p>Figueres</text:p>
          </table:table-cell>
          <table:table-cell office:value-type="float" office:value="170669" calcext:value-type="float">
            <text:p>170669</text:p>
          </table:table-cell>
          <table:table-cell office:value-type="string" calcext:value-type="string">
            <text:p>Alt Empordà</text:p>
          </table:table-cell>
          <table:table-cell office:value-type="float" office:value="972657300" calcext:value-type="float">
            <text:p>972657300</text:p>
          </table:table-cell>
          <table:table-cell table:number-columns-repeated="2"/>
          <table:table-cell office:value-type="float" office:value="494864968" calcext:value-type="float">
            <text:p>494864968</text:p>
          </table:table-cell>
          <table:table-cell office:value-type="float" office:value="4681523799" calcext:value-type="float">
            <text:p>4681523799</text:p>
          </table:table-cell>
          <table:table-cell office:value-type="string" calcext:value-type="string">
            <text:p>2.937716310</text:p>
          </table:table-cell>
          <table:table-cell office:value-type="string" calcext:value-type="string">
            <text:p>42.285915791</text:p>
          </table:table-cell>
          <table:table-cell office:value-type="string" calcext:value-type="string">
            <text:p>cpgirona@xarxaomnia.gencat.cat</text:p>
          </table:table-cell>
          <table:table-cell/>
          <table:table-cell office:value-type="string" calcext:value-type="string">
            <text:p>10/19/2023 09:55:52 AM</text:p>
          </table:table-cell>
          <table:table-cell/>
          <table:table-cell office:value-type="string" calcext:value-type="string">
            <text:p>POINT (2.9377162 42.285915)</text:p>
          </table:table-cell>
        </table:table-row>
        <table:table-row table:style-name="ro1">
          <table:table-cell office:value-type="float" office:value="2579038" calcext:value-type="float">
            <text:p>2579038</text:p>
          </table:table-cell>
          <table:table-cell table:number-columns-repeated="2" office:value-type="string" calcext:value-type="string">
            <text:p>CFA Montcada i Reixac</text:p>
          </table:table-cell>
          <table:table-cell office:value-type="string" calcext:value-type="string">
            <text:p>Educació. Formació|Curs d’accés als cicles formatius de grau mitjà (AA01)||Educació. Formació|Formació de persones adultes (ADULTS)||</text:p>
          </table:table-cell>
          <table:table-cell/>
          <table:table-cell office:value-type="string" calcext:value-type="string">
            <text:p><text:s/>Reixagó, 5</text:p>
          </table:table-cell>
          <table:table-cell table:number-columns-repeated="7"/>
          <table:table-cell office:value-type="float" office:value="8110" calcext:value-type="float">
            <text:p>8110</text:p>
          </table:table-cell>
          <table:table-cell office:value-type="string" calcext:value-type="string">
            <text:p>Montcada i Reixac</text:p>
          </table:table-cell>
          <table:table-cell office:value-type="float" office:value="81252" calcext:value-type="float">
            <text:p>81252</text:p>
          </table:table-cell>
          <table:table-cell office:value-type="string" calcext:value-type="string">
            <text:p>Vallès Occidental</text:p>
          </table:table-cell>
          <table:table-cell office:value-type="float" office:value="935643001" calcext:value-type="float">
            <text:p>935643001</text:p>
          </table:table-cell>
          <table:table-cell/>
          <table:table-cell office:value-type="float" office:value="935643001" calcext:value-type="float">
            <text:p>935643001</text:p>
          </table:table-cell>
          <table:table-cell office:value-type="float" office:value="431905000" calcext:value-type="float">
            <text:p>431905000</text:p>
          </table:table-cell>
          <table:table-cell office:value-type="float" office:value="4591236000" calcext:value-type="float">
            <text:p>4591236000</text:p>
          </table:table-cell>
          <table:table-cell office:value-type="string" calcext:value-type="string">
            <text:p>2.184503000</text:p>
          </table:table-cell>
          <table:table-cell office:value-type="string" calcext:value-type="string">
            <text:p>41.469829000</text:p>
          </table:table-cell>
          <table:table-cell office:value-type="string" calcext:value-type="string">
            <text:p>a8062021@xtec.cat</text:p>
          </table:table-cell>
          <table:table-cell/>
          <table:table-cell table:style-name="ce1" office:value-type="string" calcext:value-type="string">
            <text:p>06/12/2024 07:46:17 AM</text:p>
          </table:table-cell>
          <table:table-cell office:value-type="string" calcext:value-type="string">
            <text:p>Codi Territorial|Vallès Occidental|Naturalesa|Públic|Titularitat|Departament d'Educació</text:p>
          </table:table-cell>
          <table:table-cell office:value-type="string" calcext:value-type="string">
            <text:p>POINT (2.184503 41.46983)</text:p>
          </table:table-cell>
        </table:table-row>
        <table:table-row table:style-name="ro1">
          <table:table-cell office:value-type="float" office:value="2581662" calcext:value-type="float">
            <text:p>2581662</text:p>
          </table:table-cell>
          <table:table-cell table:number-columns-repeated="2" office:value-type="string" calcext:value-type="string">
            <text:p>CFA Tarragona</text:p>
          </table:table-cell>
          <table:table-cell office:value-type="string" calcext:value-type="string">
            <text:p>Educació. Formació|Formació de persones adultes (ADULTS)||</text:p>
          </table:table-cell>
          <table:table-cell/>
          <table:table-cell office:value-type="string" calcext:value-type="string">
            <text:p><text:s/>Perllongació carrer B,s/n(Barri Riu Clar</text:p>
          </table:table-cell>
          <table:table-cell table:number-columns-repeated="7"/>
          <table:table-cell office:value-type="float" office:value="43006" calcext:value-type="float">
            <text:p>43006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office:value-type="float" office:value="977551888" calcext:value-type="float">
            <text:p>977551888</text:p>
          </table:table-cell>
          <table:table-cell/>
          <table:table-cell office:value-type="float" office:value="977551888" calcext:value-type="float">
            <text:p>977551888</text:p>
          </table:table-cell>
          <table:table-cell office:value-type="float" office:value="350729000" calcext:value-type="float">
            <text:p>350729000</text:p>
          </table:table-cell>
          <table:table-cell office:value-type="float" office:value="4553583000" calcext:value-type="float">
            <text:p>4553583000</text:p>
          </table:table-cell>
          <table:table-cell office:value-type="string" calcext:value-type="string">
            <text:p>1.221924000</text:p>
          </table:table-cell>
          <table:table-cell office:value-type="string" calcext:value-type="string">
            <text:p>41.119833000</text:p>
          </table:table-cell>
          <table:table-cell office:value-type="string" calcext:value-type="string">
            <text:p>e3008729@xtec.cat</text:p>
          </table:table-cell>
          <table:table-cell/>
          <table:table-cell table:style-name="ce1" office:value-type="string" calcext:value-type="string">
            <text:p>06/12/2024 07:21:33 AM</text:p>
          </table:table-cell>
          <table:table-cell office:value-type="string" calcext:value-type="string">
            <text:p>Codi Territorial|Tarragona|Naturalesa|Públic|Titularitat|Departament d'Educació</text:p>
          </table:table-cell>
          <table:table-cell office:value-type="string" calcext:value-type="string">
            <text:p>POINT (1.221924 41.119835)</text:p>
          </table:table-cell>
        </table:table-row>
        <table:table-row table:style-name="ro1">
          <table:table-cell office:value-type="float" office:value="24608698" calcext:value-type="float">
            <text:p>24608698</text:p>
          </table:table-cell>
          <table:table-cell table:number-columns-repeated="2" office:value-type="string" calcext:value-type="string">
            <text:p>CLUB D' ESCACS SANTA COLOMA</text:p>
          </table:table-cell>
          <table:table-cell office:value-type="string" calcext:value-type="string">
            <text:p>Esports. Lleure|Instal·lacions esportives|Sala|</text:p>
          </table:table-cell>
          <table:table-cell/>
          <table:table-cell office:value-type="string" calcext:value-type="string">
            <text:p><text:s/>Pati del Castell, s/n, Santa Coloma de Queralt</text:p>
          </table:table-cell>
          <table:table-cell table:number-columns-repeated="7"/>
          <table:table-cell office:value-type="float" office:value="43420" calcext:value-type="float">
            <text:p>43420</text:p>
          </table:table-cell>
          <table:table-cell office:value-type="string" calcext:value-type="string">
            <text:p>Santa Coloma de Queralt</text:p>
          </table:table-cell>
          <table:table-cell office:value-type="float" office:value="431397" calcext:value-type="float">
            <text:p>431397</text:p>
          </table:table-cell>
          <table:table-cell office:value-type="string" calcext:value-type="string">
            <text:p>Conca de Barberà</text:p>
          </table:table-cell>
          <table:table-cell office:value-type="float" office:value="977880088" calcext:value-type="float">
            <text:p>977880088</text:p>
          </table:table-cell>
          <table:table-cell table:number-columns-repeated="2"/>
          <table:table-cell office:value-type="float" office:value="365217000" calcext:value-type="float">
            <text:p>365217000</text:p>
          </table:table-cell>
          <table:table-cell office:value-type="float" office:value="4599189000" calcext:value-type="float">
            <text:p>4599189000</text:p>
          </table:table-cell>
          <table:table-cell office:value-type="string" calcext:value-type="string">
            <text:p>1.384317911</text:p>
          </table:table-cell>
          <table:table-cell office:value-type="string" calcext:value-type="string">
            <text:p>41.533008223</text:p>
          </table:table-cell>
          <table:table-cell table:number-columns-repeated="2"/>
          <table:table-cell office:value-type="string" calcext:value-type="string">
            <text:p>07/19/2024 07:31:47 AM</text:p>
          </table:table-cell>
          <table:table-cell office:value-type="string" calcext:value-type="string">
            <text:p>Enlla�|&lt;a href=" http://equipaments.esport.gencat.cat/ceeree/equipaments/27382" target="_blank"&gt;Cens d�equipaments esportius de Catalunya&lt;/a&gt;|Espais|1 Sales d'activitats i especialitzades</text:p>
          </table:table-cell>
          <table:table-cell office:value-type="string" calcext:value-type="string">
            <text:p>POINT (1.3843179 41.53301)</text:p>
          </table:table-cell>
        </table:table-row>
        <table:table-row table:style-name="ro1">
          <table:table-cell office:value-type="float" office:value="27042677" calcext:value-type="float">
            <text:p>27042677</text:p>
          </table:table-cell>
          <table:table-cell table:number-columns-repeated="2" office:value-type="string" calcext:value-type="string">
            <text:p>Col·lecció d'Eines del Camp Pau Llacuna - Castell de la Toss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Refugi de l'Ermita, s/n /</text:p>
          </table:table-cell>
          <table:table-cell table:number-columns-repeated="7"/>
          <table:table-cell office:value-type="float" office:value="8710" calcext:value-type="float">
            <text:p>8710</text:p>
          </table:table-cell>
          <table:table-cell office:value-type="string" calcext:value-type="string">
            <text:p>Santa Margarida de Montbui</text:p>
          </table:table-cell>
          <table:table-cell office:value-type="float" office:value="82508" calcext:value-type="float">
            <text:p>82508</text:p>
          </table:table-cell>
          <table:table-cell office:value-type="string" calcext:value-type="string">
            <text:p>Anoia</text:p>
          </table:table-cell>
          <table:table-cell office:value-type="string" calcext:value-type="string">
            <text:p>653 65 31 67 -</text:p>
          </table:table-cell>
          <table:table-cell table:number-columns-repeated="2"/>
          <table:table-cell office:value-type="float" office:value="381590000" calcext:value-type="float">
            <text:p>381590000</text:p>
          </table:table-cell>
          <table:table-cell office:value-type="float" office:value="4601346000" calcext:value-type="float">
            <text:p>4601346000</text:p>
          </table:table-cell>
          <table:table-cell office:value-type="string" calcext:value-type="string">
            <text:p>1.580098864</text:p>
          </table:table-cell>
          <table:table-cell office:value-type="string" calcext:value-type="string">
            <text:p>41.555020963</text:p>
          </table:table-cell>
          <table:table-cell office:value-type="string" calcext:value-type="string">
            <text:p>fundacio@latossa.cat</text:p>
          </table:table-cell>
          <table:table-cell office:value-type="string" calcext:value-type="string">
            <text:p>http://www.latossa.cat</text:p>
          </table:table-cell>
          <table:table-cell table:style-name="ce1" office:value-type="string" calcext:value-type="string">
            <text:p>07/10/2024 07:33:46 AM</text:p>
          </table:table-cell>
          <table:table-cell office:value-type="string" calcext:value-type="string">
            <text:p>Gestio|Patronat amb personalitat jurídica|Titularitat|Privada</text:p>
          </table:table-cell>
          <table:table-cell office:value-type="string" calcext:value-type="string">
            <text:p>POINT (1.5800989 41.55502)</text:p>
          </table:table-cell>
        </table:table-row>
        <table:table-row table:style-name="ro1">
          <table:table-cell office:value-type="float" office:value="18137988" calcext:value-type="float">
            <text:p>18137988</text:p>
          </table:table-cell>
          <table:table-cell table:number-columns-repeated="2" office:value-type="string" calcext:value-type="string">
            <text:p>Comissió Assistència Jurídica Gratuïta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Güell, núm. 89</text:p>
          </table:table-cell>
          <table:table-cell table:number-columns-repeated="7"/>
          <table:table-cell office:value-type="float" office:value="17005" calcext:value-type="float">
            <text:p>17005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office:value-type="float" office:value="972405851" calcext:value-type="float">
            <text:p>972405851</text:p>
          </table:table-cell>
          <table:table-cell/>
          <table:table-cell office:value-type="float" office:value="972241908" calcext:value-type="float">
            <text:p>972241908</text:p>
          </table:table-cell>
          <table:table-cell office:value-type="float" office:value="484914355" calcext:value-type="float">
            <text:p>484914355</text:p>
          </table:table-cell>
          <table:table-cell office:value-type="float" office:value="4648161151" calcext:value-type="float">
            <text:p>4648161151</text:p>
          </table:table-cell>
          <table:table-cell office:value-type="string" calcext:value-type="string">
            <text:p>2.817886900</text:p>
          </table:table-cell>
          <table:table-cell office:value-type="string" calcext:value-type="string">
            <text:p>41.985309100</text:p>
          </table:table-cell>
          <table:table-cell table:number-columns-repeated="2"/>
          <table:table-cell office:value-type="string" calcext:value-type="string">
            <text:p>07/18/2024 07:02:30 AM</text:p>
          </table:table-cell>
          <table:table-cell/>
          <table:table-cell office:value-type="string" calcext:value-type="string">
            <text:p>POINT (2.8178868 41.98531)</text:p>
          </table:table-cell>
        </table:table-row>
        <table:table-row table:style-name="ro1">
          <table:table-cell office:value-type="float" office:value="24595249" calcext:value-type="float">
            <text:p>24595249</text:p>
          </table:table-cell>
          <table:table-cell table:number-columns-repeated="2" office:value-type="string" calcext:value-type="string">
            <text:p>COMPLEX ESPORTIU MUNICIPAL LES VERNEDES</text:p>
          </table:table-cell>
          <table:table-cell office:value-type="string" calcext:value-type="string">
            <text:p>Esports. Lleure|Instal·lacions esportives|Pista de pàdel|Esports. Lleure|Instal·lacions esportives|Piscina coberta|Esports. Lleure|Instal·lacions esportives|Sala|Esports. Lleure|Instal·lacions esportives|Pavelló|Esports. Lleure|Instal·lacions esportives|Pista d'esquaix|Esports. Lleure|Instal·lacions esportives|Frontó|Esports. Lleure|Instal·lacions esportives|Piscina a l'aire lliure|Esports. Lleure|Instal·lacions esportives|Pista de tennis|</text:p>
          </table:table-cell>
          <table:table-cell/>
          <table:table-cell office:value-type="string" calcext:value-type="string">
            <text:p><text:s/>Gran Vial, 3, Montornès del Vallès</text:p>
          </table:table-cell>
          <table:table-cell table:number-columns-repeated="7"/>
          <table:table-cell office:value-type="float" office:value="8170" calcext:value-type="float">
            <text:p>8170</text:p>
          </table:table-cell>
          <table:table-cell office:value-type="string" calcext:value-type="string">
            <text:p>Montornès del Vallès</text:p>
          </table:table-cell>
          <table:table-cell office:value-type="float" office:value="81363" calcext:value-type="float">
            <text:p>81363</text:p>
          </table:table-cell>
          <table:table-cell office:value-type="string" calcext:value-type="string">
            <text:p>Vallès Oriental</text:p>
          </table:table-cell>
          <table:table-cell office:value-type="float" office:value="935686907" calcext:value-type="float">
            <text:p>935686907</text:p>
          </table:table-cell>
          <table:table-cell table:number-columns-repeated="2"/>
          <table:table-cell office:value-type="float" office:value="438511000" calcext:value-type="float">
            <text:p>438511000</text:p>
          </table:table-cell>
          <table:table-cell office:value-type="float" office:value="4599633000" calcext:value-type="float">
            <text:p>4599633000</text:p>
          </table:table-cell>
          <table:table-cell office:value-type="string" calcext:value-type="string">
            <text:p>2.262756917</text:p>
          </table:table-cell>
          <table:table-cell office:value-type="string" calcext:value-type="string">
            <text:p>41.545995483</text:p>
          </table:table-cell>
          <table:table-cell/>
          <table:table-cell office:value-type="string" calcext:value-type="string">
            <text:p>http://www.cemlesvernedes.cat</text:p>
          </table:table-cell>
          <table:table-cell office:value-type="string" calcext:value-type="string">
            <text:p>07/19/2024 07:32:13 AM</text:p>
          </table:table-cell>
          <table:table-cell office:value-type="string" calcext:value-type="string">
            <text:p>Enlla�|&lt;a href=" http://equipaments.esport.gencat.cat/ceeree/equipaments/25301" target="_blank"&gt;Cens d�equipaments esportius de Catalunya&lt;/a&gt;|Espais|2 Pista d'esquaix i ràquetbol&lt;br/&gt;1 Frontons i frontennis&lt;br/&gt;4 Pistes de pàdel&lt;br/&gt;3 Piscina a l'aire lliure&lt;br/&gt;1 Pavelló&lt;br/&gt;2 Piscina coberta&lt;br/&gt;4 Sales d'activitats i especialitzades&lt;br/&gt;3 Pistes de tennis i mini tennis</text:p>
          </table:table-cell>
          <table:table-cell office:value-type="string" calcext:value-type="string">
            <text:p>POINT (2.2627568 41.545994)</text:p>
          </table:table-cell>
        </table:table-row>
        <table:table-row table:style-name="ro1">
          <table:table-cell office:value-type="float" office:value="24593794" calcext:value-type="float">
            <text:p>24593794</text:p>
          </table:table-cell>
          <table:table-cell table:number-columns-repeated="2" office:value-type="string" calcext:value-type="string">
            <text:p>COMPLEX POLIESPORTIU DE LA TORRE DE L'AIGUA</text:p>
          </table:table-cell>
          <table:table-cell office:value-type="string" calcext:value-type="string">
            <text:p>Esports. Lleure|Instal·lacions esportives|Pista|Esports. Lleure|Instal·lacions esportives|Piscina a l'aire lliure|</text:p>
          </table:table-cell>
          <table:table-cell/>
          <table:table-cell office:value-type="string" calcext:value-type="string">
            <text:p><text:s/>Tv-3409 Km. 0,7, Camarles</text:p>
          </table:table-cell>
          <table:table-cell table:number-columns-repeated="7"/>
          <table:table-cell office:value-type="float" office:value="43894" calcext:value-type="float">
            <text:p>43894</text:p>
          </table:table-cell>
          <table:table-cell office:value-type="string" calcext:value-type="string">
            <text:p>Camarles</text:p>
          </table:table-cell>
          <table:table-cell office:value-type="float" office:value="439039" calcext:value-type="float">
            <text:p>439039</text:p>
          </table:table-cell>
          <table:table-cell office:value-type="string" calcext:value-type="string">
            <text:p>Baix Ebre</text:p>
          </table:table-cell>
          <table:table-cell table:number-columns-repeated="3"/>
          <table:table-cell office:value-type="float" office:value="303312000" calcext:value-type="float">
            <text:p>303312000</text:p>
          </table:table-cell>
          <table:table-cell office:value-type="float" office:value="4516280000" calcext:value-type="float">
            <text:p>4516280000</text:p>
          </table:table-cell>
          <table:table-cell office:value-type="string" calcext:value-type="string">
            <text:p>0.669342619</text:p>
          </table:table-cell>
          <table:table-cell office:value-type="string" calcext:value-type="string">
            <text:p>40.773975137</text:p>
          </table:table-cell>
          <table:table-cell table:number-columns-repeated="2"/>
          <table:table-cell office:value-type="string" calcext:value-type="string">
            <text:p>07/19/2024 07:33:31 AM</text:p>
          </table:table-cell>
          <table:table-cell office:value-type="string" calcext:value-type="string">
            <text:p>Enlla�|&lt;a href=" http://equipaments.esport.gencat.cat/ceeree/equipaments/18214" target="_blank"&gt;Cens d�equipaments esportius de Catalunya&lt;/a&gt;|Espais|2 Piscina a l'aire lliure&lt;br/&gt;1 Pistes poliesportives a l'aire lliure</text:p>
          </table:table-cell>
          <table:table-cell office:value-type="string" calcext:value-type="string">
            <text:p>POINT (0.66934264 40.773975)</text:p>
          </table:table-cell>
        </table:table-row>
        <table:table-row table:style-name="ro1">
          <table:table-cell office:value-type="float" office:value="546649" calcext:value-type="float">
            <text:p>546649</text:p>
          </table:table-cell>
          <table:table-cell table:number-columns-repeated="2" office:value-type="string" calcext:value-type="string">
            <text:p>Consell Comarcal del Baix Camp</text:p>
          </table:table-cell>
          <table:table-cell office:value-type="string" calcext:value-type="string">
            <text:p>Administració pública|Ens locals|Consells comarcals|</text:p>
          </table:table-cell>
          <table:table-cell/>
          <table:table-cell office:value-type="string" calcext:value-type="string">
            <text:p><text:s/>Dr. Ferran, 8</text:p>
          </table:table-cell>
          <table:table-cell table:number-columns-repeated="7"/>
          <table:table-cell office:value-type="float" office:value="43202" calcext:value-type="float">
            <text:p>43202</text:p>
          </table:table-cell>
          <table:table-cell office:value-type="string" calcext:value-type="string">
            <text:p>Reus</text:p>
          </table:table-cell>
          <table:table-cell office:value-type="float" office:value="431233" calcext:value-type="float">
            <text:p>431233</text:p>
          </table:table-cell>
          <table:table-cell office:value-type="string" calcext:value-type="string">
            <text:p>Baix Camp</text:p>
          </table:table-cell>
          <table:table-cell office:value-type="string" calcext:value-type="string">
            <text:p>977-327155</text:p>
          </table:table-cell>
          <table:table-cell/>
          <table:table-cell office:value-type="string" calcext:value-type="string">
            <text:p>977-321773</text:p>
          </table:table-cell>
          <table:table-cell office:value-type="float" office:value="340713543" calcext:value-type="float">
            <text:p>340713543</text:p>
          </table:table-cell>
          <table:table-cell office:value-type="float" office:value="4557682305" calcext:value-type="float">
            <text:p>4557682305</text:p>
          </table:table-cell>
          <table:table-cell office:value-type="string" calcext:value-type="string">
            <text:p>1.101619529</text:p>
          </table:table-cell>
          <table:table-cell office:value-type="string" calcext:value-type="string">
            <text:p>41.154834280</text:p>
          </table:table-cell>
          <table:table-cell office:value-type="string" calcext:value-type="string">
            <text:p>ccbaixcamp@baixcamp.cat</text:p>
          </table:table-cell>
          <table:table-cell office:value-type="string" calcext:value-type="string">
            <text:p>http://www.baixcamp.cat</text:p>
          </table:table-cell>
          <table:table-cell office:value-type="string" calcext:value-type="string">
            <text:p>07/17/2024 07:02:52 AM</text:p>
          </table:table-cell>
          <table:table-cell/>
          <table:table-cell office:value-type="string" calcext:value-type="string">
            <text:p>POINT (1.1016195 41.154835)</text:p>
          </table:table-cell>
        </table:table-row>
        <table:table-row table:style-name="ro1">
          <table:table-cell office:value-type="float" office:value="546888" calcext:value-type="float">
            <text:p>546888</text:p>
          </table:table-cell>
          <table:table-cell table:number-columns-repeated="2" office:value-type="string" calcext:value-type="string">
            <text:p>Consell Comarcal del Berguedà</text:p>
          </table:table-cell>
          <table:table-cell office:value-type="string" calcext:value-type="string">
            <text:p>Administració pública|Ens locals|Consells comarcals|</text:p>
          </table:table-cell>
          <table:table-cell/>
          <table:table-cell office:value-type="string" calcext:value-type="string">
            <text:p><text:s/>Barcelona, 49, 3r</text:p>
          </table:table-cell>
          <table:table-cell table:number-columns-repeated="7"/>
          <table:table-cell office:value-type="float" office:value="8600" calcext:value-type="float">
            <text:p>8600</text:p>
          </table:table-cell>
          <table:table-cell office:value-type="string" calcext:value-type="string">
            <text:p>Berga</text:p>
          </table:table-cell>
          <table:table-cell office:value-type="float" office:value="80229" calcext:value-type="float">
            <text:p>80229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-8213553</text:p>
          </table:table-cell>
          <table:table-cell/>
          <table:table-cell office:value-type="string" calcext:value-type="string">
            <text:p>93-8220955</text:p>
          </table:table-cell>
          <table:table-cell office:value-type="float" office:value="404661203" calcext:value-type="float">
            <text:p>404661203</text:p>
          </table:table-cell>
          <table:table-cell office:value-type="float" office:value="4661446270" calcext:value-type="float">
            <text:p>4661446270</text:p>
          </table:table-cell>
          <table:table-cell office:value-type="string" calcext:value-type="string">
            <text:p>1.847023700</text:p>
          </table:table-cell>
          <table:table-cell office:value-type="string" calcext:value-type="string">
            <text:p>42.099314700</text:p>
          </table:table-cell>
          <table:table-cell office:value-type="string" calcext:value-type="string">
            <text:p>ccbergueda@ccbergueda.cat</text:p>
          </table:table-cell>
          <table:table-cell office:value-type="string" calcext:value-type="string">
            <text:p>http://www.bergueda.cat</text:p>
          </table:table-cell>
          <table:table-cell office:value-type="string" calcext:value-type="string">
            <text:p>07/17/2024 07:02:51 AM</text:p>
          </table:table-cell>
          <table:table-cell/>
          <table:table-cell office:value-type="string" calcext:value-type="string">
            <text:p>POINT (1.8470237 42.099316)</text:p>
          </table:table-cell>
        </table:table-row>
        <table:table-row table:style-name="ro1">
          <table:table-cell office:value-type="float" office:value="3040317" calcext:value-type="float">
            <text:p>3040317</text:p>
          </table:table-cell>
          <table:table-cell table:number-columns-repeated="2" office:value-type="string" calcext:value-type="string">
            <text:p>Consell Regulador de la Denominació d'Origen Costers del Segre</text:p>
          </table:table-cell>
          <table:table-cell office:value-type="string" calcext:value-type="string">
            <text:p>Agricultura. Ramaderia. Pesca|Consells reguladors||</text:p>
          </table:table-cell>
          <table:table-cell/>
          <table:table-cell office:value-type="string" calcext:value-type="string">
            <text:p><text:s/>Complex de la Caparrella, 97 (Edifici Gerència- Oficina 10)</text:p>
          </table:table-cell>
          <table:table-cell table:number-columns-repeated="7"/>
          <table:table-cell office:value-type="float" office:value="25192" calcext:value-type="float">
            <text:p>25192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 26 45 83</text:p>
          </table:table-cell>
          <table:table-cell table:number-columns-repeated="2"/>
          <table:table-cell office:value-type="float" office:value="298405879" calcext:value-type="float">
            <text:p>298405879</text:p>
          </table:table-cell>
          <table:table-cell office:value-type="float" office:value="4608096695" calcext:value-type="float">
            <text:p>4608096695</text:p>
          </table:table-cell>
          <table:table-cell office:value-type="string" calcext:value-type="string">
            <text:p>0.581036000</text:p>
          </table:table-cell>
          <table:table-cell office:value-type="string" calcext:value-type="string">
            <text:p>41.599083000</text:p>
          </table:table-cell>
          <table:table-cell office:value-type="string" calcext:value-type="string">
            <text:p>secretari@costersdelsegre.es</text:p>
          </table:table-cell>
          <table:table-cell office:value-type="string" calcext:value-type="string">
            <text:p>http://incavi.gencat.cat/ca/denominacions-origen-protegides/denominacions-origen/costers-segre/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0.581036 41.599083)</text:p>
          </table:table-cell>
        </table:table-row>
        <table:table-row table:style-name="ro1">
          <table:table-cell office:value-type="float" office:value="3040325" calcext:value-type="float">
            <text:p>3040325</text:p>
          </table:table-cell>
          <table:table-cell table:number-columns-repeated="2" office:value-type="string" calcext:value-type="string">
            <text:p>Consell Regulador de la Denominació d'Origen Protegida Oli Les Garrigues</text:p>
          </table:table-cell>
          <table:table-cell office:value-type="string" calcext:value-type="string">
            <text:p>Agricultura. Ramaderia. Pesca|Consells reguladors||</text:p>
          </table:table-cell>
          <table:table-cell/>
          <table:table-cell office:value-type="string" calcext:value-type="string">
            <text:p><text:s/>Complex de la Caparrella, 97 1a. planta (Edifici Gerència- Oficina 10)</text:p>
          </table:table-cell>
          <table:table-cell table:number-columns-repeated="7"/>
          <table:table-cell office:value-type="float" office:value="25192" calcext:value-type="float">
            <text:p>25192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 28 04 70</text:p>
          </table:table-cell>
          <table:table-cell table:number-columns-repeated="2"/>
          <table:table-cell office:value-type="float" office:value="298405879" calcext:value-type="float">
            <text:p>298405879</text:p>
          </table:table-cell>
          <table:table-cell office:value-type="float" office:value="4608096695" calcext:value-type="float">
            <text:p>4608096695</text:p>
          </table:table-cell>
          <table:table-cell office:value-type="string" calcext:value-type="string">
            <text:p>0.581036000</text:p>
          </table:table-cell>
          <table:table-cell office:value-type="string" calcext:value-type="string">
            <text:p>41.599083000</text:p>
          </table:table-cell>
          <table:table-cell office:value-type="string" calcext:value-type="string">
            <text:p>olidoplesgarrigues@olidoplesgarrigues.com</text:p>
          </table:table-cell>
          <table:table-cell office:value-type="string" calcext:value-type="string">
            <text:p>http://olidoplesgarrigues.com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0.581036 41.599083)</text:p>
          </table:table-cell>
        </table:table-row>
        <table:table-row table:style-name="ro1">
          <table:table-cell office:value-type="float" office:value="3040338" calcext:value-type="float">
            <text:p>3040338</text:p>
          </table:table-cell>
          <table:table-cell table:number-columns-repeated="2" office:value-type="string" calcext:value-type="string">
            <text:p>Consorci Centre de Visió per Computador (CVC)</text:p>
          </table:table-cell>
          <table:table-cell table:number-columns-repeated="2"/>
          <table:table-cell office:value-type="string" calcext:value-type="string">
            <text:p><text:s/>Campus de Bellaterra de la UAB. Edifici O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8 28</text:p>
          </table:table-cell>
          <table:table-cell table:number-columns-repeated="2"/>
          <table:table-cell office:value-type="float" office:value="425855976" calcext:value-type="float">
            <text:p>425855976</text:p>
          </table:table-cell>
          <table:table-cell office:value-type="float" office:value="4594725707" calcext:value-type="float">
            <text:p>4594725707</text:p>
          </table:table-cell>
          <table:table-cell office:value-type="string" calcext:value-type="string">
            <text:p>2.111664000</text:p>
          </table:table-cell>
          <table:table-cell office:value-type="string" calcext:value-type="string">
            <text:p>41.500723000</text:p>
          </table:table-cell>
          <table:table-cell office:value-type="string" calcext:value-type="string">
            <text:p>cvc@cvc.uab.cat</text:p>
          </table:table-cell>
          <table:table-cell office:value-type="string" calcext:value-type="string">
            <text:p>http://www.cvc.uab.es</text:p>
          </table:table-cell>
          <table:table-cell office:value-type="string" calcext:value-type="string">
            <text:p>07/19/2024 07:37:13 AM</text:p>
          </table:table-cell>
          <table:table-cell/>
          <table:table-cell office:value-type="string" calcext:value-type="string">
            <text:p>POINT (2.111664 41.500725)</text:p>
          </table:table-cell>
        </table:table-row>
        <table:table-row table:style-name="ro1">
          <table:table-cell office:value-type="float" office:value="3622231" calcext:value-type="float">
            <text:p>3622231</text:p>
          </table:table-cell>
          <table:table-cell table:number-columns-repeated="2" office:value-type="string" calcext:value-type="string">
            <text:p>Consultori local Cabrera de Mar</text:p>
          </table:table-cell>
          <table:table-cell office:value-type="string" calcext:value-type="string">
            <text:p>Salut|Centres sanitaris|1. Centres d'atenció primària (CAP)|</text:p>
          </table:table-cell>
          <table:table-cell/>
          <table:table-cell office:value-type="string" calcext:value-type="string">
            <text:p><text:s/>CN PAU FERRER, 1</text:p>
          </table:table-cell>
          <table:table-cell table:number-columns-repeated="7"/>
          <table:table-cell office:value-type="float" office:value="8349" calcext:value-type="float">
            <text:p>8349</text:p>
          </table:table-cell>
          <table:table-cell office:value-type="string" calcext:value-type="string">
            <text:p>Cabrera de Mar</text:p>
          </table:table-cell>
          <table:table-cell office:value-type="float" office:value="80291" calcext:value-type="float">
            <text:p>80291</text:p>
          </table:table-cell>
          <table:table-cell office:value-type="string" calcext:value-type="string">
            <text:p>Maresme</text:p>
          </table:table-cell>
          <table:table-cell office:value-type="float" office:value="937540442" calcext:value-type="float">
            <text:p>937540442</text:p>
          </table:table-cell>
          <table:table-cell table:number-columns-repeated="2"/>
          <table:table-cell office:value-type="float" office:value="449334665" calcext:value-type="float">
            <text:p>449334665</text:p>
          </table:table-cell>
          <table:table-cell office:value-type="float" office:value="4597647837" calcext:value-type="float">
            <text:p>4597647837</text:p>
          </table:table-cell>
          <table:table-cell office:value-type="string" calcext:value-type="string">
            <text:p>2.392690430</text:p>
          </table:table-cell>
          <table:table-cell office:value-type="string" calcext:value-type="string">
            <text:p>41.528874102</text:p>
          </table:table-cell>
          <table:table-cell office:value-type="string" calcext:value-type="string">
            <text:p>cabrera.sanitat@gencat.cat</text:p>
          </table:table-cell>
          <table:table-cell office:value-type="string" calcext:value-type="string">
            <text:p>https://primaria.icsmetropolitananord.cat/</text:p>
          </table:table-cell>
          <table:table-cell office:value-type="string" calcext:value-type="string">
            <text:p>07/19/2024 07:54:41 AM</text:p>
          </table:table-cell>
          <table:table-cell office:value-type="string" calcext:value-type="string">
            <text:p>Horari|obert matins, el 4, 9, 11, 18, 23, 25 i 30 de juliol, el 6, 8 i 13 d'agost i el 5 i 12 de setembre de 2024; obert tardes el 3, 15, 16, 18 i 22 de juliol, el 9, 16, 19, 20, 21, 22 i 23 d'agost i el 2, 5, 9 i 10 de setembre de 2024. Fora d'aquest horari, adreceu-vos al CAP Vilassar de Mar o truqueu al 061 Salut Respon. /dl., dc. i dv. de 8 a 14 h. Dm. i dj. <text:s/>de 8 a 14 h i <text:s/>de 15 a 20 h. Fora d'aquest horari truqueu al 061 Salut Respon.</text:p>
          </table:table-cell>
          <table:table-cell office:value-type="string" calcext:value-type="string">
            <text:p>POINT (2.3926904 41.528873)</text:p>
          </table:table-cell>
        </table:table-row>
        <table:table-row table:style-name="ro1">
          <table:table-cell office:value-type="float" office:value="3620504" calcext:value-type="float">
            <text:p>3620504</text:p>
          </table:table-cell>
          <table:table-cell table:number-columns-repeated="2" office:value-type="string" calcext:value-type="string">
            <text:p>Consultori local Mieres</text:p>
          </table:table-cell>
          <table:table-cell office:value-type="string" calcext:value-type="string">
            <text:p>Salut|Centres sanitaris|1. Centres d'atenció primària (CAP)|</text:p>
          </table:table-cell>
          <table:table-cell/>
          <table:table-cell office:value-type="string" calcext:value-type="string">
            <text:p><text:s/>CN CALÓ, S/N</text:p>
          </table:table-cell>
          <table:table-cell table:number-columns-repeated="7"/>
          <table:table-cell office:value-type="float" office:value="17830" calcext:value-type="float">
            <text:p>17830</text:p>
          </table:table-cell>
          <table:table-cell office:value-type="string" calcext:value-type="string">
            <text:p>Mieres</text:p>
          </table:table-cell>
          <table:table-cell office:value-type="float" office:value="171058" calcext:value-type="float">
            <text:p>171058</text:p>
          </table:table-cell>
          <table:table-cell office:value-type="string" calcext:value-type="string">
            <text:p>Garrotxa</text:p>
          </table:table-cell>
          <table:table-cell office:value-type="float" office:value="972680451" calcext:value-type="float">
            <text:p>972680451</text:p>
          </table:table-cell>
          <table:table-cell table:number-columns-repeated="2"/>
          <table:table-cell office:value-type="float" office:value="470230873" calcext:value-type="float">
            <text:p>470230873</text:p>
          </table:table-cell>
          <table:table-cell office:value-type="float" office:value="4663709572" calcext:value-type="float">
            <text:p>4663709572</text:p>
          </table:table-cell>
          <table:table-cell office:value-type="string" calcext:value-type="string">
            <text:p>2.639840911</text:p>
          </table:table-cell>
          <table:table-cell office:value-type="string" calcext:value-type="string">
            <text:p>42.124926422</text:p>
          </table:table-cell>
          <table:table-cell table:number-columns-repeated="2"/>
          <table:table-cell office:value-type="string" calcext:value-type="string">
            <text:p>07/19/2024 07:55:42 AM</text:p>
          </table:table-cell>
          <table:table-cell office:value-type="string" calcext:value-type="string">
            <text:p>Horari|INF, dt. 8 a 10:30h / MG (segons demanda), dc. de 14 a 16:30h. Fora d'aquest horari truqueu al 061 Salut Respon o adreceu-vos al CAP Banyoles de dl. a dv. fins les 20h o a la Clínica Salus Infirmorum. Horari estiu: durant juny Inf canvia dilluns per dimarts tarda (16-20h)- Tancat: 03/07/24, 12/08/24, 14/08/24, 19/08/24, 16/09/24, 23/09/24.</text:p>
          </table:table-cell>
          <table:table-cell office:value-type="string" calcext:value-type="string">
            <text:p>POINT (2.6398408 42.124928)</text:p>
          </table:table-cell>
        </table:table-row>
        <table:table-row table:style-name="ro4">
          <table:table-cell office:value-type="float" office:value="3620411" calcext:value-type="float">
            <text:p>3620411</text:p>
          </table:table-cell>
          <table:table-cell table:number-columns-repeated="2" office:value-type="string" calcext:value-type="string">
            <text:p>Consultori local Vilobí d'Onyar</text:p>
          </table:table-cell>
          <table:table-cell office:value-type="string" calcext:value-type="string">
            <text:p>Salut|Centres sanitaris|1. Centres d'atenció primària (CAP)|</text:p>
          </table:table-cell>
          <table:table-cell/>
          <table:table-cell office:value-type="string" calcext:value-type="string">
            <text:p><text:s/>CN FERRER PAGES, S/N</text:p>
          </table:table-cell>
          <table:table-cell table:number-columns-repeated="7"/>
          <table:table-cell office:value-type="float" office:value="17185" calcext:value-type="float">
            <text:p>17185</text:p>
          </table:table-cell>
          <table:table-cell office:value-type="string" calcext:value-type="string">
            <text:p>Vilobí d'Onyar</text:p>
          </table:table-cell>
          <table:table-cell office:value-type="float" office:value="172333" calcext:value-type="float">
            <text:p>172333</text:p>
          </table:table-cell>
          <table:table-cell office:value-type="string" calcext:value-type="string">
            <text:p>Selva</text:p>
          </table:table-cell>
          <table:table-cell office:value-type="float" office:value="972474112" calcext:value-type="float">
            <text:p>972474112</text:p>
          </table:table-cell>
          <table:table-cell table:number-columns-repeated="2"/>
          <table:table-cell office:value-type="float" office:value="479079189" calcext:value-type="float">
            <text:p>479079189</text:p>
          </table:table-cell>
          <table:table-cell office:value-type="float" office:value="4637413066" calcext:value-type="float">
            <text:p>4637413066</text:p>
          </table:table-cell>
          <table:table-cell office:value-type="string" calcext:value-type="string">
            <text:p>2.747827303</text:p>
          </table:table-cell>
          <table:table-cell office:value-type="string" calcext:value-type="string">
            <text:p>41.888371189</text:p>
          </table:table-cell>
          <table:table-cell table:number-columns-repeated="2"/>
          <table:table-cell office:value-type="string" calcext:value-type="string">
            <text:p>07/19/2024 07:55:32 AM</text:p>
          </table:table-cell>
          <table:table-cell office:value-type="string" calcext:value-type="string">
            <text:p>Horari|de dl. a dv. de 8 a 15 h. Fora d'aquest horari truqueu al 061 Salut Respon o adreceu-vos al CAP la Selva de Santa Coloma de Farners, obert 24 hores.</text:p>
            <text:p/>
          </table:table-cell>
          <table:table-cell office:value-type="string" calcext:value-type="string">
            <text:p>POINT (2.7478273 41.88837)</text:p>
          </table:table-cell>
        </table:table-row>
        <table:table-row table:style-name="ro1">
          <table:table-cell office:value-type="float" office:value="27041591" calcext:value-type="float">
            <text:p>27041591</text:p>
          </table:table-cell>
          <table:table-cell table:number-columns-repeated="2" office:value-type="string" calcext:value-type="string">
            <text:p>Convent de les Arts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Mont-ral km1</text:p>
          </table:table-cell>
          <table:table-cell table:number-columns-repeated="7"/>
          <table:table-cell office:value-type="float" office:value="43460" calcext:value-type="float">
            <text:p>43460</text:p>
          </table:table-cell>
          <table:table-cell office:value-type="string" calcext:value-type="string">
            <text:p>Alcover</text:p>
          </table:table-cell>
          <table:table-cell office:value-type="float" office:value="430056" calcext:value-type="float">
            <text:p>430056</text:p>
          </table:table-cell>
          <table:table-cell office:value-type="string" calcext:value-type="string">
            <text:p>Alt Camp</text:p>
          </table:table-cell>
          <table:table-cell office:value-type="float" office:value="609449487" calcext:value-type="float">
            <text:p>60944948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onventarts@alcover.cat</text:p>
          </table:table-cell>
          <table:table-cell/>
          <table:table-cell table:style-name="ce1" office:value-type="string" calcext:value-type="string">
            <text:p>07/10/2024 07:23:33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18138106" calcext:value-type="float">
            <text:p>18138106</text:p>
          </table:table-cell>
          <table:table-cell table:number-columns-repeated="2" office:value-type="string" calcext:value-type="string">
            <text:p>CP Quatre Camins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La Roca del Vallès</text:p>
          </table:table-cell>
          <table:table-cell table:number-columns-repeated="7"/>
          <table:table-cell office:value-type="float" office:value="8400" calcext:value-type="float">
            <text:p>8400</text:p>
          </table:table-cell>
          <table:table-cell office:value-type="string" calcext:value-type="string">
            <text:p>Roca del Vallès, la</text:p>
          </table:table-cell>
          <table:table-cell office:value-type="float" office:value="81810" calcext:value-type="float">
            <text:p>81810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43867104" calcext:value-type="float">
            <text:p>443867104</text:p>
          </table:table-cell>
          <table:table-cell office:value-type="float" office:value="4604277279" calcext:value-type="float">
            <text:p>4604277279</text:p>
          </table:table-cell>
          <table:table-cell office:value-type="string" calcext:value-type="string">
            <text:p>2.326537000</text:p>
          </table:table-cell>
          <table:table-cell office:value-type="string" calcext:value-type="string">
            <text:p>41.588219000</text:p>
          </table:table-cell>
          <table:table-cell table:number-columns-repeated="2"/>
          <table:table-cell office:value-type="string" calcext:value-type="string">
            <text:p>07/18/2024 07:02:29 AM</text:p>
          </table:table-cell>
          <table:table-cell/>
          <table:table-cell office:value-type="string" calcext:value-type="string">
            <text:p>POINT (2.326537 41.58822)</text:p>
          </table:table-cell>
        </table:table-row>
        <table:table-row table:style-name="ro1">
          <table:table-cell office:value-type="float" office:value="27043956" calcext:value-type="float">
            <text:p>27043956</text:p>
          </table:table-cell>
          <table:table-cell table:number-columns-repeated="2" office:value-type="string" calcext:value-type="string">
            <text:p>CSIC. Institut d'Investigació en Intel·ligència Artificial. Biblioteca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de la UAB, <text:s/>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0 95 70</text:p>
          </table:table-cell>
          <table:table-cell table:number-columns-repeated="2"/>
          <table:table-cell office:value-type="float" office:value="425283970" calcext:value-type="float">
            <text:p>425283970</text:p>
          </table:table-cell>
          <table:table-cell office:value-type="float" office:value="4594974500" calcext:value-type="float">
            <text:p>4594974500</text:p>
          </table:table-cell>
          <table:table-cell office:value-type="string" calcext:value-type="string">
            <text:p>2.104762492</text:p>
          </table:table-cell>
          <table:table-cell office:value-type="string" calcext:value-type="string">
            <text:p>41.502913539</text:p>
          </table:table-cell>
          <table:table-cell office:value-type="string" calcext:value-type="string">
            <text:p>bib_iiia@iiia.csic.es</text:p>
          </table:table-cell>
          <table:table-cell office:value-type="string" calcext:value-type="string">
            <text:p>http://www.iiia.csic.es/es/library/magazines</text:p>
          </table:table-cell>
          <table:table-cell table:style-name="ce1" office:value-type="string" calcext:value-type="string">
            <text:p>07/10/2024 07:33:56 AM</text:p>
          </table:table-cell>
          <table:table-cell office:value-type="string" calcext:value-type="string">
            <text:p>Gestio|Pública|Titularitat|Adm. Gral. de l'Estat</text:p>
          </table:table-cell>
          <table:table-cell office:value-type="string" calcext:value-type="string">
            <text:p>POINT (2.1047626 41.502914)</text:p>
          </table:table-cell>
        </table:table-row>
        <table:table-row table:style-name="ro1">
          <table:table-cell office:value-type="float" office:value="27042481" calcext:value-type="float">
            <text:p>27042481</text:p>
          </table:table-cell>
          <table:table-cell table:number-columns-repeated="2" office:value-type="string" calcext:value-type="string">
            <text:p>CSIC. Institut de Ciència de Materials de Barcelona. Biblioteca Manuel Cardona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de la UAB, <text:s/>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0 18 53</text:p>
          </table:table-cell>
          <table:table-cell table:number-columns-repeated="2"/>
          <table:table-cell office:value-type="float" office:value="425283970" calcext:value-type="float">
            <text:p>425283970</text:p>
          </table:table-cell>
          <table:table-cell office:value-type="float" office:value="4594974500" calcext:value-type="float">
            <text:p>4594974500</text:p>
          </table:table-cell>
          <table:table-cell office:value-type="string" calcext:value-type="string">
            <text:p>2.104762492</text:p>
          </table:table-cell>
          <table:table-cell office:value-type="string" calcext:value-type="string">
            <text:p>41.502913539</text:p>
          </table:table-cell>
          <table:table-cell office:value-type="string" calcext:value-type="string">
            <text:p>bib_materials@icmab.es</text:p>
          </table:table-cell>
          <table:table-cell office:value-type="string" calcext:value-type="string">
            <text:p>http://www.icmab.es/sdib/</text:p>
          </table:table-cell>
          <table:table-cell table:style-name="ce1" office:value-type="string" calcext:value-type="string">
            <text:p>07/10/2024 07:33:57 AM</text:p>
          </table:table-cell>
          <table:table-cell office:value-type="string" calcext:value-type="string">
            <text:p>Gestio|Pública|Titularitat|Adm. Gral. de l'Estat</text:p>
          </table:table-cell>
          <table:table-cell office:value-type="string" calcext:value-type="string">
            <text:p>POINT (2.1047626 41.502914)</text:p>
          </table:table-cell>
        </table:table-row>
        <table:table-row table:style-name="ro1">
          <table:table-cell office:value-type="float" office:value="27044714" calcext:value-type="float">
            <text:p>27044714</text:p>
          </table:table-cell>
          <table:table-cell table:number-columns-repeated="2" office:value-type="string" calcext:value-type="string">
            <text:p>CSIC. Institut de Microelectrònica de Barcelona. Biblioteca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Universitat Autònoma, <text:s/>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94 77 00</text:p>
          </table:table-cell>
          <table:table-cell table:number-columns-repeated="2"/>
          <table:table-cell office:value-type="float" office:value="425283970" calcext:value-type="float">
            <text:p>425283970</text:p>
          </table:table-cell>
          <table:table-cell office:value-type="float" office:value="4594974500" calcext:value-type="float">
            <text:p>4594974500</text:p>
          </table:table-cell>
          <table:table-cell office:value-type="string" calcext:value-type="string">
            <text:p>2.104762492</text:p>
          </table:table-cell>
          <table:table-cell office:value-type="string" calcext:value-type="string">
            <text:p>41.502913539</text:p>
          </table:table-cell>
          <table:table-cell office:value-type="string" calcext:value-type="string">
            <text:p>biblioteca@imb-cnm.csic.es</text:p>
          </table:table-cell>
          <table:table-cell office:value-type="string" calcext:value-type="string">
            <text:p>http://www.imb-cnm.csic.es/index.php?option=com_content&amp;task=view&amp;id=153&amp;Itemid=244</text:p>
          </table:table-cell>
          <table:table-cell table:style-name="ce1" office:value-type="string" calcext:value-type="string">
            <text:p>07/10/2024 07:33:56 AM</text:p>
          </table:table-cell>
          <table:table-cell office:value-type="string" calcext:value-type="string">
            <text:p>Gestio|Pública|Titularitat|Adm. Gral. de l'Estat</text:p>
          </table:table-cell>
          <table:table-cell office:value-type="string" calcext:value-type="string">
            <text:p>POINT (2.1047626 41.502914)</text:p>
          </table:table-cell>
        </table:table-row>
        <table:table-row table:style-name="ro1">
          <table:table-cell office:value-type="float" office:value="1283712" calcext:value-type="float">
            <text:p>1283712</text:p>
          </table:table-cell>
          <table:table-cell table:number-columns-repeated="2" office:value-type="string" calcext:value-type="string">
            <text:p>Deganat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Dr. Junyent, 4 cant. Bisbe Morgades, 2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office:value-type="float" office:value="931000367" calcext:value-type="float">
            <text:p>931000367</text:p>
          </table:table-cell>
          <table:table-cell office:value-type="float" office:value="93233040123" calcext:value-type="float">
            <text:p>93233040123</text:p>
          </table:table-cell>
          <table:table-cell office:value-type="float" office:value="938850255" calcext:value-type="float">
            <text:p>938850255</text:p>
          </table:table-cell>
          <table:table-cell office:value-type="float" office:value="437881120" calcext:value-type="float">
            <text:p>437881120</text:p>
          </table:table-cell>
          <table:table-cell office:value-type="float" office:value="4642310053" calcext:value-type="float">
            <text:p>4642310053</text:p>
          </table:table-cell>
          <table:table-cell office:value-type="string" calcext:value-type="string">
            <text:p>2.250750900</text:p>
          </table:table-cell>
          <table:table-cell office:value-type="string" calcext:value-type="string">
            <text:p>41.930309700</text:p>
          </table:table-cell>
          <table:table-cell table:number-columns-repeated="2"/>
          <table:table-cell office:value-type="string" calcext:value-type="string">
            <text:p>07/18/2024 07:02:27 AM</text:p>
          </table:table-cell>
          <table:table-cell/>
          <table:table-cell office:value-type="string" calcext:value-type="string">
            <text:p>POINT (2.250751 41.93031)</text:p>
          </table:table-cell>
        </table:table-row>
        <table:table-row table:style-name="ro1">
          <table:table-cell office:value-type="float" office:value="3040704" calcext:value-type="float">
            <text:p>3040704</text:p>
          </table:table-cell>
          <table:table-cell table:number-columns-repeated="2" office:value-type="string" calcext:value-type="string">
            <text:p>Direcció del Centre de Lleida (INEFC)</text:p>
          </table:table-cell>
          <table:table-cell table:number-columns-repeated="2"/>
          <table:table-cell office:value-type="string" calcext:value-type="string">
            <text:p><text:s/>Complex de la Caparrella, s/n</text:p>
          </table:table-cell>
          <table:table-cell table:number-columns-repeated="7"/>
          <table:table-cell office:value-type="float" office:value="25192" calcext:value-type="float">
            <text:p>25192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 27 20 22</text:p>
          </table:table-cell>
          <table:table-cell table:number-columns-repeated="2"/>
          <table:table-cell office:value-type="float" office:value="298355880" calcext:value-type="float">
            <text:p>298355880</text:p>
          </table:table-cell>
          <table:table-cell office:value-type="float" office:value="4608116695" calcext:value-type="float">
            <text:p>4608116695</text:p>
          </table:table-cell>
          <table:table-cell office:value-type="string" calcext:value-type="string">
            <text:p>0.580317000</text:p>
          </table:table-cell>
          <table:table-cell office:value-type="string" calcext:value-type="string">
            <text:p>41.599330000</text:p>
          </table:table-cell>
          <table:table-cell/>
          <table:table-cell office:value-type="string" calcext:value-type="string">
            <text:p>https://inefc.gencat.cat</text:p>
          </table:table-cell>
          <table:table-cell office:value-type="string" calcext:value-type="string">
            <text:p>07/19/2024 07:37:19 AM</text:p>
          </table:table-cell>
          <table:table-cell office:value-type="string" calcext:value-type="string">
            <text:p>Observacions|Centre adscrit a la Universitat de Lleida (UdL)</text:p>
          </table:table-cell>
          <table:table-cell office:value-type="string" calcext:value-type="string">
            <text:p>POINT (0.580317 41.59933)</text:p>
          </table:table-cell>
        </table:table-row>
        <table:table-row table:style-name="ro1">
          <table:table-cell office:value-type="float" office:value="2577435" calcext:value-type="float">
            <text:p>2577435</text:p>
          </table:table-cell>
          <table:table-cell table:number-columns-repeated="2" office:value-type="string" calcext:value-type="string">
            <text:p>EA de Terrassa</text:p>
          </table:table-cell>
          <table:table-cell office:value-type="string" calcext:value-type="string">
            <text:p>Educació. Formació|Cicles formatius d’arts plàstiques i disseny de grau superior (CFAS)||</text:p>
          </table:table-cell>
          <table:table-cell/>
          <table:table-cell office:value-type="string" calcext:value-type="string">
            <text:p><text:s/>Colom, 114</text:p>
          </table:table-cell>
          <table:table-cell table:number-columns-repeated="7"/>
          <table:table-cell office:value-type="float" office:value="8222" calcext:value-type="float">
            <text:p>8222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850070" calcext:value-type="float">
            <text:p>937850070</text:p>
          </table:table-cell>
          <table:table-cell/>
          <table:table-cell office:value-type="float" office:value="937850070" calcext:value-type="float">
            <text:p>937850070</text:p>
          </table:table-cell>
          <table:table-cell office:value-type="float" office:value="418580000" calcext:value-type="float">
            <text:p>418580000</text:p>
          </table:table-cell>
          <table:table-cell office:value-type="float" office:value="4601251000" calcext:value-type="float">
            <text:p>4601251000</text:p>
          </table:table-cell>
          <table:table-cell office:value-type="string" calcext:value-type="string">
            <text:p>2.023602000</text:p>
          </table:table-cell>
          <table:table-cell office:value-type="string" calcext:value-type="string">
            <text:p>41.558791000</text:p>
          </table:table-cell>
          <table:table-cell office:value-type="string" calcext:value-type="string">
            <text:p>a8038557@xtec.cat</text:p>
          </table:table-cell>
          <table:table-cell/>
          <table:table-cell table:style-name="ce1" office:value-type="string" calcext:value-type="string">
            <text:p>06/12/2024 07:49:49 AM</text:p>
          </table:table-cell>
          <table:table-cell office:value-type="string" calcext:value-type="string">
            <text:p>Codi Territorial|Vallès Occidental|Naturalesa|Públic|Titularitat|Corporacions Locals</text:p>
          </table:table-cell>
          <table:table-cell office:value-type="string" calcext:value-type="string">
            <text:p>POINT (2.023602 41.558792)</text:p>
          </table:table-cell>
        </table:table-row>
        <table:table-row table:style-name="ro1">
          <table:table-cell office:value-type="float" office:value="2578491" calcext:value-type="float">
            <text:p>2578491</text:p>
          </table:table-cell>
          <table:table-cell table:number-columns-repeated="2" office:value-type="string" calcext:value-type="string">
            <text:p>EOI de Manresa</text:p>
          </table:table-cell>
          <table:table-cell office:value-type="string" calcext:value-type="string">
            <text:p>Educació. Formació|Ensenyaments d’idiomes (IDI)||</text:p>
          </table:table-cell>
          <table:table-cell/>
          <table:table-cell office:value-type="string" calcext:value-type="string">
            <text:p><text:s/>Barriada Cots, s/n</text:p>
          </table:table-cell>
          <table:table-cell table:number-columns-repeated="7"/>
          <table:table-cell office:value-type="float" office:value="8243" calcext:value-type="float">
            <text:p>8243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938748243" calcext:value-type="float">
            <text:p>938748243</text:p>
          </table:table-cell>
          <table:table-cell/>
          <table:table-cell office:value-type="float" office:value="938748243" calcext:value-type="float">
            <text:p>938748243</text:p>
          </table:table-cell>
          <table:table-cell office:value-type="float" office:value="404356000" calcext:value-type="float">
            <text:p>404356000</text:p>
          </table:table-cell>
          <table:table-cell office:value-type="float" office:value="4620793000" calcext:value-type="float">
            <text:p>4620793000</text:p>
          </table:table-cell>
          <table:table-cell office:value-type="string" calcext:value-type="string">
            <text:p>1.849928000</text:p>
          </table:table-cell>
          <table:table-cell office:value-type="string" calcext:value-type="string">
            <text:p>41.733193000</text:p>
          </table:table-cell>
          <table:table-cell office:value-type="string" calcext:value-type="string">
            <text:p>a8059551@xtec.cat</text:p>
          </table:table-cell>
          <table:table-cell/>
          <table:table-cell table:style-name="ce1" office:value-type="string" calcext:value-type="string">
            <text:p>06/12/2024 07:47:07 AM</text:p>
          </table:table-cell>
          <table:table-cell office:value-type="string" calcext:value-type="string">
            <text:p>Codi Territorial|Catalunya Central|Naturalesa|Públic|Titularitat|Departament d'Educació</text:p>
          </table:table-cell>
          <table:table-cell office:value-type="string" calcext:value-type="string">
            <text:p>POINT (1.849928 41.733192)</text:p>
          </table:table-cell>
        </table:table-row>
        <table:table-row table:style-name="ro1">
          <table:table-cell office:value-type="float" office:value="27043652" calcext:value-type="float">
            <text:p>27043652</text:p>
          </table:table-cell>
          <table:table-cell table:number-columns-repeated="2" office:value-type="string" calcext:value-type="string">
            <text:p>ER AUDIOVISUAU</text:p>
          </table:table-cell>
          <table:table-cell table:number-columns-repeated="2"/>
          <table:table-cell office:value-type="string" calcext:value-type="string">
            <text:p><text:s/>Baile Calbetó Bar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530" calcext:value-type="float">
            <text:p>25530</text:p>
          </table:table-cell>
          <table:table-cell office:value-type="string" calcext:value-type="string">
            <text:p>Vielha e Mijaran</text:p>
          </table:table-cell>
          <table:table-cell office:value-type="float" office:value="252430" calcext:value-type="float">
            <text:p>252430</text:p>
          </table:table-cell>
          <table:table-cell office:value-type="string" calcext:value-type="string">
            <text:p>Val d'Aran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319369627" calcext:value-type="float">
            <text:p>319369627</text:p>
          </table:table-cell>
          <table:table-cell office:value-type="float" office:value="4730369552" calcext:value-type="float">
            <text:p>4730369552</text:p>
          </table:table-cell>
          <table:table-cell office:value-type="string" calcext:value-type="string">
            <text:p>0.794484539</text:p>
          </table:table-cell>
          <table:table-cell office:value-type="string" calcext:value-type="string">
            <text:p>42.704591938</text:p>
          </table:table-cell>
          <table:table-cell office:value-type="string" calcext:value-type="string">
            <text:p>pere.circusa@gmail.com</text:p>
          </table:table-cell>
          <table:table-cell/>
          <table:table-cell table:style-name="ce1" office:value-type="string" calcext:value-type="string">
            <text:p>07/10/2024 07:20:05 AM</text:p>
          </table:table-cell>
          <table:table-cell/>
          <table:table-cell office:value-type="string" calcext:value-type="string">
            <text:p>POINT (0.79448456 42.704594)</text:p>
          </table:table-cell>
        </table:table-row>
        <table:table-row table:style-name="ro1">
          <table:table-cell office:value-type="float" office:value="27045899" calcext:value-type="float">
            <text:p>27045899</text:p>
          </table:table-cell>
          <table:table-cell table:number-columns-repeated="2" office:value-type="string" calcext:value-type="string">
            <text:p>Era Audiovisuau</text:p>
          </table:table-cell>
          <table:table-cell office:value-type="string" calcext:value-type="string">
            <text:p>Cultura|Espais escènics i musicals|Altres espais escènics i musicals|</text:p>
          </table:table-cell>
          <table:table-cell/>
          <table:table-cell office:value-type="string" calcext:value-type="string">
            <text:p><text:s/>Baile Calbetó Bar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530" calcext:value-type="float">
            <text:p>25530</text:p>
          </table:table-cell>
          <table:table-cell office:value-type="string" calcext:value-type="string">
            <text:p>Vielha e Mijaran</text:p>
          </table:table-cell>
          <table:table-cell office:value-type="float" office:value="252430" calcext:value-type="float">
            <text:p>252430</text:p>
          </table:table-cell>
          <table:table-cell office:value-type="string" calcext:value-type="string">
            <text:p>Val d'Aran</text:p>
          </table:table-cell>
          <table:table-cell office:value-type="float" office:value="973640018" calcext:value-type="float">
            <text:p>973640018</text:p>
          </table:table-cell>
          <table:table-cell table:number-columns-repeated="2"/>
          <table:table-cell office:value-type="float" office:value="319369627" calcext:value-type="float">
            <text:p>319369627</text:p>
          </table:table-cell>
          <table:table-cell office:value-type="float" office:value="4730369552" calcext:value-type="float">
            <text:p>4730369552</text:p>
          </table:table-cell>
          <table:table-cell office:value-type="string" calcext:value-type="string">
            <text:p>0.794484539</text:p>
          </table:table-cell>
          <table:table-cell office:value-type="string" calcext:value-type="string">
            <text:p>42.704591938</text:p>
          </table:table-cell>
          <table:table-cell office:value-type="string" calcext:value-type="string">
            <text:p>info@vielha-mirajan.org</text:p>
          </table:table-cell>
          <table:table-cell/>
          <table:table-cell table:style-name="ce1" office:value-type="string" calcext:value-type="string">
            <text:p>07/10/2024 07:20:03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0.79448456 42.704594)</text:p>
          </table:table-cell>
        </table:table-row>
        <table:table-row table:style-name="ro1">
          <table:table-cell office:value-type="float" office:value="27042917" calcext:value-type="float">
            <text:p>27042917</text:p>
          </table:table-cell>
          <table:table-cell table:number-columns-repeated="2" office:value-type="string" calcext:value-type="string">
            <text:p>Ermita Sant Leïr</text:p>
          </table:table-cell>
          <table:table-cell office:value-type="string" calcext:value-type="string">
            <text:p>Cultura|Espais d'arts visuals|Espai d'arts visuals|</text:p>
          </table:table-cell>
          <table:table-cell/>
          <table:table-cell office:value-type="string" calcext:value-type="string">
            <text:p><text:s/>B. Sant Lleïr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8459" calcext:value-type="float">
            <text:p>8459</text:p>
          </table:table-cell>
          <table:table-cell office:value-type="string" calcext:value-type="string">
            <text:p>Sant Antoni de Vilamajor</text:p>
          </table:table-cell>
          <table:table-cell office:value-type="float" office:value="81982" calcext:value-type="float">
            <text:p>81982</text:p>
          </table:table-cell>
          <table:table-cell office:value-type="string" calcext:value-type="string">
            <text:p>Vallès Oriental</text:p>
          </table:table-cell>
          <table:table-cell office:value-type="float" office:value="938452400" calcext:value-type="float">
            <text:p>938452400</text:p>
          </table:table-cell>
          <table:table-cell table:number-columns-repeated="2"/>
          <table:table-cell office:value-type="float" office:value="450056600" calcext:value-type="float">
            <text:p>450056600</text:p>
          </table:table-cell>
          <table:table-cell office:value-type="float" office:value="4613960500" calcext:value-type="float">
            <text:p>4613960500</text:p>
          </table:table-cell>
          <table:table-cell office:value-type="string" calcext:value-type="string">
            <text:p>2.399984024</text:p>
          </table:table-cell>
          <table:table-cell office:value-type="string" calcext:value-type="string">
            <text:p>41.675844358</text:p>
          </table:table-cell>
          <table:table-cell office:value-type="string" calcext:value-type="string">
            <text:p>st.antoni@diba.cat</text:p>
          </table:table-cell>
          <table:table-cell office:value-type="string" calcext:value-type="string">
            <text:p>http://santantonidevilamajor.cat</text:p>
          </table:table-cell>
          <table:table-cell table:style-name="ce1" office:value-type="string" calcext:value-type="string">
            <text:p>07/10/2024 07:36:00 AM</text:p>
          </table:table-cell>
          <table:table-cell office:value-type="string" calcext:value-type="string">
            <text:p>Gestio|Pública <text:s text:c="2"/>|Titularitat|Altres <text:s text:c="3"/></text:p>
          </table:table-cell>
          <table:table-cell office:value-type="string" calcext:value-type="string">
            <text:p>POINT (2.3999841 41.675846)</text:p>
          </table:table-cell>
        </table:table-row>
        <table:table-row table:style-name="ro1">
          <table:table-cell office:value-type="float" office:value="29647645" calcext:value-type="float">
            <text:p>29647645</text:p>
          </table:table-cell>
          <table:table-cell table:number-columns-repeated="2" office:value-type="string" calcext:value-type="string">
            <text:p>Esc. de Música Marshall</text:p>
          </table:table-cell>
          <table:table-cell office:value-type="string" calcext:value-type="string">
            <text:p>Educació. Formació|Escoles de música (no reglat) (MUSE)||</text:p>
          </table:table-cell>
          <table:table-cell/>
          <table:table-cell office:value-type="string" calcext:value-type="string">
            <text:p><text:s/>Comte de Salvatierra, 10</text:p>
          </table:table-cell>
          <table:table-cell table:number-columns-repeated="7"/>
          <table:table-cell office:value-type="float" office:value="8006" calcext:value-type="float">
            <text:p>8006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2187723" calcext:value-type="float">
            <text:p>932187723</text:p>
          </table:table-cell>
          <table:table-cell/>
          <table:table-cell office:value-type="float" office:value="932187723" calcext:value-type="float">
            <text:p>932187723</text:p>
          </table:table-cell>
          <table:table-cell office:value-type="float" office:value="429340000" calcext:value-type="float">
            <text:p>429340000</text:p>
          </table:table-cell>
          <table:table-cell office:value-type="float" office:value="4583119000" calcext:value-type="float">
            <text:p>4583119000</text:p>
          </table:table-cell>
          <table:table-cell office:value-type="string" calcext:value-type="string">
            <text:p>2.154747000</text:p>
          </table:table-cell>
          <table:table-cell office:value-type="string" calcext:value-type="string">
            <text:p>41.396502000</text:p>
          </table:table-cell>
          <table:table-cell office:value-type="string" calcext:value-type="string">
            <text:p>a8055993@xtec.cat</text:p>
          </table:table-cell>
          <table:table-cell/>
          <table:table-cell table:style-name="ce1" office:value-type="string" calcext:value-type="string">
            <text:p>06/12/2024 07:47:30 AM</text:p>
          </table:table-cell>
          <table:table-cell office:value-type="string" calcext:value-type="string">
            <text:p>Codi Territorial|Consorci d'Educació de Barcelona|Naturalesa|Privat|Titularitat|Societats Mercantils</text:p>
          </table:table-cell>
          <table:table-cell office:value-type="string" calcext:value-type="string">
            <text:p>POINT (2.154747 41.396503)</text:p>
          </table:table-cell>
        </table:table-row>
        <table:table-row table:style-name="ro1">
          <table:table-cell office:value-type="float" office:value="2579059" calcext:value-type="float">
            <text:p>2579059</text:p>
          </table:table-cell>
          <table:table-cell table:number-columns-repeated="2" office:value-type="string" calcext:value-type="string">
            <text:p>Esc. de Música Municipal</text:p>
          </table:table-cell>
          <table:table-cell office:value-type="string" calcext:value-type="string">
            <text:p>Educació. Formació|Escoles de música (no reglat) (MUSE)||</text:p>
          </table:table-cell>
          <table:table-cell/>
          <table:table-cell office:value-type="string" calcext:value-type="string">
            <text:p><text:s/>Petit Parc de l'Amistat, 1</text:p>
          </table:table-cell>
          <table:table-cell table:number-columns-repeated="7"/>
          <table:table-cell office:value-type="float" office:value="8950" calcext:value-type="float">
            <text:p>8950</text:p>
          </table:table-cell>
          <table:table-cell office:value-type="string" calcext:value-type="string">
            <text:p>Esplugues de Llobregat</text:p>
          </table:table-cell>
          <table:table-cell office:value-type="float" office:value="80771" calcext:value-type="float">
            <text:p>80771</text:p>
          </table:table-cell>
          <table:table-cell office:value-type="string" calcext:value-type="string">
            <text:p>Baix Llobregat</text:p>
          </table:table-cell>
          <table:table-cell office:value-type="float" office:value="933720416" calcext:value-type="float">
            <text:p>933720416</text:p>
          </table:table-cell>
          <table:table-cell/>
          <table:table-cell office:value-type="float" office:value="933720416" calcext:value-type="float">
            <text:p>933720416</text:p>
          </table:table-cell>
          <table:table-cell office:value-type="float" office:value="423794000" calcext:value-type="float">
            <text:p>423794000</text:p>
          </table:table-cell>
          <table:table-cell office:value-type="float" office:value="4580565000" calcext:value-type="float">
            <text:p>4580565000</text:p>
          </table:table-cell>
          <table:table-cell office:value-type="string" calcext:value-type="string">
            <text:p>2.088724000</text:p>
          </table:table-cell>
          <table:table-cell office:value-type="string" calcext:value-type="string">
            <text:p>41.372993000</text:p>
          </table:table-cell>
          <table:table-cell office:value-type="string" calcext:value-type="string">
            <text:p>a8056924@xtec.cat</text:p>
          </table:table-cell>
          <table:table-cell/>
          <table:table-cell table:style-name="ce1" office:value-type="string" calcext:value-type="string">
            <text:p>06/12/2024 07:47:28 AM</text:p>
          </table:table-cell>
          <table:table-cell office:value-type="string" calcext:value-type="string">
            <text:p>Codi Territorial|Baix Llobregat|Naturalesa|Públic|Titularitat|Corporacions Locals</text:p>
          </table:table-cell>
          <table:table-cell office:value-type="string" calcext:value-type="string">
            <text:p>POINT (2.088724 41.372993)</text:p>
          </table:table-cell>
        </table:table-row>
        <table:table-row table:style-name="ro1">
          <table:table-cell office:value-type="float" office:value="2579239" calcext:value-type="float">
            <text:p>2579239</text:p>
          </table:table-cell>
          <table:table-cell table:number-columns-repeated="2" office:value-type="string" calcext:value-type="string">
            <text:p>Esc. de Música Municipal Torre Balada</text:p>
          </table:table-cell>
          <table:table-cell office:value-type="string" calcext:value-type="string">
            <text:p>Educació. Formació|Escoles de música (no reglat) (MUSE)||</text:p>
          </table:table-cell>
          <table:table-cell/>
          <table:table-cell office:value-type="string" calcext:value-type="string">
            <text:p><text:s/>Caldes, 56</text:p>
          </table:table-cell>
          <table:table-cell table:number-columns-repeated="7"/>
          <table:table-cell office:value-type="float" office:value="8211" calcext:value-type="float">
            <text:p>8211</text:p>
          </table:table-cell>
          <table:table-cell office:value-type="string" calcext:value-type="string">
            <text:p>Castellar del Vallès</text:p>
          </table:table-cell>
          <table:table-cell office:value-type="float" office:value="80517" calcext:value-type="float">
            <text:p>80517</text:p>
          </table:table-cell>
          <table:table-cell office:value-type="string" calcext:value-type="string">
            <text:p>Vallès Occidental</text:p>
          </table:table-cell>
          <table:table-cell office:value-type="float" office:value="937144322" calcext:value-type="float">
            <text:p>937144322</text:p>
          </table:table-cell>
          <table:table-cell/>
          <table:table-cell office:value-type="float" office:value="937144322" calcext:value-type="float">
            <text:p>937144322</text:p>
          </table:table-cell>
          <table:table-cell office:value-type="float" office:value="424270000" calcext:value-type="float">
            <text:p>424270000</text:p>
          </table:table-cell>
          <table:table-cell office:value-type="float" office:value="4607723000" calcext:value-type="float">
            <text:p>4607723000</text:p>
          </table:table-cell>
          <table:table-cell office:value-type="string" calcext:value-type="string">
            <text:p>2.091003000</text:p>
          </table:table-cell>
          <table:table-cell office:value-type="string" calcext:value-type="string">
            <text:p>41.617636000</text:p>
          </table:table-cell>
          <table:table-cell office:value-type="string" calcext:value-type="string">
            <text:p>a8046232@xtec.cat</text:p>
          </table:table-cell>
          <table:table-cell/>
          <table:table-cell table:style-name="ce1" office:value-type="string" calcext:value-type="string">
            <text:p>06/12/2024 07:48:42 AM</text:p>
          </table:table-cell>
          <table:table-cell office:value-type="string" calcext:value-type="string">
            <text:p>Codi Territorial|Vallès Occidental|Naturalesa|Públic|Titularitat|Corporacions Locals</text:p>
          </table:table-cell>
          <table:table-cell office:value-type="string" calcext:value-type="string">
            <text:p>POINT (2.091003 41.617638)</text:p>
          </table:table-cell>
        </table:table-row>
        <table:table-row table:style-name="ro1">
          <table:table-cell office:value-type="float" office:value="29646103" calcext:value-type="float">
            <text:p>29646103</text:p>
          </table:table-cell>
          <table:table-cell table:number-columns-repeated="2" office:value-type="string" calcext:value-type="string">
            <text:p>Esc. Viticultura i Enolo. Mercè Rossell i Domènech</text:p>
          </table:table-cell>
          <table:table-cell office:value-type="string" calcext:value-type="string">
            <text:p>Educació. Formació|Cicles formatius professionals de grau mitjà (CFPM)||Educació. Formació|Cicles formatius professionals de grau superior (CFPS)||</text:p>
          </table:table-cell>
          <table:table-cell/>
          <table:table-cell office:value-type="string" calcext:value-type="string">
            <text:p><text:s/>Barri d'Espiells</text:p>
          </table:table-cell>
          <table:table-cell table:number-columns-repeated="7"/>
          <table:table-cell office:value-type="float" office:value="8770" calcext:value-type="float">
            <text:p>8770</text:p>
          </table:table-cell>
          <table:table-cell office:value-type="string" calcext:value-type="string">
            <text:p>Sant Sadurní d'Anoia</text:p>
          </table:table-cell>
          <table:table-cell office:value-type="float" office:value="82401" calcext:value-type="float">
            <text:p>82401</text:p>
          </table:table-cell>
          <table:table-cell office:value-type="string" calcext:value-type="string">
            <text:p>Alt Penedès</text:p>
          </table:table-cell>
          <table:table-cell office:value-type="float" office:value="938911412" calcext:value-type="float">
            <text:p>938911412</text:p>
          </table:table-cell>
          <table:table-cell/>
          <table:table-cell office:value-type="float" office:value="938911412" calcext:value-type="float">
            <text:p>938911412</text:p>
          </table:table-cell>
          <table:table-cell office:value-type="float" office:value="400669000" calcext:value-type="float">
            <text:p>400669000</text:p>
          </table:table-cell>
          <table:table-cell office:value-type="float" office:value="4588324000" calcext:value-type="float">
            <text:p>4588324000</text:p>
          </table:table-cell>
          <table:table-cell office:value-type="string" calcext:value-type="string">
            <text:p>1.810978000</text:p>
          </table:table-cell>
          <table:table-cell office:value-type="string" calcext:value-type="string">
            <text:p>41.440344000</text:p>
          </table:table-cell>
          <table:table-cell office:value-type="string" calcext:value-type="string">
            <text:p>a8043498@xtec.cat</text:p>
          </table:table-cell>
          <table:table-cell/>
          <table:table-cell table:style-name="ce1" office:value-type="string" calcext:value-type="string">
            <text:p>06/12/2024 07:49:08 AM</text:p>
          </table:table-cell>
          <table:table-cell office:value-type="string" calcext:value-type="string">
            <text:p>Codi Territorial|Penedès|Naturalesa|Públic|Titularitat|Altres Departaments</text:p>
          </table:table-cell>
          <table:table-cell office:value-type="string" calcext:value-type="string">
            <text:p>POINT (1.810978 41.440346)</text:p>
          </table:table-cell>
        </table:table-row>
        <table:table-row table:style-name="ro1">
          <table:table-cell office:value-type="float" office:value="4264062" calcext:value-type="float">
            <text:p>4264062</text:p>
          </table:table-cell>
          <table:table-cell table:number-columns-repeated="2" office:value-type="string" calcext:value-type="string">
            <text:p>Escola Agrària de Viticultura i Enologia Mercè Rosell i Domènech</text:p>
          </table:table-cell>
          <table:table-cell office:value-type="string" calcext:value-type="string">
            <text:p>Agricultura. Ramaderia. Pesca|Escoles de capacitació agrària||</text:p>
          </table:table-cell>
          <table:table-cell/>
          <table:table-cell office:value-type="string" calcext:value-type="string">
            <text:p><text:s/>Barri d'Espiells</text:p>
          </table:table-cell>
          <table:table-cell table:number-columns-repeated="7"/>
          <table:table-cell office:value-type="float" office:value="8770" calcext:value-type="float">
            <text:p>8770</text:p>
          </table:table-cell>
          <table:table-cell office:value-type="string" calcext:value-type="string">
            <text:p>Sant Sadurní d'Anoia</text:p>
          </table:table-cell>
          <table:table-cell office:value-type="float" office:value="82401" calcext:value-type="float">
            <text:p>82401</text:p>
          </table:table-cell>
          <table:table-cell office:value-type="string" calcext:value-type="string">
            <text:p>Alt Penedès</text:p>
          </table:table-cell>
          <table:table-cell office:value-type="string" calcext:value-type="string">
            <text:p>93 891 14 12</text:p>
          </table:table-cell>
          <table:table-cell/>
          <table:table-cell office:value-type="string" calcext:value-type="string">
            <text:p>93 891 20 88</text:p>
          </table:table-cell>
          <table:table-cell office:value-type="float" office:value="400627388" calcext:value-type="float">
            <text:p>400627388</text:p>
          </table:table-cell>
          <table:table-cell office:value-type="float" office:value="4588313388" calcext:value-type="float">
            <text:p>4588313388</text:p>
          </table:table-cell>
          <table:table-cell office:value-type="string" calcext:value-type="string">
            <text:p>1.810474000</text:p>
          </table:table-cell>
          <table:table-cell office:value-type="string" calcext:value-type="string">
            <text:p>41.440280000</text:p>
          </table:table-cell>
          <table:table-cell/>
          <table:table-cell office:value-type="string" calcext:value-type="string">
            <text:p>http://agricultura.gencat.cat/ca/ambits/formacio-innovacio/escoles-agraries/escola-viticultura-enologia-merce-rossell-domenech/</text:p>
          </table:table-cell>
          <table:table-cell office:value-type="string" calcext:value-type="string">
            <text:p>07/19/2024 07:36:37 AM</text:p>
          </table:table-cell>
          <table:table-cell office:value-type="string" calcext:value-type="string">
            <text:p>Horari|&lt;br /&gt;&lt;b&gt;Atenció al públic&lt;/b&gt;&lt;br /&gt; <text:s text:c="3"/>de dilluns a divendres, de 8 a 14 h.&lt;br /&gt;</text:p>
          </table:table-cell>
          <table:table-cell office:value-type="string" calcext:value-type="string">
            <text:p>POINT (1.810474 41.44028)</text:p>
          </table:table-cell>
        </table:table-row>
        <table:table-row table:style-name="ro1">
          <table:table-cell office:value-type="float" office:value="2577584" calcext:value-type="float">
            <text:p>2577584</text:p>
          </table:table-cell>
          <table:table-cell table:number-columns-repeated="2" office:value-type="string" calcext:value-type="string">
            <text:p>Escola Bellaterra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/>
          <table:table-cell office:value-type="string" calcext:value-type="string">
            <text:p><text:s/>Campus UAB, s/n (Bellaterra)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11030" calcext:value-type="float">
            <text:p>935811030</text:p>
          </table:table-cell>
          <table:table-cell/>
          <table:table-cell office:value-type="float" office:value="935811030" calcext:value-type="float">
            <text:p>935811030</text:p>
          </table:table-cell>
          <table:table-cell office:value-type="float" office:value="425060000" calcext:value-type="float">
            <text:p>425060000</text:p>
          </table:table-cell>
          <table:table-cell office:value-type="float" office:value="4595359000" calcext:value-type="float">
            <text:p>4595359000</text:p>
          </table:table-cell>
          <table:table-cell office:value-type="string" calcext:value-type="string">
            <text:p>2.102036000</text:p>
          </table:table-cell>
          <table:table-cell office:value-type="string" calcext:value-type="string">
            <text:p>41.506353000</text:p>
          </table:table-cell>
          <table:table-cell office:value-type="string" calcext:value-type="string">
            <text:p>a8039896@xtec.cat</text:p>
          </table:table-cell>
          <table:table-cell/>
          <table:table-cell table:style-name="ce1" office:value-type="string" calcext:value-type="string">
            <text:p>06/12/2024 07:49:42 AM</text:p>
          </table:table-cell>
          <table:table-cell office:value-type="string" calcext:value-type="string">
            <text:p>Codi Territorial|Vallès Occidental|Naturalesa|Públic|Titularitat|Departament d'Educació</text:p>
          </table:table-cell>
          <table:table-cell office:value-type="string" calcext:value-type="string">
            <text:p>POINT (2.102036 41.50635)</text:p>
          </table:table-cell>
        </table:table-row>
        <table:table-row table:style-name="ro1">
          <table:table-cell office:value-type="float" office:value="29646374" calcext:value-type="float">
            <text:p>29646374</text:p>
          </table:table-cell>
          <table:table-cell table:number-columns-repeated="2" office:value-type="string" calcext:value-type="string">
            <text:p>Escola Pia del Pont de Suert</text:p>
          </table:table-cell>
          <table:table-cell office:value-type="string" calcext:value-type="string">
            <text:p>Educació. Formació|Tècnics esportius de grau superior (TEGS)||Educació. Formació|Tècnics esportius de grau mitjà (TEGM)||</text:p>
          </table:table-cell>
          <table:table-cell/>
          <table:table-cell office:value-type="string" calcext:value-type="string">
            <text:p><text:s/>Barri d'aragó, s/n</text:p>
          </table:table-cell>
          <table:table-cell table:number-columns-repeated="7"/>
          <table:table-cell office:value-type="float" office:value="25520" calcext:value-type="float">
            <text:p>25520</text:p>
          </table:table-cell>
          <table:table-cell office:value-type="string" calcext:value-type="string">
            <text:p>Pont de Suert, el</text:p>
          </table:table-cell>
          <table:table-cell office:value-type="float" office:value="251734" calcext:value-type="float">
            <text:p>251734</text:p>
          </table:table-cell>
          <table:table-cell office:value-type="string" calcext:value-type="string">
            <text:p>Alta Ribagorça</text:p>
          </table:table-cell>
          <table:table-cell office:value-type="float" office:value="973690830" calcext:value-type="float">
            <text:p>973690830</text:p>
          </table:table-cell>
          <table:table-cell/>
          <table:table-cell office:value-type="float" office:value="973690830" calcext:value-type="float">
            <text:p>973690830</text:p>
          </table:table-cell>
          <table:table-cell office:value-type="float" office:value="313894000" calcext:value-type="float">
            <text:p>313894000</text:p>
          </table:table-cell>
          <table:table-cell office:value-type="float" office:value="4697360000" calcext:value-type="float">
            <text:p>4697360000</text:p>
          </table:table-cell>
          <table:table-cell office:value-type="string" calcext:value-type="string">
            <text:p>0.738430000</text:p>
          </table:table-cell>
          <table:table-cell office:value-type="string" calcext:value-type="string">
            <text:p>42.406241000</text:p>
          </table:table-cell>
          <table:table-cell office:value-type="string" calcext:value-type="string">
            <text:p>c5009319@xtec.cat</text:p>
          </table:table-cell>
          <table:table-cell/>
          <table:table-cell table:style-name="ce1" office:value-type="string" calcext:value-type="string">
            <text:p>06/12/2024 07:25:48 AM</text:p>
          </table:table-cell>
          <table:table-cell office:value-type="string" calcext:value-type="string">
            <text:p>Codi Territorial|Alt Pirineu i Aran|Naturalesa|Privat|Titularitat|Ordes i Congregacions Catòlics</text:p>
          </table:table-cell>
          <table:table-cell office:value-type="string" calcext:value-type="string">
            <text:p>POINT (0.73843 42.406242)</text:p>
          </table:table-cell>
        </table:table-row>
        <table:table-row table:style-name="ro1">
          <table:table-cell office:value-type="float" office:value="2577519" calcext:value-type="float">
            <text:p>2577519</text:p>
          </table:table-cell>
          <table:table-cell table:number-columns-repeated="2" office:value-type="string" calcext:value-type="string">
            <text:p>Escola Sant Miquel del Cros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/>
          <table:table-cell office:value-type="string" calcext:value-type="string">
            <text:p><text:s/>barri Cros</text:p>
          </table:table-cell>
          <table:table-cell table:number-columns-repeated="7"/>
          <table:table-cell office:value-type="float" office:value="8310" calcext:value-type="float">
            <text:p>8310</text:p>
          </table:table-cell>
          <table:table-cell office:value-type="string" calcext:value-type="string">
            <text:p>Argentona</text:p>
          </table:table-cell>
          <table:table-cell office:value-type="float" office:value="80095" calcext:value-type="float">
            <text:p>80095</text:p>
          </table:table-cell>
          <table:table-cell office:value-type="string" calcext:value-type="string">
            <text:p>Maresme</text:p>
          </table:table-cell>
          <table:table-cell office:value-type="float" office:value="937993951" calcext:value-type="float">
            <text:p>937993951</text:p>
          </table:table-cell>
          <table:table-cell/>
          <table:table-cell office:value-type="float" office:value="937993951" calcext:value-type="float">
            <text:p>937993951</text:p>
          </table:table-cell>
          <table:table-cell office:value-type="float" office:value="451455000" calcext:value-type="float">
            <text:p>451455000</text:p>
          </table:table-cell>
          <table:table-cell office:value-type="float" office:value="4598020000" calcext:value-type="float">
            <text:p>4598020000</text:p>
          </table:table-cell>
          <table:table-cell office:value-type="string" calcext:value-type="string">
            <text:p>2.418076000</text:p>
          </table:table-cell>
          <table:table-cell office:value-type="string" calcext:value-type="string">
            <text:p>41.532355000</text:p>
          </table:table-cell>
          <table:table-cell office:value-type="string" calcext:value-type="string">
            <text:p>a8039598@xtec.cat</text:p>
          </table:table-cell>
          <table:table-cell/>
          <table:table-cell table:style-name="ce1" office:value-type="string" calcext:value-type="string">
            <text:p>06/12/2024 07:49:45 AM</text:p>
          </table:table-cell>
          <table:table-cell office:value-type="string" calcext:value-type="string">
            <text:p>Codi Territorial|Maresme - Vallès Oriental|Naturalesa|Públic|Titularitat|Departament d'Educació</text:p>
          </table:table-cell>
          <table:table-cell office:value-type="string" calcext:value-type="string">
            <text:p>POINT (2.418076 41.532356)</text:p>
          </table:table-cell>
        </table:table-row>
        <table:table-row table:style-name="ro1">
          <table:table-cell office:value-type="float" office:value="2578342" calcext:value-type="float">
            <text:p>2578342</text:p>
          </table:table-cell>
          <table:table-cell table:number-columns-repeated="2" office:value-type="string" calcext:value-type="string">
            <text:p>Escola Sant Pau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/>
          <table:table-cell office:value-type="string" calcext:value-type="string">
            <text:p><text:s/>Camp Balmanya Zona Esportiva</text:p>
          </table:table-cell>
          <table:table-cell table:number-columns-repeated="7"/>
          <table:table-cell office:value-type="float" office:value="8395" calcext:value-type="float">
            <text:p>8395</text:p>
          </table:table-cell>
          <table:table-cell office:value-type="string" calcext:value-type="string">
            <text:p>Sant Pol de Mar</text:p>
          </table:table-cell>
          <table:table-cell office:value-type="float" office:value="82359" calcext:value-type="float">
            <text:p>82359</text:p>
          </table:table-cell>
          <table:table-cell office:value-type="string" calcext:value-type="string">
            <text:p>Maresme</text:p>
          </table:table-cell>
          <table:table-cell office:value-type="float" office:value="937600058" calcext:value-type="float">
            <text:p>937600058</text:p>
          </table:table-cell>
          <table:table-cell/>
          <table:table-cell office:value-type="float" office:value="937600058" calcext:value-type="float">
            <text:p>937600058</text:p>
          </table:table-cell>
          <table:table-cell office:value-type="float" office:value="467816000" calcext:value-type="float">
            <text:p>467816000</text:p>
          </table:table-cell>
          <table:table-cell office:value-type="float" office:value="4605650000" calcext:value-type="float">
            <text:p>4605650000</text:p>
          </table:table-cell>
          <table:table-cell office:value-type="string" calcext:value-type="string">
            <text:p>2.613785000</text:p>
          </table:table-cell>
          <table:table-cell office:value-type="string" calcext:value-type="string">
            <text:p>41.601906000</text:p>
          </table:table-cell>
          <table:table-cell office:value-type="string" calcext:value-type="string">
            <text:p>a8027225@xtec.cat</text:p>
          </table:table-cell>
          <table:table-cell/>
          <table:table-cell table:style-name="ce1" office:value-type="string" calcext:value-type="string">
            <text:p>06/12/2024 07:51:07 AM</text:p>
          </table:table-cell>
          <table:table-cell office:value-type="string" calcext:value-type="string">
            <text:p>Codi Territorial|Maresme - Vallès Oriental|Naturalesa|Públic|Titularitat|Departament d'Educació</text:p>
          </table:table-cell>
          <table:table-cell office:value-type="string" calcext:value-type="string">
            <text:p>POINT (2.613785 41.601906)</text:p>
          </table:table-cell>
        </table:table-row>
        <table:table-row table:style-name="ro1">
          <table:table-cell office:value-type="float" office:value="27044455" calcext:value-type="float">
            <text:p>27044455</text:p>
          </table:table-cell>
          <table:table-cell table:number-columns-repeated="2" office:value-type="string" calcext:value-type="string">
            <text:p>Espai Cultural Fàbrica Vella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Cal Carreras</text:p>
          </table:table-cell>
          <table:table-cell table:number-columns-repeated="7"/>
          <table:table-cell office:value-type="float" office:value="8650" calcext:value-type="float">
            <text:p>8650</text:p>
          </table:table-cell>
          <table:table-cell office:value-type="string" calcext:value-type="string">
            <text:p>Sallent</text:p>
          </table:table-cell>
          <table:table-cell office:value-type="float" office:value="81918" calcext:value-type="float">
            <text:p>81918</text:p>
          </table:table-cell>
          <table:table-cell office:value-type="string" calcext:value-type="string">
            <text:p>Bages</text:p>
          </table:table-cell>
          <table:table-cell office:value-type="float" office:value="938370200" calcext:value-type="float">
            <text:p>9383702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sallent@sallent.cat</text:p>
          </table:table-cell>
          <table:table-cell office:value-type="string" calcext:value-type="string">
            <text:p>https://www.sallent.cat/</text:p>
          </table:table-cell>
          <table:table-cell table:style-name="ce1" office:value-type="string" calcext:value-type="string">
            <text:p>07/10/2024 07:26:44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1440" calcext:value-type="float">
            <text:p>27041440</text:p>
          </table:table-cell>
          <table:table-cell table:number-columns-repeated="2" office:value-type="string" calcext:value-type="string">
            <text:p>ESPANYOL</text:p>
          </table:table-cell>
          <table:table-cell table:number-columns-repeated="2"/>
          <table:table-cell office:value-type="string" calcext:value-type="string">
            <text:p><text:s/>Domènec Cardenal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5262" calcext:value-type="float">
            <text:p>25262</text:p>
          </table:table-cell>
          <table:table-cell office:value-type="string" calcext:value-type="string">
            <text:p>Barbens</text:p>
          </table:table-cell>
          <table:table-cell office:value-type="float" office:value="250411" calcext:value-type="float">
            <text:p>250411</text:p>
          </table:table-cell>
          <table:table-cell office:value-type="string" calcext:value-type="string">
            <text:p>Pla d'Urgell</text:p>
          </table:table-cell>
          <table:table-cell office:value-type="string" calcext:value-type="string">
            <text:p>973-580.140</text:p>
          </table:table-cell>
          <table:table-cell table:number-columns-repeated="2"/>
          <table:table-cell office:value-type="float" office:value="334965170" calcext:value-type="float">
            <text:p>334965170</text:p>
          </table:table-cell>
          <table:table-cell office:value-type="float" office:value="4615745654" calcext:value-type="float">
            <text:p>4615745654</text:p>
          </table:table-cell>
          <table:table-cell office:value-type="string" calcext:value-type="string">
            <text:p>1.017310597</text:p>
          </table:table-cell>
          <table:table-cell office:value-type="string" calcext:value-type="string">
            <text:p>41.676384510</text:p>
          </table:table-cell>
          <table:table-cell office:value-type="string" calcext:value-type="string">
            <text:p>hosteleria@garulo.com, enviar aquí les incidències</text:p>
          </table:table-cell>
          <table:table-cell/>
          <table:table-cell table:style-name="ce1" office:value-type="string" calcext:value-type="string">
            <text:p>07/10/2024 07:23:25 AM</text:p>
          </table:table-cell>
          <table:table-cell/>
          <table:table-cell office:value-type="string" calcext:value-type="string">
            <text:p>POINT (1.0173106 41.676384)</text:p>
          </table:table-cell>
        </table:table-row>
        <table:table-row table:style-name="ro1">
          <table:table-cell office:value-type="float" office:value="3623744" calcext:value-type="float">
            <text:p>3623744</text:p>
          </table:table-cell>
          <table:table-cell table:number-columns-repeated="2" office:value-type="string" calcext:value-type="string">
            <text:p>Farmàcia Boada Ordis, Marta</text:p>
          </table:table-cell>
          <table:table-cell office:value-type="string" calcext:value-type="string">
            <text:p>Salut|Farmàcies||</text:p>
          </table:table-cell>
          <table:table-cell/>
          <table:table-cell office:value-type="string" calcext:value-type="string">
            <text:p><text:s/>DI VILA-ROJA, 177</text:p>
          </table:table-cell>
          <table:table-cell table:number-columns-repeated="7"/>
          <table:table-cell office:value-type="float" office:value="17005" calcext:value-type="float">
            <text:p>17005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office:value-type="float" office:value="972206615" calcext:value-type="float">
            <text:p>972206615</text:p>
          </table:table-cell>
          <table:table-cell table:number-columns-repeated="2"/>
          <table:table-cell office:value-type="float" office:value="487101386" calcext:value-type="float">
            <text:p>487101386</text:p>
          </table:table-cell>
          <table:table-cell office:value-type="float" office:value="4646573210" calcext:value-type="float">
            <text:p>4646573210</text:p>
          </table:table-cell>
          <table:table-cell office:value-type="string" calcext:value-type="string">
            <text:p>2.844323354</text:p>
          </table:table-cell>
          <table:table-cell office:value-type="string" calcext:value-type="string">
            <text:p>41.971045889</text:p>
          </table:table-cell>
          <table:table-cell table:number-columns-repeated="2"/>
          <table:table-cell office:value-type="string" calcext:value-type="string">
            <text:p>07/19/2024 07:55:39 AM</text:p>
          </table:table-cell>
          <table:table-cell/>
          <table:table-cell office:value-type="string" calcext:value-type="string">
            <text:p>POINT (2.8443234 41.971046)</text:p>
          </table:table-cell>
        </table:table-row>
        <table:table-row table:style-name="ro1">
          <table:table-cell office:value-type="float" office:value="3623289" calcext:value-type="float">
            <text:p>3623289</text:p>
          </table:table-cell>
          <table:table-cell table:number-columns-repeated="2" office:value-type="string" calcext:value-type="string">
            <text:p>Farmàcia Palomeras Sargatal, Maria</text:p>
          </table:table-cell>
          <table:table-cell office:value-type="string" calcext:value-type="string">
            <text:p>Salut|Farmàcies||</text:p>
          </table:table-cell>
          <table:table-cell/>
          <table:table-cell office:value-type="string" calcext:value-type="string">
            <text:p><text:s/>VI <text:s/>SANT OLEGUER, 2</text:p>
          </table:table-cell>
          <table:table-cell table:number-columns-repeated="7"/>
          <table:table-cell office:value-type="float" office:value="8210" calcext:value-type="float">
            <text:p>8210</text:p>
          </table:table-cell>
          <table:table-cell office:value-type="string" calcext:value-type="string">
            <text:p>Barberà del Vallès</text:p>
          </table:table-cell>
          <table:table-cell office:value-type="float" office:value="82520" calcext:value-type="float">
            <text:p>82520</text:p>
          </table:table-cell>
          <table:table-cell office:value-type="string" calcext:value-type="string">
            <text:p>Vallès Occidental</text:p>
          </table:table-cell>
          <table:table-cell office:value-type="float" office:value="937181804" calcext:value-type="float">
            <text:p>937181804</text:p>
          </table:table-cell>
          <table:table-cell table:number-columns-repeated="2"/>
          <table:table-cell office:value-type="float" office:value="426805539" calcext:value-type="float">
            <text:p>426805539</text:p>
          </table:table-cell>
          <table:table-cell office:value-type="float" office:value="4597267283" calcext:value-type="float">
            <text:p>4597267283</text:p>
          </table:table-cell>
          <table:table-cell office:value-type="string" calcext:value-type="string">
            <text:p>2.122712873</text:p>
          </table:table-cell>
          <table:table-cell office:value-type="string" calcext:value-type="string">
            <text:p>41.523703663</text:p>
          </table:table-cell>
          <table:table-cell table:number-columns-repeated="2"/>
          <table:table-cell office:value-type="string" calcext:value-type="string">
            <text:p>07/19/2024 07:54:31 AM</text:p>
          </table:table-cell>
          <table:table-cell/>
          <table:table-cell office:value-type="string" calcext:value-type="string">
            <text:p>POINT (2.1227129 41.523705)</text:p>
          </table:table-cell>
        </table:table-row>
        <table:table-row table:style-name="ro1">
          <table:table-cell office:value-type="float" office:value="3623643" calcext:value-type="float">
            <text:p>3623643</text:p>
          </table:table-cell>
          <table:table-cell table:number-columns-repeated="2" office:value-type="string" calcext:value-type="string">
            <text:p>Farmàcia Salles Martí, Emília</text:p>
          </table:table-cell>
          <table:table-cell office:value-type="string" calcext:value-type="string">
            <text:p>Salut|Farmàcies||</text:p>
          </table:table-cell>
          <table:table-cell/>
          <table:table-cell office:value-type="string" calcext:value-type="string">
            <text:p><text:s/>PC DE SANT JOAN, 4</text:p>
          </table:table-cell>
          <table:table-cell table:number-columns-repeated="7"/>
          <table:table-cell office:value-type="float" office:value="17220" calcext:value-type="float">
            <text:p>17220</text:p>
          </table:table-cell>
          <table:table-cell office:value-type="string" calcext:value-type="string">
            <text:p>Sant Feliu de Guíxols</text:p>
          </table:table-cell>
          <table:table-cell office:value-type="float" office:value="171609" calcext:value-type="float">
            <text:p>171609</text:p>
          </table:table-cell>
          <table:table-cell office:value-type="string" calcext:value-type="string">
            <text:p>Baix Empordà</text:p>
          </table:table-cell>
          <table:table-cell office:value-type="float" office:value="972320428" calcext:value-type="float">
            <text:p>972320428</text:p>
          </table:table-cell>
          <table:table-cell table:number-columns-repeated="2"/>
          <table:table-cell office:value-type="float" office:value="502342585" calcext:value-type="float">
            <text:p>502342585</text:p>
          </table:table-cell>
          <table:table-cell office:value-type="float" office:value="4625558172" calcext:value-type="float">
            <text:p>4625558172</text:p>
          </table:table-cell>
          <table:table-cell office:value-type="string" calcext:value-type="string">
            <text:p>3.028189999</text:p>
          </table:table-cell>
          <table:table-cell office:value-type="string" calcext:value-type="string">
            <text:p>41.781868430</text:p>
          </table:table-cell>
          <table:table-cell table:number-columns-repeated="2"/>
          <table:table-cell office:value-type="string" calcext:value-type="string">
            <text:p>07/19/2024 07:55:42 AM</text:p>
          </table:table-cell>
          <table:table-cell/>
          <table:table-cell office:value-type="string" calcext:value-type="string">
            <text:p>POINT (3.02819 41.781868)</text:p>
          </table:table-cell>
        </table:table-row>
        <table:table-row table:style-name="ro1">
          <table:table-cell office:value-type="float" office:value="3621933" calcext:value-type="float">
            <text:p>3621933</text:p>
          </table:table-cell>
          <table:table-cell table:number-columns-repeated="2" office:value-type="string" calcext:value-type="string">
            <text:p>Farmàcia Sanchez Raja, Estela</text:p>
          </table:table-cell>
          <table:table-cell office:value-type="string" calcext:value-type="string">
            <text:p>Salut|Farmàcies||</text:p>
          </table:table-cell>
          <table:table-cell/>
          <table:table-cell office:value-type="string" calcext:value-type="string">
            <text:p><text:s/>MS DELS CUPS, 0013</text:p>
          </table:table-cell>
          <table:table-cell table:number-columns-repeated="7"/>
          <table:table-cell office:value-type="float" office:value="43130" calcext:value-type="float">
            <text:p>43130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office:value-type="float" office:value="352857519" calcext:value-type="float">
            <text:p>352857519</text:p>
          </table:table-cell>
          <table:table-cell office:value-type="float" office:value="4557620850" calcext:value-type="float">
            <text:p>4557620850</text:p>
          </table:table-cell>
          <table:table-cell office:value-type="string" calcext:value-type="string">
            <text:p>1.246298983</text:p>
          </table:table-cell>
          <table:table-cell office:value-type="string" calcext:value-type="string">
            <text:p>41.156575019</text:p>
          </table:table-cell>
          <table:table-cell table:number-columns-repeated="2"/>
          <table:table-cell office:value-type="string" calcext:value-type="string">
            <text:p>07/19/2024 07:55:53 AM</text:p>
          </table:table-cell>
          <table:table-cell/>
          <table:table-cell office:value-type="string" calcext:value-type="string">
            <text:p>POINT (1.246299 41.156574)</text:p>
          </table:table-cell>
        </table:table-row>
        <table:table-row table:style-name="ro1">
          <table:table-cell office:value-type="float" office:value="3624041" calcext:value-type="float">
            <text:p>3624041</text:p>
          </table:table-cell>
          <table:table-cell table:number-columns-repeated="2" office:value-type="string" calcext:value-type="string">
            <text:p>Farmàcia Sauri Masgrau, Joan</text:p>
          </table:table-cell>
          <table:table-cell office:value-type="string" calcext:value-type="string">
            <text:p>Salut|Farmàcies||</text:p>
          </table:table-cell>
          <table:table-cell/>
          <table:table-cell office:value-type="string" calcext:value-type="string">
            <text:p><text:s/>CA CONSELLERS, 28</text:p>
          </table:table-cell>
          <table:table-cell table:number-columns-repeated="7"/>
          <table:table-cell office:value-type="float" office:value="17240" calcext:value-type="float">
            <text:p>17240</text:p>
          </table:table-cell>
          <table:table-cell office:value-type="string" calcext:value-type="string">
            <text:p>Llagostera</text:p>
          </table:table-cell>
          <table:table-cell office:value-type="float" office:value="170890" calcext:value-type="float">
            <text:p>170890</text:p>
          </table:table-cell>
          <table:table-cell office:value-type="string" calcext:value-type="string">
            <text:p>Gironès</text:p>
          </table:table-cell>
          <table:table-cell office:value-type="float" office:value="972832918" calcext:value-type="float">
            <text:p>972832918</text:p>
          </table:table-cell>
          <table:table-cell table:number-columns-repeated="2"/>
          <table:table-cell office:value-type="float" office:value="491161482" calcext:value-type="float">
            <text:p>491161482</text:p>
          </table:table-cell>
          <table:table-cell office:value-type="float" office:value="4630506987" calcext:value-type="float">
            <text:p>4630506987</text:p>
          </table:table-cell>
          <table:table-cell office:value-type="string" calcext:value-type="string">
            <text:p>2.893566138</text:p>
          </table:table-cell>
          <table:table-cell office:value-type="string" calcext:value-type="string">
            <text:p>41.826396438</text:p>
          </table:table-cell>
          <table:table-cell table:number-columns-repeated="2"/>
          <table:table-cell office:value-type="string" calcext:value-type="string">
            <text:p>07/19/2024 07:55:38 AM</text:p>
          </table:table-cell>
          <table:table-cell/>
          <table:table-cell office:value-type="string" calcext:value-type="string">
            <text:p>POINT (2.8935661 41.826397)</text:p>
          </table:table-cell>
        </table:table-row>
        <table:table-row table:style-name="ro1">
          <table:table-cell office:value-type="float" office:value="3624038" calcext:value-type="float">
            <text:p>3624038</text:p>
          </table:table-cell>
          <table:table-cell table:number-columns-repeated="2" office:value-type="string" calcext:value-type="string">
            <text:p>Farmàcia Sendra Vives, Gemma</text:p>
          </table:table-cell>
          <table:table-cell office:value-type="string" calcext:value-type="string">
            <text:p>Salut|Farmàcies||</text:p>
          </table:table-cell>
          <table:table-cell/>
          <table:table-cell office:value-type="string" calcext:value-type="string">
            <text:p><text:s/>CA CIRCUMVAL.LACIO, 00003</text:p>
          </table:table-cell>
          <table:table-cell table:number-columns-repeated="7"/>
          <table:table-cell office:value-type="float" office:value="17181" calcext:value-type="float">
            <text:p>17181</text:p>
          </table:table-cell>
          <table:table-cell office:value-type="string" calcext:value-type="string">
            <text:p>Aiguaviva</text:p>
          </table:table-cell>
          <table:table-cell office:value-type="float" office:value="170025" calcext:value-type="float">
            <text:p>170025</text:p>
          </table:table-cell>
          <table:table-cell office:value-type="string" calcext:value-type="string">
            <text:p>Gironès</text:p>
          </table:table-cell>
          <table:table-cell office:value-type="float" office:value="972241254" calcext:value-type="float">
            <text:p>972241254</text:p>
          </table:table-cell>
          <table:table-cell table:number-columns-repeated="2"/>
          <table:table-cell office:value-type="float" office:value="480320315" calcext:value-type="float">
            <text:p>480320315</text:p>
          </table:table-cell>
          <table:table-cell office:value-type="float" office:value="4642997332" calcext:value-type="float">
            <text:p>4642997332</text:p>
          </table:table-cell>
          <table:table-cell office:value-type="string" calcext:value-type="string">
            <text:p>2.762601003</text:p>
          </table:table-cell>
          <table:table-cell office:value-type="string" calcext:value-type="string">
            <text:p>41.938699021</text:p>
          </table:table-cell>
          <table:table-cell table:number-columns-repeated="2"/>
          <table:table-cell office:value-type="string" calcext:value-type="string">
            <text:p>07/19/2024 07:55:41 AM</text:p>
          </table:table-cell>
          <table:table-cell/>
          <table:table-cell office:value-type="string" calcext:value-type="string">
            <text:p>POINT (2.762601 41.938698)</text:p>
          </table:table-cell>
        </table:table-row>
        <table:table-row table:style-name="ro1">
          <table:table-cell office:value-type="float" office:value="1283637" calcext:value-type="float">
            <text:p>1283637</text:p>
          </table:table-cell>
          <table:table-cell table:number-columns-repeated="2" office:value-type="string" calcext:value-type="string">
            <text:p>Fiscalia d'Àrea de Manresa-Igualada-Vic</text:p>
          </table:table-cell>
          <table:table-cell office:value-type="string" calcext:value-type="string">
            <text:p>Justícia|Fiscalies||</text:p>
          </table:table-cell>
          <table:table-cell/>
          <table:table-cell office:value-type="string" calcext:value-type="string">
            <text:p><text:s/>Dr. Junyent, 4 cant. Bisbe Morgades, 2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office:value-type="float" office:value="627480648" calcext:value-type="float">
            <text:p>627480648</text:p>
          </table:table-cell>
          <table:table-cell office:value-type="float" office:value="938834534" calcext:value-type="float">
            <text:p>938834534</text:p>
          </table:table-cell>
          <table:table-cell/>
          <table:table-cell office:value-type="float" office:value="437881120" calcext:value-type="float">
            <text:p>437881120</text:p>
          </table:table-cell>
          <table:table-cell office:value-type="float" office:value="4642310053" calcext:value-type="float">
            <text:p>4642310053</text:p>
          </table:table-cell>
          <table:table-cell office:value-type="string" calcext:value-type="string">
            <text:p>2.250750900</text:p>
          </table:table-cell>
          <table:table-cell office:value-type="string" calcext:value-type="string">
            <text:p>41.930309700</text:p>
          </table:table-cell>
          <table:table-cell table:number-columns-repeated="2"/>
          <table:table-cell office:value-type="string" calcext:value-type="string">
            <text:p>07/18/2024 07:02:14 AM</text:p>
          </table:table-cell>
          <table:table-cell/>
          <table:table-cell office:value-type="string" calcext:value-type="string">
            <text:p>POINT (2.250751 41.93031)</text:p>
          </table:table-cell>
        </table:table-row>
        <table:table-row table:style-name="ro1">
          <table:table-cell office:value-type="float" office:value="3040261" calcext:value-type="float">
            <text:p>3040261</text:p>
          </table:table-cell>
          <table:table-cell table:number-columns-repeated="2" office:value-type="string" calcext:value-type="string">
            <text:p>Fundació Institut Català de Nanociència i Nanotecnologia (ICN2)</text:p>
          </table:table-cell>
          <table:table-cell table:number-columns-repeated="2"/>
          <table:table-cell office:value-type="string" calcext:value-type="string">
            <text:p><text:s/>Campus de Bellaterra de la UAB. Edifici C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44 08</text:p>
          </table:table-cell>
          <table:table-cell/>
          <table:table-cell office:value-type="string" calcext:value-type="string">
            <text:p>93 581 44 11</text:p>
          </table:table-cell>
          <table:table-cell office:value-type="float" office:value="425630974" calcext:value-type="float">
            <text:p>425630974</text:p>
          </table:table-cell>
          <table:table-cell office:value-type="float" office:value="4594670709" calcext:value-type="float">
            <text:p>4594670709</text:p>
          </table:table-cell>
          <table:table-cell office:value-type="string" calcext:value-type="string">
            <text:p>2.108979000</text:p>
          </table:table-cell>
          <table:table-cell office:value-type="string" calcext:value-type="string">
            <text:p>41.500201000</text:p>
          </table:table-cell>
          <table:table-cell office:value-type="string" calcext:value-type="string">
            <text:p>info@icn.cat</text:p>
          </table:table-cell>
          <table:table-cell office:value-type="string" calcext:value-type="string">
            <text:p>http://www.icn.cat/index.php/ca/</text:p>
          </table:table-cell>
          <table:table-cell office:value-type="string" calcext:value-type="string">
            <text:p>07/19/2024 07:36:35 AM</text:p>
          </table:table-cell>
          <table:table-cell/>
          <table:table-cell office:value-type="string" calcext:value-type="string">
            <text:p>POINT (2.108979 41.500202)</text:p>
          </table:table-cell>
        </table:table-row>
        <table:table-row table:style-name="ro1">
          <table:table-cell office:value-type="float" office:value="55316" calcext:value-type="float">
            <text:p>55316</text:p>
          </table:table-cell>
          <table:table-cell table:number-columns-repeated="2" office:value-type="string" calcext:value-type="string">
            <text:p>GRITELLA. OFICINA DE TURISME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Comte de Rius, Nº 8</text:p>
          </table:table-cell>
          <table:table-cell table:number-columns-repeated="7"/>
          <table:table-cell office:value-type="float" office:value="43360" calcext:value-type="float">
            <text:p>43360</text:p>
          </table:table-cell>
          <table:table-cell office:value-type="string" calcext:value-type="string">
            <text:p>Cornudella de Montsant</text:p>
          </table:table-cell>
          <table:table-cell office:value-type="float" office:value="430496" calcext:value-type="float">
            <text:p>430496</text:p>
          </table:table-cell>
          <table:table-cell office:value-type="string" calcext:value-type="string">
            <text:p>Priorat</text:p>
          </table:table-cell>
          <table:table-cell office:value-type="float" office:value="977821000" calcext:value-type="float">
            <text:p>977821000</text:p>
          </table:table-cell>
          <table:table-cell table:number-columns-repeated="2"/>
          <table:table-cell office:value-type="float" office:value="324500076" calcext:value-type="float">
            <text:p>324500076</text:p>
          </table:table-cell>
          <table:table-cell office:value-type="float" office:value="4570246314" calcext:value-type="float">
            <text:p>4570246314</text:p>
          </table:table-cell>
          <table:table-cell office:value-type="string" calcext:value-type="string">
            <text:p>0.904898200</text:p>
          </table:table-cell>
          <table:table-cell office:value-type="string" calcext:value-type="string">
            <text:p>41.264588300</text:p>
          </table:table-cell>
          <table:table-cell office:value-type="string" calcext:value-type="string">
            <text:p>tur.cornudella@gmail.com</text:p>
          </table:table-cell>
          <table:table-cell office:value-type="string" calcext:value-type="string">
            <text:p>http://www.turismesiurana.org</text:p>
          </table:table-cell>
          <table:table-cell office:value-type="string" calcext:value-type="string">
            <text:p>07/19/2024 07:51:52 AM</text:p>
          </table:table-cell>
          <table:table-cell office:value-type="string" calcext:value-type="string">
            <text:p>Marca_Turistica|COSTA DAURADA</text:p>
          </table:table-cell>
          <table:table-cell office:value-type="string" calcext:value-type="string">
            <text:p>POINT (0.9048982 41.264587)</text:p>
          </table:table-cell>
        </table:table-row>
        <table:table-row table:style-name="ro1">
          <table:table-cell office:value-type="float" office:value="3041550" calcext:value-type="float">
            <text:p>3041550</text:p>
          </table:table-cell>
          <table:table-cell table:number-columns-repeated="2" office:value-type="string" calcext:value-type="string">
            <text:p>Guàrdia Urbana de Badalona</text:p>
          </table:table-cell>
          <table:table-cell office:value-type="string" calcext:value-type="string">
            <text:p>Emergències. Seguretat|Policies Locals||</text:p>
          </table:table-cell>
          <table:table-cell/>
          <table:table-cell office:value-type="string" calcext:value-type="string">
            <text:p><text:s/>Turó d'en Caritg, s/n</text:p>
          </table:table-cell>
          <table:table-cell table:number-columns-repeated="7"/>
          <table:table-cell office:value-type="float" office:value="8917" calcext:value-type="float">
            <text:p>8917</text:p>
          </table:table-cell>
          <table:table-cell office:value-type="string" calcext:value-type="string">
            <text:p>Badalona</text:p>
          </table:table-cell>
          <table:table-cell office:value-type="float" office:value="80155" calcext:value-type="float">
            <text:p>80155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93 483 29 01</text:p>
          </table:table-cell>
          <table:table-cell/>
          <table:table-cell office:value-type="string" calcext:value-type="string">
            <text:p>93 399 26 08</text:p>
          </table:table-cell>
          <table:table-cell office:value-type="float" office:value="435360944" calcext:value-type="float">
            <text:p>435360944</text:p>
          </table:table-cell>
          <table:table-cell office:value-type="float" office:value="4588650625" calcext:value-type="float">
            <text:p>4588650625</text:p>
          </table:table-cell>
          <table:table-cell office:value-type="string" calcext:value-type="string">
            <text:p>2.226148000</text:p>
          </table:table-cell>
          <table:table-cell office:value-type="string" calcext:value-type="string">
            <text:p>41.446839000</text:p>
          </table:table-cell>
          <table:table-cell table:number-columns-repeated="2"/>
          <table:table-cell office:value-type="string" calcext:value-type="string">
            <text:p>07/19/2024 07:36:32 AM</text:p>
          </table:table-cell>
          <table:table-cell office:value-type="string" calcext:value-type="string">
            <text:p>Observacions|Aquesta policia local, en l'àmbit territorial, està inclosa dins l'ABP Badalona i la Regió Policial Metropolitana Nord. </text:p>
          </table:table-cell>
          <table:table-cell office:value-type="string" calcext:value-type="string">
            <text:p>POINT (2.226148 41.44684)</text:p>
          </table:table-cell>
        </table:table-row>
        <table:table-row table:style-name="ro1">
          <table:table-cell office:value-type="float" office:value="759352" calcext:value-type="float">
            <text:p>759352</text:p>
          </table:table-cell>
          <table:table-cell table:number-columns-repeated="2" office:value-type="string" calcext:value-type="string">
            <text:p>Heliport Port de Tarragona</text:p>
          </table:table-cell>
          <table:table-cell office:value-type="string" calcext:value-type="string">
            <text:p>Mobilitat. Transports|Aeroports, aeròdroms i heliports||</text:p>
          </table:table-cell>
          <table:table-cell/>
          <table:table-cell office:value-type="string" calcext:value-type="string">
            <text:p><text:s/>Dic de Llevant del Port de Tarragona 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004" calcext:value-type="float">
            <text:p>43004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office:value-type="float" office:value="350995150" calcext:value-type="float">
            <text:p>350995150</text:p>
          </table:table-cell>
          <table:table-cell office:value-type="float" office:value="4550125450" calcext:value-type="float">
            <text:p>4550125450</text:p>
          </table:table-cell>
          <table:table-cell office:value-type="string" calcext:value-type="string">
            <text:p>1.225930556</text:p>
          </table:table-cell>
          <table:table-cell office:value-type="string" calcext:value-type="string">
            <text:p>41.088750000</text:p>
          </table:table-cell>
          <table:table-cell table:number-columns-repeated="2"/>
          <table:table-cell office:value-type="string" calcext:value-type="string">
            <text:p>07/17/2024 06:00:49 AM</text:p>
          </table:table-cell>
          <table:table-cell office:value-type="string" calcext:value-type="string">
            <text:p>Entitat Gestora|Autoritat Portuària de Tarragona|Tipus|Heliport Restringit Especialitzat|Titular|Autoritat Portuària de Tarragona</text:p>
          </table:table-cell>
          <table:table-cell office:value-type="string" calcext:value-type="string">
            <text:p>POINT (1.2259306 41.08875)</text:p>
          </table:table-cell>
        </table:table-row>
        <table:table-row table:style-name="ro1">
          <table:table-cell office:value-type="float" office:value="3622841" calcext:value-type="float">
            <text:p>3622841</text:p>
          </table:table-cell>
          <table:table-cell table:number-columns-repeated="2" office:value-type="string" calcext:value-type="string">
            <text:p>Hospital de dia d'adolescentes de l'Hospital de Sabadell</text:p>
          </table:table-cell>
          <table:table-cell office:value-type="string" calcext:value-type="string">
            <text:p>Salut|Centres sanitaris|5. Centres de salut mental|</text:p>
          </table:table-cell>
          <table:table-cell/>
          <table:table-cell office:value-type="string" calcext:value-type="string">
            <text:p><text:s/>LL PARC TAULÍ, S/N</text:p>
          </table:table-cell>
          <table:table-cell table:number-columns-repeated="7"/>
          <table:table-cell office:value-type="float" office:value="8208" calcext:value-type="float">
            <text:p>8208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37231010" calcext:value-type="float">
            <text:p>937231010</text:p>
          </table:table-cell>
          <table:table-cell/>
          <table:table-cell office:value-type="string" calcext:value-type="string">
            <text:p>93 716 06 46</text:p>
          </table:table-cell>
          <table:table-cell office:value-type="float" office:value="425870836" calcext:value-type="float">
            <text:p>425870836</text:p>
          </table:table-cell>
          <table:table-cell office:value-type="float" office:value="4601038722" calcext:value-type="float">
            <text:p>4601038722</text:p>
          </table:table-cell>
          <table:table-cell office:value-type="string" calcext:value-type="string">
            <text:p>2.111046016</text:p>
          </table:table-cell>
          <table:table-cell office:value-type="string" calcext:value-type="string">
            <text:p>41.557584391</text:p>
          </table:table-cell>
          <table:table-cell office:value-type="string" calcext:value-type="string">
            <text:p>uac@tauli.cat</text:p>
          </table:table-cell>
          <table:table-cell office:value-type="string" calcext:value-type="string">
            <text:p>http://www.tauli.cat</text:p>
          </table:table-cell>
          <table:table-cell office:value-type="string" calcext:value-type="string">
            <text:p>07/19/2024 07:54:33 AM</text:p>
          </table:table-cell>
          <table:table-cell/>
          <table:table-cell office:value-type="string" calcext:value-type="string">
            <text:p>POINT (2.111046 41.557583)</text:p>
          </table:table-cell>
        </table:table-row>
        <table:table-row table:style-name="ro1">
          <table:table-cell office:value-type="float" office:value="3622842" calcext:value-type="float">
            <text:p>3622842</text:p>
          </table:table-cell>
          <table:table-cell table:number-columns-repeated="2" office:value-type="string" calcext:value-type="string">
            <text:p>Hospital de dia de salut mental de l'Hospital de Sabadell</text:p>
          </table:table-cell>
          <table:table-cell office:value-type="string" calcext:value-type="string">
            <text:p>Salut|Centres sanitaris|5. Centres de salut mental|</text:p>
          </table:table-cell>
          <table:table-cell/>
          <table:table-cell office:value-type="string" calcext:value-type="string">
            <text:p><text:s/>LL PARC TAULÍ, S/N</text:p>
          </table:table-cell>
          <table:table-cell table:number-columns-repeated="7"/>
          <table:table-cell office:value-type="float" office:value="8208" calcext:value-type="float">
            <text:p>8208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37231010" calcext:value-type="float">
            <text:p>937231010</text:p>
          </table:table-cell>
          <table:table-cell office:value-type="float" office:value="937237181" calcext:value-type="float">
            <text:p>937237181</text:p>
          </table:table-cell>
          <table:table-cell office:value-type="string" calcext:value-type="string">
            <text:p>93 716 06 46</text:p>
          </table:table-cell>
          <table:table-cell office:value-type="float" office:value="425870836" calcext:value-type="float">
            <text:p>425870836</text:p>
          </table:table-cell>
          <table:table-cell office:value-type="float" office:value="4601038722" calcext:value-type="float">
            <text:p>4601038722</text:p>
          </table:table-cell>
          <table:table-cell office:value-type="string" calcext:value-type="string">
            <text:p>2.111046016</text:p>
          </table:table-cell>
          <table:table-cell office:value-type="string" calcext:value-type="string">
            <text:p>41.557584391</text:p>
          </table:table-cell>
          <table:table-cell office:value-type="string" calcext:value-type="string">
            <text:p>dpalao@tauli.cat</text:p>
          </table:table-cell>
          <table:table-cell office:value-type="string" calcext:value-type="string">
            <text:p>http://www.tauli.cat/tauli/cat/default.htm</text:p>
          </table:table-cell>
          <table:table-cell office:value-type="string" calcext:value-type="string">
            <text:p>07/19/2024 07:54:33 AM</text:p>
          </table:table-cell>
          <table:table-cell/>
          <table:table-cell office:value-type="string" calcext:value-type="string">
            <text:p>POINT (2.111046 41.557583)</text:p>
          </table:table-cell>
        </table:table-row>
        <table:table-row table:style-name="ro1">
          <table:table-cell office:value-type="float" office:value="3622844" calcext:value-type="float">
            <text:p>3622844</text:p>
          </table:table-cell>
          <table:table-cell table:number-columns-repeated="2" office:value-type="string" calcext:value-type="string">
            <text:p>Hospital de Sabadell</text:p>
          </table:table-cell>
          <table:table-cell office:value-type="string" calcext:value-type="string">
            <text:p>Salut|Centres sanitaris|3. Hospitals|</text:p>
          </table:table-cell>
          <table:table-cell/>
          <table:table-cell office:value-type="string" calcext:value-type="string">
            <text:p><text:s/>LL PARC TAULÍ, S/N</text:p>
          </table:table-cell>
          <table:table-cell table:number-columns-repeated="7"/>
          <table:table-cell office:value-type="float" office:value="8208" calcext:value-type="float">
            <text:p>8208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37231010" calcext:value-type="float">
            <text:p>937231010</text:p>
          </table:table-cell>
          <table:table-cell table:number-columns-repeated="2"/>
          <table:table-cell office:value-type="float" office:value="425870836" calcext:value-type="float">
            <text:p>425870836</text:p>
          </table:table-cell>
          <table:table-cell office:value-type="float" office:value="4601038722" calcext:value-type="float">
            <text:p>4601038722</text:p>
          </table:table-cell>
          <table:table-cell office:value-type="string" calcext:value-type="string">
            <text:p>2.111046016</text:p>
          </table:table-cell>
          <table:table-cell office:value-type="string" calcext:value-type="string">
            <text:p>41.557584391</text:p>
          </table:table-cell>
          <table:table-cell office:value-type="string" calcext:value-type="string">
            <text:p>uac@tauli.cat</text:p>
          </table:table-cell>
          <table:table-cell office:value-type="string" calcext:value-type="string">
            <text:p>https://www.tauli.cat/hospital/</text:p>
          </table:table-cell>
          <table:table-cell office:value-type="string" calcext:value-type="string">
            <text:p>07/19/2024 07:54:33 AM</text:p>
          </table:table-cell>
          <table:table-cell office:value-type="string" calcext:value-type="string">
            <text:p>Horari|Urgències i emergències 24 hores.</text:p>
          </table:table-cell>
          <table:table-cell office:value-type="string" calcext:value-type="string">
            <text:p>POINT (2.111046 41.557583)</text:p>
          </table:table-cell>
        </table:table-row>
        <table:table-row table:style-name="ro1">
          <table:table-cell office:value-type="float" office:value="18137073" calcext:value-type="float">
            <text:p>18137073</text:p>
          </table:table-cell>
          <table:table-cell table:number-columns-repeated="2" office:value-type="string" calcext:value-type="string">
            <text:p>IMLCFC Vic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Dr. Junyent, 4 cant. Bisbe Morgades, 2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office:value-type="float" office:value="607074087" calcext:value-type="float">
            <text:p>607074087</text:p>
          </table:table-cell>
          <table:table-cell office:value-type="float" office:value="938833431" calcext:value-type="float">
            <text:p>938833431</text:p>
          </table:table-cell>
          <table:table-cell/>
          <table:table-cell office:value-type="float" office:value="437881120" calcext:value-type="float">
            <text:p>437881120</text:p>
          </table:table-cell>
          <table:table-cell office:value-type="float" office:value="4642310053" calcext:value-type="float">
            <text:p>4642310053</text:p>
          </table:table-cell>
          <table:table-cell office:value-type="string" calcext:value-type="string">
            <text:p>2.250750900</text:p>
          </table:table-cell>
          <table:table-cell office:value-type="string" calcext:value-type="string">
            <text:p>41.930309700</text:p>
          </table:table-cell>
          <table:table-cell table:number-columns-repeated="2"/>
          <table:table-cell office:value-type="string" calcext:value-type="string">
            <text:p>07/18/2024 07:02:14 AM</text:p>
          </table:table-cell>
          <table:table-cell/>
          <table:table-cell office:value-type="string" calcext:value-type="string">
            <text:p>POINT (2.250751 41.93031)</text:p>
          </table:table-cell>
        </table:table-row>
        <table:table-row table:style-name="ro1">
          <table:table-cell office:value-type="float" office:value="2578065" calcext:value-type="float">
            <text:p>2578065</text:p>
          </table:table-cell>
          <table:table-cell table:number-columns-repeated="2" office:value-type="string" calcext:value-type="string">
            <text:p>Institut Carles Vallbona</text:p>
          </table:table-cell>
          <table:table-cell office:value-type="string" calcext:value-type="string">
            <text:p>Educació. Formació|Educació secundària obligatòria (ESO)||Educació. Formació|Cicles formatius professionals de grau mitjà (CFPM)||Educació. Formació|Curs d’accés als cicles formatius de grau superior (AA03)||Educació. Formació|Cicles formatius professionals de grau superior (CFPS)||Educació. Formació|Batxillerat (BATX)||Educació. Formació|Curs d’accés als cicles formatius de grau mitjà (AA01)||</text:p>
          </table:table-cell>
          <table:table-cell/>
          <table:table-cell office:value-type="string" calcext:value-type="string">
            <text:p><text:s/>Camp de les Moreres, 14</text:p>
          </table:table-cell>
          <table:table-cell table:number-columns-repeated="7"/>
          <table:table-cell office:value-type="float" office:value="8401" calcext:value-type="float">
            <text:p>8401</text:p>
          </table:table-cell>
          <table:table-cell office:value-type="string" calcext:value-type="string">
            <text:p>Granollers</text:p>
          </table:table-cell>
          <table:table-cell office:value-type="float" office:value="80961" calcext:value-type="float">
            <text:p>80961</text:p>
          </table:table-cell>
          <table:table-cell office:value-type="string" calcext:value-type="string">
            <text:p>Vallès Oriental</text:p>
          </table:table-cell>
          <table:table-cell office:value-type="float" office:value="938600021" calcext:value-type="float">
            <text:p>938600021</text:p>
          </table:table-cell>
          <table:table-cell/>
          <table:table-cell office:value-type="float" office:value="938600021" calcext:value-type="float">
            <text:p>938600021</text:p>
          </table:table-cell>
          <table:table-cell office:value-type="float" office:value="440251000" calcext:value-type="float">
            <text:p>440251000</text:p>
          </table:table-cell>
          <table:table-cell office:value-type="float" office:value="4605692000" calcext:value-type="float">
            <text:p>4605692000</text:p>
          </table:table-cell>
          <table:table-cell office:value-type="string" calcext:value-type="string">
            <text:p>2.283012000</text:p>
          </table:table-cell>
          <table:table-cell office:value-type="string" calcext:value-type="string">
            <text:p>41.600694000</text:p>
          </table:table-cell>
          <table:table-cell office:value-type="string" calcext:value-type="string">
            <text:p>a8043644@xtec.cat</text:p>
          </table:table-cell>
          <table:table-cell/>
          <table:table-cell table:style-name="ce1" office:value-type="string" calcext:value-type="string">
            <text:p>06/12/2024 07:49:07 AM</text:p>
          </table:table-cell>
          <table:table-cell office:value-type="string" calcext:value-type="string">
            <text:p>Codi Territorial|Maresme - Vallès Oriental|Naturalesa|Públic|Titularitat|Departament d'Educació</text:p>
          </table:table-cell>
          <table:table-cell office:value-type="string" calcext:value-type="string">
            <text:p>POINT (2.283012 41.600693)</text:p>
          </table:table-cell>
        </table:table-row>
        <table:table-row table:style-name="ro1">
          <table:table-cell office:value-type="float" office:value="3044536" calcext:value-type="float">
            <text:p>3044536</text:p>
          </table:table-cell>
          <table:table-cell table:number-columns-repeated="2" office:value-type="string" calcext:value-type="string">
            <text:p>Institut d'Ecologia Aquàtica (UdG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Montilivi</text:p>
          </table:table-cell>
          <table:table-cell table:number-columns-repeated="7"/>
          <table:table-cell office:value-type="float" office:value="17071" calcext:value-type="float">
            <text:p>17071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office:value-type="string" calcext:value-type="string">
            <text:p>972 41 82 66</text:p>
          </table:table-cell>
          <table:table-cell/>
          <table:table-cell office:value-type="string" calcext:value-type="string">
            <text:p>972 41 81 50</text:p>
          </table:table-cell>
          <table:table-cell office:value-type="float" office:value="485816942" calcext:value-type="float">
            <text:p>485816942</text:p>
          </table:table-cell>
          <table:table-cell office:value-type="float" office:value="4645635756" calcext:value-type="float">
            <text:p>4645635756</text:p>
          </table:table-cell>
          <table:table-cell office:value-type="string" calcext:value-type="string">
            <text:p>2.828843738</text:p>
          </table:table-cell>
          <table:table-cell office:value-type="string" calcext:value-type="string">
            <text:p>41.962580471</text:p>
          </table:table-cell>
          <table:table-cell/>
          <table:table-cell office:value-type="string" calcext:value-type="string">
            <text:p>http://www.udg.edu/tabid/5892/Default.aspx</text:p>
          </table:table-cell>
          <table:table-cell office:value-type="string" calcext:value-type="string">
            <text:p>07/19/2024 07:40:41 AM</text:p>
          </table:table-cell>
          <table:table-cell/>
          <table:table-cell office:value-type="string" calcext:value-type="string">
            <text:p>POINT (2.8288438 41.96258)</text:p>
          </table:table-cell>
        </table:table-row>
        <table:table-row table:style-name="ro1">
          <table:table-cell office:value-type="float" office:value="3044520" calcext:value-type="float">
            <text:p>3044520</text:p>
          </table:table-cell>
          <table:table-cell table:number-columns-repeated="2" office:value-type="string" calcext:value-type="string">
            <text:p>Institut d'Estudis del Treball (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2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2 21</text:p>
          </table:table-cell>
          <table:table-cell/>
          <table:table-cell office:value-type="string" calcext:value-type="string">
            <text:p>93 581 24 37</text:p>
          </table:table-cell>
          <table:table-cell office:value-type="float" office:value="425462000" calcext:value-type="float">
            <text:p>425462000</text:p>
          </table:table-cell>
          <table:table-cell office:value-type="float" office:value="4595112000" calcext:value-type="float">
            <text:p>4595112000</text:p>
          </table:table-cell>
          <table:table-cell office:value-type="string" calcext:value-type="string">
            <text:p>2.106878357</text:p>
          </table:table-cell>
          <table:table-cell office:value-type="string" calcext:value-type="string">
            <text:p>41.504168496</text:p>
          </table:table-cell>
          <table:table-cell/>
          <table:table-cell office:value-type="string" calcext:value-type="string">
            <text:p>http://www.uab.cat/politiques-sociologia</text:p>
          </table:table-cell>
          <table:table-cell office:value-type="string" calcext:value-type="string">
            <text:p>07/19/2024 07:40:41 AM</text:p>
          </table:table-cell>
          <table:table-cell/>
          <table:table-cell office:value-type="string" calcext:value-type="string">
            <text:p>POINT (2.1068783 41.50417)</text:p>
          </table:table-cell>
        </table:table-row>
        <table:table-row table:style-name="ro1">
          <table:table-cell office:value-type="float" office:value="3044516" calcext:value-type="float">
            <text:p>3044516</text:p>
          </table:table-cell>
          <table:table-cell table:number-columns-repeated="2" office:value-type="string" calcext:value-type="string">
            <text:p>Institut de Ciència i Tecnologia Ambientals (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C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29 74</text:p>
          </table:table-cell>
          <table:table-cell/>
          <table:table-cell office:value-type="string" calcext:value-type="string">
            <text:p>93 581 33 31</text:p>
          </table:table-cell>
          <table:table-cell office:value-type="float" office:value="425814000" calcext:value-type="float">
            <text:p>425814000</text:p>
          </table:table-cell>
          <table:table-cell office:value-type="float" office:value="4594988000" calcext:value-type="float">
            <text:p>4594988000</text:p>
          </table:table-cell>
          <table:table-cell office:value-type="string" calcext:value-type="string">
            <text:p>2.111110841</text:p>
          </table:table-cell>
          <table:table-cell office:value-type="string" calcext:value-type="string">
            <text:p>41.503084380</text:p>
          </table:table-cell>
          <table:table-cell/>
          <table:table-cell office:value-type="string" calcext:value-type="string">
            <text:p>http://www.uab.cat/icta</text:p>
          </table:table-cell>
          <table:table-cell office:value-type="string" calcext:value-type="string">
            <text:p>07/19/2024 07:40:40 AM</text:p>
          </table:table-cell>
          <table:table-cell/>
          <table:table-cell office:value-type="string" calcext:value-type="string">
            <text:p>POINT (2.111111 41.503086)</text:p>
          </table:table-cell>
        </table:table-row>
        <table:table-row table:style-name="ro1">
          <table:table-cell office:value-type="float" office:value="3040344" calcext:value-type="float">
            <text:p>3040344</text:p>
          </table:table-cell>
          <table:table-cell table:number-columns-repeated="2" office:value-type="string" calcext:value-type="string">
            <text:p>Institut de Física d'Altes Energies (IFAE)</text:p>
          </table:table-cell>
          <table:table-cell table:number-columns-repeated="2"/>
          <table:table-cell office:value-type="string" calcext:value-type="string">
            <text:p><text:s/>Campus de Bellaterra de la UAB. Edifici C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9 84</text:p>
          </table:table-cell>
          <table:table-cell/>
          <table:table-cell office:value-type="string" calcext:value-type="string">
            <text:p>93 581 19 38</text:p>
          </table:table-cell>
          <table:table-cell office:value-type="float" office:value="425630974" calcext:value-type="float">
            <text:p>425630974</text:p>
          </table:table-cell>
          <table:table-cell office:value-type="float" office:value="4594670709" calcext:value-type="float">
            <text:p>4594670709</text:p>
          </table:table-cell>
          <table:table-cell office:value-type="string" calcext:value-type="string">
            <text:p>2.108979000</text:p>
          </table:table-cell>
          <table:table-cell office:value-type="string" calcext:value-type="string">
            <text:p>41.500201000</text:p>
          </table:table-cell>
          <table:table-cell office:value-type="string" calcext:value-type="string">
            <text:p>secretaria@ifae.es</text:p>
          </table:table-cell>
          <table:table-cell office:value-type="string" calcext:value-type="string">
            <text:p>http://www.uab.es/ifae/</text:p>
          </table:table-cell>
          <table:table-cell office:value-type="string" calcext:value-type="string">
            <text:p>07/19/2024 07:36:48 AM</text:p>
          </table:table-cell>
          <table:table-cell/>
          <table:table-cell office:value-type="string" calcext:value-type="string">
            <text:p>POINT (2.108979 41.500202)</text:p>
          </table:table-cell>
        </table:table-row>
        <table:table-row table:style-name="ro1">
          <table:table-cell office:value-type="float" office:value="3044522" calcext:value-type="float">
            <text:p>3044522</text:p>
          </table:table-cell>
          <table:table-cell table:number-columns-repeated="2" office:value-type="string" calcext:value-type="string">
            <text:p>Institut de Física d'Altes Energies (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C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9 84</text:p>
          </table:table-cell>
          <table:table-cell/>
          <table:table-cell office:value-type="string" calcext:value-type="string">
            <text:p>93 581 19 38</text:p>
          </table:table-cell>
          <table:table-cell office:value-type="float" office:value="425814000" calcext:value-type="float">
            <text:p>425814000</text:p>
          </table:table-cell>
          <table:table-cell office:value-type="float" office:value="4594988000" calcext:value-type="float">
            <text:p>4594988000</text:p>
          </table:table-cell>
          <table:table-cell office:value-type="string" calcext:value-type="string">
            <text:p>2.111110841</text:p>
          </table:table-cell>
          <table:table-cell office:value-type="string" calcext:value-type="string">
            <text:p>41.503084380</text:p>
          </table:table-cell>
          <table:table-cell/>
          <table:table-cell office:value-type="string" calcext:value-type="string">
            <text:p>http://www.ifae.es</text:p>
          </table:table-cell>
          <table:table-cell office:value-type="string" calcext:value-type="string">
            <text:p>07/19/2024 07:40:40 AM</text:p>
          </table:table-cell>
          <table:table-cell/>
          <table:table-cell office:value-type="string" calcext:value-type="string">
            <text:p>POINT (2.111111 41.503086)</text:p>
          </table:table-cell>
        </table:table-row>
        <table:table-row table:style-name="ro1">
          <table:table-cell office:value-type="float" office:value="3044524" calcext:value-type="float">
            <text:p>3044524</text:p>
          </table:table-cell>
          <table:table-cell table:number-columns-repeated="2" office:value-type="string" calcext:value-type="string">
            <text:p>Institut de Neurociències (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M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38 61</text:p>
          </table:table-cell>
          <table:table-cell/>
          <table:table-cell office:value-type="string" calcext:value-type="string">
            <text:p>93 581 15 73</text:p>
          </table:table-cell>
          <table:table-cell office:value-type="float" office:value="425532000" calcext:value-type="float">
            <text:p>425532000</text:p>
          </table:table-cell>
          <table:table-cell office:value-type="float" office:value="4594453000" calcext:value-type="float">
            <text:p>4594453000</text:p>
          </table:table-cell>
          <table:table-cell office:value-type="string" calcext:value-type="string">
            <text:p>2.107798480</text:p>
          </table:table-cell>
          <table:table-cell office:value-type="string" calcext:value-type="string">
            <text:p>41.498239816</text:p>
          </table:table-cell>
          <table:table-cell/>
          <table:table-cell office:value-type="string" calcext:value-type="string">
            <text:p>http://servet.uab.es/neurociencies</text:p>
          </table:table-cell>
          <table:table-cell office:value-type="string" calcext:value-type="string">
            <text:p>07/19/2024 07:40:40 AM</text:p>
          </table:table-cell>
          <table:table-cell/>
          <table:table-cell office:value-type="string" calcext:value-type="string">
            <text:p>POINT (2.1077986 41.49824)</text:p>
          </table:table-cell>
        </table:table-row>
        <table:table-row table:style-name="ro1">
          <table:table-cell office:value-type="float" office:value="2580822" calcext:value-type="float">
            <text:p>2580822</text:p>
          </table:table-cell>
          <table:table-cell table:number-columns-repeated="2" office:value-type="string" calcext:value-type="string">
            <text:p>Institut El Pont de Suert</text:p>
          </table:table-cell>
          <table:table-cell office:value-type="string" calcext:value-type="string">
            <text:p>Educació. Formació|Educació secundària obligatòria (ESO)||Educació. Formació|Cicles formatius professionals de grau mitjà (CFPM)||Educació. Formació|Cicles formatius professionals de grau superior (CFPS)||Educació. Formació|Batxillerat (BATX)||</text:p>
          </table:table-cell>
          <table:table-cell/>
          <table:table-cell office:value-type="string" calcext:value-type="string">
            <text:p><text:s/>Barri Aragó, s/n</text:p>
          </table:table-cell>
          <table:table-cell table:number-columns-repeated="7"/>
          <table:table-cell office:value-type="float" office:value="25520" calcext:value-type="float">
            <text:p>25520</text:p>
          </table:table-cell>
          <table:table-cell office:value-type="string" calcext:value-type="string">
            <text:p>Pont de Suert, el</text:p>
          </table:table-cell>
          <table:table-cell office:value-type="float" office:value="251734" calcext:value-type="float">
            <text:p>251734</text:p>
          </table:table-cell>
          <table:table-cell office:value-type="string" calcext:value-type="string">
            <text:p>Alta Ribagorça</text:p>
          </table:table-cell>
          <table:table-cell office:value-type="float" office:value="973690040" calcext:value-type="float">
            <text:p>973690040</text:p>
          </table:table-cell>
          <table:table-cell/>
          <table:table-cell office:value-type="float" office:value="973690040" calcext:value-type="float">
            <text:p>973690040</text:p>
          </table:table-cell>
          <table:table-cell office:value-type="float" office:value="313883000" calcext:value-type="float">
            <text:p>313883000</text:p>
          </table:table-cell>
          <table:table-cell office:value-type="float" office:value="4697362000" calcext:value-type="float">
            <text:p>4697362000</text:p>
          </table:table-cell>
          <table:table-cell office:value-type="string" calcext:value-type="string">
            <text:p>0.738299000</text:p>
          </table:table-cell>
          <table:table-cell office:value-type="string" calcext:value-type="string">
            <text:p>42.406259000</text:p>
          </table:table-cell>
          <table:table-cell office:value-type="string" calcext:value-type="string">
            <text:p>c5006240@xtec.cat</text:p>
          </table:table-cell>
          <table:table-cell/>
          <table:table-cell table:style-name="ce1" office:value-type="string" calcext:value-type="string">
            <text:p>06/12/2024 07:27:12 AM</text:p>
          </table:table-cell>
          <table:table-cell office:value-type="string" calcext:value-type="string">
            <text:p>Codi Territorial|Alt Pirineu i Aran|Naturalesa|Públic|Titularitat|Departament d'Educació</text:p>
          </table:table-cell>
          <table:table-cell office:value-type="string" calcext:value-type="string">
            <text:p>POINT (0.738299 42.406258)</text:p>
          </table:table-cell>
        </table:table-row>
        <table:table-row table:style-name="ro1">
          <table:table-cell office:value-type="float" office:value="2578061" calcext:value-type="float">
            <text:p>2578061</text:p>
          </table:table-cell>
          <table:table-cell table:number-columns-repeated="2" office:value-type="string" calcext:value-type="string">
            <text:p>Institut Pere Calders</text:p>
          </table:table-cell>
          <table:table-cell office:value-type="string" calcext:value-type="string">
            <text:p>Educació. Formació|Educació secundària obligatòria (ESO)||Educació. Formació|Batxillerat (BATX)||</text:p>
          </table:table-cell>
          <table:table-cell/>
          <table:table-cell office:value-type="string" calcext:value-type="string">
            <text:p><text:s/>Campus U.A.B.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01477" calcext:value-type="float">
            <text:p>935801477</text:p>
          </table:table-cell>
          <table:table-cell/>
          <table:table-cell office:value-type="float" office:value="935801477" calcext:value-type="float">
            <text:p>935801477</text:p>
          </table:table-cell>
          <table:table-cell office:value-type="float" office:value="425074000" calcext:value-type="float">
            <text:p>425074000</text:p>
          </table:table-cell>
          <table:table-cell office:value-type="float" office:value="4595382000" calcext:value-type="float">
            <text:p>4595382000</text:p>
          </table:table-cell>
          <table:table-cell office:value-type="string" calcext:value-type="string">
            <text:p>2.102198000</text:p>
          </table:table-cell>
          <table:table-cell office:value-type="string" calcext:value-type="string">
            <text:p>41.506566000</text:p>
          </table:table-cell>
          <table:table-cell office:value-type="string" calcext:value-type="string">
            <text:p>a8043504@xtec.cat</text:p>
          </table:table-cell>
          <table:table-cell/>
          <table:table-cell table:style-name="ce1" office:value-type="string" calcext:value-type="string">
            <text:p>06/12/2024 07:49:08 AM</text:p>
          </table:table-cell>
          <table:table-cell office:value-type="string" calcext:value-type="string">
            <text:p>Codi Territorial|Vallès Occidental|Naturalesa|Públic|Titularitat|Departament d'Educació</text:p>
          </table:table-cell>
          <table:table-cell office:value-type="string" calcext:value-type="string">
            <text:p>POINT (2.102198 41.506565)</text:p>
          </table:table-cell>
        </table:table-row>
        <table:table-row table:style-name="ro1">
          <table:table-cell office:value-type="float" office:value="2578046" calcext:value-type="float">
            <text:p>2578046</text:p>
          </table:table-cell>
          <table:table-cell table:number-columns-repeated="2" office:value-type="string" calcext:value-type="string">
            <text:p>Institut Terra Roja</text:p>
          </table:table-cell>
          <table:table-cell office:value-type="string" calcext:value-type="string">
            <text:p>Educació. Formació|Educació secundària obligatòria (ESO)||Educació. Formació|Batxillerat (BATX)||Educació. Formació|Curs d’accés als cicles formatius de grau mitjà (AA01)||Educació. Formació|Programes de formació i inserció (PFI)||</text:p>
          </table:table-cell>
          <table:table-cell/>
          <table:table-cell office:value-type="string" calcext:value-type="string">
            <text:p><text:s/>Circumval·lació, 45-57</text:p>
          </table:table-cell>
          <table:table-cell table:number-columns-repeated="7"/>
          <table:table-cell office:value-type="float" office:value="8923" calcext:value-type="float">
            <text:p>8923</text:p>
          </table:table-cell>
          <table:table-cell office:value-type="string" calcext:value-type="string">
            <text:p>Santa Coloma de Gramenet</text:p>
          </table:table-cell>
          <table:table-cell office:value-type="float" office:value="82457" calcext:value-type="float">
            <text:p>82457</text:p>
          </table:table-cell>
          <table:table-cell office:value-type="string" calcext:value-type="string">
            <text:p>Barcelonès</text:p>
          </table:table-cell>
          <table:table-cell office:value-type="float" office:value="933869004" calcext:value-type="float">
            <text:p>933869004</text:p>
          </table:table-cell>
          <table:table-cell/>
          <table:table-cell office:value-type="float" office:value="933869004" calcext:value-type="float">
            <text:p>933869004</text:p>
          </table:table-cell>
          <table:table-cell office:value-type="float" office:value="434604000" calcext:value-type="float">
            <text:p>434604000</text:p>
          </table:table-cell>
          <table:table-cell office:value-type="float" office:value="4588356000" calcext:value-type="float">
            <text:p>4588356000</text:p>
          </table:table-cell>
          <table:table-cell office:value-type="string" calcext:value-type="string">
            <text:p>2.217147000</text:p>
          </table:table-cell>
          <table:table-cell office:value-type="string" calcext:value-type="string">
            <text:p>41.444121000</text:p>
          </table:table-cell>
          <table:table-cell office:value-type="string" calcext:value-type="string">
            <text:p>a8034001@xtec.cat</text:p>
          </table:table-cell>
          <table:table-cell/>
          <table:table-cell table:style-name="ce1" office:value-type="string" calcext:value-type="string">
            <text:p>06/12/2024 07:50:36 AM</text:p>
          </table:table-cell>
          <table:table-cell office:value-type="string" calcext:value-type="string">
            <text:p>Codi Territorial|Barcelona Comarques|Naturalesa|Públic|Titularitat|Departament d'Educació</text:p>
          </table:table-cell>
          <table:table-cell office:value-type="string" calcext:value-type="string">
            <text:p>POINT (2.217147 41.444122)</text:p>
          </table:table-cell>
        </table:table-row>
        <table:table-row table:style-name="ro1">
          <table:table-cell office:value-type="float" office:value="3044518" calcext:value-type="float">
            <text:p>3044518</text:p>
          </table:table-cell>
          <table:table-cell table:number-columns-repeated="2" office:value-type="string" calcext:value-type="string">
            <text:p>Institut Universitari d'Estudis Europeus (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E1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20 16</text:p>
          </table:table-cell>
          <table:table-cell/>
          <table:table-cell office:value-type="string" calcext:value-type="string">
            <text:p>93 581 20 16</text:p>
          </table:table-cell>
          <table:table-cell office:value-type="float" office:value="425513000" calcext:value-type="float">
            <text:p>425513000</text:p>
          </table:table-cell>
          <table:table-cell office:value-type="float" office:value="4595265000" calcext:value-type="float">
            <text:p>4595265000</text:p>
          </table:table-cell>
          <table:table-cell office:value-type="string" calcext:value-type="string">
            <text:p>2.107470448</text:p>
          </table:table-cell>
          <table:table-cell office:value-type="string" calcext:value-type="string">
            <text:p>41.505551211</text:p>
          </table:table-cell>
          <table:table-cell/>
          <table:table-cell office:value-type="string" calcext:value-type="string">
            <text:p>http://www.iuee.eu</text:p>
          </table:table-cell>
          <table:table-cell office:value-type="string" calcext:value-type="string">
            <text:p>07/19/2024 07:40:41 AM</text:p>
          </table:table-cell>
          <table:table-cell/>
          <table:table-cell office:value-type="string" calcext:value-type="string">
            <text:p>POINT (2.1074705 41.50555)</text:p>
          </table:table-cell>
        </table:table-row>
        <table:table-row table:style-name="ro1">
          <table:table-cell office:value-type="float" office:value="3044523" calcext:value-type="float">
            <text:p>3044523</text:p>
          </table:table-cell>
          <table:table-cell table:number-columns-repeated="2" office:value-type="string" calcext:value-type="string">
            <text:p>Institut Universitari d'Estudis Medievals (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B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1 44</text:p>
          </table:table-cell>
          <table:table-cell/>
          <table:table-cell office:value-type="string" calcext:value-type="string">
            <text:p>93 581 11 44</text:p>
          </table:table-cell>
          <table:table-cell office:value-type="float" office:value="425561000" calcext:value-type="float">
            <text:p>425561000</text:p>
          </table:table-cell>
          <table:table-cell office:value-type="float" office:value="4595223000" calcext:value-type="float">
            <text:p>4595223000</text:p>
          </table:table-cell>
          <table:table-cell office:value-type="string" calcext:value-type="string">
            <text:p>2.108050726</text:p>
          </table:table-cell>
          <table:table-cell office:value-type="string" calcext:value-type="string">
            <text:p>41.505177406</text:p>
          </table:table-cell>
          <table:table-cell/>
          <table:table-cell office:value-type="string" calcext:value-type="string">
            <text:p>http://www.geocities.com/athens/olympus/4192/iemc2.htm</text:p>
          </table:table-cell>
          <table:table-cell office:value-type="string" calcext:value-type="string">
            <text:p>07/19/2024 07:40:41 AM</text:p>
          </table:table-cell>
          <table:table-cell/>
          <table:table-cell office:value-type="string" calcext:value-type="string">
            <text:p>POINT (2.1080508 41.505177)</text:p>
          </table:table-cell>
        </table:table-row>
        <table:table-row table:style-name="ro1">
          <table:table-cell office:value-type="float" office:value="3044519" calcext:value-type="float">
            <text:p>3044519</text:p>
          </table:table-cell>
          <table:table-cell table:number-columns-repeated="2" office:value-type="string" calcext:value-type="string">
            <text:p>Institut Universitari del Pròxim Orient Antic (UB, 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Mòdul de Recerca A (MRA) 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25524000" calcext:value-type="float">
            <text:p>425524000</text:p>
          </table:table-cell>
          <table:table-cell office:value-type="float" office:value="4595252000" calcext:value-type="float">
            <text:p>4595252000</text:p>
          </table:table-cell>
          <table:table-cell office:value-type="string" calcext:value-type="string">
            <text:p>2.107603846</text:p>
          </table:table-cell>
          <table:table-cell office:value-type="string" calcext:value-type="string">
            <text:p>41.505435151</text:p>
          </table:table-cell>
          <table:table-cell table:number-columns-repeated="2"/>
          <table:table-cell office:value-type="string" calcext:value-type="string">
            <text:p>07/19/2024 07:40:41 AM</text:p>
          </table:table-cell>
          <table:table-cell/>
          <table:table-cell office:value-type="string" calcext:value-type="string">
            <text:p>POINT (2.1076038 41.505436)</text:p>
          </table:table-cell>
        </table:table-row>
        <table:table-row table:style-name="ro1">
          <table:table-cell office:value-type="float" office:value="25916196" calcext:value-type="float">
            <text:p>25916196</text:p>
          </table:table-cell>
          <table:table-cell table:number-columns-repeated="2" office:value-type="string" calcext:value-type="string">
            <text:p>Institut Universitari del Pròxim Orient Antic (UB, 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Mòdul de Recerca A (MRA) 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25524000" calcext:value-type="float">
            <text:p>425524000</text:p>
          </table:table-cell>
          <table:table-cell office:value-type="float" office:value="4595252000" calcext:value-type="float">
            <text:p>4595252000</text:p>
          </table:table-cell>
          <table:table-cell office:value-type="string" calcext:value-type="string">
            <text:p>2.107603846</text:p>
          </table:table-cell>
          <table:table-cell office:value-type="string" calcext:value-type="string">
            <text:p>41.505435151</text:p>
          </table:table-cell>
          <table:table-cell table:number-columns-repeated="2"/>
          <table:table-cell office:value-type="string" calcext:value-type="string">
            <text:p>07/19/2024 07:40:41 AM</text:p>
          </table:table-cell>
          <table:table-cell/>
          <table:table-cell office:value-type="string" calcext:value-type="string">
            <text:p>POINT (2.1076038 41.505436)</text:p>
          </table:table-cell>
        </table:table-row>
        <table:table-row table:style-name="ro1">
          <table:table-cell office:value-type="float" office:value="25916496" calcext:value-type="float">
            <text:p>25916496</text:p>
          </table:table-cell>
          <table:table-cell table:number-columns-repeated="2" office:value-type="string" calcext:value-type="string">
            <text:p>Institut Universitari del Pròxim Orient Antic (UB, 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Mòdul de Recerca A (MRA) 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25524000" calcext:value-type="float">
            <text:p>425524000</text:p>
          </table:table-cell>
          <table:table-cell office:value-type="float" office:value="4595252000" calcext:value-type="float">
            <text:p>4595252000</text:p>
          </table:table-cell>
          <table:table-cell office:value-type="string" calcext:value-type="string">
            <text:p>2.107603846</text:p>
          </table:table-cell>
          <table:table-cell office:value-type="string" calcext:value-type="string">
            <text:p>41.505435151</text:p>
          </table:table-cell>
          <table:table-cell table:number-columns-repeated="2"/>
          <table:table-cell office:value-type="string" calcext:value-type="string">
            <text:p>07/19/2024 07:40:41 AM</text:p>
          </table:table-cell>
          <table:table-cell/>
          <table:table-cell office:value-type="string" calcext:value-type="string">
            <text:p>POINT (2.1076038 41.505436)</text:p>
          </table:table-cell>
        </table:table-row>
        <table:table-row table:style-name="ro1">
          <table:table-cell office:value-type="float" office:value="25916197" calcext:value-type="float">
            <text:p>25916197</text:p>
          </table:table-cell>
          <table:table-cell table:number-columns-repeated="2" office:value-type="string" calcext:value-type="string">
            <text:p>Institut Universitari del Pròxim Orient Antic (UB, UAB)</text:p>
          </table:table-cell>
          <table:table-cell office:value-type="string" calcext:value-type="string">
            <text:p>Universitats|Instituts universitaris de recerca||</text:p>
          </table:table-cell>
          <table:table-cell/>
          <table:table-cell office:value-type="string" calcext:value-type="string">
            <text:p><text:s/>Campus de Bellaterra - Edifici Mòdul de Recerca A (MRA) 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25524000" calcext:value-type="float">
            <text:p>425524000</text:p>
          </table:table-cell>
          <table:table-cell office:value-type="float" office:value="4595252000" calcext:value-type="float">
            <text:p>4595252000</text:p>
          </table:table-cell>
          <table:table-cell office:value-type="string" calcext:value-type="string">
            <text:p>2.107603846</text:p>
          </table:table-cell>
          <table:table-cell office:value-type="string" calcext:value-type="string">
            <text:p>41.505435151</text:p>
          </table:table-cell>
          <table:table-cell table:number-columns-repeated="2"/>
          <table:table-cell office:value-type="string" calcext:value-type="string">
            <text:p>07/19/2024 07:40:41 AM</text:p>
          </table:table-cell>
          <table:table-cell/>
          <table:table-cell office:value-type="string" calcext:value-type="string">
            <text:p>POINT (2.1076038 41.505436)</text:p>
          </table:table-cell>
        </table:table-row>
        <table:table-row table:style-name="ro1">
          <table:table-cell office:value-type="float" office:value="27040608" calcext:value-type="float">
            <text:p>27040608</text:p>
          </table:table-cell>
          <table:table-cell table:number-columns-repeated="2" office:value-type="string" calcext:value-type="string">
            <text:p>Jardins de Cap Roig - Fundació La Caix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Calella de Palafrugell. Paratge de Cap Roig, s/n</text:p>
          </table:table-cell>
          <table:table-cell table:number-columns-repeated="7"/>
          <table:table-cell office:value-type="float" office:value="17210" calcext:value-type="float">
            <text:p>17210</text:p>
          </table:table-cell>
          <table:table-cell office:value-type="string" calcext:value-type="string">
            <text:p>Palafrugell</text:p>
          </table:table-cell>
          <table:table-cell office:value-type="float" office:value="171175" calcext:value-type="float">
            <text:p>171175</text:p>
          </table:table-cell>
          <table:table-cell office:value-type="string" calcext:value-type="string">
            <text:p>Baix Empordà</text:p>
          </table:table-cell>
          <table:table-cell office:value-type="string" calcext:value-type="string">
            <text:p>972 61 45 82</text:p>
          </table:table-cell>
          <table:table-cell table:number-columns-repeated="2"/>
          <table:table-cell office:value-type="float" office:value="514520000" calcext:value-type="float">
            <text:p>514520000</text:p>
          </table:table-cell>
          <table:table-cell office:value-type="float" office:value="4636159000" calcext:value-type="float">
            <text:p>4636159000</text:p>
          </table:table-cell>
          <table:table-cell office:value-type="string" calcext:value-type="string">
            <text:p>3.174988992</text:p>
          </table:table-cell>
          <table:table-cell office:value-type="string" calcext:value-type="string">
            <text:p>41.877219553</text:p>
          </table:table-cell>
          <table:table-cell office:value-type="string" calcext:value-type="string">
            <text:p>info@caproig.cat</text:p>
          </table:table-cell>
          <table:table-cell office:value-type="string" calcext:value-type="string">
            <text:p>http://www.obrasocial.lacaixa.es/mediambient/elsjardinsdecaproig</text:p>
          </table:table-cell>
          <table:table-cell table:style-name="ce1" office:value-type="string" calcext:value-type="string">
            <text:p>07/10/2024 07:32:51 AM</text:p>
          </table:table-cell>
          <table:table-cell office:value-type="string" calcext:value-type="string">
            <text:p>Titularitat|Privada</text:p>
          </table:table-cell>
          <table:table-cell office:value-type="string" calcext:value-type="string">
            <text:p>POINT (3.174989 41.87722)</text:p>
          </table:table-cell>
        </table:table-row>
        <table:table-row table:style-name="ro1">
          <table:table-cell office:value-type="float" office:value="574760" calcext:value-type="float">
            <text:p>574760</text:p>
          </table:table-cell>
          <table:table-cell table:number-columns-repeated="2" office:value-type="string" calcext:value-type="string">
            <text:p>Jutjat de Pau d'Albiol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Dragó, 15</text:p>
          </table:table-cell>
          <table:table-cell table:number-columns-repeated="7"/>
          <table:table-cell office:value-type="float" office:value="43479" calcext:value-type="float">
            <text:p>43479</text:p>
          </table:table-cell>
          <table:table-cell office:value-type="string" calcext:value-type="string">
            <text:p>Albiol, l'</text:p>
          </table:table-cell>
          <table:table-cell office:value-type="float" office:value="430038" calcext:value-type="float">
            <text:p>430038</text:p>
          </table:table-cell>
          <table:table-cell office:value-type="string" calcext:value-type="string">
            <text:p>Baix Camp</text:p>
          </table:table-cell>
          <table:table-cell office:value-type="float" office:value="977760258" calcext:value-type="float">
            <text:p>977760258</text:p>
          </table:table-cell>
          <table:table-cell office:value-type="float" office:value="977815450" calcext:value-type="float">
            <text:p>977815450</text:p>
          </table:table-cell>
          <table:table-cell office:value-type="string" calcext:value-type="string">
            <text:p>977815450(F)</text:p>
          </table:table-cell>
          <table:table-cell office:value-type="float" office:value="345255619" calcext:value-type="float">
            <text:p>345255619</text:p>
          </table:table-cell>
          <table:table-cell office:value-type="float" office:value="4566873038" calcext:value-type="float">
            <text:p>4566873038</text:p>
          </table:table-cell>
          <table:table-cell office:value-type="string" calcext:value-type="string">
            <text:p>1.153400000</text:p>
          </table:table-cell>
          <table:table-cell office:value-type="string" calcext:value-type="string">
            <text:p>41.238460000</text:p>
          </table:table-cell>
          <table:table-cell table:number-columns-repeated="2"/>
          <table:table-cell office:value-type="string" calcext:value-type="string">
            <text:p>07/18/2024 07:02:36 AM</text:p>
          </table:table-cell>
          <table:table-cell/>
          <table:table-cell office:value-type="string" calcext:value-type="string">
            <text:p>POINT (1.1534 41.23846)</text:p>
          </table:table-cell>
        </table:table-row>
        <table:table-row table:style-name="ro1">
          <table:table-cell office:value-type="float" office:value="574229" calcext:value-type="float">
            <text:p>574229</text:p>
          </table:table-cell>
          <table:table-cell table:number-columns-repeated="2" office:value-type="string" calcext:value-type="string">
            <text:p>Jutjat de Pau d'Estany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Dr. Vilardell, 1</text:p>
          </table:table-cell>
          <table:table-cell table:number-columns-repeated="7"/>
          <table:table-cell office:value-type="float" office:value="8148" calcext:value-type="float">
            <text:p>8148</text:p>
          </table:table-cell>
          <table:table-cell office:value-type="string" calcext:value-type="string">
            <text:p>Estany, l'</text:p>
          </table:table-cell>
          <table:table-cell office:value-type="float" office:value="80790" calcext:value-type="float">
            <text:p>80790</text:p>
          </table:table-cell>
          <table:table-cell office:value-type="string" calcext:value-type="string">
            <text:p>Moianès</text:p>
          </table:table-cell>
          <table:table-cell office:value-type="float" office:value="938303000" calcext:value-type="float">
            <text:p>938303000</text:p>
          </table:table-cell>
          <table:table-cell/>
          <table:table-cell office:value-type="string" calcext:value-type="string">
            <text:p>938303000(F)</text:p>
          </table:table-cell>
          <table:table-cell office:value-type="float" office:value="426336319" calcext:value-type="float">
            <text:p>426336319</text:p>
          </table:table-cell>
          <table:table-cell office:value-type="float" office:value="4635595771" calcext:value-type="float">
            <text:p>4635595771</text:p>
          </table:table-cell>
          <table:table-cell office:value-type="string" calcext:value-type="string">
            <text:p>2.112355600</text:p>
          </table:table-cell>
          <table:table-cell office:value-type="string" calcext:value-type="string">
            <text:p>41.868849600</text:p>
          </table:table-cell>
          <table:table-cell table:number-columns-repeated="2"/>
          <table:table-cell office:value-type="string" calcext:value-type="string">
            <text:p>07/18/2024 07:02:51 AM</text:p>
          </table:table-cell>
          <table:table-cell/>
          <table:table-cell office:value-type="string" calcext:value-type="string">
            <text:p>POINT (2.1123557 41.86885)</text:p>
          </table:table-cell>
        </table:table-row>
        <table:table-row table:style-name="ro1">
          <table:table-cell office:value-type="float" office:value="574845" calcext:value-type="float">
            <text:p>574845</text:p>
          </table:table-cell>
          <table:table-cell table:number-columns-repeated="2" office:value-type="string" calcext:value-type="string">
            <text:p>Jutjat de Pau de Banyole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ere Alsius i Torrent, 12, 2n</text:p>
          </table:table-cell>
          <table:table-cell table:number-columns-repeated="7"/>
          <table:table-cell office:value-type="float" office:value="17820" calcext:value-type="float">
            <text:p>17820</text:p>
          </table:table-cell>
          <table:table-cell office:value-type="string" calcext:value-type="string">
            <text:p>Banyoles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Pla de l'Estany</text:p>
          </table:table-cell>
          <table:table-cell office:value-type="float" office:value="972570205" calcext:value-type="float">
            <text:p>972570205</text:p>
          </table:table-cell>
          <table:table-cell/>
          <table:table-cell office:value-type="float" office:value="972581173" calcext:value-type="float">
            <text:p>972581173</text:p>
          </table:table-cell>
          <table:table-cell office:value-type="float" office:value="479671048" calcext:value-type="float">
            <text:p>479671048</text:p>
          </table:table-cell>
          <table:table-cell office:value-type="float" office:value="4662539630" calcext:value-type="float">
            <text:p>4662539630</text:p>
          </table:table-cell>
          <table:table-cell office:value-type="string" calcext:value-type="string">
            <text:p>2.754091500</text:p>
          </table:table-cell>
          <table:table-cell office:value-type="string" calcext:value-type="string">
            <text:p>42.114691100</text:p>
          </table:table-cell>
          <table:table-cell table:number-columns-repeated="2"/>
          <table:table-cell office:value-type="string" calcext:value-type="string">
            <text:p>07/18/2024 07:02:45 AM</text:p>
          </table:table-cell>
          <table:table-cell/>
          <table:table-cell office:value-type="string" calcext:value-type="string">
            <text:p>POINT (2.7540915 42.114693)</text:p>
          </table:table-cell>
        </table:table-row>
        <table:table-row table:style-name="ro1">
          <table:table-cell office:value-type="float" office:value="574022" calcext:value-type="float">
            <text:p>574022</text:p>
          </table:table-cell>
          <table:table-cell table:number-columns-repeated="2" office:value-type="string" calcext:value-type="string">
            <text:p>Jutjat de Pau de Bassell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Basella s/n</text:p>
          </table:table-cell>
          <table:table-cell table:number-columns-repeated="7"/>
          <table:table-cell office:value-type="float" office:value="25289" calcext:value-type="float">
            <text:p>25289</text:p>
          </table:table-cell>
          <table:table-cell office:value-type="string" calcext:value-type="string">
            <text:p>Bassella</text:p>
          </table:table-cell>
          <table:table-cell office:value-type="float" office:value="250447" calcext:value-type="float">
            <text:p>250447</text:p>
          </table:table-cell>
          <table:table-cell office:value-type="string" calcext:value-type="string">
            <text:p>Alt Urgell</text:p>
          </table:table-cell>
          <table:table-cell office:value-type="float" office:value="973462724" calcext:value-type="float">
            <text:p>973462724</text:p>
          </table:table-cell>
          <table:table-cell/>
          <table:table-cell office:value-type="string" calcext:value-type="string">
            <text:p>973462724(F)</text:p>
          </table:table-cell>
          <table:table-cell office:value-type="float" office:value="358903629" calcext:value-type="float">
            <text:p>358903629</text:p>
          </table:table-cell>
          <table:table-cell office:value-type="float" office:value="4653058732" calcext:value-type="float">
            <text:p>4653058732</text:p>
          </table:table-cell>
          <table:table-cell office:value-type="string" calcext:value-type="string">
            <text:p>1.295875400</text:p>
          </table:table-cell>
          <table:table-cell office:value-type="string" calcext:value-type="string">
            <text:p>42.016912700</text:p>
          </table:table-cell>
          <table:table-cell table:number-columns-repeated="2"/>
          <table:table-cell office:value-type="string" calcext:value-type="string">
            <text:p>07/18/2024 07:02:41 AM</text:p>
          </table:table-cell>
          <table:table-cell/>
          <table:table-cell office:value-type="string" calcext:value-type="string">
            <text:p>POINT (1.2958754 42.016914)</text:p>
          </table:table-cell>
        </table:table-row>
        <table:table-row table:style-name="ro1">
          <table:table-cell office:value-type="float" office:value="574843" calcext:value-type="float">
            <text:p>574843</text:p>
          </table:table-cell>
          <table:table-cell table:number-columns-repeated="2" office:value-type="string" calcext:value-type="string">
            <text:p>Jutjat de Pau de Begur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Onze de Setembre, s/n</text:p>
          </table:table-cell>
          <table:table-cell table:number-columns-repeated="7"/>
          <table:table-cell office:value-type="float" office:value="17013" calcext:value-type="float">
            <text:p>17013</text:p>
          </table:table-cell>
          <table:table-cell office:value-type="string" calcext:value-type="string">
            <text:p>Begur</text:p>
          </table:table-cell>
          <table:table-cell office:value-type="float" office:value="170139" calcext:value-type="float">
            <text:p>170139</text:p>
          </table:table-cell>
          <table:table-cell office:value-type="string" calcext:value-type="string">
            <text:p>Baix Empordà</text:p>
          </table:table-cell>
          <table:table-cell office:value-type="float" office:value="972624060" calcext:value-type="float">
            <text:p>972624060</text:p>
          </table:table-cell>
          <table:table-cell/>
          <table:table-cell office:value-type="string" calcext:value-type="string">
            <text:p>972624060(F)</text:p>
          </table:table-cell>
          <table:table-cell office:value-type="float" office:value="516994863" calcext:value-type="float">
            <text:p>516994863</text:p>
          </table:table-cell>
          <table:table-cell office:value-type="float" office:value="4644638305" calcext:value-type="float">
            <text:p>4644638305</text:p>
          </table:table-cell>
          <table:table-cell office:value-type="string" calcext:value-type="string">
            <text:p>3.205059158</text:p>
          </table:table-cell>
          <table:table-cell office:value-type="string" calcext:value-type="string">
            <text:p>41.953541158</text:p>
          </table:table-cell>
          <table:table-cell table:number-columns-repeated="2"/>
          <table:table-cell office:value-type="string" calcext:value-type="string">
            <text:p>07/18/2024 07:02:45 AM</text:p>
          </table:table-cell>
          <table:table-cell/>
          <table:table-cell office:value-type="string" calcext:value-type="string">
            <text:p>POINT (3.205059 41.95354)</text:p>
          </table:table-cell>
        </table:table-row>
        <table:table-row table:style-name="ro1">
          <table:table-cell office:value-type="float" office:value="574175" calcext:value-type="float">
            <text:p>574175</text:p>
          </table:table-cell>
          <table:table-cell table:number-columns-repeated="2" office:value-type="string" calcext:value-type="string">
            <text:p>Jutjat de Pau de Calell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Monturiol s/n (Edifici Parkinsol)</text:p>
          </table:table-cell>
          <table:table-cell table:number-columns-repeated="7"/>
          <table:table-cell office:value-type="float" office:value="8370" calcext:value-type="float">
            <text:p>8370</text:p>
          </table:table-cell>
          <table:table-cell office:value-type="string" calcext:value-type="string">
            <text:p>Calella</text:p>
          </table:table-cell>
          <table:table-cell office:value-type="float" office:value="80351" calcext:value-type="float">
            <text:p>80351</text:p>
          </table:table-cell>
          <table:table-cell office:value-type="string" calcext:value-type="string">
            <text:p>Maresme</text:p>
          </table:table-cell>
          <table:table-cell office:value-type="float" office:value="937660198" calcext:value-type="float">
            <text:p>937660198</text:p>
          </table:table-cell>
          <table:table-cell office:value-type="float" office:value="937690484" calcext:value-type="float">
            <text:p>937690484</text:p>
          </table:table-cell>
          <table:table-cell office:value-type="float" office:value="937697854" calcext:value-type="float">
            <text:p>937697854</text:p>
          </table:table-cell>
          <table:table-cell office:value-type="float" office:value="471959002" calcext:value-type="float">
            <text:p>471959002</text:p>
          </table:table-cell>
          <table:table-cell office:value-type="float" office:value="4607372657" calcext:value-type="float">
            <text:p>4607372657</text:p>
          </table:table-cell>
          <table:table-cell office:value-type="string" calcext:value-type="string">
            <text:p>2.663420600</text:p>
          </table:table-cell>
          <table:table-cell office:value-type="string" calcext:value-type="string">
            <text:p>41.617579700</text:p>
          </table:table-cell>
          <table:table-cell table:number-columns-repeated="2"/>
          <table:table-cell office:value-type="string" calcext:value-type="string">
            <text:p>07/18/2024 07:02:51 AM</text:p>
          </table:table-cell>
          <table:table-cell/>
          <table:table-cell office:value-type="string" calcext:value-type="string">
            <text:p>POINT (2.6634207 41.61758)</text:p>
          </table:table-cell>
        </table:table-row>
        <table:table-row table:style-name="ro1">
          <table:table-cell office:value-type="float" office:value="574881" calcext:value-type="float">
            <text:p>574881</text:p>
          </table:table-cell>
          <table:table-cell table:number-columns-repeated="2" office:value-type="string" calcext:value-type="string">
            <text:p>Jutjat de Pau de Cornellà del Terri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Mossen Cinto Verdaguer 5</text:p>
          </table:table-cell>
          <table:table-cell table:number-columns-repeated="7"/>
          <table:table-cell office:value-type="float" office:value="17844" calcext:value-type="float">
            <text:p>17844</text:p>
          </table:table-cell>
          <table:table-cell office:value-type="string" calcext:value-type="string">
            <text:p>Cornellà del Terri</text:p>
          </table:table-cell>
          <table:table-cell office:value-type="float" office:value="170561" calcext:value-type="float">
            <text:p>170561</text:p>
          </table:table-cell>
          <table:table-cell office:value-type="string" calcext:value-type="string">
            <text:p>Pla de l'Estany</text:p>
          </table:table-cell>
          <table:table-cell office:value-type="float" office:value="972594001" calcext:value-type="float">
            <text:p>972594001</text:p>
          </table:table-cell>
          <table:table-cell/>
          <table:table-cell office:value-type="string" calcext:value-type="string">
            <text:p>972594001(F)</text:p>
          </table:table-cell>
          <table:table-cell office:value-type="float" office:value="484757449" calcext:value-type="float">
            <text:p>484757449</text:p>
          </table:table-cell>
          <table:table-cell office:value-type="float" office:value="4659697773" calcext:value-type="float">
            <text:p>4659697773</text:p>
          </table:table-cell>
          <table:table-cell office:value-type="string" calcext:value-type="string">
            <text:p>2.815692764</text:p>
          </table:table-cell>
          <table:table-cell office:value-type="string" calcext:value-type="string">
            <text:p>42.089211388</text:p>
          </table:table-cell>
          <table:table-cell table:number-columns-repeated="2"/>
          <table:table-cell office:value-type="string" calcext:value-type="string">
            <text:p>07/18/2024 07:02:45 AM</text:p>
          </table:table-cell>
          <table:table-cell/>
          <table:table-cell office:value-type="string" calcext:value-type="string">
            <text:p>POINT (2.8156927 42.08921)</text:p>
          </table:table-cell>
        </table:table-row>
        <table:table-row table:style-name="ro1">
          <table:table-cell office:value-type="float" office:value="573981" calcext:value-type="float">
            <text:p>573981</text:p>
          </table:table-cell>
          <table:table-cell table:number-columns-repeated="2" office:value-type="string" calcext:value-type="string">
            <text:p>Jutjat de Pau de Forallac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Unió s/n -Vulpellac-</text:p>
          </table:table-cell>
          <table:table-cell table:number-columns-repeated="7"/>
          <table:table-cell office:value-type="float" office:value="17111" calcext:value-type="float">
            <text:p>17111</text:p>
          </table:table-cell>
          <table:table-cell office:value-type="string" calcext:value-type="string">
            <text:p>Forallac</text:p>
          </table:table-cell>
          <table:table-cell office:value-type="float" office:value="179026" calcext:value-type="float">
            <text:p>179026</text:p>
          </table:table-cell>
          <table:table-cell office:value-type="string" calcext:value-type="string">
            <text:p>Baix Empordà</text:p>
          </table:table-cell>
          <table:table-cell office:value-type="float" office:value="972645680" calcext:value-type="float">
            <text:p>972645680</text:p>
          </table:table-cell>
          <table:table-cell/>
          <table:table-cell office:value-type="float" office:value="972645524" calcext:value-type="float">
            <text:p>972645524</text:p>
          </table:table-cell>
          <table:table-cell office:value-type="float" office:value="504633733" calcext:value-type="float">
            <text:p>504633733</text:p>
          </table:table-cell>
          <table:table-cell office:value-type="float" office:value="4645232013" calcext:value-type="float">
            <text:p>4645232013</text:p>
          </table:table-cell>
          <table:table-cell office:value-type="string" calcext:value-type="string">
            <text:p>3.055915222</text:p>
          </table:table-cell>
          <table:table-cell office:value-type="string" calcext:value-type="string">
            <text:p>41.959058032</text:p>
          </table:table-cell>
          <table:table-cell table:number-columns-repeated="2"/>
          <table:table-cell office:value-type="string" calcext:value-type="string">
            <text:p>07/18/2024 07:02:42 AM</text:p>
          </table:table-cell>
          <table:table-cell/>
          <table:table-cell office:value-type="string" calcext:value-type="string">
            <text:p>POINT (3.055915 41.959057)</text:p>
          </table:table-cell>
        </table:table-row>
        <table:table-row table:style-name="ro1">
          <table:table-cell office:value-type="float" office:value="574242" calcext:value-type="float">
            <text:p>574242</text:p>
          </table:table-cell>
          <table:table-cell table:number-columns-repeated="2" office:value-type="string" calcext:value-type="string">
            <text:p>Jutjat de Pau de Gisclareny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Barri del Roser</text:p>
          </table:table-cell>
          <table:table-cell table:number-columns-repeated="7"/>
          <table:table-cell office:value-type="float" office:value="8695" calcext:value-type="float">
            <text:p>8695</text:p>
          </table:table-cell>
          <table:table-cell office:value-type="string" calcext:value-type="string">
            <text:p>Gisclareny</text:p>
          </table:table-cell>
          <table:table-cell office:value-type="float" office:value="80930" calcext:value-type="float">
            <text:p>80930</text:p>
          </table:table-cell>
          <table:table-cell office:value-type="string" calcext:value-type="string">
            <text:p>Berguedà</text:p>
          </table:table-cell>
          <table:table-cell office:value-type="float" office:value="937441020" calcext:value-type="float">
            <text:p>937441020</text:p>
          </table:table-cell>
          <table:table-cell/>
          <table:table-cell office:value-type="string" calcext:value-type="string">
            <text:p>937441020(F)</text:p>
          </table:table-cell>
          <table:table-cell office:value-type="float" office:value="399903220" calcext:value-type="float">
            <text:p>399903220</text:p>
          </table:table-cell>
          <table:table-cell office:value-type="float" office:value="4678242752" calcext:value-type="float">
            <text:p>4678242752</text:p>
          </table:table-cell>
          <table:table-cell office:value-type="string" calcext:value-type="string">
            <text:p>1.786607400</text:p>
          </table:table-cell>
          <table:table-cell office:value-type="string" calcext:value-type="string">
            <text:p>42.249964000</text:p>
          </table:table-cell>
          <table:table-cell table:number-columns-repeated="2"/>
          <table:table-cell office:value-type="string" calcext:value-type="string">
            <text:p>07/18/2024 07:02:50 AM</text:p>
          </table:table-cell>
          <table:table-cell/>
          <table:table-cell office:value-type="string" calcext:value-type="string">
            <text:p>POINT (1.7866074 42.249966)</text:p>
          </table:table-cell>
        </table:table-row>
        <table:table-row table:style-name="ro1">
          <table:table-cell office:value-type="float" office:value="574238" calcext:value-type="float">
            <text:p>574238</text:p>
          </table:table-cell>
          <table:table-cell table:number-columns-repeated="2" office:value-type="string" calcext:value-type="string">
            <text:p>Jutjat de Pau de la Garrig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Banys, 40</text:p>
          </table:table-cell>
          <table:table-cell table:number-columns-repeated="7"/>
          <table:table-cell office:value-type="float" office:value="8530" calcext:value-type="float">
            <text:p>8530</text:p>
          </table:table-cell>
          <table:table-cell office:value-type="string" calcext:value-type="string">
            <text:p>Garriga, la</text:p>
          </table:table-cell>
          <table:table-cell office:value-type="float" office:value="80885" calcext:value-type="float">
            <text:p>80885</text:p>
          </table:table-cell>
          <table:table-cell office:value-type="string" calcext:value-type="string">
            <text:p>Vallès Oriental</text:p>
          </table:table-cell>
          <table:table-cell office:value-type="float" office:value="938605810" calcext:value-type="float">
            <text:p>938605810</text:p>
          </table:table-cell>
          <table:table-cell/>
          <table:table-cell office:value-type="float" office:value="938714283" calcext:value-type="float">
            <text:p>938714283</text:p>
          </table:table-cell>
          <table:table-cell office:value-type="float" office:value="440572946" calcext:value-type="float">
            <text:p>440572946</text:p>
          </table:table-cell>
          <table:table-cell office:value-type="float" office:value="4614826432" calcext:value-type="float">
            <text:p>4614826432</text:p>
          </table:table-cell>
          <table:table-cell office:value-type="string" calcext:value-type="string">
            <text:p>2.285969800</text:p>
          </table:table-cell>
          <table:table-cell office:value-type="string" calcext:value-type="string">
            <text:p>41.682992100</text:p>
          </table:table-cell>
          <table:table-cell table:number-columns-repeated="2"/>
          <table:table-cell office:value-type="string" calcext:value-type="string">
            <text:p>07/18/2024 07:02:51 AM</text:p>
          </table:table-cell>
          <table:table-cell/>
          <table:table-cell office:value-type="string" calcext:value-type="string">
            <text:p>POINT (2.2859697 41.68299)</text:p>
          </table:table-cell>
        </table:table-row>
        <table:table-row table:style-name="ro1">
          <table:table-cell office:value-type="float" office:value="574255" calcext:value-type="float">
            <text:p>574255</text:p>
          </table:table-cell>
          <table:table-cell table:number-columns-repeated="2" office:value-type="string" calcext:value-type="string">
            <text:p>Jutjat de Pau de Lluçà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Rourets, s/n</text:p>
          </table:table-cell>
          <table:table-cell table:number-columns-repeated="7"/>
          <table:table-cell office:value-type="float" office:value="8589" calcext:value-type="float">
            <text:p>8589</text:p>
          </table:table-cell>
          <table:table-cell office:value-type="string" calcext:value-type="string">
            <text:p>Lluçà</text:p>
          </table:table-cell>
          <table:table-cell office:value-type="float" office:value="81094" calcext:value-type="float">
            <text:p>81094</text:p>
          </table:table-cell>
          <table:table-cell office:value-type="string" calcext:value-type="string">
            <text:p>Osona</text:p>
          </table:table-cell>
          <table:table-cell office:value-type="float" office:value="938554062" calcext:value-type="float">
            <text:p>938554062</text:p>
          </table:table-cell>
          <table:table-cell/>
          <table:table-cell office:value-type="float" office:value="938554042" calcext:value-type="float">
            <text:p>938554042</text:p>
          </table:table-cell>
          <table:table-cell office:value-type="float" office:value="423334060" calcext:value-type="float">
            <text:p>423334060</text:p>
          </table:table-cell>
          <table:table-cell office:value-type="float" office:value="4657761799" calcext:value-type="float">
            <text:p>4657761799</text:p>
          </table:table-cell>
          <table:table-cell office:value-type="string" calcext:value-type="string">
            <text:p>2.073294148</text:p>
          </table:table-cell>
          <table:table-cell office:value-type="string" calcext:value-type="string">
            <text:p>42.068181383</text:p>
          </table:table-cell>
          <table:table-cell table:number-columns-repeated="2"/>
          <table:table-cell office:value-type="string" calcext:value-type="string">
            <text:p>07/18/2024 07:02:50 AM</text:p>
          </table:table-cell>
          <table:table-cell/>
          <table:table-cell office:value-type="string" calcext:value-type="string">
            <text:p>POINT (2.0732942 42.06818)</text:p>
          </table:table-cell>
        </table:table-row>
        <table:table-row table:style-name="ro1">
          <table:table-cell office:value-type="float" office:value="573319" calcext:value-type="float">
            <text:p>573319</text:p>
          </table:table-cell>
          <table:table-cell table:number-columns-repeated="2" office:value-type="string" calcext:value-type="string">
            <text:p>Jutjat de Pau de Maçanet de Cabreny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aret Nova 12</text:p>
          </table:table-cell>
          <table:table-cell table:number-columns-repeated="7"/>
          <table:table-cell office:value-type="float" office:value="17720" calcext:value-type="float">
            <text:p>17720</text:p>
          </table:table-cell>
          <table:table-cell office:value-type="string" calcext:value-type="string">
            <text:p>Maçanet de Cabrenys</text:p>
          </table:table-cell>
          <table:table-cell office:value-type="float" office:value="171024" calcext:value-type="float">
            <text:p>171024</text:p>
          </table:table-cell>
          <table:table-cell office:value-type="string" calcext:value-type="string">
            <text:p>Alt Empordà</text:p>
          </table:table-cell>
          <table:table-cell office:value-type="float" office:value="972544005" calcext:value-type="float">
            <text:p>972544005</text:p>
          </table:table-cell>
          <table:table-cell table:number-columns-repeated="2"/>
          <table:table-cell office:value-type="float" office:value="479439747" calcext:value-type="float">
            <text:p>479439747</text:p>
          </table:table-cell>
          <table:table-cell office:value-type="float" office:value="4692660192" calcext:value-type="float">
            <text:p>4692660192</text:p>
          </table:table-cell>
          <table:table-cell office:value-type="string" calcext:value-type="string">
            <text:p>2.750225645</text:p>
          </table:table-cell>
          <table:table-cell office:value-type="string" calcext:value-type="string">
            <text:p>42.385956517</text:p>
          </table:table-cell>
          <table:table-cell table:number-columns-repeated="2"/>
          <table:table-cell office:value-type="string" calcext:value-type="string">
            <text:p>07/18/2024 07:02:44 AM</text:p>
          </table:table-cell>
          <table:table-cell/>
          <table:table-cell office:value-type="string" calcext:value-type="string">
            <text:p>POINT (2.7502255 42.385956)</text:p>
          </table:table-cell>
        </table:table-row>
        <table:table-row table:style-name="ro1">
          <table:table-cell office:value-type="float" office:value="574267" calcext:value-type="float">
            <text:p>574267</text:p>
          </table:table-cell>
          <table:table-cell table:number-columns-repeated="2" office:value-type="string" calcext:value-type="string">
            <text:p>Jutjat de Pau de Montcada i Reixac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Domènec Fins, 15</text:p>
          </table:table-cell>
          <table:table-cell table:number-columns-repeated="7"/>
          <table:table-cell office:value-type="float" office:value="8110" calcext:value-type="float">
            <text:p>8110</text:p>
          </table:table-cell>
          <table:table-cell office:value-type="string" calcext:value-type="string">
            <text:p>Montcada i Reixac</text:p>
          </table:table-cell>
          <table:table-cell office:value-type="float" office:value="81252" calcext:value-type="float">
            <text:p>81252</text:p>
          </table:table-cell>
          <table:table-cell office:value-type="string" calcext:value-type="string">
            <text:p>Vallès Occidental</text:p>
          </table:table-cell>
          <table:table-cell office:value-type="float" office:value="935180096" calcext:value-type="float">
            <text:p>935180096</text:p>
          </table:table-cell>
          <table:table-cell office:value-type="float" office:value="935753925" calcext:value-type="float">
            <text:p>935753925</text:p>
          </table:table-cell>
          <table:table-cell office:value-type="float" office:value="935648137" calcext:value-type="float">
            <text:p>935648137</text:p>
          </table:table-cell>
          <table:table-cell office:value-type="float" office:value="432170821" calcext:value-type="float">
            <text:p>432170821</text:p>
          </table:table-cell>
          <table:table-cell office:value-type="float" office:value="4592976144" calcext:value-type="float">
            <text:p>4592976144</text:p>
          </table:table-cell>
          <table:table-cell office:value-type="string" calcext:value-type="string">
            <text:p>2.187496400</text:p>
          </table:table-cell>
          <table:table-cell office:value-type="string" calcext:value-type="string">
            <text:p>41.485527900</text:p>
          </table:table-cell>
          <table:table-cell table:number-columns-repeated="2"/>
          <table:table-cell office:value-type="string" calcext:value-type="string">
            <text:p>07/18/2024 07:02:50 AM</text:p>
          </table:table-cell>
          <table:table-cell/>
          <table:table-cell office:value-type="string" calcext:value-type="string">
            <text:p>POINT (2.1874964 41.485527)</text:p>
          </table:table-cell>
        </table:table-row>
        <table:table-row table:style-name="ro1">
          <table:table-cell office:value-type="float" office:value="574268" calcext:value-type="float">
            <text:p>574268</text:p>
          </table:table-cell>
          <table:table-cell table:number-columns-repeated="2" office:value-type="string" calcext:value-type="string">
            <text:p>Jutjat de Pau de Montgat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are Claret, 99</text:p>
          </table:table-cell>
          <table:table-cell table:number-columns-repeated="7"/>
          <table:table-cell office:value-type="float" office:value="8390" calcext:value-type="float">
            <text:p>8390</text:p>
          </table:table-cell>
          <table:table-cell office:value-type="string" calcext:value-type="string">
            <text:p>Montgat</text:p>
          </table:table-cell>
          <table:table-cell office:value-type="float" office:value="81265" calcext:value-type="float">
            <text:p>81265</text:p>
          </table:table-cell>
          <table:table-cell office:value-type="string" calcext:value-type="string">
            <text:p>Maresme</text:p>
          </table:table-cell>
          <table:table-cell office:value-type="float" office:value="934692864" calcext:value-type="float">
            <text:p>934692864</text:p>
          </table:table-cell>
          <table:table-cell/>
          <table:table-cell office:value-type="float" office:value="934691484" calcext:value-type="float">
            <text:p>934691484</text:p>
          </table:table-cell>
          <table:table-cell office:value-type="float" office:value="438885735" calcext:value-type="float">
            <text:p>438885735</text:p>
          </table:table-cell>
          <table:table-cell office:value-type="float" office:value="4590657224" calcext:value-type="float">
            <text:p>4590657224</text:p>
          </table:table-cell>
          <table:table-cell office:value-type="string" calcext:value-type="string">
            <text:p>2.268160500</text:p>
          </table:table-cell>
          <table:table-cell office:value-type="string" calcext:value-type="string">
            <text:p>41.465182000</text:p>
          </table:table-cell>
          <table:table-cell table:number-columns-repeated="2"/>
          <table:table-cell office:value-type="string" calcext:value-type="string">
            <text:p>07/18/2024 07:02:50 AM</text:p>
          </table:table-cell>
          <table:table-cell/>
          <table:table-cell office:value-type="string" calcext:value-type="string">
            <text:p>POINT (2.2681606 41.465183)</text:p>
          </table:table-cell>
        </table:table-row>
        <table:table-row table:style-name="ro1">
          <table:table-cell office:value-type="float" office:value="574275" calcext:value-type="float">
            <text:p>574275</text:p>
          </table:table-cell>
          <table:table-cell table:number-columns-repeated="2" office:value-type="string" calcext:value-type="string">
            <text:p>Jutjat de Pau de Montmaneu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anadella 8</text:p>
          </table:table-cell>
          <table:table-cell table:number-columns-repeated="7"/>
          <table:table-cell office:value-type="float" office:value="8289" calcext:value-type="float">
            <text:p>8289</text:p>
          </table:table-cell>
          <table:table-cell office:value-type="string" calcext:value-type="string">
            <text:p>Montmaneu</text:p>
          </table:table-cell>
          <table:table-cell office:value-type="float" office:value="81332" calcext:value-type="float">
            <text:p>81332</text:p>
          </table:table-cell>
          <table:table-cell office:value-type="string" calcext:value-type="string">
            <text:p>Anoia</text:p>
          </table:table-cell>
          <table:table-cell office:value-type="float" office:value="938092010" calcext:value-type="float">
            <text:p>938092010</text:p>
          </table:table-cell>
          <table:table-cell/>
          <table:table-cell office:value-type="string" calcext:value-type="string">
            <text:p>938092010(F)</text:p>
          </table:table-cell>
          <table:table-cell office:value-type="float" office:value="367938510" calcext:value-type="float">
            <text:p>367938510</text:p>
          </table:table-cell>
          <table:table-cell office:value-type="float" office:value="4609448136" calcext:value-type="float">
            <text:p>4609448136</text:p>
          </table:table-cell>
          <table:table-cell office:value-type="string" calcext:value-type="string">
            <text:p>1.414671300</text:p>
          </table:table-cell>
          <table:table-cell office:value-type="string" calcext:value-type="string">
            <text:p>41.625833900</text:p>
          </table:table-cell>
          <table:table-cell table:number-columns-repeated="2"/>
          <table:table-cell office:value-type="string" calcext:value-type="string">
            <text:p>07/18/2024 07:02:49 AM</text:p>
          </table:table-cell>
          <table:table-cell/>
          <table:table-cell office:value-type="string" calcext:value-type="string">
            <text:p>POINT (1.4146713 41.625835)</text:p>
          </table:table-cell>
        </table:table-row>
        <table:table-row table:style-name="ro1">
          <table:table-cell office:value-type="float" office:value="574336" calcext:value-type="float">
            <text:p>574336</text:p>
          </table:table-cell>
          <table:table-cell table:number-columns-repeated="2" office:value-type="string" calcext:value-type="string">
            <text:p>Jutjat de Pau de Mur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Puig-Gili, s/n</text:p>
          </table:table-cell>
          <table:table-cell table:number-columns-repeated="7"/>
          <table:table-cell office:value-type="float" office:value="8278" calcext:value-type="float">
            <text:p>8278</text:p>
          </table:table-cell>
          <table:table-cell office:value-type="string" calcext:value-type="string">
            <text:p>Mura</text:p>
          </table:table-cell>
          <table:table-cell office:value-type="float" office:value="81398" calcext:value-type="float">
            <text:p>81398</text:p>
          </table:table-cell>
          <table:table-cell office:value-type="string" calcext:value-type="string">
            <text:p>Bages</text:p>
          </table:table-cell>
          <table:table-cell office:value-type="float" office:value="938317226" calcext:value-type="float">
            <text:p>938317226</text:p>
          </table:table-cell>
          <table:table-cell/>
          <table:table-cell office:value-type="string" calcext:value-type="string">
            <text:p>938317226(F)</text:p>
          </table:table-cell>
          <table:table-cell office:value-type="float" office:value="414806833" calcext:value-type="float">
            <text:p>414806833</text:p>
          </table:table-cell>
          <table:table-cell office:value-type="float" office:value="4616998710" calcext:value-type="float">
            <text:p>4616998710</text:p>
          </table:table-cell>
          <table:table-cell office:value-type="string" calcext:value-type="string">
            <text:p>1.976114000</text:p>
          </table:table-cell>
          <table:table-cell office:value-type="string" calcext:value-type="string">
            <text:p>41.700214900</text:p>
          </table:table-cell>
          <table:table-cell table:number-columns-repeated="2"/>
          <table:table-cell office:value-type="string" calcext:value-type="string">
            <text:p>07/18/2024 07:02:49 AM</text:p>
          </table:table-cell>
          <table:table-cell/>
          <table:table-cell office:value-type="string" calcext:value-type="string">
            <text:p>POINT (1.976114 41.700214)</text:p>
          </table:table-cell>
        </table:table-row>
        <table:table-row table:style-name="ro1">
          <table:table-cell office:value-type="float" office:value="573465" calcext:value-type="float">
            <text:p>573465</text:p>
          </table:table-cell>
          <table:table-cell table:number-columns-repeated="2" office:value-type="string" calcext:value-type="string">
            <text:p>Jutjat de Pau de Palamó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Orient, 28, 1r.</text:p>
          </table:table-cell>
          <table:table-cell table:number-columns-repeated="7"/>
          <table:table-cell office:value-type="float" office:value="17230" calcext:value-type="float">
            <text:p>17230</text:p>
          </table:table-cell>
          <table:table-cell office:value-type="string" calcext:value-type="string">
            <text:p>Palamós</text:p>
          </table:table-cell>
          <table:table-cell office:value-type="float" office:value="171181" calcext:value-type="float">
            <text:p>171181</text:p>
          </table:table-cell>
          <table:table-cell office:value-type="string" calcext:value-type="string">
            <text:p>Baix Empordà</text:p>
          </table:table-cell>
          <table:table-cell office:value-type="float" office:value="972314428" calcext:value-type="float">
            <text:p>972314428</text:p>
          </table:table-cell>
          <table:table-cell/>
          <table:table-cell office:value-type="float" office:value="972312296" calcext:value-type="float">
            <text:p>972312296</text:p>
          </table:table-cell>
          <table:table-cell office:value-type="float" office:value="510663844" calcext:value-type="float">
            <text:p>510663844</text:p>
          </table:table-cell>
          <table:table-cell office:value-type="float" office:value="4633145723" calcext:value-type="float">
            <text:p>4633145723</text:p>
          </table:table-cell>
          <table:table-cell office:value-type="string" calcext:value-type="string">
            <text:p>3.128462000</text:p>
          </table:table-cell>
          <table:table-cell office:value-type="string" calcext:value-type="string">
            <text:p>41.850140800</text:p>
          </table:table-cell>
          <table:table-cell table:number-columns-repeated="2"/>
          <table:table-cell office:value-type="string" calcext:value-type="string">
            <text:p>07/18/2024 07:02:44 AM</text:p>
          </table:table-cell>
          <table:table-cell/>
          <table:table-cell office:value-type="string" calcext:value-type="string">
            <text:p>POINT (3.128462 41.85014)</text:p>
          </table:table-cell>
        </table:table-row>
        <table:table-row table:style-name="ro1">
          <table:table-cell office:value-type="float" office:value="573506" calcext:value-type="float">
            <text:p>573506</text:p>
          </table:table-cell>
          <table:table-cell table:number-columns-repeated="2" office:value-type="string" calcext:value-type="string">
            <text:p>Jutjat de Pau de Sant Jordi Desvall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Doctor Meseguer 1</text:p>
          </table:table-cell>
          <table:table-cell table:number-columns-repeated="7"/>
          <table:table-cell office:value-type="float" office:value="17464" calcext:value-type="float">
            <text:p>17464</text:p>
          </table:table-cell>
          <table:table-cell office:value-type="string" calcext:value-type="string">
            <text:p>Sant Jordi Desvalls</text:p>
          </table:table-cell>
          <table:table-cell office:value-type="float" office:value="171668" calcext:value-type="float">
            <text:p>171668</text:p>
          </table:table-cell>
          <table:table-cell office:value-type="string" calcext:value-type="string">
            <text:p>Gironès</text:p>
          </table:table-cell>
          <table:table-cell office:value-type="float" office:value="972798005" calcext:value-type="float">
            <text:p>972798005</text:p>
          </table:table-cell>
          <table:table-cell/>
          <table:table-cell office:value-type="float" office:value="972798281" calcext:value-type="float">
            <text:p>972798281</text:p>
          </table:table-cell>
          <table:table-cell office:value-type="float" office:value="496105343" calcext:value-type="float">
            <text:p>496105343</text:p>
          </table:table-cell>
          <table:table-cell office:value-type="float" office:value="4657722413" calcext:value-type="float">
            <text:p>4657722413</text:p>
          </table:table-cell>
          <table:table-cell office:value-type="string" calcext:value-type="string">
            <text:p>2.952920305</text:p>
          </table:table-cell>
          <table:table-cell office:value-type="string" calcext:value-type="string">
            <text:p>42.071558573</text:p>
          </table:table-cell>
          <table:table-cell table:number-columns-repeated="2"/>
          <table:table-cell office:value-type="string" calcext:value-type="string">
            <text:p>07/18/2024 07:02:43 AM</text:p>
          </table:table-cell>
          <table:table-cell/>
          <table:table-cell office:value-type="string" calcext:value-type="string">
            <text:p>POINT (2.9529202 42.07156)</text:p>
          </table:table-cell>
        </table:table-row>
        <table:table-row table:style-name="ro1">
          <table:table-cell office:value-type="float" office:value="574829" calcext:value-type="float">
            <text:p>574829</text:p>
          </table:table-cell>
          <table:table-cell table:number-columns-repeated="2" office:value-type="string" calcext:value-type="string">
            <text:p>Jutjat de Pau de Sant Julià de Cerdanyol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Local Municipial, s/n</text:p>
          </table:table-cell>
          <table:table-cell table:number-columns-repeated="7"/>
          <table:table-cell office:value-type="float" office:value="8694" calcext:value-type="float">
            <text:p>8694</text:p>
          </table:table-cell>
          <table:table-cell office:value-type="string" calcext:value-type="string">
            <text:p>Sant Julià de Cerdanyola</text:p>
          </table:table-cell>
          <table:table-cell office:value-type="float" office:value="89030" calcext:value-type="float">
            <text:p>89030</text:p>
          </table:table-cell>
          <table:table-cell office:value-type="string" calcext:value-type="string">
            <text:p>Berguedà</text:p>
          </table:table-cell>
          <table:table-cell office:value-type="float" office:value="938227667" calcext:value-type="float">
            <text:p>938227667</text:p>
          </table:table-cell>
          <table:table-cell table:number-columns-repeated="2"/>
          <table:table-cell office:value-type="float" office:value="407459773" calcext:value-type="float">
            <text:p>407459773</text:p>
          </table:table-cell>
          <table:table-cell office:value-type="float" office:value="4676385054" calcext:value-type="float">
            <text:p>4676385054</text:p>
          </table:table-cell>
          <table:table-cell office:value-type="string" calcext:value-type="string">
            <text:p>1.878488000</text:p>
          </table:table-cell>
          <table:table-cell office:value-type="string" calcext:value-type="string">
            <text:p>42.234168700</text:p>
          </table:table-cell>
          <table:table-cell table:number-columns-repeated="2"/>
          <table:table-cell office:value-type="string" calcext:value-type="string">
            <text:p>07/18/2024 07:02:46 AM</text:p>
          </table:table-cell>
          <table:table-cell/>
          <table:table-cell office:value-type="string" calcext:value-type="string">
            <text:p>POINT (1.878488 42.23417)</text:p>
          </table:table-cell>
        </table:table-row>
        <table:table-row table:style-name="ro1">
          <table:table-cell office:value-type="float" office:value="574675" calcext:value-type="float">
            <text:p>574675</text:p>
          </table:table-cell>
          <table:table-cell table:number-columns-repeated="2" office:value-type="string" calcext:value-type="string">
            <text:p>Jutjat de Pau de Santa Maria d'Oló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Avv. Manuel López, 1, 1r</text:p>
          </table:table-cell>
          <table:table-cell table:number-columns-repeated="7"/>
          <table:table-cell office:value-type="float" office:value="8273" calcext:value-type="float">
            <text:p>8273</text:p>
          </table:table-cell>
          <table:table-cell office:value-type="string" calcext:value-type="string">
            <text:p>Santa Maria d'Oló</text:p>
          </table:table-cell>
          <table:table-cell office:value-type="float" office:value="82589" calcext:value-type="float">
            <text:p>82589</text:p>
          </table:table-cell>
          <table:table-cell office:value-type="string" calcext:value-type="string">
            <text:p>Moianès</text:p>
          </table:table-cell>
          <table:table-cell office:value-type="float" office:value="938385000" calcext:value-type="float">
            <text:p>938385000</text:p>
          </table:table-cell>
          <table:table-cell/>
          <table:table-cell office:value-type="float" office:value="938385005" calcext:value-type="float">
            <text:p>938385005</text:p>
          </table:table-cell>
          <table:table-cell office:value-type="float" office:value="419916039" calcext:value-type="float">
            <text:p>419916039</text:p>
          </table:table-cell>
          <table:table-cell office:value-type="float" office:value="4636242852" calcext:value-type="float">
            <text:p>4636242852</text:p>
          </table:table-cell>
          <table:table-cell office:value-type="string" calcext:value-type="string">
            <text:p>2.034914000</text:p>
          </table:table-cell>
          <table:table-cell office:value-type="string" calcext:value-type="string">
            <text:p>41.874053000</text:p>
          </table:table-cell>
          <table:table-cell table:number-columns-repeated="2"/>
          <table:table-cell office:value-type="string" calcext:value-type="string">
            <text:p>07/18/2024 07:02:47 AM</text:p>
          </table:table-cell>
          <table:table-cell/>
          <table:table-cell office:value-type="string" calcext:value-type="string">
            <text:p>POINT (2.034914 41.874054)</text:p>
          </table:table-cell>
        </table:table-row>
        <table:table-row table:style-name="ro1">
          <table:table-cell office:value-type="float" office:value="573347" calcext:value-type="float">
            <text:p>573347</text:p>
          </table:table-cell>
          <table:table-cell table:number-columns-repeated="2" office:value-type="string" calcext:value-type="string">
            <text:p>Jutjat de Pau de Santa Oliv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Mossèn Josep M. Jané, 19</text:p>
          </table:table-cell>
          <table:table-cell table:number-columns-repeated="7"/>
          <table:table-cell office:value-type="float" office:value="43710" calcext:value-type="float">
            <text:p>43710</text:p>
          </table:table-cell>
          <table:table-cell office:value-type="string" calcext:value-type="string">
            <text:p>Santa Oliva</text:p>
          </table:table-cell>
          <table:table-cell office:value-type="float" office:value="431401" calcext:value-type="float">
            <text:p>431401</text:p>
          </table:table-cell>
          <table:table-cell office:value-type="string" calcext:value-type="string">
            <text:p>Baix Penedès</text:p>
          </table:table-cell>
          <table:table-cell office:value-type="float" office:value="977598696" calcext:value-type="float">
            <text:p>977598696</text:p>
          </table:table-cell>
          <table:table-cell/>
          <table:table-cell office:value-type="float" office:value="977679507" calcext:value-type="float">
            <text:p>977679507</text:p>
          </table:table-cell>
          <table:table-cell office:value-type="float" office:value="378615221" calcext:value-type="float">
            <text:p>378615221</text:p>
          </table:table-cell>
          <table:table-cell office:value-type="float" office:value="4567862342" calcext:value-type="float">
            <text:p>4567862342</text:p>
          </table:table-cell>
          <table:table-cell office:value-type="string" calcext:value-type="string">
            <text:p>1.551152300</text:p>
          </table:table-cell>
          <table:table-cell office:value-type="string" calcext:value-type="string">
            <text:p>41.253064500</text:p>
          </table:table-cell>
          <table:table-cell table:number-columns-repeated="2"/>
          <table:table-cell office:value-type="string" calcext:value-type="string">
            <text:p>07/18/2024 07:02:33 AM</text:p>
          </table:table-cell>
          <table:table-cell/>
          <table:table-cell office:value-type="string" calcext:value-type="string">
            <text:p>POINT (1.5511523 41.253063)</text:p>
          </table:table-cell>
        </table:table-row>
        <table:table-row table:style-name="ro1">
          <table:table-cell office:value-type="float" office:value="574595" calcext:value-type="float">
            <text:p>574595</text:p>
          </table:table-cell>
          <table:table-cell table:number-columns-repeated="2" office:value-type="string" calcext:value-type="string">
            <text:p>Jutjat de Pau de Sarroca de Beller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Únic s/n</text:p>
          </table:table-cell>
          <table:table-cell table:number-columns-repeated="7"/>
          <table:table-cell office:value-type="float" office:value="25555" calcext:value-type="float">
            <text:p>25555</text:p>
          </table:table-cell>
          <table:table-cell office:value-type="string" calcext:value-type="string">
            <text:p>Sarroca de Bellera</text:p>
          </table:table-cell>
          <table:table-cell office:value-type="float" office:value="252017" calcext:value-type="float">
            <text:p>252017</text:p>
          </table:table-cell>
          <table:table-cell office:value-type="string" calcext:value-type="string">
            <text:p>Pallars Jussà</text:p>
          </table:table-cell>
          <table:table-cell office:value-type="float" office:value="973661701" calcext:value-type="float">
            <text:p>973661701</text:p>
          </table:table-cell>
          <table:table-cell table:number-columns-repeated="2"/>
          <table:table-cell office:value-type="float" office:value="323142645" calcext:value-type="float">
            <text:p>323142645</text:p>
          </table:table-cell>
          <table:table-cell office:value-type="float" office:value="4696122799" calcext:value-type="float">
            <text:p>4696122799</text:p>
          </table:table-cell>
          <table:table-cell office:value-type="string" calcext:value-type="string">
            <text:p>0.851124726</text:p>
          </table:table-cell>
          <table:table-cell office:value-type="string" calcext:value-type="string">
            <text:p>42.397268568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0.8511247 42.39727)</text:p>
          </table:table-cell>
        </table:table-row>
        <table:table-row table:style-name="ro1">
          <table:table-cell office:value-type="float" office:value="574594" calcext:value-type="float">
            <text:p>574594</text:p>
          </table:table-cell>
          <table:table-cell table:number-columns-repeated="2" office:value-type="string" calcext:value-type="string">
            <text:p>Jutjat de Pau de Sarroca de Lleid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Monsenyor Vilaplana 30</text:p>
          </table:table-cell>
          <table:table-cell table:number-columns-repeated="7"/>
          <table:table-cell office:value-type="float" office:value="25175" calcext:value-type="float">
            <text:p>25175</text:p>
          </table:table-cell>
          <table:table-cell office:value-type="string" calcext:value-type="string">
            <text:p>Sarroca de Lleida</text:p>
          </table:table-cell>
          <table:table-cell office:value-type="float" office:value="252000" calcext:value-type="float">
            <text:p>252000</text:p>
          </table:table-cell>
          <table:table-cell office:value-type="string" calcext:value-type="string">
            <text:p>Segrià</text:p>
          </table:table-cell>
          <table:table-cell office:value-type="float" office:value="973126001" calcext:value-type="float">
            <text:p>973126001</text:p>
          </table:table-cell>
          <table:table-cell table:number-columns-repeated="2"/>
          <table:table-cell office:value-type="float" office:value="296302506" calcext:value-type="float">
            <text:p>296302506</text:p>
          </table:table-cell>
          <table:table-cell office:value-type="float" office:value="4592536909" calcext:value-type="float">
            <text:p>4592536909</text:p>
          </table:table-cell>
          <table:table-cell office:value-type="string" calcext:value-type="string">
            <text:p>0.561066611</text:p>
          </table:table-cell>
          <table:table-cell office:value-type="string" calcext:value-type="string">
            <text:p>41.458577807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0.5610666 41.458576)</text:p>
          </table:table-cell>
        </table:table-row>
        <table:table-row table:style-name="ro1">
          <table:table-cell office:value-type="float" office:value="574687" calcext:value-type="float">
            <text:p>574687</text:p>
          </table:table-cell>
          <table:table-cell table:number-columns-repeated="2" office:value-type="string" calcext:value-type="string">
            <text:p>Jutjat de Pau de Sobremunt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al Tic</text:p>
          </table:table-cell>
          <table:table-cell table:number-columns-repeated="7"/>
          <table:table-cell office:value-type="float" office:value="8589" calcext:value-type="float">
            <text:p>8589</text:p>
          </table:table-cell>
          <table:table-cell office:value-type="string" calcext:value-type="string">
            <text:p>Sobremunt</text:p>
          </table:table-cell>
          <table:table-cell office:value-type="float" office:value="82711" calcext:value-type="float">
            <text:p>82711</text:p>
          </table:table-cell>
          <table:table-cell office:value-type="string" calcext:value-type="string">
            <text:p>Osona</text:p>
          </table:table-cell>
          <table:table-cell office:value-type="float" office:value="938527071" calcext:value-type="float">
            <text:p>938527071</text:p>
          </table:table-cell>
          <table:table-cell/>
          <table:table-cell office:value-type="float" office:value="938578028" calcext:value-type="float">
            <text:p>938578028</text:p>
          </table:table-cell>
          <table:table-cell office:value-type="float" office:value="431048172" calcext:value-type="float">
            <text:p>431048172</text:p>
          </table:table-cell>
          <table:table-cell office:value-type="float" office:value="4654089221" calcext:value-type="float">
            <text:p>4654089221</text:p>
          </table:table-cell>
          <table:table-cell office:value-type="string" calcext:value-type="string">
            <text:p>2.166961344</text:p>
          </table:table-cell>
          <table:table-cell office:value-type="string" calcext:value-type="string">
            <text:p>42.035822523</text:p>
          </table:table-cell>
          <table:table-cell table:number-columns-repeated="2"/>
          <table:table-cell office:value-type="string" calcext:value-type="string">
            <text:p>07/18/2024 07:02:47 AM</text:p>
          </table:table-cell>
          <table:table-cell/>
          <table:table-cell office:value-type="string" calcext:value-type="string">
            <text:p>POINT (2.1669614 42.035824)</text:p>
          </table:table-cell>
        </table:table-row>
        <table:table-row table:style-name="ro1">
          <table:table-cell office:value-type="float" office:value="574600" calcext:value-type="float">
            <text:p>574600</text:p>
          </table:table-cell>
          <table:table-cell table:number-columns-repeated="2" office:value-type="string" calcext:value-type="string">
            <text:p>Jutjat de Pau de Soriguer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Diputació Bloc Masaguer A</text:p>
          </table:table-cell>
          <table:table-cell table:number-columns-repeated="7"/>
          <table:table-cell office:value-type="float" office:value="25560" calcext:value-type="float">
            <text:p>25560</text:p>
          </table:table-cell>
          <table:table-cell office:value-type="string" calcext:value-type="string">
            <text:p>Soriguera</text:p>
          </table:table-cell>
          <table:table-cell office:value-type="float" office:value="252081" calcext:value-type="float">
            <text:p>252081</text:p>
          </table:table-cell>
          <table:table-cell office:value-type="string" calcext:value-type="string">
            <text:p>Pallars Sobirà</text:p>
          </table:table-cell>
          <table:table-cell office:value-type="float" office:value="973620167" calcext:value-type="float">
            <text:p>973620167</text:p>
          </table:table-cell>
          <table:table-cell/>
          <table:table-cell office:value-type="string" calcext:value-type="string">
            <text:p>973620167(F)</text:p>
          </table:table-cell>
          <table:table-cell office:value-type="float" office:value="302501660" calcext:value-type="float">
            <text:p>302501660</text:p>
          </table:table-cell>
          <table:table-cell office:value-type="float" office:value="4610083356" calcext:value-type="float">
            <text:p>4610083356</text:p>
          </table:table-cell>
          <table:table-cell office:value-type="string" calcext:value-type="string">
            <text:p>0.629466600</text:p>
          </table:table-cell>
          <table:table-cell office:value-type="string" calcext:value-type="string">
            <text:p>41.618039700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0.6294666 41.61804)</text:p>
          </table:table-cell>
        </table:table-row>
        <table:table-row table:style-name="ro1">
          <table:table-cell office:value-type="float" office:value="574601" calcext:value-type="float">
            <text:p>574601</text:p>
          </table:table-cell>
          <table:table-cell table:number-columns-repeated="2" office:value-type="string" calcext:value-type="string">
            <text:p>Jutjat de Pau de Sort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Doctor Carles Pol i Aleu, 13</text:p>
          </table:table-cell>
          <table:table-cell table:number-columns-repeated="7"/>
          <table:table-cell office:value-type="float" office:value="25560" calcext:value-type="float">
            <text:p>25560</text:p>
          </table:table-cell>
          <table:table-cell office:value-type="string" calcext:value-type="string">
            <text:p>Sort</text:p>
          </table:table-cell>
          <table:table-cell office:value-type="float" office:value="252094" calcext:value-type="float">
            <text:p>252094</text:p>
          </table:table-cell>
          <table:table-cell office:value-type="string" calcext:value-type="string">
            <text:p>Pallars Sobirà</text:p>
          </table:table-cell>
          <table:table-cell office:value-type="float" office:value="973620167" calcext:value-type="float">
            <text:p>973620167</text:p>
          </table:table-cell>
          <table:table-cell table:number-columns-repeated="2"/>
          <table:table-cell office:value-type="float" office:value="346232852" calcext:value-type="float">
            <text:p>346232852</text:p>
          </table:table-cell>
          <table:table-cell office:value-type="float" office:value="4697330028" calcext:value-type="float">
            <text:p>4697330028</text:p>
          </table:table-cell>
          <table:table-cell office:value-type="string" calcext:value-type="string">
            <text:p>1.131200000</text:p>
          </table:table-cell>
          <table:table-cell office:value-type="string" calcext:value-type="string">
            <text:p>42.413050000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1.1312 42.41305)</text:p>
          </table:table-cell>
        </table:table-row>
        <table:table-row table:style-name="ro1">
          <table:table-cell office:value-type="float" office:value="574603" calcext:value-type="float">
            <text:p>574603</text:p>
          </table:table-cell>
          <table:table-cell table:number-columns-repeated="2" office:value-type="string" calcext:value-type="string">
            <text:p>Jutjat de Pau de Sudanell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Barranc, 9 baixos</text:p>
          </table:table-cell>
          <table:table-cell table:number-columns-repeated="7"/>
          <table:table-cell office:value-type="float" office:value="25173" calcext:value-type="float">
            <text:p>25173</text:p>
          </table:table-cell>
          <table:table-cell office:value-type="string" calcext:value-type="string">
            <text:p>Sudanell</text:p>
          </table:table-cell>
          <table:table-cell office:value-type="float" office:value="252115" calcext:value-type="float">
            <text:p>252115</text:p>
          </table:table-cell>
          <table:table-cell office:value-type="string" calcext:value-type="string">
            <text:p>Segrià</text:p>
          </table:table-cell>
          <table:table-cell office:value-type="float" office:value="973258155" calcext:value-type="float">
            <text:p>973258155</text:p>
          </table:table-cell>
          <table:table-cell/>
          <table:table-cell office:value-type="float" office:value="973258125" calcext:value-type="float">
            <text:p>973258125</text:p>
          </table:table-cell>
          <table:table-cell office:value-type="float" office:value="297005456" calcext:value-type="float">
            <text:p>297005456</text:p>
          </table:table-cell>
          <table:table-cell office:value-type="float" office:value="4603532654" calcext:value-type="float">
            <text:p>4603532654</text:p>
          </table:table-cell>
          <table:table-cell office:value-type="string" calcext:value-type="string">
            <text:p>0.565770000</text:p>
          </table:table-cell>
          <table:table-cell office:value-type="string" calcext:value-type="string">
            <text:p>41.557710000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0.56577 41.55771)</text:p>
          </table:table-cell>
        </table:table-row>
        <table:table-row table:style-name="ro1">
          <table:table-cell office:value-type="float" office:value="573359" calcext:value-type="float">
            <text:p>573359</text:p>
          </table:table-cell>
          <table:table-cell table:number-columns-repeated="2" office:value-type="string" calcext:value-type="string">
            <text:p>Jutjat de Pau de Torredembarr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orreró de Sant Antoni, 3-5, 1r</text:p>
          </table:table-cell>
          <table:table-cell table:number-columns-repeated="7"/>
          <table:table-cell office:value-type="float" office:value="43830" calcext:value-type="float">
            <text:p>43830</text:p>
          </table:table-cell>
          <table:table-cell office:value-type="string" calcext:value-type="string">
            <text:p>Torredembarra</text:p>
          </table:table-cell>
          <table:table-cell office:value-type="float" office:value="431536" calcext:value-type="float">
            <text:p>431536</text:p>
          </table:table-cell>
          <table:table-cell office:value-type="string" calcext:value-type="string">
            <text:p>Tarragonès</text:p>
          </table:table-cell>
          <table:table-cell office:value-type="float" office:value="977640021" calcext:value-type="float">
            <text:p>977640021</text:p>
          </table:table-cell>
          <table:table-cell/>
          <table:table-cell office:value-type="float" office:value="977641275" calcext:value-type="float">
            <text:p>977641275</text:p>
          </table:table-cell>
          <table:table-cell office:value-type="float" office:value="365483473" calcext:value-type="float">
            <text:p>365483473</text:p>
          </table:table-cell>
          <table:table-cell office:value-type="float" office:value="4556062843" calcext:value-type="float">
            <text:p>4556062843</text:p>
          </table:table-cell>
          <table:table-cell office:value-type="string" calcext:value-type="string">
            <text:p>1.397062800</text:p>
          </table:table-cell>
          <table:table-cell office:value-type="string" calcext:value-type="string">
            <text:p>41.144738500</text:p>
          </table:table-cell>
          <table:table-cell table:number-columns-repeated="2"/>
          <table:table-cell office:value-type="string" calcext:value-type="string">
            <text:p>07/18/2024 07:02:33 AM</text:p>
          </table:table-cell>
          <table:table-cell/>
          <table:table-cell office:value-type="string" calcext:value-type="string">
            <text:p>POINT (1.3970628 41.144737)</text:p>
          </table:table-cell>
        </table:table-row>
        <table:table-row table:style-name="ro1">
          <table:table-cell office:value-type="float" office:value="574732" calcext:value-type="float">
            <text:p>574732</text:p>
          </table:table-cell>
          <table:table-cell table:number-columns-repeated="2" office:value-type="string" calcext:value-type="string">
            <text:p>Jutjat de Pau de Valls de Valira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La Plaça, s/n</text:p>
          </table:table-cell>
          <table:table-cell table:number-columns-repeated="7"/>
          <table:table-cell office:value-type="float" office:value="25798" calcext:value-type="float">
            <text:p>25798</text:p>
          </table:table-cell>
          <table:table-cell office:value-type="string" calcext:value-type="string">
            <text:p>Valls de Valira, les</text:p>
          </table:table-cell>
          <table:table-cell office:value-type="float" office:value="252398" calcext:value-type="float">
            <text:p>252398</text:p>
          </table:table-cell>
          <table:table-cell office:value-type="string" calcext:value-type="string">
            <text:p>Alt Urgell</text:p>
          </table:table-cell>
          <table:table-cell office:value-type="float" office:value="973350458" calcext:value-type="float">
            <text:p>973350458</text:p>
          </table:table-cell>
          <table:table-cell/>
          <table:table-cell office:value-type="string" calcext:value-type="string">
            <text:p>973350458(F)</text:p>
          </table:table-cell>
          <table:table-cell office:value-type="float" office:value="362177375" calcext:value-type="float">
            <text:p>362177375</text:p>
          </table:table-cell>
          <table:table-cell office:value-type="float" office:value="4625369500" calcext:value-type="float">
            <text:p>4625369500</text:p>
          </table:table-cell>
          <table:table-cell office:value-type="string" calcext:value-type="string">
            <text:p>1.341860291</text:p>
          </table:table-cell>
          <table:table-cell office:value-type="string" calcext:value-type="string">
            <text:p>41.768205486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1.3418603 41.768204)</text:p>
          </table:table-cell>
        </table:table-row>
        <table:table-row table:style-name="ro1">
          <table:table-cell office:value-type="float" office:value="573849" calcext:value-type="float">
            <text:p>573849</text:p>
          </table:table-cell>
          <table:table-cell table:number-columns-repeated="2" office:value-type="string" calcext:value-type="string">
            <text:p>Jutjat de Pau de Verges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La Placeta, 1</text:p>
          </table:table-cell>
          <table:table-cell table:number-columns-repeated="7"/>
          <table:table-cell office:value-type="float" office:value="17142" calcext:value-type="float">
            <text:p>17142</text:p>
          </table:table-cell>
          <table:table-cell office:value-type="string" calcext:value-type="string">
            <text:p>Verges</text:p>
          </table:table-cell>
          <table:table-cell office:value-type="float" office:value="172116" calcext:value-type="float">
            <text:p>172116</text:p>
          </table:table-cell>
          <table:table-cell office:value-type="string" calcext:value-type="string">
            <text:p>Baix Empordà</text:p>
          </table:table-cell>
          <table:table-cell office:value-type="float" office:value="972780007" calcext:value-type="float">
            <text:p>972780007</text:p>
          </table:table-cell>
          <table:table-cell/>
          <table:table-cell office:value-type="float" office:value="972780446" calcext:value-type="float">
            <text:p>972780446</text:p>
          </table:table-cell>
          <table:table-cell office:value-type="float" office:value="503877088" calcext:value-type="float">
            <text:p>503877088</text:p>
          </table:table-cell>
          <table:table-cell office:value-type="float" office:value="4656478968" calcext:value-type="float">
            <text:p>4656478968</text:p>
          </table:table-cell>
          <table:table-cell office:value-type="string" calcext:value-type="string">
            <text:p>3.046859080</text:p>
          </table:table-cell>
          <table:table-cell office:value-type="string" calcext:value-type="string">
            <text:p>42.060359496</text:p>
          </table:table-cell>
          <table:table-cell table:number-columns-repeated="2"/>
          <table:table-cell office:value-type="string" calcext:value-type="string">
            <text:p>07/18/2024 07:02:42 AM</text:p>
          </table:table-cell>
          <table:table-cell/>
          <table:table-cell office:value-type="string" calcext:value-type="string">
            <text:p>POINT (3.046859 42.06036)</text:p>
          </table:table-cell>
        </table:table-row>
        <table:table-row table:style-name="ro1">
          <table:table-cell office:value-type="float" office:value="573852" calcext:value-type="float">
            <text:p>573852</text:p>
          </table:table-cell>
          <table:table-cell table:number-columns-repeated="2" office:value-type="string" calcext:value-type="string">
            <text:p>Jutjat de Pau de Vilabertran</text:p>
          </table:table-cell>
          <table:table-cell office:value-type="string" calcext:value-type="string">
            <text:p>Justícia|Jutjats de pau||</text:p>
          </table:table-cell>
          <table:table-cell/>
          <table:table-cell office:value-type="string" calcext:value-type="string">
            <text:p><text:s/>Comuners de Castella, 10</text:p>
          </table:table-cell>
          <table:table-cell table:number-columns-repeated="7"/>
          <table:table-cell office:value-type="float" office:value="17760" calcext:value-type="float">
            <text:p>17760</text:p>
          </table:table-cell>
          <table:table-cell office:value-type="string" calcext:value-type="string">
            <text:p>Vilabertran</text:p>
          </table:table-cell>
          <table:table-cell office:value-type="float" office:value="172142" calcext:value-type="float">
            <text:p>172142</text:p>
          </table:table-cell>
          <table:table-cell office:value-type="string" calcext:value-type="string">
            <text:p>Alt Empordà</text:p>
          </table:table-cell>
          <table:table-cell office:value-type="float" office:value="972505902" calcext:value-type="float">
            <text:p>972505902</text:p>
          </table:table-cell>
          <table:table-cell/>
          <table:table-cell office:value-type="float" office:value="972502831" calcext:value-type="float">
            <text:p>972502831</text:p>
          </table:table-cell>
          <table:table-cell office:value-type="float" office:value="498446512" calcext:value-type="float">
            <text:p>498446512</text:p>
          </table:table-cell>
          <table:table-cell office:value-type="float" office:value="4681325841" calcext:value-type="float">
            <text:p>4681325841</text:p>
          </table:table-cell>
          <table:table-cell office:value-type="string" calcext:value-type="string">
            <text:p>2.981158000</text:p>
          </table:table-cell>
          <table:table-cell office:value-type="string" calcext:value-type="string">
            <text:p>42.284148300</text:p>
          </table:table-cell>
          <table:table-cell table:number-columns-repeated="2"/>
          <table:table-cell office:value-type="string" calcext:value-type="string">
            <text:p>07/18/2024 07:02:42 AM</text:p>
          </table:table-cell>
          <table:table-cell/>
          <table:table-cell office:value-type="string" calcext:value-type="string">
            <text:p>POINT (2.981158 42.28415)</text:p>
          </table:table-cell>
        </table:table-row>
        <table:table-row table:style-name="ro1">
          <table:table-cell office:value-type="float" office:value="1283708" calcext:value-type="float">
            <text:p>1283708</text:p>
          </table:table-cell>
          <table:table-cell table:number-columns-repeated="2" office:value-type="string" calcext:value-type="string">
            <text:p>Jutjat de Primera Instància i Instrucció núm. <text:s/>1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Dr. Junyent, 4 cant. Bisbe Morgades, 2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office:value-type="float" office:value="627480442" calcext:value-type="float">
            <text:p>627480442</text:p>
          </table:table-cell>
          <table:table-cell office:value-type="float" office:value="938834535" calcext:value-type="float">
            <text:p>938834535</text:p>
          </table:table-cell>
          <table:table-cell office:value-type="float" office:value="938895190" calcext:value-type="float">
            <text:p>938895190</text:p>
          </table:table-cell>
          <table:table-cell office:value-type="float" office:value="437881120" calcext:value-type="float">
            <text:p>437881120</text:p>
          </table:table-cell>
          <table:table-cell office:value-type="float" office:value="4642310053" calcext:value-type="float">
            <text:p>4642310053</text:p>
          </table:table-cell>
          <table:table-cell office:value-type="string" calcext:value-type="string">
            <text:p>2.250750900</text:p>
          </table:table-cell>
          <table:table-cell office:value-type="string" calcext:value-type="string">
            <text:p>41.930309700</text:p>
          </table:table-cell>
          <table:table-cell table:number-columns-repeated="2"/>
          <table:table-cell office:value-type="string" calcext:value-type="string">
            <text:p>07/18/2024 07:02:28 AM</text:p>
          </table:table-cell>
          <table:table-cell/>
          <table:table-cell office:value-type="string" calcext:value-type="string">
            <text:p>POINT (2.250751 41.93031)</text:p>
          </table:table-cell>
        </table:table-row>
        <table:table-row table:style-name="ro1">
          <table:table-cell office:value-type="float" office:value="1283709" calcext:value-type="float">
            <text:p>1283709</text:p>
          </table:table-cell>
          <table:table-cell table:number-columns-repeated="2" office:value-type="string" calcext:value-type="string">
            <text:p>Jutjat de Primera Instància i Instrucció núm. <text:s/>2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Dr. Junyent, 4 cant. Bisbe Morgades, 2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office:value-type="float" office:value="938834540" calcext:value-type="float">
            <text:p>938834540</text:p>
          </table:table-cell>
          <table:table-cell office:value-type="float" office:value="938834541" calcext:value-type="float">
            <text:p>938834541</text:p>
          </table:table-cell>
          <table:table-cell office:value-type="float" office:value="938894108" calcext:value-type="float">
            <text:p>938894108</text:p>
          </table:table-cell>
          <table:table-cell office:value-type="float" office:value="437881120" calcext:value-type="float">
            <text:p>437881120</text:p>
          </table:table-cell>
          <table:table-cell office:value-type="float" office:value="4642310053" calcext:value-type="float">
            <text:p>4642310053</text:p>
          </table:table-cell>
          <table:table-cell office:value-type="string" calcext:value-type="string">
            <text:p>2.250750900</text:p>
          </table:table-cell>
          <table:table-cell office:value-type="string" calcext:value-type="string">
            <text:p>41.930309700</text:p>
          </table:table-cell>
          <table:table-cell table:number-columns-repeated="2"/>
          <table:table-cell office:value-type="string" calcext:value-type="string">
            <text:p>07/18/2024 07:02:28 AM</text:p>
          </table:table-cell>
          <table:table-cell/>
          <table:table-cell office:value-type="string" calcext:value-type="string">
            <text:p>POINT (2.250751 41.93031)</text:p>
          </table:table-cell>
        </table:table-row>
        <table:table-row table:style-name="ro1">
          <table:table-cell office:value-type="float" office:value="1283710" calcext:value-type="float">
            <text:p>1283710</text:p>
          </table:table-cell>
          <table:table-cell table:number-columns-repeated="2" office:value-type="string" calcext:value-type="string">
            <text:p>Jutjat de Primera Instància i Instrucció núm. <text:s/>3 (RC)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Dr. Junyent, 4 cant. Bisbe Morgades, 2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office:value-type="float" office:value="938832728" calcext:value-type="float">
            <text:p>938832728</text:p>
          </table:table-cell>
          <table:table-cell office:value-type="float" office:value="938832912" calcext:value-type="float">
            <text:p>938832912</text:p>
          </table:table-cell>
          <table:table-cell office:value-type="float" office:value="936939007" calcext:value-type="float">
            <text:p>936939007</text:p>
          </table:table-cell>
          <table:table-cell office:value-type="float" office:value="437881120" calcext:value-type="float">
            <text:p>437881120</text:p>
          </table:table-cell>
          <table:table-cell office:value-type="float" office:value="4642310053" calcext:value-type="float">
            <text:p>4642310053</text:p>
          </table:table-cell>
          <table:table-cell office:value-type="string" calcext:value-type="string">
            <text:p>2.250750900</text:p>
          </table:table-cell>
          <table:table-cell office:value-type="string" calcext:value-type="string">
            <text:p>41.930309700</text:p>
          </table:table-cell>
          <table:table-cell table:number-columns-repeated="2"/>
          <table:table-cell office:value-type="string" calcext:value-type="string">
            <text:p>07/18/2024 07:02:28 AM</text:p>
          </table:table-cell>
          <table:table-cell/>
          <table:table-cell office:value-type="string" calcext:value-type="string">
            <text:p>POINT (2.250751 41.93031)</text:p>
          </table:table-cell>
        </table:table-row>
        <table:table-row table:style-name="ro1">
          <table:table-cell office:value-type="float" office:value="1283357" calcext:value-type="float">
            <text:p>1283357</text:p>
          </table:table-cell>
          <table:table-cell table:number-columns-repeated="2" office:value-type="string" calcext:value-type="string">
            <text:p>Jutjat de Primera Instància i Instrucció núm. <text:s/>5</text:p>
          </table:table-cell>
          <table:table-cell office:value-type="string" calcext:value-type="string">
            <text:p>Justícia|Jutjats i tribunals||</text:p>
          </table:table-cell>
          <table:table-cell/>
          <table:table-cell office:value-type="string" calcext:value-type="string">
            <text:p><text:s/>Dr. Junyent, 4 cant. Bisbe Morgades, 2</text:p>
          </table:table-cell>
          <table:table-cell table:number-columns-repeated="7"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office:value-type="float" office:value="938834559" calcext:value-type="float">
            <text:p>938834559</text:p>
          </table:table-cell>
          <table:table-cell office:value-type="float" office:value="938834560" calcext:value-type="float">
            <text:p>938834560</text:p>
          </table:table-cell>
          <table:table-cell office:value-type="float" office:value="938835067" calcext:value-type="float">
            <text:p>938835067</text:p>
          </table:table-cell>
          <table:table-cell office:value-type="float" office:value="437881120" calcext:value-type="float">
            <text:p>437881120</text:p>
          </table:table-cell>
          <table:table-cell office:value-type="float" office:value="4642310053" calcext:value-type="float">
            <text:p>4642310053</text:p>
          </table:table-cell>
          <table:table-cell office:value-type="string" calcext:value-type="string">
            <text:p>2.250750900</text:p>
          </table:table-cell>
          <table:table-cell office:value-type="string" calcext:value-type="string">
            <text:p>41.930309700</text:p>
          </table:table-cell>
          <table:table-cell table:number-columns-repeated="2"/>
          <table:table-cell office:value-type="string" calcext:value-type="string">
            <text:p>07/18/2024 07:02:11 AM</text:p>
          </table:table-cell>
          <table:table-cell/>
          <table:table-cell office:value-type="string" calcext:value-type="string">
            <text:p>POINT (2.250751 41.93031)</text:p>
          </table:table-cell>
        </table:table-row>
        <table:table-row table:style-name="ro1">
          <table:table-cell office:value-type="float" office:value="23546" calcext:value-type="float">
            <text:p>23546</text:p>
          </table:table-cell>
          <table:table-cell table:number-columns-repeated="2" office:value-type="string" calcext:value-type="string">
            <text:p>LA ROCA VILLAGE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La Roca Village</text:p>
          </table:table-cell>
          <table:table-cell table:number-columns-repeated="7"/>
          <table:table-cell office:value-type="float" office:value="8430" calcext:value-type="float">
            <text:p>8430</text:p>
          </table:table-cell>
          <table:table-cell office:value-type="string" calcext:value-type="string">
            <text:p>Roca del Vallès, la</text:p>
          </table:table-cell>
          <table:table-cell office:value-type="float" office:value="81810" calcext:value-type="float">
            <text:p>81810</text:p>
          </table:table-cell>
          <table:table-cell office:value-type="string" calcext:value-type="string">
            <text:p>Vallès Oriental</text:p>
          </table:table-cell>
          <table:table-cell office:value-type="float" office:value="938423900" calcext:value-type="float">
            <text:p>9384239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lrreception@valueretail.com</text:p>
          </table:table-cell>
          <table:table-cell office:value-type="string" calcext:value-type="string">
            <text:p>http://www.larocavillage.com</text:p>
          </table:table-cell>
          <table:table-cell office:value-type="string" calcext:value-type="string">
            <text:p>07/19/2024 07:51:51 AM</text:p>
          </table:table-cell>
          <table:table-cell office:value-type="string" calcext:value-type="string">
            <text:p>Marca_Turistica|COSTA BARCELONA</text:p>
          </table:table-cell>
          <table:table-cell/>
        </table:table-row>
        <table:table-row table:style-name="ro1">
          <table:table-cell office:value-type="float" office:value="27044465" calcext:value-type="float">
            <text:p>27044465</text:p>
          </table:table-cell>
          <table:table-cell table:number-columns-repeated="2" office:value-type="string" calcext:value-type="string">
            <text:p>La Sala</text:p>
          </table:table-cell>
          <table:table-cell office:value-type="string" calcext:value-type="string">
            <text:p>Cultura|Espais escènics i musicals|Altres espais escènics i musicals|</text:p>
          </table:table-cell>
          <table:table-cell/>
          <table:table-cell office:value-type="string" calcext:value-type="string">
            <text:p><text:s/>Codina, 28 Baixos</text:p>
          </table:table-cell>
          <table:table-cell table:number-columns-repeated="7"/>
          <table:table-cell office:value-type="float" office:value="17257" calcext:value-type="float">
            <text:p>17257</text:p>
          </table:table-cell>
          <table:table-cell office:value-type="string" calcext:value-type="string">
            <text:p>Torroella de Montgrí</text:p>
          </table:table-cell>
          <table:table-cell office:value-type="float" office:value="171997" calcext:value-type="float">
            <text:p>171997</text:p>
          </table:table-cell>
          <table:table-cell office:value-type="string" calcext:value-type="string">
            <text:p>Baix Empordà</text:p>
          </table:table-cell>
          <table:table-cell office:value-type="float" office:value="972757301" calcext:value-type="float">
            <text:p>97275730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mroura.casapastors@torroella.org</text:p>
          </table:table-cell>
          <table:table-cell office:value-type="string" calcext:value-type="string">
            <text:p>http://www.torroella.org</text:p>
          </table:table-cell>
          <table:table-cell table:style-name="ce1" office:value-type="string" calcext:value-type="string">
            <text:p>07/10/2024 07:30:59 AM</text:p>
          </table:table-cell>
          <table:table-cell office:value-type="string" calcext:value-type="string">
            <text:p>Gestio|Privada <text:s text:c="2"/>|Titularitat|Pública <text:s text:c="2"/></text:p>
          </table:table-cell>
          <table:table-cell/>
        </table:table-row>
        <table:table-row table:style-name="ro1">
          <table:table-cell office:value-type="float" office:value="2580674" calcext:value-type="float">
            <text:p>2580674</text:p>
          </table:table-cell>
          <table:table-cell table:number-columns-repeated="2" office:value-type="string" calcext:value-type="string">
            <text:p>Llar d'infants de Tortellà</text:p>
          </table:table-cell>
          <table:table-cell office:value-type="string" calcext:value-type="string">
            <text:p>Educació. Formació|Educació infantil de 1r cicle (EINF1C)||</text:p>
          </table:table-cell>
          <table:table-cell/>
          <table:table-cell office:value-type="string" calcext:value-type="string">
            <text:p><text:s/>Camp de Sant Antoni, s/n</text:p>
          </table:table-cell>
          <table:table-cell table:number-columns-repeated="7"/>
          <table:table-cell office:value-type="float" office:value="17853" calcext:value-type="float">
            <text:p>17853</text:p>
          </table:table-cell>
          <table:table-cell office:value-type="string" calcext:value-type="string">
            <text:p>Tortellà</text:p>
          </table:table-cell>
          <table:table-cell office:value-type="float" office:value="172001" calcext:value-type="float">
            <text:p>172001</text:p>
          </table:table-cell>
          <table:table-cell office:value-type="string" calcext:value-type="string">
            <text:p>Garrotxa</text:p>
          </table:table-cell>
          <table:table-cell table:number-columns-repeated="3"/>
          <table:table-cell office:value-type="float" office:value="469578000" calcext:value-type="float">
            <text:p>469578000</text:p>
          </table:table-cell>
          <table:table-cell office:value-type="float" office:value="4676109000" calcext:value-type="float">
            <text:p>4676109000</text:p>
          </table:table-cell>
          <table:table-cell office:value-type="string" calcext:value-type="string">
            <text:p>2.631289000</text:p>
          </table:table-cell>
          <table:table-cell office:value-type="string" calcext:value-type="string">
            <text:p>42.236577000</text:p>
          </table:table-cell>
          <table:table-cell office:value-type="string" calcext:value-type="string">
            <text:p>b7010219@xtec.cat</text:p>
          </table:table-cell>
          <table:table-cell/>
          <table:table-cell table:style-name="ce1" office:value-type="string" calcext:value-type="string">
            <text:p>06/12/2024 07:29:26 AM</text:p>
          </table:table-cell>
          <table:table-cell office:value-type="string" calcext:value-type="string">
            <text:p>Codi Territorial|Girona|Naturalesa|Públic|Titularitat|Corporacions Locals</text:p>
          </table:table-cell>
          <table:table-cell office:value-type="string" calcext:value-type="string">
            <text:p>POINT (2.631289 42.236576)</text:p>
          </table:table-cell>
        </table:table-row>
        <table:table-row table:style-name="ro1">
          <table:table-cell office:value-type="float" office:value="2581342" calcext:value-type="float">
            <text:p>2581342</text:p>
          </table:table-cell>
          <table:table-cell table:number-columns-repeated="2" office:value-type="string" calcext:value-type="string">
            <text:p>Llar d'infants El Serrallo</text:p>
          </table:table-cell>
          <table:table-cell office:value-type="string" calcext:value-type="string">
            <text:p>Educació. Formació|Educació infantil de 1r cicle (EINF1C)||</text:p>
          </table:table-cell>
          <table:table-cell/>
          <table:table-cell office:value-type="string" calcext:value-type="string">
            <text:p><text:s/>Barri del Serrallo, s/n</text:p>
          </table:table-cell>
          <table:table-cell table:number-columns-repeated="7"/>
          <table:table-cell office:value-type="float" office:value="43003" calcext:value-type="float">
            <text:p>43003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office:value-type="float" office:value="977248592" calcext:value-type="float">
            <text:p>977248592</text:p>
          </table:table-cell>
          <table:table-cell/>
          <table:table-cell office:value-type="float" office:value="977248592" calcext:value-type="float">
            <text:p>977248592</text:p>
          </table:table-cell>
          <table:table-cell office:value-type="float" office:value="352222000" calcext:value-type="float">
            <text:p>352222000</text:p>
          </table:table-cell>
          <table:table-cell office:value-type="float" office:value="4552614000" calcext:value-type="float">
            <text:p>4552614000</text:p>
          </table:table-cell>
          <table:table-cell office:value-type="string" calcext:value-type="string">
            <text:p>1.239933000</text:p>
          </table:table-cell>
          <table:table-cell office:value-type="string" calcext:value-type="string">
            <text:p>41.111381000</text:p>
          </table:table-cell>
          <table:table-cell office:value-type="string" calcext:value-type="string">
            <text:p>e3010256@xtec.cat</text:p>
          </table:table-cell>
          <table:table-cell/>
          <table:table-cell table:style-name="ce1" office:value-type="string" calcext:value-type="string">
            <text:p>06/12/2024 07:20:42 AM</text:p>
          </table:table-cell>
          <table:table-cell office:value-type="string" calcext:value-type="string">
            <text:p>Codi Territorial|Tarragona|Naturalesa|Públic|Titularitat|Corporacions Locals</text:p>
          </table:table-cell>
          <table:table-cell office:value-type="string" calcext:value-type="string">
            <text:p>POINT (1.239933 41.11138)</text:p>
          </table:table-cell>
        </table:table-row>
        <table:table-row table:style-name="ro1">
          <table:table-cell office:value-type="float" office:value="2581033" calcext:value-type="float">
            <text:p>2581033</text:p>
          </table:table-cell>
          <table:table-cell table:number-columns-repeated="2" office:value-type="string" calcext:value-type="string">
            <text:p>Llar d'infants La Faldeta</text:p>
          </table:table-cell>
          <table:table-cell office:value-type="string" calcext:value-type="string">
            <text:p>Educació. Formació|Educació infantil de 1r cicle (EINF1C)||</text:p>
          </table:table-cell>
          <table:table-cell/>
          <table:table-cell office:value-type="string" calcext:value-type="string">
            <text:p><text:s/>Camp de Mart, 30</text:p>
          </table:table-cell>
          <table:table-cell table:number-columns-repeated="7"/>
          <table:table-cell office:value-type="float" office:value="25004" calcext:value-type="float">
            <text:p>25004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float" office:value="973233957" calcext:value-type="float">
            <text:p>973233957</text:p>
          </table:table-cell>
          <table:table-cell/>
          <table:table-cell office:value-type="float" office:value="973233957" calcext:value-type="float">
            <text:p>973233957</text:p>
          </table:table-cell>
          <table:table-cell office:value-type="float" office:value="302154000" calcext:value-type="float">
            <text:p>302154000</text:p>
          </table:table-cell>
          <table:table-cell office:value-type="float" office:value="4610365000" calcext:value-type="float">
            <text:p>4610365000</text:p>
          </table:table-cell>
          <table:table-cell office:value-type="string" calcext:value-type="string">
            <text:p>0.625209000</text:p>
          </table:table-cell>
          <table:table-cell office:value-type="string" calcext:value-type="string">
            <text:p>41.620490000</text:p>
          </table:table-cell>
          <table:table-cell office:value-type="string" calcext:value-type="string">
            <text:p>c5007207@xtec.cat</text:p>
          </table:table-cell>
          <table:table-cell/>
          <table:table-cell table:style-name="ce1" office:value-type="string" calcext:value-type="string">
            <text:p>06/12/2024 07:26:47 AM</text:p>
          </table:table-cell>
          <table:table-cell office:value-type="string" calcext:value-type="string">
            <text:p>Codi Territorial|Lleida|Naturalesa|Públic|Titularitat|Departament d'Educació</text:p>
          </table:table-cell>
          <table:table-cell office:value-type="string" calcext:value-type="string">
            <text:p>POINT (0.625209 41.62049)</text:p>
          </table:table-cell>
        </table:table-row>
        <table:table-row table:style-name="ro1">
          <table:table-cell office:value-type="float" office:value="22896137" calcext:value-type="float">
            <text:p>22896137</text:p>
          </table:table-cell>
          <table:table-cell table:number-columns-repeated="2" office:value-type="string" calcext:value-type="string">
            <text:p>Llibreria Blanquerna</text:p>
          </table:table-cell>
          <table:table-cell table:number-columns-repeated="2"/>
          <table:table-cell office:value-type="string" calcext:value-type="string">
            <text:p><text:s/>Calle de Alcalá, 44</text:p>
          </table:table-cell>
          <table:table-cell table:number-columns-repeated="7"/>
          <table:table-cell office:value-type="float" office:value="28014" calcext:value-type="float">
            <text:p>28014</text:p>
          </table:table-cell>
          <table:table-cell table:number-columns-repeated="3"/>
          <table:table-cell office:value-type="string" calcext:value-type="string">
            <text:p>91 524 18 90 Te</text:p>
          </table:table-cell>
          <table:table-cell table:number-columns-repeated="2"/>
          <table:table-cell office:value-type="float" office:value="-68274275" calcext:value-type="float">
            <text:p>-68274275</text:p>
          </table:table-cell>
          <table:table-cell office:value-type="float" office:value="4495780996" calcext:value-type="float">
            <text:p>4495780996</text:p>
          </table:table-cell>
          <table:table-cell office:value-type="string" calcext:value-type="string">
            <text:p>-3.696034700</text:p>
          </table:table-cell>
          <table:table-cell office:value-type="string" calcext:value-type="string">
            <text:p>40.418403900</text:p>
          </table:table-cell>
          <table:table-cell/>
          <table:table-cell office:value-type="string" calcext:value-type="string">
            <text:p>https://delegaciomadrid.gencat.cat/ca/centre_cultural_llibreria_blanquerna</text:p>
          </table:table-cell>
          <table:table-cell office:value-type="string" calcext:value-type="string">
            <text:p>07/19/2024 07:37:25 AM</text:p>
          </table:table-cell>
          <table:table-cell office:value-type="string" calcext:value-type="string">
            <text:p>Horari|&lt;br /&gt;&lt;b&gt;&lt;/b&gt;&lt;br /&gt;de dilluns a divendres, de 10.30 a 21 h</text:p>
          </table:table-cell>
          <table:table-cell office:value-type="string" calcext:value-type="string">
            <text:p>POINT (-3.6960347 40.418404)</text:p>
          </table:table-cell>
        </table:table-row>
        <table:table-row table:style-name="ro1">
          <table:table-cell office:value-type="float" office:value="27045331" calcext:value-type="float">
            <text:p>27045331</text:p>
          </table:table-cell>
          <table:table-cell table:number-columns-repeated="2" office:value-type="string" calcext:value-type="string">
            <text:p>LUX CINEMES BARNASUD</text:p>
          </table:table-cell>
          <table:table-cell table:number-columns-repeated="2"/>
          <table:table-cell office:value-type="string" calcext:value-type="string">
            <text:p><text:s/>Centro Comercial Barnasud <text:s/>Progrés, 69 </text:p>
          </table:table-cell>
          <table:table-cell table:number-columns-repeated="7"/>
          <table:table-cell office:value-type="float" office:value="8850" calcext:value-type="float">
            <text:p>8850</text:p>
          </table:table-cell>
          <table:table-cell office:value-type="string" calcext:value-type="string">
            <text:p>Gavà</text:p>
          </table:table-cell>
          <table:table-cell office:value-type="float" office:value="80898" calcext:value-type="float">
            <text:p>80898</text:p>
          </table:table-cell>
          <table:table-cell office:value-type="string" calcext:value-type="string">
            <text:p>Baix Llobrega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table:style-name="ce1" office:value-type="string" calcext:value-type="string">
            <text:p>07/10/2024 07:22:27 AM</text:p>
          </table:table-cell>
          <table:table-cell table:number-columns-repeated="2"/>
        </table:table-row>
        <table:table-row table:style-name="ro1">
          <table:table-cell office:value-type="float" office:value="27044753" calcext:value-type="float">
            <text:p>27044753</text:p>
          </table:table-cell>
          <table:table-cell table:number-columns-repeated="2" office:value-type="string" calcext:value-type="string">
            <text:p>Museu de la Moto. Col·lecció Vicenç Folgado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Closa d'en Llop, 9 <text:s/>/ <text:s/>Oficines: C. de l'Ave Maria, 1</text:p>
          </table:table-cell>
          <table:table-cell table:number-columns-repeated="7"/>
          <table:table-cell office:value-type="float" office:value="17130" calcext:value-type="float">
            <text:p>17130</text:p>
          </table:table-cell>
          <table:table-cell office:value-type="string" calcext:value-type="string">
            <text:p>Escala, l'</text:p>
          </table:table-cell>
          <table:table-cell office:value-type="float" office:value="170622" calcext:value-type="float">
            <text:p>170622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 77 02 45 -</text:p>
          </table:table-cell>
          <table:table-cell table:number-columns-repeated="2"/>
          <table:table-cell office:value-type="float" office:value="510258000" calcext:value-type="float">
            <text:p>510258000</text:p>
          </table:table-cell>
          <table:table-cell office:value-type="float" office:value="4663573000" calcext:value-type="float">
            <text:p>4663573000</text:p>
          </table:table-cell>
          <table:table-cell office:value-type="string" calcext:value-type="string">
            <text:p>3.124104130</text:p>
          </table:table-cell>
          <table:table-cell office:value-type="string" calcext:value-type="string">
            <text:p>42.124194508</text:p>
          </table:table-cell>
          <table:table-cell office:value-type="string" calcext:value-type="string">
            <text:p>info@rallyehotel.es</text:p>
          </table:table-cell>
          <table:table-cell/>
          <table:table-cell table:style-name="ce1" office:value-type="string" calcext:value-type="string">
            <text:p>07/10/2024 07:22:38 AM</text:p>
          </table:table-cell>
          <table:table-cell office:value-type="string" calcext:value-type="string">
            <text:p>Gestio|Gestió directa de persones o entitats privades|Titularitat|Privada</text:p>
          </table:table-cell>
          <table:table-cell office:value-type="string" calcext:value-type="string">
            <text:p>POINT (3.124104 42.124195)</text:p>
          </table:table-cell>
        </table:table-row>
        <table:table-row table:style-name="ro1">
          <table:table-cell office:value-type="float" office:value="27041772" calcext:value-type="float">
            <text:p>27041772</text:p>
          </table:table-cell>
          <table:table-cell table:number-columns-repeated="2" office:value-type="string" calcext:value-type="string">
            <text:p>Museu del Blat - Col·lecció del Mas el Colomer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Barri de Montrodon. Mas el Colomer. Apartat de Correus 97</text:p>
          </table:table-cell>
          <table:table-cell table:number-columns-repeated="7"/>
          <table:table-cell office:value-type="float" office:value="8552" calcext:value-type="float">
            <text:p>8552</text:p>
          </table:table-cell>
          <table:table-cell office:value-type="string" calcext:value-type="string">
            <text:p>Taradell</text:p>
          </table:table-cell>
          <table:table-cell office:value-type="float" office:value="82785" calcext:value-type="float">
            <text:p>82785</text:p>
          </table:table-cell>
          <table:table-cell office:value-type="string" calcext:value-type="string">
            <text:p>Osona</text:p>
          </table:table-cell>
          <table:table-cell office:value-type="string" calcext:value-type="string">
            <text:p>93 887 00 15 -</text:p>
          </table:table-cell>
          <table:table-cell table:number-columns-repeated="2"/>
          <table:table-cell office:value-type="float" office:value="437662000" calcext:value-type="float">
            <text:p>437662000</text:p>
          </table:table-cell>
          <table:table-cell office:value-type="float" office:value="4635117000" calcext:value-type="float">
            <text:p>4635117000</text:p>
          </table:table-cell>
          <table:table-cell office:value-type="string" calcext:value-type="string">
            <text:p>2.248867735</text:p>
          </table:table-cell>
          <table:table-cell office:value-type="string" calcext:value-type="string">
            <text:p>41.865511417</text:p>
          </table:table-cell>
          <table:table-cell office:value-type="string" calcext:value-type="string">
            <text:p>maselcolomer@hotmail.com</text:p>
          </table:table-cell>
          <table:table-cell/>
          <table:table-cell table:style-name="ce1" office:value-type="string" calcext:value-type="string">
            <text:p>07/10/2024 07:20:39 AM</text:p>
          </table:table-cell>
          <table:table-cell office:value-type="string" calcext:value-type="string">
            <text:p>Titularitat|Privada</text:p>
          </table:table-cell>
          <table:table-cell office:value-type="string" calcext:value-type="string">
            <text:p>POINT (2.2488678 41.865513)</text:p>
          </table:table-cell>
        </table:table-row>
        <table:table-row table:style-name="ro1">
          <table:table-cell office:value-type="float" office:value="27042477" calcext:value-type="float">
            <text:p>27042477</text:p>
          </table:table-cell>
          <table:table-cell table:number-columns-repeated="2" office:value-type="string" calcext:value-type="string">
            <text:p>Museu del Pastor de Toses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Cal Pastor. Fornells de la Muntanya</text:p>
          </table:table-cell>
          <table:table-cell table:number-columns-repeated="7"/>
          <table:table-cell office:value-type="float" office:value="17536" calcext:value-type="float">
            <text:p>17536</text:p>
          </table:table-cell>
          <table:table-cell office:value-type="string" calcext:value-type="string">
            <text:p>Toses</text:p>
          </table:table-cell>
          <table:table-cell office:value-type="float" office:value="172018" calcext:value-type="float">
            <text:p>172018</text:p>
          </table:table-cell>
          <table:table-cell office:value-type="string" calcext:value-type="string">
            <text:p>Ripollès</text:p>
          </table:table-cell>
          <table:table-cell office:value-type="string" calcext:value-type="string">
            <text:p>972 73 61 63</text:p>
          </table:table-cell>
          <table:table-cell table:number-columns-repeated="2"/>
          <table:table-cell office:value-type="float" office:value="421514000" calcext:value-type="float">
            <text:p>421514000</text:p>
          </table:table-cell>
          <table:table-cell office:value-type="float" office:value="4686100000" calcext:value-type="float">
            <text:p>4686100000</text:p>
          </table:table-cell>
          <table:table-cell office:value-type="string" calcext:value-type="string">
            <text:p>2.047472191</text:p>
          </table:table-cell>
          <table:table-cell office:value-type="string" calcext:value-type="string">
            <text:p>42.323190473</text:p>
          </table:table-cell>
          <table:table-cell office:value-type="string" calcext:value-type="string">
            <text:p>apartrural@hotmail.com</text:p>
          </table:table-cell>
          <table:table-cell/>
          <table:table-cell table:style-name="ce1" office:value-type="string" calcext:value-type="string">
            <text:p>07/10/2024 07:20:20 AM</text:p>
          </table:table-cell>
          <table:table-cell office:value-type="string" calcext:value-type="string">
            <text:p>Gestio|Gestió directa de persones o entitats privades|Titularitat|Privada</text:p>
          </table:table-cell>
          <table:table-cell office:value-type="string" calcext:value-type="string">
            <text:p>POINT (2.0474722 42.32319)</text:p>
          </table:table-cell>
        </table:table-row>
        <table:table-row table:style-name="ro1">
          <table:table-cell office:value-type="float" office:value="27044430" calcext:value-type="float">
            <text:p>27044430</text:p>
          </table:table-cell>
          <table:table-cell table:number-columns-repeated="2" office:value-type="string" calcext:value-type="string">
            <text:p>Musèu Dera Val d'Aran. Fabrica Dera Lan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Ribaèta, s/n</text:p>
          </table:table-cell>
          <table:table-cell table:number-columns-repeated="7"/>
          <table:table-cell office:value-type="float" office:value="25530" calcext:value-type="float">
            <text:p>25530</text:p>
          </table:table-cell>
          <table:table-cell office:value-type="string" calcext:value-type="string">
            <text:p>Vielha e Mijaran</text:p>
          </table:table-cell>
          <table:table-cell office:value-type="float" office:value="252430" calcext:value-type="float">
            <text:p>252430</text:p>
          </table:table-cell>
          <table:table-cell office:value-type="string" calcext:value-type="string">
            <text:p>Val d'Aran</text:p>
          </table:table-cell>
          <table:table-cell office:value-type="string" calcext:value-type="string">
            <text:p>973641815 - 61</text:p>
          </table:table-cell>
          <table:table-cell table:number-columns-repeated="2"/>
          <table:table-cell office:value-type="float" office:value="319775000" calcext:value-type="float">
            <text:p>319775000</text:p>
          </table:table-cell>
          <table:table-cell office:value-type="float" office:value="4732250000" calcext:value-type="float">
            <text:p>4732250000</text:p>
          </table:table-cell>
          <table:table-cell office:value-type="string" calcext:value-type="string">
            <text:p>0.798832412</text:p>
          </table:table-cell>
          <table:table-cell office:value-type="string" calcext:value-type="string">
            <text:p>42.721609054</text:p>
          </table:table-cell>
          <table:table-cell office:value-type="string" calcext:value-type="string">
            <text:p>dir.museu@aran.org,</text:p>
          </table:table-cell>
          <table:table-cell office:value-type="string" calcext:value-type="string">
            <text:p>http://www.conselharan.org</text:p>
          </table:table-cell>
          <table:table-cell table:style-name="ce1" office:value-type="string" calcext:value-type="string">
            <text:p>07/10/2024 07:34:37 AM</text:p>
          </table:table-cell>
          <table:table-cell office:value-type="string" calcext:value-type="string">
            <text:p>Titularitat|Pública</text:p>
          </table:table-cell>
          <table:table-cell office:value-type="string" calcext:value-type="string">
            <text:p>POINT (0.7988324 42.721607)</text:p>
          </table:table-cell>
        </table:table-row>
        <table:table-row table:style-name="ro1">
          <table:table-cell office:value-type="float" office:value="27044107" calcext:value-type="float">
            <text:p>27044107</text:p>
          </table:table-cell>
          <table:table-cell table:number-columns-repeated="2" office:value-type="string" calcext:value-type="string">
            <text:p>Museu Municipal Joan Abelló. Casa del Pintor Joan Abelló - CASA DEL PINTOR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Doctor Lluís Duran, 88-92</text:p>
          </table:table-cell>
          <table:table-cell table:number-columns-repeated="7"/>
          <table:table-cell office:value-type="float" office:value="8100" calcext:value-type="float">
            <text:p>8100</text:p>
          </table:table-cell>
          <table:table-cell office:value-type="string" calcext:value-type="string">
            <text:p>Mollet del Vallès</text:p>
          </table:table-cell>
          <table:table-cell office:value-type="float" office:value="81249" calcext:value-type="float">
            <text:p>81249</text:p>
          </table:table-cell>
          <table:table-cell office:value-type="string" calcext:value-type="string">
            <text:p>Vallès Oriental</text:p>
          </table:table-cell>
          <table:table-cell office:value-type="float" office:value="935445099" calcext:value-type="float">
            <text:p>935445099</text:p>
          </table:table-cell>
          <table:table-cell table:number-columns-repeated="2"/>
          <table:table-cell office:value-type="float" office:value="434614000" calcext:value-type="float">
            <text:p>434614000</text:p>
          </table:table-cell>
          <table:table-cell office:value-type="float" office:value="4598458000" calcext:value-type="float">
            <text:p>4598458000</text:p>
          </table:table-cell>
          <table:table-cell office:value-type="string" calcext:value-type="string">
            <text:p>2.216164407</text:p>
          </table:table-cell>
          <table:table-cell office:value-type="string" calcext:value-type="string">
            <text:p>41.535103755</text:p>
          </table:table-cell>
          <table:table-cell office:value-type="string" calcext:value-type="string">
            <text:p>museuabello@molletvalles.cat</text:p>
          </table:table-cell>
          <table:table-cell office:value-type="string" calcext:value-type="string">
            <text:p>http://www.museuabello.cat</text:p>
          </table:table-cell>
          <table:table-cell table:style-name="ce1" office:value-type="string" calcext:value-type="string">
            <text:p>07/10/2024 07:33:10 AM</text:p>
          </table:table-cell>
          <table:table-cell/>
          <table:table-cell office:value-type="string" calcext:value-type="string">
            <text:p>POINT (2.2161644 41.535103)</text:p>
          </table:table-cell>
        </table:table-row>
        <table:table-row table:style-name="ro1">
          <table:table-cell office:value-type="float" office:value="27042203" calcext:value-type="float">
            <text:p>27042203</text:p>
          </table:table-cell>
          <table:table-cell table:number-columns-repeated="2" office:value-type="string" calcext:value-type="string">
            <text:p>Museu Nacional d'Art de Cataluny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/>
          <table:table-cell office:value-type="string" calcext:value-type="string">
            <text:p><text:s/>Palau Nacional. Parc de Montjuïc, s/n</text:p>
          </table:table-cell>
          <table:table-cell table:number-columns-repeated="7"/>
          <table:table-cell office:value-type="float" office:value="8038" calcext:value-type="float">
            <text:p>8038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6220360" calcext:value-type="float">
            <text:p>936220360</text:p>
          </table:table-cell>
          <table:table-cell table:number-columns-repeated="2"/>
          <table:table-cell office:value-type="float" office:value="429193000" calcext:value-type="float">
            <text:p>429193000</text:p>
          </table:table-cell>
          <table:table-cell office:value-type="float" office:value="4580046000" calcext:value-type="float">
            <text:p>4580046000</text:p>
          </table:table-cell>
          <table:table-cell office:value-type="string" calcext:value-type="string">
            <text:p>2.153344059</text:p>
          </table:table-cell>
          <table:table-cell office:value-type="string" calcext:value-type="string">
            <text:p>41.368814018</text:p>
          </table:table-cell>
          <table:table-cell office:value-type="string" calcext:value-type="string">
            <text:p>administracio@museunacional.cat</text:p>
          </table:table-cell>
          <table:table-cell office:value-type="string" calcext:value-type="string">
            <text:p>http://www.museunacional.cat</text:p>
          </table:table-cell>
          <table:table-cell table:style-name="ce1" office:value-type="string" calcext:value-type="string">
            <text:p>07/10/2024 07:32:57 AM</text:p>
          </table:table-cell>
          <table:table-cell office:value-type="string" calcext:value-type="string">
            <text:p>Gestio|Patronat amb personalitat jurídica|Titularitat|Pública</text:p>
          </table:table-cell>
          <table:table-cell office:value-type="string" calcext:value-type="string">
            <text:p>POINT (2.1533442 41.368813)</text:p>
          </table:table-cell>
        </table:table-row>
        <table:table-row table:style-name="ro1">
          <table:table-cell office:value-type="float" office:value="23551" calcext:value-type="float">
            <text:p>23551</text:p>
          </table:table-cell>
          <table:table-cell table:number-columns-repeated="2" office:value-type="string" calcext:value-type="string">
            <text:p>OFICINA COMARCAL DE TURISME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Barcelona, Nº 152</text:p>
          </table:table-cell>
          <table:table-cell table:number-columns-repeated="7"/>
          <table:table-cell office:value-type="float" office:value="43500" calcext:value-type="float">
            <text:p>43500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office:value-type="float" office:value="977445308" calcext:value-type="float">
            <text:p>97744530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turisme@baixebre.cat</text:p>
          </table:table-cell>
          <table:table-cell office:value-type="string" calcext:value-type="string">
            <text:p>http://www.baixebre.cat/turisme</text:p>
          </table:table-cell>
          <table:table-cell office:value-type="string" calcext:value-type="string">
            <text:p>07/19/2024 07:51:51 AM</text:p>
          </table:table-cell>
          <table:table-cell office:value-type="string" calcext:value-type="string">
            <text:p>Marca_Turistica|TERRES DE L'EBRE</text:p>
          </table:table-cell>
          <table:table-cell/>
        </table:table-row>
        <table:table-row table:style-name="ro1">
          <table:table-cell office:value-type="float" office:value="55288" calcext:value-type="float">
            <text:p>55288</text:p>
          </table:table-cell>
          <table:table-cell table:number-columns-repeated="2" office:value-type="string" calcext:value-type="string">
            <text:p>OFICINA DE TURISME DE CASTELL-PLATJA D'ARO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Mossen Cinto Verdaguer, Nº 4</text:p>
          </table:table-cell>
          <table:table-cell table:number-columns-repeated="7"/>
          <table:table-cell office:value-type="float" office:value="17250" calcext:value-type="float">
            <text:p>17250</text:p>
          </table:table-cell>
          <table:table-cell office:value-type="string" calcext:value-type="string">
            <text:p>Castell-Platja d'Aro</text:p>
          </table:table-cell>
          <table:table-cell office:value-type="float" office:value="170486" calcext:value-type="float">
            <text:p>170486</text:p>
          </table:table-cell>
          <table:table-cell office:value-type="string" calcext:value-type="string">
            <text:p>Baix Empordà</text:p>
          </table:table-cell>
          <table:table-cell office:value-type="float" office:value="972817179" calcext:value-type="float">
            <text:p>972817179</text:p>
          </table:table-cell>
          <table:table-cell table:number-columns-repeated="2"/>
          <table:table-cell office:value-type="float" office:value="505612643" calcext:value-type="float">
            <text:p>505612643</text:p>
          </table:table-cell>
          <table:table-cell office:value-type="float" office:value="4629539893" calcext:value-type="float">
            <text:p>4629539893</text:p>
          </table:table-cell>
          <table:table-cell office:value-type="string" calcext:value-type="string">
            <text:p>3.067578600</text:p>
          </table:table-cell>
          <table:table-cell office:value-type="string" calcext:value-type="string">
            <text:p>41.817715300</text:p>
          </table:table-cell>
          <table:table-cell office:value-type="string" calcext:value-type="string">
            <text:p>turisme@platjadaro.com</text:p>
          </table:table-cell>
          <table:table-cell office:value-type="string" calcext:value-type="string">
            <text:p>http://www.platjadaro.com</text:p>
          </table:table-cell>
          <table:table-cell office:value-type="string" calcext:value-type="string">
            <text:p>07/19/2024 07:51:53 AM</text:p>
          </table:table-cell>
          <table:table-cell office:value-type="string" calcext:value-type="string">
            <text:p>Marca_Turistica|COSTA BRAVA</text:p>
          </table:table-cell>
          <table:table-cell office:value-type="string" calcext:value-type="string">
            <text:p>POINT (3.0675786 41.817715)</text:p>
          </table:table-cell>
        </table:table-row>
        <table:table-row table:style-name="ro1">
          <table:table-cell office:value-type="float" office:value="3041250" calcext:value-type="float">
            <text:p>3041250</text:p>
          </table:table-cell>
          <table:table-cell table:number-columns-repeated="2" office:value-type="string" calcext:value-type="string">
            <text:p>Oficina de Turisme de Catalunya a Lleida</text:p>
          </table:table-cell>
          <table:table-cell office:value-type="string" calcext:value-type="string">
            <text:p>Turisme|Oficines de Turisme de la Xarxa|Oficines de Turisme de la Generalitat de Catalunya|</text:p>
          </table:table-cell>
          <table:table-cell/>
          <table:table-cell office:value-type="string" calcext:value-type="string">
            <text:p><text:s/>Turó de la Seu Vella,, s/n Edifici Canonja</text:p>
          </table:table-cell>
          <table:table-cell table:number-columns-repeated="7"/>
          <table:table-cell office:value-type="float" office:value="25001" calcext:value-type="float">
            <text:p>25001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 23 84 46</text:p>
          </table:table-cell>
          <table:table-cell table:number-columns-repeated="2"/>
          <table:table-cell office:value-type="float" office:value="302240900" calcext:value-type="float">
            <text:p>302240900</text:p>
          </table:table-cell>
          <table:table-cell office:value-type="float" office:value="4610086669" calcext:value-type="float">
            <text:p>4610086669</text:p>
          </table:table-cell>
          <table:table-cell office:value-type="string" calcext:value-type="string">
            <text:p>0.626296000</text:p>
          </table:table-cell>
          <table:table-cell office:value-type="string" calcext:value-type="string">
            <text:p>41.618017000</text:p>
          </table:table-cell>
          <table:table-cell office:value-type="string" calcext:value-type="string">
            <text:p>ot.lleida@gencat.cat</text:p>
          </table:table-cell>
          <table:table-cell/>
          <table:table-cell office:value-type="string" calcext:value-type="string">
            <text:p>07/19/2024 07:37:12 AM</text:p>
          </table:table-cell>
          <table:table-cell office:value-type="string" calcext:value-type="string">
            <text:p>Horari|&lt;br /&gt;&lt;b&gt;Horari d'estiu&lt;/b&gt;&lt;br /&gt; <text:s text:c="3"/>de l'1 de maig al 30 de setembre: de dimarts a dissabte, de 10 a 19.30 h|Observacions|&lt;p&gt;L'horari habitual es pot veure modificat per les mesures adoptades per a la reducció de contagis de la COVID-19.&lt;/p&gt;</text:p>
          </table:table-cell>
          <table:table-cell office:value-type="string" calcext:value-type="string">
            <text:p>POINT (0.626296 41.618015)</text:p>
          </table:table-cell>
        </table:table-row>
        <table:table-row table:style-name="ro1">
          <table:table-cell office:value-type="float" office:value="11443806" calcext:value-type="float">
            <text:p>11443806</text:p>
          </table:table-cell>
          <table:table-cell table:number-columns-repeated="2" office:value-type="string" calcext:value-type="string">
            <text:p>OFICINA DE TURISME DE CATALUNYA A LLEIDA-SEU VELLA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Turó de la Seu Vella-Edifici Canonja</text:p>
          </table:table-cell>
          <table:table-cell table:number-columns-repeated="7"/>
          <table:table-cell office:value-type="float" office:value="25001" calcext:value-type="float">
            <text:p>25001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float" office:value="973238446" calcext:value-type="float">
            <text:p>973238446</text:p>
          </table:table-cell>
          <table:table-cell table:number-columns-repeated="2"/>
          <table:table-cell office:value-type="float" office:value="302249240" calcext:value-type="float">
            <text:p>302249240</text:p>
          </table:table-cell>
          <table:table-cell office:value-type="float" office:value="4610087434" calcext:value-type="float">
            <text:p>4610087434</text:p>
          </table:table-cell>
          <table:table-cell office:value-type="string" calcext:value-type="string">
            <text:p>0.626438000</text:p>
          </table:table-cell>
          <table:table-cell office:value-type="string" calcext:value-type="string">
            <text:p>41.618013900</text:p>
          </table:table-cell>
          <table:table-cell office:value-type="string" calcext:value-type="string">
            <text:p>ot.lleida@gencat.cat</text:p>
          </table:table-cell>
          <table:table-cell office:value-type="string" calcext:value-type="string">
            <text:p>http://www.catalunya.com</text:p>
          </table:table-cell>
          <table:table-cell office:value-type="string" calcext:value-type="string">
            <text:p>07/19/2024 07:51:55 AM</text:p>
          </table:table-cell>
          <table:table-cell office:value-type="string" calcext:value-type="string">
            <text:p>Marca_Turistica|TERRES DE LLEIDA</text:p>
          </table:table-cell>
          <table:table-cell office:value-type="string" calcext:value-type="string">
            <text:p>POINT (0.626438 41.618015)</text:p>
          </table:table-cell>
        </table:table-row>
        <table:table-row table:style-name="ro1">
          <table:table-cell office:value-type="float" office:value="55252" calcext:value-type="float">
            <text:p>55252</text:p>
          </table:table-cell>
          <table:table-cell table:number-columns-repeated="2" office:value-type="string" calcext:value-type="string">
            <text:p>OFICINA DE TURISME DE LLANÇÀ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Camprodon , Nº 16-18</text:p>
          </table:table-cell>
          <table:table-cell table:number-columns-repeated="7"/>
          <table:table-cell office:value-type="float" office:value="17490" calcext:value-type="float">
            <text:p>17490</text:p>
          </table:table-cell>
          <table:table-cell office:value-type="string" calcext:value-type="string">
            <text:p>Llançà</text:p>
          </table:table-cell>
          <table:table-cell office:value-type="float" office:value="170926" calcext:value-type="float">
            <text:p>170926</text:p>
          </table:table-cell>
          <table:table-cell office:value-type="string" calcext:value-type="string">
            <text:p>Alt Empordà</text:p>
          </table:table-cell>
          <table:table-cell office:value-type="float" office:value="972380855" calcext:value-type="float">
            <text:p>972380855</text:p>
          </table:table-cell>
          <table:table-cell table:number-columns-repeated="2"/>
          <table:table-cell office:value-type="float" office:value="512141897" calcext:value-type="float">
            <text:p>512141897</text:p>
          </table:table-cell>
          <table:table-cell office:value-type="float" office:value="4690022819" calcext:value-type="float">
            <text:p>4690022819</text:p>
          </table:table-cell>
          <table:table-cell office:value-type="string" calcext:value-type="string">
            <text:p>3.147449600</text:p>
          </table:table-cell>
          <table:table-cell office:value-type="string" calcext:value-type="string">
            <text:p>42.362381400</text:p>
          </table:table-cell>
          <table:table-cell office:value-type="string" calcext:value-type="string">
            <text:p>turisme@llanca.cat</text:p>
          </table:table-cell>
          <table:table-cell office:value-type="string" calcext:value-type="string">
            <text:p>http://www.visitllanca.cat</text:p>
          </table:table-cell>
          <table:table-cell office:value-type="string" calcext:value-type="string">
            <text:p>07/19/2024 07:51:54 AM</text:p>
          </table:table-cell>
          <table:table-cell office:value-type="string" calcext:value-type="string">
            <text:p>Marca_Turistica|COSTA BRAVA</text:p>
          </table:table-cell>
          <table:table-cell office:value-type="string" calcext:value-type="string">
            <text:p>POINT (3.1474495 42.36238)</text:p>
          </table:table-cell>
        </table:table-row>
        <table:table-row table:style-name="ro1">
          <table:table-cell office:value-type="float" office:value="55390" calcext:value-type="float">
            <text:p>55390</text:p>
          </table:table-cell>
          <table:table-cell table:number-columns-repeated="2" office:value-type="string" calcext:value-type="string">
            <text:p>OFICINA DE TURISME DE MATARÓ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La Riera, Nº 48</text:p>
          </table:table-cell>
          <table:table-cell table:number-columns-repeated="7"/>
          <table:table-cell office:value-type="float" office:value="8301" calcext:value-type="float">
            <text:p>8301</text:p>
          </table:table-cell>
          <table:table-cell office:value-type="string" calcext:value-type="string">
            <text:p>Mataró</text:p>
          </table:table-cell>
          <table:table-cell office:value-type="float" office:value="81213" calcext:value-type="float">
            <text:p>81213</text:p>
          </table:table-cell>
          <table:table-cell office:value-type="string" calcext:value-type="string">
            <text:p>Maresme</text:p>
          </table:table-cell>
          <table:table-cell office:value-type="float" office:value="937582698" calcext:value-type="float">
            <text:p>937582698</text:p>
          </table:table-cell>
          <table:table-cell table:number-columns-repeated="2"/>
          <table:table-cell office:value-type="float" office:value="453706673" calcext:value-type="float">
            <text:p>453706673</text:p>
          </table:table-cell>
          <table:table-cell office:value-type="float" office:value="4598834339" calcext:value-type="float">
            <text:p>4598834339</text:p>
          </table:table-cell>
          <table:table-cell office:value-type="string" calcext:value-type="string">
            <text:p>2.445002500</text:p>
          </table:table-cell>
          <table:table-cell office:value-type="string" calcext:value-type="string">
            <text:p>41.539825700</text:p>
          </table:table-cell>
          <table:table-cell office:value-type="string" calcext:value-type="string">
            <text:p>turisme@ajmataro.cat</text:p>
          </table:table-cell>
          <table:table-cell office:value-type="string" calcext:value-type="string">
            <text:p>http://www.mataro.cat</text:p>
          </table:table-cell>
          <table:table-cell office:value-type="string" calcext:value-type="string">
            <text:p>07/19/2024 07:51:51 AM</text:p>
          </table:table-cell>
          <table:table-cell office:value-type="string" calcext:value-type="string">
            <text:p>Marca_Turistica|COSTA BARCELONA</text:p>
          </table:table-cell>
          <table:table-cell office:value-type="string" calcext:value-type="string">
            <text:p>POINT (2.4450026 41.539825)</text:p>
          </table:table-cell>
        </table:table-row>
        <table:table-row table:style-name="ro1">
          <table:table-cell office:value-type="float" office:value="54262" calcext:value-type="float">
            <text:p>54262</text:p>
          </table:table-cell>
          <table:table-cell table:number-columns-repeated="2" office:value-type="string" calcext:value-type="string">
            <text:p>OFICINA DE TURISME DE TAVASCAN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Únic, <text:s/>s/n</text:p>
          </table:table-cell>
          <table:table-cell table:number-columns-repeated="7"/>
          <table:table-cell office:value-type="float" office:value="25577" calcext:value-type="float">
            <text:p>25577</text:p>
          </table:table-cell>
          <table:table-cell office:value-type="string" calcext:value-type="string">
            <text:p>Lladorre</text:p>
          </table:table-cell>
          <table:table-cell office:value-type="float" office:value="251235" calcext:value-type="float">
            <text:p>251235</text:p>
          </table:table-cell>
          <table:table-cell office:value-type="string" calcext:value-type="string">
            <text:p>Pallars Sobirà</text:p>
          </table:table-cell>
          <table:table-cell office:value-type="float" office:value="973623079" calcext:value-type="float">
            <text:p>97362307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tavascan@tavascan.net</text:p>
          </table:table-cell>
          <table:table-cell office:value-type="string" calcext:value-type="string">
            <text:p>http://www.tavascan.info</text:p>
          </table:table-cell>
          <table:table-cell office:value-type="string" calcext:value-type="string">
            <text:p>07/19/2024 07:51:51 AM</text:p>
          </table:table-cell>
          <table:table-cell office:value-type="string" calcext:value-type="string">
            <text:p>Marca_Turistica|PIRINEUS</text:p>
          </table:table-cell>
          <table:table-cell/>
        </table:table-row>
        <table:table-row table:style-name="ro1">
          <table:table-cell office:value-type="float" office:value="55367" calcext:value-type="float">
            <text:p>55367</text:p>
          </table:table-cell>
          <table:table-cell table:number-columns-repeated="2" office:value-type="string" calcext:value-type="string">
            <text:p>OFICINA DE TURISME DE TORROELLA DE MONTGRÍ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Ullà, Nº 27-31</text:p>
          </table:table-cell>
          <table:table-cell table:number-columns-repeated="7"/>
          <table:table-cell office:value-type="float" office:value="17257" calcext:value-type="float">
            <text:p>17257</text:p>
          </table:table-cell>
          <table:table-cell office:value-type="string" calcext:value-type="string">
            <text:p>Torroella de Montgrí</text:p>
          </table:table-cell>
          <table:table-cell office:value-type="float" office:value="171997" calcext:value-type="float">
            <text:p>171997</text:p>
          </table:table-cell>
          <table:table-cell office:value-type="string" calcext:value-type="string">
            <text:p>Baix Empordà</text:p>
          </table:table-cell>
          <table:table-cell office:value-type="float" office:value="972755180" calcext:value-type="float">
            <text:p>972755180</text:p>
          </table:table-cell>
          <table:table-cell table:number-columns-repeated="2"/>
          <table:table-cell office:value-type="float" office:value="510569999" calcext:value-type="float">
            <text:p>510569999</text:p>
          </table:table-cell>
          <table:table-cell office:value-type="float" office:value="4654184846" calcext:value-type="float">
            <text:p>4654184846</text:p>
          </table:table-cell>
          <table:table-cell office:value-type="string" calcext:value-type="string">
            <text:p>3.127709100</text:p>
          </table:table-cell>
          <table:table-cell office:value-type="string" calcext:value-type="string">
            <text:p>42.039635800</text:p>
          </table:table-cell>
          <table:table-cell office:value-type="string" calcext:value-type="string">
            <text:p>info@visitestartit.com</text:p>
          </table:table-cell>
          <table:table-cell office:value-type="string" calcext:value-type="string">
            <text:p>http://www.visittorroellademontgri.com</text:p>
          </table:table-cell>
          <table:table-cell office:value-type="string" calcext:value-type="string">
            <text:p>07/19/2024 07:51:52 AM</text:p>
          </table:table-cell>
          <table:table-cell office:value-type="string" calcext:value-type="string">
            <text:p>Marca_Turistica|COSTA BRAVA</text:p>
          </table:table-cell>
          <table:table-cell office:value-type="string" calcext:value-type="string">
            <text:p>POINT (3.1277092 42.039635)</text:p>
          </table:table-cell>
        </table:table-row>
        <table:table-row table:style-name="ro1">
          <table:table-cell office:value-type="float" office:value="55338" calcext:value-type="float">
            <text:p>55338</text:p>
          </table:table-cell>
          <table:table-cell table:number-columns-repeated="2" office:value-type="string" calcext:value-type="string">
            <text:p>OFICINA MUNICIPAL DE TURISME DE VALLS</text:p>
          </table:table-cell>
          <table:table-cell office:value-type="string" calcext:value-type="string">
            <text:p>Turisme|Oficines de Turisme de la Xarxa|Altres Oficines de Turisme|</text:p>
          </table:table-cell>
          <table:table-cell/>
          <table:table-cell office:value-type="string" calcext:value-type="string">
            <text:p><text:s/>Cort, Nº 3</text:p>
          </table:table-cell>
          <table:table-cell table:number-columns-repeated="7"/>
          <table:table-cell office:value-type="float" office:value="43800" calcext:value-type="float">
            <text:p>43800</text:p>
          </table:table-cell>
          <table:table-cell office:value-type="string" calcext:value-type="string">
            <text:p>Valls</text:p>
          </table:table-cell>
          <table:table-cell office:value-type="float" office:value="431613" calcext:value-type="float">
            <text:p>431613</text:p>
          </table:table-cell>
          <table:table-cell office:value-type="string" calcext:value-type="string">
            <text:p>Alt Camp</text:p>
          </table:table-cell>
          <table:table-cell office:value-type="float" office:value="977612530" calcext:value-type="float">
            <text:p>977612530</text:p>
          </table:table-cell>
          <table:table-cell table:number-columns-repeated="2"/>
          <table:table-cell office:value-type="float" office:value="353286013" calcext:value-type="float">
            <text:p>353286013</text:p>
          </table:table-cell>
          <table:table-cell office:value-type="float" office:value="4571811830" calcext:value-type="float">
            <text:p>4571811830</text:p>
          </table:table-cell>
          <table:table-cell office:value-type="string" calcext:value-type="string">
            <text:p>1.247996100</text:p>
          </table:table-cell>
          <table:table-cell office:value-type="string" calcext:value-type="string">
            <text:p>41.284423700</text:p>
          </table:table-cell>
          <table:table-cell office:value-type="string" calcext:value-type="string">
            <text:p>turisme@valls.cat</text:p>
          </table:table-cell>
          <table:table-cell office:value-type="string" calcext:value-type="string">
            <text:p>http://www.valls.cat</text:p>
          </table:table-cell>
          <table:table-cell office:value-type="string" calcext:value-type="string">
            <text:p>07/19/2024 07:51:52 AM</text:p>
          </table:table-cell>
          <table:table-cell office:value-type="string" calcext:value-type="string">
            <text:p>Marca_Turistica|COSTA DAURADA</text:p>
          </table:table-cell>
          <table:table-cell office:value-type="string" calcext:value-type="string">
            <text:p>POINT (1.2479961 41.284424)</text:p>
          </table:table-cell>
        </table:table-row>
        <table:table-row table:style-name="ro1">
          <table:table-cell office:value-type="float" office:value="27041688" calcext:value-type="float">
            <text:p>27041688</text:p>
          </table:table-cell>
          <table:table-cell table:number-columns-repeated="2" office:value-type="string" calcext:value-type="string">
            <text:p>Palau de Congressos Municipal d'Alp</text:p>
          </table:table-cell>
          <table:table-cell office:value-type="string" calcext:value-type="string">
            <text:p>Cultura|Espais escènics i musicals|Auditori|</text:p>
          </table:table-cell>
          <table:table-cell/>
          <table:table-cell office:value-type="string" calcext:value-type="string">
            <text:p><text:s/>Orie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538" calcext:value-type="float">
            <text:p>17538</text:p>
          </table:table-cell>
          <table:table-cell office:value-type="string" calcext:value-type="string">
            <text:p>Alp</text:p>
          </table:table-cell>
          <table:table-cell office:value-type="float" office:value="170062" calcext:value-type="float">
            <text:p>170062</text:p>
          </table:table-cell>
          <table:table-cell office:value-type="string" calcext:value-type="string">
            <text:p>Cerdanya</text:p>
          </table:table-cell>
          <table:table-cell office:value-type="float" office:value="972890017" calcext:value-type="float">
            <text:p>972890017</text:p>
          </table:table-cell>
          <table:table-cell table:number-columns-repeated="2"/>
          <table:table-cell office:value-type="float" office:value="408233534" calcext:value-type="float">
            <text:p>408233534</text:p>
          </table:table-cell>
          <table:table-cell office:value-type="float" office:value="4691904777" calcext:value-type="float">
            <text:p>4691904777</text:p>
          </table:table-cell>
          <table:table-cell office:value-type="string" calcext:value-type="string">
            <text:p>1.885401075</text:p>
          </table:table-cell>
          <table:table-cell office:value-type="string" calcext:value-type="string">
            <text:p>42.374007106</text:p>
          </table:table-cell>
          <table:table-cell office:value-type="string" calcext:value-type="string">
            <text:p>activitats@alp2500.cat</text:p>
          </table:table-cell>
          <table:table-cell office:value-type="string" calcext:value-type="string">
            <text:p>http://www.alp2500.cat</text:p>
          </table:table-cell>
          <table:table-cell table:style-name="ce1" office:value-type="string" calcext:value-type="string">
            <text:p>07/10/2024 07:35:48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1.8854011 42.37401)</text:p>
          </table:table-cell>
        </table:table-row>
        <table:table-row table:style-name="ro1">
          <table:table-cell office:value-type="float" office:value="24608629" calcext:value-type="float">
            <text:p>24608629</text:p>
          </table:table-cell>
          <table:table-cell table:number-columns-repeated="2" office:value-type="string" calcext:value-type="string">
            <text:p>PAVELLÓ CASAL MONTBLANQUÍ</text:p>
          </table:table-cell>
          <table:table-cell office:value-type="string" calcext:value-type="string">
            <text:p>Esports. Lleure|Instal·lacions esportives|Pavelló|</text:p>
          </table:table-cell>
          <table:table-cell/>
          <table:table-cell office:value-type="string" calcext:value-type="string">
            <text:p><text:s/>Muralla Sant Tecla, 16, Montblanc</text:p>
          </table:table-cell>
          <table:table-cell table:number-columns-repeated="7"/>
          <table:table-cell office:value-type="float" office:value="43400" calcext:value-type="float">
            <text:p>43400</text:p>
          </table:table-cell>
          <table:table-cell office:value-type="string" calcext:value-type="string">
            <text:p>Montblanc</text:p>
          </table:table-cell>
          <table:table-cell office:value-type="float" office:value="430862" calcext:value-type="float">
            <text:p>430862</text:p>
          </table:table-cell>
          <table:table-cell office:value-type="string" calcext:value-type="string">
            <text:p>Conca de Barberà</text:p>
          </table:table-cell>
          <table:table-cell office:value-type="float" office:value="977860604" calcext:value-type="float">
            <text:p>977860604</text:p>
          </table:table-cell>
          <table:table-cell table:number-columns-repeated="2"/>
          <table:table-cell office:value-type="float" office:value="346515000" calcext:value-type="float">
            <text:p>346515000</text:p>
          </table:table-cell>
          <table:table-cell office:value-type="float" office:value="4582102000" calcext:value-type="float">
            <text:p>4582102000</text:p>
          </table:table-cell>
          <table:table-cell office:value-type="string" calcext:value-type="string">
            <text:p>1.164578841</text:p>
          </table:table-cell>
          <table:table-cell office:value-type="string" calcext:value-type="string">
            <text:p>41.375808406</text:p>
          </table:table-cell>
          <table:table-cell table:number-columns-repeated="2"/>
          <table:table-cell office:value-type="string" calcext:value-type="string">
            <text:p>07/19/2024 07:31:55 AM</text:p>
          </table:table-cell>
          <table:table-cell office:value-type="string" calcext:value-type="string">
            <text:p>Enlla�|&lt;a href=" http://equipaments.esport.gencat.cat/ceeree/equipaments/26534" target="_blank"&gt;Cens d�equipaments esportius de Catalunya&lt;/a&gt;|Espais|1 Pavelló</text:p>
          </table:table-cell>
          <table:table-cell office:value-type="string" calcext:value-type="string">
            <text:p>POINT (1.1645788 41.37581)</text:p>
          </table:table-cell>
        </table:table-row>
        <table:table-row table:style-name="ro1">
          <table:table-cell office:value-type="float" office:value="24608138" calcext:value-type="float">
            <text:p>24608138</text:p>
          </table:table-cell>
          <table:table-cell table:number-columns-repeated="2" office:value-type="string" calcext:value-type="string">
            <text:p>PAVELLÓ MUNICIPAL</text:p>
          </table:table-cell>
          <table:table-cell office:value-type="string" calcext:value-type="string">
            <text:p>Esports. Lleure|Instal·lacions esportives|Sala|Esports. Lleure|Instal·lacions esportives|Pavelló|</text:p>
          </table:table-cell>
          <table:table-cell/>
          <table:table-cell office:value-type="string" calcext:value-type="string">
            <text:p><text:s/>Barri de la Banyeta Nova, s/n, Palol de Revardit</text:p>
          </table:table-cell>
          <table:table-cell table:number-columns-repeated="7"/>
          <table:table-cell office:value-type="float" office:value="17843" calcext:value-type="float">
            <text:p>17843</text:p>
          </table:table-cell>
          <table:table-cell office:value-type="string" calcext:value-type="string">
            <text:p>Palol de Revardit</text:p>
          </table:table-cell>
          <table:table-cell office:value-type="float" office:value="171236" calcext:value-type="float">
            <text:p>171236</text:p>
          </table:table-cell>
          <table:table-cell office:value-type="string" calcext:value-type="string">
            <text:p>Pla de l'Estany</text:p>
          </table:table-cell>
          <table:table-cell table:number-columns-repeated="3"/>
          <table:table-cell office:value-type="float" office:value="484851000" calcext:value-type="float">
            <text:p>484851000</text:p>
          </table:table-cell>
          <table:table-cell office:value-type="float" office:value="4657771000" calcext:value-type="float">
            <text:p>4657771000</text:p>
          </table:table-cell>
          <table:table-cell office:value-type="string" calcext:value-type="string">
            <text:p>2.816873846</text:p>
          </table:table-cell>
          <table:table-cell office:value-type="string" calcext:value-type="string">
            <text:p>42.071859729</text:p>
          </table:table-cell>
          <table:table-cell table:number-columns-repeated="2"/>
          <table:table-cell office:value-type="string" calcext:value-type="string">
            <text:p>07/19/2024 07:31:45 AM</text:p>
          </table:table-cell>
          <table:table-cell office:value-type="string" calcext:value-type="string">
            <text:p>Enlla�|&lt;a href=" http://equipaments.esport.gencat.cat/ceeree/equipaments/27635" target="_blank"&gt;Cens d�equipaments esportius de Catalunya&lt;/a&gt;|Espais|1 Pavelló&lt;br/&gt;1 Sales d'activitats i especialitzades</text:p>
          </table:table-cell>
          <table:table-cell office:value-type="string" calcext:value-type="string">
            <text:p>POINT (2.8168738 42.07186)</text:p>
          </table:table-cell>
        </table:table-row>
        <table:table-row table:style-name="ro1">
          <table:table-cell office:value-type="float" office:value="24594573" calcext:value-type="float">
            <text:p>24594573</text:p>
          </table:table-cell>
          <table:table-cell table:number-columns-repeated="2" office:value-type="string" calcext:value-type="string">
            <text:p>PAVELLÓ MUNICIPAL PEPI PALOMERAS</text:p>
          </table:table-cell>
          <table:table-cell office:value-type="string" calcext:value-type="string">
            <text:p>Esports. Lleure|Instal·lacions esportives|Pavelló|</text:p>
          </table:table-cell>
          <table:table-cell/>
          <table:table-cell office:value-type="string" calcext:value-type="string">
            <text:p><text:s/>La Trencada, s/n, Verges</text:p>
          </table:table-cell>
          <table:table-cell table:number-columns-repeated="7"/>
          <table:table-cell office:value-type="float" office:value="17142" calcext:value-type="float">
            <text:p>17142</text:p>
          </table:table-cell>
          <table:table-cell office:value-type="string" calcext:value-type="string">
            <text:p>Verges</text:p>
          </table:table-cell>
          <table:table-cell office:value-type="float" office:value="172116" calcext:value-type="float">
            <text:p>172116</text:p>
          </table:table-cell>
          <table:table-cell office:value-type="string" calcext:value-type="string">
            <text:p>Baix Empordà</text:p>
          </table:table-cell>
          <table:table-cell office:value-type="float" office:value="972780007" calcext:value-type="float">
            <text:p>972780007</text:p>
          </table:table-cell>
          <table:table-cell table:number-columns-repeated="2"/>
          <table:table-cell office:value-type="float" office:value="503788000" calcext:value-type="float">
            <text:p>503788000</text:p>
          </table:table-cell>
          <table:table-cell office:value-type="float" office:value="4656832000" calcext:value-type="float">
            <text:p>4656832000</text:p>
          </table:table-cell>
          <table:table-cell office:value-type="string" calcext:value-type="string">
            <text:p>3.045784634</text:p>
          </table:table-cell>
          <table:table-cell office:value-type="string" calcext:value-type="string">
            <text:p>42.063539538</text:p>
          </table:table-cell>
          <table:table-cell table:number-columns-repeated="2"/>
          <table:table-cell office:value-type="string" calcext:value-type="string">
            <text:p>07/19/2024 07:32:15 AM</text:p>
          </table:table-cell>
          <table:table-cell office:value-type="string" calcext:value-type="string">
            <text:p>Enlla�|&lt;a href=" http://equipaments.esport.gencat.cat/ceeree/equipaments/25190" target="_blank"&gt;Cens d�equipaments esportius de Catalunya&lt;/a&gt;|Espais|1 Pavelló</text:p>
          </table:table-cell>
          <table:table-cell office:value-type="string" calcext:value-type="string">
            <text:p>POINT (3.0457847 42.06354)</text:p>
          </table:table-cell>
        </table:table-row>
        <table:table-row table:style-name="ro1">
          <table:table-cell office:value-type="float" office:value="24608679" calcext:value-type="float">
            <text:p>24608679</text:p>
          </table:table-cell>
          <table:table-cell table:number-columns-repeated="2" office:value-type="string" calcext:value-type="string">
            <text:p>PISCINA COBERTA MUNICIPAL</text:p>
          </table:table-cell>
          <table:table-cell office:value-type="string" calcext:value-type="string">
            <text:p>Esports. Lleure|Instal·lacions esportives|Piscina coberta|Esports. Lleure|Instal·lacions esportives|Sala|</text:p>
          </table:table-cell>
          <table:table-cell/>
          <table:table-cell office:value-type="string" calcext:value-type="string">
            <text:p><text:s/>Rierany Valldenguli, s/n, Calella</text:p>
          </table:table-cell>
          <table:table-cell table:number-columns-repeated="7"/>
          <table:table-cell office:value-type="float" office:value="8370" calcext:value-type="float">
            <text:p>8370</text:p>
          </table:table-cell>
          <table:table-cell office:value-type="string" calcext:value-type="string">
            <text:p>Calella</text:p>
          </table:table-cell>
          <table:table-cell office:value-type="float" office:value="80351" calcext:value-type="float">
            <text:p>80351</text:p>
          </table:table-cell>
          <table:table-cell office:value-type="string" calcext:value-type="string">
            <text:p>Maresme</text:p>
          </table:table-cell>
          <table:table-cell office:value-type="float" office:value="937661971" calcext:value-type="float">
            <text:p>937661971</text:p>
          </table:table-cell>
          <table:table-cell table:number-columns-repeated="2"/>
          <table:table-cell office:value-type="float" office:value="470683000" calcext:value-type="float">
            <text:p>470683000</text:p>
          </table:table-cell>
          <table:table-cell office:value-type="float" office:value="4606517000" calcext:value-type="float">
            <text:p>4606517000</text:p>
          </table:table-cell>
          <table:table-cell office:value-type="string" calcext:value-type="string">
            <text:p>2.648146753</text:p>
          </table:table-cell>
          <table:table-cell office:value-type="string" calcext:value-type="string">
            <text:p>41.609826844</text:p>
          </table:table-cell>
          <table:table-cell/>
          <table:table-cell office:value-type="string" calcext:value-type="string">
            <text:p>http://www.cncalella.com</text:p>
          </table:table-cell>
          <table:table-cell office:value-type="string" calcext:value-type="string">
            <text:p>07/19/2024 07:31:55 AM</text:p>
          </table:table-cell>
          <table:table-cell office:value-type="string" calcext:value-type="string">
            <text:p>Enlla�|&lt;a href=" http://equipaments.esport.gencat.cat/ceeree/equipaments/26680" target="_blank"&gt;Cens d�equipaments esportius de Catalunya&lt;/a&gt;|Espais|2 Piscina coberta&lt;br/&gt;3 Sales d'activitats i especialitzades</text:p>
          </table:table-cell>
          <table:table-cell office:value-type="string" calcext:value-type="string">
            <text:p>POINT (2.6481469 41.609825)</text:p>
          </table:table-cell>
        </table:table-row>
        <table:table-row table:style-name="ro1">
          <table:table-cell office:value-type="float" office:value="24594763" calcext:value-type="float">
            <text:p>24594763</text:p>
          </table:table-cell>
          <table:table-cell table:number-columns-repeated="2" office:value-type="string" calcext:value-type="string">
            <text:p>PISCINA PÚBLICA 5 ESTRELLES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Quarta Avinguda, s/n, Catllar, el</text:p>
          </table:table-cell>
          <table:table-cell table:number-columns-repeated="7"/>
          <table:table-cell office:value-type="float" office:value="43764" calcext:value-type="float">
            <text:p>43764</text:p>
          </table:table-cell>
          <table:table-cell office:value-type="string" calcext:value-type="string">
            <text:p>Catllar, el</text:p>
          </table:table-cell>
          <table:table-cell office:value-type="float" office:value="430430" calcext:value-type="float">
            <text:p>430430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office:value-type="float" office:value="355941000" calcext:value-type="float">
            <text:p>355941000</text:p>
          </table:table-cell>
          <table:table-cell office:value-type="float" office:value="4560069000" calcext:value-type="float">
            <text:p>4560069000</text:p>
          </table:table-cell>
          <table:table-cell office:value-type="string" calcext:value-type="string">
            <text:p>1.282457448</text:p>
          </table:table-cell>
          <table:table-cell office:value-type="string" calcext:value-type="string">
            <text:p>41.179171532</text:p>
          </table:table-cell>
          <table:table-cell table:number-columns-repeated="2"/>
          <table:table-cell office:value-type="string" calcext:value-type="string">
            <text:p>07/19/2024 07:32:38 AM</text:p>
          </table:table-cell>
          <table:table-cell office:value-type="string" calcext:value-type="string">
            <text:p>Enlla�|&lt;a href=" http://equipaments.esport.gencat.cat/ceeree/equipaments/22856" target="_blank"&gt;Cens d�equipaments esportius de Catalunya&lt;/a&gt;|Espais|2 Piscina a l'aire lliure</text:p>
          </table:table-cell>
          <table:table-cell office:value-type="string" calcext:value-type="string">
            <text:p>POINT (1.2824575 41.179173)</text:p>
          </table:table-cell>
        </table:table-row>
        <table:table-row table:style-name="ro1">
          <table:table-cell office:value-type="float" office:value="24594075" calcext:value-type="float">
            <text:p>24594075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PISCINES MUNICIPALS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Barranc dels Bassots, s/n, Prades</text:p>
          </table:table-cell>
          <table:table-cell table:number-columns-repeated="7"/>
          <table:table-cell office:value-type="float" office:value="43364" calcext:value-type="float">
            <text:p>43364</text:p>
          </table:table-cell>
          <table:table-cell office:value-type="string" calcext:value-type="string">
            <text:p>Prades</text:p>
          </table:table-cell>
          <table:table-cell office:value-type="float" office:value="431166" calcext:value-type="float">
            <text:p>431166</text:p>
          </table:table-cell>
          <table:table-cell office:value-type="string" calcext:value-type="string">
            <text:p>Baix Camp</text:p>
          </table:table-cell>
          <table:table-cell office:value-type="float" office:value="977868018" calcext:value-type="float">
            <text:p>977868018</text:p>
          </table:table-cell>
          <table:table-cell table:number-columns-repeated="2"/>
          <table:table-cell office:value-type="float" office:value="331700000" calcext:value-type="float">
            <text:p>331700000</text:p>
          </table:table-cell>
          <table:table-cell office:value-type="float" office:value="4575190000" calcext:value-type="float">
            <text:p>4575190000</text:p>
          </table:table-cell>
          <table:table-cell office:value-type="string" calcext:value-type="string">
            <text:p>0.989432183</text:p>
          </table:table-cell>
          <table:table-cell office:value-type="string" calcext:value-type="string">
            <text:p>41.310624263</text:p>
          </table:table-cell>
          <table:table-cell/>
          <table:table-cell office:value-type="string" calcext:value-type="string">
            <text:p>http://www.prades.cat</text:p>
          </table:table-cell>
          <table:table-cell office:value-type="string" calcext:value-type="string">
            <text:p>07/19/2024 07:32:58 AM</text:p>
          </table:table-cell>
          <table:table-cell office:value-type="string" calcext:value-type="string">
            <text:p>Enlla�|&lt;a href=" http://equipaments.esport.gencat.cat/ceeree/equipaments/20498" target="_blank"&gt;Cens d�equipaments esportius de Catalunya&lt;/a&gt;|Espais|2 Piscina a l'aire lliure</text:p>
          </table:table-cell>
          <table:table-cell office:value-type="string" calcext:value-type="string">
            <text:p>POINT (0.98943216 41.310623)</text:p>
          </table:table-cell>
        </table:table-row>
        <table:table-row table:style-name="ro1">
          <table:table-cell office:value-type="float" office:value="24608700" calcext:value-type="float">
            <text:p>24608700</text:p>
          </table:table-cell>
          <table:table-cell table:number-columns-repeated="2" office:value-type="string" calcext:value-type="string">
            <text:p>PISCINES MUNICIPALS</text:p>
          </table:table-cell>
          <table:table-cell office:value-type="string" calcext:value-type="string">
            <text:p>Esports. Lleure|Instal·lacions esportives|Piscina a l'aire lliure|</text:p>
          </table:table-cell>
          <table:table-cell/>
          <table:table-cell office:value-type="string" calcext:value-type="string">
            <text:p><text:s/>Pati de la Font, 1, Santa Coloma de Queralt</text:p>
          </table:table-cell>
          <table:table-cell table:number-columns-repeated="7"/>
          <table:table-cell office:value-type="float" office:value="43420" calcext:value-type="float">
            <text:p>43420</text:p>
          </table:table-cell>
          <table:table-cell office:value-type="string" calcext:value-type="string">
            <text:p>Santa Coloma de Queralt</text:p>
          </table:table-cell>
          <table:table-cell office:value-type="float" office:value="431397" calcext:value-type="float">
            <text:p>431397</text:p>
          </table:table-cell>
          <table:table-cell office:value-type="string" calcext:value-type="string">
            <text:p>Conca de Barberà</text:p>
          </table:table-cell>
          <table:table-cell office:value-type="float" office:value="977880088" calcext:value-type="float">
            <text:p>977880088</text:p>
          </table:table-cell>
          <table:table-cell table:number-columns-repeated="2"/>
          <table:table-cell office:value-type="float" office:value="365467000" calcext:value-type="float">
            <text:p>365467000</text:p>
          </table:table-cell>
          <table:table-cell office:value-type="float" office:value="4599217000" calcext:value-type="float">
            <text:p>4599217000</text:p>
          </table:table-cell>
          <table:table-cell office:value-type="string" calcext:value-type="string">
            <text:p>1.387307326</text:p>
          </table:table-cell>
          <table:table-cell office:value-type="string" calcext:value-type="string">
            <text:p>41.533302390</text:p>
          </table:table-cell>
          <table:table-cell table:number-columns-repeated="2"/>
          <table:table-cell office:value-type="string" calcext:value-type="string">
            <text:p>07/19/2024 07:31:47 AM</text:p>
          </table:table-cell>
          <table:table-cell office:value-type="string" calcext:value-type="string">
            <text:p>Enlla�|&lt;a href=" http://equipaments.esport.gencat.cat/ceeree/equipaments/27384" target="_blank"&gt;Cens d�equipaments esportius de Catalunya&lt;/a&gt;|Espais|2 Piscina a l'aire lliure</text:p>
          </table:table-cell>
          <table:table-cell office:value-type="string" calcext:value-type="string">
            <text:p>POINT (1.3873073 41.533302)</text:p>
          </table:table-cell>
        </table:table-row>
        <table:table-row table:style-name="ro1">
          <table:table-cell office:value-type="float" office:value="24593325" calcext:value-type="float">
            <text:p>24593325</text:p>
          </table:table-cell>
          <table:table-cell table:number-columns-repeated="2" office:value-type="string" calcext:value-type="string">
            <text:p>PISTA D'SKATE PARQUING EL CASTELL</text:p>
          </table:table-cell>
          <table:table-cell office:value-type="string" calcext:value-type="string">
            <text:p>Esports. Lleure|Instal·lacions esportives|Altres espais singulars|</text:p>
          </table:table-cell>
          <table:table-cell/>
          <table:table-cell office:value-type="string" calcext:value-type="string">
            <text:p><text:s/>Parquing El Castell, Esparreguera</text:p>
          </table:table-cell>
          <table:table-cell table:number-columns-repeated="7"/>
          <table:table-cell office:value-type="float" office:value="8292" calcext:value-type="float">
            <text:p>8292</text:p>
          </table:table-cell>
          <table:table-cell office:value-type="string" calcext:value-type="string">
            <text:p>Esparreguera</text:p>
          </table:table-cell>
          <table:table-cell office:value-type="float" office:value="80765" calcext:value-type="float">
            <text:p>80765</text:p>
          </table:table-cell>
          <table:table-cell office:value-type="string" calcext:value-type="string">
            <text:p>Baix Llobregat</text:p>
          </table:table-cell>
          <table:table-cell office:value-type="float" office:value="937777836" calcext:value-type="float">
            <text:p>937777836</text:p>
          </table:table-cell>
          <table:table-cell table:number-columns-repeated="2"/>
          <table:table-cell office:value-type="float" office:value="405949000" calcext:value-type="float">
            <text:p>405949000</text:p>
          </table:table-cell>
          <table:table-cell office:value-type="float" office:value="4598962000" calcext:value-type="float">
            <text:p>4598962000</text:p>
          </table:table-cell>
          <table:table-cell office:value-type="string" calcext:value-type="string">
            <text:p>1.872508921</text:p>
          </table:table-cell>
          <table:table-cell office:value-type="string" calcext:value-type="string">
            <text:p>41.536787316</text:p>
          </table:table-cell>
          <table:table-cell table:number-columns-repeated="2"/>
          <table:table-cell office:value-type="string" calcext:value-type="string">
            <text:p>07/19/2024 07:33:46 AM</text:p>
          </table:table-cell>
          <table:table-cell office:value-type="string" calcext:value-type="string">
            <text:p>Enlla�|&lt;a href=" http://equipaments.esport.gencat.cat/ceeree/equipaments/17165" target="_blank"&gt;Cens d�equipaments esportius de Catalunya&lt;/a&gt;|Espais|1 Altres espais singulars</text:p>
          </table:table-cell>
          <table:table-cell office:value-type="string" calcext:value-type="string">
            <text:p>POINT (1.8725089 41.53679)</text:p>
          </table:table-cell>
        </table:table-row>
        <table:table-row table:style-name="ro1">
          <table:table-cell office:value-type="float" office:value="24605702" calcext:value-type="float">
            <text:p>24605702</text:p>
          </table:table-cell>
          <table:table-cell table:number-columns-repeated="2" office:value-type="string" calcext:value-type="string">
            <text:p>PISTA POLIESPORTIVA DE TALAVERA</text:p>
          </table:table-cell>
          <table:table-cell office:value-type="string" calcext:value-type="string">
            <text:p>Esports. Lleure|Instal·lacions esportives|Pista|</text:p>
          </table:table-cell>
          <table:table-cell/>
          <table:table-cell office:value-type="string" calcext:value-type="string">
            <text:p><text:s/>LV-2241 KM-2, Talavera</text:p>
          </table:table-cell>
          <table:table-cell table:number-columns-repeated="7"/>
          <table:table-cell office:value-type="float" office:value="25213" calcext:value-type="float">
            <text:p>25213</text:p>
          </table:table-cell>
          <table:table-cell office:value-type="string" calcext:value-type="string">
            <text:p>Talavera</text:p>
          </table:table-cell>
          <table:table-cell office:value-type="float" office:value="252167" calcext:value-type="float">
            <text:p>252167</text:p>
          </table:table-cell>
          <table:table-cell office:value-type="string" calcext:value-type="string">
            <text:p>Segarra</text:p>
          </table:table-cell>
          <table:table-cell office:value-type="float" office:value="973540101" calcext:value-type="float">
            <text:p>973540101</text:p>
          </table:table-cell>
          <table:table-cell table:number-columns-repeated="2"/>
          <table:table-cell office:value-type="float" office:value="361450000" calcext:value-type="float">
            <text:p>361450000</text:p>
          </table:table-cell>
          <table:table-cell office:value-type="float" office:value="4604585000" calcext:value-type="float">
            <text:p>4604585000</text:p>
          </table:table-cell>
          <table:table-cell office:value-type="string" calcext:value-type="string">
            <text:p>1.337935256</text:p>
          </table:table-cell>
          <table:table-cell office:value-type="string" calcext:value-type="string">
            <text:p>41.580948301</text:p>
          </table:table-cell>
          <table:table-cell table:number-columns-repeated="2"/>
          <table:table-cell office:value-type="string" calcext:value-type="string">
            <text:p>07/19/2024 07:33:18 AM</text:p>
          </table:table-cell>
          <table:table-cell office:value-type="string" calcext:value-type="string">
            <text:p>Enlla�|&lt;a href=" http://equipaments.esport.gencat.cat/ceeree/equipaments/19205" target="_blank"&gt;Cens d�equipaments esportius de Catalunya&lt;/a&gt;|Espais|1 Pistes poliesportives a l'aire lliure</text:p>
          </table:table-cell>
          <table:table-cell office:value-type="string" calcext:value-type="string">
            <text:p>POINT (1.3379352 41.580948)</text:p>
          </table:table-cell>
        </table:table-row>
        <table:table-row table:style-name="ro1">
          <table:table-cell office:value-type="float" office:value="24605732" calcext:value-type="float">
            <text:p>24605732</text:p>
          </table:table-cell>
          <table:table-cell table:number-columns-repeated="2" office:value-type="string" calcext:value-type="string">
            <text:p>PISTA POLIESPORTIVA MUNICIPAL</text:p>
          </table:table-cell>
          <table:table-cell office:value-type="string" calcext:value-type="string">
            <text:p>Esports. Lleure|Instal·lacions esportives|Pista|</text:p>
          </table:table-cell>
          <table:table-cell/>
          <table:table-cell office:value-type="string" calcext:value-type="string">
            <text:p><text:s/>Parcela 24, Urb. les Masies Catalanes, Albiol, l'</text:p>
          </table:table-cell>
          <table:table-cell table:number-columns-repeated="7"/>
          <table:table-cell office:value-type="float" office:value="43479" calcext:value-type="float">
            <text:p>43479</text:p>
          </table:table-cell>
          <table:table-cell office:value-type="string" calcext:value-type="string">
            <text:p>Albiol, l'</text:p>
          </table:table-cell>
          <table:table-cell office:value-type="float" office:value="430038" calcext:value-type="float">
            <text:p>430038</text:p>
          </table:table-cell>
          <table:table-cell office:value-type="string" calcext:value-type="string">
            <text:p>Baix Camp</text:p>
          </table:table-cell>
          <table:table-cell office:value-type="float" office:value="977815450" calcext:value-type="float">
            <text:p>977815450</text:p>
          </table:table-cell>
          <table:table-cell table:number-columns-repeated="2"/>
          <table:table-cell office:value-type="float" office:value="345220000" calcext:value-type="float">
            <text:p>345220000</text:p>
          </table:table-cell>
          <table:table-cell office:value-type="float" office:value="4566884000" calcext:value-type="float">
            <text:p>4566884000</text:p>
          </table:table-cell>
          <table:table-cell office:value-type="string" calcext:value-type="string">
            <text:p>1.152972386</text:p>
          </table:table-cell>
          <table:table-cell office:value-type="string" calcext:value-type="string">
            <text:p>41.238551882</text:p>
          </table:table-cell>
          <table:table-cell table:number-columns-repeated="2"/>
          <table:table-cell office:value-type="string" calcext:value-type="string">
            <text:p>07/19/2024 07:32:58 AM</text:p>
          </table:table-cell>
          <table:table-cell office:value-type="string" calcext:value-type="string">
            <text:p>Enlla�|&lt;a href=" http://equipaments.esport.gencat.cat/ceeree/equipaments/20479" target="_blank"&gt;Cens d�equipaments esportius de Catalunya&lt;/a&gt;|Espais|1 Pistes poliesportives a l'aire lliure</text:p>
          </table:table-cell>
          <table:table-cell office:value-type="string" calcext:value-type="string">
            <text:p>POINT (1.1529723 41.238552)</text:p>
          </table:table-cell>
        </table:table-row>
        <table:table-row table:style-name="ro1">
          <table:table-cell office:value-type="float" office:value="24594257" calcext:value-type="float">
            <text:p>24594257</text:p>
          </table:table-cell>
          <table:table-cell table:number-columns-repeated="2" office:value-type="string" calcext:value-type="string">
            <text:p>PISTES DE PÀDEL I TENNIS MUNICIPALS</text:p>
          </table:table-cell>
          <table:table-cell office:value-type="string" calcext:value-type="string">
            <text:p>Esports. Lleure|Instal·lacions esportives|Pista de pàdel|Esports. Lleure|Instal·lacions esportives|Pista de tennis|</text:p>
          </table:table-cell>
          <table:table-cell/>
          <table:table-cell office:value-type="string" calcext:value-type="string">
            <text:p><text:s/>Clot de la Llavina, Pardines</text:p>
          </table:table-cell>
          <table:table-cell table:number-columns-repeated="7"/>
          <table:table-cell office:value-type="float" office:value="17534" calcext:value-type="float">
            <text:p>17534</text:p>
          </table:table-cell>
          <table:table-cell office:value-type="string" calcext:value-type="string">
            <text:p>Pardines</text:p>
          </table:table-cell>
          <table:table-cell office:value-type="float" office:value="171254" calcext:value-type="float">
            <text:p>171254</text:p>
          </table:table-cell>
          <table:table-cell office:value-type="string" calcext:value-type="string">
            <text:p>Ripollès</text:p>
          </table:table-cell>
          <table:table-cell table:number-columns-repeated="3"/>
          <table:table-cell office:value-type="float" office:value="435106000" calcext:value-type="float">
            <text:p>435106000</text:p>
          </table:table-cell>
          <table:table-cell office:value-type="float" office:value="4684881000" calcext:value-type="float">
            <text:p>4684881000</text:p>
          </table:table-cell>
          <table:table-cell office:value-type="string" calcext:value-type="string">
            <text:p>2.212548648</text:p>
          </table:table-cell>
          <table:table-cell office:value-type="string" calcext:value-type="string">
            <text:p>42.313464562</text:p>
          </table:table-cell>
          <table:table-cell table:number-columns-repeated="2"/>
          <table:table-cell office:value-type="string" calcext:value-type="string">
            <text:p>07/19/2024 07:32:34 AM</text:p>
          </table:table-cell>
          <table:table-cell office:value-type="string" calcext:value-type="string">
            <text:p>Enlla�|&lt;a href=" http://equipaments.esport.gencat.cat/ceeree/equipaments/23345" target="_blank"&gt;Cens d�equipaments esportius de Catalunya&lt;/a&gt;|Espais|1 Pistes de pàdel&lt;br/&gt;1 Pistes de tennis i mini tennis</text:p>
          </table:table-cell>
          <table:table-cell office:value-type="string" calcext:value-type="string">
            <text:p>POINT (2.2125487 42.313465)</text:p>
          </table:table-cell>
        </table:table-row>
        <table:table-row table:style-name="ro1">
          <table:table-cell office:value-type="float" office:value="3040989" calcext:value-type="float">
            <text:p>3040989</text:p>
          </table:table-cell>
          <table:table-cell table:number-columns-repeated="2" office:value-type="string" calcext:value-type="string">
            <text:p>Policia Local de Castelló d'Empúries</text:p>
          </table:table-cell>
          <table:table-cell office:value-type="string" calcext:value-type="string">
            <text:p>Emergències. Seguretat|Policies Locals||</text:p>
          </table:table-cell>
          <table:table-cell/>
          <table:table-cell office:value-type="string" calcext:value-type="string">
            <text:p><text:s/>Puigmal, 1</text:p>
          </table:table-cell>
          <table:table-cell table:number-columns-repeated="7"/>
          <table:table-cell office:value-type="float" office:value="17487" calcext:value-type="float">
            <text:p>17487</text:p>
          </table:table-cell>
          <table:table-cell office:value-type="string" calcext:value-type="string">
            <text:p>Castelló d'Empúries</text:p>
          </table:table-cell>
          <table:table-cell office:value-type="float" office:value="170470" calcext:value-type="float">
            <text:p>170470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 45 10 10</text:p>
          </table:table-cell>
          <table:table-cell/>
          <table:table-cell office:value-type="string" calcext:value-type="string">
            <text:p>972 45 11 00</text:p>
          </table:table-cell>
          <table:table-cell office:value-type="float" office:value="508647649" calcext:value-type="float">
            <text:p>508647649</text:p>
          </table:table-cell>
          <table:table-cell office:value-type="float" office:value="4678633403" calcext:value-type="float">
            <text:p>4678633403</text:p>
          </table:table-cell>
          <table:table-cell office:value-type="string" calcext:value-type="string">
            <text:p>3.104845613</text:p>
          </table:table-cell>
          <table:table-cell office:value-type="string" calcext:value-type="string">
            <text:p>42.259853185</text:p>
          </table:table-cell>
          <table:table-cell table:number-columns-repeated="2"/>
          <table:table-cell office:value-type="string" calcext:value-type="string">
            <text:p>07/19/2024 07:36:32 AM</text:p>
          </table:table-cell>
          <table:table-cell office:value-type="string" calcext:value-type="string">
            <text:p>Observacions|Aquesta policia local, en l'àmbit territorial, està inclosa dins l'ABP Alt Empordà-Roses i la Regió Policial Girona</text:p>
          </table:table-cell>
          <table:table-cell office:value-type="string" calcext:value-type="string">
            <text:p>POINT (3.1048455 42.259853)</text:p>
          </table:table-cell>
        </table:table-row>
        <table:table-row table:style-name="ro1">
          <table:table-cell office:value-type="float" office:value="384294" calcext:value-type="float">
            <text:p>384294</text:p>
          </table:table-cell>
          <table:table-cell table:number-columns-repeated="2" office:value-type="string" calcext:value-type="string">
            <text:p>Punt de Lectura de Torre Gironella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Grup Torre Gironella, 102</text:p>
          </table:table-cell>
          <table:table-cell table:number-columns-repeated="7"/>
          <table:table-cell office:value-type="float" office:value="17004" calcext:value-type="float">
            <text:p>17004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office:value-type="string" calcext:value-type="string">
            <text:p>972 081 054</text:p>
          </table:table-cell>
          <table:table-cell table:number-columns-repeated="2"/>
          <table:table-cell office:value-type="float" office:value="102000" calcext:value-type="float">
            <text:p>102000</text:p>
          </table:table-cell>
          <table:table-cell office:value-type="float" office:value="4648111394" calcext:value-type="float">
            <text:p>4648111394</text:p>
          </table:table-cell>
          <table:table-cell office:value-type="string" calcext:value-type="string">
            <text:p>2.831656076</text:p>
          </table:table-cell>
          <table:table-cell office:value-type="string" calcext:value-type="string">
            <text:p>41.984881973</text:p>
          </table:table-cell>
          <table:table-cell office:value-type="string" calcext:value-type="string">
            <text:p>puntlectura.tgironella@ajgirona.cat</text:p>
          </table:table-cell>
          <table:table-cell/>
          <table:table-cell office:value-type="string" calcext:value-type="string">
            <text:p>10/19/2023 09:55:49 AM</text:p>
          </table:table-cell>
          <table:table-cell/>
          <table:table-cell office:value-type="string" calcext:value-type="string">
            <text:p>POINT (2.831656 41.984882)</text:p>
          </table:table-cell>
        </table:table-row>
        <table:table-row table:style-name="ro1">
          <table:table-cell office:value-type="float" office:value="384235" calcext:value-type="float">
            <text:p>384235</text:p>
          </table:table-cell>
          <table:table-cell table:number-columns-repeated="2" office:value-type="string" calcext:value-type="string">
            <text:p>Punt Òmnia Casal Cívic Valls - Espai Ca Creus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Muralla del Carme, 24, 1er </text:p>
          </table:table-cell>
          <table:table-cell table:number-columns-repeated="7"/>
          <table:table-cell office:value-type="float" office:value="43800" calcext:value-type="float">
            <text:p>43800</text:p>
          </table:table-cell>
          <table:table-cell office:value-type="string" calcext:value-type="string">
            <text:p>Valls</text:p>
          </table:table-cell>
          <table:table-cell office:value-type="float" office:value="431613" calcext:value-type="float">
            <text:p>431613</text:p>
          </table:table-cell>
          <table:table-cell office:value-type="string" calcext:value-type="string">
            <text:p>Alt Camp</text:p>
          </table:table-cell>
          <table:table-cell office:value-type="float" office:value="977609849" calcext:value-type="float">
            <text:p>977609849</text:p>
          </table:table-cell>
          <table:table-cell table:number-columns-repeated="2"/>
          <table:table-cell office:value-type="float" office:value="353234554" calcext:value-type="float">
            <text:p>353234554</text:p>
          </table:table-cell>
          <table:table-cell office:value-type="float" office:value="4571549017" calcext:value-type="float">
            <text:p>4571549017</text:p>
          </table:table-cell>
          <table:table-cell office:value-type="string" calcext:value-type="string">
            <text:p>1.247445200</text:p>
          </table:table-cell>
          <table:table-cell office:value-type="string" calcext:value-type="string">
            <text:p>41.282048100</text:p>
          </table:table-cell>
          <table:table-cell office:value-type="string" calcext:value-type="string">
            <text:p>valls@xarxaomnia.gencat.cat</text:p>
          </table:table-cell>
          <table:table-cell/>
          <table:table-cell office:value-type="string" calcext:value-type="string">
            <text:p>10/19/2023 09:55:49 AM</text:p>
          </table:table-cell>
          <table:table-cell/>
          <table:table-cell office:value-type="string" calcext:value-type="string">
            <text:p>POINT (1.2474452 41.282047)</text:p>
          </table:table-cell>
        </table:table-row>
        <table:table-row table:style-name="ro1">
          <table:table-cell office:value-type="float" office:value="384098" calcext:value-type="float">
            <text:p>384098</text:p>
          </table:table-cell>
          <table:table-cell table:number-columns-repeated="2" office:value-type="string" calcext:value-type="string">
            <text:p>Punt Òmnia de Santa Eulàlia de Berga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Barri de Santa Eulàlia, Bloc 24</text:p>
          </table:table-cell>
          <table:table-cell table:number-columns-repeated="7"/>
          <table:table-cell office:value-type="float" office:value="8600" calcext:value-type="float">
            <text:p>8600</text:p>
          </table:table-cell>
          <table:table-cell office:value-type="string" calcext:value-type="string">
            <text:p>Berga</text:p>
          </table:table-cell>
          <table:table-cell office:value-type="float" office:value="80229" calcext:value-type="float">
            <text:p>80229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 822 25 3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vstaeulalia@xarxaomnia.gencat.cat</text:p>
          </table:table-cell>
          <table:table-cell/>
          <table:table-cell office:value-type="string" calcext:value-type="string">
            <text:p>10/19/2023 09:55:48 AM</text:p>
          </table:table-cell>
          <table:table-cell table:number-columns-repeated="2"/>
        </table:table-row>
        <table:table-row table:style-name="ro1">
          <table:table-cell office:value-type="float" office:value="383764" calcext:value-type="float">
            <text:p>383764</text:p>
          </table:table-cell>
          <table:table-cell table:number-columns-repeated="2" office:value-type="string" calcext:value-type="string">
            <text:p>Punt TIC - Biblioteca Antònia Torrent i Martori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Rial de Bellsolel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358" calcext:value-type="float">
            <text:p>8358</text:p>
          </table:table-cell>
          <table:table-cell office:value-type="string" calcext:value-type="string">
            <text:p>Arenys de Munt</text:p>
          </table:table-cell>
          <table:table-cell office:value-type="float" office:value="80076" calcext:value-type="float">
            <text:p>80076</text:p>
          </table:table-cell>
          <table:table-cell office:value-type="string" calcext:value-type="string">
            <text:p>Maresme</text:p>
          </table:table-cell>
          <table:table-cell office:value-type="string" calcext:value-type="string">
            <text:p>93 793 84 48</text:p>
          </table:table-cell>
          <table:table-cell table:number-columns-repeated="2"/>
          <table:table-cell office:value-type="float" office:value="461744918" calcext:value-type="float">
            <text:p>461744918</text:p>
          </table:table-cell>
          <table:table-cell office:value-type="float" office:value="4606597091" calcext:value-type="float">
            <text:p>4606597091</text:p>
          </table:table-cell>
          <table:table-cell office:value-type="string" calcext:value-type="string">
            <text:p>2.540872566</text:p>
          </table:table-cell>
          <table:table-cell office:value-type="string" calcext:value-type="string">
            <text:p>41.610169874</text:p>
          </table:table-cell>
          <table:table-cell office:value-type="string" calcext:value-type="string">
            <text:p>b.arenysmu.sm@diba.cat</text:p>
          </table:table-cell>
          <table:table-cell/>
          <table:table-cell office:value-type="string" calcext:value-type="string">
            <text:p>10/19/2023 09:55:48 AM</text:p>
          </table:table-cell>
          <table:table-cell/>
          <table:table-cell office:value-type="string" calcext:value-type="string">
            <text:p>POINT (2.5408726 41.61017)</text:p>
          </table:table-cell>
        </table:table-row>
        <table:table-row table:style-name="ro1">
          <table:table-cell office:value-type="float" office:value="384280" calcext:value-type="float">
            <text:p>384280</text:p>
          </table:table-cell>
          <table:table-cell table:number-columns-repeated="2" office:value-type="string" calcext:value-type="string">
            <text:p>Punt TIC Sant Pere de Torelló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Badrena, 10</text:p>
          </table:table-cell>
          <table:table-cell table:number-columns-repeated="7"/>
          <table:table-cell office:value-type="float" office:value="8572" calcext:value-type="float">
            <text:p>8572</text:p>
          </table:table-cell>
          <table:table-cell office:value-type="string" calcext:value-type="string">
            <text:p>Sant Pere de Torelló</text:p>
          </table:table-cell>
          <table:table-cell office:value-type="float" office:value="82331" calcext:value-type="float">
            <text:p>82331</text:p>
          </table:table-cell>
          <table:table-cell office:value-type="string" calcext:value-type="string">
            <text:p>Osona</text:p>
          </table:table-cell>
          <table:table-cell office:value-type="float" office:value="938509939" calcext:value-type="float">
            <text:p>93850993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658488250" calcext:value-type="float">
            <text:p>4658488250</text:p>
          </table:table-cell>
          <table:table-cell office:value-type="string" calcext:value-type="string">
            <text:p>2.295072090</text:p>
          </table:table-cell>
          <table:table-cell office:value-type="string" calcext:value-type="string">
            <text:p>42.076300751</text:p>
          </table:table-cell>
          <table:table-cell office:value-type="string" calcext:value-type="string">
            <text:p>castellscg@diba.cat</text:p>
          </table:table-cell>
          <table:table-cell/>
          <table:table-cell office:value-type="string" calcext:value-type="string">
            <text:p>10/19/2023 09:55:43 AM</text:p>
          </table:table-cell>
          <table:table-cell/>
          <table:table-cell office:value-type="string" calcext:value-type="string">
            <text:p>POINT (2.295072 42.0763)</text:p>
          </table:table-cell>
        </table:table-row>
        <table:table-row table:style-name="ro1">
          <table:table-cell office:value-type="float" office:value="384258" calcext:value-type="float">
            <text:p>384258</text:p>
          </table:table-cell>
          <table:table-cell table:number-columns-repeated="2" office:value-type="string" calcext:value-type="string">
            <text:p>Punt TIC Verges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La placeta, 2</text:p>
          </table:table-cell>
          <table:table-cell table:number-columns-repeated="7"/>
          <table:table-cell office:value-type="float" office:value="17142" calcext:value-type="float">
            <text:p>17142</text:p>
          </table:table-cell>
          <table:table-cell office:value-type="string" calcext:value-type="string">
            <text:p>Verges</text:p>
          </table:table-cell>
          <table:table-cell office:value-type="float" office:value="172116" calcext:value-type="float">
            <text:p>172116</text:p>
          </table:table-cell>
          <table:table-cell office:value-type="string" calcext:value-type="string">
            <text:p>Baix Empordà</text:p>
          </table:table-cell>
          <table:table-cell office:value-type="string" calcext:value-type="string">
            <text:p>972 78 00 07</text:p>
          </table:table-cell>
          <table:table-cell table:number-columns-repeated="2"/>
          <table:table-cell office:value-type="float" office:value="503877088" calcext:value-type="float">
            <text:p>503877088</text:p>
          </table:table-cell>
          <table:table-cell office:value-type="float" office:value="4656478968" calcext:value-type="float">
            <text:p>4656478968</text:p>
          </table:table-cell>
          <table:table-cell office:value-type="string" calcext:value-type="string">
            <text:p>3.046859080</text:p>
          </table:table-cell>
          <table:table-cell office:value-type="string" calcext:value-type="string">
            <text:p>42.060359496</text:p>
          </table:table-cell>
          <table:table-cell office:value-type="string" calcext:value-type="string">
            <text:p>tic@verges.cat</text:p>
          </table:table-cell>
          <table:table-cell/>
          <table:table-cell office:value-type="string" calcext:value-type="string">
            <text:p>10/19/2023 09:55:43 AM</text:p>
          </table:table-cell>
          <table:table-cell/>
          <table:table-cell office:value-type="string" calcext:value-type="string">
            <text:p>POINT (3.046859 42.06036)</text:p>
          </table:table-cell>
        </table:table-row>
        <table:table-row table:style-name="ro1">
          <table:table-cell office:value-type="float" office:value="3040933" calcext:value-type="float">
            <text:p>3040933</text:p>
          </table:table-cell>
          <table:table-cell table:number-columns-repeated="2" office:value-type="string" calcext:value-type="string">
            <text:p>Representant permanent davant la Unió Europea</text:p>
          </table:table-cell>
          <table:table-cell table:number-columns-repeated="2"/>
          <table:table-cell office:value-type="string" calcext:value-type="string">
            <text:p><text:s/>Rue de la Loi, 227 Wetstraat, 227</text:p>
          </table:table-cell>
          <table:table-cell table:number-columns-repeated="7"/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0 32 2 231 03 </text:p>
          </table:table-cell>
          <table:table-cell office:value-type="string" calcext:value-type="string">
            <text:p>00 32 2 230 21 </text:p>
          </table:table-cell>
          <table:table-cell/>
          <table:table-cell office:value-type="float" office:value="597527556" calcext:value-type="float">
            <text:p>597527556</text:p>
          </table:table-cell>
          <table:table-cell office:value-type="float" office:value="5633157755" calcext:value-type="float">
            <text:p>5633157755</text:p>
          </table:table-cell>
          <table:table-cell office:value-type="string" calcext:value-type="string">
            <text:p>4.385208300</text:p>
          </table:table-cell>
          <table:table-cell office:value-type="string" calcext:value-type="string">
            <text:p>50.841897400</text:p>
          </table:table-cell>
          <table:table-cell office:value-type="string" calcext:value-type="string">
            <text:p>rpue@gencat.cat</text:p>
          </table:table-cell>
          <table:table-cell office:value-type="string" calcext:value-type="string">
            <text:p>http://afersexteriors.gencat.cat/ca/representacio_a_l_exterior/delegacio_del_govern_davant_la_unio_europea/</text:p>
          </table:table-cell>
          <table:table-cell office:value-type="string" calcext:value-type="string">
            <text:p>07/19/2024 07:36:23 AM</text:p>
          </table:table-cell>
          <table:table-cell/>
          <table:table-cell office:value-type="string" calcext:value-type="string">
            <text:p>POINT (4.385208 50.841896)</text:p>
          </table:table-cell>
        </table:table-row>
        <table:table-row table:style-name="ro1">
          <table:table-cell office:value-type="float" office:value="27043260" calcext:value-type="float">
            <text:p>27043260</text:p>
          </table:table-cell>
          <table:table-cell table:number-columns-repeated="2" office:value-type="string" calcext:value-type="string">
            <text:p>Sala Diagonal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Diagonal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530" calcext:value-type="float">
            <text:p>17530</text:p>
          </table:table-cell>
          <table:table-cell office:value-type="string" calcext:value-type="string">
            <text:p>Campdevànol</text:p>
          </table:table-cell>
          <table:table-cell office:value-type="float" office:value="170366" calcext:value-type="float">
            <text:p>170366</text:p>
          </table:table-cell>
          <table:table-cell office:value-type="string" calcext:value-type="string">
            <text:p>Ripollès</text:p>
          </table:table-cell>
          <table:table-cell office:value-type="float" office:value="972730019" calcext:value-type="float">
            <text:p>972730019</text:p>
          </table:table-cell>
          <table:table-cell table:number-columns-repeated="2"/>
          <table:table-cell office:value-type="float" office:value="431356357" calcext:value-type="float">
            <text:p>431356357</text:p>
          </table:table-cell>
          <table:table-cell office:value-type="float" office:value="4675081552" calcext:value-type="float">
            <text:p>4675081552</text:p>
          </table:table-cell>
          <table:table-cell office:value-type="string" calcext:value-type="string">
            <text:p>2.168214495</text:p>
          </table:table-cell>
          <table:table-cell office:value-type="string" calcext:value-type="string">
            <text:p>42.224896220</text:p>
          </table:table-cell>
          <table:table-cell office:value-type="string" calcext:value-type="string">
            <text:p>ajuntament@campdevanol.org</text:p>
          </table:table-cell>
          <table:table-cell office:value-type="string" calcext:value-type="string">
            <text:p>http://www.campdevanol.org</text:p>
          </table:table-cell>
          <table:table-cell table:style-name="ce1" office:value-type="string" calcext:value-type="string">
            <text:p>07/10/2024 07:34:56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1682146 42.224895)</text:p>
          </table:table-cell>
        </table:table-row>
        <table:table-row table:style-name="ro1">
          <table:table-cell office:value-type="float" office:value="27042438" calcext:value-type="float">
            <text:p>27042438</text:p>
          </table:table-cell>
          <table:table-cell table:number-columns-repeated="2" office:value-type="string" calcext:value-type="string">
            <text:p>Sala Polivalent</text:p>
          </table:table-cell>
          <table:table-cell office:value-type="string" calcext:value-type="string">
            <text:p>Cultura|Espais escènics i musicals|Sala polivalent|</text:p>
          </table:table-cell>
          <table:table-cell/>
          <table:table-cell office:value-type="string" calcext:value-type="string">
            <text:p><text:s/>Narcís Arnau 3</text:p>
          </table:table-cell>
          <table:table-cell table:number-columns-repeated="7"/>
          <table:table-cell office:value-type="float" office:value="17172" calcext:value-type="float">
            <text:p>17172</text:p>
          </table:table-cell>
          <table:table-cell office:value-type="string" calcext:value-type="string">
            <text:p>Planes d'Hostoles, les</text:p>
          </table:table-cell>
          <table:table-cell office:value-type="float" office:value="171334" calcext:value-type="float">
            <text:p>171334</text:p>
          </table:table-cell>
          <table:table-cell office:value-type="string" calcext:value-type="string">
            <text:p>Garrotxa</text:p>
          </table:table-cell>
          <table:table-cell office:value-type="float" office:value="972448006" calcext:value-type="float">
            <text:p>972448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jsoler@lesplanes.cat</text:p>
          </table:table-cell>
          <table:table-cell/>
          <table:table-cell table:style-name="ce1" office:value-type="string" calcext:value-type="string">
            <text:p>07/10/2024 07:21:36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4607480" calcext:value-type="float">
            <text:p>24607480</text:p>
          </table:table-cell>
          <table:table-cell table:number-columns-repeated="2" office:value-type="string" calcext:value-type="string">
            <text:p>SALA POLIVALENT AJUNTAMENT</text:p>
          </table:table-cell>
          <table:table-cell office:value-type="string" calcext:value-type="string">
            <text:p>Esports. Lleure|Instal·lacions esportives|Sala|</text:p>
          </table:table-cell>
          <table:table-cell/>
          <table:table-cell office:value-type="string" calcext:value-type="string">
            <text:p><text:s/>Local municipal, s/n, Sant Julià de Cerdanyola</text:p>
          </table:table-cell>
          <table:table-cell table:number-columns-repeated="7"/>
          <table:table-cell office:value-type="float" office:value="8694" calcext:value-type="float">
            <text:p>8694</text:p>
          </table:table-cell>
          <table:table-cell office:value-type="string" calcext:value-type="string">
            <text:p>Sant Julià de Cerdanyola</text:p>
          </table:table-cell>
          <table:table-cell office:value-type="float" office:value="89030" calcext:value-type="float">
            <text:p>89030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08614000" calcext:value-type="float">
            <text:p>408614000</text:p>
          </table:table-cell>
          <table:table-cell office:value-type="float" office:value="4675070000" calcext:value-type="float">
            <text:p>4675070000</text:p>
          </table:table-cell>
          <table:table-cell office:value-type="string" calcext:value-type="string">
            <text:p>1.892680743</text:p>
          </table:table-cell>
          <table:table-cell office:value-type="string" calcext:value-type="string">
            <text:p>42.222463042</text:p>
          </table:table-cell>
          <table:table-cell table:number-columns-repeated="2"/>
          <table:table-cell office:value-type="string" calcext:value-type="string">
            <text:p>07/19/2024 07:32:32 AM</text:p>
          </table:table-cell>
          <table:table-cell office:value-type="string" calcext:value-type="string">
            <text:p>Enlla�|&lt;a href=" http://equipaments.esport.gencat.cat/ceeree/equipaments/23627" target="_blank"&gt;Cens d�equipaments esportius de Catalunya&lt;/a&gt;|Espais|1 Sales d'activitats i especialitzades</text:p>
          </table:table-cell>
          <table:table-cell office:value-type="string" calcext:value-type="string">
            <text:p>POINT (1.8926808 42.22246)</text:p>
          </table:table-cell>
        </table:table-row>
        <table:table-row table:style-name="ro1">
          <table:table-cell office:value-type="float" office:value="49585" calcext:value-type="float">
            <text:p>49585</text:p>
          </table:table-cell>
          <table:table-cell table:number-columns-repeated="2" office:value-type="string" calcext:value-type="string">
            <text:p>Servei d'informació i atenció a les dones (SIAD) del Bages</text:p>
          </table:table-cell>
          <table:table-cell office:value-type="string" calcext:value-type="string">
            <text:p>Societat. Ciutadania. Famílies|Oficines d'informació a les dones||</text:p>
          </table:table-cell>
          <table:table-cell/>
          <table:table-cell office:value-type="string" calcext:value-type="string">
            <text:p><text:s/>Muralla Sant Domènec, 24</text:p>
          </table:table-cell>
          <table:table-cell table:number-columns-repeated="7"/>
          <table:table-cell office:value-type="float" office:value="8241" calcext:value-type="float">
            <text:p>8241</text:p>
          </table:table-cell>
          <table:table-cell office:value-type="string" calcext:value-type="string">
            <text:p>Vendrell, el</text:p>
          </table:table-cell>
          <table:table-cell office:value-type="float" office:value="431634" calcext:value-type="float">
            <text:p>431634</text:p>
          </table:table-cell>
          <table:table-cell office:value-type="string" calcext:value-type="string">
            <text:p>Baix Penedès</text:p>
          </table:table-cell>
          <table:table-cell office:value-type="float" office:value="936930363" calcext:value-type="float">
            <text:p>936930363</text:p>
          </table:table-cell>
          <table:table-cell table:number-columns-repeated="2"/>
          <table:table-cell office:value-type="float" office:value="402009944" calcext:value-type="float">
            <text:p>402009944</text:p>
          </table:table-cell>
          <table:table-cell office:value-type="float" office:value="4619876456" calcext:value-type="float">
            <text:p>4619876456</text:p>
          </table:table-cell>
          <table:table-cell office:value-type="string" calcext:value-type="string">
            <text:p>1.821871900</text:p>
          </table:table-cell>
          <table:table-cell office:value-type="string" calcext:value-type="string">
            <text:p>41.724656600</text:p>
          </table:table-cell>
          <table:table-cell office:value-type="string" calcext:value-type="string">
            <text:p>dona@ccbages.cat</text:p>
          </table:table-cell>
          <table:table-cell/>
          <table:table-cell office:value-type="string" calcext:value-type="string">
            <text:p>07/17/2024 07:18:21 AM</text:p>
          </table:table-cell>
          <table:table-cell office:value-type="string" calcext:value-type="string">
            <text:p>Titularitat|Consell Comarcal del Bages</text:p>
          </table:table-cell>
          <table:table-cell office:value-type="string" calcext:value-type="string">
            <text:p>POINT (1.8218719 41.724655)</text:p>
          </table:table-cell>
        </table:table-row>
        <table:table-row table:style-name="ro1">
          <table:table-cell office:value-type="float" office:value="3041878" calcext:value-type="float">
            <text:p>3041878</text:p>
          </table:table-cell>
          <table:table-cell table:number-columns-repeated="2" office:value-type="string" calcext:value-type="string">
            <text:p>Servei Local de Català d'Esplugues de Llobregat (SLC)</text:p>
          </table:table-cell>
          <table:table-cell office:value-type="string" calcext:value-type="string">
            <text:p>Llengua. Comunicació|Oficines de català||</text:p>
          </table:table-cell>
          <table:table-cell/>
          <table:table-cell office:value-type="string" calcext:value-type="string">
            <text:p><text:s/>Petit Parc de l'Amistat, s/n (Centre Municipal Puig Coca)</text:p>
          </table:table-cell>
          <table:table-cell table:number-columns-repeated="7"/>
          <table:table-cell office:value-type="float" office:value="8950" calcext:value-type="float">
            <text:p>8950</text:p>
          </table:table-cell>
          <table:table-cell office:value-type="string" calcext:value-type="string">
            <text:p>Esplugues de Llobregat</text:p>
          </table:table-cell>
          <table:table-cell office:value-type="float" office:value="80771" calcext:value-type="float">
            <text:p>80771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3 372 04 16</text:p>
          </table:table-cell>
          <table:table-cell table:number-columns-repeated="2"/>
          <table:table-cell office:value-type="float" office:value="423805865" calcext:value-type="float">
            <text:p>423805865</text:p>
          </table:table-cell>
          <table:table-cell office:value-type="float" office:value="4580565701" calcext:value-type="float">
            <text:p>4580565701</text:p>
          </table:table-cell>
          <table:table-cell office:value-type="string" calcext:value-type="string">
            <text:p>2.088812000</text:p>
          </table:table-cell>
          <table:table-cell office:value-type="string" calcext:value-type="string">
            <text:p>41.373011000</text:p>
          </table:table-cell>
          <table:table-cell office:value-type="string" calcext:value-type="string">
            <text:p>esplugues@cpnl.cat</text:p>
          </table:table-cell>
          <table:table-cell/>
          <table:table-cell office:value-type="string" calcext:value-type="string">
            <text:p>07/19/2024 07:36:58 AM</text:p>
          </table:table-cell>
          <table:table-cell office:value-type="string" calcext:value-type="string">
            <text:p>Observacions|Abans d'adreçar-s'hi, cal confirmar els horaris d'atenció al públic.</text:p>
          </table:table-cell>
          <table:table-cell office:value-type="string" calcext:value-type="string">
            <text:p>POINT (2.088812 41.373013)</text:p>
          </table:table-cell>
        </table:table-row>
        <table:table-row table:style-name="ro1">
          <table:table-cell office:value-type="float" office:value="27045600" calcext:value-type="float">
            <text:p>27045600</text:p>
          </table:table-cell>
          <table:table-cell table:number-columns-repeated="2" office:value-type="string" calcext:value-type="string">
            <text:p>Teatre Centre Catòlic</text:p>
          </table:table-cell>
          <table:table-cell office:value-type="string" calcext:value-type="string">
            <text:p>Cultura|Espais escènics i musicals|Teatre|</text:p>
          </table:table-cell>
          <table:table-cell/>
          <table:table-cell office:value-type="string" calcext:value-type="string">
            <text:p><text:s/>Comte Guifré, 8</text:p>
          </table:table-cell>
          <table:table-cell table:number-columns-repeated="7"/>
          <table:table-cell office:value-type="float" office:value="17860" calcext:value-type="float">
            <text:p>17860</text:p>
          </table:table-cell>
          <table:table-cell office:value-type="string" calcext:value-type="string">
            <text:p>Sant Joan de les Abadesses</text:p>
          </table:table-cell>
          <table:table-cell office:value-type="float" office:value="171674" calcext:value-type="float">
            <text:p>171674</text:p>
          </table:table-cell>
          <table:table-cell office:value-type="string" calcext:value-type="string">
            <text:p>Ripollès</text:p>
          </table:table-cell>
          <table:table-cell office:value-type="float" office:value="972720028" calcext:value-type="float">
            <text:p>97272002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jpous@solerpalau.com</text:p>
          </table:table-cell>
          <table:table-cell/>
          <table:table-cell table:style-name="ce1" office:value-type="string" calcext:value-type="string">
            <text:p>07/10/2024 07:20:57 AM</text:p>
          </table:table-cell>
          <table:table-cell office:value-type="string" calcext:value-type="string">
            <text:p>Gestio|Altres <text:s text:c="3"/>|Titularitat|Altres <text:s text:c="3"/></text:p>
          </table:table-cell>
          <table:table-cell/>
        </table:table-row>
        <table:table-row table:style-name="ro1">
          <table:table-cell office:value-type="float" office:value="27041646" calcext:value-type="float">
            <text:p>27041646</text:p>
          </table:table-cell>
          <table:table-cell table:number-columns-repeated="2" office:value-type="string" calcext:value-type="string">
            <text:p>Teatre Metropol</text:p>
          </table:table-cell>
          <table:table-cell office:value-type="string" calcext:value-type="string">
            <text:p>Cultura|Espais escènics i musicals|Teatre|</text:p>
          </table:table-cell>
          <table:table-cell/>
          <table:table-cell office:value-type="string" calcext:value-type="string">
            <text:p><text:s/>Nova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3004" calcext:value-type="float">
            <text:p>43004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office:value-type="float" office:value="977296100" calcext:value-type="float">
            <text:p>977296100</text:p>
          </table:table-cell>
          <table:table-cell table:number-columns-repeated="2"/>
          <table:table-cell office:value-type="float" office:value="353369141" calcext:value-type="float">
            <text:p>353369141</text:p>
          </table:table-cell>
          <table:table-cell office:value-type="float" office:value="4552982784" calcext:value-type="float">
            <text:p>4552982784</text:p>
          </table:table-cell>
          <table:table-cell office:value-type="string" calcext:value-type="string">
            <text:p>1.253502297</text:p>
          </table:table-cell>
          <table:table-cell office:value-type="string" calcext:value-type="string">
            <text:p>41.114907319</text:p>
          </table:table-cell>
          <table:table-cell office:value-type="string" calcext:value-type="string">
            <text:p>cultura@tarragona.cat</text:p>
          </table:table-cell>
          <table:table-cell office:value-type="string" calcext:value-type="string">
            <text:p>http://www.tarragona.cat</text:p>
          </table:table-cell>
          <table:table-cell table:style-name="ce1" office:value-type="string" calcext:value-type="string">
            <text:p>07/10/2024 07:31:27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1.2535022 41.114906)</text:p>
          </table:table-cell>
        </table:table-row>
        <table:table-row table:style-name="ro1">
          <table:table-cell office:value-type="float" office:value="27043518" calcext:value-type="float">
            <text:p>27043518</text:p>
          </table:table-cell>
          <table:table-cell table:number-columns-repeated="2" office:value-type="string" calcext:value-type="string">
            <text:p>Teatre Municipal Puig d'Arques</text:p>
          </table:table-cell>
          <table:table-cell office:value-type="string" calcext:value-type="string">
            <text:p>Cultura|Espais escènics i musicals|Teatre|</text:p>
          </table:table-cell>
          <table:table-cell/>
          <table:table-cell office:value-type="string" calcext:value-type="string">
            <text:p><text:s/>Onze de Setembr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244" calcext:value-type="float">
            <text:p>17244</text:p>
          </table:table-cell>
          <table:table-cell office:value-type="string" calcext:value-type="string">
            <text:p>Cassà de la Selva</text:p>
          </table:table-cell>
          <table:table-cell office:value-type="float" office:value="170448" calcext:value-type="float">
            <text:p>170448</text:p>
          </table:table-cell>
          <table:table-cell office:value-type="string" calcext:value-type="string">
            <text:p>Gironès</text:p>
          </table:table-cell>
          <table:table-cell office:value-type="float" office:value="972460005" calcext:value-type="float">
            <text:p>972460005</text:p>
          </table:table-cell>
          <table:table-cell table:number-columns-repeated="2"/>
          <table:table-cell office:value-type="float" office:value="489771490" calcext:value-type="float">
            <text:p>489771490</text:p>
          </table:table-cell>
          <table:table-cell office:value-type="float" office:value="4636949446" calcext:value-type="float">
            <text:p>4636949446</text:p>
          </table:table-cell>
          <table:table-cell office:value-type="string" calcext:value-type="string">
            <text:p>2.876716434</text:p>
          </table:table-cell>
          <table:table-cell office:value-type="string" calcext:value-type="string">
            <text:p>41.884406128</text:p>
          </table:table-cell>
          <table:table-cell office:value-type="string" calcext:value-type="string">
            <text:p>entitats@cassa.cat</text:p>
          </table:table-cell>
          <table:table-cell office:value-type="string" calcext:value-type="string">
            <text:p>http://www.cassa.cat</text:p>
          </table:table-cell>
          <table:table-cell table:style-name="ce1" office:value-type="string" calcext:value-type="string">
            <text:p>07/10/2024 07:34:47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8767164 41.884407)</text:p>
          </table:table-cell>
        </table:table-row>
        <table:table-row table:style-name="ro1">
          <table:table-cell office:value-type="float" office:value="27043555" calcext:value-type="float">
            <text:p>27043555</text:p>
          </table:table-cell>
          <table:table-cell table:number-columns-repeated="2" office:value-type="string" calcext:value-type="string">
            <text:p>TEATRE TARRAGONA</text:p>
          </table:table-cell>
          <table:table-cell office:value-type="string" calcext:value-type="string">
            <text:p>Cultura|Espais escènics i musicals|Teatre|</text:p>
          </table:table-cell>
          <table:table-cell/>
          <table:table-cell office:value-type="string" calcext:value-type="string">
            <text:p><text:s/>Nova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3003" calcext:value-type="float">
            <text:p>43003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office:value-type="float" office:value="977296100" calcext:value-type="float">
            <text:p>977296100</text:p>
          </table:table-cell>
          <table:table-cell table:number-columns-repeated="2"/>
          <table:table-cell office:value-type="float" office:value="353556060" calcext:value-type="float">
            <text:p>353556060</text:p>
          </table:table-cell>
          <table:table-cell office:value-type="float" office:value="4552915035" calcext:value-type="float">
            <text:p>4552915035</text:p>
          </table:table-cell>
          <table:table-cell office:value-type="string" calcext:value-type="string">
            <text:p>1.255743825</text:p>
          </table:table-cell>
          <table:table-cell office:value-type="string" calcext:value-type="string">
            <text:p>41.114331039</text:p>
          </table:table-cell>
          <table:table-cell office:value-type="string" calcext:value-type="string">
            <text:p>abaixeras@tarragona.cat</text:p>
          </table:table-cell>
          <table:table-cell/>
          <table:table-cell table:style-name="ce1" office:value-type="string" calcext:value-type="string">
            <text:p>07/10/2024 07:20:37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1.2557439 41.11433)</text:p>
          </table:table-cell>
        </table:table-row>
        <table:table-row table:style-name="ro1">
          <table:table-cell office:value-type="float" office:value="384266" calcext:value-type="float">
            <text:p>384266</text:p>
          </table:table-cell>
          <table:table-cell table:number-columns-repeated="2" office:value-type="string" calcext:value-type="string">
            <text:p>Telecentre de Castellar del Riu</text:p>
          </table:table-cell>
          <table:table-cell office:value-type="string" calcext:value-type="string">
            <text:p>Tecnologia. Innovació|Punt TIC||</text:p>
          </table:table-cell>
          <table:table-cell/>
          <table:table-cell office:value-type="string" calcext:value-type="string">
            <text:p><text:s/>Local sociocultural d’Espinalbet, Espinalbet</text:p>
          </table:table-cell>
          <table:table-cell table:number-columns-repeated="7"/>
          <table:table-cell office:value-type="float" office:value="8619" calcext:value-type="float">
            <text:p>8619</text:p>
          </table:table-cell>
          <table:table-cell office:value-type="string" calcext:value-type="string">
            <text:p>Castellar del Riu</text:p>
          </table:table-cell>
          <table:table-cell office:value-type="float" office:value="80500" calcext:value-type="float">
            <text:p>80500</text:p>
          </table:table-cell>
          <table:table-cell office:value-type="string" calcext:value-type="string">
            <text:p>Berguedà</text:p>
          </table:table-cell>
          <table:table-cell office:value-type="float" office:value="938212775" calcext:value-type="float">
            <text:p>93821277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astellarr@diba.cat</text:p>
          </table:table-cell>
          <table:table-cell/>
          <table:table-cell office:value-type="string" calcext:value-type="string">
            <text:p>10/19/2023 09:55:42 AM</text:p>
          </table:table-cell>
          <table:table-cell table:number-columns-repeated="2"/>
        </table:table-row>
        <table:table-row table:style-name="ro1">
          <table:table-cell office:value-type="float" office:value="27043962" calcext:value-type="float">
            <text:p>27043962</text:p>
          </table:table-cell>
          <table:table-cell table:number-columns-repeated="2" office:value-type="string" calcext:value-type="string">
            <text:p>Universitat Autònoma de Barcelona. Biblioteca d'Humanitats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de la UAB, <text:s/>Edificis L (Biblioteca) i B (Sala de Revistes)</text:p>
          </table:table-cell>
          <table:table-cell table:number-columns-repeated="4"/>
          <table:table-cell office:value-type="string" calcext:value-type="string">
            <text:p>Edificis 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29 92</text:p>
          </table:table-cell>
          <table:table-cell table:number-columns-repeated="2"/>
          <table:table-cell office:value-type="float" office:value="425430970" calcext:value-type="float">
            <text:p>425430970</text:p>
          </table:table-cell>
          <table:table-cell office:value-type="float" office:value="4595130500" calcext:value-type="float">
            <text:p>4595130500</text:p>
          </table:table-cell>
          <table:table-cell office:value-type="string" calcext:value-type="string">
            <text:p>2.106504305</text:p>
          </table:table-cell>
          <table:table-cell office:value-type="string" calcext:value-type="string">
            <text:p>41.504332226</text:p>
          </table:table-cell>
          <table:table-cell office:value-type="string" calcext:value-type="string">
            <text:p>Bib.Humanitats@uab.cat</text:p>
          </table:table-cell>
          <table:table-cell/>
          <table:table-cell table:style-name="ce1" office:value-type="string" calcext:value-type="string">
            <text:p>07/10/2024 07:22:45 AM</text:p>
          </table:table-cell>
          <table:table-cell office:value-type="string" calcext:value-type="string">
            <text:p>Gestio| |Titularitat|Universitat</text:p>
          </table:table-cell>
          <table:table-cell office:value-type="string" calcext:value-type="string">
            <text:p>POINT (2.1065042 41.504333)</text:p>
          </table:table-cell>
        </table:table-row>
        <table:table-row table:style-name="ro1">
          <table:table-cell office:value-type="float" office:value="27044121" calcext:value-type="float">
            <text:p>27044121</text:p>
          </table:table-cell>
          <table:table-cell table:number-columns-repeated="2" office:value-type="string" calcext:value-type="string">
            <text:p>Universitat Autònoma de Barcelona. Biblioteca de Ciència i Tecnologia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de la UAB, <text:s/>Edifici C</text:p>
          </table:table-cell>
          <table:table-cell table:number-columns-repeated="4"/>
          <table:table-cell office:value-type="string" calcext:value-type="string">
            <text:p>Edifici C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9 06</text:p>
          </table:table-cell>
          <table:table-cell table:number-columns-repeated="2"/>
          <table:table-cell office:value-type="float" office:value="425560970" calcext:value-type="float">
            <text:p>425560970</text:p>
          </table:table-cell>
          <table:table-cell office:value-type="float" office:value="4594690500" calcext:value-type="float">
            <text:p>4594690500</text:p>
          </table:table-cell>
          <table:table-cell office:value-type="string" calcext:value-type="string">
            <text:p>2.108116180</text:p>
          </table:table-cell>
          <table:table-cell office:value-type="string" calcext:value-type="string">
            <text:p>41.500381518</text:p>
          </table:table-cell>
          <table:table-cell office:value-type="string" calcext:value-type="string">
            <text:p>bib.ciencia.tecnologia@uab.cat</text:p>
          </table:table-cell>
          <table:table-cell office:value-type="string" calcext:value-type="string">
            <text:p>http://www.uab.cat/servlet/Satellite?c=Page&amp;cid=1257330527283&amp;pagename=BibUAB/Page/TemplatePlanaBibUAB</text:p>
          </table:table-cell>
          <table:table-cell table:style-name="ce1" office:value-type="string" calcext:value-type="string">
            <text:p>07/10/2024 07:30:30 AM</text:p>
          </table:table-cell>
          <table:table-cell office:value-type="string" calcext:value-type="string">
            <text:p>Gestio| |Titularitat|Universitat</text:p>
          </table:table-cell>
          <table:table-cell office:value-type="string" calcext:value-type="string">
            <text:p>POINT (2.1081161 41.50038)</text:p>
          </table:table-cell>
        </table:table-row>
        <table:table-row table:style-name="ro1">
          <table:table-cell office:value-type="float" office:value="27041488" calcext:value-type="float">
            <text:p>27041488</text:p>
          </table:table-cell>
          <table:table-cell table:number-columns-repeated="2" office:value-type="string" calcext:value-type="string">
            <text:p>Universitat Autònoma de Barcelona. Biblioteca de Ciències Socials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de la UAB, <text:s/>Edifici B</text:p>
          </table:table-cell>
          <table:table-cell table:number-columns-repeated="4"/>
          <table:table-cell office:value-type="string" calcext:value-type="string">
            <text:p>Edifici B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8 01</text:p>
          </table:table-cell>
          <table:table-cell table:number-columns-repeated="2"/>
          <table:table-cell office:value-type="float" office:value="425376970" calcext:value-type="float">
            <text:p>425376970</text:p>
          </table:table-cell>
          <table:table-cell office:value-type="float" office:value="4594902500" calcext:value-type="float">
            <text:p>4594902500</text:p>
          </table:table-cell>
          <table:table-cell office:value-type="string" calcext:value-type="string">
            <text:p>2.105885595</text:p>
          </table:table-cell>
          <table:table-cell office:value-type="string" calcext:value-type="string">
            <text:p>41.502273750</text:p>
          </table:table-cell>
          <table:table-cell office:value-type="string" calcext:value-type="string">
            <text:p>Bib.socials@uab.cat</text:p>
          </table:table-cell>
          <table:table-cell office:value-type="string" calcext:value-type="string">
            <text:p>http://www.uab.cat/servlet/Satellite?c=Page&amp;cid=1257330527319&amp;pagename=BibUAB/Page/TemplatePlanaBibUAB</text:p>
          </table:table-cell>
          <table:table-cell table:style-name="ce1" office:value-type="string" calcext:value-type="string">
            <text:p>07/10/2024 07:30:29 AM</text:p>
          </table:table-cell>
          <table:table-cell office:value-type="string" calcext:value-type="string">
            <text:p>Gestio| |Titularitat|Universitat</text:p>
          </table:table-cell>
          <table:table-cell office:value-type="string" calcext:value-type="string">
            <text:p>POINT (2.1058855 41.502274)</text:p>
          </table:table-cell>
        </table:table-row>
        <table:table-row table:style-name="ro1">
          <table:table-cell office:value-type="float" office:value="27043735" calcext:value-type="float">
            <text:p>27043735</text:p>
          </table:table-cell>
          <table:table-cell table:number-columns-repeated="2" office:value-type="string" calcext:value-type="string">
            <text:p>Universitat Autònoma de Barcelona. Biblioteca de Comunicació i Hemeroteca General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de la UAB, <text:s/>Edifici N</text:p>
          </table:table-cell>
          <table:table-cell table:number-columns-repeated="4"/>
          <table:table-cell office:value-type="string" calcext:value-type="string">
            <text:p>Edifici N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40 04</text:p>
          </table:table-cell>
          <table:table-cell table:number-columns-repeated="2"/>
          <table:table-cell office:value-type="float" office:value="425148970" calcext:value-type="float">
            <text:p>425148970</text:p>
          </table:table-cell>
          <table:table-cell office:value-type="float" office:value="4594796500" calcext:value-type="float">
            <text:p>4594796500</text:p>
          </table:table-cell>
          <table:table-cell office:value-type="string" calcext:value-type="string">
            <text:p>2.103167251</text:p>
          </table:table-cell>
          <table:table-cell office:value-type="string" calcext:value-type="string">
            <text:p>41.501297809</text:p>
          </table:table-cell>
          <table:table-cell office:value-type="string" calcext:value-type="string">
            <text:p>Bib.Comunicacio@uab.cat</text:p>
          </table:table-cell>
          <table:table-cell office:value-type="string" calcext:value-type="string">
            <text:p>http://www.uab.cat/servlet/Satellite?c=Page&amp;cid=1257330534030&amp;pagename=BibUAB/Page/TemplatePlanaBibUAB</text:p>
          </table:table-cell>
          <table:table-cell table:style-name="ce1" office:value-type="string" calcext:value-type="string">
            <text:p>07/10/2024 07:30:29 AM</text:p>
          </table:table-cell>
          <table:table-cell office:value-type="string" calcext:value-type="string">
            <text:p>Gestio| |Titularitat|Universitat</text:p>
          </table:table-cell>
          <table:table-cell office:value-type="string" calcext:value-type="string">
            <text:p>POINT (2.1031673 41.501297)</text:p>
          </table:table-cell>
        </table:table-row>
        <table:table-row table:style-name="ro1">
          <table:table-cell office:value-type="float" office:value="27041926" calcext:value-type="float">
            <text:p>27041926</text:p>
          </table:table-cell>
          <table:table-cell table:number-columns-repeated="2" office:value-type="string" calcext:value-type="string">
            <text:p>Universitat Autònoma de Barcelona. Biblioteca de Medicina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de la UAB, <text:s/>Edifici M</text:p>
          </table:table-cell>
          <table:table-cell table:number-columns-repeated="4"/>
          <table:table-cell office:value-type="string" calcext:value-type="string">
            <text:p>Edifici M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9 18</text:p>
          </table:table-cell>
          <table:table-cell table:number-columns-repeated="2"/>
          <table:table-cell office:value-type="float" office:value="425300970" calcext:value-type="float">
            <text:p>425300970</text:p>
          </table:table-cell>
          <table:table-cell office:value-type="float" office:value="4594410500" calcext:value-type="float">
            <text:p>4594410500</text:p>
          </table:table-cell>
          <table:table-cell office:value-type="string" calcext:value-type="string">
            <text:p>2.105036102</text:p>
          </table:table-cell>
          <table:table-cell office:value-type="string" calcext:value-type="string">
            <text:p>41.497835542</text:p>
          </table:table-cell>
          <table:table-cell office:value-type="string" calcext:value-type="string">
            <text:p>bib.medicina@uab.cat</text:p>
          </table:table-cell>
          <table:table-cell office:value-type="string" calcext:value-type="string">
            <text:p>http://www.uab.cat/servlet/Satellite/biblioteca-de-medicina/biblioteca-de-medicina-1258961702980.html</text:p>
          </table:table-cell>
          <table:table-cell table:style-name="ce1" office:value-type="string" calcext:value-type="string">
            <text:p>07/10/2024 07:30:31 AM</text:p>
          </table:table-cell>
          <table:table-cell office:value-type="string" calcext:value-type="string">
            <text:p>Gestio| |Titularitat|Universitat</text:p>
          </table:table-cell>
          <table:table-cell office:value-type="string" calcext:value-type="string">
            <text:p>POINT (2.105036 41.497837)</text:p>
          </table:table-cell>
        </table:table-row>
        <table:table-row table:style-name="ro1">
          <table:table-cell office:value-type="float" office:value="27043522" calcext:value-type="float">
            <text:p>27043522</text:p>
          </table:table-cell>
          <table:table-cell table:number-columns-repeated="2" office:value-type="string" calcext:value-type="string">
            <text:p>Universitat Autònoma de Barcelona. Biblioteca de Veterinària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de la UAB, <text:s/>Edifici V</text:p>
          </table:table-cell>
          <table:table-cell table:number-columns-repeated="4"/>
          <table:table-cell office:value-type="string" calcext:value-type="string">
            <text:p>Edifici V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15 49</text:p>
          </table:table-cell>
          <table:table-cell table:number-columns-repeated="2"/>
          <table:table-cell office:value-type="float" office:value="424709970" calcext:value-type="float">
            <text:p>424709970</text:p>
          </table:table-cell>
          <table:table-cell office:value-type="float" office:value="4595096500" calcext:value-type="float">
            <text:p>4595096500</text:p>
          </table:table-cell>
          <table:table-cell office:value-type="string" calcext:value-type="string">
            <text:p>2.097870465</text:p>
          </table:table-cell>
          <table:table-cell office:value-type="string" calcext:value-type="string">
            <text:p>41.503958576</text:p>
          </table:table-cell>
          <table:table-cell office:value-type="string" calcext:value-type="string">
            <text:p>bib.veterinaria@uab.cat</text:p>
          </table:table-cell>
          <table:table-cell office:value-type="string" calcext:value-type="string">
            <text:p>http://www.uab.cat/servlet/Satellite?c=Page&amp;cid=1257330534083&amp;pagename=BibUAB/Page/TemplatePlanaBibUAB</text:p>
          </table:table-cell>
          <table:table-cell table:style-name="ce1" office:value-type="string" calcext:value-type="string">
            <text:p>07/10/2024 07:30:28 AM</text:p>
          </table:table-cell>
          <table:table-cell office:value-type="string" calcext:value-type="string">
            <text:p>Gestio| |Titularitat|Universitat</text:p>
          </table:table-cell>
          <table:table-cell office:value-type="string" calcext:value-type="string">
            <text:p>POINT (2.0978703 41.50396)</text:p>
          </table:table-cell>
        </table:table-row>
        <table:table-row table:style-name="ro1">
          <table:table-cell office:value-type="float" office:value="27042151" calcext:value-type="float">
            <text:p>27042151</text:p>
          </table:table-cell>
          <table:table-cell table:number-columns-repeated="2" office:value-type="string" calcext:value-type="string">
            <text:p>Universitat Autònoma de Barcelona. Cartoteca General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de la UAB, <text:s/>Edifici L (Biblioteca d'Humanitats), 3a planta</text:p>
          </table:table-cell>
          <table:table-cell table:number-columns-repeated="4"/>
          <table:table-cell office:value-type="string" calcext:value-type="string">
            <text:p>Edifici L</text:p>
          </table:table-cell>
          <table:table-cell table:number-columns-repeated="2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81 20 45</text:p>
          </table:table-cell>
          <table:table-cell table:number-columns-repeated="2"/>
          <table:table-cell office:value-type="float" office:value="425435970" calcext:value-type="float">
            <text:p>425435970</text:p>
          </table:table-cell>
          <table:table-cell office:value-type="float" office:value="4595135500" calcext:value-type="float">
            <text:p>4595135500</text:p>
          </table:table-cell>
          <table:table-cell office:value-type="string" calcext:value-type="string">
            <text:p>2.106563589</text:p>
          </table:table-cell>
          <table:table-cell office:value-type="string" calcext:value-type="string">
            <text:p>41.504377723</text:p>
          </table:table-cell>
          <table:table-cell office:value-type="string" calcext:value-type="string">
            <text:p>cartoteca@uab.cat</text:p>
          </table:table-cell>
          <table:table-cell/>
          <table:table-cell table:style-name="ce1" office:value-type="string" calcext:value-type="string">
            <text:p>07/10/2024 07:22:44 AM</text:p>
          </table:table-cell>
          <table:table-cell office:value-type="string" calcext:value-type="string">
            <text:p>Gestio| |Titularitat|Universitat</text:p>
          </table:table-cell>
          <table:table-cell office:value-type="string" calcext:value-type="string">
            <text:p>POINT (2.1065636 41.50438)</text:p>
          </table:table-cell>
        </table:table-row>
        <table:table-row table:style-name="ro1">
          <table:table-cell office:value-type="float" office:value="27044655" calcext:value-type="float">
            <text:p>27044655</text:p>
          </table:table-cell>
          <table:table-cell table:number-columns-repeated="2" office:value-type="string" calcext:value-type="string">
            <text:p>Universitat de Girona. Centre de Documentació Europea</text:p>
          </table:table-cell>
          <table:table-cell office:value-type="string" calcext:value-type="string">
            <text:p>Cultura|Biblioteques|Especialitzades|</text:p>
          </table:table-cell>
          <table:table-cell/>
          <table:table-cell office:value-type="string" calcext:value-type="string">
            <text:p><text:s/>Campus de Montilivi, <text:s/>s/n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071" calcext:value-type="float">
            <text:p>17071</text:p>
          </table:table-cell>
          <table:table-cell office:value-type="string" calcext:value-type="string">
            <text:p>Girona</text:p>
          </table:table-cell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ès</text:p>
          </table:table-cell>
          <table:table-cell office:value-type="string" calcext:value-type="string">
            <text:p>972 41 82 18</text:p>
          </table:table-cell>
          <table:table-cell table:number-columns-repeated="2"/>
          <table:table-cell office:value-type="float" office:value="485801470" calcext:value-type="float">
            <text:p>485801470</text:p>
          </table:table-cell>
          <table:table-cell office:value-type="float" office:value="4645675500" calcext:value-type="float">
            <text:p>4645675500</text:p>
          </table:table-cell>
          <table:table-cell office:value-type="string" calcext:value-type="string">
            <text:p>2.828656072</text:p>
          </table:table-cell>
          <table:table-cell office:value-type="string" calcext:value-type="string">
            <text:p>41.962938158</text:p>
          </table:table-cell>
          <table:table-cell office:value-type="string" calcext:value-type="string">
            <text:p>cde@udg.edu</text:p>
          </table:table-cell>
          <table:table-cell office:value-type="string" calcext:value-type="string">
            <text:p>http://www.udg.edu/tabid/8840/Default.aspx</text:p>
          </table:table-cell>
          <table:table-cell table:style-name="ce1" office:value-type="string" calcext:value-type="string">
            <text:p>07/10/2024 07:30:22 AM</text:p>
          </table:table-cell>
          <table:table-cell office:value-type="string" calcext:value-type="string">
            <text:p>Gestio| |Titularitat|Universitat</text:p>
          </table:table-cell>
          <table:table-cell office:value-type="string" calcext:value-type="string">
            <text:p>POINT (2.828656 41.962936)</text:p>
          </table:table-cell>
        </table:table-row>
        <table:table-row table:style-name="ro1">
          <table:table-cell office:value-type="float" office:value="29649522" calcext:value-type="float">
            <text:p>29649522</text:p>
          </table:table-cell>
          <table:table-cell table:number-columns-repeated="2" office:value-type="string" calcext:value-type="string">
            <text:p>Vitae Campus</text:p>
          </table:table-cell>
          <table:table-cell office:value-type="string" calcext:value-type="string">
            <text:p>Educació. Formació|Cicles formatius professionals de grau mitjà (CFPM)||Educació. Formació|Cicles formatius professionals de grau superior (CFPS)||</text:p>
          </table:table-cell>
          <table:table-cell/>
          <table:table-cell office:value-type="string" calcext:value-type="string">
            <text:p><text:s/>Campus de la UAB, Edifici SAF 3</text:p>
          </table:table-cell>
          <table:table-cell table:number-columns-repeated="7"/>
          <table:table-cell office:value-type="float" office:value="8193" calcext:value-type="float">
            <text:p>8193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4170514" calcext:value-type="float">
            <text:p>934170514</text:p>
          </table:table-cell>
          <table:table-cell/>
          <table:table-cell office:value-type="float" office:value="934170514" calcext:value-type="float">
            <text:p>934170514</text:p>
          </table:table-cell>
          <table:table-cell office:value-type="float" office:value="425677000" calcext:value-type="float">
            <text:p>425677000</text:p>
          </table:table-cell>
          <table:table-cell office:value-type="float" office:value="4594593000" calcext:value-type="float">
            <text:p>4594593000</text:p>
          </table:table-cell>
          <table:table-cell office:value-type="string" calcext:value-type="string">
            <text:p>2.109513000</text:p>
          </table:table-cell>
          <table:table-cell office:value-type="string" calcext:value-type="string">
            <text:p>41.499511000</text:p>
          </table:table-cell>
          <table:table-cell office:value-type="string" calcext:value-type="string">
            <text:p>a8075301@xtec.cat</text:p>
          </table:table-cell>
          <table:table-cell/>
          <table:table-cell table:style-name="ce1" office:value-type="string" calcext:value-type="string">
            <text:p>06/12/2024 07:34:18 AM</text:p>
          </table:table-cell>
          <table:table-cell office:value-type="string" calcext:value-type="string">
            <text:p>Codi Territorial|Vallès Occidental|Naturalesa|Privat|Titularitat|Societats Mercantils</text:p>
          </table:table-cell>
          <table:table-cell office:value-type="string" calcext:value-type="string">
            <text:p>POINT (2.109513 41.49951)</text:p>
          </table:table-cell>
        </table:table-row>
        <table:table-row table:style-name="ro1">
          <table:table-cell office:value-type="float" office:value="27044460" calcext:value-type="float">
            <text:p>27044460</text:p>
          </table:table-cell>
          <table:table-cell table:number-columns-repeated="2" office:value-type="string" calcext:value-type="string">
            <text:p>Xalet "El Racó"</text:p>
          </table:table-cell>
          <table:table-cell office:value-type="string" calcext:value-type="string">
            <text:p>Cultura|Espais d'arts visuals|Sales d'exposicions|</text:p>
          </table:table-cell>
          <table:table-cell/>
          <table:table-cell office:value-type="string" calcext:value-type="string">
            <text:p><text:s/>Peiró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595" calcext:value-type="float">
            <text:p>25595</text:p>
          </table:table-cell>
          <table:table-cell office:value-type="string" calcext:value-type="string">
            <text:p>Tírvia</text:p>
          </table:table-cell>
          <table:table-cell office:value-type="float" office:value="252213" calcext:value-type="float">
            <text:p>252213</text:p>
          </table:table-cell>
          <table:table-cell office:value-type="string" calcext:value-type="string">
            <text:p>Pallars Sobirà</text:p>
          </table:table-cell>
          <table:table-cell office:value-type="float" office:value="973622073" calcext:value-type="float">
            <text:p>973622073</text:p>
          </table:table-cell>
          <table:table-cell table:number-columns-repeated="2"/>
          <table:table-cell office:value-type="float" office:value="355469788" calcext:value-type="float">
            <text:p>355469788</text:p>
          </table:table-cell>
          <table:table-cell office:value-type="float" office:value="4708592541" calcext:value-type="float">
            <text:p>4708592541</text:p>
          </table:table-cell>
          <table:table-cell office:value-type="string" calcext:value-type="string">
            <text:p>1.240570195</text:p>
          </table:table-cell>
          <table:table-cell office:value-type="string" calcext:value-type="string">
            <text:p>42.516206463</text:p>
          </table:table-cell>
          <table:table-cell office:value-type="string" calcext:value-type="string">
            <text:p>ajuntament@tirvia.ddl.net</text:p>
          </table:table-cell>
          <table:table-cell/>
          <table:table-cell table:style-name="ce1" office:value-type="string" calcext:value-type="string">
            <text:p>07/10/2024 07:36:41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1.2405702 42.516205)</text:p>
          </table:table-cell>
        </table:table-row>
        <table:table-row table:style-name="ro1">
          <table:table-cell office:value-type="float" office:value="27041539" calcext:value-type="float">
            <text:p>27041539</text:p>
          </table:table-cell>
          <table:table-cell table:number-columns-repeated="2" office:value-type="string" calcext:value-type="string">
            <text:p>YELMO CINES BARICENTRO</text:p>
          </table:table-cell>
          <table:table-cell table:number-columns-repeated="2"/>
          <table:table-cell office:value-type="string" calcext:value-type="string">
            <text:p><text:s/>Centro Comercial Baricentro </text:p>
          </table:table-cell>
          <table:table-cell table:number-columns-repeated="7"/>
          <table:table-cell office:value-type="float" office:value="8210" calcext:value-type="float">
            <text:p>8210</text:p>
          </table:table-cell>
          <table:table-cell office:value-type="string" calcext:value-type="string">
            <text:p>Barberà del Vallès</text:p>
          </table:table-cell>
          <table:table-cell office:value-type="float" office:value="82520" calcext:value-type="float">
            <text:p>82520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sense tel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baricentro@yelmocines.es</text:p>
          </table:table-cell>
          <table:table-cell/>
          <table:table-cell table:style-name="ce1" office:value-type="string" calcext:value-type="string">
            <text:p>07/10/2024 07:23:25 AM</text:p>
          </table:table-cell>
          <table:table-cell table:number-columns-repeated="2"/>
        </table:table-row>
        <table:table-row table:style-name="ro1">
          <table:table-cell office:value-type="float" office:value="24594880" calcext:value-type="float">
            <text:p>24594880</text:p>
          </table:table-cell>
          <table:table-cell table:number-columns-repeated="2" office:value-type="string" calcext:value-type="string">
            <text:p>ZONA ESPORTIVA LA SALA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/>
          <table:table-cell office:value-type="string" calcext:value-type="string">
            <text:p><text:s/>La Sala, s/n, Foixà</text:p>
          </table:table-cell>
          <table:table-cell table:number-columns-repeated="7"/>
          <table:table-cell office:value-type="float" office:value="17132" calcext:value-type="float">
            <text:p>17132</text:p>
          </table:table-cell>
          <table:table-cell office:value-type="string" calcext:value-type="string">
            <text:p>Foixà</text:p>
          </table:table-cell>
          <table:table-cell office:value-type="float" office:value="170681" calcext:value-type="float">
            <text:p>170681</text:p>
          </table:table-cell>
          <table:table-cell office:value-type="string" calcext:value-type="string">
            <text:p>Baix Empordà</text:p>
          </table:table-cell>
          <table:table-cell table:number-columns-repeated="3"/>
          <table:table-cell office:value-type="float" office:value="501421000" calcext:value-type="float">
            <text:p>501421000</text:p>
          </table:table-cell>
          <table:table-cell office:value-type="float" office:value="4653404000" calcext:value-type="float">
            <text:p>4653404000</text:p>
          </table:table-cell>
          <table:table-cell office:value-type="string" calcext:value-type="string">
            <text:p>3.017166969</text:p>
          </table:table-cell>
          <table:table-cell office:value-type="string" calcext:value-type="string">
            <text:p>42.032672790</text:p>
          </table:table-cell>
          <table:table-cell table:number-columns-repeated="2"/>
          <table:table-cell office:value-type="string" calcext:value-type="string">
            <text:p>07/19/2024 07:32:22 AM</text:p>
          </table:table-cell>
          <table:table-cell office:value-type="string" calcext:value-type="string">
            <text:p>Enlla�|&lt;a href=" http://equipaments.esport.gencat.cat/ceeree/equipaments/24549" target="_blank"&gt;Cens d�equipaments esportius de Catalunya&lt;/a&gt;|Espais|1 Camps poliespotius i especialitzats&lt;br/&gt;1 Pistes poliesportives a l'aire lliure</text:p>
          </table:table-cell>
          <table:table-cell office:value-type="string" calcext:value-type="string">
            <text:p>POINT (3.0171669 42.032673)</text:p>
          </table:table-cell>
        </table:table-row>
        <table:table-row table:style-name="ro1">
          <table:table-cell office:value-type="float" office:value="30283331" calcext:value-type="float">
            <text:p>30283331</text:p>
          </table:table-cell>
          <table:table-cell table:number-columns-repeated="2" office:value-type="string" calcext:value-type="string">
            <text:p>Zona Portuària Nord</text:p>
          </table:table-cell>
          <table:table-cell office:value-type="string" calcext:value-type="string">
            <text:p>Registres|Oficines de la Generalitat||</text:p>
          </table:table-cell>
          <table:table-cell/>
          <table:table-cell office:value-type="string" calcext:value-type="string">
            <text:p><text:s/>Oficines del Port, s/n</text:p>
          </table:table-cell>
          <table:table-cell table:number-columns-repeated="7"/>
          <table:table-cell office:value-type="float" office:value="17230" calcext:value-type="float">
            <text:p>17230</text:p>
          </table:table-cell>
          <table:table-cell office:value-type="string" calcext:value-type="string">
            <text:p>Palamós</text:p>
          </table:table-cell>
          <table:table-cell office:value-type="float" office:value="171181" calcext:value-type="float">
            <text:p>171181</text:p>
          </table:table-cell>
          <table:table-cell office:value-type="string" calcext:value-type="string">
            <text:p>Baix Empordà</text:p>
          </table:table-cell>
          <table:table-cell office:value-type="string" calcext:value-type="string">
            <text:p>972 31 45 25</text:p>
          </table:table-cell>
          <table:table-cell/>
          <table:table-cell office:value-type="string" calcext:value-type="string">
            <text:p>972 31 73 10</text:p>
          </table:table-cell>
          <table:table-cell office:value-type="float" office:value="510566394" calcext:value-type="float">
            <text:p>510566394</text:p>
          </table:table-cell>
          <table:table-cell office:value-type="float" office:value="4632575123" calcext:value-type="float">
            <text:p>4632575123</text:p>
          </table:table-cell>
          <table:table-cell office:value-type="string" calcext:value-type="string">
            <text:p>3.127268000</text:p>
          </table:table-cell>
          <table:table-cell office:value-type="string" calcext:value-type="string">
            <text:p>41.844998000</text:p>
          </table:table-cell>
          <table:table-cell office:value-type="string" calcext:value-type="string">
            <text:p>port.palamos@gencat.cat</text:p>
          </table:table-cell>
          <table:table-cell/>
          <table:table-cell office:value-type="string" calcext:value-type="string">
            <text:p>07/19/2024 07:37:18 AM</text:p>
          </table:table-cell>
          <table:table-cell office:value-type="string" calcext:value-type="string">
            <text:p>Oficina_Registre|Disposa d'oficina de registre de documents en aquesta adreca</text:p>
          </table:table-cell>
          <table:table-cell office:value-type="string" calcext:value-type="string">
            <text:p>POINT (3.127268 41.844997)</text:p>
          </table:table-cell>
        </table:table-row>
        <table:table-row table:style-name="ro1">
          <table:table-cell office:value-type="float" office:value="30284417" calcext:value-type="float">
            <text:p>30284417</text:p>
          </table:table-cell>
          <table:table-cell table:number-columns-repeated="2" office:value-type="string" calcext:value-type="string">
            <text:p>Zona Portuària Sud</text:p>
          </table:table-cell>
          <table:table-cell office:value-type="string" calcext:value-type="string">
            <text:p>Registres|Oficines de la Generalitat||</text:p>
          </table:table-cell>
          <table:table-cell/>
          <table:table-cell office:value-type="string" calcext:value-type="string">
            <text:p><text:s/>Oficines del Port, s/n</text:p>
          </table:table-cell>
          <table:table-cell table:number-columns-repeated="7"/>
          <table:table-cell office:value-type="float" office:value="43540" calcext:value-type="float">
            <text:p>43540</text:p>
          </table:table-cell>
          <table:table-cell office:value-type="string" calcext:value-type="string">
            <text:p>Sant Carles de la Ràpita</text:p>
          </table:table-cell>
          <table:table-cell office:value-type="float" office:value="431362" calcext:value-type="float">
            <text:p>431362</text:p>
          </table:table-cell>
          <table:table-cell office:value-type="string" calcext:value-type="string">
            <text:p>Montsià</text:p>
          </table:table-cell>
          <table:table-cell office:value-type="string" calcext:value-type="string">
            <text:p>977 74 04 56</text:p>
          </table:table-cell>
          <table:table-cell/>
          <table:table-cell office:value-type="string" calcext:value-type="string">
            <text:p>977 74 23 72</text:p>
          </table:table-cell>
          <table:table-cell office:value-type="float" office:value="296385049" calcext:value-type="float">
            <text:p>296385049</text:p>
          </table:table-cell>
          <table:table-cell office:value-type="float" office:value="4498996541" calcext:value-type="float">
            <text:p>4498996541</text:p>
          </table:table-cell>
          <table:table-cell office:value-type="string" calcext:value-type="string">
            <text:p>0.592915713</text:p>
          </table:table-cell>
          <table:table-cell office:value-type="string" calcext:value-type="string">
            <text:p>40.616703150</text:p>
          </table:table-cell>
          <table:table-cell office:value-type="string" calcext:value-type="string">
            <text:p>zona.sud@gencat.cat</text:p>
          </table:table-cell>
          <table:table-cell/>
          <table:table-cell office:value-type="string" calcext:value-type="string">
            <text:p>07/19/2024 07:36:49 AM</text:p>
          </table:table-cell>
          <table:table-cell office:value-type="string" calcext:value-type="string">
            <text:p>Observacions|Cal demanar cita prèvia per ser atès trucant al telèfon d'aquesta oficina.|Oficina_Registre|Disposa d'oficina de registre de documents en aquesta adreca</text:p>
          </table:table-cell>
          <table:table-cell office:value-type="string" calcext:value-type="string">
            <text:p>POINT (0.5929157 40.616703)</text:p>
          </table:table-cell>
        </table:table-row>
        <table:table-row table:style-name="ro1">
          <table:table-cell office:value-type="float" office:value="27041841" calcext:value-type="float">
            <text:p>27041841</text:p>
          </table:table-cell>
          <table:table-cell table:number-columns-repeated="2" office:value-type="string" calcext:value-type="string">
            <text:p>Agrupació Recreativa Les Peces</text:p>
          </table:table-cell>
          <table:table-cell office:value-type="string" calcext:value-type="string">
            <text:p>Cultura|Centres culturals: ateneus, centres cívics i cases de cultura|Ateneu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 L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3716" calcext:value-type="float">
            <text:p>43716</text:p>
          </table:table-cell>
          <table:table-cell office:value-type="string" calcext:value-type="string">
            <text:p>Albinyana</text:p>
          </table:table-cell>
          <table:table-cell office:value-type="float" office:value="430022" calcext:value-type="float">
            <text:p>430022</text:p>
          </table:table-cell>
          <table:table-cell office:value-type="string" calcext:value-type="string">
            <text:p>Baix Penedès</text:p>
          </table:table-cell>
          <table:table-cell table:number-columns-repeated="3"/>
          <table:table-cell office:value-type="float" office:value="374312160" calcext:value-type="float">
            <text:p>374312160</text:p>
          </table:table-cell>
          <table:table-cell office:value-type="float" office:value="4568047500" calcext:value-type="float">
            <text:p>4568047500</text:p>
          </table:table-cell>
          <table:table-cell office:value-type="string" calcext:value-type="string">
            <text:p>1.499769423</text:p>
          </table:table-cell>
          <table:table-cell office:value-type="string" calcext:value-type="string">
            <text:p>41.254074123</text:p>
          </table:table-cell>
          <table:table-cell table:number-columns-repeated="2"/>
          <table:table-cell table:style-name="ce1" office:value-type="string" calcext:value-type="string">
            <text:p>07/10/2024 07:26:41 AM</text:p>
          </table:table-cell>
          <table:table-cell office:value-type="string" calcext:value-type="string">
            <text:p>Gestio|Privada <text:s text:c="2"/>|Titularitat|Privada <text:s text:c="2"/></text:p>
          </table:table-cell>
          <table:table-cell office:value-type="string" calcext:value-type="string">
            <text:p>POINT (1.4997694 41.254074)</text:p>
          </table:table-cell>
        </table:table-row>
        <table:table-row table:style-name="ro1">
          <table:table-cell office:value-type="float" office:value="27044327" calcext:value-type="float">
            <text:p>27044327</text:p>
          </table:table-cell>
          <table:table-cell table:number-columns-repeated="2" office:value-type="string" calcext:value-type="string">
            <text:p>Arxiu Municipal de Piera</text:p>
          </table:table-cell>
          <table:table-cell office:value-type="string" calcext:value-type="string">
            <text:p>Cultura|Arxius|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 L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784" calcext:value-type="float">
            <text:p>8784</text:p>
          </table:table-cell>
          <table:table-cell office:value-type="string" calcext:value-type="string">
            <text:p>Piera</text:p>
          </table:table-cell>
          <table:table-cell office:value-type="float" office:value="81614" calcext:value-type="float">
            <text:p>81614</text:p>
          </table:table-cell>
          <table:table-cell office:value-type="string" calcext:value-type="string">
            <text:p>Anoia</text:p>
          </table:table-cell>
          <table:table-cell office:value-type="float" office:value="937788200" calcext:value-type="float">
            <text:p>937788200</text:p>
          </table:table-cell>
          <table:table-cell table:number-columns-repeated="2"/>
          <table:table-cell office:value-type="float" office:value="331792120" calcext:value-type="float">
            <text:p>331792120</text:p>
          </table:table-cell>
          <table:table-cell office:value-type="float" office:value="4540683500" calcext:value-type="float">
            <text:p>4540683500</text:p>
          </table:table-cell>
          <table:table-cell office:value-type="string" calcext:value-type="string">
            <text:p>1.000000070</text:p>
          </table:table-cell>
          <table:table-cell office:value-type="string" calcext:value-type="string">
            <text:p>40.999999739</text:p>
          </table:table-cell>
          <table:table-cell table:number-columns-repeated="2"/>
          <table:table-cell table:style-name="ce1" office:value-type="string" calcext:value-type="string">
            <text:p>07/10/2024 07:21:37 AM</text:p>
          </table:table-cell>
          <table:table-cell office:value-type="string" calcext:value-type="string">
            <text:p>Titularitat|Administració local: municipal</text:p>
          </table:table-cell>
          <table:table-cell office:value-type="string" calcext:value-type="string">
            <text:p>POINT (1.0000001 41)</text:p>
          </table:table-cell>
        </table:table-row>
        <table:table-row table:style-name="ro1">
          <table:table-cell office:value-type="float" office:value="27044320" calcext:value-type="float">
            <text:p>27044320</text:p>
          </table:table-cell>
          <table:table-cell table:number-columns-repeated="2" office:value-type="string" calcext:value-type="string">
            <text:p>Societat Foment de Piera</text:p>
          </table:table-cell>
          <table:table-cell office:value-type="string" calcext:value-type="string">
            <text:p>Cultura|Centres culturals: ateneus, centres cívics i cases de cultura|Ateneu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 L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784" calcext:value-type="float">
            <text:p>8784</text:p>
          </table:table-cell>
          <table:table-cell office:value-type="string" calcext:value-type="string">
            <text:p>Piera</text:p>
          </table:table-cell>
          <table:table-cell office:value-type="float" office:value="81614" calcext:value-type="float">
            <text:p>81614</text:p>
          </table:table-cell>
          <table:table-cell office:value-type="string" calcext:value-type="string">
            <text:p>Anoia</text:p>
          </table:table-cell>
          <table:table-cell office:value-type="float" office:value="937760536" calcext:value-type="float">
            <text:p>937760536</text:p>
          </table:table-cell>
          <table:table-cell table:number-columns-repeated="2"/>
          <table:table-cell office:value-type="float" office:value="395854000" calcext:value-type="float">
            <text:p>395854000</text:p>
          </table:table-cell>
          <table:table-cell office:value-type="float" office:value="4597733000" calcext:value-type="float">
            <text:p>4597733000</text:p>
          </table:table-cell>
          <table:table-cell office:value-type="string" calcext:value-type="string">
            <text:p>1.751728313</text:p>
          </table:table-cell>
          <table:table-cell office:value-type="string" calcext:value-type="string">
            <text:p>41.524469764</text:p>
          </table:table-cell>
          <table:table-cell office:value-type="string" calcext:value-type="string">
            <text:p>laucartu1@hotmail.com</text:p>
          </table:table-cell>
          <table:table-cell/>
          <table:table-cell table:style-name="ce1" office:value-type="string" calcext:value-type="string">
            <text:p>07/10/2024 07:24:12 AM</text:p>
          </table:table-cell>
          <table:table-cell office:value-type="string" calcext:value-type="string">
            <text:p>Gestio|Privada <text:s text:c="2"/>|Titularitat|Privada <text:s text:c="2"/></text:p>
          </table:table-cell>
          <table:table-cell office:value-type="string" calcext:value-type="string">
            <text:p>POINT (1.7517283 41.52447)</text:p>
          </table:table-cell>
        </table:table-row>
        <table:table-row table:style-name="ro1">
          <table:table-cell office:value-type="float" office:value="24595234" calcext:value-type="float">
            <text:p>24595234</text:p>
          </table:table-cell>
          <table:table-cell table:number-columns-repeated="2"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Avinguda</text:p>
          </table:table-cell>
          <table:table-cell/>
          <table:table-cell office:value-type="string" calcext:value-type="string">
            <text:p>de la 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43777" calcext:value-type="float">
            <text:p>43777</text:p>
          </table:table-cell>
          <table:table-cell office:value-type="string" calcext:value-type="string">
            <text:p>Guiamets, els</text:p>
          </table:table-cell>
          <table:table-cell office:value-type="float" office:value="430705" calcext:value-type="float">
            <text:p>430705</text:p>
          </table:table-cell>
          <table:table-cell office:value-type="string" calcext:value-type="string">
            <text:p>Priorat</text:p>
          </table:table-cell>
          <table:table-cell table:number-columns-repeated="3"/>
          <table:table-cell office:value-type="float" office:value="311494000" calcext:value-type="float">
            <text:p>311494000</text:p>
          </table:table-cell>
          <table:table-cell office:value-type="float" office:value="4552410000" calcext:value-type="float">
            <text:p>4552410000</text:p>
          </table:table-cell>
          <table:table-cell office:value-type="string" calcext:value-type="string">
            <text:p>0.755235050</text:p>
          </table:table-cell>
          <table:table-cell office:value-type="string" calcext:value-type="string">
            <text:p>41.101114161</text:p>
          </table:table-cell>
          <table:table-cell table:number-columns-repeated="2"/>
          <table:table-cell office:value-type="string" calcext:value-type="string">
            <text:p>07/19/2024 07:32:14 AM</text:p>
          </table:table-cell>
          <table:table-cell office:value-type="string" calcext:value-type="string">
            <text:p>Enlla�|&lt;a href=" http://equipaments.esport.gencat.cat/ceeree/equipaments/25266" target="_blank"&gt;Cens d�equipaments esportius de Catalunya&lt;/a&gt;|Espais|1 Camps poliespotius i especialitzats</text:p>
          </table:table-cell>
          <table:table-cell office:value-type="string" calcext:value-type="string">
            <text:p>POINT (0.7552351 41.101112)</text:p>
          </table:table-cell>
        </table:table-row>
        <table:table-row table:style-name="ro1">
          <table:table-cell office:value-type="float" office:value="384181" calcext:value-type="float">
            <text:p>384181</text:p>
          </table:table-cell>
          <table:table-cell table:number-columns-repeated="2" office:value-type="string" calcext:value-type="string">
            <text:p>Punt TIC de Vallclara</text:p>
          </table:table-cell>
          <table:table-cell office:value-type="string" calcext:value-type="string">
            <text:p>Tecnologia. Innovació|Punt TIC|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 la 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3439" calcext:value-type="float">
            <text:p>43439</text:p>
          </table:table-cell>
          <table:table-cell office:value-type="string" calcext:value-type="string">
            <text:p>Vallclara</text:p>
          </table:table-cell>
          <table:table-cell office:value-type="float" office:value="431589" calcext:value-type="float">
            <text:p>431589</text:p>
          </table:table-cell>
          <table:table-cell office:value-type="string" calcext:value-type="string">
            <text:p>Conca de Barberà</text:p>
          </table:table-cell>
          <table:table-cell office:value-type="float" office:value="977861232" calcext:value-type="float">
            <text:p>977861232</text:p>
          </table:table-cell>
          <table:table-cell table:number-columns-repeated="2"/>
          <table:table-cell office:value-type="float" office:value="331220725" calcext:value-type="float">
            <text:p>331220725</text:p>
          </table:table-cell>
          <table:table-cell office:value-type="float" office:value="4582582508" calcext:value-type="float">
            <text:p>4582582508</text:p>
          </table:table-cell>
          <table:table-cell office:value-type="string" calcext:value-type="string">
            <text:p>0.981655322</text:p>
          </table:table-cell>
          <table:table-cell office:value-type="string" calcext:value-type="string">
            <text:p>41.377072267</text:p>
          </table:table-cell>
          <table:table-cell office:value-type="string" calcext:value-type="string">
            <text:p>informatica@concadebarbera.cat</text:p>
          </table:table-cell>
          <table:table-cell/>
          <table:table-cell office:value-type="string" calcext:value-type="string">
            <text:p>10/19/2023 09:55:43 AM</text:p>
          </table:table-cell>
          <table:table-cell/>
          <table:table-cell office:value-type="string" calcext:value-type="string">
            <text:p>POINT (0.9816553 41.37707)</text:p>
          </table:table-cell>
        </table:table-row>
        <table:table-row table:style-name="ro1">
          <table:table-cell office:value-type="float" office:value="414808" calcext:value-type="float">
            <text:p>414808</text:p>
          </table:table-cell>
          <table:table-cell table:number-columns-repeated="2" office:value-type="string" calcext:value-type="string">
            <text:p>Centre de dia el Vellet <text:s text:c="76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 la 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7820" calcext:value-type="float">
            <text:p>17820</text:p>
          </table:table-cell>
          <table:table-cell office:value-type="string" calcext:value-type="string">
            <text:p>Banyoles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Pla de l'Estany</text:p>
          </table:table-cell>
          <table:table-cell office:value-type="float" office:value="972575493" calcext:value-type="float">
            <text:p>972575493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80390885" calcext:value-type="float">
            <text:p>480390885</text:p>
          </table:table-cell>
          <table:table-cell office:value-type="float" office:value="4662946912" calcext:value-type="float">
            <text:p>4662946912</text:p>
          </table:table-cell>
          <table:table-cell office:value-type="string" calcext:value-type="string">
            <text:p>2.762785234</text:p>
          </table:table-cell>
          <table:table-cell office:value-type="string" calcext:value-type="string">
            <text:p>42.118377581</text:p>
          </table:table-cell>
          <table:table-cell table:number-columns-repeated="2"/>
          <table:table-cell office:value-type="string" calcext:value-type="string">
            <text:p>07/18/2024 07:31:46 AM</text:p>
          </table:table-cell>
          <table:table-cell/>
          <table:table-cell office:value-type="string" calcext:value-type="string">
            <text:p>POINT (2.7627852 42.118378)</text:p>
          </table:table-cell>
        </table:table-row>
        <table:table-row table:style-name="ro1">
          <table:table-cell office:value-type="float" office:value="417361" calcext:value-type="float">
            <text:p>417361</text:p>
          </table:table-cell>
          <table:table-cell table:number-columns-repeated="2" office:value-type="string" calcext:value-type="string">
            <text:p>Residència el Vellet <text:s text:c="79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 la 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7820" calcext:value-type="float">
            <text:p>17820</text:p>
          </table:table-cell>
          <table:table-cell office:value-type="string" calcext:value-type="string">
            <text:p>Banyoles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Pla de l'Estany</text:p>
          </table:table-cell>
          <table:table-cell office:value-type="float" office:value="972575493" calcext:value-type="float">
            <text:p>972575493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80390885" calcext:value-type="float">
            <text:p>480390885</text:p>
          </table:table-cell>
          <table:table-cell office:value-type="float" office:value="4662946912" calcext:value-type="float">
            <text:p>4662946912</text:p>
          </table:table-cell>
          <table:table-cell office:value-type="string" calcext:value-type="string">
            <text:p>2.762785234</text:p>
          </table:table-cell>
          <table:table-cell office:value-type="string" calcext:value-type="string">
            <text:p>42.118377581</text:p>
          </table:table-cell>
          <table:table-cell table:number-columns-repeated="2"/>
          <table:table-cell office:value-type="string" calcext:value-type="string">
            <text:p>07/18/2024 07:31:01 AM</text:p>
          </table:table-cell>
          <table:table-cell/>
          <table:table-cell office:value-type="string" calcext:value-type="string">
            <text:p>POINT (2.7627852 42.118378)</text:p>
          </table:table-cell>
        </table:table-row>
        <table:table-row table:style-name="ro1">
          <table:table-cell office:value-type="float" office:value="3040902" calcext:value-type="float">
            <text:p>3040902</text:p>
          </table:table-cell>
          <table:table-cell table:number-columns-repeated="2" office:value-type="string" calcext:value-type="string">
            <text:p>Oficina de Serveis Tributaris a Berga</text:p>
          </table:table-cell>
          <table:table-cell office:value-type="string" calcext:value-type="string">
            <text:p>Economia|Agència tributària de Catalunya|Oficines de serveis tributaris|Economia|Agència tributària de Catalunya|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 la 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string" calcext:value-type="string">
            <text:p>Berga</text:p>
          </table:table-cell>
          <table:table-cell office:value-type="float" office:value="80229" calcext:value-type="float">
            <text:p>80229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04543144" calcext:value-type="float">
            <text:p>404543144</text:p>
          </table:table-cell>
          <table:table-cell office:value-type="float" office:value="4661590522" calcext:value-type="float">
            <text:p>4661590522</text:p>
          </table:table-cell>
          <table:table-cell office:value-type="string" calcext:value-type="string">
            <text:p>1.845572674</text:p>
          </table:table-cell>
          <table:table-cell office:value-type="string" calcext:value-type="string">
            <text:p>42.100599284</text:p>
          </table:table-cell>
          <table:table-cell table:number-columns-repeated="2"/>
          <table:table-cell office:value-type="string" calcext:value-type="string">
            <text:p>07/19/2024 07:36:21 AM</text:p>
          </table:table-cell>
          <table:table-cell/>
          <table:table-cell office:value-type="string" calcext:value-type="string">
            <text:p>POINT (1.8455727 42.100597)</text:p>
          </table:table-cell>
        </table:table-row>
        <table:table-row table:style-name="ro1">
          <table:table-cell office:value-type="float" office:value="24606375" calcext:value-type="float">
            <text:p>24606375</text:p>
          </table:table-cell>
          <table:table-cell table:number-columns-repeated="2" office:value-type="string" calcext:value-type="string">
            <text:p>CENTRE CULTURAL</text:p>
          </table:table-cell>
          <table:table-cell office:value-type="string" calcext:value-type="string">
            <text:p>Esports. Lleure|Instal·lacions esportives|Sala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 la 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43716" calcext:value-type="float">
            <text:p>43716</text:p>
          </table:table-cell>
          <table:table-cell office:value-type="string" calcext:value-type="string">
            <text:p>Albinyana</text:p>
          </table:table-cell>
          <table:table-cell office:value-type="float" office:value="430022" calcext:value-type="float">
            <text:p>430022</text:p>
          </table:table-cell>
          <table:table-cell office:value-type="string" calcext:value-type="string">
            <text:p>Baix Penedès</text:p>
          </table:table-cell>
          <table:table-cell office:value-type="float" office:value="977687759" calcext:value-type="float">
            <text:p>977687759</text:p>
          </table:table-cell>
          <table:table-cell table:number-columns-repeated="2"/>
          <table:table-cell office:value-type="float" office:value="373462000" calcext:value-type="float">
            <text:p>373462000</text:p>
          </table:table-cell>
          <table:table-cell office:value-type="float" office:value="4567092000" calcext:value-type="float">
            <text:p>4567092000</text:p>
          </table:table-cell>
          <table:table-cell office:value-type="string" calcext:value-type="string">
            <text:p>1.489823324</text:p>
          </table:table-cell>
          <table:table-cell office:value-type="string" calcext:value-type="string">
            <text:p>41.245337467</text:p>
          </table:table-cell>
          <table:table-cell table:number-columns-repeated="2"/>
          <table:table-cell office:value-type="string" calcext:value-type="string">
            <text:p>07/19/2024 07:33:02 AM</text:p>
          </table:table-cell>
          <table:table-cell office:value-type="string" calcext:value-type="string">
            <text:p>Enlla�|&lt;a href=" http://equipaments.esport.gencat.cat/ceeree/equipaments/20212" target="_blank"&gt;Cens d�equipaments esportius de Catalunya&lt;/a&gt;|Espais|1 Sales d'activitats i especialitzades</text:p>
          </table:table-cell>
          <table:table-cell office:value-type="string" calcext:value-type="string">
            <text:p>POINT (1.4898233 41.24534)</text:p>
          </table:table-cell>
        </table:table-row>
        <table:table-row table:style-name="ro1">
          <table:table-cell office:value-type="float" office:value="24608733" calcext:value-type="float">
            <text:p>24608733</text:p>
          </table:table-cell>
          <table:table-cell table:number-columns-repeated="2" office:value-type="string" calcext:value-type="string">
            <text:p>PISCINA MUNICIPAL DE CLARAVALLS</text:p>
          </table:table-cell>
          <table:table-cell office:value-type="string" calcext:value-type="string">
            <text:p>Esports. Lleure|Instal·lacions esportives|Piscina a l'aire lliure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 la 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25300" calcext:value-type="float">
            <text:p>25300</text:p>
          </table:table-cell>
          <table:table-cell office:value-type="string" calcext:value-type="string">
            <text:p>Tàrrega</text:p>
          </table:table-cell>
          <table:table-cell office:value-type="float" office:value="252173" calcext:value-type="float">
            <text:p>252173</text:p>
          </table:table-cell>
          <table:table-cell office:value-type="string" calcext:value-type="string">
            <text:p>Urgell</text:p>
          </table:table-cell>
          <table:table-cell table:number-columns-repeated="3"/>
          <table:table-cell office:value-type="float" office:value="344130000" calcext:value-type="float">
            <text:p>344130000</text:p>
          </table:table-cell>
          <table:table-cell office:value-type="float" office:value="4618586000" calcext:value-type="float">
            <text:p>4618586000</text:p>
          </table:table-cell>
          <table:table-cell office:value-type="string" calcext:value-type="string">
            <text:p>1.126614425</text:p>
          </table:table-cell>
          <table:table-cell office:value-type="string" calcext:value-type="string">
            <text:p>41.703800621</text:p>
          </table:table-cell>
          <table:table-cell table:number-columns-repeated="2"/>
          <table:table-cell office:value-type="string" calcext:value-type="string">
            <text:p>07/19/2024 07:32:05 AM</text:p>
          </table:table-cell>
          <table:table-cell office:value-type="string" calcext:value-type="string">
            <text:p>Enlla�|&lt;a href=" http://equipaments.esport.gencat.cat/ceeree/equipaments/25863" target="_blank"&gt;Cens d�equipaments esportius de Catalunya&lt;/a&gt;|Espais|2 Piscina a l'aire lliure&lt;br/&gt;1 Zones d'activitat a l'entorn urbà</text:p>
          </table:table-cell>
          <table:table-cell office:value-type="string" calcext:value-type="string">
            <text:p>POINT (1.1266145 41.7038)</text:p>
          </table:table-cell>
        </table:table-row>
        <table:table-row table:style-name="ro1">
          <table:table-cell office:value-type="float" office:value="24608096" calcext:value-type="float">
            <text:p>24608096</text:p>
          </table:table-cell>
          <table:table-cell table:number-columns-repeated="2" office:value-type="string" calcext:value-type="string">
            <text:p>PISCINES MUNICIPALS</text:p>
          </table:table-cell>
          <table:table-cell office:value-type="string" calcext:value-type="string">
            <text:p>Esports. Lleure|Instal·lacions esportives|Piscina a l'aire lliure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 la 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25547" calcext:value-type="float">
            <text:p>25547</text:p>
          </table:table-cell>
          <table:table-cell office:value-type="string" calcext:value-type="string">
            <text:p>Vilosell, el</text:p>
          </table:table-cell>
          <table:table-cell office:value-type="float" office:value="252537" calcext:value-type="float">
            <text:p>252537</text:p>
          </table:table-cell>
          <table:table-cell office:value-type="string" calcext:value-type="string">
            <text:p>Garrigues</text:p>
          </table:table-cell>
          <table:table-cell table:number-columns-repeated="3"/>
          <table:table-cell office:value-type="float" office:value="328462000" calcext:value-type="float">
            <text:p>328462000</text:p>
          </table:table-cell>
          <table:table-cell office:value-type="float" office:value="4583421000" calcext:value-type="float">
            <text:p>4583421000</text:p>
          </table:table-cell>
          <table:table-cell office:value-type="string" calcext:value-type="string">
            <text:p>0.948447973</text:p>
          </table:table-cell>
          <table:table-cell office:value-type="string" calcext:value-type="string">
            <text:p>41.384037020</text:p>
          </table:table-cell>
          <table:table-cell table:number-columns-repeated="2"/>
          <table:table-cell office:value-type="string" calcext:value-type="string">
            <text:p>07/19/2024 07:32:00 AM</text:p>
          </table:table-cell>
          <table:table-cell office:value-type="string" calcext:value-type="string">
            <text:p>Enlla�|&lt;a href=" http://equipaments.esport.gencat.cat/ceeree/equipaments/25998" target="_blank"&gt;Cens d�equipaments esportius de Catalunya&lt;/a&gt;|Espais|3 Piscina a l'aire lliure</text:p>
          </table:table-cell>
          <table:table-cell office:value-type="string" calcext:value-type="string">
            <text:p>POINT (0.948448 41.384037)</text:p>
          </table:table-cell>
        </table:table-row>
        <table:table-row table:style-name="ro1">
          <table:table-cell office:value-type="float" office:value="27043958" calcext:value-type="float">
            <text:p>27043958</text:p>
          </table:table-cell>
          <table:table-cell table:number-columns-repeated="2" office:value-type="string" calcext:value-type="string">
            <text:p>Biblioteca Jaume Marquès i Casanovas</text:p>
          </table:table-cell>
          <table:table-cell office:value-type="string" calcext:value-type="string">
            <text:p>Cultura|Biblioteques|Pública (Local)|</text:p>
          </table:table-cell>
          <table:table-cell office:value-type="string" calcext:value-type="string">
            <text:p>Travessera</text:p>
          </table:table-cell>
          <table:table-cell/>
          <table:table-cell office:value-type="string" calcext:value-type="string">
            <text:p>de la 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410" calcext:value-type="float">
            <text:p>17410</text:p>
          </table:table-cell>
          <table:table-cell office:value-type="string" calcext:value-type="string">
            <text:p>Sils</text:p>
          </table:table-cell>
          <table:table-cell office:value-type="float" office:value="171931" calcext:value-type="float">
            <text:p>171931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972 16 82 00</text:p>
          </table:table-cell>
          <table:table-cell table:number-columns-repeated="2"/>
          <table:table-cell office:value-type="float" office:value="478557750" calcext:value-type="float">
            <text:p>478557750</text:p>
          </table:table-cell>
          <table:table-cell office:value-type="float" office:value="4628670000" calcext:value-type="float">
            <text:p>4628670000</text:p>
          </table:table-cell>
          <table:table-cell office:value-type="string" calcext:value-type="string">
            <text:p>2.741858883</text:p>
          </table:table-cell>
          <table:table-cell office:value-type="string" calcext:value-type="string">
            <text:p>41.809610049</text:p>
          </table:table-cell>
          <table:table-cell office:value-type="string" calcext:value-type="string">
            <text:p>biblioteca@sils.cat</text:p>
          </table:table-cell>
          <table:table-cell office:value-type="string" calcext:value-type="string">
            <text:p>http://www.bibgirona.cat/biblioteca/SILS</text:p>
          </table:table-cell>
          <table:table-cell table:style-name="ce1" office:value-type="string" calcext:value-type="string">
            <text:p>07/10/2024 07:35:31 AM</text:p>
          </table:table-cell>
          <table:table-cell office:value-type="string" calcext:value-type="string">
            <text:p>Gestio|Pública|Titularitat|Adm. local: ajuntament</text:p>
          </table:table-cell>
          <table:table-cell office:value-type="string" calcext:value-type="string">
            <text:p>POINT (2.741859 41.80961)</text:p>
          </table:table-cell>
        </table:table-row>
        <table:table-row table:style-name="ro1">
          <table:table-cell office:value-type="float" office:value="27042708" calcext:value-type="float">
            <text:p>27042708</text:p>
          </table:table-cell>
          <table:table-cell table:number-columns-repeated="2" office:value-type="string" calcext:value-type="string">
            <text:p>Centre Civic</text:p>
          </table:table-cell>
          <table:table-cell office:value-type="string" calcext:value-type="string">
            <text:p>Cultura|Centres culturals: ateneus, centres cívics i cases de cultura|Centre cívic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 la <text:s/></text:p>
          </table:table-cell>
          <table:table-cell table:number-columns-repeated="3"/>
          <table:table-cell office:value-type="string" calcext:value-type="string">
            <text:p>2-4</text:p>
          </table:table-cell>
          <table:table-cell table:number-columns-repeated="2"/>
          <table:table-cell office:value-type="float" office:value="43713" calcext:value-type="float">
            <text:p>43713</text:p>
          </table:table-cell>
          <table:table-cell office:value-type="string" calcext:value-type="string">
            <text:p>Sant Jaume dels Domenys</text:p>
          </table:table-cell>
          <table:table-cell office:value-type="float" office:value="431378" calcext:value-type="float">
            <text:p>431378</text:p>
          </table:table-cell>
          <table:table-cell office:value-type="string" calcext:value-type="string">
            <text:p>Baix Penedès</text:p>
          </table:table-cell>
          <table:table-cell office:value-type="float" office:value="977677113" calcext:value-type="float">
            <text:p>977677113</text:p>
          </table:table-cell>
          <table:table-cell table:number-columns-repeated="2"/>
          <table:table-cell office:value-type="float" office:value="379357900" calcext:value-type="float">
            <text:p>379357900</text:p>
          </table:table-cell>
          <table:table-cell office:value-type="float" office:value="4572949500" calcext:value-type="float">
            <text:p>4572949500</text:p>
          </table:table-cell>
          <table:table-cell office:value-type="string" calcext:value-type="string">
            <text:p>1.559006887</text:p>
          </table:table-cell>
          <table:table-cell office:value-type="string" calcext:value-type="string">
            <text:p>41.298985318</text:p>
          </table:table-cell>
          <table:table-cell office:value-type="string" calcext:value-type="string">
            <text:p>registre@santjaumedelsdomenys.cat</text:p>
          </table:table-cell>
          <table:table-cell/>
          <table:table-cell table:style-name="ce1" office:value-type="string" calcext:value-type="string">
            <text:p>07/10/2024 07:23:55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1.5590069 41.298985)</text:p>
          </table:table-cell>
        </table:table-row>
        <table:table-row table:style-name="ro1">
          <table:table-cell office:value-type="float" office:value="3039814" calcext:value-type="float">
            <text:p>3039814</text:p>
          </table:table-cell>
          <table:table-cell table:number-columns-repeated="2" office:value-type="string" calcext:value-type="string">
            <text:p>Oficina de Treball d'Esplugues de Llobregat</text:p>
          </table:table-cell>
          <table:table-cell office:value-type="string" calcext:value-type="string">
            <text:p>Treball|Oficines de treball||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950" calcext:value-type="float">
            <text:p>8950</text:p>
          </table:table-cell>
          <table:table-cell office:value-type="string" calcext:value-type="string">
            <text:p>Esplugues de Llobregat</text:p>
          </table:table-cell>
          <table:table-cell office:value-type="float" office:value="80771" calcext:value-type="float">
            <text:p>80771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00 800 046</text:p>
          </table:table-cell>
          <table:table-cell table:number-columns-repeated="2"/>
          <table:table-cell office:value-type="float" office:value="423560618" calcext:value-type="float">
            <text:p>423560618</text:p>
          </table:table-cell>
          <table:table-cell office:value-type="float" office:value="4580647008" calcext:value-type="float">
            <text:p>4580647008</text:p>
          </table:table-cell>
          <table:table-cell office:value-type="string" calcext:value-type="string">
            <text:p>2.085928487</text:p>
          </table:table-cell>
          <table:table-cell office:value-type="string" calcext:value-type="string">
            <text:p>41.373711843</text:p>
          </table:table-cell>
          <table:table-cell office:value-type="string" calcext:value-type="string">
            <text:p>otg_esplugues.soc@gencat.cat</text:p>
          </table:table-cell>
          <table:table-cell office:value-type="string" calcext:value-type="string">
            <text:p>https://serveiocupacio.gencat.cat/ca/soc/com-ens-organitzem/oficines-treball/cercador-doficines-de-treball/</text:p>
          </table:table-cell>
          <table:table-cell office:value-type="string" calcext:value-type="string">
            <text:p>07/19/2024 07:36:54 AM</text:p>
          </table:table-cell>
          <table:table-cell office:value-type="string" calcext:value-type="string">
            <text:p>Horari|&lt;br /&gt;&lt;b&gt;&lt;/b&gt;&lt;br /&gt;de dilluns a divendres, de 8.30 a 14 h.&lt;br /&gt;|Observacions|&lt;p&gt;Per atendre presencialment els tràmits i gestions corresponents al Servei Públic d'Ocupació de Catalunya, de 8.30 a 14.00 hores, es recomana demanar cita prèvia mitjançant el telèfon gratuït 900 800 046.&lt;/p&gt;</text:p>
          </table:table-cell>
          <table:table-cell office:value-type="string" calcext:value-type="string">
            <text:p>POINT (2.0859284 41.37371)</text:p>
          </table:table-cell>
        </table:table-row>
        <table:table-row table:style-name="ro1">
          <table:table-cell office:value-type="float" office:value="3040831" calcext:value-type="float">
            <text:p>3040831</text:p>
          </table:table-cell>
          <table:table-cell table:number-columns-repeated="2" office:value-type="string" calcext:value-type="string">
            <text:p>Oficina Municipal d'Escolarització a Salou</text:p>
          </table:table-cell>
          <table:table-cell office:value-type="string" calcext:value-type="string">
            <text:p>Educació. Formació|Oficines municipals d'escolarització||</text:p>
          </table:table-cell>
          <table:table-cell office:value-type="string" calcext:value-type="string">
            <text:p>Passei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</text:p>
          </table:table-cell>
          <table:table-cell table:number-columns-repeated="3"/>
          <table:table-cell office:value-type="string" calcext:value-type="string">
            <text:p><text:s/>4 (Antic de la Segregació)</text:p>
          </table:table-cell>
          <table:table-cell table:number-columns-repeated="2"/>
          <table:table-cell office:value-type="float" office:value="43840" calcext:value-type="float">
            <text:p>43840</text:p>
          </table:table-cell>
          <table:table-cell office:value-type="string" calcext:value-type="string">
            <text:p>Salou</text:p>
          </table:table-cell>
          <table:table-cell office:value-type="float" office:value="439057" calcext:value-type="float">
            <text:p>439057</text:p>
          </table:table-cell>
          <table:table-cell office:value-type="string" calcext:value-type="string">
            <text:p>Tarragonès</text:p>
          </table:table-cell>
          <table:table-cell office:value-type="string" calcext:value-type="string">
            <text:p>977 30 92 04</text:p>
          </table:table-cell>
          <table:table-cell table:number-columns-repeated="2"/>
          <table:table-cell office:value-type="float" office:value="343368142" calcext:value-type="float">
            <text:p>343368142</text:p>
          </table:table-cell>
          <table:table-cell office:value-type="float" office:value="4549534834" calcext:value-type="float">
            <text:p>4549534834</text:p>
          </table:table-cell>
          <table:table-cell office:value-type="string" calcext:value-type="string">
            <text:p>1.135318798</text:p>
          </table:table-cell>
          <table:table-cell office:value-type="string" calcext:value-type="string">
            <text:p>41.081997396</text:p>
          </table:table-cell>
          <table:table-cell/>
          <table:table-cell office:value-type="string" calcext:value-type="string">
            <text:p>https://www.salou.cat/ca/la-ciutat-per-temes/educacio/loficina-municipal-descolaritzacio-ome</text:p>
          </table:table-cell>
          <table:table-cell office:value-type="string" calcext:value-type="string">
            <text:p>07/19/2024 07:36:18 AM</text:p>
          </table:table-cell>
          <table:table-cell office:value-type="string" calcext:value-type="string">
            <text:p>Horari|&lt;br /&gt;&lt;b&gt;&lt;/b&gt;&lt;br /&gt;de dilluns a divendres, de 10 a 14 h.&lt;br /&gt;</text:p>
          </table:table-cell>
          <table:table-cell office:value-type="string" calcext:value-type="string">
            <text:p>POINT (1.1353188 41.081997)</text:p>
          </table:table-cell>
        </table:table-row>
        <table:table-row table:style-name="ro1">
          <table:table-cell office:value-type="float" office:value="419870" calcext:value-type="float">
            <text:p>419870</text:p>
          </table:table-cell>
          <table:table-cell table:number-columns-repeated="2" office:value-type="string" calcext:value-type="string">
            <text:p>Serveis Socials Municipals de l'Ajuntament de Granollers <text:s text:c="43"/></text:p>
          </table:table-cell>
          <table:table-cell office:value-type="string" calcext:value-type="string">
            <text:p>Serveis socials bàsics|Servei bàsic d'atenció social||</text:p>
          </table:table-cell>
          <table:table-cell office:value-type="string" calcext:value-type="string">
            <text:p>Avingud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8"/>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ranollers</text:p>
          </table:table-cell>
          <table:table-cell office:value-type="float" office:value="80961" calcext:value-type="float">
            <text:p>80961</text:p>
          </table:table-cell>
          <table:table-cell office:value-type="string" calcext:value-type="string">
            <text:p>Vallès Oriental</text:p>
          </table:table-cell>
          <table:table-cell office:value-type="float" office:value="938795200" calcext:value-type="float">
            <text:p>938795200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40857455" calcext:value-type="float">
            <text:p>440857455</text:p>
          </table:table-cell>
          <table:table-cell office:value-type="float" office:value="4606414395" calcext:value-type="float">
            <text:p>4606414395</text:p>
          </table:table-cell>
          <table:table-cell office:value-type="string" calcext:value-type="string">
            <text:p>2.290220000</text:p>
          </table:table-cell>
          <table:table-cell office:value-type="string" calcext:value-type="string">
            <text:p>41.607250000</text:p>
          </table:table-cell>
          <table:table-cell table:number-columns-repeated="2"/>
          <table:table-cell office:value-type="string" calcext:value-type="string">
            <text:p>07/18/2024 07:29:52 AM</text:p>
          </table:table-cell>
          <table:table-cell/>
          <table:table-cell office:value-type="string" calcext:value-type="string">
            <text:p>POINT (2.29022 41.60725)</text:p>
          </table:table-cell>
        </table:table-row>
        <table:table-row table:style-name="ro1">
          <table:table-cell office:value-type="float" office:value="419193" calcext:value-type="float">
            <text:p>419193</text:p>
          </table:table-cell>
          <table:table-cell table:number-columns-repeated="2" office:value-type="string" calcext:value-type="string">
            <text:p>Servei de Suport i Orientació a les Famílies <text:s text:c="55"/></text:p>
          </table:table-cell>
          <table:table-cell office:value-type="string" calcext:value-type="string">
            <text:p>Serveis socials especialitzats|Serveis de suport als serveis socials especialitzats|Servei de suport social als serveis socials especialitzats|</text:p>
          </table:table-cell>
          <table:table-cell office:value-type="string" calcext:value-type="string">
            <text:p>Avingud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5"/>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Granollers</text:p>
          </table:table-cell>
          <table:table-cell office:value-type="float" office:value="80961" calcext:value-type="float">
            <text:p>80961</text:p>
          </table:table-cell>
          <table:table-cell office:value-type="string" calcext:value-type="string">
            <text:p>Vallès Oriental</text:p>
          </table:table-cell>
          <table:table-cell office:value-type="float" office:value="647473060" calcext:value-type="float">
            <text:p>647473060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40857455" calcext:value-type="float">
            <text:p>440857455</text:p>
          </table:table-cell>
          <table:table-cell office:value-type="float" office:value="4606414395" calcext:value-type="float">
            <text:p>4606414395</text:p>
          </table:table-cell>
          <table:table-cell office:value-type="string" calcext:value-type="string">
            <text:p>2.290220000</text:p>
          </table:table-cell>
          <table:table-cell office:value-type="string" calcext:value-type="string">
            <text:p>41.607250000</text:p>
          </table:table-cell>
          <table:table-cell table:number-columns-repeated="2"/>
          <table:table-cell office:value-type="string" calcext:value-type="string">
            <text:p>07/18/2024 07:29:59 AM</text:p>
          </table:table-cell>
          <table:table-cell/>
          <table:table-cell office:value-type="string" calcext:value-type="string">
            <text:p>POINT (2.29022 41.60725)</text:p>
          </table:table-cell>
        </table:table-row>
        <table:table-row table:style-name="ro1">
          <table:table-cell office:value-type="float" office:value="3041876" calcext:value-type="float">
            <text:p>3041876</text:p>
          </table:table-cell>
          <table:table-cell table:number-columns-repeated="2" office:value-type="string" calcext:value-type="string">
            <text:p>Servei Comarcal de Català del Vallès Oriental (SCC)</text:p>
          </table:table-cell>
          <table:table-cell office:value-type="string" calcext:value-type="string">
            <text:p>Llengua. Comunicació|Oficines de català||</text:p>
          </table:table-cell>
          <table:table-cell office:value-type="string" calcext:value-type="string">
            <text:p>Avingud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402" calcext:value-type="float">
            <text:p>8402</text:p>
          </table:table-cell>
          <table:table-cell office:value-type="string" calcext:value-type="string">
            <text:p>Granollers</text:p>
          </table:table-cell>
          <table:table-cell office:value-type="float" office:value="80961" calcext:value-type="float">
            <text:p>80961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879 41 30</text:p>
          </table:table-cell>
          <table:table-cell table:number-columns-repeated="2"/>
          <table:table-cell office:value-type="float" office:value="440877338" calcext:value-type="float">
            <text:p>440877338</text:p>
          </table:table-cell>
          <table:table-cell office:value-type="float" office:value="4606442341" calcext:value-type="float">
            <text:p>4606442341</text:p>
          </table:table-cell>
          <table:table-cell office:value-type="string" calcext:value-type="string">
            <text:p>2.290599700</text:p>
          </table:table-cell>
          <table:table-cell office:value-type="string" calcext:value-type="string">
            <text:p>41.607449655</text:p>
          </table:table-cell>
          <table:table-cell office:value-type="string" calcext:value-type="string">
            <text:p>vallesoriental@cpnl.cat</text:p>
          </table:table-cell>
          <table:table-cell/>
          <table:table-cell office:value-type="string" calcext:value-type="string">
            <text:p>07/19/2024 07:36:57 AM</text:p>
          </table:table-cell>
          <table:table-cell office:value-type="string" calcext:value-type="string">
            <text:p>Observacions|Abans d'adreçar-s'hi, cal confirmar els horaris d'atenció al públic.</text:p>
          </table:table-cell>
          <table:table-cell office:value-type="string" calcext:value-type="string">
            <text:p>POINT (2.2905996 41.60745)</text:p>
          </table:table-cell>
        </table:table-row>
        <table:table-row table:style-name="ro1">
          <table:table-cell office:value-type="float" office:value="2578244" calcext:value-type="float">
            <text:p>2578244</text:p>
          </table:table-cell>
          <table:table-cell table:number-columns-repeated="2" office:value-type="string" calcext:value-type="string">
            <text:p>Escola Joan Abelló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Avingud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string" calcext:value-type="string">
            <text:p>Mollet del Vallès</text:p>
          </table:table-cell>
          <table:table-cell office:value-type="float" office:value="81249" calcext:value-type="float">
            <text:p>81249</text:p>
          </table:table-cell>
          <table:table-cell office:value-type="string" calcext:value-type="string">
            <text:p>Vallès Oriental</text:p>
          </table:table-cell>
          <table:table-cell office:value-type="float" office:value="935795083" calcext:value-type="float">
            <text:p>935795083</text:p>
          </table:table-cell>
          <table:table-cell/>
          <table:table-cell office:value-type="float" office:value="935795083" calcext:value-type="float">
            <text:p>935795083</text:p>
          </table:table-cell>
          <table:table-cell office:value-type="float" office:value="434206000" calcext:value-type="float">
            <text:p>434206000</text:p>
          </table:table-cell>
          <table:table-cell office:value-type="float" office:value="4599760000" calcext:value-type="float">
            <text:p>4599760000</text:p>
          </table:table-cell>
          <table:table-cell office:value-type="string" calcext:value-type="string">
            <text:p>2.211129000</text:p>
          </table:table-cell>
          <table:table-cell office:value-type="string" calcext:value-type="string">
            <text:p>41.546793000</text:p>
          </table:table-cell>
          <table:table-cell office:value-type="string" calcext:value-type="string">
            <text:p>a8044302@xtec.cat</text:p>
          </table:table-cell>
          <table:table-cell/>
          <table:table-cell table:style-name="ce1" office:value-type="string" calcext:value-type="string">
            <text:p>06/12/2024 07:49:01 AM</text:p>
          </table:table-cell>
          <table:table-cell office:value-type="string" calcext:value-type="string">
            <text:p>Codi Territorial|Maresme - Vallès Oriental|Naturalesa|Públic|Titularitat|Departament d'Educació</text:p>
          </table:table-cell>
          <table:table-cell office:value-type="string" calcext:value-type="string">
            <text:p>POINT (2.211129 41.546795)</text:p>
          </table:table-cell>
        </table:table-row>
        <table:table-row table:style-name="ro1">
          <table:table-cell office:value-type="float" office:value="8539177" calcext:value-type="float">
            <text:p>8539177</text:p>
          </table:table-cell>
          <table:table-cell table:number-columns-repeated="2" office:value-type="string" calcext:value-type="string">
            <text:p>Centre de dia Sanitas Cornellà <text:s text:c="69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Avingud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940" calcext:value-type="float">
            <text:p>8940</text:p>
          </table:table-cell>
          <table:table-cell office:value-type="string" calcext:value-type="string">
            <text:p>Cornellà de Llobregat</text:p>
          </table:table-cell>
          <table:table-cell office:value-type="float" office:value="80734" calcext:value-type="float">
            <text:p>80734</text:p>
          </table:table-cell>
          <table:table-cell office:value-type="string" calcext:value-type="string">
            <text:p>Baix Llobregat</text:p>
          </table:table-cell>
          <table:table-cell office:value-type="float" office:value="932303500" calcext:value-type="float">
            <text:p>932303500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22651578" calcext:value-type="float">
            <text:p>422651578</text:p>
          </table:table-cell>
          <table:table-cell office:value-type="float" office:value="4579079489" calcext:value-type="float">
            <text:p>4579079489</text:p>
          </table:table-cell>
          <table:table-cell office:value-type="string" calcext:value-type="string">
            <text:p>2.075259357</text:p>
          </table:table-cell>
          <table:table-cell office:value-type="string" calcext:value-type="string">
            <text:p>41.359507145</text:p>
          </table:table-cell>
          <table:table-cell table:number-columns-repeated="2"/>
          <table:table-cell office:value-type="string" calcext:value-type="string">
            <text:p>07/18/2024 07:31:38 AM</text:p>
          </table:table-cell>
          <table:table-cell/>
          <table:table-cell office:value-type="string" calcext:value-type="string">
            <text:p>POINT (2.0752594 41.35951)</text:p>
          </table:table-cell>
        </table:table-row>
        <table:table-row table:style-name="ro1">
          <table:table-cell office:value-type="float" office:value="2454140" calcext:value-type="float">
            <text:p>2454140</text:p>
          </table:table-cell>
          <table:table-cell table:number-columns-repeated="2" office:value-type="string" calcext:value-type="string">
            <text:p>Residencial Cornellà <text:s text:c="79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Avingud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940" calcext:value-type="float">
            <text:p>8940</text:p>
          </table:table-cell>
          <table:table-cell office:value-type="string" calcext:value-type="string">
            <text:p>Cornellà de Llobregat</text:p>
          </table:table-cell>
          <table:table-cell office:value-type="float" office:value="80734" calcext:value-type="float">
            <text:p>80734</text:p>
          </table:table-cell>
          <table:table-cell office:value-type="string" calcext:value-type="string">
            <text:p>Baix Llobregat</text:p>
          </table:table-cell>
          <table:table-cell office:value-type="float" office:value="932303500" calcext:value-type="float">
            <text:p>932303500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22651578" calcext:value-type="float">
            <text:p>422651578</text:p>
          </table:table-cell>
          <table:table-cell office:value-type="float" office:value="4579079489" calcext:value-type="float">
            <text:p>4579079489</text:p>
          </table:table-cell>
          <table:table-cell office:value-type="string" calcext:value-type="string">
            <text:p>2.075259357</text:p>
          </table:table-cell>
          <table:table-cell office:value-type="string" calcext:value-type="string">
            <text:p>41.359507145</text:p>
          </table:table-cell>
          <table:table-cell table:number-columns-repeated="2"/>
          <table:table-cell office:value-type="string" calcext:value-type="string">
            <text:p>07/18/2024 07:30:43 AM</text:p>
          </table:table-cell>
          <table:table-cell/>
          <table:table-cell office:value-type="string" calcext:value-type="string">
            <text:p>POINT (2.0752594 41.35951)</text:p>
          </table:table-cell>
        </table:table-row>
        <table:table-row table:style-name="ro1">
          <table:table-cell office:value-type="float" office:value="2580635" calcext:value-type="float">
            <text:p>2580635</text:p>
          </table:table-cell>
          <table:table-cell table:number-columns-repeated="2" office:value-type="string" calcext:value-type="string">
            <text:p>Escola Bressol La Lluna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Avingud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5110" calcext:value-type="float">
            <text:p>25110</text:p>
          </table:table-cell>
          <table:table-cell office:value-type="string" calcext:value-type="string">
            <text:p>Alpicat</text:p>
          </table:table-cell>
          <table:table-cell office:value-type="float" office:value="250236" calcext:value-type="float">
            <text:p>250236</text:p>
          </table:table-cell>
          <table:table-cell office:value-type="string" calcext:value-type="string">
            <text:p>Segrià</text:p>
          </table:table-cell>
          <table:table-cell table:number-columns-repeated="3"/>
          <table:table-cell office:value-type="float" office:value="296341000" calcext:value-type="float">
            <text:p>296341000</text:p>
          </table:table-cell>
          <table:table-cell office:value-type="float" office:value="4615210000" calcext:value-type="float">
            <text:p>4615210000</text:p>
          </table:table-cell>
          <table:table-cell office:value-type="string" calcext:value-type="string">
            <text:p>0.553841000</text:p>
          </table:table-cell>
          <table:table-cell office:value-type="string" calcext:value-type="string">
            <text:p>41.662628000</text:p>
          </table:table-cell>
          <table:table-cell office:value-type="string" calcext:value-type="string">
            <text:p>c5009885@xtec.cat</text:p>
          </table:table-cell>
          <table:table-cell/>
          <table:table-cell table:style-name="ce1" office:value-type="string" calcext:value-type="string">
            <text:p>06/12/2024 07:25:17 AM</text:p>
          </table:table-cell>
          <table:table-cell office:value-type="string" calcext:value-type="string">
            <text:p>Codi Territorial|Lleida|Naturalesa|Públic|Titularitat|Corporacions Locals</text:p>
          </table:table-cell>
          <table:table-cell office:value-type="string" calcext:value-type="string">
            <text:p>POINT (0.553841 41.66263)</text:p>
          </table:table-cell>
        </table:table-row>
        <table:table-row table:style-name="ro1">
          <table:table-cell office:value-type="float" office:value="415940" calcext:value-type="float">
            <text:p>415940</text:p>
          </table:table-cell>
          <table:table-cell table:number-columns-repeated="2" office:value-type="string" calcext:value-type="string">
            <text:p>Clínica Sant Jordi de Cornellà <text:s text:c="69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Avingud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string" calcext:value-type="string">
            <text:p><text:s/>19-21 <text:s text:c="34"/></text:p>
          </table:table-cell>
          <table:table-cell table:number-columns-repeated="2"/>
          <table:table-cell office:value-type="float" office:value="8940" calcext:value-type="float">
            <text:p>8940</text:p>
          </table:table-cell>
          <table:table-cell office:value-type="string" calcext:value-type="string">
            <text:p>Cornellà de Llobregat</text:p>
          </table:table-cell>
          <table:table-cell office:value-type="float" office:value="80734" calcext:value-type="float">
            <text:p>80734</text:p>
          </table:table-cell>
          <table:table-cell office:value-type="string" calcext:value-type="string">
            <text:p>Baix Llobregat</text:p>
          </table:table-cell>
          <table:table-cell office:value-type="float" office:value="933774747" calcext:value-type="float">
            <text:p>933774747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22459395" calcext:value-type="float">
            <text:p>422459395</text:p>
          </table:table-cell>
          <table:table-cell office:value-type="float" office:value="4579052879" calcext:value-type="float">
            <text:p>4579052879</text:p>
          </table:table-cell>
          <table:table-cell office:value-type="string" calcext:value-type="string">
            <text:p>2.072965400</text:p>
          </table:table-cell>
          <table:table-cell office:value-type="string" calcext:value-type="string">
            <text:p>41.359249000</text:p>
          </table:table-cell>
          <table:table-cell table:number-columns-repeated="2"/>
          <table:table-cell office:value-type="string" calcext:value-type="string">
            <text:p>07/18/2024 07:31:29 AM</text:p>
          </table:table-cell>
          <table:table-cell/>
          <table:table-cell office:value-type="string" calcext:value-type="string">
            <text:p>POINT (2.0729654 41.35925)</text:p>
          </table:table-cell>
        </table:table-row>
        <table:table-row table:style-name="ro1">
          <table:table-cell office:value-type="float" office:value="3040948" calcext:value-type="float">
            <text:p>3040948</text:p>
          </table:table-cell>
          <table:table-cell table:number-columns-repeated="2" office:value-type="string" calcext:value-type="string">
            <text:p>Policia Local de Calella</text:p>
          </table:table-cell>
          <table:table-cell office:value-type="string" calcext:value-type="string">
            <text:p>Emergències. Seguretat|Policies Locals||</text:p>
          </table:table-cell>
          <table:table-cell office:value-type="string" calcext:value-type="string">
            <text:p>Avingud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string" calcext:value-type="string">
            <text:p><text:s/>23-28</text:p>
          </table:table-cell>
          <table:table-cell table:number-columns-repeated="2"/>
          <table:table-cell office:value-type="float" office:value="8370" calcext:value-type="float">
            <text:p>8370</text:p>
          </table:table-cell>
          <table:table-cell office:value-type="string" calcext:value-type="string">
            <text:p>Calella</text:p>
          </table:table-cell>
          <table:table-cell office:value-type="float" office:value="80351" calcext:value-type="float">
            <text:p>80351</text:p>
          </table:table-cell>
          <table:table-cell office:value-type="string" calcext:value-type="string">
            <text:p>Maresm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3 766 59 20</text:p>
          </table:table-cell>
          <table:table-cell office:value-type="string" calcext:value-type="string">
            <text:p>93 766 08 44</text:p>
          </table:table-cell>
          <table:table-cell office:value-type="float" office:value="471735880" calcext:value-type="float">
            <text:p>471735880</text:p>
          </table:table-cell>
          <table:table-cell office:value-type="float" office:value="4607355593" calcext:value-type="float">
            <text:p>4607355593</text:p>
          </table:table-cell>
          <table:table-cell office:value-type="string" calcext:value-type="string">
            <text:p>2.660743281</text:p>
          </table:table-cell>
          <table:table-cell office:value-type="string" calcext:value-type="string">
            <text:p>41.617418127</text:p>
          </table:table-cell>
          <table:table-cell office:value-type="string" calcext:value-type="string">
            <text:p>policia@calella.cat</text:p>
          </table:table-cell>
          <table:table-cell/>
          <table:table-cell office:value-type="string" calcext:value-type="string">
            <text:p>07/19/2024 07:36:32 AM</text:p>
          </table:table-cell>
          <table:table-cell office:value-type="string" calcext:value-type="string">
            <text:p>Observacions|Aquesta policia local, en l'àmbit territorial, està inclosa dins l'ABP Arenys de Mar i la Regió Policial Metropolitana Nord. </text:p>
          </table:table-cell>
          <table:table-cell office:value-type="string" calcext:value-type="string">
            <text:p>POINT (2.6607432 41.617416)</text:p>
          </table:table-cell>
        </table:table-row>
        <table:table-row table:style-name="ro1">
          <table:table-cell office:value-type="float" office:value="27045448" calcext:value-type="float">
            <text:p>27045448</text:p>
          </table:table-cell>
          <table:table-cell table:number-columns-repeated="2" office:value-type="string" calcext:value-type="string">
            <text:p>Museu Monestir de Pedralbes - Monestir de Pedralbes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Baixad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034" calcext:value-type="float">
            <text:p>8034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93 256 34 34 -</text:p>
          </table:table-cell>
          <table:table-cell table:number-columns-repeated="2"/>
          <table:table-cell office:value-type="float" office:value="425822000" calcext:value-type="float">
            <text:p>425822000</text:p>
          </table:table-cell>
          <table:table-cell office:value-type="float" office:value="4583086000" calcext:value-type="float">
            <text:p>4583086000</text:p>
          </table:table-cell>
          <table:table-cell office:value-type="string" calcext:value-type="string">
            <text:p>2.112668610</text:p>
          </table:table-cell>
          <table:table-cell office:value-type="string" calcext:value-type="string">
            <text:p>41.395890360</text:p>
          </table:table-cell>
          <table:table-cell office:value-type="string" calcext:value-type="string">
            <text:p>monestirpedralbes@bcn.cat</text:p>
          </table:table-cell>
          <table:table-cell office:value-type="string" calcext:value-type="string">
            <text:p>https://monestirpedralbes.barcelona/</text:p>
          </table:table-cell>
          <table:table-cell table:style-name="ce1" office:value-type="string" calcext:value-type="string">
            <text:p>07/10/2024 07:28:17 AM</text:p>
          </table:table-cell>
          <table:table-cell office:value-type="string" calcext:value-type="string">
            <text:p>Gestio|Gestió directa de l'administració|Titularitat|Pública</text:p>
          </table:table-cell>
          <table:table-cell office:value-type="string" calcext:value-type="string">
            <text:p>POINT (2.1126685 41.39589)</text:p>
          </table:table-cell>
        </table:table-row>
        <table:table-row table:style-name="ro1">
          <table:table-cell office:value-type="float" office:value="27042763" calcext:value-type="float">
            <text:p>27042763</text:p>
          </table:table-cell>
          <table:table-cell table:number-columns-repeated="2" office:value-type="string" calcext:value-type="string">
            <text:p>Casal Parroquial</text:p>
          </table:table-cell>
          <table:table-cell office:value-type="string" calcext:value-type="string">
            <text:p>Cultura|Centres culturals: ateneus, centres cívics i cases de cultura|Casa de Cultura/casals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170" calcext:value-type="float">
            <text:p>17170</text:p>
          </table:table-cell>
          <table:table-cell office:value-type="string" calcext:value-type="string">
            <text:p>Amer</text:p>
          </table:table-cell>
          <table:table-cell office:value-type="float" office:value="170078" calcext:value-type="float">
            <text:p>170078</text:p>
          </table:table-cell>
          <table:table-cell office:value-type="string" calcext:value-type="string">
            <text:p>Selva</text:p>
          </table:table-cell>
          <table:table-cell office:value-type="float" office:value="972431112" calcext:value-type="float">
            <text:p>972431112</text:p>
          </table:table-cell>
          <table:table-cell table:number-columns-repeated="2"/>
          <table:table-cell office:value-type="float" office:value="467014872" calcext:value-type="float">
            <text:p>467014872</text:p>
          </table:table-cell>
          <table:table-cell office:value-type="float" office:value="4650966799" calcext:value-type="float">
            <text:p>4650966799</text:p>
          </table:table-cell>
          <table:table-cell office:value-type="string" calcext:value-type="string">
            <text:p>2.601651418</text:p>
          </table:table-cell>
          <table:table-cell office:value-type="string" calcext:value-type="string">
            <text:p>42.010031917</text:p>
          </table:table-cell>
          <table:table-cell office:value-type="string" calcext:value-type="string">
            <text:p>batlle@amer.cat</text:p>
          </table:table-cell>
          <table:table-cell/>
          <table:table-cell table:style-name="ce1" office:value-type="string" calcext:value-type="string">
            <text:p>07/10/2024 07:23:31 AM</text:p>
          </table:table-cell>
          <table:table-cell office:value-type="string" calcext:value-type="string">
            <text:p>Gestio|Pública <text:s text:c="2"/>|Titularitat|Privada <text:s text:c="2"/></text:p>
          </table:table-cell>
          <table:table-cell office:value-type="string" calcext:value-type="string">
            <text:p>POINT (2.6016514 42.010033)</text:p>
          </table:table-cell>
        </table:table-row>
        <table:table-row table:style-name="ro1">
          <table:table-cell office:value-type="float" office:value="24607474" calcext:value-type="float">
            <text:p>24607474</text:p>
          </table:table-cell>
          <table:table-cell table:number-columns-repeated="2" office:value-type="string" calcext:value-type="string">
            <text:p>PISTA ESPORTIVA C. DEL PARC</text:p>
          </table:table-cell>
          <table:table-cell office:value-type="string" calcext:value-type="string">
            <text:p>Esports. Lleure|Instal·lacions esportives|Pista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739" calcext:value-type="float">
            <text:p>8739</text:p>
          </table:table-cell>
          <table:table-cell office:value-type="string" calcext:value-type="string">
            <text:p>Subirats</text:p>
          </table:table-cell>
          <table:table-cell office:value-type="float" office:value="82732" calcext:value-type="float">
            <text:p>82732</text:p>
          </table:table-cell>
          <table:table-cell office:value-type="string" calcext:value-type="string">
            <text:p>Alt Penedès</text:p>
          </table:table-cell>
          <table:table-cell office:value-type="float" office:value="938993011" calcext:value-type="float">
            <text:p>938993011</text:p>
          </table:table-cell>
          <table:table-cell table:number-columns-repeated="2"/>
          <table:table-cell office:value-type="float" office:value="403975000" calcext:value-type="float">
            <text:p>403975000</text:p>
          </table:table-cell>
          <table:table-cell office:value-type="float" office:value="4583473000" calcext:value-type="float">
            <text:p>4583473000</text:p>
          </table:table-cell>
          <table:table-cell office:value-type="string" calcext:value-type="string">
            <text:p>1.851313922</text:p>
          </table:table-cell>
          <table:table-cell office:value-type="string" calcext:value-type="string">
            <text:p>41.397063772</text:p>
          </table:table-cell>
          <table:table-cell table:number-columns-repeated="2"/>
          <table:table-cell office:value-type="string" calcext:value-type="string">
            <text:p>07/19/2024 07:32:08 AM</text:p>
          </table:table-cell>
          <table:table-cell office:value-type="string" calcext:value-type="string">
            <text:p>Enlla�|&lt;a href=" http://equipaments.esport.gencat.cat/ceeree/equipaments/25611" target="_blank"&gt;Cens d�equipaments esportius de Catalunya&lt;/a&gt;|Espais|1 Pistes poliesportives a l'aire lliure</text:p>
          </table:table-cell>
          <table:table-cell office:value-type="string" calcext:value-type="string">
            <text:p>POINT (1.851314 41.397064)</text:p>
          </table:table-cell>
        </table:table-row>
        <table:table-row table:style-name="ro1">
          <table:table-cell office:value-type="float" office:value="574543" calcext:value-type="float">
            <text:p>574543</text:p>
          </table:table-cell>
          <table:table-cell table:number-columns-repeated="2" office:value-type="string" calcext:value-type="string">
            <text:p>Jutjat de Pau de Sant Sadurní d'Anoia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Passeig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70" calcext:value-type="float">
            <text:p>8770</text:p>
          </table:table-cell>
          <table:table-cell office:value-type="string" calcext:value-type="string">
            <text:p>Sant Sadurní d'Anoia</text:p>
          </table:table-cell>
          <table:table-cell office:value-type="float" office:value="82401" calcext:value-type="float">
            <text:p>82401</text:p>
          </table:table-cell>
          <table:table-cell office:value-type="string" calcext:value-type="string">
            <text:p>Alt Penedès</text:p>
          </table:table-cell>
          <table:table-cell office:value-type="float" office:value="938910212" calcext:value-type="float">
            <text:p>938910212</text:p>
          </table:table-cell>
          <table:table-cell/>
          <table:table-cell office:value-type="float" office:value="938910114" calcext:value-type="float">
            <text:p>938910114</text:p>
          </table:table-cell>
          <table:table-cell office:value-type="float" office:value="398622972" calcext:value-type="float">
            <text:p>398622972</text:p>
          </table:table-cell>
          <table:table-cell office:value-type="float" office:value="4586778578" calcext:value-type="float">
            <text:p>4586778578</text:p>
          </table:table-cell>
          <table:table-cell office:value-type="string" calcext:value-type="string">
            <text:p>1.786750600</text:p>
          </table:table-cell>
          <table:table-cell office:value-type="string" calcext:value-type="string">
            <text:p>41.426175500</text:p>
          </table:table-cell>
          <table:table-cell table:number-columns-repeated="2"/>
          <table:table-cell office:value-type="string" calcext:value-type="string">
            <text:p>07/18/2024 07:02:47 AM</text:p>
          </table:table-cell>
          <table:table-cell/>
          <table:table-cell office:value-type="string" calcext:value-type="string">
            <text:p>POINT (1.7867506 41.426174)</text:p>
          </table:table-cell>
        </table:table-row>
        <table:table-row table:style-name="ro1">
          <table:table-cell office:value-type="float" office:value="27042857" calcext:value-type="float">
            <text:p>27042857</text:p>
          </table:table-cell>
          <table:table-cell table:number-columns-repeated="2" office:value-type="string" calcext:value-type="string">
            <text:p>Museu del Monestir de Santa Maria de l'Estany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Plaç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48" calcext:value-type="float">
            <text:p>8148</text:p>
          </table:table-cell>
          <table:table-cell office:value-type="string" calcext:value-type="string">
            <text:p>Estany, l'</text:p>
          </table:table-cell>
          <table:table-cell office:value-type="float" office:value="80790" calcext:value-type="float">
            <text:p>80790</text:p>
          </table:table-cell>
          <table:table-cell office:value-type="string" calcext:value-type="string">
            <text:p>Moianès</text:p>
          </table:table-cell>
          <table:table-cell office:value-type="string" calcext:value-type="string">
            <text:p>93 830 30 40</text:p>
          </table:table-cell>
          <table:table-cell table:number-columns-repeated="2"/>
          <table:table-cell office:value-type="float" office:value="426337000" calcext:value-type="float">
            <text:p>426337000</text:p>
          </table:table-cell>
          <table:table-cell office:value-type="float" office:value="4635603000" calcext:value-type="float">
            <text:p>4635603000</text:p>
          </table:table-cell>
          <table:table-cell office:value-type="string" calcext:value-type="string">
            <text:p>2.112362908</text:p>
          </table:table-cell>
          <table:table-cell office:value-type="string" calcext:value-type="string">
            <text:p>41.868914771</text:p>
          </table:table-cell>
          <table:table-cell office:value-type="string" calcext:value-type="string">
            <text:p>mail@monestirestany.cat</text:p>
          </table:table-cell>
          <table:table-cell office:value-type="string" calcext:value-type="string">
            <text:p>https://www.monestirestany.cat/</text:p>
          </table:table-cell>
          <table:table-cell table:style-name="ce1" office:value-type="string" calcext:value-type="string">
            <text:p>07/10/2024 07:26:49 AM</text:p>
          </table:table-cell>
          <table:table-cell office:value-type="string" calcext:value-type="string">
            <text:p>Titularitat|Privada</text:p>
          </table:table-cell>
          <table:table-cell office:value-type="string" calcext:value-type="string">
            <text:p>POINT (2.1123629 41.868916)</text:p>
          </table:table-cell>
        </table:table-row>
        <table:table-row table:style-name="ro1">
          <table:table-cell office:value-type="float" office:value="27045546" calcext:value-type="float">
            <text:p>27045546</text:p>
          </table:table-cell>
          <table:table-cell table:number-columns-repeated="2" office:value-type="string" calcext:value-type="string">
            <text:p>Casa de Cultura </text:p>
          </table:table-cell>
          <table:table-cell office:value-type="string" calcext:value-type="string">
            <text:p>Cultura|Centres culturals: ateneus, centres cívics i cases de cultura|Casa de Cultura/casals|</text:p>
          </table:table-cell>
          <table:table-cell office:value-type="string" calcext:value-type="string">
            <text:p>Plaç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148" calcext:value-type="float">
            <text:p>8148</text:p>
          </table:table-cell>
          <table:table-cell office:value-type="string" calcext:value-type="string">
            <text:p>Estany, l'</text:p>
          </table:table-cell>
          <table:table-cell office:value-type="float" office:value="80790" calcext:value-type="float">
            <text:p>80790</text:p>
          </table:table-cell>
          <table:table-cell office:value-type="string" calcext:value-type="string">
            <text:p>Moianès</text:p>
          </table:table-cell>
          <table:table-cell office:value-type="float" office:value="938303000" calcext:value-type="float">
            <text:p>938303000</text:p>
          </table:table-cell>
          <table:table-cell table:number-columns-repeated="2"/>
          <table:table-cell office:value-type="float" office:value="426335400" calcext:value-type="float">
            <text:p>426335400</text:p>
          </table:table-cell>
          <table:table-cell office:value-type="float" office:value="4635614500" calcext:value-type="float">
            <text:p>4635614500</text:p>
          </table:table-cell>
          <table:table-cell office:value-type="string" calcext:value-type="string">
            <text:p>2.112342198</text:p>
          </table:table-cell>
          <table:table-cell office:value-type="string" calcext:value-type="string">
            <text:p>41.869018189</text:p>
          </table:table-cell>
          <table:table-cell office:value-type="string" calcext:value-type="string">
            <text:p>estany.dinamitzacio@estany.cat</text:p>
          </table:table-cell>
          <table:table-cell office:value-type="string" calcext:value-type="string">
            <text:p>http://www.viulestany.cat</text:p>
          </table:table-cell>
          <table:table-cell table:style-name="ce1" office:value-type="string" calcext:value-type="string">
            <text:p>07/10/2024 07:28:55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1123421 41.86902)</text:p>
          </table:table-cell>
        </table:table-row>
        <table:table-row table:style-name="ro1">
          <table:table-cell office:value-type="float" office:value="27045515" calcext:value-type="float">
            <text:p>27045515</text:p>
          </table:table-cell>
          <table:table-cell table:number-columns-repeated="2" office:value-type="string" calcext:value-type="string">
            <text:p>Sala de Lectura de l'Estany</text:p>
          </table:table-cell>
          <table:table-cell office:value-type="string" calcext:value-type="string">
            <text:p>Cultura|Biblioteques|Pública (Punt d'informació i lectura)|</text:p>
          </table:table-cell>
          <table:table-cell office:value-type="string" calcext:value-type="string">
            <text:p>Plaç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148" calcext:value-type="float">
            <text:p>8148</text:p>
          </table:table-cell>
          <table:table-cell office:value-type="string" calcext:value-type="string">
            <text:p>Estany, l'</text:p>
          </table:table-cell>
          <table:table-cell office:value-type="float" office:value="80790" calcext:value-type="float">
            <text:p>80790</text:p>
          </table:table-cell>
          <table:table-cell office:value-type="string" calcext:value-type="string">
            <text:p>Moianès</text:p>
          </table:table-cell>
          <table:table-cell office:value-type="string" calcext:value-type="string">
            <text:p>93 830 30 77</text:p>
          </table:table-cell>
          <table:table-cell table:number-columns-repeated="2"/>
          <table:table-cell office:value-type="float" office:value="426335400" calcext:value-type="float">
            <text:p>426335400</text:p>
          </table:table-cell>
          <table:table-cell office:value-type="float" office:value="4635614500" calcext:value-type="float">
            <text:p>4635614500</text:p>
          </table:table-cell>
          <table:table-cell office:value-type="string" calcext:value-type="string">
            <text:p>2.112342198</text:p>
          </table:table-cell>
          <table:table-cell office:value-type="string" calcext:value-type="string">
            <text:p>41.869018189</text:p>
          </table:table-cell>
          <table:table-cell office:value-type="string" calcext:value-type="string">
            <text:p>b.estany.abr@diba.cat</text:p>
          </table:table-cell>
          <table:table-cell office:value-type="string" calcext:value-type="string">
            <text:p>http://www.estany.cat/public/ambits/turisme-i-cultura/sala-de-lectura/</text:p>
          </table:table-cell>
          <table:table-cell table:style-name="ce1" office:value-type="string" calcext:value-type="string">
            <text:p>07/10/2024 07:34:24 AM</text:p>
          </table:table-cell>
          <table:table-cell office:value-type="string" calcext:value-type="string">
            <text:p>Gestio|Pública|Titularitat|Adm. local: ajuntament</text:p>
          </table:table-cell>
          <table:table-cell office:value-type="string" calcext:value-type="string">
            <text:p>POINT (2.1123421 41.86902)</text:p>
          </table:table-cell>
        </table:table-row>
        <table:table-row table:style-name="ro1">
          <table:table-cell office:value-type="float" office:value="27044084" calcext:value-type="float">
            <text:p>27044084</text:p>
          </table:table-cell>
          <table:table-cell table:number-columns-repeated="2" office:value-type="string" calcext:value-type="string">
            <text:p>Arxiu Comarcal del Pla de l'Estany. Biblioteca Auxiliar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Plaç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820" calcext:value-type="float">
            <text:p>17820</text:p>
          </table:table-cell>
          <table:table-cell office:value-type="string" calcext:value-type="string">
            <text:p>Banyoles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Pla de l'Estany</text:p>
          </table:table-cell>
          <table:table-cell office:value-type="string" calcext:value-type="string">
            <text:p>972 58 40 70</text:p>
          </table:table-cell>
          <table:table-cell table:number-columns-repeated="2"/>
          <table:table-cell office:value-type="float" office:value="480902160" calcext:value-type="float">
            <text:p>480902160</text:p>
          </table:table-cell>
          <table:table-cell office:value-type="float" office:value="4663197000" calcext:value-type="float">
            <text:p>4663197000</text:p>
          </table:table-cell>
          <table:table-cell office:value-type="string" calcext:value-type="string">
            <text:p>2.768961983</text:p>
          </table:table-cell>
          <table:table-cell office:value-type="string" calcext:value-type="string">
            <text:p>42.120642594</text:p>
          </table:table-cell>
          <table:table-cell office:value-type="string" calcext:value-type="string">
            <text:p>acplaestany.cultura@gencat.cat</text:p>
          </table:table-cell>
          <table:table-cell office:value-type="string" calcext:value-type="string">
            <text:p>http://cultura.gencat.cat/arxius/acpe</text:p>
          </table:table-cell>
          <table:table-cell table:style-name="ce1" office:value-type="string" calcext:value-type="string">
            <text:p>07/10/2024 07:36:22 AM</text:p>
          </table:table-cell>
          <table:table-cell office:value-type="string" calcext:value-type="string">
            <text:p>Gestio|Pública|Titularitat|Generalitat</text:p>
          </table:table-cell>
          <table:table-cell office:value-type="string" calcext:value-type="string">
            <text:p>POINT (2.768962 42.120644)</text:p>
          </table:table-cell>
        </table:table-row>
        <table:table-row table:style-name="ro1">
          <table:table-cell office:value-type="float" office:value="27045576" calcext:value-type="float">
            <text:p>27045576</text:p>
          </table:table-cell>
          <table:table-cell table:number-columns-repeated="2" office:value-type="string" calcext:value-type="string">
            <text:p>Arxiu Comarcal del Pla de l'Estany</text:p>
          </table:table-cell>
          <table:table-cell office:value-type="string" calcext:value-type="string">
            <text:p>Cultura|Arxius||</text:p>
          </table:table-cell>
          <table:table-cell office:value-type="string" calcext:value-type="string">
            <text:p>Plaç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820" calcext:value-type="float">
            <text:p>17820</text:p>
          </table:table-cell>
          <table:table-cell office:value-type="string" calcext:value-type="string">
            <text:p>Banyoles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Pla de l'Estany</text:p>
          </table:table-cell>
          <table:table-cell office:value-type="float" office:value="972584070" calcext:value-type="float">
            <text:p>972584070</text:p>
          </table:table-cell>
          <table:table-cell table:number-columns-repeated="2"/>
          <table:table-cell office:value-type="float" office:value="480896250" calcext:value-type="float">
            <text:p>480896250</text:p>
          </table:table-cell>
          <table:table-cell office:value-type="float" office:value="4663205500" calcext:value-type="float">
            <text:p>4663205500</text:p>
          </table:table-cell>
          <table:table-cell office:value-type="string" calcext:value-type="string">
            <text:p>2.768890209</text:p>
          </table:table-cell>
          <table:table-cell office:value-type="string" calcext:value-type="string">
            <text:p>42.120719005</text:p>
          </table:table-cell>
          <table:table-cell office:value-type="string" calcext:value-type="string">
            <text:p>acplaestany.cultura@gencat.cat</text:p>
          </table:table-cell>
          <table:table-cell office:value-type="string" calcext:value-type="string">
            <text:p>http://cultura.gencat.cat/arxius/acpe</text:p>
          </table:table-cell>
          <table:table-cell table:style-name="ce1" office:value-type="string" calcext:value-type="string">
            <text:p>07/10/2024 07:36:22 AM</text:p>
          </table:table-cell>
          <table:table-cell office:value-type="string" calcext:value-type="string">
            <text:p>Titularitat|Generalitat de Catalunya: comarcal</text:p>
          </table:table-cell>
          <table:table-cell office:value-type="string" calcext:value-type="string">
            <text:p>POINT (2.7688901 42.12072)</text:p>
          </table:table-cell>
        </table:table-row>
        <table:table-row table:style-name="ro1">
          <table:table-cell office:value-type="float" office:value="24607181" calcext:value-type="float">
            <text:p>24607181</text:p>
          </table:table-cell>
          <table:table-cell table:number-columns-repeated="2" office:value-type="string" calcext:value-type="string">
            <text:p>PISTA PL. DEL PARC</text:p>
          </table:table-cell>
          <table:table-cell office:value-type="string" calcext:value-type="string">
            <text:p>Esports. Lleure|Instal·lacions esportives|Pista|</text:p>
          </table:table-cell>
          <table:table-cell office:value-type="string" calcext:value-type="string">
            <text:p>Plaç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17740" calcext:value-type="float">
            <text:p>17740</text:p>
          </table:table-cell>
          <table:table-cell office:value-type="string" calcext:value-type="string">
            <text:p>Vilafant</text:p>
          </table:table-cell>
          <table:table-cell office:value-type="float" office:value="172214" calcext:value-type="float">
            <text:p>172214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office:value-type="float" office:value="495245000" calcext:value-type="float">
            <text:p>495245000</text:p>
          </table:table-cell>
          <table:table-cell office:value-type="float" office:value="4677715000" calcext:value-type="float">
            <text:p>4677715000</text:p>
          </table:table-cell>
          <table:table-cell office:value-type="string" calcext:value-type="string">
            <text:p>2.942357043</text:p>
          </table:table-cell>
          <table:table-cell office:value-type="string" calcext:value-type="string">
            <text:p>42.251615245</text:p>
          </table:table-cell>
          <table:table-cell table:number-columns-repeated="2"/>
          <table:table-cell office:value-type="string" calcext:value-type="string">
            <text:p>07/19/2024 07:32:27 AM</text:p>
          </table:table-cell>
          <table:table-cell office:value-type="string" calcext:value-type="string">
            <text:p>Enlla�|&lt;a href=" http://equipaments.esport.gencat.cat/ceeree/equipaments/24051" target="_blank"&gt;Cens d�equipaments esportius de Catalunya&lt;/a&gt;|Espais|1 Pistes poliesportives a l'aire lliure</text:p>
          </table:table-cell>
          <table:table-cell office:value-type="string" calcext:value-type="string">
            <text:p>POINT (2.942357 42.251614)</text:p>
          </table:table-cell>
        </table:table-row>
        <table:table-row table:style-name="ro1">
          <table:table-cell office:value-type="float" office:value="27043119" calcext:value-type="float">
            <text:p>27043119</text:p>
          </table:table-cell>
          <table:table-cell table:number-columns-repeated="2" office:value-type="string" calcext:value-type="string">
            <text:p>Museu d'Història de la Ciutat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Plaç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17220" calcext:value-type="float">
            <text:p>17220</text:p>
          </table:table-cell>
          <table:table-cell office:value-type="string" calcext:value-type="string">
            <text:p>Sant Feliu de Guíxols</text:p>
          </table:table-cell>
          <table:table-cell office:value-type="float" office:value="171609" calcext:value-type="float">
            <text:p>171609</text:p>
          </table:table-cell>
          <table:table-cell office:value-type="string" calcext:value-type="string">
            <text:p>Baix Empordà</text:p>
          </table:table-cell>
          <table:table-cell office:value-type="float" office:value="972821575" calcext:value-type="float">
            <text:p>972821575</text:p>
          </table:table-cell>
          <table:table-cell table:number-columns-repeated="2"/>
          <table:table-cell office:value-type="float" office:value="502243000" calcext:value-type="float">
            <text:p>502243000</text:p>
          </table:table-cell>
          <table:table-cell office:value-type="float" office:value="4625399000" calcext:value-type="float">
            <text:p>4625399000</text:p>
          </table:table-cell>
          <table:table-cell office:value-type="string" calcext:value-type="string">
            <text:p>3.026991021</text:p>
          </table:table-cell>
          <table:table-cell office:value-type="string" calcext:value-type="string">
            <text:p>41.780435054</text:p>
          </table:table-cell>
          <table:table-cell office:value-type="string" calcext:value-type="string">
            <text:p>museuhistoria@guixols.cat</text:p>
          </table:table-cell>
          <table:table-cell office:value-type="string" calcext:value-type="string">
            <text:p>http://museu.guixols.cat/</text:p>
          </table:table-cell>
          <table:table-cell table:style-name="ce1" office:value-type="string" calcext:value-type="string">
            <text:p>07/10/2024 07:36:09 AM</text:p>
          </table:table-cell>
          <table:table-cell office:value-type="string" calcext:value-type="string">
            <text:p>Gestio|Patronat sense personalitat jurídica|Titularitat|Pública</text:p>
          </table:table-cell>
          <table:table-cell office:value-type="string" calcext:value-type="string">
            <text:p>POINT (3.0269911 41.780434)</text:p>
          </table:table-cell>
        </table:table-row>
        <table:table-row table:style-name="ro1">
          <table:table-cell office:value-type="float" office:value="27042782" calcext:value-type="float">
            <text:p>27042782</text:p>
          </table:table-cell>
          <table:table-cell table:number-columns-repeated="2" office:value-type="string" calcext:value-type="string">
            <text:p>Espai Carmen Thyssen</text:p>
          </table:table-cell>
          <table:table-cell office:value-type="string" calcext:value-type="string">
            <text:p>Cultura|Espais d'arts visuals|Espai d'arts visuals|</text:p>
          </table:table-cell>
          <table:table-cell office:value-type="string" calcext:value-type="string">
            <text:p>Plaça</text:p>
          </table:table-cell>
          <table:table-cell/>
          <table:table-cell office:value-type="string" calcext:value-type="string">
            <text:p>del </text:p>
          </table:table-cell>
          <table:table-cell table:number-columns-repeated="3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220" calcext:value-type="float">
            <text:p>17220</text:p>
          </table:table-cell>
          <table:table-cell office:value-type="string" calcext:value-type="string">
            <text:p>Sant Feliu de Guíxols</text:p>
          </table:table-cell>
          <table:table-cell office:value-type="float" office:value="171609" calcext:value-type="float">
            <text:p>171609</text:p>
          </table:table-cell>
          <table:table-cell office:value-type="string" calcext:value-type="string">
            <text:p>Baix Empordà</text:p>
          </table:table-cell>
          <table:table-cell office:value-type="float" office:value="972820167" calcext:value-type="float">
            <text:p>972820167</text:p>
          </table:table-cell>
          <table:table-cell table:number-columns-repeated="2"/>
          <table:table-cell office:value-type="float" office:value="502250000" calcext:value-type="float">
            <text:p>502250000</text:p>
          </table:table-cell>
          <table:table-cell office:value-type="float" office:value="4625414000" calcext:value-type="float">
            <text:p>4625414000</text:p>
          </table:table-cell>
          <table:table-cell office:value-type="string" calcext:value-type="string">
            <text:p>3.027075312</text:p>
          </table:table-cell>
          <table:table-cell office:value-type="string" calcext:value-type="string">
            <text:p>41.780570139</text:p>
          </table:table-cell>
          <table:table-cell office:value-type="string" calcext:value-type="string">
            <text:p>espaicarmenthyssen@guixols.cat</text:p>
          </table:table-cell>
          <table:table-cell office:value-type="string" calcext:value-type="string">
            <text:p>http://guixols.cat</text:p>
          </table:table-cell>
          <table:table-cell table:style-name="ce1" office:value-type="string" calcext:value-type="string">
            <text:p>07/10/2024 07:36:15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3.0270753 41.78057)</text:p>
          </table:table-cell>
        </table:table-row>
        <table:table-row table:style-name="ro1">
          <table:table-cell office:value-type="float" office:value="27044841" calcext:value-type="float">
            <text:p>27044841</text:p>
          </table:table-cell>
          <table:table-cell table:number-columns-repeated="2" office:value-type="string" calcext:value-type="string">
            <text:p>Museu del Mar de Lloret de Mar. Jardins de Santa Clotilde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Avinguda</text:p>
          </table:table-cell>
          <table:table-cell/>
          <table:table-cell office:value-type="string" calcext:value-type="string">
            <text:p>dels 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17310" calcext:value-type="float">
            <text:p>17310</text:p>
          </table:table-cell>
          <table:table-cell office:value-type="string" calcext:value-type="string">
            <text:p>Lloret de Mar</text:p>
          </table:table-cell>
          <table:table-cell office:value-type="float" office:value="170950" calcext:value-type="float">
            <text:p>170950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972370471 - 97</text:p>
          </table:table-cell>
          <table:table-cell table:number-columns-repeated="2"/>
          <table:table-cell office:value-type="float" office:value="485507000" calcext:value-type="float">
            <text:p>485507000</text:p>
          </table:table-cell>
          <table:table-cell office:value-type="float" office:value="4615567000" calcext:value-type="float">
            <text:p>4615567000</text:p>
          </table:table-cell>
          <table:table-cell office:value-type="string" calcext:value-type="string">
            <text:p>2.825839043</text:p>
          </table:table-cell>
          <table:table-cell office:value-type="string" calcext:value-type="string">
            <text:p>41.691748623</text:p>
          </table:table-cell>
          <table:table-cell office:value-type="string" calcext:value-type="string">
            <text:p>patrimoni@lloret.cat</text:p>
          </table:table-cell>
          <table:table-cell office:value-type="string" calcext:value-type="string">
            <text:p>http://www.lloret.org</text:p>
          </table:table-cell>
          <table:table-cell table:style-name="ce1" office:value-type="string" calcext:value-type="string">
            <text:p>07/10/2024 07:33:38 AM</text:p>
          </table:table-cell>
          <table:table-cell/>
          <table:table-cell office:value-type="string" calcext:value-type="string">
            <text:p>POINT (2.825839 41.69175)</text:p>
          </table:table-cell>
        </table:table-row>
        <table:table-row table:style-name="ro1">
          <table:table-cell office:value-type="float" office:value="2578032" calcext:value-type="float">
            <text:p>2578032</text:p>
          </table:table-cell>
          <table:table-cell table:number-columns-repeated="2" office:value-type="string" calcext:value-type="string">
            <text:p>Escola Espronceda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204" calcext:value-type="float">
            <text:p>8204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37101388" calcext:value-type="float">
            <text:p>937101388</text:p>
          </table:table-cell>
          <table:table-cell/>
          <table:table-cell office:value-type="float" office:value="937101388" calcext:value-type="float">
            <text:p>937101388</text:p>
          </table:table-cell>
          <table:table-cell office:value-type="float" office:value="426036000" calcext:value-type="float">
            <text:p>426036000</text:p>
          </table:table-cell>
          <table:table-cell office:value-type="float" office:value="4597911000" calcext:value-type="float">
            <text:p>4597911000</text:p>
          </table:table-cell>
          <table:table-cell office:value-type="string" calcext:value-type="string">
            <text:p>2.113412000</text:p>
          </table:table-cell>
          <table:table-cell office:value-type="string" calcext:value-type="string">
            <text:p>41.529432000</text:p>
          </table:table-cell>
          <table:table-cell office:value-type="string" calcext:value-type="string">
            <text:p>a8023921@xtec.cat</text:p>
          </table:table-cell>
          <table:table-cell/>
          <table:table-cell table:style-name="ce1" office:value-type="string" calcext:value-type="string">
            <text:p>06/12/2024 07:51:28 AM</text:p>
          </table:table-cell>
          <table:table-cell office:value-type="string" calcext:value-type="string">
            <text:p>Codi Territorial|Vallès Occidental|Naturalesa|Públic|Titularitat|Departament d'Educació</text:p>
          </table:table-cell>
          <table:table-cell office:value-type="string" calcext:value-type="string">
            <text:p>POINT (2.113412 41.52943)</text:p>
          </table:table-cell>
        </table:table-row>
        <table:table-row table:style-name="ro1">
          <table:table-cell office:value-type="float" office:value="29647985" calcext:value-type="float">
            <text:p>29647985</text:p>
          </table:table-cell>
          <table:table-cell table:number-columns-repeated="2" office:value-type="string" calcext:value-type="string">
            <text:p>Institut de Puig-reig</text:p>
          </table:table-cell>
          <table:table-cell office:value-type="string" calcext:value-type="string">
            <text:p>Educació. Formació|Educació secundària obligatòria (ESO)||Educació. Formació|Cicles formatius professionals de grau mitjà (CFPM)||Educació. Formació|Batxillerat (BATX)||Educació. Formació|Curs d’accés als cicles formatius de grau mitjà (AA01)|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office:value-type="string" calcext:value-type="string">
            <text:p>Puig-reig</text:p>
          </table:table-cell>
          <table:table-cell office:value-type="float" office:value="81751" calcext:value-type="float">
            <text:p>81751</text:p>
          </table:table-cell>
          <table:table-cell office:value-type="string" calcext:value-type="string">
            <text:p>Berguedà</text:p>
          </table:table-cell>
          <table:table-cell office:value-type="float" office:value="938290240" calcext:value-type="float">
            <text:p>938290240</text:p>
          </table:table-cell>
          <table:table-cell/>
          <table:table-cell office:value-type="float" office:value="938290240" calcext:value-type="float">
            <text:p>938290240</text:p>
          </table:table-cell>
          <table:table-cell office:value-type="float" office:value="406809000" calcext:value-type="float">
            <text:p>406809000</text:p>
          </table:table-cell>
          <table:table-cell office:value-type="float" office:value="4647467000" calcext:value-type="float">
            <text:p>4647467000</text:p>
          </table:table-cell>
          <table:table-cell office:value-type="string" calcext:value-type="string">
            <text:p>1.875211000</text:p>
          </table:table-cell>
          <table:table-cell office:value-type="string" calcext:value-type="string">
            <text:p>41.973691000</text:p>
          </table:table-cell>
          <table:table-cell office:value-type="string" calcext:value-type="string">
            <text:p>a8052207@xtec.cat</text:p>
          </table:table-cell>
          <table:table-cell/>
          <table:table-cell table:style-name="ce1" office:value-type="string" calcext:value-type="string">
            <text:p>06/12/2024 07:48:05 AM</text:p>
          </table:table-cell>
          <table:table-cell office:value-type="string" calcext:value-type="string">
            <text:p>Codi Territorial|Catalunya Central|Naturalesa|Públic|Titularitat|Departament d'Educació</text:p>
          </table:table-cell>
          <table:table-cell office:value-type="string" calcext:value-type="string">
            <text:p>POINT (1.875211 41.97369)</text:p>
          </table:table-cell>
        </table:table-row>
        <table:table-row table:style-name="ro1">
          <table:table-cell office:value-type="float" office:value="24594122" calcext:value-type="float">
            <text:p>24594122</text:p>
          </table:table-cell>
          <table:table-cell table:number-columns-repeated="2"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470" calcext:value-type="float">
            <text:p>17470</text:p>
          </table:table-cell>
          <table:table-cell office:value-type="string" calcext:value-type="string">
            <text:p>Sant Pere Pescador</text:p>
          </table:table-cell>
          <table:table-cell office:value-type="float" office:value="171788" calcext:value-type="float">
            <text:p>171788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office:value-type="float" office:value="506416000" calcext:value-type="float">
            <text:p>506416000</text:p>
          </table:table-cell>
          <table:table-cell office:value-type="float" office:value="4670630000" calcext:value-type="float">
            <text:p>4670630000</text:p>
          </table:table-cell>
          <table:table-cell office:value-type="string" calcext:value-type="string">
            <text:p>3.077700309</text:p>
          </table:table-cell>
          <table:table-cell office:value-type="string" calcext:value-type="string">
            <text:p>42.187793628</text:p>
          </table:table-cell>
          <table:table-cell table:number-columns-repeated="2"/>
          <table:table-cell office:value-type="string" calcext:value-type="string">
            <text:p>07/19/2024 07:32:25 AM</text:p>
          </table:table-cell>
          <table:table-cell office:value-type="string" calcext:value-type="string">
            <text:p>Enlla�|&lt;a href=" http://equipaments.esport.gencat.cat/ceeree/equipaments/24234" target="_blank"&gt;Cens d�equipaments esportius de Catalunya&lt;/a&gt;|Espais|1 Camps poliespotius i especialitzats</text:p>
          </table:table-cell>
          <table:table-cell office:value-type="string" calcext:value-type="string">
            <text:p>POINT (3.0777004 42.187794)</text:p>
          </table:table-cell>
        </table:table-row>
        <table:table-row table:style-name="ro1">
          <table:table-cell office:value-type="float" office:value="2577579" calcext:value-type="float">
            <text:p>2577579</text:p>
          </table:table-cell>
          <table:table-cell table:number-columns-repeated="2" office:value-type="string" calcext:value-type="string">
            <text:p>Escola Tagamanent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530" calcext:value-type="float">
            <text:p>8530</text:p>
          </table:table-cell>
          <table:table-cell office:value-type="string" calcext:value-type="string">
            <text:p>Garriga, la</text:p>
          </table:table-cell>
          <table:table-cell office:value-type="float" office:value="80885" calcext:value-type="float">
            <text:p>80885</text:p>
          </table:table-cell>
          <table:table-cell office:value-type="string" calcext:value-type="string">
            <text:p>Vallès Oriental</text:p>
          </table:table-cell>
          <table:table-cell office:value-type="float" office:value="938718301" calcext:value-type="float">
            <text:p>938718301</text:p>
          </table:table-cell>
          <table:table-cell/>
          <table:table-cell office:value-type="float" office:value="938718301" calcext:value-type="float">
            <text:p>938718301</text:p>
          </table:table-cell>
          <table:table-cell office:value-type="float" office:value="441107000" calcext:value-type="float">
            <text:p>441107000</text:p>
          </table:table-cell>
          <table:table-cell office:value-type="float" office:value="4614478000" calcext:value-type="float">
            <text:p>4614478000</text:p>
          </table:table-cell>
          <table:table-cell office:value-type="string" calcext:value-type="string">
            <text:p>2.292420000</text:p>
          </table:table-cell>
          <table:table-cell office:value-type="string" calcext:value-type="string">
            <text:p>41.679890000</text:p>
          </table:table-cell>
          <table:table-cell office:value-type="string" calcext:value-type="string">
            <text:p>a8039707@xtec.cat</text:p>
          </table:table-cell>
          <table:table-cell/>
          <table:table-cell table:style-name="ce1" office:value-type="string" calcext:value-type="string">
            <text:p>06/12/2024 07:49:42 AM</text:p>
          </table:table-cell>
          <table:table-cell office:value-type="string" calcext:value-type="string">
            <text:p>Codi Territorial|Maresme - Vallès Oriental|Naturalesa|Públic|Titularitat|Departament d'Educació</text:p>
          </table:table-cell>
          <table:table-cell office:value-type="string" calcext:value-type="string">
            <text:p>POINT (2.29242 41.67989)</text:p>
          </table:table-cell>
        </table:table-row>
        <table:table-row table:style-name="ro1">
          <table:table-cell office:value-type="float" office:value="2579842" calcext:value-type="float">
            <text:p>2579842</text:p>
          </table:table-cell>
          <table:table-cell table:number-columns-repeated="2" office:value-type="string" calcext:value-type="string">
            <text:p>Institut Les Salines</text:p>
          </table:table-cell>
          <table:table-cell office:value-type="string" calcext:value-type="string">
            <text:p>Educació. Formació|Cicles formatius professionals de grau mitjà (CFPM)||Educació. Formació|Cicles formatius professionals de grau superior (CFPS)||Educació. Formació|Itineraris formatius específics (IFE)||Educació. Formació|Curs d’accés als cicles formatius de grau mitjà (AA01)||Educació. Formació|Programes de formació i inserció (PFI)|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820" calcext:value-type="float">
            <text:p>8820</text:p>
          </table:table-cell>
          <table:table-cell office:value-type="string" calcext:value-type="string">
            <text:p>Prat de Llobregat, el</text:p>
          </table:table-cell>
          <table:table-cell office:value-type="float" office:value="81691" calcext:value-type="float">
            <text:p>81691</text:p>
          </table:table-cell>
          <table:table-cell office:value-type="string" calcext:value-type="string">
            <text:p>Baix Llobregat</text:p>
          </table:table-cell>
          <table:table-cell office:value-type="float" office:value="933794097" calcext:value-type="float">
            <text:p>933794097</text:p>
          </table:table-cell>
          <table:table-cell/>
          <table:table-cell office:value-type="float" office:value="933794097" calcext:value-type="float">
            <text:p>933794097</text:p>
          </table:table-cell>
          <table:table-cell office:value-type="float" office:value="423441000" calcext:value-type="float">
            <text:p>423441000</text:p>
          </table:table-cell>
          <table:table-cell office:value-type="float" office:value="4574617000" calcext:value-type="float">
            <text:p>4574617000</text:p>
          </table:table-cell>
          <table:table-cell office:value-type="string" calcext:value-type="string">
            <text:p>2.085254000</text:p>
          </table:table-cell>
          <table:table-cell office:value-type="string" calcext:value-type="string">
            <text:p>41.319393000</text:p>
          </table:table-cell>
          <table:table-cell office:value-type="string" calcext:value-type="string">
            <text:p>a8074631@xtec.cat</text:p>
          </table:table-cell>
          <table:table-cell/>
          <table:table-cell table:style-name="ce1" office:value-type="string" calcext:value-type="string">
            <text:p>06/12/2024 07:34:42 AM</text:p>
          </table:table-cell>
          <table:table-cell office:value-type="string" calcext:value-type="string">
            <text:p>Codi Territorial|Baix Llobregat|Naturalesa|Públic|Titularitat|Departament d'Educació</text:p>
          </table:table-cell>
          <table:table-cell office:value-type="string" calcext:value-type="string">
            <text:p>POINT (2.085254 41.319393)</text:p>
          </table:table-cell>
        </table:table-row>
        <table:table-row table:style-name="ro1">
          <table:table-cell office:value-type="float" office:value="3619592" calcext:value-type="float">
            <text:p>3619592</text:p>
          </table:table-cell>
          <table:table-cell table:number-columns-repeated="2" office:value-type="string" calcext:value-type="string">
            <text:p>Consultori local Aitona</text:p>
          </table:table-cell>
          <table:table-cell office:value-type="string" calcext:value-type="string">
            <text:p>Salut|Centres sanitaris|1. Centres d'atenció primària (CAP)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5182" calcext:value-type="float">
            <text:p>25182</text:p>
          </table:table-cell>
          <table:table-cell office:value-type="string" calcext:value-type="string">
            <text:p>Aitona</text:p>
          </table:table-cell>
          <table:table-cell office:value-type="float" office:value="250387" calcext:value-type="float">
            <text:p>250387</text:p>
          </table:table-cell>
          <table:table-cell office:value-type="string" calcext:value-type="string">
            <text:p>Segrià</text:p>
          </table:table-cell>
          <table:table-cell office:value-type="float" office:value="973794636" calcext:value-type="float">
            <text:p>973794636</text:p>
          </table:table-cell>
          <table:table-cell table:number-columns-repeated="2"/>
          <table:table-cell office:value-type="float" office:value="287832361" calcext:value-type="float">
            <text:p>287832361</text:p>
          </table:table-cell>
          <table:table-cell office:value-type="float" office:value="4596724376" calcext:value-type="float">
            <text:p>4596724376</text:p>
          </table:table-cell>
          <table:table-cell office:value-type="string" calcext:value-type="string">
            <text:p>0.458272139</text:p>
          </table:table-cell>
          <table:table-cell office:value-type="string" calcext:value-type="string">
            <text:p>41.494065073</text:p>
          </table:table-cell>
          <table:table-cell table:number-columns-repeated="2"/>
          <table:table-cell office:value-type="string" calcext:value-type="string">
            <text:p>07/19/2024 07:56:10 AM</text:p>
          </table:table-cell>
          <table:table-cell office:value-type="string" calcext:value-type="string">
            <text:p>Horari|Consulteu l'horari al CAP de referència - Telèfon del CAP (973 78 03 28). <text:s/>Atenció continuada 24 h al <text:s/>CAP Seròs.</text:p>
          </table:table-cell>
          <table:table-cell office:value-type="string" calcext:value-type="string">
            <text:p>POINT (0.45827213 41.494064)</text:p>
          </table:table-cell>
        </table:table-row>
        <table:table-row table:style-name="ro1">
          <table:table-cell office:value-type="float" office:value="415299" calcext:value-type="float">
            <text:p>415299</text:p>
          </table:table-cell>
          <table:table-cell table:number-columns-repeated="2" office:value-type="string" calcext:value-type="string">
            <text:p>Centre de dia STS Can Mònic <text:s text:c="72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8400" calcext:value-type="float">
            <text:p>8400</text:p>
          </table:table-cell>
          <table:table-cell office:value-type="string" calcext:value-type="string">
            <text:p>Granollers</text:p>
          </table:table-cell>
          <table:table-cell office:value-type="float" office:value="80961" calcext:value-type="float">
            <text:p>80961</text:p>
          </table:table-cell>
          <table:table-cell office:value-type="string" calcext:value-type="string">
            <text:p>Vallès Oriental</text:p>
          </table:table-cell>
          <table:table-cell office:value-type="float" office:value="938467100" calcext:value-type="float">
            <text:p>9384671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37 AM</text:p>
          </table:table-cell>
          <table:table-cell table:number-columns-repeated="2"/>
        </table:table-row>
        <table:table-row table:style-name="ro1">
          <table:table-cell office:value-type="float" office:value="415519" calcext:value-type="float">
            <text:p>415519</text:p>
          </table:table-cell>
          <table:table-cell table:number-columns-repeated="2" office:value-type="string" calcext:value-type="string">
            <text:p>Residència STS Can Mònic <text:s text:c="75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8400" calcext:value-type="float">
            <text:p>8400</text:p>
          </table:table-cell>
          <table:table-cell office:value-type="string" calcext:value-type="string">
            <text:p>Granollers</text:p>
          </table:table-cell>
          <table:table-cell office:value-type="float" office:value="80961" calcext:value-type="float">
            <text:p>80961</text:p>
          </table:table-cell>
          <table:table-cell office:value-type="string" calcext:value-type="string">
            <text:p>Vallès Oriental</text:p>
          </table:table-cell>
          <table:table-cell office:value-type="float" office:value="938467100" calcext:value-type="float">
            <text:p>9384671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48 AM</text:p>
          </table:table-cell>
          <table:table-cell table:number-columns-repeated="2"/>
        </table:table-row>
        <table:table-row table:style-name="ro1">
          <table:table-cell office:value-type="float" office:value="29650114" calcext:value-type="float">
            <text:p>29650114</text:p>
          </table:table-cell>
          <table:table-cell table:number-columns-repeated="2" office:value-type="string" calcext:value-type="string">
            <text:p>Gilpe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string" calcext:value-type="string">
            <text:p><text:s/>6-8</text:p>
          </table:table-cell>
          <table:table-cell table:number-columns-repeated="2"/>
          <table:table-cell office:value-type="float" office:value="8120" calcext:value-type="float">
            <text:p>8120</text:p>
          </table:table-cell>
          <table:table-cell office:value-type="string" calcext:value-type="string">
            <text:p>Llagosta, la</text:p>
          </table:table-cell>
          <table:table-cell office:value-type="float" office:value="81056" calcext:value-type="float">
            <text:p>81056</text:p>
          </table:table-cell>
          <table:table-cell office:value-type="string" calcext:value-type="string">
            <text:p>Vallès Oriental</text:p>
          </table:table-cell>
          <table:table-cell office:value-type="float" office:value="935603203" calcext:value-type="float">
            <text:p>935603203</text:p>
          </table:table-cell>
          <table:table-cell/>
          <table:table-cell office:value-type="float" office:value="935603203" calcext:value-type="float">
            <text:p>935603203</text:p>
          </table:table-cell>
          <table:table-cell office:value-type="float" office:value="432762000" calcext:value-type="float">
            <text:p>432762000</text:p>
          </table:table-cell>
          <table:table-cell office:value-type="float" office:value="4595944000" calcext:value-type="float">
            <text:p>4595944000</text:p>
          </table:table-cell>
          <table:table-cell office:value-type="string" calcext:value-type="string">
            <text:p>2.194247000</text:p>
          </table:table-cell>
          <table:table-cell office:value-type="string" calcext:value-type="string">
            <text:p>41.512309000</text:p>
          </table:table-cell>
          <table:table-cell office:value-type="string" calcext:value-type="string">
            <text:p>a8019733@xtec.cat</text:p>
          </table:table-cell>
          <table:table-cell/>
          <table:table-cell table:style-name="ce1" office:value-type="string" calcext:value-type="string">
            <text:p>06/12/2024 07:51:51 AM</text:p>
          </table:table-cell>
          <table:table-cell office:value-type="string" calcext:value-type="string">
            <text:p>Codi Territorial|Maresme - Vallès Oriental|Naturalesa|Privat|Titularitat|Persones Físiques</text:p>
          </table:table-cell>
          <table:table-cell office:value-type="string" calcext:value-type="string">
            <text:p>POINT (2.194247 41.51231)</text:p>
          </table:table-cell>
        </table:table-row>
        <table:table-row table:style-name="ro1">
          <table:table-cell office:value-type="float" office:value="24594558" calcext:value-type="float">
            <text:p>24594558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PISCINES MUNICIPALS</text:p>
          </table:table-cell>
          <table:table-cell office:value-type="string" calcext:value-type="string">
            <text:p>Esports. Lleure|Instal·lacions esportives|Piscina a l'aire lliure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office:value-type="string" calcext:value-type="string">
            <text:p>Puig-reig</text:p>
          </table:table-cell>
          <table:table-cell office:value-type="float" office:value="81751" calcext:value-type="float">
            <text:p>81751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06931000" calcext:value-type="float">
            <text:p>406931000</text:p>
          </table:table-cell>
          <table:table-cell office:value-type="float" office:value="4647406000" calcext:value-type="float">
            <text:p>4647406000</text:p>
          </table:table-cell>
          <table:table-cell office:value-type="string" calcext:value-type="string">
            <text:p>1.876697140</text:p>
          </table:table-cell>
          <table:table-cell office:value-type="string" calcext:value-type="string">
            <text:p>41.973156351</text:p>
          </table:table-cell>
          <table:table-cell table:number-columns-repeated="2"/>
          <table:table-cell office:value-type="string" calcext:value-type="string">
            <text:p>07/19/2024 07:32:32 AM</text:p>
          </table:table-cell>
          <table:table-cell office:value-type="string" calcext:value-type="string">
            <text:p>Enlla�|&lt;a href=" http://equipaments.esport.gencat.cat/ceeree/equipaments/23610" target="_blank"&gt;Cens d�equipaments esportius de Catalunya&lt;/a&gt;|Espais|2 Piscina a l'aire lliure</text:p>
          </table:table-cell>
          <table:table-cell office:value-type="string" calcext:value-type="string">
            <text:p>POINT (1.8766972 41.973156)</text:p>
          </table:table-cell>
        </table:table-row>
        <table:table-row table:style-name="ro1">
          <table:table-cell office:value-type="float" office:value="24594458" calcext:value-type="float">
            <text:p>24594458</text:p>
          </table:table-cell>
          <table:table-cell table:number-columns-repeated="2" office:value-type="string" calcext:value-type="string">
            <text:p>PAVELLÓ D'ESPORTS CAN VIOLÍ</text:p>
          </table:table-cell>
          <table:table-cell office:value-type="string" calcext:value-type="string">
            <text:p>Esports. Lleure|Instal·lacions esportives|Rocòdrom|Esports. Lleure|Instal·lacions esportives|Sala|Esports. Lleure|Instal·lacions esportives|Pavelló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530" calcext:value-type="float">
            <text:p>8530</text:p>
          </table:table-cell>
          <table:table-cell office:value-type="string" calcext:value-type="string">
            <text:p>Garriga, la</text:p>
          </table:table-cell>
          <table:table-cell office:value-type="float" office:value="80885" calcext:value-type="float">
            <text:p>80885</text:p>
          </table:table-cell>
          <table:table-cell office:value-type="string" calcext:value-type="string">
            <text:p>Vallès Oriental</text:p>
          </table:table-cell>
          <table:table-cell office:value-type="float" office:value="938718312" calcext:value-type="float">
            <text:p>938718312</text:p>
          </table:table-cell>
          <table:table-cell table:number-columns-repeated="2"/>
          <table:table-cell office:value-type="float" office:value="441292000" calcext:value-type="float">
            <text:p>441292000</text:p>
          </table:table-cell>
          <table:table-cell office:value-type="float" office:value="4614535000" calcext:value-type="float">
            <text:p>4614535000</text:p>
          </table:table-cell>
          <table:table-cell office:value-type="string" calcext:value-type="string">
            <text:p>2.294637437</text:p>
          </table:table-cell>
          <table:table-cell office:value-type="string" calcext:value-type="string">
            <text:p>41.680420671</text:p>
          </table:table-cell>
          <table:table-cell table:number-columns-repeated="2"/>
          <table:table-cell office:value-type="string" calcext:value-type="string">
            <text:p>07/19/2024 07:32:42 AM</text:p>
          </table:table-cell>
          <table:table-cell office:value-type="string" calcext:value-type="string">
            <text:p>Enlla�|&lt;a href=" http://equipaments.esport.gencat.cat/ceeree/equipaments/22537" target="_blank"&gt;Cens d�equipaments esportius de Catalunya&lt;/a&gt;|Espais|1 Pavelló&lt;br/&gt;1 Rocòdroms i boulders&lt;br/&gt;1 Sales d'activitats i especialitzades</text:p>
          </table:table-cell>
          <table:table-cell office:value-type="string" calcext:value-type="string">
            <text:p>POINT (2.2946374 41.68042)</text:p>
          </table:table-cell>
        </table:table-row>
        <table:table-row table:style-name="ro1">
          <table:table-cell office:value-type="float" office:value="2578235" calcext:value-type="float">
            <text:p>2578235</text:p>
          </table:table-cell>
          <table:table-cell table:number-columns-repeated="2" office:value-type="string" calcext:value-type="string">
            <text:p>Institut Manuel Blancafort</text:p>
          </table:table-cell>
          <table:table-cell office:value-type="string" calcext:value-type="string">
            <text:p>Educació. Formació|Educació secundària obligatòria (ESO)||Educació. Formació|Batxillerat (BATX)|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530" calcext:value-type="float">
            <text:p>8530</text:p>
          </table:table-cell>
          <table:table-cell office:value-type="string" calcext:value-type="string">
            <text:p>Garriga, la</text:p>
          </table:table-cell>
          <table:table-cell office:value-type="float" office:value="80885" calcext:value-type="float">
            <text:p>80885</text:p>
          </table:table-cell>
          <table:table-cell office:value-type="string" calcext:value-type="string">
            <text:p>Vallès Oriental</text:p>
          </table:table-cell>
          <table:table-cell office:value-type="float" office:value="938715503" calcext:value-type="float">
            <text:p>938715503</text:p>
          </table:table-cell>
          <table:table-cell/>
          <table:table-cell office:value-type="float" office:value="938715503" calcext:value-type="float">
            <text:p>938715503</text:p>
          </table:table-cell>
          <table:table-cell office:value-type="float" office:value="441158000" calcext:value-type="float">
            <text:p>441158000</text:p>
          </table:table-cell>
          <table:table-cell office:value-type="float" office:value="4614500000" calcext:value-type="float">
            <text:p>4614500000</text:p>
          </table:table-cell>
          <table:table-cell office:value-type="string" calcext:value-type="string">
            <text:p>2.293036000</text:p>
          </table:table-cell>
          <table:table-cell office:value-type="string" calcext:value-type="string">
            <text:p>41.680097000</text:p>
          </table:table-cell>
          <table:table-cell office:value-type="string" calcext:value-type="string">
            <text:p>a8035222@xtec.cat</text:p>
          </table:table-cell>
          <table:table-cell/>
          <table:table-cell table:style-name="ce1" office:value-type="string" calcext:value-type="string">
            <text:p>06/12/2024 07:50:26 AM</text:p>
          </table:table-cell>
          <table:table-cell office:value-type="string" calcext:value-type="string">
            <text:p>Codi Territorial|Maresme - Vallès Oriental|Naturalesa|Públic|Titularitat|Departament d'Educació</text:p>
          </table:table-cell>
          <table:table-cell office:value-type="string" calcext:value-type="string">
            <text:p>POINT (2.293036 41.680096)</text:p>
          </table:table-cell>
        </table:table-row>
        <table:table-row table:style-name="ro1">
          <table:table-cell office:value-type="float" office:value="24607178" calcext:value-type="float">
            <text:p>24607178</text:p>
          </table:table-cell>
          <table:table-cell table:number-columns-repeated="2" office:value-type="string" calcext:value-type="string">
            <text:p>PISTA POLIESPORTIVA CAMP D'EN PINEDA</text:p>
          </table:table-cell>
          <table:table-cell office:value-type="string" calcext:value-type="string">
            <text:p>Esports. Lleure|Instal·lacions esportives|Pista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17740" calcext:value-type="float">
            <text:p>17740</text:p>
          </table:table-cell>
          <table:table-cell office:value-type="string" calcext:value-type="string">
            <text:p>Vilafant</text:p>
          </table:table-cell>
          <table:table-cell office:value-type="float" office:value="172214" calcext:value-type="float">
            <text:p>172214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office:value-type="float" office:value="494700000" calcext:value-type="float">
            <text:p>494700000</text:p>
          </table:table-cell>
          <table:table-cell office:value-type="float" office:value="4677350000" calcext:value-type="float">
            <text:p>4677350000</text:p>
          </table:table-cell>
          <table:table-cell office:value-type="string" calcext:value-type="string">
            <text:p>2.935753566</text:p>
          </table:table-cell>
          <table:table-cell office:value-type="string" calcext:value-type="string">
            <text:p>42.248324446</text:p>
          </table:table-cell>
          <table:table-cell table:number-columns-repeated="2"/>
          <table:table-cell office:value-type="string" calcext:value-type="string">
            <text:p>07/19/2024 07:32:27 AM</text:p>
          </table:table-cell>
          <table:table-cell office:value-type="string" calcext:value-type="string">
            <text:p>Enlla�|&lt;a href=" http://equipaments.esport.gencat.cat/ceeree/equipaments/24043" target="_blank"&gt;Cens d�equipaments esportius de Catalunya&lt;/a&gt;|Espais|1 Pistes poliesportives a l'aire lliure</text:p>
          </table:table-cell>
          <table:table-cell office:value-type="string" calcext:value-type="string">
            <text:p>POINT (2.9357536 42.248325)</text:p>
          </table:table-cell>
        </table:table-row>
        <table:table-row table:style-name="ro1">
          <table:table-cell office:value-type="float" office:value="27043139" calcext:value-type="float">
            <text:p>27043139</text:p>
          </table:table-cell>
          <table:table-cell table:number-columns-repeated="2" office:value-type="string" calcext:value-type="string">
            <text:p>Centre Cívic Bonmatí</text:p>
          </table:table-cell>
          <table:table-cell office:value-type="string" calcext:value-type="string">
            <text:p>Cultura|Centres culturals: ateneus, centres cívics i cases de cultura|Centre cívic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164" calcext:value-type="float">
            <text:p>17164</text:p>
          </table:table-cell>
          <table:table-cell office:value-type="string" calcext:value-type="string">
            <text:p>Sant Julià del Llor i Bonmatí</text:p>
          </table:table-cell>
          <table:table-cell office:value-type="float" office:value="179032" calcext:value-type="float">
            <text:p>179032</text:p>
          </table:table-cell>
          <table:table-cell office:value-type="string" calcext:value-type="string">
            <text:p>Selva</text:p>
          </table:table-cell>
          <table:table-cell office:value-type="float" office:value="972422296" calcext:value-type="float">
            <text:p>972422296</text:p>
          </table:table-cell>
          <table:table-cell table:number-columns-repeated="2"/>
          <table:table-cell office:value-type="float" office:value="472547780" calcext:value-type="float">
            <text:p>472547780</text:p>
          </table:table-cell>
          <table:table-cell office:value-type="float" office:value="4646386500" calcext:value-type="float">
            <text:p>4646386500</text:p>
          </table:table-cell>
          <table:table-cell office:value-type="string" calcext:value-type="string">
            <text:p>2.668682994</text:p>
          </table:table-cell>
          <table:table-cell office:value-type="string" calcext:value-type="string">
            <text:p>41.968991729</text:p>
          </table:table-cell>
          <table:table-cell table:number-columns-repeated="2"/>
          <table:table-cell table:style-name="ce1" office:value-type="string" calcext:value-type="string">
            <text:p>07/10/2024 07:23:54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668683 41.96899)</text:p>
          </table:table-cell>
        </table:table-row>
        <table:table-row table:style-name="ro1">
          <table:table-cell office:value-type="float" office:value="546949" calcext:value-type="float">
            <text:p>546949</text:p>
          </table:table-cell>
          <table:table-cell table:number-columns-repeated="2" office:value-type="string" calcext:value-type="string">
            <text:p>Ajuntament de la Baronia de Rialb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747" calcext:value-type="float">
            <text:p>25747</text:p>
          </table:table-cell>
          <table:table-cell office:value-type="string" calcext:value-type="string">
            <text:p>Baronia de Rialb, la</text:p>
          </table:table-cell>
          <table:table-cell office:value-type="float" office:value="250426" calcext:value-type="float">
            <text:p>250426</text:p>
          </table:table-cell>
          <table:table-cell office:value-type="string" calcext:value-type="string">
            <text:p>Noguera</text:p>
          </table:table-cell>
          <table:table-cell office:value-type="string" calcext:value-type="string">
            <text:p>973-460234</text:p>
          </table:table-cell>
          <table:table-cell/>
          <table:table-cell office:value-type="string" calcext:value-type="string">
            <text:p>973-462125</text:p>
          </table:table-cell>
          <table:table-cell office:value-type="float" office:value="350595236" calcext:value-type="float">
            <text:p>350595236</text:p>
          </table:table-cell>
          <table:table-cell office:value-type="float" office:value="4643341682" calcext:value-type="float">
            <text:p>4643341682</text:p>
          </table:table-cell>
          <table:table-cell office:value-type="string" calcext:value-type="string">
            <text:p>1.198043558</text:p>
          </table:table-cell>
          <table:table-cell office:value-type="string" calcext:value-type="string">
            <text:p>41.927904129</text:p>
          </table:table-cell>
          <table:table-cell office:value-type="string" calcext:value-type="string">
            <text:p>ajuntament@baroniarialb.ddl.net</text:p>
          </table:table-cell>
          <table:table-cell office:value-type="string" calcext:value-type="string">
            <text:p>http://baroniarialb.ddl.net/</text:p>
          </table:table-cell>
          <table:table-cell office:value-type="string" calcext:value-type="string">
            <text:p>07/17/2024 07:03:53 AM</text:p>
          </table:table-cell>
          <table:table-cell/>
          <table:table-cell office:value-type="string" calcext:value-type="string">
            <text:p>POINT (1.1980436 41.927902)</text:p>
          </table:table-cell>
        </table:table-row>
        <table:table-row table:style-name="ro1">
          <table:table-cell office:value-type="float" office:value="2580397" calcext:value-type="float">
            <text:p>2580397</text:p>
          </table:table-cell>
          <table:table-cell table:number-columns-repeated="2" office:value-type="string" calcext:value-type="string">
            <text:p>Llar d'infants Bambarol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126" calcext:value-type="float">
            <text:p>25126</text:p>
          </table:table-cell>
          <table:table-cell office:value-type="string" calcext:value-type="string">
            <text:p>Almenar</text:p>
          </table:table-cell>
          <table:table-cell office:value-type="float" office:value="250215" calcext:value-type="float">
            <text:p>250215</text:p>
          </table:table-cell>
          <table:table-cell office:value-type="string" calcext:value-type="string">
            <text:p>Segrià</text:p>
          </table:table-cell>
          <table:table-cell table:number-columns-repeated="3"/>
          <table:table-cell office:value-type="float" office:value="298041000" calcext:value-type="float">
            <text:p>298041000</text:p>
          </table:table-cell>
          <table:table-cell office:value-type="float" office:value="4629926000" calcext:value-type="float">
            <text:p>4629926000</text:p>
          </table:table-cell>
          <table:table-cell office:value-type="string" calcext:value-type="string">
            <text:p>0.569253000</text:p>
          </table:table-cell>
          <table:table-cell office:value-type="string" calcext:value-type="string">
            <text:p>41.795484000</text:p>
          </table:table-cell>
          <table:table-cell office:value-type="string" calcext:value-type="string">
            <text:p>c5009411@xtec.cat</text:p>
          </table:table-cell>
          <table:table-cell/>
          <table:table-cell table:style-name="ce1" office:value-type="string" calcext:value-type="string">
            <text:p>06/12/2024 07:25:43 AM</text:p>
          </table:table-cell>
          <table:table-cell office:value-type="string" calcext:value-type="string">
            <text:p>Codi Territorial|Lleida|Naturalesa|Públic|Titularitat|Corporacions Locals</text:p>
          </table:table-cell>
          <table:table-cell office:value-type="string" calcext:value-type="string">
            <text:p>POINT (0.569253 41.795483)</text:p>
          </table:table-cell>
        </table:table-row>
        <table:table-row table:style-name="ro1">
          <table:table-cell office:value-type="float" office:value="419231" calcext:value-type="float">
            <text:p>419231</text:p>
          </table:table-cell>
          <table:table-cell table:number-columns-repeated="2" office:value-type="string" calcext:value-type="string">
            <text:p>Servei de teràpia ocupacional L'Espígol <text:s text:c="60"/></text:p>
          </table:table-cell>
          <table:table-cell office:value-type="string" calcext:value-type="string">
            <text:p>Serveis socials especialitzats|Serveis adreçats a persones amb discapacitat intel·lectual|Servei de centre de dia de teràpia ocupacional per a persones amb discapacitat intel·lectual (STO)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office:value-type="string" calcext:value-type="string">
            <text:p>Cervera</text:p>
          </table:table-cell>
          <table:table-cell office:value-type="float" office:value="250729" calcext:value-type="float">
            <text:p>250729</text:p>
          </table:table-cell>
          <table:table-cell office:value-type="string" calcext:value-type="string">
            <text:p>Segarra</text:p>
          </table:table-cell>
          <table:table-cell office:value-type="float" office:value="973530482" calcext:value-type="float">
            <text:p>973530482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356627992" calcext:value-type="float">
            <text:p>356627992</text:p>
          </table:table-cell>
          <table:table-cell office:value-type="float" office:value="4614878896" calcext:value-type="float">
            <text:p>4614878896</text:p>
          </table:table-cell>
          <table:table-cell office:value-type="string" calcext:value-type="string">
            <text:p>1.277648946</text:p>
          </table:table-cell>
          <table:table-cell office:value-type="string" calcext:value-type="string">
            <text:p>41.672775527</text:p>
          </table:table-cell>
          <table:table-cell table:number-columns-repeated="2"/>
          <table:table-cell office:value-type="string" calcext:value-type="string">
            <text:p>07/18/2024 07:30:18 AM</text:p>
          </table:table-cell>
          <table:table-cell/>
          <table:table-cell office:value-type="string" calcext:value-type="string">
            <text:p>POINT (1.2776489 41.672775)</text:p>
          </table:table-cell>
        </table:table-row>
        <table:table-row table:style-name="ro1">
          <table:table-cell office:value-type="float" office:value="419878" calcext:value-type="float">
            <text:p>419878</text:p>
          </table:table-cell>
          <table:table-cell table:number-columns-repeated="2" office:value-type="string" calcext:value-type="string">
            <text:p>Servei ocupacional d'inserció l'Espígol <text:s text:c="60"/></text:p>
          </table:table-cell>
          <table:table-cell office:value-type="string" calcext:value-type="string">
            <text:p>Serveis socials especialitzats|Serveis adreçats a persones amb discapacitat intel·lectual|Servei de centre de dia ocupacional d'inserció per a persones amb discapacitat intel·lectual (SOI)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office:value-type="string" calcext:value-type="string">
            <text:p>Cervera</text:p>
          </table:table-cell>
          <table:table-cell office:value-type="float" office:value="250729" calcext:value-type="float">
            <text:p>250729</text:p>
          </table:table-cell>
          <table:table-cell office:value-type="string" calcext:value-type="string">
            <text:p>Segarra</text:p>
          </table:table-cell>
          <table:table-cell office:value-type="float" office:value="973534082" calcext:value-type="float">
            <text:p>973534082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356627992" calcext:value-type="float">
            <text:p>356627992</text:p>
          </table:table-cell>
          <table:table-cell office:value-type="float" office:value="4614878896" calcext:value-type="float">
            <text:p>4614878896</text:p>
          </table:table-cell>
          <table:table-cell office:value-type="string" calcext:value-type="string">
            <text:p>1.277648946</text:p>
          </table:table-cell>
          <table:table-cell office:value-type="string" calcext:value-type="string">
            <text:p>41.672775527</text:p>
          </table:table-cell>
          <table:table-cell table:number-columns-repeated="2"/>
          <table:table-cell office:value-type="string" calcext:value-type="string">
            <text:p>07/18/2024 07:29:57 AM</text:p>
          </table:table-cell>
          <table:table-cell/>
          <table:table-cell office:value-type="string" calcext:value-type="string">
            <text:p>POINT (1.2776489 41.672775)</text:p>
          </table:table-cell>
        </table:table-row>
        <table:table-row table:style-name="ro1">
          <table:table-cell office:value-type="float" office:value="547013" calcext:value-type="float">
            <text:p>547013</text:p>
          </table:table-cell>
          <table:table-cell table:number-columns-repeated="2" office:value-type="string" calcext:value-type="string">
            <text:p>Ajuntament de Capellades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786" calcext:value-type="float">
            <text:p>8786</text:p>
          </table:table-cell>
          <table:table-cell office:value-type="string" calcext:value-type="string">
            <text:p>Capellades</text:p>
          </table:table-cell>
          <table:table-cell office:value-type="float" office:value="80446" calcext:value-type="float">
            <text:p>80446</text:p>
          </table:table-cell>
          <table:table-cell office:value-type="string" calcext:value-type="string">
            <text:p>Anoia</text:p>
          </table:table-cell>
          <table:table-cell office:value-type="string" calcext:value-type="string">
            <text:p>93-8011001</text:p>
          </table:table-cell>
          <table:table-cell/>
          <table:table-cell office:value-type="string" calcext:value-type="string">
            <text:p>93-8013969</text:p>
          </table:table-cell>
          <table:table-cell office:value-type="float" office:value="390366227" calcext:value-type="float">
            <text:p>390366227</text:p>
          </table:table-cell>
          <table:table-cell office:value-type="float" office:value="4598586860" calcext:value-type="float">
            <text:p>4598586860</text:p>
          </table:table-cell>
          <table:table-cell office:value-type="string" calcext:value-type="string">
            <text:p>1.685813633</text:p>
          </table:table-cell>
          <table:table-cell office:value-type="string" calcext:value-type="string">
            <text:p>41.531426132</text:p>
          </table:table-cell>
          <table:table-cell office:value-type="string" calcext:value-type="string">
            <text:p>capellades@capellades.cat</text:p>
          </table:table-cell>
          <table:table-cell office:value-type="string" calcext:value-type="string">
            <text:p>http://www.capellades.cat</text:p>
          </table:table-cell>
          <table:table-cell office:value-type="string" calcext:value-type="string">
            <text:p>07/17/2024 07:03:47 AM</text:p>
          </table:table-cell>
          <table:table-cell/>
          <table:table-cell office:value-type="string" calcext:value-type="string">
            <text:p>POINT (1.6858137 41.531425)</text:p>
          </table:table-cell>
        </table:table-row>
        <table:table-row table:style-name="ro1">
          <table:table-cell office:value-type="float" office:value="2579487" calcext:value-type="float">
            <text:p>2579487</text:p>
          </table:table-cell>
          <table:table-cell table:number-columns-repeated="2" office:value-type="string" calcext:value-type="string">
            <text:p>LLI privada De Zero a Tres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172" calcext:value-type="float">
            <text:p>8172</text:p>
          </table:table-cell>
          <table:table-cell office:value-type="string" calcext:value-type="string">
            <text:p>Sant Cugat del Vallès</text:p>
          </table:table-cell>
          <table:table-cell office:value-type="float" office:value="82055" calcext:value-type="float">
            <text:p>82055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23910000" calcext:value-type="float">
            <text:p>423910000</text:p>
          </table:table-cell>
          <table:table-cell office:value-type="float" office:value="4591906000" calcext:value-type="float">
            <text:p>4591906000</text:p>
          </table:table-cell>
          <table:table-cell office:value-type="string" calcext:value-type="string">
            <text:p>2.088693000</text:p>
          </table:table-cell>
          <table:table-cell office:value-type="string" calcext:value-type="string">
            <text:p>41.475149000</text:p>
          </table:table-cell>
          <table:table-cell office:value-type="string" calcext:value-type="string">
            <text:p>a8068276@xtec.cat</text:p>
          </table:table-cell>
          <table:table-cell/>
          <table:table-cell table:style-name="ce1" office:value-type="string" calcext:value-type="string">
            <text:p>06/12/2024 07:39:20 AM</text:p>
          </table:table-cell>
          <table:table-cell office:value-type="string" calcext:value-type="string">
            <text:p>Codi Territorial|Vallès Occidental|Naturalesa|Privat|Titularitat|Societats Mercantils</text:p>
          </table:table-cell>
          <table:table-cell office:value-type="string" calcext:value-type="string">
            <text:p>POINT (2.088693 41.475147)</text:p>
          </table:table-cell>
        </table:table-row>
        <table:table-row table:style-name="ro1">
          <table:table-cell office:value-type="float" office:value="547553" calcext:value-type="float">
            <text:p>547553</text:p>
          </table:table-cell>
          <table:table-cell table:number-columns-repeated="2" office:value-type="string" calcext:value-type="string">
            <text:p>Ajuntament de Vallclara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3439" calcext:value-type="float">
            <text:p>43439</text:p>
          </table:table-cell>
          <table:table-cell office:value-type="string" calcext:value-type="string">
            <text:p>Vallclara</text:p>
          </table:table-cell>
          <table:table-cell office:value-type="float" office:value="431589" calcext:value-type="float">
            <text:p>431589</text:p>
          </table:table-cell>
          <table:table-cell office:value-type="string" calcext:value-type="string">
            <text:p>Conca de Barberà</text:p>
          </table:table-cell>
          <table:table-cell office:value-type="string" calcext:value-type="string">
            <text:p>977-869212</text:p>
          </table:table-cell>
          <table:table-cell/>
          <table:table-cell office:value-type="string" calcext:value-type="string">
            <text:p>977-869221</text:p>
          </table:table-cell>
          <table:table-cell office:value-type="float" office:value="331220725" calcext:value-type="float">
            <text:p>331220725</text:p>
          </table:table-cell>
          <table:table-cell office:value-type="float" office:value="4582582508" calcext:value-type="float">
            <text:p>4582582508</text:p>
          </table:table-cell>
          <table:table-cell office:value-type="string" calcext:value-type="string">
            <text:p>0.981655322</text:p>
          </table:table-cell>
          <table:table-cell office:value-type="string" calcext:value-type="string">
            <text:p>41.377072266</text:p>
          </table:table-cell>
          <table:table-cell office:value-type="string" calcext:value-type="string">
            <text:p>aj.vallclara@altanet.org</text:p>
          </table:table-cell>
          <table:table-cell office:value-type="string" calcext:value-type="string">
            <text:p>http://www.vallclara.altanet.org</text:p>
          </table:table-cell>
          <table:table-cell office:value-type="string" calcext:value-type="string">
            <text:p>07/17/2024 07:02:57 AM</text:p>
          </table:table-cell>
          <table:table-cell/>
          <table:table-cell office:value-type="string" calcext:value-type="string">
            <text:p>POINT (0.9816553 41.37707)</text:p>
          </table:table-cell>
        </table:table-row>
        <table:table-row table:style-name="ro1">
          <table:table-cell office:value-type="float" office:value="573363" calcext:value-type="float">
            <text:p>573363</text:p>
          </table:table-cell>
          <table:table-cell table:number-columns-repeated="2" office:value-type="string" calcext:value-type="string">
            <text:p>Jutjat de Pau de Vallclara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3439" calcext:value-type="float">
            <text:p>43439</text:p>
          </table:table-cell>
          <table:table-cell office:value-type="string" calcext:value-type="string">
            <text:p>Vallclara</text:p>
          </table:table-cell>
          <table:table-cell office:value-type="float" office:value="431589" calcext:value-type="float">
            <text:p>431589</text:p>
          </table:table-cell>
          <table:table-cell office:value-type="string" calcext:value-type="string">
            <text:p>Conca de Barberà</text:p>
          </table:table-cell>
          <table:table-cell office:value-type="float" office:value="977869212" calcext:value-type="float">
            <text:p>977869212</text:p>
          </table:table-cell>
          <table:table-cell/>
          <table:table-cell office:value-type="float" office:value="977869270" calcext:value-type="float">
            <text:p>977869270</text:p>
          </table:table-cell>
          <table:table-cell office:value-type="float" office:value="331220725" calcext:value-type="float">
            <text:p>331220725</text:p>
          </table:table-cell>
          <table:table-cell office:value-type="float" office:value="4582582508" calcext:value-type="float">
            <text:p>4582582508</text:p>
          </table:table-cell>
          <table:table-cell office:value-type="string" calcext:value-type="string">
            <text:p>0.981655322</text:p>
          </table:table-cell>
          <table:table-cell office:value-type="string" calcext:value-type="string">
            <text:p>41.377072266</text:p>
          </table:table-cell>
          <table:table-cell table:number-columns-repeated="2"/>
          <table:table-cell office:value-type="string" calcext:value-type="string">
            <text:p>07/18/2024 07:02:33 AM</text:p>
          </table:table-cell>
          <table:table-cell/>
          <table:table-cell office:value-type="string" calcext:value-type="string">
            <text:p>POINT (0.9816553 41.37707)</text:p>
          </table:table-cell>
        </table:table-row>
        <table:table-row table:style-name="ro1">
          <table:table-cell office:value-type="float" office:value="2580387" calcext:value-type="float">
            <text:p>2580387</text:p>
          </table:table-cell>
          <table:table-cell table:number-columns-repeated="2" office:value-type="string" calcext:value-type="string">
            <text:p>Llar d'infants de Puigverd de Lleida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5153" calcext:value-type="float">
            <text:p>25153</text:p>
          </table:table-cell>
          <table:table-cell office:value-type="string" calcext:value-type="string">
            <text:p>Puigverd de Lleida</text:p>
          </table:table-cell>
          <table:table-cell office:value-type="float" office:value="251826" calcext:value-type="float">
            <text:p>251826</text:p>
          </table:table-cell>
          <table:table-cell office:value-type="string" calcext:value-type="string">
            <text:p>Segrià</text:p>
          </table:table-cell>
          <table:table-cell table:number-columns-repeated="3"/>
          <table:table-cell office:value-type="float" office:value="310913000" calcext:value-type="float">
            <text:p>310913000</text:p>
          </table:table-cell>
          <table:table-cell office:value-type="float" office:value="4601693000" calcext:value-type="float">
            <text:p>4601693000</text:p>
          </table:table-cell>
          <table:table-cell office:value-type="string" calcext:value-type="string">
            <text:p>0.732998000</text:p>
          </table:table-cell>
          <table:table-cell office:value-type="string" calcext:value-type="string">
            <text:p>41.544559000</text:p>
          </table:table-cell>
          <table:table-cell office:value-type="string" calcext:value-type="string">
            <text:p>c5009290@xtec.cat</text:p>
          </table:table-cell>
          <table:table-cell/>
          <table:table-cell table:style-name="ce1" office:value-type="string" calcext:value-type="string">
            <text:p>06/12/2024 07:25:48 AM</text:p>
          </table:table-cell>
          <table:table-cell office:value-type="string" calcext:value-type="string">
            <text:p>Codi Territorial|Lleida|Naturalesa|Públic|Titularitat|Corporacions Locals</text:p>
          </table:table-cell>
          <table:table-cell office:value-type="string" calcext:value-type="string">
            <text:p>POINT (0.732998 41.54456)</text:p>
          </table:table-cell>
        </table:table-row>
        <table:table-row table:style-name="ro1">
          <table:table-cell office:value-type="float" office:value="2579943" calcext:value-type="float">
            <text:p>2579943</text:p>
          </table:table-cell>
          <table:table-cell table:number-columns-repeated="2" office:value-type="string" calcext:value-type="string">
            <text:p>Llar d'infants Patufet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519" calcext:value-type="float">
            <text:p>8519</text:p>
          </table:table-cell>
          <table:table-cell office:value-type="string" calcext:value-type="string">
            <text:p>Folgueroles</text:p>
          </table:table-cell>
          <table:table-cell office:value-type="float" office:value="80832" calcext:value-type="float">
            <text:p>80832</text:p>
          </table:table-cell>
          <table:table-cell office:value-type="string" calcext:value-type="string">
            <text:p>Osona</text:p>
          </table:table-cell>
          <table:table-cell office:value-type="float" office:value="938887086" calcext:value-type="float">
            <text:p>938887086</text:p>
          </table:table-cell>
          <table:table-cell/>
          <table:table-cell office:value-type="float" office:value="938887086" calcext:value-type="float">
            <text:p>938887086</text:p>
          </table:table-cell>
          <table:table-cell office:value-type="float" office:value="443691000" calcext:value-type="float">
            <text:p>443691000</text:p>
          </table:table-cell>
          <table:table-cell office:value-type="float" office:value="4643231000" calcext:value-type="float">
            <text:p>4643231000</text:p>
          </table:table-cell>
          <table:table-cell office:value-type="string" calcext:value-type="string">
            <text:p>2.320739000</text:p>
          </table:table-cell>
          <table:table-cell office:value-type="string" calcext:value-type="string">
            <text:p>41.939036000</text:p>
          </table:table-cell>
          <table:table-cell office:value-type="string" calcext:value-type="string">
            <text:p>a8066218@xtec.cat</text:p>
          </table:table-cell>
          <table:table-cell/>
          <table:table-cell table:style-name="ce1" office:value-type="string" calcext:value-type="string">
            <text:p>06/12/2024 07:41:37 AM</text:p>
          </table:table-cell>
          <table:table-cell office:value-type="string" calcext:value-type="string">
            <text:p>Codi Territorial|Catalunya Central|Naturalesa|Públic|Titularitat|Corporacions Locals</text:p>
          </table:table-cell>
          <table:table-cell office:value-type="string" calcext:value-type="string">
            <text:p>POINT (2.320739 41.939037)</text:p>
          </table:table-cell>
        </table:table-row>
        <table:table-row table:style-name="ro1">
          <table:table-cell office:value-type="float" office:value="24608268" calcext:value-type="float">
            <text:p>24608268</text:p>
          </table:table-cell>
          <table:table-cell table:number-columns-repeated="2" office:value-type="string" calcext:value-type="string">
            <text:p>PISTA POLIESPORTIVA MUNICIPAL</text:p>
          </table:table-cell>
          <table:table-cell office:value-type="string" calcext:value-type="string">
            <text:p>Esports. Lleure|Instal·lacions esportives|Pista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5597" calcext:value-type="float">
            <text:p>25597</text:p>
          </table:table-cell>
          <table:table-cell office:value-type="string" calcext:value-type="string">
            <text:p>Guingueta d'Àneu, la</text:p>
          </table:table-cell>
          <table:table-cell office:value-type="float" office:value="259031" calcext:value-type="float">
            <text:p>259031</text:p>
          </table:table-cell>
          <table:table-cell office:value-type="string" calcext:value-type="string">
            <text:p>Pallars Sobirà</text:p>
          </table:table-cell>
          <table:table-cell table:number-columns-repeated="3"/>
          <table:table-cell office:value-type="float" office:value="346685000" calcext:value-type="float">
            <text:p>346685000</text:p>
          </table:table-cell>
          <table:table-cell office:value-type="float" office:value="4717505000" calcext:value-type="float">
            <text:p>4717505000</text:p>
          </table:table-cell>
          <table:table-cell office:value-type="string" calcext:value-type="string">
            <text:p>1.131290030</text:p>
          </table:table-cell>
          <table:table-cell office:value-type="string" calcext:value-type="string">
            <text:p>42.594736140</text:p>
          </table:table-cell>
          <table:table-cell table:number-columns-repeated="2"/>
          <table:table-cell office:value-type="string" calcext:value-type="string">
            <text:p>07/19/2024 07:31:44 AM</text:p>
          </table:table-cell>
          <table:table-cell office:value-type="string" calcext:value-type="string">
            <text:p>Enlla�|&lt;a href=" http://equipaments.esport.gencat.cat/ceeree/equipaments/27677" target="_blank"&gt;Cens d�equipaments esportius de Catalunya&lt;/a&gt;|Espais|1 Pistes poliesportives a l'aire lliure</text:p>
          </table:table-cell>
          <table:table-cell office:value-type="string" calcext:value-type="string">
            <text:p>POINT (1.1312901 42.594738)</text:p>
          </table:table-cell>
        </table:table-row>
        <table:table-row table:style-name="ro1">
          <table:table-cell office:value-type="float" office:value="416648" calcext:value-type="float">
            <text:p>416648</text:p>
          </table:table-cell>
          <table:table-cell table:number-columns-repeated="2" office:value-type="string" calcext:value-type="string">
            <text:p>En casa, serveis d'ajuda domiciliària <text:s text:c="62"/></text:p>
          </table:table-cell>
          <table:table-cell office:value-type="string" calcext:value-type="string">
            <text:p>Serveis socials bàsics|Servei d'ajuda a domicili|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201" calcext:value-type="float">
            <text:p>8201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37459170" calcext:value-type="float">
            <text:p>93745917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26 AM</text:p>
          </table:table-cell>
          <table:table-cell table:number-columns-repeated="2"/>
        </table:table-row>
        <table:table-row table:style-name="ro1">
          <table:table-cell office:value-type="float" office:value="418430" calcext:value-type="float">
            <text:p>418430</text:p>
          </table:table-cell>
          <table:table-cell table:number-columns-repeated="2" office:value-type="string" calcext:value-type="string">
            <text:p>Servei d'activitats de lleure i esports COMKEDEM <text:s text:c="51"/></text:p>
          </table:table-cell>
          <table:table-cell office:value-type="string" calcext:value-type="string">
            <text:p>Serveis socials especialitzats|Altres prestacions de serveis: serveis experimentals|Servei experimental (Servei de centre d'acollida diürna)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11" calcext:value-type="float">
            <text:p>8011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2130046" calcext:value-type="float">
            <text:p>932130046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41 AM</text:p>
          </table:table-cell>
          <table:table-cell table:number-columns-repeated="2"/>
        </table:table-row>
        <table:table-row table:style-name="ro1">
          <table:table-cell office:value-type="float" office:value="27044581" calcext:value-type="float">
            <text:p>27044581</text:p>
          </table:table-cell>
          <table:table-cell table:number-columns-repeated="2" office:value-type="string" calcext:value-type="string">
            <text:p>CINEMES RAMBLA</text:p>
          </table:table-cell>
          <table:table-cell/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<text:s text:c="2"/>Anselm Clavé 7-9</text:p>
          </table:table-cell>
          <table:table-cell table:number-columns-repeated="2"/>
          <table:table-cell office:value-type="float" office:value="25001" calcext:value-type="float">
            <text:p>25001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-27.94.1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marina.moreno@triangle.es</text:p>
          </table:table-cell>
          <table:table-cell/>
          <table:table-cell table:style-name="ce1" office:value-type="string" calcext:value-type="string">
            <text:p>07/10/2024 07:22:14 AM</text:p>
          </table:table-cell>
          <table:table-cell table:number-columns-repeated="2"/>
        </table:table-row>
        <table:table-row table:style-name="ro1">
          <table:table-cell office:value-type="float" office:value="414559" calcext:value-type="float">
            <text:p>414559</text:p>
          </table:table-cell>
          <table:table-cell table:number-columns-repeated="2" office:value-type="string" calcext:value-type="string">
            <text:p>Asfa 21 Serveis Socials Sabadell <text:s text:c="67"/></text:p>
          </table:table-cell>
          <table:table-cell office:value-type="string" calcext:value-type="string">
            <text:p>Serveis socials bàsics|Servei d'ajuda a domicili|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<text:s/>109 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35157200" calcext:value-type="float">
            <text:p>9351572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54 AM</text:p>
          </table:table-cell>
          <table:table-cell table:number-columns-repeated="2"/>
        </table:table-row>
        <table:table-row table:style-name="ro1">
          <table:table-cell office:value-type="float" office:value="418015" calcext:value-type="float">
            <text:p>418015</text:p>
          </table:table-cell>
          <table:table-cell table:number-columns-repeated="2" office:value-type="string" calcext:value-type="string">
            <text:p>Residencia Colonias Extranjeras de Barcelona <text:s text:c="55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<text:s/>13-15 <text:s text:c="27"/></text:p>
          </table:table-cell>
          <table:table-cell table:number-columns-repeated="2"/>
          <table:table-cell office:value-type="float" office:value="8860" calcext:value-type="float">
            <text:p>8860</text:p>
          </table:table-cell>
          <table:table-cell office:value-type="string" calcext:value-type="string">
            <text:p>Castelldefels</text:p>
          </table:table-cell>
          <table:table-cell office:value-type="float" office:value="80569" calcext:value-type="float">
            <text:p>80569</text:p>
          </table:table-cell>
          <table:table-cell office:value-type="string" calcext:value-type="string">
            <text:p>Baix Llobregat</text:p>
          </table:table-cell>
          <table:table-cell office:value-type="float" office:value="936651000" calcext:value-type="float">
            <text:p>9366510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46 AM</text:p>
          </table:table-cell>
          <table:table-cell table:number-columns-repeated="2"/>
        </table:table-row>
        <table:table-row table:style-name="ro1">
          <table:table-cell office:value-type="float" office:value="418753" calcext:value-type="float">
            <text:p>418753</text:p>
          </table:table-cell>
          <table:table-cell table:number-columns-repeated="2" office:value-type="string" calcext:value-type="string">
            <text:p>Servei de suport d'acolliment diürn de la Residencia Colonias Extranjeras <text:s text:c="26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<text:s/>13-15 <text:s text:c="27"/></text:p>
          </table:table-cell>
          <table:table-cell table:number-columns-repeated="2"/>
          <table:table-cell office:value-type="float" office:value="8860" calcext:value-type="float">
            <text:p>8860</text:p>
          </table:table-cell>
          <table:table-cell office:value-type="string" calcext:value-type="string">
            <text:p>Castelldefels</text:p>
          </table:table-cell>
          <table:table-cell office:value-type="float" office:value="80569" calcext:value-type="float">
            <text:p>80569</text:p>
          </table:table-cell>
          <table:table-cell office:value-type="string" calcext:value-type="string">
            <text:p>Baix Llobregat</text:p>
          </table:table-cell>
          <table:table-cell office:value-type="float" office:value="936651550" calcext:value-type="float">
            <text:p>93665155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29 AM</text:p>
          </table:table-cell>
          <table:table-cell table:number-columns-repeated="2"/>
        </table:table-row>
        <table:table-row table:style-name="ro1">
          <table:table-cell office:value-type="float" office:value="419282" calcext:value-type="float">
            <text:p>419282</text:p>
          </table:table-cell>
          <table:table-cell table:number-columns-repeated="2" office:value-type="string" calcext:value-type="string">
            <text:p>Servei de tuteles Fundació Sociosanitària de Barcelona <text:s text:c="45"/></text:p>
          </table:table-cell>
          <table:table-cell office:value-type="string" calcext:value-type="string">
            <text:p>Serveis socials especialitzats|Serveis adreçats a persones amb problemàtica social derivada de malaltia mental|Servei de tutela per a persones amb malaltia mental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<text:s/>2.7 <text:s text:c="36"/></text:p>
          </table:table-cell>
          <table:table-cell table:number-columns-repeated="2"/>
          <table:table-cell office:value-type="float" office:value="8907" calcext:value-type="float">
            <text:p>8907</text:p>
          </table:table-cell>
          <table:table-cell office:value-type="string" calcext:value-type="string">
            <text:p>Hospitalet de Llobregat, l'</text:p>
          </table:table-cell>
          <table:table-cell office:value-type="float" office:value="81017" calcext:value-type="float">
            <text:p>81017</text:p>
          </table:table-cell>
          <table:table-cell office:value-type="string" calcext:value-type="string">
            <text:p>Barcelonès</text:p>
          </table:table-cell>
          <table:table-cell office:value-type="float" office:value="932851804" calcext:value-type="float">
            <text:p>93285180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06 AM</text:p>
          </table:table-cell>
          <table:table-cell table:number-columns-repeated="2"/>
        </table:table-row>
        <table:table-row table:style-name="ro1">
          <table:table-cell office:value-type="float" office:value="24594480" calcext:value-type="float">
            <text:p>24594480</text:p>
          </table:table-cell>
          <table:table-cell table:number-columns-repeated="2" office:value-type="string" calcext:value-type="string">
            <text:p>CAMP DE FUTBOL ST. CORNELI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699" calcext:value-type="float">
            <text:p>8699</text:p>
          </table:table-cell>
          <table:table-cell office:value-type="string" calcext:value-type="string">
            <text:p>Cercs</text:p>
          </table:table-cell>
          <table:table-cell office:value-type="float" office:value="82687" calcext:value-type="float">
            <text:p>82687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05206000" calcext:value-type="float">
            <text:p>405206000</text:p>
          </table:table-cell>
          <table:table-cell office:value-type="float" office:value="4670918000" calcext:value-type="float">
            <text:p>4670918000</text:p>
          </table:table-cell>
          <table:table-cell office:value-type="string" calcext:value-type="string">
            <text:p>1.852071152</text:p>
          </table:table-cell>
          <table:table-cell office:value-type="string" calcext:value-type="string">
            <text:p>42.184670175</text:p>
          </table:table-cell>
          <table:table-cell table:number-columns-repeated="2"/>
          <table:table-cell office:value-type="string" calcext:value-type="string">
            <text:p>07/19/2024 07:32:33 AM</text:p>
          </table:table-cell>
          <table:table-cell office:value-type="string" calcext:value-type="string">
            <text:p>Enlla�|&lt;a href=" http://equipaments.esport.gencat.cat/ceeree/equipaments/23528" target="_blank"&gt;Cens d�equipaments esportius de Catalunya&lt;/a&gt;|Espais|1 Camps poliespotius i especialitzats</text:p>
          </table:table-cell>
          <table:table-cell office:value-type="string" calcext:value-type="string">
            <text:p>POINT (1.8520712 42.18467)</text:p>
          </table:table-cell>
        </table:table-row>
        <table:table-row table:style-name="ro1">
          <table:table-cell office:value-type="float" office:value="24594239" calcext:value-type="float">
            <text:p>24594239</text:p>
          </table:table-cell>
          <table:table-cell table:number-columns-repeated="2" office:value-type="string" calcext:value-type="string">
            <text:p>PISCINES MUNICIPALS LES PRUNERES</text:p>
          </table:table-cell>
          <table:table-cell office:value-type="string" calcext:value-type="string">
            <text:p>Esports. Lleure|Instal·lacions esportives|Piscina a l'aire lliure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107" calcext:value-type="float">
            <text:p>8107</text:p>
          </table:table-cell>
          <table:table-cell office:value-type="string" calcext:value-type="string">
            <text:p>Martorelles</text:p>
          </table:table-cell>
          <table:table-cell office:value-type="float" office:value="81154" calcext:value-type="float">
            <text:p>81154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36259000" calcext:value-type="float">
            <text:p>436259000</text:p>
          </table:table-cell>
          <table:table-cell office:value-type="float" office:value="4597408000" calcext:value-type="float">
            <text:p>4597408000</text:p>
          </table:table-cell>
          <table:table-cell office:value-type="string" calcext:value-type="string">
            <text:p>2.235993944</text:p>
          </table:table-cell>
          <table:table-cell office:value-type="string" calcext:value-type="string">
            <text:p>41.525779537</text:p>
          </table:table-cell>
          <table:table-cell table:number-columns-repeated="2"/>
          <table:table-cell office:value-type="string" calcext:value-type="string">
            <text:p>07/19/2024 07:32:44 AM</text:p>
          </table:table-cell>
          <table:table-cell office:value-type="string" calcext:value-type="string">
            <text:p>Enlla�|&lt;a href=" http://equipaments.esport.gencat.cat/ceeree/equipaments/22350" target="_blank"&gt;Cens d�equipaments esportius de Catalunya&lt;/a&gt;|Espais|3 Piscina a l'aire lliure</text:p>
          </table:table-cell>
          <table:table-cell office:value-type="string" calcext:value-type="string">
            <text:p>POINT (2.2359939 41.52578)</text:p>
          </table:table-cell>
        </table:table-row>
        <table:table-row table:style-name="ro1">
          <table:table-cell office:value-type="float" office:value="29650203" calcext:value-type="float">
            <text:p>29650203</text:p>
          </table:table-cell>
          <table:table-cell table:number-columns-repeated="2" office:value-type="string" calcext:value-type="string">
            <text:p>Escolania de Montserrat</text:p>
          </table:table-cell>
          <table:table-cell office:value-type="string" calcext:value-type="string">
            <text:p>Educació. Formació|Educació primària (EPRI)||Educació. Formació|Grau professional de música (MUSP)||Educació. Formació|Educació secundària obligatòria (ESO)||Educació. Formació|Escoles de música (no reglat) (MUSE)|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199" calcext:value-type="float">
            <text:p>8199</text:p>
          </table:table-cell>
          <table:table-cell office:value-type="string" calcext:value-type="string">
            <text:p>Monistrol de Montserrat</text:p>
          </table:table-cell>
          <table:table-cell office:value-type="float" office:value="81271" calcext:value-type="float">
            <text:p>81271</text:p>
          </table:table-cell>
          <table:table-cell office:value-type="string" calcext:value-type="string">
            <text:p>Bages</text:p>
          </table:table-cell>
          <table:table-cell office:value-type="float" office:value="938777766" calcext:value-type="float">
            <text:p>938777766</text:p>
          </table:table-cell>
          <table:table-cell/>
          <table:table-cell office:value-type="float" office:value="938777766" calcext:value-type="float">
            <text:p>938777766</text:p>
          </table:table-cell>
          <table:table-cell office:value-type="float" office:value="403335000" calcext:value-type="float">
            <text:p>403335000</text:p>
          </table:table-cell>
          <table:table-cell office:value-type="float" office:value="4605381000" calcext:value-type="float">
            <text:p>4605381000</text:p>
          </table:table-cell>
          <table:table-cell office:value-type="string" calcext:value-type="string">
            <text:p>1.840141000</text:p>
          </table:table-cell>
          <table:table-cell office:value-type="string" calcext:value-type="string">
            <text:p>41.594283000</text:p>
          </table:table-cell>
          <table:table-cell office:value-type="string" calcext:value-type="string">
            <text:p>a8021910@xtec.cat</text:p>
          </table:table-cell>
          <table:table-cell/>
          <table:table-cell table:style-name="ce1" office:value-type="string" calcext:value-type="string">
            <text:p>06/12/2024 07:51:39 AM</text:p>
          </table:table-cell>
          <table:table-cell office:value-type="string" calcext:value-type="string">
            <text:p>Codi Territorial|Catalunya Central|Naturalesa|Privat|Titularitat|Ordes i Congregacions Catòlics</text:p>
          </table:table-cell>
          <table:table-cell office:value-type="string" calcext:value-type="string">
            <text:p>POINT (1.840141 41.594284)</text:p>
          </table:table-cell>
        </table:table-row>
        <table:table-row table:style-name="ro1">
          <table:table-cell office:value-type="float" office:value="27042554" calcext:value-type="float">
            <text:p>27042554</text:p>
          </table:table-cell>
          <table:table-cell table:number-columns-repeated="2" office:value-type="string" calcext:value-type="string">
            <text:p>Edifici Polivalent</text:p>
          </table:table-cell>
          <table:table-cell office:value-type="string" calcext:value-type="string">
            <text:p>Cultura|Espais escènics i musicals|Sala polivalent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11-20</text:p>
          </table:table-cell>
          <table:table-cell table:number-columns-repeated="2"/>
          <table:table-cell office:value-type="float" office:value="43777" calcext:value-type="float">
            <text:p>43777</text:p>
          </table:table-cell>
          <table:table-cell office:value-type="string" calcext:value-type="string">
            <text:p>Guiamets, els</text:p>
          </table:table-cell>
          <table:table-cell office:value-type="float" office:value="430705" calcext:value-type="float">
            <text:p>430705</text:p>
          </table:table-cell>
          <table:table-cell office:value-type="string" calcext:value-type="string">
            <text:p>Priorat</text:p>
          </table:table-cell>
          <table:table-cell office:value-type="float" office:value="977413110" calcext:value-type="float">
            <text:p>9774131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j.guiamets@altanet.org</text:p>
          </table:table-cell>
          <table:table-cell/>
          <table:table-cell table:style-name="ce1" office:value-type="string" calcext:value-type="string">
            <text:p>07/10/2024 07:22:22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3296" calcext:value-type="float">
            <text:p>27043296</text:p>
          </table:table-cell>
          <table:table-cell table:number-columns-repeated="2" office:value-type="string" calcext:value-type="string">
            <text:p><text:s/>Casal Jujol</text:p>
          </table:table-cell>
          <table:table-cell office:value-type="string" calcext:value-type="string">
            <text:p>Cultura|Centres culturals: ateneus, centres cívics i cases de cultura|Casa de Cultura/casals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11-4</text:p>
          </table:table-cell>
          <table:table-cell table:number-columns-repeated="2"/>
          <table:table-cell office:value-type="float" office:value="43765" calcext:value-type="float">
            <text:p>43765</text:p>
          </table:table-cell>
          <table:table-cell office:value-type="string" calcext:value-type="string">
            <text:p>Secuita, la</text:p>
          </table:table-cell>
          <table:table-cell office:value-type="float" office:value="431444" calcext:value-type="float">
            <text:p>431444</text:p>
          </table:table-cell>
          <table:table-cell office:value-type="string" calcext:value-type="string">
            <text:p>Tarragonès</text:p>
          </table:table-cell>
          <table:table-cell office:value-type="float" office:value="977611454" calcext:value-type="float">
            <text:p>97761145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j.secuita@altanet.org</text:p>
          </table:table-cell>
          <table:table-cell/>
          <table:table-cell table:style-name="ce1" office:value-type="string" calcext:value-type="string">
            <text:p>07/10/2024 07:23:49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1839" calcext:value-type="float">
            <text:p>27041839</text:p>
          </table:table-cell>
          <table:table-cell table:number-columns-repeated="2" office:value-type="string" calcext:value-type="string">
            <text:p>FILMAX GRANVIA</text:p>
          </table:table-cell>
          <table:table-cell/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75-97</text:p>
          </table:table-cell>
          <table:table-cell table:number-columns-repeated="2"/>
          <table:table-cell office:value-type="float" office:value="8908" calcext:value-type="float">
            <text:p>8908</text:p>
          </table:table-cell>
          <table:table-cell office:value-type="string" calcext:value-type="string">
            <text:p>Hospitalet de Llobregat, l'</text:p>
          </table:table-cell>
          <table:table-cell office:value-type="float" office:value="81017" calcext:value-type="float">
            <text:p>81017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603.50.00.0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ines.filmaxgv2@outlook.es</text:p>
          </table:table-cell>
          <table:table-cell/>
          <table:table-cell table:style-name="ce1" office:value-type="string" calcext:value-type="string">
            <text:p>07/10/2024 07:22:21 AM</text:p>
          </table:table-cell>
          <table:table-cell table:number-columns-repeated="2"/>
        </table:table-row>
        <table:table-row table:style-name="ro1">
          <table:table-cell office:value-type="float" office:value="55438" calcext:value-type="float">
            <text:p>55438</text:p>
          </table:table-cell>
          <table:table-cell table:number-columns-repeated="2" office:value-type="string" calcext:value-type="string">
            <text:p>Heliport de Tírvia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r</text:p>
          </table:table-cell>
          <table:table-cell table:number-columns-repeated="5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25595" calcext:value-type="float">
            <text:p>25595</text:p>
          </table:table-cell>
          <table:table-cell office:value-type="string" calcext:value-type="string">
            <text:p>Tírvia</text:p>
          </table:table-cell>
          <table:table-cell office:value-type="float" office:value="252213" calcext:value-type="float">
            <text:p>252213</text:p>
          </table:table-cell>
          <table:table-cell office:value-type="string" calcext:value-type="string">
            <text:p>Pallars Sobirà</text:p>
          </table:table-cell>
          <table:table-cell office:value-type="string" calcext:value-type="string">
            <text:p>973 62 20 00</text:p>
          </table:table-cell>
          <table:table-cell table:number-columns-repeated="2"/>
          <table:table-cell office:value-type="float" office:value="355585540" calcext:value-type="float">
            <text:p>355585540</text:p>
          </table:table-cell>
          <table:table-cell office:value-type="float" office:value="4708860050" calcext:value-type="float">
            <text:p>4708860050</text:p>
          </table:table-cell>
          <table:table-cell office:value-type="string" calcext:value-type="string">
            <text:p>1.241911111</text:p>
          </table:table-cell>
          <table:table-cell office:value-type="string" calcext:value-type="string">
            <text:p>42.518636111</text:p>
          </table:table-cell>
          <table:table-cell table:number-columns-repeated="2"/>
          <table:table-cell office:value-type="string" calcext:value-type="string">
            <text:p>07/17/2024 06:00:50 AM</text:p>
          </table:table-cell>
          <table:table-cell office:value-type="string" calcext:value-type="string">
            <text:p>Adreça Titular|Departament de Territori i Sostenibilitat. Av. Josep Tarradellas, 2-6, 08029 Barcelona|Adreça Explotador|Adreça Explotador|Entitat Gestora|DGE i SC|Explotador|DGE i <text:s/>SC|Telèfon Titular|934958000|Telèfon explotador|935820389|Tipus|Heliport Restringit Especialitzat|Titular|Generalitat de Catalunya</text:p>
          </table:table-cell>
          <table:table-cell office:value-type="string" calcext:value-type="string">
            <text:p>POINT (1.241911 42.518635)</text:p>
          </table:table-cell>
        </table:table-row>
        <table:table-row table:style-name="ro1">
          <table:table-cell office:value-type="float" office:value="55392" calcext:value-type="float">
            <text:p>55392</text:p>
          </table:table-cell>
          <table:table-cell table:number-columns-repeated="2" office:value-type="string" calcext:value-type="string">
            <text:p>OFICINA DE TURISME DE LA BARONIA DE RIALB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Monestir</text:p>
          </table:table-cell>
          <table:table-cell table:number-columns-repeated="5"/>
          <table:table-cell office:value-type="string" calcext:value-type="string">
            <text:p><text:s/>Nº 1</text:p>
          </table:table-cell>
          <table:table-cell table:number-columns-repeated="2"/>
          <table:table-cell office:value-type="float" office:value="25747" calcext:value-type="float">
            <text:p>25747</text:p>
          </table:table-cell>
          <table:table-cell office:value-type="string" calcext:value-type="string">
            <text:p>Baronia de Rialb, la</text:p>
          </table:table-cell>
          <table:table-cell office:value-type="float" office:value="250426" calcext:value-type="float">
            <text:p>250426</text:p>
          </table:table-cell>
          <table:table-cell office:value-type="string" calcext:value-type="string">
            <text:p>Noguera</text:p>
          </table:table-cell>
          <table:table-cell office:value-type="float" office:value="973460234" calcext:value-type="float">
            <text:p>97346023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turisme@baroniarialb.cat</text:p>
          </table:table-cell>
          <table:table-cell office:value-type="string" calcext:value-type="string">
            <text:p>http://www.baroniarialb.cat</text:p>
          </table:table-cell>
          <table:table-cell office:value-type="string" calcext:value-type="string">
            <text:p>07/19/2024 07:51:51 AM</text:p>
          </table:table-cell>
          <table:table-cell office:value-type="string" calcext:value-type="string">
            <text:p>Marca_Turistica|TERRES DE LLEIDA</text:p>
          </table:table-cell>
          <table:table-cell/>
        </table:table-row>
        <table:table-row table:style-name="ro1">
          <table:table-cell office:value-type="float" office:value="24595116" calcext:value-type="float">
            <text:p>24595116</text:p>
          </table:table-cell>
          <table:table-cell table:number-columns-repeated="2" office:value-type="string" calcext:value-type="string">
            <text:p>PISCINA EL SERRAT</text:p>
          </table:table-cell>
          <table:table-cell office:value-type="string" calcext:value-type="string">
            <text:p>Esports. Lleure|Instal·lacions esportives|Piscina a l'aire lliure|</text:p>
          </table:table-cell>
          <table:table-cell office:value-type="string" calcext:value-type="string">
            <text:p>Passatge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251" calcext:value-type="float">
            <text:p>8251</text:p>
          </table:table-cell>
          <table:table-cell office:value-type="string" calcext:value-type="string">
            <text:p>Castellnou de Bages</text:p>
          </table:table-cell>
          <table:table-cell office:value-type="float" office:value="80620" calcext:value-type="float">
            <text:p>80620</text:p>
          </table:table-cell>
          <table:table-cell office:value-type="string" calcext:value-type="string">
            <text:p>Bages</text:p>
          </table:table-cell>
          <table:table-cell office:value-type="float" office:value="938330500" calcext:value-type="float">
            <text:p>938330500</text:p>
          </table:table-cell>
          <table:table-cell table:number-columns-repeated="2"/>
          <table:table-cell office:value-type="float" office:value="402930000" calcext:value-type="float">
            <text:p>402930000</text:p>
          </table:table-cell>
          <table:table-cell office:value-type="float" office:value="4628499000" calcext:value-type="float">
            <text:p>4628499000</text:p>
          </table:table-cell>
          <table:table-cell office:value-type="string" calcext:value-type="string">
            <text:p>1.831523360</text:p>
          </table:table-cell>
          <table:table-cell office:value-type="string" calcext:value-type="string">
            <text:p>41.802416905</text:p>
          </table:table-cell>
          <table:table-cell table:number-columns-repeated="2"/>
          <table:table-cell office:value-type="string" calcext:value-type="string">
            <text:p>07/19/2024 07:32:21 AM</text:p>
          </table:table-cell>
          <table:table-cell office:value-type="string" calcext:value-type="string">
            <text:p>Enlla�|&lt;a href=" http://equipaments.esport.gencat.cat/ceeree/equipaments/24700" target="_blank"&gt;Cens d�equipaments esportius de Catalunya&lt;/a&gt;|Espais|1 Piscina a l'aire lliure</text:p>
          </table:table-cell>
          <table:table-cell office:value-type="string" calcext:value-type="string">
            <text:p>POINT (1.8315234 41.802418)</text:p>
          </table:table-cell>
        </table:table-row>
        <table:table-row table:style-name="ro1">
          <table:table-cell office:value-type="float" office:value="29650333" calcext:value-type="float">
            <text:p>29650333</text:p>
          </table:table-cell>
          <table:table-cell table:number-columns-repeated="2" office:value-type="string" calcext:value-type="string">
            <text:p>Escola Torres Amat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Passeig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650" calcext:value-type="float">
            <text:p>8650</text:p>
          </table:table-cell>
          <table:table-cell office:value-type="string" calcext:value-type="string">
            <text:p>Sallent</text:p>
          </table:table-cell>
          <table:table-cell office:value-type="float" office:value="81918" calcext:value-type="float">
            <text:p>81918</text:p>
          </table:table-cell>
          <table:table-cell office:value-type="string" calcext:value-type="string">
            <text:p>Bages</text:p>
          </table:table-cell>
          <table:table-cell office:value-type="float" office:value="938370544" calcext:value-type="float">
            <text:p>938370544</text:p>
          </table:table-cell>
          <table:table-cell/>
          <table:table-cell office:value-type="float" office:value="938370544" calcext:value-type="float">
            <text:p>938370544</text:p>
          </table:table-cell>
          <table:table-cell office:value-type="float" office:value="408516000" calcext:value-type="float">
            <text:p>408516000</text:p>
          </table:table-cell>
          <table:table-cell office:value-type="float" office:value="4630672000" calcext:value-type="float">
            <text:p>4630672000</text:p>
          </table:table-cell>
          <table:table-cell office:value-type="string" calcext:value-type="string">
            <text:p>1.898413000</text:p>
          </table:table-cell>
          <table:table-cell office:value-type="string" calcext:value-type="string">
            <text:p>41.822647000</text:p>
          </table:table-cell>
          <table:table-cell office:value-type="string" calcext:value-type="string">
            <text:p>a8024972@xtec.cat</text:p>
          </table:table-cell>
          <table:table-cell/>
          <table:table-cell table:style-name="ce1" office:value-type="string" calcext:value-type="string">
            <text:p>06/12/2024 07:51:23 AM</text:p>
          </table:table-cell>
          <table:table-cell office:value-type="string" calcext:value-type="string">
            <text:p>Codi Territorial|Catalunya Central|Naturalesa|Públic|Titularitat|Departament d'Educació</text:p>
          </table:table-cell>
          <table:table-cell office:value-type="string" calcext:value-type="string">
            <text:p>POINT (1.898413 41.822647)</text:p>
          </table:table-cell>
        </table:table-row>
        <table:table-row table:style-name="ro1">
          <table:table-cell office:value-type="float" office:value="2581485" calcext:value-type="float">
            <text:p>2581485</text:p>
          </table:table-cell>
          <table:table-cell table:number-columns-repeated="2" office:value-type="string" calcext:value-type="string">
            <text:p>EOI de Salou</text:p>
          </table:table-cell>
          <table:table-cell office:value-type="string" calcext:value-type="string">
            <text:p>Educació. Formació|Ensenyaments d’idiomes (IDI)||</text:p>
          </table:table-cell>
          <table:table-cell office:value-type="string" calcext:value-type="string">
            <text:p>Passeig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3840" calcext:value-type="float">
            <text:p>43840</text:p>
          </table:table-cell>
          <table:table-cell office:value-type="string" calcext:value-type="string">
            <text:p>Salou</text:p>
          </table:table-cell>
          <table:table-cell office:value-type="float" office:value="439057" calcext:value-type="float">
            <text:p>439057</text:p>
          </table:table-cell>
          <table:table-cell office:value-type="string" calcext:value-type="string">
            <text:p>Tarragonès</text:p>
          </table:table-cell>
          <table:table-cell office:value-type="float" office:value="977353008" calcext:value-type="float">
            <text:p>977353008</text:p>
          </table:table-cell>
          <table:table-cell/>
          <table:table-cell office:value-type="float" office:value="977353008" calcext:value-type="float">
            <text:p>977353008</text:p>
          </table:table-cell>
          <table:table-cell office:value-type="float" office:value="343360000" calcext:value-type="float">
            <text:p>343360000</text:p>
          </table:table-cell>
          <table:table-cell office:value-type="float" office:value="4549523000" calcext:value-type="float">
            <text:p>4549523000</text:p>
          </table:table-cell>
          <table:table-cell office:value-type="string" calcext:value-type="string">
            <text:p>1.135227000</text:p>
          </table:table-cell>
          <table:table-cell office:value-type="string" calcext:value-type="string">
            <text:p>41.081889000</text:p>
          </table:table-cell>
          <table:table-cell office:value-type="string" calcext:value-type="string">
            <text:p>e3011200@xtec.cat</text:p>
          </table:table-cell>
          <table:table-cell/>
          <table:table-cell table:style-name="ce1" office:value-type="string" calcext:value-type="string">
            <text:p>06/12/2024 07:19:48 AM</text:p>
          </table:table-cell>
          <table:table-cell office:value-type="string" calcext:value-type="string">
            <text:p>Codi Territorial|Tarragona|Naturalesa|Públic|Titularitat|Departament d'Educació</text:p>
          </table:table-cell>
          <table:table-cell office:value-type="string" calcext:value-type="string">
            <text:p>POINT (1.135227 41.08189)</text:p>
          </table:table-cell>
        </table:table-row>
        <table:table-row table:style-name="ro1">
          <table:table-cell office:value-type="float" office:value="27044713" calcext:value-type="float">
            <text:p>27044713</text:p>
          </table:table-cell>
          <table:table-cell table:number-columns-repeated="2" office:value-type="string" calcext:value-type="string">
            <text:p>Casal de la Gent Gran</text:p>
          </table:table-cell>
          <table:table-cell office:value-type="string" calcext:value-type="string">
            <text:p>Cultura|Altres espais aptes per a l'ús cultural|Llar de jubilats|</text:p>
          </table:table-cell>
          <table:table-cell office:value-type="string" calcext:value-type="string">
            <text:p>Passeig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279" calcext:value-type="float">
            <text:p>8279</text:p>
          </table:table-cell>
          <table:table-cell office:value-type="string" calcext:value-type="string">
            <text:p>Avinyó</text:p>
          </table:table-cell>
          <table:table-cell office:value-type="float" office:value="80121" calcext:value-type="float">
            <text:p>80121</text:p>
          </table:table-cell>
          <table:table-cell office:value-type="string" calcext:value-type="string">
            <text:p>Bages</text:p>
          </table:table-cell>
          <table:table-cell office:value-type="string" calcext:value-type="string">
            <text:p>93 013 1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table:style-name="ce1" office:value-type="string" calcext:value-type="string">
            <text:p>07/10/2024 07:26:28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2221" calcext:value-type="float">
            <text:p>27042221</text:p>
          </table:table-cell>
          <table:table-cell table:number-columns-repeated="2" office:value-type="string" calcext:value-type="string">
            <text:p>Arxiu Comarcal de la Cerdanya</text:p>
          </table:table-cell>
          <table:table-cell office:value-type="string" calcext:value-type="string">
            <text:p>Cultura|Arxius||</text:p>
          </table:table-cell>
          <table:table-cell office:value-type="string" calcext:value-type="string">
            <text:p>Passeig</text:p>
          </table:table-cell>
          <table:table-cell table:number-columns-repeated="5"/>
          <table:table-cell office:value-type="string" calcext:value-type="string">
            <text:p><text:s/>2n</text:p>
          </table:table-cell>
          <table:table-cell table:number-columns-repeated="2"/>
          <table:table-cell office:value-type="float" office:value="17520" calcext:value-type="float">
            <text:p>17520</text:p>
          </table:table-cell>
          <table:table-cell office:value-type="string" calcext:value-type="string">
            <text:p>Puigcerdà</text:p>
          </table:table-cell>
          <table:table-cell office:value-type="float" office:value="171411" calcext:value-type="float">
            <text:p>171411</text:p>
          </table:table-cell>
          <table:table-cell office:value-type="string" calcext:value-type="string">
            <text:p>Cerdanya</text:p>
          </table:table-cell>
          <table:table-cell office:value-type="float" office:value="972882367" calcext:value-type="float">
            <text:p>972882367</text:p>
          </table:table-cell>
          <table:table-cell table:number-columns-repeated="2"/>
          <table:table-cell office:value-type="float" office:value="411816620" calcext:value-type="float">
            <text:p>411816620</text:p>
          </table:table-cell>
          <table:table-cell office:value-type="float" office:value="4698376500" calcext:value-type="float">
            <text:p>4698376500</text:p>
          </table:table-cell>
          <table:table-cell office:value-type="string" calcext:value-type="string">
            <text:p>1.927922042</text:p>
          </table:table-cell>
          <table:table-cell office:value-type="string" calcext:value-type="string">
            <text:p>42.432696239</text:p>
          </table:table-cell>
          <table:table-cell office:value-type="string" calcext:value-type="string">
            <text:p>accerdanya.cultura@gencat.cat</text:p>
          </table:table-cell>
          <table:table-cell office:value-type="string" calcext:value-type="string">
            <text:p>http://cultura.gencat.cat/arxius/acce</text:p>
          </table:table-cell>
          <table:table-cell table:style-name="ce1" office:value-type="string" calcext:value-type="string">
            <text:p>07/10/2024 07:36:23 AM</text:p>
          </table:table-cell>
          <table:table-cell office:value-type="string" calcext:value-type="string">
            <text:p>Titularitat|Generalitat de Catalunya: comarcal</text:p>
          </table:table-cell>
          <table:table-cell office:value-type="string" calcext:value-type="string">
            <text:p>POINT (1.927922 42.432697)</text:p>
          </table:table-cell>
        </table:table-row>
        <table:table-row table:style-name="ro1">
          <table:table-cell office:value-type="float" office:value="29647586" calcext:value-type="float">
            <text:p>29647586</text:p>
          </table:table-cell>
          <table:table-cell table:number-columns-repeated="2" office:value-type="string" calcext:value-type="string">
            <text:p>Llar d'infants L'Esquitx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Passeig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650" calcext:value-type="float">
            <text:p>8650</text:p>
          </table:table-cell>
          <table:table-cell office:value-type="string" calcext:value-type="string">
            <text:p>Sallent</text:p>
          </table:table-cell>
          <table:table-cell office:value-type="float" office:value="81918" calcext:value-type="float">
            <text:p>81918</text:p>
          </table:table-cell>
          <table:table-cell office:value-type="string" calcext:value-type="string">
            <text:p>Bages</text:p>
          </table:table-cell>
          <table:table-cell office:value-type="float" office:value="938371850" calcext:value-type="float">
            <text:p>938371850</text:p>
          </table:table-cell>
          <table:table-cell/>
          <table:table-cell office:value-type="float" office:value="938371850" calcext:value-type="float">
            <text:p>938371850</text:p>
          </table:table-cell>
          <table:table-cell office:value-type="float" office:value="408514000" calcext:value-type="float">
            <text:p>408514000</text:p>
          </table:table-cell>
          <table:table-cell office:value-type="float" office:value="4630676000" calcext:value-type="float">
            <text:p>4630676000</text:p>
          </table:table-cell>
          <table:table-cell office:value-type="string" calcext:value-type="string">
            <text:p>1.898395000</text:p>
          </table:table-cell>
          <table:table-cell office:value-type="string" calcext:value-type="string">
            <text:p>41.822687000</text:p>
          </table:table-cell>
          <table:table-cell office:value-type="string" calcext:value-type="string">
            <text:p>a8048034@xtec.cat</text:p>
          </table:table-cell>
          <table:table-cell/>
          <table:table-cell table:style-name="ce1" office:value-type="string" calcext:value-type="string">
            <text:p>06/12/2024 07:48:25 AM</text:p>
          </table:table-cell>
          <table:table-cell office:value-type="string" calcext:value-type="string">
            <text:p>Codi Territorial|Catalunya Central|Naturalesa|Públic|Titularitat|Departament d'Educació</text:p>
          </table:table-cell>
          <table:table-cell office:value-type="string" calcext:value-type="string">
            <text:p>POINT (1.898395 41.822685)</text:p>
          </table:table-cell>
        </table:table-row>
        <table:table-row table:style-name="ro1">
          <table:table-cell office:value-type="float" office:value="24606707" calcext:value-type="float">
            <text:p>24606707</text:p>
          </table:table-cell>
          <table:table-cell table:number-columns-repeated="2" office:value-type="string" calcext:value-type="string">
            <text:p>ÀREA ESPORTIVA ZONA EMPRIUS</text:p>
          </table:table-cell>
          <table:table-cell office:value-type="string" calcext:value-type="string">
            <text:p>Esports. Lleure|Instal·lacions esportives|Pista|</text:p>
          </table:table-cell>
          <table:table-cell office:value-type="string" calcext:value-type="string">
            <text:p>Passeig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43840" calcext:value-type="float">
            <text:p>43840</text:p>
          </table:table-cell>
          <table:table-cell office:value-type="string" calcext:value-type="string">
            <text:p>Salou</text:p>
          </table:table-cell>
          <table:table-cell office:value-type="float" office:value="439057" calcext:value-type="float">
            <text:p>439057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office:value-type="float" office:value="343946000" calcext:value-type="float">
            <text:p>343946000</text:p>
          </table:table-cell>
          <table:table-cell office:value-type="float" office:value="4550041000" calcext:value-type="float">
            <text:p>4550041000</text:p>
          </table:table-cell>
          <table:table-cell office:value-type="string" calcext:value-type="string">
            <text:p>1.142066268</text:p>
          </table:table-cell>
          <table:table-cell office:value-type="string" calcext:value-type="string">
            <text:p>41.086665693</text:p>
          </table:table-cell>
          <table:table-cell table:number-columns-repeated="2"/>
          <table:table-cell office:value-type="string" calcext:value-type="string">
            <text:p>07/19/2024 07:32:37 AM</text:p>
          </table:table-cell>
          <table:table-cell office:value-type="string" calcext:value-type="string">
            <text:p>Enlla�|&lt;a href=" http://equipaments.esport.gencat.cat/ceeree/equipaments/23007" target="_blank"&gt;Cens d�equipaments esportius de Catalunya&lt;/a&gt;|Espais|2 Pistes poliesportives a l'aire lliure&lt;br/&gt;1 Zones d'activitat a l'entorn urbà</text:p>
          </table:table-cell>
          <table:table-cell office:value-type="string" calcext:value-type="string">
            <text:p>POINT (1.1420662 41.086666)</text:p>
          </table:table-cell>
        </table:table-row>
        <table:table-row table:style-name="ro1">
          <table:table-cell office:value-type="float" office:value="24608213" calcext:value-type="float">
            <text:p>24608213</text:p>
          </table:table-cell>
          <table:table-cell table:number-columns-repeated="2" office:value-type="string" calcext:value-type="string">
            <text:p>ZONA ESPORTIVA MUNICIPAL CAN RAIMÍ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Passeig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310" calcext:value-type="float">
            <text:p>8310</text:p>
          </table:table-cell>
          <table:table-cell office:value-type="string" calcext:value-type="string">
            <text:p>Argentona</text:p>
          </table:table-cell>
          <table:table-cell office:value-type="float" office:value="80095" calcext:value-type="float">
            <text:p>80095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office:value-type="float" office:value="448116000" calcext:value-type="float">
            <text:p>448116000</text:p>
          </table:table-cell>
          <table:table-cell office:value-type="float" office:value="4600973000" calcext:value-type="float">
            <text:p>4600973000</text:p>
          </table:table-cell>
          <table:table-cell office:value-type="string" calcext:value-type="string">
            <text:p>2.377796443</text:p>
          </table:table-cell>
          <table:table-cell office:value-type="string" calcext:value-type="string">
            <text:p>41.558745291</text:p>
          </table:table-cell>
          <table:table-cell/>
          <table:table-cell office:value-type="string" calcext:value-type="string">
            <text:p>http://argentona.cat/pagina.php?id=32259</text:p>
          </table:table-cell>
          <table:table-cell office:value-type="string" calcext:value-type="string">
            <text:p>07/19/2024 07:31:52 AM</text:p>
          </table:table-cell>
          <table:table-cell office:value-type="string" calcext:value-type="string">
            <text:p>Enlla�|&lt;a href=" http://equipaments.esport.gencat.cat/ceeree/equipaments/26792" target="_blank"&gt;Cens d�equipaments esportius de Catalunya&lt;/a&gt;|Espais|1 Camps poliespotius i especialitzats</text:p>
          </table:table-cell>
          <table:table-cell office:value-type="string" calcext:value-type="string">
            <text:p>POINT (2.3777964 41.558746)</text:p>
          </table:table-cell>
        </table:table-row>
        <table:table-row table:style-name="ro1">
          <table:table-cell office:value-type="float" office:value="27040952" calcext:value-type="float">
            <text:p>27040952</text:p>
          </table:table-cell>
          <table:table-cell table:number-columns-repeated="2" office:value-type="string" calcext:value-type="string">
            <text:p>Condicionament Terrassenc (Seu Grups de Cultura Popular i Tradicional Catalana de T.)</text:p>
          </table:table-cell>
          <table:table-cell office:value-type="string" calcext:value-type="string">
            <text:p>Cultura|Altres espais aptes per a l'ús cultural|Locals i espais polivalents|</text:p>
          </table:table-cell>
          <table:table-cell office:value-type="string" calcext:value-type="string">
            <text:p>Passeig</text:p>
          </table:table-cell>
          <table:table-cell table:number-columns-repeated="5"/>
          <table:table-cell office:value-type="string" calcext:value-type="string">
            <text:p>22-200</text:p>
          </table:table-cell>
          <table:table-cell table:number-columns-repeated="2"/>
          <table:table-cell office:value-type="float" office:value="8221" calcext:value-type="float">
            <text:p>8221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832711" calcext:value-type="float">
            <text:p>93783271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ultura@terrassa.cat</text:p>
          </table:table-cell>
          <table:table-cell office:value-type="string" calcext:value-type="string">
            <text:p>http://www.terrassa.cat/cultura</text:p>
          </table:table-cell>
          <table:table-cell table:style-name="ce1" office:value-type="string" calcext:value-type="string">
            <text:p>07/10/2024 07:31:15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4399" calcext:value-type="float">
            <text:p>27044399</text:p>
          </table:table-cell>
          <table:table-cell table:number-columns-repeated="2" office:value-type="string" calcext:value-type="string">
            <text:p>Arxiu Municipal de Salou</text:p>
          </table:table-cell>
          <table:table-cell office:value-type="string" calcext:value-type="string">
            <text:p>Cultura|Arxius||</text:p>
          </table:table-cell>
          <table:table-cell office:value-type="string" calcext:value-type="string">
            <text:p>Passeig</text:p>
          </table:table-cell>
          <table:table-cell table:number-columns-repeated="5"/>
          <table:table-cell office:value-type="string" calcext:value-type="string">
            <text:p>30 d'octubr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840" calcext:value-type="float">
            <text:p>43840</text:p>
          </table:table-cell>
          <table:table-cell office:value-type="string" calcext:value-type="string">
            <text:p>Salou</text:p>
          </table:table-cell>
          <table:table-cell office:value-type="float" office:value="439057" calcext:value-type="float">
            <text:p>439057</text:p>
          </table:table-cell>
          <table:table-cell office:value-type="string" calcext:value-type="string">
            <text:p>Tarragonès</text:p>
          </table:table-cell>
          <table:table-cell office:value-type="float" office:value="977309200" calcext:value-type="float">
            <text:p>977309200</text:p>
          </table:table-cell>
          <table:table-cell table:number-columns-repeated="2"/>
          <table:table-cell office:value-type="float" office:value="343368160" calcext:value-type="float">
            <text:p>343368160</text:p>
          </table:table-cell>
          <table:table-cell office:value-type="float" office:value="4549535000" calcext:value-type="float">
            <text:p>4549535000</text:p>
          </table:table-cell>
          <table:table-cell office:value-type="string" calcext:value-type="string">
            <text:p>1.135318974</text:p>
          </table:table-cell>
          <table:table-cell office:value-type="string" calcext:value-type="string">
            <text:p>41.081998895</text:p>
          </table:table-cell>
          <table:table-cell office:value-type="string" calcext:value-type="string">
            <text:p>jprat@salou.cat</text:p>
          </table:table-cell>
          <table:table-cell office:value-type="string" calcext:value-type="string">
            <text:p>https://www.salou.cat/guide/markers/arxiu-municipal-de-salou</text:p>
          </table:table-cell>
          <table:table-cell table:style-name="ce1" office:value-type="string" calcext:value-type="string">
            <text:p>07/10/2024 07:27:17 AM</text:p>
          </table:table-cell>
          <table:table-cell office:value-type="string" calcext:value-type="string">
            <text:p>Titularitat|Administració local: municipal</text:p>
          </table:table-cell>
          <table:table-cell office:value-type="string" calcext:value-type="string">
            <text:p>POINT (1.135319 41.082)</text:p>
          </table:table-cell>
        </table:table-row>
        <table:table-row table:style-name="ro1">
          <table:table-cell office:value-type="float" office:value="27043733" calcext:value-type="float">
            <text:p>27043733</text:p>
          </table:table-cell>
          <table:table-cell table:number-columns-repeated="2" office:value-type="string" calcext:value-type="string">
            <text:p>Jardins de Santa Clotilde</text:p>
          </table:table-cell>
          <table:table-cell office:value-type="string" calcext:value-type="string">
            <text:p>Cultura|Altres espais aptes per a l'ús cultural|Altres|</text:p>
          </table:table-cell>
          <table:table-cell office:value-type="string" calcext:value-type="string">
            <text:p>Passeig</text:p>
          </table:table-cell>
          <table:table-cell table:number-columns-repeated="5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310" calcext:value-type="float">
            <text:p>17310</text:p>
          </table:table-cell>
          <table:table-cell office:value-type="string" calcext:value-type="string">
            <text:p>Lloret de Mar</text:p>
          </table:table-cell>
          <table:table-cell office:value-type="float" office:value="170950" calcext:value-type="float">
            <text:p>170950</text:p>
          </table:table-cell>
          <table:table-cell office:value-type="string" calcext:value-type="string">
            <text:p>Selva</text:p>
          </table:table-cell>
          <table:table-cell office:value-type="float" office:value="972370471" calcext:value-type="float">
            <text:p>972370471</text:p>
          </table:table-cell>
          <table:table-cell table:number-columns-repeated="2"/>
          <table:table-cell office:value-type="float" office:value="485468970" calcext:value-type="float">
            <text:p>485468970</text:p>
          </table:table-cell>
          <table:table-cell office:value-type="float" office:value="4615749000" calcext:value-type="float">
            <text:p>4615749000</text:p>
          </table:table-cell>
          <table:table-cell office:value-type="string" calcext:value-type="string">
            <text:p>2.825377608</text:p>
          </table:table-cell>
          <table:table-cell office:value-type="string" calcext:value-type="string">
            <text:p>41.693387224</text:p>
          </table:table-cell>
          <table:table-cell office:value-type="string" calcext:value-type="string">
            <text:p>patrimonicultural@lloret.cat</text:p>
          </table:table-cell>
          <table:table-cell office:value-type="string" calcext:value-type="string">
            <text:p>http://www.lloret.cat/catala/Cultura/6FC53703FC68478DBF443FD703B9029C.asp</text:p>
          </table:table-cell>
          <table:table-cell table:style-name="ce1" office:value-type="string" calcext:value-type="string">
            <text:p>07/10/2024 07:33:38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8253777 41.693386)</text:p>
          </table:table-cell>
        </table:table-row>
        <table:table-row table:style-name="ro1">
          <table:table-cell office:value-type="float" office:value="420194" calcext:value-type="float">
            <text:p>420194</text:p>
          </table:table-cell>
          <table:table-cell table:number-columns-repeated="2" office:value-type="string" calcext:value-type="string">
            <text:p>Unitat Bàsica d'Atenció Social Primària. Ajuntament de L'Estany <text:s text:c="36"/></text:p>
          </table:table-cell>
          <table:table-cell office:value-type="string" calcext:value-type="string">
            <text:p>Serveis socials bàsics|Servei bàsic d'atenció social||</text:p>
          </table:table-cell>
          <table:table-cell office:value-type="string" calcext:value-type="string">
            <text:p>Plaç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89" calcext:value-type="float">
            <text:p>8189</text:p>
          </table:table-cell>
          <table:table-cell office:value-type="string" calcext:value-type="string">
            <text:p>Estany, l'</text:p>
          </table:table-cell>
          <table:table-cell office:value-type="float" office:value="80790" calcext:value-type="float">
            <text:p>80790</text:p>
          </table:table-cell>
          <table:table-cell office:value-type="string" calcext:value-type="string">
            <text:p>Moianès</text:p>
          </table:table-cell>
          <table:table-cell office:value-type="float" office:value="938300700" calcext:value-type="float">
            <text:p>938300700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26336130" calcext:value-type="float">
            <text:p>426336130</text:p>
          </table:table-cell>
          <table:table-cell office:value-type="float" office:value="4635622466" calcext:value-type="float">
            <text:p>4635622466</text:p>
          </table:table-cell>
          <table:table-cell office:value-type="string" calcext:value-type="string">
            <text:p>2.112350000</text:p>
          </table:table-cell>
          <table:table-cell office:value-type="string" calcext:value-type="string">
            <text:p>41.869090000</text:p>
          </table:table-cell>
          <table:table-cell table:number-columns-repeated="2"/>
          <table:table-cell office:value-type="string" calcext:value-type="string">
            <text:p>07/18/2024 07:29:43 AM</text:p>
          </table:table-cell>
          <table:table-cell/>
          <table:table-cell office:value-type="string" calcext:value-type="string">
            <text:p>POINT (2.11235 41.86909)</text:p>
          </table:table-cell>
        </table:table-row>
        <table:table-row table:style-name="ro1">
          <table:table-cell office:value-type="float" office:value="29647563" calcext:value-type="float">
            <text:p>29647563</text:p>
          </table:table-cell>
          <table:table-cell table:number-columns-repeated="2" office:value-type="string" calcext:value-type="string">
            <text:p>Llar d'infants Quitxalla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Plaç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70" calcext:value-type="float">
            <text:p>8670</text:p>
          </table:table-cell>
          <table:table-cell office:value-type="string" calcext:value-type="string">
            <text:p>Navàs</text:p>
          </table:table-cell>
          <table:table-cell office:value-type="float" office:value="81419" calcext:value-type="float">
            <text:p>81419</text:p>
          </table:table-cell>
          <table:table-cell office:value-type="string" calcext:value-type="string">
            <text:p>Bages</text:p>
          </table:table-cell>
          <table:table-cell office:value-type="float" office:value="938204375" calcext:value-type="float">
            <text:p>938204375</text:p>
          </table:table-cell>
          <table:table-cell/>
          <table:table-cell office:value-type="float" office:value="938204375" calcext:value-type="float">
            <text:p>938204375</text:p>
          </table:table-cell>
          <table:table-cell office:value-type="float" office:value="406985000" calcext:value-type="float">
            <text:p>406985000</text:p>
          </table:table-cell>
          <table:table-cell office:value-type="float" office:value="4639327000" calcext:value-type="float">
            <text:p>4639327000</text:p>
          </table:table-cell>
          <table:table-cell office:value-type="string" calcext:value-type="string">
            <text:p>1.878619000</text:p>
          </table:table-cell>
          <table:table-cell office:value-type="string" calcext:value-type="string">
            <text:p>41.900414000</text:p>
          </table:table-cell>
          <table:table-cell office:value-type="string" calcext:value-type="string">
            <text:p>a8045240@xtec.cat</text:p>
          </table:table-cell>
          <table:table-cell/>
          <table:table-cell table:style-name="ce1" office:value-type="string" calcext:value-type="string">
            <text:p>06/12/2024 07:48:52 AM</text:p>
          </table:table-cell>
          <table:table-cell office:value-type="string" calcext:value-type="string">
            <text:p>Codi Territorial|Catalunya Central|Naturalesa|Públic|Titularitat|Corporacions Locals</text:p>
          </table:table-cell>
          <table:table-cell office:value-type="string" calcext:value-type="string">
            <text:p>POINT (1.878619 41.900414)</text:p>
          </table:table-cell>
        </table:table-row>
        <table:table-row table:style-name="ro1">
          <table:table-cell office:value-type="float" office:value="27040687" calcext:value-type="float">
            <text:p>27040687</text:p>
          </table:table-cell>
          <table:table-cell table:number-columns-repeated="2" office:value-type="string" calcext:value-type="string">
            <text:p>Ateneu de Duesaigües</text:p>
          </table:table-cell>
          <table:table-cell office:value-type="string" calcext:value-type="string">
            <text:p>Cultura|Centres culturals: ateneus, centres cívics i cases de cultura|Ateneu|</text:p>
          </table:table-cell>
          <table:table-cell office:value-type="string" calcext:value-type="string">
            <text:p>Plaça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3773" calcext:value-type="float">
            <text:p>43773</text:p>
          </table:table-cell>
          <table:table-cell office:value-type="string" calcext:value-type="string">
            <text:p>Duesaigües</text:p>
          </table:table-cell>
          <table:table-cell office:value-type="float" office:value="430537" calcext:value-type="float">
            <text:p>430537</text:p>
          </table:table-cell>
          <table:table-cell office:value-type="string" calcext:value-type="string">
            <text:p>Baix Camp</text:p>
          </table:table-cell>
          <table:table-cell office:value-type="float" office:value="977834353" calcext:value-type="float">
            <text:p>97783435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.488743884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lateneu@tinet.cat</text:p>
          </table:table-cell>
          <table:table-cell office:value-type="string" calcext:value-type="string">
            <text:p>http://www.duesaigues.cat</text:p>
          </table:table-cell>
          <table:table-cell table:style-name="ce1" office:value-type="string" calcext:value-type="string">
            <text:p>07/10/2024 07:34:32 AM</text:p>
          </table:table-cell>
          <table:table-cell office:value-type="string" calcext:value-type="string">
            <text:p>Gestio|Privada <text:s text:c="2"/>|Titularitat|Pública <text:s text:c="2"/></text:p>
          </table:table-cell>
          <table:table-cell office:value-type="string" calcext:value-type="string">
            <text:p>POINT (-1.4887439 0.0000000000000127)</text:p>
          </table:table-cell>
        </table:table-row>
        <table:table-row table:style-name="ro1">
          <table:table-cell office:value-type="float" office:value="24606649" calcext:value-type="float">
            <text:p>24606649</text:p>
          </table:table-cell>
          <table:table-cell table:number-columns-repeated="2" office:value-type="string" calcext:value-type="string">
            <text:p>ZONA ESPORTIVA PL. 1 DE MAIG</text:p>
          </table:table-cell>
          <table:table-cell office:value-type="string" calcext:value-type="string">
            <text:p>Esports. Lleure|Instal·lacions esportives|Pista|</text:p>
          </table:table-cell>
          <table:table-cell office:value-type="string" calcext:value-type="string">
            <text:p>Plaça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43006" calcext:value-type="float">
            <text:p>43006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office:value-type="float" office:value="350952000" calcext:value-type="float">
            <text:p>350952000</text:p>
          </table:table-cell>
          <table:table-cell office:value-type="float" office:value="4553530000" calcext:value-type="float">
            <text:p>4553530000</text:p>
          </table:table-cell>
          <table:table-cell office:value-type="string" calcext:value-type="string">
            <text:p>1.224592418</text:p>
          </table:table-cell>
          <table:table-cell office:value-type="string" calcext:value-type="string">
            <text:p>41.119394338</text:p>
          </table:table-cell>
          <table:table-cell table:number-columns-repeated="2"/>
          <table:table-cell office:value-type="string" calcext:value-type="string">
            <text:p>07/19/2024 07:32:38 AM</text:p>
          </table:table-cell>
          <table:table-cell office:value-type="string" calcext:value-type="string">
            <text:p>Enlla�|&lt;a href=" http://equipaments.esport.gencat.cat/ceeree/equipaments/22909" target="_blank"&gt;Cens d�equipaments esportius de Catalunya&lt;/a&gt;|Espais|1 Pistes poliesportives a l'aire lliure&lt;br/&gt;3 Zones d'activitat a l'entorn urbà</text:p>
          </table:table-cell>
          <table:table-cell office:value-type="string" calcext:value-type="string">
            <text:p>POINT (1.2245924 41.119396)</text:p>
          </table:table-cell>
        </table:table-row>
        <table:table-row table:style-name="ro1">
          <table:table-cell office:value-type="float" office:value="24595044" calcext:value-type="float">
            <text:p>24595044</text:p>
          </table:table-cell>
          <table:table-cell table:number-columns-repeated="2" office:value-type="string" calcext:value-type="string">
            <text:p>SKATE PARK PL. 19 D'ABRIL</text:p>
          </table:table-cell>
          <table:table-cell office:value-type="string" calcext:value-type="string">
            <text:p>Esports. Lleure|Instal·lacions esportives|Altres espais singulars|</text:p>
          </table:table-cell>
          <table:table-cell office:value-type="string" calcext:value-type="string">
            <text:p>Plaça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650" calcext:value-type="float">
            <text:p>8650</text:p>
          </table:table-cell>
          <table:table-cell office:value-type="string" calcext:value-type="string">
            <text:p>Sallent</text:p>
          </table:table-cell>
          <table:table-cell office:value-type="float" office:value="81918" calcext:value-type="float">
            <text:p>81918</text:p>
          </table:table-cell>
          <table:table-cell office:value-type="string" calcext:value-type="string">
            <text:p>Bages</text:p>
          </table:table-cell>
          <table:table-cell table:number-columns-repeated="3"/>
          <table:table-cell office:value-type="float" office:value="408175000" calcext:value-type="float">
            <text:p>408175000</text:p>
          </table:table-cell>
          <table:table-cell office:value-type="float" office:value="4630792000" calcext:value-type="float">
            <text:p>4630792000</text:p>
          </table:table-cell>
          <table:table-cell office:value-type="string" calcext:value-type="string">
            <text:p>1.894293090</text:p>
          </table:table-cell>
          <table:table-cell office:value-type="string" calcext:value-type="string">
            <text:p>41.823690822</text:p>
          </table:table-cell>
          <table:table-cell table:number-columns-repeated="2"/>
          <table:table-cell office:value-type="string" calcext:value-type="string">
            <text:p>07/19/2024 07:32:17 AM</text:p>
          </table:table-cell>
          <table:table-cell office:value-type="string" calcext:value-type="string">
            <text:p>Enlla�|&lt;a href=" http://equipaments.esport.gencat.cat/ceeree/equipaments/25082" target="_blank"&gt;Cens d�equipaments esportius de Catalunya&lt;/a&gt;|Espais|1 Altres espais singulars</text:p>
          </table:table-cell>
          <table:table-cell office:value-type="string" calcext:value-type="string">
            <text:p>POINT (1.8942931 41.823692)</text:p>
          </table:table-cell>
        </table:table-row>
        <table:table-row table:style-name="ro1">
          <table:table-cell office:value-type="float" office:value="546685" calcext:value-type="float">
            <text:p>546685</text:p>
          </table:table-cell>
          <table:table-cell table:number-columns-repeated="2" office:value-type="string" calcext:value-type="string">
            <text:p>Ajuntament de Deltebre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Plaça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43580" calcext:value-type="float">
            <text:p>43580</text:p>
          </table:table-cell>
          <table:table-cell office:value-type="string" calcext:value-type="string">
            <text:p>Deltebre</text:p>
          </table:table-cell>
          <table:table-cell office:value-type="float" office:value="439018" calcext:value-type="float">
            <text:p>439018</text:p>
          </table:table-cell>
          <table:table-cell office:value-type="string" calcext:value-type="string">
            <text:p>Baix Ebre</text:p>
          </table:table-cell>
          <table:table-cell office:value-type="float" office:value="977489309" calcext:value-type="float">
            <text:p>977489309</text:p>
          </table:table-cell>
          <table:table-cell/>
          <table:table-cell office:value-type="float" office:value="977489515" calcext:value-type="float">
            <text:p>977489515</text:p>
          </table:table-cell>
          <table:table-cell office:value-type="float" office:value="307766750" calcext:value-type="float">
            <text:p>307766750</text:p>
          </table:table-cell>
          <table:table-cell office:value-type="float" office:value="4510062574" calcext:value-type="float">
            <text:p>4510062574</text:p>
          </table:table-cell>
          <table:table-cell office:value-type="string" calcext:value-type="string">
            <text:p>0.723998900</text:p>
          </table:table-cell>
          <table:table-cell office:value-type="string" calcext:value-type="string">
            <text:p>40.719062700</text:p>
          </table:table-cell>
          <table:table-cell office:value-type="string" calcext:value-type="string">
            <text:p>ajuntament@deltebre.cat</text:p>
          </table:table-cell>
          <table:table-cell office:value-type="string" calcext:value-type="string">
            <text:p>http://www.deltebre.org</text:p>
          </table:table-cell>
          <table:table-cell office:value-type="string" calcext:value-type="string">
            <text:p>07/17/2024 07:03:42 AM</text:p>
          </table:table-cell>
          <table:table-cell/>
          <table:table-cell office:value-type="string" calcext:value-type="string">
            <text:p>POINT (0.7239989 40.719063)</text:p>
          </table:table-cell>
        </table:table-row>
        <table:table-row table:style-name="ro1">
          <table:table-cell office:value-type="float" office:value="55364" calcext:value-type="float">
            <text:p>55364</text:p>
          </table:table-cell>
          <table:table-cell table:number-columns-repeated="2" office:value-type="string" calcext:value-type="string">
            <text:p>OFICINA DE TURISME DE CALDES DE MALAVELLA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Plaça</text:p>
          </table:table-cell>
          <table:table-cell table:number-columns-repeated="5"/>
          <table:table-cell office:value-type="string" calcext:value-type="string">
            <text:p>1 d'octubre d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/n</text:p>
          </table:table-cell>
          <table:table-cell office:value-type="float" office:value="17455" calcext:value-type="float">
            <text:p>17455</text:p>
          </table:table-cell>
          <table:table-cell office:value-type="string" calcext:value-type="string">
            <text:p>Caldes de Malavella</text:p>
          </table:table-cell>
          <table:table-cell office:value-type="float" office:value="170335" calcext:value-type="float">
            <text:p>170335</text:p>
          </table:table-cell>
          <table:table-cell office:value-type="string" calcext:value-type="string">
            <text:p>Selva</text:p>
          </table:table-cell>
          <table:table-cell office:value-type="float" office:value="972480103" calcext:value-type="float">
            <text:p>97248010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turisme@caldesdemalavella.cat</text:p>
          </table:table-cell>
          <table:table-cell office:value-type="string" calcext:value-type="string">
            <text:p>http://www.visitcaldes.cat</text:p>
          </table:table-cell>
          <table:table-cell office:value-type="string" calcext:value-type="string">
            <text:p>07/19/2024 07:51:52 AM</text:p>
          </table:table-cell>
          <table:table-cell office:value-type="string" calcext:value-type="string">
            <text:p>Marca_Turistica|COSTA BRAVA</text:p>
          </table:table-cell>
          <table:table-cell/>
        </table:table-row>
        <table:table-row table:style-name="ro1">
          <table:table-cell office:value-type="float" office:value="27042891" calcext:value-type="float">
            <text:p>27042891</text:p>
          </table:table-cell>
          <table:table-cell table:number-columns-repeated="2" office:value-type="string" calcext:value-type="string">
            <text:p>Arxiu Municipal de Deltebre</text:p>
          </table:table-cell>
          <table:table-cell office:value-type="string" calcext:value-type="string">
            <text:p>Cultura|Arxius||</text:p>
          </table:table-cell>
          <table:table-cell office:value-type="string" calcext:value-type="string">
            <text:p>Plaça</text:p>
          </table:table-cell>
          <table:table-cell table:number-columns-repeated="5"/>
          <table:table-cell office:value-type="string" calcext:value-type="string">
            <text:p>20 de Maig</text:p>
          </table:table-cell>
          <table:table-cell office:value-type="float" office:value="43580" calcext:value-type="float">
            <text:p>43580</text:p>
          </table:table-cell>
          <table:table-cell/>
          <table:table-cell office:value-type="float" office:value="43580" calcext:value-type="float">
            <text:p>43580</text:p>
          </table:table-cell>
          <table:table-cell office:value-type="string" calcext:value-type="string">
            <text:p>Deltebre</text:p>
          </table:table-cell>
          <table:table-cell office:value-type="float" office:value="439018" calcext:value-type="float">
            <text:p>439018</text:p>
          </table:table-cell>
          <table:table-cell office:value-type="string" calcext:value-type="string">
            <text:p>Baix Ebre</text:p>
          </table:table-cell>
          <table:table-cell office:value-type="float" office:value="977489309" calcext:value-type="float">
            <text:p>977489309</text:p>
          </table:table-cell>
          <table:table-cell table:number-columns-repeated="2"/>
          <table:table-cell office:value-type="float" office:value="307782400" calcext:value-type="float">
            <text:p>307782400</text:p>
          </table:table-cell>
          <table:table-cell office:value-type="float" office:value="4510070000" calcext:value-type="float">
            <text:p>4510070000</text:p>
          </table:table-cell>
          <table:table-cell office:value-type="string" calcext:value-type="string">
            <text:p>0.724181778</text:p>
          </table:table-cell>
          <table:table-cell office:value-type="string" calcext:value-type="string">
            <text:p>40.719133202</text:p>
          </table:table-cell>
          <table:table-cell table:number-columns-repeated="2"/>
          <table:table-cell table:style-name="ce1" office:value-type="string" calcext:value-type="string">
            <text:p>07/10/2024 07:22:38 AM</text:p>
          </table:table-cell>
          <table:table-cell office:value-type="string" calcext:value-type="string">
            <text:p>Titularitat|Administració local: municipal</text:p>
          </table:table-cell>
          <table:table-cell office:value-type="string" calcext:value-type="string">
            <text:p>POINT (0.7241818 40.71913)</text:p>
          </table:table-cell>
        </table:table-row>
        <table:table-row table:style-name="ro1">
          <table:table-cell office:value-type="float" office:value="573469" calcext:value-type="float">
            <text:p>573469</text:p>
          </table:table-cell>
          <table:table-cell table:number-columns-repeated="2" office:value-type="string" calcext:value-type="string">
            <text:p>Jutjat de Pau de Palol de Revardit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Plaça</text:p>
          </table:table-cell>
          <table:table-cell table:number-columns-repeated="5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843" calcext:value-type="float">
            <text:p>17843</text:p>
          </table:table-cell>
          <table:table-cell office:value-type="string" calcext:value-type="string">
            <text:p>Palol de Revardit</text:p>
          </table:table-cell>
          <table:table-cell office:value-type="float" office:value="171236" calcext:value-type="float">
            <text:p>171236</text:p>
          </table:table-cell>
          <table:table-cell office:value-type="string" calcext:value-type="string">
            <text:p>Pla de l'Estany</text:p>
          </table:table-cell>
          <table:table-cell office:value-type="float" office:value="972594448" calcext:value-type="float">
            <text:p>972594448</text:p>
          </table:table-cell>
          <table:table-cell/>
          <table:table-cell office:value-type="float" office:value="972594561" calcext:value-type="float">
            <text:p>972594561</text:p>
          </table:table-cell>
          <table:table-cell office:value-type="float" office:value="481149215" calcext:value-type="float">
            <text:p>481149215</text:p>
          </table:table-cell>
          <table:table-cell office:value-type="float" office:value="4661165619" calcext:value-type="float">
            <text:p>4661165619</text:p>
          </table:table-cell>
          <table:table-cell office:value-type="string" calcext:value-type="string">
            <text:p>2.772016300</text:p>
          </table:table-cell>
          <table:table-cell office:value-type="string" calcext:value-type="string">
            <text:p>42.102353100</text:p>
          </table:table-cell>
          <table:table-cell table:number-columns-repeated="2"/>
          <table:table-cell office:value-type="string" calcext:value-type="string">
            <text:p>07/18/2024 07:02:44 AM</text:p>
          </table:table-cell>
          <table:table-cell/>
          <table:table-cell office:value-type="string" calcext:value-type="string">
            <text:p>POINT (2.7720163 42.102352)</text:p>
          </table:table-cell>
        </table:table-row>
        <table:table-row table:style-name="ro1">
          <table:table-cell office:value-type="float" office:value="573835" calcext:value-type="float">
            <text:p>573835</text:p>
          </table:table-cell>
          <table:table-cell table:number-columns-repeated="2" office:value-type="string" calcext:value-type="string">
            <text:p>Jutjat de Pau de Torrent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Plaça</text:p>
          </table:table-cell>
          <table:table-cell table:number-columns-repeated="5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123" calcext:value-type="float">
            <text:p>17123</text:p>
          </table:table-cell>
          <table:table-cell office:value-type="string" calcext:value-type="string">
            <text:p>Torrent</text:p>
          </table:table-cell>
          <table:table-cell office:value-type="float" office:value="171978" calcext:value-type="float">
            <text:p>171978</text:p>
          </table:table-cell>
          <table:table-cell office:value-type="string" calcext:value-type="string">
            <text:p>Baix Empordà</text:p>
          </table:table-cell>
          <table:table-cell office:value-type="float" office:value="972611667" calcext:value-type="float">
            <text:p>972611667</text:p>
          </table:table-cell>
          <table:table-cell/>
          <table:table-cell office:value-type="string" calcext:value-type="string">
            <text:p>972611667(F)</text:p>
          </table:table-cell>
          <table:table-cell office:value-type="float" office:value="510349661" calcext:value-type="float">
            <text:p>510349661</text:p>
          </table:table-cell>
          <table:table-cell office:value-type="float" office:value="4644676225" calcext:value-type="float">
            <text:p>4644676225</text:p>
          </table:table-cell>
          <table:table-cell office:value-type="string" calcext:value-type="string">
            <text:p>3.124879400</text:p>
          </table:table-cell>
          <table:table-cell office:value-type="string" calcext:value-type="string">
            <text:p>41.953997900</text:p>
          </table:table-cell>
          <table:table-cell table:number-columns-repeated="2"/>
          <table:table-cell office:value-type="string" calcext:value-type="string">
            <text:p>07/18/2024 07:02:42 AM</text:p>
          </table:table-cell>
          <table:table-cell/>
          <table:table-cell office:value-type="string" calcext:value-type="string">
            <text:p>POINT (3.1248794 41.954)</text:p>
          </table:table-cell>
        </table:table-row>
        <table:table-row table:style-name="ro1">
          <table:table-cell office:value-type="float" office:value="27044789" calcext:value-type="float">
            <text:p>27044789</text:p>
          </table:table-cell>
          <table:table-cell table:number-columns-repeated="2" office:value-type="string" calcext:value-type="string">
            <text:p>Museu de l'Empordà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Rambl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600" calcext:value-type="float">
            <text:p>17600</text:p>
          </table:table-cell>
          <table:table-cell office:value-type="string" calcext:value-type="string">
            <text:p>Figueres</text:p>
          </table:table-cell>
          <table:table-cell office:value-type="float" office:value="170669" calcext:value-type="float">
            <text:p>170669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502305 - 97</text:p>
          </table:table-cell>
          <table:table-cell table:number-columns-repeated="2"/>
          <table:table-cell office:value-type="float" office:value="496872000" calcext:value-type="float">
            <text:p>496872000</text:p>
          </table:table-cell>
          <table:table-cell office:value-type="float" office:value="4679390000" calcext:value-type="float">
            <text:p>4679390000</text:p>
          </table:table-cell>
          <table:table-cell office:value-type="string" calcext:value-type="string">
            <text:p>2.962071466</text:p>
          </table:table-cell>
          <table:table-cell office:value-type="string" calcext:value-type="string">
            <text:p>42.266708943</text:p>
          </table:table-cell>
          <table:table-cell office:value-type="string" calcext:value-type="string">
            <text:p>infome@museuemporda.org</text:p>
          </table:table-cell>
          <table:table-cell office:value-type="string" calcext:value-type="string">
            <text:p>http://www.museuemporda.org</text:p>
          </table:table-cell>
          <table:table-cell table:style-name="ce1" office:value-type="string" calcext:value-type="string">
            <text:p>07/10/2024 07:33:00 AM</text:p>
          </table:table-cell>
          <table:table-cell office:value-type="string" calcext:value-type="string">
            <text:p>Gestio|Gestió directa de l'administració|Titularitat|Pública</text:p>
          </table:table-cell>
          <table:table-cell office:value-type="string" calcext:value-type="string">
            <text:p>POINT (2.9620714 42.26671)</text:p>
          </table:table-cell>
        </table:table-row>
        <table:table-row table:style-name="ro1">
          <table:table-cell office:value-type="float" office:value="27042026" calcext:value-type="float">
            <text:p>27042026</text:p>
          </table:table-cell>
          <table:table-cell table:number-columns-repeated="2" office:value-type="string" calcext:value-type="string">
            <text:p>Casal Pere Quart</text:p>
          </table:table-cell>
          <table:table-cell office:value-type="string" calcext:value-type="string">
            <text:p>Cultura|Centres culturals: ateneus, centres cívics i cases de cultura|Centre cívic|</text:p>
          </table:table-cell>
          <table:table-cell office:value-type="string" calcext:value-type="string">
            <text:p>Rambla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8202" calcext:value-type="float">
            <text:p>8202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37268478" calcext:value-type="float">
            <text:p>93726847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luzmarinalozano@ajsabadell.cat</text:p>
          </table:table-cell>
          <table:table-cell/>
          <table:table-cell table:style-name="ce1" office:value-type="string" calcext:value-type="string">
            <text:p>07/10/2024 07:36:42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30284047" calcext:value-type="float">
            <text:p>30284047</text:p>
          </table:table-cell>
          <table:table-cell table:number-columns-repeated="2" office:value-type="string" calcext:value-type="string">
            <text:p>Servei d'Atenció Primària (SAP) Vallès Occidental</text:p>
          </table:table-cell>
          <table:table-cell office:value-type="string" calcext:value-type="string">
            <text:p>Registres|Oficines de la Generalitat||</text:p>
          </table:table-cell>
          <table:table-cell office:value-type="string" calcext:value-type="string">
            <text:p>Rambla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8202" calcext:value-type="float">
            <text:p>8202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693 27 07</text:p>
          </table:table-cell>
          <table:table-cell table:number-columns-repeated="2"/>
          <table:table-cell office:value-type="float" office:value="425953058" calcext:value-type="float">
            <text:p>425953058</text:p>
          </table:table-cell>
          <table:table-cell office:value-type="float" office:value="4599102085" calcext:value-type="float">
            <text:p>4599102085</text:p>
          </table:table-cell>
          <table:table-cell office:value-type="string" calcext:value-type="string">
            <text:p>2.112270551</text:p>
          </table:table-cell>
          <table:table-cell office:value-type="string" calcext:value-type="string">
            <text:p>41.540150079</text:p>
          </table:table-cell>
          <table:table-cell office:value-type="string" calcext:value-type="string">
            <text:p>secretariavallesoc@gencat.cat</text:p>
          </table:table-cell>
          <table:table-cell office:value-type="string" calcext:value-type="string">
            <text:p>http://ics.gencat.cat</text:p>
          </table:table-cell>
          <table:table-cell office:value-type="string" calcext:value-type="string">
            <text:p>07/19/2024 07:36:56 AM</text:p>
          </table:table-cell>
          <table:table-cell office:value-type="string" calcext:value-type="string">
            <text:p>Oficina_Registre|Disposa d'oficina de registre de documents en aquesta adreca</text:p>
          </table:table-cell>
          <table:table-cell office:value-type="string" calcext:value-type="string">
            <text:p>POINT (2.1122706 41.54015)</text:p>
          </table:table-cell>
        </table:table-row>
        <table:table-row table:style-name="ro1">
          <table:table-cell office:value-type="float" office:value="547020" calcext:value-type="float">
            <text:p>547020</text:p>
          </table:table-cell>
          <table:table-cell table:number-columns-repeated="2" office:value-type="string" calcext:value-type="string">
            <text:p>Ajuntament de Cassà de la Selva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Rambla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17244" calcext:value-type="float">
            <text:p>17244</text:p>
          </table:table-cell>
          <table:table-cell office:value-type="string" calcext:value-type="string">
            <text:p>Cassà de la Selva</text:p>
          </table:table-cell>
          <table:table-cell office:value-type="float" office:value="170448" calcext:value-type="float">
            <text:p>170448</text:p>
          </table:table-cell>
          <table:table-cell office:value-type="string" calcext:value-type="string">
            <text:p>Gironès</text:p>
          </table:table-cell>
          <table:table-cell office:value-type="float" office:value="972460005" calcext:value-type="float">
            <text:p>972460005</text:p>
          </table:table-cell>
          <table:table-cell/>
          <table:table-cell office:value-type="float" office:value="972463708" calcext:value-type="float">
            <text:p>972463708</text:p>
          </table:table-cell>
          <table:table-cell office:value-type="float" office:value="489777339" calcext:value-type="float">
            <text:p>489777339</text:p>
          </table:table-cell>
          <table:table-cell office:value-type="float" office:value="4636949860" calcext:value-type="float">
            <text:p>4636949860</text:p>
          </table:table-cell>
          <table:table-cell office:value-type="string" calcext:value-type="string">
            <text:p>2.876786925</text:p>
          </table:table-cell>
          <table:table-cell office:value-type="string" calcext:value-type="string">
            <text:p>41.884409931</text:p>
          </table:table-cell>
          <table:table-cell office:value-type="string" calcext:value-type="string">
            <text:p>ajuntament@cassa.cat</text:p>
          </table:table-cell>
          <table:table-cell office:value-type="string" calcext:value-type="string">
            <text:p>http://www.cassa.cat</text:p>
          </table:table-cell>
          <table:table-cell office:value-type="string" calcext:value-type="string">
            <text:p>07/17/2024 07:03:47 AM</text:p>
          </table:table-cell>
          <table:table-cell/>
          <table:table-cell office:value-type="string" calcext:value-type="string">
            <text:p>POINT (2.876787 41.88441)</text:p>
          </table:table-cell>
        </table:table-row>
        <table:table-row table:style-name="ro1">
          <table:table-cell office:value-type="float" office:value="29647896" calcext:value-type="float">
            <text:p>29647896</text:p>
          </table:table-cell>
          <table:table-cell table:number-columns-repeated="2" office:value-type="string" calcext:value-type="string">
            <text:p>Hamelín-Laie Internacional</text:p>
          </table:table-cell>
          <table:table-cell office:value-type="string" calcext:value-type="string">
            <text:p>Educació. Formació|Educació primària (EPRI)||Educació. Formació|Educació infantil de 2n cicle (EINF2C)||Educació. Formació|Educació secundària obligatòria (ESO)||Educació. Formació|Educació infantil de 1r cicle (EINF1C)||Educació. Formació|Batxillerat (BATX)||</text:p>
          </table:table-cell>
          <table:table-cell office:value-type="string" calcext:value-type="string">
            <text:p>Ronda</text:p>
          </table:table-cell>
          <table:table-cell table:number-columns-repeated="5"/>
          <table:table-cell office:value-type="string" calcext:value-type="string">
            <text:p><text:s/>176-178-180</text:p>
          </table:table-cell>
          <table:table-cell table:number-columns-repeated="2"/>
          <table:table-cell office:value-type="float" office:value="8390" calcext:value-type="float">
            <text:p>8390</text:p>
          </table:table-cell>
          <table:table-cell office:value-type="string" calcext:value-type="string">
            <text:p>Montgat</text:p>
          </table:table-cell>
          <table:table-cell office:value-type="float" office:value="81265" calcext:value-type="float">
            <text:p>81265</text:p>
          </table:table-cell>
          <table:table-cell office:value-type="string" calcext:value-type="string">
            <text:p>Maresme</text:p>
          </table:table-cell>
          <table:table-cell office:value-type="float" office:value="935552296" calcext:value-type="float">
            <text:p>935552296</text:p>
          </table:table-cell>
          <table:table-cell/>
          <table:table-cell office:value-type="float" office:value="935552296" calcext:value-type="float">
            <text:p>935552296</text:p>
          </table:table-cell>
          <table:table-cell office:value-type="float" office:value="440755000" calcext:value-type="float">
            <text:p>440755000</text:p>
          </table:table-cell>
          <table:table-cell office:value-type="float" office:value="4591699000" calcext:value-type="float">
            <text:p>4591699000</text:p>
          </table:table-cell>
          <table:table-cell office:value-type="string" calcext:value-type="string">
            <text:p>2.290442000</text:p>
          </table:table-cell>
          <table:table-cell office:value-type="string" calcext:value-type="string">
            <text:p>41.474705000</text:p>
          </table:table-cell>
          <table:table-cell office:value-type="string" calcext:value-type="string">
            <text:p>a8051239@xtec.cat</text:p>
          </table:table-cell>
          <table:table-cell/>
          <table:table-cell table:style-name="ce1" office:value-type="string" calcext:value-type="string">
            <text:p>06/12/2024 07:48:10 AM</text:p>
          </table:table-cell>
          <table:table-cell office:value-type="string" calcext:value-type="string">
            <text:p>Codi Territorial|Maresme - Vallès Oriental|Naturalesa|Privat|Titularitat|Societats Mercantils</text:p>
          </table:table-cell>
          <table:table-cell office:value-type="string" calcext:value-type="string">
            <text:p>POINT (2.290442 41.474705)</text:p>
          </table:table-cell>
        </table:table-row>
        <table:table-row table:style-name="ro1">
          <table:table-cell office:value-type="float" office:value="27042567" calcext:value-type="float">
            <text:p>27042567</text:p>
          </table:table-cell>
          <table:table-cell table:number-columns-repeated="2" office:value-type="string" calcext:value-type="string">
            <text:p>Centre Cultural Can Rajoler</text:p>
          </table:table-cell>
          <table:table-cell office:value-type="string" calcext:value-type="string">
            <text:p>Cultura|Centres culturals: ateneus, centres cívics i cases de cultura|Casa de Cultura/casals|</text:p>
          </table:table-cell>
          <table:table-cell office:value-type="string" calcext:value-type="string">
            <text:p>Travesser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50" calcext:value-type="float">
            <text:p>8150</text:p>
          </table:table-cell>
          <table:table-cell office:value-type="string" calcext:value-type="string">
            <text:p>Parets del Vallès</text:p>
          </table:table-cell>
          <table:table-cell office:value-type="float" office:value="81593" calcext:value-type="float">
            <text:p>81593</text:p>
          </table:table-cell>
          <table:table-cell office:value-type="string" calcext:value-type="string">
            <text:p>Vallès Oriental</text:p>
          </table:table-cell>
          <table:table-cell office:value-type="float" office:value="935739800" calcext:value-type="float">
            <text:p>935739800</text:p>
          </table:table-cell>
          <table:table-cell table:number-columns-repeated="2"/>
          <table:table-cell office:value-type="float" office:value="436140600" calcext:value-type="float">
            <text:p>436140600</text:p>
          </table:table-cell>
          <table:table-cell office:value-type="float" office:value="4602584000" calcext:value-type="float">
            <text:p>4602584000</text:p>
          </table:table-cell>
          <table:table-cell office:value-type="string" calcext:value-type="string">
            <text:p>2.234024817</text:p>
          </table:table-cell>
          <table:table-cell office:value-type="string" calcext:value-type="string">
            <text:p>41.572388113</text:p>
          </table:table-cell>
          <table:table-cell office:value-type="string" calcext:value-type="string">
            <text:p>canrajoler@parets.org</text:p>
          </table:table-cell>
          <table:table-cell office:value-type="string" calcext:value-type="string">
            <text:p>http://www.parets.cat</text:p>
          </table:table-cell>
          <table:table-cell table:style-name="ce1" office:value-type="string" calcext:value-type="string">
            <text:p>07/10/2024 07:32:40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2340248 41.572388)</text:p>
          </table:table-cell>
        </table:table-row>
        <table:table-row table:style-name="ro1">
          <table:table-cell office:value-type="float" office:value="27042657" calcext:value-type="float">
            <text:p>27042657</text:p>
          </table:table-cell>
          <table:table-cell table:number-columns-repeated="2" office:value-type="string" calcext:value-type="string">
            <text:p>Local Social dels Bóixols</text:p>
          </table:table-cell>
          <table:table-cell office:value-type="string" calcext:value-type="string">
            <text:p>Cultura|Altres espais aptes per a l'ús cultural|Locals i espais polivalents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L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652" calcext:value-type="float">
            <text:p>25652</text:p>
          </table:table-cell>
          <table:table-cell office:value-type="string" calcext:value-type="string">
            <text:p>Abella de la Conca</text:p>
          </table:table-cell>
          <table:table-cell office:value-type="float" office:value="250019" calcext:value-type="float">
            <text:p>250019</text:p>
          </table:table-cell>
          <table:table-cell office:value-type="string" calcext:value-type="string">
            <text:p>Pallars Jussà</text:p>
          </table:table-cell>
          <table:table-cell table:number-columns-repeated="3"/>
          <table:table-cell office:value-type="float" office:value="348282440" calcext:value-type="float">
            <text:p>348282440</text:p>
          </table:table-cell>
          <table:table-cell office:value-type="float" office:value="4670290000" calcext:value-type="float">
            <text:p>4670290000</text:p>
          </table:table-cell>
          <table:table-cell office:value-type="string" calcext:value-type="string">
            <text:p>1.163185185</text:p>
          </table:table-cell>
          <table:table-cell office:value-type="string" calcext:value-type="string">
            <text:p>42.170051047</text:p>
          </table:table-cell>
          <table:table-cell table:number-columns-repeated="2"/>
          <table:table-cell table:style-name="ce1" office:value-type="string" calcext:value-type="string">
            <text:p>07/10/2024 07:23:36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1.1631852 42.17005)</text:p>
          </table:table-cell>
        </table:table-row>
        <table:table-row table:style-name="ro1">
          <table:table-cell office:value-type="float" office:value="27042484" calcext:value-type="float">
            <text:p>27042484</text:p>
          </table:table-cell>
          <table:table-cell table:number-columns-repeated="2" office:value-type="string" calcext:value-type="string">
            <text:p>Aules Culturals</text:p>
          </table:table-cell>
          <table:table-cell office:value-type="string" calcext:value-type="string">
            <text:p>Cultura|Altres espais aptes per a l'ús cultural|Locals i espais polivalents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La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003" calcext:value-type="float">
            <text:p>17003</text:p>
          </table:table-cell>
          <table:table-cell office:value-type="string" calcext:value-type="string">
            <text:p>Bescanó</text:p>
          </table:table-cell>
          <table:table-cell office:value-type="float" office:value="170209" calcext:value-type="float">
            <text:p>170209</text:p>
          </table:table-cell>
          <table:table-cell office:value-type="string" calcext:value-type="string">
            <text:p>Gironès</text:p>
          </table:table-cell>
          <table:table-cell office:value-type="float" office:value="972440005" calcext:value-type="float">
            <text:p>972440005</text:p>
          </table:table-cell>
          <table:table-cell table:number-columns-repeated="2"/>
          <table:table-cell office:value-type="float" office:value="478647880" calcext:value-type="float">
            <text:p>478647880</text:p>
          </table:table-cell>
          <table:table-cell office:value-type="float" office:value="4645976000" calcext:value-type="float">
            <text:p>4645976000</text:p>
          </table:table-cell>
          <table:table-cell office:value-type="string" calcext:value-type="string">
            <text:p>2.742318326</text:p>
          </table:table-cell>
          <table:table-cell office:value-type="string" calcext:value-type="string">
            <text:p>41.965483362</text:p>
          </table:table-cell>
          <table:table-cell office:value-type="string" calcext:value-type="string">
            <text:p>ajuntament@bescano.cat</text:p>
          </table:table-cell>
          <table:table-cell/>
          <table:table-cell table:style-name="ce1" office:value-type="string" calcext:value-type="string">
            <text:p>07/10/2024 07:25:47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7423184 41.965485)</text:p>
          </table:table-cell>
        </table:table-row>
        <table:table-row table:style-name="ro1">
          <table:table-cell office:value-type="float" office:value="27044740" calcext:value-type="float">
            <text:p>27044740</text:p>
          </table:table-cell>
          <table:table-cell table:number-columns-repeated="2" office:value-type="string" calcext:value-type="string">
            <text:p>Casa de Cultura</text:p>
          </table:table-cell>
          <table:table-cell office:value-type="string" calcext:value-type="string">
            <text:p>Cultura|Centres culturals: ateneus, centres cívics i cases de cultura|Casa de Cultura/casals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3513" calcext:value-type="float">
            <text:p>43513</text:p>
          </table:table-cell>
          <table:table-cell office:value-type="string" calcext:value-type="string">
            <text:p>Rasquera</text:p>
          </table:table-cell>
          <table:table-cell office:value-type="float" office:value="431212" calcext:value-type="float">
            <text:p>431212</text:p>
          </table:table-cell>
          <table:table-cell office:value-type="string" calcext:value-type="string">
            <text:p>Ribera d'Ebre</text:p>
          </table:table-cell>
          <table:table-cell table:number-columns-repeated="3"/>
          <table:table-cell office:value-type="float" office:value="298054780" calcext:value-type="float">
            <text:p>298054780</text:p>
          </table:table-cell>
          <table:table-cell office:value-type="float" office:value="4541723000" calcext:value-type="float">
            <text:p>4541723000</text:p>
          </table:table-cell>
          <table:table-cell office:value-type="string" calcext:value-type="string">
            <text:p>0.598830013</text:p>
          </table:table-cell>
          <table:table-cell office:value-type="string" calcext:value-type="string">
            <text:p>41.001700693</text:p>
          </table:table-cell>
          <table:table-cell table:number-columns-repeated="2"/>
          <table:table-cell table:style-name="ce1" office:value-type="string" calcext:value-type="string">
            <text:p>07/10/2024 07:21:20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0.59883 41.0017)</text:p>
          </table:table-cell>
        </table:table-row>
        <table:table-row table:style-name="ro1">
          <table:table-cell office:value-type="float" office:value="27041018" calcext:value-type="float">
            <text:p>27041018</text:p>
          </table:table-cell>
          <table:table-cell table:number-columns-repeated="2" office:value-type="string" calcext:value-type="string">
            <text:p>Sala Polivalent Ajuntament de Verges</text:p>
          </table:table-cell>
          <table:table-cell office:value-type="string" calcext:value-type="string">
            <text:p>Cultura|Espais escènics i musicals|Sala polivalent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La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142" calcext:value-type="float">
            <text:p>17142</text:p>
          </table:table-cell>
          <table:table-cell office:value-type="string" calcext:value-type="string">
            <text:p>Verges</text:p>
          </table:table-cell>
          <table:table-cell office:value-type="float" office:value="172116" calcext:value-type="float">
            <text:p>172116</text:p>
          </table:table-cell>
          <table:table-cell office:value-type="string" calcext:value-type="string">
            <text:p>Baix Empordà</text:p>
          </table:table-cell>
          <table:table-cell office:value-type="float" office:value="972780007" calcext:value-type="float">
            <text:p>972780007</text:p>
          </table:table-cell>
          <table:table-cell table:number-columns-repeated="2"/>
          <table:table-cell office:value-type="float" office:value="503877100" calcext:value-type="float">
            <text:p>503877100</text:p>
          </table:table-cell>
          <table:table-cell office:value-type="float" office:value="4656479000" calcext:value-type="float">
            <text:p>4656479000</text:p>
          </table:table-cell>
          <table:table-cell office:value-type="string" calcext:value-type="string">
            <text:p>3.046859226</text:p>
          </table:table-cell>
          <table:table-cell office:value-type="string" calcext:value-type="string">
            <text:p>42.060359785</text:p>
          </table:table-cell>
          <table:table-cell office:value-type="string" calcext:value-type="string">
            <text:p>verges@ddgi.cat</text:p>
          </table:table-cell>
          <table:table-cell office:value-type="string" calcext:value-type="string">
            <text:p>http://www.verges.cat</text:p>
          </table:table-cell>
          <table:table-cell table:style-name="ce1" office:value-type="string" calcext:value-type="string">
            <text:p>07/10/2024 07:29:38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3.0468593 42.06036)</text:p>
          </table:table-cell>
        </table:table-row>
        <table:table-row table:style-name="ro1">
          <table:table-cell office:value-type="float" office:value="27045915" calcext:value-type="float">
            <text:p>27045915</text:p>
          </table:table-cell>
          <table:table-cell table:number-columns-repeated="2" office:value-type="string" calcext:value-type="string">
            <text:p>Casal Municipal</text:p>
          </table:table-cell>
          <table:table-cell office:value-type="string" calcext:value-type="string">
            <text:p>Cultura|Centres culturals: ateneus, centres cívics i cases de cultura|Casa de Cultura/casals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La 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587" calcext:value-type="float">
            <text:p>8587</text:p>
          </table:table-cell>
          <table:table-cell office:value-type="string" calcext:value-type="string">
            <text:p>Alpens</text:p>
          </table:table-cell>
          <table:table-cell office:value-type="float" office:value="80044" calcext:value-type="float">
            <text:p>80044</text:p>
          </table:table-cell>
          <table:table-cell office:value-type="string" calcext:value-type="string">
            <text:p>Osona</text:p>
          </table:table-cell>
          <table:table-cell office:value-type="float" office:value="938578075" calcext:value-type="float">
            <text:p>938578075</text:p>
          </table:table-cell>
          <table:table-cell table:number-columns-repeated="2"/>
          <table:table-cell office:value-type="float" office:value="425746340" calcext:value-type="float">
            <text:p>425746340</text:p>
          </table:table-cell>
          <table:table-cell office:value-type="float" office:value="4663349000" calcext:value-type="float">
            <text:p>4663349000</text:p>
          </table:table-cell>
          <table:table-cell office:value-type="string" calcext:value-type="string">
            <text:p>2.101739528</text:p>
          </table:table-cell>
          <table:table-cell office:value-type="string" calcext:value-type="string">
            <text:p>42.118728165</text:p>
          </table:table-cell>
          <table:table-cell office:value-type="string" calcext:value-type="string">
            <text:p>alpens@diba.cat</text:p>
          </table:table-cell>
          <table:table-cell office:value-type="string" calcext:value-type="string">
            <text:p>http://www.alpens.cat</text:p>
          </table:table-cell>
          <table:table-cell table:style-name="ce1" office:value-type="string" calcext:value-type="string">
            <text:p>07/10/2024 07:35:48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1017396 42.11873)</text:p>
          </table:table-cell>
        </table:table-row>
        <table:table-row table:style-name="ro1">
          <table:table-cell office:value-type="float" office:value="3039686" calcext:value-type="float">
            <text:p>3039686</text:p>
          </table:table-cell>
          <table:table-cell table:number-columns-repeated="2" office:value-type="string" calcext:value-type="string">
            <text:p>Alberg Casa Gran</text:p>
          </table:table-cell>
          <table:table-cell office:value-type="string" calcext:value-type="string">
            <text:p>Turisme|Albergs de joventut|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La 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3893" calcext:value-type="float">
            <text:p>43893</text:p>
          </table:table-cell>
          <table:table-cell office:value-type="string" calcext:value-type="string">
            <text:p>Altafulla</text:p>
          </table:table-cell>
          <table:table-cell office:value-type="float" office:value="430120" calcext:value-type="float">
            <text:p>430120</text:p>
          </table:table-cell>
          <table:table-cell office:value-type="string" calcext:value-type="string">
            <text:p>Tarragonès</text:p>
          </table:table-cell>
          <table:table-cell office:value-type="string" calcext:value-type="string">
            <text:p>977 65 07 79</text:p>
          </table:table-cell>
          <table:table-cell/>
          <table:table-cell office:value-type="string" calcext:value-type="string">
            <text:p>977 65 05 88</text:p>
          </table:table-cell>
          <table:table-cell office:value-type="float" office:value="363668638" calcext:value-type="float">
            <text:p>363668638</text:p>
          </table:table-cell>
          <table:table-cell office:value-type="float" office:value="4555773621" calcext:value-type="float">
            <text:p>4555773621</text:p>
          </table:table-cell>
          <table:table-cell office:value-type="string" calcext:value-type="string">
            <text:p>1.375509256</text:p>
          </table:table-cell>
          <table:table-cell office:value-type="string" calcext:value-type="string">
            <text:p>41.141831319</text:p>
          </table:table-cell>
          <table:table-cell office:value-type="string" calcext:value-type="string">
            <text:p>alberg.altafulla@gencat.cat</text:p>
          </table:table-cell>
          <table:table-cell office:value-type="string" calcext:value-type="string">
            <text:p>http://xanascat.gencat.cat/ca/albergs/albergs/altafulla-xanascat</text:p>
          </table:table-cell>
          <table:table-cell office:value-type="string" calcext:value-type="string">
            <text:p>07/19/2024 07:37:19 AM</text:p>
          </table:table-cell>
          <table:table-cell office:value-type="string" calcext:value-type="string">
            <text:p>Horari|&lt;br /&gt;&lt;b&gt;Horari de recepció:&lt;/b&gt;&lt;br /&gt; <text:s text:c="3"/>de dilluns a dissabte, de 8 a 23 h|Observacions|És un alberg que gestiona directament l'Agència Catalana de la Joventut.</text:p>
          </table:table-cell>
          <table:table-cell office:value-type="string" calcext:value-type="string">
            <text:p>POINT (1.3755093 41.14183)</text:p>
          </table:table-cell>
        </table:table-row>
        <table:table-row table:style-name="ro1">
          <table:table-cell office:value-type="float" office:value="27040993" calcext:value-type="float">
            <text:p>27040993</text:p>
          </table:table-cell>
          <table:table-cell table:number-columns-repeated="2" office:value-type="string" calcext:value-type="string">
            <text:p>Arxiu Central de l'Institut de Cultura de Barcelona</text:p>
          </table:table-cell>
          <table:table-cell office:value-type="string" calcext:value-type="string">
            <text:p>Cultura|Arxius|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La 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8002" calcext:value-type="float">
            <text:p>800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3161178" calcext:value-type="float">
            <text:p>933161178</text:p>
          </table:table-cell>
          <table:table-cell table:number-columns-repeated="2"/>
          <table:table-cell office:value-type="float" office:value="430748700" calcext:value-type="float">
            <text:p>430748700</text:p>
          </table:table-cell>
          <table:table-cell office:value-type="float" office:value="4581548500" calcext:value-type="float">
            <text:p>4581548500</text:p>
          </table:table-cell>
          <table:table-cell office:value-type="string" calcext:value-type="string">
            <text:p>2.171772389</text:p>
          </table:table-cell>
          <table:table-cell office:value-type="string" calcext:value-type="string">
            <text:p>41.382481942</text:p>
          </table:table-cell>
          <table:table-cell office:value-type="string" calcext:value-type="string">
            <text:p>arxiudestioicub@icub.cat</text:p>
          </table:table-cell>
          <table:table-cell office:value-type="string" calcext:value-type="string">
            <text:p>https://ajuntament.barcelona.cat/arxiumunicipal/ca/arxius-centrals</text:p>
          </table:table-cell>
          <table:table-cell table:style-name="ce1" office:value-type="string" calcext:value-type="string">
            <text:p>07/10/2024 07:28:45 AM</text:p>
          </table:table-cell>
          <table:table-cell office:value-type="string" calcext:value-type="string">
            <text:p>Titularitat|Administració local: municipal</text:p>
          </table:table-cell>
          <table:table-cell office:value-type="string" calcext:value-type="string">
            <text:p>POINT (2.1717725 41.38248)</text:p>
          </table:table-cell>
        </table:table-row>
        <table:table-row table:style-name="ro1">
          <table:table-cell office:value-type="float" office:value="27042439" calcext:value-type="float">
            <text:p>27042439</text:p>
          </table:table-cell>
          <table:table-cell table:number-columns-repeated="2" office:value-type="string" calcext:value-type="string">
            <text:p>Club Capitol</text:p>
          </table:table-cell>
          <table:table-cell office:value-type="string" calcext:value-type="string">
            <text:p>Cultura|Espais escènics i musicals|Teatre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La 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8002" calcext:value-type="float">
            <text:p>800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4122038" calcext:value-type="float">
            <text:p>93412203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.488743884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info@grupbalana.com</text:p>
          </table:table-cell>
          <table:table-cell office:value-type="string" calcext:value-type="string">
            <text:p>http://www.grupbalana.com</text:p>
          </table:table-cell>
          <table:table-cell table:style-name="ce1" office:value-type="string" calcext:value-type="string">
            <text:p>07/10/2024 07:34:00 AM</text:p>
          </table:table-cell>
          <table:table-cell office:value-type="string" calcext:value-type="string">
            <text:p>Titularitat|Pública <text:s text:c="2"/></text:p>
          </table:table-cell>
          <table:table-cell office:value-type="string" calcext:value-type="string">
            <text:p>POINT (-1.4887439 0.0000000000000127)</text:p>
          </table:table-cell>
        </table:table-row>
        <table:table-row table:style-name="ro1">
          <table:table-cell office:value-type="float" office:value="25916477" calcext:value-type="float">
            <text:p>25916477</text:p>
          </table:table-cell>
          <table:table-cell table:number-columns-repeated="2" office:value-type="string" calcext:value-type="string">
            <text:p>Facultat de Disseny i Enginyeria Elisava (UVic)</text:p>
          </table:table-cell>
          <table:table-cell office:value-type="string" calcext:value-type="string">
            <text:p>Universitats|Facultats i escoles|Facultats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La </text:p>
          </table:table-cell>
          <table:table-cell table:number-columns-repeated="3"/>
          <table:table-cell office:value-type="string" calcext:value-type="string">
            <text:p>30-32</text:p>
          </table:table-cell>
          <table:table-cell table:number-columns-repeated="2"/>
          <table:table-cell office:value-type="float" office:value="8002" calcext:value-type="float">
            <text:p>800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office:value-type="float" office:value="431165940" calcext:value-type="float">
            <text:p>431165940</text:p>
          </table:table-cell>
          <table:table-cell office:value-type="float" office:value="4581291000" calcext:value-type="float">
            <text:p>4581291000</text:p>
          </table:table-cell>
          <table:table-cell office:value-type="string" calcext:value-type="string">
            <text:p>2.176791226</text:p>
          </table:table-cell>
          <table:table-cell office:value-type="string" calcext:value-type="string">
            <text:p>41.380198520</text:p>
          </table:table-cell>
          <table:table-cell/>
          <table:table-cell office:value-type="string" calcext:value-type="string">
            <text:p>https://www.elisava.net/</text:p>
          </table:table-cell>
          <table:table-cell office:value-type="string" calcext:value-type="string">
            <text:p>07/19/2024 07:40:41 AM</text:p>
          </table:table-cell>
          <table:table-cell/>
          <table:table-cell office:value-type="string" calcext:value-type="string">
            <text:p>POINT (2.1767912 41.3802)</text:p>
          </table:table-cell>
        </table:table-row>
        <table:table-row table:style-name="ro1">
          <table:table-cell office:value-type="float" office:value="27045409" calcext:value-type="float">
            <text:p>27045409</text:p>
          </table:table-cell>
          <table:table-cell table:number-columns-repeated="2" office:value-type="string" calcext:value-type="string">
            <text:p>Associació "Amics de la Rambla"</text:p>
          </table:table-cell>
          <table:table-cell office:value-type="string" calcext:value-type="string">
            <text:p>Cultura|Centres culturals: ateneus, centres cívics i cases de cultura|Ateneu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La </text:p>
          </table:table-cell>
          <table:table-cell table:number-columns-repeated="3"/>
          <table:table-cell office:value-type="string" calcext:value-type="string">
            <text:p>88-94</text:p>
          </table:table-cell>
          <table:table-cell table:number-columns-repeated="2"/>
          <table:table-cell office:value-type="float" office:value="8019" calcext:value-type="float">
            <text:p>8019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3172940" calcext:value-type="float">
            <text:p>93317294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info@laramblabcn.com</text:p>
          </table:table-cell>
          <table:table-cell office:value-type="string" calcext:value-type="string">
            <text:p>http://www.laramblabcn.com</text:p>
          </table:table-cell>
          <table:table-cell table:style-name="ce1" office:value-type="string" calcext:value-type="string">
            <text:p>07/10/2024 07:33:49 AM</text:p>
          </table:table-cell>
          <table:table-cell office:value-type="string" calcext:value-type="string">
            <text:p>Titularitat|Privada <text:s text:c="2"/></text:p>
          </table:table-cell>
          <table:table-cell/>
        </table:table-row>
        <table:table-row table:style-name="ro1">
          <table:table-cell office:value-type="float" office:value="27040622" calcext:value-type="float">
            <text:p>27040622</text:p>
          </table:table-cell>
          <table:table-cell table:number-columns-repeated="2" office:value-type="string" calcext:value-type="string">
            <text:p>Cor de Marina</text:p>
          </table:table-cell>
          <table:table-cell office:value-type="string" calcext:value-type="string">
            <text:p>Cultura|Centres culturals: ateneus, centres cívics i cases de cultura|Ateneu|</text:p>
          </table:table-cell>
          <table:table-cell office:value-type="string" calcext:value-type="string">
            <text:p>Rambla</text:p>
          </table:table-cell>
          <table:table-cell/>
          <table:table-cell office:value-type="string" calcext:value-type="string">
            <text:p>La 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911" calcext:value-type="float">
            <text:p>8911</text:p>
          </table:table-cell>
          <table:table-cell office:value-type="string" calcext:value-type="string">
            <text:p>Badalona</text:p>
          </table:table-cell>
          <table:table-cell office:value-type="float" office:value="80155" calcext:value-type="float">
            <text:p>80155</text:p>
          </table:table-cell>
          <table:table-cell office:value-type="string" calcext:value-type="string">
            <text:p>Barcelonès</text:p>
          </table:table-cell>
          <table:table-cell office:value-type="float" office:value="933845255" calcext:value-type="float">
            <text:p>933845255</text:p>
          </table:table-cell>
          <table:table-cell table:number-columns-repeated="2"/>
          <table:table-cell office:value-type="float" office:value="437420280" calcext:value-type="float">
            <text:p>437420280</text:p>
          </table:table-cell>
          <table:table-cell office:value-type="float" office:value="4588728000" calcext:value-type="float">
            <text:p>4588728000</text:p>
          </table:table-cell>
          <table:table-cell office:value-type="string" calcext:value-type="string">
            <text:p>2.250813176</text:p>
          </table:table-cell>
          <table:table-cell office:value-type="string" calcext:value-type="string">
            <text:p>41.447692984</text:p>
          </table:table-cell>
          <table:table-cell office:value-type="string" calcext:value-type="string">
            <text:p>info@cordemarina.com</text:p>
          </table:table-cell>
          <table:table-cell/>
          <table:table-cell table:style-name="ce1" office:value-type="string" calcext:value-type="string">
            <text:p>07/10/2024 07:26:25 AM</text:p>
          </table:table-cell>
          <table:table-cell office:value-type="string" calcext:value-type="string">
            <text:p>Gestio|Privada <text:s text:c="2"/>|Titularitat|Privada <text:s text:c="2"/></text:p>
          </table:table-cell>
          <table:table-cell office:value-type="string" calcext:value-type="string">
            <text:p>POINT (2.2508132 41.447693)</text:p>
          </table:table-cell>
        </table:table-row>
        <table:table-row table:style-name="ro1">
          <table:table-cell office:value-type="float" office:value="27042844" calcext:value-type="float">
            <text:p>27042844</text:p>
          </table:table-cell>
          <table:table-cell table:number-columns-repeated="2" office:value-type="string" calcext:value-type="string">
            <text:p>Gran Teatre del Liceu</text:p>
          </table:table-cell>
          <table:table-cell office:value-type="string" calcext:value-type="string">
            <text:p>Cultura|Espais escènics i musicals||</text:p>
          </table:table-cell>
          <table:table-cell office:value-type="string" calcext:value-type="string">
            <text:p>Rambla</text:p>
          </table:table-cell>
          <table:table-cell/>
          <table:table-cell office:value-type="string" calcext:value-type="string">
            <text:p>La 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8002" calcext:value-type="float">
            <text:p>800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4859900" calcext:value-type="float">
            <text:p>934859900</text:p>
          </table:table-cell>
          <table:table-cell table:number-columns-repeated="2"/>
          <table:table-cell office:value-type="float" office:value="430911213" calcext:value-type="float">
            <text:p>430911213</text:p>
          </table:table-cell>
          <table:table-cell office:value-type="float" office:value="4581306118" calcext:value-type="float">
            <text:p>4581306118</text:p>
          </table:table-cell>
          <table:table-cell office:value-type="string" calcext:value-type="string">
            <text:p>2.173743443</text:p>
          </table:table-cell>
          <table:table-cell office:value-type="string" calcext:value-type="string">
            <text:p>41.380312852</text:p>
          </table:table-cell>
          <table:table-cell office:value-type="string" calcext:value-type="string">
            <text:p>direcciofinancera@liceubarcelona</text:p>
          </table:table-cell>
          <table:table-cell office:value-type="string" calcext:value-type="string">
            <text:p>http://www.liceubarcelona.cat</text:p>
          </table:table-cell>
          <table:table-cell table:style-name="ce1" office:value-type="string" calcext:value-type="string">
            <text:p>07/10/2024 07:33:42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1737435 41.380314)</text:p>
          </table:table-cell>
        </table:table-row>
        <table:table-row table:style-name="ro1">
          <table:table-cell office:value-type="float" office:value="546642" calcext:value-type="float">
            <text:p>546642</text:p>
          </table:table-cell>
          <table:table-cell table:number-columns-repeated="2" office:value-type="string" calcext:value-type="string">
            <text:p>Ajuntament de Rabós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Plaç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754" calcext:value-type="float">
            <text:p>17754</text:p>
          </table:table-cell>
          <table:table-cell office:value-type="string" calcext:value-type="string">
            <text:p>Rabós</text:p>
          </table:table-cell>
          <table:table-cell office:value-type="float" office:value="171432" calcext:value-type="float">
            <text:p>171432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-563082</text:p>
          </table:table-cell>
          <table:table-cell/>
          <table:table-cell office:value-type="string" calcext:value-type="string">
            <text:p>972-563082</text:p>
          </table:table-cell>
          <table:table-cell office:value-type="float" office:value="502318418" calcext:value-type="float">
            <text:p>502318418</text:p>
          </table:table-cell>
          <table:table-cell office:value-type="float" office:value="4691881965" calcext:value-type="float">
            <text:p>4691881965</text:p>
          </table:table-cell>
          <table:table-cell office:value-type="string" calcext:value-type="string">
            <text:p>3.028162085</text:p>
          </table:table-cell>
          <table:table-cell office:value-type="string" calcext:value-type="string">
            <text:p>42.379216377</text:p>
          </table:table-cell>
          <table:table-cell office:value-type="string" calcext:value-type="string">
            <text:p>ajuntament@rabos.cat</text:p>
          </table:table-cell>
          <table:table-cell office:value-type="string" calcext:value-type="string">
            <text:p>http://www.ddgi.cat/rabos/</text:p>
          </table:table-cell>
          <table:table-cell office:value-type="string" calcext:value-type="string">
            <text:p>07/17/2024 07:03:19 AM</text:p>
          </table:table-cell>
          <table:table-cell/>
          <table:table-cell office:value-type="string" calcext:value-type="string">
            <text:p>POINT (3.028162 42.379215)</text:p>
          </table:table-cell>
        </table:table-row>
        <table:table-row table:style-name="ro1">
          <table:table-cell office:value-type="float" office:value="546787" calcext:value-type="float">
            <text:p>546787</text:p>
          </table:table-cell>
          <table:table-cell table:number-columns-repeated="2" office:value-type="string" calcext:value-type="string">
            <text:p>Ajuntament dels Omellons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Plaç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5412" calcext:value-type="float">
            <text:p>25412</text:p>
          </table:table-cell>
          <table:table-cell office:value-type="string" calcext:value-type="string">
            <text:p>Omellons, els</text:p>
          </table:table-cell>
          <table:table-cell office:value-type="float" office:value="251538" calcext:value-type="float">
            <text:p>251538</text:p>
          </table:table-cell>
          <table:table-cell office:value-type="string" calcext:value-type="string">
            <text:p>Garrigues</text:p>
          </table:table-cell>
          <table:table-cell office:value-type="string" calcext:value-type="string">
            <text:p>973-156031</text:p>
          </table:table-cell>
          <table:table-cell/>
          <table:table-cell office:value-type="string" calcext:value-type="string">
            <text:p>973-156308</text:p>
          </table:table-cell>
          <table:table-cell office:value-type="float" office:value="329813574" calcext:value-type="float">
            <text:p>329813574</text:p>
          </table:table-cell>
          <table:table-cell office:value-type="float" office:value="4596540044" calcext:value-type="float">
            <text:p>4596540044</text:p>
          </table:table-cell>
          <table:table-cell office:value-type="string" calcext:value-type="string">
            <text:p>0.960907419</text:p>
          </table:table-cell>
          <table:table-cell office:value-type="string" calcext:value-type="string">
            <text:p>41.502419521</text:p>
          </table:table-cell>
          <table:table-cell office:value-type="string" calcext:value-type="string">
            <text:p>ajuntament@omellons.cat</text:p>
          </table:table-cell>
          <table:table-cell office:value-type="string" calcext:value-type="string">
            <text:p>http://www.omellons.cat</text:p>
          </table:table-cell>
          <table:table-cell office:value-type="string" calcext:value-type="string">
            <text:p>07/17/2024 07:03:26 AM</text:p>
          </table:table-cell>
          <table:table-cell/>
          <table:table-cell office:value-type="string" calcext:value-type="string">
            <text:p>POINT (0.9609074 41.50242)</text:p>
          </table:table-cell>
        </table:table-row>
        <table:table-row table:style-name="ro1">
          <table:table-cell office:value-type="float" office:value="573486" calcext:value-type="float">
            <text:p>573486</text:p>
          </table:table-cell>
          <table:table-cell table:number-columns-repeated="2" office:value-type="string" calcext:value-type="string">
            <text:p>Jutjat de Pau de Rabós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Plaç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754" calcext:value-type="float">
            <text:p>17754</text:p>
          </table:table-cell>
          <table:table-cell office:value-type="string" calcext:value-type="string">
            <text:p>Rabós</text:p>
          </table:table-cell>
          <table:table-cell office:value-type="float" office:value="171432" calcext:value-type="float">
            <text:p>171432</text:p>
          </table:table-cell>
          <table:table-cell office:value-type="string" calcext:value-type="string">
            <text:p>Alt Empordà</text:p>
          </table:table-cell>
          <table:table-cell office:value-type="float" office:value="972563082" calcext:value-type="float">
            <text:p>972563082</text:p>
          </table:table-cell>
          <table:table-cell/>
          <table:table-cell office:value-type="string" calcext:value-type="string">
            <text:p>972563082(F)</text:p>
          </table:table-cell>
          <table:table-cell office:value-type="float" office:value="502318418" calcext:value-type="float">
            <text:p>502318418</text:p>
          </table:table-cell>
          <table:table-cell office:value-type="float" office:value="4691881965" calcext:value-type="float">
            <text:p>4691881965</text:p>
          </table:table-cell>
          <table:table-cell office:value-type="string" calcext:value-type="string">
            <text:p>3.028162085</text:p>
          </table:table-cell>
          <table:table-cell office:value-type="string" calcext:value-type="string">
            <text:p>42.379216377</text:p>
          </table:table-cell>
          <table:table-cell table:number-columns-repeated="2"/>
          <table:table-cell office:value-type="string" calcext:value-type="string">
            <text:p>07/18/2024 07:02:43 AM</text:p>
          </table:table-cell>
          <table:table-cell/>
          <table:table-cell office:value-type="string" calcext:value-type="string">
            <text:p>POINT (3.028162 42.379215)</text:p>
          </table:table-cell>
        </table:table-row>
        <table:table-row table:style-name="ro1">
          <table:table-cell office:value-type="float" office:value="547607" calcext:value-type="float">
            <text:p>547607</text:p>
          </table:table-cell>
          <table:table-cell table:number-columns-repeated="2" office:value-type="string" calcext:value-type="string">
            <text:p>Ajuntament de Vilamaniscle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Plaça</text:p>
          </table:table-cell>
          <table:table-cell/>
          <table:table-cell office:value-type="string" calcext:value-type="string">
            <text:p>Plaça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17781" calcext:value-type="float">
            <text:p>17781</text:p>
          </table:table-cell>
          <table:table-cell office:value-type="string" calcext:value-type="string">
            <text:p>Vilamaniscle</text:p>
          </table:table-cell>
          <table:table-cell office:value-type="float" office:value="172272" calcext:value-type="float">
            <text:p>172272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972-530518</text:p>
          </table:table-cell>
          <table:table-cell/>
          <table:table-cell office:value-type="string" calcext:value-type="string">
            <text:p>972-530518</text:p>
          </table:table-cell>
          <table:table-cell office:value-type="float" office:value="505531208" calcext:value-type="float">
            <text:p>505531208</text:p>
          </table:table-cell>
          <table:table-cell office:value-type="float" office:value="4691405320" calcext:value-type="float">
            <text:p>4691405320</text:p>
          </table:table-cell>
          <table:table-cell office:value-type="string" calcext:value-type="string">
            <text:p>3.067183613</text:p>
          </table:table-cell>
          <table:table-cell office:value-type="string" calcext:value-type="string">
            <text:p>42.374907451</text:p>
          </table:table-cell>
          <table:table-cell office:value-type="string" calcext:value-type="string">
            <text:p>ajuntament@vilamaniscle.org</text:p>
          </table:table-cell>
          <table:table-cell office:value-type="string" calcext:value-type="string">
            <text:p>http://www.vilamaniscle.org</text:p>
          </table:table-cell>
          <table:table-cell office:value-type="string" calcext:value-type="string">
            <text:p>07/17/2024 07:02:54 AM</text:p>
          </table:table-cell>
          <table:table-cell/>
          <table:table-cell office:value-type="string" calcext:value-type="string">
            <text:p>POINT (3.0671835 42.37491)</text:p>
          </table:table-cell>
        </table:table-row>
        <table:table-row table:style-name="ro1">
          <table:table-cell office:value-type="float" office:value="573864" calcext:value-type="float">
            <text:p>573864</text:p>
          </table:table-cell>
          <table:table-cell table:number-columns-repeated="2" office:value-type="string" calcext:value-type="string">
            <text:p>Jutjat de Pau de Vilamaniscle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Plaça</text:p>
          </table:table-cell>
          <table:table-cell/>
          <table:table-cell office:value-type="string" calcext:value-type="string">
            <text:p>Plaça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17781" calcext:value-type="float">
            <text:p>17781</text:p>
          </table:table-cell>
          <table:table-cell office:value-type="string" calcext:value-type="string">
            <text:p>Vilamaniscle</text:p>
          </table:table-cell>
          <table:table-cell office:value-type="float" office:value="172272" calcext:value-type="float">
            <text:p>172272</text:p>
          </table:table-cell>
          <table:table-cell office:value-type="string" calcext:value-type="string">
            <text:p>Alt Empordà</text:p>
          </table:table-cell>
          <table:table-cell office:value-type="float" office:value="972530518" calcext:value-type="float">
            <text:p>972530518</text:p>
          </table:table-cell>
          <table:table-cell table:number-columns-repeated="2"/>
          <table:table-cell office:value-type="float" office:value="505531208" calcext:value-type="float">
            <text:p>505531208</text:p>
          </table:table-cell>
          <table:table-cell office:value-type="float" office:value="4691405320" calcext:value-type="float">
            <text:p>4691405320</text:p>
          </table:table-cell>
          <table:table-cell office:value-type="string" calcext:value-type="string">
            <text:p>3.067183613</text:p>
          </table:table-cell>
          <table:table-cell office:value-type="string" calcext:value-type="string">
            <text:p>42.374907451</text:p>
          </table:table-cell>
          <table:table-cell table:number-columns-repeated="2"/>
          <table:table-cell office:value-type="string" calcext:value-type="string">
            <text:p>07/18/2024 07:02:42 AM</text:p>
          </table:table-cell>
          <table:table-cell/>
          <table:table-cell office:value-type="string" calcext:value-type="string">
            <text:p>POINT (3.0671835 42.37491)</text:p>
          </table:table-cell>
        </table:table-row>
        <table:table-row table:style-name="ro1">
          <table:table-cell office:value-type="float" office:value="574395" calcext:value-type="float">
            <text:p>574395</text:p>
          </table:table-cell>
          <table:table-cell table:number-columns-repeated="2" office:value-type="string" calcext:value-type="string">
            <text:p>Jutjat de Pau de Cogul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Plaça</text:p>
          </table:table-cell>
          <table:table-cell/>
          <table:table-cell office:value-type="string" calcext:value-type="string">
            <text:p>Plaç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152" calcext:value-type="float">
            <text:p>25152</text:p>
          </table:table-cell>
          <table:table-cell office:value-type="string" calcext:value-type="string">
            <text:p>Cogul, el</text:p>
          </table:table-cell>
          <table:table-cell office:value-type="float" office:value="250766" calcext:value-type="float">
            <text:p>250766</text:p>
          </table:table-cell>
          <table:table-cell office:value-type="string" calcext:value-type="string">
            <text:p>Garrigues</text:p>
          </table:table-cell>
          <table:table-cell office:value-type="float" office:value="973120367" calcext:value-type="float">
            <text:p>973120367</text:p>
          </table:table-cell>
          <table:table-cell/>
          <table:table-cell office:value-type="string" calcext:value-type="string">
            <text:p>973120367(F)</text:p>
          </table:table-cell>
          <table:table-cell office:value-type="float" office:value="305715119" calcext:value-type="float">
            <text:p>305715119</text:p>
          </table:table-cell>
          <table:table-cell office:value-type="float" office:value="4596403389" calcext:value-type="float">
            <text:p>4596403389</text:p>
          </table:table-cell>
          <table:table-cell office:value-type="string" calcext:value-type="string">
            <text:p>0.672430000</text:p>
          </table:table-cell>
          <table:table-cell office:value-type="string" calcext:value-type="string">
            <text:p>41.495710000</text:p>
          </table:table-cell>
          <table:table-cell table:number-columns-repeated="2"/>
          <table:table-cell office:value-type="string" calcext:value-type="string">
            <text:p>07/18/2024 07:02:40 AM</text:p>
          </table:table-cell>
          <table:table-cell/>
          <table:table-cell office:value-type="string" calcext:value-type="string">
            <text:p>POINT (0.67243 41.49571)</text:p>
          </table:table-cell>
        </table:table-row>
        <table:table-row table:style-name="ro1">
          <table:table-cell office:value-type="float" office:value="27042703" calcext:value-type="float">
            <text:p>27042703</text:p>
          </table:table-cell>
          <table:table-cell table:number-columns-repeated="2" office:value-type="string" calcext:value-type="string">
            <text:p>Equipament de Promoció Econòmica i Cultural</text:p>
          </table:table-cell>
          <table:table-cell office:value-type="string" calcext:value-type="string">
            <text:p>Cultura|Espais d'arts visuals||</text:p>
          </table:table-cell>
          <table:table-cell office:value-type="string" calcext:value-type="string">
            <text:p>Ronda</text:p>
          </table:table-cell>
          <table:table-cell table:number-columns-repeated="5"/>
          <table:table-cell office:value-type="string" calcext:value-type="string">
            <text:p>5-9</text:p>
          </table:table-cell>
          <table:table-cell table:number-columns-repeated="2"/>
          <table:table-cell office:value-type="float" office:value="8393" calcext:value-type="float">
            <text:p>8393</text:p>
          </table:table-cell>
          <table:table-cell office:value-type="string" calcext:value-type="string">
            <text:p>Caldes d'Estrac</text:p>
          </table:table-cell>
          <table:table-cell office:value-type="float" office:value="80327" calcext:value-type="float">
            <text:p>80327</text:p>
          </table:table-cell>
          <table:table-cell office:value-type="string" calcext:value-type="string">
            <text:p>Maresme</text:p>
          </table:table-cell>
          <table:table-cell office:value-type="float" office:value="937910588" calcext:value-type="float">
            <text:p>937910588</text:p>
          </table:table-cell>
          <table:table-cell table:number-columns-repeated="2"/>
          <table:table-cell office:value-type="float" office:value="460700280" calcext:value-type="float">
            <text:p>460700280</text:p>
          </table:table-cell>
          <table:table-cell office:value-type="float" office:value="4602298500" calcext:value-type="float">
            <text:p>4602298500</text:p>
          </table:table-cell>
          <table:table-cell office:value-type="string" calcext:value-type="string">
            <text:p>2.528617245</text:p>
          </table:table-cell>
          <table:table-cell office:value-type="string" calcext:value-type="string">
            <text:p>41.571401687</text:p>
          </table:table-cell>
          <table:table-cell office:value-type="string" calcext:value-type="string">
            <text:p>equipament.caldese@diba.cat</text:p>
          </table:table-cell>
          <table:table-cell office:value-type="string" calcext:value-type="string">
            <text:p>http://www.caldetes.cat</text:p>
          </table:table-cell>
          <table:table-cell table:style-name="ce1" office:value-type="string" calcext:value-type="string">
            <text:p>07/10/2024 07:35:09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5286171 41.571404)</text:p>
          </table:table-cell>
        </table:table-row>
        <table:table-row table:style-name="ro1">
          <table:table-cell office:value-type="float" office:value="24595012" calcext:value-type="float">
            <text:p>24595012</text:p>
          </table:table-cell>
          <table:table-cell office:value-type="string" calcext:value-type="string">
            <text:p>Zona esportiva Pont del Príncep</text:p>
          </table:table-cell>
          <table:table-cell office:value-type="string" calcext:value-type="string">
            <text:p>PISTES DE PÀDEL PONT DEL PRÍNCEP</text:p>
          </table:table-cell>
          <table:table-cell office:value-type="string" calcext:value-type="string">
            <text:p>Esports. Lleure|Instal·lacions esportives|Pista de pàdel|</text:p>
          </table:table-cell>
          <table:table-cell office:value-type="string" calcext:value-type="string">
            <text:p>Avinguda</text:p>
          </table:table-cell>
          <table:table-cell table:number-columns-repeated="5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17469" calcext:value-type="float">
            <text:p>17469</text:p>
          </table:table-cell>
          <table:table-cell office:value-type="string" calcext:value-type="string">
            <text:p>Vilamalla</text:p>
          </table:table-cell>
          <table:table-cell office:value-type="float" office:value="172266" calcext:value-type="float">
            <text:p>172266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office:value-type="float" office:value="496998000" calcext:value-type="float">
            <text:p>496998000</text:p>
          </table:table-cell>
          <table:table-cell office:value-type="float" office:value="4674985000" calcext:value-type="float">
            <text:p>4674985000</text:p>
          </table:table-cell>
          <table:table-cell office:value-type="string" calcext:value-type="string">
            <text:p>2.963622078</text:p>
          </table:table-cell>
          <table:table-cell office:value-type="string" calcext:value-type="string">
            <text:p>42.227036788</text:p>
          </table:table-cell>
          <table:table-cell table:number-columns-repeated="2"/>
          <table:table-cell office:value-type="string" calcext:value-type="string">
            <text:p>07/19/2024 07:32:27 AM</text:p>
          </table:table-cell>
          <table:table-cell office:value-type="string" calcext:value-type="string">
            <text:p>Enlla�|&lt;a href=" http://equipaments.esport.gencat.cat/ceeree/equipaments/24062" target="_blank"&gt;Cens d�equipaments esportius de Catalunya&lt;/a&gt;|Espais|2 Pistes de pàdel</text:p>
          </table:table-cell>
          <table:table-cell office:value-type="string" calcext:value-type="string">
            <text:p>POINT (2.963622 42.227036)</text:p>
          </table:table-cell>
        </table:table-row>
        <table:table-row table:style-name="ro1">
          <table:table-cell office:value-type="float" office:value="3040235" calcext:value-type="float">
            <text:p>3040235</text:p>
          </table:table-cell>
          <table:table-cell table:number-columns-repeated="2" office:value-type="string" calcext:value-type="string">
            <text:p>Confraria de Pescadors de Deltebre</text:p>
          </table:table-cell>
          <table:table-cell office:value-type="string" calcext:value-type="string">
            <text:p>Agricultura. Ramaderia. Pesca|Confraries de pescadors||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3580" calcext:value-type="float">
            <text:p>43580</text:p>
          </table:table-cell>
          <table:table-cell office:value-type="string" calcext:value-type="string">
            <text:p>Deltebre</text:p>
          </table:table-cell>
          <table:table-cell office:value-type="float" office:value="439018" calcext:value-type="float">
            <text:p>439018</text:p>
          </table:table-cell>
          <table:table-cell office:value-type="string" calcext:value-type="string">
            <text:p>Baix Ebre</text:p>
          </table:table-cell>
          <table:table-cell office:value-type="string" calcext:value-type="string">
            <text:p>977 48 10 26</text:p>
          </table:table-cell>
          <table:table-cell/>
          <table:table-cell office:value-type="string" calcext:value-type="string">
            <text:p>977 48 12 20</text:p>
          </table:table-cell>
          <table:table-cell office:value-type="float" office:value="308222206" calcext:value-type="float">
            <text:p>308222206</text:p>
          </table:table-cell>
          <table:table-cell office:value-type="float" office:value="4510109546" calcext:value-type="float">
            <text:p>4510109546</text:p>
          </table:table-cell>
          <table:table-cell office:value-type="string" calcext:value-type="string">
            <text:p>0.729373000</text:p>
          </table:table-cell>
          <table:table-cell office:value-type="string" calcext:value-type="string">
            <text:p>40.719591700</text:p>
          </table:table-cell>
          <table:table-cell office:value-type="string" calcext:value-type="string">
            <text:p>condelt.pascual@dsi.es</text:p>
          </table:table-cell>
          <table:table-cell/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0.729373 40.719593)</text:p>
          </table:table-cell>
        </table:table-row>
        <table:table-row table:style-name="ro1">
          <table:table-cell office:value-type="float" office:value="55468" calcext:value-type="float">
            <text:p>55468</text:p>
          </table:table-cell>
          <table:table-cell table:number-columns-repeated="2" office:value-type="string" calcext:value-type="string">
            <text:p>Cala Canyelles</text:p>
          </table:table-cell>
          <table:table-cell office:value-type="string" calcext:value-type="string">
            <text:p>Mobilitat. Transports|Ports||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7310" calcext:value-type="float">
            <text:p>17310</text:p>
          </table:table-cell>
          <table:table-cell office:value-type="string" calcext:value-type="string">
            <text:p>Lloret de Mar</text:p>
          </table:table-cell>
          <table:table-cell office:value-type="float" office:value="170950" calcext:value-type="float">
            <text:p>170950</text:p>
          </table:table-cell>
          <table:table-cell office:value-type="string" calcext:value-type="string">
            <text:p>Selva</text:p>
          </table:table-cell>
          <table:table-cell table:number-columns-repeated="3"/>
          <table:table-cell office:value-type="float" office:value="490061000" calcext:value-type="float">
            <text:p>490061000</text:p>
          </table:table-cell>
          <table:table-cell office:value-type="float" office:value="4616940000" calcext:value-type="float">
            <text:p>4616940000</text:p>
          </table:table-cell>
          <table:table-cell office:value-type="string" calcext:value-type="string">
            <text:p>2.880556000</text:p>
          </table:table-cell>
          <table:table-cell office:value-type="string" calcext:value-type="string">
            <text:p>41.70416700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2.880556 41.704166)</text:p>
          </table:table-cell>
        </table:table-row>
        <table:table-row table:style-name="ro1">
          <table:table-cell office:value-type="float" office:value="4305148" calcext:value-type="float">
            <text:p>4305148</text:p>
          </table:table-cell>
          <table:table-cell table:number-columns-repeated="2" office:value-type="string" calcext:value-type="string">
            <text:p>Confraria de Pescadors de Lloret de Mar</text:p>
          </table:table-cell>
          <table:table-cell office:value-type="string" calcext:value-type="string">
            <text:p>Agricultura. Ramaderia. Pesca|Confraries de pescadors||</text:p>
          </table:table-cell>
          <table:table-cell table:number-columns-repeated="6"/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17310" calcext:value-type="float">
            <text:p>17310</text:p>
          </table:table-cell>
          <table:table-cell office:value-type="string" calcext:value-type="string">
            <text:p>Lloret de Mar</text:p>
          </table:table-cell>
          <table:table-cell office:value-type="float" office:value="170950" calcext:value-type="float">
            <text:p>170950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972 36 45 80</text:p>
          </table:table-cell>
          <table:table-cell table:number-columns-repeated="2"/>
          <table:table-cell office:value-type="float" office:value="487089587" calcext:value-type="float">
            <text:p>487089587</text:p>
          </table:table-cell>
          <table:table-cell office:value-type="float" office:value="4616637047" calcext:value-type="float">
            <text:p>4616637047</text:p>
          </table:table-cell>
          <table:table-cell office:value-type="string" calcext:value-type="string">
            <text:p>2.844833600</text:p>
          </table:table-cell>
          <table:table-cell office:value-type="string" calcext:value-type="string">
            <text:p>41.701413900</text:p>
          </table:table-cell>
          <table:table-cell table:number-columns-repeated="2"/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2.8448336 41.701412)</text:p>
          </table:table-cell>
        </table:table-row>
        <table:table-row table:style-name="ro1">
          <table:table-cell office:value-type="float" office:value="419642" calcext:value-type="float">
            <text:p>419642</text:p>
          </table:table-cell>
          <table:table-cell table:number-columns-repeated="2" office:value-type="string" calcext:value-type="string">
            <text:p>Servei Prelaboral DAU <text:s text:c="78"/></text:p>
          </table:table-cell>
          <table:table-cell office:value-type="string" calcext:value-type="string">
            <text:p>Serveis socials especialitzats|Serveis adreçats a persones amb problemàtica social derivada de malaltia mental|Servei prelaboral|</text:p>
          </table:table-cell>
          <table:table-cell table:number-columns-repeated="6"/>
          <table:table-cell office:value-type="string" calcext:value-type="string">
            <text:p><text:s/>12-14</text:p>
          </table:table-cell>
          <table:table-cell table:number-columns-repeated="2"/>
          <table:table-cell office:value-type="float" office:value="8040" calcext:value-type="float">
            <text:p>8040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3000858" calcext:value-type="float">
            <text:p>933000858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54 AM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C555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07:27:04.7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00:39:22.767000000</meta:creation-date>
    <dc:date>2024-10-21T07:30:18.021000000</dc:date>
    <meta:editing-duration>P2DT8H15M16S</meta:editing-duration>
    <meta:editing-cycles>13</meta:editing-cycles>
    <meta:generator>LibreOffice/24.8.2.1$Windows_x86 LibreOffice_project/0f794b6e29741098670a3b95d60478a65d05ef13</meta:generator>
    <meta:document-statistic meta:table-count="1" meta:cell-count="16408" meta:object-count="0"/>
  </office:meta>
</office:document-meta>
</file>